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_0516_laptop" table:style-name="ta1">
        <table:shapes>
          <draw:frame draw:z-index="0" draw:style-name="gr1" draw:text-style-name="P1" svg:width="453.51pt" svg:height="255.09pt" svg:x="73.56pt" svg:y="698.34pt">
            <loext:p draw:notify-on-update-of-ranges="result_0516_laptop.K50:result_0516_laptop.HB50 result_0516_laptop.K52:result_0516_laptop.HB52 result_0516_laptop.K53:result_0516_laptop.HB53 result_0516_laptop.K51:result_0516_laptop.H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8" table:default-cell-style-name="Default"/>
        <table:table-column table:style-name="co10" table:number-columns-repeated="2" table:default-cell-style-name="Default"/>
        <table:table-column table:style-name="co3" table:number-columns-repeated="4" table:default-cell-style-name="Default"/>
        <table:table-column table:style-name="co10" table:number-columns-repeated="136" table:default-cell-style-name="Default"/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3259698371948" calcext:value-type="float">
            <text:p>19.3259698372</text:p>
          </table:table-cell>
          <table:table-cell office:value-type="string" calcext:value-type="string">
            <text:p><text:s/>global min</text:p>
          </table:table-cell>
          <table:table-cell office:value-type="float" office:value="-14.527402152851" calcext:value-type="float">
            <text:p>-14.5274021529</text:p>
          </table:table-cell>
          <table:table-cell office:value-type="string" calcext:value-type="string">
            <text:p><text:s/>range</text:p>
          </table:table-cell>
          <table:table-cell office:value-type="float" office:value="33.8533719900458" calcext:value-type="float">
            <text:p>33.85337199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5.3848251790814" calcext:value-type="float">
            <text:p>15.3848251791</text:p>
          </table:table-cell>
          <table:table-cell office:value-type="float" office:value="24.370857495087" calcext:value-type="float">
            <text:p>24.3708574951</text:p>
          </table:table-cell>
          <table:table-cell office:value-type="float" office:value="24.2945394708764" calcext:value-type="float">
            <text:p>24.2945394709</text:p>
          </table:table-cell>
          <table:table-cell office:value-type="float" office:value="20.2997953317456" calcext:value-type="float">
            <text:p>20.2997953317</text:p>
          </table:table-cell>
          <table:table-cell office:value-type="float" office:value="17.2787828181109" calcext:value-type="float">
            <text:p>17.2787828181</text:p>
          </table:table-cell>
          <table:table-cell office:value-type="float" office:value="17.6417518485649" calcext:value-type="float">
            <text:p>17.6417518486</text:p>
          </table:table-cell>
          <table:table-cell office:value-type="float" office:value="17.588764703781" calcext:value-type="float">
            <text:p>17.5887647038</text:p>
          </table:table-cell>
          <table:table-cell office:value-type="float" office:value="17.982856623112" calcext:value-type="float">
            <text:p>17.9828566231</text:p>
          </table:table-cell>
          <table:table-cell office:value-type="float" office:value="16.9328789466141" calcext:value-type="float">
            <text:p>16.9328789466</text:p>
          </table:table-cell>
          <table:table-cell office:value-type="float" office:value="17.6436419833749" calcext:value-type="float">
            <text:p>17.6436419834</text:p>
          </table:table-cell>
          <table:table-cell office:value-type="float" office:value="16.3406225145664" calcext:value-type="float">
            <text:p>16.3406225146</text:p>
          </table:table-cell>
          <table:table-cell office:value-type="float" office:value="16.4757001958258" calcext:value-type="float">
            <text:p>16.4757001958</text:p>
          </table:table-cell>
          <table:table-cell office:value-type="float" office:value="16.470444764835" calcext:value-type="float">
            <text:p>16.4704447648</text:p>
          </table:table-cell>
          <table:table-cell office:value-type="float" office:value="15.8013703152607" calcext:value-type="float">
            <text:p>15.8013703153</text:p>
          </table:table-cell>
          <table:table-cell office:value-type="float" office:value="15.8495037506035" calcext:value-type="float">
            <text:p>15.8495037506</text:p>
          </table:table-cell>
          <table:table-cell office:value-type="float" office:value="15.4930410340015" calcext:value-type="float">
            <text:p>15.493041034</text:p>
          </table:table-cell>
          <table:table-cell office:value-type="float" office:value="15.4448001059162" calcext:value-type="float">
            <text:p>15.4448001059</text:p>
          </table:table-cell>
          <table:table-cell office:value-type="float" office:value="15.5871638531645" calcext:value-type="float">
            <text:p>15.5871638532</text:p>
          </table:table-cell>
          <table:table-cell office:value-type="float" office:value="14.9720242744861" calcext:value-type="float">
            <text:p>14.9720242745</text:p>
          </table:table-cell>
          <table:table-cell office:value-type="float" office:value="14.2312479344322" calcext:value-type="float">
            <text:p>14.2312479344</text:p>
          </table:table-cell>
          <table:table-cell office:value-type="float" office:value="14.6600033665257" calcext:value-type="float">
            <text:p>14.6600033665</text:p>
          </table:table-cell>
          <table:table-cell office:value-type="float" office:value="14.8139194576439" calcext:value-type="float">
            <text:p>14.8139194576</text:p>
          </table:table-cell>
          <table:table-cell office:value-type="float" office:value="15.1536605604306" calcext:value-type="float">
            <text:p>15.1536605604</text:p>
          </table:table-cell>
          <table:table-cell office:value-type="float" office:value="15.1650726542072" calcext:value-type="float">
            <text:p>15.1650726542</text:p>
          </table:table-cell>
          <table:table-cell office:value-type="float" office:value="14.568765292886" calcext:value-type="float">
            <text:p>14.5687652929</text:p>
          </table:table-cell>
          <table:table-cell office:value-type="float" office:value="14.491018572903" calcext:value-type="float">
            <text:p>14.4910185729</text:p>
          </table:table-cell>
          <table:table-cell office:value-type="float" office:value="14.7920457726875" calcext:value-type="float">
            <text:p>14.7920457727</text:p>
          </table:table-cell>
          <table:table-cell office:value-type="float" office:value="14.263758423663" calcext:value-type="float">
            <text:p>14.2637584237</text:p>
          </table:table-cell>
          <table:table-cell office:value-type="float" office:value="13.7728340230609" calcext:value-type="float">
            <text:p>13.7728340231</text:p>
          </table:table-cell>
          <table:table-cell office:value-type="float" office:value="13.3189561380724" calcext:value-type="float">
            <text:p>13.3189561381</text:p>
          </table:table-cell>
          <table:table-cell office:value-type="float" office:value="12.8918601385866" calcext:value-type="float">
            <text:p>12.8918601386</text:p>
          </table:table-cell>
          <table:table-cell office:value-type="float" office:value="12.4898317219496" calcext:value-type="float">
            <text:p>12.4898317219</text:p>
          </table:table-cell>
          <table:table-cell office:value-type="float" office:value="12.1137135734196" calcext:value-type="float">
            <text:p>12.1137135734</text:p>
          </table:table-cell>
          <table:table-cell office:value-type="float" office:value="11.7582205508544" calcext:value-type="float">
            <text:p>11.7582205509</text:p>
          </table:table-cell>
          <table:table-cell office:value-type="float" office:value="11.4230414152929" calcext:value-type="float">
            <text:p>11.4230414153</text:p>
          </table:table-cell>
          <table:table-cell office:value-type="float" office:value="11.1078995098808" calcext:value-type="float">
            <text:p>11.1078995099</text:p>
          </table:table-cell>
          <table:table-cell office:value-type="float" office:value="10.8098206083709" calcext:value-type="float">
            <text:p>10.8098206084</text:p>
          </table:table-cell>
          <table:table-cell office:value-type="float" office:value="10.7149114891871" calcext:value-type="float">
            <text:p>10.7149114892</text:p>
          </table:table-cell>
          <table:table-cell office:value-type="float" office:value="10.4421684463992" calcext:value-type="float">
            <text:p>10.4421684464</text:p>
          </table:table-cell>
          <table:table-cell office:value-type="float" office:value="10.1817880053943" calcext:value-type="float">
            <text:p>10.1817880054</text:p>
          </table:table-cell>
          <table:table-cell office:value-type="float" office:value="9.93410904931641" calcext:value-type="float">
            <text:p>9.9341090493</text:p>
          </table:table-cell>
          <table:table-cell office:value-type="float" office:value="9.69943818672459" calcext:value-type="float">
            <text:p>9.6994381867</text:p>
          </table:table-cell>
          <table:table-cell office:value-type="float" office:value="9.47449661973569" calcext:value-type="float">
            <text:p>9.4744966197</text:p>
          </table:table-cell>
          <table:table-cell office:value-type="float" office:value="9.2597796694281" calcext:value-type="float">
            <text:p>9.2597796694</text:p>
          </table:table-cell>
          <table:table-cell office:value-type="float" office:value="9.05573862833992" calcext:value-type="float">
            <text:p>9.0557386283</text:p>
          </table:table-cell>
          <table:table-cell office:value-type="float" office:value="8.85946063220649" calcext:value-type="float">
            <text:p>8.8594606322</text:p>
          </table:table-cell>
          <table:table-cell office:value-type="float" office:value="8.67153489122766" calcext:value-type="float">
            <text:p>8.6715348912</text:p>
          </table:table-cell>
          <table:table-cell office:value-type="float" office:value="8.49250151475333" calcext:value-type="float">
            <text:p>8.4925015148</text:p>
          </table:table-cell>
          <table:table-cell office:value-type="float" office:value="8.31973517376249" calcext:value-type="float">
            <text:p>8.3197351738</text:p>
          </table:table-cell>
          <table:table-cell office:value-type="float" office:value="8.15387948641127" calcext:value-type="float">
            <text:p>8.1538794864</text:p>
          </table:table-cell>
          <table:table-cell office:value-type="float" office:value="7.99552759100047" calcext:value-type="float">
            <text:p>7.995527591</text:p>
          </table:table-cell>
          <table:table-cell office:value-type="float" office:value="7.84228572975434" calcext:value-type="float">
            <text:p>7.8422857298</text:p>
          </table:table-cell>
          <table:table-cell office:value-type="float" office:value="7.69482658025335" calcext:value-type="float">
            <text:p>7.6948265803</text:p>
          </table:table-cell>
          <table:table-cell office:value-type="float" office:value="7.55377299210903" calcext:value-type="float">
            <text:p>7.5537729921</text:p>
          </table:table-cell>
          <table:table-cell office:value-type="float" office:value="7.41692167963799" calcext:value-type="float">
            <text:p>7.4169216796</text:p>
          </table:table-cell>
          <table:table-cell office:value-type="float" office:value="7.28586830715266" calcext:value-type="float">
            <text:p>7.2858683072</text:p>
          </table:table-cell>
          <table:table-cell office:value-type="float" office:value="7.15851887731142" calcext:value-type="float">
            <text:p>7.1585188773</text:p>
          </table:table-cell>
          <table:table-cell office:value-type="float" office:value="7.03556080711987" calcext:value-type="float">
            <text:p>7.0355608071</text:p>
          </table:table-cell>
          <table:table-cell office:value-type="float" office:value="6.9176349090409" calcext:value-type="float">
            <text:p>6.917634909</text:p>
          </table:table-cell>
          <table:table-cell office:value-type="float" office:value="6.80279017399358" calcext:value-type="float">
            <text:p>6.802790174</text:p>
          </table:table-cell>
          <table:table-cell office:value-type="float" office:value="6.69171084009535" calcext:value-type="float">
            <text:p>6.6917108401</text:p>
          </table:table-cell>
          <table:table-cell office:value-type="float" office:value="6.85118094976971" calcext:value-type="float">
            <text:p>6.8511809498</text:p>
          </table:table-cell>
          <table:table-cell office:value-type="float" office:value="6.7436690747013" calcext:value-type="float">
            <text:p>6.7436690747</text:p>
          </table:table-cell>
          <table:table-cell office:value-type="float" office:value="6.638720351756" calcext:value-type="float">
            <text:p>6.6387203518</text:p>
          </table:table-cell>
          <table:table-cell office:value-type="float" office:value="6.53700082028593" calcext:value-type="float">
            <text:p>6.5370008203</text:p>
          </table:table-cell>
          <table:table-cell office:value-type="float" office:value="6.4391361536219" calcext:value-type="float">
            <text:p>6.4391361536</text:p>
          </table:table-cell>
          <table:table-cell office:value-type="float" office:value="6.34343189470519" calcext:value-type="float">
            <text:p>6.3434318947</text:p>
          </table:table-cell>
          <table:table-cell office:value-type="float" office:value="6.25052507995529" calcext:value-type="float">
            <text:p>6.25052508</text:p>
          </table:table-cell>
          <table:table-cell office:value-type="float" office:value="6.16032835135016" calcext:value-type="float">
            <text:p>6.1603283514</text:p>
          </table:table-cell>
          <table:table-cell office:value-type="float" office:value="6.07269178192676" calcext:value-type="float">
            <text:p>6.0726917819</text:p>
          </table:table-cell>
          <table:table-cell office:value-type="float" office:value="5.98754050057852" calcext:value-type="float">
            <text:p>5.9875405006</text:p>
          </table:table-cell>
          <table:table-cell office:value-type="float" office:value="5.90475453260107" calcext:value-type="float">
            <text:p>5.9047545326</text:p>
          </table:table-cell>
          <table:table-cell office:value-type="float" office:value="5.82493505709229" calcext:value-type="float">
            <text:p>5.8249350571</text:p>
          </table:table-cell>
          <table:table-cell office:value-type="float" office:value="5.74658391856674" calcext:value-type="float">
            <text:p>5.7465839186</text:p>
          </table:table-cell>
          <table:table-cell office:value-type="float" office:value="5.67030637954201" calcext:value-type="float">
            <text:p>5.6703063795</text:p>
          </table:table-cell>
          <table:table-cell office:value-type="float" office:value="5.59605170094543" calcext:value-type="float">
            <text:p>5.5960517009</text:p>
          </table:table-cell>
          <table:table-cell office:value-type="float" office:value="5.52371036056578" calcext:value-type="float">
            <text:p>5.5237103606</text:p>
          </table:table-cell>
          <table:table-cell office:value-type="float" office:value="5.87247356680927" calcext:value-type="float">
            <text:p>5.8724735668</text:p>
          </table:table-cell>
          <table:table-cell office:value-type="float" office:value="5.79847960781424" calcext:value-type="float">
            <text:p>5.7984796078</text:p>
          </table:table-cell>
          <table:table-cell office:value-type="float" office:value="5.72633549779408" calcext:value-type="float">
            <text:p>5.7263354978</text:p>
          </table:table-cell>
          <table:table-cell office:value-type="float" office:value="5.65597272382381" calcext:value-type="float">
            <text:p>5.6559727238</text:p>
          </table:table-cell>
          <table:table-cell office:value-type="float" office:value="5.58732611507232" calcext:value-type="float">
            <text:p>5.5873261151</text:p>
          </table:table-cell>
          <table:table-cell office:value-type="float" office:value="5.52031939671858" calcext:value-type="float">
            <text:p>5.5203193967</text:p>
          </table:table-cell>
          <table:table-cell office:value-type="float" office:value="5.45492215159338" calcext:value-type="float">
            <text:p>5.4549221516</text:p>
          </table:table-cell>
          <table:table-cell office:value-type="float" office:value="5.39104975559478" calcext:value-type="float">
            <text:p>5.3910497556</text:p>
          </table:table-cell>
          <table:table-cell office:value-type="float" office:value="5.32867651199719" calcext:value-type="float">
            <text:p>5.328676512</text:p>
          </table:table-cell>
          <table:table-cell office:value-type="float" office:value="5.26772354624678" calcext:value-type="float">
            <text:p>5.2677235462</text:p>
          </table:table-cell>
          <table:table-cell office:value-type="float" office:value="5.20816931056445" calcext:value-type="float">
            <text:p>5.2081693106</text:p>
          </table:table-cell>
          <table:table-cell office:value-type="float" office:value="5.14994008788072" calcext:value-type="float">
            <text:p>5.1499400879</text:p>
          </table:table-cell>
          <table:table-cell office:value-type="float" office:value="5.09301798475095" calcext:value-type="float">
            <text:p>5.0930179848</text:p>
          </table:table-cell>
          <table:table-cell office:value-type="float" office:value="5.03734691685481" calcext:value-type="float">
            <text:p>5.0373469169</text:p>
          </table:table-cell>
          <table:table-cell office:value-type="float" office:value="4.98287323832065" calcext:value-type="float">
            <text:p>4.9828732383</text:p>
          </table:table-cell>
          <table:table-cell office:value-type="float" office:value="4.92958374980324" calcext:value-type="float">
            <text:p>4.9295837498</text:p>
          </table:table-cell>
          <table:table-cell office:value-type="float" office:value="4.87741550237674" calcext:value-type="float">
            <text:p>4.8774155024</text:p>
          </table:table-cell>
          <table:table-cell office:value-type="float" office:value="4.82635797925911" calcext:value-type="float">
            <text:p>4.8263579793</text:p>
          </table:table-cell>
          <table:table-cell office:value-type="float" office:value="4.77635183876382" calcext:value-type="float">
            <text:p>4.7763518388</text:p>
          </table:table-cell>
          <table:table-cell office:value-type="float" office:value="4.72738894152092" calcext:value-type="float">
            <text:p>4.7273889415</text:p>
          </table:table-cell>
          <table:table-cell office:value-type="float" office:value="4.67941322264532" calcext:value-type="float">
            <text:p>4.6794132226</text:p>
          </table:table-cell>
          <table:table-cell office:value-type="float" office:value="4.63241865278225" calcext:value-type="float">
            <text:p>4.6324186528</text:p>
          </table:table-cell>
          <table:table-cell office:value-type="float" office:value="4.58635215117155" calcext:value-type="float">
            <text:p>4.5863521512</text:p>
          </table:table-cell>
          <table:table-cell office:value-type="float" office:value="4.54120956359759" calcext:value-type="float">
            <text:p>4.5412095636</text:p>
          </table:table-cell>
          <table:table-cell office:value-type="float" office:value="4.49694053348107" calcext:value-type="float">
            <text:p>4.4969405335</text:p>
          </table:table-cell>
          <table:table-cell office:value-type="float" office:value="4.45354257496379" calcext:value-type="float">
            <text:p>4.453542575</text:p>
          </table:table-cell>
          <table:table-cell office:value-type="float" office:value="4.41096782416329" calcext:value-type="float">
            <text:p>4.4109678242</text:p>
          </table:table-cell>
          <table:table-cell office:value-type="float" office:value="4.36921528113509" calcext:value-type="float">
            <text:p>4.3692152811</text:p>
          </table:table-cell>
          <table:table-cell office:value-type="float" office:value="4.32825052193761" calcext:value-type="float">
            <text:p>4.3282505219</text:p>
          </table:table-cell>
          <table:table-cell office:value-type="float" office:value="4.28804040950559" calcext:value-type="float">
            <text:p>4.2880404095</text:p>
          </table:table-cell>
          <table:table-cell office:value-type="float" office:value="4.24858587614167" calcext:value-type="float">
            <text:p>4.2485858761</text:p>
          </table:table-cell>
          <table:table-cell office:value-type="float" office:value="4.20984443224782" calcext:value-type="float">
            <text:p>4.2098444322</text:p>
          </table:table-cell>
          <table:table-cell office:value-type="float" office:value="4.17181812655649" calcext:value-type="float">
            <text:p>4.1718181266</text:p>
          </table:table-cell>
          <table:table-cell office:value-type="float" office:value="4.13446632804438" calcext:value-type="float">
            <text:p>4.134466328</text:p>
          </table:table-cell>
          <table:table-cell office:value-type="float" office:value="4.09779208231364" calcext:value-type="float">
            <text:p>4.0977920823</text:p>
          </table:table-cell>
          <table:table-cell office:value-type="float" office:value="4.06175647531717" calcext:value-type="float">
            <text:p>4.0617564753</text:p>
          </table:table-cell>
          <table:table-cell office:value-type="float" office:value="4.02636344313194" calcext:value-type="float">
            <text:p>4.0263634431</text:p>
          </table:table-cell>
          <table:table-cell office:value-type="float" office:value="3.99157566094568" calcext:value-type="float">
            <text:p>3.9915756609</text:p>
          </table:table-cell>
          <table:table-cell office:value-type="float" office:value="3.95739786047375" calcext:value-type="float">
            <text:p>3.9573978605</text:p>
          </table:table-cell>
          <table:table-cell office:value-type="float" office:value="3.92379419065528" calcext:value-type="float">
            <text:p>3.9237941907</text:p>
          </table:table-cell>
          <table:table-cell office:value-type="float" office:value="3.89077009417686" calcext:value-type="float">
            <text:p>3.8907700942</text:p>
          </table:table-cell>
          <table:table-cell office:value-type="float" office:value="3.85829108911413" calcext:value-type="float">
            <text:p>3.8582910891</text:p>
          </table:table-cell>
          <table:table-cell office:value-type="float" office:value="3.82636325342319" calcext:value-type="float">
            <text:p>3.8263632534</text:p>
          </table:table-cell>
          <table:table-cell office:value-type="float" office:value="3.79496315055359" calcext:value-type="float">
            <text:p>3.7949631506</text:p>
          </table:table-cell>
          <table:table-cell office:value-type="float" office:value="3.76406811236637" calcext:value-type="float">
            <text:p>3.7640681124</text:p>
          </table:table-cell>
          <table:table-cell office:value-type="float" office:value="3.73368504483658" calcext:value-type="float">
            <text:p>3.7336850448</text:p>
          </table:table-cell>
          <table:table-cell office:value-type="float" office:value="3.7037824919888" calcext:value-type="float">
            <text:p>3.703782492</text:p>
          </table:table-cell>
          <table:table-cell office:value-type="float" office:value="3.6743678385025" calcext:value-type="float">
            <text:p>3.6743678385</text:p>
          </table:table-cell>
          <table:table-cell office:value-type="float" office:value="3.64541070082956" calcext:value-type="float">
            <text:p>3.6454107008</text:p>
          </table:table-cell>
          <table:table-cell office:value-type="float" office:value="3.61691889063564" calcext:value-type="float">
            <text:p>3.6169188906</text:p>
          </table:table-cell>
          <table:table-cell office:value-type="float" office:value="3.58886302814405" calcext:value-type="float">
            <text:p>3.5888630281</text:p>
          </table:table-cell>
          <table:table-cell office:value-type="float" office:value="3.56125130549334" calcext:value-type="float">
            <text:p>3.5612513055</text:p>
          </table:table-cell>
          <table:table-cell office:value-type="float" office:value="3.53405528384886" calcext:value-type="float">
            <text:p>3.5340552838</text:p>
          </table:table-cell>
          <table:table-cell office:value-type="float" office:value="3.50728349394316" calcext:value-type="float">
            <text:p>3.5072834939</text:p>
          </table:table-cell>
          <table:table-cell office:value-type="float" office:value="3.4809083802899" calcext:value-type="float">
            <text:p>3.4809083803</text:p>
          </table:table-cell>
          <table:table-cell office:value-type="float" office:value="3.45493877446968" calcext:value-type="float">
            <text:p>3.4549387745</text:p>
          </table:table-cell>
          <table:table-cell office:value-type="float" office:value="3.42934795146403" calcext:value-type="float">
            <text:p>3.4293479515</text:p>
          </table:table-cell>
          <table:table-cell office:value-type="float" office:value="3.40414500964727" calcext:value-type="float">
            <text:p>3.4041450096</text:p>
          </table:table-cell>
          <table:table-cell office:value-type="float" office:value="3.37930400583893" calcext:value-type="float">
            <text:p>3.3793040058</text:p>
          </table:table-cell>
          <table:table-cell office:value-type="float" office:value="3.35483427445471" calcext:value-type="float">
            <text:p>3.3548342745</text:p>
          </table:table-cell>
          <table:table-cell office:value-type="float" office:value="3.33071060936238" calcext:value-type="float">
            <text:p>3.3307106094</text:p>
          </table:table-cell>
          <table:table-cell office:value-type="float" office:value="3.30694255322453" calcext:value-type="float">
            <text:p>3.3069425532</text:p>
          </table:table-cell>
          <table:table-cell office:value-type="float" office:value="3.2835140407458" calcext:value-type="float">
            <text:p>3.2835140407</text:p>
          </table:table-cell>
          <table:table-cell office:value-type="float" office:value="3.26040946238385" calcext:value-type="float">
            <text:p>3.2604094624</text:p>
          </table:table-cell>
          <table:table-cell office:value-type="float" office:value="3.23763862677694" calcext:value-type="float">
            <text:p>3.2376386268</text:p>
          </table:table-cell>
          <table:table-cell office:value-type="float" office:value="3.2151779964618" calcext:value-type="float">
            <text:p>3.2151779965</text:p>
          </table:table-cell>
          <table:table-cell office:value-type="float" office:value="3.19303752986277" calcext:value-type="float">
            <text:p>3.1930375299</text:p>
          </table:table-cell>
          <table:table-cell office:value-type="float" office:value="3.1711942951169" calcext:value-type="float">
            <text:p>3.1711942951</text:p>
          </table:table-cell>
          <table:table-cell office:value-type="float" office:value="3.14965838080927" calcext:value-type="float">
            <text:p>3.1496583808</text:p>
          </table:table-cell>
          <table:table-cell office:value-type="float" office:value="3.12840742918275" calcext:value-type="float">
            <text:p>3.1284074292</text:p>
          </table:table-cell>
          <table:table-cell office:value-type="float" office:value="3.10745164118964" calcext:value-type="float">
            <text:p>3.1074516412</text:p>
          </table:table-cell>
          <table:table-cell office:value-type="float" office:value="3.08676920394482" calcext:value-type="float">
            <text:p>3.0867692039</text:p>
          </table:table-cell>
          <table:table-cell office:value-type="float" office:value="3.06637041462654" calcext:value-type="float">
            <text:p>3.0663704146</text:p>
          </table:table-cell>
          <table:table-cell office:value-type="float" office:value="3.04623397805094" calcext:value-type="float">
            <text:p>3.0462339781</text:p>
          </table:table-cell>
          <table:table-cell office:value-type="float" office:value="3.02637027297299" calcext:value-type="float">
            <text:p>3.026370273</text:p>
          </table:table-cell>
          <table:table-cell office:value-type="float" office:value="3.00675849662488" calcext:value-type="float">
            <text:p>3.0067584966</text:p>
          </table:table-cell>
          <table:table-cell office:value-type="float" office:value="2.98740909603772" calcext:value-type="float">
            <text:p>2.987409096</text:p>
          </table:table-cell>
          <table:table-cell office:value-type="float" office:value="2.96830173730013" calcext:value-type="float">
            <text:p>2.9683017373</text:p>
          </table:table-cell>
          <table:table-cell office:value-type="float" office:value="2.94944692363924" calcext:value-type="float">
            <text:p>2.9494469236</text:p>
          </table:table-cell>
          <table:table-cell office:value-type="float" office:value="2.93082476802187" calcext:value-type="float">
            <text:p>2.930824768</text:p>
          </table:table-cell>
          <table:table-cell office:value-type="float" office:value="2.91244581889643" calcext:value-type="float">
            <text:p>2.9124458189</text:p>
          </table:table-cell>
          <table:table-cell office:value-type="float" office:value="2.89429805152099" calcext:value-type="float">
            <text:p>2.8942980515</text:p>
          </table:table-cell>
          <table:table-cell office:value-type="float" office:value="2.87636974177219" calcext:value-type="float">
            <text:p>2.8763697418</text:p>
          </table:table-cell>
          <table:table-cell office:value-type="float" office:value="2.85867148751399" calcext:value-type="float">
            <text:p>2.8586714875</text:p>
          </table:table-cell>
          <table:table-cell office:value-type="float" office:value="2.84118443198434" calcext:value-type="float">
            <text:p>2.841184432</text:p>
          </table:table-cell>
          <table:table-cell office:value-type="float" office:value="2.82391919501635" calcext:value-type="float">
            <text:p>2.823919195</text:p>
          </table:table-cell>
          <table:table-cell office:value-type="float" office:value="2.80685730048401" calcext:value-type="float">
            <text:p>2.8068573005</text:p>
          </table:table-cell>
          <table:table-cell office:value-type="float" office:value="2.79000938233685" calcext:value-type="float">
            <text:p>2.7900093823</text:p>
          </table:table-cell>
          <table:table-cell office:value-type="float" office:value="2.77335732877886" calcext:value-type="float">
            <text:p>2.7733573288</text:p>
          </table:table-cell>
          <table:table-cell office:value-type="float" office:value="2.75691178073948" calcext:value-type="float">
            <text:p>2.7569117807</text:p>
          </table:table-cell>
          <table:table-cell office:value-type="float" office:value="2.74065497544765" calcext:value-type="float">
            <text:p>2.7406549754</text:p>
          </table:table-cell>
          <table:table-cell office:value-type="float" office:value="2.72459755432785" calcext:value-type="float">
            <text:p>2.7245975543</text:p>
          </table:table-cell>
          <table:table-cell office:value-type="float" office:value="2.70872208925364" calcext:value-type="float">
            <text:p>2.7087220893</text:p>
          </table:table-cell>
          <table:table-cell office:value-type="float" office:value="2.69303921625334" calcext:value-type="float">
            <text:p>2.6930392163</text:p>
          </table:table-cell>
          <table:table-cell office:value-type="float" office:value="2.67753182831996" calcext:value-type="float">
            <text:p>2.6775318283</text:p>
          </table:table-cell>
          <table:table-cell office:value-type="float" office:value="2.66221055073546" calcext:value-type="float">
            <text:p>2.6622105507</text:p>
          </table:table-cell>
          <table:table-cell office:value-type="float" office:value="2.64705858487901" calcext:value-type="float">
            <text:p>2.6470585849</text:p>
          </table:table-cell>
          <table:table-cell office:value-type="float" office:value="2.63208654042942" calcext:value-type="float">
            <text:p>2.6320865404</text:p>
          </table:table-cell>
          <table:table-cell office:value-type="float" office:value="2.61727791515262" calcext:value-type="float">
            <text:p>2.6172779152</text:p>
          </table:table-cell>
          <table:table-cell office:value-type="float" office:value="2.60264329871787" calcext:value-type="float">
            <text:p>2.6026432987</text:p>
          </table:table-cell>
          <table:table-cell office:value-type="float" office:value="2.58816647395941" calcext:value-type="float">
            <text:p>2.588166474</text:p>
          </table:table-cell>
          <table:table-cell office:value-type="float" office:value="2.57385800654177" calcext:value-type="float">
            <text:p>2.5738580065</text:p>
          </table:table-cell>
          <table:table-cell office:value-type="float" office:value="2.55970852209543" calcext:value-type="float">
            <text:p>2.5597085221</text:p>
          </table:table-cell>
          <table:table-cell office:value-type="float" office:value="2.54570885341928" calcext:value-type="float">
            <text:p>2.5457088534</text:p>
          </table:table-cell>
          <table:table-cell office:value-type="float" office:value="2.53186952348952" calcext:value-type="float">
            <text:p>2.5318695235</text:p>
          </table:table-cell>
          <table:table-cell office:value-type="float" office:value="2.51817498233226" calcext:value-type="float">
            <text:p>2.5181749823</text:p>
          </table:table-cell>
          <table:table-cell office:value-type="float" office:value="2.50463572050547" calcext:value-type="float">
            <text:p>2.5046357205</text:p>
          </table:table-cell>
          <table:table-cell office:value-type="float" office:value="2.49123643818766" calcext:value-type="float">
            <text:p>2.4912364382</text:p>
          </table:table-cell>
          <table:table-cell office:value-type="float" office:value="2.47798759070387" calcext:value-type="float">
            <text:p>2.4779875907</text:p>
          </table:table-cell>
          <table:table-cell office:value-type="float" office:value="2.46487411958627" calcext:value-type="float">
            <text:p>2.4648741196</text:p>
          </table:table-cell>
          <table:table-cell office:value-type="float" office:value="2.45190644238741" calcext:value-type="float">
            <text:p>2.4519064424</text:p>
          </table:table-cell>
          <table:table-cell office:value-type="float" office:value="2.43906973365368" calcext:value-type="float">
            <text:p>2.4390697337</text:p>
          </table:table-cell>
          <table:table-cell office:value-type="float" office:value="2.42637437087762" calcext:value-type="float">
            <text:p>2.4263743709</text:p>
          </table:table-cell>
          <table:table-cell office:value-type="float" office:value="2.41380575370921" calcext:value-type="float">
            <text:p>2.4138057537</text:p>
          </table:table-cell>
          <table:table-cell office:value-type="float" office:value="2.40137421752428" calcext:value-type="float">
            <text:p>2.4013742175</text:p>
          </table:table-cell>
          <table:table-cell office:value-type="float" office:value="2.3890653795667" calcext:value-type="float">
            <text:p>2.3890653796</text:p>
          </table:table-cell>
          <table:table-cell office:value-type="float" office:value="2.37688953125039" calcext:value-type="float">
            <text:p>2.3768895313</text:p>
          </table:table-cell>
          <table:table-cell office:value-type="float" office:value="2.3648325002784" calcext:value-type="float">
            <text:p>2.3648325003</text:p>
          </table:table-cell>
          <table:table-cell office:value-type="float" office:value="2.35290453245147" calcext:value-type="float">
            <text:p>2.3529045325</text:p>
          </table:table-cell>
          <table:table-cell office:value-type="float" office:value="2.34109165914823" calcext:value-type="float">
            <text:p>2.3410916591</text:p>
          </table:table-cell>
          <table:table-cell office:value-type="float" office:value="2.32940407908284" calcext:value-type="float">
            <text:p>2.3294040791</text:p>
          </table:table-cell>
          <table:table-cell office:value-type="float" office:value="2.31782802085485" calcext:value-type="float">
            <text:p>2.3178280209</text:p>
          </table:table-cell>
          <table:table-cell office:value-type="float" office:value="2.30637363478158" calcext:value-type="float">
            <text:p>2.306373634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4.0889041179579" calcext:value-type="float">
            <text:p>14.088904118</text:p>
          </table:table-cell>
          <table:table-cell office:value-type="string" calcext:value-type="string">
            <text:p><text:s/>global min</text:p>
          </table:table-cell>
          <table:table-cell office:value-type="float" office:value="-15.3370833045723" calcext:value-type="float">
            <text:p>-15.3370833046</text:p>
          </table:table-cell>
          <table:table-cell office:value-type="string" calcext:value-type="string">
            <text:p><text:s/>range</text:p>
          </table:table-cell>
          <table:table-cell office:value-type="float" office:value="29.4259874225302" calcext:value-type="float">
            <text:p>29.4259874225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3.8601441594159" calcext:value-type="float">
            <text:p>13.8601441594</text:p>
          </table:table-cell>
          <table:table-cell office:value-type="float" office:value="15.7873503724607" calcext:value-type="float">
            <text:p>15.7873503725</text:p>
          </table:table-cell>
          <table:table-cell office:value-type="float" office:value="15.1124022876226" calcext:value-type="float">
            <text:p>15.1124022876</text:p>
          </table:table-cell>
          <table:table-cell office:value-type="float" office:value="13.9670541416075" calcext:value-type="float">
            <text:p>13.9670541416</text:p>
          </table:table-cell>
          <table:table-cell office:value-type="float" office:value="13.9543792270649" calcext:value-type="float">
            <text:p>13.9543792271</text:p>
          </table:table-cell>
          <table:table-cell office:value-type="float" office:value="14.9276984411947" calcext:value-type="float">
            <text:p>14.9276984412</text:p>
          </table:table-cell>
          <table:table-cell office:value-type="float" office:value="14.6370028753746" calcext:value-type="float">
            <text:p>14.6370028754</text:p>
          </table:table-cell>
          <table:table-cell office:value-type="float" office:value="12.8955574423096" calcext:value-type="float">
            <text:p>12.8955574423</text:p>
          </table:table-cell>
          <table:table-cell office:value-type="float" office:value="13.1970658737061" calcext:value-type="float">
            <text:p>13.1970658737</text:p>
          </table:table-cell>
          <table:table-cell office:value-type="float" office:value="13.3112124056969" calcext:value-type="float">
            <text:p>13.3112124057</text:p>
          </table:table-cell>
          <table:table-cell office:value-type="float" office:value="13.4020262287007" calcext:value-type="float">
            <text:p>13.4020262287</text:p>
          </table:table-cell>
          <table:table-cell office:value-type="float" office:value="14.6284284258777" calcext:value-type="float">
            <text:p>14.6284284259</text:p>
          </table:table-cell>
          <table:table-cell office:value-type="float" office:value="14.0388842658974" calcext:value-type="float">
            <text:p>14.0388842659</text:p>
          </table:table-cell>
          <table:table-cell office:value-type="float" office:value="13.5200739852267" calcext:value-type="float">
            <text:p>13.5200739852</text:p>
          </table:table-cell>
          <table:table-cell office:value-type="float" office:value="13.1557962819472" calcext:value-type="float">
            <text:p>13.1557962819</text:p>
          </table:table-cell>
          <table:table-cell office:value-type="float" office:value="13.7312828756929" calcext:value-type="float">
            <text:p>13.7312828757</text:p>
          </table:table-cell>
          <table:table-cell office:value-type="float" office:value="14.2593983297298" calcext:value-type="float">
            <text:p>14.2593983297</text:p>
          </table:table-cell>
          <table:table-cell office:value-type="float" office:value="14.3089238510647" calcext:value-type="float">
            <text:p>14.3089238511</text:p>
          </table:table-cell>
          <table:table-cell office:value-type="float" office:value="13.9905268340463" calcext:value-type="float">
            <text:p>13.990526834</text:p>
          </table:table-cell>
          <table:table-cell office:value-type="float" office:value="13.7736813263691" calcext:value-type="float">
            <text:p>13.7736813264</text:p>
          </table:table-cell>
          <table:table-cell office:value-type="float" office:value="13.5725009909117" calcext:value-type="float">
            <text:p>13.5725009909</text:p>
          </table:table-cell>
          <table:table-cell office:value-type="float" office:value="13.3361159752669" calcext:value-type="float">
            <text:p>13.3361159753</text:p>
          </table:table-cell>
          <table:table-cell office:value-type="float" office:value="13.3159965143173" calcext:value-type="float">
            <text:p>13.3159965143</text:p>
          </table:table-cell>
          <table:table-cell office:value-type="float" office:value="13.0185383358637" calcext:value-type="float">
            <text:p>13.0185383359</text:p>
          </table:table-cell>
          <table:table-cell office:value-type="float" office:value="12.4981666825984" calcext:value-type="float">
            <text:p>12.4981666826</text:p>
          </table:table-cell>
          <table:table-cell office:value-type="float" office:value="12.4937603902661" calcext:value-type="float">
            <text:p>12.4937603903</text:p>
          </table:table-cell>
          <table:table-cell office:value-type="float" office:value="12.0324131208483" calcext:value-type="float">
            <text:p>12.0324131208</text:p>
          </table:table-cell>
          <table:table-cell office:value-type="float" office:value="12.1351109149086" calcext:value-type="float">
            <text:p>12.1351109149</text:p>
          </table:table-cell>
          <table:table-cell office:value-type="float" office:value="11.71888788966" calcext:value-type="float">
            <text:p>11.7188878897</text:p>
          </table:table-cell>
          <table:table-cell office:value-type="float" office:value="11.3295044305375" calcext:value-type="float">
            <text:p>11.3295044305</text:p>
          </table:table-cell>
          <table:table-cell office:value-type="float" office:value="10.986792655709" calcext:value-type="float">
            <text:p>10.9867926557</text:p>
          </table:table-cell>
          <table:table-cell office:value-type="float" office:value="10.6434553852181" calcext:value-type="float">
            <text:p>10.6434553852</text:p>
          </table:table-cell>
          <table:table-cell office:value-type="float" office:value="10.3212066464003" calcext:value-type="float">
            <text:p>10.3212066464</text:p>
          </table:table-cell>
          <table:table-cell office:value-type="float" office:value="10.0176417450356" calcext:value-type="float">
            <text:p>10.017641745</text:p>
          </table:table-cell>
          <table:table-cell office:value-type="float" office:value="9.73249152706274" calcext:value-type="float">
            <text:p>9.7324915271</text:p>
          </table:table-cell>
          <table:table-cell office:value-type="float" office:value="9.46394018416369" calcext:value-type="float">
            <text:p>9.4639401842</text:p>
          </table:table-cell>
          <table:table-cell office:value-type="float" office:value="9.20916839853726" calcext:value-type="float">
            <text:p>9.2091683985</text:p>
          </table:table-cell>
          <table:table-cell office:value-type="float" office:value="8.96706520395025" calcext:value-type="float">
            <text:p>8.967065204</text:p>
          </table:table-cell>
          <table:table-cell office:value-type="float" office:value="8.73809902220756" calcext:value-type="float">
            <text:p>8.7380990222</text:p>
          </table:table-cell>
          <table:table-cell office:value-type="float" office:value="8.51987772175815" calcext:value-type="float">
            <text:p>8.5198777218</text:p>
          </table:table-cell>
          <table:table-cell office:value-type="float" office:value="8.31207582610551" calcext:value-type="float">
            <text:p>8.3120758261</text:p>
          </table:table-cell>
          <table:table-cell office:value-type="float" office:value="8.11438942558469" calcext:value-type="float">
            <text:p>8.1143894256</text:p>
          </table:table-cell>
          <table:table-cell office:value-type="float" office:value="7.92655209280331" calcext:value-type="float">
            <text:p>7.9265520928</text:p>
          </table:table-cell>
          <table:table-cell office:value-type="float" office:value="7.7466133407903" calcext:value-type="float">
            <text:p>7.7466133408</text:p>
          </table:table-cell>
          <table:table-cell office:value-type="float" office:value="7.57529713579464" calcext:value-type="float">
            <text:p>7.5752971358</text:p>
          </table:table-cell>
          <table:table-cell office:value-type="float" office:value="7.41081778510848" calcext:value-type="float">
            <text:p>7.4108177851</text:p>
          </table:table-cell>
          <table:table-cell office:value-type="float" office:value="7.25393621768033" calcext:value-type="float">
            <text:p>7.2539362177</text:p>
          </table:table-cell>
          <table:table-cell office:value-type="float" office:value="7.10300519240013" calcext:value-type="float">
            <text:p>7.1030051924</text:p>
          </table:table-cell>
          <table:table-cell office:value-type="float" office:value="6.95880884390188" calcext:value-type="float">
            <text:p>6.9588088439</text:p>
          </table:table-cell>
          <table:table-cell office:value-type="float" office:value="6.81981760710846" calcext:value-type="float">
            <text:p>6.8198176071</text:p>
          </table:table-cell>
          <table:table-cell office:value-type="float" office:value="6.69992783855447" calcext:value-type="float">
            <text:p>6.6999278386</text:p>
          </table:table-cell>
          <table:table-cell office:value-type="float" office:value="6.57126089943286" calcext:value-type="float">
            <text:p>6.5712608994</text:p>
          </table:table-cell>
          <table:table-cell office:value-type="float" office:value="6.44798020540555" calcext:value-type="float">
            <text:p>6.4479802054</text:p>
          </table:table-cell>
          <table:table-cell office:value-type="float" office:value="6.3287444053838" calcext:value-type="float">
            <text:p>6.3287444054</text:p>
          </table:table-cell>
          <table:table-cell office:value-type="float" office:value="6.21435603648565" calcext:value-type="float">
            <text:p>6.2143560365</text:p>
          </table:table-cell>
          <table:table-cell office:value-type="float" office:value="6.10355051805253" calcext:value-type="float">
            <text:p>6.1035505181</text:p>
          </table:table-cell>
          <table:table-cell office:value-type="float" office:value="5.99712654608644" calcext:value-type="float">
            <text:p>5.9971265461</text:p>
          </table:table-cell>
          <table:table-cell office:value-type="float" office:value="5.89484235016593" calcext:value-type="float">
            <text:p>5.8948423502</text:p>
          </table:table-cell>
          <table:table-cell office:value-type="float" office:value="5.79556339704423" calcext:value-type="float">
            <text:p>5.795563397</text:p>
          </table:table-cell>
          <table:table-cell office:value-type="float" office:value="5.69912479049734" calcext:value-type="float">
            <text:p>5.6991247905</text:p>
          </table:table-cell>
          <table:table-cell office:value-type="float" office:value="5.60630936960371" calcext:value-type="float">
            <text:p>5.6063093696</text:p>
          </table:table-cell>
          <table:table-cell office:value-type="float" office:value="5.51603417016221" calcext:value-type="float">
            <text:p>5.5160341702</text:p>
          </table:table-cell>
          <table:table-cell office:value-type="float" office:value="5.42907147088957" calcext:value-type="float">
            <text:p>5.4290714709</text:p>
          </table:table-cell>
          <table:table-cell office:value-type="float" office:value="5.34438671359803" calcext:value-type="float">
            <text:p>5.3443867136</text:p>
          </table:table-cell>
          <table:table-cell office:value-type="float" office:value="5.26230764114623" calcext:value-type="float">
            <text:p>5.2623076411</text:p>
          </table:table-cell>
          <table:table-cell office:value-type="float" office:value="5.18314213318925" calcext:value-type="float">
            <text:p>5.1831421332</text:p>
          </table:table-cell>
          <table:table-cell office:value-type="float" office:value="5.10591981783166" calcext:value-type="float">
            <text:p>5.1059198178</text:p>
          </table:table-cell>
          <table:table-cell office:value-type="float" office:value="5.03138252809863" calcext:value-type="float">
            <text:p>5.0313825281</text:p>
          </table:table-cell>
          <table:table-cell office:value-type="float" office:value="4.95859795528895" calcext:value-type="float">
            <text:p>4.9585979553</text:p>
          </table:table-cell>
          <table:table-cell office:value-type="float" office:value="4.88829490044176" calcext:value-type="float">
            <text:p>4.8882949004</text:p>
          </table:table-cell>
          <table:table-cell office:value-type="float" office:value="4.81957591598809" calcext:value-type="float">
            <text:p>4.819575916</text:p>
          </table:table-cell>
          <table:table-cell office:value-type="float" office:value="4.75276579221368" calcext:value-type="float">
            <text:p>4.7527657922</text:p>
          </table:table-cell>
          <table:table-cell office:value-type="float" office:value="4.68817152267631" calcext:value-type="float">
            <text:p>4.6881715227</text:p>
          </table:table-cell>
          <table:table-cell office:value-type="float" office:value="4.62494281296759" calcext:value-type="float">
            <text:p>4.624942813</text:p>
          </table:table-cell>
          <table:table-cell office:value-type="float" office:value="4.56377536367449" calcext:value-type="float">
            <text:p>4.5637753637</text:p>
          </table:table-cell>
          <table:table-cell office:value-type="float" office:value="4.50384735894497" calcext:value-type="float">
            <text:p>4.5038473589</text:p>
          </table:table-cell>
          <table:table-cell office:value-type="float" office:value="4.44584134280264" calcext:value-type="float">
            <text:p>4.4458413428</text:p>
          </table:table-cell>
          <table:table-cell office:value-type="float" office:value="4.38896192820557" calcext:value-type="float">
            <text:p>4.3889619282</text:p>
          </table:table-cell>
          <table:table-cell office:value-type="float" office:value="4.33352249878817" calcext:value-type="float">
            <text:p>4.3335224988</text:p>
          </table:table-cell>
          <table:table-cell office:value-type="float" office:value="4.27982076900314" calcext:value-type="float">
            <text:p>4.279820769</text:p>
          </table:table-cell>
          <table:table-cell office:value-type="float" office:value="4.22709763610472" calcext:value-type="float">
            <text:p>4.2270976361</text:p>
          </table:table-cell>
          <table:table-cell office:value-type="float" office:value="4.17600356878619" calcext:value-type="float">
            <text:p>4.1760035688</text:p>
          </table:table-cell>
          <table:table-cell office:value-type="float" office:value="4.12580168246625" calcext:value-type="float">
            <text:p>4.1258016825</text:p>
          </table:table-cell>
          <table:table-cell office:value-type="float" office:value="4.07713004477005" calcext:value-type="float">
            <text:p>4.0771300448</text:p>
          </table:table-cell>
          <table:table-cell office:value-type="float" office:value="4.02927259723429" calcext:value-type="float">
            <text:p>4.0292725972</text:p>
          </table:table-cell>
          <table:table-cell office:value-type="float" office:value="3.98252811359472" calcext:value-type="float">
            <text:p>3.9825281136</text:p>
          </table:table-cell>
          <table:table-cell office:value-type="float" office:value="3.93718163086358" calcext:value-type="float">
            <text:p>3.9371816309</text:p>
          </table:table-cell>
          <table:table-cell office:value-type="float" office:value="3.89254601010639" calcext:value-type="float">
            <text:p>3.8925460101</text:p>
          </table:table-cell>
          <table:table-cell office:value-type="float" office:value="3.84922958432975" calcext:value-type="float">
            <text:p>3.8492295843</text:p>
          </table:table-cell>
          <table:table-cell office:value-type="float" office:value="3.80656311121754" calcext:value-type="float">
            <text:p>3.8065631112</text:p>
          </table:table-cell>
          <table:table-cell office:value-type="float" office:value="3.76514356181939" calcext:value-type="float">
            <text:p>3.7651435618</text:p>
          </table:table-cell>
          <table:table-cell office:value-type="float" office:value="3.72431859923691" calcext:value-type="float">
            <text:p>3.7243185992</text:p>
          </table:table-cell>
          <table:table-cell office:value-type="float" office:value="3.68437159283899" calcext:value-type="float">
            <text:p>3.6843715928</text:p>
          </table:table-cell>
          <table:table-cell office:value-type="float" office:value="3.64557385372353" calcext:value-type="float">
            <text:p>3.6455738537</text:p>
          </table:table-cell>
          <table:table-cell office:value-type="float" office:value="3.60729672899203" calcext:value-type="float">
            <text:p>3.607296729</text:p>
          </table:table-cell>
          <table:table-cell office:value-type="float" office:value="3.57011013927321" calcext:value-type="float">
            <text:p>3.5701101393</text:p>
          </table:table-cell>
          <table:table-cell office:value-type="float" office:value="3.53340021004597" calcext:value-type="float">
            <text:p>3.53340021</text:p>
          </table:table-cell>
          <table:table-cell office:value-type="float" office:value="3.49772657643311" calcext:value-type="float">
            <text:p>3.4977265764</text:p>
          </table:table-cell>
          <table:table-cell office:value-type="float" office:value="3.46248940903713" calcext:value-type="float">
            <text:p>3.462489409</text:p>
          </table:table-cell>
          <table:table-cell office:value-type="float" office:value="3.42795698498907" calcext:value-type="float">
            <text:p>3.427956985</text:p>
          </table:table-cell>
          <table:table-cell office:value-type="float" office:value="3.39438695658309" calcext:value-type="float">
            <text:p>3.3943869566</text:p>
          </table:table-cell>
          <table:table-cell office:value-type="float" office:value="3.3611993099914" calcext:value-type="float">
            <text:p>3.36119931</text:p>
          </table:table-cell>
          <table:table-cell office:value-type="float" office:value="3.33541523330076" calcext:value-type="float">
            <text:p>3.3354152333</text:p>
          </table:table-cell>
          <table:table-cell office:value-type="float" office:value="3.30370339563427" calcext:value-type="float">
            <text:p>3.3037033956</text:p>
          </table:table-cell>
          <table:table-cell office:value-type="float" office:value="3.27232762047805" calcext:value-type="float">
            <text:p>3.2723276205</text:p>
          </table:table-cell>
          <table:table-cell office:value-type="float" office:value="3.24154384107949" calcext:value-type="float">
            <text:p>3.2415438411</text:p>
          </table:table-cell>
          <table:table-cell office:value-type="float" office:value="3.21159842308796" calcext:value-type="float">
            <text:p>3.2115984231</text:p>
          </table:table-cell>
          <table:table-cell office:value-type="float" office:value="3.1819470210615" calcext:value-type="float">
            <text:p>3.1819470211</text:p>
          </table:table-cell>
          <table:table-cell office:value-type="float" office:value="3.1530978200975" calcext:value-type="float">
            <text:p>3.1530978201</text:p>
          </table:table-cell>
          <table:table-cell office:value-type="float" office:value="3.12451735813508" calcext:value-type="float">
            <text:p>3.1245173581</text:p>
          </table:table-cell>
          <table:table-cell office:value-type="float" office:value="3.09670534694454" calcext:value-type="float">
            <text:p>3.0967053469</text:p>
          </table:table-cell>
          <table:table-cell office:value-type="float" office:value="3.06913875459889" calcext:value-type="float">
            <text:p>3.0691387546</text:p>
          </table:table-cell>
          <table:table-cell office:value-type="float" office:value="3.04206006654253" calcext:value-type="float">
            <text:p>3.0420600665</text:p>
          </table:table-cell>
          <table:table-cell office:value-type="float" office:value="3.0157032599587" calcext:value-type="float">
            <text:p>3.01570326</text:p>
          </table:table-cell>
          <table:table-cell office:value-type="float" office:value="2.98956016208281" calcext:value-type="float">
            <text:p>2.9895601621</text:p>
          </table:table-cell>
          <table:table-cell office:value-type="float" office:value="2.96411036858197" calcext:value-type="float">
            <text:p>2.9641103686</text:p>
          </table:table-cell>
          <table:table-cell office:value-type="float" office:value="2.93885512615162" calcext:value-type="float">
            <text:p>2.9388551262</text:p>
          </table:table-cell>
          <table:table-cell office:value-type="float" office:value="2.91402793867771" calcext:value-type="float">
            <text:p>2.9140279387</text:p>
          </table:table-cell>
          <table:table-cell office:value-type="float" office:value="2.8898544611761" calcext:value-type="float">
            <text:p>2.8898544612</text:p>
          </table:table-cell>
          <table:table-cell office:value-type="float" office:value="2.86584939903489" calcext:value-type="float">
            <text:p>2.865849399</text:p>
          </table:table-cell>
          <table:table-cell office:value-type="float" office:value="2.84247365289398" calcext:value-type="float">
            <text:p>2.8424736529</text:p>
          </table:table-cell>
          <table:table-cell office:value-type="float" office:value="2.81925048364265" calcext:value-type="float">
            <text:p>2.8192504836</text:p>
          </table:table-cell>
          <table:table-cell office:value-type="float" office:value="2.79640492689946" calcext:value-type="float">
            <text:p>2.7964049269</text:p>
          </table:table-cell>
          <table:table-cell office:value-type="float" office:value="2.77415475906951" calcext:value-type="float">
            <text:p>2.7741547591</text:p>
          </table:table-cell>
          <table:table-cell office:value-type="float" office:value="2.7520354970308" calcext:value-type="float">
            <text:p>2.752035497</text:p>
          </table:table-cell>
          <table:table-cell office:value-type="float" office:value="2.73049064480029" calcext:value-type="float">
            <text:p>2.7304906448</text:p>
          </table:table-cell>
          <table:table-cell office:value-type="float" office:value="2.70906352952021" calcext:value-type="float">
            <text:p>2.7090635295</text:p>
          </table:table-cell>
          <table:table-cell office:value-type="float" office:value="2.68819103410197" calcext:value-type="float">
            <text:p>2.6881910341</text:p>
          </table:table-cell>
          <table:table-cell office:value-type="float" office:value="2.66742402611848" calcext:value-type="float">
            <text:p>2.6674240261</text:p>
          </table:table-cell>
          <table:table-cell office:value-type="float" office:value="2.64697651056549" calcext:value-type="float">
            <text:p>2.6469765106</text:p>
          </table:table-cell>
          <table:table-cell office:value-type="float" office:value="2.62705595793511" calcext:value-type="float">
            <text:p>2.6270559579</text:p>
          </table:table-cell>
          <table:table-cell office:value-type="float" office:value="2.6072240719222" calcext:value-type="float">
            <text:p>2.6072240719</text:p>
          </table:table-cell>
          <table:table-cell office:value-type="float" office:value="2.58790196699035" calcext:value-type="float">
            <text:p>2.587901967</text:p>
          </table:table-cell>
          <table:table-cell office:value-type="float" office:value="2.56865827323841" calcext:value-type="float">
            <text:p>2.5686582732</text:p>
          </table:table-cell>
          <table:table-cell office:value-type="float" office:value="2.54969967124576" calcext:value-type="float">
            <text:p>2.5496996712</text:p>
          </table:table-cell>
          <table:table-cell office:value-type="float" office:value="2.5312267627512" calcext:value-type="float">
            <text:p>2.5312267628</text:p>
          </table:table-cell>
          <table:table-cell office:value-type="float" office:value="2.51281815137514" calcext:value-type="float">
            <text:p>2.5128181514</text:p>
          </table:table-cell>
          <table:table-cell office:value-type="float" office:value="2.49488022358247" calcext:value-type="float">
            <text:p>2.4948802236</text:p>
          </table:table-cell>
          <table:table-cell office:value-type="float" office:value="2.47699797020584" calcext:value-type="float">
            <text:p>2.4769979702</text:p>
          </table:table-cell>
          <table:table-cell office:value-type="float" office:value="2.45937117759173" calcext:value-type="float">
            <text:p>2.4593711776</text:p>
          </table:table-cell>
          <table:table-cell office:value-type="float" office:value="2.44219396438885" calcext:value-type="float">
            <text:p>2.4421939644</text:p>
          </table:table-cell>
          <table:table-cell office:value-type="float" office:value="2.42506053509196" calcext:value-type="float">
            <text:p>2.4250605351</text:p>
          </table:table-cell>
          <table:table-cell office:value-type="float" office:value="2.40836349719611" calcext:value-type="float">
            <text:p>2.4083634972</text:p>
          </table:table-cell>
          <table:table-cell office:value-type="float" office:value="2.39170296599497" calcext:value-type="float">
            <text:p>2.391702966</text:p>
          </table:table-cell>
          <table:table-cell office:value-type="float" office:value="2.37527223522418" calcext:value-type="float">
            <text:p>2.3752722352</text:p>
          </table:table-cell>
          <table:table-cell office:value-type="float" office:value="2.35925930290063" calcext:value-type="float">
            <text:p>2.3592593029</text:p>
          </table:table-cell>
          <table:table-cell office:value-type="float" office:value="2.34327282467838" calcext:value-type="float">
            <text:p>2.3432728247</text:p>
          </table:table-cell>
          <table:table-cell office:value-type="float" office:value="2.3276924955656" calcext:value-type="float">
            <text:p>2.3276924956</text:p>
          </table:table-cell>
          <table:table-cell office:value-type="float" office:value="2.312132458711" calcext:value-type="float">
            <text:p>2.3121324587</text:p>
          </table:table-cell>
          <table:table-cell office:value-type="float" office:value="2.29677988901447" calcext:value-type="float">
            <text:p>2.296779889</text:p>
          </table:table-cell>
          <table:table-cell office:value-type="float" office:value="2.28181700310037" calcext:value-type="float">
            <text:p>2.2818170031</text:p>
          </table:table-cell>
          <table:table-cell office:value-type="float" office:value="2.26686588468675" calcext:value-type="float">
            <text:p>2.2668658847</text:p>
          </table:table-cell>
          <table:table-cell office:value-type="float" office:value="2.25229410842073" calcext:value-type="float">
            <text:p>2.2522941084</text:p>
          </table:table-cell>
          <table:table-cell office:value-type="float" office:value="2.23772886748443" calcext:value-type="float">
            <text:p>2.2377288675</text:p>
          </table:table-cell>
          <table:table-cell office:value-type="float" office:value="2.22335156514086" calcext:value-type="float">
            <text:p>2.2233515651</text:p>
          </table:table-cell>
          <table:table-cell office:value-type="float" office:value="2.2093389532873" calcext:value-type="float">
            <text:p>2.2093389533</text:p>
          </table:table-cell>
          <table:table-cell office:value-type="float" office:value="2.19532562877102" calcext:value-type="float">
            <text:p>2.1953256288</text:p>
          </table:table-cell>
          <table:table-cell office:value-type="float" office:value="2.18166777109516" calcext:value-type="float">
            <text:p>2.1816677711</text:p>
          </table:table-cell>
          <table:table-cell office:value-type="float" office:value="2.16800474740419" calcext:value-type="float">
            <text:p>2.1680047474</text:p>
          </table:table-cell>
          <table:table-cell office:value-type="float" office:value="2.15451251150936" calcext:value-type="float">
            <text:p>2.1545125115</text:p>
          </table:table-cell>
          <table:table-cell office:value-type="float" office:value="2.14136264569865" calcext:value-type="float">
            <text:p>2.1413626457</text:p>
          </table:table-cell>
          <table:table-cell office:value-type="float" office:value="2.12820143803527" calcext:value-type="float">
            <text:p>2.128201438</text:p>
          </table:table-cell>
          <table:table-cell office:value-type="float" office:value="2.1153743379" calcext:value-type="float">
            <text:p>2.1153743379</text:p>
          </table:table-cell>
          <table:table-cell office:value-type="float" office:value="2.10253209806055" calcext:value-type="float">
            <text:p>2.1025320981</text:p>
          </table:table-cell>
          <table:table-cell office:value-type="float" office:value="2.08984552173431" calcext:value-type="float">
            <text:p>2.0898455217</text:p>
          </table:table-cell>
          <table:table-cell office:value-type="float" office:value="2.07748129639848" calcext:value-type="float">
            <text:p>2.0774812964</text:p>
          </table:table-cell>
          <table:table-cell office:value-type="float" office:value="2.15764567835191" calcext:value-type="float">
            <text:p>2.1576456784</text:p>
          </table:table-cell>
          <table:table-cell office:value-type="float" office:value="2.14485759100595" calcext:value-type="float">
            <text:p>2.144857591</text:p>
          </table:table-cell>
          <table:table-cell office:value-type="float" office:value="2.13238733375731" calcext:value-type="float">
            <text:p>2.1323873338</text:p>
          </table:table-cell>
          <table:table-cell office:value-type="float" office:value="2.18600509857642" calcext:value-type="float">
            <text:p>2.1860050986</text:p>
          </table:table-cell>
          <table:table-cell office:value-type="float" office:value="2.17327551907733" calcext:value-type="float">
            <text:p>2.1732755191</text:p>
          </table:table-cell>
          <table:table-cell office:value-type="float" office:value="2.1606939579445" calcext:value-type="float">
            <text:p>2.1606939579</text:p>
          </table:table-cell>
          <table:table-cell office:value-type="float" office:value="2.14842049064994" calcext:value-type="float">
            <text:p>2.1484204906</text:p>
          </table:table-cell>
          <table:table-cell office:value-type="float" office:value="2.13612639015328" calcext:value-type="float">
            <text:p>2.1361263902</text:p>
          </table:table-cell>
          <table:table-cell office:value-type="float" office:value="2.12413357715803" calcext:value-type="float">
            <text:p>2.1241335772</text:p>
          </table:table-cell>
          <table:table-cell office:value-type="float" office:value="2.11211717617549" calcext:value-type="float">
            <text:p>2.1121171762</text:p>
          </table:table-cell>
          <table:table-cell office:value-type="float" office:value="2.10023655373513" calcext:value-type="float">
            <text:p>2.1002365537</text:p>
          </table:table-cell>
          <table:table-cell office:value-type="float" office:value="2.08864749509609" calcext:value-type="float">
            <text:p>2.0886474951</text:p>
          </table:table-cell>
          <table:table-cell office:value-type="float" office:value="2.07703073257729" calcext:value-type="float">
            <text:p>2.0770307326</text:p>
          </table:table-cell>
          <table:table-cell office:value-type="float" office:value="2.06569936248511" calcext:value-type="float">
            <text:p>2.0656993625</text:p>
          </table:table-cell>
          <table:table-cell office:value-type="float" office:value="2.05433774724614" calcext:value-type="float">
            <text:p>2.0543377472</text:p>
          </table:table-cell>
          <table:table-cell office:value-type="float" office:value="2.04310098492188" calcext:value-type="float">
            <text:p>2.0431009849</text:p>
          </table:table-cell>
          <table:table-cell office:value-type="float" office:value="2.03214078345228" calcext:value-type="float">
            <text:p>2.0321407835</text:p>
          </table:table-cell>
          <table:table-cell office:value-type="float" office:value="2.02114679552173" calcext:value-type="float">
            <text:p>2.0211467955</text:p>
          </table:table-cell>
          <table:table-cell office:value-type="float" office:value="2.01042375401072" calcext:value-type="float">
            <text:p>2.010423754</text:p>
          </table:table-cell>
          <table:table-cell office:value-type="float" office:value="1.99966473922696" calcext:value-type="float">
            <text:p>1.9996647392</text:p>
          </table:table-cell>
          <table:table-cell office:value-type="float" office:value="1.98902079412003" calcext:value-type="float">
            <text:p>1.9890207941</text:p>
          </table:table-cell>
          <table:table-cell office:value-type="float" office:value="1.97863974795974" calcext:value-type="float">
            <text:p>1.978639748</text:p>
          </table:table-cell>
          <table:table-cell office:value-type="float" office:value="1.9682196805326" calcext:value-type="float">
            <text:p>1.9682196805</text:p>
          </table:table-cell>
          <table:table-cell office:value-type="float" office:value="1.95790929802575" calcext:value-type="float">
            <text:p>1.957909298</text:p>
          </table:table-cell>
          <table:table-cell office:value-type="float" office:value="1.94785419236062" calcext:value-type="float">
            <text:p>1.9478541924</text:p>
          </table:table-cell>
          <table:table-cell office:value-type="float" office:value="1.93775727992244" calcext:value-type="float">
            <text:p>1.9377572799</text:p>
          </table:table-cell>
          <table:table-cell office:value-type="float" office:value="1.92791078684505" calcext:value-type="float">
            <text:p>1.9279107868</text:p>
          </table:table-cell>
          <table:table-cell office:value-type="float" office:value="1.91802076734704" calcext:value-type="float">
            <text:p>1.9180207673</text:p>
          </table:table-cell>
          <table:table-cell office:value-type="float" office:value="1.90823218394645" calcext:value-type="float">
            <text:p>1.9082321839</text:p>
          </table:table-cell>
          <table:table-cell office:value-type="float" office:value="1.89868704074256" calcext:value-type="float">
            <text:p>1.8986870407</text:p>
          </table:table-cell>
          <table:table-cell office:value-type="float" office:value="1.88909597456738" calcext:value-type="float">
            <text:p>1.8890959746</text:p>
          </table:table-cell>
          <table:table-cell office:value-type="float" office:value="1.87974389447353" calcext:value-type="float">
            <text:p>1.8797438945</text:p>
          </table:table-cell>
          <table:table-cell office:value-type="float" office:value="1.87034441261301" calcext:value-type="float">
            <text:p>1.8703444126</text:p>
          </table:table-cell>
          <table:table-cell office:value-type="float" office:value="1.8610389255711" calcext:value-type="float">
            <text:p>1.861038925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2545636959024" calcext:value-type="float">
            <text:p>19.2545636959</text:p>
          </table:table-cell>
          <table:table-cell office:value-type="string" calcext:value-type="string">
            <text:p><text:s/>global min</text:p>
          </table:table-cell>
          <table:table-cell office:value-type="float" office:value="-29.4215704945689" calcext:value-type="float">
            <text:p>-29.4215704946</text:p>
          </table:table-cell>
          <table:table-cell office:value-type="string" calcext:value-type="string">
            <text:p><text:s/>range</text:p>
          </table:table-cell>
          <table:table-cell office:value-type="float" office:value="48.6761341904713" calcext:value-type="float">
            <text:p>48.6761341905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7.84886733972431" calcext:value-type="float">
            <text:p>7.8488673397</text:p>
          </table:table-cell>
          <table:table-cell office:value-type="float" office:value="5.27648735328135" calcext:value-type="float">
            <text:p>5.2764873533</text:p>
          </table:table-cell>
          <table:table-cell office:value-type="float" office:value="4.05398673742981" calcext:value-type="float">
            <text:p>4.0539867374</text:p>
          </table:table-cell>
          <table:table-cell office:value-type="float" office:value="9.25553383514138" calcext:value-type="float">
            <text:p>9.2555338351</text:p>
          </table:table-cell>
          <table:table-cell office:value-type="float" office:value="11.8846995329131" calcext:value-type="float">
            <text:p>11.8846995329</text:p>
          </table:table-cell>
          <table:table-cell office:value-type="float" office:value="13.5472582027363" calcext:value-type="float">
            <text:p>13.5472582027</text:p>
          </table:table-cell>
          <table:table-cell office:value-type="float" office:value="14.5785930966541" calcext:value-type="float">
            <text:p>14.5785930967</text:p>
          </table:table-cell>
          <table:table-cell office:value-type="float" office:value="18.7201397565989" calcext:value-type="float">
            <text:p>18.7201397566</text:p>
          </table:table-cell>
          <table:table-cell office:value-type="float" office:value="17.5017605129418" calcext:value-type="float">
            <text:p>17.5017605129</text:p>
          </table:table-cell>
          <table:table-cell office:value-type="float" office:value="17.8581859588694" calcext:value-type="float">
            <text:p>17.8581859589</text:p>
          </table:table-cell>
          <table:table-cell office:value-type="float" office:value="18.0837067412501" calcext:value-type="float">
            <text:p>18.0837067413</text:p>
          </table:table-cell>
          <table:table-cell office:value-type="float" office:value="17.3838338627261" calcext:value-type="float">
            <text:p>17.3838338627</text:p>
          </table:table-cell>
          <table:table-cell office:value-type="float" office:value="17.9695770324656" calcext:value-type="float">
            <text:p>17.9695770325</text:p>
          </table:table-cell>
          <table:table-cell office:value-type="float" office:value="17.9732196647037" calcext:value-type="float">
            <text:p>17.9732196647</text:p>
          </table:table-cell>
          <table:table-cell office:value-type="float" office:value="18.7418860727206" calcext:value-type="float">
            <text:p>18.7418860727</text:p>
          </table:table-cell>
          <table:table-cell office:value-type="float" office:value="18.5527623040929" calcext:value-type="float">
            <text:p>18.5527623041</text:p>
          </table:table-cell>
          <table:table-cell office:value-type="float" office:value="17.4625168221045" calcext:value-type="float">
            <text:p>17.4625168221</text:p>
          </table:table-cell>
          <table:table-cell office:value-type="float" office:value="17.0995192395026" calcext:value-type="float">
            <text:p>17.0995192395</text:p>
          </table:table-cell>
          <table:table-cell office:value-type="float" office:value="16.2080531374592" calcext:value-type="float">
            <text:p>16.2080531375</text:p>
          </table:table-cell>
          <table:table-cell office:value-type="float" office:value="16.8446563672212" calcext:value-type="float">
            <text:p>16.8446563672</text:p>
          </table:table-cell>
          <table:table-cell office:value-type="float" office:value="16.050458211842" calcext:value-type="float">
            <text:p>16.0504582118</text:p>
          </table:table-cell>
          <table:table-cell office:value-type="float" office:value="15.9679882511863" calcext:value-type="float">
            <text:p>15.9679882512</text:p>
          </table:table-cell>
          <table:table-cell office:value-type="float" office:value="16.199402947624" calcext:value-type="float">
            <text:p>16.1994029476</text:p>
          </table:table-cell>
          <table:table-cell office:value-type="float" office:value="15.5251344365039" calcext:value-type="float">
            <text:p>15.5251344365</text:p>
          </table:table-cell>
          <table:table-cell office:value-type="float" office:value="15.1986153265964" calcext:value-type="float">
            <text:p>15.1986153266</text:p>
          </table:table-cell>
          <table:table-cell office:value-type="float" office:value="14.6140531986504" calcext:value-type="float">
            <text:p>14.6140531987</text:p>
          </table:table-cell>
          <table:table-cell office:value-type="float" office:value="14.0770558414068" calcext:value-type="float">
            <text:p>14.0770558414</text:p>
          </table:table-cell>
          <table:table-cell office:value-type="float" office:value="13.5756928975682" calcext:value-type="float">
            <text:p>13.5756928976</text:p>
          </table:table-cell>
          <table:table-cell office:value-type="float" office:value="13.1089067084772" calcext:value-type="float">
            <text:p>13.1089067085</text:p>
          </table:table-cell>
          <table:table-cell office:value-type="float" office:value="12.6757806366304" calcext:value-type="float">
            <text:p>12.6757806366</text:p>
          </table:table-cell>
          <table:table-cell office:value-type="float" office:value="12.2681391133174" calcext:value-type="float">
            <text:p>12.2681391133</text:p>
          </table:table-cell>
          <table:table-cell office:value-type="float" office:value="11.8883574083097" calcext:value-type="float">
            <text:p>11.8883574083</text:p>
          </table:table-cell>
          <table:table-cell office:value-type="float" office:value="11.5292827418133" calcext:value-type="float">
            <text:p>11.5292827418</text:p>
          </table:table-cell>
          <table:table-cell office:value-type="float" office:value="11.1923484504112" calcext:value-type="float">
            <text:p>11.1923484504</text:p>
          </table:table-cell>
          <table:table-cell office:value-type="float" office:value="10.8736783065117" calcext:value-type="float">
            <text:p>10.8736783065</text:p>
          </table:table-cell>
          <table:table-cell office:value-type="float" office:value="10.5736738211681" calcext:value-type="float">
            <text:p>10.5736738212</text:p>
          </table:table-cell>
          <table:table-cell office:value-type="float" office:value="10.2889500263778" calcext:value-type="float">
            <text:p>10.2889500264</text:p>
          </table:table-cell>
          <table:table-cell office:value-type="float" office:value="10.0186344646506" calcext:value-type="float">
            <text:p>10.0186344647</text:p>
          </table:table-cell>
          <table:table-cell office:value-type="float" office:value="9.76363144848369" calcext:value-type="float">
            <text:p>9.7636314485</text:p>
          </table:table-cell>
          <table:table-cell office:value-type="float" office:value="9.52051299761979" calcext:value-type="float">
            <text:p>9.5205129976</text:p>
          </table:table-cell>
          <table:table-cell office:value-type="float" office:value="9.95037048481059" calcext:value-type="float">
            <text:p>9.9503704848</text:p>
          </table:table-cell>
          <table:table-cell office:value-type="float" office:value="9.71520730265184" calcext:value-type="float">
            <text:p>9.7152073027</text:p>
          </table:table-cell>
          <table:table-cell office:value-type="float" office:value="9.489666637026" calcext:value-type="float">
            <text:p>9.489666637</text:p>
          </table:table-cell>
          <table:table-cell office:value-type="float" office:value="9.27566323241502" calcext:value-type="float">
            <text:p>9.2756632324</text:p>
          </table:table-cell>
          <table:table-cell office:value-type="float" office:value="9.07040168089308" calcext:value-type="float">
            <text:p>9.0704016809</text:p>
          </table:table-cell>
          <table:table-cell office:value-type="float" office:value="8.87481722770286" calcext:value-type="float">
            <text:p>8.8748172277</text:p>
          </table:table-cell>
          <table:table-cell office:value-type="float" office:value="8.68681884868637" calcext:value-type="float">
            <text:p>8.6868188487</text:p>
          </table:table-cell>
          <table:table-cell office:value-type="float" office:value="8.50670632240851" calcext:value-type="float">
            <text:p>8.5067063224</text:p>
          </table:table-cell>
          <table:table-cell office:value-type="float" office:value="8.33389381407216" calcext:value-type="float">
            <text:p>8.3338938141</text:p>
          </table:table-cell>
          <table:table-cell office:value-type="float" office:value="8.16868627447358" calcext:value-type="float">
            <text:p>8.1686862745</text:p>
          </table:table-cell>
          <table:table-cell office:value-type="float" office:value="8.00927857132562" calcext:value-type="float">
            <text:p>8.0092785713</text:p>
          </table:table-cell>
          <table:table-cell office:value-type="float" office:value="7.85605047547992" calcext:value-type="float">
            <text:p>7.8560504755</text:p>
          </table:table-cell>
          <table:table-cell office:value-type="float" office:value="7.70855694601667" calcext:value-type="float">
            <text:p>7.708556946</text:p>
          </table:table-cell>
          <table:table-cell office:value-type="float" office:value="7.56657288381912" calcext:value-type="float">
            <text:p>7.5665728838</text:p>
          </table:table-cell>
          <table:table-cell office:value-type="float" office:value="7.42970598436655" calcext:value-type="float">
            <text:p>7.4297059844</text:p>
          </table:table-cell>
          <table:table-cell office:value-type="float" office:value="7.29834546382684" calcext:value-type="float">
            <text:p>7.2983454638</text:p>
          </table:table-cell>
          <table:table-cell office:value-type="float" office:value="7.17098665593387" calcext:value-type="float">
            <text:p>7.1709866559</text:p>
          </table:table-cell>
          <table:table-cell office:value-type="float" office:value="7.0480630513031" calcext:value-type="float">
            <text:p>7.0480630513</text:p>
          </table:table-cell>
          <table:table-cell office:value-type="float" office:value="6.92926356592385" calcext:value-type="float">
            <text:p>6.9292635659</text:p>
          </table:table-cell>
          <table:table-cell office:value-type="float" office:value="6.81446613294761" calcext:value-type="float">
            <text:p>6.8144661329</text:p>
          </table:table-cell>
          <table:table-cell office:value-type="float" office:value="6.70339117034072" calcext:value-type="float">
            <text:p>6.7033911703</text:p>
          </table:table-cell>
          <table:table-cell office:value-type="float" office:value="6.59593998351828" calcext:value-type="float">
            <text:p>6.5959399835</text:p>
          </table:table-cell>
          <table:table-cell office:value-type="float" office:value="6.49151170887102" calcext:value-type="float">
            <text:p>6.4915117089</text:p>
          </table:table-cell>
          <table:table-cell office:value-type="float" office:value="6.39123053895339" calcext:value-type="float">
            <text:p>6.391230539</text:p>
          </table:table-cell>
          <table:table-cell office:value-type="float" office:value="6.29350227549146" calcext:value-type="float">
            <text:p>6.2935022755</text:p>
          </table:table-cell>
          <table:table-cell office:value-type="float" office:value="6.19842783359445" calcext:value-type="float">
            <text:p>6.1984278336</text:p>
          </table:table-cell>
          <table:table-cell office:value-type="float" office:value="6.10649448404718" calcext:value-type="float">
            <text:p>6.106494484</text:p>
          </table:table-cell>
          <table:table-cell office:value-type="float" office:value="6.1789181152872" calcext:value-type="float">
            <text:p>6.1789181153</text:p>
          </table:table-cell>
          <table:table-cell office:value-type="float" office:value="6.0899688322736" calcext:value-type="float">
            <text:p>6.0899688323</text:p>
          </table:table-cell>
          <table:table-cell office:value-type="float" office:value="6.0035248977258" calcext:value-type="float">
            <text:p>6.0035248977</text:p>
          </table:table-cell>
          <table:table-cell office:value-type="float" office:value="5.91955155532613" calcext:value-type="float">
            <text:p>5.9195515553</text:p>
          </table:table-cell>
          <table:table-cell office:value-type="float" office:value="5.83787574780671" calcext:value-type="float">
            <text:p>5.8378757478</text:p>
          </table:table-cell>
          <table:table-cell office:value-type="float" office:value="5.75847221136208" calcext:value-type="float">
            <text:p>5.7584722114</text:p>
          </table:table-cell>
          <table:table-cell office:value-type="float" office:value="5.68118060599135" calcext:value-type="float">
            <text:p>5.681180606</text:p>
          </table:table-cell>
          <table:table-cell office:value-type="float" office:value="5.60598376574278" calcext:value-type="float">
            <text:p>5.6059837657</text:p>
          </table:table-cell>
          <table:table-cell office:value-type="float" office:value="5.53244396199276" calcext:value-type="float">
            <text:p>5.532443962</text:p>
          </table:table-cell>
          <table:table-cell office:value-type="float" office:value="5.46154880448822" calcext:value-type="float">
            <text:p>5.4615488045</text:p>
          </table:table-cell>
          <table:table-cell office:value-type="float" office:value="5.39202758153231" calcext:value-type="float">
            <text:p>5.3920275815</text:p>
          </table:table-cell>
          <table:table-cell office:value-type="float" office:value="5.32400937303556" calcext:value-type="float">
            <text:p>5.324009373</text:p>
          </table:table-cell>
          <table:table-cell office:value-type="float" office:value="5.25794542354671" calcext:value-type="float">
            <text:p>5.2579454235</text:p>
          </table:table-cell>
          <table:table-cell office:value-type="float" office:value="5.19354384532205" calcext:value-type="float">
            <text:p>5.1935438453</text:p>
          </table:table-cell>
          <table:table-cell office:value-type="float" office:value="5.1304147579491" calcext:value-type="float">
            <text:p>5.1304147579</text:p>
          </table:table-cell>
          <table:table-cell office:value-type="float" office:value="5.06910153902621" calcext:value-type="float">
            <text:p>5.069101539</text:p>
          </table:table-cell>
          <table:table-cell office:value-type="float" office:value="5.00921810896551" calcext:value-type="float">
            <text:p>5.009218109</text:p>
          </table:table-cell>
          <table:table-cell office:value-type="float" office:value="4.9507733969465" calcext:value-type="float">
            <text:p>4.9507733969</text:p>
          </table:table-cell>
          <table:table-cell office:value-type="float" office:value="4.89365851342302" calcext:value-type="float">
            <text:p>4.8936585134</text:p>
          </table:table-cell>
          <table:table-cell office:value-type="float" office:value="4.83762323292723" calcext:value-type="float">
            <text:p>4.8376232329</text:p>
          </table:table-cell>
          <table:table-cell office:value-type="float" office:value="4.78265024164396" calcext:value-type="float">
            <text:p>4.7826502416</text:p>
          </table:table-cell>
          <table:table-cell office:value-type="float" office:value="4.73020613278361" calcext:value-type="float">
            <text:p>4.7302061328</text:p>
          </table:table-cell>
          <table:table-cell office:value-type="float" office:value="4.67842686036255" calcext:value-type="float">
            <text:p>4.6784268604</text:p>
          </table:table-cell>
          <table:table-cell office:value-type="float" office:value="4.62701557618274" calcext:value-type="float">
            <text:p>4.6270155762</text:p>
          </table:table-cell>
          <table:table-cell office:value-type="float" office:value="4.57672192861553" calcext:value-type="float">
            <text:p>4.5767219286</text:p>
          </table:table-cell>
          <table:table-cell office:value-type="float" office:value="4.52826332309158" calcext:value-type="float">
            <text:p>4.5282633231</text:p>
          </table:table-cell>
          <table:table-cell office:value-type="float" office:value="4.48087240299638" calcext:value-type="float">
            <text:p>4.480872403</text:p>
          </table:table-cell>
          <table:table-cell office:value-type="float" office:value="4.4337053250701" calcext:value-type="float">
            <text:p>4.4337053251</text:p>
          </table:table-cell>
          <table:table-cell office:value-type="float" office:value="4.38792603432904" calcext:value-type="float">
            <text:p>4.3879260343</text:p>
          </table:table-cell>
          <table:table-cell office:value-type="float" office:value="4.34311666889625" calcext:value-type="float">
            <text:p>4.3431166689</text:p>
          </table:table-cell>
          <table:table-cell office:value-type="float" office:value="4.2987991518667" calcext:value-type="float">
            <text:p>4.2987991519</text:p>
          </table:table-cell>
          <table:table-cell office:value-type="float" office:value="4.25608473230126" calcext:value-type="float">
            <text:p>4.2560847323</text:p>
          </table:table-cell>
          <table:table-cell office:value-type="float" office:value="4.21425905331967" calcext:value-type="float">
            <text:p>4.2142590533</text:p>
          </table:table-cell>
          <table:table-cell office:value-type="float" office:value="4.17253371615809" calcext:value-type="float">
            <text:p>4.1725337162</text:p>
          </table:table-cell>
          <table:table-cell office:value-type="float" office:value="4.13167386103398" calcext:value-type="float">
            <text:p>4.131673861</text:p>
          </table:table-cell>
          <table:table-cell office:value-type="float" office:value="4.09224082951799" calcext:value-type="float">
            <text:p>4.0922408295</text:p>
          </table:table-cell>
          <table:table-cell office:value-type="float" office:value="4.05359925263939" calcext:value-type="float">
            <text:p>4.0535992526</text:p>
          </table:table-cell>
          <table:table-cell office:value-type="float" office:value="4.01499354547139" calcext:value-type="float">
            <text:p>4.0149935455</text:p>
          </table:table-cell>
          <table:table-cell office:value-type="float" office:value="3.97748316687192" calcext:value-type="float">
            <text:p>3.9774831669</text:p>
          </table:table-cell>
          <table:table-cell office:value-type="float" office:value="3.94035555310207" calcext:value-type="float">
            <text:p>3.9403555531</text:p>
          </table:table-cell>
          <table:table-cell office:value-type="float" office:value="3.90493674754624" calcext:value-type="float">
            <text:p>3.9049367475</text:p>
          </table:table-cell>
          <table:table-cell office:value-type="float" office:value="3.86946846008185" calcext:value-type="float">
            <text:p>3.8694684601</text:p>
          </table:table-cell>
          <table:table-cell office:value-type="float" office:value="3.83429147408111" calcext:value-type="float">
            <text:p>3.8342914741</text:p>
          </table:table-cell>
          <table:table-cell office:value-type="float" office:value="3.79979180758937" calcext:value-type="float">
            <text:p>3.7997918076</text:p>
          </table:table-cell>
          <table:table-cell office:value-type="float" office:value="3.76649073444025" calcext:value-type="float">
            <text:p>3.7664907344</text:p>
          </table:table-cell>
          <table:table-cell office:value-type="float" office:value="3.73320168806023" calcext:value-type="float">
            <text:p>3.7332016881</text:p>
          </table:table-cell>
          <table:table-cell office:value-type="float" office:value="3.70061736720259" calcext:value-type="float">
            <text:p>3.7006173672</text:p>
          </table:table-cell>
          <table:table-cell office:value-type="float" office:value="3.66904740413898" calcext:value-type="float">
            <text:p>3.6690474041</text:p>
          </table:table-cell>
          <table:table-cell office:value-type="float" office:value="3.63841013818151" calcext:value-type="float">
            <text:p>3.6384101382</text:p>
          </table:table-cell>
          <table:table-cell office:value-type="float" office:value="3.60731261563295" calcext:value-type="float">
            <text:p>3.6073126156</text:p>
          </table:table-cell>
          <table:table-cell office:value-type="float" office:value="3.57674216973776" calcext:value-type="float">
            <text:p>3.5767421697</text:p>
          </table:table-cell>
          <table:table-cell office:value-type="float" office:value="3.5472743499491" calcext:value-type="float">
            <text:p>3.5472743499</text:p>
          </table:table-cell>
          <table:table-cell office:value-type="float" office:value="3.51775396781201" calcext:value-type="float">
            <text:p>3.5177539678</text:p>
          </table:table-cell>
          <table:table-cell office:value-type="float" office:value="3.48872152587553" calcext:value-type="float">
            <text:p>3.4887215259</text:p>
          </table:table-cell>
          <table:table-cell office:value-type="float" office:value="3.46106909167223" calcext:value-type="float">
            <text:p>3.4610690917</text:p>
          </table:table-cell>
          <table:table-cell office:value-type="float" office:value="3.43350000649512" calcext:value-type="float">
            <text:p>3.4335000065</text:p>
          </table:table-cell>
          <table:table-cell office:value-type="float" office:value="3.58254229648205" calcext:value-type="float">
            <text:p>3.5825422965</text:p>
          </table:table-cell>
          <table:table-cell office:value-type="float" office:value="3.55388195811019" calcext:value-type="float">
            <text:p>3.5538819581</text:p>
          </table:table-cell>
          <table:table-cell office:value-type="float" office:value="3.52571486712121" calcext:value-type="float">
            <text:p>3.5257148671</text:p>
          </table:table-cell>
          <table:table-cell office:value-type="float" office:value="3.49795333273443" calcext:value-type="float">
            <text:p>3.4979533327</text:p>
          </table:table-cell>
          <table:table-cell office:value-type="float" office:value="3.47062557232244" calcext:value-type="float">
            <text:p>3.4706255723</text:p>
          </table:table-cell>
          <table:table-cell office:value-type="float" office:value="3.44426468893147" calcext:value-type="float">
            <text:p>3.4442646889</text:p>
          </table:table-cell>
          <table:table-cell office:value-type="float" office:value="3.41791333832653" calcext:value-type="float">
            <text:p>3.4179133383</text:p>
          </table:table-cell>
          <table:table-cell office:value-type="float" office:value="3.39185925554158" calcext:value-type="float">
            <text:p>3.3918592555</text:p>
          </table:table-cell>
          <table:table-cell office:value-type="float" office:value="3.3670355077956" calcext:value-type="float">
            <text:p>3.3670355078</text:p>
          </table:table-cell>
          <table:table-cell office:value-type="float" office:value="3.34224630559329" calcext:value-type="float">
            <text:p>3.3422463056</text:p>
          </table:table-cell>
          <table:table-cell office:value-type="float" office:value="3.31730416898438" calcext:value-type="float">
            <text:p>3.317304169</text:p>
          </table:table-cell>
          <table:table-cell office:value-type="float" office:value="3.29273154551043" calcext:value-type="float">
            <text:p>3.2927315455</text:p>
          </table:table-cell>
          <table:table-cell office:value-type="float" office:value="3.26852028414638" calcext:value-type="float">
            <text:p>3.2685202841</text:p>
          </table:table-cell>
          <table:table-cell office:value-type="float" office:value="3.24517394349486" calcext:value-type="float">
            <text:p>3.2451739435</text:p>
          </table:table-cell>
          <table:table-cell office:value-type="float" office:value="3.22179289397887" calcext:value-type="float">
            <text:p>3.221792894</text:p>
          </table:table-cell>
          <table:table-cell office:value-type="float" office:value="3.19864926519843" calcext:value-type="float">
            <text:p>3.1986492652</text:p>
          </table:table-cell>
          <table:table-cell office:value-type="float" office:value="3.17662408868325" calcext:value-type="float">
            <text:p>3.1766240887</text:p>
          </table:table-cell>
          <table:table-cell office:value-type="float" office:value="3.15459180163505" calcext:value-type="float">
            <text:p>3.1545918016</text:p>
          </table:table-cell>
          <table:table-cell office:value-type="float" office:value="3.13237636641227" calcext:value-type="float">
            <text:p>3.1323763664</text:p>
          </table:table-cell>
          <table:table-cell office:value-type="float" office:value="3.11047163657722" calcext:value-type="float">
            <text:p>3.1104716366</text:p>
          </table:table-cell>
          <table:table-cell office:value-type="float" office:value="3.08887113910099" calcext:value-type="float">
            <text:p>3.0888711391</text:p>
          </table:table-cell>
          <table:table-cell office:value-type="float" office:value="3.06805183203745" calcext:value-type="float">
            <text:p>3.068051832</text:p>
          </table:table-cell>
          <table:table-cell office:value-type="float" office:value="3.04716510106657" calcext:value-type="float">
            <text:p>3.0471651011</text:p>
          </table:table-cell>
          <table:table-cell office:value-type="float" office:value="3.02646893366814" calcext:value-type="float">
            <text:p>3.0264689337</text:p>
          </table:table-cell>
          <table:table-cell office:value-type="float" office:value="3.00679768785331" calcext:value-type="float">
            <text:p>3.0067976879</text:p>
          </table:table-cell>
          <table:table-cell office:value-type="float" office:value="2.98708811689381" calcext:value-type="float">
            <text:p>2.9870881169</text:p>
          </table:table-cell>
          <table:table-cell office:value-type="float" office:value="2.96717419611452" calcext:value-type="float">
            <text:p>2.9671741961</text:p>
          </table:table-cell>
          <table:table-cell office:value-type="float" office:value="2.94752403587535" calcext:value-type="float">
            <text:p>2.9475240359</text:p>
          </table:table-cell>
          <table:table-cell office:value-type="float" office:value="2.92813243037617" calcext:value-type="float">
            <text:p>2.9281324304</text:p>
          </table:table-cell>
          <table:table-cell office:value-type="float" office:value="2.90945229432722" calcext:value-type="float">
            <text:p>2.9094522943</text:p>
          </table:table-cell>
          <table:table-cell office:value-type="float" office:value="2.89059110081535" calcext:value-type="float">
            <text:p>2.8905911008</text:p>
          </table:table-cell>
          <table:table-cell office:value-type="float" office:value="2.87197327754233" calcext:value-type="float">
            <text:p>2.8719732775</text:p>
          </table:table-cell>
          <table:table-cell office:value-type="float" office:value="2.85430117033419" calcext:value-type="float">
            <text:p>2.8543011703</text:p>
          </table:table-cell>
          <table:table-cell office:value-type="float" office:value="2.83656722412116" calcext:value-type="float">
            <text:p>2.8365672241</text:p>
          </table:table-cell>
          <table:table-cell office:value-type="float" office:value="2.81861426700647" calcext:value-type="float">
            <text:p>2.818614267</text:p>
          </table:table-cell>
          <table:table-cell office:value-type="float" office:value="2.80091750113535" calcext:value-type="float">
            <text:p>2.8009175011</text:p>
          </table:table-cell>
          <table:table-cell office:value-type="float" office:value="2.78341176675325" calcext:value-type="float">
            <text:p>2.7834117668</text:p>
          </table:table-cell>
          <table:table-cell office:value-type="float" office:value="2.76612349491006" calcext:value-type="float">
            <text:p>2.7661234949</text:p>
          </table:table-cell>
          <table:table-cell office:value-type="float" office:value="2.74948119935437" calcext:value-type="float">
            <text:p>2.7494811994</text:p>
          </table:table-cell>
          <table:table-cell office:value-type="float" office:value="2.73264283919574" calcext:value-type="float">
            <text:p>2.7326428392</text:p>
          </table:table-cell>
          <table:table-cell office:value-type="float" office:value="2.71668236184133" calcext:value-type="float">
            <text:p>2.7166823618</text:p>
          </table:table-cell>
          <table:table-cell office:value-type="float" office:value="2.70021762025442" calcext:value-type="float">
            <text:p>2.7002176203</text:p>
          </table:table-cell>
          <table:table-cell office:value-type="float" office:value="2.68437336721004" calcext:value-type="float">
            <text:p>2.6843733672</text:p>
          </table:table-cell>
          <table:table-cell office:value-type="float" office:value="2.66832818832554" calcext:value-type="float">
            <text:p>2.6683281883</text:p>
          </table:table-cell>
          <table:table-cell office:value-type="float" office:value="2.65247402347537" calcext:value-type="float">
            <text:p>2.6524740235</text:p>
          </table:table-cell>
          <table:table-cell office:value-type="float" office:value="2.63677891091043" calcext:value-type="float">
            <text:p>2.6367789109</text:p>
          </table:table-cell>
          <table:table-cell office:value-type="float" office:value="2.62168063269853" calcext:value-type="float">
            <text:p>2.6216806327</text:p>
          </table:table-cell>
          <table:table-cell office:value-type="float" office:value="2.60637740381432" calcext:value-type="float">
            <text:p>2.6063774038</text:p>
          </table:table-cell>
          <table:table-cell office:value-type="float" office:value="2.59125211945202" calcext:value-type="float">
            <text:p>2.5912521195</text:p>
          </table:table-cell>
          <table:table-cell office:value-type="float" office:value="2.57693924334578" calcext:value-type="float">
            <text:p>2.5769392433</text:p>
          </table:table-cell>
          <table:table-cell office:value-type="float" office:value="2.56235277306176" calcext:value-type="float">
            <text:p>2.5623527731</text:p>
          </table:table-cell>
          <table:table-cell office:value-type="float" office:value="2.5477107572157" calcext:value-type="float">
            <text:p>2.5477107572</text:p>
          </table:table-cell>
          <table:table-cell office:value-type="float" office:value="2.53323512791333" calcext:value-type="float">
            <text:p>2.5332351279</text:p>
          </table:table-cell>
          <table:table-cell office:value-type="float" office:value="2.51892306504377" calcext:value-type="float">
            <text:p>2.518923065</text:p>
          </table:table-cell>
          <table:table-cell office:value-type="float" office:value="2.50516547262716" calcext:value-type="float">
            <text:p>2.5051654726</text:p>
          </table:table-cell>
          <table:table-cell office:value-type="float" office:value="2.49119710961527" calcext:value-type="float">
            <text:p>2.4911971096</text:p>
          </table:table-cell>
          <table:table-cell office:value-type="float" office:value="2.47738395063684" calcext:value-type="float">
            <text:p>2.4773839506</text:p>
          </table:table-cell>
          <table:table-cell office:value-type="float" office:value="2.46410291684405" calcext:value-type="float">
            <text:p>2.4641029168</text:p>
          </table:table-cell>
          <table:table-cell office:value-type="float" office:value="2.45094889870144" calcext:value-type="float">
            <text:p>2.4509488987</text:p>
          </table:table-cell>
          <table:table-cell office:value-type="float" office:value="2.43758212053093" calcext:value-type="float">
            <text:p>2.4375821205</text:p>
          </table:table-cell>
          <table:table-cell office:value-type="float" office:value="2.424334391615" calcext:value-type="float">
            <text:p>2.4243343916</text:p>
          </table:table-cell>
          <table:table-cell office:value-type="float" office:value="2.41122988139005" calcext:value-type="float">
            <text:p>2.4112298814</text:p>
          </table:table-cell>
          <table:table-cell office:value-type="float" office:value="2.3986430089895" calcext:value-type="float">
            <text:p>2.398643009</text:p>
          </table:table-cell>
          <table:table-cell office:value-type="float" office:value="2.38584186184784" calcext:value-type="float">
            <text:p>2.3858418618</text:p>
          </table:table-cell>
          <table:table-cell office:value-type="float" office:value="2.37376357829052" calcext:value-type="float">
            <text:p>2.3737635783</text:p>
          </table:table-cell>
          <table:table-cell office:value-type="float" office:value="2.36120398263819" calcext:value-type="float">
            <text:p>2.3612039826</text:p>
          </table:table-cell>
          <table:table-cell office:value-type="float" office:value="2.34877659325589" calcext:value-type="float">
            <text:p>2.3487765933</text:p>
          </table:table-cell>
          <table:table-cell office:value-type="float" office:value="2.33684620069898" calcext:value-type="float">
            <text:p>2.3368462007</text:p>
          </table:table-cell>
          <table:table-cell office:value-type="float" office:value="2.32470027514065" calcext:value-type="float">
            <text:p>2.3247002751</text:p>
          </table:table-cell>
          <table:table-cell office:value-type="float" office:value="2.31268021409587" calcext:value-type="float">
            <text:p>2.3126802141</text:p>
          </table:table-cell>
          <table:table-cell office:value-type="float" office:value="2.30075918206445" calcext:value-type="float">
            <text:p>2.3007591821</text:p>
          </table:table-cell>
          <table:table-cell office:value-type="float" office:value="2.28931975864303" calcext:value-type="float">
            <text:p>2.2893197586</text:p>
          </table:table-cell>
          <table:table-cell office:value-type="float" office:value="2.27766419096372" calcext:value-type="float">
            <text:p>2.277664191</text:p>
          </table:table-cell>
          <table:table-cell office:value-type="float" office:value="2.26668683239574" calcext:value-type="float">
            <text:p>2.2666868324</text:p>
          </table:table-cell>
          <table:table-cell office:value-type="float" office:value="2.25523891910081" calcext:value-type="float">
            <text:p>2.2552389191</text:p>
          </table:table-cell>
          <table:table-cell office:value-type="float" office:value="2.24390606021086" calcext:value-type="float">
            <text:p>2.2439060602</text:p>
          </table:table-cell>
          <table:table-cell office:value-type="float" office:value="2.23303688798424" calcext:value-type="float">
            <text:p>2.23303688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2.4719683864445" calcext:value-type="float">
            <text:p>32.4719683864</text:p>
          </table:table-cell>
          <table:table-cell office:value-type="string" calcext:value-type="string">
            <text:p><text:s/>global min</text:p>
          </table:table-cell>
          <table:table-cell office:value-type="float" office:value="-35.0320316055329" calcext:value-type="float">
            <text:p>-35.0320316055</text:p>
          </table:table-cell>
          <table:table-cell office:value-type="string" calcext:value-type="string">
            <text:p><text:s/>range</text:p>
          </table:table-cell>
          <table:table-cell office:value-type="float" office:value="67.5039999919774" calcext:value-type="float">
            <text:p>67.503999992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2.713840920569" calcext:value-type="float">
            <text:p>12.7138409206</text:p>
          </table:table-cell>
          <table:table-cell office:value-type="float" office:value="6.3852596275382" calcext:value-type="float">
            <text:p>6.3852596275</text:p>
          </table:table-cell>
          <table:table-cell office:value-type="float" office:value="6.73288018244266" calcext:value-type="float">
            <text:p>6.7328801824</text:p>
          </table:table-cell>
          <table:table-cell office:value-type="float" office:value="5.1990616267146" calcext:value-type="float">
            <text:p>5.1990616267</text:p>
          </table:table-cell>
          <table:table-cell office:value-type="float" office:value="4.17058496827316" calcext:value-type="float">
            <text:p>4.1705849683</text:p>
          </table:table-cell>
          <table:table-cell office:value-type="float" office:value="3.47976850944651" calcext:value-type="float">
            <text:p>3.4797685094</text:p>
          </table:table-cell>
          <table:table-cell office:value-type="float" office:value="3.01070120720266" calcext:value-type="float">
            <text:p>3.0107012072</text:p>
          </table:table-cell>
          <table:table-cell office:value-type="float" office:value="2.64302993158853" calcext:value-type="float">
            <text:p>2.6430299316</text:p>
          </table:table-cell>
          <table:table-cell office:value-type="float" office:value="5.8634618671238" calcext:value-type="float">
            <text:p>5.8634618671</text:p>
          </table:table-cell>
          <table:table-cell office:value-type="float" office:value="8.84227132765036" calcext:value-type="float">
            <text:p>8.8422713277</text:p>
          </table:table-cell>
          <table:table-cell office:value-type="float" office:value="8.47923012564487" calcext:value-type="float">
            <text:p>8.4792301256</text:p>
          </table:table-cell>
          <table:table-cell office:value-type="float" office:value="8.84950409903994" calcext:value-type="float">
            <text:p>8.849504099</text:p>
          </table:table-cell>
          <table:table-cell office:value-type="float" office:value="9.56399293157028" calcext:value-type="float">
            <text:p>9.5639929316</text:p>
          </table:table-cell>
          <table:table-cell office:value-type="float" office:value="10.7036780399934" calcext:value-type="float">
            <text:p>10.70367804</text:p>
          </table:table-cell>
          <table:table-cell office:value-type="float" office:value="12.4324790179717" calcext:value-type="float">
            <text:p>12.432479018</text:p>
          </table:table-cell>
          <table:table-cell office:value-type="float" office:value="12.9836141955524" calcext:value-type="float">
            <text:p>12.9836141956</text:p>
          </table:table-cell>
          <table:table-cell office:value-type="float" office:value="14.6607740668465" calcext:value-type="float">
            <text:p>14.6607740668</text:p>
          </table:table-cell>
          <table:table-cell office:value-type="float" office:value="17.1417499409108" calcext:value-type="float">
            <text:p>17.1417499409</text:p>
          </table:table-cell>
          <table:table-cell office:value-type="float" office:value="16.4554656243228" calcext:value-type="float">
            <text:p>16.4554656243</text:p>
          </table:table-cell>
          <table:table-cell office:value-type="float" office:value="18.7670599629263" calcext:value-type="float">
            <text:p>18.7670599629</text:p>
          </table:table-cell>
          <table:table-cell office:value-type="float" office:value="20.7020217530594" calcext:value-type="float">
            <text:p>20.7020217531</text:p>
          </table:table-cell>
          <table:table-cell office:value-type="float" office:value="19.7699433730903" calcext:value-type="float">
            <text:p>19.7699433731</text:p>
          </table:table-cell>
          <table:table-cell office:value-type="float" office:value="18.9133950091425" calcext:value-type="float">
            <text:p>18.9133950091</text:p>
          </table:table-cell>
          <table:table-cell office:value-type="float" office:value="18.1264071427329" calcext:value-type="float">
            <text:p>18.1264071427</text:p>
          </table:table-cell>
          <table:table-cell office:value-type="float" office:value="17.4023783056361" calcext:value-type="float">
            <text:p>17.4023783056</text:p>
          </table:table-cell>
          <table:table-cell office:value-type="float" office:value="16.7406059628709" calcext:value-type="float">
            <text:p>16.7406059629</text:p>
          </table:table-cell>
          <table:table-cell office:value-type="float" office:value="16.1215348611095" calcext:value-type="float">
            <text:p>16.1215348611</text:p>
          </table:table-cell>
          <table:table-cell office:value-type="float" office:value="15.5466831237596" calcext:value-type="float">
            <text:p>15.5466831238</text:p>
          </table:table-cell>
          <table:table-cell office:value-type="float" office:value="15.0125450275785" calcext:value-type="float">
            <text:p>15.0125450276</text:p>
          </table:table-cell>
          <table:table-cell office:value-type="float" office:value="14.5129830671697" calcext:value-type="float">
            <text:p>14.5129830672</text:p>
          </table:table-cell>
          <table:table-cell office:value-type="float" office:value="14.0456509106582" calcext:value-type="float">
            <text:p>14.0456509107</text:p>
          </table:table-cell>
          <table:table-cell office:value-type="float" office:value="13.6103516607847" calcext:value-type="float">
            <text:p>13.6103516608</text:p>
          </table:table-cell>
          <table:table-cell office:value-type="float" office:value="13.9871426646599" calcext:value-type="float">
            <text:p>13.9871426647</text:p>
          </table:table-cell>
          <table:table-cell office:value-type="float" office:value="13.5765115926203" calcext:value-type="float">
            <text:p>13.5765115926</text:p>
          </table:table-cell>
          <table:table-cell office:value-type="float" office:value="13.1893451532686" calcext:value-type="float">
            <text:p>13.1893451533</text:p>
          </table:table-cell>
          <table:table-cell office:value-type="float" office:value="12.826198757753" calcext:value-type="float">
            <text:p>12.8261987578</text:p>
          </table:table-cell>
          <table:table-cell office:value-type="float" office:value="12.4802389593087" calcext:value-type="float">
            <text:p>12.4802389593</text:p>
          </table:table-cell>
          <table:table-cell office:value-type="float" office:value="12.1524875713088" calcext:value-type="float">
            <text:p>12.1524875713</text:p>
          </table:table-cell>
          <table:table-cell office:value-type="float" office:value="11.8423386165191" calcext:value-type="float">
            <text:p>11.8423386165</text:p>
          </table:table-cell>
          <table:table-cell office:value-type="float" office:value="12.6569076334071" calcext:value-type="float">
            <text:p>12.6569076334</text:p>
          </table:table-cell>
          <table:table-cell office:value-type="float" office:value="12.348829062234" calcext:value-type="float">
            <text:p>12.3488290622</text:p>
          </table:table-cell>
          <table:table-cell office:value-type="float" office:value="12.056158806812" calcext:value-type="float">
            <text:p>12.0561588068</text:p>
          </table:table-cell>
          <table:table-cell office:value-type="float" office:value="11.7763803744515" calcext:value-type="float">
            <text:p>11.7763803745</text:p>
          </table:table-cell>
          <table:table-cell office:value-type="float" office:value="11.5100235099074" calcext:value-type="float">
            <text:p>11.5100235099</text:p>
          </table:table-cell>
          <table:table-cell office:value-type="float" office:value="11.2548160144719" calcext:value-type="float">
            <text:p>11.2548160145</text:p>
          </table:table-cell>
          <table:table-cell office:value-type="float" office:value="11.0107044970989" calcext:value-type="float">
            <text:p>11.0107044971</text:p>
          </table:table-cell>
          <table:table-cell office:value-type="float" office:value="10.7789038676863" calcext:value-type="float">
            <text:p>10.7789038677</text:p>
          </table:table-cell>
          <table:table-cell office:value-type="float" office:value="10.5548784999286" calcext:value-type="float">
            <text:p>10.5548784999</text:p>
          </table:table-cell>
          <table:table-cell office:value-type="float" office:value="10.3399970247323" calcext:value-type="float">
            <text:p>10.3399970247</text:p>
          </table:table-cell>
          <table:table-cell office:value-type="float" office:value="10.1343306509278" calcext:value-type="float">
            <text:p>10.1343306509</text:p>
          </table:table-cell>
          <table:table-cell office:value-type="float" office:value="9.93612193650401" calcext:value-type="float">
            <text:p>9.9361219365</text:p>
          </table:table-cell>
          <table:table-cell office:value-type="float" office:value="9.74613263646561" calcext:value-type="float">
            <text:p>9.7461326365</text:p>
          </table:table-cell>
          <table:table-cell office:value-type="float" office:value="9.56272798700991" calcext:value-type="float">
            <text:p>9.562727987</text:p>
          </table:table-cell>
          <table:table-cell office:value-type="float" office:value="9.38611610234886" calcext:value-type="float">
            <text:p>9.3861161023</text:p>
          </table:table-cell>
          <table:table-cell office:value-type="float" office:value="9.21648996111538" calcext:value-type="float">
            <text:p>9.2164899611</text:p>
          </table:table-cell>
          <table:table-cell office:value-type="float" office:value="9.05236846565462" calcext:value-type="float">
            <text:p>9.0523684657</text:p>
          </table:table-cell>
          <table:table-cell office:value-type="float" office:value="8.89454934054678" calcext:value-type="float">
            <text:p>8.8945493405</text:p>
          </table:table-cell>
          <table:table-cell office:value-type="float" office:value="8.7416379073531" calcext:value-type="float">
            <text:p>8.7416379074</text:p>
          </table:table-cell>
          <table:table-cell office:value-type="float" office:value="8.59390991257276" calcext:value-type="float">
            <text:p>8.5939099126</text:p>
          </table:table-cell>
          <table:table-cell office:value-type="float" office:value="8.45162271960501" calcext:value-type="float">
            <text:p>8.4516227196</text:p>
          </table:table-cell>
          <table:table-cell office:value-type="float" office:value="8.31349261297727" calcext:value-type="float">
            <text:p>8.313492613</text:p>
          </table:table-cell>
          <table:table-cell office:value-type="float" office:value="8.18031818913098" calcext:value-type="float">
            <text:p>8.1803181891</text:p>
          </table:table-cell>
          <table:table-cell office:value-type="float" office:value="8.05087958637197" calcext:value-type="float">
            <text:p>8.0508795864</text:p>
          </table:table-cell>
          <table:table-cell office:value-type="float" office:value="7.92597019181159" calcext:value-type="float">
            <text:p>7.9259701918</text:p>
          </table:table-cell>
          <table:table-cell office:value-type="float" office:value="7.80442736140392" calcext:value-type="float">
            <text:p>7.8044273614</text:p>
          </table:table-cell>
          <table:table-cell office:value-type="float" office:value="7.68656764706921" calcext:value-type="float">
            <text:p>7.6865676471</text:p>
          </table:table-cell>
          <table:table-cell office:value-type="float" office:value="7.5726887021056" calcext:value-type="float">
            <text:p>7.5726887021</text:p>
          </table:table-cell>
          <table:table-cell office:value-type="float" office:value="7.46170337141748" calcext:value-type="float">
            <text:p>7.4617033714</text:p>
          </table:table-cell>
          <table:table-cell office:value-type="float" office:value="7.354384167984" calcext:value-type="float">
            <text:p>7.354384168</text:p>
          </table:table-cell>
          <table:table-cell office:value-type="float" office:value="7.24968848294585" calcext:value-type="float">
            <text:p>7.2496884829</text:p>
          </table:table-cell>
          <table:table-cell office:value-type="float" office:value="7.14794197213412" calcext:value-type="float">
            <text:p>7.1479419721</text:p>
          </table:table-cell>
          <table:table-cell office:value-type="float" office:value="7.04945219938931" calcext:value-type="float">
            <text:p>7.0494521994</text:p>
          </table:table-cell>
          <table:table-cell office:value-type="float" office:value="6.9532362270047" calcext:value-type="float">
            <text:p>6.953236227</text:p>
          </table:table-cell>
          <table:table-cell office:value-type="float" office:value="6.86003949872771" calcext:value-type="float">
            <text:p>6.8600394987</text:p>
          </table:table-cell>
          <table:table-cell office:value-type="float" office:value="6.76891478828219" calcext:value-type="float">
            <text:p>6.7689147883</text:p>
          </table:table-cell>
          <table:table-cell office:value-type="float" office:value="6.6801880965326" calcext:value-type="float">
            <text:p>6.6801880965</text:p>
          </table:table-cell>
          <table:table-cell office:value-type="float" office:value="6.59416848923357" calcext:value-type="float">
            <text:p>6.5941684892</text:p>
          </table:table-cell>
          <table:table-cell office:value-type="float" office:value="6.50995717802946" calcext:value-type="float">
            <text:p>6.509957178</text:p>
          </table:table-cell>
          <table:table-cell office:value-type="float" office:value="6.42827010406083" calcext:value-type="float">
            <text:p>6.4282701041</text:p>
          </table:table-cell>
          <table:table-cell office:value-type="float" office:value="6.34823780545148" calcext:value-type="float">
            <text:p>6.3482378055</text:p>
          </table:table-cell>
          <table:table-cell office:value-type="float" office:value="6.27018161298064" calcext:value-type="float">
            <text:p>6.270181613</text:p>
          </table:table-cell>
          <table:table-cell office:value-type="float" office:value="6.19440718275536" calcext:value-type="float">
            <text:p>6.1944071828</text:p>
          </table:table-cell>
          <table:table-cell office:value-type="float" office:value="6.12008524338858" calcext:value-type="float">
            <text:p>6.1200852434</text:p>
          </table:table-cell>
          <table:table-cell office:value-type="float" office:value="6.04790182780666" calcext:value-type="float">
            <text:p>6.0479018278</text:p>
          </table:table-cell>
          <table:table-cell office:value-type="float" office:value="5.97705223236557" calcext:value-type="float">
            <text:p>5.9770522324</text:p>
          </table:table-cell>
          <table:table-cell office:value-type="float" office:value="5.90785030193473" calcext:value-type="float">
            <text:p>5.9078503019</text:p>
          </table:table-cell>
          <table:table-cell office:value-type="float" office:value="5.84059545173441" calcext:value-type="float">
            <text:p>5.8405954517</text:p>
          </table:table-cell>
          <table:table-cell office:value-type="float" office:value="5.77451693768417" calcext:value-type="float">
            <text:p>5.7745169377</text:p>
          </table:table-cell>
          <table:table-cell office:value-type="float" office:value="5.71027156012039" calcext:value-type="float">
            <text:p>5.7102715601</text:p>
          </table:table-cell>
          <table:table-cell office:value-type="float" office:value="5.64710950073364" calcext:value-type="float">
            <text:p>5.6471095007</text:p>
          </table:table-cell>
          <table:table-cell office:value-type="float" office:value="5.58533561847627" calcext:value-type="float">
            <text:p>5.5853356185</text:p>
          </table:table-cell>
          <table:table-cell office:value-type="float" office:value="5.52524151756357" calcext:value-type="float">
            <text:p>5.5252415176</text:p>
          </table:table-cell>
          <table:table-cell office:value-type="float" office:value="5.46610651431357" calcext:value-type="float">
            <text:p>5.4661065143</text:p>
          </table:table-cell>
          <table:table-cell office:value-type="float" office:value="5.40814807911572" calcext:value-type="float">
            <text:p>5.4081480791</text:p>
          </table:table-cell>
          <table:table-cell office:value-type="float" office:value="5.35149058581254" calcext:value-type="float">
            <text:p>5.3514905858</text:p>
          </table:table-cell>
          <table:table-cell office:value-type="float" office:value="5.29593353393654" calcext:value-type="float">
            <text:p>5.2959335339</text:p>
          </table:table-cell>
          <table:table-cell office:value-type="float" office:value="5.24160108735279" calcext:value-type="float">
            <text:p>5.2416010874</text:p>
          </table:table-cell>
          <table:table-cell office:value-type="float" office:value="5.18869371232376" calcext:value-type="float">
            <text:p>5.1886937123</text:p>
          </table:table-cell>
          <table:table-cell office:value-type="float" office:value="5.13654212144486" calcext:value-type="float">
            <text:p>5.1365421214</text:p>
          </table:table-cell>
          <table:table-cell office:value-type="float" office:value="5.08535683628758" calcext:value-type="float">
            <text:p>5.0853568363</text:p>
          </table:table-cell>
          <table:table-cell office:value-type="float" office:value="5.03526108756506" calcext:value-type="float">
            <text:p>5.0352610876</text:p>
          </table:table-cell>
          <table:table-cell office:value-type="float" office:value="4.98607238676263" calcext:value-type="float">
            <text:p>4.9860723868</text:p>
          </table:table-cell>
          <table:table-cell office:value-type="float" office:value="4.93791329771943" calcext:value-type="float">
            <text:p>4.9379132977</text:p>
          </table:table-cell>
          <table:table-cell office:value-type="float" office:value="4.89097834615008" calcext:value-type="float">
            <text:p>4.8909783462</text:p>
          </table:table-cell>
          <table:table-cell office:value-type="float" office:value="4.8446422306183" calcext:value-type="float">
            <text:p>4.8446422306</text:p>
          </table:table-cell>
          <table:table-cell office:value-type="float" office:value="4.79910799830791" calcext:value-type="float">
            <text:p>4.7991079983</text:p>
          </table:table-cell>
          <table:table-cell office:value-type="float" office:value="4.75449657977525" calcext:value-type="float">
            <text:p>4.7544965798</text:p>
          </table:table-cell>
          <table:table-cell office:value-type="float" office:value="4.71064025594137" calcext:value-type="float">
            <text:p>4.7106402559</text:p>
          </table:table-cell>
          <table:table-cell office:value-type="float" office:value="4.66765902621083" calcext:value-type="float">
            <text:p>4.6676590262</text:p>
          </table:table-cell>
          <table:table-cell office:value-type="float" office:value="4.62538952238816" calcext:value-type="float">
            <text:p>4.6253895224</text:p>
          </table:table-cell>
          <table:table-cell office:value-type="float" office:value="4.58395075385595" calcext:value-type="float">
            <text:p>4.5839507539</text:p>
          </table:table-cell>
          <table:table-cell office:value-type="float" office:value="4.5435286786832" calcext:value-type="float">
            <text:p>4.5435286787</text:p>
          </table:table-cell>
          <table:table-cell office:value-type="float" office:value="4.50354777192771" calcext:value-type="float">
            <text:p>4.5035477719</text:p>
          </table:table-cell>
          <table:table-cell office:value-type="float" office:value="4.46420098099603" calcext:value-type="float">
            <text:p>4.464200981</text:p>
          </table:table-cell>
          <table:table-cell office:value-type="float" office:value="4.42560520042488" calcext:value-type="float">
            <text:p>4.4256052004</text:p>
          </table:table-cell>
          <table:table-cell office:value-type="float" office:value="4.38760872116015" calcext:value-type="float">
            <text:p>4.3876087212</text:p>
          </table:table-cell>
          <table:table-cell office:value-type="float" office:value="4.35032733222129" calcext:value-type="float">
            <text:p>4.3503273322</text:p>
          </table:table-cell>
          <table:table-cell office:value-type="float" office:value="4.31361280911531" calcext:value-type="float">
            <text:p>4.3136128091</text:p>
          </table:table-cell>
          <table:table-cell office:value-type="float" office:value="4.27757981252874" calcext:value-type="float">
            <text:p>4.2775798125</text:p>
          </table:table-cell>
          <table:table-cell office:value-type="float" office:value="4.24240563354523" calcext:value-type="float">
            <text:p>4.2424056335</text:p>
          </table:table-cell>
          <table:table-cell office:value-type="float" office:value="4.2075567127334" calcext:value-type="float">
            <text:p>4.2075567127</text:p>
          </table:table-cell>
          <table:table-cell office:value-type="float" office:value="4.17321619546276" calcext:value-type="float">
            <text:p>4.1732161955</text:p>
          </table:table-cell>
          <table:table-cell office:value-type="float" office:value="4.13949643952659" calcext:value-type="float">
            <text:p>4.1394964395</text:p>
          </table:table-cell>
          <table:table-cell office:value-type="float" office:value="4.1062586747378" calcext:value-type="float">
            <text:p>4.1062586747</text:p>
          </table:table-cell>
          <table:table-cell office:value-type="float" office:value="4.0736140950624" calcext:value-type="float">
            <text:p>4.0736140951</text:p>
          </table:table-cell>
          <table:table-cell office:value-type="float" office:value="4.0414267895914" calcext:value-type="float">
            <text:p>4.0414267896</text:p>
          </table:table-cell>
          <table:table-cell office:value-type="float" office:value="4.00980678506953" calcext:value-type="float">
            <text:p>4.0098067851</text:p>
          </table:table-cell>
          <table:table-cell office:value-type="float" office:value="3.97862090085583" calcext:value-type="float">
            <text:p>3.9786209009</text:p>
          </table:table-cell>
          <table:table-cell office:value-type="float" office:value="3.94797799631674" calcext:value-type="float">
            <text:p>3.9479779963</text:p>
          </table:table-cell>
          <table:table-cell office:value-type="float" office:value="3.91804492199513" calcext:value-type="float">
            <text:p>3.918044922</text:p>
          </table:table-cell>
          <table:table-cell office:value-type="float" office:value="3.88833226011206" calcext:value-type="float">
            <text:p>3.8883322601</text:p>
          </table:table-cell>
          <table:table-cell office:value-type="float" office:value="3.85901166424543" calcext:value-type="float">
            <text:p>3.8590116642</text:p>
          </table:table-cell>
          <table:table-cell office:value-type="float" office:value="3.8301896683888" calcext:value-type="float">
            <text:p>3.8301896684</text:p>
          </table:table-cell>
          <table:table-cell office:value-type="float" office:value="3.80174059329422" calcext:value-type="float">
            <text:p>3.8017405933</text:p>
          </table:table-cell>
          <table:table-cell office:value-type="float" office:value="3.773769820124" calcext:value-type="float">
            <text:p>3.7737698201</text:p>
          </table:table-cell>
          <table:table-cell office:value-type="float" office:value="3.74615396560629" calcext:value-type="float">
            <text:p>3.7461539656</text:p>
          </table:table-cell>
          <table:table-cell office:value-type="float" office:value="3.71899726669904" calcext:value-type="float">
            <text:p>3.7189972667</text:p>
          </table:table-cell>
          <table:table-cell office:value-type="float" office:value="3.69217854451801" calcext:value-type="float">
            <text:p>3.6921785445</text:p>
          </table:table-cell>
          <table:table-cell office:value-type="float" office:value="3.66580090186186" calcext:value-type="float">
            <text:p>3.6658009019</text:p>
          </table:table-cell>
          <table:table-cell office:value-type="float" office:value="3.63974527831797" calcext:value-type="float">
            <text:p>3.6397452783</text:p>
          </table:table-cell>
          <table:table-cell office:value-type="float" office:value="3.61411365375765" calcext:value-type="float">
            <text:p>3.6141136538</text:p>
          </table:table-cell>
          <table:table-cell office:value-type="float" office:value="3.58906129235448" calcext:value-type="float">
            <text:p>3.5890612924</text:p>
          </table:table-cell>
          <table:table-cell office:value-type="float" office:value="3.56414258552202" calcext:value-type="float">
            <text:p>3.5641425855</text:p>
          </table:table-cell>
          <table:table-cell office:value-type="float" office:value="3.53951668982893" calcext:value-type="float">
            <text:p>3.5395166898</text:p>
          </table:table-cell>
          <table:table-cell office:value-type="float" office:value="3.51528337621158" calcext:value-type="float">
            <text:p>3.5152833762</text:p>
          </table:table-cell>
          <table:table-cell office:value-type="float" office:value="3.49132947367394" calcext:value-type="float">
            <text:p>3.4913294737</text:p>
          </table:table-cell>
          <table:table-cell office:value-type="float" office:value="3.4677536691953" calcext:value-type="float">
            <text:p>3.4677536692</text:p>
          </table:table-cell>
          <table:table-cell office:value-type="float" office:value="3.44444461471233" calcext:value-type="float">
            <text:p>3.4444446147</text:p>
          </table:table-cell>
          <table:table-cell office:value-type="float" office:value="3.42149992746804" calcext:value-type="float">
            <text:p>3.4214999275</text:p>
          </table:table-cell>
          <table:table-cell office:value-type="float" office:value="3.39881001865636" calcext:value-type="float">
            <text:p>3.3988100187</text:p>
          </table:table-cell>
          <table:table-cell office:value-type="float" office:value="3.3764714504223" calcext:value-type="float">
            <text:p>3.3764714504</text:p>
          </table:table-cell>
          <table:table-cell office:value-type="float" office:value="3.35437633302292" calcext:value-type="float">
            <text:p>3.354376333</text:p>
          </table:table-cell>
          <table:table-cell office:value-type="float" office:value="3.33257004068758" calcext:value-type="float">
            <text:p>3.3325700407</text:p>
          </table:table-cell>
          <table:table-cell office:value-type="float" office:value="3.31109676909425" calcext:value-type="float">
            <text:p>3.3110967691</text:p>
          </table:table-cell>
          <table:table-cell office:value-type="float" office:value="3.289851071266" calcext:value-type="float">
            <text:p>3.2898510713</text:p>
          </table:table-cell>
          <table:table-cell office:value-type="float" office:value="3.268926937574" calcext:value-type="float">
            <text:p>3.2689269376</text:p>
          </table:table-cell>
          <table:table-cell office:value-type="float" office:value="3.24822048323095" calcext:value-type="float">
            <text:p>3.2482204832</text:p>
          </table:table-cell>
          <table:table-cell office:value-type="float" office:value="3.22782469672515" calcext:value-type="float">
            <text:p>3.2278246967</text:p>
          </table:table-cell>
          <table:table-cell office:value-type="float" office:value="3.20763720558673" calcext:value-type="float">
            <text:p>3.2076372056</text:p>
          </table:table-cell>
          <table:table-cell office:value-type="float" office:value="3.18775001189752" calcext:value-type="float">
            <text:p>3.1877500119</text:p>
          </table:table-cell>
          <table:table-cell office:value-type="float" office:value="3.16806220813242" calcext:value-type="float">
            <text:p>3.1680622081</text:p>
          </table:table-cell>
          <table:table-cell office:value-type="float" office:value="3.14866482546069" calcext:value-type="float">
            <text:p>3.1486648255</text:p>
          </table:table-cell>
          <table:table-cell office:value-type="float" office:value="3.12945837625981" calcext:value-type="float">
            <text:p>3.1294583763</text:p>
          </table:table-cell>
          <table:table-cell office:value-type="float" office:value="3.11053293625404" calcext:value-type="float">
            <text:p>3.1105329363</text:p>
          </table:table-cell>
          <table:table-cell office:value-type="float" office:value="3.09179039485684" calcext:value-type="float">
            <text:p>3.0917903949</text:p>
          </table:table-cell>
          <table:table-cell office:value-type="float" office:value="3.07331988775115" calcext:value-type="float">
            <text:p>3.0733198878</text:p>
          </table:table-cell>
          <table:table-cell office:value-type="float" office:value="3.05502464055334" calcext:value-type="float">
            <text:p>3.0550246406</text:p>
          </table:table-cell>
          <table:table-cell office:value-type="float" office:value="3.03694719391741" calcext:value-type="float">
            <text:p>3.0369471939</text:p>
          </table:table-cell>
          <table:table-cell office:value-type="float" office:value="3.01912908161797" calcext:value-type="float">
            <text:p>3.0191290816</text:p>
          </table:table-cell>
          <table:table-cell office:value-type="float" office:value="3.0014754611715" calcext:value-type="float">
            <text:p>3.0014754612</text:p>
          </table:table-cell>
          <table:table-cell office:value-type="float" office:value="2.98407318487993" calcext:value-type="float">
            <text:p>2.9840731849</text:p>
          </table:table-cell>
          <table:table-cell office:value-type="float" office:value="2.96682865244293" calcext:value-type="float">
            <text:p>2.9668286524</text:p>
          </table:table-cell>
          <table:table-cell office:value-type="float" office:value="2.94982782910692" calcext:value-type="float">
            <text:p>2.9498278291</text:p>
          </table:table-cell>
          <table:table-cell office:value-type="float" office:value="2.93297832207594" calcext:value-type="float">
            <text:p>2.9329783221</text:p>
          </table:table-cell>
          <table:table-cell office:value-type="float" office:value="2.91636522432301" calcext:value-type="float">
            <text:p>2.9163652243</text:p>
          </table:table-cell>
          <table:table-cell office:value-type="float" office:value="2.89989731739911" calcext:value-type="float">
            <text:p>2.8998973174</text:p>
          </table:table-cell>
          <table:table-cell office:value-type="float" office:value="2.88365883659636" calcext:value-type="float">
            <text:p>2.8836588366</text:p>
          </table:table-cell>
          <table:table-cell office:value-type="float" office:value="2.8675597060858" calcext:value-type="float">
            <text:p>2.8675597061</text:p>
          </table:table-cell>
          <table:table-cell office:value-type="float" office:value="2.8516833178692" calcext:value-type="float">
            <text:p>2.8516833179</text:p>
          </table:table-cell>
          <table:table-cell office:value-type="float" office:value="2.83594070835724" calcext:value-type="float">
            <text:p>2.8359407084</text:p>
          </table:table-cell>
          <table:table-cell office:value-type="float" office:value="2.82041444043987" calcext:value-type="float">
            <text:p>2.8204144404</text:p>
          </table:table-cell>
          <table:table-cell office:value-type="float" office:value="2.80501663365567" calcext:value-type="float">
            <text:p>2.8050166337</text:p>
          </table:table-cell>
          <table:table-cell office:value-type="float" office:value="2.78978710891283" calcext:value-type="float">
            <text:p>2.7897871089</text:p>
          </table:table-cell>
          <table:table-cell office:value-type="float" office:value="2.77476482144762" calcext:value-type="float">
            <text:p>2.7747648214</text:p>
          </table:table-cell>
          <table:table-cell office:value-type="float" office:value="2.75986346352475" calcext:value-type="float">
            <text:p>2.7598634635</text:p>
          </table:table-cell>
          <table:table-cell office:value-type="float" office:value="2.74516358584619" calcext:value-type="float">
            <text:p>2.7451635858</text:p>
          </table:table-cell>
          <table:table-cell office:value-type="float" office:value="2.73057989611288" calcext:value-type="float">
            <text:p>2.7305798961</text:p>
          </table:table-cell>
          <table:table-cell office:value-type="float" office:value="2.7161921637682" calcext:value-type="float">
            <text:p>2.7161921638</text:p>
          </table:table-cell>
          <table:table-cell office:value-type="float" office:value="2.70191608674147" calcext:value-type="float">
            <text:p>2.7019160867</text:p>
          </table:table-cell>
          <table:table-cell office:value-type="float" office:value="2.68783066636553" calcext:value-type="float">
            <text:p>2.6878306664</text:p>
          </table:table-cell>
          <table:table-cell office:value-type="float" office:value="2.67385256657156" calcext:value-type="float">
            <text:p>2.6738525666</text:p>
          </table:table-cell>
          <table:table-cell office:value-type="float" office:value="2.66006003349209" calcext:value-type="float">
            <text:p>2.6600600335</text:p>
          </table:table-cell>
          <table:table-cell office:value-type="float" office:value="2.64637067376268" calcext:value-type="float">
            <text:p>2.6463706738</text:p>
          </table:table-cell>
          <table:table-cell office:value-type="float" office:value="2.63286199098717" calcext:value-type="float">
            <text:p>2.632861991</text:p>
          </table:table-cell>
          <table:table-cell office:value-type="float" office:value="2.61945251208834" calcext:value-type="float">
            <text:p>2.6194525121</text:p>
          </table:table-cell>
          <table:table-cell office:value-type="float" office:value="2.60617986460685" calcext:value-type="float">
            <text:p>2.6061798646</text:p>
          </table:table-cell>
          <table:table-cell office:value-type="float" office:value="2.59308091207237" calcext:value-type="float">
            <text:p>2.5930809121</text:p>
          </table:table-cell>
          <table:table-cell office:value-type="float" office:value="2.58007552163622" calcext:value-type="float">
            <text:p>2.5800755216</text:p>
          </table:table-cell>
          <table:table-cell office:value-type="float" office:value="2.56723939446877" calcext:value-type="float">
            <text:p>2.5672393945</text:p>
          </table:table-cell>
          <table:table-cell office:value-type="float" office:value="2.55449326552501" calcext:value-type="float">
            <text:p>2.554493265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5.1605295047183" calcext:value-type="float">
            <text:p>15.1605295047</text:p>
          </table:table-cell>
          <table:table-cell office:value-type="string" calcext:value-type="string">
            <text:p><text:s/>global min</text:p>
          </table:table-cell>
          <table:table-cell office:value-type="float" office:value="-11.8533409508509" calcext:value-type="float">
            <text:p>-11.8533409509</text:p>
          </table:table-cell>
          <table:table-cell office:value-type="string" calcext:value-type="string">
            <text:p><text:s/>range</text:p>
          </table:table-cell>
          <table:table-cell office:value-type="float" office:value="27.0138704555691" calcext:value-type="float">
            <text:p>27.0138704556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20.6975156655591" calcext:value-type="float">
            <text:p>20.6975156656</text:p>
          </table:table-cell>
          <table:table-cell office:value-type="float" office:value="14.8816888060922" calcext:value-type="float">
            <text:p>14.8816888061</text:p>
          </table:table-cell>
          <table:table-cell office:value-type="float" office:value="14.7001607287127" calcext:value-type="float">
            <text:p>14.7001607287</text:p>
          </table:table-cell>
          <table:table-cell office:value-type="float" office:value="13.3089604869261" calcext:value-type="float">
            <text:p>13.3089604869</text:p>
          </table:table-cell>
          <table:table-cell office:value-type="float" office:value="13.1217158323323" calcext:value-type="float">
            <text:p>13.1217158323</text:p>
          </table:table-cell>
          <table:table-cell office:value-type="float" office:value="14.009007271482" calcext:value-type="float">
            <text:p>14.0090072715</text:p>
          </table:table-cell>
          <table:table-cell office:value-type="float" office:value="12.195974174146" calcext:value-type="float">
            <text:p>12.1959741741</text:p>
          </table:table-cell>
          <table:table-cell office:value-type="float" office:value="11.5868932595665" calcext:value-type="float">
            <text:p>11.5868932596</text:p>
          </table:table-cell>
          <table:table-cell office:value-type="float" office:value="12.846684962775" calcext:value-type="float">
            <text:p>12.8466849628</text:p>
          </table:table-cell>
          <table:table-cell office:value-type="float" office:value="13.6867914694995" calcext:value-type="float">
            <text:p>13.6867914695</text:p>
          </table:table-cell>
          <table:table-cell office:value-type="float" office:value="13.0152571693592" calcext:value-type="float">
            <text:p>13.0152571694</text:p>
          </table:table-cell>
          <table:table-cell office:value-type="float" office:value="12.6380691526568" calcext:value-type="float">
            <text:p>12.6380691527</text:p>
          </table:table-cell>
          <table:table-cell office:value-type="float" office:value="12.4884595912745" calcext:value-type="float">
            <text:p>12.4884595913</text:p>
          </table:table-cell>
          <table:table-cell office:value-type="float" office:value="13.3133708525363" calcext:value-type="float">
            <text:p>13.3133708525</text:p>
          </table:table-cell>
          <table:table-cell office:value-type="float" office:value="13.59385675016" calcext:value-type="float">
            <text:p>13.5938567502</text:p>
          </table:table-cell>
          <table:table-cell office:value-type="float" office:value="14.0047859231768" calcext:value-type="float">
            <text:p>14.0047859232</text:p>
          </table:table-cell>
          <table:table-cell office:value-type="float" office:value="13.4730095604731" calcext:value-type="float">
            <text:p>13.4730095605</text:p>
          </table:table-cell>
          <table:table-cell office:value-type="float" office:value="13.6514127410015" calcext:value-type="float">
            <text:p>13.651412741</text:p>
          </table:table-cell>
          <table:table-cell office:value-type="float" office:value="13.2621691638671" calcext:value-type="float">
            <text:p>13.2621691639</text:p>
          </table:table-cell>
          <table:table-cell office:value-type="float" office:value="12.667946776471" calcext:value-type="float">
            <text:p>12.6679467765</text:p>
          </table:table-cell>
          <table:table-cell office:value-type="float" office:value="13.3354652303849" calcext:value-type="float">
            <text:p>13.3354652304</text:p>
          </table:table-cell>
          <table:table-cell office:value-type="float" office:value="13.3493315303184" calcext:value-type="float">
            <text:p>13.3493315303</text:p>
          </table:table-cell>
          <table:table-cell office:value-type="float" office:value="13.1241128841132" calcext:value-type="float">
            <text:p>13.1241128841</text:p>
          </table:table-cell>
          <table:table-cell office:value-type="float" office:value="13.0351728974194" calcext:value-type="float">
            <text:p>13.0351728974</text:p>
          </table:table-cell>
          <table:table-cell office:value-type="float" office:value="12.5204171149108" calcext:value-type="float">
            <text:p>12.5204171149</text:p>
          </table:table-cell>
          <table:table-cell office:value-type="float" office:value="12.4266934668246" calcext:value-type="float">
            <text:p>12.4266934668</text:p>
          </table:table-cell>
          <table:table-cell office:value-type="float" office:value="12.2408413813575" calcext:value-type="float">
            <text:p>12.2408413814</text:p>
          </table:table-cell>
          <table:table-cell office:value-type="float" office:value="12.2836532638637" calcext:value-type="float">
            <text:p>12.2836532639</text:p>
          </table:table-cell>
          <table:table-cell office:value-type="float" office:value="11.8637607125414" calcext:value-type="float">
            <text:p>11.8637607125</text:p>
          </table:table-cell>
          <table:table-cell office:value-type="float" office:value="11.476275649607" calcext:value-type="float">
            <text:p>11.4762756496</text:p>
          </table:table-cell>
          <table:table-cell office:value-type="float" office:value="11.3689067920152" calcext:value-type="float">
            <text:p>11.368906792</text:p>
          </table:table-cell>
          <table:table-cell office:value-type="float" office:value="11.014005781984" calcext:value-type="float">
            <text:p>11.014005782</text:p>
          </table:table-cell>
          <table:table-cell office:value-type="float" office:value="10.6806139240759" calcext:value-type="float">
            <text:p>10.6806139241</text:p>
          </table:table-cell>
          <table:table-cell office:value-type="float" office:value="10.3664782204266" calcext:value-type="float">
            <text:p>10.3664782204</text:p>
          </table:table-cell>
          <table:table-cell office:value-type="float" office:value="10.0771276662575" calcext:value-type="float">
            <text:p>10.0771276663</text:p>
          </table:table-cell>
          <table:table-cell office:value-type="float" office:value="9.79754285527855" calcext:value-type="float">
            <text:p>9.7975428553</text:p>
          </table:table-cell>
          <table:table-cell office:value-type="float" office:value="9.53359912122254" calcext:value-type="float">
            <text:p>9.5335991212</text:p>
          </table:table-cell>
          <table:table-cell office:value-type="float" office:value="9.28709067947205" calcext:value-type="float">
            <text:p>9.2870906795</text:p>
          </table:table-cell>
          <table:table-cell office:value-type="float" office:value="9.04977103884985" calcext:value-type="float">
            <text:p>9.0497710388</text:p>
          </table:table-cell>
          <table:table-cell office:value-type="float" office:value="8.82950698349131" calcext:value-type="float">
            <text:p>8.8295069835</text:p>
          </table:table-cell>
          <table:table-cell office:value-type="float" office:value="8.61415315462567" calcext:value-type="float">
            <text:p>8.6141531546</text:p>
          </table:table-cell>
          <table:table-cell office:value-type="float" office:value="8.40905426999172" calcext:value-type="float">
            <text:p>8.40905427</text:p>
          </table:table-cell>
          <table:table-cell office:value-type="float" office:value="8.21349486836401" calcext:value-type="float">
            <text:p>8.2134948684</text:p>
          </table:table-cell>
          <table:table-cell office:value-type="float" office:value="8.02836258205788" calcext:value-type="float">
            <text:p>8.0283625821</text:p>
          </table:table-cell>
          <table:table-cell office:value-type="float" office:value="7.85527027633456" calcext:value-type="float">
            <text:p>7.8552702763</text:p>
          </table:table-cell>
          <table:table-cell office:value-type="float" office:value="7.6851910245709" calcext:value-type="float">
            <text:p>7.6851910246</text:p>
          </table:table-cell>
          <table:table-cell office:value-type="float" office:value="7.52234918777591" calcext:value-type="float">
            <text:p>7.5223491878</text:p>
          </table:table-cell>
          <table:table-cell office:value-type="float" office:value="7.36704346034088" calcext:value-type="float">
            <text:p>7.3670434603</text:p>
          </table:table-cell>
          <table:table-cell office:value-type="float" office:value="7.21734103656262" calcext:value-type="float">
            <text:p>7.2173410366</text:p>
          </table:table-cell>
          <table:table-cell office:value-type="float" office:value="7.07777839232153" calcext:value-type="float">
            <text:p>7.0777783923</text:p>
          </table:table-cell>
          <table:table-cell office:value-type="float" office:value="6.94032537033277" calcext:value-type="float">
            <text:p>6.9403253703</text:p>
          </table:table-cell>
          <table:table-cell office:value-type="float" office:value="6.80746574196496" calcext:value-type="float">
            <text:p>6.807465742</text:p>
          </table:table-cell>
          <table:table-cell office:value-type="float" office:value="6.67961968447894" calcext:value-type="float">
            <text:p>6.6796196845</text:p>
          </table:table-cell>
          <table:table-cell office:value-type="float" office:value="6.55717625089405" calcext:value-type="float">
            <text:p>6.5571762509</text:p>
          </table:table-cell>
          <table:table-cell office:value-type="float" office:value="6.43852985897245" calcext:value-type="float">
            <text:p>6.438529859</text:p>
          </table:table-cell>
          <table:table-cell office:value-type="float" office:value="6.32412083819091" calcext:value-type="float">
            <text:p>6.3241208382</text:p>
          </table:table-cell>
          <table:table-cell office:value-type="float" office:value="6.21784594186415" calcext:value-type="float">
            <text:p>6.2178459419</text:p>
          </table:table-cell>
          <table:table-cell office:value-type="float" office:value="6.11180849926123" calcext:value-type="float">
            <text:p>6.1118084993</text:p>
          </table:table-cell>
          <table:table-cell office:value-type="float" office:value="6.00875453648064" calcext:value-type="float">
            <text:p>6.0087545365</text:p>
          </table:table-cell>
          <table:table-cell office:value-type="float" office:value="5.9097365320542" calcext:value-type="float">
            <text:p>5.9097365321</text:p>
          </table:table-cell>
          <table:table-cell office:value-type="float" office:value="5.81337404292555" calcext:value-type="float">
            <text:p>5.8133740429</text:p>
          </table:table-cell>
          <table:table-cell office:value-type="float" office:value="5.72012002118814" calcext:value-type="float">
            <text:p>5.7201200212</text:p>
          </table:table-cell>
          <table:table-cell office:value-type="float" office:value="5.63039866007237" calcext:value-type="float">
            <text:p>5.6303986601</text:p>
          </table:table-cell>
          <table:table-cell office:value-type="float" office:value="5.54667152409618" calcext:value-type="float">
            <text:p>5.5466715241</text:p>
          </table:table-cell>
          <table:table-cell office:value-type="float" office:value="5.46182464980556" calcext:value-type="float">
            <text:p>5.4618246498</text:p>
          </table:table-cell>
          <table:table-cell office:value-type="float" office:value="5.3795488929177" calcext:value-type="float">
            <text:p>5.3795488929</text:p>
          </table:table-cell>
          <table:table-cell office:value-type="float" office:value="5.30026718214123" calcext:value-type="float">
            <text:p>5.3002671821</text:p>
          </table:table-cell>
          <table:table-cell office:value-type="float" office:value="5.22278714556866" calcext:value-type="float">
            <text:p>5.2227871456</text:p>
          </table:table-cell>
          <table:table-cell office:value-type="float" office:value="5.15175586902889" calcext:value-type="float">
            <text:p>5.151755869</text:p>
          </table:table-cell>
          <table:table-cell office:value-type="float" office:value="5.07833184905728" calcext:value-type="float">
            <text:p>5.0783318491</text:p>
          </table:table-cell>
          <table:table-cell office:value-type="float" office:value="5.00725146660867" calcext:value-type="float">
            <text:p>5.0072514666</text:p>
          </table:table-cell>
          <table:table-cell office:value-type="float" office:value="4.93864622777931" calcext:value-type="float">
            <text:p>4.9386462278</text:p>
          </table:table-cell>
          <table:table-cell office:value-type="float" office:value="4.87142675473037" calcext:value-type="float">
            <text:p>4.8714267547</text:p>
          </table:table-cell>
          <table:table-cell office:value-type="float" office:value="4.80575983197748" calcext:value-type="float">
            <text:p>4.805759832</text:p>
          </table:table-cell>
          <table:table-cell office:value-type="float" office:value="4.74210469682053" calcext:value-type="float">
            <text:p>4.7421046968</text:p>
          </table:table-cell>
          <table:table-cell office:value-type="float" office:value="4.6805990333215" calcext:value-type="float">
            <text:p>4.6805990333</text:p>
          </table:table-cell>
          <table:table-cell office:value-type="float" office:value="4.62531757904515" calcext:value-type="float">
            <text:p>4.625317579</text:p>
          </table:table-cell>
          <table:table-cell office:value-type="float" office:value="4.5664240805344" calcext:value-type="float">
            <text:p>4.5664240805</text:p>
          </table:table-cell>
          <table:table-cell office:value-type="float" office:value="4.50902155666949" calcext:value-type="float">
            <text:p>4.5090215567</text:p>
          </table:table-cell>
          <table:table-cell office:value-type="float" office:value="4.45280971809882" calcext:value-type="float">
            <text:p>4.4528097181</text:p>
          </table:table-cell>
          <table:table-cell office:value-type="float" office:value="4.398227186952" calcext:value-type="float">
            <text:p>4.398227187</text:p>
          </table:table-cell>
          <table:table-cell office:value-type="float" office:value="4.34541556602447" calcext:value-type="float">
            <text:p>4.345415566</text:p>
          </table:table-cell>
          <table:table-cell office:value-type="float" office:value="4.29792432744152" calcext:value-type="float">
            <text:p>4.2979243274</text:p>
          </table:table-cell>
          <table:table-cell office:value-type="float" office:value="4.24713504610539" calcext:value-type="float">
            <text:p>4.2471350461</text:p>
          </table:table-cell>
          <table:table-cell office:value-type="float" office:value="4.19731080404552" calcext:value-type="float">
            <text:p>4.197310804</text:p>
          </table:table-cell>
          <table:table-cell office:value-type="float" office:value="4.14887259347762" calcext:value-type="float">
            <text:p>4.1488725935</text:p>
          </table:table-cell>
          <table:table-cell office:value-type="float" office:value="4.10196226793069" calcext:value-type="float">
            <text:p>4.1019622679</text:p>
          </table:table-cell>
          <table:table-cell office:value-type="float" office:value="4.055708431877" calcext:value-type="float">
            <text:p>4.0557084319</text:p>
          </table:table-cell>
          <table:table-cell office:value-type="float" office:value="4.01027434242913" calcext:value-type="float">
            <text:p>4.0102743424</text:p>
          </table:table-cell>
          <table:table-cell office:value-type="float" office:value="3.96606712412666" calcext:value-type="float">
            <text:p>3.9660671241</text:p>
          </table:table-cell>
          <table:table-cell office:value-type="float" office:value="3.92261665541116" calcext:value-type="float">
            <text:p>3.9226166554</text:p>
          </table:table-cell>
          <table:table-cell office:value-type="float" office:value="3.88032326453937" calcext:value-type="float">
            <text:p>3.8803232645</text:p>
          </table:table-cell>
          <table:table-cell office:value-type="float" office:value="3.83932703880125" calcext:value-type="float">
            <text:p>3.8393270388</text:p>
          </table:table-cell>
          <table:table-cell office:value-type="float" office:value="3.79881956706088" calcext:value-type="float">
            <text:p>3.7988195671</text:p>
          </table:table-cell>
          <table:table-cell office:value-type="float" office:value="3.75895909236568" calcext:value-type="float">
            <text:p>3.7589590924</text:p>
          </table:table-cell>
          <table:table-cell office:value-type="float" office:value="3.72013269239527" calcext:value-type="float">
            <text:p>3.7201326924</text:p>
          </table:table-cell>
          <table:table-cell office:value-type="float" office:value="3.68190528805115" calcext:value-type="float">
            <text:p>3.6819052881</text:p>
          </table:table-cell>
          <table:table-cell office:value-type="float" office:value="3.64465752689968" calcext:value-type="float">
            <text:p>3.6446575269</text:p>
          </table:table-cell>
          <table:table-cell office:value-type="float" office:value="3.60796476875944" calcext:value-type="float">
            <text:p>3.6079647688</text:p>
          </table:table-cell>
          <table:table-cell office:value-type="float" office:value="3.61467457811294" calcext:value-type="float">
            <text:p>3.6146745781</text:p>
          </table:table-cell>
          <table:table-cell office:value-type="float" office:value="3.5919330039745" calcext:value-type="float">
            <text:p>3.591933004</text:p>
          </table:table-cell>
          <table:table-cell office:value-type="float" office:value="3.55933024655872" calcext:value-type="float">
            <text:p>3.5593302466</text:p>
          </table:table-cell>
          <table:table-cell office:value-type="float" office:value="3.52508067809899" calcext:value-type="float">
            <text:p>3.5250806781</text:p>
          </table:table-cell>
          <table:table-cell office:value-type="float" office:value="3.49183638572202" calcext:value-type="float">
            <text:p>3.4918363857</text:p>
          </table:table-cell>
          <table:table-cell office:value-type="float" office:value="3.45888198866949" calcext:value-type="float">
            <text:p>3.4588819887</text:p>
          </table:table-cell>
          <table:table-cell office:value-type="float" office:value="3.42636493661616" calcext:value-type="float">
            <text:p>3.4263649366</text:p>
          </table:table-cell>
          <table:table-cell office:value-type="float" office:value="3.39463839230392" calcext:value-type="float">
            <text:p>3.3946383923</text:p>
          </table:table-cell>
          <table:table-cell office:value-type="float" office:value="3.3633183559957" calcext:value-type="float">
            <text:p>3.363318356</text:p>
          </table:table-cell>
          <table:table-cell office:value-type="float" office:value="3.33275235910773" calcext:value-type="float">
            <text:p>3.3327523591</text:p>
          </table:table-cell>
          <table:table-cell office:value-type="float" office:value="3.30306983103306" calcext:value-type="float">
            <text:p>3.303069831</text:p>
          </table:table-cell>
          <table:table-cell office:value-type="float" office:value="3.27359735233192" calcext:value-type="float">
            <text:p>3.2735973523</text:p>
          </table:table-cell>
          <table:table-cell office:value-type="float" office:value="3.24447661232017" calcext:value-type="float">
            <text:p>3.2444766123</text:p>
          </table:table-cell>
          <table:table-cell office:value-type="float" office:value="3.21604429446961" calcext:value-type="float">
            <text:p>3.2160442945</text:p>
          </table:table-cell>
          <table:table-cell office:value-type="float" office:value="3.18793929601827" calcext:value-type="float">
            <text:p>3.187939296</text:p>
          </table:table-cell>
          <table:table-cell office:value-type="float" office:value="3.16049308209816" calcext:value-type="float">
            <text:p>3.1604930821</text:p>
          </table:table-cell>
          <table:table-cell office:value-type="float" office:value="3.1360201164277" calcext:value-type="float">
            <text:p>3.1360201164</text:p>
          </table:table-cell>
          <table:table-cell office:value-type="float" office:value="3.10931972629598" calcext:value-type="float">
            <text:p>3.1093197263</text:p>
          </table:table-cell>
          <table:table-cell office:value-type="float" office:value="3.08323756501556" calcext:value-type="float">
            <text:p>3.083237565</text:p>
          </table:table-cell>
          <table:table-cell office:value-type="float" office:value="3.05789669699773" calcext:value-type="float">
            <text:p>3.057896697</text:p>
          </table:table-cell>
          <table:table-cell office:value-type="float" office:value="3.03267776364947" calcext:value-type="float">
            <text:p>3.0326777636</text:p>
          </table:table-cell>
          <table:table-cell office:value-type="float" office:value="3.00771410007399" calcext:value-type="float">
            <text:p>3.0077141001</text:p>
          </table:table-cell>
          <table:table-cell office:value-type="float" office:value="2.98331992462426" calcext:value-type="float">
            <text:p>2.9833199246</text:p>
          </table:table-cell>
          <table:table-cell office:value-type="float" office:value="2.95916345752175" calcext:value-type="float">
            <text:p>2.9591634575</text:p>
          </table:table-cell>
          <table:table-cell office:value-type="float" office:value="2.93555427395469" calcext:value-type="float">
            <text:p>2.935554274</text:p>
          </table:table-cell>
          <table:table-cell office:value-type="float" office:value="2.91216643553119" calcext:value-type="float">
            <text:p>2.9121664355</text:p>
          </table:table-cell>
          <table:table-cell office:value-type="float" office:value="2.88914983263821" calcext:value-type="float">
            <text:p>2.8891498326</text:p>
          </table:table-cell>
          <table:table-cell office:value-type="float" office:value="2.86664963470568" calcext:value-type="float">
            <text:p>2.8666496347</text:p>
          </table:table-cell>
          <table:table-cell office:value-type="float" office:value="2.84434826623936" calcext:value-type="float">
            <text:p>2.8443482662</text:p>
          </table:table-cell>
          <table:table-cell office:value-type="float" office:value="2.82254420754918" calcext:value-type="float">
            <text:p>2.8225442075</text:p>
          </table:table-cell>
          <table:table-cell office:value-type="float" office:value="2.80135290034414" calcext:value-type="float">
            <text:p>2.8013529003</text:p>
          </table:table-cell>
          <table:table-cell office:value-type="float" office:value="2.78020993694614" calcext:value-type="float">
            <text:p>2.7802099369</text:p>
          </table:table-cell>
          <table:table-cell office:value-type="float" office:value="2.7592392137194" calcext:value-type="float">
            <text:p>2.7592392137</text:p>
          </table:table-cell>
          <table:table-cell office:value-type="float" office:value="2.73873083388096" calcext:value-type="float">
            <text:p>2.7387308339</text:p>
          </table:table-cell>
          <table:table-cell office:value-type="float" office:value="2.72028098995323" calcext:value-type="float">
            <text:p>2.72028099</text:p>
          </table:table-cell>
          <table:table-cell office:value-type="float" office:value="2.70022020092407" calcext:value-type="float">
            <text:p>2.7002202009</text:p>
          </table:table-cell>
          <table:table-cell office:value-type="float" office:value="2.68059817514673" calcext:value-type="float">
            <text:p>2.6805981751</text:p>
          </table:table-cell>
          <table:table-cell office:value-type="float" office:value="2.6611198999341" calcext:value-type="float">
            <text:p>2.6611198999</text:p>
          </table:table-cell>
          <table:table-cell office:value-type="float" office:value="2.64192391856513" calcext:value-type="float">
            <text:p>2.6419239186</text:p>
          </table:table-cell>
          <table:table-cell office:value-type="float" office:value="2.62314478746183" calcext:value-type="float">
            <text:p>2.6231447875</text:p>
          </table:table-cell>
          <table:table-cell office:value-type="float" office:value="2.60449428520151" calcext:value-type="float">
            <text:p>2.6044942852</text:p>
          </table:table-cell>
          <table:table-cell office:value-type="float" office:value="2.58624698314481" calcext:value-type="float">
            <text:p>2.5862469831</text:p>
          </table:table-cell>
          <table:table-cell office:value-type="float" office:value="2.56811900770728" calcext:value-type="float">
            <text:p>2.5681190077</text:p>
          </table:table-cell>
          <table:table-cell office:value-type="float" office:value="2.55038128524224" calcext:value-type="float">
            <text:p>2.5503812852</text:p>
          </table:table-cell>
          <table:table-cell office:value-type="float" office:value="2.53314026430927" calcext:value-type="float">
            <text:p>2.5331402643</text:p>
          </table:table-cell>
          <table:table-cell office:value-type="float" office:value="2.51588843279822" calcext:value-type="float">
            <text:p>2.5158884328</text:p>
          </table:table-cell>
          <table:table-cell office:value-type="float" office:value="2.49873902210108" calcext:value-type="float">
            <text:p>2.4987390221</text:p>
          </table:table-cell>
          <table:table-cell office:value-type="float" office:value="2.48195593144193" calcext:value-type="float">
            <text:p>2.4819559314</text:p>
          </table:table-cell>
          <table:table-cell office:value-type="float" office:value="2.46526754319581" calcext:value-type="float">
            <text:p>2.4652675432</text:p>
          </table:table-cell>
          <table:table-cell office:value-type="float" office:value="2.44893436971937" calcext:value-type="float">
            <text:p>2.4489343697</text:p>
          </table:table-cell>
          <table:table-cell office:value-type="float" office:value="2.43420286608463" calcext:value-type="float">
            <text:p>2.4342028661</text:p>
          </table:table-cell>
          <table:table-cell office:value-type="float" office:value="2.41816228068683" calcext:value-type="float">
            <text:p>2.4181622807</text:p>
          </table:table-cell>
          <table:table-cell office:value-type="float" office:value="2.40233275562321" calcext:value-type="float">
            <text:p>2.4023327556</text:p>
          </table:table-cell>
          <table:table-cell office:value-type="float" office:value="2.38683793169892" calcext:value-type="float">
            <text:p>2.3868379317</text:p>
          </table:table-cell>
          <table:table-cell office:value-type="float" office:value="2.37141738974643" calcext:value-type="float">
            <text:p>2.3714173897</text:p>
          </table:table-cell>
          <table:table-cell office:value-type="float" office:value="2.47321267703984" calcext:value-type="float">
            <text:p>2.473212677</text:p>
          </table:table-cell>
          <table:table-cell office:value-type="float" office:value="2.45756147202809" calcext:value-type="float">
            <text:p>2.457561472</text:p>
          </table:table-cell>
          <table:table-cell office:value-type="float" office:value="2.44198512170318" calcext:value-type="float">
            <text:p>2.4419851217</text:p>
          </table:table-cell>
          <table:table-cell office:value-type="float" office:value="2.42660594036971" calcext:value-type="float">
            <text:p>2.4266059404</text:p>
          </table:table-cell>
          <table:table-cell office:value-type="float" office:value="2.4115431652429" calcext:value-type="float">
            <text:p>2.4115431652</text:p>
          </table:table-cell>
          <table:table-cell office:value-type="float" office:value="2.39654648590399" calcext:value-type="float">
            <text:p>2.3965464859</text:p>
          </table:table-cell>
          <table:table-cell office:value-type="float" office:value="2.38185753068226" calcext:value-type="float">
            <text:p>2.3818575307</text:p>
          </table:table-cell>
          <table:table-cell office:value-type="float" office:value="2.36757244883172" calcext:value-type="float">
            <text:p>2.3675724488</text:p>
          </table:table-cell>
          <table:table-cell office:value-type="float" office:value="2.35324148101807" calcext:value-type="float">
            <text:p>2.353241481</text:p>
          </table:table-cell>
          <table:table-cell office:value-type="float" office:value="2.3389660724205" calcext:value-type="float">
            <text:p>2.3389660724</text:p>
          </table:table-cell>
          <table:table-cell office:value-type="float" office:value="2.32498218528586" calcext:value-type="float">
            <text:p>2.3249821853</text:p>
          </table:table-cell>
          <table:table-cell office:value-type="float" office:value="2.31104900628424" calcext:value-type="float">
            <text:p>2.3110490063</text:p>
          </table:table-cell>
          <table:table-cell office:value-type="float" office:value="2.29739975891252" calcext:value-type="float">
            <text:p>2.2973997589</text:p>
          </table:table-cell>
          <table:table-cell office:value-type="float" office:value="2.28514862239821" calcext:value-type="float">
            <text:p>2.2851486224</text:p>
          </table:table-cell>
          <table:table-cell office:value-type="float" office:value="2.27169847949062" calcext:value-type="float">
            <text:p>2.2716984795</text:p>
          </table:table-cell>
          <table:table-cell office:value-type="float" office:value="2.25840657355842" calcext:value-type="float">
            <text:p>2.2584065736</text:p>
          </table:table-cell>
          <table:table-cell office:value-type="float" office:value="2.24538445731075" calcext:value-type="float">
            <text:p>2.2453844573</text:p>
          </table:table-cell>
          <table:table-cell office:value-type="float" office:value="2.23240009692531" calcext:value-type="float">
            <text:p>2.2324000969</text:p>
          </table:table-cell>
          <table:table-cell office:value-type="float" office:value="2.21967885182867" calcext:value-type="float">
            <text:p>2.2196788518</text:p>
          </table:table-cell>
          <table:table-cell office:value-type="float" office:value="2.20699147032975" calcext:value-type="float">
            <text:p>2.2069914703</text:p>
          </table:table-cell>
          <table:table-cell office:value-type="float" office:value="2.19456080304333" calcext:value-type="float">
            <text:p>2.194560803</text:p>
          </table:table-cell>
          <table:table-cell office:value-type="float" office:value="2.18216031252045" calcext:value-type="float">
            <text:p>2.1821603125</text:p>
          </table:table-cell>
          <table:table-cell office:value-type="float" office:value="2.16989994053455" calcext:value-type="float">
            <text:p>2.1698999405</text:p>
          </table:table-cell>
          <table:table-cell office:value-type="float" office:value="2.15788715825743" calcext:value-type="float">
            <text:p>2.1578871583</text:p>
          </table:table-cell>
          <table:table-cell office:value-type="float" office:value="2.14808691024281" calcext:value-type="float">
            <text:p>2.1480869102</text:p>
          </table:table-cell>
          <table:table-cell office:value-type="float" office:value="2.13622017446933" calcext:value-type="float">
            <text:p>2.1362201745</text:p>
          </table:table-cell>
          <table:table-cell office:value-type="float" office:value="2.12459257513638" calcext:value-type="float">
            <text:p>2.1245925751</text:p>
          </table:table-cell>
          <table:table-cell office:value-type="float" office:value="2.11298533280605" calcext:value-type="float">
            <text:p>2.1129853328</text:p>
          </table:table-cell>
          <table:table-cell office:value-type="float" office:value="2.10150494558316" calcext:value-type="float">
            <text:p>2.1015049456</text:p>
          </table:table-cell>
          <table:table-cell office:value-type="float" office:value="2.09025559639633" calcext:value-type="float">
            <text:p>2.0902555964</text:p>
          </table:table-cell>
          <table:table-cell office:value-type="float" office:value="2.07902218490779" calcext:value-type="float">
            <text:p>2.0790221849</text:p>
          </table:table-cell>
          <table:table-cell office:value-type="float" office:value="2.06801467152229" calcext:value-type="float">
            <text:p>2.0680146715</text:p>
          </table:table-cell>
          <table:table-cell office:value-type="float" office:value="2.05702033889927" calcext:value-type="float">
            <text:p>2.0570203389</text:p>
          </table:table-cell>
          <table:table-cell office:value-type="float" office:value="2.0462469578158" calcext:value-type="float">
            <text:p>2.0462469578</text:p>
          </table:table-cell>
          <table:table-cell office:value-type="float" office:value="2.03548414042532" calcext:value-type="float">
            <text:p>2.0354841404</text:p>
          </table:table-cell>
          <table:table-cell office:value-type="float" office:value="2.02483461584949" calcext:value-type="float">
            <text:p>2.0248346158</text:p>
          </table:table-cell>
          <table:table-cell office:value-type="float" office:value="2.01439896181471" calcext:value-type="float">
            <text:p>2.0143989618</text:p>
          </table:table-cell>
          <table:table-cell office:value-type="float" office:value="2.00397018842513" calcext:value-type="float">
            <text:p>2.0039701884</text:p>
          </table:table-cell>
          <table:table-cell office:value-type="float" office:value="1.99375078172452" calcext:value-type="float">
            <text:p>1.9937507817</text:p>
          </table:table-cell>
          <table:table-cell office:value-type="float" office:value="1.98353595538066" calcext:value-type="float">
            <text:p>1.9835359554</text:p>
          </table:table-cell>
          <table:table-cell office:value-type="float" office:value="1.97342589648648" calcext:value-type="float">
            <text:p>1.9734258965</text:p>
          </table:table-cell>
          <table:table-cell office:value-type="float" office:value="1.96351874750036" calcext:value-type="float">
            <text:p>1.9635187475</text:p>
          </table:table-cell>
          <table:table-cell office:value-type="float" office:value="1.95361293899029" calcext:value-type="float">
            <text:p>1.953612939</text:p>
          </table:table-cell>
          <table:table-cell office:value-type="float" office:value="1.94390592765805" calcext:value-type="float">
            <text:p>1.9439059277</text:p>
          </table:table-cell>
          <table:table-cell office:value-type="float" office:value="1.93419823189603" calcext:value-type="float">
            <text:p>1.9341982319</text:p>
          </table:table-cell>
          <table:table-cell office:value-type="float" office:value="1.92468536421258" calcext:value-type="float">
            <text:p>1.924685364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0.3888380082558" calcext:value-type="float">
            <text:p>30.3888380083</text:p>
          </table:table-cell>
          <table:table-cell office:value-type="string" calcext:value-type="string">
            <text:p><text:s/>global min</text:p>
          </table:table-cell>
          <table:table-cell office:value-type="float" office:value="-27.5909412005203" calcext:value-type="float">
            <text:p>-27.5909412005</text:p>
          </table:table-cell>
          <table:table-cell office:value-type="string" calcext:value-type="string">
            <text:p><text:s/>range</text:p>
          </table:table-cell>
          <table:table-cell office:value-type="float" office:value="57.9797792087761" calcext:value-type="float">
            <text:p>57.9797792088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44.3358478856775" calcext:value-type="float">
            <text:p>44.3358478857</text:p>
          </table:table-cell>
          <table:table-cell office:value-type="float" office:value="32.4004700176721" calcext:value-type="float">
            <text:p>32.4004700177</text:p>
          </table:table-cell>
          <table:table-cell office:value-type="float" office:value="34.3356211652191" calcext:value-type="float">
            <text:p>34.3356211652</text:p>
          </table:table-cell>
          <table:table-cell office:value-type="float" office:value="30.6860967945516" calcext:value-type="float">
            <text:p>30.6860967946</text:p>
          </table:table-cell>
          <table:table-cell office:value-type="float" office:value="28.7182428793348" calcext:value-type="float">
            <text:p>28.7182428793</text:p>
          </table:table-cell>
          <table:table-cell office:value-type="float" office:value="28.1317922431285" calcext:value-type="float">
            <text:p>28.1317922431</text:p>
          </table:table-cell>
          <table:table-cell office:value-type="float" office:value="28.2366403201098" calcext:value-type="float">
            <text:p>28.2366403201</text:p>
          </table:table-cell>
          <table:table-cell office:value-type="float" office:value="31.4166078937094" calcext:value-type="float">
            <text:p>31.4166078937</text:p>
          </table:table-cell>
          <table:table-cell office:value-type="float" office:value="28.4866685521544" calcext:value-type="float">
            <text:p>28.4866685522</text:p>
          </table:table-cell>
          <table:table-cell office:value-type="float" office:value="27.5627605534695" calcext:value-type="float">
            <text:p>27.5627605535</text:p>
          </table:table-cell>
          <table:table-cell office:value-type="float" office:value="25.0900068173719" calcext:value-type="float">
            <text:p>25.0900068174</text:p>
          </table:table-cell>
          <table:table-cell office:value-type="float" office:value="24.1419357911002" calcext:value-type="float">
            <text:p>24.1419357911</text:p>
          </table:table-cell>
          <table:table-cell office:value-type="float" office:value="22.3705566760399" calcext:value-type="float">
            <text:p>22.370556676</text:p>
          </table:table-cell>
          <table:table-cell office:value-type="float" office:value="23.2586875624485" calcext:value-type="float">
            <text:p>23.2586875624</text:p>
          </table:table-cell>
          <table:table-cell office:value-type="float" office:value="21.9049542648128" calcext:value-type="float">
            <text:p>21.9049542648</text:p>
          </table:table-cell>
          <table:table-cell office:value-type="float" office:value="20.5380502468859" calcext:value-type="float">
            <text:p>20.5380502469</text:p>
          </table:table-cell>
          <table:table-cell office:value-type="float" office:value="19.3302394680486" calcext:value-type="float">
            <text:p>19.330239468</text:p>
          </table:table-cell>
          <table:table-cell office:value-type="float" office:value="18.2582533852672" calcext:value-type="float">
            <text:p>18.2582533853</text:p>
          </table:table-cell>
          <table:table-cell office:value-type="float" office:value="19.8579616558724" calcext:value-type="float">
            <text:p>19.8579616559</text:p>
          </table:table-cell>
          <table:table-cell office:value-type="float" office:value="18.8653269234114" calcext:value-type="float">
            <text:p>18.8653269234</text:p>
          </table:table-cell>
          <table:table-cell office:value-type="float" office:value="17.9672288321372" calcext:value-type="float">
            <text:p>17.9672288321</text:p>
          </table:table-cell>
          <table:table-cell office:value-type="float" office:value="17.1507760218879" calcext:value-type="float">
            <text:p>17.1507760219</text:p>
          </table:table-cell>
          <table:table-cell office:value-type="float" office:value="17.9242136565419" calcext:value-type="float">
            <text:p>17.9242136565</text:p>
          </table:table-cell>
          <table:table-cell office:value-type="float" office:value="17.1775908794632" calcext:value-type="float">
            <text:p>17.1775908795</text:p>
          </table:table-cell>
          <table:table-cell office:value-type="float" office:value="16.4906979245508" calcext:value-type="float">
            <text:p>16.4906979246</text:p>
          </table:table-cell>
          <table:table-cell office:value-type="float" office:value="15.8564403120681" calcext:value-type="float">
            <text:p>15.8564403121</text:p>
          </table:table-cell>
          <table:table-cell office:value-type="float" office:value="15.2693598192749" calcext:value-type="float">
            <text:p>15.2693598193</text:p>
          </table:table-cell>
          <table:table-cell office:value-type="float" office:value="14.7242136473955" calcext:value-type="float">
            <text:p>14.7242136474</text:p>
          </table:table-cell>
          <table:table-cell office:value-type="float" office:value="15.6199499235347" calcext:value-type="float">
            <text:p>15.6199499235</text:p>
          </table:table-cell>
          <table:table-cell office:value-type="float" office:value="15.0992849260836" calcext:value-type="float">
            <text:p>15.0992849261</text:p>
          </table:table-cell>
          <table:table-cell office:value-type="float" office:value="14.612381122231" calcext:value-type="float">
            <text:p>14.6123811222</text:p>
          </table:table-cell>
          <table:table-cell office:value-type="float" office:value="14.1568220239732" calcext:value-type="float">
            <text:p>14.156822024</text:p>
          </table:table-cell>
          <table:table-cell office:value-type="float" office:value="13.7278274171861" calcext:value-type="float">
            <text:p>13.7278274172</text:p>
          </table:table-cell>
          <table:table-cell office:value-type="float" office:value="13.3266080968194" calcext:value-type="float">
            <text:p>13.3266080968</text:p>
          </table:table-cell>
          <table:table-cell office:value-type="float" office:value="12.9464128645504" calcext:value-type="float">
            <text:p>12.9464128646</text:p>
          </table:table-cell>
          <table:table-cell office:value-type="float" office:value="12.5873395896297" calcext:value-type="float">
            <text:p>12.5873395896</text:p>
          </table:table-cell>
          <table:table-cell office:value-type="float" office:value="12.2494755608483" calcext:value-type="float">
            <text:p>12.2494755608</text:p>
          </table:table-cell>
          <table:table-cell office:value-type="float" office:value="11.927641334705" calcext:value-type="float">
            <text:p>11.9276413347</text:p>
          </table:table-cell>
          <table:table-cell office:value-type="float" office:value="12.1054553275829" calcext:value-type="float">
            <text:p>12.1054553276</text:p>
          </table:table-cell>
          <table:table-cell office:value-type="float" office:value="11.8049782075113" calcext:value-type="float">
            <text:p>11.8049782075</text:p>
          </table:table-cell>
          <table:table-cell office:value-type="float" office:value="11.5175342260453" calcext:value-type="float">
            <text:p>11.517534226</text:p>
          </table:table-cell>
          <table:table-cell office:value-type="float" office:value="11.245363661728" calcext:value-type="float">
            <text:p>11.2453636617</text:p>
          </table:table-cell>
          <table:table-cell office:value-type="float" office:value="10.9843034595344" calcext:value-type="float">
            <text:p>10.9843034595</text:p>
          </table:table-cell>
          <table:table-cell office:value-type="float" office:value="10.7351096301678" calcext:value-type="float">
            <text:p>10.7351096302</text:p>
          </table:table-cell>
          <table:table-cell office:value-type="float" office:value="10.49847098338" calcext:value-type="float">
            <text:p>10.4984709834</text:p>
          </table:table-cell>
          <table:table-cell office:value-type="float" office:value="10.2706732439023" calcext:value-type="float">
            <text:p>10.2706732439</text:p>
          </table:table-cell>
          <table:table-cell office:value-type="float" office:value="10.0539859520047" calcext:value-type="float">
            <text:p>10.053985952</text:p>
          </table:table-cell>
          <table:table-cell office:value-type="float" office:value="9.84493988982553" calcext:value-type="float">
            <text:p>9.8449398898</text:p>
          </table:table-cell>
          <table:table-cell office:value-type="float" office:value="9.64442631998019" calcext:value-type="float">
            <text:p>9.64442632</text:p>
          </table:table-cell>
          <table:table-cell office:value-type="float" office:value="9.45326520407494" calcext:value-type="float">
            <text:p>9.4532652041</text:p>
          </table:table-cell>
          <table:table-cell office:value-type="float" office:value="9.26829480727747" calcext:value-type="float">
            <text:p>9.2682948073</text:p>
          </table:table-cell>
          <table:table-cell office:value-type="float" office:value="9.09171934030516" calcext:value-type="float">
            <text:p>9.0917193403</text:p>
          </table:table-cell>
          <table:table-cell office:value-type="float" office:value="8.92055057855231" calcext:value-type="float">
            <text:p>8.9205505786</text:p>
          </table:table-cell>
          <table:table-cell office:value-type="float" office:value="8.75572140056809" calcext:value-type="float">
            <text:p>8.7557214006</text:p>
          </table:table-cell>
          <table:table-cell office:value-type="float" office:value="8.59809683918898" calcext:value-type="float">
            <text:p>8.5980968392</text:p>
          </table:table-cell>
          <table:table-cell office:value-type="float" office:value="8.44491252004997" calcext:value-type="float">
            <text:p>8.44491252</text:p>
          </table:table-cell>
          <table:table-cell office:value-type="float" office:value="8.29827143241256" calcext:value-type="float">
            <text:p>8.2982714324</text:p>
          </table:table-cell>
          <table:table-cell office:value-type="float" office:value="8.15553873474" calcext:value-type="float">
            <text:p>8.1555387347</text:p>
          </table:table-cell>
          <table:table-cell office:value-type="float" office:value="8.01764443359871" calcext:value-type="float">
            <text:p>8.0176444336</text:p>
          </table:table-cell>
          <table:table-cell office:value-type="float" office:value="7.88545653511736" calcext:value-type="float">
            <text:p>7.8854565351</text:p>
          </table:table-cell>
          <table:table-cell office:value-type="float" office:value="7.75651093564665" calcext:value-type="float">
            <text:p>7.7565109356</text:p>
          </table:table-cell>
          <table:table-cell office:value-type="float" office:value="7.63172487164273" calcext:value-type="float">
            <text:p>7.6317248716</text:p>
          </table:table-cell>
          <table:table-cell office:value-type="float" office:value="7.51195734232646" calcext:value-type="float">
            <text:p>7.5119573423</text:p>
          </table:table-cell>
          <table:table-cell office:value-type="float" office:value="7.3948919927183" calcext:value-type="float">
            <text:p>7.3948919927</text:p>
          </table:table-cell>
          <table:table-cell office:value-type="float" office:value="7.2824532009029" calcext:value-type="float">
            <text:p>7.2824532009</text:p>
          </table:table-cell>
          <table:table-cell office:value-type="float" office:value="7.17241262160746" calcext:value-type="float">
            <text:p>7.1724126216</text:p>
          </table:table-cell>
          <table:table-cell office:value-type="float" office:value="7.06565683572383" calcext:value-type="float">
            <text:p>7.0656568357</text:p>
          </table:table-cell>
          <table:table-cell office:value-type="float" office:value="6.96302027232668" calcext:value-type="float">
            <text:p>6.9630202723</text:p>
          </table:table-cell>
          <table:table-cell office:value-type="float" office:value="6.86239352877708" calcext:value-type="float">
            <text:p>6.8623935288</text:p>
          </table:table-cell>
          <table:table-cell office:value-type="float" office:value="6.76464183504318" calcext:value-type="float">
            <text:p>6.764641835</text:p>
          </table:table-cell>
          <table:table-cell office:value-type="float" office:value="6.67058167574282" calcext:value-type="float">
            <text:p>6.6705816757</text:p>
          </table:table-cell>
          <table:table-cell office:value-type="float" office:value="6.57820936034922" calcext:value-type="float">
            <text:p>6.5782093603</text:p>
          </table:table-cell>
          <table:table-cell office:value-type="float" office:value="6.48928006123098" calcext:value-type="float">
            <text:p>6.4892800612</text:p>
          </table:table-cell>
          <table:table-cell office:value-type="float" office:value="6.4018543167198" calcext:value-type="float">
            <text:p>6.4018543167</text:p>
          </table:table-cell>
          <table:table-cell office:value-type="float" office:value="6.31675992539559" calcext:value-type="float">
            <text:p>6.3167599254</text:p>
          </table:table-cell>
          <table:table-cell office:value-type="float" office:value="6.23478111749194" calcext:value-type="float">
            <text:p>6.2347811175</text:p>
          </table:table-cell>
          <table:table-cell office:value-type="float" office:value="6.15406675190638" calcext:value-type="float">
            <text:p>6.1540667519</text:p>
          </table:table-cell>
          <table:table-cell office:value-type="float" office:value="6.0754219854384" calcext:value-type="float">
            <text:p>6.0754219854</text:p>
          </table:table-cell>
          <table:table-cell office:value-type="float" office:value="5.99961120745459" calcext:value-type="float">
            <text:p>5.9996112075</text:p>
          </table:table-cell>
          <table:table-cell office:value-type="float" office:value="5.92486325445396" calcext:value-type="float">
            <text:p>5.9248632545</text:p>
          </table:table-cell>
          <table:table-cell office:value-type="float" office:value="5.85196092992248" calcext:value-type="float">
            <text:p>5.8519609299</text:p>
          </table:table-cell>
          <table:table-cell office:value-type="float" office:value="5.78164885181023" calcext:value-type="float">
            <text:p>5.7816488518</text:p>
          </table:table-cell>
          <table:table-cell office:value-type="float" office:value="5.71222868452822" calcext:value-type="float">
            <text:p>5.7122286845</text:p>
          </table:table-cell>
          <table:table-cell office:value-type="float" office:value="5.64446137837198" calcext:value-type="float">
            <text:p>5.6444613784</text:p>
          </table:table-cell>
          <table:table-cell office:value-type="float" office:value="5.57907207421134" calcext:value-type="float">
            <text:p>5.5790720742</text:p>
          </table:table-cell>
          <table:table-cell office:value-type="float" office:value="5.5144290845973" calcext:value-type="float">
            <text:p>5.5144290846</text:p>
          </table:table-cell>
          <table:table-cell office:value-type="float" office:value="5.45127214072152" calcext:value-type="float">
            <text:p>5.4512721407</text:p>
          </table:table-cell>
          <table:table-cell office:value-type="float" office:value="5.39030734963057" calcext:value-type="float">
            <text:p>5.3903073496</text:p>
          </table:table-cell>
          <table:table-cell office:value-type="float" office:value="5.32996428915611" calcext:value-type="float">
            <text:p>5.3299642892</text:p>
          </table:table-cell>
          <table:table-cell office:value-type="float" office:value="5.2717021362179" calcext:value-type="float">
            <text:p>5.2717021362</text:p>
          </table:table-cell>
          <table:table-cell office:value-type="float" office:value="5.21398865084632" calcext:value-type="float">
            <text:p>5.2139886508</text:p>
          </table:table-cell>
          <table:table-cell office:value-type="float" office:value="5.15752980646108" calcext:value-type="float">
            <text:p>5.1575298065</text:p>
          </table:table-cell>
          <table:table-cell office:value-type="float" office:value="5.10300121203373" calcext:value-type="float">
            <text:p>5.103001212</text:p>
          </table:table-cell>
          <table:table-cell office:value-type="float" office:value="5.04892433709086" calcext:value-type="float">
            <text:p>5.0489243371</text:p>
          </table:table-cell>
          <table:table-cell office:value-type="float" office:value="4.99598592267311" calcext:value-type="float">
            <text:p>4.9959859227</text:p>
          </table:table-cell>
          <table:table-cell office:value-type="float" office:value="5.38014251110162" calcext:value-type="float">
            <text:p>5.3801425111</text:p>
          </table:table-cell>
          <table:table-cell office:value-type="float" office:value="5.32556754216982" calcext:value-type="float">
            <text:p>5.3255675422</text:p>
          </table:table-cell>
          <table:table-cell office:value-type="float" office:value="5.27142680161099" calcext:value-type="float">
            <text:p>5.2714268016</text:p>
          </table:table-cell>
          <table:table-cell office:value-type="float" office:value="5.21837981338668" calcext:value-type="float">
            <text:p>5.2183798134</text:p>
          </table:table-cell>
          <table:table-cell office:value-type="float" office:value="5.16705972049998" calcext:value-type="float">
            <text:p>5.1670597205</text:p>
          </table:table-cell>
          <table:table-cell office:value-type="float" office:value="5.1160965051228" calcext:value-type="float">
            <text:p>5.1160965051</text:p>
          </table:table-cell>
          <table:table-cell office:value-type="float" office:value="5.0661325684785" calcext:value-type="float">
            <text:p>5.0661325685</text:p>
          </table:table-cell>
          <table:table-cell office:value-type="float" office:value="5.01728166954164" calcext:value-type="float">
            <text:p>5.0172816695</text:p>
          </table:table-cell>
          <table:table-cell office:value-type="float" office:value="4.96922872048263" calcext:value-type="float">
            <text:p>4.9692287205</text:p>
          </table:table-cell>
          <table:table-cell office:value-type="float" office:value="4.92223120864929" calcext:value-type="float">
            <text:p>4.9222312086</text:p>
          </table:table-cell>
          <table:table-cell office:value-type="float" office:value="4.87598162146773" calcext:value-type="float">
            <text:p>4.8759816215</text:p>
          </table:table-cell>
          <table:table-cell office:value-type="float" office:value="4.83073403601459" calcext:value-type="float">
            <text:p>4.830734036</text:p>
          </table:table-cell>
          <table:table-cell office:value-type="float" office:value="4.78618811871265" calcext:value-type="float">
            <text:p>4.7861881187</text:p>
          </table:table-cell>
          <table:table-cell office:value-type="float" office:value="4.74259455778851" calcext:value-type="float">
            <text:p>4.7425945578</text:p>
          </table:table-cell>
          <table:table-cell office:value-type="float" office:value="4.69965983423956" calcext:value-type="float">
            <text:p>4.6996598342</text:p>
          </table:table-cell>
          <table:table-cell office:value-type="float" office:value="4.65809866928891" calcext:value-type="float">
            <text:p>4.6580986693</text:p>
          </table:table-cell>
          <table:table-cell office:value-type="float" office:value="4.6166850648078" calcext:value-type="float">
            <text:p>4.6166850648</text:p>
          </table:table-cell>
          <table:table-cell office:value-type="float" office:value="4.57600444447679" calcext:value-type="float">
            <text:p>4.5760044445</text:p>
          </table:table-cell>
          <table:table-cell office:value-type="float" office:value="4.53616659827947" calcext:value-type="float">
            <text:p>4.5361665983</text:p>
          </table:table-cell>
          <table:table-cell office:value-type="float" office:value="4.49689362757621" calcext:value-type="float">
            <text:p>4.4968936276</text:p>
          </table:table-cell>
          <table:table-cell office:value-type="float" office:value="4.45842463059695" calcext:value-type="float">
            <text:p>4.4584246306</text:p>
          </table:table-cell>
          <table:table-cell office:value-type="float" office:value="4.42048745398846" calcext:value-type="float">
            <text:p>4.420487454</text:p>
          </table:table-cell>
          <table:table-cell office:value-type="float" office:value="4.38331798385282" calcext:value-type="float">
            <text:p>4.3833179839</text:p>
          </table:table-cell>
          <table:table-cell office:value-type="float" office:value="4.34664955514317" calcext:value-type="float">
            <text:p>4.3466495551</text:p>
          </table:table-cell>
          <table:table-cell office:value-type="float" office:value="4.31059226691201" calcext:value-type="float">
            <text:p>4.3105922669</text:p>
          </table:table-cell>
          <table:table-cell office:value-type="float" office:value="4.2756813434228" calcext:value-type="float">
            <text:p>4.2756813434</text:p>
          </table:table-cell>
          <table:table-cell office:value-type="float" office:value="4.24079686493084" calcext:value-type="float">
            <text:p>4.2407968649</text:p>
          </table:table-cell>
          <table:table-cell office:value-type="float" office:value="4.20659924796378" calcext:value-type="float">
            <text:p>4.206599248</text:p>
          </table:table-cell>
          <table:table-cell office:value-type="float" office:value="4.17283453602378" calcext:value-type="float">
            <text:p>4.172834536</text:p>
          </table:table-cell>
          <table:table-cell office:value-type="float" office:value="4.13961005947482" calcext:value-type="float">
            <text:p>4.1396100595</text:p>
          </table:table-cell>
          <table:table-cell office:value-type="float" office:value="4.10702974136774" calcext:value-type="float">
            <text:p>4.1070297414</text:p>
          </table:table-cell>
          <table:table-cell office:value-type="float" office:value="4.07484663291133" calcext:value-type="float">
            <text:p>4.0748466329</text:p>
          </table:table-cell>
          <table:table-cell office:value-type="float" office:value="4.0432813465447" calcext:value-type="float">
            <text:p>4.0432813465</text:p>
          </table:table-cell>
          <table:table-cell office:value-type="float" office:value="4.01209137461338" calcext:value-type="float">
            <text:p>4.0120913746</text:p>
          </table:table-cell>
          <table:table-cell office:value-type="float" office:value="3.98149444079314" calcext:value-type="float">
            <text:p>3.9814944408</text:p>
          </table:table-cell>
          <table:table-cell office:value-type="float" office:value="3.95125230740849" calcext:value-type="float">
            <text:p>3.9512523074</text:p>
          </table:table-cell>
          <table:table-cell office:value-type="float" office:value="3.92157986551889" calcext:value-type="float">
            <text:p>3.9215798655</text:p>
          </table:table-cell>
          <table:table-cell office:value-type="float" office:value="3.8922429865857" calcext:value-type="float">
            <text:p>3.8922429866</text:p>
          </table:table-cell>
          <table:table-cell office:value-type="float" office:value="3.86345378502896" calcext:value-type="float">
            <text:p>3.863453785</text:p>
          </table:table-cell>
          <table:table-cell office:value-type="float" office:value="3.83498209008359" calcext:value-type="float">
            <text:p>3.8349820901</text:p>
          </table:table-cell>
          <table:table-cell office:value-type="float" office:value="3.80703729514167" calcext:value-type="float">
            <text:p>3.8070372951</text:p>
          </table:table-cell>
          <table:table-cell office:value-type="float" office:value="3.77939304457424" calcext:value-type="float">
            <text:p>3.7793930446</text:p>
          </table:table-cell>
          <table:table-cell office:value-type="float" office:value="3.75225606583082" calcext:value-type="float">
            <text:p>3.7522560658</text:p>
          </table:table-cell>
          <table:table-cell office:value-type="float" office:value="3.72540368382775" calcext:value-type="float">
            <text:p>3.7254036838</text:p>
          </table:table-cell>
          <table:table-cell office:value-type="float" office:value="3.69904001450028" calcext:value-type="float">
            <text:p>3.6990400145</text:p>
          </table:table-cell>
          <table:table-cell office:value-type="float" office:value="3.67294593615208" calcext:value-type="float">
            <text:p>3.6729459362</text:p>
          </table:table-cell>
          <table:table-cell office:value-type="float" office:value="3.6473230068692" calcext:value-type="float">
            <text:p>3.6473230069</text:p>
          </table:table-cell>
          <table:table-cell office:value-type="float" office:value="3.62195553806175" calcext:value-type="float">
            <text:p>3.6219555381</text:p>
          </table:table-cell>
          <table:table-cell office:value-type="float" office:value="3.59694039520996" calcext:value-type="float">
            <text:p>3.5969403952</text:p>
          </table:table-cell>
          <table:table-cell office:value-type="float" office:value="3.57237177164287" calcext:value-type="float">
            <text:p>3.5723717716</text:p>
          </table:table-cell>
          <table:table-cell office:value-type="float" office:value="3.54803891681932" calcext:value-type="float">
            <text:p>3.5480389168</text:p>
          </table:table-cell>
          <table:table-cell office:value-type="float" office:value="3.52413722335784" calcext:value-type="float">
            <text:p>3.5241372234</text:p>
          </table:table-cell>
          <table:table-cell office:value-type="float" office:value="3.5004591000068" calcext:value-type="float">
            <text:p>3.5004591</text:p>
          </table:table-cell>
          <table:table-cell office:value-type="float" office:value="3.47719756227509" calcext:value-type="float">
            <text:p>3.4771975623</text:p>
          </table:table-cell>
          <table:table-cell office:value-type="float" office:value="3.45414807830929" calcext:value-type="float">
            <text:p>3.4541480783</text:p>
          </table:table-cell>
          <table:table-cell office:value-type="float" office:value="3.43150133592301" calcext:value-type="float">
            <text:p>3.4315013359</text:p>
          </table:table-cell>
          <table:table-cell office:value-type="float" office:value="3.40905576770907" calcext:value-type="float">
            <text:p>3.4090557677</text:p>
          </table:table-cell>
          <table:table-cell office:value-type="float" office:value="3.3869997821553" calcext:value-type="float">
            <text:p>3.3869997822</text:p>
          </table:table-cell>
          <table:table-cell office:value-type="float" office:value="3.36513468595562" calcext:value-type="float">
            <text:p>3.365134686</text:p>
          </table:table-cell>
          <table:table-cell office:value-type="float" office:value="3.3436466555816" calcext:value-type="float">
            <text:p>3.3436466556</text:p>
          </table:table-cell>
          <table:table-cell office:value-type="float" office:value="3.32233978578559" calcext:value-type="float">
            <text:p>3.3223397858</text:p>
          </table:table-cell>
          <table:table-cell office:value-type="float" office:value="3.30139806726455" calcext:value-type="float">
            <text:p>3.3013980673</text:p>
          </table:table-cell>
          <table:table-cell office:value-type="float" office:value="3.28062830080974" calcext:value-type="float">
            <text:p>3.2806283008</text:p>
          </table:table-cell>
          <table:table-cell office:value-type="float" office:value="3.26021233651522" calcext:value-type="float">
            <text:p>3.2602123365</text:p>
          </table:table-cell>
          <table:table-cell office:value-type="float" office:value="3.23995960295828" calcext:value-type="float">
            <text:p>3.239959603</text:p>
          </table:table-cell>
          <table:table-cell office:value-type="float" office:value="3.21995845615359" calcext:value-type="float">
            <text:p>3.2199584562</text:p>
          </table:table-cell>
          <table:table-cell office:value-type="float" office:value="3.20029507048587" calcext:value-type="float">
            <text:p>3.2002950705</text:p>
          </table:table-cell>
          <table:table-cell office:value-type="float" office:value="3.18078267721543" calcext:value-type="float">
            <text:p>3.1807826772</text:p>
          </table:table-cell>
          <table:table-cell office:value-type="float" office:value="3.16159796563474" calcext:value-type="float">
            <text:p>3.1615979656</text:p>
          </table:table-cell>
          <table:table-cell office:value-type="float" office:value="3.14255661413031" calcext:value-type="float">
            <text:p>3.1425566141</text:p>
          </table:table-cell>
          <table:table-cell office:value-type="float" office:value="3.12383332114147" calcext:value-type="float">
            <text:p>3.1238333211</text:p>
          </table:table-cell>
          <table:table-cell office:value-type="float" office:value="3.10524614537059" calcext:value-type="float">
            <text:p>3.1052461454</text:p>
          </table:table-cell>
          <table:table-cell office:value-type="float" office:value="3.08696783485042" calcext:value-type="float">
            <text:p>3.0869678349</text:p>
          </table:table-cell>
          <table:table-cell office:value-type="float" office:value="3.06881876462884" calcext:value-type="float">
            <text:p>3.0688187646</text:p>
          </table:table-cell>
          <table:table-cell office:value-type="float" office:value="3.05096977176621" calcext:value-type="float">
            <text:p>3.0509697718</text:p>
          </table:table-cell>
          <table:table-cell office:value-type="float" office:value="3.03324348636059" calcext:value-type="float">
            <text:p>3.0332434864</text:p>
          </table:table-cell>
          <table:table-cell office:value-type="float" office:value="3.01580887293978" calcext:value-type="float">
            <text:p>3.0158088729</text:p>
          </table:table-cell>
          <table:table-cell office:value-type="float" office:value="2.99849075787888" calcext:value-type="float">
            <text:p>2.9984907579</text:p>
          </table:table-cell>
          <table:table-cell office:value-type="float" office:value="2.9814562706381" calcext:value-type="float">
            <text:p>2.9814562706</text:p>
          </table:table-cell>
          <table:table-cell office:value-type="float" office:value="2.96453237747676" calcext:value-type="float">
            <text:p>2.9645323775</text:p>
          </table:table-cell>
          <table:table-cell office:value-type="float" office:value="2.94780080128317" calcext:value-type="float">
            <text:p>2.9478008013</text:p>
          </table:table-cell>
          <table:table-cell office:value-type="float" office:value="2.93134141810068" calcext:value-type="float">
            <text:p>2.9313414181</text:p>
          </table:table-cell>
          <table:table-cell office:value-type="float" office:value="2.91498430320912" calcext:value-type="float">
            <text:p>2.9149843032</text:p>
          </table:table-cell>
          <table:table-cell office:value-type="float" office:value="2.89889215614081" calcext:value-type="float">
            <text:p>2.8988921561</text:p>
          </table:table-cell>
          <table:table-cell office:value-type="float" office:value="2.88289706064783" calcext:value-type="float">
            <text:p>2.8828970606</text:p>
          </table:table-cell>
          <table:table-cell office:value-type="float" office:value="2.8671600049425" calcext:value-type="float">
            <text:p>2.8671600049</text:p>
          </table:table-cell>
          <table:table-cell office:value-type="float" office:value="2.85151503220877" calcext:value-type="float">
            <text:p>2.8515150322</text:p>
          </table:table-cell>
          <table:table-cell office:value-type="float" office:value="2.83612145267748" calcext:value-type="float">
            <text:p>2.8361214527</text:p>
          </table:table-cell>
          <table:table-cell office:value-type="float" office:value="2.82081522177925" calcext:value-type="float">
            <text:p>2.8208152218</text:p>
          </table:table-cell>
          <table:table-cell office:value-type="float" office:value="2.80575400424522" calcext:value-type="float">
            <text:p>2.8057540042</text:p>
          </table:table-cell>
          <table:table-cell office:value-type="float" office:value="2.79077562232671" calcext:value-type="float">
            <text:p>2.7907756223</text:p>
          </table:table-cell>
          <table:table-cell office:value-type="float" office:value="2.77603612690241" calcext:value-type="float">
            <text:p>2.7760361269</text:p>
          </table:table-cell>
          <table:table-cell office:value-type="float" office:value="2.76137516328806" calcext:value-type="float">
            <text:p>2.7613751633</text:p>
          </table:table-cell>
          <table:table-cell office:value-type="float" office:value="2.74686934214582" calcext:value-type="float">
            <text:p>2.7468693421</text:p>
          </table:table-cell>
          <table:table-cell office:value-type="float" office:value="2.7325936612818" calcext:value-type="float">
            <text:p>2.7325936613</text:p>
          </table:table-cell>
          <table:table-cell office:value-type="float" office:value="2.71839042204684" calcext:value-type="float">
            <text:p>2.718390422</text:p>
          </table:table-cell>
          <table:table-cell office:value-type="float" office:value="2.70441177390067" calcext:value-type="float">
            <text:p>2.7044117739</text:p>
          </table:table-cell>
          <table:table-cell office:value-type="float" office:value="2.69050173863384" calcext:value-type="float">
            <text:p>2.6905017386</text:p>
          </table:table-cell>
          <table:table-cell office:value-type="float" office:value="2.67681095636244" calcext:value-type="float">
            <text:p>2.6768109564</text:p>
          </table:table-cell>
          <table:table-cell office:value-type="float" office:value="2.66318513077804" calcext:value-type="float">
            <text:p>2.6631851308</text:p>
          </table:table-cell>
          <table:table-cell office:value-type="float" office:value="2.6497734208148" calcext:value-type="float">
            <text:p>2.6497734208</text:p>
          </table:table-cell>
          <table:table-cell office:value-type="float" office:value="2.6364231748584" calcext:value-type="float">
            <text:p>2.6364231749</text:p>
          </table:table-cell>
          <table:table-cell office:value-type="float" office:value="2.6232820981065" calcext:value-type="float">
            <text:p>2.6232820981</text:p>
          </table:table-cell>
          <table:table-cell office:value-type="float" office:value="2.61019914770096" calcext:value-type="float">
            <text:p>2.6101991477</text:p>
          </table:table-cell>
          <table:table-cell office:value-type="float" office:value="2.59732060185237" calcext:value-type="float">
            <text:p>2.597320601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6.7403820554732" calcext:value-type="float">
            <text:p>16.7403820555</text:p>
          </table:table-cell>
          <table:table-cell office:value-type="string" calcext:value-type="string">
            <text:p><text:s/>global min</text:p>
          </table:table-cell>
          <table:table-cell office:value-type="float" office:value="-5.12479657333417" calcext:value-type="float">
            <text:p>-5.1247965733</text:p>
          </table:table-cell>
          <table:table-cell office:value-type="string" calcext:value-type="string">
            <text:p><text:s/>range</text:p>
          </table:table-cell>
          <table:table-cell office:value-type="float" office:value="21.8651786288074" calcext:value-type="float">
            <text:p>21.8651786288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6.7341981160584" calcext:value-type="float">
            <text:p>16.7341981161</text:p>
          </table:table-cell>
          <table:table-cell office:value-type="float" office:value="17.5621900585637" calcext:value-type="float">
            <text:p>17.5621900586</text:p>
          </table:table-cell>
          <table:table-cell office:value-type="float" office:value="18.1190735494782" calcext:value-type="float">
            <text:p>18.1190735495</text:p>
          </table:table-cell>
          <table:table-cell office:value-type="float" office:value="16.7629789316023" calcext:value-type="float">
            <text:p>16.7629789316</text:p>
          </table:table-cell>
          <table:table-cell office:value-type="float" office:value="16.0547183538571" calcext:value-type="float">
            <text:p>16.0547183539</text:p>
          </table:table-cell>
          <table:table-cell office:value-type="float" office:value="16.7227946204475" calcext:value-type="float">
            <text:p>16.7227946204</text:p>
          </table:table-cell>
          <table:table-cell office:value-type="float" office:value="17.1008386420469" calcext:value-type="float">
            <text:p>17.100838642</text:p>
          </table:table-cell>
          <table:table-cell office:value-type="float" office:value="16.8082811243371" calcext:value-type="float">
            <text:p>16.8082811243</text:p>
          </table:table-cell>
          <table:table-cell office:value-type="float" office:value="17.0216473685459" calcext:value-type="float">
            <text:p>17.0216473685</text:p>
          </table:table-cell>
          <table:table-cell office:value-type="float" office:value="17.0371758138628" calcext:value-type="float">
            <text:p>17.0371758139</text:p>
          </table:table-cell>
          <table:table-cell office:value-type="float" office:value="16.3114530094958" calcext:value-type="float">
            <text:p>16.3114530095</text:p>
          </table:table-cell>
          <table:table-cell office:value-type="float" office:value="16.1855736627672" calcext:value-type="float">
            <text:p>16.1855736628</text:p>
          </table:table-cell>
          <table:table-cell office:value-type="float" office:value="15.4815299137223" calcext:value-type="float">
            <text:p>15.4815299137</text:p>
          </table:table-cell>
          <table:table-cell office:value-type="float" office:value="14.8086132051246" calcext:value-type="float">
            <text:p>14.8086132051</text:p>
          </table:table-cell>
          <table:table-cell office:value-type="float" office:value="14.8527270917635" calcext:value-type="float">
            <text:p>14.8527270918</text:p>
          </table:table-cell>
          <table:table-cell office:value-type="float" office:value="14.1272652459561" calcext:value-type="float">
            <text:p>14.127265246</text:p>
          </table:table-cell>
          <table:table-cell office:value-type="float" office:value="13.3024093475212" calcext:value-type="float">
            <text:p>13.3024093475</text:p>
          </table:table-cell>
          <table:table-cell office:value-type="float" office:value="13.2164147494272" calcext:value-type="float">
            <text:p>13.2164147494</text:p>
          </table:table-cell>
          <table:table-cell office:value-type="float" office:value="13.384982081679" calcext:value-type="float">
            <text:p>13.3849820817</text:p>
          </table:table-cell>
          <table:table-cell office:value-type="float" office:value="13.0033243303778" calcext:value-type="float">
            <text:p>13.0033243304</text:p>
          </table:table-cell>
          <table:table-cell office:value-type="float" office:value="13.146751261401" calcext:value-type="float">
            <text:p>13.1467512614</text:p>
          </table:table-cell>
          <table:table-cell office:value-type="float" office:value="12.8536508567164" calcext:value-type="float">
            <text:p>12.8536508567</text:p>
          </table:table-cell>
          <table:table-cell office:value-type="float" office:value="12.6185209970612" calcext:value-type="float">
            <text:p>12.6185209971</text:p>
          </table:table-cell>
          <table:table-cell office:value-type="float" office:value="12.8512692943835" calcext:value-type="float">
            <text:p>12.8512692944</text:p>
          </table:table-cell>
          <table:table-cell office:value-type="float" office:value="12.3878084137879" calcext:value-type="float">
            <text:p>12.3878084138</text:p>
          </table:table-cell>
          <table:table-cell office:value-type="float" office:value="12.3527411279391" calcext:value-type="float">
            <text:p>12.3527411279</text:p>
          </table:table-cell>
          <table:table-cell office:value-type="float" office:value="12.467930778608" calcext:value-type="float">
            <text:p>12.4679307786</text:p>
          </table:table-cell>
          <table:table-cell office:value-type="float" office:value="12.4145160352366" calcext:value-type="float">
            <text:p>12.4145160352</text:p>
          </table:table-cell>
          <table:table-cell office:value-type="float" office:value="12.3665504527084" calcext:value-type="float">
            <text:p>12.3665504527</text:p>
          </table:table-cell>
          <table:table-cell office:value-type="float" office:value="12.2260925532173" calcext:value-type="float">
            <text:p>12.2260925532</text:p>
          </table:table-cell>
          <table:table-cell office:value-type="float" office:value="11.9136662206499" calcext:value-type="float">
            <text:p>11.9136662206</text:p>
          </table:table-cell>
          <table:table-cell office:value-type="float" office:value="11.541378538647" calcext:value-type="float">
            <text:p>11.5413785386</text:p>
          </table:table-cell>
          <table:table-cell office:value-type="float" office:value="11.1916537464625" calcext:value-type="float">
            <text:p>11.1916537465</text:p>
          </table:table-cell>
          <table:table-cell office:value-type="float" office:value="11.2573100774662" calcext:value-type="float">
            <text:p>11.2573100775</text:p>
          </table:table-cell>
          <table:table-cell office:value-type="float" office:value="10.9356858008689" calcext:value-type="float">
            <text:p>10.9356858009</text:p>
          </table:table-cell>
          <table:table-cell office:value-type="float" office:value="10.631929539638" calcext:value-type="float">
            <text:p>10.6319295396</text:p>
          </table:table-cell>
          <table:table-cell office:value-type="float" office:value="10.344592535771" calcext:value-type="float">
            <text:p>10.3445925358</text:p>
          </table:table-cell>
          <table:table-cell office:value-type="float" office:value="10.0723785321075" calcext:value-type="float">
            <text:p>10.0723785321</text:p>
          </table:table-cell>
          <table:table-cell office:value-type="float" office:value="9.81412422093962" calcext:value-type="float">
            <text:p>9.8141242209</text:p>
          </table:table-cell>
          <table:table-cell office:value-type="float" office:value="9.56877111541612" calcext:value-type="float">
            <text:p>9.5687711154</text:p>
          </table:table-cell>
          <table:table-cell office:value-type="float" office:value="9.33539768324887" calcext:value-type="float">
            <text:p>9.3353976832</text:p>
          </table:table-cell>
          <table:table-cell office:value-type="float" office:value="9.113137271661" calcext:value-type="float">
            <text:p>9.1131372717</text:p>
          </table:table-cell>
          <table:table-cell office:value-type="float" office:value="8.90120384673865" calcext:value-type="float">
            <text:p>8.9012038467</text:p>
          </table:table-cell>
          <table:table-cell office:value-type="float" office:value="8.69891422287092" calcext:value-type="float">
            <text:p>8.6989142229</text:p>
          </table:table-cell>
          <table:table-cell office:value-type="float" office:value="8.50560501791824" calcext:value-type="float">
            <text:p>8.5056050179</text:p>
          </table:table-cell>
          <table:table-cell office:value-type="float" office:value="8.32071056962781" calcext:value-type="float">
            <text:p>8.3207105696</text:p>
          </table:table-cell>
          <table:table-cell office:value-type="float" office:value="8.1436839702008" calcext:value-type="float">
            <text:p>8.1436839702</text:p>
          </table:table-cell>
          <table:table-cell office:value-type="float" office:value="7.97402388748828" calcext:value-type="float">
            <text:p>7.9740238875</text:p>
          </table:table-cell>
          <table:table-cell office:value-type="float" office:value="7.8112981019591" calcext:value-type="float">
            <text:p>7.811298102</text:p>
          </table:table-cell>
          <table:table-cell office:value-type="float" office:value="7.65507213991992" calcext:value-type="float">
            <text:p>7.6550721399</text:p>
          </table:table-cell>
          <table:table-cell office:value-type="float" office:value="7.5049817135795" calcext:value-type="float">
            <text:p>7.5049817136</text:p>
          </table:table-cell>
          <table:table-cell office:value-type="float" office:value="7.36066399594448" calcext:value-type="float">
            <text:p>7.3606639959</text:p>
          </table:table-cell>
          <table:table-cell office:value-type="float" office:value="7.22178354319081" calcext:value-type="float">
            <text:p>7.2217835432</text:p>
          </table:table-cell>
          <table:table-cell office:value-type="float" office:value="7.0880553367717" calcext:value-type="float">
            <text:p>7.0880553368</text:p>
          </table:table-cell>
          <table:table-cell office:value-type="float" office:value="6.95918160337585" calcext:value-type="float">
            <text:p>6.9591816034</text:p>
          </table:table-cell>
          <table:table-cell office:value-type="float" office:value="6.83491872468268" calcext:value-type="float">
            <text:p>6.8349187247</text:p>
          </table:table-cell>
          <table:table-cell office:value-type="float" office:value="6.71500786986369" calcext:value-type="float">
            <text:p>6.7150078699</text:p>
          </table:table-cell>
          <table:table-cell office:value-type="float" office:value="6.59981535760195" calcext:value-type="float">
            <text:p>6.5998153576</text:p>
          </table:table-cell>
          <table:table-cell office:value-type="float" office:value="6.48795408035446" calcext:value-type="float">
            <text:p>6.4879540804</text:p>
          </table:table-cell>
          <table:table-cell office:value-type="float" office:value="6.37982151234855" calcext:value-type="float">
            <text:p>6.3798215123</text:p>
          </table:table-cell>
          <table:table-cell office:value-type="float" office:value="6.2757890639278" calcext:value-type="float">
            <text:p>6.2757890639</text:p>
          </table:table-cell>
          <table:table-cell office:value-type="float" office:value="6.1745666596709" calcext:value-type="float">
            <text:p>6.1745666597</text:p>
          </table:table-cell>
          <table:table-cell office:value-type="float" office:value="6.0770948421949" calcext:value-type="float">
            <text:p>6.0770948422</text:p>
          </table:table-cell>
          <table:table-cell office:value-type="float" office:value="5.98267468775537" calcext:value-type="float">
            <text:p>5.9826746878</text:p>
          </table:table-cell>
          <table:table-cell office:value-type="float" office:value="5.8911541873081" calcext:value-type="float">
            <text:p>5.8911541873</text:p>
          </table:table-cell>
          <table:table-cell office:value-type="float" office:value="5.80241253231957" calcext:value-type="float">
            <text:p>5.8024125323</text:p>
          </table:table-cell>
          <table:table-cell office:value-type="float" office:value="5.71631446704141" calcext:value-type="float">
            <text:p>5.716314467</text:p>
          </table:table-cell>
          <table:table-cell office:value-type="float" office:value="5.63275403308587" calcext:value-type="float">
            <text:p>5.6327540331</text:p>
          </table:table-cell>
          <table:table-cell office:value-type="float" office:value="5.55161038273221" calcext:value-type="float">
            <text:p>5.5516103827</text:p>
          </table:table-cell>
          <table:table-cell office:value-type="float" office:value="5.47279030523696" calcext:value-type="float">
            <text:p>5.4727903052</text:p>
          </table:table-cell>
          <table:table-cell office:value-type="float" office:value="5.39570875164207" calcext:value-type="float">
            <text:p>5.3957087516</text:p>
          </table:table-cell>
          <table:table-cell office:value-type="float" office:value="5.32123838229542" calcext:value-type="float">
            <text:p>5.3212383823</text:p>
          </table:table-cell>
          <table:table-cell office:value-type="float" office:value="5.248813266895" calcext:value-type="float">
            <text:p>5.2488132669</text:p>
          </table:table-cell>
          <table:table-cell office:value-type="float" office:value="5.1783406843516" calcext:value-type="float">
            <text:p>5.1783406844</text:p>
          </table:table-cell>
          <table:table-cell office:value-type="float" office:value="5.10975220800111" calcext:value-type="float">
            <text:p>5.109752208</text:p>
          </table:table-cell>
          <table:table-cell office:value-type="float" office:value="5.0429639178785" calcext:value-type="float">
            <text:p>5.0429639179</text:p>
          </table:table-cell>
          <table:table-cell office:value-type="float" office:value="4.97791510021859" calcext:value-type="float">
            <text:p>4.9779151002</text:p>
          </table:table-cell>
          <table:table-cell office:value-type="float" office:value="4.91452954968608" calcext:value-type="float">
            <text:p>4.9145295497</text:p>
          </table:table-cell>
          <table:table-cell office:value-type="float" office:value="4.85275328903265" calcext:value-type="float">
            <text:p>4.852753289</text:p>
          </table:table-cell>
          <table:table-cell office:value-type="float" office:value="4.79251689990327" calcext:value-type="float">
            <text:p>4.7925168999</text:p>
          </table:table-cell>
          <table:table-cell office:value-type="float" office:value="4.73377230802873" calcext:value-type="float">
            <text:p>4.733772308</text:p>
          </table:table-cell>
          <table:table-cell office:value-type="float" office:value="4.67645608669524" calcext:value-type="float">
            <text:p>4.6764560867</text:p>
          </table:table-cell>
          <table:table-cell office:value-type="float" office:value="4.62052535020572" calcext:value-type="float">
            <text:p>4.6205253502</text:p>
          </table:table-cell>
          <table:table-cell office:value-type="float" office:value="4.56592197887807" calcext:value-type="float">
            <text:p>4.5659219789</text:p>
          </table:table-cell>
          <table:table-cell office:value-type="float" office:value="4.51260766098615" calcext:value-type="float">
            <text:p>4.512607661</text:p>
          </table:table-cell>
          <table:table-cell office:value-type="float" office:value="4.46052899235472" calcext:value-type="float">
            <text:p>4.4605289924</text:p>
          </table:table-cell>
          <table:table-cell office:value-type="float" office:value="4.40965170460426" calcext:value-type="float">
            <text:p>4.4096517046</text:p>
          </table:table-cell>
          <table:table-cell office:value-type="float" office:value="4.35992659612788" calcext:value-type="float">
            <text:p>4.3599265961</text:p>
          </table:table-cell>
          <table:table-cell office:value-type="float" office:value="4.31132298221706" calcext:value-type="float">
            <text:p>4.3113229822</text:p>
          </table:table-cell>
          <table:table-cell office:value-type="float" office:value="4.26341939352576" calcext:value-type="float">
            <text:p>4.2634193935</text:p>
          </table:table-cell>
          <table:table-cell office:value-type="float" office:value="4.2169405228132" calcext:value-type="float">
            <text:p>4.2169405228</text:p>
          </table:table-cell>
          <table:table-cell office:value-type="float" office:value="4.17147600580507" calcext:value-type="float">
            <text:p>4.1714760058</text:p>
          </table:table-cell>
          <table:table-cell office:value-type="float" office:value="4.12698531927687" calcext:value-type="float">
            <text:p>4.1269853193</text:p>
          </table:table-cell>
          <table:table-cell office:value-type="float" office:value="4.08344510266824" calcext:value-type="float">
            <text:p>4.0834451027</text:p>
          </table:table-cell>
          <table:table-cell office:value-type="float" office:value="4.04081770325787" calcext:value-type="float">
            <text:p>4.0408177033</text:p>
          </table:table-cell>
          <table:table-cell office:value-type="float" office:value="3.99908215382878" calcext:value-type="float">
            <text:p>3.9990821538</text:p>
          </table:table-cell>
          <table:table-cell office:value-type="float" office:value="3.95820339099222" calcext:value-type="float">
            <text:p>3.958203391</text:p>
          </table:table-cell>
          <table:table-cell office:value-type="float" office:value="3.91816259065623" calcext:value-type="float">
            <text:p>3.9181625907</text:p>
          </table:table-cell>
          <table:table-cell office:value-type="float" office:value="3.8789270307373" calcext:value-type="float">
            <text:p>3.8789270307</text:p>
          </table:table-cell>
          <table:table-cell office:value-type="float" office:value="3.84047981001058" calcext:value-type="float">
            <text:p>3.84047981</text:p>
          </table:table-cell>
          <table:table-cell office:value-type="float" office:value="3.80279032831427" calcext:value-type="float">
            <text:p>3.8027903283</text:p>
          </table:table-cell>
          <table:table-cell office:value-type="float" office:value="3.76584341291967" calcext:value-type="float">
            <text:p>3.7658434129</text:p>
          </table:table-cell>
          <table:table-cell office:value-type="float" office:value="3.72928182638647" calcext:value-type="float">
            <text:p>3.7292818264</text:p>
          </table:table-cell>
          <table:table-cell office:value-type="float" office:value="3.69374875265855" calcext:value-type="float">
            <text:p>3.6937487527</text:p>
          </table:table-cell>
          <table:table-cell office:value-type="float" office:value="3.6588959546148" calcext:value-type="float">
            <text:p>3.6588959546</text:p>
          </table:table-cell>
          <table:table-cell office:value-type="float" office:value="3.62469733389846" calcext:value-type="float">
            <text:p>3.6246973339</text:p>
          </table:table-cell>
          <table:table-cell office:value-type="float" office:value="3.591141330386" calcext:value-type="float">
            <text:p>3.5911413304</text:p>
          </table:table-cell>
          <table:table-cell office:value-type="float" office:value="3.55820337509245" calcext:value-type="float">
            <text:p>3.5582033751</text:p>
          </table:table-cell>
          <table:table-cell office:value-type="float" office:value="3.52587311438578" calcext:value-type="float">
            <text:p>3.5258731144</text:p>
          </table:table-cell>
          <table:table-cell office:value-type="float" office:value="3.49412737842484" calcext:value-type="float">
            <text:p>3.4941273784</text:p>
          </table:table-cell>
          <table:table-cell office:value-type="float" office:value="3.46264875339399" calcext:value-type="float">
            <text:p>3.4626487534</text:p>
          </table:table-cell>
          <table:table-cell office:value-type="float" office:value="3.43173224666726" calcext:value-type="float">
            <text:p>3.4317322467</text:p>
          </table:table-cell>
          <table:table-cell office:value-type="float" office:value="3.40166242287978" calcext:value-type="float">
            <text:p>3.4016624229</text:p>
          </table:table-cell>
          <table:table-cell office:value-type="float" office:value="3.37212332231123" calcext:value-type="float">
            <text:p>3.3721233223</text:p>
          </table:table-cell>
          <table:table-cell office:value-type="float" office:value="3.34280051081287" calcext:value-type="float">
            <text:p>3.3428005108</text:p>
          </table:table-cell>
          <table:table-cell office:value-type="float" office:value="3.31427500777727" calcext:value-type="float">
            <text:p>3.3142750078</text:p>
          </table:table-cell>
          <table:table-cell office:value-type="float" office:value="3.28624022102759" calcext:value-type="float">
            <text:p>3.286240221</text:p>
          </table:table-cell>
          <table:table-cell office:value-type="float" office:value="3.25867752558399" calcext:value-type="float">
            <text:p>3.2586775256</text:p>
          </table:table-cell>
          <table:table-cell office:value-type="float" office:value="3.23158111745358" calcext:value-type="float">
            <text:p>3.2315811175</text:p>
          </table:table-cell>
          <table:table-cell office:value-type="float" office:value="3.20493329279716" calcext:value-type="float">
            <text:p>3.2049332928</text:p>
          </table:table-cell>
          <table:table-cell office:value-type="float" office:value="3.17872892639442" calcext:value-type="float">
            <text:p>3.1787289264</text:p>
          </table:table-cell>
          <table:table-cell office:value-type="float" office:value="3.15267377126004" calcext:value-type="float">
            <text:p>3.1526737713</text:p>
          </table:table-cell>
          <table:table-cell office:value-type="float" office:value="3.12731741668624" calcext:value-type="float">
            <text:p>3.1273174167</text:p>
          </table:table-cell>
          <table:table-cell office:value-type="float" office:value="3.10209711493877" calcext:value-type="float">
            <text:p>3.1020971149</text:p>
          </table:table-cell>
          <table:table-cell office:value-type="float" office:value="3.07728033801926" calcext:value-type="float">
            <text:p>3.077280338</text:p>
          </table:table-cell>
          <table:table-cell office:value-type="float" office:value="3.05312606675468" calcext:value-type="float">
            <text:p>3.0531260668</text:p>
          </table:table-cell>
          <table:table-cell office:value-type="float" office:value="3.0293550344028" calcext:value-type="float">
            <text:p>3.0293550344</text:p>
          </table:table-cell>
          <table:table-cell office:value-type="float" office:value="3.00595259006123" calcext:value-type="float">
            <text:p>3.0059525901</text:p>
          </table:table-cell>
          <table:table-cell office:value-type="float" office:value="2.98291578671243" calcext:value-type="float">
            <text:p>2.9829157867</text:p>
          </table:table-cell>
          <table:table-cell office:value-type="float" office:value="2.96023060495835" calcext:value-type="float">
            <text:p>2.960230605</text:p>
          </table:table-cell>
          <table:table-cell office:value-type="float" office:value="2.93789453131794" calcext:value-type="float">
            <text:p>2.9378945313</text:p>
          </table:table-cell>
          <table:table-cell office:value-type="float" office:value="2.91563775456554" calcext:value-type="float">
            <text:p>2.9156377546</text:p>
          </table:table-cell>
          <table:table-cell office:value-type="float" office:value="2.89397011850627" calcext:value-type="float">
            <text:p>2.8939701185</text:p>
          </table:table-cell>
          <table:table-cell office:value-type="float" office:value="2.8726285874582" calcext:value-type="float">
            <text:p>2.8726285875</text:p>
          </table:table-cell>
          <table:table-cell office:value-type="float" office:value="2.85160053983764" calcext:value-type="float">
            <text:p>2.8516005398</text:p>
          </table:table-cell>
          <table:table-cell office:value-type="float" office:value="2.83063288880942" calcext:value-type="float">
            <text:p>2.8306328888</text:p>
          </table:table-cell>
          <table:table-cell office:value-type="float" office:value="2.80997133487651" calcext:value-type="float">
            <text:p>2.8099713349</text:p>
          </table:table-cell>
          <table:table-cell office:value-type="float" office:value="2.78985445678815" calcext:value-type="float">
            <text:p>2.7898544568</text:p>
          </table:table-cell>
          <table:table-cell office:value-type="float" office:value="2.77002964025057" calcext:value-type="float">
            <text:p>2.7700296403</text:p>
          </table:table-cell>
          <table:table-cell office:value-type="float" office:value="2.75024371424878" calcext:value-type="float">
            <text:p>2.7502437142</text:p>
          </table:table-cell>
          <table:table-cell office:value-type="float" office:value="2.73097845498945" calcext:value-type="float">
            <text:p>2.730978455</text:p>
          </table:table-cell>
          <table:table-cell office:value-type="float" office:value="2.71198709233505" calcext:value-type="float">
            <text:p>2.7119870923</text:p>
          </table:table-cell>
          <table:table-cell office:value-type="float" office:value="2.69325880608574" calcext:value-type="float">
            <text:p>2.6932588061</text:p>
          </table:table-cell>
          <table:table-cell office:value-type="float" office:value="2.67479315436337" calcext:value-type="float">
            <text:p>2.6747931544</text:p>
          </table:table-cell>
          <table:table-cell office:value-type="float" office:value="2.65657969922075" calcext:value-type="float">
            <text:p>2.6565796992</text:p>
          </table:table-cell>
          <table:table-cell office:value-type="float" office:value="2.63838394785622" calcext:value-type="float">
            <text:p>2.6383839479</text:p>
          </table:table-cell>
          <table:table-cell office:value-type="float" office:value="2.62043575773475" calcext:value-type="float">
            <text:p>2.6204357577</text:p>
          </table:table-cell>
          <table:table-cell office:value-type="float" office:value="2.60273011072303" calcext:value-type="float">
            <text:p>2.6027301107</text:p>
          </table:table-cell>
          <table:table-cell office:value-type="float" office:value="2.5854892519845" calcext:value-type="float">
            <text:p>2.585489252</text:p>
          </table:table-cell>
          <table:table-cell office:value-type="float" office:value="2.56848069002504" calcext:value-type="float">
            <text:p>2.56848069</text:p>
          </table:table-cell>
          <table:table-cell office:value-type="float" office:value="2.55169500438701" calcext:value-type="float">
            <text:p>2.5516950044</text:p>
          </table:table-cell>
          <table:table-cell office:value-type="float" office:value="2.53513256987174" calcext:value-type="float">
            <text:p>2.5351325699</text:p>
          </table:table-cell>
          <table:table-cell office:value-type="float" office:value="2.51878426653063" calcext:value-type="float">
            <text:p>2.5187842665</text:p>
          </table:table-cell>
          <table:table-cell office:value-type="float" office:value="2.50242852454017" calcext:value-type="float">
            <text:p>2.5024285245</text:p>
          </table:table-cell>
          <table:table-cell office:value-type="float" office:value="2.48628382438185" calcext:value-type="float">
            <text:p>2.4862838244</text:p>
          </table:table-cell>
          <table:table-cell office:value-type="float" office:value="2.47034610755889" calcext:value-type="float">
            <text:p>2.4703461076</text:p>
          </table:table-cell>
          <table:table-cell office:value-type="float" office:value="2.45482697412656" calcext:value-type="float">
            <text:p>2.4548269741</text:p>
          </table:table-cell>
          <table:table-cell office:value-type="float" office:value="2.43950658161984" calcext:value-type="float">
            <text:p>2.4395065816</text:p>
          </table:table-cell>
          <table:table-cell office:value-type="float" office:value="2.42437661669571" calcext:value-type="float">
            <text:p>2.4243766167</text:p>
          </table:table-cell>
          <table:table-cell office:value-type="float" office:value="2.40943804382927" calcext:value-type="float">
            <text:p>2.4094380438</text:p>
          </table:table-cell>
          <table:table-cell office:value-type="float" office:value="2.39468278988426" calcext:value-type="float">
            <text:p>2.3946827899</text:p>
          </table:table-cell>
          <table:table-cell office:value-type="float" office:value="2.37990079735411" calcext:value-type="float">
            <text:p>2.3799007974</text:p>
          </table:table-cell>
          <table:table-cell office:value-type="float" office:value="2.36530017896543" calcext:value-type="float">
            <text:p>2.365300179</text:p>
          </table:table-cell>
          <table:table-cell office:value-type="float" office:value="2.35087761689857" calcext:value-type="float">
            <text:p>2.3508776169</text:p>
          </table:table-cell>
          <table:table-cell office:value-type="float" office:value="2.33683497775787" calcext:value-type="float">
            <text:p>2.3368349778</text:p>
          </table:table-cell>
          <table:table-cell office:value-type="float" office:value="2.322963712579" calcext:value-type="float">
            <text:p>2.3229637126</text:p>
          </table:table-cell>
          <table:table-cell office:value-type="float" office:value="2.30925639788501" calcext:value-type="float">
            <text:p>2.3092563979</text:p>
          </table:table-cell>
          <table:table-cell office:value-type="float" office:value="2.29571442502894" calcext:value-type="float">
            <text:p>2.295714425</text:p>
          </table:table-cell>
          <table:table-cell office:value-type="float" office:value="2.2821303160051" calcext:value-type="float">
            <text:p>2.282130316</text:p>
          </table:table-cell>
          <table:table-cell office:value-type="float" office:value="2.26890509155026" calcext:value-type="float">
            <text:p>2.2689050916</text:p>
          </table:table-cell>
          <table:table-cell office:value-type="float" office:value="2.25563664072248" calcext:value-type="float">
            <text:p>2.2556366407</text:p>
          </table:table-cell>
          <table:table-cell office:value-type="float" office:value="2.24252247420665" calcext:value-type="float">
            <text:p>2.2425224742</text:p>
          </table:table-cell>
          <table:table-cell office:value-type="float" office:value="2.22975553596663" calcext:value-type="float">
            <text:p>2.229755536</text:p>
          </table:table-cell>
          <table:table-cell office:value-type="float" office:value="2.21713742919708" calcext:value-type="float">
            <text:p>2.2171374292</text:p>
          </table:table-cell>
          <table:table-cell office:value-type="float" office:value="2.20466145622271" calcext:value-type="float">
            <text:p>2.2046614562</text:p>
          </table:table-cell>
          <table:table-cell office:value-type="float" office:value="2.19232931702864" calcext:value-type="float">
            <text:p>2.192329317</text:p>
          </table:table-cell>
          <table:table-cell office:value-type="float" office:value="2.17994327568949" calcext:value-type="float">
            <text:p>2.1799432757</text:p>
          </table:table-cell>
          <table:table-cell office:value-type="float" office:value="2.16788652784114" calcext:value-type="float">
            <text:p>2.1678865278</text:p>
          </table:table-cell>
          <table:table-cell office:value-type="float" office:value="2.15577542992024" calcext:value-type="float">
            <text:p>2.1557754299</text:p>
          </table:table-cell>
          <table:table-cell office:value-type="float" office:value="2.14379889975402" calcext:value-type="float">
            <text:p>2.1437988998</text:p>
          </table:table-cell>
          <table:table-cell office:value-type="float" office:value="2.13214168019009" calcext:value-type="float">
            <text:p>2.1321416802</text:p>
          </table:table-cell>
          <table:table-cell office:value-type="float" office:value="2.12061455534325" calcext:value-type="float">
            <text:p>2.1206145553</text:p>
          </table:table-cell>
          <table:table-cell office:value-type="float" office:value="2.10902649766378" calcext:value-type="float">
            <text:p>2.1090264977</text:p>
          </table:table-cell>
          <table:table-cell office:value-type="float" office:value="2.09774832190844" calcext:value-type="float">
            <text:p>2.0977483219</text:p>
          </table:table-cell>
          <table:table-cell office:value-type="float" office:value="2.08659403345524" calcext:value-type="float">
            <text:p>2.0865940335</text:p>
          </table:table-cell>
          <table:table-cell office:value-type="float" office:value="2.07555773305323" calcext:value-type="float">
            <text:p>2.0755577331</text:p>
          </table:table-cell>
          <table:table-cell office:value-type="float" office:value="2.06445849383905" calcext:value-type="float">
            <text:p>2.0644584938</text:p>
          </table:table-cell>
          <table:table-cell office:value-type="float" office:value="2.05347733163777" calcext:value-type="float">
            <text:p>2.0534773316</text:p>
          </table:table-cell>
          <table:table-cell office:value-type="float" office:value="2.04261237221112" calcext:value-type="float">
            <text:p>2.0426123722</text:p>
          </table:table-cell>
          <table:table-cell office:value-type="float" office:value="2.03203989740308" calcext:value-type="float">
            <text:p>2.0320398974</text:p>
          </table:table-cell>
          <table:table-cell office:value-type="float" office:value="2.02158002861073" calcext:value-type="float">
            <text:p>2.0215800286</text:p>
          </table:table-cell>
          <table:table-cell office:value-type="float" office:value="2.01122722720486" calcext:value-type="float">
            <text:p>2.0112272272</text:p>
          </table:table-cell>
          <table:table-cell office:value-type="float" office:value="2.00080636074265" calcext:value-type="float">
            <text:p>2.0008063607</text:p>
          </table:table-cell>
          <table:table-cell office:value-type="float" office:value="1.99049292589347" calcext:value-type="float">
            <text:p>1.9904929259</text:p>
          </table:table-cell>
          <table:table-cell office:value-type="float" office:value="1.98045881939495" calcext:value-type="float">
            <text:p>1.9804588194</text:p>
          </table:table-cell>
          <table:table-cell office:value-type="float" office:value="1.97052895275551" calcext:value-type="float">
            <text:p>1.9705289528</text:p>
          </table:table-cell>
          <table:table-cell office:value-type="float" office:value="1.96052626771614" calcext:value-type="float">
            <text:p>1.9605262677</text:p>
          </table:table-cell>
          <table:table-cell office:value-type="float" office:value="1.95079553989274" calcext:value-type="float">
            <text:p>1.9507955399</text:p>
          </table:table-cell>
          <table:table-cell office:value-type="float" office:value="1.94099254722997" calcext:value-type="float">
            <text:p>1.9409925472</text:p>
          </table:table-cell>
          <table:table-cell office:value-type="float" office:value="1.93128758449382" calcext:value-type="float">
            <text:p>1.931287584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3337666063948" calcext:value-type="float">
            <text:p>12.3337666064</text:p>
          </table:table-cell>
          <table:table-cell office:value-type="string" calcext:value-type="string">
            <text:p><text:s/>global min</text:p>
          </table:table-cell>
          <table:table-cell office:value-type="float" office:value="-12.7003897432796" calcext:value-type="float">
            <text:p>-12.7003897433</text:p>
          </table:table-cell>
          <table:table-cell office:value-type="string" calcext:value-type="string">
            <text:p><text:s/>range</text:p>
          </table:table-cell>
          <table:table-cell office:value-type="float" office:value="25.0341563496744" calcext:value-type="float">
            <text:p>25.0341563497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5.4980844402809" calcext:value-type="float">
            <text:p>15.4980844403</text:p>
          </table:table-cell>
          <table:table-cell office:value-type="float" office:value="19.275582083253" calcext:value-type="float">
            <text:p>19.2755820833</text:p>
          </table:table-cell>
          <table:table-cell office:value-type="float" office:value="14.2850805185976" calcext:value-type="float">
            <text:p>14.2850805186</text:p>
          </table:table-cell>
          <table:table-cell office:value-type="float" office:value="10.7652726625683" calcext:value-type="float">
            <text:p>10.7652726626</text:p>
          </table:table-cell>
          <table:table-cell office:value-type="float" office:value="13.257037243424" calcext:value-type="float">
            <text:p>13.2570372434</text:p>
          </table:table-cell>
          <table:table-cell office:value-type="float" office:value="12.2020160293895" calcext:value-type="float">
            <text:p>12.2020160294</text:p>
          </table:table-cell>
          <table:table-cell office:value-type="float" office:value="12.3648130412154" calcext:value-type="float">
            <text:p>12.3648130412</text:p>
          </table:table-cell>
          <table:table-cell office:value-type="float" office:value="13.5880916765655" calcext:value-type="float">
            <text:p>13.5880916766</text:p>
          </table:table-cell>
          <table:table-cell office:value-type="float" office:value="12.5135935291202" calcext:value-type="float">
            <text:p>12.5135935291</text:p>
          </table:table-cell>
          <table:table-cell office:value-type="float" office:value="12.0659352265797" calcext:value-type="float">
            <text:p>12.0659352266</text:p>
          </table:table-cell>
          <table:table-cell office:value-type="float" office:value="11.9756030305156" calcext:value-type="float">
            <text:p>11.9756030305</text:p>
          </table:table-cell>
          <table:table-cell office:value-type="float" office:value="11.6263805923483" calcext:value-type="float">
            <text:p>11.6263805923</text:p>
          </table:table-cell>
          <table:table-cell office:value-type="float" office:value="11.3363321429423" calcext:value-type="float">
            <text:p>11.3363321429</text:p>
          </table:table-cell>
          <table:table-cell office:value-type="float" office:value="11.7713116230046" calcext:value-type="float">
            <text:p>11.771311623</text:p>
          </table:table-cell>
          <table:table-cell office:value-type="float" office:value="11.461575138168" calcext:value-type="float">
            <text:p>11.4615751382</text:p>
          </table:table-cell>
          <table:table-cell office:value-type="float" office:value="10.9415136258" calcext:value-type="float">
            <text:p>10.9415136258</text:p>
          </table:table-cell>
          <table:table-cell office:value-type="float" office:value="10.4474927847961" calcext:value-type="float">
            <text:p>10.4474927848</text:p>
          </table:table-cell>
          <table:table-cell office:value-type="float" office:value="10.6737072476291" calcext:value-type="float">
            <text:p>10.6737072476</text:p>
          </table:table-cell>
          <table:table-cell office:value-type="float" office:value="10.4961383286119" calcext:value-type="float">
            <text:p>10.4961383286</text:p>
          </table:table-cell>
          <table:table-cell office:value-type="float" office:value="10.9115173974044" calcext:value-type="float">
            <text:p>10.9115173974</text:p>
          </table:table-cell>
          <table:table-cell office:value-type="float" office:value="11.1104984102334" calcext:value-type="float">
            <text:p>11.1104984102</text:p>
          </table:table-cell>
          <table:table-cell office:value-type="float" office:value="11.1391859150713" calcext:value-type="float">
            <text:p>11.1391859151</text:p>
          </table:table-cell>
          <table:table-cell office:value-type="float" office:value="10.9713465893664" calcext:value-type="float">
            <text:p>10.9713465894</text:p>
          </table:table-cell>
          <table:table-cell office:value-type="float" office:value="10.6762242769641" calcext:value-type="float">
            <text:p>10.676224277</text:p>
          </table:table-cell>
          <table:table-cell office:value-type="float" office:value="10.3953291830883" calcext:value-type="float">
            <text:p>10.3953291831</text:p>
          </table:table-cell>
          <table:table-cell office:value-type="float" office:value="10.4296431909586" calcext:value-type="float">
            <text:p>10.429643191</text:p>
          </table:table-cell>
          <table:table-cell office:value-type="float" office:value="10.14565889409" calcext:value-type="float">
            <text:p>10.1456588941</text:p>
          </table:table-cell>
          <table:table-cell office:value-type="float" office:value="9.97787726514756" calcext:value-type="float">
            <text:p>9.9778772651</text:p>
          </table:table-cell>
          <table:table-cell office:value-type="float" office:value="9.86825618623558" calcext:value-type="float">
            <text:p>9.8682561862</text:p>
          </table:table-cell>
          <table:table-cell office:value-type="float" office:value="9.80861264761961" calcext:value-type="float">
            <text:p>9.8086126476</text:p>
          </table:table-cell>
          <table:table-cell office:value-type="float" office:value="10.128812020042" calcext:value-type="float">
            <text:p>10.12881202</text:p>
          </table:table-cell>
          <table:table-cell office:value-type="float" office:value="9.81495918499765" calcext:value-type="float">
            <text:p>9.814959185</text:p>
          </table:table-cell>
          <table:table-cell office:value-type="float" office:value="9.51753617939166" calcext:value-type="float">
            <text:p>9.5175361794</text:p>
          </table:table-cell>
          <table:table-cell office:value-type="float" office:value="9.32300949446928" calcext:value-type="float">
            <text:p>9.3230094945</text:p>
          </table:table-cell>
          <table:table-cell office:value-type="float" office:value="9.06847652577053" calcext:value-type="float">
            <text:p>9.0684765258</text:p>
          </table:table-cell>
          <table:table-cell office:value-type="float" office:value="8.81743304864677" calcext:value-type="float">
            <text:p>8.8174330486</text:p>
          </table:table-cell>
          <table:table-cell office:value-type="float" office:value="8.57995948920538" calcext:value-type="float">
            <text:p>8.5799594892</text:p>
          </table:table-cell>
          <table:table-cell office:value-type="float" office:value="8.35424778634008" calcext:value-type="float">
            <text:p>8.3542477863</text:p>
          </table:table-cell>
          <table:table-cell office:value-type="float" office:value="8.14011104259609" calcext:value-type="float">
            <text:p>8.1401110426</text:p>
          </table:table-cell>
          <table:table-cell office:value-type="float" office:value="7.93668113603929" calcext:value-type="float">
            <text:p>7.936681136</text:p>
          </table:table-cell>
          <table:table-cell office:value-type="float" office:value="7.74310354735541" calcext:value-type="float">
            <text:p>7.7431035474</text:p>
          </table:table-cell>
          <table:table-cell office:value-type="float" office:value="7.5617261532012" calcext:value-type="float">
            <text:p>7.5617261532</text:p>
          </table:table-cell>
          <table:table-cell office:value-type="float" office:value="7.38659092520385" calcext:value-type="float">
            <text:p>7.3865909252</text:p>
          </table:table-cell>
          <table:table-cell office:value-type="float" office:value="7.2194163893882" calcext:value-type="float">
            <text:p>7.2194163894</text:p>
          </table:table-cell>
          <table:table-cell office:value-type="float" office:value="7.05904968696456" calcext:value-type="float">
            <text:p>7.059049687</text:p>
          </table:table-cell>
          <table:table-cell office:value-type="float" office:value="6.90831497622356" calcext:value-type="float">
            <text:p>6.9083149762</text:p>
          </table:table-cell>
          <table:table-cell office:value-type="float" office:value="6.76198723948083" calcext:value-type="float">
            <text:p>6.7619872395</text:p>
          </table:table-cell>
          <table:table-cell office:value-type="float" office:value="6.62175649176905" calcext:value-type="float">
            <text:p>6.6217564918</text:p>
          </table:table-cell>
          <table:table-cell office:value-type="float" office:value="6.48917478771006" calcext:value-type="float">
            <text:p>6.4891747877</text:p>
          </table:table-cell>
          <table:table-cell office:value-type="float" office:value="6.36000951894216" calcext:value-type="float">
            <text:p>6.3600095189</text:p>
          </table:table-cell>
          <table:table-cell office:value-type="float" office:value="6.23590955483183" calcext:value-type="float">
            <text:p>6.2359095548</text:p>
          </table:table-cell>
          <table:table-cell office:value-type="float" office:value="6.1165826662642" calcext:value-type="float">
            <text:p>6.1165826663</text:p>
          </table:table-cell>
          <table:table-cell office:value-type="float" office:value="6.00353871016259" calcext:value-type="float">
            <text:p>6.0035387102</text:p>
          </table:table-cell>
          <table:table-cell office:value-type="float" office:value="5.89293449977653" calcext:value-type="float">
            <text:p>5.8929344998</text:p>
          </table:table-cell>
          <table:table-cell office:value-type="float" office:value="5.78635226067723" calcext:value-type="float">
            <text:p>5.7863522607</text:p>
          </table:table-cell>
          <table:table-cell office:value-type="float" office:value="5.68414754326916" calcext:value-type="float">
            <text:p>5.6841475433</text:p>
          </table:table-cell>
          <table:table-cell office:value-type="float" office:value="5.5849679609191" calcext:value-type="float">
            <text:p>5.5849679609</text:p>
          </table:table-cell>
          <table:table-cell office:value-type="float" office:value="5.48975968721059" calcext:value-type="float">
            <text:p>5.4897596872</text:p>
          </table:table-cell>
          <table:table-cell office:value-type="float" office:value="5.39723683402592" calcext:value-type="float">
            <text:p>5.397236834</text:p>
          </table:table-cell>
          <table:table-cell office:value-type="float" office:value="5.30779807594741" calcext:value-type="float">
            <text:p>5.3077980759</text:p>
          </table:table-cell>
          <table:table-cell office:value-type="float" office:value="5.22181594496181" calcext:value-type="float">
            <text:p>5.221815945</text:p>
          </table:table-cell>
          <table:table-cell office:value-type="float" office:value="5.13809167729009" calcext:value-type="float">
            <text:p>5.1380916773</text:p>
          </table:table-cell>
          <table:table-cell office:value-type="float" office:value="5.05702532287779" calcext:value-type="float">
            <text:p>5.0570253229</text:p>
          </table:table-cell>
          <table:table-cell office:value-type="float" office:value="4.97899192854885" calcext:value-type="float">
            <text:p>4.9789919285</text:p>
          </table:table-cell>
          <table:table-cell office:value-type="float" office:value="4.90286761194525" calcext:value-type="float">
            <text:p>4.9028676119</text:p>
          </table:table-cell>
          <table:table-cell office:value-type="float" office:value="4.82953458882223" calcext:value-type="float">
            <text:p>4.8295345888</text:p>
          </table:table-cell>
          <table:table-cell office:value-type="float" office:value="4.75791334644153" calcext:value-type="float">
            <text:p>4.7579133464</text:p>
          </table:table-cell>
          <table:table-cell office:value-type="float" office:value="4.68839861118967" calcext:value-type="float">
            <text:p>4.6883986112</text:p>
          </table:table-cell>
          <table:table-cell office:value-type="float" office:value="4.62136222676411" calcext:value-type="float">
            <text:p>4.6213622268</text:p>
          </table:table-cell>
          <table:table-cell office:value-type="float" office:value="4.55578435708627" calcext:value-type="float">
            <text:p>4.5557843571</text:p>
          </table:table-cell>
          <table:table-cell office:value-type="float" office:value="4.49250412791358" calcext:value-type="float">
            <text:p>4.4925041279</text:p>
          </table:table-cell>
          <table:table-cell office:value-type="float" office:value="4.43053756154416" calcext:value-type="float">
            <text:p>4.4305375615</text:p>
          </table:table-cell>
          <table:table-cell office:value-type="float" office:value="4.37026870932184" calcext:value-type="float">
            <text:p>4.3702687093</text:p>
          </table:table-cell>
          <table:table-cell office:value-type="float" office:value="4.31206086305838" calcext:value-type="float">
            <text:p>4.3120608631</text:p>
          </table:table-cell>
          <table:table-cell office:value-type="float" office:value="4.25497886954181" calcext:value-type="float">
            <text:p>4.2549788695</text:p>
          </table:table-cell>
          <table:table-cell office:value-type="float" office:value="4.19939903374935" calcext:value-type="float">
            <text:p>4.1993990337</text:p>
          </table:table-cell>
          <table:table-cell office:value-type="float" office:value="4.14567811234775" calcext:value-type="float">
            <text:p>4.1456781123</text:p>
          </table:table-cell>
          <table:table-cell office:value-type="float" office:value="4.09292469230887" calcext:value-type="float">
            <text:p>4.0929246923</text:p>
          </table:table-cell>
          <table:table-cell office:value-type="float" office:value="4.04191157070781" calcext:value-type="float">
            <text:p>4.0419115707</text:p>
          </table:table-cell>
          <table:table-cell office:value-type="float" office:value="3.99177406794041" calcext:value-type="float">
            <text:p>3.9917740679</text:p>
          </table:table-cell>
          <table:table-cell office:value-type="float" office:value="3.94287452820429" calcext:value-type="float">
            <text:p>3.9428745282</text:p>
          </table:table-cell>
          <table:table-cell office:value-type="float" office:value="3.89555762037041" calcext:value-type="float">
            <text:p>3.8955576204</text:p>
          </table:table-cell>
          <table:table-cell office:value-type="float" office:value="3.84899561710468" calcext:value-type="float">
            <text:p>3.8489956171</text:p>
          </table:table-cell>
          <table:table-cell office:value-type="float" office:value="3.80354223296433" calcext:value-type="float">
            <text:p>3.803542233</text:p>
          </table:table-cell>
          <table:table-cell office:value-type="float" office:value="3.75953453711564" calcext:value-type="float">
            <text:p>3.7595345371</text:p>
          </table:table-cell>
          <table:table-cell office:value-type="float" office:value="3.71617845353657" calcext:value-type="float">
            <text:p>3.7161784535</text:p>
          </table:table-cell>
          <table:table-cell office:value-type="float" office:value="3.67418661022954" calcext:value-type="float">
            <text:p>3.6741866102</text:p>
          </table:table-cell>
          <table:table-cell office:value-type="float" office:value="3.63278575499188" calcext:value-type="float">
            <text:p>3.632785755</text:p>
          </table:table-cell>
          <table:table-cell office:value-type="float" office:value="3.59231525605169" calcext:value-type="float">
            <text:p>3.5923152561</text:p>
          </table:table-cell>
          <table:table-cell office:value-type="float" office:value="3.55309939860474" calcext:value-type="float">
            <text:p>3.5530993986</text:p>
          </table:table-cell>
          <table:table-cell office:value-type="float" office:value="3.51439403542573" calcext:value-type="float">
            <text:p>3.5143940354</text:p>
          </table:table-cell>
          <table:table-cell office:value-type="float" office:value="3.4765300931854" calcext:value-type="float">
            <text:p>3.4765300932</text:p>
          </table:table-cell>
          <table:table-cell office:value-type="float" office:value="3.43982426514927" calcext:value-type="float">
            <text:p>3.4398242651</text:p>
          </table:table-cell>
          <table:table-cell office:value-type="float" office:value="3.40355923412976" calcext:value-type="float">
            <text:p>3.4035592341</text:p>
          </table:table-cell>
          <table:table-cell office:value-type="float" office:value="3.36839427467393" calcext:value-type="float">
            <text:p>3.3683942747</text:p>
          </table:table-cell>
          <table:table-cell office:value-type="float" office:value="3.33362882753478" calcext:value-type="float">
            <text:p>3.3336288275</text:p>
          </table:table-cell>
          <table:table-cell office:value-type="float" office:value="3.2995801937387" calcext:value-type="float">
            <text:p>3.2995801937</text:p>
          </table:table-cell>
          <table:table-cell office:value-type="float" office:value="3.26655272324979" calcext:value-type="float">
            <text:p>3.2665527232</text:p>
          </table:table-cell>
          <table:table-cell office:value-type="float" office:value="3.23386947704843" calcext:value-type="float">
            <text:p>3.233869477</text:p>
          </table:table-cell>
          <table:table-cell office:value-type="float" office:value="3.2018398957711" calcext:value-type="float">
            <text:p>3.2018398958</text:p>
          </table:table-cell>
          <table:table-cell office:value-type="float" office:value="3.17034200792923" calcext:value-type="float">
            <text:p>3.1703420079</text:p>
          </table:table-cell>
          <table:table-cell office:value-type="float" office:value="3.13956327598203" calcext:value-type="float">
            <text:p>3.139563276</text:p>
          </table:table-cell>
          <table:table-cell office:value-type="float" office:value="3.10969264306789" calcext:value-type="float">
            <text:p>3.1096926431</text:p>
          </table:table-cell>
          <table:table-cell office:value-type="float" office:value="3.08008897678181" calcext:value-type="float">
            <text:p>3.0800889768</text:p>
          </table:table-cell>
          <table:table-cell office:value-type="float" office:value="3.05095054103857" calcext:value-type="float">
            <text:p>3.050950541</text:p>
          </table:table-cell>
          <table:table-cell office:value-type="float" office:value="3.0224596052676" calcext:value-type="float">
            <text:p>3.0224596053</text:p>
          </table:table-cell>
          <table:table-cell office:value-type="float" office:value="2.99440440544026" calcext:value-type="float">
            <text:p>2.9944044054</text:p>
          </table:table-cell>
          <table:table-cell office:value-type="float" office:value="2.96696465492058" calcext:value-type="float">
            <text:p>2.9669646549</text:p>
          </table:table-cell>
          <table:table-cell office:value-type="float" office:value="2.93993335738683" calcext:value-type="float">
            <text:p>2.9399333574</text:p>
          </table:table-cell>
          <table:table-cell office:value-type="float" office:value="2.913487702768" calcext:value-type="float">
            <text:p>2.9134877028</text:p>
          </table:table-cell>
          <table:table-cell office:value-type="float" office:value="2.88780662513789" calcext:value-type="float">
            <text:p>2.8878066251</text:p>
          </table:table-cell>
          <table:table-cell office:value-type="float" office:value="2.86229863160376" calcext:value-type="float">
            <text:p>2.8622986316</text:p>
          </table:table-cell>
          <table:table-cell office:value-type="float" office:value="2.83724210698174" calcext:value-type="float">
            <text:p>2.837242107</text:p>
          </table:table-cell>
          <table:table-cell office:value-type="float" office:value="2.81253430976034" calcext:value-type="float">
            <text:p>2.8125343098</text:p>
          </table:table-cell>
          <table:table-cell office:value-type="float" office:value="2.78834628401734" calcext:value-type="float">
            <text:p>2.788346284</text:p>
          </table:table-cell>
          <table:table-cell office:value-type="float" office:value="2.76485095472258" calcext:value-type="float">
            <text:p>2.7648509547</text:p>
          </table:table-cell>
          <table:table-cell office:value-type="float" office:value="2.74148394954816" calcext:value-type="float">
            <text:p>2.7414839495</text:p>
          </table:table-cell>
          <table:table-cell office:value-type="float" office:value="2.7184252145837" calcext:value-type="float">
            <text:p>2.7184252146</text:p>
          </table:table-cell>
          <table:table-cell office:value-type="float" office:value="2.69584106445539" calcext:value-type="float">
            <text:p>2.6958410645</text:p>
          </table:table-cell>
          <table:table-cell office:value-type="float" office:value="2.67354699911612" calcext:value-type="float">
            <text:p>2.6735469991</text:p>
          </table:table-cell>
          <table:table-cell office:value-type="float" office:value="2.65170703506817" calcext:value-type="float">
            <text:p>2.6517070351</text:p>
          </table:table-cell>
          <table:table-cell office:value-type="float" office:value="2.63014020054911" calcext:value-type="float">
            <text:p>2.6301402005</text:p>
          </table:table-cell>
          <table:table-cell office:value-type="float" office:value="2.60900825866916" calcext:value-type="float">
            <text:p>2.6090082587</text:p>
          </table:table-cell>
          <table:table-cell office:value-type="float" office:value="2.58813362129071" calcext:value-type="float">
            <text:p>2.5881336213</text:p>
          </table:table-cell>
          <table:table-cell office:value-type="float" office:value="2.56767584311491" calcext:value-type="float">
            <text:p>2.5676758431</text:p>
          </table:table-cell>
          <table:table-cell office:value-type="float" office:value="2.547460584231" calcext:value-type="float">
            <text:p>2.5474605842</text:p>
          </table:table-cell>
          <table:table-cell office:value-type="float" office:value="2.52764523592458" calcext:value-type="float">
            <text:p>2.5276452359</text:p>
          </table:table-cell>
          <table:table-cell office:value-type="float" office:value="2.50838932068943" calcext:value-type="float">
            <text:p>2.5083893207</text:p>
          </table:table-cell>
          <table:table-cell office:value-type="float" office:value="2.48918406509738" calcext:value-type="float">
            <text:p>2.4891840651</text:p>
          </table:table-cell>
          <table:table-cell office:value-type="float" office:value="2.47027427497598" calcext:value-type="float">
            <text:p>2.470274275</text:p>
          </table:table-cell>
          <table:table-cell office:value-type="float" office:value="2.45157411427954" calcext:value-type="float">
            <text:p>2.4515741143</text:p>
          </table:table-cell>
          <table:table-cell office:value-type="float" office:value="2.4332357599995" calcext:value-type="float">
            <text:p>2.43323576</text:p>
          </table:table-cell>
          <table:table-cell office:value-type="float" office:value="2.41509528980208" calcext:value-type="float">
            <text:p>2.4150952898</text:p>
          </table:table-cell>
          <table:table-cell office:value-type="float" office:value="2.39722557289119" calcext:value-type="float">
            <text:p>2.3972255729</text:p>
          </table:table-cell>
          <table:table-cell office:value-type="float" office:value="2.37969731938322" calcext:value-type="float">
            <text:p>2.3796973194</text:p>
          </table:table-cell>
          <table:table-cell office:value-type="float" office:value="2.36235067162115" calcext:value-type="float">
            <text:p>2.3623506716</text:p>
          </table:table-cell>
          <table:table-cell office:value-type="float" office:value="2.34533286634884" calcext:value-type="float">
            <text:p>2.3453328663</text:p>
          </table:table-cell>
          <table:table-cell office:value-type="float" office:value="2.32848663705459" calcext:value-type="float">
            <text:p>2.3284866371</text:p>
          </table:table-cell>
          <table:table-cell office:value-type="float" office:value="2.31195731843776" calcext:value-type="float">
            <text:p>2.3119573184</text:p>
          </table:table-cell>
          <table:table-cell office:value-type="float" office:value="2.29559014633279" calcext:value-type="float">
            <text:p>2.2955901463</text:p>
          </table:table-cell>
          <table:table-cell office:value-type="float" office:value="2.27952859458089" calcext:value-type="float">
            <text:p>2.2795285946</text:p>
          </table:table-cell>
          <table:table-cell office:value-type="float" office:value="2.26391845015304" calcext:value-type="float">
            <text:p>2.2639184502</text:p>
          </table:table-cell>
          <table:table-cell office:value-type="float" office:value="2.24830301588145" calcext:value-type="float">
            <text:p>2.2483030159</text:p>
          </table:table-cell>
          <table:table-cell office:value-type="float" office:value="2.2329044626414" calcext:value-type="float">
            <text:p>2.2329044626</text:p>
          </table:table-cell>
          <table:table-cell office:value-type="float" office:value="2.21764686789037" calcext:value-type="float">
            <text:p>2.2176468679</text:p>
          </table:table-cell>
          <table:table-cell office:value-type="float" office:value="2.20266922735219" calcext:value-type="float">
            <text:p>2.2026692274</text:p>
          </table:table-cell>
          <table:table-cell office:value-type="float" office:value="2.18782490079702" calcext:value-type="float">
            <text:p>2.1878249008</text:p>
          </table:table-cell>
          <table:table-cell office:value-type="float" office:value="2.1732511605843" calcext:value-type="float">
            <text:p>2.1732511606</text:p>
          </table:table-cell>
          <table:table-cell office:value-type="float" office:value="2.15880352342429" calcext:value-type="float">
            <text:p>2.1588035234</text:p>
          </table:table-cell>
          <table:table-cell office:value-type="float" office:value="2.14461757559689" calcext:value-type="float">
            <text:p>2.1446175756</text:p>
          </table:table-cell>
          <table:table-cell office:value-type="float" office:value="2.13055092426011" calcext:value-type="float">
            <text:p>2.1305509243</text:p>
          </table:table-cell>
          <table:table-cell office:value-type="float" office:value="2.11673750600389" calcext:value-type="float">
            <text:p>2.116737506</text:p>
          </table:table-cell>
          <table:table-cell office:value-type="float" office:value="2.10303695513944" calcext:value-type="float">
            <text:p>2.1030369551</text:p>
          </table:table-cell>
          <table:table-cell office:value-type="float" office:value="2.08958159406265" calcext:value-type="float">
            <text:p>2.0895815941</text:p>
          </table:table-cell>
          <table:table-cell office:value-type="float" office:value="2.07623302393155" calcext:value-type="float">
            <text:p>2.0762330239</text:p>
          </table:table-cell>
          <table:table-cell office:value-type="float" office:value="2.06312198755581" calcext:value-type="float">
            <text:p>2.0631219876</text:p>
          </table:table-cell>
          <table:table-cell office:value-type="float" office:value="2.05038164423269" calcext:value-type="float">
            <text:p>2.0503816442</text:p>
          </table:table-cell>
          <table:table-cell office:value-type="float" office:value="2.03760018666992" calcext:value-type="float">
            <text:p>2.0376001867</text:p>
          </table:table-cell>
          <table:table-cell office:value-type="float" office:value="2.0249143567144" calcext:value-type="float">
            <text:p>2.0249143567</text:p>
          </table:table-cell>
          <table:table-cell office:value-type="float" office:value="2.01245183791815" calcext:value-type="float">
            <text:p>2.0124518379</text:p>
          </table:table-cell>
          <table:table-cell office:value-type="float" office:value="2.00007979683631" calcext:value-type="float">
            <text:p>2.0000797968</text:p>
          </table:table-cell>
          <table:table-cell office:value-type="float" office:value="1.98792443604915" calcext:value-type="float">
            <text:p>1.987924436</text:p>
          </table:table-cell>
          <table:table-cell office:value-type="float" office:value="1.97585467401045" calcext:value-type="float">
            <text:p>1.975854674</text:p>
          </table:table-cell>
          <table:table-cell office:value-type="float" office:value="1.96399526349402" calcext:value-type="float">
            <text:p>1.9639952635</text:p>
          </table:table-cell>
          <table:table-cell office:value-type="float" office:value="1.95221682688946" calcext:value-type="float">
            <text:p>1.9522168269</text:p>
          </table:table-cell>
          <table:table-cell office:value-type="float" office:value="1.94064269750648" calcext:value-type="float">
            <text:p>1.9406426975</text:p>
          </table:table-cell>
          <table:table-cell office:value-type="float" office:value="1.92914515574742" calcext:value-type="float">
            <text:p>1.9291451557</text:p>
          </table:table-cell>
          <table:table-cell office:value-type="float" office:value="1.91784614499484" calcext:value-type="float">
            <text:p>1.917846145</text:p>
          </table:table-cell>
          <table:table-cell office:value-type="float" office:value="1.90661955966199" calcext:value-type="float">
            <text:p>1.9066195597</text:p>
          </table:table-cell>
          <table:table-cell office:value-type="float" office:value="1.89558598195407" calcext:value-type="float">
            <text:p>1.895585982</text:p>
          </table:table-cell>
          <table:table-cell office:value-type="float" office:value="1.88462087810487" calcext:value-type="float">
            <text:p>1.8846208781</text:p>
          </table:table-cell>
          <table:table-cell office:value-type="float" office:value="1.87384349712354" calcext:value-type="float">
            <text:p>1.8738434971</text:p>
          </table:table-cell>
          <table:table-cell office:value-type="float" office:value="1.86313083658376" calcext:value-type="float">
            <text:p>1.8631308366</text:p>
          </table:table-cell>
          <table:table-cell office:value-type="float" office:value="1.85260083953049" calcext:value-type="float">
            <text:p>1.8526008395</text:p>
          </table:table-cell>
          <table:table-cell office:value-type="float" office:value="1.8421319960117" calcext:value-type="float">
            <text:p>1.842131996</text:p>
          </table:table-cell>
          <table:table-cell office:value-type="float" office:value="1.83184096961002" calcext:value-type="float">
            <text:p>1.8318409696</text:p>
          </table:table-cell>
          <table:table-cell office:value-type="float" office:value="1.82160770550907" calcext:value-type="float">
            <text:p>1.8216077055</text:p>
          </table:table-cell>
          <table:table-cell office:value-type="float" office:value="1.81148942190364" calcext:value-type="float">
            <text:p>1.8114894219</text:p>
          </table:table-cell>
          <table:table-cell office:value-type="float" office:value="1.80154205836962" calcext:value-type="float">
            <text:p>1.8015420584</text:p>
          </table:table-cell>
          <table:table-cell office:value-type="float" office:value="1.79164767595503" calcext:value-type="float">
            <text:p>1.791647676</text:p>
          </table:table-cell>
          <table:table-cell office:value-type="float" office:value="1.78191985094597" calcext:value-type="float">
            <text:p>1.7819198509</text:p>
          </table:table-cell>
          <table:table-cell office:value-type="float" office:value="1.77224201233496" calcext:value-type="float">
            <text:p>1.7722420123</text:p>
          </table:table-cell>
          <table:table-cell office:value-type="float" office:value="1.76272654423102" calcext:value-type="float">
            <text:p>1.7627265442</text:p>
          </table:table-cell>
          <table:table-cell office:value-type="float" office:value="1.7532582109675" calcext:value-type="float">
            <text:p>1.753258211</text:p>
          </table:table-cell>
          <table:table-cell office:value-type="float" office:value="1.74394822793154" calcext:value-type="float">
            <text:p>1.7439482279</text:p>
          </table:table-cell>
          <table:table-cell office:value-type="float" office:value="1.73468266339289" calcext:value-type="float">
            <text:p>1.7346826634</text:p>
          </table:table-cell>
          <table:table-cell office:value-type="float" office:value="1.72557158684702" calcext:value-type="float">
            <text:p>1.7255715868</text:p>
          </table:table-cell>
          <table:table-cell office:value-type="float" office:value="1.71650234023476" calcext:value-type="float">
            <text:p>1.7165023402</text:p>
          </table:table-cell>
          <table:table-cell office:value-type="float" office:value="1.70758386938333" calcext:value-type="float">
            <text:p>1.7075838694</text:p>
          </table:table-cell>
          <table:table-cell office:value-type="float" office:value="1.69870476072206" calcext:value-type="float">
            <text:p>1.6987047607</text:p>
          </table:table-cell>
          <table:table-cell office:value-type="float" office:value="1.68997285804454" calcext:value-type="float">
            <text:p>1.689972858</text:p>
          </table:table-cell>
          <table:table-cell office:value-type="float" office:value="1.68127796411588" calcext:value-type="float">
            <text:p>1.6812779641</text:p>
          </table:table-cell>
          <table:table-cell office:value-type="float" office:value="1.6727268417594" calcext:value-type="float">
            <text:p>1.6727268418</text:p>
          </table:table-cell>
          <table:table-cell office:value-type="float" office:value="1.66421048290364" calcext:value-type="float">
            <text:p>1.6642104829</text:p>
          </table:table-cell>
          <table:table-cell office:value-type="float" office:value="1.65583458991088" calcext:value-type="float">
            <text:p>1.6558345899</text:p>
          </table:table-cell>
          <table:table-cell office:value-type="float" office:value="1.64749131763451" calcext:value-type="float">
            <text:p>1.6474913176</text:p>
          </table:table-cell>
          <table:table-cell office:value-type="float" office:value="1.63928532794761" calcext:value-type="float">
            <text:p>1.6392853279</text:p>
          </table:table-cell>
          <table:table-cell office:value-type="float" office:value="1.6311099132799" calcext:value-type="float">
            <text:p>1.6311099133</text:p>
          </table:table-cell>
          <table:table-cell office:value-type="float" office:value="1.62306871446601" calcext:value-type="float">
            <text:p>1.6230687145</text:p>
          </table:table-cell>
          <table:table-cell office:value-type="float" office:value="1.61505613701239" calcext:value-type="float">
            <text:p>1.61505613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0578529774045" calcext:value-type="float">
            <text:p>12.0578529774</text:p>
          </table:table-cell>
          <table:table-cell office:value-type="string" calcext:value-type="string">
            <text:p><text:s/>global min</text:p>
          </table:table-cell>
          <table:table-cell office:value-type="float" office:value="-12.331818063382" calcext:value-type="float">
            <text:p>-12.3318180634</text:p>
          </table:table-cell>
          <table:table-cell office:value-type="string" calcext:value-type="string">
            <text:p><text:s/>range</text:p>
          </table:table-cell>
          <table:table-cell office:value-type="float" office:value="24.3896710407866" calcext:value-type="float">
            <text:p>24.3896710408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5.65532802759034" calcext:value-type="float">
            <text:p>5.6553280276</text:p>
          </table:table-cell>
          <table:table-cell office:value-type="float" office:value="6.51279592723456" calcext:value-type="float">
            <text:p>6.5127959272</text:p>
          </table:table-cell>
          <table:table-cell office:value-type="float" office:value="7.00217427903442" calcext:value-type="float">
            <text:p>7.002174279</text:p>
          </table:table-cell>
          <table:table-cell office:value-type="float" office:value="7.27905524683225" calcext:value-type="float">
            <text:p>7.2790552468</text:p>
          </table:table-cell>
          <table:table-cell office:value-type="float" office:value="7.50144405494079" calcext:value-type="float">
            <text:p>7.5014440549</text:p>
          </table:table-cell>
          <table:table-cell office:value-type="float" office:value="7.57618414887738" calcext:value-type="float">
            <text:p>7.5761841489</text:p>
          </table:table-cell>
          <table:table-cell office:value-type="float" office:value="7.71039983852592" calcext:value-type="float">
            <text:p>7.7103998385</text:p>
          </table:table-cell>
          <table:table-cell office:value-type="float" office:value="7.57486219691206" calcext:value-type="float">
            <text:p>7.5748621969</text:p>
          </table:table-cell>
          <table:table-cell office:value-type="float" office:value="8.75350474319453" calcext:value-type="float">
            <text:p>8.7535047432</text:p>
          </table:table-cell>
          <table:table-cell office:value-type="float" office:value="9.57889666085801" calcext:value-type="float">
            <text:p>9.5788966609</text:p>
          </table:table-cell>
          <table:table-cell office:value-type="float" office:value="10.3542204480012" calcext:value-type="float">
            <text:p>10.354220448</text:p>
          </table:table-cell>
          <table:table-cell office:value-type="float" office:value="9.51176514234576" calcext:value-type="float">
            <text:p>9.5117651423</text:p>
          </table:table-cell>
          <table:table-cell office:value-type="float" office:value="9.97262270992989" calcext:value-type="float">
            <text:p>9.9726227099</text:p>
          </table:table-cell>
          <table:table-cell office:value-type="float" office:value="9.5991430780092" calcext:value-type="float">
            <text:p>9.599143078</text:p>
          </table:table-cell>
          <table:table-cell office:value-type="float" office:value="10.2894949221899" calcext:value-type="float">
            <text:p>10.2894949222</text:p>
          </table:table-cell>
          <table:table-cell office:value-type="float" office:value="10.0070754455922" calcext:value-type="float">
            <text:p>10.0070754456</text:p>
          </table:table-cell>
          <table:table-cell office:value-type="float" office:value="10.221540979434" calcext:value-type="float">
            <text:p>10.2215409794</text:p>
          </table:table-cell>
          <table:table-cell office:value-type="float" office:value="10.2861976394778" calcext:value-type="float">
            <text:p>10.2861976395</text:p>
          </table:table-cell>
          <table:table-cell office:value-type="float" office:value="10.4641337106391" calcext:value-type="float">
            <text:p>10.4641337106</text:p>
          </table:table-cell>
          <table:table-cell office:value-type="float" office:value="10.5525105427352" calcext:value-type="float">
            <text:p>10.5525105427</text:p>
          </table:table-cell>
          <table:table-cell office:value-type="float" office:value="10.6967759947047" calcext:value-type="float">
            <text:p>10.6967759947</text:p>
          </table:table-cell>
          <table:table-cell office:value-type="float" office:value="10.6524073497377" calcext:value-type="float">
            <text:p>10.6524073497</text:p>
          </table:table-cell>
          <table:table-cell office:value-type="float" office:value="10.4929132996449" calcext:value-type="float">
            <text:p>10.4929132996</text:p>
          </table:table-cell>
          <table:table-cell office:value-type="float" office:value="10.6986380605569" calcext:value-type="float">
            <text:p>10.6986380606</text:p>
          </table:table-cell>
          <table:table-cell office:value-type="float" office:value="10.3037696247401" calcext:value-type="float">
            <text:p>10.3037696247</text:p>
          </table:table-cell>
          <table:table-cell office:value-type="float" office:value="10.4017115557138" calcext:value-type="float">
            <text:p>10.4017115557</text:p>
          </table:table-cell>
          <table:table-cell office:value-type="float" office:value="10.1725376585758" calcext:value-type="float">
            <text:p>10.1725376586</text:p>
          </table:table-cell>
          <table:table-cell office:value-type="float" office:value="10.392820750762" calcext:value-type="float">
            <text:p>10.3928207508</text:p>
          </table:table-cell>
          <table:table-cell office:value-type="float" office:value="10.330840110329" calcext:value-type="float">
            <text:p>10.3308401103</text:p>
          </table:table-cell>
          <table:table-cell office:value-type="float" office:value="10.1608244329995" calcext:value-type="float">
            <text:p>10.160824433</text:p>
          </table:table-cell>
          <table:table-cell office:value-type="float" office:value="9.96554153040096" calcext:value-type="float">
            <text:p>9.9655415304</text:p>
          </table:table-cell>
          <table:table-cell office:value-type="float" office:value="9.65411835757593" calcext:value-type="float">
            <text:p>9.6541183576</text:p>
          </table:table-cell>
          <table:table-cell office:value-type="float" office:value="9.36156931643727" calcext:value-type="float">
            <text:p>9.3615693164</text:p>
          </table:table-cell>
          <table:table-cell office:value-type="float" office:value="9.08633823595089" calcext:value-type="float">
            <text:p>9.086338236</text:p>
          </table:table-cell>
          <table:table-cell office:value-type="float" office:value="8.82672857206658" calcext:value-type="float">
            <text:p>8.8267285721</text:p>
          </table:table-cell>
          <table:table-cell office:value-type="float" office:value="8.58154166728695" calcext:value-type="float">
            <text:p>8.5815416673</text:p>
          </table:table-cell>
          <table:table-cell office:value-type="float" office:value="8.34960810871163" calcext:value-type="float">
            <text:p>8.3496081087</text:p>
          </table:table-cell>
          <table:table-cell office:value-type="float" office:value="8.12997927900608" calcext:value-type="float">
            <text:p>8.129979279</text:p>
          </table:table-cell>
          <table:table-cell office:value-type="float" office:value="7.92185485982267" calcext:value-type="float">
            <text:p>7.9218548598</text:p>
          </table:table-cell>
          <table:table-cell office:value-type="float" office:value="7.82724208881699" calcext:value-type="float">
            <text:p>7.8272420888</text:p>
          </table:table-cell>
          <table:table-cell office:value-type="float" office:value="7.63691084040756" calcext:value-type="float">
            <text:p>7.6369108404</text:p>
          </table:table-cell>
          <table:table-cell office:value-type="float" office:value="7.45611913246281" calcext:value-type="float">
            <text:p>7.4561191325</text:p>
          </table:table-cell>
          <table:table-cell office:value-type="float" office:value="7.28327126668531" calcext:value-type="float">
            <text:p>7.2832712667</text:p>
          </table:table-cell>
          <table:table-cell office:value-type="float" office:value="7.11983620299275" calcext:value-type="float">
            <text:p>7.119836203</text:p>
          </table:table-cell>
          <table:table-cell office:value-type="float" office:value="6.96214341857136" calcext:value-type="float">
            <text:p>6.9621434186</text:p>
          </table:table-cell>
          <table:table-cell office:value-type="float" office:value="6.8117415857052" calcext:value-type="float">
            <text:p>6.8117415857</text:p>
          </table:table-cell>
          <table:table-cell office:value-type="float" office:value="7.17572479425421" calcext:value-type="float">
            <text:p>7.1757247943</text:p>
          </table:table-cell>
          <table:table-cell office:value-type="float" office:value="7.02672346320788" calcext:value-type="float">
            <text:p>7.0267234632</text:p>
          </table:table-cell>
          <table:table-cell office:value-type="float" office:value="6.8842119457287" calcext:value-type="float">
            <text:p>6.8842119457</text:p>
          </table:table-cell>
          <table:table-cell office:value-type="float" office:value="6.74700092489474" calcext:value-type="float">
            <text:p>6.7470009249</text:p>
          </table:table-cell>
          <table:table-cell office:value-type="float" office:value="6.61556285002873" calcext:value-type="float">
            <text:p>6.61556285</text:p>
          </table:table-cell>
          <table:table-cell office:value-type="float" office:value="6.48947934876015" calcext:value-type="float">
            <text:p>6.4894793488</text:p>
          </table:table-cell>
          <table:table-cell office:value-type="float" office:value="6.36786009891049" calcext:value-type="float">
            <text:p>6.3678600989</text:p>
          </table:table-cell>
          <table:table-cell office:value-type="float" office:value="6.46030361594635" calcext:value-type="float">
            <text:p>6.4603036159</text:p>
          </table:table-cell>
          <table:table-cell office:value-type="float" office:value="6.34327374845697" calcext:value-type="float">
            <text:p>6.3432737485</text:p>
          </table:table-cell>
          <table:table-cell office:value-type="float" office:value="6.23164615409546" calcext:value-type="float">
            <text:p>6.2316461541</text:p>
          </table:table-cell>
          <table:table-cell office:value-type="float" office:value="6.12273413216449" calcext:value-type="float">
            <text:p>6.1227341322</text:p>
          </table:table-cell>
          <table:table-cell office:value-type="float" office:value="6.0179224937949" calcext:value-type="float">
            <text:p>6.0179224938</text:p>
          </table:table-cell>
          <table:table-cell office:value-type="float" office:value="5.91632483973109" calcext:value-type="float">
            <text:p>5.9163248397</text:p>
          </table:table-cell>
          <table:table-cell office:value-type="float" office:value="5.81844707751438" calcext:value-type="float">
            <text:p>5.8184470775</text:p>
          </table:table-cell>
          <table:table-cell office:value-type="float" office:value="5.7234505828671" calcext:value-type="float">
            <text:p>5.7234505829</text:p>
          </table:table-cell>
          <table:table-cell office:value-type="float" office:value="5.63184104292937" calcext:value-type="float">
            <text:p>5.6318410429</text:p>
          </table:table-cell>
          <table:table-cell office:value-type="float" office:value="5.5428223105659" calcext:value-type="float">
            <text:p>5.5428223106</text:p>
          </table:table-cell>
          <table:table-cell office:value-type="float" office:value="5.45689788550593" calcext:value-type="float">
            <text:p>5.4568978855</text:p>
          </table:table-cell>
          <table:table-cell office:value-type="float" office:value="5.37330962425246" calcext:value-type="float">
            <text:p>5.3733096243</text:p>
          </table:table-cell>
          <table:table-cell office:value-type="float" office:value="5.29255734368391" calcext:value-type="float">
            <text:p>5.2925573437</text:p>
          </table:table-cell>
          <table:table-cell office:value-type="float" office:value="5.21391709831595" calcext:value-type="float">
            <text:p>5.2139170983</text:p>
          </table:table-cell>
          <table:table-cell office:value-type="float" office:value="5.1378838925573" calcext:value-type="float">
            <text:p>5.1378838926</text:p>
          </table:table-cell>
          <table:table-cell office:value-type="float" office:value="5.06428007939072" calcext:value-type="float">
            <text:p>5.0642800794</text:p>
          </table:table-cell>
          <table:table-cell office:value-type="float" office:value="4.9925569226384" calcext:value-type="float">
            <text:p>4.9925569226</text:p>
          </table:table-cell>
          <table:table-cell office:value-type="float" office:value="4.92257247167209" calcext:value-type="float">
            <text:p>4.9225724717</text:p>
          </table:table-cell>
          <table:table-cell office:value-type="float" office:value="4.85480978604786" calcext:value-type="float">
            <text:p>4.854809786</text:p>
          </table:table-cell>
          <table:table-cell office:value-type="float" office:value="4.78862966437639" calcext:value-type="float">
            <text:p>4.7886296644</text:p>
          </table:table-cell>
          <table:table-cell office:value-type="float" office:value="5.03249772125175" calcext:value-type="float">
            <text:p>5.0324977213</text:p>
          </table:table-cell>
          <table:table-cell office:value-type="float" office:value="4.9666261311579" calcext:value-type="float">
            <text:p>4.9666261312</text:p>
          </table:table-cell>
          <table:table-cell office:value-type="float" office:value="4.90158711501148" calcext:value-type="float">
            <text:p>4.901587115</text:p>
          </table:table-cell>
          <table:table-cell office:value-type="float" office:value="4.83849714087793" calcext:value-type="float">
            <text:p>4.8384971409</text:p>
          </table:table-cell>
          <table:table-cell office:value-type="float" office:value="4.77676847117476" calcext:value-type="float">
            <text:p>4.7767684712</text:p>
          </table:table-cell>
          <table:table-cell office:value-type="float" office:value="4.71685569440961" calcext:value-type="float">
            <text:p>4.7168556944</text:p>
          </table:table-cell>
          <table:table-cell office:value-type="float" office:value="4.65819075952987" calcext:value-type="float">
            <text:p>4.6581907595</text:p>
          </table:table-cell>
          <table:table-cell office:value-type="float" office:value="4.60122123295207" calcext:value-type="float">
            <text:p>4.601221233</text:p>
          </table:table-cell>
          <table:table-cell office:value-type="float" office:value="4.5453973265018" calcext:value-type="float">
            <text:p>4.5453973265</text:p>
          </table:table-cell>
          <table:table-cell office:value-type="float" office:value="4.49115951662501" calcext:value-type="float">
            <text:p>4.4911595166</text:p>
          </table:table-cell>
          <table:table-cell office:value-type="float" office:value="4.43797500933222" calcext:value-type="float">
            <text:p>4.4379750093</text:p>
          </table:table-cell>
          <table:table-cell office:value-type="float" office:value="4.38627717518394" calcext:value-type="float">
            <text:p>4.3862771752</text:p>
          </table:table-cell>
          <table:table-cell office:value-type="float" office:value="4.33554907900773" calcext:value-type="float">
            <text:p>4.335549079</text:p>
          </table:table-cell>
          <table:table-cell office:value-type="float" office:value="4.28621701036084" calcext:value-type="float">
            <text:p>4.2862170104</text:p>
          </table:table-cell>
          <table:table-cell office:value-type="float" office:value="4.2377788727889" calcext:value-type="float">
            <text:p>4.2377788728</text:p>
          </table:table-cell>
          <table:table-cell office:value-type="float" office:value="4.19065393159721" calcext:value-type="float">
            <text:p>4.1906539316</text:p>
          </table:table-cell>
          <table:table-cell office:value-type="float" office:value="4.14435400906869" calcext:value-type="float">
            <text:p>4.1443540091</text:p>
          </table:table-cell>
          <table:table-cell office:value-type="float" office:value="4.09929142772429" calcext:value-type="float">
            <text:p>4.0992914277</text:p>
          </table:table-cell>
          <table:table-cell office:value-type="float" office:value="4.054991095945" calcext:value-type="float">
            <text:p>4.0549910959</text:p>
          </table:table-cell>
          <table:table-cell office:value-type="float" office:value="4.01185849391041" calcext:value-type="float">
            <text:p>4.0118584939</text:p>
          </table:table-cell>
          <table:table-cell office:value-type="float" office:value="3.96943085997552" calcext:value-type="float">
            <text:p>3.96943086</text:p>
          </table:table-cell>
          <table:table-cell office:value-type="float" office:value="3.92810694678344" calcext:value-type="float">
            <text:p>3.9281069468</text:p>
          </table:table-cell>
          <table:table-cell office:value-type="float" office:value="3.8874356338381" calcext:value-type="float">
            <text:p>3.8874356338</text:p>
          </table:table-cell>
          <table:table-cell office:value-type="float" office:value="3.84780907170294" calcext:value-type="float">
            <text:p>3.8478090717</text:p>
          </table:table-cell>
          <table:table-cell office:value-type="float" office:value="3.80878715162465" calcext:value-type="float">
            <text:p>3.8087871516</text:p>
          </table:table-cell>
          <table:table-cell office:value-type="float" office:value="3.77075555521156" calcext:value-type="float">
            <text:p>3.7707555552</text:p>
          </table:table-cell>
          <table:table-cell office:value-type="float" office:value="3.73328460869974" calcext:value-type="float">
            <text:p>3.7332846087</text:p>
          </table:table-cell>
          <table:table-cell office:value-type="float" office:value="3.69655566112876" calcext:value-type="float">
            <text:p>3.6965556611</text:p>
          </table:table-cell>
          <table:table-cell office:value-type="float" office:value="3.66074294981111" calcext:value-type="float">
            <text:p>3.6607429498</text:p>
          </table:table-cell>
          <table:table-cell office:value-type="float" office:value="3.62543147363848" calcext:value-type="float">
            <text:p>3.6254314736</text:p>
          </table:table-cell>
          <table:table-cell office:value-type="float" office:value="3.59099135472588" calcext:value-type="float">
            <text:p>3.5909913547</text:p>
          </table:table-cell>
          <table:table-cell office:value-type="float" office:value="3.55701677900497" calcext:value-type="float">
            <text:p>3.557016779</text:p>
          </table:table-cell>
          <table:table-cell office:value-type="float" office:value="3.52387189530424" calcext:value-type="float">
            <text:p>3.5238718953</text:p>
          </table:table-cell>
          <table:table-cell office:value-type="float" office:value="3.49115964304935" calcext:value-type="float">
            <text:p>3.491159643</text:p>
          </table:table-cell>
          <table:table-cell office:value-type="float" office:value="3.45923834178711" calcext:value-type="float">
            <text:p>3.4592383418</text:p>
          </table:table-cell>
          <table:table-cell office:value-type="float" office:value="3.42771928272512" calcext:value-type="float">
            <text:p>3.4277192827</text:p>
          </table:table-cell>
          <table:table-cell office:value-type="float" office:value="3.39695509930697" calcext:value-type="float">
            <text:p>3.3969550993</text:p>
          </table:table-cell>
          <table:table-cell office:value-type="float" office:value="3.36656506151168" calcext:value-type="float">
            <text:p>3.3665650615</text:p>
          </table:table-cell>
          <table:table-cell office:value-type="float" office:value="3.33689625834397" calcext:value-type="float">
            <text:p>3.3368962583</text:p>
          </table:table-cell>
          <table:table-cell office:value-type="float" office:value="3.30757559149164" calcext:value-type="float">
            <text:p>3.3075755915</text:p>
          </table:table-cell>
          <table:table-cell office:value-type="float" office:value="3.27894474513407" calcext:value-type="float">
            <text:p>3.2789447451</text:p>
          </table:table-cell>
          <table:table-cell office:value-type="float" office:value="3.25063792912447" calcext:value-type="float">
            <text:p>3.2506379291</text:p>
          </table:table-cell>
          <table:table-cell office:value-type="float" office:value="3.22299155996588" calcext:value-type="float">
            <text:p>3.22299156</text:p>
          </table:table-cell>
          <table:table-cell office:value-type="float" office:value="3.19564685350489" calcext:value-type="float">
            <text:p>3.1956468535</text:p>
          </table:table-cell>
          <table:table-cell office:value-type="float" office:value="3.16893509293899" calcext:value-type="float">
            <text:p>3.1689350929</text:p>
          </table:table-cell>
          <table:table-cell office:value-type="float" office:value="3.14250421740194" calcext:value-type="float">
            <text:p>3.1425042174</text:p>
          </table:table-cell>
          <table:table-cell office:value-type="float" office:value="3.11651385645718" calcext:value-type="float">
            <text:p>3.1165138565</text:p>
          </table:table-cell>
          <table:table-cell office:value-type="float" office:value="3.09111836265776" calcext:value-type="float">
            <text:p>3.0911183627</text:p>
          </table:table-cell>
          <table:table-cell office:value-type="float" office:value="3.06597526873459" calcext:value-type="float">
            <text:p>3.0659752687</text:p>
          </table:table-cell>
          <table:table-cell office:value-type="float" office:value="3.04140359262071" calcext:value-type="float">
            <text:p>3.0414035926</text:p>
          </table:table-cell>
          <table:table-cell office:value-type="float" office:value="3.01706695803531" calcext:value-type="float">
            <text:p>3.017066958</text:p>
          </table:table-cell>
          <table:table-cell office:value-type="float" office:value="2.99327969522485" calcext:value-type="float">
            <text:p>2.9932796952</text:p>
          </table:table-cell>
          <table:table-cell office:value-type="float" office:value="2.96971129212013" calcext:value-type="float">
            <text:p>2.9697112921</text:p>
          </table:table-cell>
          <table:table-cell office:value-type="float" office:value="2.94667151113279" calcext:value-type="float">
            <text:p>2.9466715111</text:p>
          </table:table-cell>
          <table:table-cell office:value-type="float" office:value="2.92383549076481" calcext:value-type="float">
            <text:p>2.9238354908</text:p>
          </table:table-cell>
          <table:table-cell office:value-type="float" office:value="2.90150854205134" calcext:value-type="float">
            <text:p>2.9015085421</text:p>
          </table:table-cell>
          <table:table-cell office:value-type="float" office:value="2.8793712525281" calcext:value-type="float">
            <text:p>2.8793712525</text:p>
          </table:table-cell>
          <table:table-cell office:value-type="float" office:value="2.85772459492658" calcext:value-type="float">
            <text:p>2.8577245949</text:p>
          </table:table-cell>
          <table:table-cell office:value-type="float" office:value="2.83625441545009" calcext:value-type="float">
            <text:p>2.8362544155</text:p>
          </table:table-cell>
          <table:table-cell office:value-type="float" office:value="2.81525745824166" calcext:value-type="float">
            <text:p>2.8152574582</text:p>
          </table:table-cell>
          <table:table-cell office:value-type="float" office:value="2.7944246481356" calcext:value-type="float">
            <text:p>2.7944246481</text:p>
          </table:table-cell>
          <table:table-cell office:value-type="float" office:value="2.77390047225334" calcext:value-type="float">
            <text:p>2.7739004723</text:p>
          </table:table-cell>
          <table:table-cell office:value-type="float" office:value="2.75382516809507" calcext:value-type="float">
            <text:p>2.7538251681</text:p>
          </table:table-cell>
          <table:table-cell office:value-type="float" office:value="2.73389696178802" calcext:value-type="float">
            <text:p>2.7338969618</text:p>
          </table:table-cell>
          <table:table-cell office:value-type="float" office:value="2.71440248457745" calcext:value-type="float">
            <text:p>2.7144024846</text:p>
          </table:table-cell>
          <table:table-cell office:value-type="float" office:value="2.69504463147998" calcext:value-type="float">
            <text:p>2.6950446315</text:p>
          </table:table-cell>
          <table:table-cell office:value-type="float" office:value="2.67610616344604" calcext:value-type="float">
            <text:p>2.6761061634</text:p>
          </table:table-cell>
          <table:table-cell office:value-type="float" office:value="2.65729449493955" calcext:value-type="float">
            <text:p>2.6572944949</text:p>
          </table:table-cell>
          <table:table-cell office:value-type="float" office:value="2.63888861192398" calcext:value-type="float">
            <text:p>2.6388886119</text:p>
          </table:table-cell>
          <table:table-cell office:value-type="float" office:value="2.62060030627437" calcext:value-type="float">
            <text:p>2.6206003063</text:p>
          </table:table-cell>
          <table:table-cell office:value-type="float" office:value="2.60270488127752" calcext:value-type="float">
            <text:p>2.6027048813</text:p>
          </table:table-cell>
          <table:table-cell office:value-type="float" office:value="2.58491837108961" calcext:value-type="float">
            <text:p>2.5849183711</text:p>
          </table:table-cell>
          <table:table-cell office:value-type="float" office:value="2.56751248571727" calcext:value-type="float">
            <text:p>2.5675124857</text:p>
          </table:table-cell>
          <table:table-cell office:value-type="float" office:value="2.55020737291668" calcext:value-type="float">
            <text:p>2.5502073729</text:p>
          </table:table-cell>
          <table:table-cell office:value-type="float" office:value="2.53313611299177" calcext:value-type="float">
            <text:p>2.533136113</text:p>
          </table:table-cell>
          <table:table-cell office:value-type="float" office:value="2.51642821362087" calcext:value-type="float">
            <text:p>2.5164282136</text:p>
          </table:table-cell>
          <table:table-cell office:value-type="float" office:value="2.49980976489027" calcext:value-type="float">
            <text:p>2.4998097649</text:p>
          </table:table-cell>
          <table:table-cell office:value-type="float" office:value="2.48354386649185" calcext:value-type="float">
            <text:p>2.4835438665</text:p>
          </table:table-cell>
          <table:table-cell office:value-type="float" office:value="2.46736042594934" calcext:value-type="float">
            <text:p>2.4673604259</text:p>
          </table:table-cell>
          <table:table-cell office:value-type="float" office:value="2.45151924085639" calcext:value-type="float">
            <text:p>2.4515192409</text:p>
          </table:table-cell>
          <table:table-cell office:value-type="float" office:value="2.43575392698089" calcext:value-type="float">
            <text:p>2.435753927</text:p>
          </table:table-cell>
          <table:table-cell office:value-type="float" office:value="2.42032105717281" calcext:value-type="float">
            <text:p>2.4203210572</text:p>
          </table:table-cell>
          <table:table-cell office:value-type="float" office:value="2.40495785106292" calcext:value-type="float">
            <text:p>2.4049578511</text:p>
          </table:table-cell>
          <table:table-cell office:value-type="float" office:value="2.38991773167226" calcext:value-type="float">
            <text:p>2.3899177317</text:p>
          </table:table-cell>
          <table:table-cell office:value-type="float" office:value="2.37494142263655" calcext:value-type="float">
            <text:p>2.3749414226</text:p>
          </table:table-cell>
          <table:table-cell office:value-type="float" office:value="2.36027926970631" calcext:value-type="float">
            <text:p>2.3602792697</text:p>
          </table:table-cell>
          <table:table-cell office:value-type="float" office:value="2.34567540492083" calcext:value-type="float">
            <text:p>2.3456754049</text:p>
          </table:table-cell>
          <table:table-cell office:value-type="float" office:value="2.33125295460474" calcext:value-type="float">
            <text:p>2.3312529546</text:p>
          </table:table-cell>
          <table:table-cell office:value-type="float" office:value="2.31713200492649" calcext:value-type="float">
            <text:p>2.3171320049</text:p>
          </table:table-cell>
          <table:table-cell office:value-type="float" office:value="2.30306163007437" calcext:value-type="float">
            <text:p>2.3030616301</text:p>
          </table:table-cell>
          <table:table-cell office:value-type="float" office:value="2.28928478541982" calcext:value-type="float">
            <text:p>2.2892847854</text:p>
          </table:table-cell>
          <table:table-cell office:value-type="float" office:value="2.27555373159321" calcext:value-type="float">
            <text:p>2.2755537316</text:p>
          </table:table-cell>
          <table:table-cell office:value-type="float" office:value="2.26210858325065" calcext:value-type="float">
            <text:p>2.2621085833</text:p>
          </table:table-cell>
          <table:table-cell office:value-type="float" office:value="2.24870470493197" calcext:value-type="float">
            <text:p>2.2487047049</text:p>
          </table:table-cell>
          <table:table-cell office:value-type="float" office:value="2.23557943351409" calcext:value-type="float">
            <text:p>2.2355794335</text:p>
          </table:table-cell>
          <table:table-cell office:value-type="float" office:value="2.2224911581917" calcext:value-type="float">
            <text:p>2.2224911582</text:p>
          </table:table-cell>
          <table:table-cell office:value-type="float" office:value="2.20967449906544" calcext:value-type="float">
            <text:p>2.2096744991</text:p>
          </table:table-cell>
          <table:table-cell office:value-type="float" office:value="2.19689079383132" calcext:value-type="float">
            <text:p>2.1968907938</text:p>
          </table:table-cell>
          <table:table-cell office:value-type="float" office:value="2.18425573633248" calcext:value-type="float">
            <text:p>2.1842557363</text:p>
          </table:table-cell>
          <table:table-cell office:value-type="float" office:value="2.17188234540991" calcext:value-type="float">
            <text:p>2.1718823454</text:p>
          </table:table-cell>
          <table:table-cell office:value-type="float" office:value="2.15953624517209" calcext:value-type="float">
            <text:p>2.1595362452</text:p>
          </table:table-cell>
          <table:table-cell office:value-type="float" office:value="2.1474455186667" calcext:value-type="float">
            <text:p>2.1474455187</text:p>
          </table:table-cell>
          <table:table-cell office:value-type="float" office:value="2.13537856062899" calcext:value-type="float">
            <text:p>2.1353785606</text:p>
          </table:table-cell>
          <table:table-cell office:value-type="float" office:value="2.12338843842687" calcext:value-type="float">
            <text:p>2.1233884384</text:p>
          </table:table-cell>
          <table:table-cell office:value-type="float" office:value="2.11159221632352" calcext:value-type="float">
            <text:p>2.1115922163</text:p>
          </table:table-cell>
          <table:table-cell office:value-type="float" office:value="2.09986894657229" calcext:value-type="float">
            <text:p>2.0998689466</text:p>
          </table:table-cell>
          <table:table-cell office:value-type="float" office:value="2.08827593537385" calcext:value-type="float">
            <text:p>2.0882759354</text:p>
          </table:table-cell>
          <table:table-cell office:value-type="float" office:value="2.0768692224935" calcext:value-type="float">
            <text:p>2.0768692225</text:p>
          </table:table-cell>
          <table:table-cell office:value-type="float" office:value="2.06569773834094" calcext:value-type="float">
            <text:p>2.0656977383</text:p>
          </table:table-cell>
          <table:table-cell office:value-type="float" office:value="2.0545390671152" calcext:value-type="float">
            <text:p>2.0545390671</text:p>
          </table:table-cell>
          <table:table-cell office:value-type="float" office:value="2.04344443593986" calcext:value-type="float">
            <text:p>2.0434444359</text:p>
          </table:table-cell>
          <table:table-cell office:value-type="float" office:value="2.03252668711873" calcext:value-type="float">
            <text:p>2.0325266871</text:p>
          </table:table-cell>
          <table:table-cell office:value-type="float" office:value="2.02183385066502" calcext:value-type="float">
            <text:p>2.0218338507</text:p>
          </table:table-cell>
          <table:table-cell office:value-type="float" office:value="2.0111484338381" calcext:value-type="float">
            <text:p>2.0111484338</text:p>
          </table:table-cell>
          <table:table-cell office:value-type="float" office:value="2.00052065988605" calcext:value-type="float">
            <text:p>2.0005206599</text:p>
          </table:table-cell>
          <table:table-cell office:value-type="float" office:value="1.99006108445824" calcext:value-type="float">
            <text:p>1.9900610845</text:p>
          </table:table-cell>
          <table:table-cell office:value-type="float" office:value="1.97965616786032" calcext:value-type="float">
            <text:p>1.9796561679</text:p>
          </table:table-cell>
          <table:table-cell office:value-type="float" office:value="1.96936020326866" calcext:value-type="float">
            <text:p>1.9693602033</text:p>
          </table:table-cell>
          <table:table-cell office:value-type="float" office:value="1.95922635275179" calcext:value-type="float">
            <text:p>1.9592263528</text:p>
          </table:table-cell>
          <table:table-cell office:value-type="float" office:value="1.94930113386048" calcext:value-type="float">
            <text:p>1.9493011339</text:p>
          </table:table-cell>
          <table:table-cell office:value-type="float" office:value="1.93937515329434" calcext:value-type="float">
            <text:p>1.9393751533</text:p>
          </table:table-cell>
          <table:table-cell office:value-type="float" office:value="1.92949695728183" calcext:value-type="float">
            <text:p>1.9294969573</text:p>
          </table:table-cell>
          <table:table-cell office:value-type="float" office:value="1.91977330394891" calcext:value-type="float">
            <text:p>1.9197733039</text:p>
          </table:table-cell>
          <table:table-cell office:value-type="float" office:value="1.91009489596365" calcext:value-type="float">
            <text:p>1.910094896</text:p>
          </table:table-cell>
          <table:table-cell office:value-type="float" office:value="1.90051424967522" calcext:value-type="float">
            <text:p>1.9005142497</text:p>
          </table:table-cell>
          <table:table-cell office:value-type="float" office:value="1.89108282582776" calcext:value-type="float">
            <text:p>1.8910828258</text:p>
          </table:table-cell>
          <table:table-cell office:value-type="float" office:value="1.88184570723226" calcext:value-type="float">
            <text:p>1.881845707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7.88006458752021" calcext:value-type="float">
            <text:p>7.8800645875</text:p>
          </table:table-cell>
          <table:table-cell office:value-type="string" calcext:value-type="string">
            <text:p><text:s/>global min</text:p>
          </table:table-cell>
          <table:table-cell office:value-type="float" office:value="-8.9621505912097" calcext:value-type="float">
            <text:p>-8.9621505912</text:p>
          </table:table-cell>
          <table:table-cell office:value-type="string" calcext:value-type="string">
            <text:p><text:s/>range</text:p>
          </table:table-cell>
          <table:table-cell office:value-type="float" office:value="16.8422151787299" calcext:value-type="float">
            <text:p>16.8422151787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7.28683224528525" calcext:value-type="float">
            <text:p>7.2868322453</text:p>
          </table:table-cell>
          <table:table-cell office:value-type="float" office:value="5.71082629619973" calcext:value-type="float">
            <text:p>5.7108262962</text:p>
          </table:table-cell>
          <table:table-cell office:value-type="float" office:value="6.33042736817244" calcext:value-type="float">
            <text:p>6.3304273682</text:p>
          </table:table-cell>
          <table:table-cell office:value-type="float" office:value="5.39326793974825" calcext:value-type="float">
            <text:p>5.3932679397</text:p>
          </table:table-cell>
          <table:table-cell office:value-type="float" office:value="6.4559189624766" calcext:value-type="float">
            <text:p>6.4559189625</text:p>
          </table:table-cell>
          <table:table-cell office:value-type="float" office:value="5.96475955630112" calcext:value-type="float">
            <text:p>5.9647595563</text:p>
          </table:table-cell>
          <table:table-cell office:value-type="float" office:value="6.52574738473219" calcext:value-type="float">
            <text:p>6.5257473847</text:p>
          </table:table-cell>
          <table:table-cell office:value-type="float" office:value="6.87144209239682" calcext:value-type="float">
            <text:p>6.8714420924</text:p>
          </table:table-cell>
          <table:table-cell office:value-type="float" office:value="7.08633876694447" calcext:value-type="float">
            <text:p>7.0863387669</text:p>
          </table:table-cell>
          <table:table-cell office:value-type="float" office:value="6.46520138214753" calcext:value-type="float">
            <text:p>6.4652013821</text:p>
          </table:table-cell>
          <table:table-cell office:value-type="float" office:value="6.42205862296772" calcext:value-type="float">
            <text:p>6.422058623</text:p>
          </table:table-cell>
          <table:table-cell office:value-type="float" office:value="6.32204876001094" calcext:value-type="float">
            <text:p>6.32204876</text:p>
          </table:table-cell>
          <table:table-cell office:value-type="float" office:value="7.10044305878626" calcext:value-type="float">
            <text:p>7.1004430588</text:p>
          </table:table-cell>
          <table:table-cell office:value-type="float" office:value="7.13293409763164" calcext:value-type="float">
            <text:p>7.1329340976</text:p>
          </table:table-cell>
          <table:table-cell office:value-type="float" office:value="7.42471048182921" calcext:value-type="float">
            <text:p>7.4247104818</text:p>
          </table:table-cell>
          <table:table-cell office:value-type="float" office:value="7.42675190196594" calcext:value-type="float">
            <text:p>7.426751902</text:p>
          </table:table-cell>
          <table:table-cell office:value-type="float" office:value="7.49027472491912" calcext:value-type="float">
            <text:p>7.4902747249</text:p>
          </table:table-cell>
          <table:table-cell office:value-type="float" office:value="7.96909297959667" calcext:value-type="float">
            <text:p>7.9690929796</text:p>
          </table:table-cell>
          <table:table-cell office:value-type="float" office:value="7.99746510014775" calcext:value-type="float">
            <text:p>7.9974651001</text:p>
          </table:table-cell>
          <table:table-cell office:value-type="float" office:value="7.78316402399575" calcext:value-type="float">
            <text:p>7.783164024</text:p>
          </table:table-cell>
          <table:table-cell office:value-type="float" office:value="7.84497496670562" calcext:value-type="float">
            <text:p>7.8449749667</text:p>
          </table:table-cell>
          <table:table-cell office:value-type="float" office:value="7.62539482596693" calcext:value-type="float">
            <text:p>7.625394826</text:p>
          </table:table-cell>
          <table:table-cell office:value-type="float" office:value="7.48544121451656" calcext:value-type="float">
            <text:p>7.4854412145</text:p>
          </table:table-cell>
          <table:table-cell office:value-type="float" office:value="7.31363740990285" calcext:value-type="float">
            <text:p>7.3136374099</text:p>
          </table:table-cell>
          <table:table-cell office:value-type="float" office:value="7.19725227929752" calcext:value-type="float">
            <text:p>7.1972522793</text:p>
          </table:table-cell>
          <table:table-cell office:value-type="float" office:value="6.93316988242736" calcext:value-type="float">
            <text:p>6.9331698824</text:p>
          </table:table-cell>
          <table:table-cell office:value-type="float" office:value="7.07877412377043" calcext:value-type="float">
            <text:p>7.0787741238</text:p>
          </table:table-cell>
          <table:table-cell office:value-type="float" office:value="7.15506213000474" calcext:value-type="float">
            <text:p>7.15506213</text:p>
          </table:table-cell>
          <table:table-cell office:value-type="float" office:value="7.26568497318501" calcext:value-type="float">
            <text:p>7.2656849732</text:p>
          </table:table-cell>
          <table:table-cell office:value-type="float" office:value="7.42101230030591" calcext:value-type="float">
            <text:p>7.4210123003</text:p>
          </table:table-cell>
          <table:table-cell office:value-type="float" office:value="7.3478222527353" calcext:value-type="float">
            <text:p>7.3478222527</text:p>
          </table:table-cell>
          <table:table-cell office:value-type="float" office:value="7.17747388423247" calcext:value-type="float">
            <text:p>7.1774738842</text:p>
          </table:table-cell>
          <table:table-cell office:value-type="float" office:value="6.96041666003923" calcext:value-type="float">
            <text:p>6.96041666</text:p>
          </table:table-cell>
          <table:table-cell office:value-type="float" office:value="6.81929998279527" calcext:value-type="float">
            <text:p>6.8192999828</text:p>
          </table:table-cell>
          <table:table-cell office:value-type="float" office:value="6.82674907906161" calcext:value-type="float">
            <text:p>6.8267490791</text:p>
          </table:table-cell>
          <table:table-cell office:value-type="float" office:value="6.71563887992779" calcext:value-type="float">
            <text:p>6.7156388799</text:p>
          </table:table-cell>
          <table:table-cell office:value-type="float" office:value="6.87513504369635" calcext:value-type="float">
            <text:p>6.8751350437</text:p>
          </table:table-cell>
          <table:table-cell office:value-type="float" office:value="6.69421043728329" calcext:value-type="float">
            <text:p>6.6942104373</text:p>
          </table:table-cell>
          <table:table-cell office:value-type="float" office:value="6.52256401581449" calcext:value-type="float">
            <text:p>6.5225640158</text:p>
          </table:table-cell>
          <table:table-cell office:value-type="float" office:value="6.35958481081519" calcext:value-type="float">
            <text:p>6.3595848108</text:p>
          </table:table-cell>
          <table:table-cell office:value-type="float" office:value="6.20528018582243" calcext:value-type="float">
            <text:p>6.2052801858</text:p>
          </table:table-cell>
          <table:table-cell office:value-type="float" office:value="6.0603781771252" calcext:value-type="float">
            <text:p>6.0603781771</text:p>
          </table:table-cell>
          <table:table-cell office:value-type="float" office:value="5.92020880524118" calcext:value-type="float">
            <text:p>5.9202088052</text:p>
          </table:table-cell>
          <table:table-cell office:value-type="float" office:value="5.78687805646579" calcext:value-type="float">
            <text:p>5.7868780565</text:p>
          </table:table-cell>
          <table:table-cell office:value-type="float" office:value="5.65960132865378" calcext:value-type="float">
            <text:p>5.6596013287</text:p>
          </table:table-cell>
          <table:table-cell office:value-type="float" office:value="5.7185769122527" calcext:value-type="float">
            <text:p>5.7185769123</text:p>
          </table:table-cell>
          <table:table-cell office:value-type="float" office:value="5.59755165288977" calcext:value-type="float">
            <text:p>5.5975516529</text:p>
          </table:table-cell>
          <table:table-cell office:value-type="float" office:value="5.48217402064051" calcext:value-type="float">
            <text:p>5.4821740206</text:p>
          </table:table-cell>
          <table:table-cell office:value-type="float" office:value="5.3713879357116" calcext:value-type="float">
            <text:p>5.3713879357</text:p>
          </table:table-cell>
          <table:table-cell office:value-type="float" office:value="5.33401724152994" calcext:value-type="float">
            <text:p>5.3340172415</text:p>
          </table:table-cell>
          <table:table-cell office:value-type="float" office:value="5.23059387022397" calcext:value-type="float">
            <text:p>5.2305938702</text:p>
          </table:table-cell>
          <table:table-cell office:value-type="float" office:value="5.13058994430033" calcext:value-type="float">
            <text:p>5.1305899443</text:p>
          </table:table-cell>
          <table:table-cell office:value-type="float" office:value="5.03490759261401" calcext:value-type="float">
            <text:p>5.0349075926</text:p>
          </table:table-cell>
          <table:table-cell office:value-type="float" office:value="4.94266219014198" calcext:value-type="float">
            <text:p>4.9426621901</text:p>
          </table:table-cell>
          <table:table-cell office:value-type="float" office:value="4.85339733552325" calcext:value-type="float">
            <text:p>4.8533973355</text:p>
          </table:table-cell>
          <table:table-cell office:value-type="float" office:value="4.76727219957096" calcext:value-type="float">
            <text:p>4.7672721996</text:p>
          </table:table-cell>
          <table:table-cell office:value-type="float" office:value="4.68421646249273" calcext:value-type="float">
            <text:p>4.6842164625</text:p>
          </table:table-cell>
          <table:table-cell office:value-type="float" office:value="4.60437921071051" calcext:value-type="float">
            <text:p>4.6043792107</text:p>
          </table:table-cell>
          <table:table-cell office:value-type="float" office:value="4.52734609366331" calcext:value-type="float">
            <text:p>4.5273460937</text:p>
          </table:table-cell>
          <table:table-cell office:value-type="float" office:value="4.45211684706122" calcext:value-type="float">
            <text:p>4.4521168471</text:p>
          </table:table-cell>
          <table:table-cell office:value-type="float" office:value="4.37967386901287" calcext:value-type="float">
            <text:p>4.379673869</text:p>
          </table:table-cell>
          <table:table-cell office:value-type="float" office:value="4.30989938498241" calcext:value-type="float">
            <text:p>4.309899385</text:p>
          </table:table-cell>
          <table:table-cell office:value-type="float" office:value="4.24201360404796" calcext:value-type="float">
            <text:p>4.242013604</text:p>
          </table:table-cell>
          <table:table-cell office:value-type="float" office:value="4.17620698089401" calcext:value-type="float">
            <text:p>4.1762069809</text:p>
          </table:table-cell>
          <table:table-cell office:value-type="float" office:value="4.11246679943582" calcext:value-type="float">
            <text:p>4.1124667994</text:p>
          </table:table-cell>
          <table:table-cell office:value-type="float" office:value="4.05096966397655" calcext:value-type="float">
            <text:p>4.050969664</text:p>
          </table:table-cell>
          <table:table-cell office:value-type="float" office:value="3.99100138818753" calcext:value-type="float">
            <text:p>3.9910013882</text:p>
          </table:table-cell>
          <table:table-cell office:value-type="float" office:value="3.93252468374147" calcext:value-type="float">
            <text:p>3.9325246837</text:p>
          </table:table-cell>
          <table:table-cell office:value-type="float" office:value="3.87630919352962" calcext:value-type="float">
            <text:p>3.8763091935</text:p>
          </table:table-cell>
          <table:table-cell office:value-type="float" office:value="3.8214061362808" calcext:value-type="float">
            <text:p>3.8214061363</text:p>
          </table:table-cell>
          <table:table-cell office:value-type="float" office:value="3.76801153889931" calcext:value-type="float">
            <text:p>3.7680115389</text:p>
          </table:table-cell>
          <table:table-cell office:value-type="float" office:value="3.71613770066615" calcext:value-type="float">
            <text:p>3.7161377007</text:p>
          </table:table-cell>
          <table:table-cell office:value-type="float" office:value="3.66564800233093" calcext:value-type="float">
            <text:p>3.6656480023</text:p>
          </table:table-cell>
          <table:table-cell office:value-type="float" office:value="3.61655945076041" calcext:value-type="float">
            <text:p>3.6165594508</text:p>
          </table:table-cell>
          <table:table-cell office:value-type="float" office:value="3.56874385437953" calcext:value-type="float">
            <text:p>3.5687438544</text:p>
          </table:table-cell>
          <table:table-cell office:value-type="float" office:value="3.52222216137601" calcext:value-type="float">
            <text:p>3.5222221614</text:p>
          </table:table-cell>
          <table:table-cell office:value-type="float" office:value="3.47858266917489" calcext:value-type="float">
            <text:p>3.4785826692</text:p>
          </table:table-cell>
          <table:table-cell office:value-type="float" office:value="3.43398545546752" calcext:value-type="float">
            <text:p>3.4339854555</text:p>
          </table:table-cell>
          <table:table-cell office:value-type="float" office:value="3.39051728514514" calcext:value-type="float">
            <text:p>3.3905172851</text:p>
          </table:table-cell>
          <table:table-cell office:value-type="float" office:value="3.3488786353924" calcext:value-type="float">
            <text:p>3.3488786354</text:p>
          </table:table-cell>
          <table:table-cell office:value-type="float" office:value="3.30770224850531" calcext:value-type="float">
            <text:p>3.3077022485</text:p>
          </table:table-cell>
          <table:table-cell office:value-type="float" office:value="3.26740582859479" calcext:value-type="float">
            <text:p>3.2674058286</text:p>
          </table:table-cell>
          <table:table-cell office:value-type="float" office:value="3.22875546083973" calcext:value-type="float">
            <text:p>3.2287554608</text:p>
          </table:table-cell>
          <table:table-cell office:value-type="float" office:value="3.1904796969909" calcext:value-type="float">
            <text:p>3.190479697</text:p>
          </table:table-cell>
          <table:table-cell office:value-type="float" office:value="3.15310453935029" calcext:value-type="float">
            <text:p>3.1531045394</text:p>
          </table:table-cell>
          <table:table-cell office:value-type="float" office:value="3.11713152499651" calcext:value-type="float">
            <text:p>3.117131525</text:p>
          </table:table-cell>
          <table:table-cell office:value-type="float" office:value="3.08145864881883" calcext:value-type="float">
            <text:p>3.0814586488</text:p>
          </table:table-cell>
          <table:table-cell office:value-type="float" office:value="3.04711736082004" calcext:value-type="float">
            <text:p>3.0471173608</text:p>
          </table:table-cell>
          <table:table-cell office:value-type="float" office:value="3.01322154465571" calcext:value-type="float">
            <text:p>3.0132215447</text:p>
          </table:table-cell>
          <table:table-cell office:value-type="float" office:value="2.98271373274507" calcext:value-type="float">
            <text:p>2.9827137327</text:p>
          </table:table-cell>
          <table:table-cell office:value-type="float" office:value="2.94997397541647" calcext:value-type="float">
            <text:p>2.9499739754</text:p>
          </table:table-cell>
          <table:table-cell office:value-type="float" office:value="2.91794595194284" calcext:value-type="float">
            <text:p>2.9179459519</text:p>
          </table:table-cell>
          <table:table-cell office:value-type="float" office:value="2.88720917079211" calcext:value-type="float">
            <text:p>2.8872091708</text:p>
          </table:table-cell>
          <table:table-cell office:value-type="float" office:value="2.85653030531392" calcext:value-type="float">
            <text:p>2.8565303053</text:p>
          </table:table-cell>
          <table:table-cell office:value-type="float" office:value="2.82660463154787" calcext:value-type="float">
            <text:p>2.8266046315</text:p>
          </table:table-cell>
          <table:table-cell office:value-type="float" office:value="2.79777984689555" calcext:value-type="float">
            <text:p>2.7977798469</text:p>
          </table:table-cell>
          <table:table-cell office:value-type="float" office:value="2.7690768721599" calcext:value-type="float">
            <text:p>2.7690768722</text:p>
          </table:table-cell>
          <table:table-cell office:value-type="float" office:value="2.74085563689136" calcext:value-type="float">
            <text:p>2.7408556369</text:p>
          </table:table-cell>
          <table:table-cell office:value-type="float" office:value="2.71377048202301" calcext:value-type="float">
            <text:p>2.713770482</text:p>
          </table:table-cell>
          <table:table-cell office:value-type="float" office:value="2.68676869017817" calcext:value-type="float">
            <text:p>2.6867686902</text:p>
          </table:table-cell>
          <table:table-cell office:value-type="float" office:value="2.66030158728074" calcext:value-type="float">
            <text:p>2.6603015873</text:p>
          </table:table-cell>
          <table:table-cell office:value-type="float" office:value="2.63480280019883" calcext:value-type="float">
            <text:p>2.6348028002</text:p>
          </table:table-cell>
          <table:table-cell office:value-type="float" office:value="2.60935414483319" calcext:value-type="float">
            <text:p>2.6093541448</text:p>
          </table:table-cell>
          <table:table-cell office:value-type="float" office:value="2.58483559829561" calcext:value-type="float">
            <text:p>2.5848355983</text:p>
          </table:table-cell>
          <table:table-cell office:value-type="float" office:value="2.56034755733602" calcext:value-type="float">
            <text:p>2.5603475573</text:p>
          </table:table-cell>
          <table:table-cell office:value-type="float" office:value="2.5363215548851" calcext:value-type="float">
            <text:p>2.5363215549</text:p>
          </table:table-cell>
          <table:table-cell office:value-type="float" office:value="2.51317299180136" calcext:value-type="float">
            <text:p>2.5131729918</text:p>
          </table:table-cell>
          <table:table-cell office:value-type="float" office:value="2.49002871685448" calcext:value-type="float">
            <text:p>2.4900287169</text:p>
          </table:table-cell>
          <table:table-cell office:value-type="float" office:value="2.46730910750296" calcext:value-type="float">
            <text:p>2.4673091075</text:p>
          </table:table-cell>
          <table:table-cell office:value-type="float" office:value="2.44541925475225" calcext:value-type="float">
            <text:p>2.4454192548</text:p>
          </table:table-cell>
          <table:table-cell office:value-type="float" office:value="2.42351089477735" calcext:value-type="float">
            <text:p>2.4235108948</text:p>
          </table:table-cell>
          <table:table-cell office:value-type="float" office:value="2.40190272442972" calcext:value-type="float">
            <text:p>2.4019027244</text:p>
          </table:table-cell>
          <table:table-cell office:value-type="float" office:value="2.38117283576154" calcext:value-type="float">
            <text:p>2.3811728358</text:p>
          </table:table-cell>
          <table:table-cell office:value-type="float" office:value="2.36213853586021" calcext:value-type="float">
            <text:p>2.3621385359</text:p>
          </table:table-cell>
          <table:table-cell office:value-type="float" office:value="2.34162772959919" calcext:value-type="float">
            <text:p>2.3416277296</text:p>
          </table:table-cell>
          <table:table-cell office:value-type="float" office:value="2.32147055792887" calcext:value-type="float">
            <text:p>2.3214705579</text:p>
          </table:table-cell>
          <table:table-cell office:value-type="float" office:value="2.30165795329565" calcext:value-type="float">
            <text:p>2.3016579533</text:p>
          </table:table-cell>
          <table:table-cell office:value-type="float" office:value="2.2826559816993" calcext:value-type="float">
            <text:p>2.2826559817</text:p>
          </table:table-cell>
          <table:table-cell office:value-type="float" office:value="2.26350253492739" calcext:value-type="float">
            <text:p>2.2635025349</text:p>
          </table:table-cell>
          <table:table-cell office:value-type="float" office:value="2.24466831226835" calcext:value-type="float">
            <text:p>2.2446683123</text:p>
          </table:table-cell>
          <table:table-cell office:value-type="float" office:value="2.22660845270353" calcext:value-type="float">
            <text:p>2.2266084527</text:p>
          </table:table-cell>
          <table:table-cell office:value-type="float" office:value="2.20846896782513" calcext:value-type="float">
            <text:p>2.2084689678</text:p>
          </table:table-cell>
          <table:table-cell office:value-type="float" office:value="2.19062443392035" calcext:value-type="float">
            <text:p>2.1906244339</text:p>
          </table:table-cell>
          <table:table-cell office:value-type="float" office:value="2.1734373441704" calcext:value-type="float">
            <text:p>2.1734373442</text:p>
          </table:table-cell>
          <table:table-cell office:value-type="float" office:value="2.15615857579734" calcext:value-type="float">
            <text:p>2.1561585758</text:p>
          </table:table-cell>
          <table:table-cell office:value-type="float" office:value="2.13907315706754" calcext:value-type="float">
            <text:p>2.1390731571</text:p>
          </table:table-cell>
          <table:table-cell office:value-type="float" office:value="2.12269797712941" calcext:value-type="float">
            <text:p>2.1226979771</text:p>
          </table:table-cell>
          <table:table-cell office:value-type="float" office:value="2.1062205811951" calcext:value-type="float">
            <text:p>2.1062205812</text:p>
          </table:table-cell>
          <table:table-cell office:value-type="float" office:value="2.08999864876366" calcext:value-type="float">
            <text:p>2.0899986488</text:p>
          </table:table-cell>
          <table:table-cell office:value-type="float" office:value="2.07437885381105" calcext:value-type="float">
            <text:p>2.0743788538</text:p>
          </table:table-cell>
          <table:table-cell office:value-type="float" office:value="2.05864765109141" calcext:value-type="float">
            <text:p>2.0586476511</text:p>
          </table:table-cell>
          <table:table-cell office:value-type="float" office:value="2.04307756143044" calcext:value-type="float">
            <text:p>2.0430775614</text:p>
          </table:table-cell>
          <table:table-cell office:value-type="float" office:value="2.0281628828101" calcext:value-type="float">
            <text:p>2.0281628828</text:p>
          </table:table-cell>
          <table:table-cell office:value-type="float" office:value="2.0131287665021" calcext:value-type="float">
            <text:p>2.0131287665</text:p>
          </table:table-cell>
          <table:table-cell office:value-type="float" office:value="1.99978161006142" calcext:value-type="float">
            <text:p>1.9997816101</text:p>
          </table:table-cell>
          <table:table-cell office:value-type="float" office:value="1.98510230275099" calcext:value-type="float">
            <text:p>1.9851023028</text:p>
          </table:table-cell>
          <table:table-cell office:value-type="float" office:value="1.97061250492069" calcext:value-type="float">
            <text:p>1.9706125049</text:p>
          </table:table-cell>
          <table:table-cell office:value-type="float" office:value="1.95635731152157" calcext:value-type="float">
            <text:p>1.9563573115</text:p>
          </table:table-cell>
          <table:table-cell office:value-type="float" office:value="1.94271031866836" calcext:value-type="float">
            <text:p>1.9427103187</text:p>
          </table:table-cell>
          <table:table-cell office:value-type="float" office:value="1.9288580722196" calcext:value-type="float">
            <text:p>1.9288580722</text:p>
          </table:table-cell>
          <table:table-cell office:value-type="float" office:value="1.91520231153608" calcext:value-type="float">
            <text:p>1.9152023115</text:p>
          </table:table-cell>
          <table:table-cell office:value-type="float" office:value="1.90213345937685" calcext:value-type="float">
            <text:p>1.9021334594</text:p>
          </table:table-cell>
          <table:table-cell office:value-type="float" office:value="1.88892687083252" calcext:value-type="float">
            <text:p>1.8889268708</text:p>
          </table:table-cell>
          <table:table-cell office:value-type="float" office:value="1.87583290517287" calcext:value-type="float">
            <text:p>1.8758329052</text:p>
          </table:table-cell>
          <table:table-cell office:value-type="float" office:value="1.86330595620564" calcext:value-type="float">
            <text:p>1.8633059562</text:p>
          </table:table-cell>
          <table:table-cell office:value-type="float" office:value="1.85063667772162" calcext:value-type="float">
            <text:p>1.8506366777</text:p>
          </table:table-cell>
          <table:table-cell office:value-type="float" office:value="1.8380704133551" calcext:value-type="float">
            <text:p>1.8380704134</text:p>
          </table:table-cell>
          <table:table-cell office:value-type="float" office:value="1.8256739633719" calcext:value-type="float">
            <text:p>1.8256739634</text:p>
          </table:table-cell>
          <table:table-cell office:value-type="float" office:value="1.81381994552998" calcext:value-type="float">
            <text:p>1.8138199455</text:p>
          </table:table-cell>
          <table:table-cell office:value-type="float" office:value="1.80181842121003" calcext:value-type="float">
            <text:p>1.8018184212</text:p>
          </table:table-cell>
          <table:table-cell office:value-type="float" office:value="1.78997585747711" calcext:value-type="float">
            <text:p>1.7899758575</text:p>
          </table:table-cell>
          <table:table-cell office:value-type="float" office:value="1.77859065647348" calcext:value-type="float">
            <text:p>1.7785906565</text:p>
          </table:table-cell>
          <table:table-cell office:value-type="float" office:value="1.76705471295103" calcext:value-type="float">
            <text:p>1.767054713</text:p>
          </table:table-cell>
          <table:table-cell office:value-type="float" office:value="1.75560238245032" calcext:value-type="float">
            <text:p>1.7556023825</text:p>
          </table:table-cell>
          <table:table-cell office:value-type="float" office:value="1.74448943279653" calcext:value-type="float">
            <text:p>1.7444894328</text:p>
          </table:table-cell>
          <table:table-cell office:value-type="float" office:value="1.73339393192949" calcext:value-type="float">
            <text:p>1.7333939319</text:p>
          </table:table-cell>
          <table:table-cell office:value-type="float" office:value="1.72338493403114" calcext:value-type="float">
            <text:p>1.723384934</text:p>
          </table:table-cell>
          <table:table-cell office:value-type="float" office:value="1.71247743444867" calcext:value-type="float">
            <text:p>1.7124774344</text:p>
          </table:table-cell>
          <table:table-cell office:value-type="float" office:value="1.7019152819434" calcext:value-type="float">
            <text:p>1.7019152819</text:p>
          </table:table-cell>
          <table:table-cell office:value-type="float" office:value="1.69129953528027" calcext:value-type="float">
            <text:p>1.6912995353</text:p>
          </table:table-cell>
          <table:table-cell office:value-type="float" office:value="1.6808156612465" calcext:value-type="float">
            <text:p>1.6808156612</text:p>
          </table:table-cell>
          <table:table-cell office:value-type="float" office:value="1.67080707880007" calcext:value-type="float">
            <text:p>1.6708070788</text:p>
          </table:table-cell>
          <table:table-cell office:value-type="float" office:value="1.66057756184941" calcext:value-type="float">
            <text:p>1.6605775618</text:p>
          </table:table-cell>
          <table:table-cell office:value-type="float" office:value="1.65047279510547" calcext:value-type="float">
            <text:p>1.6504727951</text:p>
          </table:table-cell>
          <table:table-cell office:value-type="float" office:value="1.64049051038266" calcext:value-type="float">
            <text:p>1.6404905104</text:p>
          </table:table-cell>
          <table:table-cell office:value-type="float" office:value="1.63096602119316" calcext:value-type="float">
            <text:p>1.6309660212</text:p>
          </table:table-cell>
          <table:table-cell office:value-type="float" office:value="1.6212811426084" calcext:value-type="float">
            <text:p>1.6212811426</text:p>
          </table:table-cell>
          <table:table-cell office:value-type="float" office:value="1.61165087280622" calcext:value-type="float">
            <text:p>1.6116508728</text:p>
          </table:table-cell>
          <table:table-cell office:value-type="float" office:value="1.60246610613237" calcext:value-type="float">
            <text:p>1.6024661061</text:p>
          </table:table-cell>
          <table:table-cell office:value-type="float" office:value="1.59311978372887" calcext:value-type="float">
            <text:p>1.5931197837</text:p>
          </table:table-cell>
          <table:table-cell office:value-type="float" office:value="1.58382315233773" calcext:value-type="float">
            <text:p>1.5838231523</text:p>
          </table:table-cell>
          <table:table-cell office:value-type="float" office:value="1.5749603741551" calcext:value-type="float">
            <text:p>1.5749603742</text:p>
          </table:table-cell>
          <table:table-cell office:value-type="float" office:value="1.56593511937696" calcext:value-type="float">
            <text:p>1.5659351194</text:p>
          </table:table-cell>
          <table:table-cell office:value-type="float" office:value="1.5570136031595" calcext:value-type="float">
            <text:p>1.5570136032</text:p>
          </table:table-cell>
          <table:table-cell office:value-type="float" office:value="1.54830549791923" calcext:value-type="float">
            <text:p>1.5483054979</text:p>
          </table:table-cell>
          <table:table-cell office:value-type="float" office:value="1.54042865566906" calcext:value-type="float">
            <text:p>1.5404286557</text:p>
          </table:table-cell>
          <table:table-cell office:value-type="float" office:value="1.53174485431411" calcext:value-type="float">
            <text:p>1.5317448543</text:p>
          </table:table-cell>
          <table:table-cell office:value-type="float" office:value="1.5231395461438" calcext:value-type="float">
            <text:p>1.5231395461</text:p>
          </table:table-cell>
          <table:table-cell office:value-type="float" office:value="1.51464935770636" calcext:value-type="float">
            <text:p>1.5146493577</text:p>
          </table:table-cell>
          <table:table-cell office:value-type="float" office:value="1.50656477963536" calcext:value-type="float">
            <text:p>1.5065647796</text:p>
          </table:table-cell>
          <table:table-cell office:value-type="float" office:value="1.49825997873043" calcext:value-type="float">
            <text:p>1.4982599787</text:p>
          </table:table-cell>
          <table:table-cell office:value-type="float" office:value="1.4900464393739" calcext:value-type="float">
            <text:p>1.4900464394</text:p>
          </table:table-cell>
          <table:table-cell office:value-type="float" office:value="1.48192266547482" calcext:value-type="float">
            <text:p>1.4819226655</text:p>
          </table:table-cell>
          <table:table-cell office:value-type="float" office:value="1.47419170155879" calcext:value-type="float">
            <text:p>1.4741917016</text:p>
          </table:table-cell>
          <table:table-cell office:value-type="float" office:value="1.46624145352789" calcext:value-type="float">
            <text:p>1.4662414535</text:p>
          </table:table-cell>
          <table:table-cell office:value-type="float" office:value="1.45837669203496" calcext:value-type="float">
            <text:p>1.458376692</text:p>
          </table:table-cell>
          <table:table-cell office:value-type="float" office:value="1.45089566857448" calcext:value-type="float">
            <text:p>1.4508956686</text:p>
          </table:table-cell>
          <table:table-cell office:value-type="float" office:value="1.44325043255833" calcext:value-type="float">
            <text:p>1.4432504326</text:p>
          </table:table-cell>
          <table:table-cell office:value-type="float" office:value="1.43563215416301" calcext:value-type="float">
            <text:p>1.4356321542</text:p>
          </table:table-cell>
          <table:table-cell office:value-type="float" office:value="1.42809406817185" calcext:value-type="float">
            <text:p>1.4280940682</text:p>
          </table:table-cell>
          <table:table-cell office:value-type="float" office:value="1.42092826312867" calcext:value-type="float">
            <text:p>1.4209282631</text:p>
          </table:table-cell>
          <table:table-cell office:value-type="float" office:value="1.41359838309955" calcext:value-type="float">
            <text:p>1.4135983831</text:p>
          </table:table-cell>
          <table:table-cell office:value-type="float" office:value="1.40629163404641" calcext:value-type="float">
            <text:p>1.406291634</text:p>
          </table:table-cell>
          <table:table-cell office:value-type="float" office:value="1.39987766305591" calcext:value-type="float">
            <text:p>1.3998776631</text:p>
          </table:table-cell>
          <table:table-cell office:value-type="float" office:value="1.39269880324537" calcext:value-type="float">
            <text:p>1.3926988032</text:p>
          </table:table-cell>
          <table:table-cell office:value-type="float" office:value="1.38576205009673" calcext:value-type="float">
            <text:p>1.3857620501</text:p>
          </table:table-cell>
          <table:table-cell office:value-type="float" office:value="1.3787449626132" calcext:value-type="float">
            <text:p>1.3787449626</text:p>
          </table:table-cell>
          <table:table-cell office:value-type="float" office:value="1.37179875480123" calcext:value-type="float">
            <text:p>1.3717987548</text:p>
          </table:table-cell>
          <table:table-cell office:value-type="float" office:value="1.36520391334457" calcext:value-type="float">
            <text:p>1.3652039133</text:p>
          </table:table-cell>
          <table:table-cell office:value-type="float" office:value="1.35839487285706" calcext:value-type="float">
            <text:p>1.358394872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1026314658785" calcext:value-type="float">
            <text:p>8.3102631466</text:p>
          </table:table-cell>
          <table:table-cell office:value-type="string" calcext:value-type="string">
            <text:p><text:s/>global min</text:p>
          </table:table-cell>
          <table:table-cell office:value-type="float" office:value="-9.79920477415054" calcext:value-type="float">
            <text:p>-9.7992047742</text:p>
          </table:table-cell>
          <table:table-cell office:value-type="string" calcext:value-type="string">
            <text:p><text:s/>range</text:p>
          </table:table-cell>
          <table:table-cell office:value-type="float" office:value="18.1094679207384" calcext:value-type="float">
            <text:p>18.1094679207</text:p>
          </table:table-cell>
          <table:table-cell office:value-type="string" calcext:value-type="string">
            <text:p><text:s/>alpha scalar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<text:s/>regret</text:p>
          </table:table-cell>
          <table:table-cell office:value-type="float" office:value="10.8404383916028" calcext:value-type="float">
            <text:p>10.8404383916</text:p>
          </table:table-cell>
          <table:table-cell office:value-type="float" office:value="6.23079735556951" calcext:value-type="float">
            <text:p>6.2307973556</text:p>
          </table:table-cell>
          <table:table-cell office:value-type="float" office:value="5.72568653644295" calcext:value-type="float">
            <text:p>5.7256865364</text:p>
          </table:table-cell>
          <table:table-cell office:value-type="float" office:value="8.13704511441984" calcext:value-type="float">
            <text:p>8.1370451144</text:p>
          </table:table-cell>
          <table:table-cell office:value-type="float" office:value="6.51128227856473" calcext:value-type="float">
            <text:p>6.5112822786</text:p>
          </table:table-cell>
          <table:table-cell office:value-type="float" office:value="7.12215238811645" calcext:value-type="float">
            <text:p>7.1221523881</text:p>
          </table:table-cell>
          <table:table-cell office:value-type="float" office:value="6.70115484436573" calcext:value-type="float">
            <text:p>6.7011548444</text:p>
          </table:table-cell>
          <table:table-cell office:value-type="float" office:value="5.99268147876321" calcext:value-type="float">
            <text:p>5.9926814788</text:p>
          </table:table-cell>
          <table:table-cell office:value-type="float" office:value="6.19185061151656" calcext:value-type="float">
            <text:p>6.1918506115</text:p>
          </table:table-cell>
          <table:table-cell office:value-type="float" office:value="5.92142556833896" calcext:value-type="float">
            <text:p>5.9214255683</text:p>
          </table:table-cell>
          <table:table-cell office:value-type="float" office:value="6.53716398337299" calcext:value-type="float">
            <text:p>6.5371639834</text:p>
          </table:table-cell>
          <table:table-cell office:value-type="float" office:value="6.95077585964324" calcext:value-type="float">
            <text:p>6.9507758596</text:p>
          </table:table-cell>
          <table:table-cell office:value-type="float" office:value="7.27647479281892" calcext:value-type="float">
            <text:p>7.2764747928</text:p>
          </table:table-cell>
          <table:table-cell office:value-type="float" office:value="7.01222809377189" calcext:value-type="float">
            <text:p>7.0122280938</text:p>
          </table:table-cell>
          <table:table-cell office:value-type="float" office:value="7.52693060293642" calcext:value-type="float">
            <text:p>7.5269306029</text:p>
          </table:table-cell>
          <table:table-cell office:value-type="float" office:value="7.88796843906211" calcext:value-type="float">
            <text:p>7.8879684391</text:p>
          </table:table-cell>
          <table:table-cell office:value-type="float" office:value="8.01985818265015" calcext:value-type="float">
            <text:p>8.0198581827</text:p>
          </table:table-cell>
          <table:table-cell office:value-type="float" office:value="7.90158525038599" calcext:value-type="float">
            <text:p>7.9015852504</text:p>
          </table:table-cell>
          <table:table-cell office:value-type="float" office:value="7.61201340961636" calcext:value-type="float">
            <text:p>7.6120134096</text:p>
          </table:table-cell>
          <table:table-cell office:value-type="float" office:value="7.75235722855662" calcext:value-type="float">
            <text:p>7.7523572286</text:p>
          </table:table-cell>
          <table:table-cell office:value-type="float" office:value="7.73428834011204" calcext:value-type="float">
            <text:p>7.7342883401</text:p>
          </table:table-cell>
          <table:table-cell office:value-type="float" office:value="7.52077915116494" calcext:value-type="float">
            <text:p>7.5207791512</text:p>
          </table:table-cell>
          <table:table-cell office:value-type="float" office:value="7.55894722113196" calcext:value-type="float">
            <text:p>7.5589472211</text:p>
          </table:table-cell>
          <table:table-cell office:value-type="float" office:value="7.3538115800419" calcext:value-type="float">
            <text:p>7.35381158</text:p>
          </table:table-cell>
          <table:table-cell office:value-type="float" office:value="7.6387480531997" calcext:value-type="float">
            <text:p>7.6387480532</text:p>
          </table:table-cell>
          <table:table-cell office:value-type="float" office:value="7.79465819043109" calcext:value-type="float">
            <text:p>7.7946581904</text:p>
          </table:table-cell>
          <table:table-cell office:value-type="float" office:value="7.75230213319944" calcext:value-type="float">
            <text:p>7.7523021332</text:p>
          </table:table-cell>
          <table:table-cell office:value-type="float" office:value="7.63531709768981" calcext:value-type="float">
            <text:p>7.6353170977</text:p>
          </table:table-cell>
          <table:table-cell office:value-type="float" office:value="7.85753041107796" calcext:value-type="float">
            <text:p>7.8575304111</text:p>
          </table:table-cell>
          <table:table-cell office:value-type="float" office:value="7.96814161069182" calcext:value-type="float">
            <text:p>7.9681416107</text:p>
          </table:table-cell>
          <table:table-cell office:value-type="float" office:value="8.00882433602992" calcext:value-type="float">
            <text:p>8.008824336</text:p>
          </table:table-cell>
          <table:table-cell office:value-type="float" office:value="7.77655489451713" calcext:value-type="float">
            <text:p>7.7765548945</text:p>
          </table:table-cell>
          <table:table-cell office:value-type="float" office:value="7.62879559363938" calcext:value-type="float">
            <text:p>7.6287955936</text:p>
          </table:table-cell>
          <table:table-cell office:value-type="float" office:value="7.78256591072995" calcext:value-type="float">
            <text:p>7.7825659107</text:p>
          </table:table-cell>
          <table:table-cell office:value-type="float" office:value="8.04256893568982" calcext:value-type="float">
            <text:p>8.0425689357</text:p>
          </table:table-cell>
          <table:table-cell office:value-type="float" office:value="7.8459489480883" calcext:value-type="float">
            <text:p>7.8459489481</text:p>
          </table:table-cell>
          <table:table-cell office:value-type="float" office:value="7.65385829049269" calcext:value-type="float">
            <text:p>7.6538582905</text:p>
          </table:table-cell>
          <table:table-cell office:value-type="float" office:value="7.45296601487376" calcext:value-type="float">
            <text:p>7.4529660149</text:p>
          </table:table-cell>
          <table:table-cell office:value-type="float" office:value="7.26237590723529" calcext:value-type="float">
            <text:p>7.2623759072</text:p>
          </table:table-cell>
          <table:table-cell office:value-type="float" office:value="7.08131530497874" calcext:value-type="float">
            <text:p>7.081315305</text:p>
          </table:table-cell>
          <table:table-cell office:value-type="float" office:value="6.90908692722251" calcext:value-type="float">
            <text:p>6.9090869272</text:p>
          </table:table-cell>
          <table:table-cell office:value-type="float" office:value="6.76649765529541" calcext:value-type="float">
            <text:p>6.7664976553</text:p>
          </table:table-cell>
          <table:table-cell office:value-type="float" office:value="6.61108726164925" calcext:value-type="float">
            <text:p>6.6110872616</text:p>
          </table:table-cell>
          <table:table-cell office:value-type="float" office:value="6.46150587639021" calcext:value-type="float">
            <text:p>6.4615058764</text:p>
          </table:table-cell>
          <table:table-cell office:value-type="float" office:value="6.32081817456633" calcext:value-type="float">
            <text:p>6.3208181746</text:p>
          </table:table-cell>
          <table:table-cell office:value-type="float" office:value="6.23228750969842" calcext:value-type="float">
            <text:p>6.2322875097</text:p>
          </table:table-cell>
          <table:table-cell office:value-type="float" office:value="6.10031344162508" calcext:value-type="float">
            <text:p>6.1003134416</text:p>
          </table:table-cell>
          <table:table-cell office:value-type="float" office:value="5.97594356355614" calcext:value-type="float">
            <text:p>5.9759435636</text:p>
          </table:table-cell>
          <table:table-cell office:value-type="float" office:value="5.85458770124379" calcext:value-type="float">
            <text:p>5.8545877012</text:p>
          </table:table-cell>
          <table:table-cell office:value-type="float" office:value="5.73808607342394" calcext:value-type="float">
            <text:p>5.7380860734</text:p>
          </table:table-cell>
          <table:table-cell office:value-type="float" office:value="5.62813456795123" calcext:value-type="float">
            <text:p>5.628134568</text:p>
          </table:table-cell>
          <table:table-cell office:value-type="float" office:value="5.52046863991854" calcext:value-type="float">
            <text:p>5.5204686399</text:p>
          </table:table-cell>
          <table:table-cell office:value-type="float" office:value="5.41789094347687" calcext:value-type="float">
            <text:p>5.4178909435</text:p>
          </table:table-cell>
          <table:table-cell office:value-type="float" office:value="5.31810604286159" calcext:value-type="float">
            <text:p>5.3181060429</text:p>
          </table:table-cell>
          <table:table-cell office:value-type="float" office:value="5.22293776441884" calcext:value-type="float">
            <text:p>5.2229377644</text:p>
          </table:table-cell>
          <table:table-cell office:value-type="float" office:value="5.13019791702299" calcext:value-type="float">
            <text:p>5.130197917</text:p>
          </table:table-cell>
          <table:table-cell office:value-type="float" office:value="5.04071209936033" calcext:value-type="float">
            <text:p>5.0407120994</text:p>
          </table:table-cell>
          <table:table-cell office:value-type="float" office:value="4.9560542923768" calcext:value-type="float">
            <text:p>4.9560542924</text:p>
          </table:table-cell>
          <table:table-cell office:value-type="float" office:value="4.87255347912043" calcext:value-type="float">
            <text:p>4.8725534791</text:p>
          </table:table-cell>
          <table:table-cell office:value-type="float" office:value="4.79274176661027" calcext:value-type="float">
            <text:p>4.7927417666</text:p>
          </table:table-cell>
          <table:table-cell office:value-type="float" office:value="4.71465593945684" calcext:value-type="float">
            <text:p>4.7146559395</text:p>
          </table:table-cell>
          <table:table-cell office:value-type="float" office:value="4.63908900995352" calcext:value-type="float">
            <text:p>4.63908901</text:p>
          </table:table-cell>
          <table:table-cell office:value-type="float" office:value="4.56678364040681" calcext:value-type="float">
            <text:p>4.5667836404</text:p>
          </table:table-cell>
          <table:table-cell office:value-type="float" office:value="4.49588868212313" calcext:value-type="float">
            <text:p>4.4958886821</text:p>
          </table:table-cell>
          <table:table-cell office:value-type="float" office:value="4.42801117514447" calcext:value-type="float">
            <text:p>4.4280111751</text:p>
          </table:table-cell>
          <table:table-cell office:value-type="float" office:value="4.36136716204003" calcext:value-type="float">
            <text:p>4.361367162</text:p>
          </table:table-cell>
          <table:table-cell office:value-type="float" office:value="4.29752363318138" calcext:value-type="float">
            <text:p>4.2975236332</text:p>
          </table:table-cell>
          <table:table-cell office:value-type="float" office:value="4.23475867255005" calcext:value-type="float">
            <text:p>4.2347586726</text:p>
          </table:table-cell>
          <table:table-cell office:value-type="float" office:value="4.17381298613993" calcext:value-type="float">
            <text:p>4.1738129861</text:p>
          </table:table-cell>
          <table:table-cell office:value-type="float" office:value="4.11538495388807" calcext:value-type="float">
            <text:p>4.1153849539</text:p>
          </table:table-cell>
          <table:table-cell office:value-type="float" office:value="4.05783736735798" calcext:value-type="float">
            <text:p>4.0578373674</text:p>
          </table:table-cell>
          <table:table-cell office:value-type="float" office:value="4.00264310848509" calcext:value-type="float">
            <text:p>4.0026431085</text:p>
          </table:table-cell>
          <table:table-cell office:value-type="float" office:value="3.94821657700244" calcext:value-type="float">
            <text:p>3.948216577</text:p>
          </table:table-cell>
          <table:table-cell office:value-type="float" office:value="3.89549412213367" calcext:value-type="float">
            <text:p>3.8954941221</text:p>
          </table:table-cell>
          <table:table-cell office:value-type="float" office:value="3.84394761797523" calcext:value-type="float">
            <text:p>3.843947618</text:p>
          </table:table-cell>
          <table:table-cell office:value-type="float" office:value="3.79398455611652" calcext:value-type="float">
            <text:p>3.7939845561</text:p>
          </table:table-cell>
          <table:table-cell office:value-type="float" office:value="3.7455494181074" calcext:value-type="float">
            <text:p>3.7455494181</text:p>
          </table:table-cell>
          <table:table-cell office:value-type="float" office:value="3.70754587160737" calcext:value-type="float">
            <text:p>3.7075458716</text:p>
          </table:table-cell>
          <table:table-cell office:value-type="float" office:value="3.66120674559605" calcext:value-type="float">
            <text:p>3.6612067456</text:p>
          </table:table-cell>
          <table:table-cell office:value-type="float" office:value="3.62593835949105" calcext:value-type="float">
            <text:p>3.6259383595</text:p>
          </table:table-cell>
          <table:table-cell office:value-type="float" office:value="3.58153796382143" calcext:value-type="float">
            <text:p>3.5815379638</text:p>
          </table:table-cell>
          <table:table-cell office:value-type="float" office:value="3.53843085349084" calcext:value-type="float">
            <text:p>3.5384308535</text:p>
          </table:table-cell>
          <table:table-cell office:value-type="float" office:value="3.4961546541747" calcext:value-type="float">
            <text:p>3.4961546542</text:p>
          </table:table-cell>
          <table:table-cell office:value-type="float" office:value="3.45553198839298" calcext:value-type="float">
            <text:p>3.4555319884</text:p>
          </table:table-cell>
          <table:table-cell office:value-type="float" office:value="3.41563724652264" calcext:value-type="float">
            <text:p>3.4156372465</text:p>
          </table:table-cell>
          <table:table-cell office:value-type="float" office:value="3.37646419617602" calcext:value-type="float">
            <text:p>3.3764641962</text:p>
          </table:table-cell>
          <table:table-cell office:value-type="float" office:value="3.33799341587803" calcext:value-type="float">
            <text:p>3.3379934159</text:p>
          </table:table-cell>
          <table:table-cell office:value-type="float" office:value="3.30059297838752" calcext:value-type="float">
            <text:p>3.3005929784</text:p>
          </table:table-cell>
          <table:table-cell office:value-type="float" office:value="3.26383919559947" calcext:value-type="float">
            <text:p>3.2638391956</text:p>
          </table:table-cell>
          <table:table-cell office:value-type="float" office:value="3.22809381472296" calcext:value-type="float">
            <text:p>3.2280938147</text:p>
          </table:table-cell>
          <table:table-cell office:value-type="float" office:value="3.19294450148701" calcext:value-type="float">
            <text:p>3.1929445015</text:p>
          </table:table-cell>
          <table:table-cell office:value-type="float" office:value="3.15874678860903" calcext:value-type="float">
            <text:p>3.1587467886</text:p>
          </table:table-cell>
          <table:table-cell office:value-type="float" office:value="3.12509904152992" calcext:value-type="float">
            <text:p>3.1250990415</text:p>
          </table:table-cell>
          <table:table-cell office:value-type="float" office:value="3.09235069977655" calcext:value-type="float">
            <text:p>3.0923506998</text:p>
          </table:table-cell>
          <table:table-cell office:value-type="float" office:value="3.06047836535167" calcext:value-type="float">
            <text:p>3.0604783654</text:p>
          </table:table-cell>
          <table:table-cell office:value-type="float" office:value="3.02908541276169" calcext:value-type="float">
            <text:p>3.0290854128</text:p>
          </table:table-cell>
          <table:table-cell office:value-type="float" office:value="2.99816191685952" calcext:value-type="float">
            <text:p>2.9981619169</text:p>
          </table:table-cell>
          <table:table-cell office:value-type="float" office:value="2.96804551889885" calcext:value-type="float">
            <text:p>2.9680455189</text:p>
          </table:table-cell>
          <table:table-cell office:value-type="float" office:value="2.93836330467008" calcext:value-type="float">
            <text:p>2.9383633047</text:p>
          </table:table-cell>
          <table:table-cell office:value-type="float" office:value="2.90944722079051" calcext:value-type="float">
            <text:p>2.9094472208</text:p>
          </table:table-cell>
          <table:table-cell office:value-type="float" office:value="2.88093295434953" calcext:value-type="float">
            <text:p>2.8809329543</text:p>
          </table:table-cell>
          <table:table-cell office:value-type="float" office:value="2.85314689515702" calcext:value-type="float">
            <text:p>2.8531468952</text:p>
          </table:table-cell>
          <table:table-cell office:value-type="float" office:value="2.8257329088958" calcext:value-type="float">
            <text:p>2.8257329089</text:p>
          </table:table-cell>
          <table:table-cell office:value-type="float" office:value="2.79901196666328" calcext:value-type="float">
            <text:p>2.7990119667</text:p>
          </table:table-cell>
          <table:table-cell office:value-type="float" office:value="2.7726357223165" calcext:value-type="float">
            <text:p>2.7726357223</text:p>
          </table:table-cell>
          <table:table-cell office:value-type="float" office:value="2.74691986565986" calcext:value-type="float">
            <text:p>2.7469198657</text:p>
          </table:table-cell>
          <table:table-cell office:value-type="float" office:value="2.72152347729156" calcext:value-type="float">
            <text:p>2.7215234773</text:p>
          </table:table-cell>
          <table:table-cell office:value-type="float" office:value="2.69659739241155" calcext:value-type="float">
            <text:p>2.6965973924</text:p>
          </table:table-cell>
          <table:table-cell office:value-type="float" office:value="2.67228691098313" calcext:value-type="float">
            <text:p>2.672286911</text:p>
          </table:table-cell>
          <table:table-cell office:value-type="float" office:value="2.64826163279466" calcext:value-type="float">
            <text:p>2.6482616328</text:p>
          </table:table-cell>
          <table:table-cell office:value-type="float" office:value="2.62482463535248" calcext:value-type="float">
            <text:p>2.6248246354</text:p>
          </table:table-cell>
          <table:table-cell office:value-type="float" office:value="2.60165215030694" calcext:value-type="float">
            <text:p>2.6016521503</text:p>
          </table:table-cell>
          <table:table-cell office:value-type="float" office:value="2.57904244027513" calcext:value-type="float">
            <text:p>2.5790424403</text:p>
          </table:table-cell>
          <table:table-cell office:value-type="float" office:value="2.55667808825738" calcext:value-type="float">
            <text:p>2.5566780883</text:p>
          </table:table-cell>
          <table:table-cell office:value-type="float" office:value="2.53485266937439" calcext:value-type="float">
            <text:p>2.5348526694</text:p>
          </table:table-cell>
          <table:table-cell office:value-type="float" office:value="2.51325485593367" calcext:value-type="float">
            <text:p>2.5132548559</text:p>
          </table:table-cell>
          <table:table-cell office:value-type="float" office:value="2.49217365987196" calcext:value-type="float">
            <text:p>2.4921736599</text:p>
          </table:table-cell>
          <table:table-cell office:value-type="float" office:value="2.47130359758704" calcext:value-type="float">
            <text:p>2.4713035976</text:p>
          </table:table-cell>
          <table:table-cell office:value-type="float" office:value="2.45092923892423" calcext:value-type="float">
            <text:p>2.4509292389</text:p>
          </table:table-cell>
          <table:table-cell office:value-type="float" office:value="2.43075071451863" calcext:value-type="float">
            <text:p>2.4307507145</text:p>
          </table:table-cell>
          <table:table-cell office:value-type="float" office:value="2.41104826990867" calcext:value-type="float">
            <text:p>2.4110482699</text:p>
          </table:table-cell>
          <table:table-cell office:value-type="float" office:value="2.39152743417377" calcext:value-type="float">
            <text:p>2.3915274342</text:p>
          </table:table-cell>
          <table:table-cell office:value-type="float" office:value="2.3724642429749" calcext:value-type="float">
            <text:p>2.372464243</text:p>
          </table:table-cell>
          <table:table-cell office:value-type="float" office:value="2.35356942093681" calcext:value-type="float">
            <text:p>2.3535694209</text:p>
          </table:table-cell>
          <table:table-cell office:value-type="float" office:value="2.33497691605132" calcext:value-type="float">
            <text:p>2.3349769161</text:p>
          </table:table-cell>
          <table:table-cell office:value-type="float" office:value="2.31681642399309" calcext:value-type="float">
            <text:p>2.316816424</text:p>
          </table:table-cell>
          <table:table-cell office:value-type="float" office:value="2.32764682515667" calcext:value-type="float">
            <text:p>2.3276468252</text:p>
          </table:table-cell>
          <table:table-cell office:value-type="float" office:value="2.30996582597118" calcext:value-type="float">
            <text:p>2.309965826</text:p>
          </table:table-cell>
          <table:table-cell office:value-type="float" office:value="2.29255895080407" calcext:value-type="float">
            <text:p>2.2925589508</text:p>
          </table:table-cell>
          <table:table-cell office:value-type="float" office:value="2.27515085356905" calcext:value-type="float">
            <text:p>2.2751508536</text:p>
          </table:table-cell>
          <table:table-cell office:value-type="float" office:value="2.2580085288109" calcext:value-type="float">
            <text:p>2.2580085288</text:p>
          </table:table-cell>
          <table:table-cell office:value-type="float" office:value="2.24105355372122" calcext:value-type="float">
            <text:p>2.2410535537</text:p>
          </table:table-cell>
          <table:table-cell office:value-type="float" office:value="2.22442537895829" calcext:value-type="float">
            <text:p>2.224425379</text:p>
          </table:table-cell>
          <table:table-cell office:value-type="float" office:value="2.20797408371959" calcext:value-type="float">
            <text:p>2.2079740837</text:p>
          </table:table-cell>
          <table:table-cell office:value-type="float" office:value="2.19183728539761" calcext:value-type="float">
            <text:p>2.1918372854</text:p>
          </table:table-cell>
          <table:table-cell office:value-type="float" office:value="2.17586753930625" calcext:value-type="float">
            <text:p>2.1758675393</text:p>
          </table:table-cell>
          <table:table-cell office:value-type="float" office:value="2.16013092819433" calcext:value-type="float">
            <text:p>2.1601309282</text:p>
          </table:table-cell>
          <table:table-cell office:value-type="float" office:value="2.1449450441452" calcext:value-type="float">
            <text:p>2.1449450441</text:p>
          </table:table-cell>
          <table:table-cell office:value-type="float" office:value="2.12965732308641" calcext:value-type="float">
            <text:p>2.1296573231</text:p>
          </table:table-cell>
          <table:table-cell office:value-type="float" office:value="2.1146562444233" calcext:value-type="float">
            <text:p>2.1146562444</text:p>
          </table:table-cell>
          <table:table-cell office:value-type="float" office:value="2.09980018465415" calcext:value-type="float">
            <text:p>2.0998001847</text:p>
          </table:table-cell>
          <table:table-cell office:value-type="float" office:value="2.08515336516344" calcext:value-type="float">
            <text:p>2.0851533652</text:p>
          </table:table-cell>
          <table:table-cell office:value-type="float" office:value="2.07102277470365" calcext:value-type="float">
            <text:p>2.0710227747</text:p>
          </table:table-cell>
          <table:table-cell office:value-type="float" office:value="2.05677922638608" calcext:value-type="float">
            <text:p>2.0567792264</text:p>
          </table:table-cell>
          <table:table-cell office:value-type="float" office:value="2.04273214080393" calcext:value-type="float">
            <text:p>2.0427321408</text:p>
          </table:table-cell>
          <table:table-cell office:value-type="float" office:value="2.02894292278644" calcext:value-type="float">
            <text:p>2.0289429228</text:p>
          </table:table-cell>
          <table:table-cell office:value-type="float" office:value="2.01527631662445" calcext:value-type="float">
            <text:p>2.0152763166</text:p>
          </table:table-cell>
          <table:table-cell office:value-type="float" office:value="2.00209525319735" calcext:value-type="float">
            <text:p>2.0020952532</text:p>
          </table:table-cell>
          <table:table-cell office:value-type="float" office:value="1.98879227711531" calcext:value-type="float">
            <text:p>1.9887922771</text:p>
          </table:table-cell>
          <table:table-cell office:value-type="float" office:value="1.9756666740477" calcext:value-type="float">
            <text:p>1.975666674</text:p>
          </table:table-cell>
          <table:table-cell office:value-type="float" office:value="1.96277819481726" calcext:value-type="float">
            <text:p>1.9627781948</text:p>
          </table:table-cell>
          <table:table-cell office:value-type="float" office:value="1.94999644233144" calcext:value-type="float">
            <text:p>1.9499964423</text:p>
          </table:table-cell>
          <table:table-cell office:value-type="float" office:value="1.93744421924595" calcext:value-type="float">
            <text:p>1.9374442192</text:p>
          </table:table-cell>
          <table:table-cell office:value-type="float" office:value="1.92499296988055" calcext:value-type="float">
            <text:p>1.9249929699</text:p>
          </table:table-cell>
          <table:table-cell office:value-type="float" office:value="1.91276402368939" calcext:value-type="float">
            <text:p>1.9127640237</text:p>
          </table:table-cell>
          <table:table-cell office:value-type="float" office:value="1.90063061210788" calcext:value-type="float">
            <text:p>1.9006306121</text:p>
          </table:table-cell>
          <table:table-cell office:value-type="float" office:value="1.88871262292408" calcext:value-type="float">
            <text:p>1.8887126229</text:p>
          </table:table-cell>
          <table:table-cell office:value-type="float" office:value="1.87705466275819" calcext:value-type="float">
            <text:p>1.8770546628</text:p>
          </table:table-cell>
          <table:table-cell office:value-type="float" office:value="1.86543486179902" calcext:value-type="float">
            <text:p>1.8654348618</text:p>
          </table:table-cell>
          <table:table-cell office:value-type="float" office:value="1.85390059276886" calcext:value-type="float">
            <text:p>1.8539005928</text:p>
          </table:table-cell>
          <table:table-cell office:value-type="float" office:value="1.84256895126254" calcext:value-type="float">
            <text:p>1.8425689513</text:p>
          </table:table-cell>
          <table:table-cell office:value-type="float" office:value="1.83131822821138" calcext:value-type="float">
            <text:p>1.8313182282</text:p>
          </table:table-cell>
          <table:table-cell office:value-type="float" office:value="1.82020555084182" calcext:value-type="float">
            <text:p>1.8202055508</text:p>
          </table:table-cell>
          <table:table-cell office:value-type="float" office:value="1.80949990071116" calcext:value-type="float">
            <text:p>1.8094999007</text:p>
          </table:table-cell>
          <table:table-cell office:value-type="float" office:value="1.79865415474911" calcext:value-type="float">
            <text:p>1.7986541547</text:p>
          </table:table-cell>
          <table:table-cell office:value-type="float" office:value="1.78793908042516" calcext:value-type="float">
            <text:p>1.7879390804</text:p>
          </table:table-cell>
          <table:table-cell office:value-type="float" office:value="1.77740954287921" calcext:value-type="float">
            <text:p>1.7774095429</text:p>
          </table:table-cell>
          <table:table-cell office:value-type="float" office:value="1.76694848498691" calcext:value-type="float">
            <text:p>1.766948485</text:p>
          </table:table-cell>
          <table:table-cell office:value-type="float" office:value="1.75666776205948" calcext:value-type="float">
            <text:p>1.7566677621</text:p>
          </table:table-cell>
          <table:table-cell office:value-type="float" office:value="1.74645178591192" calcext:value-type="float">
            <text:p>1.7464517859</text:p>
          </table:table-cell>
          <table:table-cell office:value-type="float" office:value="1.73641116909519" calcext:value-type="float">
            <text:p>1.7364111691</text:p>
          </table:table-cell>
          <table:table-cell office:value-type="float" office:value="1.7265875862325" calcext:value-type="float">
            <text:p>1.7265875862</text:p>
          </table:table-cell>
          <table:table-cell office:value-type="float" office:value="1.71677786787423" calcext:value-type="float">
            <text:p>1.7167778679</text:p>
          </table:table-cell>
          <table:table-cell office:value-type="float" office:value="1.70702599401848" calcext:value-type="float">
            <text:p>1.707025994</text:p>
          </table:table-cell>
          <table:table-cell office:value-type="float" office:value="1.6974401672541" calcext:value-type="float">
            <text:p>1.6974401673</text:p>
          </table:table-cell>
          <table:table-cell office:value-type="float" office:value="1.68790898344568" calcext:value-type="float">
            <text:p>1.6879089834</text:p>
          </table:table-cell>
          <table:table-cell office:value-type="float" office:value="1.67853947681747" calcext:value-type="float">
            <text:p>1.6785394768</text:p>
          </table:table-cell>
          <table:table-cell office:value-type="float" office:value="1.66937214782812" calcext:value-type="float">
            <text:p>1.6693721478</text:p>
          </table:table-cell>
          <table:table-cell office:value-type="float" office:value="1.66021088616568" calcext:value-type="float">
            <text:p>1.6602108862</text:p>
          </table:table-cell>
          <table:table-cell office:value-type="float" office:value="1.65109833578128" calcext:value-type="float">
            <text:p>1.6510983358</text:p>
          </table:table-cell>
          <table:table-cell office:value-type="float" office:value="1.64213926381702" calcext:value-type="float">
            <text:p>1.6421392638</text:p>
          </table:table-cell>
          <table:table-cell office:value-type="float" office:value="1.63322614597722" calcext:value-type="float">
            <text:p>1.633226146</text:p>
          </table:table-cell>
          <table:table-cell office:value-type="float" office:value="1.62441043926135" calcext:value-type="float">
            <text:p>1.6244104393</text:p>
          </table:table-cell>
          <table:table-cell office:value-type="float" office:value="1.61574248203847" calcext:value-type="float">
            <text:p>1.615742482</text:p>
          </table:table-cell>
          <table:table-cell office:value-type="float" office:value="1.60711658655163" calcext:value-type="float">
            <text:p>1.6071165866</text:p>
          </table:table-cell>
          <table:table-cell office:value-type="float" office:value="1.5986348108726" calcext:value-type="float">
            <text:p>1.5986348109</text:p>
          </table:table-cell>
          <table:table-cell office:value-type="float" office:value="1.59033598790918" calcext:value-type="float">
            <text:p>1.5903359879</text:p>
          </table:table-cell>
          <table:table-cell office:value-type="float" office:value="1.58203370238972" calcext:value-type="float">
            <text:p>1.5820337024</text:p>
          </table:table-cell>
          <table:table-cell office:value-type="float" office:value="1.573768718869" calcext:value-type="float">
            <text:p>1.5737687189</text:p>
          </table:table-cell>
          <table:table-cell office:value-type="float" office:value="1.56564102198154" calcext:value-type="float">
            <text:p>1.565641022</text:p>
          </table:table-cell>
          <table:table-cell office:value-type="float" office:value="1.55754840834276" calcext:value-type="float">
            <text:p>1.5575484083</text:p>
          </table:table-cell>
          <table:table-cell office:value-type="float" office:value="1.54958985574853" calcext:value-type="float">
            <text:p>1.5495898557</text:p>
          </table:table-cell>
          <table:table-cell office:value-type="float" office:value="1.5416642700554" calcext:value-type="float">
            <text:p>1.5416642701</text:p>
          </table:table-cell>
          <table:table-cell office:value-type="float" office:value="1.53386964139661" calcext:value-type="float">
            <text:p>1.5338696414</text:p>
          </table:table-cell>
          <table:table-cell office:value-type="float" office:value="1.52610596024572" calcext:value-type="float">
            <text:p>1.5261059602</text:p>
          </table:table-cell>
          <table:table-cell office:value-type="float" office:value="1.51842150033107" calcext:value-type="float">
            <text:p>1.5184215003</text:p>
          </table:table-cell>
          <table:table-cell office:value-type="float" office:value="1.51086355520376" calcext:value-type="float">
            <text:p>1.5108635552</text:p>
          </table:table-cell>
          <table:table-cell office:value-type="float" office:value="1.50333369793997" calcext:value-type="float">
            <text:p>1.5033336979</text:p>
          </table:table-cell>
          <table:table-cell office:value-type="float" office:value="1.49592753016264" calcext:value-type="float">
            <text:p>1.4959275302</text:p>
          </table:table-cell>
          <table:table-cell office:value-type="float" office:value="1.48868166709539" calcext:value-type="float">
            <text:p>1.488681667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3259698371948" calcext:value-type="float">
            <text:p>19.3259698372</text:p>
          </table:table-cell>
          <table:table-cell office:value-type="string" calcext:value-type="string">
            <text:p><text:s/>global min</text:p>
          </table:table-cell>
          <table:table-cell office:value-type="float" office:value="-14.527402152851" calcext:value-type="float">
            <text:p>-14.5274021529</text:p>
          </table:table-cell>
          <table:table-cell office:value-type="string" calcext:value-type="string">
            <text:p><text:s/>range</text:p>
          </table:table-cell>
          <table:table-cell office:value-type="float" office:value="33.8533719900458" calcext:value-type="float">
            <text:p>33.85337199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5.3848251790814" calcext:value-type="float">
            <text:p>15.3848251791</text:p>
          </table:table-cell>
          <table:table-cell office:value-type="float" office:value="21.946897956012" calcext:value-type="float">
            <text:p>21.946897956</text:p>
          </table:table-cell>
          <table:table-cell office:value-type="float" office:value="20.6184502005678" calcext:value-type="float">
            <text:p>20.6184502006</text:p>
          </table:table-cell>
          <table:table-cell office:value-type="float" office:value="21.4993135060397" calcext:value-type="float">
            <text:p>21.499313506</text:p>
          </table:table-cell>
          <table:table-cell office:value-type="float" office:value="18.5344692500647" calcext:value-type="float">
            <text:p>18.5344692501</text:p>
          </table:table-cell>
          <table:table-cell office:value-type="float" office:value="16.4474501788758" calcext:value-type="float">
            <text:p>16.4474501789</text:p>
          </table:table-cell>
          <table:table-cell office:value-type="float" office:value="16.3995474146928" calcext:value-type="float">
            <text:p>16.3995474147</text:p>
          </table:table-cell>
          <table:table-cell office:value-type="float" office:value="17.0331332053075" calcext:value-type="float">
            <text:p>17.0331332053</text:p>
          </table:table-cell>
          <table:table-cell office:value-type="float" office:value="17.3455746617581" calcext:value-type="float">
            <text:p>17.3455746618</text:p>
          </table:table-cell>
          <table:table-cell office:value-type="float" office:value="15.7278436064674" calcext:value-type="float">
            <text:p>15.7278436065</text:p>
          </table:table-cell>
          <table:table-cell office:value-type="float" office:value="15.066815221051" calcext:value-type="float">
            <text:p>15.0668152211</text:p>
          </table:table-cell>
          <table:table-cell office:value-type="float" office:value="15.4028046809623" calcext:value-type="float">
            <text:p>15.402804681</text:p>
          </table:table-cell>
          <table:table-cell office:value-type="float" office:value="14.7873124278823" calcext:value-type="float">
            <text:p>14.7873124279</text:p>
          </table:table-cell>
          <table:table-cell office:value-type="float" office:value="15.3163729065546" calcext:value-type="float">
            <text:p>15.3163729066</text:p>
          </table:table-cell>
          <table:table-cell office:value-type="float" office:value="14.836959083351" calcext:value-type="float">
            <text:p>14.8369590834</text:p>
          </table:table-cell>
          <table:table-cell office:value-type="float" office:value="14.8088473286133" calcext:value-type="float">
            <text:p>14.8088473286</text:p>
          </table:table-cell>
          <table:table-cell office:value-type="float" office:value="15.1459008352007" calcext:value-type="float">
            <text:p>15.1459008352</text:p>
          </table:table-cell>
          <table:table-cell office:value-type="float" office:value="15.6192194653941" calcext:value-type="float">
            <text:p>15.6192194654</text:p>
          </table:table-cell>
          <table:table-cell office:value-type="float" office:value="15.0044157406133" calcext:value-type="float">
            <text:p>15.0044157406</text:p>
          </table:table-cell>
          <table:table-cell office:value-type="float" office:value="15.1710093877093" calcext:value-type="float">
            <text:p>15.1710093877</text:p>
          </table:table-cell>
          <table:table-cell office:value-type="float" office:value="14.4818542461682" calcext:value-type="float">
            <text:p>14.4818542462</text:p>
          </table:table-cell>
          <table:table-cell office:value-type="float" office:value="14.7031879607707" calcext:value-type="float">
            <text:p>14.7031879608</text:p>
          </table:table-cell>
          <table:table-cell office:value-type="float" office:value="15.0492683551234" calcext:value-type="float">
            <text:p>15.0492683551</text:p>
          </table:table-cell>
          <table:table-cell office:value-type="float" office:value="15.7485018431516" calcext:value-type="float">
            <text:p>15.7485018432</text:p>
          </table:table-cell>
          <table:table-cell office:value-type="float" office:value="15.3220898730783" calcext:value-type="float">
            <text:p>15.3220898731</text:p>
          </table:table-cell>
          <table:table-cell office:value-type="float" office:value="15.2681434059182" calcext:value-type="float">
            <text:p>15.2681434059</text:p>
          </table:table-cell>
          <table:table-cell office:value-type="float" office:value="15.257633329252" calcext:value-type="float">
            <text:p>15.2576333293</text:p>
          </table:table-cell>
          <table:table-cell office:value-type="float" office:value="14.7182900572686" calcext:value-type="float">
            <text:p>14.7182900573</text:p>
          </table:table-cell>
          <table:table-cell office:value-type="float" office:value="14.2116921520594" calcext:value-type="float">
            <text:p>14.2116921521</text:p>
          </table:table-cell>
          <table:table-cell office:value-type="float" office:value="13.9733829166799" calcext:value-type="float">
            <text:p>13.9733829167</text:p>
          </table:table-cell>
          <table:table-cell office:value-type="float" office:value="13.5451689972821" calcext:value-type="float">
            <text:p>13.5451689973</text:p>
          </table:table-cell>
          <table:table-cell office:value-type="float" office:value="13.126773012161" calcext:value-type="float">
            <text:p>13.1267730122</text:p>
          </table:table-cell>
          <table:table-cell office:value-type="float" office:value="12.7297728751777" calcext:value-type="float">
            <text:p>12.7297728752</text:p>
          </table:table-cell>
          <table:table-cell office:value-type="float" office:value="12.4711898110419" calcext:value-type="float">
            <text:p>12.471189811</text:p>
          </table:table-cell>
          <table:table-cell office:value-type="float" office:value="12.1462101928239" calcext:value-type="float">
            <text:p>12.1462101928</text:p>
          </table:table-cell>
          <table:table-cell office:value-type="float" office:value="11.8131626172846" calcext:value-type="float">
            <text:p>11.8131626173</text:p>
          </table:table-cell>
          <table:table-cell office:value-type="float" office:value="11.4959942443974" calcext:value-type="float">
            <text:p>11.4959942444</text:p>
          </table:table-cell>
          <table:table-cell office:value-type="float" office:value="11.2168418740199" calcext:value-type="float">
            <text:p>11.216841874</text:p>
          </table:table-cell>
          <table:table-cell office:value-type="float" office:value="10.9332432996452" calcext:value-type="float">
            <text:p>10.9332432996</text:p>
          </table:table-cell>
          <table:table-cell office:value-type="float" office:value="10.6618605376656" calcext:value-type="float">
            <text:p>10.6618605377</text:p>
          </table:table-cell>
          <table:table-cell office:value-type="float" office:value="10.4188578761456" calcext:value-type="float">
            <text:p>10.4188578761</text:p>
          </table:table-cell>
          <table:table-cell office:value-type="float" office:value="10.1745159617947" calcext:value-type="float">
            <text:p>10.1745159618</text:p>
          </table:table-cell>
          <table:table-cell office:value-type="float" office:value="9.95021871801975" calcext:value-type="float">
            <text:p>9.950218718</text:p>
          </table:table-cell>
          <table:table-cell office:value-type="float" office:value="9.73001714161964" calcext:value-type="float">
            <text:p>9.7300171416</text:p>
          </table:table-cell>
          <table:table-cell office:value-type="float" office:value="9.80122898019473" calcext:value-type="float">
            <text:p>9.8012289802</text:p>
          </table:table-cell>
          <table:table-cell office:value-type="float" office:value="9.59156090396021" calcext:value-type="float">
            <text:p>9.591560904</text:p>
          </table:table-cell>
          <table:table-cell office:value-type="float" office:value="9.3987560864179" calcext:value-type="float">
            <text:p>9.3987560864</text:p>
          </table:table-cell>
          <table:table-cell office:value-type="float" office:value="9.20620903198017" calcext:value-type="float">
            <text:p>9.206209032</text:p>
          </table:table-cell>
          <table:table-cell office:value-type="float" office:value="9.10546371920591" calcext:value-type="float">
            <text:p>9.1054637192</text:p>
          </table:table-cell>
          <table:table-cell office:value-type="float" office:value="8.93394913441123" calcext:value-type="float">
            <text:p>8.9339491344</text:p>
          </table:table-cell>
          <table:table-cell office:value-type="float" office:value="8.76389815837209" calcext:value-type="float">
            <text:p>8.7638981584</text:p>
          </table:table-cell>
          <table:table-cell office:value-type="float" office:value="8.60271298819404" calcext:value-type="float">
            <text:p>8.6027129882</text:p>
          </table:table-cell>
          <table:table-cell office:value-type="float" office:value="8.44532876872651" calcext:value-type="float">
            <text:p>8.4453287687</text:p>
          </table:table-cell>
          <table:table-cell office:value-type="float" office:value="8.29370024747561" calcext:value-type="float">
            <text:p>8.2937002475</text:p>
          </table:table-cell>
          <table:table-cell office:value-type="float" office:value="8.21728910116073" calcext:value-type="float">
            <text:p>8.2172891012</text:p>
          </table:table-cell>
          <table:table-cell office:value-type="float" office:value="8.07521874857599" calcext:value-type="float">
            <text:p>8.0752187486</text:p>
          </table:table-cell>
          <table:table-cell office:value-type="float" office:value="7.94025472332226" calcext:value-type="float">
            <text:p>7.9402547233</text:p>
          </table:table-cell>
          <table:table-cell office:value-type="float" office:value="7.80785980320317" calcext:value-type="float">
            <text:p>7.8078598032</text:p>
          </table:table-cell>
          <table:table-cell office:value-type="float" office:value="7.68200233720166" calcext:value-type="float">
            <text:p>7.6820023372</text:p>
          </table:table-cell>
          <table:table-cell office:value-type="float" office:value="7.55832478752188" calcext:value-type="float">
            <text:p>7.5583247875</text:p>
          </table:table-cell>
          <table:table-cell office:value-type="float" office:value="7.77132186828776" calcext:value-type="float">
            <text:p>7.7713218683</text:p>
          </table:table-cell>
          <table:table-cell office:value-type="float" office:value="7.65012939656017" calcext:value-type="float">
            <text:p>7.6501293966</text:p>
          </table:table-cell>
          <table:table-cell office:value-type="float" office:value="7.53284717370072" calcext:value-type="float">
            <text:p>7.5328471737</text:p>
          </table:table-cell>
          <table:table-cell office:value-type="float" office:value="7.42111939456655" calcext:value-type="float">
            <text:p>7.4211193946</text:p>
          </table:table-cell>
          <table:table-cell office:value-type="float" office:value="7.3109690862873" calcext:value-type="float">
            <text:p>7.3109690863</text:p>
          </table:table-cell>
          <table:table-cell office:value-type="float" office:value="7.20020420188444" calcext:value-type="float">
            <text:p>7.2002042019</text:p>
          </table:table-cell>
          <table:table-cell office:value-type="float" office:value="7.1006449522962" calcext:value-type="float">
            <text:p>7.1006449523</text:p>
          </table:table-cell>
          <table:table-cell office:value-type="float" office:value="7.00006707588618" calcext:value-type="float">
            <text:p>7.0000670759</text:p>
          </table:table-cell>
          <table:table-cell office:value-type="float" office:value="6.89899028481119" calcext:value-type="float">
            <text:p>6.8989902848</text:p>
          </table:table-cell>
          <table:table-cell office:value-type="float" office:value="6.80589427087266" calcext:value-type="float">
            <text:p>6.8058942709</text:p>
          </table:table-cell>
          <table:table-cell office:value-type="float" office:value="6.71556131255911" calcext:value-type="float">
            <text:p>6.7155613126</text:p>
          </table:table-cell>
          <table:table-cell office:value-type="float" office:value="6.62445659590851" calcext:value-type="float">
            <text:p>6.6244565959</text:p>
          </table:table-cell>
          <table:table-cell office:value-type="float" office:value="6.53585441614822" calcext:value-type="float">
            <text:p>6.5358544161</text:p>
          </table:table-cell>
          <table:table-cell office:value-type="float" office:value="6.45269786064775" calcext:value-type="float">
            <text:p>6.4526978606</text:p>
          </table:table-cell>
          <table:table-cell office:value-type="float" office:value="6.37014654725798" calcext:value-type="float">
            <text:p>6.3701465473</text:p>
          </table:table-cell>
          <table:table-cell office:value-type="float" office:value="6.28838174681664" calcext:value-type="float">
            <text:p>6.2883817468</text:p>
          </table:table-cell>
          <table:table-cell office:value-type="float" office:value="6.21010859888935" calcext:value-type="float">
            <text:p>6.2101085989</text:p>
          </table:table-cell>
          <table:table-cell office:value-type="float" office:value="6.13539271055889" calcext:value-type="float">
            <text:p>6.1353927106</text:p>
          </table:table-cell>
          <table:table-cell office:value-type="float" office:value="6.05871600308929" calcext:value-type="float">
            <text:p>6.0587160031</text:p>
          </table:table-cell>
          <table:table-cell office:value-type="float" office:value="5.98396930497583" calcext:value-type="float">
            <text:p>5.983969305</text:p>
          </table:table-cell>
          <table:table-cell office:value-type="float" office:value="5.91911498818791" calcext:value-type="float">
            <text:p>5.9191149882</text:p>
          </table:table-cell>
          <table:table-cell office:value-type="float" office:value="5.85159247990652" calcext:value-type="float">
            <text:p>5.8515924799</text:p>
          </table:table-cell>
          <table:table-cell office:value-type="float" office:value="5.78109136569078" calcext:value-type="float">
            <text:p>5.7810913657</text:p>
          </table:table-cell>
          <table:table-cell office:value-type="float" office:value="5.71227464366707" calcext:value-type="float">
            <text:p>5.7122746437</text:p>
          </table:table-cell>
          <table:table-cell office:value-type="float" office:value="5.65329201745154" calcext:value-type="float">
            <text:p>5.6532920175</text:p>
          </table:table-cell>
          <table:table-cell office:value-type="float" office:value="5.58937580182311" calcext:value-type="float">
            <text:p>5.5893758018</text:p>
          </table:table-cell>
          <table:table-cell office:value-type="float" office:value="5.52513010295158" calcext:value-type="float">
            <text:p>5.525130103</text:p>
          </table:table-cell>
          <table:table-cell office:value-type="float" office:value="5.47064873411298" calcext:value-type="float">
            <text:p>5.4706487341</text:p>
          </table:table-cell>
          <table:table-cell office:value-type="float" office:value="5.41006818826916" calcext:value-type="float">
            <text:p>5.4100681883</text:p>
          </table:table-cell>
          <table:table-cell office:value-type="float" office:value="5.35025577291285" calcext:value-type="float">
            <text:p>5.3502557729</text:p>
          </table:table-cell>
          <table:table-cell office:value-type="float" office:value="5.29146710195446" calcext:value-type="float">
            <text:p>5.291467102</text:p>
          </table:table-cell>
          <table:table-cell office:value-type="float" office:value="5.24154627927394" calcext:value-type="float">
            <text:p>5.2415462793</text:p>
          </table:table-cell>
          <table:table-cell office:value-type="float" office:value="5.18602355391035" calcext:value-type="float">
            <text:p>5.1860235539</text:p>
          </table:table-cell>
          <table:table-cell office:value-type="float" office:value="5.13112722346143" calcext:value-type="float">
            <text:p>5.1311272235</text:p>
          </table:table-cell>
          <table:table-cell office:value-type="float" office:value="5.07712048127446" calcext:value-type="float">
            <text:p>5.0771204813</text:p>
          </table:table-cell>
          <table:table-cell office:value-type="float" office:value="5.03399870767669" calcext:value-type="float">
            <text:p>5.0339987077</text:p>
          </table:table-cell>
          <table:table-cell office:value-type="float" office:value="4.98371028505854" calcext:value-type="float">
            <text:p>4.9837102851</text:p>
          </table:table-cell>
          <table:table-cell office:value-type="float" office:value="4.93286106496304" calcext:value-type="float">
            <text:p>4.932861065</text:p>
          </table:table-cell>
          <table:table-cell office:value-type="float" office:value="4.89009228062348" calcext:value-type="float">
            <text:p>4.8900922806</text:p>
          </table:table-cell>
          <table:table-cell office:value-type="float" office:value="4.84144904273436" calcext:value-type="float">
            <text:p>4.8414490427</text:p>
          </table:table-cell>
          <table:table-cell office:value-type="float" office:value="4.79351390369739" calcext:value-type="float">
            <text:p>4.7935139037</text:p>
          </table:table-cell>
          <table:table-cell office:value-type="float" office:value="4.74651866934742" calcext:value-type="float">
            <text:p>4.7465186693</text:p>
          </table:table-cell>
          <table:table-cell office:value-type="float" office:value="4.70043596381977" calcext:value-type="float">
            <text:p>4.7004359638</text:p>
          </table:table-cell>
          <table:table-cell office:value-type="float" office:value="4.66195822777676" calcext:value-type="float">
            <text:p>4.6619582278</text:p>
          </table:table-cell>
          <table:table-cell office:value-type="float" office:value="4.62451833651369" calcext:value-type="float">
            <text:p>4.6245183365</text:p>
          </table:table-cell>
          <table:table-cell office:value-type="float" office:value="4.73305775976564" calcext:value-type="float">
            <text:p>4.7330577598</text:p>
          </table:table-cell>
          <table:table-cell office:value-type="float" office:value="4.69712454864682" calcext:value-type="float">
            <text:p>4.6971245486</text:p>
          </table:table-cell>
          <table:table-cell office:value-type="float" office:value="4.69266570025114" calcext:value-type="float">
            <text:p>4.6926657003</text:p>
          </table:table-cell>
          <table:table-cell office:value-type="float" office:value="4.66520820465698" calcext:value-type="float">
            <text:p>4.6652082047</text:p>
          </table:table-cell>
          <table:table-cell office:value-type="float" office:value="4.62914950657234" calcext:value-type="float">
            <text:p>4.6291495066</text:p>
          </table:table-cell>
          <table:table-cell office:value-type="float" office:value="4.5874498417897" calcext:value-type="float">
            <text:p>4.5874498418</text:p>
          </table:table-cell>
          <table:table-cell office:value-type="float" office:value="4.54649481387817" calcext:value-type="float">
            <text:p>4.5464948139</text:p>
          </table:table-cell>
          <table:table-cell office:value-type="float" office:value="4.5062646537173" calcext:value-type="float">
            <text:p>4.5062646537</text:p>
          </table:table-cell>
          <table:table-cell office:value-type="float" office:value="4.46674028583994" calcext:value-type="float">
            <text:p>4.4667402858</text:p>
          </table:table-cell>
          <table:table-cell office:value-type="float" office:value="4.43397516522696" calcext:value-type="float">
            <text:p>4.4339751652</text:p>
          </table:table-cell>
          <table:table-cell office:value-type="float" office:value="4.39597338355873" calcext:value-type="float">
            <text:p>4.3959733836</text:p>
          </table:table-cell>
          <table:table-cell office:value-type="float" office:value="4.35862120499594" calcext:value-type="float">
            <text:p>4.358621205</text:p>
          </table:table-cell>
          <table:table-cell office:value-type="float" office:value="4.32168373715699" calcext:value-type="float">
            <text:p>4.3216837372</text:p>
          </table:table-cell>
          <table:table-cell office:value-type="float" office:value="4.28536706709685" calcext:value-type="float">
            <text:p>4.2853670671</text:p>
          </table:table-cell>
          <table:table-cell office:value-type="float" office:value="4.25407012886664" calcext:value-type="float">
            <text:p>4.2540701289</text:p>
          </table:table-cell>
          <table:table-cell office:value-type="float" office:value="4.25222069150318" calcext:value-type="float">
            <text:p>4.2522206915</text:p>
          </table:table-cell>
          <table:table-cell office:value-type="float" office:value="4.21800521715036" calcext:value-type="float">
            <text:p>4.2180052172</text:p>
          </table:table-cell>
          <table:table-cell office:value-type="float" office:value="4.1839219917403" calcext:value-type="float">
            <text:p>4.1839219917</text:p>
          </table:table-cell>
          <table:table-cell office:value-type="float" office:value="4.1544527376091" calcext:value-type="float">
            <text:p>4.1544527376</text:p>
          </table:table-cell>
          <table:table-cell office:value-type="float" office:value="4.12246909549548" calcext:value-type="float">
            <text:p>4.1224690955</text:p>
          </table:table-cell>
          <table:table-cell office:value-type="float" office:value="4.08995559864006" calcext:value-type="float">
            <text:p>4.0899555986</text:p>
          </table:table-cell>
          <table:table-cell office:value-type="float" office:value="4.05775505625469" calcext:value-type="float">
            <text:p>4.0577550563</text:p>
          </table:table-cell>
          <table:table-cell office:value-type="float" office:value="4.0303418987323" calcext:value-type="float">
            <text:p>4.0303418987</text:p>
          </table:table-cell>
          <table:table-cell office:value-type="float" office:value="4.0010941989063" calcext:value-type="float">
            <text:p>4.0010941989</text:p>
          </table:table-cell>
          <table:table-cell office:value-type="float" office:value="3.97032029518932" calcext:value-type="float">
            <text:p>3.9703202952</text:p>
          </table:table-cell>
          <table:table-cell office:value-type="float" office:value="3.94001622206344" calcext:value-type="float">
            <text:p>3.9400162221</text:p>
          </table:table-cell>
          <table:table-cell office:value-type="float" office:value="3.91418075431653" calcext:value-type="float">
            <text:p>3.9141807543</text:p>
          </table:table-cell>
          <table:table-cell office:value-type="float" office:value="3.88592749656533" calcext:value-type="float">
            <text:p>3.8859274966</text:p>
          </table:table-cell>
          <table:table-cell office:value-type="float" office:value="3.85692803763574" calcext:value-type="float">
            <text:p>3.8569280376</text:p>
          </table:table-cell>
          <table:table-cell office:value-type="float" office:value="3.82835820031992" calcext:value-type="float">
            <text:p>3.8283582003</text:p>
          </table:table-cell>
          <table:table-cell office:value-type="float" office:value="3.80558181388488" calcext:value-type="float">
            <text:p>3.8055818139</text:p>
          </table:table-cell>
          <table:table-cell office:value-type="float" office:value="3.7805941313683" calcext:value-type="float">
            <text:p>3.7805941314</text:p>
          </table:table-cell>
          <table:table-cell office:value-type="float" office:value="3.75320204864606" calcext:value-type="float">
            <text:p>3.7532020486</text:p>
          </table:table-cell>
          <table:table-cell office:value-type="float" office:value="3.72620409661047" calcext:value-type="float">
            <text:p>3.7262040966</text:p>
          </table:table-cell>
          <table:table-cell office:value-type="float" office:value="3.70337217077377" calcext:value-type="float">
            <text:p>3.7033721708</text:p>
          </table:table-cell>
          <table:table-cell office:value-type="float" office:value="3.67728987517759" calcext:value-type="float">
            <text:p>3.6772898752</text:p>
          </table:table-cell>
          <table:table-cell office:value-type="float" office:value="3.65157493585741" calcext:value-type="float">
            <text:p>3.6515749359</text:p>
          </table:table-cell>
          <table:table-cell office:value-type="float" office:value="3.62603944679547" calcext:value-type="float">
            <text:p>3.6260394468</text:p>
          </table:table-cell>
          <table:table-cell office:value-type="float" office:value="3.6059334065063" calcext:value-type="float">
            <text:p>3.6059334065</text:p>
          </table:table-cell>
          <table:table-cell office:value-type="float" office:value="3.58214091207326" calcext:value-type="float">
            <text:p>3.5821409121</text:p>
          </table:table-cell>
          <table:table-cell office:value-type="float" office:value="3.55779029490976" calcext:value-type="float">
            <text:p>3.5577902949</text:p>
          </table:table-cell>
          <table:table-cell office:value-type="float" office:value="3.5335909508335" calcext:value-type="float">
            <text:p>3.5335909508</text:p>
          </table:table-cell>
          <table:table-cell office:value-type="float" office:value="3.5132946233243" calcext:value-type="float">
            <text:p>3.5132946233</text:p>
          </table:table-cell>
          <table:table-cell office:value-type="float" office:value="3.61817200114732" calcext:value-type="float">
            <text:p>3.6181720011</text:p>
          </table:table-cell>
          <table:table-cell office:value-type="float" office:value="3.59422264441776" calcext:value-type="float">
            <text:p>3.5942226444</text:p>
          </table:table-cell>
          <table:table-cell office:value-type="float" office:value="3.5705904977111" calcext:value-type="float">
            <text:p>3.5705904977</text:p>
          </table:table-cell>
          <table:table-cell office:value-type="float" office:value="3.54726930030321" calcext:value-type="float">
            <text:p>3.5472693003</text:p>
          </table:table-cell>
          <table:table-cell office:value-type="float" office:value="3.62812834595664" calcext:value-type="float">
            <text:p>3.628128346</text:p>
          </table:table-cell>
          <table:table-cell office:value-type="float" office:value="3.60800890526518" calcext:value-type="float">
            <text:p>3.6080089053</text:p>
          </table:table-cell>
          <table:table-cell office:value-type="float" office:value="3.58726210091257" calcext:value-type="float">
            <text:p>3.5872621009</text:p>
          </table:table-cell>
          <table:table-cell office:value-type="float" office:value="3.56426995100736" calcext:value-type="float">
            <text:p>3.564269951</text:p>
          </table:table-cell>
          <table:table-cell office:value-type="float" office:value="3.54157069473151" calcext:value-type="float">
            <text:p>3.5415706947</text:p>
          </table:table-cell>
          <table:table-cell office:value-type="float" office:value="3.51915877081358" calcext:value-type="float">
            <text:p>3.5191587708</text:p>
          </table:table-cell>
          <table:table-cell office:value-type="float" office:value="3.50162173228743" calcext:value-type="float">
            <text:p>3.5016217323</text:p>
          </table:table-cell>
          <table:table-cell office:value-type="float" office:value="3.48212577964259" calcext:value-type="float">
            <text:p>3.4821257796</text:p>
          </table:table-cell>
          <table:table-cell office:value-type="float" office:value="3.46050069228891" calcext:value-type="float">
            <text:p>3.4605006923</text:p>
          </table:table-cell>
          <table:table-cell office:value-type="float" office:value="3.4391425813223" calcext:value-type="float">
            <text:p>3.4391425813</text:p>
          </table:table-cell>
          <table:table-cell office:value-type="float" office:value="3.41804354708106" calcext:value-type="float">
            <text:p>3.4180435471</text:p>
          </table:table-cell>
          <table:table-cell office:value-type="float" office:value="3.40043190642491" calcext:value-type="float">
            <text:p>3.4004319064</text:p>
          </table:table-cell>
          <table:table-cell office:value-type="float" office:value="3.37997940088119" calcext:value-type="float">
            <text:p>3.3799794009</text:p>
          </table:table-cell>
          <table:table-cell office:value-type="float" office:value="3.35977331106692" calcext:value-type="float">
            <text:p>3.3597733111</text:p>
          </table:table-cell>
          <table:table-cell office:value-type="float" office:value="3.33965490800664" calcext:value-type="float">
            <text:p>3.339654908</text:p>
          </table:table-cell>
          <table:table-cell office:value-type="float" office:value="3.32304309839582" calcext:value-type="float">
            <text:p>3.3230430984</text:p>
          </table:table-cell>
          <table:table-cell office:value-type="float" office:value="3.304903131075" calcext:value-type="float">
            <text:p>3.3049031311</text:p>
          </table:table-cell>
          <table:table-cell office:value-type="float" office:value="3.28546538745514" calcext:value-type="float">
            <text:p>3.2854653875</text:p>
          </table:table-cell>
          <table:table-cell office:value-type="float" office:value="3.26625498586592" calcext:value-type="float">
            <text:p>3.2662549859</text:p>
          </table:table-cell>
          <table:table-cell office:value-type="float" office:value="3.25034498292177" calcext:value-type="float">
            <text:p>3.2503449829</text:p>
          </table:table-cell>
          <table:table-cell office:value-type="float" office:value="3.23170581245235" calcext:value-type="float">
            <text:p>3.2317058125</text:p>
          </table:table-cell>
          <table:table-cell office:value-type="float" office:value="3.21328088532166" calcext:value-type="float">
            <text:p>3.2132808853</text:p>
          </table:table-cell>
          <table:table-cell office:value-type="float" office:value="3.19506652878675" calcext:value-type="float">
            <text:p>3.1950665288</text:p>
          </table:table-cell>
          <table:table-cell office:value-type="float" office:value="3.18106484194793" calcext:value-type="float">
            <text:p>3.1810648419</text:p>
          </table:table-cell>
          <table:table-cell office:value-type="float" office:value="3.16353893975621" calcext:value-type="float">
            <text:p>3.1635389398</text:p>
          </table:table-cell>
          <table:table-cell office:value-type="float" office:value="3.14591765810702" calcext:value-type="float">
            <text:p>3.1459176581</text:p>
          </table:table-cell>
          <table:table-cell office:value-type="float" office:value="3.13130210962303" calcext:value-type="float">
            <text:p>3.1313021096</text:p>
          </table:table-cell>
          <table:table-cell office:value-type="float" office:value="3.11390598679179" calcext:value-type="float">
            <text:p>3.1139059868</text:p>
          </table:table-cell>
          <table:table-cell office:value-type="float" office:value="3.09670208631228" calcext:value-type="float">
            <text:p>3.0967020863</text:p>
          </table:table-cell>
          <table:table-cell office:value-type="float" office:value="3.07968723968419" calcext:value-type="float">
            <text:p>3.0796872397</text:p>
          </table:table-cell>
          <table:table-cell office:value-type="float" office:value="3.06285834766406" calcext:value-type="float">
            <text:p>3.0628583477</text:p>
          </table:table-cell>
          <table:table-cell office:value-type="float" office:value="3.04909137011953" calcext:value-type="float">
            <text:p>3.0490913701</text:p>
          </table:table-cell>
          <table:table-cell office:value-type="float" office:value="3.03402249436978" calcext:value-type="float">
            <text:p>3.0340224944</text:p>
          </table:table-cell>
          <table:table-cell office:value-type="float" office:value="3.01771054547532" calcext:value-type="float">
            <text:p>3.0177105455</text:p>
          </table:table-cell>
          <table:table-cell office:value-type="float" office:value="3.00157565868507" calcext:value-type="float">
            <text:p>3.0015756587</text:p>
          </table:table-cell>
          <table:table-cell office:value-type="float" office:value="2.988529356742" calcext:value-type="float">
            <text:p>2.9885293567</text:p>
          </table:table-cell>
          <table:table-cell office:value-type="float" office:value="2.97313491651592" calcext:value-type="float">
            <text:p>2.9731349165</text:p>
          </table:table-cell>
          <table:table-cell office:value-type="float" office:value="2.95762868435637" calcext:value-type="float">
            <text:p>2.9576286844</text:p>
          </table:table-cell>
          <table:table-cell office:value-type="float" office:value="2.9421462656723" calcext:value-type="float">
            <text:p>2.9421462657</text:p>
          </table:table-cell>
          <table:table-cell office:value-type="float" office:value="2.92958162095251" calcext:value-type="float">
            <text:p>2.929581621</text:p>
          </table:table-cell>
          <table:table-cell office:value-type="float" office:value="2.91453595707043" calcext:value-type="float">
            <text:p>2.9145359571</text:p>
          </table:table-cell>
          <table:table-cell office:value-type="float" office:value="2.89964540312529" calcext:value-type="float">
            <text:p>2.8996454031</text:p>
          </table:table-cell>
          <table:table-cell office:value-type="float" office:value="2.884775426699" calcext:value-type="float">
            <text:p>2.8847754267</text:p>
          </table:table-cell>
          <table:table-cell office:value-type="float" office:value="2.87378560128296" calcext:value-type="float">
            <text:p>2.8737856013</text:p>
          </table:table-cell>
          <table:table-cell office:value-type="float" office:value="2.85959877160138" calcext:value-type="float">
            <text:p>2.8595987716</text:p>
          </table:table-cell>
          <table:table-cell office:value-type="float" office:value="2.84529246874583" calcext:value-type="float">
            <text:p>2.8452924687</text:p>
          </table:table-cell>
          <table:table-cell office:value-type="float" office:value="2.83099696244911" calcext:value-type="float">
            <text:p>2.8309969624</text:p>
          </table:table-cell>
          <table:table-cell office:value-type="float" office:value="2.81949065003423" calcext:value-type="float">
            <text:p>2.8194906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4.0889041179579" calcext:value-type="float">
            <text:p>14.088904118</text:p>
          </table:table-cell>
          <table:table-cell office:value-type="string" calcext:value-type="string">
            <text:p><text:s/>global min</text:p>
          </table:table-cell>
          <table:table-cell office:value-type="float" office:value="-15.3370833045723" calcext:value-type="float">
            <text:p>-15.3370833046</text:p>
          </table:table-cell>
          <table:table-cell office:value-type="string" calcext:value-type="string">
            <text:p><text:s/>range</text:p>
          </table:table-cell>
          <table:table-cell office:value-type="float" office:value="29.4259874225302" calcext:value-type="float">
            <text:p>29.4259874225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3.8601441594159" calcext:value-type="float">
            <text:p>13.8601441594</text:p>
          </table:table-cell>
          <table:table-cell office:value-type="float" office:value="16.0667257280868" calcext:value-type="float">
            <text:p>16.0667257281</text:p>
          </table:table-cell>
          <table:table-cell office:value-type="float" office:value="15.6339885227995" calcext:value-type="float">
            <text:p>15.6339885228</text:p>
          </table:table-cell>
          <table:table-cell office:value-type="float" office:value="14.8838207150458" calcext:value-type="float">
            <text:p>14.883820715</text:p>
          </table:table-cell>
          <table:table-cell office:value-type="float" office:value="14.6375142569279" calcext:value-type="float">
            <text:p>14.6375142569</text:p>
          </table:table-cell>
          <table:table-cell office:value-type="float" office:value="15.5027490847901" calcext:value-type="float">
            <text:p>15.5027490848</text:p>
          </table:table-cell>
          <table:table-cell office:value-type="float" office:value="15.2398271140542" calcext:value-type="float">
            <text:p>15.2398271141</text:p>
          </table:table-cell>
          <table:table-cell office:value-type="float" office:value="13.4230286511543" calcext:value-type="float">
            <text:p>13.4230286512</text:p>
          </table:table-cell>
          <table:table-cell office:value-type="float" office:value="13.7199509326541" calcext:value-type="float">
            <text:p>13.7199509327</text:p>
          </table:table-cell>
          <table:table-cell office:value-type="float" office:value="13.804054631754" calcext:value-type="float">
            <text:p>13.8040546318</text:p>
          </table:table-cell>
          <table:table-cell office:value-type="float" office:value="13.8977098102823" calcext:value-type="float">
            <text:p>13.8977098103</text:p>
          </table:table-cell>
          <table:table-cell office:value-type="float" office:value="14.5271067350391" calcext:value-type="float">
            <text:p>14.527106735</text:p>
          </table:table-cell>
          <table:table-cell office:value-type="float" office:value="13.9880039492646" calcext:value-type="float">
            <text:p>13.9880039493</text:p>
          </table:table-cell>
          <table:table-cell office:value-type="float" office:value="13.4728279769248" calcext:value-type="float">
            <text:p>13.4728279769</text:p>
          </table:table-cell>
          <table:table-cell office:value-type="float" office:value="14.065544897255" calcext:value-type="float">
            <text:p>14.0655448973</text:p>
          </table:table-cell>
          <table:table-cell office:value-type="float" office:value="13.6763450280923" calcext:value-type="float">
            <text:p>13.6763450281</text:p>
          </table:table-cell>
          <table:table-cell office:value-type="float" office:value="13.74466577101" calcext:value-type="float">
            <text:p>13.744665771</text:p>
          </table:table-cell>
          <table:table-cell office:value-type="float" office:value="14.1728360298907" calcext:value-type="float">
            <text:p>14.1728360299</text:p>
          </table:table-cell>
          <table:table-cell office:value-type="float" office:value="13.939708382601" calcext:value-type="float">
            <text:p>13.9397083826</text:p>
          </table:table-cell>
          <table:table-cell office:value-type="float" office:value="13.6616525192319" calcext:value-type="float">
            <text:p>13.6616525192</text:p>
          </table:table-cell>
          <table:table-cell office:value-type="float" office:value="13.396771325186" calcext:value-type="float">
            <text:p>13.3967713252</text:p>
          </table:table-cell>
          <table:table-cell office:value-type="float" office:value="13.2035863790421" calcext:value-type="float">
            <text:p>13.203586379</text:p>
          </table:table-cell>
          <table:table-cell office:value-type="float" office:value="13.1757635054432" calcext:value-type="float">
            <text:p>13.1757635054</text:p>
          </table:table-cell>
          <table:table-cell office:value-type="float" office:value="13.0023560588499" calcext:value-type="float">
            <text:p>13.0023560589</text:p>
          </table:table-cell>
          <table:table-cell office:value-type="float" office:value="12.5104793929302" calcext:value-type="float">
            <text:p>12.5104793929</text:p>
          </table:table-cell>
          <table:table-cell office:value-type="float" office:value="12.0296627625956" calcext:value-type="float">
            <text:p>12.0296627626</text:p>
          </table:table-cell>
          <table:table-cell office:value-type="float" office:value="11.5841196973142" calcext:value-type="float">
            <text:p>11.5841196973</text:p>
          </table:table-cell>
          <table:table-cell office:value-type="float" office:value="11.6761820489371" calcext:value-type="float">
            <text:p>11.6761820489</text:p>
          </table:table-cell>
          <table:table-cell office:value-type="float" office:value="11.2978805786584" calcext:value-type="float">
            <text:p>11.2978805787</text:p>
          </table:table-cell>
          <table:table-cell office:value-type="float" office:value="10.9212845593698" calcext:value-type="float">
            <text:p>10.9212845594</text:p>
          </table:table-cell>
          <table:table-cell office:value-type="float" office:value="10.7726051840393" calcext:value-type="float">
            <text:p>10.772605184</text:p>
          </table:table-cell>
          <table:table-cell office:value-type="float" office:value="10.4359612720381" calcext:value-type="float">
            <text:p>10.435961272</text:p>
          </table:table-cell>
          <table:table-cell office:value-type="float" office:value="10.1410969732144" calcext:value-type="float">
            <text:p>10.1410969732</text:p>
          </table:table-cell>
          <table:table-cell office:value-type="float" office:value="9.84310138589131" calcext:value-type="float">
            <text:p>9.8431013859</text:p>
          </table:table-cell>
          <table:table-cell office:value-type="float" office:value="10.2580785359688" calcext:value-type="float">
            <text:p>10.258078536</text:p>
          </table:table-cell>
          <table:table-cell office:value-type="float" office:value="9.99272744916012" calcext:value-type="float">
            <text:p>9.9927274492</text:p>
          </table:table-cell>
          <table:table-cell office:value-type="float" office:value="9.73425881261868" calcext:value-type="float">
            <text:p>9.7342588126</text:p>
          </table:table-cell>
          <table:table-cell office:value-type="float" office:value="9.49120824691228" calcext:value-type="float">
            <text:p>9.4912082469</text:p>
          </table:table-cell>
          <table:table-cell office:value-type="float" office:value="9.26593212291081" calcext:value-type="float">
            <text:p>9.2659321229</text:p>
          </table:table-cell>
          <table:table-cell office:value-type="float" office:value="9.05057679591288" calcext:value-type="float">
            <text:p>9.0505767959</text:p>
          </table:table-cell>
          <table:table-cell office:value-type="float" office:value="8.83740204409692" calcext:value-type="float">
            <text:p>8.8374020441</text:p>
          </table:table-cell>
          <table:table-cell office:value-type="float" office:value="8.64378388616259" calcext:value-type="float">
            <text:p>8.6437838862</text:p>
          </table:table-cell>
          <table:table-cell office:value-type="float" office:value="8.45792191306564" calcext:value-type="float">
            <text:p>8.4579219131</text:p>
          </table:table-cell>
          <table:table-cell office:value-type="float" office:value="8.27275123257457" calcext:value-type="float">
            <text:p>8.2727512326</text:p>
          </table:table-cell>
          <table:table-cell office:value-type="float" office:value="8.10458874764746" calcext:value-type="float">
            <text:p>8.1045887476</text:p>
          </table:table-cell>
          <table:table-cell office:value-type="float" office:value="7.93773655524484" calcext:value-type="float">
            <text:p>7.9377365552</text:p>
          </table:table-cell>
          <table:table-cell office:value-type="float" office:value="7.77945146504337" calcext:value-type="float">
            <text:p>7.779451465</text:p>
          </table:table-cell>
          <table:table-cell office:value-type="float" office:value="7.630957039584" calcext:value-type="float">
            <text:p>7.6309570396</text:p>
          </table:table-cell>
          <table:table-cell office:value-type="float" office:value="7.48961994512014" calcext:value-type="float">
            <text:p>7.4896199451</text:p>
          </table:table-cell>
          <table:table-cell office:value-type="float" office:value="7.34603578564691" calcext:value-type="float">
            <text:p>7.3460357856</text:p>
          </table:table-cell>
          <table:table-cell office:value-type="float" office:value="7.21041523881318" calcext:value-type="float">
            <text:p>7.2104152388</text:p>
          </table:table-cell>
          <table:table-cell office:value-type="float" office:value="7.08531954981399" calcext:value-type="float">
            <text:p>7.0853195498</text:p>
          </table:table-cell>
          <table:table-cell office:value-type="float" office:value="6.95749110493935" calcext:value-type="float">
            <text:p>6.9574911049</text:p>
          </table:table-cell>
          <table:table-cell office:value-type="float" office:value="6.83660030479468" calcext:value-type="float">
            <text:p>6.8366003048</text:p>
          </table:table-cell>
          <table:table-cell office:value-type="float" office:value="6.72512465217759" calcext:value-type="float">
            <text:p>6.7251246522</text:p>
          </table:table-cell>
          <table:table-cell office:value-type="float" office:value="6.61057621145046" calcext:value-type="float">
            <text:p>6.6105762115</text:p>
          </table:table-cell>
          <table:table-cell office:value-type="float" office:value="6.50603485761789" calcext:value-type="float">
            <text:p>6.5060348576</text:p>
          </table:table-cell>
          <table:table-cell office:value-type="float" office:value="6.39921377337376" calcext:value-type="float">
            <text:p>6.3992137734</text:p>
          </table:table-cell>
          <table:table-cell office:value-type="float" office:value="6.30270912316158" calcext:value-type="float">
            <text:p>6.3027091232</text:p>
          </table:table-cell>
          <table:table-cell office:value-type="float" office:value="6.20283750396653" calcext:value-type="float">
            <text:p>6.202837504</text:p>
          </table:table-cell>
          <table:table-cell office:value-type="float" office:value="6.11183556198337" calcext:value-type="float">
            <text:p>6.111835562</text:p>
          </table:table-cell>
          <table:table-cell office:value-type="float" office:value="6.02463562406194" calcext:value-type="float">
            <text:p>6.0246356241</text:p>
          </table:table-cell>
          <table:table-cell office:value-type="float" office:value="5.9339336613222" calcext:value-type="float">
            <text:p>5.9339336613</text:p>
          </table:table-cell>
          <table:table-cell office:value-type="float" office:value="5.84792513375665" calcext:value-type="float">
            <text:p>5.8479251338</text:p>
          </table:table-cell>
          <table:table-cell office:value-type="float" office:value="5.76273262356745" calcext:value-type="float">
            <text:p>5.7627326236</text:p>
          </table:table-cell>
          <table:table-cell office:value-type="float" office:value="5.68610696882938" calcext:value-type="float">
            <text:p>5.6861069688</text:p>
          </table:table-cell>
          <table:table-cell office:value-type="float" office:value="5.60764847522188" calcext:value-type="float">
            <text:p>5.6076484752</text:p>
          </table:table-cell>
          <table:table-cell office:value-type="float" office:value="5.58517476123232" calcext:value-type="float">
            <text:p>5.5851747612</text:p>
          </table:table-cell>
          <table:table-cell office:value-type="float" office:value="5.50872892369937" calcext:value-type="float">
            <text:p>5.5087289237</text:p>
          </table:table-cell>
          <table:table-cell office:value-type="float" office:value="5.43616690903405" calcext:value-type="float">
            <text:p>5.436166909</text:p>
          </table:table-cell>
          <table:table-cell office:value-type="float" office:value="5.3639731775189" calcext:value-type="float">
            <text:p>5.3639731775</text:p>
          </table:table-cell>
          <table:table-cell office:value-type="float" office:value="5.53712925951668" calcext:value-type="float">
            <text:p>5.5371292595</text:p>
          </table:table-cell>
          <table:table-cell office:value-type="float" office:value="5.55382417306263" calcext:value-type="float">
            <text:p>5.5538241731</text:p>
          </table:table-cell>
          <table:table-cell office:value-type="float" office:value="5.48830546005983" calcext:value-type="float">
            <text:p>5.4883054601</text:p>
          </table:table-cell>
          <table:table-cell office:value-type="float" office:value="5.54706629762549" calcext:value-type="float">
            <text:p>5.5470662976</text:p>
          </table:table-cell>
          <table:table-cell office:value-type="float" office:value="5.4756781863997" calcext:value-type="float">
            <text:p>5.4756781864</text:p>
          </table:table-cell>
          <table:table-cell office:value-type="float" office:value="5.40859680698488" calcext:value-type="float">
            <text:p>5.408596807</text:p>
          </table:table-cell>
          <table:table-cell office:value-type="float" office:value="5.3408144100295" calcext:value-type="float">
            <text:p>5.34081441</text:p>
          </table:table-cell>
          <table:table-cell office:value-type="float" office:value="5.46415494419824" calcext:value-type="float">
            <text:p>5.4641549442</text:p>
          </table:table-cell>
          <table:table-cell office:value-type="float" office:value="5.40467100003145" calcext:value-type="float">
            <text:p>5.404671</text:p>
          </table:table-cell>
          <table:table-cell office:value-type="float" office:value="5.34177891325895" calcext:value-type="float">
            <text:p>5.3417789133</text:p>
          </table:table-cell>
          <table:table-cell office:value-type="float" office:value="5.27971333413655" calcext:value-type="float">
            <text:p>5.2797133341</text:p>
          </table:table-cell>
          <table:table-cell office:value-type="float" office:value="5.21756702703207" calcext:value-type="float">
            <text:p>5.217567027</text:p>
          </table:table-cell>
          <table:table-cell office:value-type="float" office:value="5.15914851446572" calcext:value-type="float">
            <text:p>5.1591485145</text:p>
          </table:table-cell>
          <table:table-cell office:value-type="float" office:value="5.10675193677618" calcext:value-type="float">
            <text:p>5.1067519368</text:p>
          </table:table-cell>
          <table:table-cell office:value-type="float" office:value="5.05030600059532" calcext:value-type="float">
            <text:p>5.0503060006</text:p>
          </table:table-cell>
          <table:table-cell office:value-type="float" office:value="4.99582446003053" calcext:value-type="float">
            <text:p>4.99582446</text:p>
          </table:table-cell>
          <table:table-cell office:value-type="float" office:value="4.94192192554407" calcext:value-type="float">
            <text:p>4.9419219255</text:p>
          </table:table-cell>
          <table:table-cell office:value-type="float" office:value="4.89432099841273" calcext:value-type="float">
            <text:p>4.8943209984</text:p>
          </table:table-cell>
          <table:table-cell office:value-type="float" office:value="4.84338867589102" calcext:value-type="float">
            <text:p>4.8433886759</text:p>
          </table:table-cell>
          <table:table-cell office:value-type="float" office:value="4.79293826654301" calcext:value-type="float">
            <text:p>4.7929382665</text:p>
          </table:table-cell>
          <table:table-cell office:value-type="float" office:value="4.74421515463992" calcext:value-type="float">
            <text:p>4.7442151546</text:p>
          </table:table-cell>
          <table:table-cell office:value-type="float" office:value="4.69591608228059" calcext:value-type="float">
            <text:p>4.6959160823</text:p>
          </table:table-cell>
          <table:table-cell office:value-type="float" office:value="4.65346420279734" calcext:value-type="float">
            <text:p>4.6534642028</text:p>
          </table:table-cell>
          <table:table-cell office:value-type="float" office:value="4.60774786352009" calcext:value-type="float">
            <text:p>4.6077478635</text:p>
          </table:table-cell>
          <table:table-cell office:value-type="float" office:value="4.56237967145448" calcext:value-type="float">
            <text:p>4.5623796715</text:p>
          </table:table-cell>
          <table:table-cell office:value-type="float" office:value="4.51794690602941" calcext:value-type="float">
            <text:p>4.517946906</text:p>
          </table:table-cell>
          <table:table-cell office:value-type="float" office:value="4.47904376832355" calcext:value-type="float">
            <text:p>4.4790437683</text:p>
          </table:table-cell>
          <table:table-cell office:value-type="float" office:value="4.4388346122372" calcext:value-type="float">
            <text:p>4.4388346122</text:p>
          </table:table-cell>
          <table:table-cell office:value-type="float" office:value="4.39697028036705" calcext:value-type="float">
            <text:p>4.3969702804</text:p>
          </table:table-cell>
          <table:table-cell office:value-type="float" office:value="4.35650930701152" calcext:value-type="float">
            <text:p>4.356509307</text:p>
          </table:table-cell>
          <table:table-cell office:value-type="float" office:value="4.32071450410803" calcext:value-type="float">
            <text:p>4.3207145041</text:p>
          </table:table-cell>
          <table:table-cell office:value-type="float" office:value="4.28121631887613" calcext:value-type="float">
            <text:p>4.2812163189</text:p>
          </table:table-cell>
          <table:table-cell office:value-type="float" office:value="4.24303550784326" calcext:value-type="float">
            <text:p>4.2430355078</text:p>
          </table:table-cell>
          <table:table-cell office:value-type="float" office:value="4.20502946896116" calcext:value-type="float">
            <text:p>4.205029469</text:p>
          </table:table-cell>
          <table:table-cell office:value-type="float" office:value="4.17201446841299" calcext:value-type="float">
            <text:p>4.1720144684</text:p>
          </table:table-cell>
          <table:table-cell office:value-type="float" office:value="4.1359247254508" calcext:value-type="float">
            <text:p>4.1359247255</text:p>
          </table:table-cell>
          <table:table-cell office:value-type="float" office:value="4.09996617637461" calcext:value-type="float">
            <text:p>4.0999661764</text:p>
          </table:table-cell>
          <table:table-cell office:value-type="float" office:value="4.06466741718972" calcext:value-type="float">
            <text:p>4.0646674172</text:p>
          </table:table-cell>
          <table:table-cell office:value-type="float" office:value="4.03053782222853" calcext:value-type="float">
            <text:p>4.0305378222</text:p>
          </table:table-cell>
          <table:table-cell office:value-type="float" office:value="4.00058198068462" calcext:value-type="float">
            <text:p>4.0005819807</text:p>
          </table:table-cell>
          <table:table-cell office:value-type="float" office:value="3.96711608286799" calcext:value-type="float">
            <text:p>3.9671160829</text:p>
          </table:table-cell>
          <table:table-cell office:value-type="float" office:value="3.93475586949269" calcext:value-type="float">
            <text:p>3.9347558695</text:p>
          </table:table-cell>
          <table:table-cell office:value-type="float" office:value="3.90245451471839" calcext:value-type="float">
            <text:p>3.9024545147</text:p>
          </table:table-cell>
          <table:table-cell office:value-type="float" office:value="3.8712193621683" calcext:value-type="float">
            <text:p>3.8712193622</text:p>
          </table:table-cell>
          <table:table-cell office:value-type="float" office:value="3.84392815569146" calcext:value-type="float">
            <text:p>3.8439281557</text:p>
          </table:table-cell>
          <table:table-cell office:value-type="float" office:value="3.81323134602933" calcext:value-type="float">
            <text:p>3.813231346</text:p>
          </table:table-cell>
          <table:table-cell office:value-type="float" office:value="3.78354643607534" calcext:value-type="float">
            <text:p>3.7835464361</text:p>
          </table:table-cell>
          <table:table-cell office:value-type="float" office:value="3.75387294858918" calcext:value-type="float">
            <text:p>3.7538729486</text:p>
          </table:table-cell>
          <table:table-cell office:value-type="float" office:value="3.77375526705758" calcext:value-type="float">
            <text:p>3.7737552671</text:p>
          </table:table-cell>
          <table:table-cell office:value-type="float" office:value="3.74513259519312" calcext:value-type="float">
            <text:p>3.7451325952</text:p>
          </table:table-cell>
          <table:table-cell office:value-type="float" office:value="3.72021707728871" calcext:value-type="float">
            <text:p>3.7202170773</text:p>
          </table:table-cell>
          <table:table-cell office:value-type="float" office:value="3.69202345410118" calcext:value-type="float">
            <text:p>3.6920234541</text:p>
          </table:table-cell>
          <table:table-cell office:value-type="float" office:value="3.66322947337831" calcext:value-type="float">
            <text:p>3.6632294734</text:p>
          </table:table-cell>
          <table:table-cell office:value-type="float" office:value="3.63640693336295" calcext:value-type="float">
            <text:p>3.6364069334</text:p>
          </table:table-cell>
          <table:table-cell office:value-type="float" office:value="3.6095497467904" calcext:value-type="float">
            <text:p>3.6095497468</text:p>
          </table:table-cell>
          <table:table-cell office:value-type="float" office:value="3.58668273627123" calcext:value-type="float">
            <text:p>3.5866827363</text:p>
          </table:table-cell>
          <table:table-cell office:value-type="float" office:value="3.56108687092113" calcext:value-type="float">
            <text:p>3.5610868709</text:p>
          </table:table-cell>
          <table:table-cell office:value-type="float" office:value="3.53543814653587" calcext:value-type="float">
            <text:p>3.5354381465</text:p>
          </table:table-cell>
          <table:table-cell office:value-type="float" office:value="3.51063025288142" calcext:value-type="float">
            <text:p>3.5106302529</text:p>
          </table:table-cell>
          <table:table-cell office:value-type="float" office:value="3.48575827709777" calcext:value-type="float">
            <text:p>3.4857582771</text:p>
          </table:table-cell>
          <table:table-cell office:value-type="float" office:value="3.4646952553838" calcext:value-type="float">
            <text:p>3.4646952554</text:p>
          </table:table-cell>
          <table:table-cell office:value-type="float" office:value="3.44097883971519" calcext:value-type="float">
            <text:p>3.4409788397</text:p>
          </table:table-cell>
          <table:table-cell office:value-type="float" office:value="3.41718348587569" calcext:value-type="float">
            <text:p>3.4171834859</text:p>
          </table:table-cell>
          <table:table-cell office:value-type="float" office:value="3.39277153297636" calcext:value-type="float">
            <text:p>3.392771533</text:p>
          </table:table-cell>
          <table:table-cell office:value-type="float" office:value="3.37010712443578" calcext:value-type="float">
            <text:p>3.3701071244</text:p>
          </table:table-cell>
          <table:table-cell office:value-type="float" office:value="3.35065699513957" calcext:value-type="float">
            <text:p>3.3506569951</text:p>
          </table:table-cell>
          <table:table-cell office:value-type="float" office:value="3.32725781288831" calcext:value-type="float">
            <text:p>3.3272578129</text:p>
          </table:table-cell>
          <table:table-cell office:value-type="float" office:value="3.30555388597155" calcext:value-type="float">
            <text:p>3.305553886</text:p>
          </table:table-cell>
          <table:table-cell office:value-type="float" office:value="3.28374565410905" calcext:value-type="float">
            <text:p>3.2837456541</text:p>
          </table:table-cell>
          <table:table-cell office:value-type="float" office:value="3.26131887531725" calcext:value-type="float">
            <text:p>3.2613188753</text:p>
          </table:table-cell>
          <table:table-cell office:value-type="float" office:value="3.24053784078303" calcext:value-type="float">
            <text:p>3.2405378408</text:p>
          </table:table-cell>
          <table:table-cell office:value-type="float" office:value="3.22280987973458" calcext:value-type="float">
            <text:p>3.2228098797</text:p>
          </table:table-cell>
          <table:table-cell office:value-type="float" office:value="3.20127349060077" calcext:value-type="float">
            <text:p>3.2012734906</text:p>
          </table:table-cell>
          <table:table-cell office:value-type="float" office:value="3.25437158964542" calcext:value-type="float">
            <text:p>3.2543715896</text:p>
          </table:table-cell>
          <table:table-cell office:value-type="float" office:value="3.23420748267154" calcext:value-type="float">
            <text:p>3.2342074827</text:p>
          </table:table-cell>
          <table:table-cell office:value-type="float" office:value="3.21392308772291" calcext:value-type="float">
            <text:p>3.2139230877</text:p>
          </table:table-cell>
          <table:table-cell office:value-type="float" office:value="3.19430476936977" calcext:value-type="float">
            <text:p>3.1943047694</text:p>
          </table:table-cell>
          <table:table-cell office:value-type="float" office:value="3.17760097501732" calcext:value-type="float">
            <text:p>3.177600975</text:p>
          </table:table-cell>
          <table:table-cell office:value-type="float" office:value="3.15809964468535" calcext:value-type="float">
            <text:p>3.1580996447</text:p>
          </table:table-cell>
          <table:table-cell office:value-type="float" office:value="3.13799017580972" calcext:value-type="float">
            <text:p>3.1379901758</text:p>
          </table:table-cell>
          <table:table-cell office:value-type="float" office:value="3.1193876876232" calcext:value-type="float">
            <text:p>3.1193876876</text:p>
          </table:table-cell>
          <table:table-cell office:value-type="float" office:value="3.09979410694896" calcext:value-type="float">
            <text:p>3.0997941069</text:p>
          </table:table-cell>
          <table:table-cell office:value-type="float" office:value="3.08424634918212" calcext:value-type="float">
            <text:p>3.0842463492</text:p>
          </table:table-cell>
          <table:table-cell office:value-type="float" office:value="3.06635064351939" calcext:value-type="float">
            <text:p>3.0663506435</text:p>
          </table:table-cell>
          <table:table-cell office:value-type="float" office:value="3.04831250750466" calcext:value-type="float">
            <text:p>3.0483125075</text:p>
          </table:table-cell>
          <table:table-cell office:value-type="float" office:value="3.05488017257745" calcext:value-type="float">
            <text:p>3.0548801726</text:p>
          </table:table-cell>
          <table:table-cell office:value-type="float" office:value="3.03631491733623" calcext:value-type="float">
            <text:p>3.0363149173</text:p>
          </table:table-cell>
          <table:table-cell office:value-type="float" office:value="3.01917087365146" calcext:value-type="float">
            <text:p>3.0191708737</text:p>
          </table:table-cell>
          <table:table-cell office:value-type="float" office:value="3.06914537358855" calcext:value-type="float">
            <text:p>3.0691453736</text:p>
          </table:table-cell>
          <table:table-cell office:value-type="float" office:value="3.05083745104741" calcext:value-type="float">
            <text:p>3.050837451</text:p>
          </table:table-cell>
          <table:table-cell office:value-type="float" office:value="3.03392124438328" calcext:value-type="float">
            <text:p>3.0339212444</text:p>
          </table:table-cell>
          <table:table-cell office:value-type="float" office:value="3.01685670561542" calcext:value-type="float">
            <text:p>3.0168567056</text:p>
          </table:table-cell>
          <table:table-cell office:value-type="float" office:value="2.99920251743768" calcext:value-type="float">
            <text:p>2.9992025174</text:p>
          </table:table-cell>
          <table:table-cell office:value-type="float" office:value="2.98290681715902" calcext:value-type="float">
            <text:p>2.9829068172</text:p>
          </table:table-cell>
          <table:table-cell office:value-type="float" office:value="2.96918713398851" calcext:value-type="float">
            <text:p>2.969187134</text:p>
          </table:table-cell>
          <table:table-cell office:value-type="float" office:value="2.95213553345244" calcext:value-type="float">
            <text:p>2.9521355335</text:p>
          </table:table-cell>
          <table:table-cell office:value-type="float" office:value="2.93641098844057" calcext:value-type="float">
            <text:p>2.9364109884</text:p>
          </table:table-cell>
          <table:table-cell office:value-type="float" office:value="2.92052927504875" calcext:value-type="float">
            <text:p>2.920529275</text:p>
          </table:table-cell>
          <table:table-cell office:value-type="float" office:value="2.90406480781002" calcext:value-type="float">
            <text:p>2.9040648078</text:p>
          </table:table-cell>
          <table:table-cell office:value-type="float" office:value="2.88889724736352" calcext:value-type="float">
            <text:p>2.8888972474</text:p>
          </table:table-cell>
          <table:table-cell office:value-type="float" office:value="2.87620272505824" calcext:value-type="float">
            <text:p>2.8762027251</text:p>
          </table:table-cell>
          <table:table-cell office:value-type="float" office:value="2.8602799916444" calcext:value-type="float">
            <text:p>2.8602799916</text:p>
          </table:table-cell>
          <table:table-cell office:value-type="float" office:value="2.84562557773529" calcext:value-type="float">
            <text:p>2.8456255777</text:p>
          </table:table-cell>
          <table:table-cell office:value-type="float" office:value="2.83005954497375" calcext:value-type="float">
            <text:p>2.830059545</text:p>
          </table:table-cell>
          <table:table-cell office:value-type="float" office:value="2.81467039894813" calcext:value-type="float">
            <text:p>2.8146703989</text:p>
          </table:table-cell>
          <table:table-cell office:value-type="float" office:value="2.80052204625045" calcext:value-type="float">
            <text:p>2.8005220463</text:p>
          </table:table-cell>
          <table:table-cell office:value-type="float" office:value="2.7887519190853" calcext:value-type="float">
            <text:p>2.7887519191</text:p>
          </table:table-cell>
          <table:table-cell office:value-type="float" office:value="2.77458236325367" calcext:value-type="float">
            <text:p>2.7745823633</text:p>
          </table:table-cell>
          <table:table-cell office:value-type="float" office:value="2.76089252774369" calcext:value-type="float">
            <text:p>2.7608925277</text:p>
          </table:table-cell>
          <table:table-cell office:value-type="float" office:value="2.74631063446591" calcext:value-type="float">
            <text:p>2.7463106345</text:p>
          </table:table-cell>
          <table:table-cell office:value-type="float" office:value="2.7318889817736" calcext:value-type="float">
            <text:p>2.7318889818</text:p>
          </table:table-cell>
          <table:table-cell office:value-type="float" office:value="2.71865686696313" calcext:value-type="float">
            <text:p>2.718656867</text:p>
          </table:table-cell>
          <table:table-cell office:value-type="float" office:value="2.70771546774515" calcext:value-type="float">
            <text:p>2.7077154677</text:p>
          </table:table-cell>
          <table:table-cell office:value-type="float" office:value="2.69373630221391" calcext:value-type="float">
            <text:p>2.6937363022</text:p>
          </table:table-cell>
          <table:table-cell office:value-type="float" office:value="2.67990745029053" calcext:value-type="float">
            <text:p>2.6799074503</text:p>
          </table:table-cell>
          <table:table-cell office:value-type="float" office:value="2.66723635147324" calcext:value-type="float">
            <text:p>2.6672363515</text:p>
          </table:table-cell>
          <table:table-cell office:value-type="float" office:value="2.65369557218065" calcext:value-type="float">
            <text:p>2.6536955722</text:p>
          </table:table-cell>
          <table:table-cell office:value-type="float" office:value="2.6412972462509" calcext:value-type="float">
            <text:p>2.6412972463</text:p>
          </table:table-cell>
          <table:table-cell office:value-type="float" office:value="2.63110852080145" calcext:value-type="float">
            <text:p>2.6311085208</text:p>
          </table:table-cell>
          <table:table-cell office:value-type="float" office:value="2.61796957485204" calcext:value-type="float">
            <text:p>2.6179695749</text:p>
          </table:table-cell>
          <table:table-cell office:value-type="float" office:value="2.60496749292294" calcext:value-type="float">
            <text:p>2.6049674929</text:p>
          </table:table-cell>
          <table:table-cell office:value-type="float" office:value="2.59307860421069" calcext:value-type="float">
            <text:p>2.5930786042</text:p>
          </table:table-cell>
          <table:table-cell office:value-type="float" office:value="2.58033886833571" calcext:value-type="float">
            <text:p>2.5803388683</text:p>
          </table:table-cell>
          <table:table-cell office:value-type="float" office:value="2.56772979641843" calcext:value-type="float">
            <text:p>2.5677297964</text:p>
          </table:table-cell>
          <table:table-cell office:value-type="float" office:value="2.55621286874006" calcext:value-type="float">
            <text:p>2.5562128687</text:p>
          </table:table-cell>
          <table:table-cell office:value-type="float" office:value="2.54681807961374" calcext:value-type="float">
            <text:p>2.5468180796</text:p>
          </table:table-cell>
          <table:table-cell office:value-type="float" office:value="2.53456935115339" calcext:value-type="float">
            <text:p>2.5345693512</text:p>
          </table:table-cell>
          <table:table-cell office:value-type="float" office:value="2.52339268090367" calcext:value-type="float">
            <text:p>2.5233926809</text:p>
          </table:table-cell>
          <table:table-cell office:value-type="float" office:value="2.51203772462526" calcext:value-type="float">
            <text:p>2.512037724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2545636959024" calcext:value-type="float">
            <text:p>19.2545636959</text:p>
          </table:table-cell>
          <table:table-cell office:value-type="string" calcext:value-type="string">
            <text:p><text:s/>global min</text:p>
          </table:table-cell>
          <table:table-cell office:value-type="float" office:value="-29.4215704945689" calcext:value-type="float">
            <text:p>-29.4215704946</text:p>
          </table:table-cell>
          <table:table-cell office:value-type="string" calcext:value-type="string">
            <text:p><text:s/>range</text:p>
          </table:table-cell>
          <table:table-cell office:value-type="float" office:value="48.6761341904713" calcext:value-type="float">
            <text:p>48.6761341905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7.84886733972431" calcext:value-type="float">
            <text:p>7.8488673397</text:p>
          </table:table-cell>
          <table:table-cell office:value-type="float" office:value="4.71398212960623" calcext:value-type="float">
            <text:p>4.7139821296</text:p>
          </table:table-cell>
          <table:table-cell office:value-type="float" office:value="4.51950939117164" calcext:value-type="float">
            <text:p>4.5195093912</text:p>
          </table:table-cell>
          <table:table-cell office:value-type="float" office:value="10.2265938036404" calcext:value-type="float">
            <text:p>10.2265938036</text:p>
          </table:table-cell>
          <table:table-cell office:value-type="float" office:value="12.9959887829014" calcext:value-type="float">
            <text:p>12.9959887829</text:p>
          </table:table-cell>
          <table:table-cell office:value-type="float" office:value="16.3015059423747" calcext:value-type="float">
            <text:p>16.3015059424</text:p>
          </table:table-cell>
          <table:table-cell office:value-type="float" office:value="15.0805374597047" calcext:value-type="float">
            <text:p>15.0805374597</text:p>
          </table:table-cell>
          <table:table-cell office:value-type="float" office:value="15.7898236864068" calcext:value-type="float">
            <text:p>15.7898236864</text:p>
          </table:table-cell>
          <table:table-cell office:value-type="float" office:value="15.5691274529798" calcext:value-type="float">
            <text:p>15.569127453</text:p>
          </table:table-cell>
          <table:table-cell office:value-type="float" office:value="17.5430021020306" calcext:value-type="float">
            <text:p>17.543002102</text:p>
          </table:table-cell>
          <table:table-cell office:value-type="float" office:value="17.2655831808418" calcext:value-type="float">
            <text:p>17.2655831808</text:p>
          </table:table-cell>
          <table:table-cell office:value-type="float" office:value="17.5216941295264" calcext:value-type="float">
            <text:p>17.5216941295</text:p>
          </table:table-cell>
          <table:table-cell office:value-type="float" office:value="17.8226741565201" calcext:value-type="float">
            <text:p>17.8226741565</text:p>
          </table:table-cell>
          <table:table-cell office:value-type="float" office:value="18.6449046086077" calcext:value-type="float">
            <text:p>18.6449046086</text:p>
          </table:table-cell>
          <table:table-cell office:value-type="float" office:value="18.7230354207104" calcext:value-type="float">
            <text:p>18.7230354207</text:p>
          </table:table-cell>
          <table:table-cell office:value-type="float" office:value="17.8870915217838" calcext:value-type="float">
            <text:p>17.8870915218</text:p>
          </table:table-cell>
          <table:table-cell office:value-type="float" office:value="17.8601588149748" calcext:value-type="float">
            <text:p>17.860158815</text:p>
          </table:table-cell>
          <table:table-cell office:value-type="float" office:value="16.8700885149166" calcext:value-type="float">
            <text:p>16.8700885149</text:p>
          </table:table-cell>
          <table:table-cell office:value-type="float" office:value="17.4284132673475" calcext:value-type="float">
            <text:p>17.4284132673</text:p>
          </table:table-cell>
          <table:table-cell office:value-type="float" office:value="17.1864729397016" calcext:value-type="float">
            <text:p>17.1864729397</text:p>
          </table:table-cell>
          <table:table-cell office:value-type="float" office:value="17.1262272121036" calcext:value-type="float">
            <text:p>17.1262272121</text:p>
          </table:table-cell>
          <table:table-cell office:value-type="float" office:value="16.3479457432308" calcext:value-type="float">
            <text:p>16.3479457432</text:p>
          </table:table-cell>
          <table:table-cell office:value-type="float" office:value="15.9526229171301" calcext:value-type="float">
            <text:p>15.9526229171</text:p>
          </table:table-cell>
          <table:table-cell office:value-type="float" office:value="15.303831152384" calcext:value-type="float">
            <text:p>15.3038311524</text:p>
          </table:table-cell>
          <table:table-cell office:value-type="float" office:value="14.710819114065" calcext:value-type="float">
            <text:p>14.7108191141</text:p>
          </table:table-cell>
          <table:table-cell office:value-type="float" office:value="14.7220344964213" calcext:value-type="float">
            <text:p>14.7220344964</text:p>
          </table:table-cell>
          <table:table-cell office:value-type="float" office:value="14.235259030609" calcext:value-type="float">
            <text:p>14.2352590306</text:p>
          </table:table-cell>
          <table:table-cell office:value-type="float" office:value="13.7348251651482" calcext:value-type="float">
            <text:p>13.7348251651</text:p>
          </table:table-cell>
          <table:table-cell office:value-type="float" office:value="13.2637455675274" calcext:value-type="float">
            <text:p>13.2637455675</text:p>
          </table:table-cell>
          <table:table-cell office:value-type="float" office:value="12.8343113741737" calcext:value-type="float">
            <text:p>12.8343113742</text:p>
          </table:table-cell>
          <table:table-cell office:value-type="float" office:value="12.4426049965416" calcext:value-type="float">
            <text:p>12.4426049965</text:p>
          </table:table-cell>
          <table:table-cell office:value-type="float" office:value="12.0630195380776" calcext:value-type="float">
            <text:p>12.0630195381</text:p>
          </table:table-cell>
          <table:table-cell office:value-type="float" office:value="11.7009621142896" calcext:value-type="float">
            <text:p>11.7009621143</text:p>
          </table:table-cell>
          <table:table-cell office:value-type="float" office:value="11.4249379258501" calcext:value-type="float">
            <text:p>11.4249379259</text:p>
          </table:table-cell>
          <table:table-cell office:value-type="float" office:value="11.1093888355949" calcext:value-type="float">
            <text:p>11.1093888356</text:p>
          </table:table-cell>
          <table:table-cell office:value-type="float" office:value="10.8013110654475" calcext:value-type="float">
            <text:p>10.8013110654</text:p>
          </table:table-cell>
          <table:table-cell office:value-type="float" office:value="10.5223169878519" calcext:value-type="float">
            <text:p>10.5223169879</text:p>
          </table:table-cell>
          <table:table-cell office:value-type="float" office:value="10.2473485627542" calcext:value-type="float">
            <text:p>10.2473485628</text:p>
          </table:table-cell>
          <table:table-cell office:value-type="float" office:value="9.98648108253344" calcext:value-type="float">
            <text:p>9.9864810825</text:p>
          </table:table-cell>
          <table:table-cell office:value-type="float" office:value="9.75157498503937" calcext:value-type="float">
            <text:p>9.751574985</text:p>
          </table:table-cell>
          <table:table-cell office:value-type="float" office:value="9.51779254892278" calcext:value-type="float">
            <text:p>9.5177925489</text:p>
          </table:table-cell>
          <table:table-cell office:value-type="float" office:value="9.2982229721792" calcext:value-type="float">
            <text:p>9.2982229722</text:p>
          </table:table-cell>
          <table:table-cell office:value-type="float" office:value="9.09086012545931" calcext:value-type="float">
            <text:p>9.0908601255</text:p>
          </table:table-cell>
          <table:table-cell office:value-type="float" office:value="8.92829602397184" calcext:value-type="float">
            <text:p>8.928296024</text:p>
          </table:table-cell>
          <table:table-cell office:value-type="float" office:value="8.73026630523338" calcext:value-type="float">
            <text:p>8.7302663052</text:p>
          </table:table-cell>
          <table:table-cell office:value-type="float" office:value="8.55088073760676" calcext:value-type="float">
            <text:p>8.5508807376</text:p>
          </table:table-cell>
          <table:table-cell office:value-type="float" office:value="8.36934261787659" calcext:value-type="float">
            <text:p>8.3693426179</text:p>
          </table:table-cell>
          <table:table-cell office:value-type="float" office:value="8.6945944140127" calcext:value-type="float">
            <text:p>8.694594414</text:p>
          </table:table-cell>
          <table:table-cell office:value-type="float" office:value="8.51753308128363" calcext:value-type="float">
            <text:p>8.5175330813</text:p>
          </table:table-cell>
          <table:table-cell office:value-type="float" office:value="8.35898716331338" calcext:value-type="float">
            <text:p>8.3589871633</text:p>
          </table:table-cell>
          <table:table-cell office:value-type="float" office:value="8.19652696078062" calcext:value-type="float">
            <text:p>8.1965269608</text:p>
          </table:table-cell>
          <table:table-cell office:value-type="float" office:value="8.03969793436848" calcext:value-type="float">
            <text:p>8.0396979344</text:p>
          </table:table-cell>
          <table:table-cell office:value-type="float" office:value="7.8970343921051" calcext:value-type="float">
            <text:p>7.8970343921</text:p>
          </table:table-cell>
          <table:table-cell office:value-type="float" office:value="7.75387625714498" calcext:value-type="float">
            <text:p>7.7538762571</text:p>
          </table:table-cell>
          <table:table-cell office:value-type="float" office:value="7.61298447962413" calcext:value-type="float">
            <text:p>7.6129844796</text:p>
          </table:table-cell>
          <table:table-cell office:value-type="float" office:value="7.50220693610346" calcext:value-type="float">
            <text:p>7.5022069361</text:p>
          </table:table-cell>
          <table:table-cell office:value-type="float" office:value="7.37898453712637" calcext:value-type="float">
            <text:p>7.3789845371</text:p>
          </table:table-cell>
          <table:table-cell office:value-type="float" office:value="7.2517606657966" calcext:value-type="float">
            <text:p>7.2517606658</text:p>
          </table:table-cell>
          <table:table-cell office:value-type="float" office:value="7.12893130694408" calcext:value-type="float">
            <text:p>7.1289313069</text:p>
          </table:table-cell>
          <table:table-cell office:value-type="float" office:value="7.01995307154119" calcext:value-type="float">
            <text:p>7.0199530715</text:p>
          </table:table-cell>
          <table:table-cell office:value-type="float" office:value="6.90607706764942" calcext:value-type="float">
            <text:p>6.9060770676</text:p>
          </table:table-cell>
          <table:table-cell office:value-type="float" office:value="6.79476660677601" calcext:value-type="float">
            <text:p>6.7947666068</text:p>
          </table:table-cell>
          <table:table-cell office:value-type="float" office:value="6.69450888594479" calcext:value-type="float">
            <text:p>6.6945088859</text:p>
          </table:table-cell>
          <table:table-cell office:value-type="float" office:value="6.59731785561512" calcext:value-type="float">
            <text:p>6.5973178556</text:p>
          </table:table-cell>
          <table:table-cell office:value-type="float" office:value="6.49582065783643" calcext:value-type="float">
            <text:p>6.4958206578</text:p>
          </table:table-cell>
          <table:table-cell office:value-type="float" office:value="6.42399954404393" calcext:value-type="float">
            <text:p>6.423999544</text:p>
          </table:table-cell>
          <table:table-cell office:value-type="float" office:value="6.33380133841518" calcext:value-type="float">
            <text:p>6.3338013384</text:p>
          </table:table-cell>
          <table:table-cell office:value-type="float" office:value="6.24072820834287" calcext:value-type="float">
            <text:p>6.2407282083</text:p>
          </table:table-cell>
          <table:table-cell office:value-type="float" office:value="6.15028287199008" calcext:value-type="float">
            <text:p>6.150282872</text:p>
          </table:table-cell>
          <table:table-cell office:value-type="float" office:value="6.07085364785837" calcext:value-type="float">
            <text:p>6.0708536479</text:p>
          </table:table-cell>
          <table:table-cell office:value-type="float" office:value="6.28521523407521" calcext:value-type="float">
            <text:p>6.2852152341</text:p>
          </table:table-cell>
          <table:table-cell office:value-type="float" office:value="6.19849582231513" calcext:value-type="float">
            <text:p>6.1984958223</text:p>
          </table:table-cell>
          <table:table-cell office:value-type="float" office:value="6.113839565986" calcext:value-type="float">
            <text:p>6.113839566</text:p>
          </table:table-cell>
          <table:table-cell office:value-type="float" office:value="6.03128536230373" calcext:value-type="float">
            <text:p>6.0312853623</text:p>
          </table:table-cell>
          <table:table-cell office:value-type="float" office:value="5.95873805324329" calcext:value-type="float">
            <text:p>5.9587380532</text:p>
          </table:table-cell>
          <table:table-cell office:value-type="float" office:value="5.88252433023033" calcext:value-type="float">
            <text:p>5.8825243302</text:p>
          </table:table-cell>
          <table:table-cell office:value-type="float" office:value="5.80618031161566" calcext:value-type="float">
            <text:p>5.8061803116</text:p>
          </table:table-cell>
          <table:table-cell office:value-type="float" office:value="5.73663467381576" calcext:value-type="float">
            <text:p>5.7366346738</text:p>
          </table:table-cell>
          <table:table-cell office:value-type="float" office:value="5.6677642390294" calcext:value-type="float">
            <text:p>5.667764239</text:p>
          </table:table-cell>
          <table:table-cell office:value-type="float" office:value="5.59691718604153" calcext:value-type="float">
            <text:p>5.596917186</text:p>
          </table:table-cell>
          <table:table-cell office:value-type="float" office:value="5.53367478800208" calcext:value-type="float">
            <text:p>5.533674788</text:p>
          </table:table-cell>
          <table:table-cell office:value-type="float" office:value="5.47202668320216" calcext:value-type="float">
            <text:p>5.4720266832</text:p>
          </table:table-cell>
          <table:table-cell office:value-type="float" office:value="5.40609865087443" calcext:value-type="float">
            <text:p>5.4060986509</text:p>
          </table:table-cell>
          <table:table-cell office:value-type="float" office:value="5.34174033360211" calcext:value-type="float">
            <text:p>5.3417403336</text:p>
          </table:table-cell>
          <table:table-cell office:value-type="float" office:value="5.29007376595125" calcext:value-type="float">
            <text:p>5.290073766</text:p>
          </table:table-cell>
          <table:table-cell office:value-type="float" office:value="5.23542450335613" calcext:value-type="float">
            <text:p>5.2354245034</text:p>
          </table:table-cell>
          <table:table-cell office:value-type="float" office:value="5.1752472102141" calcext:value-type="float">
            <text:p>5.1752472102</text:p>
          </table:table-cell>
          <table:table-cell office:value-type="float" office:value="5.11643758282531" calcext:value-type="float">
            <text:p>5.1164375828</text:p>
          </table:table-cell>
          <table:table-cell office:value-type="float" office:value="5.05894952009693" calcext:value-type="float">
            <text:p>5.0589495201</text:p>
          </table:table-cell>
          <table:table-cell office:value-type="float" office:value="5.00929716079331" calcext:value-type="float">
            <text:p>5.0092971608</text:p>
          </table:table-cell>
          <table:table-cell office:value-type="float" office:value="4.9550578165444" calcext:value-type="float">
            <text:p>4.9550578165</text:p>
          </table:table-cell>
          <table:table-cell office:value-type="float" office:value="4.92847559781783" calcext:value-type="float">
            <text:p>4.9284755978</text:p>
          </table:table-cell>
          <table:table-cell office:value-type="float" office:value="4.87548123655097" calcext:value-type="float">
            <text:p>4.8754812366</text:p>
          </table:table-cell>
          <table:table-cell office:value-type="float" office:value="4.82361441488554" calcext:value-type="float">
            <text:p>4.8236144149</text:p>
          </table:table-cell>
          <table:table-cell office:value-type="float" office:value="4.77288199890675" calcext:value-type="float">
            <text:p>4.7728819989</text:p>
          </table:table-cell>
          <table:table-cell office:value-type="float" office:value="4.729312782072" calcext:value-type="float">
            <text:p>4.7293127821</text:p>
          </table:table-cell>
          <table:table-cell office:value-type="float" office:value="4.68131488570159" calcext:value-type="float">
            <text:p>4.6813148857</text:p>
          </table:table-cell>
          <table:table-cell office:value-type="float" office:value="5.11360159722632" calcext:value-type="float">
            <text:p>5.1136015972</text:p>
          </table:table-cell>
          <table:table-cell office:value-type="float" office:value="5.06236741530837" calcext:value-type="float">
            <text:p>5.0623674153</text:p>
          </table:table-cell>
          <table:table-cell office:value-type="float" office:value="5.01213267529456" calcext:value-type="float">
            <text:p>5.0121326753</text:p>
          </table:table-cell>
          <table:table-cell office:value-type="float" office:value="4.96415606568034" calcext:value-type="float">
            <text:p>4.9641560657</text:p>
          </table:table-cell>
          <table:table-cell office:value-type="float" office:value="4.9201793414522" calcext:value-type="float">
            <text:p>4.9201793415</text:p>
          </table:table-cell>
          <table:table-cell office:value-type="float" office:value="4.87402706730469" calcext:value-type="float">
            <text:p>4.8740270673</text:p>
          </table:table-cell>
          <table:table-cell office:value-type="float" office:value="4.82732448666465" calcext:value-type="float">
            <text:p>4.8273244867</text:p>
          </table:table-cell>
          <table:table-cell office:value-type="float" office:value="4.7835203063512" calcext:value-type="float">
            <text:p>4.7835203064</text:p>
          </table:table-cell>
          <table:table-cell office:value-type="float" office:value="4.73943843236791" calcext:value-type="float">
            <text:p>4.7394384324</text:p>
          </table:table-cell>
          <table:table-cell office:value-type="float" office:value="4.70066085059597" calcext:value-type="float">
            <text:p>4.7006608506</text:p>
          </table:table-cell>
          <table:table-cell office:value-type="float" office:value="4.65867783442618" calcext:value-type="float">
            <text:p>4.6586778344</text:p>
          </table:table-cell>
          <table:table-cell office:value-type="float" office:value="4.61597468821035" calcext:value-type="float">
            <text:p>4.6159746882</text:p>
          </table:table-cell>
          <table:table-cell office:value-type="float" office:value="4.57404796283481" calcext:value-type="float">
            <text:p>4.5740479628</text:p>
          </table:table-cell>
          <table:table-cell office:value-type="float" office:value="4.53553879561994" calcext:value-type="float">
            <text:p>4.5355387956</text:p>
          </table:table-cell>
          <table:table-cell office:value-type="float" office:value="4.49539017614054" calcext:value-type="float">
            <text:p>4.4953901761</text:p>
          </table:table-cell>
          <table:table-cell office:value-type="float" office:value="4.46083130009302" calcext:value-type="float">
            <text:p>4.4608313001</text:p>
          </table:table-cell>
          <table:table-cell office:value-type="float" office:value="4.42432866063592" calcext:value-type="float">
            <text:p>4.4243286606</text:p>
          </table:table-cell>
          <table:table-cell office:value-type="float" office:value="4.38589132355996" calcext:value-type="float">
            <text:p>4.3858913236</text:p>
          </table:table-cell>
          <table:table-cell office:value-type="float" office:value="4.53604103230097" calcext:value-type="float">
            <text:p>4.5360410323</text:p>
          </table:table-cell>
          <table:table-cell office:value-type="float" office:value="4.49741639681755" calcext:value-type="float">
            <text:p>4.4974163968</text:p>
          </table:table-cell>
          <table:table-cell office:value-type="float" office:value="4.46253677110913" calcext:value-type="float">
            <text:p>4.4625367711</text:p>
          </table:table-cell>
          <table:table-cell office:value-type="float" office:value="4.42536329751937" calcext:value-type="float">
            <text:p>4.4253632975</text:p>
          </table:table-cell>
          <table:table-cell office:value-type="float" office:value="4.3934039132298" calcext:value-type="float">
            <text:p>4.3934039132</text:p>
          </table:table-cell>
          <table:table-cell office:value-type="float" office:value="4.3595702478476" calcext:value-type="float">
            <text:p>4.3595702478</text:p>
          </table:table-cell>
          <table:table-cell office:value-type="float" office:value="4.32386913841361" calcext:value-type="float">
            <text:p>4.3238691384</text:p>
          </table:table-cell>
          <table:table-cell office:value-type="float" office:value="4.28874853482407" calcext:value-type="float">
            <text:p>4.2887485348</text:p>
          </table:table-cell>
          <table:table-cell office:value-type="float" office:value="4.25723943827891" calcext:value-type="float">
            <text:p>4.2572394383</text:p>
          </table:table-cell>
          <table:table-cell office:value-type="float" office:value="4.2234926700841" calcext:value-type="float">
            <text:p>4.2234926701</text:p>
          </table:table-cell>
          <table:table-cell office:value-type="float" office:value="4.2396455248209" calcext:value-type="float">
            <text:p>4.2396455248</text:p>
          </table:table-cell>
          <table:table-cell office:value-type="float" office:value="4.2109100260646" calcext:value-type="float">
            <text:p>4.2109100261</text:p>
          </table:table-cell>
          <table:table-cell office:value-type="float" office:value="4.178043814118" calcext:value-type="float">
            <text:p>4.1780438141</text:p>
          </table:table-cell>
          <table:table-cell office:value-type="float" office:value="4.14861417651417" calcext:value-type="float">
            <text:p>4.1486141765</text:p>
          </table:table-cell>
          <table:table-cell office:value-type="float" office:value="4.11683221116207" calcext:value-type="float">
            <text:p>4.1168322112</text:p>
          </table:table-cell>
          <table:table-cell office:value-type="float" office:value="4.08553546665504" calcext:value-type="float">
            <text:p>4.0855354667</text:p>
          </table:table-cell>
          <table:table-cell office:value-type="float" office:value="4.05747550526541" calcext:value-type="float">
            <text:p>4.0574755053</text:p>
          </table:table-cell>
          <table:table-cell office:value-type="float" office:value="4.02726060232302" calcext:value-type="float">
            <text:p>4.0272606023</text:p>
          </table:table-cell>
          <table:table-cell office:value-type="float" office:value="4.00255594135019" calcext:value-type="float">
            <text:p>4.0025559414</text:p>
          </table:table-cell>
          <table:table-cell office:value-type="float" office:value="3.97293726694685" calcext:value-type="float">
            <text:p>3.9729372669</text:p>
          </table:table-cell>
          <table:table-cell office:value-type="float" office:value="3.9465305264783" calcext:value-type="float">
            <text:p>3.9465305265</text:p>
          </table:table-cell>
          <table:table-cell office:value-type="float" office:value="3.91784752030504" calcext:value-type="float">
            <text:p>3.9178475203</text:p>
          </table:table-cell>
          <table:table-cell office:value-type="float" office:value="3.88948655926587" calcext:value-type="float">
            <text:p>3.8894865593</text:p>
          </table:table-cell>
          <table:table-cell office:value-type="float" office:value="3.86491674909019" calcext:value-type="float">
            <text:p>3.8649167491</text:p>
          </table:table-cell>
          <table:table-cell office:value-type="float" office:value="3.83743133431627" calcext:value-type="float">
            <text:p>3.8374313343</text:p>
          </table:table-cell>
          <table:table-cell office:value-type="float" office:value="3.8152994527393" calcext:value-type="float">
            <text:p>3.8152994527</text:p>
          </table:table-cell>
          <table:table-cell office:value-type="float" office:value="3.78845956150099" calcext:value-type="float">
            <text:p>3.7884595615</text:p>
          </table:table-cell>
          <table:table-cell office:value-type="float" office:value="3.76199505335693" calcext:value-type="float">
            <text:p>3.7619950534</text:p>
          </table:table-cell>
          <table:table-cell office:value-type="float" office:value="3.73916371927005" calcext:value-type="float">
            <text:p>3.7391637193</text:p>
          </table:table-cell>
          <table:table-cell office:value-type="float" office:value="3.71349333969399" calcext:value-type="float">
            <text:p>3.7134933397</text:p>
          </table:table-cell>
          <table:table-cell office:value-type="float" office:value="3.68808609008581" calcext:value-type="float">
            <text:p>3.6880860901</text:p>
          </table:table-cell>
          <table:table-cell office:value-type="float" office:value="3.66787350465641" calcext:value-type="float">
            <text:p>3.6678735047</text:p>
          </table:table-cell>
          <table:table-cell office:value-type="float" office:value="3.6462951900631" calcext:value-type="float">
            <text:p>3.6462951901</text:p>
          </table:table-cell>
          <table:table-cell office:value-type="float" office:value="3.62185049010898" calcext:value-type="float">
            <text:p>3.6218504901</text:p>
          </table:table-cell>
          <table:table-cell office:value-type="float" office:value="3.59773171948759" calcext:value-type="float">
            <text:p>3.5977317195</text:p>
          </table:table-cell>
          <table:table-cell office:value-type="float" office:value="3.57393240278172" calcext:value-type="float">
            <text:p>3.5739324028</text:p>
          </table:table-cell>
          <table:table-cell office:value-type="float" office:value="3.5535399721374" calcext:value-type="float">
            <text:p>3.5535399721</text:p>
          </table:table-cell>
          <table:table-cell office:value-type="float" office:value="3.53042506173612" calcext:value-type="float">
            <text:p>3.5304250617</text:p>
          </table:table-cell>
          <table:table-cell office:value-type="float" office:value="3.50761034497641" calcext:value-type="float">
            <text:p>3.507610345</text:p>
          </table:table-cell>
          <table:table-cell office:value-type="float" office:value="3.48960534940859" calcext:value-type="float">
            <text:p>3.4896053494</text:p>
          </table:table-cell>
          <table:table-cell office:value-type="float" office:value="3.46723608434827" calcext:value-type="float">
            <text:p>3.4672360843</text:p>
          </table:table-cell>
          <table:table-cell office:value-type="float" office:value="3.44817268855526" calcext:value-type="float">
            <text:p>3.4481726886</text:p>
          </table:table-cell>
          <table:table-cell office:value-type="float" office:value="3.42637434810175" calcext:value-type="float">
            <text:p>3.4263743481</text:p>
          </table:table-cell>
          <table:table-cell office:value-type="float" office:value="3.40485020060992" calcext:value-type="float">
            <text:p>3.4048502006</text:p>
          </table:table-cell>
          <table:table-cell office:value-type="float" office:value="3.38359510496174" calcext:value-type="float">
            <text:p>3.383595105</text:p>
          </table:table-cell>
          <table:table-cell office:value-type="float" office:value="3.36552484309766" calcext:value-type="float">
            <text:p>3.3655248431</text:p>
          </table:table-cell>
          <table:table-cell office:value-type="float" office:value="3.348393437787" calcext:value-type="float">
            <text:p>3.3483934378</text:p>
          </table:table-cell>
          <table:table-cell office:value-type="float" office:value="3.32787590072635" calcext:value-type="float">
            <text:p>3.3278759007</text:p>
          </table:table-cell>
          <table:table-cell office:value-type="float" office:value="3.30758397450241" calcext:value-type="float">
            <text:p>3.3075839745</text:p>
          </table:table-cell>
          <table:table-cell office:value-type="float" office:value="3.35100919613402" calcext:value-type="float">
            <text:p>3.3510091961</text:p>
          </table:table-cell>
          <table:table-cell office:value-type="float" office:value="3.33084670035551" calcext:value-type="float">
            <text:p>3.3308467004</text:p>
          </table:table-cell>
          <table:table-cell office:value-type="float" office:value="3.31435997577593" calcext:value-type="float">
            <text:p>3.3143599758</text:p>
          </table:table-cell>
          <table:table-cell office:value-type="float" office:value="3.294732587115" calcext:value-type="float">
            <text:p>3.2947325871</text:p>
          </table:table-cell>
          <table:table-cell office:value-type="float" office:value="3.27872965572835" calcext:value-type="float">
            <text:p>3.2787296557</text:p>
          </table:table-cell>
          <table:table-cell office:value-type="float" office:value="3.25944301069466" calcext:value-type="float">
            <text:p>3.2594430107</text:p>
          </table:table-cell>
          <table:table-cell office:value-type="float" office:value="3.24038194045668" calcext:value-type="float">
            <text:p>3.2403819405</text:p>
          </table:table-cell>
          <table:table-cell office:value-type="float" office:value="3.22429996955196" calcext:value-type="float">
            <text:p>3.2242999696</text:p>
          </table:table-cell>
          <table:table-cell office:value-type="float" office:value="3.2056857205771" calcext:value-type="float">
            <text:p>3.2056857206</text:p>
          </table:table-cell>
          <table:table-cell office:value-type="float" office:value="3.187285428487" calcext:value-type="float">
            <text:p>3.1872854285</text:p>
          </table:table-cell>
          <table:table-cell office:value-type="float" office:value="3.17244515279719" calcext:value-type="float">
            <text:p>3.1724451528</text:p>
          </table:table-cell>
          <table:table-cell office:value-type="float" office:value="3.15441989624721" calcext:value-type="float">
            <text:p>3.1544198962</text:p>
          </table:table-cell>
          <table:table-cell office:value-type="float" office:value="3.13927787957263" calcext:value-type="float">
            <text:p>3.1392778796</text:p>
          </table:table-cell>
          <table:table-cell office:value-type="float" office:value="3.12166415495087" calcext:value-type="float">
            <text:p>3.121664155</text:p>
          </table:table-cell>
          <table:table-cell office:value-type="float" office:value="3.10424723172154" calcext:value-type="float">
            <text:p>3.1042472317</text:p>
          </table:table-cell>
          <table:table-cell office:value-type="float" office:value="3.08702382986142" calcext:value-type="float">
            <text:p>3.0870238299</text:p>
          </table:table-cell>
          <table:table-cell office:value-type="float" office:value="3.07258879734752" calcext:value-type="float">
            <text:p>3.0725887973</text:p>
          </table:table-cell>
          <table:table-cell office:value-type="float" office:value="3.05894950276194" calcext:value-type="float">
            <text:p>3.0589495028</text:p>
          </table:table-cell>
          <table:table-cell office:value-type="float" office:value="3.04225598032554" calcext:value-type="float">
            <text:p>3.0422559803</text:p>
          </table:table-cell>
          <table:table-cell office:value-type="float" office:value="3.02572198043246" calcext:value-type="float">
            <text:p>3.0257219804</text:p>
          </table:table-cell>
          <table:table-cell office:value-type="float" office:value="3.0093885367377" calcext:value-type="float">
            <text:p>3.0093885367</text:p>
          </table:table-cell>
          <table:table-cell office:value-type="float" office:value="2.99575893678129" calcext:value-type="float">
            <text:p>2.9957589368</text:p>
          </table:table-cell>
          <table:table-cell office:value-type="float" office:value="2.97982952364738" calcext:value-type="float">
            <text:p>2.9798295236</text:p>
          </table:table-cell>
          <table:table-cell office:value-type="float" office:value="2.96711892608953" calcext:value-type="float">
            <text:p>2.9671189261</text:p>
          </table:table-cell>
          <table:table-cell office:value-type="float" office:value="2.95141988415254" calcext:value-type="float">
            <text:p>2.9514198842</text:p>
          </table:table-cell>
          <table:table-cell office:value-type="float" office:value="2.93588609528858" calcext:value-type="float">
            <text:p>2.9358860953</text:p>
          </table:table-cell>
          <table:table-cell office:value-type="float" office:value="2.92299812067894" calcext:value-type="float">
            <text:p>2.9229981207</text:p>
          </table:table-cell>
          <table:table-cell office:value-type="float" office:value="2.90779518722176" calcext:value-type="float">
            <text:p>2.9077951872</text:p>
          </table:table-cell>
          <table:table-cell office:value-type="float" office:value="2.89274979711646" calcext:value-type="float">
            <text:p>2.8927497971</text:p>
          </table:table-cell>
          <table:table-cell office:value-type="float" office:value="2.87785951412566" calcext:value-type="float">
            <text:p>2.8778595141</text:p>
          </table:table-cell>
          <table:table-cell office:value-type="float" office:value="2.86612811755461" calcext:value-type="float">
            <text:p>2.8661281176</text:p>
          </table:table-cell>
          <table:table-cell office:value-type="float" office:value="2.85392482585712" calcext:value-type="float">
            <text:p>2.8539248259</text:p>
          </table:table-cell>
          <table:table-cell office:value-type="float" office:value="2.83945837951723" calcext:value-type="float">
            <text:p>2.8394583795</text:p>
          </table:table-cell>
          <table:table-cell office:value-type="float" office:value="2.82513805889796" calcext:value-type="float">
            <text:p>2.8251380589</text:p>
          </table:table-cell>
          <table:table-cell office:value-type="float" office:value="2.81096166109898" calcext:value-type="float">
            <text:p>2.8109616611</text:p>
          </table:table-cell>
          <table:table-cell office:value-type="float" office:value="2.79927826751771" calcext:value-type="float">
            <text:p>2.799278267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2.4719683864445" calcext:value-type="float">
            <text:p>32.4719683864</text:p>
          </table:table-cell>
          <table:table-cell office:value-type="string" calcext:value-type="string">
            <text:p><text:s/>global min</text:p>
          </table:table-cell>
          <table:table-cell office:value-type="float" office:value="-35.0320316055329" calcext:value-type="float">
            <text:p>-35.0320316055</text:p>
          </table:table-cell>
          <table:table-cell office:value-type="string" calcext:value-type="string">
            <text:p><text:s/>range</text:p>
          </table:table-cell>
          <table:table-cell office:value-type="float" office:value="67.5039999919774" calcext:value-type="float">
            <text:p>67.503999992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2.713840920569" calcext:value-type="float">
            <text:p>12.7138409206</text:p>
          </table:table-cell>
          <table:table-cell office:value-type="float" office:value="29.7600412561969" calcext:value-type="float">
            <text:p>29.7600412562</text:p>
          </table:table-cell>
          <table:table-cell office:value-type="float" office:value="19.8631378382278" calcext:value-type="float">
            <text:p>19.8631378382</text:p>
          </table:table-cell>
          <table:table-cell office:value-type="float" office:value="17.4541572007329" calcext:value-type="float">
            <text:p>17.4541572007</text:p>
          </table:table-cell>
          <table:table-cell office:value-type="float" office:value="14.1457595993842" calcext:value-type="float">
            <text:p>14.1457595994</text:p>
          </table:table-cell>
          <table:table-cell office:value-type="float" office:value="11.7924140353724" calcext:value-type="float">
            <text:p>11.7924140354</text:p>
          </table:table-cell>
          <table:table-cell office:value-type="float" office:value="10.1881704741447" calcext:value-type="float">
            <text:p>10.1881704741</text:p>
          </table:table-cell>
          <table:table-cell office:value-type="float" office:value="8.94194217762731" calcext:value-type="float">
            <text:p>8.9419421776</text:p>
          </table:table-cell>
          <table:table-cell office:value-type="float" office:value="11.4643884768839" calcext:value-type="float">
            <text:p>11.4643884769</text:p>
          </table:table-cell>
          <table:table-cell office:value-type="float" office:value="10.688423667712" calcext:value-type="float">
            <text:p>10.6884236677</text:p>
          </table:table-cell>
          <table:table-cell office:value-type="float" office:value="11.6694403977025" calcext:value-type="float">
            <text:p>11.6694403977</text:p>
          </table:table-cell>
          <table:table-cell office:value-type="float" office:value="11.1010552066932" calcext:value-type="float">
            <text:p>11.1010552067</text:p>
          </table:table-cell>
          <table:table-cell office:value-type="float" office:value="12.9895553040544" calcext:value-type="float">
            <text:p>12.9895553041</text:p>
          </table:table-cell>
          <table:table-cell office:value-type="float" office:value="13.3572912767601" calcext:value-type="float">
            <text:p>13.3572912768</text:p>
          </table:table-cell>
          <table:table-cell office:value-type="float" office:value="14.1952691027533" calcext:value-type="float">
            <text:p>14.1952691028</text:p>
          </table:table-cell>
          <table:table-cell office:value-type="float" office:value="14.7054155357174" calcext:value-type="float">
            <text:p>14.7054155357</text:p>
          </table:table-cell>
          <table:table-cell office:value-type="float" office:value="16.6284615875177" calcext:value-type="float">
            <text:p>16.6284615875</text:p>
          </table:table-cell>
          <table:table-cell office:value-type="float" office:value="17.9808267924117" calcext:value-type="float">
            <text:p>17.9808267924</text:p>
          </table:table-cell>
          <table:table-cell office:value-type="float" office:value="20.3480504458668" calcext:value-type="float">
            <text:p>20.3480504459</text:p>
          </table:table-cell>
          <table:table-cell office:value-type="float" office:value="19.366994121165" calcext:value-type="float">
            <text:p>19.3669941212</text:p>
          </table:table-cell>
          <table:table-cell office:value-type="float" office:value="19.6522522217872" calcext:value-type="float">
            <text:p>19.6522522218</text:p>
          </table:table-cell>
          <table:table-cell office:value-type="float" office:value="18.7688927617971" calcext:value-type="float">
            <text:p>18.7688927618</text:p>
          </table:table-cell>
          <table:table-cell office:value-type="float" office:value="17.9710953529869" calcext:value-type="float">
            <text:p>17.971095353</text:p>
          </table:table-cell>
          <table:table-cell office:value-type="float" office:value="17.2357942460363" calcext:value-type="float">
            <text:p>17.235794246</text:p>
          </table:table-cell>
          <table:table-cell office:value-type="float" office:value="16.568870840466" calcext:value-type="float">
            <text:p>16.5688708405</text:p>
          </table:table-cell>
          <table:table-cell office:value-type="float" office:value="15.9400044274483" calcext:value-type="float">
            <text:p>15.9400044274</text:p>
          </table:table-cell>
          <table:table-cell office:value-type="float" office:value="15.3651728693636" calcext:value-type="float">
            <text:p>15.3651728694</text:p>
          </table:table-cell>
          <table:table-cell office:value-type="float" office:value="14.9895887706574" calcext:value-type="float">
            <text:p>14.9895887707</text:p>
          </table:table-cell>
          <table:table-cell office:value-type="float" office:value="14.4802355062211" calcext:value-type="float">
            <text:p>14.4802355062</text:p>
          </table:table-cell>
          <table:table-cell office:value-type="float" office:value="14.0115460679858" calcext:value-type="float">
            <text:p>14.011546068</text:p>
          </table:table-cell>
          <table:table-cell office:value-type="float" office:value="13.5666040690832" calcext:value-type="float">
            <text:p>13.5666040691</text:p>
          </table:table-cell>
          <table:table-cell office:value-type="float" office:value="14.5459162828254" calcext:value-type="float">
            <text:p>14.5459162828</text:p>
          </table:table-cell>
          <table:table-cell office:value-type="float" office:value="14.1178446487749" calcext:value-type="float">
            <text:p>14.1178446488</text:p>
          </table:table-cell>
          <table:table-cell office:value-type="float" office:value="13.7090358091641" calcext:value-type="float">
            <text:p>13.7090358092</text:p>
          </table:table-cell>
          <table:table-cell office:value-type="float" office:value="13.3293362820212" calcext:value-type="float">
            <text:p>13.329336282</text:p>
          </table:table-cell>
          <table:table-cell office:value-type="float" office:value="12.9651420547985" calcext:value-type="float">
            <text:p>12.9651420548</text:p>
          </table:table-cell>
          <table:table-cell office:value-type="float" office:value="14.3838713511288" calcext:value-type="float">
            <text:p>14.3838713511</text:p>
          </table:table-cell>
          <table:table-cell office:value-type="float" office:value="15.1044324155267" calcext:value-type="float">
            <text:p>15.1044324155</text:p>
          </table:table-cell>
          <table:table-cell office:value-type="float" office:value="14.7278970294661" calcext:value-type="float">
            <text:p>14.7278970295</text:p>
          </table:table-cell>
          <table:table-cell office:value-type="float" office:value="14.3651582062796" calcext:value-type="float">
            <text:p>14.3651582063</text:p>
          </table:table-cell>
          <table:table-cell office:value-type="float" office:value="14.0220429069293" calcext:value-type="float">
            <text:p>14.0220429069</text:p>
          </table:table-cell>
          <table:table-cell office:value-type="float" office:value="13.693383411574" calcext:value-type="float">
            <text:p>13.6933834116</text:p>
          </table:table-cell>
          <table:table-cell office:value-type="float" office:value="13.497868325424" calcext:value-type="float">
            <text:p>13.4978683254</text:p>
          </table:table-cell>
          <table:table-cell office:value-type="float" office:value="13.1978583846852" calcext:value-type="float">
            <text:p>13.1978583847</text:p>
          </table:table-cell>
          <table:table-cell office:value-type="float" office:value="12.9117697269405" calcext:value-type="float">
            <text:p>12.9117697269</text:p>
          </table:table-cell>
          <table:table-cell office:value-type="float" office:value="12.6375449705487" calcext:value-type="float">
            <text:p>12.6375449705</text:p>
          </table:table-cell>
          <table:table-cell office:value-type="float" office:value="12.3733066541967" calcext:value-type="float">
            <text:p>12.3733066542</text:p>
          </table:table-cell>
          <table:table-cell office:value-type="float" office:value="12.1217259100035" calcext:value-type="float">
            <text:p>12.12172591</text:p>
          </table:table-cell>
          <table:table-cell office:value-type="float" office:value="11.8787997506566" calcext:value-type="float">
            <text:p>11.8787997507</text:p>
          </table:table-cell>
          <table:table-cell office:value-type="float" office:value="11.6471723743018" calcext:value-type="float">
            <text:p>11.6471723743</text:p>
          </table:table-cell>
          <table:table-cell office:value-type="float" office:value="11.423077702296" calcext:value-type="float">
            <text:p>11.4230777023</text:p>
          </table:table-cell>
          <table:table-cell office:value-type="float" office:value="11.209122956731" calcext:value-type="float">
            <text:p>11.2091229567</text:p>
          </table:table-cell>
          <table:table-cell office:value-type="float" office:value="11.0001495012331" calcext:value-type="float">
            <text:p>11.0001495012</text:p>
          </table:table-cell>
          <table:table-cell office:value-type="float" office:value="10.8019510092273" calcext:value-type="float">
            <text:p>10.8019510092</text:p>
          </table:table-cell>
          <table:table-cell office:value-type="float" office:value="10.6095217927323" calcext:value-type="float">
            <text:p>10.6095217927</text:p>
          </table:table-cell>
          <table:table-cell office:value-type="float" office:value="10.4253773130928" calcext:value-type="float">
            <text:p>10.4253773131</text:p>
          </table:table-cell>
          <table:table-cell office:value-type="float" office:value="10.2463065550036" calcext:value-type="float">
            <text:p>10.246306555</text:p>
          </table:table-cell>
          <table:table-cell office:value-type="float" office:value="10.0730305349818" calcext:value-type="float">
            <text:p>10.073030535</text:p>
          </table:table-cell>
          <table:table-cell office:value-type="float" office:value="9.90600195137199" calcext:value-type="float">
            <text:p>9.9060019514</text:p>
          </table:table-cell>
          <table:table-cell office:value-type="float" office:value="9.74585910106443" calcext:value-type="float">
            <text:p>9.7458591011</text:p>
          </table:table-cell>
          <table:table-cell office:value-type="float" office:value="9.58638622409151" calcext:value-type="float">
            <text:p>9.5863862241</text:p>
          </table:table-cell>
          <table:table-cell office:value-type="float" office:value="9.43699078154445" calcext:value-type="float">
            <text:p>9.4369907815</text:p>
          </table:table-cell>
          <table:table-cell office:value-type="float" office:value="9.29191840299483" calcext:value-type="float">
            <text:p>9.291918403</text:p>
          </table:table-cell>
          <table:table-cell office:value-type="float" office:value="9.14677236023125" calcext:value-type="float">
            <text:p>9.1467723602</text:p>
          </table:table-cell>
          <table:table-cell office:value-type="float" office:value="9.01250743713787" calcext:value-type="float">
            <text:p>9.0125074371</text:p>
          </table:table-cell>
          <table:table-cell office:value-type="float" office:value="8.88086139697175" calcext:value-type="float">
            <text:p>8.880861397</text:p>
          </table:table-cell>
          <table:table-cell office:value-type="float" office:value="8.7485800866545" calcext:value-type="float">
            <text:p>8.7485800867</text:p>
          </table:table-cell>
          <table:table-cell office:value-type="float" office:value="8.62468727341214" calcext:value-type="float">
            <text:p>8.6246872734</text:p>
          </table:table-cell>
          <table:table-cell office:value-type="float" office:value="8.50400239891223" calcext:value-type="float">
            <text:p>8.5040023989</text:p>
          </table:table-cell>
          <table:table-cell office:value-type="float" office:value="8.38277398758086" calcext:value-type="float">
            <text:p>8.3827739876</text:p>
          </table:table-cell>
          <table:table-cell office:value-type="float" office:value="8.33299996107395" calcext:value-type="float">
            <text:p>8.3329999611</text:p>
          </table:table-cell>
          <table:table-cell office:value-type="float" office:value="8.22176202808922" calcext:value-type="float">
            <text:p>8.2217620281</text:p>
          </table:table-cell>
          <table:table-cell office:value-type="float" office:value="8.11320954733346" calcext:value-type="float">
            <text:p>8.1132095473</text:p>
          </table:table-cell>
          <table:table-cell office:value-type="float" office:value="8.0035715804776" calcext:value-type="float">
            <text:p>8.0035715805</text:p>
          </table:table-cell>
          <table:table-cell office:value-type="float" office:value="7.90117554322021" calcext:value-type="float">
            <text:p>7.9011755432</text:p>
          </table:table-cell>
          <table:table-cell office:value-type="float" office:value="7.80112627203203" calcext:value-type="float">
            <text:p>7.801126272</text:p>
          </table:table-cell>
          <table:table-cell office:value-type="float" office:value="7.69981294382382" calcext:value-type="float">
            <text:p>7.6998129438</text:p>
          </table:table-cell>
          <table:table-cell office:value-type="float" office:value="7.60647626966149" calcext:value-type="float">
            <text:p>7.6064762697</text:p>
          </table:table-cell>
          <table:table-cell office:value-type="float" office:value="7.51429136480721" calcext:value-type="float">
            <text:p>7.5142913648</text:p>
          </table:table-cell>
          <table:table-cell office:value-type="float" office:value="7.42036272274712" calcext:value-type="float">
            <text:p>7.4203627227</text:p>
          </table:table-cell>
          <table:table-cell office:value-type="float" office:value="7.32897569661094" calcext:value-type="float">
            <text:p>7.3289756966</text:p>
          </table:table-cell>
          <table:table-cell office:value-type="float" office:value="7.24354756355683" calcext:value-type="float">
            <text:p>7.2435475636</text:p>
          </table:table-cell>
          <table:table-cell office:value-type="float" office:value="7.16133075386532" calcext:value-type="float">
            <text:p>7.1613307539</text:p>
          </table:table-cell>
          <table:table-cell office:value-type="float" office:value="7.07610743139223" calcext:value-type="float">
            <text:p>7.0761074314</text:p>
          </table:table-cell>
          <table:table-cell office:value-type="float" office:value="6.9930710334431" calcext:value-type="float">
            <text:p>6.9930710334</text:p>
          </table:table-cell>
          <table:table-cell office:value-type="float" office:value="6.91699156549908" calcext:value-type="float">
            <text:p>6.9169915655</text:p>
          </table:table-cell>
          <table:table-cell office:value-type="float" office:value="6.84230835623083" calcext:value-type="float">
            <text:p>6.8423083562</text:p>
          </table:table-cell>
          <table:table-cell office:value-type="float" office:value="6.76455485218275" calcext:value-type="float">
            <text:p>6.7645548522</text:p>
          </table:table-cell>
          <table:table-cell office:value-type="float" office:value="6.68857751301357" calcext:value-type="float">
            <text:p>6.688577513</text:p>
          </table:table-cell>
          <table:table-cell office:value-type="float" office:value="6.61892167797077" calcext:value-type="float">
            <text:p>6.618921678</text:p>
          </table:table-cell>
          <table:table-cell office:value-type="float" office:value="6.54974527256641" calcext:value-type="float">
            <text:p>6.5497452726</text:p>
          </table:table-cell>
          <table:table-cell office:value-type="float" office:value="6.47855238916895" calcext:value-type="float">
            <text:p>6.4785523892</text:p>
          </table:table-cell>
          <table:table-cell office:value-type="float" office:value="6.40889053552197" calcext:value-type="float">
            <text:p>6.4088905355</text:p>
          </table:table-cell>
          <table:table-cell office:value-type="float" office:value="6.3455006020617" calcext:value-type="float">
            <text:p>6.3455006021</text:p>
          </table:table-cell>
          <table:table-cell office:value-type="float" office:value="6.28183671080756" calcext:value-type="float">
            <text:p>6.2818367108</text:p>
          </table:table-cell>
          <table:table-cell office:value-type="float" office:value="6.21640091173665" calcext:value-type="float">
            <text:p>6.2164009117</text:p>
          </table:table-cell>
          <table:table-cell office:value-type="float" office:value="6.15250001167459" calcext:value-type="float">
            <text:p>6.1525000117</text:p>
          </table:table-cell>
          <table:table-cell office:value-type="float" office:value="6.09302418284295" calcext:value-type="float">
            <text:p>6.0930241828</text:p>
          </table:table-cell>
          <table:table-cell office:value-type="float" office:value="6.03571638664414" calcext:value-type="float">
            <text:p>6.0357163866</text:p>
          </table:table-cell>
          <table:table-cell office:value-type="float" office:value="5.9753592227777" calcext:value-type="float">
            <text:p>5.9753592228</text:p>
          </table:table-cell>
          <table:table-cell office:value-type="float" office:value="5.9162227123158" calcext:value-type="float">
            <text:p>5.9162227123</text:p>
          </table:table-cell>
          <table:table-cell office:value-type="float" office:value="5.86233378728488" calcext:value-type="float">
            <text:p>5.8623337873</text:p>
          </table:table-cell>
          <table:table-cell office:value-type="float" office:value="5.80856228241972" calcext:value-type="float">
            <text:p>5.8085622824</text:p>
          </table:table-cell>
          <table:table-cell office:value-type="float" office:value="5.75271072201184" calcext:value-type="float">
            <text:p>5.752710722</text:p>
          </table:table-cell>
          <table:table-cell office:value-type="float" office:value="5.69792300084982" calcext:value-type="float">
            <text:p>5.6979230008</text:p>
          </table:table-cell>
          <table:table-cell office:value-type="float" office:value="5.64841652716498" calcext:value-type="float">
            <text:p>5.6484165272</text:p>
          </table:table-cell>
          <table:table-cell office:value-type="float" office:value="5.5984073160038" calcext:value-type="float">
            <text:p>5.598407316</text:p>
          </table:table-cell>
          <table:table-cell office:value-type="float" office:value="5.54657021122599" calcext:value-type="float">
            <text:p>5.5465702112</text:p>
          </table:table-cell>
          <table:table-cell office:value-type="float" office:value="5.49568424598538" calcext:value-type="float">
            <text:p>5.495684246</text:p>
          </table:table-cell>
          <table:table-cell office:value-type="float" office:value="5.45083901744714" calcext:value-type="float">
            <text:p>5.4508390174</text:p>
          </table:table-cell>
          <table:table-cell office:value-type="float" office:value="5.40465009644467" calcext:value-type="float">
            <text:p>5.4046500964</text:p>
          </table:table-cell>
          <table:table-cell office:value-type="float" office:value="5.35639429201213" calcext:value-type="float">
            <text:p>5.356394292</text:p>
          </table:table-cell>
          <table:table-cell office:value-type="float" office:value="5.3089925726138" calcext:value-type="float">
            <text:p>5.3089925726</text:p>
          </table:table-cell>
          <table:table-cell office:value-type="float" office:value="5.26242246232771" calcext:value-type="float">
            <text:p>5.2624224623</text:p>
          </table:table-cell>
          <table:table-cell office:value-type="float" office:value="5.22057736952709" calcext:value-type="float">
            <text:p>5.2205773695</text:p>
          </table:table-cell>
          <table:table-cell office:value-type="float" office:value="5.17813645197012" calcext:value-type="float">
            <text:p>5.178136452</text:p>
          </table:table-cell>
          <table:table-cell office:value-type="float" office:value="5.13387887545756" calcext:value-type="float">
            <text:p>5.1338788755</text:p>
          </table:table-cell>
          <table:table-cell office:value-type="float" office:value="5.09037142736046" calcext:value-type="float">
            <text:p>5.0903714274</text:p>
          </table:table-cell>
          <table:table-cell office:value-type="float" office:value="5.05112084695543" calcext:value-type="float">
            <text:p>5.051120847</text:p>
          </table:table-cell>
          <table:table-cell office:value-type="float" office:value="5.01172707978225" calcext:value-type="float">
            <text:p>5.0117270798</text:p>
          </table:table-cell>
          <table:table-cell office:value-type="float" office:value="4.97030784771793" calcext:value-type="float">
            <text:p>4.9703078477</text:p>
          </table:table-cell>
          <table:table-cell office:value-type="float" office:value="4.92956761945795" calcext:value-type="float">
            <text:p>4.9295676195</text:p>
          </table:table-cell>
          <table:table-cell office:value-type="float" office:value="4.89212291349629" calcext:value-type="float">
            <text:p>4.8921229135</text:p>
          </table:table-cell>
          <table:table-cell office:value-type="float" office:value="4.85506894591098" calcext:value-type="float">
            <text:p>4.8550689459</text:p>
          </table:table-cell>
          <table:table-cell office:value-type="float" office:value="4.81622839434369" calcext:value-type="float">
            <text:p>4.8162283943</text:p>
          </table:table-cell>
          <table:table-cell office:value-type="float" office:value="4.77800435946795" calcext:value-type="float">
            <text:p>4.7780043595</text:p>
          </table:table-cell>
          <table:table-cell office:value-type="float" office:value="4.74293242581996" calcext:value-type="float">
            <text:p>4.7429324258</text:p>
          </table:table-cell>
          <table:table-cell office:value-type="float" office:value="4.7091560190492" calcext:value-type="float">
            <text:p>4.709156019</text:p>
          </table:table-cell>
          <table:table-cell office:value-type="float" office:value="4.67265093363021" calcext:value-type="float">
            <text:p>4.6726509336</text:p>
          </table:table-cell>
          <table:table-cell office:value-type="float" office:value="4.63670746490998" calcext:value-type="float">
            <text:p>4.6367074649</text:p>
          </table:table-cell>
          <table:table-cell office:value-type="float" office:value="4.60378503224787" calcext:value-type="float">
            <text:p>4.6037850322</text:p>
          </table:table-cell>
          <table:table-cell office:value-type="float" office:value="4.56933725423468" calcext:value-type="float">
            <text:p>4.5693372542</text:p>
          </table:table-cell>
          <table:table-cell office:value-type="float" office:value="4.5351167756744" calcext:value-type="float">
            <text:p>4.5351167757</text:p>
          </table:table-cell>
          <table:table-cell office:value-type="float" office:value="4.50440360838699" calcext:value-type="float">
            <text:p>4.5044036084</text:p>
          </table:table-cell>
          <table:table-cell office:value-type="float" office:value="4.47265501945083" calcext:value-type="float">
            <text:p>4.4726550195</text:p>
          </table:table-cell>
          <table:table-cell office:value-type="float" office:value="4.43976785019016" calcext:value-type="float">
            <text:p>4.4397678502</text:p>
          </table:table-cell>
          <table:table-cell office:value-type="float" office:value="4.40736078559023" calcext:value-type="float">
            <text:p>4.4073607856</text:p>
          </table:table-cell>
          <table:table-cell office:value-type="float" office:value="4.37777026385533" calcext:value-type="float">
            <text:p>4.3777702639</text:p>
          </table:table-cell>
          <table:table-cell office:value-type="float" office:value="4.34929387605178" calcext:value-type="float">
            <text:p>4.3492938761</text:p>
          </table:table-cell>
          <table:table-cell office:value-type="float" office:value="4.31822749122284" calcext:value-type="float">
            <text:p>4.3182274912</text:p>
          </table:table-cell>
          <table:table-cell office:value-type="float" office:value="4.28760176433473" calcext:value-type="float">
            <text:p>4.2876017643</text:p>
          </table:table-cell>
          <table:table-cell office:value-type="float" office:value="4.25968815181247" calcext:value-type="float">
            <text:p>4.2596881518</text:p>
          </table:table-cell>
          <table:table-cell office:value-type="float" office:value="4.38511852856155" calcext:value-type="float">
            <text:p>4.3851185286</text:p>
          </table:table-cell>
          <table:table-cell office:value-type="float" office:value="4.35505991610284" calcext:value-type="float">
            <text:p>4.3550599161</text:p>
          </table:table-cell>
          <table:table-cell office:value-type="float" office:value="4.32514925189328" calcext:value-type="float">
            <text:p>4.3251492519</text:p>
          </table:table-cell>
          <table:table-cell office:value-type="float" office:value="4.29839858824443" calcext:value-type="float">
            <text:p>4.2983985882</text:p>
          </table:table-cell>
          <table:table-cell office:value-type="float" office:value="4.26917527584907" calcext:value-type="float">
            <text:p>4.2691752758</text:p>
          </table:table-cell>
          <table:table-cell office:value-type="float" office:value="4.24034687308067" calcext:value-type="float">
            <text:p>4.2403468731</text:p>
          </table:table-cell>
          <table:table-cell office:value-type="float" office:value="4.21406178524908" calcext:value-type="float">
            <text:p>4.2140617852</text:p>
          </table:table-cell>
          <table:table-cell office:value-type="float" office:value="4.18608813071886" calcext:value-type="float">
            <text:p>4.1860881307</text:p>
          </table:table-cell>
          <table:table-cell office:value-type="float" office:value="4.16114418521186" calcext:value-type="float">
            <text:p>4.1611441852</text:p>
          </table:table-cell>
          <table:table-cell office:value-type="float" office:value="4.13378515548103" calcext:value-type="float">
            <text:p>4.1337851555</text:p>
          </table:table-cell>
          <table:table-cell office:value-type="float" office:value="4.10678376012576" calcext:value-type="float">
            <text:p>4.1067837601</text:p>
          </table:table-cell>
          <table:table-cell office:value-type="float" office:value="4.08221937717802" calcext:value-type="float">
            <text:p>4.0822193772</text:p>
          </table:table-cell>
          <table:table-cell office:value-type="float" office:value="4.05624814464466" calcext:value-type="float">
            <text:p>4.0562481446</text:p>
          </table:table-cell>
          <table:table-cell office:value-type="float" office:value="4.03036202580538" calcext:value-type="float">
            <text:p>4.0303620258</text:p>
          </table:table-cell>
          <table:table-cell office:value-type="float" office:value="4.00736323811975" calcext:value-type="float">
            <text:p>4.0073632381</text:p>
          </table:table-cell>
          <table:table-cell office:value-type="float" office:value="3.98404998209478" calcext:value-type="float">
            <text:p>3.9840499821</text:p>
          </table:table-cell>
          <table:table-cell office:value-type="float" office:value="3.95899306396839" calcext:value-type="float">
            <text:p>3.958993064</text:p>
          </table:table-cell>
          <table:table-cell office:value-type="float" office:value="3.93424935731859" calcext:value-type="float">
            <text:p>3.9342493573</text:p>
          </table:table-cell>
          <table:table-cell office:value-type="float" office:value="3.90981302590667" calcext:value-type="float">
            <text:p>3.9098130259</text:p>
          </table:table-cell>
          <table:table-cell office:value-type="float" office:value="3.88767756763672" calcext:value-type="float">
            <text:p>3.8876775676</text:p>
          </table:table-cell>
          <table:table-cell office:value-type="float" office:value="3.86565151466299" calcext:value-type="float">
            <text:p>3.8656515147</text:p>
          </table:table-cell>
          <table:table-cell office:value-type="float" office:value="3.84208046884187" calcext:value-type="float">
            <text:p>3.8420804688</text:p>
          </table:table-cell>
          <table:table-cell office:value-type="float" office:value="3.81879513266707" calcext:value-type="float">
            <text:p>3.8187951327</text:p>
          </table:table-cell>
          <table:table-cell office:value-type="float" office:value="3.79774135949542" calcext:value-type="float">
            <text:p>3.7977413595</text:p>
          </table:table-cell>
          <table:table-cell office:value-type="float" office:value="3.77678141682131" calcext:value-type="float">
            <text:p>3.7767814168</text:p>
          </table:table-cell>
          <table:table-cell office:value-type="float" office:value="3.75430057505452" calcext:value-type="float">
            <text:p>3.7543005751</text:p>
          </table:table-cell>
          <table:table-cell office:value-type="float" office:value="3.73208577875242" calcext:value-type="float">
            <text:p>3.7320857788</text:p>
          </table:table-cell>
          <table:table-cell office:value-type="float" office:value="3.71013233299505" calcext:value-type="float">
            <text:p>3.710132333</text:p>
          </table:table-cell>
          <table:table-cell office:value-type="float" office:value="3.69032962219493" calcext:value-type="float">
            <text:p>3.6903296222</text:p>
          </table:table-cell>
          <table:table-cell office:value-type="float" office:value="3.67131347531683" calcext:value-type="float">
            <text:p>3.6713134753</text:p>
          </table:table-cell>
          <table:table-cell office:value-type="float" office:value="3.65009201014159" calcext:value-type="float">
            <text:p>3.6500920101</text:p>
          </table:table-cell>
          <table:table-cell office:value-type="float" office:value="3.62911446985342" calcext:value-type="float">
            <text:p>3.6291144699</text:p>
          </table:table-cell>
          <table:table-cell office:value-type="float" office:value="3.61022735166096" calcext:value-type="float">
            <text:p>3.6102273517</text:p>
          </table:table-cell>
          <table:table-cell office:value-type="float" office:value="3.58981704628627" calcext:value-type="float">
            <text:p>3.5898170463</text:p>
          </table:table-cell>
          <table:table-cell office:value-type="float" office:value="3.56963736583108" calcext:value-type="float">
            <text:p>3.5696373658</text:p>
          </table:table-cell>
          <table:table-cell office:value-type="float" office:value="3.55194025905204" calcext:value-type="float">
            <text:p>3.5519402591</text:p>
          </table:table-cell>
          <table:table-cell office:value-type="float" office:value="3.53224051579093" calcext:value-type="float">
            <text:p>3.5322405158</text:p>
          </table:table-cell>
          <table:table-cell office:value-type="float" office:value="3.5126312444039" calcext:value-type="float">
            <text:p>3.5126312444</text:p>
          </table:table-cell>
          <table:table-cell office:value-type="float" office:value="3.49501377225898" calcext:value-type="float">
            <text:p>3.4950137723</text:p>
          </table:table-cell>
          <table:table-cell office:value-type="float" office:value="3.47590937573951" calcext:value-type="float">
            <text:p>3.4759093757</text:p>
          </table:table-cell>
          <table:table-cell office:value-type="float" office:value="3.45920797127734" calcext:value-type="float">
            <text:p>3.4592079713</text:p>
          </table:table-cell>
          <table:table-cell office:value-type="float" office:value="3.44042190440151" calcext:value-type="float">
            <text:p>3.4404219044</text:p>
          </table:table-cell>
          <table:table-cell office:value-type="float" office:value="3.42183893014056" calcext:value-type="float">
            <text:p>3.4218389301</text:p>
          </table:table-cell>
          <table:table-cell office:value-type="float" office:value="3.40518317667838" calcext:value-type="float">
            <text:p>3.4051831767</text:p>
          </table:table-cell>
          <table:table-cell office:value-type="float" office:value="3.38706997041655" calcext:value-type="float">
            <text:p>3.3870699704</text:p>
          </table:table-cell>
          <table:table-cell office:value-type="float" office:value="3.36914945783835" calcext:value-type="float">
            <text:p>3.3691494578</text:p>
          </table:table-cell>
          <table:table-cell office:value-type="float" office:value="3.35354312398292" calcext:value-type="float">
            <text:p>3.353543124</text:p>
          </table:table-cell>
          <table:table-cell office:value-type="float" office:value="3.33590643209946" calcext:value-type="float">
            <text:p>3.3359064321</text:p>
          </table:table-cell>
          <table:table-cell office:value-type="float" office:value="3.32013660149252" calcext:value-type="float">
            <text:p>3.3201366015</text:p>
          </table:table-cell>
          <table:table-cell office:value-type="float" office:value="3.30293804422285" calcext:value-type="float">
            <text:p>3.3029380442</text:p>
          </table:table-cell>
          <table:table-cell office:value-type="float" office:value="3.28582437559994" calcext:value-type="float">
            <text:p>3.2858243756</text:p>
          </table:table-cell>
          <table:table-cell office:value-type="float" office:value="3.26888713655045" calcext:value-type="float">
            <text:p>3.2688871366</text:p>
          </table:table-cell>
          <table:table-cell office:value-type="float" office:value="3.25378447834339" calcext:value-type="float">
            <text:p>3.2537844783</text:p>
          </table:table-cell>
          <table:table-cell office:value-type="float" office:value="3.23870104188714" calcext:value-type="float">
            <text:p>3.2387010419</text:p>
          </table:table-cell>
          <table:table-cell office:value-type="float" office:value="3.22226093507553" calcext:value-type="float">
            <text:p>3.2222609351</text:p>
          </table:table-cell>
          <table:table-cell office:value-type="float" office:value="3.20598688994889" calcext:value-type="float">
            <text:p>3.2059868899</text:p>
          </table:table-cell>
          <table:table-cell office:value-type="float" office:value="3.18987640306472" calcext:value-type="float">
            <text:p>3.1898764031</text:p>
          </table:table-cell>
          <table:table-cell office:value-type="float" office:value="3.17554636498027" calcext:value-type="float">
            <text:p>3.17554636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5.1605295047183" calcext:value-type="float">
            <text:p>15.1605295047</text:p>
          </table:table-cell>
          <table:table-cell office:value-type="string" calcext:value-type="string">
            <text:p><text:s/>global min</text:p>
          </table:table-cell>
          <table:table-cell office:value-type="float" office:value="-11.8533409508509" calcext:value-type="float">
            <text:p>-11.8533409509</text:p>
          </table:table-cell>
          <table:table-cell office:value-type="string" calcext:value-type="string">
            <text:p><text:s/>range</text:p>
          </table:table-cell>
          <table:table-cell office:value-type="float" office:value="27.0138704555691" calcext:value-type="float">
            <text:p>27.0138704556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20.6975156655591" calcext:value-type="float">
            <text:p>20.6975156656</text:p>
          </table:table-cell>
          <table:table-cell office:value-type="float" office:value="14.8816888060922" calcext:value-type="float">
            <text:p>14.8816888061</text:p>
          </table:table-cell>
          <table:table-cell office:value-type="float" office:value="15.4487010955647" calcext:value-type="float">
            <text:p>15.4487010956</text:p>
          </table:table-cell>
          <table:table-cell office:value-type="float" office:value="13.0787286367997" calcext:value-type="float">
            <text:p>13.0787286368</text:p>
          </table:table-cell>
          <table:table-cell office:value-type="float" office:value="12.0071630304434" calcext:value-type="float">
            <text:p>12.0071630304</text:p>
          </table:table-cell>
          <table:table-cell office:value-type="float" office:value="10.1219178902178" calcext:value-type="float">
            <text:p>10.1219178902</text:p>
          </table:table-cell>
          <table:table-cell office:value-type="float" office:value="9.88212974197518" calcext:value-type="float">
            <text:p>9.882129742</text:p>
          </table:table-cell>
          <table:table-cell office:value-type="float" office:value="11.3548095476936" calcext:value-type="float">
            <text:p>11.3548095477</text:p>
          </table:table-cell>
          <table:table-cell office:value-type="float" office:value="12.4969474937806" calcext:value-type="float">
            <text:p>12.4969474938</text:p>
          </table:table-cell>
          <table:table-cell office:value-type="float" office:value="11.543834912046" calcext:value-type="float">
            <text:p>11.543834912</text:p>
          </table:table-cell>
          <table:table-cell office:value-type="float" office:value="11.2599479695922" calcext:value-type="float">
            <text:p>11.2599479696</text:p>
          </table:table-cell>
          <table:table-cell office:value-type="float" office:value="11.2902879744811" calcext:value-type="float">
            <text:p>11.2902879745</text:p>
          </table:table-cell>
          <table:table-cell office:value-type="float" office:value="11.4764131095903" calcext:value-type="float">
            <text:p>11.4764131096</text:p>
          </table:table-cell>
          <table:table-cell office:value-type="float" office:value="11.862801483976" calcext:value-type="float">
            <text:p>11.862801484</text:p>
          </table:table-cell>
          <table:table-cell office:value-type="float" office:value="12.3880353907158" calcext:value-type="float">
            <text:p>12.3880353907</text:p>
          </table:table-cell>
          <table:table-cell office:value-type="float" office:value="13.1030837349994" calcext:value-type="float">
            <text:p>13.103083735</text:p>
          </table:table-cell>
          <table:table-cell office:value-type="float" office:value="13.3933371978014" calcext:value-type="float">
            <text:p>13.3933371978</text:p>
          </table:table-cell>
          <table:table-cell office:value-type="float" office:value="13.3645700576248" calcext:value-type="float">
            <text:p>13.3645700576</text:p>
          </table:table-cell>
          <table:table-cell office:value-type="float" office:value="14.065689228732" calcext:value-type="float">
            <text:p>14.0656892287</text:p>
          </table:table-cell>
          <table:table-cell office:value-type="float" office:value="13.8508557997955" calcext:value-type="float">
            <text:p>13.8508557998</text:p>
          </table:table-cell>
          <table:table-cell office:value-type="float" office:value="13.4289770691776" calcext:value-type="float">
            <text:p>13.4289770692</text:p>
          </table:table-cell>
          <table:table-cell office:value-type="float" office:value="13.553813543669" calcext:value-type="float">
            <text:p>13.5538135437</text:p>
          </table:table-cell>
          <table:table-cell office:value-type="float" office:value="13.0670450997559" calcext:value-type="float">
            <text:p>13.0670450998</text:p>
          </table:table-cell>
          <table:table-cell office:value-type="float" office:value="12.8602599729454" calcext:value-type="float">
            <text:p>12.8602599729</text:p>
          </table:table-cell>
          <table:table-cell office:value-type="float" office:value="12.9603636621482" calcext:value-type="float">
            <text:p>12.9603636621</text:p>
          </table:table-cell>
          <table:table-cell office:value-type="float" office:value="12.8748276039918" calcext:value-type="float">
            <text:p>12.874827604</text:p>
          </table:table-cell>
          <table:table-cell office:value-type="float" office:value="12.4242734932019" calcext:value-type="float">
            <text:p>12.4242734932</text:p>
          </table:table-cell>
          <table:table-cell office:value-type="float" office:value="12.0276128538065" calcext:value-type="float">
            <text:p>12.0276128538</text:p>
          </table:table-cell>
          <table:table-cell office:value-type="float" office:value="11.7911127123671" calcext:value-type="float">
            <text:p>11.7911127124</text:p>
          </table:table-cell>
          <table:table-cell office:value-type="float" office:value="11.4036182331116" calcext:value-type="float">
            <text:p>11.4036182331</text:p>
          </table:table-cell>
          <table:table-cell office:value-type="float" office:value="11.3780988948118" calcext:value-type="float">
            <text:p>11.3780988948</text:p>
          </table:table-cell>
          <table:table-cell office:value-type="float" office:value="11.0474431440243" calcext:value-type="float">
            <text:p>11.047443144</text:p>
          </table:table-cell>
          <table:table-cell office:value-type="float" office:value="10.7526047333003" calcext:value-type="float">
            <text:p>10.7526047333</text:p>
          </table:table-cell>
          <table:table-cell office:value-type="float" office:value="10.4367067844096" calcext:value-type="float">
            <text:p>10.4367067844</text:p>
          </table:table-cell>
          <table:table-cell office:value-type="float" office:value="10.1662919294902" calcext:value-type="float">
            <text:p>10.1662919295</text:p>
          </table:table-cell>
          <table:table-cell office:value-type="float" office:value="9.88577477230697" calcext:value-type="float">
            <text:p>9.8857747723</text:p>
          </table:table-cell>
          <table:table-cell office:value-type="float" office:value="9.65420722684274" calcext:value-type="float">
            <text:p>9.6542072268</text:p>
          </table:table-cell>
          <table:table-cell office:value-type="float" office:value="9.40098137074704" calcext:value-type="float">
            <text:p>9.4009813707</text:p>
          </table:table-cell>
          <table:table-cell office:value-type="float" office:value="9.19231635931958" calcext:value-type="float">
            <text:p>9.1923163593</text:p>
          </table:table-cell>
          <table:table-cell office:value-type="float" office:value="8.98681312189238" calcext:value-type="float">
            <text:p>8.9868131219</text:p>
          </table:table-cell>
          <table:table-cell office:value-type="float" office:value="8.77701589577318" calcext:value-type="float">
            <text:p>8.7770158958</text:p>
          </table:table-cell>
          <table:table-cell office:value-type="float" office:value="8.59941493611502" calcext:value-type="float">
            <text:p>8.5994149361</text:p>
          </table:table-cell>
          <table:table-cell office:value-type="float" office:value="8.40465878088174" calcext:value-type="float">
            <text:p>8.4046587809</text:p>
          </table:table-cell>
          <table:table-cell office:value-type="float" office:value="8.22825503748164" calcext:value-type="float">
            <text:p>8.2282550375</text:p>
          </table:table-cell>
          <table:table-cell office:value-type="float" office:value="8.06117973915238" calcext:value-type="float">
            <text:p>8.0611797392</text:p>
          </table:table-cell>
          <table:table-cell office:value-type="float" office:value="7.96130151356099" calcext:value-type="float">
            <text:p>7.9613015136</text:p>
          </table:table-cell>
          <table:table-cell office:value-type="float" office:value="7.93637575575176" calcext:value-type="float">
            <text:p>7.9363757558</text:p>
          </table:table-cell>
          <table:table-cell office:value-type="float" office:value="7.7790580702362" calcext:value-type="float">
            <text:p>7.7790580702</text:p>
          </table:table-cell>
          <table:table-cell office:value-type="float" office:value="7.64719516247894" calcext:value-type="float">
            <text:p>7.6471951625</text:p>
          </table:table-cell>
          <table:table-cell office:value-type="float" office:value="7.49874926445104" calcext:value-type="float">
            <text:p>7.4987492645</text:p>
          </table:table-cell>
          <table:table-cell office:value-type="float" office:value="7.36563391833759" calcext:value-type="float">
            <text:p>7.3656339183</text:p>
          </table:table-cell>
          <table:table-cell office:value-type="float" office:value="7.23017228652964" calcext:value-type="float">
            <text:p>7.2301722865</text:p>
          </table:table-cell>
          <table:table-cell office:value-type="float" office:value="7.10102048585937" calcext:value-type="float">
            <text:p>7.1010204859</text:p>
          </table:table-cell>
          <table:table-cell office:value-type="float" office:value="6.99392335816068" calcext:value-type="float">
            <text:p>6.9939233582</text:p>
          </table:table-cell>
          <table:table-cell office:value-type="float" office:value="6.87966778096985" calcext:value-type="float">
            <text:p>6.879667781</text:p>
          </table:table-cell>
          <table:table-cell office:value-type="float" office:value="6.76402447708895" calcext:value-type="float">
            <text:p>6.7640244771</text:p>
          </table:table-cell>
          <table:table-cell office:value-type="float" office:value="6.82496085272694" calcext:value-type="float">
            <text:p>6.8249608527</text:p>
          </table:table-cell>
          <table:table-cell office:value-type="float" office:value="6.71116670459517" calcext:value-type="float">
            <text:p>6.7111667046</text:p>
          </table:table-cell>
          <table:table-cell office:value-type="float" office:value="6.60425951915524" calcext:value-type="float">
            <text:p>6.6042595192</text:p>
          </table:table-cell>
          <table:table-cell office:value-type="float" office:value="6.49793686485406" calcext:value-type="float">
            <text:p>6.4979368649</text:p>
          </table:table-cell>
          <table:table-cell office:value-type="float" office:value="6.40305046727718" calcext:value-type="float">
            <text:p>6.4030504673</text:p>
          </table:table-cell>
          <table:table-cell office:value-type="float" office:value="6.32102990474256" calcext:value-type="float">
            <text:p>6.3210299047</text:p>
          </table:table-cell>
          <table:table-cell office:value-type="float" office:value="6.36850898673827" calcext:value-type="float">
            <text:p>6.3685089867</text:p>
          </table:table-cell>
          <table:table-cell office:value-type="float" office:value="6.27530795200236" calcext:value-type="float">
            <text:p>6.275307952</text:p>
          </table:table-cell>
          <table:table-cell office:value-type="float" office:value="6.18222475675746" calcext:value-type="float">
            <text:p>6.1822247568</text:p>
          </table:table-cell>
          <table:table-cell office:value-type="float" office:value="6.09595951651224" calcext:value-type="float">
            <text:p>6.0959595165</text:p>
          </table:table-cell>
          <table:table-cell office:value-type="float" office:value="6.01072320807184" calcext:value-type="float">
            <text:p>6.0107232081</text:p>
          </table:table-cell>
          <table:table-cell office:value-type="float" office:value="5.92826614271254" calcext:value-type="float">
            <text:p>5.9282661427</text:p>
          </table:table-cell>
          <table:table-cell office:value-type="float" office:value="5.90378551683891" calcext:value-type="float">
            <text:p>5.9037855168</text:p>
          </table:table-cell>
          <table:table-cell office:value-type="float" office:value="5.8382710893145" calcext:value-type="float">
            <text:p>5.8382710893</text:p>
          </table:table-cell>
          <table:table-cell office:value-type="float" office:value="5.76292528383927" calcext:value-type="float">
            <text:p>5.7629252838</text:p>
          </table:table-cell>
          <table:table-cell office:value-type="float" office:value="5.68823363893879" calcext:value-type="float">
            <text:p>5.6882336389</text:p>
          </table:table-cell>
          <table:table-cell office:value-type="float" office:value="5.61731552313789" calcext:value-type="float">
            <text:p>5.6173155231</text:p>
          </table:table-cell>
          <table:table-cell office:value-type="float" office:value="5.58064069038208" calcext:value-type="float">
            <text:p>5.5806406904</text:p>
          </table:table-cell>
          <table:table-cell office:value-type="float" office:value="5.50923081799144" calcext:value-type="float">
            <text:p>5.509230818</text:p>
          </table:table-cell>
          <table:table-cell office:value-type="float" office:value="5.44317145065698" calcext:value-type="float">
            <text:p>5.4431714507</text:p>
          </table:table-cell>
          <table:table-cell office:value-type="float" office:value="5.38959488103975" calcext:value-type="float">
            <text:p>5.389594881</text:p>
          </table:table-cell>
          <table:table-cell office:value-type="float" office:value="5.32543503450085" calcext:value-type="float">
            <text:p>5.3254350345</text:p>
          </table:table-cell>
          <table:table-cell office:value-type="float" office:value="5.264210779641" calcext:value-type="float">
            <text:p>5.2642107796</text:p>
          </table:table-cell>
          <table:table-cell office:value-type="float" office:value="5.20242850819954" calcext:value-type="float">
            <text:p>5.2024285082</text:p>
          </table:table-cell>
          <table:table-cell office:value-type="float" office:value="5.14295564823418" calcext:value-type="float">
            <text:p>5.1429556482</text:p>
          </table:table-cell>
          <table:table-cell office:value-type="float" office:value="5.08415898257674" calcext:value-type="float">
            <text:p>5.0841589826</text:p>
          </table:table-cell>
          <table:table-cell office:value-type="float" office:value="5.02879223460079" calcext:value-type="float">
            <text:p>5.0287922346</text:p>
          </table:table-cell>
          <table:table-cell office:value-type="float" office:value="4.9735105038437" calcext:value-type="float">
            <text:p>4.9735105038</text:p>
          </table:table-cell>
          <table:table-cell office:value-type="float" office:value="4.93050185780002" calcext:value-type="float">
            <text:p>4.9305018578</text:p>
          </table:table-cell>
          <table:table-cell office:value-type="float" office:value="4.87691031368983" calcext:value-type="float">
            <text:p>4.8769103137</text:p>
          </table:table-cell>
          <table:table-cell office:value-type="float" office:value="4.82438287090678" calcext:value-type="float">
            <text:p>4.8243828709</text:p>
          </table:table-cell>
          <table:table-cell office:value-type="float" office:value="4.77393677977154" calcext:value-type="float">
            <text:p>4.7739367798</text:p>
          </table:table-cell>
          <table:table-cell office:value-type="float" office:value="4.72391085038449" calcext:value-type="float">
            <text:p>4.7239108504</text:p>
          </table:table-cell>
          <table:table-cell office:value-type="float" office:value="4.6748343163976" calcext:value-type="float">
            <text:p>4.6748343164</text:p>
          </table:table-cell>
          <table:table-cell office:value-type="float" office:value="4.62593394216339" calcext:value-type="float">
            <text:p>4.6259339422</text:p>
          </table:table-cell>
          <table:table-cell office:value-type="float" office:value="4.57914801957818" calcext:value-type="float">
            <text:p>4.5791480196</text:p>
          </table:table-cell>
          <table:table-cell office:value-type="float" office:value="4.60727042188469" calcext:value-type="float">
            <text:p>4.6072704219</text:p>
          </table:table-cell>
          <table:table-cell office:value-type="float" office:value="4.5634560439984" calcext:value-type="float">
            <text:p>4.563456044</text:p>
          </table:table-cell>
          <table:table-cell office:value-type="float" office:value="4.61652661754572" calcext:value-type="float">
            <text:p>4.6165266175</text:p>
          </table:table-cell>
          <table:table-cell office:value-type="float" office:value="4.75790846116199" calcext:value-type="float">
            <text:p>4.7579084612</text:p>
          </table:table-cell>
          <table:table-cell office:value-type="float" office:value="4.72244317383177" calcext:value-type="float">
            <text:p>4.7224431738</text:p>
          </table:table-cell>
          <table:table-cell office:value-type="float" office:value="4.67818484400701" calcext:value-type="float">
            <text:p>4.678184844</text:p>
          </table:table-cell>
          <table:table-cell office:value-type="float" office:value="4.63417923007082" calcext:value-type="float">
            <text:p>4.6341792301</text:p>
          </table:table-cell>
          <table:table-cell office:value-type="float" office:value="4.59008644038095" calcext:value-type="float">
            <text:p>4.5900864404</text:p>
          </table:table-cell>
          <table:table-cell office:value-type="float" office:value="4.54947884097691" calcext:value-type="float">
            <text:p>4.549478841</text:p>
          </table:table-cell>
          <table:table-cell office:value-type="float" office:value="4.50883338923831" calcext:value-type="float">
            <text:p>4.5088333892</text:p>
          </table:table-cell>
          <table:table-cell office:value-type="float" office:value="4.46724180546982" calcext:value-type="float">
            <text:p>4.4672418055</text:p>
          </table:table-cell>
          <table:table-cell office:value-type="float" office:value="4.42723969956689" calcext:value-type="float">
            <text:p>4.4272396996</text:p>
          </table:table-cell>
          <table:table-cell office:value-type="float" office:value="4.40753398179641" calcext:value-type="float">
            <text:p>4.4075339818</text:p>
          </table:table-cell>
          <table:table-cell office:value-type="float" office:value="4.37838531772409" calcext:value-type="float">
            <text:p>4.3783853177</text:p>
          </table:table-cell>
          <table:table-cell office:value-type="float" office:value="4.34106514513793" calcext:value-type="float">
            <text:p>4.3410651451</text:p>
          </table:table-cell>
          <table:table-cell office:value-type="float" office:value="4.30371290112336" calcext:value-type="float">
            <text:p>4.3037129011</text:p>
          </table:table-cell>
          <table:table-cell office:value-type="float" office:value="4.26629260167346" calcext:value-type="float">
            <text:p>4.2662926017</text:p>
          </table:table-cell>
          <table:table-cell office:value-type="float" office:value="4.22993041209066" calcext:value-type="float">
            <text:p>4.2299304121</text:p>
          </table:table-cell>
          <table:table-cell office:value-type="float" office:value="4.19458890199583" calcext:value-type="float">
            <text:p>4.194588902</text:p>
          </table:table-cell>
          <table:table-cell office:value-type="float" office:value="4.16057584796913" calcext:value-type="float">
            <text:p>4.160575848</text:p>
          </table:table-cell>
          <table:table-cell office:value-type="float" office:value="4.12611457274432" calcext:value-type="float">
            <text:p>4.1261145727</text:p>
          </table:table-cell>
          <table:table-cell office:value-type="float" office:value="4.09261376764625" calcext:value-type="float">
            <text:p>4.0926137676</text:p>
          </table:table-cell>
          <table:table-cell office:value-type="float" office:value="4.06848474001568" calcext:value-type="float">
            <text:p>4.06848474</text:p>
          </table:table-cell>
          <table:table-cell office:value-type="float" office:value="4.03535039105937" calcext:value-type="float">
            <text:p>4.0353503911</text:p>
          </table:table-cell>
          <table:table-cell office:value-type="float" office:value="4.00360918313856" calcext:value-type="float">
            <text:p>4.0036091831</text:p>
          </table:table-cell>
          <table:table-cell office:value-type="float" office:value="4.12458025950863" calcext:value-type="float">
            <text:p>4.1245802595</text:p>
          </table:table-cell>
          <table:table-cell office:value-type="float" office:value="4.09249994465195" calcext:value-type="float">
            <text:p>4.0924999447</text:p>
          </table:table-cell>
          <table:table-cell office:value-type="float" office:value="4.06160516887156" calcext:value-type="float">
            <text:p>4.0616051689</text:p>
          </table:table-cell>
          <table:table-cell office:value-type="float" office:value="4.03069627544555" calcext:value-type="float">
            <text:p>4.0306962754</text:p>
          </table:table-cell>
          <table:table-cell office:value-type="float" office:value="4.00017436164325" calcext:value-type="float">
            <text:p>4.0001743616</text:p>
          </table:table-cell>
          <table:table-cell office:value-type="float" office:value="3.96948107627285" calcext:value-type="float">
            <text:p>3.9694810763</text:p>
          </table:table-cell>
          <table:table-cell office:value-type="float" office:value="3.94006291488617" calcext:value-type="float">
            <text:p>3.9400629149</text:p>
          </table:table-cell>
          <table:table-cell office:value-type="float" office:value="3.91099859389959" calcext:value-type="float">
            <text:p>3.9109985939</text:p>
          </table:table-cell>
          <table:table-cell office:value-type="float" office:value="3.88174384522645" calcext:value-type="float">
            <text:p>3.8817438452</text:p>
          </table:table-cell>
          <table:table-cell office:value-type="float" office:value="3.86155511880837" calcext:value-type="float">
            <text:p>3.8615551188</text:p>
          </table:table-cell>
          <table:table-cell office:value-type="float" office:value="3.83389944650772" calcext:value-type="float">
            <text:p>3.8338994465</text:p>
          </table:table-cell>
          <table:table-cell office:value-type="float" office:value="3.80655931739963" calcext:value-type="float">
            <text:p>3.8065593174</text:p>
          </table:table-cell>
          <table:table-cell office:value-type="float" office:value="3.78024060611967" calcext:value-type="float">
            <text:p>3.7802406061</text:p>
          </table:table-cell>
          <table:table-cell office:value-type="float" office:value="3.75383899129681" calcext:value-type="float">
            <text:p>3.7538389913</text:p>
          </table:table-cell>
          <table:table-cell office:value-type="float" office:value="3.72772674735944" calcext:value-type="float">
            <text:p>3.7277267474</text:p>
          </table:table-cell>
          <table:table-cell office:value-type="float" office:value="3.70138970610925" calcext:value-type="float">
            <text:p>3.7013897061</text:p>
          </table:table-cell>
          <table:table-cell office:value-type="float" office:value="3.69136544959849" calcext:value-type="float">
            <text:p>3.6913654496</text:p>
          </table:table-cell>
          <table:table-cell office:value-type="float" office:value="3.66568792968357" calcext:value-type="float">
            <text:p>3.6656879297</text:p>
          </table:table-cell>
          <table:table-cell office:value-type="float" office:value="3.64099186249151" calcext:value-type="float">
            <text:p>3.6409918625</text:p>
          </table:table-cell>
          <table:table-cell office:value-type="float" office:value="3.61636018282052" calcext:value-type="float">
            <text:p>3.6163601828</text:p>
          </table:table-cell>
          <table:table-cell office:value-type="float" office:value="3.5917843862862" calcext:value-type="float">
            <text:p>3.5917843863</text:p>
          </table:table-cell>
          <table:table-cell office:value-type="float" office:value="3.57542461077429" calcext:value-type="float">
            <text:p>3.5754246108</text:p>
          </table:table-cell>
          <table:table-cell office:value-type="float" office:value="3.55207888349422" calcext:value-type="float">
            <text:p>3.5520788835</text:p>
          </table:table-cell>
          <table:table-cell office:value-type="float" office:value="3.52848187198776" calcext:value-type="float">
            <text:p>3.528481872</text:p>
          </table:table-cell>
          <table:table-cell office:value-type="float" office:value="3.50550982885803" calcext:value-type="float">
            <text:p>3.5055098289</text:p>
          </table:table-cell>
          <table:table-cell office:value-type="float" office:value="3.48314278663919" calcext:value-type="float">
            <text:p>3.4831427866</text:p>
          </table:table-cell>
          <table:table-cell office:value-type="float" office:value="3.46051610243395" calcext:value-type="float">
            <text:p>3.4605161024</text:p>
          </table:table-cell>
          <table:table-cell office:value-type="float" office:value="3.43848807240037" calcext:value-type="float">
            <text:p>3.4384880724</text:p>
          </table:table-cell>
          <table:table-cell office:value-type="float" office:value="3.41703968006588" calcext:value-type="float">
            <text:p>3.4170396801</text:p>
          </table:table-cell>
          <table:table-cell office:value-type="float" office:value="3.39532444592315" calcext:value-type="float">
            <text:p>3.3953244459</text:p>
          </table:table-cell>
          <table:table-cell office:value-type="float" office:value="3.37418341417749" calcext:value-type="float">
            <text:p>3.3741834142</text:p>
          </table:table-cell>
          <table:table-cell office:value-type="float" office:value="3.35359844355592" calcext:value-type="float">
            <text:p>3.3535984436</text:p>
          </table:table-cell>
          <table:table-cell office:value-type="float" office:value="3.33274045567278" calcext:value-type="float">
            <text:p>3.3327404557</text:p>
          </table:table-cell>
          <table:table-cell office:value-type="float" office:value="3.31939631749038" calcext:value-type="float">
            <text:p>3.3193963175</text:p>
          </table:table-cell>
          <table:table-cell office:value-type="float" office:value="3.29931115584613" calcext:value-type="float">
            <text:p>3.2993111558</text:p>
          </table:table-cell>
          <table:table-cell office:value-type="float" office:value="3.27975371555671" calcext:value-type="float">
            <text:p>3.2797537156</text:p>
          </table:table-cell>
          <table:table-cell office:value-type="float" office:value="3.25991700481338" calcext:value-type="float">
            <text:p>3.2599170048</text:p>
          </table:table-cell>
          <table:table-cell office:value-type="float" office:value="3.26890932890765" calcext:value-type="float">
            <text:p>3.2689093289</text:p>
          </table:table-cell>
          <table:table-cell office:value-type="float" office:value="3.24966280595032" calcext:value-type="float">
            <text:p>3.249662806</text:p>
          </table:table-cell>
          <table:table-cell office:value-type="float" office:value="3.23039680247984" calcext:value-type="float">
            <text:p>3.2303968025</text:p>
          </table:table-cell>
          <table:table-cell office:value-type="float" office:value="3.21189443532215" calcext:value-type="float">
            <text:p>3.2118944353</text:p>
          </table:table-cell>
          <table:table-cell office:value-type="float" office:value="3.1933696385438" calcext:value-type="float">
            <text:p>3.1933696385</text:p>
          </table:table-cell>
          <table:table-cell office:value-type="float" office:value="3.17481670493468" calcext:value-type="float">
            <text:p>3.1748167049</text:p>
          </table:table-cell>
          <table:table-cell office:value-type="float" office:value="3.15700432037959" calcext:value-type="float">
            <text:p>3.1570043204</text:p>
          </table:table-cell>
          <table:table-cell office:value-type="float" office:value="3.13890491260616" calcext:value-type="float">
            <text:p>3.1389049126</text:p>
          </table:table-cell>
          <table:table-cell office:value-type="float" office:value="3.12128250055069" calcext:value-type="float">
            <text:p>3.1212825006</text:p>
          </table:table-cell>
          <table:table-cell office:value-type="float" office:value="3.10412238037395" calcext:value-type="float">
            <text:p>3.1041223804</text:p>
          </table:table-cell>
          <table:table-cell office:value-type="float" office:value="3.09329603619065" calcext:value-type="float">
            <text:p>3.0932960362</text:p>
          </table:table-cell>
          <table:table-cell office:value-type="float" office:value="3.07601654356953" calcext:value-type="float">
            <text:p>3.0760165436</text:p>
          </table:table-cell>
          <table:table-cell office:value-type="float" office:value="3.06864348789539" calcext:value-type="float">
            <text:p>3.0686434879</text:p>
          </table:table-cell>
          <table:table-cell office:value-type="float" office:value="3.05220526946485" calcext:value-type="float">
            <text:p>3.0522052695</text:p>
          </table:table-cell>
          <table:table-cell office:value-type="float" office:value="3.03547565403064" calcext:value-type="float">
            <text:p>3.035475654</text:p>
          </table:table-cell>
          <table:table-cell office:value-type="float" office:value="3.01918727811026" calcext:value-type="float">
            <text:p>3.0191872781</text:p>
          </table:table-cell>
          <table:table-cell office:value-type="float" office:value="3.00332666707783" calcext:value-type="float">
            <text:p>3.0033266671</text:p>
          </table:table-cell>
          <table:table-cell office:value-type="float" office:value="2.98717302518252" calcext:value-type="float">
            <text:p>2.9871730252</text:p>
          </table:table-cell>
          <table:table-cell office:value-type="float" office:value="2.97144631259514" calcext:value-type="float">
            <text:p>2.9714463126</text:p>
          </table:table-cell>
          <table:table-cell office:value-type="float" office:value="2.95566156517266" calcext:value-type="float">
            <text:p>2.9556615652</text:p>
          </table:table-cell>
          <table:table-cell office:value-type="float" office:value="2.94052648646633" calcext:value-type="float">
            <text:p>2.9405264865</text:p>
          </table:table-cell>
          <table:table-cell office:value-type="float" office:value="2.9253328799953" calcext:value-type="float">
            <text:p>2.92533288</text:p>
          </table:table-cell>
          <table:table-cell office:value-type="float" office:value="2.91007619853252" calcext:value-type="float">
            <text:p>2.9100761985</text:p>
          </table:table-cell>
          <table:table-cell office:value-type="float" office:value="2.89545230298776" calcext:value-type="float">
            <text:p>2.895452303</text:p>
          </table:table-cell>
          <table:table-cell office:value-type="float" office:value="2.88663846660308" calcext:value-type="float">
            <text:p>2.8866384666</text:p>
          </table:table-cell>
          <table:table-cell office:value-type="float" office:value="2.87185103212798" calcext:value-type="float">
            <text:p>2.8718510321</text:p>
          </table:table-cell>
          <table:table-cell office:value-type="float" office:value="2.85745656094255" calcext:value-type="float">
            <text:p>2.8574565609</text:p>
          </table:table-cell>
          <table:table-cell office:value-type="float" office:value="2.84344318858333" calcext:value-type="float">
            <text:p>2.8434431886</text:p>
          </table:table-cell>
          <table:table-cell office:value-type="float" office:value="2.92009962253918" calcext:value-type="float">
            <text:p>2.9200996225</text:p>
          </table:table-cell>
          <table:table-cell office:value-type="float" office:value="2.90545179992258" calcext:value-type="float">
            <text:p>2.9054517999</text:p>
          </table:table-cell>
          <table:table-cell office:value-type="float" office:value="2.8911869347747" calcext:value-type="float">
            <text:p>2.8911869348</text:p>
          </table:table-cell>
          <table:table-cell office:value-type="float" office:value="2.87729357916604" calcext:value-type="float">
            <text:p>2.8772935792</text:p>
          </table:table-cell>
          <table:table-cell office:value-type="float" office:value="2.86310965767897" calcext:value-type="float">
            <text:p>2.8631096577</text:p>
          </table:table-cell>
          <table:table-cell office:value-type="float" office:value="2.8492976475188" calcext:value-type="float">
            <text:p>2.8492976475</text:p>
          </table:table-cell>
          <table:table-cell office:value-type="float" office:value="2.83541194706147" calcext:value-type="float">
            <text:p>2.8354119471</text:p>
          </table:table-cell>
          <table:table-cell office:value-type="float" office:value="2.82210463571675" calcext:value-type="float">
            <text:p>2.8221046357</text:p>
          </table:table-cell>
          <table:table-cell office:value-type="float" office:value="2.80872425410339" calcext:value-type="float">
            <text:p>2.8087242541</text:p>
          </table:table-cell>
          <table:table-cell office:value-type="float" office:value="2.79526683747308" calcext:value-type="float">
            <text:p>2.7952668375</text:p>
          </table:table-cell>
          <table:table-cell office:value-type="float" office:value="2.79034170487472" calcext:value-type="float">
            <text:p>2.7903417049</text:p>
          </table:table-cell>
          <table:table-cell office:value-type="float" office:value="2.77754109191951" calcext:value-type="float">
            <text:p>2.7775410919</text:p>
          </table:table-cell>
          <table:table-cell office:value-type="float" office:value="2.77005511498726" calcext:value-type="float">
            <text:p>2.770055115</text:p>
          </table:table-cell>
          <table:table-cell office:value-type="float" office:value="2.75706963103877" calcext:value-type="float">
            <text:p>2.757069631</text:p>
          </table:table-cell>
          <table:table-cell office:value-type="float" office:value="2.74463284505159" calcext:value-type="float">
            <text:p>2.7446328451</text:p>
          </table:table-cell>
          <table:table-cell office:value-type="float" office:value="2.73190692291034" calcext:value-type="float">
            <text:p>2.7319069229</text:p>
          </table:table-cell>
          <table:table-cell office:value-type="float" office:value="2.71951770092368" calcext:value-type="float">
            <text:p>2.7195177009</text:p>
          </table:table-cell>
          <table:table-cell office:value-type="float" office:value="2.70675150409259" calcext:value-type="float">
            <text:p>2.706751504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30.3888380082558" calcext:value-type="float">
            <text:p>30.3888380083</text:p>
          </table:table-cell>
          <table:table-cell office:value-type="string" calcext:value-type="string">
            <text:p><text:s/>global min</text:p>
          </table:table-cell>
          <table:table-cell office:value-type="float" office:value="-27.5909412005203" calcext:value-type="float">
            <text:p>-27.5909412005</text:p>
          </table:table-cell>
          <table:table-cell office:value-type="string" calcext:value-type="string">
            <text:p><text:s/>range</text:p>
          </table:table-cell>
          <table:table-cell office:value-type="float" office:value="57.9797792087761" calcext:value-type="float">
            <text:p>57.979779208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44.3358478856775" calcext:value-type="float">
            <text:p>44.3358478857</text:p>
          </table:table-cell>
          <table:table-cell office:value-type="float" office:value="32.5958100045958" calcext:value-type="float">
            <text:p>32.5958100046</text:p>
          </table:table-cell>
          <table:table-cell office:value-type="float" office:value="35.1904254818883" calcext:value-type="float">
            <text:p>35.1904254819</text:p>
          </table:table-cell>
          <table:table-cell office:value-type="float" office:value="31.1169048229156" calcext:value-type="float">
            <text:p>31.1169048229</text:p>
          </table:table-cell>
          <table:table-cell office:value-type="float" office:value="29.4843099429126" calcext:value-type="float">
            <text:p>29.4843099429</text:p>
          </table:table-cell>
          <table:table-cell office:value-type="float" office:value="26.1883863201408" calcext:value-type="float">
            <text:p>26.1883863201</text:p>
          </table:table-cell>
          <table:table-cell office:value-type="float" office:value="26.9859668081532" calcext:value-type="float">
            <text:p>26.9859668082</text:p>
          </table:table-cell>
          <table:table-cell office:value-type="float" office:value="23.6235172727237" calcext:value-type="float">
            <text:p>23.6235172727</text:p>
          </table:table-cell>
          <table:table-cell office:value-type="float" office:value="22.1706082061727" calcext:value-type="float">
            <text:p>22.1706082062</text:p>
          </table:table-cell>
          <table:table-cell office:value-type="float" office:value="20.2331843914919" calcext:value-type="float">
            <text:p>20.2331843915</text:p>
          </table:table-cell>
          <table:table-cell office:value-type="float" office:value="21.3677844047586" calcext:value-type="float">
            <text:p>21.3677844048</text:p>
          </table:table-cell>
          <table:table-cell office:value-type="float" office:value="22.2786879686843" calcext:value-type="float">
            <text:p>22.2786879687</text:p>
          </table:table-cell>
          <table:table-cell office:value-type="float" office:value="23.0944979421252" calcext:value-type="float">
            <text:p>23.0944979421</text:p>
          </table:table-cell>
          <table:table-cell office:value-type="float" office:value="21.4944647733813" calcext:value-type="float">
            <text:p>21.4944647734</text:p>
          </table:table-cell>
          <table:table-cell office:value-type="float" office:value="21.5686896950488" calcext:value-type="float">
            <text:p>21.568689695</text:p>
          </table:table-cell>
          <table:table-cell office:value-type="float" office:value="23.8401617656135" calcext:value-type="float">
            <text:p>23.8401617656</text:p>
          </table:table-cell>
          <table:table-cell office:value-type="float" office:value="22.4665368326273" calcext:value-type="float">
            <text:p>22.4665368326</text:p>
          </table:table-cell>
          <table:table-cell office:value-type="float" office:value="21.2260397710544" calcext:value-type="float">
            <text:p>21.2260397711</text:p>
          </table:table-cell>
          <table:table-cell office:value-type="float" office:value="20.1675117460155" calcext:value-type="float">
            <text:p>20.167511746</text:p>
          </table:table-cell>
          <table:table-cell office:value-type="float" office:value="19.1848911429414" calcext:value-type="float">
            <text:p>19.1848911429</text:p>
          </table:table-cell>
          <table:table-cell office:value-type="float" office:value="18.3012640362536" calcext:value-type="float">
            <text:p>18.3012640363</text:p>
          </table:table-cell>
          <table:table-cell office:value-type="float" office:value="17.4801417422992" calcext:value-type="float">
            <text:p>17.4801417423</text:p>
          </table:table-cell>
          <table:table-cell office:value-type="float" office:value="16.7611496192911" calcext:value-type="float">
            <text:p>16.7611496193</text:p>
          </table:table-cell>
          <table:table-cell office:value-type="float" office:value="16.0842308720094" calcext:value-type="float">
            <text:p>16.084230872</text:p>
          </table:table-cell>
          <table:table-cell office:value-type="float" office:value="15.4553546298892" calcext:value-type="float">
            <text:p>15.4553546299</text:p>
          </table:table-cell>
          <table:table-cell office:value-type="float" office:value="16.4062495510403" calcext:value-type="float">
            <text:p>16.406249551</text:p>
          </table:table-cell>
          <table:table-cell office:value-type="float" office:value="17.3042058300361" calcext:value-type="float">
            <text:p>17.30420583</text:p>
          </table:table-cell>
          <table:table-cell office:value-type="float" office:value="16.7793013940845" calcext:value-type="float">
            <text:p>16.7793013941</text:p>
          </table:table-cell>
          <table:table-cell office:value-type="float" office:value="16.2008864152076" calcext:value-type="float">
            <text:p>16.2008864152</text:p>
          </table:table-cell>
          <table:table-cell office:value-type="float" office:value="15.6908103380538" calcext:value-type="float">
            <text:p>15.6908103381</text:p>
          </table:table-cell>
          <table:table-cell office:value-type="float" office:value="15.1897978391377" calcext:value-type="float">
            <text:p>15.1897978391</text:p>
          </table:table-cell>
          <table:table-cell office:value-type="float" office:value="16.0237109820337" calcext:value-type="float">
            <text:p>16.023710982</text:p>
          </table:table-cell>
          <table:table-cell office:value-type="float" office:value="15.5429749786889" calcext:value-type="float">
            <text:p>15.5429749787</text:p>
          </table:table-cell>
          <table:table-cell office:value-type="float" office:value="15.0905175637761" calcext:value-type="float">
            <text:p>15.0905175638</text:p>
          </table:table-cell>
          <table:table-cell office:value-type="float" office:value="14.6850343219709" calcext:value-type="float">
            <text:p>14.685034322</text:p>
          </table:table-cell>
          <table:table-cell office:value-type="float" office:value="14.2841166862182" calcext:value-type="float">
            <text:p>14.2841166862</text:p>
          </table:table-cell>
          <table:table-cell office:value-type="float" office:value="13.9048702740197" calcext:value-type="float">
            <text:p>13.904870274</text:p>
          </table:table-cell>
          <table:table-cell office:value-type="float" office:value="13.5431479739574" calcext:value-type="float">
            <text:p>13.543147974</text:p>
          </table:table-cell>
          <table:table-cell office:value-type="float" office:value="13.2136835023101" calcext:value-type="float">
            <text:p>13.2136835023</text:p>
          </table:table-cell>
          <table:table-cell office:value-type="float" office:value="12.9069244875802" calcext:value-type="float">
            <text:p>12.9069244876</text:p>
          </table:table-cell>
          <table:table-cell office:value-type="float" office:value="13.0618911140418" calcext:value-type="float">
            <text:p>13.061891114</text:p>
          </table:table-cell>
          <table:table-cell office:value-type="float" office:value="12.7510191114849" calcext:value-type="float">
            <text:p>12.7510191115</text:p>
          </table:table-cell>
          <table:table-cell office:value-type="float" office:value="12.4546062718377" calcext:value-type="float">
            <text:p>12.4546062718</text:p>
          </table:table-cell>
          <table:table-cell office:value-type="float" office:value="12.2178423104819" calcext:value-type="float">
            <text:p>12.2178423105</text:p>
          </table:table-cell>
          <table:table-cell office:value-type="float" office:value="11.9617576720203" calcext:value-type="float">
            <text:p>11.961757672</text:p>
          </table:table-cell>
          <table:table-cell office:value-type="float" office:value="12.1770221041221" calcext:value-type="float">
            <text:p>12.1770221041</text:p>
          </table:table-cell>
          <table:table-cell office:value-type="float" office:value="11.9197741981774" calcext:value-type="float">
            <text:p>11.9197741982</text:p>
          </table:table-cell>
          <table:table-cell office:value-type="float" office:value="11.6732449549803" calcext:value-type="float">
            <text:p>11.673244955</text:p>
          </table:table-cell>
          <table:table-cell office:value-type="float" office:value="11.4357193432048" calcext:value-type="float">
            <text:p>11.4357193432</text:p>
          </table:table-cell>
          <table:table-cell office:value-type="float" office:value="11.2087323668351" calcext:value-type="float">
            <text:p>11.2087323668</text:p>
          </table:table-cell>
          <table:table-cell office:value-type="float" office:value="11.375377099784" calcext:value-type="float">
            <text:p>11.3753770998</text:p>
          </table:table-cell>
          <table:table-cell office:value-type="float" office:value="11.1611693395816" calcext:value-type="float">
            <text:p>11.1611693396</text:p>
          </table:table-cell>
          <table:table-cell office:value-type="float" office:value="10.9574175561744" calcext:value-type="float">
            <text:p>10.9574175562</text:p>
          </table:table-cell>
          <table:table-cell office:value-type="float" office:value="10.7588834082686" calcext:value-type="float">
            <text:p>10.7588834083</text:p>
          </table:table-cell>
          <table:table-cell office:value-type="float" office:value="10.5698550702819" calcext:value-type="float">
            <text:p>10.5698550703</text:p>
          </table:table-cell>
          <table:table-cell office:value-type="float" office:value="10.3839544953064" calcext:value-type="float">
            <text:p>10.3839544953</text:p>
          </table:table-cell>
          <table:table-cell office:value-type="float" office:value="10.2108166916086" calcext:value-type="float">
            <text:p>10.2108166916</text:p>
          </table:table-cell>
          <table:table-cell office:value-type="float" office:value="10.0410151075982" calcext:value-type="float">
            <text:p>10.0410151076</text:p>
          </table:table-cell>
          <table:table-cell office:value-type="float" office:value="9.87483813237206" calcext:value-type="float">
            <text:p>9.8748381324</text:p>
          </table:table-cell>
          <table:table-cell office:value-type="float" office:value="9.7162962438159" calcext:value-type="float">
            <text:p>9.7162962438</text:p>
          </table:table-cell>
          <table:table-cell office:value-type="float" office:value="9.56114383711191" calcext:value-type="float">
            <text:p>9.5611438371</text:p>
          </table:table-cell>
          <table:table-cell office:value-type="float" office:value="9.41277812129392" calcext:value-type="float">
            <text:p>9.4127781213</text:p>
          </table:table-cell>
          <table:table-cell office:value-type="float" office:value="9.26912013236866" calcext:value-type="float">
            <text:p>9.2691201324</text:p>
          </table:table-cell>
          <table:table-cell office:value-type="float" office:value="9.12995371555659" calcext:value-type="float">
            <text:p>9.1299537156</text:p>
          </table:table-cell>
          <table:table-cell office:value-type="float" office:value="8.99506711714806" calcext:value-type="float">
            <text:p>8.9950671171</text:p>
          </table:table-cell>
          <table:table-cell office:value-type="float" office:value="8.8587782214337" calcext:value-type="float">
            <text:p>8.8587782214</text:p>
          </table:table-cell>
          <table:table-cell office:value-type="float" office:value="8.75413234780529" calcext:value-type="float">
            <text:p>8.7541323478</text:p>
          </table:table-cell>
          <table:table-cell office:value-type="float" office:value="8.63072554057868" calcext:value-type="float">
            <text:p>8.6307255406</text:p>
          </table:table-cell>
          <table:table-cell office:value-type="float" office:value="8.50614241648308" calcext:value-type="float">
            <text:p>8.5061424165</text:p>
          </table:table-cell>
          <table:table-cell office:value-type="float" office:value="8.38511881021878" calcext:value-type="float">
            <text:p>8.3851188102</text:p>
          </table:table-cell>
          <table:table-cell office:value-type="float" office:value="8.27427347042038" calcext:value-type="float">
            <text:p>8.2742734704</text:p>
          </table:table-cell>
          <table:table-cell office:value-type="float" office:value="8.1605525961745" calcext:value-type="float">
            <text:p>8.1605525962</text:p>
          </table:table-cell>
          <table:table-cell office:value-type="float" office:value="8.04994736231893" calcext:value-type="float">
            <text:p>8.0499473623</text:p>
          </table:table-cell>
          <table:table-cell office:value-type="float" office:value="8.165167084153" calcext:value-type="float">
            <text:p>8.1651670842</text:p>
          </table:table-cell>
          <table:table-cell office:value-type="float" office:value="8.05744979669386" calcext:value-type="float">
            <text:p>8.0574497967</text:p>
          </table:table-cell>
          <table:table-cell office:value-type="float" office:value="7.95820834784963" calcext:value-type="float">
            <text:p>7.9582083478</text:p>
          </table:table-cell>
          <table:table-cell office:value-type="float" office:value="7.85812771261616" calcext:value-type="float">
            <text:p>7.8581277126</text:p>
          </table:table-cell>
          <table:table-cell office:value-type="float" office:value="7.75942636850128" calcext:value-type="float">
            <text:p>7.7594263685</text:p>
          </table:table-cell>
          <table:table-cell office:value-type="float" office:value="7.66772603072951" calcext:value-type="float">
            <text:p>7.6677260307</text:p>
          </table:table-cell>
          <table:table-cell office:value-type="float" office:value="7.57387224124108" calcext:value-type="float">
            <text:p>7.5738722412</text:p>
          </table:table-cell>
          <table:table-cell office:value-type="float" office:value="7.48233582927089" calcext:value-type="float">
            <text:p>7.4823358293</text:p>
          </table:table-cell>
          <table:table-cell office:value-type="float" office:value="7.39550819057729" calcext:value-type="float">
            <text:p>7.3955081906</text:p>
          </table:table-cell>
          <table:table-cell office:value-type="float" office:value="7.30944182002664" calcext:value-type="float">
            <text:p>7.30944182</text:p>
          </table:table-cell>
          <table:table-cell office:value-type="float" office:value="7.22432254683174" calcext:value-type="float">
            <text:p>7.2243225468</text:p>
          </table:table-cell>
          <table:table-cell office:value-type="float" office:value="7.14359486341485" calcext:value-type="float">
            <text:p>7.1435948634</text:p>
          </table:table-cell>
          <table:table-cell office:value-type="float" office:value="7.0634600328504" calcext:value-type="float">
            <text:p>7.0634600329</text:p>
          </table:table-cell>
          <table:table-cell office:value-type="float" office:value="6.98410328387115" calcext:value-type="float">
            <text:p>6.9841032839</text:p>
          </table:table-cell>
          <table:table-cell office:value-type="float" office:value="6.90885744492257" calcext:value-type="float">
            <text:p>6.9088574449</text:p>
          </table:table-cell>
          <table:table-cell office:value-type="float" office:value="6.83530089856392" calcext:value-type="float">
            <text:p>6.8353008986</text:p>
          </table:table-cell>
          <table:table-cell office:value-type="float" office:value="6.75957283266214" calcext:value-type="float">
            <text:p>6.7595728327</text:p>
          </table:table-cell>
          <table:table-cell office:value-type="float" office:value="6.70559406184531" calcext:value-type="float">
            <text:p>6.7055940618</text:p>
          </table:table-cell>
          <table:table-cell office:value-type="float" office:value="6.63664705526434" calcext:value-type="float">
            <text:p>6.6366470553</text:p>
          </table:table-cell>
          <table:table-cell office:value-type="float" office:value="6.56565611894948" calcext:value-type="float">
            <text:p>6.5656561189</text:p>
          </table:table-cell>
          <table:table-cell office:value-type="float" office:value="6.49617562808812" calcext:value-type="float">
            <text:p>6.4961756281</text:p>
          </table:table-cell>
          <table:table-cell office:value-type="float" office:value="6.42785027417827" calcext:value-type="float">
            <text:p>6.4278502742</text:p>
          </table:table-cell>
          <table:table-cell office:value-type="float" office:value="6.36625912220279" calcext:value-type="float">
            <text:p>6.3662591222</text:p>
          </table:table-cell>
          <table:table-cell office:value-type="float" office:value="6.30151800264109" calcext:value-type="float">
            <text:p>6.3015180026</text:p>
          </table:table-cell>
          <table:table-cell office:value-type="float" office:value="6.23809813041738" calcext:value-type="float">
            <text:p>6.2380981304</text:p>
          </table:table-cell>
          <table:table-cell office:value-type="float" office:value="6.17595946773354" calcext:value-type="float">
            <text:p>6.1759594677</text:p>
          </table:table-cell>
          <table:table-cell office:value-type="float" office:value="6.11935086990153" calcext:value-type="float">
            <text:p>6.1193508699</text:p>
          </table:table-cell>
          <table:table-cell office:value-type="float" office:value="6.06034168180008" calcext:value-type="float">
            <text:p>6.0603416818</text:p>
          </table:table-cell>
          <table:table-cell office:value-type="float" office:value="6.0017733371228" calcext:value-type="float">
            <text:p>6.0017733371</text:p>
          </table:table-cell>
          <table:table-cell office:value-type="float" office:value="5.94434224185673" calcext:value-type="float">
            <text:p>5.9443422419</text:p>
          </table:table-cell>
          <table:table-cell office:value-type="float" office:value="5.89213798649783" calcext:value-type="float">
            <text:p>5.8921379865</text:p>
          </table:table-cell>
          <table:table-cell office:value-type="float" office:value="5.83754069968981" calcext:value-type="float">
            <text:p>5.8375406997</text:p>
          </table:table-cell>
          <table:table-cell office:value-type="float" office:value="5.78397355036873" calcext:value-type="float">
            <text:p>5.7839735504</text:p>
          </table:table-cell>
          <table:table-cell office:value-type="float" office:value="5.73330528780823" calcext:value-type="float">
            <text:p>5.7333052878</text:p>
          </table:table-cell>
          <table:table-cell office:value-type="float" office:value="5.68169526543645" calcext:value-type="float">
            <text:p>5.6816952654</text:p>
          </table:table-cell>
          <table:table-cell office:value-type="float" office:value="5.63103221595221" calcext:value-type="float">
            <text:p>5.631032216</text:p>
          </table:table-cell>
          <table:table-cell office:value-type="float" office:value="5.58313619086534" calcext:value-type="float">
            <text:p>5.5831361909</text:p>
          </table:table-cell>
          <table:table-cell office:value-type="float" office:value="5.53510793180234" calcext:value-type="float">
            <text:p>5.5351079318</text:p>
          </table:table-cell>
          <table:table-cell office:value-type="float" office:value="5.48599527150038" calcext:value-type="float">
            <text:p>5.4859952715</text:p>
          </table:table-cell>
          <table:table-cell office:value-type="float" office:value="5.43954021218849" calcext:value-type="float">
            <text:p>5.4395402122</text:p>
          </table:table-cell>
          <table:table-cell office:value-type="float" office:value="5.39500323505528" calcext:value-type="float">
            <text:p>5.3950032351</text:p>
          </table:table-cell>
          <table:table-cell office:value-type="float" office:value="5.34928659583145" calcext:value-type="float">
            <text:p>5.3492865958</text:p>
          </table:table-cell>
          <table:table-cell office:value-type="float" office:value="5.30534446513353" calcext:value-type="float">
            <text:p>5.3053444651</text:p>
          </table:table-cell>
          <table:table-cell office:value-type="float" office:value="5.26309767018706" calcext:value-type="float">
            <text:p>5.2630976702</text:p>
          </table:table-cell>
          <table:table-cell office:value-type="float" office:value="5.22063073598948" calcext:value-type="float">
            <text:p>5.220630736</text:p>
          </table:table-cell>
          <table:table-cell office:value-type="float" office:value="5.17704972121631" calcext:value-type="float">
            <text:p>5.1770497212</text:p>
          </table:table-cell>
          <table:table-cell office:value-type="float" office:value="5.13587908661666" calcext:value-type="float">
            <text:p>5.1358790866</text:p>
          </table:table-cell>
          <table:table-cell office:value-type="float" office:value="5.09747130825493" calcext:value-type="float">
            <text:p>5.0974713083</text:p>
          </table:table-cell>
          <table:table-cell office:value-type="float" office:value="5.05568875654793" calcext:value-type="float">
            <text:p>5.0556887565</text:p>
          </table:table-cell>
          <table:table-cell office:value-type="float" office:value="5.01486600225064" calcext:value-type="float">
            <text:p>5.0148660023</text:p>
          </table:table-cell>
          <table:table-cell office:value-type="float" office:value="4.97857756420453" calcext:value-type="float">
            <text:p>4.9785775642</text:p>
          </table:table-cell>
          <table:table-cell office:value-type="float" office:value="4.94164754224291" calcext:value-type="float">
            <text:p>4.9416475422</text:p>
          </table:table-cell>
          <table:table-cell office:value-type="float" office:value="4.90246991894458" calcext:value-type="float">
            <text:p>4.9024699189</text:p>
          </table:table-cell>
          <table:table-cell office:value-type="float" office:value="4.87841507460903" calcext:value-type="float">
            <text:p>4.8784150746</text:p>
          </table:table-cell>
          <table:table-cell office:value-type="float" office:value="4.84045694877149" calcext:value-type="float">
            <text:p>4.8404569488</text:p>
          </table:table-cell>
          <table:table-cell office:value-type="float" office:value="4.80293402668799" calcext:value-type="float">
            <text:p>4.8029340267</text:p>
          </table:table-cell>
          <table:table-cell office:value-type="float" office:value="4.76995068559448" calcext:value-type="float">
            <text:p>4.7699506856</text:p>
          </table:table-cell>
          <table:table-cell office:value-type="float" office:value="4.73380213057454" calcext:value-type="float">
            <text:p>4.7338021306</text:p>
          </table:table-cell>
          <table:table-cell office:value-type="float" office:value="4.69820128093369" calcext:value-type="float">
            <text:p>4.6982012809</text:p>
          </table:table-cell>
          <table:table-cell office:value-type="float" office:value="4.66313578241526" calcext:value-type="float">
            <text:p>4.6631357824</text:p>
          </table:table-cell>
          <table:table-cell office:value-type="float" office:value="4.62859364954636" calcext:value-type="float">
            <text:p>4.6285936495</text:p>
          </table:table-cell>
          <table:table-cell office:value-type="float" office:value="4.59812332387958" calcext:value-type="float">
            <text:p>4.5981233239</text:p>
          </table:table-cell>
          <table:table-cell office:value-type="float" office:value="4.56494867094457" calcext:value-type="float">
            <text:p>4.5649486709</text:p>
          </table:table-cell>
          <table:table-cell office:value-type="float" office:value="4.53225831951225" calcext:value-type="float">
            <text:p>4.5322583195</text:p>
          </table:table-cell>
          <table:table-cell office:value-type="float" office:value="4.5000417412891" calcext:value-type="float">
            <text:p>4.5000417413</text:p>
          </table:table-cell>
          <table:table-cell office:value-type="float" office:value="4.47137309339876" calcext:value-type="float">
            <text:p>4.4713730934</text:p>
          </table:table-cell>
          <table:table-cell office:value-type="float" office:value="4.44005164647961" calcext:value-type="float">
            <text:p>4.4400516465</text:p>
          </table:table-cell>
          <table:table-cell office:value-type="float" office:value="4.40917447540329" calcext:value-type="float">
            <text:p>4.4091744754</text:p>
          </table:table-cell>
          <table:table-cell office:value-type="float" office:value="4.37873219406043" calcext:value-type="float">
            <text:p>4.3787321941</text:p>
          </table:table-cell>
          <table:table-cell office:value-type="float" office:value="4.35064644065019" calcext:value-type="float">
            <text:p>4.3506464407</text:p>
          </table:table-cell>
          <table:table-cell office:value-type="float" office:value="4.32154072142106" calcext:value-type="float">
            <text:p>4.3215407214</text:p>
          </table:table-cell>
          <table:table-cell office:value-type="float" office:value="4.29233265109896" calcext:value-type="float">
            <text:p>4.2923326511</text:p>
          </table:table-cell>
          <table:table-cell office:value-type="float" office:value="4.26455347930553" calcext:value-type="float">
            <text:p>4.2645534793</text:p>
          </table:table-cell>
          <table:table-cell office:value-type="float" office:value="4.23725719328898" calcext:value-type="float">
            <text:p>4.2372571933</text:p>
          </table:table-cell>
          <table:table-cell office:value-type="float" office:value="4.20921066174458" calcext:value-type="float">
            <text:p>4.2092106617</text:p>
          </table:table-cell>
          <table:table-cell office:value-type="float" office:value="4.18339360667512" calcext:value-type="float">
            <text:p>4.1833936067</text:p>
          </table:table-cell>
          <table:table-cell office:value-type="float" office:value="4.15656713510832" calcext:value-type="float">
            <text:p>4.1565671351</text:p>
          </table:table-cell>
          <table:table-cell office:value-type="float" office:value="4.12961219066865" calcext:value-type="float">
            <text:p>4.1296121907</text:p>
          </table:table-cell>
          <table:table-cell office:value-type="float" office:value="4.10400009447515" calcext:value-type="float">
            <text:p>4.1040000945</text:p>
          </table:table-cell>
          <table:table-cell office:value-type="float" office:value="4.07882361957579" calcext:value-type="float">
            <text:p>4.0788236196</text:p>
          </table:table-cell>
          <table:table-cell office:value-type="float" office:value="4.05276267391888" calcext:value-type="float">
            <text:p>4.0527626739</text:p>
          </table:table-cell>
          <table:table-cell office:value-type="float" office:value="4.02824162076374" calcext:value-type="float">
            <text:p>4.0282416208</text:p>
          </table:table-cell>
          <table:table-cell office:value-type="float" office:value="4.00474308124857" calcext:value-type="float">
            <text:p>4.0047430812</text:p>
          </table:table-cell>
          <table:table-cell office:value-type="float" office:value="3.98025059583714" calcext:value-type="float">
            <text:p>3.9802505958</text:p>
          </table:table-cell>
          <table:table-cell office:value-type="float" office:value="3.95509247185496" calcext:value-type="float">
            <text:p>3.9550924719</text:p>
          </table:table-cell>
          <table:table-cell office:value-type="float" office:value="3.93249644888105" calcext:value-type="float">
            <text:p>3.9324964489</text:p>
          </table:table-cell>
          <table:table-cell office:value-type="float" office:value="3.91018378017802" calcext:value-type="float">
            <text:p>3.9101837802</text:p>
          </table:table-cell>
          <table:table-cell office:value-type="float" office:value="3.88592963872755" calcext:value-type="float">
            <text:p>3.8859296387</text:p>
          </table:table-cell>
          <table:table-cell office:value-type="float" office:value="3.86215531983406" calcext:value-type="float">
            <text:p>3.8621553198</text:p>
          </table:table-cell>
          <table:table-cell office:value-type="float" office:value="3.84145828047832" calcext:value-type="float">
            <text:p>3.8414582805</text:p>
          </table:table-cell>
          <table:table-cell office:value-type="float" office:value="3.82024493399001" calcext:value-type="float">
            <text:p>3.820244934</text:p>
          </table:table-cell>
          <table:table-cell office:value-type="float" office:value="3.79709193439007" calcext:value-type="float">
            <text:p>3.7970919344</text:p>
          </table:table-cell>
          <table:table-cell office:value-type="float" office:value="3.77424961554828" calcext:value-type="float">
            <text:p>3.7742496155</text:p>
          </table:table-cell>
          <table:table-cell office:value-type="float" office:value="3.75381892814381" calcext:value-type="float">
            <text:p>3.7538189281</text:p>
          </table:table-cell>
          <table:table-cell office:value-type="float" office:value="3.73363232414531" calcext:value-type="float">
            <text:p>3.7336323241</text:p>
          </table:table-cell>
          <table:table-cell office:value-type="float" office:value="3.71157099090571" calcext:value-type="float">
            <text:p>3.7115709909</text:p>
          </table:table-cell>
          <table:table-cell office:value-type="float" office:value="3.68976920276305" calcext:value-type="float">
            <text:p>3.6897692028</text:p>
          </table:table-cell>
          <table:table-cell office:value-type="float" office:value="3.67104855189805" calcext:value-type="float">
            <text:p>3.6710485519</text:p>
          </table:table-cell>
          <table:table-cell office:value-type="float" office:value="3.651080674092" calcext:value-type="float">
            <text:p>3.6510806741</text:p>
          </table:table-cell>
          <table:table-cell office:value-type="float" office:value="3.62997616152499" calcext:value-type="float">
            <text:p>3.6299761615</text:p>
          </table:table-cell>
          <table:table-cell office:value-type="float" office:value="3.60914449971538" calcext:value-type="float">
            <text:p>3.6091444997</text:p>
          </table:table-cell>
          <table:table-cell office:value-type="float" office:value="3.59146424362862" calcext:value-type="float">
            <text:p>3.5914642436</text:p>
          </table:table-cell>
          <table:table-cell office:value-type="float" office:value="3.57249001176069" calcext:value-type="float">
            <text:p>3.5724900118</text:p>
          </table:table-cell>
          <table:table-cell office:value-type="float" office:value="3.55250131100488" calcext:value-type="float">
            <text:p>3.552501311</text:p>
          </table:table-cell>
          <table:table-cell office:value-type="float" office:value="3.53257302839616" calcext:value-type="float">
            <text:p>3.5325730284</text:p>
          </table:table-cell>
          <table:table-cell office:value-type="float" office:value="3.51635039640789" calcext:value-type="float">
            <text:p>3.5163503964</text:p>
          </table:table-cell>
          <table:table-cell office:value-type="float" office:value="3.49717866080791" calcext:value-type="float">
            <text:p>3.4971786608</text:p>
          </table:table-cell>
          <table:table-cell office:value-type="float" office:value="3.47796648570624" calcext:value-type="float">
            <text:p>3.4779664857</text:p>
          </table:table-cell>
          <table:table-cell office:value-type="float" office:value="3.4616869977877" calcext:value-type="float">
            <text:p>3.4616869978</text:p>
          </table:table-cell>
          <table:table-cell office:value-type="float" office:value="3.44324264547584" calcext:value-type="float">
            <text:p>3.4432426455</text:p>
          </table:table-cell>
          <table:table-cell office:value-type="float" office:value="3.4247168157612" calcext:value-type="float">
            <text:p>3.4247168158</text:p>
          </table:table-cell>
          <table:table-cell office:value-type="float" office:value="3.40639126528672" calcext:value-type="float">
            <text:p>3.4063912653</text:p>
          </table:table-cell>
          <table:table-cell office:value-type="float" office:value="3.39002531665078" calcext:value-type="float">
            <text:p>3.3900253167</text:p>
          </table:table-cell>
          <table:table-cell office:value-type="float" office:value="3.37263261294845" calcext:value-type="float">
            <text:p>3.3726326129</text:p>
          </table:table-cell>
          <table:table-cell office:value-type="float" office:value="3.35472109376602" calcext:value-type="float">
            <text:p>3.3547210938</text:p>
          </table:table-cell>
          <table:table-cell office:value-type="float" office:value="3.33697124670906" calcext:value-type="float">
            <text:p>3.3369712467</text:p>
          </table:table-cell>
          <table:table-cell office:value-type="float" office:value="3.32271730279216" calcext:value-type="float">
            <text:p>3.3227173028</text:p>
          </table:table-cell>
          <table:table-cell office:value-type="float" office:value="3.30801773411017" calcext:value-type="float">
            <text:p>3.3080177341</text:p>
          </table:table-cell>
          <table:table-cell office:value-type="float" office:value="3.29081590740466" calcext:value-type="float">
            <text:p>3.2908159074</text:p>
          </table:table-cell>
          <table:table-cell office:value-type="float" office:value="3.27379233797071" calcext:value-type="float">
            <text:p>3.273792338</text:p>
          </table:table-cell>
          <table:table-cell office:value-type="float" office:value="3.25694426925257" calcext:value-type="float">
            <text:p>3.2569442693</text:p>
          </table:table-cell>
          <table:table-cell office:value-type="float" office:value="3.24026900123924" calcext:value-type="float">
            <text:p>3.2402690012</text:p>
          </table:table-cell>
          <table:table-cell office:value-type="float" office:value="3.226365076154" calcext:value-type="float">
            <text:p>3.2263650762</text:p>
          </table:table-cell>
          <table:table-cell office:value-type="float" office:value="3.21126677340638" calcext:value-type="float">
            <text:p>3.2112667734</text:p>
          </table:table-cell>
          <table:table-cell office:value-type="float" office:value="3.19522244615676" calcext:value-type="float">
            <text:p>3.1952224462</text:p>
          </table:table-cell>
          <table:table-cell office:value-type="float" office:value="3.1922659596102" calcext:value-type="float">
            <text:p>3.1922659596</text:p>
          </table:table-cell>
          <table:table-cell office:value-type="float" office:value="3.17633096484542" calcext:value-type="float">
            <text:p>3.176330964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6.7403820554732" calcext:value-type="float">
            <text:p>16.7403820555</text:p>
          </table:table-cell>
          <table:table-cell office:value-type="string" calcext:value-type="string">
            <text:p><text:s/>global min</text:p>
          </table:table-cell>
          <table:table-cell office:value-type="float" office:value="-5.12479657333417" calcext:value-type="float">
            <text:p>-5.1247965733</text:p>
          </table:table-cell>
          <table:table-cell office:value-type="string" calcext:value-type="string">
            <text:p><text:s/>range</text:p>
          </table:table-cell>
          <table:table-cell office:value-type="float" office:value="21.8651786288074" calcext:value-type="float">
            <text:p>21.865178628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6.7341981160584" calcext:value-type="float">
            <text:p>16.7341981161</text:p>
          </table:table-cell>
          <table:table-cell office:value-type="float" office:value="13.7037356085689" calcext:value-type="float">
            <text:p>13.7037356086</text:p>
          </table:table-cell>
          <table:table-cell office:value-type="float" office:value="9.70642532764312" calcext:value-type="float">
            <text:p>9.7064253276</text:p>
          </table:table-cell>
          <table:table-cell office:value-type="float" office:value="12.0989513028944" calcext:value-type="float">
            <text:p>12.0989513029</text:p>
          </table:table-cell>
          <table:table-cell office:value-type="float" office:value="10.8811560379509" calcext:value-type="float">
            <text:p>10.881156038</text:p>
          </table:table-cell>
          <table:table-cell office:value-type="float" office:value="11.360999430859" calcext:value-type="float">
            <text:p>11.3609994309</text:p>
          </table:table-cell>
          <table:table-cell office:value-type="float" office:value="11.6134626315655" calcext:value-type="float">
            <text:p>11.6134626316</text:p>
          </table:table-cell>
          <table:table-cell office:value-type="float" office:value="12.7195022444698" calcext:value-type="float">
            <text:p>12.7195022445</text:p>
          </table:table-cell>
          <table:table-cell office:value-type="float" office:value="13.4269748580085" calcext:value-type="float">
            <text:p>13.426974858</text:p>
          </table:table-cell>
          <table:table-cell office:value-type="float" office:value="13.6642064158009" calcext:value-type="float">
            <text:p>13.6642064158</text:p>
          </table:table-cell>
          <table:table-cell office:value-type="float" office:value="13.6231044020578" calcext:value-type="float">
            <text:p>13.6231044021</text:p>
          </table:table-cell>
          <table:table-cell office:value-type="float" office:value="13.9253538999173" calcext:value-type="float">
            <text:p>13.9253538999</text:p>
          </table:table-cell>
          <table:table-cell office:value-type="float" office:value="14.0861182062209" calcext:value-type="float">
            <text:p>14.0861182062</text:p>
          </table:table-cell>
          <table:table-cell office:value-type="float" office:value="13.3068896452572" calcext:value-type="float">
            <text:p>13.3068896453</text:p>
          </table:table-cell>
          <table:table-cell office:value-type="float" office:value="13.5590238414175" calcext:value-type="float">
            <text:p>13.5590238414</text:p>
          </table:table-cell>
          <table:table-cell office:value-type="float" office:value="13.8821209339674" calcext:value-type="float">
            <text:p>13.882120934</text:p>
          </table:table-cell>
          <table:table-cell office:value-type="float" office:value="13.467670780409" calcext:value-type="float">
            <text:p>13.4676707804</text:p>
          </table:table-cell>
          <table:table-cell office:value-type="float" office:value="13.0479820785371" calcext:value-type="float">
            <text:p>13.0479820785</text:p>
          </table:table-cell>
          <table:table-cell office:value-type="float" office:value="13.175473627283" calcext:value-type="float">
            <text:p>13.1754736273</text:p>
          </table:table-cell>
          <table:table-cell office:value-type="float" office:value="12.9704827961369" calcext:value-type="float">
            <text:p>12.9704827961</text:p>
          </table:table-cell>
          <table:table-cell office:value-type="float" office:value="13.1006215532074" calcext:value-type="float">
            <text:p>13.1006215532</text:p>
          </table:table-cell>
          <table:table-cell office:value-type="float" office:value="12.9857758520957" calcext:value-type="float">
            <text:p>12.9857758521</text:p>
          </table:table-cell>
          <table:table-cell office:value-type="float" office:value="13.2060701797281" calcext:value-type="float">
            <text:p>13.2060701797</text:p>
          </table:table-cell>
          <table:table-cell office:value-type="float" office:value="12.9484460119635" calcext:value-type="float">
            <text:p>12.948446012</text:p>
          </table:table-cell>
          <table:table-cell office:value-type="float" office:value="12.9376991841354" calcext:value-type="float">
            <text:p>12.9376991841</text:p>
          </table:table-cell>
          <table:table-cell office:value-type="float" office:value="12.7075790311204" calcext:value-type="float">
            <text:p>12.7075790311</text:p>
          </table:table-cell>
          <table:table-cell office:value-type="float" office:value="12.9245903640842" calcext:value-type="float">
            <text:p>12.9245903641</text:p>
          </table:table-cell>
          <table:table-cell office:value-type="float" office:value="12.4698562100382" calcext:value-type="float">
            <text:p>12.46985621</text:p>
          </table:table-cell>
          <table:table-cell office:value-type="float" office:value="12.285336984388" calcext:value-type="float">
            <text:p>12.2853369844</text:p>
          </table:table-cell>
          <table:table-cell office:value-type="float" office:value="12.1955470476709" calcext:value-type="float">
            <text:p>12.1955470477</text:p>
          </table:table-cell>
          <table:table-cell office:value-type="float" office:value="12.3003949260366" calcext:value-type="float">
            <text:p>12.300394926</text:p>
          </table:table-cell>
          <table:table-cell office:value-type="float" office:value="11.9170651520568" calcext:value-type="float">
            <text:p>11.9170651521</text:p>
          </table:table-cell>
          <table:table-cell office:value-type="float" office:value="11.7787977000208" calcext:value-type="float">
            <text:p>11.7787977</text:p>
          </table:table-cell>
          <table:table-cell office:value-type="float" office:value="11.4333578311579" calcext:value-type="float">
            <text:p>11.4333578312</text:p>
          </table:table-cell>
          <table:table-cell office:value-type="float" office:value="11.1365935186567" calcext:value-type="float">
            <text:p>11.1365935187</text:p>
          </table:table-cell>
          <table:table-cell office:value-type="float" office:value="11.1712056353175" calcext:value-type="float">
            <text:p>11.1712056353</text:p>
          </table:table-cell>
          <table:table-cell office:value-type="float" office:value="10.8777431560746" calcext:value-type="float">
            <text:p>10.8777431561</text:p>
          </table:table-cell>
          <table:table-cell office:value-type="float" office:value="10.5940741808019" calcext:value-type="float">
            <text:p>10.5940741808</text:p>
          </table:table-cell>
          <table:table-cell office:value-type="float" office:value="10.4029462587229" calcext:value-type="float">
            <text:p>10.4029462587</text:p>
          </table:table-cell>
          <table:table-cell office:value-type="float" office:value="10.1690377745952" calcext:value-type="float">
            <text:p>10.1690377746</text:p>
          </table:table-cell>
          <table:table-cell office:value-type="float" office:value="9.92864889968629" calcext:value-type="float">
            <text:p>9.9286488997</text:p>
          </table:table-cell>
          <table:table-cell office:value-type="float" office:value="9.69474571094527" calcext:value-type="float">
            <text:p>9.6947457109</text:p>
          </table:table-cell>
          <table:table-cell office:value-type="float" office:value="9.47656776193097" calcext:value-type="float">
            <text:p>9.4765677619</text:p>
          </table:table-cell>
          <table:table-cell office:value-type="float" office:value="9.27883955290979" calcext:value-type="float">
            <text:p>9.2788395529</text:p>
          </table:table-cell>
          <table:table-cell office:value-type="float" office:value="9.07960076069692" calcext:value-type="float">
            <text:p>9.0796007607</text:p>
          </table:table-cell>
          <table:table-cell office:value-type="float" office:value="8.89005302141943" calcext:value-type="float">
            <text:p>8.8900530214</text:p>
          </table:table-cell>
          <table:table-cell office:value-type="float" office:value="8.7075645295452" calcext:value-type="float">
            <text:p>8.7075645295</text:p>
          </table:table-cell>
          <table:table-cell office:value-type="float" office:value="8.53366536755326" calcext:value-type="float">
            <text:p>8.5336653676</text:p>
          </table:table-cell>
          <table:table-cell office:value-type="float" office:value="8.36342799374192" calcext:value-type="float">
            <text:p>8.3634279937</text:p>
          </table:table-cell>
          <table:table-cell office:value-type="float" office:value="8.2589611382615" calcext:value-type="float">
            <text:p>8.2589611383</text:p>
          </table:table-cell>
          <table:table-cell office:value-type="float" office:value="8.10776520234145" calcext:value-type="float">
            <text:p>8.1077652023</text:p>
          </table:table-cell>
          <table:table-cell office:value-type="float" office:value="7.95786767736047" calcext:value-type="float">
            <text:p>7.9578676774</text:p>
          </table:table-cell>
          <table:table-cell office:value-type="float" office:value="7.81451932031466" calcext:value-type="float">
            <text:p>7.8145193203</text:p>
          </table:table-cell>
          <table:table-cell office:value-type="float" office:value="7.67336218569397" calcext:value-type="float">
            <text:p>7.6733621857</text:p>
          </table:table-cell>
          <table:table-cell office:value-type="float" office:value="7.5403993232983" calcext:value-type="float">
            <text:p>7.5403993233</text:p>
          </table:table-cell>
          <table:table-cell office:value-type="float" office:value="7.41134029794174" calcext:value-type="float">
            <text:p>7.4113402979</text:p>
          </table:table-cell>
          <table:table-cell office:value-type="float" office:value="7.28763967436263" calcext:value-type="float">
            <text:p>7.2876396744</text:p>
          </table:table-cell>
          <table:table-cell office:value-type="float" office:value="7.16530164637012" calcext:value-type="float">
            <text:p>7.1653016464</text:p>
          </table:table-cell>
          <table:table-cell office:value-type="float" office:value="7.047466260049" calcext:value-type="float">
            <text:p>7.04746626</text:p>
          </table:table-cell>
          <table:table-cell office:value-type="float" office:value="6.93522672077036" calcext:value-type="float">
            <text:p>6.9352267208</text:p>
          </table:table-cell>
          <table:table-cell office:value-type="float" office:value="6.82744275410088" calcext:value-type="float">
            <text:p>6.8274427541</text:p>
          </table:table-cell>
          <table:table-cell office:value-type="float" office:value="6.72042003307986" calcext:value-type="float">
            <text:p>6.7204200331</text:p>
          </table:table-cell>
          <table:table-cell office:value-type="float" office:value="6.61946740960133" calcext:value-type="float">
            <text:p>6.6194674096</text:p>
          </table:table-cell>
          <table:table-cell office:value-type="float" office:value="6.51903876337001" calcext:value-type="float">
            <text:p>6.5190387634</text:p>
          </table:table-cell>
          <table:table-cell office:value-type="float" office:value="6.47701978767098" calcext:value-type="float">
            <text:p>6.4770197877</text:p>
          </table:table-cell>
          <table:table-cell office:value-type="float" office:value="6.38434380231131" calcext:value-type="float">
            <text:p>6.3843438023</text:p>
          </table:table-cell>
          <table:table-cell office:value-type="float" office:value="6.29192126870662" calcext:value-type="float">
            <text:p>6.2919212687</text:p>
          </table:table-cell>
          <table:table-cell office:value-type="float" office:value="6.20252557142305" calcext:value-type="float">
            <text:p>6.2025255714</text:p>
          </table:table-cell>
          <table:table-cell office:value-type="float" office:value="6.11717148927679" calcext:value-type="float">
            <text:p>6.1171714893</text:p>
          </table:table-cell>
          <table:table-cell office:value-type="float" office:value="6.03493196448615" calcext:value-type="float">
            <text:p>6.0349319645</text:p>
          </table:table-cell>
          <table:table-cell office:value-type="float" office:value="6.12165320672188" calcext:value-type="float">
            <text:p>6.1216532067</text:p>
          </table:table-cell>
          <table:table-cell office:value-type="float" office:value="6.15414803527234" calcext:value-type="float">
            <text:p>6.1541480353</text:p>
          </table:table-cell>
          <table:table-cell office:value-type="float" office:value="6.12431297097726" calcext:value-type="float">
            <text:p>6.124312971</text:p>
          </table:table-cell>
          <table:table-cell office:value-type="float" office:value="6.04414703962348" calcext:value-type="float">
            <text:p>6.0441470396</text:p>
          </table:table-cell>
          <table:table-cell office:value-type="float" office:value="5.96495461206268" calcext:value-type="float">
            <text:p>5.9649546121</text:p>
          </table:table-cell>
          <table:table-cell office:value-type="float" office:value="5.89058802378989" calcext:value-type="float">
            <text:p>5.8905880238</text:p>
          </table:table-cell>
          <table:table-cell office:value-type="float" office:value="5.81876746184369" calcext:value-type="float">
            <text:p>5.8187674618</text:p>
          </table:table-cell>
          <table:table-cell office:value-type="float" office:value="5.74662985400976" calcext:value-type="float">
            <text:p>5.746629854</text:p>
          </table:table-cell>
          <table:table-cell office:value-type="float" office:value="5.67658408185045" calcext:value-type="float">
            <text:p>5.6765840819</text:p>
          </table:table-cell>
          <table:table-cell office:value-type="float" office:value="5.60802720646228" calcext:value-type="float">
            <text:p>5.6080272065</text:p>
          </table:table-cell>
          <table:table-cell office:value-type="float" office:value="5.54324174408537" calcext:value-type="float">
            <text:p>5.5432417441</text:p>
          </table:table-cell>
          <table:table-cell office:value-type="float" office:value="5.47798311367942" calcext:value-type="float">
            <text:p>5.4779831137</text:p>
          </table:table-cell>
          <table:table-cell office:value-type="float" office:value="5.41454974909803" calcext:value-type="float">
            <text:p>5.4145497491</text:p>
          </table:table-cell>
          <table:table-cell office:value-type="float" office:value="5.35237694316588" calcext:value-type="float">
            <text:p>5.3523769432</text:p>
          </table:table-cell>
          <table:table-cell office:value-type="float" office:value="5.34990370828869" calcext:value-type="float">
            <text:p>5.3499037083</text:p>
          </table:table-cell>
          <table:table-cell office:value-type="float" office:value="5.29188627858688" calcext:value-type="float">
            <text:p>5.2918862786</text:p>
          </table:table-cell>
          <table:table-cell office:value-type="float" office:value="5.23326728746286" calcext:value-type="float">
            <text:p>5.2332672875</text:p>
          </table:table-cell>
          <table:table-cell office:value-type="float" office:value="5.17498828388445" calcext:value-type="float">
            <text:p>5.1749882839</text:p>
          </table:table-cell>
          <table:table-cell office:value-type="float" office:value="5.11900003407449" calcext:value-type="float">
            <text:p>5.1190000341</text:p>
          </table:table-cell>
          <table:table-cell office:value-type="float" office:value="5.06612675318402" calcext:value-type="float">
            <text:p>5.0661267532</text:p>
          </table:table-cell>
          <table:table-cell office:value-type="float" office:value="5.01256529491603" calcext:value-type="float">
            <text:p>5.0125652949</text:p>
          </table:table-cell>
          <table:table-cell office:value-type="float" office:value="4.96039625750851" calcext:value-type="float">
            <text:p>4.9603962575</text:p>
          </table:table-cell>
          <table:table-cell office:value-type="float" office:value="4.90912354560839" calcext:value-type="float">
            <text:p>4.9091235456</text:p>
          </table:table-cell>
          <table:table-cell office:value-type="float" office:value="4.85916493186175" calcext:value-type="float">
            <text:p>4.8591649319</text:p>
          </table:table-cell>
          <table:table-cell office:value-type="float" office:value="4.81003723837686" calcext:value-type="float">
            <text:p>4.8100372384</text:p>
          </table:table-cell>
          <table:table-cell office:value-type="float" office:value="4.76215157811693" calcext:value-type="float">
            <text:p>4.7621515781</text:p>
          </table:table-cell>
          <table:table-cell office:value-type="float" office:value="4.71503696443323" calcext:value-type="float">
            <text:p>4.7150369644</text:p>
          </table:table-cell>
          <table:table-cell office:value-type="float" office:value="4.6690979530964" calcext:value-type="float">
            <text:p>4.6690979531</text:p>
          </table:table-cell>
          <table:table-cell office:value-type="float" office:value="4.62387508539641" calcext:value-type="float">
            <text:p>4.6238750854</text:p>
          </table:table-cell>
          <table:table-cell office:value-type="float" office:value="4.58124038208177" calcext:value-type="float">
            <text:p>4.5812403821</text:p>
          </table:table-cell>
          <table:table-cell office:value-type="float" office:value="4.53685505251374" calcext:value-type="float">
            <text:p>4.5368550525</text:p>
          </table:table-cell>
          <table:table-cell office:value-type="float" office:value="4.49340269878874" calcext:value-type="float">
            <text:p>4.4934026988</text:p>
          </table:table-cell>
          <table:table-cell office:value-type="float" office:value="4.45281717650274" calcext:value-type="float">
            <text:p>4.4528171765</text:p>
          </table:table-cell>
          <table:table-cell office:value-type="float" office:value="4.41204983685775" calcext:value-type="float">
            <text:p>4.4120498369</text:p>
          </table:table-cell>
          <table:table-cell office:value-type="float" office:value="4.37003031460196" calcext:value-type="float">
            <text:p>4.3700303146</text:p>
          </table:table-cell>
          <table:table-cell office:value-type="float" office:value="4.34495271508488" calcext:value-type="float">
            <text:p>4.3449527151</text:p>
          </table:table-cell>
          <table:table-cell office:value-type="float" office:value="4.30526457845522" calcext:value-type="float">
            <text:p>4.3052645785</text:p>
          </table:table-cell>
          <table:table-cell office:value-type="float" office:value="4.26540528047469" calcext:value-type="float">
            <text:p>4.2654052805</text:p>
          </table:table-cell>
          <table:table-cell office:value-type="float" office:value="4.22627734575987" calcext:value-type="float">
            <text:p>4.2262773458</text:p>
          </table:table-cell>
          <table:table-cell office:value-type="float" office:value="4.19070295082869" calcext:value-type="float">
            <text:p>4.1907029508</text:p>
          </table:table-cell>
          <table:table-cell office:value-type="float" office:value="4.15325702296596" calcext:value-type="float">
            <text:p>4.153257023</text:p>
          </table:table-cell>
          <table:table-cell office:value-type="float" office:value="4.11647977238648" calcext:value-type="float">
            <text:p>4.1164797724</text:p>
          </table:table-cell>
          <table:table-cell office:value-type="float" office:value="4.08282149035944" calcext:value-type="float">
            <text:p>4.0828214904</text:p>
          </table:table-cell>
          <table:table-cell office:value-type="float" office:value="4.04730731025159" calcext:value-type="float">
            <text:p>4.0473073103</text:p>
          </table:table-cell>
          <table:table-cell office:value-type="float" office:value="4.01241076805867" calcext:value-type="float">
            <text:p>4.0124107681</text:p>
          </table:table-cell>
          <table:table-cell office:value-type="float" office:value="3.97811589038631" calcext:value-type="float">
            <text:p>3.9781158904</text:p>
          </table:table-cell>
          <table:table-cell office:value-type="float" office:value="3.94804340934664" calcext:value-type="float">
            <text:p>3.9480434093</text:p>
          </table:table-cell>
          <table:table-cell office:value-type="float" office:value="3.91487528687816" calcext:value-type="float">
            <text:p>3.9148752869</text:p>
          </table:table-cell>
          <table:table-cell office:value-type="float" office:value="3.88226461184611" calcext:value-type="float">
            <text:p>3.8822646118</text:p>
          </table:table-cell>
          <table:table-cell office:value-type="float" office:value="3.85019744806461" calcext:value-type="float">
            <text:p>3.8501974481</text:p>
          </table:table-cell>
          <table:table-cell office:value-type="float" office:value="3.82096518736432" calcext:value-type="float">
            <text:p>3.8209651874</text:p>
          </table:table-cell>
          <table:table-cell office:value-type="float" office:value="3.79050412002989" calcext:value-type="float">
            <text:p>3.79050412</text:p>
          </table:table-cell>
          <table:table-cell office:value-type="float" office:value="3.76053835460333" calcext:value-type="float">
            <text:p>3.7605383546</text:p>
          </table:table-cell>
          <table:table-cell office:value-type="float" office:value="3.7327363832221" calcext:value-type="float">
            <text:p>3.7327363832</text:p>
          </table:table-cell>
          <table:table-cell office:value-type="float" office:value="3.70371221193683" calcext:value-type="float">
            <text:p>3.7037122119</text:p>
          </table:table-cell>
          <table:table-cell office:value-type="float" office:value="3.67458913849341" calcext:value-type="float">
            <text:p>3.6745891385</text:p>
          </table:table-cell>
          <table:table-cell office:value-type="float" office:value="3.6481206720748" calcext:value-type="float">
            <text:p>3.6481206721</text:p>
          </table:table-cell>
          <table:table-cell office:value-type="float" office:value="3.62043781504737" calcext:value-type="float">
            <text:p>3.620437815</text:p>
          </table:table-cell>
          <table:table-cell office:value-type="float" office:value="3.59318414960176" calcext:value-type="float">
            <text:p>3.5931841496</text:p>
          </table:table-cell>
          <table:table-cell office:value-type="float" office:value="3.59337664209766" calcext:value-type="float">
            <text:p>3.5933766421</text:p>
          </table:table-cell>
          <table:table-cell office:value-type="float" office:value="3.56833631584753" calcext:value-type="float">
            <text:p>3.5683363158</text:p>
          </table:table-cell>
          <table:table-cell office:value-type="float" office:value="3.54209676021659" calcext:value-type="float">
            <text:p>3.5420967602</text:p>
          </table:table-cell>
          <table:table-cell office:value-type="float" office:value="3.51690831879238" calcext:value-type="float">
            <text:p>3.5169083188</text:p>
          </table:table-cell>
          <table:table-cell office:value-type="float" office:value="3.49144418934291" calcext:value-type="float">
            <text:p>3.4914441893</text:p>
          </table:table-cell>
          <table:table-cell office:value-type="float" office:value="3.46635730625566" calcext:value-type="float">
            <text:p>3.4663573063</text:p>
          </table:table-cell>
          <table:table-cell office:value-type="float" office:value="3.44317154594003" calcext:value-type="float">
            <text:p>3.4431715459</text:p>
          </table:table-cell>
          <table:table-cell office:value-type="float" office:value="3.418803249784" calcext:value-type="float">
            <text:p>3.4188032498</text:p>
          </table:table-cell>
          <table:table-cell office:value-type="float" office:value="3.50188910671375" calcext:value-type="float">
            <text:p>3.5018891067</text:p>
          </table:table-cell>
          <table:table-cell office:value-type="float" office:value="3.47744900502922" calcext:value-type="float">
            <text:p>3.477449005</text:p>
          </table:table-cell>
          <table:table-cell office:value-type="float" office:value="3.45398175535613" calcext:value-type="float">
            <text:p>3.4539817554</text:p>
          </table:table-cell>
          <table:table-cell office:value-type="float" office:value="3.43022809022994" calcext:value-type="float">
            <text:p>3.4302280902</text:p>
          </table:table-cell>
          <table:table-cell office:value-type="float" office:value="3.40742390685365" calcext:value-type="float">
            <text:p>3.4074239069</text:p>
          </table:table-cell>
          <table:table-cell office:value-type="float" office:value="3.38508537501149" calcext:value-type="float">
            <text:p>3.385085375</text:p>
          </table:table-cell>
          <table:table-cell office:value-type="float" office:value="3.36291140748222" calcext:value-type="float">
            <text:p>3.3629114075</text:p>
          </table:table-cell>
          <table:table-cell office:value-type="float" office:value="3.3404410872414" calcext:value-type="float">
            <text:p>3.3404410872</text:p>
          </table:table-cell>
          <table:table-cell office:value-type="float" office:value="3.31827857960662" calcext:value-type="float">
            <text:p>3.3182785796</text:p>
          </table:table-cell>
          <table:table-cell office:value-type="float" office:value="3.29701161002289" calcext:value-type="float">
            <text:p>3.29701161</text:p>
          </table:table-cell>
          <table:table-cell office:value-type="float" office:value="3.27544203814816" calcext:value-type="float">
            <text:p>3.2754420381</text:p>
          </table:table-cell>
          <table:table-cell office:value-type="float" office:value="3.25474802481024" calcext:value-type="float">
            <text:p>3.2547480248</text:p>
          </table:table-cell>
          <table:table-cell office:value-type="float" office:value="3.23446979700099" calcext:value-type="float">
            <text:p>3.234469797</text:p>
          </table:table-cell>
          <table:table-cell office:value-type="float" office:value="3.21432121590031" calcext:value-type="float">
            <text:p>3.2143212159</text:p>
          </table:table-cell>
          <table:table-cell office:value-type="float" office:value="3.19386328008888" calcext:value-type="float">
            <text:p>3.1938632801</text:p>
          </table:table-cell>
          <table:table-cell office:value-type="float" office:value="3.17321191850703" calcext:value-type="float">
            <text:p>3.1732119185</text:p>
          </table:table-cell>
          <table:table-cell office:value-type="float" office:value="3.15385362066475" calcext:value-type="float">
            <text:p>3.1538536207</text:p>
          </table:table-cell>
          <table:table-cell office:value-type="float" office:value="3.13488046087611" calcext:value-type="float">
            <text:p>3.1348804609</text:p>
          </table:table-cell>
          <table:table-cell office:value-type="float" office:value="3.1160160608115" calcext:value-type="float">
            <text:p>3.1160160608</text:p>
          </table:table-cell>
          <table:table-cell office:value-type="float" office:value="3.09683579910291" calcext:value-type="float">
            <text:p>3.0968357991</text:p>
          </table:table-cell>
          <table:table-cell office:value-type="float" office:value="3.0784509779111" calcext:value-type="float">
            <text:p>3.0784509779</text:p>
          </table:table-cell>
          <table:table-cell office:value-type="float" office:value="3.1076213848767" calcext:value-type="float">
            <text:p>3.1076213849</text:p>
          </table:table-cell>
          <table:table-cell office:value-type="float" office:value="3.08953008780512" calcext:value-type="float">
            <text:p>3.0895300878</text:p>
          </table:table-cell>
          <table:table-cell office:value-type="float" office:value="3.07034045993055" calcext:value-type="float">
            <text:p>3.0703404599</text:p>
          </table:table-cell>
          <table:table-cell office:value-type="float" office:value="3.05257313641739" calcext:value-type="float">
            <text:p>3.0525731364</text:p>
          </table:table-cell>
          <table:table-cell office:value-type="float" office:value="3.03515252731927" calcext:value-type="float">
            <text:p>3.0351525273</text:p>
          </table:table-cell>
          <table:table-cell office:value-type="float" office:value="3.01724502468751" calcext:value-type="float">
            <text:p>3.0172450247</text:p>
          </table:table-cell>
          <table:table-cell office:value-type="float" office:value="3.02191508722233" calcext:value-type="float">
            <text:p>3.0219150872</text:p>
          </table:table-cell>
          <table:table-cell office:value-type="float" office:value="3.00499399545246" calcext:value-type="float">
            <text:p>3.0049939955</text:p>
          </table:table-cell>
          <table:table-cell office:value-type="float" office:value="2.98814992392758" calcext:value-type="float">
            <text:p>2.9881499239</text:p>
          </table:table-cell>
          <table:table-cell office:value-type="float" office:value="2.97098662064565" calcext:value-type="float">
            <text:p>2.9709866206</text:p>
          </table:table-cell>
          <table:table-cell office:value-type="float" office:value="2.95398860570521" calcext:value-type="float">
            <text:p>2.9539886057</text:p>
          </table:table-cell>
          <table:table-cell office:value-type="float" office:value="2.93786522480944" calcext:value-type="float">
            <text:p>2.9378652248</text:p>
          </table:table-cell>
          <table:table-cell office:value-type="float" office:value="2.92180773256375" calcext:value-type="float">
            <text:p>2.9218077326</text:p>
          </table:table-cell>
          <table:table-cell office:value-type="float" office:value="2.90542928628468" calcext:value-type="float">
            <text:p>2.9054292863</text:p>
          </table:table-cell>
          <table:table-cell office:value-type="float" office:value="2.88883261386723" calcext:value-type="float">
            <text:p>2.8888326139</text:p>
          </table:table-cell>
          <table:table-cell office:value-type="float" office:value="2.87333377155073" calcext:value-type="float">
            <text:p>2.8733337716</text:p>
          </table:table-cell>
          <table:table-cell office:value-type="float" office:value="2.85813194344715" calcext:value-type="float">
            <text:p>2.8581319434</text:p>
          </table:table-cell>
          <table:table-cell office:value-type="float" office:value="2.84298365996619" calcext:value-type="float">
            <text:p>2.84298366</text:p>
          </table:table-cell>
          <table:table-cell office:value-type="float" office:value="2.82751321540459" calcext:value-type="float">
            <text:p>2.8275132154</text:p>
          </table:table-cell>
          <table:table-cell office:value-type="float" office:value="2.81162830970007" calcext:value-type="float">
            <text:p>2.8116283097</text:p>
          </table:table-cell>
          <table:table-cell office:value-type="float" office:value="2.79699370490173" calcext:value-type="float">
            <text:p>2.7969937049</text:p>
          </table:table-cell>
          <table:table-cell office:value-type="float" office:value="2.78263826128241" calcext:value-type="float">
            <text:p>2.7826382613</text:p>
          </table:table-cell>
          <table:table-cell office:value-type="float" office:value="2.76780778522953" calcext:value-type="float">
            <text:p>2.7678077852</text:p>
          </table:table-cell>
          <table:table-cell office:value-type="float" office:value="2.75317540713796" calcext:value-type="float">
            <text:p>2.7531754071</text:p>
          </table:table-cell>
          <table:table-cell office:value-type="float" office:value="2.73918009917981" calcext:value-type="float">
            <text:p>2.7391800992</text:p>
          </table:table-cell>
          <table:table-cell office:value-type="float" office:value="2.7254509348007" calcext:value-type="float">
            <text:p>2.7254509348</text:p>
          </table:table-cell>
          <table:table-cell office:value-type="float" office:value="2.71071876758557" calcext:value-type="float">
            <text:p>2.7107187676</text:p>
          </table:table-cell>
          <table:table-cell office:value-type="float" office:value="2.69717745190391" calcext:value-type="float">
            <text:p>2.6971774519</text:p>
          </table:table-cell>
          <table:table-cell office:value-type="float" office:value="2.68389315458583" calcext:value-type="float">
            <text:p>2.6838931546</text:p>
          </table:table-cell>
          <table:table-cell office:value-type="float" office:value="2.67014011703863" calcext:value-type="float">
            <text:p>2.670140117</text:p>
          </table:table-cell>
          <table:table-cell office:value-type="float" office:value="2.65656643902553" calcext:value-type="float">
            <text:p>2.656566439</text:p>
          </table:table-cell>
          <table:table-cell office:value-type="float" office:value="2.64359521592959" calcext:value-type="float">
            <text:p>2.6435952159</text:p>
          </table:table-cell>
          <table:table-cell office:value-type="float" office:value="2.6303026492104" calcext:value-type="float">
            <text:p>2.6303026492</text:p>
          </table:table-cell>
          <table:table-cell office:value-type="float" office:value="2.61678130706902" calcext:value-type="float">
            <text:p>2.6167813071</text:p>
          </table:table-cell>
          <table:table-cell office:value-type="float" office:value="2.60421784978263" calcext:value-type="float">
            <text:p>2.6042178498</text:p>
          </table:table-cell>
          <table:table-cell office:value-type="float" office:value="2.59479676068581" calcext:value-type="float">
            <text:p>2.5947967607</text:p>
          </table:table-cell>
          <table:table-cell office:value-type="float" office:value="2.581492471639" calcext:value-type="float">
            <text:p>2.5814924716</text:p>
          </table:table-cell>
          <table:table-cell office:value-type="float" office:value="2.5683239406437" calcext:value-type="float">
            <text:p>2.5683239406</text:p>
          </table:table-cell>
          <table:table-cell office:value-type="float" office:value="2.55528910031839" calcext:value-type="float">
            <text:p>2.5552891003</text:p>
          </table:table-cell>
          <table:table-cell office:value-type="float" office:value="2.54335346875515" calcext:value-type="float">
            <text:p>2.5433534688</text:p>
          </table:table-cell>
          <table:table-cell office:value-type="float" office:value="2.53074468226927" calcext:value-type="float">
            <text:p>2.5307446823</text:p>
          </table:table-cell>
          <table:table-cell office:value-type="float" office:value="2.51826198364825" calcext:value-type="float">
            <text:p>2.518261983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3337666063948" calcext:value-type="float">
            <text:p>12.3337666064</text:p>
          </table:table-cell>
          <table:table-cell office:value-type="string" calcext:value-type="string">
            <text:p><text:s/>global min</text:p>
          </table:table-cell>
          <table:table-cell office:value-type="float" office:value="-12.7003897432796" calcext:value-type="float">
            <text:p>-12.7003897433</text:p>
          </table:table-cell>
          <table:table-cell office:value-type="string" calcext:value-type="string">
            <text:p><text:s/>range</text:p>
          </table:table-cell>
          <table:table-cell office:value-type="float" office:value="25.0341563496744" calcext:value-type="float">
            <text:p>25.034156349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5.4980844402809" calcext:value-type="float">
            <text:p>15.4980844403</text:p>
          </table:table-cell>
          <table:table-cell office:value-type="float" office:value="17.579220778195" calcext:value-type="float">
            <text:p>17.5792207782</text:p>
          </table:table-cell>
          <table:table-cell office:value-type="float" office:value="13.1541729818923" calcext:value-type="float">
            <text:p>13.1541729819</text:p>
          </table:table-cell>
          <table:table-cell office:value-type="float" office:value="9.86562973641924" calcext:value-type="float">
            <text:p>9.8656297364</text:p>
          </table:table-cell>
          <table:table-cell office:value-type="float" office:value="11.8749991962664" calcext:value-type="float">
            <text:p>11.8749991963</text:p>
          </table:table-cell>
          <table:table-cell office:value-type="float" office:value="11.6230246390449" calcext:value-type="float">
            <text:p>11.623024639</text:p>
          </table:table-cell>
          <table:table-cell office:value-type="float" office:value="12.4333888033993" calcext:value-type="float">
            <text:p>12.4333888034</text:p>
          </table:table-cell>
          <table:table-cell office:value-type="float" office:value="13.4753490662979" calcext:value-type="float">
            <text:p>13.4753490663</text:p>
          </table:table-cell>
          <table:table-cell office:value-type="float" office:value="12.6376543319514" calcext:value-type="float">
            <text:p>12.637654332</text:p>
          </table:table-cell>
          <table:table-cell office:value-type="float" office:value="12.051595286585" calcext:value-type="float">
            <text:p>12.0515952866</text:p>
          </table:table-cell>
          <table:table-cell office:value-type="float" office:value="12.5401816117877" calcext:value-type="float">
            <text:p>12.5401816118</text:p>
          </table:table-cell>
          <table:table-cell office:value-type="float" office:value="11.9513797006112" calcext:value-type="float">
            <text:p>11.9513797006</text:p>
          </table:table-cell>
          <table:table-cell office:value-type="float" office:value="12.1043095355413" calcext:value-type="float">
            <text:p>12.1043095355</text:p>
          </table:table-cell>
          <table:table-cell office:value-type="float" office:value="11.6739173053661" calcext:value-type="float">
            <text:p>11.6739173054</text:p>
          </table:table-cell>
          <table:table-cell office:value-type="float" office:value="11.7744881890111" calcext:value-type="float">
            <text:p>11.774488189</text:p>
          </table:table-cell>
          <table:table-cell office:value-type="float" office:value="11.2822088289304" calcext:value-type="float">
            <text:p>11.2822088289</text:p>
          </table:table-cell>
          <table:table-cell office:value-type="float" office:value="10.7926837508336" calcext:value-type="float">
            <text:p>10.7926837508</text:p>
          </table:table-cell>
          <table:table-cell office:value-type="float" office:value="10.41983153101" calcext:value-type="float">
            <text:p>10.419831531</text:p>
          </table:table-cell>
          <table:table-cell office:value-type="float" office:value="10.6612975752883" calcext:value-type="float">
            <text:p>10.6612975753</text:p>
          </table:table-cell>
          <table:table-cell office:value-type="float" office:value="10.5923499098441" calcext:value-type="float">
            <text:p>10.5923499098</text:p>
          </table:table-cell>
          <table:table-cell office:value-type="float" office:value="11.1011053387167" calcext:value-type="float">
            <text:p>11.1011053387</text:p>
          </table:table-cell>
          <table:table-cell office:value-type="float" office:value="11.0109211584344" calcext:value-type="float">
            <text:p>11.0109211584</text:p>
          </table:table-cell>
          <table:table-cell office:value-type="float" office:value="10.9325576556611" calcext:value-type="float">
            <text:p>10.9325576557</text:p>
          </table:table-cell>
          <table:table-cell office:value-type="float" office:value="11.0175493791167" calcext:value-type="float">
            <text:p>11.0175493791</text:p>
          </table:table-cell>
          <table:table-cell office:value-type="float" office:value="10.8802679871346" calcext:value-type="float">
            <text:p>10.8802679871</text:p>
          </table:table-cell>
          <table:table-cell office:value-type="float" office:value="10.5719381989886" calcext:value-type="float">
            <text:p>10.571938199</text:p>
          </table:table-cell>
          <table:table-cell office:value-type="float" office:value="10.4766112297864" calcext:value-type="float">
            <text:p>10.4766112298</text:p>
          </table:table-cell>
          <table:table-cell office:value-type="float" office:value="10.5370000023328" calcext:value-type="float">
            <text:p>10.5370000023</text:p>
          </table:table-cell>
          <table:table-cell office:value-type="float" office:value="10.2577024629657" calcext:value-type="float">
            <text:p>10.257702463</text:p>
          </table:table-cell>
          <table:table-cell office:value-type="float" office:value="10.3441182321962" calcext:value-type="float">
            <text:p>10.3441182322</text:p>
          </table:table-cell>
          <table:table-cell office:value-type="float" office:value="10.0278082416956" calcext:value-type="float">
            <text:p>10.0278082417</text:p>
          </table:table-cell>
          <table:table-cell office:value-type="float" office:value="9.71711177472453" calcext:value-type="float">
            <text:p>9.7171117747</text:p>
          </table:table-cell>
          <table:table-cell office:value-type="float" office:value="9.55867508664353" calcext:value-type="float">
            <text:p>9.5586750866</text:p>
          </table:table-cell>
          <table:table-cell office:value-type="float" office:value="9.31059537332843" calcext:value-type="float">
            <text:p>9.3105953733</text:p>
          </table:table-cell>
          <table:table-cell office:value-type="float" office:value="9.15124824104214" calcext:value-type="float">
            <text:p>9.151248241</text:p>
          </table:table-cell>
          <table:table-cell office:value-type="float" office:value="9.13960531450869" calcext:value-type="float">
            <text:p>9.1396053145</text:p>
          </table:table-cell>
          <table:table-cell office:value-type="float" office:value="8.90016256707715" calcext:value-type="float">
            <text:p>8.9001625671</text:p>
          </table:table-cell>
          <table:table-cell office:value-type="float" office:value="8.84207352560383" calcext:value-type="float">
            <text:p>8.8420735256</text:p>
          </table:table-cell>
          <table:table-cell office:value-type="float" office:value="8.77306330414435" calcext:value-type="float">
            <text:p>8.7730633041</text:p>
          </table:table-cell>
          <table:table-cell office:value-type="float" office:value="8.61467100555793" calcext:value-type="float">
            <text:p>8.6146710056</text:p>
          </table:table-cell>
          <table:table-cell office:value-type="float" office:value="8.40531101394225" calcext:value-type="float">
            <text:p>8.4053110139</text:p>
          </table:table-cell>
          <table:table-cell office:value-type="float" office:value="8.22464145675893" calcext:value-type="float">
            <text:p>8.2246414568</text:p>
          </table:table-cell>
          <table:table-cell office:value-type="float" office:value="8.11391773733682" calcext:value-type="float">
            <text:p>8.1139177373</text:p>
          </table:table-cell>
          <table:table-cell office:value-type="float" office:value="8.02733045669932" calcext:value-type="float">
            <text:p>8.0273304567</text:p>
          </table:table-cell>
          <table:table-cell office:value-type="float" office:value="7.8551725278736" calcext:value-type="float">
            <text:p>7.8551725279</text:p>
          </table:table-cell>
          <table:table-cell office:value-type="float" office:value="7.75640557366942" calcext:value-type="float">
            <text:p>7.7564055737</text:p>
          </table:table-cell>
          <table:table-cell office:value-type="float" office:value="7.60019174422993" calcext:value-type="float">
            <text:p>7.6001917442</text:p>
          </table:table-cell>
          <table:table-cell office:value-type="float" office:value="7.45066407948089" calcext:value-type="float">
            <text:p>7.4506640795</text:p>
          </table:table-cell>
          <table:table-cell office:value-type="float" office:value="7.30706594704277" calcext:value-type="float">
            <text:p>7.307065947</text:p>
          </table:table-cell>
          <table:table-cell office:value-type="float" office:value="7.16652910129275" calcext:value-type="float">
            <text:p>7.1665291013</text:p>
          </table:table-cell>
          <table:table-cell office:value-type="float" office:value="7.07491451504612" calcext:value-type="float">
            <text:p>7.074914515</text:p>
          </table:table-cell>
          <table:table-cell office:value-type="float" office:value="7.19186617500171" calcext:value-type="float">
            <text:p>7.191866175</text:p>
          </table:table-cell>
          <table:table-cell office:value-type="float" office:value="7.06145782565341" calcext:value-type="float">
            <text:p>7.0614578257</text:p>
          </table:table-cell>
          <table:table-cell office:value-type="float" office:value="6.94582322910877" calcext:value-type="float">
            <text:p>6.9458232291</text:p>
          </table:table-cell>
          <table:table-cell office:value-type="float" office:value="6.89076477675329" calcext:value-type="float">
            <text:p>6.8907647768</text:p>
          </table:table-cell>
          <table:table-cell office:value-type="float" office:value="6.77071862082365" calcext:value-type="float">
            <text:p>6.7707186208</text:p>
          </table:table-cell>
          <table:table-cell office:value-type="float" office:value="6.65554547123868" calcext:value-type="float">
            <text:p>6.6555454712</text:p>
          </table:table-cell>
          <table:table-cell office:value-type="float" office:value="6.5456261296577" calcext:value-type="float">
            <text:p>6.5456261297</text:p>
          </table:table-cell>
          <table:table-cell office:value-type="float" office:value="6.4864542427213" calcext:value-type="float">
            <text:p>6.4864542427</text:p>
          </table:table-cell>
          <table:table-cell office:value-type="float" office:value="6.38114967275417" calcext:value-type="float">
            <text:p>6.3811496728</text:p>
          </table:table-cell>
          <table:table-cell office:value-type="float" office:value="6.27991523704476" calcext:value-type="float">
            <text:p>6.279915237</text:p>
          </table:table-cell>
          <table:table-cell office:value-type="float" office:value="6.22349262904989" calcext:value-type="float">
            <text:p>6.223492629</text:p>
          </table:table-cell>
          <table:table-cell office:value-type="float" office:value="6.13141915614872" calcext:value-type="float">
            <text:p>6.1314191561</text:p>
          </table:table-cell>
          <table:table-cell office:value-type="float" office:value="6.10137982837585" calcext:value-type="float">
            <text:p>6.1013798284</text:p>
          </table:table-cell>
          <table:table-cell office:value-type="float" office:value="6.01067935554668" calcext:value-type="float">
            <text:p>6.0106793555</text:p>
          </table:table-cell>
          <table:table-cell office:value-type="float" office:value="5.98636333478777" calcext:value-type="float">
            <text:p>5.9863633348</text:p>
          </table:table-cell>
          <table:table-cell office:value-type="float" office:value="5.94342713881491" calcext:value-type="float">
            <text:p>5.9434271388</text:p>
          </table:table-cell>
          <table:table-cell office:value-type="float" office:value="5.85905099110411" calcext:value-type="float">
            <text:p>5.8590509911</text:p>
          </table:table-cell>
          <table:table-cell office:value-type="float" office:value="5.78026567001964" calcext:value-type="float">
            <text:p>5.78026567</text:p>
          </table:table-cell>
          <table:table-cell office:value-type="float" office:value="5.70063114751194" calcext:value-type="float">
            <text:p>5.7006311475</text:p>
          </table:table-cell>
          <table:table-cell office:value-type="float" office:value="5.62629639664946" calcext:value-type="float">
            <text:p>5.6262963966</text:p>
          </table:table-cell>
          <table:table-cell office:value-type="float" office:value="5.55101240634155" calcext:value-type="float">
            <text:p>5.5510124063</text:p>
          </table:table-cell>
          <table:table-cell office:value-type="float" office:value="5.48076379579271" calcext:value-type="float">
            <text:p>5.4807637958</text:p>
          </table:table-cell>
          <table:table-cell office:value-type="float" office:value="5.41079186285299" calcext:value-type="float">
            <text:p>5.4107918629</text:p>
          </table:table-cell>
          <table:table-cell office:value-type="float" office:value="5.34238428680884" calcext:value-type="float">
            <text:p>5.3423842868</text:p>
          </table:table-cell>
          <table:table-cell office:value-type="float" office:value="5.3254031363096" calcext:value-type="float">
            <text:p>5.3254031363</text:p>
          </table:table-cell>
          <table:table-cell office:value-type="float" office:value="5.2601750534777" calcext:value-type="float">
            <text:p>5.2601750535</text:p>
          </table:table-cell>
          <table:table-cell office:value-type="float" office:value="5.24791739111628" calcext:value-type="float">
            <text:p>5.2479173911</text:p>
          </table:table-cell>
          <table:table-cell office:value-type="float" office:value="5.18503519198242" calcext:value-type="float">
            <text:p>5.185035192</text:p>
          </table:table-cell>
          <table:table-cell office:value-type="float" office:value="5.12279536576364" calcext:value-type="float">
            <text:p>5.1227953658</text:p>
          </table:table-cell>
          <table:table-cell office:value-type="float" office:value="5.06477151972059" calcext:value-type="float">
            <text:p>5.0647715197</text:p>
          </table:table-cell>
          <table:table-cell office:value-type="float" office:value="5.04849191593044" calcext:value-type="float">
            <text:p>5.0484919159</text:p>
          </table:table-cell>
          <table:table-cell office:value-type="float" office:value="4.9901468216961" calcext:value-type="float">
            <text:p>4.9901468217</text:p>
          </table:table-cell>
          <table:table-cell office:value-type="float" office:value="4.93407630786093" calcext:value-type="float">
            <text:p>4.9340763079</text:p>
          </table:table-cell>
          <table:table-cell office:value-type="float" office:value="4.91847085840412" calcext:value-type="float">
            <text:p>4.9184708584</text:p>
          </table:table-cell>
          <table:table-cell office:value-type="float" office:value="4.86273576694452" calcext:value-type="float">
            <text:p>4.8627357669</text:p>
          </table:table-cell>
          <table:table-cell office:value-type="float" office:value="4.81170275624718" calcext:value-type="float">
            <text:p>4.8117027562</text:p>
          </table:table-cell>
          <table:table-cell office:value-type="float" office:value="4.78746455276405" calcext:value-type="float">
            <text:p>4.7874645528</text:p>
          </table:table-cell>
          <table:table-cell office:value-type="float" office:value="4.73598572739008" calcext:value-type="float">
            <text:p>4.7359857274</text:p>
          </table:table-cell>
          <table:table-cell office:value-type="float" office:value="4.68647725996954" calcext:value-type="float">
            <text:p>4.68647726</text:p>
          </table:table-cell>
          <table:table-cell office:value-type="float" office:value="4.6372395878213" calcext:value-type="float">
            <text:p>4.6372395878</text:p>
          </table:table-cell>
          <table:table-cell office:value-type="float" office:value="4.63376983818757" calcext:value-type="float">
            <text:p>4.6337698382</text:p>
          </table:table-cell>
          <table:table-cell office:value-type="float" office:value="4.586957513686" calcext:value-type="float">
            <text:p>4.5869575137</text:p>
          </table:table-cell>
          <table:table-cell office:value-type="float" office:value="4.54034997731147" calcext:value-type="float">
            <text:p>4.5403499773</text:p>
          </table:table-cell>
          <table:table-cell office:value-type="float" office:value="4.49550654238757" calcext:value-type="float">
            <text:p>4.4955065424</text:p>
          </table:table-cell>
          <table:table-cell office:value-type="float" office:value="4.45082261063854" calcext:value-type="float">
            <text:p>4.4508226106</text:p>
          </table:table-cell>
          <table:table-cell office:value-type="float" office:value="4.50085665536674" calcext:value-type="float">
            <text:p>4.5008566554</text:p>
          </table:table-cell>
          <table:table-cell office:value-type="float" office:value="4.48539289998795" calcext:value-type="float">
            <text:p>4.4853929</text:p>
          </table:table-cell>
          <table:table-cell office:value-type="float" office:value="4.44435725287975" calcext:value-type="float">
            <text:p>4.4443572529</text:p>
          </table:table-cell>
          <table:table-cell office:value-type="float" office:value="4.40197217129576" calcext:value-type="float">
            <text:p>4.4019721713</text:p>
          </table:table-cell>
          <table:table-cell office:value-type="float" office:value="4.36116278009027" calcext:value-type="float">
            <text:p>4.3611627801</text:p>
          </table:table-cell>
          <table:table-cell office:value-type="float" office:value="4.3204244106235" calcext:value-type="float">
            <text:p>4.3204244106</text:p>
          </table:table-cell>
          <table:table-cell office:value-type="float" office:value="4.281199160613" calcext:value-type="float">
            <text:p>4.2811991606</text:p>
          </table:table-cell>
          <table:table-cell office:value-type="float" office:value="4.2420131022848" calcext:value-type="float">
            <text:p>4.2420131023</text:p>
          </table:table-cell>
          <table:table-cell office:value-type="float" office:value="4.21537042281746" calcext:value-type="float">
            <text:p>4.2153704228</text:p>
          </table:table-cell>
          <table:table-cell office:value-type="float" office:value="4.17824639674882" calcext:value-type="float">
            <text:p>4.1782463967</text:p>
          </table:table-cell>
          <table:table-cell office:value-type="float" office:value="4.1391973650035" calcext:value-type="float">
            <text:p>4.139197365</text:p>
          </table:table-cell>
          <table:table-cell office:value-type="float" office:value="4.10346612698996" calcext:value-type="float">
            <text:p>4.103466127</text:p>
          </table:table-cell>
          <table:table-cell office:value-type="float" office:value="4.06639660367653" calcext:value-type="float">
            <text:p>4.0663966037</text:p>
          </table:table-cell>
          <table:table-cell office:value-type="float" office:value="4.02961620931349" calcext:value-type="float">
            <text:p>4.0296162093</text:p>
          </table:table-cell>
          <table:table-cell office:value-type="float" office:value="3.99712294469153" calcext:value-type="float">
            <text:p>3.9971229447</text:p>
          </table:table-cell>
          <table:table-cell office:value-type="float" office:value="3.96199584773737" calcext:value-type="float">
            <text:p>3.9619958477</text:p>
          </table:table-cell>
          <table:table-cell office:value-type="float" office:value="4.11372074662498" calcext:value-type="float">
            <text:p>4.1137207466</text:p>
          </table:table-cell>
          <table:table-cell office:value-type="float" office:value="4.07818712679341" calcext:value-type="float">
            <text:p>4.0781871268</text:p>
          </table:table-cell>
          <table:table-cell office:value-type="float" office:value="4.04640170687586" calcext:value-type="float">
            <text:p>4.0464017069</text:p>
          </table:table-cell>
          <table:table-cell office:value-type="float" office:value="4.01259870072072" calcext:value-type="float">
            <text:p>4.0125987007</text:p>
          </table:table-cell>
          <table:table-cell office:value-type="float" office:value="3.978840490337" calcext:value-type="float">
            <text:p>3.9788404903</text:p>
          </table:table-cell>
          <table:table-cell office:value-type="float" office:value="3.9487050949636" calcext:value-type="float">
            <text:p>3.948705095</text:p>
          </table:table-cell>
          <table:table-cell office:value-type="float" office:value="3.91657524536625" calcext:value-type="float">
            <text:p>3.9165752454</text:p>
          </table:table-cell>
          <table:table-cell office:value-type="float" office:value="3.94476959987405" calcext:value-type="float">
            <text:p>3.9447695999</text:p>
          </table:table-cell>
          <table:table-cell office:value-type="float" office:value="3.91448409623494" calcext:value-type="float">
            <text:p>3.9144840962</text:p>
          </table:table-cell>
          <table:table-cell office:value-type="float" office:value="3.88342482489595" calcext:value-type="float">
            <text:p>3.8834248249</text:p>
          </table:table-cell>
          <table:table-cell office:value-type="float" office:value="3.86620749298709" calcext:value-type="float">
            <text:p>3.866207493</text:p>
          </table:table-cell>
          <table:table-cell office:value-type="float" office:value="3.83728826852382" calcext:value-type="float">
            <text:p>3.8372882685</text:p>
          </table:table-cell>
          <table:table-cell office:value-type="float" office:value="3.80675438816557" calcext:value-type="float">
            <text:p>3.8067543882</text:p>
          </table:table-cell>
          <table:table-cell office:value-type="float" office:value="3.7787660490495" calcext:value-type="float">
            <text:p>3.778766049</text:p>
          </table:table-cell>
          <table:table-cell office:value-type="float" office:value="3.74950716744932" calcext:value-type="float">
            <text:p>3.7495071674</text:p>
          </table:table-cell>
          <table:table-cell office:value-type="float" office:value="3.72037471476411" calcext:value-type="float">
            <text:p>3.7203747148</text:p>
          </table:table-cell>
          <table:table-cell office:value-type="float" office:value="3.69481261493087" calcext:value-type="float">
            <text:p>3.6948126149</text:p>
          </table:table-cell>
          <table:table-cell office:value-type="float" office:value="3.66687473393775" calcext:value-type="float">
            <text:p>3.6668747339</text:p>
          </table:table-cell>
          <table:table-cell office:value-type="float" office:value="3.67460934689015" calcext:value-type="float">
            <text:p>3.6746093469</text:p>
          </table:table-cell>
          <table:table-cell office:value-type="float" office:value="3.66523633184316" calcext:value-type="float">
            <text:p>3.6652363318</text:p>
          </table:table-cell>
          <table:table-cell office:value-type="float" office:value="3.63815100668513" calcext:value-type="float">
            <text:p>3.6381510067</text:p>
          </table:table-cell>
          <table:table-cell office:value-type="float" office:value="3.61415632630895" calcext:value-type="float">
            <text:p>3.6141563263</text:p>
          </table:table-cell>
          <table:table-cell office:value-type="float" office:value="3.5878506356387" calcext:value-type="float">
            <text:p>3.5878506356</text:p>
          </table:table-cell>
          <table:table-cell office:value-type="float" office:value="3.56193179336066" calcext:value-type="float">
            <text:p>3.5619317934</text:p>
          </table:table-cell>
          <table:table-cell office:value-type="float" office:value="3.53901888856443" calcext:value-type="float">
            <text:p>3.5390188886</text:p>
          </table:table-cell>
          <table:table-cell office:value-type="float" office:value="3.51382953492139" calcext:value-type="float">
            <text:p>3.5138295349</text:p>
          </table:table-cell>
          <table:table-cell office:value-type="float" office:value="3.53579913541043" calcext:value-type="float">
            <text:p>3.5357991354</text:p>
          </table:table-cell>
          <table:table-cell office:value-type="float" office:value="3.51099262791339" calcext:value-type="float">
            <text:p>3.5109926279</text:p>
          </table:table-cell>
          <table:table-cell office:value-type="float" office:value="3.48909100527767" calcext:value-type="float">
            <text:p>3.4890910053</text:p>
          </table:table-cell>
          <table:table-cell office:value-type="float" office:value="3.49670007999581" calcext:value-type="float">
            <text:p>3.49670008</text:p>
          </table:table-cell>
          <table:table-cell office:value-type="float" office:value="3.4726874087079" calcext:value-type="float">
            <text:p>3.4726874087</text:p>
          </table:table-cell>
          <table:table-cell office:value-type="float" office:value="3.44900824674344" calcext:value-type="float">
            <text:p>3.4490082467</text:p>
          </table:table-cell>
          <table:table-cell office:value-type="float" office:value="3.42813828529194" calcext:value-type="float">
            <text:p>3.4281382853</text:p>
          </table:table-cell>
          <table:table-cell office:value-type="float" office:value="3.40551578328911" calcext:value-type="float">
            <text:p>3.4055157833</text:p>
          </table:table-cell>
          <table:table-cell office:value-type="float" office:value="3.38425529265137" calcext:value-type="float">
            <text:p>3.3842552927</text:p>
          </table:table-cell>
          <table:table-cell office:value-type="float" office:value="3.3622350068421" calcext:value-type="float">
            <text:p>3.3622350068</text:p>
          </table:table-cell>
          <table:table-cell office:value-type="float" office:value="3.36444691753308" calcext:value-type="float">
            <text:p>3.3644469175</text:p>
          </table:table-cell>
          <table:table-cell office:value-type="float" office:value="3.34388542914647" calcext:value-type="float">
            <text:p>3.3438854291</text:p>
          </table:table-cell>
          <table:table-cell office:value-type="float" office:value="3.32215696991918" calcext:value-type="float">
            <text:p>3.3221569699</text:p>
          </table:table-cell>
          <table:table-cell office:value-type="float" office:value="3.32075882014739" calcext:value-type="float">
            <text:p>3.3207588201</text:p>
          </table:table-cell>
          <table:table-cell office:value-type="float" office:value="3.3008860413199" calcext:value-type="float">
            <text:p>3.3008860413</text:p>
          </table:table-cell>
          <table:table-cell office:value-type="float" office:value="3.27986008056994" calcext:value-type="float">
            <text:p>3.2798600806</text:p>
          </table:table-cell>
          <table:table-cell office:value-type="float" office:value="3.27712629249172" calcext:value-type="float">
            <text:p>3.2771262925</text:p>
          </table:table-cell>
          <table:table-cell office:value-type="float" office:value="3.25652220142335" calcext:value-type="float">
            <text:p>3.2565222014</text:p>
          </table:table-cell>
          <table:table-cell office:value-type="float" office:value="3.23847342202751" calcext:value-type="float">
            <text:p>3.238473422</text:p>
          </table:table-cell>
          <table:table-cell office:value-type="float" office:value="3.21876949526074" calcext:value-type="float">
            <text:p>3.2187694953</text:p>
          </table:table-cell>
          <table:table-cell office:value-type="float" office:value="3.19892118450958" calcext:value-type="float">
            <text:p>3.1989211845</text:p>
          </table:table-cell>
          <table:table-cell office:value-type="float" office:value="3.18067932497853" calcext:value-type="float">
            <text:p>3.180679325</text:p>
          </table:table-cell>
          <table:table-cell office:value-type="float" office:value="3.18409028574841" calcext:value-type="float">
            <text:p>3.1840902857</text:p>
          </table:table-cell>
          <table:table-cell office:value-type="float" office:value="3.16520857406403" calcext:value-type="float">
            <text:p>3.1652085741</text:p>
          </table:table-cell>
          <table:table-cell office:value-type="float" office:value="3.1475092801099" calcext:value-type="float">
            <text:p>3.1475092801</text:p>
          </table:table-cell>
          <table:table-cell office:value-type="float" office:value="3.12908088811459" calcext:value-type="float">
            <text:p>3.1290808881</text:p>
          </table:table-cell>
          <table:table-cell office:value-type="float" office:value="3.11984891994325" calcext:value-type="float">
            <text:p>3.1198489199</text:p>
          </table:table-cell>
          <table:table-cell office:value-type="float" office:value="3.10274274367577" calcext:value-type="float">
            <text:p>3.1027427437</text:p>
          </table:table-cell>
          <table:table-cell office:value-type="float" office:value="3.08428651900551" calcext:value-type="float">
            <text:p>3.084286519</text:p>
          </table:table-cell>
          <table:table-cell office:value-type="float" office:value="3.06759566865155" calcext:value-type="float">
            <text:p>3.0675956687</text:p>
          </table:table-cell>
          <table:table-cell office:value-type="float" office:value="3.04956583169943" calcext:value-type="float">
            <text:p>3.0495658317</text:p>
          </table:table-cell>
          <table:table-cell office:value-type="float" office:value="3.06836969390559" calcext:value-type="float">
            <text:p>3.0683696939</text:p>
          </table:table-cell>
          <table:table-cell office:value-type="float" office:value="3.05054620577598" calcext:value-type="float">
            <text:p>3.0505462058</text:p>
          </table:table-cell>
          <table:table-cell office:value-type="float" office:value="3.03443967934438" calcext:value-type="float">
            <text:p>3.0344396793</text:p>
          </table:table-cell>
          <table:table-cell office:value-type="float" office:value="3.01726308053791" calcext:value-type="float">
            <text:p>3.0172630805</text:p>
          </table:table-cell>
          <table:table-cell office:value-type="float" office:value="3.00004061009656" calcext:value-type="float">
            <text:p>3.0000406101</text:p>
          </table:table-cell>
          <table:table-cell office:value-type="float" office:value="2.98531388567473" calcext:value-type="float">
            <text:p>2.9853138857</text:p>
          </table:table-cell>
          <table:table-cell office:value-type="float" office:value="2.96870919363013" calcext:value-type="float">
            <text:p>2.9687091936</text:p>
          </table:table-cell>
          <table:table-cell office:value-type="float" office:value="2.95229212522446" calcext:value-type="float">
            <text:p>2.9522921252</text:p>
          </table:table-cell>
          <table:table-cell office:value-type="float" office:value="2.93728050463073" calcext:value-type="float">
            <text:p>2.9372805046</text:p>
          </table:table-cell>
          <table:table-cell office:value-type="float" office:value="2.92122244642512" calcext:value-type="float">
            <text:p>2.9212224464</text:p>
          </table:table-cell>
          <table:table-cell office:value-type="float" office:value="2.91940725034239" calcext:value-type="float">
            <text:p>2.9194072503</text:p>
          </table:table-cell>
          <table:table-cell office:value-type="float" office:value="2.90362537650528" calcext:value-type="float">
            <text:p>2.9036253765</text:p>
          </table:table-cell>
          <table:table-cell office:value-type="float" office:value="2.88999481859193" calcext:value-type="float">
            <text:p>2.8899948186</text:p>
          </table:table-cell>
          <table:table-cell office:value-type="float" office:value="2.87454614792108" calcext:value-type="float">
            <text:p>2.8745461479</text:p>
          </table:table-cell>
          <table:table-cell office:value-type="float" office:value="2.8592653975836" calcext:value-type="float">
            <text:p>2.8592653976</text:p>
          </table:table-cell>
          <table:table-cell office:value-type="float" office:value="2.84532463143202" calcext:value-type="float">
            <text:p>2.8453246314</text:p>
          </table:table-cell>
          <table:table-cell office:value-type="float" office:value="2.83036529516532" calcext:value-type="float">
            <text:p>2.8303652952</text:p>
          </table:table-cell>
          <table:table-cell office:value-type="float" office:value="2.81672817411921" calcext:value-type="float">
            <text:p>2.8167281741</text:p>
          </table:table-cell>
          <table:table-cell office:value-type="float" office:value="2.80208008854318" calcext:value-type="float">
            <text:p>2.8020800885</text:p>
          </table:table-cell>
          <table:table-cell office:value-type="float" office:value="2.81002716420849" calcext:value-type="float">
            <text:p>2.8100271642</text:p>
          </table:table-cell>
          <table:table-cell office:value-type="float" office:value="2.79556853748016" calcext:value-type="float">
            <text:p>2.7955685375</text:p>
          </table:table-cell>
          <table:table-cell office:value-type="float" office:value="2.78239919256949" calcext:value-type="float">
            <text:p>2.7823991926</text:p>
          </table:table-cell>
          <table:table-cell office:value-type="float" office:value="2.76823507222186" calcext:value-type="float">
            <text:p>2.7682350722</text:p>
          </table:table-cell>
          <table:table-cell office:value-type="float" office:value="2.78527817542155" calcext:value-type="float">
            <text:p>2.7852781754</text:p>
          </table:table-cell>
          <table:table-cell office:value-type="float" office:value="2.77236552327784" calcext:value-type="float">
            <text:p>2.7723655233</text:p>
          </table:table-cell>
          <table:table-cell office:value-type="float" office:value="2.75847076718834" calcext:value-type="float">
            <text:p>2.7584707672</text:p>
          </table:table-cell>
          <table:table-cell office:value-type="float" office:value="2.74471779432424" calcext:value-type="float">
            <text:p>2.7447177943</text:p>
          </table:table-cell>
          <table:table-cell office:value-type="float" office:value="2.73220767181266" calcext:value-type="float">
            <text:p>2.7322076718</text:p>
          </table:table-cell>
          <table:table-cell office:value-type="float" office:value="2.72732628458182" calcext:value-type="float">
            <text:p>2.7273262846</text:p>
          </table:table-cell>
          <table:table-cell office:value-type="float" office:value="2.71372440990423" calcext:value-type="float">
            <text:p>2.7137244099</text:p>
          </table:table-cell>
          <table:table-cell office:value-type="float" office:value="2.70155690615242" calcext:value-type="float">
            <text:p>2.701556906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0578529774045" calcext:value-type="float">
            <text:p>12.0578529774</text:p>
          </table:table-cell>
          <table:table-cell office:value-type="string" calcext:value-type="string">
            <text:p><text:s/>global min</text:p>
          </table:table-cell>
          <table:table-cell office:value-type="float" office:value="-12.331818063382" calcext:value-type="float">
            <text:p>-12.3318180634</text:p>
          </table:table-cell>
          <table:table-cell office:value-type="string" calcext:value-type="string">
            <text:p><text:s/>range</text:p>
          </table:table-cell>
          <table:table-cell office:value-type="float" office:value="24.3896710407866" calcext:value-type="float">
            <text:p>24.389671040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5.65532802759034" calcext:value-type="float">
            <text:p>5.6553280276</text:p>
          </table:table-cell>
          <table:table-cell office:value-type="float" office:value="6.62820600821501" calcext:value-type="float">
            <text:p>6.6282060082</text:p>
          </table:table-cell>
          <table:table-cell office:value-type="float" office:value="7.11826412947937" calcext:value-type="float">
            <text:p>7.1182641295</text:p>
          </table:table-cell>
          <table:table-cell office:value-type="float" office:value="10.1452788020462" calcext:value-type="float">
            <text:p>10.145278802</text:p>
          </table:table-cell>
          <table:table-cell office:value-type="float" office:value="9.73816267168213" calcext:value-type="float">
            <text:p>9.7381626717</text:p>
          </table:table-cell>
          <table:table-cell office:value-type="float" office:value="10.9962873337834" calcext:value-type="float">
            <text:p>10.9962873338</text:p>
          </table:table-cell>
          <table:table-cell office:value-type="float" office:value="12.7263508461608" calcext:value-type="float">
            <text:p>12.7263508462</text:p>
          </table:table-cell>
          <table:table-cell office:value-type="float" office:value="12.2864937515438" calcext:value-type="float">
            <text:p>12.2864937515</text:p>
          </table:table-cell>
          <table:table-cell office:value-type="float" office:value="12.0873708418152" calcext:value-type="float">
            <text:p>12.0873708418</text:p>
          </table:table-cell>
          <table:table-cell office:value-type="float" office:value="11.7015095705593" calcext:value-type="float">
            <text:p>11.7015095706</text:p>
          </table:table-cell>
          <table:table-cell office:value-type="float" office:value="11.726506533666" calcext:value-type="float">
            <text:p>11.7265065337</text:p>
          </table:table-cell>
          <table:table-cell office:value-type="float" office:value="11.4935263332719" calcext:value-type="float">
            <text:p>11.4935263333</text:p>
          </table:table-cell>
          <table:table-cell office:value-type="float" office:value="10.6730187049539" calcext:value-type="float">
            <text:p>10.673018705</text:p>
          </table:table-cell>
          <table:table-cell office:value-type="float" office:value="10.4203824859635" calcext:value-type="float">
            <text:p>10.420382486</text:p>
          </table:table-cell>
          <table:table-cell office:value-type="float" office:value="10.1104092066744" calcext:value-type="float">
            <text:p>10.1104092067</text:p>
          </table:table-cell>
          <table:table-cell office:value-type="float" office:value="9.84069505235293" calcext:value-type="float">
            <text:p>9.8406950524</text:p>
          </table:table-cell>
          <table:table-cell office:value-type="float" office:value="9.92633387145847" calcext:value-type="float">
            <text:p>9.9263338715</text:p>
          </table:table-cell>
          <table:table-cell office:value-type="float" office:value="10.1240491900844" calcext:value-type="float">
            <text:p>10.1240491901</text:p>
          </table:table-cell>
          <table:table-cell office:value-type="float" office:value="10.2741595258276" calcext:value-type="float">
            <text:p>10.2741595258</text:p>
          </table:table-cell>
          <table:table-cell office:value-type="float" office:value="10.4429088690287" calcext:value-type="float">
            <text:p>10.442908869</text:p>
          </table:table-cell>
          <table:table-cell office:value-type="float" office:value="11.0348143731387" calcext:value-type="float">
            <text:p>11.0348143731</text:p>
          </table:table-cell>
          <table:table-cell office:value-type="float" office:value="10.9730951270184" calcext:value-type="float">
            <text:p>10.973095127</text:p>
          </table:table-cell>
          <table:table-cell office:value-type="float" office:value="11.0592559516598" calcext:value-type="float">
            <text:p>11.0592559517</text:p>
          </table:table-cell>
          <table:table-cell office:value-type="float" office:value="11.2413885284704" calcext:value-type="float">
            <text:p>11.2413885285</text:p>
          </table:table-cell>
          <table:table-cell office:value-type="float" office:value="10.9671882182658" calcext:value-type="float">
            <text:p>10.9671882183</text:p>
          </table:table-cell>
          <table:table-cell office:value-type="float" office:value="10.9737680950249" calcext:value-type="float">
            <text:p>10.973768095</text:p>
          </table:table-cell>
          <table:table-cell office:value-type="float" office:value="10.5802844694502" calcext:value-type="float">
            <text:p>10.5802844695</text:p>
          </table:table-cell>
          <table:table-cell office:value-type="float" office:value="10.2028859859289" calcext:value-type="float">
            <text:p>10.2028859859</text:p>
          </table:table-cell>
          <table:table-cell office:value-type="float" office:value="9.9410479411749" calcext:value-type="float">
            <text:p>9.9410479412</text:p>
          </table:table-cell>
          <table:table-cell office:value-type="float" office:value="10.1759392088911" calcext:value-type="float">
            <text:p>10.1759392089</text:p>
          </table:table-cell>
          <table:table-cell office:value-type="float" office:value="10.112599300954" calcext:value-type="float">
            <text:p>10.112599301</text:p>
          </table:table-cell>
          <table:table-cell office:value-type="float" office:value="10.0766889580792" calcext:value-type="float">
            <text:p>10.0766889581</text:p>
          </table:table-cell>
          <table:table-cell office:value-type="float" office:value="9.8957909427569" calcext:value-type="float">
            <text:p>9.8957909428</text:p>
          </table:table-cell>
          <table:table-cell office:value-type="float" office:value="9.61193699679745" calcext:value-type="float">
            <text:p>9.6119369968</text:p>
          </table:table-cell>
          <table:table-cell office:value-type="float" office:value="9.67399724058791" calcext:value-type="float">
            <text:p>9.6739972406</text:p>
          </table:table-cell>
          <table:table-cell office:value-type="float" office:value="9.4059323423502" calcext:value-type="float">
            <text:p>9.4059323424</text:p>
          </table:table-cell>
          <table:table-cell office:value-type="float" office:value="9.16843049970167" calcext:value-type="float">
            <text:p>9.1684304997</text:p>
          </table:table-cell>
          <table:table-cell office:value-type="float" office:value="9.06003497154874" calcext:value-type="float">
            <text:p>9.0600349715</text:p>
          </table:table-cell>
          <table:table-cell office:value-type="float" office:value="9.27812842032213" calcext:value-type="float">
            <text:p>9.2781284203</text:p>
          </table:table-cell>
          <table:table-cell office:value-type="float" office:value="9.05250231182562" calcext:value-type="float">
            <text:p>9.0525023118</text:p>
          </table:table-cell>
          <table:table-cell office:value-type="float" office:value="8.84327476237348" calcext:value-type="float">
            <text:p>8.8432747624</text:p>
          </table:table-cell>
          <table:table-cell office:value-type="float" office:value="8.63874641280414" calcext:value-type="float">
            <text:p>8.6387464128</text:p>
          </table:table-cell>
          <table:table-cell office:value-type="float" office:value="8.44887260748981" calcext:value-type="float">
            <text:p>8.4488726075</text:p>
          </table:table-cell>
          <table:table-cell office:value-type="float" office:value="8.35301199860724" calcext:value-type="float">
            <text:p>8.3530119986</text:p>
          </table:table-cell>
          <table:table-cell office:value-type="float" office:value="8.52553451086984" calcext:value-type="float">
            <text:p>8.5255345109</text:p>
          </table:table-cell>
          <table:table-cell office:value-type="float" office:value="8.34569863194792" calcext:value-type="float">
            <text:p>8.3456986319</text:p>
          </table:table-cell>
          <table:table-cell office:value-type="float" office:value="8.17821935859346" calcext:value-type="float">
            <text:p>8.1782193586</text:p>
          </table:table-cell>
          <table:table-cell office:value-type="float" office:value="8.01311237363237" calcext:value-type="float">
            <text:p>8.0131123736</text:p>
          </table:table-cell>
          <table:table-cell office:value-type="float" office:value="7.96735055573432" calcext:value-type="float">
            <text:p>7.9673505557</text:p>
          </table:table-cell>
          <table:table-cell office:value-type="float" office:value="7.9315066888681" calcext:value-type="float">
            <text:p>7.9315066889</text:p>
          </table:table-cell>
          <table:table-cell office:value-type="float" office:value="7.78528445544496" calcext:value-type="float">
            <text:p>7.7852844554</text:p>
          </table:table-cell>
          <table:table-cell office:value-type="float" office:value="7.6421936181854" calcext:value-type="float">
            <text:p>7.6421936182</text:p>
          </table:table-cell>
          <table:table-cell office:value-type="float" office:value="7.55493539109502" calcext:value-type="float">
            <text:p>7.5549353911</text:p>
          </table:table-cell>
          <table:table-cell office:value-type="float" office:value="7.41956171311429" calcext:value-type="float">
            <text:p>7.4195617131</text:p>
          </table:table-cell>
          <table:table-cell office:value-type="float" office:value="7.2847280925104" calcext:value-type="float">
            <text:p>7.2847280925</text:p>
          </table:table-cell>
          <table:table-cell office:value-type="float" office:value="7.16568587950762" calcext:value-type="float">
            <text:p>7.1656858795</text:p>
          </table:table-cell>
          <table:table-cell office:value-type="float" office:value="7.04101105327175" calcext:value-type="float">
            <text:p>7.0410110533</text:p>
          </table:table-cell>
          <table:table-cell office:value-type="float" office:value="6.92063535897505" calcext:value-type="float">
            <text:p>6.920635359</text:p>
          </table:table-cell>
          <table:table-cell office:value-type="float" office:value="6.81659772041458" calcext:value-type="float">
            <text:p>6.8165977204</text:p>
          </table:table-cell>
          <table:table-cell office:value-type="float" office:value="6.70481692859694" calcext:value-type="float">
            <text:p>6.7048169286</text:p>
          </table:table-cell>
          <table:table-cell office:value-type="float" office:value="6.59528978065322" calcext:value-type="float">
            <text:p>6.5952897807</text:p>
          </table:table-cell>
          <table:table-cell office:value-type="float" office:value="6.49888775458389" calcext:value-type="float">
            <text:p>6.4988877546</text:p>
          </table:table-cell>
          <table:table-cell office:value-type="float" office:value="6.39747287294535" calcext:value-type="float">
            <text:p>6.3974728729</text:p>
          </table:table-cell>
          <table:table-cell office:value-type="float" office:value="6.29843768405656" calcext:value-type="float">
            <text:p>6.2984376841</text:p>
          </table:table-cell>
          <table:table-cell office:value-type="float" office:value="6.44470889668046" calcext:value-type="float">
            <text:p>6.4447088967</text:p>
          </table:table-cell>
          <table:table-cell office:value-type="float" office:value="6.35643094619068" calcext:value-type="float">
            <text:p>6.3564309462</text:p>
          </table:table-cell>
          <table:table-cell office:value-type="float" office:value="6.32305320683824" calcext:value-type="float">
            <text:p>6.3230532068</text:p>
          </table:table-cell>
          <table:table-cell office:value-type="float" office:value="6.23263466108683" calcext:value-type="float">
            <text:p>6.2326346611</text:p>
          </table:table-cell>
          <table:table-cell office:value-type="float" office:value="6.14917869185786" calcext:value-type="float">
            <text:p>6.1491786919</text:p>
          </table:table-cell>
          <table:table-cell office:value-type="float" office:value="6.06382745477051" calcext:value-type="float">
            <text:p>6.0638274548</text:p>
          </table:table-cell>
          <table:table-cell office:value-type="float" office:value="5.97847372413854" calcext:value-type="float">
            <text:p>5.9784737241</text:p>
          </table:table-cell>
          <table:table-cell office:value-type="float" office:value="5.90202509997395" calcext:value-type="float">
            <text:p>5.9020251</text:p>
          </table:table-cell>
          <table:table-cell office:value-type="float" office:value="5.82464234628199" calcext:value-type="float">
            <text:p>5.8246423463</text:p>
          </table:table-cell>
          <table:table-cell office:value-type="float" office:value="5.75065677679858" calcext:value-type="float">
            <text:p>5.7506567768</text:p>
          </table:table-cell>
          <table:table-cell office:value-type="float" office:value="5.67735580751408" calcext:value-type="float">
            <text:p>5.6773558075</text:p>
          </table:table-cell>
          <table:table-cell office:value-type="float" office:value="5.60386597404959" calcext:value-type="float">
            <text:p>5.603865974</text:p>
          </table:table-cell>
          <table:table-cell office:value-type="float" office:value="5.53437530010689" calcext:value-type="float">
            <text:p>5.5343753001</text:p>
          </table:table-cell>
          <table:table-cell office:value-type="float" office:value="5.52819053644024" calcext:value-type="float">
            <text:p>5.5281905364</text:p>
          </table:table-cell>
          <table:table-cell office:value-type="float" office:value="5.46264015249174" calcext:value-type="float">
            <text:p>5.4626401525</text:p>
          </table:table-cell>
          <table:table-cell office:value-type="float" office:value="5.3943571505856" calcext:value-type="float">
            <text:p>5.3943571506</text:p>
          </table:table-cell>
          <table:table-cell office:value-type="float" office:value="5.33361413371773" calcext:value-type="float">
            <text:p>5.3336141337</text:p>
          </table:table-cell>
          <table:table-cell office:value-type="float" office:value="5.26929226359998" calcext:value-type="float">
            <text:p>5.2692922636</text:p>
          </table:table-cell>
          <table:table-cell office:value-type="float" office:value="5.20609188577384" calcext:value-type="float">
            <text:p>5.2060918858</text:p>
          </table:table-cell>
          <table:table-cell office:value-type="float" office:value="5.14975951551806" calcext:value-type="float">
            <text:p>5.1497595155</text:p>
          </table:table-cell>
          <table:table-cell office:value-type="float" office:value="5.08987082455977" calcext:value-type="float">
            <text:p>5.0898708246</text:p>
          </table:table-cell>
          <table:table-cell office:value-type="float" office:value="5.11238428125426" calcext:value-type="float">
            <text:p>5.1123842813</text:p>
          </table:table-cell>
          <table:table-cell office:value-type="float" office:value="5.05430194220608" calcext:value-type="float">
            <text:p>5.0543019422</text:p>
          </table:table-cell>
          <table:table-cell office:value-type="float" office:value="5.00225501995701" calcext:value-type="float">
            <text:p>5.00225502</text:p>
          </table:table-cell>
          <table:table-cell office:value-type="float" office:value="4.94728305581543" calcext:value-type="float">
            <text:p>4.9472830558</text:p>
          </table:table-cell>
          <table:table-cell office:value-type="float" office:value="4.89235449497193" calcext:value-type="float">
            <text:p>4.892354495</text:p>
          </table:table-cell>
          <table:table-cell office:value-type="float" office:value="4.84538756826185" calcext:value-type="float">
            <text:p>4.8453875683</text:p>
          </table:table-cell>
          <table:table-cell office:value-type="float" office:value="4.79461805225621" calcext:value-type="float">
            <text:p>4.7946180523</text:p>
          </table:table-cell>
          <table:table-cell office:value-type="float" office:value="4.74306301943625" calcext:value-type="float">
            <text:p>4.7430630194</text:p>
          </table:table-cell>
          <table:table-cell office:value-type="float" office:value="4.69632522353277" calcext:value-type="float">
            <text:p>4.6963252235</text:p>
          </table:table-cell>
          <table:table-cell office:value-type="float" office:value="4.65051717821082" calcext:value-type="float">
            <text:p>4.6505171782</text:p>
          </table:table-cell>
          <table:table-cell office:value-type="float" office:value="4.60221102980085" calcext:value-type="float">
            <text:p>4.6022110298</text:p>
          </table:table-cell>
          <table:table-cell office:value-type="float" office:value="4.55837081510712" calcext:value-type="float">
            <text:p>4.5583708151</text:p>
          </table:table-cell>
          <table:table-cell office:value-type="float" office:value="4.51443931781482" calcext:value-type="float">
            <text:p>4.5144393178</text:p>
          </table:table-cell>
          <table:table-cell office:value-type="float" office:value="4.46883892066517" calcext:value-type="float">
            <text:p>4.4688389207</text:p>
          </table:table-cell>
          <table:table-cell office:value-type="float" office:value="4.4288922593014" calcext:value-type="float">
            <text:p>4.4288922593</text:p>
          </table:table-cell>
          <table:table-cell office:value-type="float" office:value="4.38845333512958" calcext:value-type="float">
            <text:p>4.3884533351</text:p>
          </table:table-cell>
          <table:table-cell office:value-type="float" office:value="4.34542928282439" calcext:value-type="float">
            <text:p>4.3454292828</text:p>
          </table:table-cell>
          <table:table-cell office:value-type="float" office:value="4.30324064901056" calcext:value-type="float">
            <text:p>4.303240649</text:p>
          </table:table-cell>
          <table:table-cell office:value-type="float" office:value="4.26642268877284" calcext:value-type="float">
            <text:p>4.2664226888</text:p>
          </table:table-cell>
          <table:table-cell office:value-type="float" office:value="4.23006008270284" calcext:value-type="float">
            <text:p>4.2300600827</text:p>
          </table:table-cell>
          <table:table-cell office:value-type="float" office:value="4.19015385550753" calcext:value-type="float">
            <text:p>4.1901538555</text:p>
          </table:table-cell>
          <table:table-cell office:value-type="float" office:value="4.15099353910092" calcext:value-type="float">
            <text:p>4.1509935391</text:p>
          </table:table-cell>
          <table:table-cell office:value-type="float" office:value="4.11694890248228" calcext:value-type="float">
            <text:p>4.1169489025</text:p>
          </table:table-cell>
          <table:table-cell office:value-type="float" office:value="4.11890077156422" calcext:value-type="float">
            <text:p>4.1189007716</text:p>
          </table:table-cell>
          <table:table-cell office:value-type="float" office:value="4.0845885910768" calcext:value-type="float">
            <text:p>4.0845885911</text:p>
          </table:table-cell>
          <table:table-cell office:value-type="float" office:value="4.04779049566169" calcext:value-type="float">
            <text:p>4.0477904957</text:p>
          </table:table-cell>
          <table:table-cell office:value-type="float" office:value="4.01176671383305" calcext:value-type="float">
            <text:p>4.0117667138</text:p>
          </table:table-cell>
          <table:table-cell office:value-type="float" office:value="3.98023204425419" calcext:value-type="float">
            <text:p>3.9802320443</text:p>
          </table:table-cell>
          <table:table-cell office:value-type="float" office:value="3.94838536144941" calcext:value-type="float">
            <text:p>3.9483853614</text:p>
          </table:table-cell>
          <table:table-cell office:value-type="float" office:value="3.91405157569768" calcext:value-type="float">
            <text:p>3.9140515757</text:p>
          </table:table-cell>
          <table:table-cell office:value-type="float" office:value="3.88030975176925" calcext:value-type="float">
            <text:p>3.8803097518</text:p>
          </table:table-cell>
          <table:table-cell office:value-type="float" office:value="3.85242987495374" calcext:value-type="float">
            <text:p>3.852429875</text:p>
          </table:table-cell>
          <table:table-cell office:value-type="float" office:value="3.82358173238144" calcext:value-type="float">
            <text:p>3.8235817324</text:p>
          </table:table-cell>
          <table:table-cell office:value-type="float" office:value="3.83431425058004" calcext:value-type="float">
            <text:p>3.8343142506</text:p>
          </table:table-cell>
          <table:table-cell office:value-type="float" office:value="3.80236163182521" calcext:value-type="float">
            <text:p>3.8023616318</text:p>
          </table:table-cell>
          <table:table-cell office:value-type="float" office:value="3.83434652433374" calcext:value-type="float">
            <text:p>3.8343465243</text:p>
          </table:table-cell>
          <table:table-cell office:value-type="float" office:value="3.80291745446215" calcext:value-type="float">
            <text:p>3.8029174545</text:p>
          </table:table-cell>
          <table:table-cell office:value-type="float" office:value="3.77210614939216" calcext:value-type="float">
            <text:p>3.7721061494</text:p>
          </table:table-cell>
          <table:table-cell office:value-type="float" office:value="3.74667274628702" calcext:value-type="float">
            <text:p>3.7466727463</text:p>
          </table:table-cell>
          <table:table-cell office:value-type="float" office:value="3.71717313058923" calcext:value-type="float">
            <text:p>3.7171731306</text:p>
          </table:table-cell>
          <table:table-cell office:value-type="float" office:value="3.69214624733721" calcext:value-type="float">
            <text:p>3.6921462473</text:p>
          </table:table-cell>
          <table:table-cell office:value-type="float" office:value="3.66317759130191" calcext:value-type="float">
            <text:p>3.6631775913</text:p>
          </table:table-cell>
          <table:table-cell office:value-type="float" office:value="3.63466157051715" calcext:value-type="float">
            <text:p>3.6346615705</text:p>
          </table:table-cell>
          <table:table-cell office:value-type="float" office:value="3.60658765858177" calcext:value-type="float">
            <text:p>3.6065876586</text:p>
          </table:table-cell>
          <table:table-cell office:value-type="float" office:value="3.58360132401079" calcext:value-type="float">
            <text:p>3.583601324</text:p>
          </table:table-cell>
          <table:table-cell office:value-type="float" office:value="3.55642620630102" calcext:value-type="float">
            <text:p>3.5564262063</text:p>
          </table:table-cell>
          <table:table-cell office:value-type="float" office:value="3.53288016724891" calcext:value-type="float">
            <text:p>3.5328801672</text:p>
          </table:table-cell>
          <table:table-cell office:value-type="float" office:value="3.50641585720082" calcext:value-type="float">
            <text:p>3.5064158572</text:p>
          </table:table-cell>
          <table:table-cell office:value-type="float" office:value="3.4802485746844" calcext:value-type="float">
            <text:p>3.4802485747</text:p>
          </table:table-cell>
          <table:table-cell office:value-type="float" office:value="3.51171324501769" calcext:value-type="float">
            <text:p>3.511713245</text:p>
          </table:table-cell>
          <table:table-cell office:value-type="float" office:value="3.48598834564883" calcext:value-type="float">
            <text:p>3.4859883456</text:p>
          </table:table-cell>
          <table:table-cell office:value-type="float" office:value="3.46505678228172" calcext:value-type="float">
            <text:p>3.4650567823</text:p>
          </table:table-cell>
          <table:table-cell office:value-type="float" office:value="3.44403307980747" calcext:value-type="float">
            <text:p>3.4440330798</text:p>
          </table:table-cell>
          <table:table-cell office:value-type="float" office:value="3.41925586340598" calcext:value-type="float">
            <text:p>3.4192558634</text:p>
          </table:table-cell>
          <table:table-cell office:value-type="float" office:value="3.3948326072388" calcext:value-type="float">
            <text:p>3.3948326072</text:p>
          </table:table-cell>
          <table:table-cell office:value-type="float" office:value="3.4006005451731" calcext:value-type="float">
            <text:p>3.4006005452</text:p>
          </table:table-cell>
          <table:table-cell office:value-type="float" office:value="3.37665265400991" calcext:value-type="float">
            <text:p>3.376652654</text:p>
          </table:table-cell>
          <table:table-cell office:value-type="float" office:value="3.35303969838746" calcext:value-type="float">
            <text:p>3.3530396984</text:p>
          </table:table-cell>
          <table:table-cell office:value-type="float" office:value="3.33404889606779" calcext:value-type="float">
            <text:p>3.3340488961</text:p>
          </table:table-cell>
          <table:table-cell office:value-type="float" office:value="3.31494363361791" calcext:value-type="float">
            <text:p>3.3149436336</text:p>
          </table:table-cell>
          <table:table-cell office:value-type="float" office:value="3.29223854023697" calcext:value-type="float">
            <text:p>3.2922385402</text:p>
          </table:table-cell>
          <table:table-cell office:value-type="float" office:value="3.26984235969114" calcext:value-type="float">
            <text:p>3.2698423597</text:p>
          </table:table-cell>
          <table:table-cell office:value-type="float" office:value="3.24774883023376" calcext:value-type="float">
            <text:p>3.2477488302</text:p>
          </table:table-cell>
          <table:table-cell office:value-type="float" office:value="3.22595185821877" calcext:value-type="float">
            <text:p>3.2259518582</text:p>
          </table:table-cell>
          <table:table-cell office:value-type="float" office:value="3.20856794025968" calcext:value-type="float">
            <text:p>3.2085679403</text:p>
          </table:table-cell>
          <table:table-cell office:value-type="float" office:value="3.19105282701846" calcext:value-type="float">
            <text:p>3.191052827</text:p>
          </table:table-cell>
          <table:table-cell office:value-type="float" office:value="3.17005905841965" calcext:value-type="float">
            <text:p>3.1700590584</text:p>
          </table:table-cell>
          <table:table-cell office:value-type="float" office:value="3.14933971816855" calcext:value-type="float">
            <text:p>3.1493397182</text:p>
          </table:table-cell>
          <table:table-cell office:value-type="float" office:value="3.12888946025836" calcext:value-type="float">
            <text:p>3.1288894603</text:p>
          </table:table-cell>
          <table:table-cell office:value-type="float" office:value="3.10870307664379" calcext:value-type="float">
            <text:p>3.1087030766</text:p>
          </table:table-cell>
          <table:table-cell office:value-type="float" office:value="3.0918150619492" calcext:value-type="float">
            <text:p>3.0918150619</text:p>
          </table:table-cell>
          <table:table-cell office:value-type="float" office:value="3.07497769882483" calcext:value-type="float">
            <text:p>3.0749776988</text:p>
          </table:table-cell>
          <table:table-cell office:value-type="float" office:value="3.05551581465505" calcext:value-type="float">
            <text:p>3.0555158147</text:p>
          </table:table-cell>
          <table:table-cell office:value-type="float" office:value="3.03629873405973" calcext:value-type="float">
            <text:p>3.0362987341</text:p>
          </table:table-cell>
          <table:table-cell office:value-type="float" office:value="3.01732186697186" calcext:value-type="float">
            <text:p>3.017321867</text:p>
          </table:table-cell>
          <table:table-cell office:value-type="float" office:value="3.00152590993656" calcext:value-type="float">
            <text:p>3.0015259099</text:p>
          </table:table-cell>
          <table:table-cell office:value-type="float" office:value="2.98647813173223" calcext:value-type="float">
            <text:p>2.9864781317</text:p>
          </table:table-cell>
          <table:table-cell office:value-type="float" office:value="2.96815618000381" calcext:value-type="float">
            <text:p>2.96815618</text:p>
          </table:table-cell>
          <table:table-cell office:value-type="float" office:value="2.95005766671111" calcext:value-type="float">
            <text:p>2.9500576667</text:p>
          </table:table-cell>
          <table:table-cell office:value-type="float" office:value="2.9321785293371" calcext:value-type="float">
            <text:p>2.9321785293</text:p>
          </table:table-cell>
          <table:table-cell office:value-type="float" office:value="2.91737126581271" calcext:value-type="float">
            <text:p>2.9173712658</text:p>
          </table:table-cell>
          <table:table-cell office:value-type="float" office:value="2.90004365885593" calcext:value-type="float">
            <text:p>2.9000436589</text:p>
          </table:table-cell>
          <table:table-cell office:value-type="float" office:value="2.88292233293434" calcext:value-type="float">
            <text:p>2.8829223329</text:p>
          </table:table-cell>
          <table:table-cell office:value-type="float" office:value="2.86994765540644" calcext:value-type="float">
            <text:p>2.8699476554</text:p>
          </table:table-cell>
          <table:table-cell office:value-type="float" office:value="2.85314282761495" calcext:value-type="float">
            <text:p>2.8531428276</text:p>
          </table:table-cell>
          <table:table-cell office:value-type="float" office:value="2.83653454751693" calcext:value-type="float">
            <text:p>2.8365345475</text:p>
          </table:table-cell>
          <table:table-cell office:value-type="float" office:value="2.8227998861028" calcext:value-type="float">
            <text:p>2.8227998861</text:p>
          </table:table-cell>
          <table:table-cell office:value-type="float" office:value="2.80650458375481" calcext:value-type="float">
            <text:p>2.8065045838</text:p>
          </table:table-cell>
          <table:table-cell office:value-type="float" office:value="2.79039658373266" calcext:value-type="float">
            <text:p>2.7903965837</text:p>
          </table:table-cell>
          <table:table-cell office:value-type="float" office:value="2.77447267513934" calcext:value-type="float">
            <text:p>2.7744726751</text:p>
          </table:table-cell>
          <table:table-cell office:value-type="float" office:value="2.76140278939586" calcext:value-type="float">
            <text:p>2.7614027894</text:p>
          </table:table-cell>
          <table:table-cell office:value-type="float" office:value="2.74613622439398" calcext:value-type="float">
            <text:p>2.7461362244</text:p>
          </table:table-cell>
          <table:table-cell office:value-type="float" office:value="2.7308414192234" calcext:value-type="float">
            <text:p>2.7308414192</text:p>
          </table:table-cell>
          <table:table-cell office:value-type="float" office:value="2.71944119805857" calcext:value-type="float">
            <text:p>2.7194411981</text:p>
          </table:table-cell>
          <table:table-cell office:value-type="float" office:value="2.73639309860617" calcext:value-type="float">
            <text:p>2.7363930986</text:p>
          </table:table-cell>
          <table:table-cell office:value-type="float" office:value="2.72134742917107" calcext:value-type="float">
            <text:p>2.7213474292</text:p>
          </table:table-cell>
          <table:table-cell office:value-type="float" office:value="2.70646709676273" calcext:value-type="float">
            <text:p>2.7064670968</text:p>
          </table:table-cell>
          <table:table-cell office:value-type="float" office:value="2.69426876718637" calcext:value-type="float">
            <text:p>2.6942687672</text:p>
          </table:table-cell>
          <table:table-cell office:value-type="float" office:value="2.67964617921199" calcext:value-type="float">
            <text:p>2.6796461792</text:p>
          </table:table-cell>
          <table:table-cell office:value-type="float" office:value="2.66518167326976" calcext:value-type="float">
            <text:p>2.6651816733</text:p>
          </table:table-cell>
          <table:table-cell office:value-type="float" office:value="2.6508726996495" calcext:value-type="float">
            <text:p>2.6508726996</text:p>
          </table:table-cell>
          <table:table-cell office:value-type="float" office:value="2.63923259315024" calcext:value-type="float">
            <text:p>2.6392325932</text:p>
          </table:table-cell>
          <table:table-cell office:value-type="float" office:value="2.62550912608063" calcext:value-type="float">
            <text:p>2.6255091261</text:p>
          </table:table-cell>
          <table:table-cell office:value-type="float" office:value="2.61174273337137" calcext:value-type="float">
            <text:p>2.6117427334</text:p>
          </table:table-cell>
          <table:table-cell office:value-type="float" office:value="2.60162936019951" calcext:value-type="float">
            <text:p>2.6016293602</text:p>
          </table:table-cell>
          <table:table-cell office:value-type="float" office:value="2.58807699145947" calcext:value-type="float">
            <text:p>2.5880769915</text:p>
          </table:table-cell>
          <table:table-cell office:value-type="float" office:value="2.57466579322715" calcext:value-type="float">
            <text:p>2.5746657932</text:p>
          </table:table-cell>
          <table:table-cell office:value-type="float" office:value="2.56378240976114" calcext:value-type="float">
            <text:p>2.5637824098</text:p>
          </table:table-cell>
          <table:table-cell office:value-type="float" office:value="2.55058617352475" calcext:value-type="float">
            <text:p>2.5505861735</text:p>
          </table:table-cell>
          <table:table-cell office:value-type="float" office:value="2.53752528330104" calcext:value-type="float">
            <text:p>2.5375252833</text:p>
          </table:table-cell>
          <table:table-cell office:value-type="float" office:value="2.52459766746736" calcext:value-type="float">
            <text:p>2.5245976675</text:p>
          </table:table-cell>
          <table:table-cell office:value-type="float" office:value="2.51418941932939" calcext:value-type="float">
            <text:p>2.5141894193</text:p>
          </table:table-cell>
          <table:table-cell office:value-type="float" office:value="2.50161099248445" calcext:value-type="float">
            <text:p>2.5016109925</text:p>
          </table:table-cell>
          <table:table-cell office:value-type="float" office:value="2.49250843388261" calcext:value-type="float">
            <text:p>2.4925084339</text:p>
          </table:table-cell>
          <table:table-cell office:value-type="float" office:value="2.48004589171319" calcext:value-type="float">
            <text:p>2.480045891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7.88006458752021" calcext:value-type="float">
            <text:p>7.8800645875</text:p>
          </table:table-cell>
          <table:table-cell office:value-type="string" calcext:value-type="string">
            <text:p><text:s/>global min</text:p>
          </table:table-cell>
          <table:table-cell office:value-type="float" office:value="-8.9621505912097" calcext:value-type="float">
            <text:p>-8.9621505912</text:p>
          </table:table-cell>
          <table:table-cell office:value-type="string" calcext:value-type="string">
            <text:p><text:s/>range</text:p>
          </table:table-cell>
          <table:table-cell office:value-type="float" office:value="16.8422151787299" calcext:value-type="float">
            <text:p>16.842215178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7.28683224528525" calcext:value-type="float">
            <text:p>7.2868322453</text:p>
          </table:table-cell>
          <table:table-cell office:value-type="float" office:value="8.77664805673726" calcext:value-type="float">
            <text:p>8.7766480567</text:p>
          </table:table-cell>
          <table:table-cell office:value-type="float" office:value="6.7116952559834" calcext:value-type="float">
            <text:p>6.711695256</text:p>
          </table:table-cell>
          <table:table-cell office:value-type="float" office:value="7.85370916868525" calcext:value-type="float">
            <text:p>7.8537091687</text:p>
          </table:table-cell>
          <table:table-cell office:value-type="float" office:value="7.84406417408014" calcext:value-type="float">
            <text:p>7.8440641741</text:p>
          </table:table-cell>
          <table:table-cell office:value-type="float" office:value="8.33456598125606" calcext:value-type="float">
            <text:p>8.3345659813</text:p>
          </table:table-cell>
          <table:table-cell office:value-type="float" office:value="7.23940091420895" calcext:value-type="float">
            <text:p>7.2394009142</text:p>
          </table:table-cell>
          <table:table-cell office:value-type="float" office:value="6.76437345435093" calcext:value-type="float">
            <text:p>6.7643734544</text:p>
          </table:table-cell>
          <table:table-cell office:value-type="float" office:value="7.29161861060029" calcext:value-type="float">
            <text:p>7.2916186106</text:p>
          </table:table-cell>
          <table:table-cell office:value-type="float" office:value="8.07664075032828" calcext:value-type="float">
            <text:p>8.0766407503</text:p>
          </table:table-cell>
          <table:table-cell office:value-type="float" office:value="7.66272512735915" calcext:value-type="float">
            <text:p>7.6627251274</text:p>
          </table:table-cell>
          <table:table-cell office:value-type="float" office:value="7.69442529089304" calcext:value-type="float">
            <text:p>7.6944252909</text:p>
          </table:table-cell>
          <table:table-cell office:value-type="float" office:value="7.65996254689701" calcext:value-type="float">
            <text:p>7.6599625469</text:p>
          </table:table-cell>
          <table:table-cell office:value-type="float" office:value="8.14940278607135" calcext:value-type="float">
            <text:p>8.1494027861</text:p>
          </table:table-cell>
          <table:table-cell office:value-type="float" office:value="8.16013651262258" calcext:value-type="float">
            <text:p>8.1601365126</text:p>
          </table:table-cell>
          <table:table-cell office:value-type="float" office:value="7.99679365925746" calcext:value-type="float">
            <text:p>7.9967936593</text:p>
          </table:table-cell>
          <table:table-cell office:value-type="float" office:value="7.91560396371579" calcext:value-type="float">
            <text:p>7.9156039637</text:p>
          </table:table-cell>
          <table:table-cell office:value-type="float" office:value="7.63038063369751" calcext:value-type="float">
            <text:p>7.6303806337</text:p>
          </table:table-cell>
          <table:table-cell office:value-type="float" office:value="7.78052506322249" calcext:value-type="float">
            <text:p>7.7805250632</text:p>
          </table:table-cell>
          <table:table-cell office:value-type="float" office:value="7.41969094380718" calcext:value-type="float">
            <text:p>7.4196909438</text:p>
          </table:table-cell>
          <table:table-cell office:value-type="float" office:value="7.22856062834309" calcext:value-type="float">
            <text:p>7.2285606283</text:p>
          </table:table-cell>
          <table:table-cell office:value-type="float" office:value="7.34881771588014" calcext:value-type="float">
            <text:p>7.3488177159</text:p>
          </table:table-cell>
          <table:table-cell office:value-type="float" office:value="7.4047665577594" calcext:value-type="float">
            <text:p>7.4047665578</text:p>
          </table:table-cell>
          <table:table-cell office:value-type="float" office:value="7.49136302434321" calcext:value-type="float">
            <text:p>7.4913630243</text:p>
          </table:table-cell>
          <table:table-cell office:value-type="float" office:value="7.33940777498714" calcext:value-type="float">
            <text:p>7.339407775</text:p>
          </table:table-cell>
          <table:table-cell office:value-type="float" office:value="7.47498764512956" calcext:value-type="float">
            <text:p>7.4749876451</text:p>
          </table:table-cell>
          <table:table-cell office:value-type="float" office:value="7.38838729452946" calcext:value-type="float">
            <text:p>7.3883872945</text:p>
          </table:table-cell>
          <table:table-cell office:value-type="float" office:value="7.32374078863887" calcext:value-type="float">
            <text:p>7.3237407886</text:p>
          </table:table-cell>
          <table:table-cell office:value-type="float" office:value="7.32803979038942" calcext:value-type="float">
            <text:p>7.3280397904</text:p>
          </table:table-cell>
          <table:table-cell office:value-type="float" office:value="7.17280526189299" calcext:value-type="float">
            <text:p>7.1728052619</text:p>
          </table:table-cell>
          <table:table-cell office:value-type="float" office:value="7.1743762746119" calcext:value-type="float">
            <text:p>7.1743762746</text:p>
          </table:table-cell>
          <table:table-cell office:value-type="float" office:value="6.95060174407834" calcext:value-type="float">
            <text:p>6.9506017441</text:p>
          </table:table-cell>
          <table:table-cell office:value-type="float" office:value="7.18402662244261" calcext:value-type="float">
            <text:p>7.1840266224</text:p>
          </table:table-cell>
          <table:table-cell office:value-type="float" office:value="7.05261033537599" calcext:value-type="float">
            <text:p>7.0526103354</text:p>
          </table:table-cell>
          <table:table-cell office:value-type="float" office:value="6.90529788181224" calcext:value-type="float">
            <text:p>6.9052978818</text:p>
          </table:table-cell>
          <table:table-cell office:value-type="float" office:value="6.85273808582471" calcext:value-type="float">
            <text:p>6.8527380858</text:p>
          </table:table-cell>
          <table:table-cell office:value-type="float" office:value="6.71079231851505" calcext:value-type="float">
            <text:p>6.7107923185</text:p>
          </table:table-cell>
          <table:table-cell office:value-type="float" office:value="6.9310431527717" calcext:value-type="float">
            <text:p>6.9310431528</text:p>
          </table:table-cell>
          <table:table-cell office:value-type="float" office:value="6.75341116977352" calcext:value-type="float">
            <text:p>6.7534111698</text:p>
          </table:table-cell>
          <table:table-cell office:value-type="float" office:value="6.65971334075371" calcext:value-type="float">
            <text:p>6.6597133408</text:p>
          </table:table-cell>
          <table:table-cell office:value-type="float" office:value="6.56025178742986" calcext:value-type="float">
            <text:p>6.5602517874</text:p>
          </table:table-cell>
          <table:table-cell office:value-type="float" office:value="6.51752277251577" calcext:value-type="float">
            <text:p>6.5175227725</text:p>
          </table:table-cell>
          <table:table-cell office:value-type="float" office:value="6.51934312050871" calcext:value-type="float">
            <text:p>6.5193431205</text:p>
          </table:table-cell>
          <table:table-cell office:value-type="float" office:value="6.37485762372191" calcext:value-type="float">
            <text:p>6.3748576237</text:p>
          </table:table-cell>
          <table:table-cell office:value-type="float" office:value="6.24370641490508" calcext:value-type="float">
            <text:p>6.2437064149</text:p>
          </table:table-cell>
          <table:table-cell office:value-type="float" office:value="6.15498344140158" calcext:value-type="float">
            <text:p>6.1549834414</text:p>
          </table:table-cell>
          <table:table-cell office:value-type="float" office:value="6.16961009717533" calcext:value-type="float">
            <text:p>6.1696100972</text:p>
          </table:table-cell>
          <table:table-cell office:value-type="float" office:value="6.05500177248264" calcext:value-type="float">
            <text:p>6.0550017725</text:p>
          </table:table-cell>
          <table:table-cell office:value-type="float" office:value="5.97630269508331" calcext:value-type="float">
            <text:p>5.9763026951</text:p>
          </table:table-cell>
          <table:table-cell office:value-type="float" office:value="6.00857164028791" calcext:value-type="float">
            <text:p>6.0085716403</text:p>
          </table:table-cell>
          <table:table-cell office:value-type="float" office:value="5.89104250000493" calcext:value-type="float">
            <text:p>5.8910425</text:p>
          </table:table-cell>
          <table:table-cell office:value-type="float" office:value="5.81436556695176" calcext:value-type="float">
            <text:p>5.814365567</text:p>
          </table:table-cell>
          <table:table-cell office:value-type="float" office:value="5.70493575410089" calcext:value-type="float">
            <text:p>5.7049357541</text:p>
          </table:table-cell>
          <table:table-cell office:value-type="float" office:value="5.64709971521894" calcext:value-type="float">
            <text:p>5.6470997152</text:p>
          </table:table-cell>
          <table:table-cell office:value-type="float" office:value="5.71335799396131" calcext:value-type="float">
            <text:p>5.713357994</text:p>
          </table:table-cell>
          <table:table-cell office:value-type="float" office:value="5.63213451865484" calcext:value-type="float">
            <text:p>5.6321345187</text:p>
          </table:table-cell>
          <table:table-cell office:value-type="float" office:value="5.59823350277464" calcext:value-type="float">
            <text:p>5.5982335028</text:p>
          </table:table-cell>
          <table:table-cell office:value-type="float" office:value="5.5033295207815" calcext:value-type="float">
            <text:p>5.5033295208</text:p>
          </table:table-cell>
          <table:table-cell office:value-type="float" office:value="5.57782878120558" calcext:value-type="float">
            <text:p>5.5778287812</text:p>
          </table:table-cell>
          <table:table-cell office:value-type="float" office:value="5.52938170044376" calcext:value-type="float">
            <text:p>5.5293817004</text:p>
          </table:table-cell>
          <table:table-cell office:value-type="float" office:value="5.44069340733057" calcext:value-type="float">
            <text:p>5.4406934073</text:p>
          </table:table-cell>
          <table:table-cell office:value-type="float" office:value="5.4149173051831" calcext:value-type="float">
            <text:p>5.4149173052</text:p>
          </table:table-cell>
          <table:table-cell office:value-type="float" office:value="5.33647501822725" calcext:value-type="float">
            <text:p>5.3364750182</text:p>
          </table:table-cell>
          <table:table-cell office:value-type="float" office:value="5.30333840303024" calcext:value-type="float">
            <text:p>5.303338403</text:p>
          </table:table-cell>
          <table:table-cell office:value-type="float" office:value="5.22499877601455" calcext:value-type="float">
            <text:p>5.224998776</text:p>
          </table:table-cell>
          <table:table-cell office:value-type="float" office:value="5.18346261006037" calcext:value-type="float">
            <text:p>5.1834626101</text:p>
          </table:table-cell>
          <table:table-cell office:value-type="float" office:value="5.14365406265465" calcext:value-type="float">
            <text:p>5.1436540627</text:p>
          </table:table-cell>
          <table:table-cell office:value-type="float" office:value="5.07263061111739" calcext:value-type="float">
            <text:p>5.0726306111</text:p>
          </table:table-cell>
          <table:table-cell office:value-type="float" office:value="5.02741505958905" calcext:value-type="float">
            <text:p>5.0274150596</text:p>
          </table:table-cell>
          <table:table-cell office:value-type="float" office:value="4.95602898334056" calcext:value-type="float">
            <text:p>4.9560289833</text:p>
          </table:table-cell>
          <table:table-cell office:value-type="float" office:value="4.90015856438727" calcext:value-type="float">
            <text:p>4.9001585644</text:p>
          </table:table-cell>
          <table:table-cell office:value-type="float" office:value="4.94647481176028" calcext:value-type="float">
            <text:p>4.9464748118</text:p>
          </table:table-cell>
          <table:table-cell office:value-type="float" office:value="4.91408186440022" calcext:value-type="float">
            <text:p>4.9140818644</text:p>
          </table:table-cell>
          <table:table-cell office:value-type="float" office:value="4.84840043189648" calcext:value-type="float">
            <text:p>4.8484004319</text:p>
          </table:table-cell>
          <table:table-cell office:value-type="float" office:value="4.78394956594927" calcext:value-type="float">
            <text:p>4.7839495659</text:p>
          </table:table-cell>
          <table:table-cell office:value-type="float" office:value="4.72535957114301" calcext:value-type="float">
            <text:p>4.7253595711</text:p>
          </table:table-cell>
          <table:table-cell office:value-type="float" office:value="4.75711412120698" calcext:value-type="float">
            <text:p>4.7571141212</text:p>
          </table:table-cell>
          <table:table-cell office:value-type="float" office:value="4.69928632815467" calcext:value-type="float">
            <text:p>4.6992863282</text:p>
          </table:table-cell>
          <table:table-cell office:value-type="float" office:value="4.71614943175022" calcext:value-type="float">
            <text:p>4.7161494318</text:p>
          </table:table-cell>
          <table:table-cell office:value-type="float" office:value="4.65983834694097" calcext:value-type="float">
            <text:p>4.6598383469</text:p>
          </table:table-cell>
          <table:table-cell office:value-type="float" office:value="4.62207175864994" calcext:value-type="float">
            <text:p>4.6220717586</text:p>
          </table:table-cell>
          <table:table-cell office:value-type="float" office:value="4.56588290166464" calcext:value-type="float">
            <text:p>4.5658829017</text:p>
          </table:table-cell>
          <table:table-cell office:value-type="float" office:value="4.54608894436067" calcext:value-type="float">
            <text:p>4.5460889444</text:p>
          </table:table-cell>
          <table:table-cell office:value-type="float" office:value="4.49876127928244" calcext:value-type="float">
            <text:p>4.4987612793</text:p>
          </table:table-cell>
          <table:table-cell office:value-type="float" office:value="4.49229513639159" calcext:value-type="float">
            <text:p>4.4922951364</text:p>
          </table:table-cell>
          <table:table-cell office:value-type="float" office:value="4.44075013835128" calcext:value-type="float">
            <text:p>4.4407501384</text:p>
          </table:table-cell>
          <table:table-cell office:value-type="float" office:value="4.41180668946344" calcext:value-type="float">
            <text:p>4.4118066895</text:p>
          </table:table-cell>
          <table:table-cell office:value-type="float" office:value="4.36204860419808" calcext:value-type="float">
            <text:p>4.3620486042</text:p>
          </table:table-cell>
          <table:table-cell office:value-type="float" office:value="4.34011674815294" calcext:value-type="float">
            <text:p>4.3401167482</text:p>
          </table:table-cell>
          <table:table-cell office:value-type="float" office:value="4.29557222829206" calcext:value-type="float">
            <text:p>4.2955722283</text:p>
          </table:table-cell>
          <table:table-cell office:value-type="float" office:value="4.24939893509294" calcext:value-type="float">
            <text:p>4.2493989351</text:p>
          </table:table-cell>
          <table:table-cell office:value-type="float" office:value="4.23273017343081" calcext:value-type="float">
            <text:p>4.2327301734</text:p>
          </table:table-cell>
          <table:table-cell office:value-type="float" office:value="4.2149781248399" calcext:value-type="float">
            <text:p>4.2149781248</text:p>
          </table:table-cell>
          <table:table-cell office:value-type="float" office:value="4.17158889530183" calcext:value-type="float">
            <text:p>4.1715888953</text:p>
          </table:table-cell>
          <table:table-cell office:value-type="float" office:value="4.15931425439319" calcext:value-type="float">
            <text:p>4.1593142544</text:p>
          </table:table-cell>
          <table:table-cell office:value-type="float" office:value="4.11654697944247" calcext:value-type="float">
            <text:p>4.1165469794</text:p>
          </table:table-cell>
          <table:table-cell office:value-type="float" office:value="4.0843065903519" calcext:value-type="float">
            <text:p>4.0843065904</text:p>
          </table:table-cell>
          <table:table-cell office:value-type="float" office:value="4.04317750125773" calcext:value-type="float">
            <text:p>4.0431775013</text:p>
          </table:table-cell>
          <table:table-cell office:value-type="float" office:value="4.00267161928656" calcext:value-type="float">
            <text:p>4.0026716193</text:p>
          </table:table-cell>
          <table:table-cell office:value-type="float" office:value="3.9647575295638" calcext:value-type="float">
            <text:p>3.9647575296</text:p>
          </table:table-cell>
          <table:table-cell office:value-type="float" office:value="3.92685290598655" calcext:value-type="float">
            <text:p>3.926852906</text:p>
          </table:table-cell>
          <table:table-cell office:value-type="float" office:value="3.91088776252784" calcext:value-type="float">
            <text:p>3.9108877625</text:p>
          </table:table-cell>
          <table:table-cell office:value-type="float" office:value="3.9603399899178" calcext:value-type="float">
            <text:p>3.9603399899</text:p>
          </table:table-cell>
          <table:table-cell office:value-type="float" office:value="3.92429116931292" calcext:value-type="float">
            <text:p>3.9242911693</text:p>
          </table:table-cell>
          <table:table-cell office:value-type="float" office:value="3.90890768972286" calcext:value-type="float">
            <text:p>3.9089076897</text:p>
          </table:table-cell>
          <table:table-cell office:value-type="float" office:value="3.87291613177427" calcext:value-type="float">
            <text:p>3.8729161318</text:p>
          </table:table-cell>
          <table:table-cell office:value-type="float" office:value="3.83922082654926" calcext:value-type="float">
            <text:p>3.8392208265</text:p>
          </table:table-cell>
          <table:table-cell office:value-type="float" office:value="3.80493536100956" calcext:value-type="float">
            <text:p>3.804935361</text:p>
          </table:table-cell>
          <table:table-cell office:value-type="float" office:value="3.7705728834308" calcext:value-type="float">
            <text:p>3.7705728834</text:p>
          </table:table-cell>
          <table:table-cell office:value-type="float" office:value="3.73930503867846" calcext:value-type="float">
            <text:p>3.7393050387</text:p>
          </table:table-cell>
          <table:table-cell office:value-type="float" office:value="3.74516590624256" calcext:value-type="float">
            <text:p>3.7451659062</text:p>
          </table:table-cell>
          <table:table-cell office:value-type="float" office:value="3.73183101939175" calcext:value-type="float">
            <text:p>3.7318310194</text:p>
          </table:table-cell>
          <table:table-cell office:value-type="float" office:value="3.7000129621251" calcext:value-type="float">
            <text:p>3.7000129621</text:p>
          </table:table-cell>
          <table:table-cell office:value-type="float" office:value="3.68428259814285" calcext:value-type="float">
            <text:p>3.6842825981</text:p>
          </table:table-cell>
          <table:table-cell office:value-type="float" office:value="3.65296988601419" calcext:value-type="float">
            <text:p>3.652969886</text:p>
          </table:table-cell>
          <table:table-cell office:value-type="float" office:value="3.62360416512723" calcext:value-type="float">
            <text:p>3.6236041651</text:p>
          </table:table-cell>
          <table:table-cell office:value-type="float" office:value="3.59834609971526" calcext:value-type="float">
            <text:p>3.5983460997</text:p>
          </table:table-cell>
          <table:table-cell office:value-type="float" office:value="3.58973121458611" calcext:value-type="float">
            <text:p>3.5897312146</text:p>
          </table:table-cell>
          <table:table-cell office:value-type="float" office:value="3.55959601991014" calcext:value-type="float">
            <text:p>3.5595960199</text:p>
          </table:table-cell>
          <table:table-cell office:value-type="float" office:value="3.56030925321897" calcext:value-type="float">
            <text:p>3.5603092532</text:p>
          </table:table-cell>
          <table:table-cell office:value-type="float" office:value="3.53410551518738" calcext:value-type="float">
            <text:p>3.5341055152</text:p>
          </table:table-cell>
          <table:table-cell office:value-type="float" office:value="3.5302482673035" calcext:value-type="float">
            <text:p>3.5302482673</text:p>
          </table:table-cell>
          <table:table-cell office:value-type="float" office:value="3.59075411236299" calcext:value-type="float">
            <text:p>3.5907541124</text:p>
          </table:table-cell>
          <table:table-cell office:value-type="float" office:value="3.56222912644977" calcext:value-type="float">
            <text:p>3.5622291264</text:p>
          </table:table-cell>
          <table:table-cell office:value-type="float" office:value="3.53384002381848" calcext:value-type="float">
            <text:p>3.5338400238</text:p>
          </table:table-cell>
          <table:table-cell office:value-type="float" office:value="3.51503846312785" calcext:value-type="float">
            <text:p>3.5150384631</text:p>
          </table:table-cell>
          <table:table-cell office:value-type="float" office:value="3.49108582347302" calcext:value-type="float">
            <text:p>3.4910858235</text:p>
          </table:table-cell>
          <table:table-cell office:value-type="float" office:value="3.46391789748915" calcext:value-type="float">
            <text:p>3.4639178975</text:p>
          </table:table-cell>
          <table:table-cell office:value-type="float" office:value="3.47400871348566" calcext:value-type="float">
            <text:p>3.4740087135</text:p>
          </table:table-cell>
          <table:table-cell office:value-type="float" office:value="3.44731169119609" calcext:value-type="float">
            <text:p>3.4473116912</text:p>
          </table:table-cell>
          <table:table-cell office:value-type="float" office:value="3.42460742811036" calcext:value-type="float">
            <text:p>3.4246074281</text:p>
          </table:table-cell>
          <table:table-cell office:value-type="float" office:value="3.3990699162241" calcext:value-type="float">
            <text:p>3.3990699162</text:p>
          </table:table-cell>
          <table:table-cell office:value-type="float" office:value="3.39684286379895" calcext:value-type="float">
            <text:p>3.3968428638</text:p>
          </table:table-cell>
          <table:table-cell office:value-type="float" office:value="3.39398740862474" calcext:value-type="float">
            <text:p>3.3939874086</text:p>
          </table:table-cell>
          <table:table-cell office:value-type="float" office:value="3.36894743743151" calcext:value-type="float">
            <text:p>3.3689474374</text:p>
          </table:table-cell>
          <table:table-cell office:value-type="float" office:value="3.34765409764866" calcext:value-type="float">
            <text:p>3.3476540976</text:p>
          </table:table-cell>
          <table:table-cell office:value-type="float" office:value="3.32673772379745" calcext:value-type="float">
            <text:p>3.3267377238</text:p>
          </table:table-cell>
          <table:table-cell office:value-type="float" office:value="3.38258118616905" calcext:value-type="float">
            <text:p>3.3825811862</text:p>
          </table:table-cell>
          <table:table-cell office:value-type="float" office:value="3.35824606972179" calcext:value-type="float">
            <text:p>3.3582460697</text:p>
          </table:table-cell>
          <table:table-cell office:value-type="float" office:value="3.33428461956767" calcext:value-type="float">
            <text:p>3.3342846196</text:p>
          </table:table-cell>
          <table:table-cell office:value-type="float" office:value="3.32936223631804" calcext:value-type="float">
            <text:p>3.3293622363</text:p>
          </table:table-cell>
          <table:table-cell office:value-type="float" office:value="3.31057460617141" calcext:value-type="float">
            <text:p>3.3105746062</text:p>
          </table:table-cell>
          <table:table-cell office:value-type="float" office:value="3.29209793418368" calcext:value-type="float">
            <text:p>3.2920979342</text:p>
          </table:table-cell>
          <table:table-cell office:value-type="float" office:value="3.26925972502853" calcext:value-type="float">
            <text:p>3.269259725</text:p>
          </table:table-cell>
          <table:table-cell office:value-type="float" office:value="3.24671310623523" calcext:value-type="float">
            <text:p>3.2467131062</text:p>
          </table:table-cell>
          <table:table-cell office:value-type="float" office:value="3.24472635140915" calcext:value-type="float">
            <text:p>3.2447263514</text:p>
          </table:table-cell>
          <table:table-cell office:value-type="float" office:value="3.22287852035271" calcext:value-type="float">
            <text:p>3.2228785204</text:p>
          </table:table-cell>
          <table:table-cell office:value-type="float" office:value="3.2049120619376" calcext:value-type="float">
            <text:p>3.2049120619</text:p>
          </table:table-cell>
          <table:table-cell office:value-type="float" office:value="3.18376269144892" calcext:value-type="float">
            <text:p>3.1837626914</text:p>
          </table:table-cell>
          <table:table-cell office:value-type="float" office:value="3.17524928329358" calcext:value-type="float">
            <text:p>3.1752492833</text:p>
          </table:table-cell>
          <table:table-cell office:value-type="float" office:value="3.18842463843249" calcext:value-type="float">
            <text:p>3.1884246384</text:p>
          </table:table-cell>
          <table:table-cell office:value-type="float" office:value="3.16753757697924" calcext:value-type="float">
            <text:p>3.167537577</text:p>
          </table:table-cell>
          <table:table-cell office:value-type="float" office:value="3.14705102540494" calcext:value-type="float">
            <text:p>3.1470510254</text:p>
          </table:table-cell>
          <table:table-cell office:value-type="float" office:value="3.14338049702228" calcext:value-type="float">
            <text:p>3.143380497</text:p>
          </table:table-cell>
          <table:table-cell office:value-type="float" office:value="3.12414566324723" calcext:value-type="float">
            <text:p>3.1241456632</text:p>
          </table:table-cell>
          <table:table-cell office:value-type="float" office:value="3.10773346460408" calcext:value-type="float">
            <text:p>3.1077334646</text:p>
          </table:table-cell>
          <table:table-cell office:value-type="float" office:value="3.08802555271195" calcext:value-type="float">
            <text:p>3.0880255527</text:p>
          </table:table-cell>
          <table:table-cell office:value-type="float" office:value="3.06981819254928" calcext:value-type="float">
            <text:p>3.0698181925</text:p>
          </table:table-cell>
          <table:table-cell office:value-type="float" office:value="3.05088490394787" calcext:value-type="float">
            <text:p>3.0508849039</text:p>
          </table:table-cell>
          <table:table-cell office:value-type="float" office:value="3.04484634288967" calcext:value-type="float">
            <text:p>3.0448463429</text:p>
          </table:table-cell>
          <table:table-cell office:value-type="float" office:value="3.02613981396559" calcext:value-type="float">
            <text:p>3.026139814</text:p>
          </table:table-cell>
          <table:table-cell office:value-type="float" office:value="3.00911128716764" calcext:value-type="float">
            <text:p>3.0091112872</text:p>
          </table:table-cell>
          <table:table-cell office:value-type="float" office:value="2.99101505414774" calcext:value-type="float">
            <text:p>2.9910150541</text:p>
          </table:table-cell>
          <table:table-cell office:value-type="float" office:value="2.97313950689639" calcext:value-type="float">
            <text:p>2.9731395069</text:p>
          </table:table-cell>
          <table:table-cell office:value-type="float" office:value="2.96869741737842" calcext:value-type="float">
            <text:p>2.9686974174</text:p>
          </table:table-cell>
          <table:table-cell office:value-type="float" office:value="2.95242525506107" calcext:value-type="float">
            <text:p>2.9524252551</text:p>
          </table:table-cell>
          <table:table-cell office:value-type="float" office:value="2.93510190206625" calcext:value-type="float">
            <text:p>2.9351019021</text:p>
          </table:table-cell>
          <table:table-cell office:value-type="float" office:value="2.91888857316711" calcext:value-type="float">
            <text:p>2.9188885732</text:p>
          </table:table-cell>
          <table:table-cell office:value-type="float" office:value="2.90217208780619" calcext:value-type="float">
            <text:p>2.9021720878</text:p>
          </table:table-cell>
          <table:table-cell office:value-type="float" office:value="2.90290562202018" calcext:value-type="float">
            <text:p>2.902905622</text:p>
          </table:table-cell>
          <table:table-cell office:value-type="float" office:value="2.88612310485113" calcext:value-type="float">
            <text:p>2.8861231049</text:p>
          </table:table-cell>
          <table:table-cell office:value-type="float" office:value="2.87089865931535" calcext:value-type="float">
            <text:p>2.8708986593</text:p>
          </table:table-cell>
          <table:table-cell office:value-type="float" office:value="2.85538652178904" calcext:value-type="float">
            <text:p>2.8553865218</text:p>
          </table:table-cell>
          <table:table-cell office:value-type="float" office:value="2.83905436532783" calcext:value-type="float">
            <text:p>2.8390543653</text:p>
          </table:table-cell>
          <table:table-cell office:value-type="float" office:value="2.82424003331525" calcext:value-type="float">
            <text:p>2.8242400333</text:p>
          </table:table-cell>
          <table:table-cell office:value-type="float" office:value="2.81007452153888" calcext:value-type="float">
            <text:p>2.8100745215</text:p>
          </table:table-cell>
          <table:table-cell office:value-type="float" office:value="2.79419839429855" calcext:value-type="float">
            <text:p>2.7941983943</text:p>
          </table:table-cell>
          <table:table-cell office:value-type="float" office:value="2.77850065051035" calcext:value-type="float">
            <text:p>2.7785006505</text:p>
          </table:table-cell>
          <table:table-cell office:value-type="float" office:value="2.77357424721501" calcext:value-type="float">
            <text:p>2.7735742472</text:p>
          </table:table-cell>
          <table:table-cell office:value-type="float" office:value="2.76033026223825" calcext:value-type="float">
            <text:p>2.7603302622</text:p>
          </table:table-cell>
          <table:table-cell office:value-type="float" office:value="2.74730343182094" calcext:value-type="float">
            <text:p>2.7473034318</text:p>
          </table:table-cell>
          <table:table-cell office:value-type="float" office:value="2.73220835801973" calcext:value-type="float">
            <text:p>2.732208358</text:p>
          </table:table-cell>
          <table:table-cell office:value-type="float" office:value="2.76828773944737" calcext:value-type="float">
            <text:p>2.7682877394</text:p>
          </table:table-cell>
          <table:table-cell office:value-type="float" office:value="2.75324269738515" calcext:value-type="float">
            <text:p>2.7532426974</text:p>
          </table:table-cell>
          <table:table-cell office:value-type="float" office:value="2.74091734889639" calcext:value-type="float">
            <text:p>2.7409173489</text:p>
          </table:table-cell>
          <table:table-cell office:value-type="float" office:value="2.72877322809605" calcext:value-type="float">
            <text:p>2.7287732281</text:p>
          </table:table-cell>
          <table:table-cell office:value-type="float" office:value="2.71418085789233" calcext:value-type="float">
            <text:p>2.7141808579</text:p>
          </table:table-cell>
          <table:table-cell office:value-type="float" office:value="2.69976178851972" calcext:value-type="float">
            <text:p>2.6997617885</text:p>
          </table:table-cell>
          <table:table-cell office:value-type="float" office:value="2.70711518179712" calcext:value-type="float">
            <text:p>2.7071151818</text:p>
          </table:table-cell>
          <table:table-cell office:value-type="float" office:value="2.69491803321607" calcext:value-type="float">
            <text:p>2.6949180332</text:p>
          </table:table-cell>
          <table:table-cell office:value-type="float" office:value="2.68087967334341" calcext:value-type="float">
            <text:p>2.6808796733</text:p>
          </table:table-cell>
          <table:table-cell office:value-type="float" office:value="2.68465610378985" calcext:value-type="float">
            <text:p>2.6846561038</text:p>
          </table:table-cell>
          <table:table-cell office:value-type="float" office:value="2.6737022642769" calcext:value-type="float">
            <text:p>2.6737022643</text:p>
          </table:table-cell>
          <table:table-cell office:value-type="float" office:value="2.65992029384248" calcext:value-type="float">
            <text:p>2.6599202938</text:p>
          </table:table-cell>
          <table:table-cell office:value-type="float" office:value="2.66054421040425" calcext:value-type="float">
            <text:p>2.6605442104</text:p>
          </table:table-cell>
          <table:table-cell office:value-type="float" office:value="2.66014240144543" calcext:value-type="float">
            <text:p>2.6601424014</text:p>
          </table:table-cell>
          <table:table-cell office:value-type="float" office:value="2.64663914052438" calcext:value-type="float">
            <text:p>2.6466391405</text:p>
          </table:table-cell>
          <table:table-cell office:value-type="float" office:value="2.63611996645566" calcext:value-type="float">
            <text:p>2.6361199665</text:p>
          </table:table-cell>
          <table:table-cell office:value-type="float" office:value="2.62294143043095" calcext:value-type="float">
            <text:p>2.6229414304</text:p>
          </table:table-cell>
          <table:table-cell office:value-type="float" office:value="2.61267954866774" calcext:value-type="float">
            <text:p>2.612679548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1026314658785" calcext:value-type="float">
            <text:p>8.3102631466</text:p>
          </table:table-cell>
          <table:table-cell office:value-type="string" calcext:value-type="string">
            <text:p><text:s/>global min</text:p>
          </table:table-cell>
          <table:table-cell office:value-type="float" office:value="-9.79920477415054" calcext:value-type="float">
            <text:p>-9.7992047742</text:p>
          </table:table-cell>
          <table:table-cell office:value-type="string" calcext:value-type="string">
            <text:p><text:s/>range</text:p>
          </table:table-cell>
          <table:table-cell office:value-type="float" office:value="18.1094679207384" calcext:value-type="float">
            <text:p>18.109467920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0.8404383916028" calcext:value-type="float">
            <text:p>10.8404383916</text:p>
          </table:table-cell>
          <table:table-cell office:value-type="float" office:value="6.39372126749838" calcext:value-type="float">
            <text:p>6.3937212675</text:p>
          </table:table-cell>
          <table:table-cell office:value-type="float" office:value="5.83430247772887" calcext:value-type="float">
            <text:p>5.8343024777</text:p>
          </table:table-cell>
          <table:table-cell office:value-type="float" office:value="8.21850707038427" calcext:value-type="float">
            <text:p>8.2185070704</text:p>
          </table:table-cell>
          <table:table-cell office:value-type="float" office:value="6.57645184333628" calcext:value-type="float">
            <text:p>6.5764518433</text:p>
          </table:table-cell>
          <table:table-cell office:value-type="float" office:value="6.38428101536204" calcext:value-type="float">
            <text:p>6.3842810154</text:p>
          </table:table-cell>
          <table:table-cell office:value-type="float" office:value="5.73926184056888" calcext:value-type="float">
            <text:p>5.7392618406</text:p>
          </table:table-cell>
          <table:table-cell office:value-type="float" office:value="6.59436121255088" calcext:value-type="float">
            <text:p>6.5943612126</text:p>
          </table:table-cell>
          <table:table-cell office:value-type="float" office:value="6.24916554223863" calcext:value-type="float">
            <text:p>6.2491655422</text:p>
          </table:table-cell>
          <table:table-cell office:value-type="float" office:value="6.88655657299278" calcext:value-type="float">
            <text:p>6.886556573</text:p>
          </table:table-cell>
          <table:table-cell office:value-type="float" office:value="6.79990590361864" calcext:value-type="float">
            <text:p>6.7999059036</text:p>
          </table:table-cell>
          <table:table-cell office:value-type="float" office:value="7.16531891089433" calcext:value-type="float">
            <text:p>7.1653189109</text:p>
          </table:table-cell>
          <table:table-cell office:value-type="float" office:value="6.88215416452448" calcext:value-type="float">
            <text:p>6.8821541645</text:p>
          </table:table-cell>
          <table:table-cell office:value-type="float" office:value="7.20943371558181" calcext:value-type="float">
            <text:p>7.2094337156</text:p>
          </table:table-cell>
          <table:table-cell office:value-type="float" office:value="7.45401391774216" calcext:value-type="float">
            <text:p>7.4540139177</text:p>
          </table:table-cell>
          <table:table-cell office:value-type="float" office:value="7.18654621412232" calcext:value-type="float">
            <text:p>7.1865462141</text:p>
          </table:table-cell>
          <table:table-cell office:value-type="float" office:value="7.53348902742646" calcext:value-type="float">
            <text:p>7.5334890274</text:p>
          </table:table-cell>
          <table:table-cell office:value-type="float" office:value="8.01723763556714" calcext:value-type="float">
            <text:p>8.0172376356</text:p>
          </table:table-cell>
          <table:table-cell office:value-type="float" office:value="8.14827654442546" calcext:value-type="float">
            <text:p>8.1482765444</text:p>
          </table:table-cell>
          <table:table-cell office:value-type="float" office:value="7.93209937550817" calcext:value-type="float">
            <text:p>7.9320993755</text:p>
          </table:table-cell>
          <table:table-cell office:value-type="float" office:value="8.06695801863715" calcext:value-type="float">
            <text:p>8.0669580186</text:p>
          </table:table-cell>
          <table:table-cell office:value-type="float" office:value="7.83300009872986" calcext:value-type="float">
            <text:p>7.8330000987</text:p>
          </table:table-cell>
          <table:table-cell office:value-type="float" office:value="7.95560832055125" calcext:value-type="float">
            <text:p>7.9556083206</text:p>
          </table:table-cell>
          <table:table-cell office:value-type="float" office:value="7.73394513365204" calcext:value-type="float">
            <text:p>7.7339451337</text:p>
          </table:table-cell>
          <table:table-cell office:value-type="float" office:value="8.00367626466544" calcext:value-type="float">
            <text:p>8.0036762647</text:p>
          </table:table-cell>
          <table:table-cell office:value-type="float" office:value="8.23736191548393" calcext:value-type="float">
            <text:p>8.2373619155</text:p>
          </table:table-cell>
          <table:table-cell office:value-type="float" office:value="8.10054830060431" calcext:value-type="float">
            <text:p>8.1005483006</text:p>
          </table:table-cell>
          <table:table-cell office:value-type="float" office:value="7.84261422112878" calcext:value-type="float">
            <text:p>7.8426142211</text:p>
          </table:table-cell>
          <table:table-cell office:value-type="float" office:value="7.64874273236376" calcext:value-type="float">
            <text:p>7.6487427324</text:p>
          </table:table-cell>
          <table:table-cell office:value-type="float" office:value="7.64382015048648" calcext:value-type="float">
            <text:p>7.6438201505</text:p>
          </table:table-cell>
          <table:table-cell office:value-type="float" office:value="7.42771630420882" calcext:value-type="float">
            <text:p>7.4277163042</text:p>
          </table:table-cell>
          <table:table-cell office:value-type="float" office:value="7.50057874853586" calcext:value-type="float">
            <text:p>7.5005787485</text:p>
          </table:table-cell>
          <table:table-cell office:value-type="float" office:value="7.39063873615347" calcext:value-type="float">
            <text:p>7.3906387362</text:p>
          </table:table-cell>
          <table:table-cell office:value-type="float" office:value="7.42697999162364" calcext:value-type="float">
            <text:p>7.4269799916</text:p>
          </table:table-cell>
          <table:table-cell office:value-type="float" office:value="7.24062414647376" calcext:value-type="float">
            <text:p>7.2406241465</text:p>
          </table:table-cell>
          <table:table-cell office:value-type="float" office:value="7.04079444564708" calcext:value-type="float">
            <text:p>7.0407944456</text:p>
          </table:table-cell>
          <table:table-cell office:value-type="float" office:value="7.17441508409377" calcext:value-type="float">
            <text:p>7.1744150841</text:p>
          </table:table-cell>
          <table:table-cell office:value-type="float" office:value="7.04301111190946" calcext:value-type="float">
            <text:p>7.0430111119</text:p>
          </table:table-cell>
          <table:table-cell office:value-type="float" office:value="6.88478397212315" calcext:value-type="float">
            <text:p>6.8847839721</text:p>
          </table:table-cell>
          <table:table-cell office:value-type="float" office:value="6.72706942801059" calcext:value-type="float">
            <text:p>6.727069428</text:p>
          </table:table-cell>
          <table:table-cell office:value-type="float" office:value="6.65158174856025" calcext:value-type="float">
            <text:p>6.6515817486</text:p>
          </table:table-cell>
          <table:table-cell office:value-type="float" office:value="6.57624885406455" calcext:value-type="float">
            <text:p>6.5762488541</text:p>
          </table:table-cell>
          <table:table-cell office:value-type="float" office:value="6.43152474689884" calcext:value-type="float">
            <text:p>6.4315247469</text:p>
          </table:table-cell>
          <table:table-cell office:value-type="float" office:value="6.30435407175314" calcext:value-type="float">
            <text:p>6.3043540718</text:p>
          </table:table-cell>
          <table:table-cell office:value-type="float" office:value="6.1813731819993" calcext:value-type="float">
            <text:p>6.181373182</text:p>
          </table:table-cell>
          <table:table-cell office:value-type="float" office:value="6.04717443750245" calcext:value-type="float">
            <text:p>6.0471744375</text:p>
          </table:table-cell>
          <table:table-cell office:value-type="float" office:value="5.94434021651235" calcext:value-type="float">
            <text:p>5.9443402165</text:p>
          </table:table-cell>
          <table:table-cell office:value-type="float" office:value="5.94613005132663" calcext:value-type="float">
            <text:p>5.9461300513</text:p>
          </table:table-cell>
          <table:table-cell office:value-type="float" office:value="5.85204641200909" calcext:value-type="float">
            <text:p>5.852046412</text:p>
          </table:table-cell>
          <table:table-cell office:value-type="float" office:value="5.76269334159661" calcext:value-type="float">
            <text:p>5.7626933416</text:p>
          </table:table-cell>
          <table:table-cell office:value-type="float" office:value="5.65881566696652" calcext:value-type="float">
            <text:p>5.658815667</text:p>
          </table:table-cell>
          <table:table-cell office:value-type="float" office:value="5.60067867019736" calcext:value-type="float">
            <text:p>5.6006786702</text:p>
          </table:table-cell>
          <table:table-cell office:value-type="float" office:value="5.52062787601832" calcext:value-type="float">
            <text:p>5.520627876</text:p>
          </table:table-cell>
          <table:table-cell office:value-type="float" office:value="5.42081179117197" calcext:value-type="float">
            <text:p>5.4208117912</text:p>
          </table:table-cell>
          <table:table-cell office:value-type="float" office:value="5.36062151214645" calcext:value-type="float">
            <text:p>5.3606215121</text:p>
          </table:table-cell>
          <table:table-cell office:value-type="float" office:value="5.45751423121398" calcext:value-type="float">
            <text:p>5.4575142312</text:p>
          </table:table-cell>
          <table:table-cell office:value-type="float" office:value="5.40898208592443" calcext:value-type="float">
            <text:p>5.4089820859</text:p>
          </table:table-cell>
          <table:table-cell office:value-type="float" office:value="5.33125418140015" calcext:value-type="float">
            <text:p>5.3312541814</text:p>
          </table:table-cell>
          <table:table-cell office:value-type="float" office:value="5.49586195867673" calcext:value-type="float">
            <text:p>5.4958619587</text:p>
          </table:table-cell>
          <table:table-cell office:value-type="float" office:value="5.40962606578949" calcext:value-type="float">
            <text:p>5.4096260658</text:p>
          </table:table-cell>
          <table:table-cell office:value-type="float" office:value="5.36156085532666" calcext:value-type="float">
            <text:p>5.3615608553</text:p>
          </table:table-cell>
          <table:table-cell office:value-type="float" office:value="5.29531948406723" calcext:value-type="float">
            <text:p>5.2953194841</text:p>
          </table:table-cell>
          <table:table-cell office:value-type="float" office:value="5.21158348935146" calcext:value-type="float">
            <text:p>5.2115834894</text:p>
          </table:table-cell>
          <table:table-cell office:value-type="float" office:value="5.15137103762266" calcext:value-type="float">
            <text:p>5.1513710376</text:p>
          </table:table-cell>
          <table:table-cell office:value-type="float" office:value="5.09997543602922" calcext:value-type="float">
            <text:p>5.099975436</text:p>
          </table:table-cell>
          <table:table-cell office:value-type="float" office:value="5.02315014624471" calcext:value-type="float">
            <text:p>5.0231501462</text:p>
          </table:table-cell>
          <table:table-cell office:value-type="float" office:value="5.00810070521836" calcext:value-type="float">
            <text:p>5.0081007052</text:p>
          </table:table-cell>
          <table:table-cell office:value-type="float" office:value="4.9857404033731" calcext:value-type="float">
            <text:p>4.9857404034</text:p>
          </table:table-cell>
          <table:table-cell office:value-type="float" office:value="4.93505149965286" calcext:value-type="float">
            <text:p>4.9350514997</text:p>
          </table:table-cell>
          <table:table-cell office:value-type="float" office:value="4.87571180381647" calcext:value-type="float">
            <text:p>4.8757118038</text:p>
          </table:table-cell>
          <table:table-cell office:value-type="float" office:value="4.80887866987984" calcext:value-type="float">
            <text:p>4.8088786699</text:p>
          </table:table-cell>
          <table:table-cell office:value-type="float" office:value="4.75654504808131" calcext:value-type="float">
            <text:p>4.7565450481</text:p>
          </table:table-cell>
          <table:table-cell office:value-type="float" office:value="4.69202737504887" calcext:value-type="float">
            <text:p>4.692027375</text:p>
          </table:table-cell>
          <table:table-cell office:value-type="float" office:value="4.64732961175612" calcext:value-type="float">
            <text:p>4.6473296118</text:p>
          </table:table-cell>
          <table:table-cell office:value-type="float" office:value="4.62653922904823" calcext:value-type="float">
            <text:p>4.626539229</text:p>
          </table:table-cell>
          <table:table-cell office:value-type="float" office:value="4.58482309014038" calcext:value-type="float">
            <text:p>4.5848230901</text:p>
          </table:table-cell>
          <table:table-cell office:value-type="float" office:value="4.52636890362571" calcext:value-type="float">
            <text:p>4.5263689036</text:p>
          </table:table-cell>
          <table:table-cell office:value-type="float" office:value="4.47062011453225" calcext:value-type="float">
            <text:p>4.4706201145</text:p>
          </table:table-cell>
          <table:table-cell office:value-type="float" office:value="4.42514889884563" calcext:value-type="float">
            <text:p>4.4251488988</text:p>
          </table:table-cell>
          <table:table-cell office:value-type="float" office:value="4.41530011658121" calcext:value-type="float">
            <text:p>4.4153001166</text:p>
          </table:table-cell>
          <table:table-cell office:value-type="float" office:value="4.41366740878322" calcext:value-type="float">
            <text:p>4.4136674088</text:p>
          </table:table-cell>
          <table:table-cell office:value-type="float" office:value="4.3722186032562" calcext:value-type="float">
            <text:p>4.3722186033</text:p>
          </table:table-cell>
          <table:table-cell office:value-type="float" office:value="4.3203181252581" calcext:value-type="float">
            <text:p>4.3203181253</text:p>
          </table:table-cell>
          <table:table-cell office:value-type="float" office:value="4.29626831612419" calcext:value-type="float">
            <text:p>4.2962683161</text:p>
          </table:table-cell>
          <table:table-cell office:value-type="float" office:value="4.26484138168188" calcext:value-type="float">
            <text:p>4.2648413817</text:p>
          </table:table-cell>
          <table:table-cell office:value-type="float" office:value="4.21676833415437" calcext:value-type="float">
            <text:p>4.2167683342</text:p>
          </table:table-cell>
          <table:table-cell office:value-type="float" office:value="4.18137035525209" calcext:value-type="float">
            <text:p>4.1813703553</text:p>
          </table:table-cell>
          <table:table-cell office:value-type="float" office:value="4.15076621538192" calcext:value-type="float">
            <text:p>4.1507662154</text:p>
          </table:table-cell>
          <table:table-cell office:value-type="float" office:value="4.10507053575415" calcext:value-type="float">
            <text:p>4.1050705358</text:p>
          </table:table-cell>
          <table:table-cell office:value-type="float" office:value="4.07211819343296" calcext:value-type="float">
            <text:p>4.0721181934</text:p>
          </table:table-cell>
          <table:table-cell office:value-type="float" office:value="4.04859063956296" calcext:value-type="float">
            <text:p>4.0485906396</text:p>
          </table:table-cell>
          <table:table-cell office:value-type="float" office:value="4.02574730808286" calcext:value-type="float">
            <text:p>4.0257473081</text:p>
          </table:table-cell>
          <table:table-cell office:value-type="float" office:value="3.9824597026196" calcext:value-type="float">
            <text:p>3.9824597026</text:p>
          </table:table-cell>
          <table:table-cell office:value-type="float" office:value="3.940137103072" calcext:value-type="float">
            <text:p>3.9401371031</text:p>
          </table:table-cell>
          <table:table-cell office:value-type="float" office:value="3.91323453242267" calcext:value-type="float">
            <text:p>3.9132345324</text:p>
          </table:table-cell>
          <table:table-cell office:value-type="float" office:value="3.87383166535905" calcext:value-type="float">
            <text:p>3.8738316654</text:p>
          </table:table-cell>
          <table:table-cell office:value-type="float" office:value="3.83655081552473" calcext:value-type="float">
            <text:p>3.8365508155</text:p>
          </table:table-cell>
          <table:table-cell office:value-type="float" office:value="3.80896412876399" calcext:value-type="float">
            <text:p>3.8089641288</text:p>
          </table:table-cell>
          <table:table-cell office:value-type="float" office:value="3.78076928228471" calcext:value-type="float">
            <text:p>3.7807692823</text:p>
          </table:table-cell>
          <table:table-cell office:value-type="float" office:value="3.74617867331628" calcext:value-type="float">
            <text:p>3.7461786733</text:p>
          </table:table-cell>
          <table:table-cell office:value-type="float" office:value="3.75377228516957" calcext:value-type="float">
            <text:p>3.7537722852</text:p>
          </table:table-cell>
          <table:table-cell office:value-type="float" office:value="3.71949598072115" calcext:value-type="float">
            <text:p>3.7194959807</text:p>
          </table:table-cell>
          <table:table-cell office:value-type="float" office:value="3.68581287602396" calcext:value-type="float">
            <text:p>3.685812876</text:p>
          </table:table-cell>
          <table:table-cell office:value-type="float" office:value="3.67160651708973" calcext:value-type="float">
            <text:p>3.6716065171</text:p>
          </table:table-cell>
          <table:table-cell office:value-type="float" office:value="3.67028893778047" calcext:value-type="float">
            <text:p>3.6702889378</text:p>
          </table:table-cell>
          <table:table-cell office:value-type="float" office:value="3.64403323897889" calcext:value-type="float">
            <text:p>3.644033239</text:p>
          </table:table-cell>
          <table:table-cell office:value-type="float" office:value="3.62388532129382" calcext:value-type="float">
            <text:p>3.6238853213</text:p>
          </table:table-cell>
          <table:table-cell office:value-type="float" office:value="3.60194745570075" calcext:value-type="float">
            <text:p>3.6019474557</text:p>
          </table:table-cell>
          <table:table-cell office:value-type="float" office:value="3.71464538399525" calcext:value-type="float">
            <text:p>3.714645384</text:p>
          </table:table-cell>
          <table:table-cell office:value-type="float" office:value="3.68314984593085" calcext:value-type="float">
            <text:p>3.6831498459</text:p>
          </table:table-cell>
          <table:table-cell office:value-type="float" office:value="3.66997712286977" calcext:value-type="float">
            <text:p>3.6699771229</text:p>
          </table:table-cell>
          <table:table-cell office:value-type="float" office:value="3.64868740837672" calcext:value-type="float">
            <text:p>3.6486874084</text:p>
          </table:table-cell>
          <table:table-cell office:value-type="float" office:value="3.61647097941006" calcext:value-type="float">
            <text:p>3.6164709794</text:p>
          </table:table-cell>
          <table:table-cell office:value-type="float" office:value="3.64009053439476" calcext:value-type="float">
            <text:p>3.6400905344</text:p>
          </table:table-cell>
          <table:table-cell office:value-type="float" office:value="3.63876453131081" calcext:value-type="float">
            <text:p>3.6387645313</text:p>
          </table:table-cell>
          <table:table-cell office:value-type="float" office:value="3.61157975396964" calcext:value-type="float">
            <text:p>3.611579754</text:p>
          </table:table-cell>
          <table:table-cell office:value-type="float" office:value="3.60495140042713" calcext:value-type="float">
            <text:p>3.6049514004</text:p>
          </table:table-cell>
          <table:table-cell office:value-type="float" office:value="3.57494739643549" calcext:value-type="float">
            <text:p>3.5749473964</text:p>
          </table:table-cell>
          <table:table-cell office:value-type="float" office:value="3.58467676997853" calcext:value-type="float">
            <text:p>3.58467677</text:p>
          </table:table-cell>
          <table:table-cell office:value-type="float" office:value="3.56341586289159" calcext:value-type="float">
            <text:p>3.5634158629</text:p>
          </table:table-cell>
          <table:table-cell office:value-type="float" office:value="3.53420999882018" calcext:value-type="float">
            <text:p>3.5342099988</text:p>
          </table:table-cell>
          <table:table-cell office:value-type="float" office:value="3.50996403331854" calcext:value-type="float">
            <text:p>3.5099640333</text:p>
          </table:table-cell>
          <table:table-cell office:value-type="float" office:value="3.48235269999997" calcext:value-type="float">
            <text:p>3.4823527</text:p>
          </table:table-cell>
          <table:table-cell office:value-type="float" office:value="3.46104127384833" calcext:value-type="float">
            <text:p>3.4610412738</text:p>
          </table:table-cell>
          <table:table-cell office:value-type="float" office:value="3.43358899413955" calcext:value-type="float">
            <text:p>3.4335889941</text:p>
          </table:table-cell>
          <table:table-cell office:value-type="float" office:value="3.41019011608872" calcext:value-type="float">
            <text:p>3.4101901161</text:p>
          </table:table-cell>
          <table:table-cell office:value-type="float" office:value="3.39000766239593" calcext:value-type="float">
            <text:p>3.3900076624</text:p>
          </table:table-cell>
          <table:table-cell office:value-type="float" office:value="3.36491356623921" calcext:value-type="float">
            <text:p>3.3649135662</text:p>
          </table:table-cell>
          <table:table-cell office:value-type="float" office:value="3.35065229192911" calcext:value-type="float">
            <text:p>3.3506522919</text:p>
          </table:table-cell>
          <table:table-cell office:value-type="float" office:value="3.3419575900446" calcext:value-type="float">
            <text:p>3.34195759</text:p>
          </table:table-cell>
          <table:table-cell office:value-type="float" office:value="3.31744309923751" calcext:value-type="float">
            <text:p>3.3174430992</text:p>
          </table:table-cell>
          <table:table-cell office:value-type="float" office:value="3.30904089050741" calcext:value-type="float">
            <text:p>3.3090408905</text:p>
          </table:table-cell>
          <table:table-cell office:value-type="float" office:value="3.29047468724943" calcext:value-type="float">
            <text:p>3.2904746872</text:p>
          </table:table-cell>
          <table:table-cell office:value-type="float" office:value="3.28574959417483" calcext:value-type="float">
            <text:p>3.2857495942</text:p>
          </table:table-cell>
          <table:table-cell office:value-type="float" office:value="3.29227452804713" calcext:value-type="float">
            <text:p>3.292274528</text:p>
          </table:table-cell>
          <table:table-cell office:value-type="float" office:value="3.26821333164217" calcext:value-type="float">
            <text:p>3.2682133316</text:p>
          </table:table-cell>
          <table:table-cell office:value-type="float" office:value="3.25000205606897" calcext:value-type="float">
            <text:p>3.2500020561</text:p>
          </table:table-cell>
          <table:table-cell office:value-type="float" office:value="3.2265109609898" calcext:value-type="float">
            <text:p>3.226510961</text:p>
          </table:table-cell>
          <table:table-cell office:value-type="float" office:value="3.20335786727868" calcext:value-type="float">
            <text:p>3.2033578673</text:p>
          </table:table-cell>
          <table:table-cell office:value-type="float" office:value="3.18644827565875" calcext:value-type="float">
            <text:p>3.1864482757</text:p>
          </table:table-cell>
          <table:table-cell office:value-type="float" office:value="3.1693902934988" calcext:value-type="float">
            <text:p>3.1693902935</text:p>
          </table:table-cell>
          <table:table-cell office:value-type="float" office:value="3.170099755907" calcext:value-type="float">
            <text:p>3.1700997559</text:p>
          </table:table-cell>
          <table:table-cell office:value-type="float" office:value="3.14798878513243" calcext:value-type="float">
            <text:p>3.1479887851</text:p>
          </table:table-cell>
          <table:table-cell office:value-type="float" office:value="3.13079693993271" calcext:value-type="float">
            <text:p>3.1307969399</text:p>
          </table:table-cell>
          <table:table-cell office:value-type="float" office:value="3.10940872869353" calcext:value-type="float">
            <text:p>3.1094087287</text:p>
          </table:table-cell>
          <table:table-cell office:value-type="float" office:value="3.10228524826629" calcext:value-type="float">
            <text:p>3.1022852483</text:p>
          </table:table-cell>
          <table:table-cell office:value-type="float" office:value="3.08138199018456" calcext:value-type="float">
            <text:p>3.0813819902</text:p>
          </table:table-cell>
          <table:table-cell office:value-type="float" office:value="3.0658407118124" calcext:value-type="float">
            <text:p>3.0658407118</text:p>
          </table:table-cell>
          <table:table-cell office:value-type="float" office:value="3.04795121458251" calcext:value-type="float">
            <text:p>3.0479512146</text:p>
          </table:table-cell>
          <table:table-cell office:value-type="float" office:value="3.02839000671952" calcext:value-type="float">
            <text:p>3.0283900067</text:p>
          </table:table-cell>
          <table:table-cell office:value-type="float" office:value="3.01505540638077" calcext:value-type="float">
            <text:p>3.0150554064</text:p>
          </table:table-cell>
          <table:table-cell office:value-type="float" office:value="2.9954136360115" calcext:value-type="float">
            <text:p>2.995413636</text:p>
          </table:table-cell>
          <table:table-cell office:value-type="float" office:value="2.97845214574056" calcext:value-type="float">
            <text:p>2.9784521457</text:p>
          </table:table-cell>
          <table:table-cell office:value-type="float" office:value="2.96441870664106" calcext:value-type="float">
            <text:p>2.9644187066</text:p>
          </table:table-cell>
          <table:table-cell office:value-type="float" office:value="2.94644157533587" calcext:value-type="float">
            <text:p>2.9464415753</text:p>
          </table:table-cell>
          <table:table-cell office:value-type="float" office:value="2.92839104789344" calcext:value-type="float">
            <text:p>2.9283910479</text:p>
          </table:table-cell>
          <table:table-cell office:value-type="float" office:value="2.91087240016377" calcext:value-type="float">
            <text:p>2.9108724002</text:p>
          </table:table-cell>
          <table:table-cell office:value-type="float" office:value="2.89734326204952" calcext:value-type="float">
            <text:p>2.897343262</text:p>
          </table:table-cell>
          <table:table-cell office:value-type="float" office:value="2.88966025634237" calcext:value-type="float">
            <text:p>2.8896602563</text:p>
          </table:table-cell>
          <table:table-cell office:value-type="float" office:value="2.87748565993756" calcext:value-type="float">
            <text:p>2.8774856599</text:p>
          </table:table-cell>
          <table:table-cell office:value-type="float" office:value="2.87473005909206" calcext:value-type="float">
            <text:p>2.8747300591</text:p>
          </table:table-cell>
          <table:table-cell office:value-type="float" office:value="2.85703562005535" calcext:value-type="float">
            <text:p>2.8570356201</text:p>
          </table:table-cell>
          <table:table-cell office:value-type="float" office:value="2.84167412696261" calcext:value-type="float">
            <text:p>2.841674127</text:p>
          </table:table-cell>
          <table:table-cell office:value-type="float" office:value="2.82951159263421" calcext:value-type="float">
            <text:p>2.8295115926</text:p>
          </table:table-cell>
          <table:table-cell office:value-type="float" office:value="2.81287122376073" calcext:value-type="float">
            <text:p>2.8128712238</text:p>
          </table:table-cell>
          <table:table-cell office:value-type="float" office:value="2.79620787251345" calcext:value-type="float">
            <text:p>2.7962078725</text:p>
          </table:table-cell>
          <table:table-cell office:value-type="float" office:value="2.7830171304476" calcext:value-type="float">
            <text:p>2.7830171304</text:p>
          </table:table-cell>
          <table:table-cell office:value-type="float" office:value="2.77142783229308" calcext:value-type="float">
            <text:p>2.7714278323</text:p>
          </table:table-cell>
          <table:table-cell office:value-type="float" office:value="2.75580139123996" calcext:value-type="float">
            <text:p>2.7558013912</text:p>
          </table:table-cell>
          <table:table-cell office:value-type="float" office:value="2.7467317715913" calcext:value-type="float">
            <text:p>2.7467317716</text:p>
          </table:table-cell>
          <table:table-cell office:value-type="float" office:value="2.73069319599804" calcext:value-type="float">
            <text:p>2.730693196</text:p>
          </table:table-cell>
          <table:table-cell office:value-type="float" office:value="2.71945198269911" calcext:value-type="float">
            <text:p>2.7194519827</text:p>
          </table:table-cell>
          <table:table-cell office:value-type="float" office:value="2.72396304712869" calcext:value-type="float">
            <text:p>2.7239630471</text:p>
          </table:table-cell>
          <table:table-cell office:value-type="float" office:value="2.70833185343913" calcext:value-type="float">
            <text:p>2.7083318534</text:p>
          </table:table-cell>
          <table:table-cell office:value-type="float" office:value="2.70061559472638" calcext:value-type="float">
            <text:p>2.7006155947</text:p>
          </table:table-cell>
          <table:table-cell office:value-type="float" office:value="2.70508709805033" calcext:value-type="float">
            <text:p>2.7050870981</text:p>
          </table:table-cell>
          <table:table-cell office:value-type="float" office:value="2.69397697103903" calcext:value-type="float">
            <text:p>2.693976971</text:p>
          </table:table-cell>
          <table:table-cell office:value-type="float" office:value="2.67910493702596" calcext:value-type="float">
            <text:p>2.679104937</text:p>
          </table:table-cell>
          <table:table-cell office:value-type="float" office:value="2.66424933300332" calcext:value-type="float">
            <text:p>2.664249333</text:p>
          </table:table-cell>
          <table:table-cell office:value-type="float" office:value="2.65372691466903" calcext:value-type="float">
            <text:p>2.6537269147</text:p>
          </table:table-cell>
          <table:table-cell office:value-type="float" office:value="2.63917567103535" calcext:value-type="float">
            <text:p>2.639175671</text:p>
          </table:table-cell>
          <table:table-cell office:value-type="float" office:value="2.63388209786818" calcext:value-type="float">
            <text:p>2.6338820979</text:p>
          </table:table-cell>
          <table:table-cell office:value-type="float" office:value="2.62011099370024" calcext:value-type="float">
            <text:p>2.6201109937</text:p>
          </table:table-cell>
          <table:table-cell office:value-type="float" office:value="2.60688325912927" calcext:value-type="float">
            <text:p>2.6068832591</text:p>
          </table:table-cell>
          <table:table-cell office:value-type="float" office:value="2.59530514386621" calcext:value-type="float">
            <text:p>2.5953051439</text:p>
          </table:table-cell>
          <table:table-cell office:value-type="float" office:value="2.58205382209443" calcext:value-type="float">
            <text:p>2.5820538221</text:p>
          </table:table-cell>
          <table:table-cell office:value-type="float" office:value="2.57271671631044" calcext:value-type="float">
            <text:p>2.5727167163</text:p>
          </table:table-cell>
          <table:table-cell office:value-type="float" office:value="2.56392746519328" calcext:value-type="float">
            <text:p>2.5639274652</text:p>
          </table:table-cell>
          <table:table-cell office:value-type="float" office:value="2.5506090919209" calcext:value-type="float">
            <text:p>2.5506090919</text:p>
          </table:table-cell>
          <table:table-cell office:value-type="float" office:value="2.54418952415838" calcext:value-type="float">
            <text:p>2.5441895242</text:p>
          </table:table-cell>
          <table:table-cell office:value-type="float" office:value="2.53102364345729" calcext:value-type="float">
            <text:p>2.5310236435</text:p>
          </table:table-cell>
          <table:table-cell office:value-type="float" office:value="2.52559230180739" calcext:value-type="float">
            <text:p>2.5255923018</text:p>
          </table:table-cell>
          <table:table-cell office:value-type="float" office:value="2.51260970862172" calcext:value-type="float">
            <text:p>2.5126097086</text:p>
          </table:table-cell>
          <table:table-cell office:value-type="float" office:value="2.51187960560731" calcext:value-type="float">
            <text:p>2.5118796056</text:p>
          </table:table-cell>
          <table:table-cell office:value-type="float" office:value="2.49910048874252" calcext:value-type="float">
            <text:p>2.4991004887</text:p>
          </table:table-cell>
          <table:table-cell office:value-type="float" office:value="2.49087642943676" calcext:value-type="float">
            <text:p>2.4908764294</text:p>
          </table:table-cell>
          <table:table-cell office:value-type="float" office:value="2.47833366490649" calcext:value-type="float">
            <text:p>2.4783336649</text:p>
          </table:table-cell>
          <table:table-cell office:value-type="float" office:value="2.47683230367509" calcext:value-type="float">
            <text:p>2.4768323037</text:p>
          </table:table-cell>
          <table:table-cell office:value-type="float" office:value="2.46825633246482" calcext:value-type="float">
            <text:p>2.4682563325</text:p>
          </table:table-cell>
          <table:table-cell office:value-type="float" office:value="2.45601480988736" calcext:value-type="float">
            <text:p>2.456014809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3259698371948" calcext:value-type="float">
            <text:p>19.3259698372</text:p>
          </table:table-cell>
          <table:table-cell office:value-type="string" calcext:value-type="string">
            <text:p><text:s/>global min</text:p>
          </table:table-cell>
          <table:table-cell office:value-type="float" office:value="-14.527402152851" calcext:value-type="float">
            <text:p>-14.5274021529</text:p>
          </table:table-cell>
          <table:table-cell office:value-type="string" calcext:value-type="string">
            <text:p><text:s/>range</text:p>
          </table:table-cell>
          <table:table-cell office:value-type="float" office:value="33.8533719900458" calcext:value-type="float">
            <text:p>33.85337199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5.3848251790814" calcext:value-type="float">
            <text:p>15.3848251791</text:p>
          </table:table-cell>
          <table:table-cell office:value-type="float" office:value="17.8496594557136" calcext:value-type="float">
            <text:p>17.8496594557</text:p>
          </table:table-cell>
          <table:table-cell office:value-type="float" office:value="17.6651476892423" calcext:value-type="float">
            <text:p>17.6651476892</text:p>
          </table:table-cell>
          <table:table-cell office:value-type="float" office:value="19.2843366225455" calcext:value-type="float">
            <text:p>19.2843366225</text:p>
          </table:table-cell>
          <table:table-cell office:value-type="float" office:value="16.5459853416033" calcext:value-type="float">
            <text:p>16.5459853416</text:p>
          </table:table-cell>
          <table:table-cell office:value-type="float" office:value="14.8329194988116" calcext:value-type="float">
            <text:p>14.8329194988</text:p>
          </table:table-cell>
          <table:table-cell office:value-type="float" office:value="15.5182300754289" calcext:value-type="float">
            <text:p>15.5182300754</text:p>
          </table:table-cell>
          <table:table-cell office:value-type="float" office:value="15.5828290809939" calcext:value-type="float">
            <text:p>15.582829081</text:p>
          </table:table-cell>
          <table:table-cell office:value-type="float" office:value="14.6603197126188" calcext:value-type="float">
            <text:p>14.6603197126</text:p>
          </table:table-cell>
          <table:table-cell office:value-type="float" office:value="14.4550575337561" calcext:value-type="float">
            <text:p>14.4550575338</text:p>
          </table:table-cell>
          <table:table-cell office:value-type="float" office:value="15.239387831616" calcext:value-type="float">
            <text:p>15.2393878316</text:p>
          </table:table-cell>
          <table:table-cell office:value-type="float" office:value="15.6516806186799" calcext:value-type="float">
            <text:p>15.6516806187</text:p>
          </table:table-cell>
          <table:table-cell office:value-type="float" office:value="15.0674000942743" calcext:value-type="float">
            <text:p>15.0674000943</text:p>
          </table:table-cell>
          <table:table-cell office:value-type="float" office:value="14.322787508881" calcext:value-type="float">
            <text:p>14.3227875089</text:p>
          </table:table-cell>
          <table:table-cell office:value-type="float" office:value="14.809643277806" calcext:value-type="float">
            <text:p>14.8096432778</text:p>
          </table:table-cell>
          <table:table-cell office:value-type="float" office:value="15.4474275162917" calcext:value-type="float">
            <text:p>15.4474275163</text:p>
          </table:table-cell>
          <table:table-cell office:value-type="float" office:value="15.6110118155308" calcext:value-type="float">
            <text:p>15.6110118155</text:p>
          </table:table-cell>
          <table:table-cell office:value-type="float" office:value="14.7580327491778" calcext:value-type="float">
            <text:p>14.7580327492</text:p>
          </table:table-cell>
          <table:table-cell office:value-type="float" office:value="15.6535276120347" calcext:value-type="float">
            <text:p>15.653527612</text:p>
          </table:table-cell>
          <table:table-cell office:value-type="float" office:value="15.0701327605807" calcext:value-type="float">
            <text:p>15.0701327606</text:p>
          </table:table-cell>
          <table:table-cell office:value-type="float" office:value="15.912219678393" calcext:value-type="float">
            <text:p>15.9122196784</text:p>
          </table:table-cell>
          <table:table-cell office:value-type="float" office:value="16.304535023861" calcext:value-type="float">
            <text:p>16.3045350239</text:p>
          </table:table-cell>
          <table:table-cell office:value-type="float" office:value="16.398661739693" calcext:value-type="float">
            <text:p>16.3986617397</text:p>
          </table:table-cell>
          <table:table-cell office:value-type="float" office:value="16.575076609196" calcext:value-type="float">
            <text:p>16.5750766092</text:p>
          </table:table-cell>
          <table:table-cell office:value-type="float" office:value="16.1984892862837" calcext:value-type="float">
            <text:p>16.1984892863</text:p>
          </table:table-cell>
          <table:table-cell office:value-type="float" office:value="16.0935615374044" calcext:value-type="float">
            <text:p>16.0935615374</text:p>
          </table:table-cell>
          <table:table-cell office:value-type="float" office:value="15.5120316371528" calcext:value-type="float">
            <text:p>15.5120316372</text:p>
          </table:table-cell>
          <table:table-cell office:value-type="float" office:value="15.5775620288792" calcext:value-type="float">
            <text:p>15.5775620289</text:p>
          </table:table-cell>
          <table:table-cell office:value-type="float" office:value="15.4881046650656" calcext:value-type="float">
            <text:p>15.4881046651</text:p>
          </table:table-cell>
          <table:table-cell office:value-type="float" office:value="15.6834948725729" calcext:value-type="float">
            <text:p>15.6834948726</text:p>
          </table:table-cell>
          <table:table-cell office:value-type="float" office:value="15.1860063075355" calcext:value-type="float">
            <text:p>15.1860063075</text:p>
          </table:table-cell>
          <table:table-cell office:value-type="float" office:value="14.7237015551316" calcext:value-type="float">
            <text:p>14.7237015551</text:p>
          </table:table-cell>
          <table:table-cell office:value-type="float" office:value="14.2894152725704" calcext:value-type="float">
            <text:p>14.2894152726</text:p>
          </table:table-cell>
          <table:table-cell office:value-type="float" office:value="13.8737412196538" calcext:value-type="float">
            <text:p>13.8737412197</text:p>
          </table:table-cell>
          <table:table-cell office:value-type="float" office:value="13.484815737847" calcext:value-type="float">
            <text:p>13.4848157378</text:p>
          </table:table-cell>
          <table:table-cell office:value-type="float" office:value="13.1145846749459" calcext:value-type="float">
            <text:p>13.1145846749</text:p>
          </table:table-cell>
          <table:table-cell office:value-type="float" office:value="12.7608328862098" calcext:value-type="float">
            <text:p>12.7608328862</text:p>
          </table:table-cell>
          <table:table-cell office:value-type="float" office:value="12.4394654653461" calcext:value-type="float">
            <text:p>12.4394654653</text:p>
          </table:table-cell>
          <table:table-cell office:value-type="float" office:value="12.1345784250395" calcext:value-type="float">
            <text:p>12.134578425</text:p>
          </table:table-cell>
          <table:table-cell office:value-type="float" office:value="11.8449357367482" calcext:value-type="float">
            <text:p>11.8449357367</text:p>
          </table:table-cell>
          <table:table-cell office:value-type="float" office:value="11.5656020414765" calcext:value-type="float">
            <text:p>11.5656020415</text:p>
          </table:table-cell>
          <table:table-cell office:value-type="float" office:value="11.2995699507416" calcext:value-type="float">
            <text:p>11.2995699507</text:p>
          </table:table-cell>
          <table:table-cell office:value-type="float" office:value="11.0495536935939" calcext:value-type="float">
            <text:p>11.0495536936</text:p>
          </table:table-cell>
          <table:table-cell office:value-type="float" office:value="10.8001986737499" calcext:value-type="float">
            <text:p>10.8001986738</text:p>
          </table:table-cell>
          <table:table-cell office:value-type="float" office:value="10.5660020222536" calcext:value-type="float">
            <text:p>10.5660020223</text:p>
          </table:table-cell>
          <table:table-cell office:value-type="float" office:value="10.6288556552904" calcext:value-type="float">
            <text:p>10.6288556553</text:p>
          </table:table-cell>
          <table:table-cell office:value-type="float" office:value="10.411055624978" calcext:value-type="float">
            <text:p>10.411055625</text:p>
          </table:table-cell>
          <table:table-cell office:value-type="float" office:value="10.1946954763683" calcext:value-type="float">
            <text:p>10.1946954764</text:p>
          </table:table-cell>
          <table:table-cell office:value-type="float" office:value="9.99464565502631" calcext:value-type="float">
            <text:p>9.994645655</text:p>
          </table:table-cell>
          <table:table-cell office:value-type="float" office:value="9.79526811176003" calcext:value-type="float">
            <text:p>9.7952681118</text:p>
          </table:table-cell>
          <table:table-cell office:value-type="float" office:value="9.60321357458236" calcext:value-type="float">
            <text:p>9.6032135746</text:p>
          </table:table-cell>
          <table:table-cell office:value-type="float" office:value="9.41853639045578" calcext:value-type="float">
            <text:p>9.4185363905</text:p>
          </table:table-cell>
          <table:table-cell office:value-type="float" office:value="9.24082815667359" calcext:value-type="float">
            <text:p>9.2408281567</text:p>
          </table:table-cell>
          <table:table-cell office:value-type="float" office:value="9.07454151222436" calcext:value-type="float">
            <text:p>9.0745415122</text:p>
          </table:table-cell>
          <table:table-cell office:value-type="float" office:value="8.914301654846" calcext:value-type="float">
            <text:p>8.9143016548</text:p>
          </table:table-cell>
          <table:table-cell office:value-type="float" office:value="8.75978464951687" calcext:value-type="float">
            <text:p>8.7597846495</text:p>
          </table:table-cell>
          <table:table-cell office:value-type="float" office:value="8.61298587023782" calcext:value-type="float">
            <text:p>8.6129858702</text:p>
          </table:table-cell>
          <table:table-cell office:value-type="float" office:value="8.47124911783045" calcext:value-type="float">
            <text:p>8.4712491178</text:p>
          </table:table-cell>
          <table:table-cell office:value-type="float" office:value="8.33431700109791" calcext:value-type="float">
            <text:p>8.3343170011</text:p>
          </table:table-cell>
          <table:table-cell office:value-type="float" office:value="8.20194928825645" calcext:value-type="float">
            <text:p>8.2019492883</text:p>
          </table:table-cell>
          <table:table-cell office:value-type="float" office:value="8.07648898670123" calcext:value-type="float">
            <text:p>8.0764889867</text:p>
          </table:table-cell>
          <table:table-cell office:value-type="float" office:value="7.95254971644171" calcext:value-type="float">
            <text:p>7.9525497164</text:p>
          </table:table-cell>
          <table:table-cell office:value-type="float" office:value="7.83046717104446" calcext:value-type="float">
            <text:p>7.830467171</text:p>
          </table:table-cell>
          <table:table-cell office:value-type="float" office:value="7.70933382181657" calcext:value-type="float">
            <text:p>7.7093338218</text:p>
          </table:table-cell>
          <table:table-cell office:value-type="float" office:value="7.59112512443035" calcext:value-type="float">
            <text:p>7.5911251244</text:p>
          </table:table-cell>
          <table:table-cell office:value-type="float" office:value="7.4772888774005" calcext:value-type="float">
            <text:p>7.4772888774</text:p>
          </table:table-cell>
          <table:table-cell office:value-type="float" office:value="7.36685072729691" calcext:value-type="float">
            <text:p>7.3668507273</text:p>
          </table:table-cell>
          <table:table-cell office:value-type="float" office:value="7.25889363559713" calcext:value-type="float">
            <text:p>7.2588936356</text:p>
          </table:table-cell>
          <table:table-cell office:value-type="float" office:value="7.15406573496112" calcext:value-type="float">
            <text:p>7.154065735</text:p>
          </table:table-cell>
          <table:table-cell office:value-type="float" office:value="7.05223291720042" calcext:value-type="float">
            <text:p>7.0522329172</text:p>
          </table:table-cell>
          <table:table-cell office:value-type="float" office:value="6.95326862951748" calcext:value-type="float">
            <text:p>6.9532686295</text:p>
          </table:table-cell>
          <table:table-cell office:value-type="float" office:value="6.85705334982574" calcext:value-type="float">
            <text:p>6.8570533498</text:p>
          </table:table-cell>
          <table:table-cell office:value-type="float" office:value="6.76347410519405" calcext:value-type="float">
            <text:p>6.7634741052</text:p>
          </table:table-cell>
          <table:table-cell office:value-type="float" office:value="6.67207580647521" calcext:value-type="float">
            <text:p>6.6720758065</text:p>
          </table:table-cell>
          <table:table-cell office:value-type="float" office:value="6.5834741398049" calcext:value-type="float">
            <text:p>6.5834741398</text:p>
          </table:table-cell>
          <table:table-cell office:value-type="float" office:value="6.49685588422456" calcext:value-type="float">
            <text:p>6.4968558842</text:p>
          </table:table-cell>
          <table:table-cell office:value-type="float" office:value="6.41283114295153" calcext:value-type="float">
            <text:p>6.412831143</text:p>
          </table:table-cell>
          <table:table-cell office:value-type="float" office:value="6.33096088222397" calcext:value-type="float">
            <text:p>6.3309608822</text:p>
          </table:table-cell>
          <table:table-cell office:value-type="float" office:value="6.25082829783758" calcext:value-type="float">
            <text:p>6.2508282978</text:p>
          </table:table-cell>
          <table:table-cell office:value-type="float" office:value="6.17269294411461" calcext:value-type="float">
            <text:p>6.1726929441</text:p>
          </table:table-cell>
          <table:table-cell office:value-type="float" office:value="6.0964868583848" calcext:value-type="float">
            <text:p>6.0964868584</text:p>
          </table:table-cell>
          <table:table-cell office:value-type="float" office:value="6.0230898579223" calcext:value-type="float">
            <text:p>6.0230898579</text:p>
          </table:table-cell>
          <table:table-cell office:value-type="float" office:value="5.95146145988059" calcext:value-type="float">
            <text:p>5.9514614599</text:p>
          </table:table-cell>
          <table:table-cell office:value-type="float" office:value="5.88153849988749" calcext:value-type="float">
            <text:p>5.8815384999</text:p>
          </table:table-cell>
          <table:table-cell office:value-type="float" office:value="5.81326078601187" calcext:value-type="float">
            <text:p>5.813260786</text:p>
          </table:table-cell>
          <table:table-cell office:value-type="float" office:value="5.74657092594732" calcext:value-type="float">
            <text:p>5.7465709259</text:p>
          </table:table-cell>
          <table:table-cell office:value-type="float" office:value="5.68141416611413" calcext:value-type="float">
            <text:p>5.6814141661</text:p>
          </table:table-cell>
          <table:table-cell office:value-type="float" office:value="5.61714546526865" calcext:value-type="float">
            <text:p>5.6171454653</text:p>
          </table:table-cell>
          <table:table-cell office:value-type="float" office:value="5.55490712094496" calcext:value-type="float">
            <text:p>5.5549071209</text:p>
          </table:table-cell>
          <table:table-cell office:value-type="float" office:value="5.49405185093957" calcext:value-type="float">
            <text:p>5.4940518509</text:p>
          </table:table-cell>
          <table:table-cell office:value-type="float" office:value="5.43453405939584" calcext:value-type="float">
            <text:p>5.4345340594</text:p>
          </table:table-cell>
          <table:table-cell office:value-type="float" office:value="5.37631013288567" calcext:value-type="float">
            <text:p>5.3763101329</text:p>
          </table:table-cell>
          <table:table-cell office:value-type="float" office:value="5.31933833382733" calcext:value-type="float">
            <text:p>5.3193383338</text:p>
          </table:table-cell>
          <table:table-cell office:value-type="float" office:value="5.26441449488669" calcext:value-type="float">
            <text:p>5.2644144949</text:p>
          </table:table-cell>
          <table:table-cell office:value-type="float" office:value="5.21064694729216" calcext:value-type="float">
            <text:p>5.2106469473</text:p>
          </table:table-cell>
          <table:table-cell office:value-type="float" office:value="5.15799955693919" calcext:value-type="float">
            <text:p>5.1579995569</text:p>
          </table:table-cell>
          <table:table-cell office:value-type="float" office:value="5.10643767978937" calcext:value-type="float">
            <text:p>5.1064376798</text:p>
          </table:table-cell>
          <table:table-cell office:value-type="float" office:value="5.0559280858467" calcext:value-type="float">
            <text:p>5.0559280858</text:p>
          </table:table-cell>
          <table:table-cell office:value-type="float" office:value="5.00643888774124" calcext:value-type="float">
            <text:p>5.0064388877</text:p>
          </table:table-cell>
          <table:table-cell office:value-type="float" office:value="4.9579394735979" calcext:value-type="float">
            <text:p>4.9579394736</text:p>
          </table:table-cell>
          <table:table-cell office:value-type="float" office:value="4.91040044389304" calcext:value-type="float">
            <text:p>4.9104004439</text:p>
          </table:table-cell>
          <table:table-cell office:value-type="float" office:value="4.86302331032997" calcext:value-type="float">
            <text:p>4.8630233103</text:p>
          </table:table-cell>
          <table:table-cell office:value-type="float" office:value="4.81732888472877" calcext:value-type="float">
            <text:p>4.8173288847</text:p>
          </table:table-cell>
          <table:table-cell office:value-type="float" office:value="4.77251319808145" calcext:value-type="float">
            <text:p>4.7725131981</text:p>
          </table:table-cell>
          <table:table-cell office:value-type="float" office:value="4.72855114356074" calcext:value-type="float">
            <text:p>4.7285511436</text:p>
          </table:table-cell>
          <table:table-cell office:value-type="float" office:value="4.68541856176683" calcext:value-type="float">
            <text:p>4.6854185618</text:p>
          </table:table-cell>
          <table:table-cell office:value-type="float" office:value="4.64407212059532" calcext:value-type="float">
            <text:p>4.6440721206</text:p>
          </table:table-cell>
          <table:table-cell office:value-type="float" office:value="4.60252050349172" calcext:value-type="float">
            <text:p>4.6025205035</text:p>
          </table:table-cell>
          <table:table-cell office:value-type="float" office:value="4.56173130138085" calcext:value-type="float">
            <text:p>4.5617313014</text:p>
          </table:table-cell>
          <table:table-cell office:value-type="float" office:value="4.52168372112654" calcext:value-type="float">
            <text:p>4.5216837211</text:p>
          </table:table-cell>
          <table:table-cell office:value-type="float" office:value="4.48235771889484" calcext:value-type="float">
            <text:p>4.4823577189</text:p>
          </table:table-cell>
          <table:table-cell office:value-type="float" office:value="4.44373396670298" calcext:value-type="float">
            <text:p>4.4437339667</text:p>
          </table:table-cell>
          <table:table-cell office:value-type="float" office:value="4.40579382074461" calcext:value-type="float">
            <text:p>4.4057938207</text:p>
          </table:table-cell>
          <table:table-cell office:value-type="float" office:value="4.36851929138199" calcext:value-type="float">
            <text:p>4.3685192914</text:p>
          </table:table-cell>
          <table:table-cell office:value-type="float" office:value="4.33189301470395" calcext:value-type="float">
            <text:p>4.3318930147</text:p>
          </table:table-cell>
          <table:table-cell office:value-type="float" office:value="4.29477125157471" calcext:value-type="float">
            <text:p>4.2947712516</text:p>
          </table:table-cell>
          <table:table-cell office:value-type="float" office:value="4.25828404849896" calcext:value-type="float">
            <text:p>4.2582840485</text:p>
          </table:table-cell>
          <table:table-cell office:value-type="float" office:value="4.22441172059994" calcext:value-type="float">
            <text:p>4.2244117206</text:p>
          </table:table-cell>
          <table:table-cell office:value-type="float" office:value="4.19110867552276" calcext:value-type="float">
            <text:p>4.1911086755</text:p>
          </table:table-cell>
          <table:table-cell office:value-type="float" office:value="4.15836068119686" calcext:value-type="float">
            <text:p>4.1583606812</text:p>
          </table:table-cell>
          <table:table-cell office:value-type="float" office:value="4.1252874315457" calcext:value-type="float">
            <text:p>4.1252874315</text:p>
          </table:table-cell>
          <table:table-cell office:value-type="float" office:value="4.09275636631506" calcext:value-type="float">
            <text:p>4.0927563663</text:p>
          </table:table-cell>
          <table:table-cell office:value-type="float" office:value="4.06075426149466" calcext:value-type="float">
            <text:p>4.0607542615</text:p>
          </table:table-cell>
          <table:table-cell office:value-type="float" office:value="4.02926831965525" calcext:value-type="float">
            <text:p>4.0292683197</text:p>
          </table:table-cell>
          <table:table-cell office:value-type="float" office:value="3.99828615288526" calcext:value-type="float">
            <text:p>3.9982861529</text:p>
          </table:table-cell>
          <table:table-cell office:value-type="float" office:value="3.96779576654019" calcext:value-type="float">
            <text:p>3.9677957665</text:p>
          </table:table-cell>
          <table:table-cell office:value-type="float" office:value="3.93778554375962" calcext:value-type="float">
            <text:p>3.9377855438</text:p>
          </table:table-cell>
          <table:table-cell office:value-type="float" office:value="3.90722291054049" calcext:value-type="float">
            <text:p>3.9072229105</text:p>
          </table:table-cell>
          <table:table-cell office:value-type="float" office:value="3.87693436084638" calcext:value-type="float">
            <text:p>3.8769343608</text:p>
          </table:table-cell>
          <table:table-cell office:value-type="float" office:value="3.84711553280679" calcext:value-type="float">
            <text:p>3.8471155328</text:p>
          </table:table-cell>
          <table:table-cell office:value-type="float" office:value="3.81775195405024" calcext:value-type="float">
            <text:p>3.8177519541</text:p>
          </table:table-cell>
          <table:table-cell office:value-type="float" office:value="3.78882959076198" calcext:value-type="float">
            <text:p>3.7888295908</text:p>
          </table:table-cell>
          <table:table-cell office:value-type="float" office:value="3.76053589828792" calcext:value-type="float">
            <text:p>3.7605358983</text:p>
          </table:table-cell>
          <table:table-cell office:value-type="float" office:value="3.73364008914702" calcext:value-type="float">
            <text:p>3.7336400891</text:p>
          </table:table-cell>
          <table:table-cell office:value-type="float" office:value="3.70714273643783" calcext:value-type="float">
            <text:p>3.7071427364</text:p>
          </table:table-cell>
          <table:table-cell office:value-type="float" office:value="3.68103505068025" calcext:value-type="float">
            <text:p>3.6810350507</text:p>
          </table:table-cell>
          <table:table-cell office:value-type="float" office:value="3.65530849902132" calcext:value-type="float">
            <text:p>3.655308499</text:p>
          </table:table-cell>
          <table:table-cell office:value-type="float" office:value="3.62995479593716" calcext:value-type="float">
            <text:p>3.6299547959</text:p>
          </table:table-cell>
          <table:table-cell office:value-type="float" office:value="3.60496589433622" calcext:value-type="float">
            <text:p>3.6049658943</text:p>
          </table:table-cell>
          <table:table-cell office:value-type="float" office:value="3.58033397704387" calcext:value-type="float">
            <text:p>3.580333977</text:p>
          </table:table-cell>
          <table:table-cell office:value-type="float" office:value="3.55605144864928" calcext:value-type="float">
            <text:p>3.5560514486</text:p>
          </table:table-cell>
          <table:table-cell office:value-type="float" office:value="3.53284932123918" calcext:value-type="float">
            <text:p>3.5328493212</text:p>
          </table:table-cell>
          <table:table-cell office:value-type="float" office:value="3.50868906598898" calcext:value-type="float">
            <text:p>3.508689066</text:p>
          </table:table-cell>
          <table:table-cell office:value-type="float" office:value="3.4845021175565" calcext:value-type="float">
            <text:p>3.4845021176</text:p>
          </table:table-cell>
          <table:table-cell office:value-type="float" office:value="3.46227347782449" calcext:value-type="float">
            <text:p>3.4622734778</text:p>
          </table:table-cell>
          <table:table-cell office:value-type="float" office:value="3.44034934000661" calcext:value-type="float">
            <text:p>3.44034934</text:p>
          </table:table-cell>
          <table:table-cell office:value-type="float" office:value="3.4187234897781" calcext:value-type="float">
            <text:p>3.4187234898</text:p>
          </table:table-cell>
          <table:table-cell office:value-type="float" office:value="3.39738988076888" calcext:value-type="float">
            <text:p>3.3973898808</text:p>
          </table:table-cell>
          <table:table-cell office:value-type="float" office:value="3.37634262892758" calcext:value-type="float">
            <text:p>3.3763426289</text:p>
          </table:table-cell>
          <table:table-cell office:value-type="float" office:value="3.47357737599926" calcext:value-type="float">
            <text:p>3.473577376</text:p>
          </table:table-cell>
          <table:table-cell office:value-type="float" office:value="3.45230434275698" calcext:value-type="float">
            <text:p>3.4523043428</text:p>
          </table:table-cell>
          <table:table-cell office:value-type="float" office:value="3.43131121784684" calcext:value-type="float">
            <text:p>3.4313112178</text:p>
          </table:table-cell>
          <table:table-cell office:value-type="float" office:value="3.41059251287016" calcext:value-type="float">
            <text:p>3.4105925129</text:p>
          </table:table-cell>
          <table:table-cell office:value-type="float" office:value="3.39014288198408" calcext:value-type="float">
            <text:p>3.390142882</text:p>
          </table:table-cell>
          <table:table-cell office:value-type="float" office:value="3.36995711730299" calcext:value-type="float">
            <text:p>3.3699571173</text:p>
          </table:table-cell>
          <table:table-cell office:value-type="float" office:value="3.35003014447678" calcext:value-type="float">
            <text:p>3.3500301445</text:p>
          </table:table-cell>
          <table:table-cell office:value-type="float" office:value="3.33035701843817" calcext:value-type="float">
            <text:p>3.3303570184</text:p>
          </table:table-cell>
          <table:table-cell office:value-type="float" office:value="3.31093291931144" calcext:value-type="float">
            <text:p>3.3109329193</text:p>
          </table:table-cell>
          <table:table-cell office:value-type="float" office:value="3.29175314847562" calcext:value-type="float">
            <text:p>3.2917531485</text:p>
          </table:table-cell>
          <table:table-cell office:value-type="float" office:value="3.27281312477524" calcext:value-type="float">
            <text:p>3.2728131248</text:p>
          </table:table-cell>
          <table:table-cell office:value-type="float" office:value="3.2529691477298" calcext:value-type="float">
            <text:p>3.2529691477</text:p>
          </table:table-cell>
          <table:table-cell office:value-type="float" office:value="3.23337015805529" calcext:value-type="float">
            <text:p>3.2333701581</text:p>
          </table:table-cell>
          <table:table-cell office:value-type="float" office:value="3.21449363851757" calcext:value-type="float">
            <text:p>3.2144936385</text:p>
          </table:table-cell>
          <table:table-cell office:value-type="float" office:value="3.19584732043763" calcext:value-type="float">
            <text:p>3.1958473204</text:p>
          </table:table-cell>
          <table:table-cell office:value-type="float" office:value="3.17742701833441" calcext:value-type="float">
            <text:p>3.1774270183</text:p>
          </table:table-cell>
          <table:table-cell office:value-type="float" office:value="3.15922864758184" calcext:value-type="float">
            <text:p>3.1592286476</text:p>
          </table:table-cell>
          <table:table-cell office:value-type="float" office:value="3.14187607697605" calcext:value-type="float">
            <text:p>3.141876077</text:p>
          </table:table-cell>
          <table:table-cell office:value-type="float" office:value="3.12363831949679" calcext:value-type="float">
            <text:p>3.1236383195</text:p>
          </table:table-cell>
          <table:table-cell office:value-type="float" office:value="3.10561639346698" calcext:value-type="float">
            <text:p>3.1056163935</text:p>
          </table:table-cell>
          <table:table-cell office:value-type="float" office:value="3.08780649009635" calcext:value-type="float">
            <text:p>3.0878064901</text:p>
          </table:table-cell>
          <table:table-cell office:value-type="float" office:value="3.07066433210402" calcext:value-type="float">
            <text:p>3.0706643321</text:p>
          </table:table-cell>
          <table:table-cell office:value-type="float" office:value="3.05326473029214" calcext:value-type="float">
            <text:p>3.0532647303</text:p>
          </table:table-cell>
          <table:table-cell office:value-type="float" office:value="3.03712649113678" calcext:value-type="float">
            <text:p>3.0371264911</text:p>
          </table:table-cell>
          <table:table-cell office:value-type="float" office:value="3.0211737489832" calcext:value-type="float">
            <text:p>3.021173749</text:p>
          </table:table-cell>
          <table:table-cell office:value-type="float" office:value="3.00540332388281" calcext:value-type="float">
            <text:p>3.0054033239</text:p>
          </table:table-cell>
          <table:table-cell office:value-type="float" office:value="2.98981210815856" calcext:value-type="float">
            <text:p>2.9898121082</text:p>
          </table:table-cell>
          <table:table-cell office:value-type="float" office:value="2.97336081274783" calcext:value-type="float">
            <text:p>2.9733608127</text:p>
          </table:table-cell>
          <table:table-cell office:value-type="float" office:value="2.95709436335296" calcext:value-type="float">
            <text:p>2.9570943634</text:p>
          </table:table-cell>
          <table:table-cell office:value-type="float" office:value="2.94203433538124" calcext:value-type="float">
            <text:p>2.9420343354</text:p>
          </table:table-cell>
          <table:table-cell office:value-type="float" office:value="2.92583285847197" calcext:value-type="float">
            <text:p>2.9258328585</text:p>
          </table:table-cell>
          <table:table-cell office:value-type="float" office:value="2.90966803604947" calcext:value-type="float">
            <text:p>2.909668036</text:p>
          </table:table-cell>
          <table:table-cell office:value-type="float" office:value="2.89368084903821" calcext:value-type="float">
            <text:p>2.893680849</text:p>
          </table:table-cell>
          <table:table-cell office:value-type="float" office:value="2.87800919681238" calcext:value-type="float">
            <text:p>2.8780091968</text:p>
          </table:table-cell>
          <table:table-cell office:value-type="float" office:value="2.86250788863249" calcext:value-type="float">
            <text:p>2.8625078886</text:p>
          </table:table-cell>
          <table:table-cell office:value-type="float" office:value="2.84717416216265" calcext:value-type="float">
            <text:p>2.8471741622</text:p>
          </table:table-cell>
          <table:table-cell office:value-type="float" office:value="2.83270815845966" calcext:value-type="float">
            <text:p>2.8327081585</text:p>
          </table:table-cell>
          <table:table-cell office:value-type="float" office:value="2.81839687137382" calcext:value-type="float">
            <text:p>2.8183968714</text:p>
          </table:table-cell>
          <table:table-cell office:value-type="float" office:value="2.80354246509902" calcext:value-type="float">
            <text:p>2.8035424651</text:p>
          </table:table-cell>
          <table:table-cell office:value-type="float" office:value="2.79009170791022" calcext:value-type="float">
            <text:p>2.7900917079</text:p>
          </table:table-cell>
          <table:table-cell office:value-type="float" office:value="2.77554263835128" calcext:value-type="float">
            <text:p>2.7755426384</text:p>
          </table:table-cell>
          <table:table-cell office:value-type="float" office:value="2.76114591507044" calcext:value-type="float">
            <text:p>2.7611459151</text:p>
          </table:table-cell>
          <table:table-cell office:value-type="float" office:value="2.74689915765712" calcext:value-type="float">
            <text:p>2.7468991577</text:p>
          </table:table-cell>
          <table:table-cell office:value-type="float" office:value="2.73280003503564" calcext:value-type="float">
            <text:p>2.732800035</text:p>
          </table:table-cell>
          <table:table-cell office:value-type="float" office:value="2.71952012492415" calcext:value-type="float">
            <text:p>2.7195201249</text:p>
          </table:table-cell>
          <table:table-cell office:value-type="float" office:value="2.70691412098308" calcext:value-type="float">
            <text:p>2.706914121</text:p>
          </table:table-cell>
          <table:table-cell office:value-type="float" office:value="2.69323480654802" calcext:value-type="float">
            <text:p>2.6932348065</text:p>
          </table:table-cell>
          <table:table-cell office:value-type="float" office:value="2.67969436840165" calcext:value-type="float">
            <text:p>2.6796943684</text:p>
          </table:table-cell>
          <table:table-cell office:value-type="float" office:value="2.66629070235776" calcext:value-type="float">
            <text:p>2.6662907024</text:p>
          </table:table-cell>
          <table:table-cell office:value-type="float" office:value="2.65302174652537" calcext:value-type="float">
            <text:p>2.6530217465</text:p>
          </table:table-cell>
          <table:table-cell office:value-type="float" office:value="2.63988548025131" calcext:value-type="float">
            <text:p>2.639885480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4.0889041179579" calcext:value-type="float">
            <text:p>14.088904118</text:p>
          </table:table-cell>
          <table:table-cell office:value-type="string" calcext:value-type="string">
            <text:p><text:s/>global min</text:p>
          </table:table-cell>
          <table:table-cell office:value-type="float" office:value="-15.3370833045723" calcext:value-type="float">
            <text:p>-15.3370833046</text:p>
          </table:table-cell>
          <table:table-cell office:value-type="string" calcext:value-type="string">
            <text:p><text:s/>range</text:p>
          </table:table-cell>
          <table:table-cell office:value-type="float" office:value="29.4259874225302" calcext:value-type="float">
            <text:p>29.4259874225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3.8601441594159" calcext:value-type="float">
            <text:p>13.8601441594</text:p>
          </table:table-cell>
          <table:table-cell office:value-type="float" office:value="16.6914998129594" calcext:value-type="float">
            <text:p>16.691499813</text:p>
          </table:table-cell>
          <table:table-cell office:value-type="float" office:value="15.6419731261125" calcext:value-type="float">
            <text:p>15.6419731261</text:p>
          </table:table-cell>
          <table:table-cell office:value-type="float" office:value="15.3194605603359" calcext:value-type="float">
            <text:p>15.3194605603</text:p>
          </table:table-cell>
          <table:table-cell office:value-type="float" office:value="15.7431575079297" calcext:value-type="float">
            <text:p>15.7431575079</text:p>
          </table:table-cell>
          <table:table-cell office:value-type="float" office:value="14.6091856965372" calcext:value-type="float">
            <text:p>14.6091856965</text:p>
          </table:table-cell>
          <table:table-cell office:value-type="float" office:value="14.7195255250955" calcext:value-type="float">
            <text:p>14.7195255251</text:p>
          </table:table-cell>
          <table:table-cell office:value-type="float" office:value="14.8211113305521" calcext:value-type="float">
            <text:p>14.8211113306</text:p>
          </table:table-cell>
          <table:table-cell office:value-type="float" office:value="13.2527033394746" calcext:value-type="float">
            <text:p>13.2527033395</text:p>
          </table:table-cell>
          <table:table-cell office:value-type="float" office:value="13.3355730488934" calcext:value-type="float">
            <text:p>13.3355730489</text:p>
          </table:table-cell>
          <table:table-cell office:value-type="float" office:value="13.0640884909919" calcext:value-type="float">
            <text:p>13.064088491</text:p>
          </table:table-cell>
          <table:table-cell office:value-type="float" office:value="13.1268792986266" calcext:value-type="float">
            <text:p>13.1268792986</text:p>
          </table:table-cell>
          <table:table-cell office:value-type="float" office:value="13.875896038431" calcext:value-type="float">
            <text:p>13.8758960384</text:p>
          </table:table-cell>
          <table:table-cell office:value-type="float" office:value="13.6895117699287" calcext:value-type="float">
            <text:p>13.6895117699</text:p>
          </table:table-cell>
          <table:table-cell office:value-type="float" office:value="14.2677831040587" calcext:value-type="float">
            <text:p>14.2677831041</text:p>
          </table:table-cell>
          <table:table-cell office:value-type="float" office:value="14.2320359769363" calcext:value-type="float">
            <text:p>14.2320359769</text:p>
          </table:table-cell>
          <table:table-cell office:value-type="float" office:value="14.2291927161256" calcext:value-type="float">
            <text:p>14.2291927161</text:p>
          </table:table-cell>
          <table:table-cell office:value-type="float" office:value="14.4583279601174" calcext:value-type="float">
            <text:p>14.4583279601</text:p>
          </table:table-cell>
          <table:table-cell office:value-type="float" office:value="14.0347956879005" calcext:value-type="float">
            <text:p>14.0347956879</text:p>
          </table:table-cell>
          <table:table-cell office:value-type="float" office:value="13.8986791780635" calcext:value-type="float">
            <text:p>13.8986791781</text:p>
          </table:table-cell>
          <table:table-cell office:value-type="float" office:value="13.9899112256091" calcext:value-type="float">
            <text:p>13.9899112256</text:p>
          </table:table-cell>
          <table:table-cell office:value-type="float" office:value="13.3540061698996" calcext:value-type="float">
            <text:p>13.3540061699</text:p>
          </table:table-cell>
          <table:table-cell office:value-type="float" office:value="13.2981790201594" calcext:value-type="float">
            <text:p>13.2981790202</text:p>
          </table:table-cell>
          <table:table-cell office:value-type="float" office:value="13.0238121930755" calcext:value-type="float">
            <text:p>13.0238121931</text:p>
          </table:table-cell>
          <table:table-cell office:value-type="float" office:value="12.7818503828508" calcext:value-type="float">
            <text:p>12.7818503829</text:p>
          </table:table-cell>
          <table:table-cell office:value-type="float" office:value="12.340327528834" calcext:value-type="float">
            <text:p>12.3403275288</text:p>
          </table:table-cell>
          <table:table-cell office:value-type="float" office:value="11.917287879189" calcext:value-type="float">
            <text:p>11.9172878792</text:p>
          </table:table-cell>
          <table:table-cell office:value-type="float" office:value="11.8891323785091" calcext:value-type="float">
            <text:p>11.8891323785</text:p>
          </table:table-cell>
          <table:table-cell office:value-type="float" office:value="11.4794811587064" calcext:value-type="float">
            <text:p>11.4794811587</text:p>
          </table:table-cell>
          <table:table-cell office:value-type="float" office:value="11.5387379164319" calcext:value-type="float">
            <text:p>11.5387379164</text:p>
          </table:table-cell>
          <table:table-cell office:value-type="float" office:value="11.166818854748" calcext:value-type="float">
            <text:p>11.1668188547</text:p>
          </table:table-cell>
          <table:table-cell office:value-type="float" office:value="10.8399007471263" calcext:value-type="float">
            <text:p>10.8399007471</text:p>
          </table:table-cell>
          <table:table-cell office:value-type="float" office:value="10.5114189063043" calcext:value-type="float">
            <text:p>10.5114189063</text:p>
          </table:table-cell>
          <table:table-cell office:value-type="float" office:value="10.2041607967864" calcext:value-type="float">
            <text:p>10.2041607968</text:p>
          </table:table-cell>
          <table:table-cell office:value-type="float" office:value="9.91446029352674" calcext:value-type="float">
            <text:p>9.9144602935</text:p>
          </table:table-cell>
          <table:table-cell office:value-type="float" office:value="9.64085426267036" calcext:value-type="float">
            <text:p>9.6408542627</text:p>
          </table:table-cell>
          <table:table-cell office:value-type="float" office:value="9.38357630542157" calcext:value-type="float">
            <text:p>9.3835763054</text:p>
          </table:table-cell>
          <table:table-cell office:value-type="float" office:value="9.14099251004577" calcext:value-type="float">
            <text:p>9.14099251</text:p>
          </table:table-cell>
          <table:table-cell office:value-type="float" office:value="8.91938596660294" calcext:value-type="float">
            <text:p>8.9193859666</text:p>
          </table:table-cell>
          <table:table-cell office:value-type="float" office:value="8.71459025399469" calcext:value-type="float">
            <text:p>8.714590254</text:p>
          </table:table-cell>
          <table:table-cell office:value-type="float" office:value="8.52633721027247" calcext:value-type="float">
            <text:p>8.5263372103</text:p>
          </table:table-cell>
          <table:table-cell office:value-type="float" office:value="8.34065197817724" calcext:value-type="float">
            <text:p>8.3406519782</text:p>
          </table:table-cell>
          <table:table-cell office:value-type="float" office:value="8.16360326850505" calcext:value-type="float">
            <text:p>8.1636032685</text:p>
          </table:table-cell>
          <table:table-cell office:value-type="float" office:value="7.98182574151951" calcext:value-type="float">
            <text:p>7.9818257415</text:p>
          </table:table-cell>
          <table:table-cell office:value-type="float" office:value="8.16910860005808" calcext:value-type="float">
            <text:p>8.1691086001</text:p>
          </table:table-cell>
          <table:table-cell office:value-type="float" office:value="7.99511476269032" calcext:value-type="float">
            <text:p>7.9951147627</text:p>
          </table:table-cell>
          <table:table-cell office:value-type="float" office:value="7.82852491840204" calcext:value-type="float">
            <text:p>7.8285249184</text:p>
          </table:table-cell>
          <table:table-cell office:value-type="float" office:value="7.66887631762577" calcext:value-type="float">
            <text:p>7.6688763176</text:p>
          </table:table-cell>
          <table:table-cell office:value-type="float" office:value="7.51574398626895" calcext:value-type="float">
            <text:p>7.5157439863</text:p>
          </table:table-cell>
          <table:table-cell office:value-type="float" office:value="7.36873694816639" calcext:value-type="float">
            <text:p>7.3687369482</text:p>
          </table:table-cell>
          <table:table-cell office:value-type="float" office:value="7.22749489195021" calcext:value-type="float">
            <text:p>7.227494892</text:p>
          </table:table-cell>
          <table:table-cell office:value-type="float" office:value="7.08974774369534" calcext:value-type="float">
            <text:p>7.0897477437</text:p>
          </table:table-cell>
          <table:table-cell office:value-type="float" office:value="6.95719860103499" calcext:value-type="float">
            <text:p>6.957198601</text:p>
          </table:table-cell>
          <table:table-cell office:value-type="float" office:value="6.82853283072381" calcext:value-type="float">
            <text:p>6.8285328307</text:p>
          </table:table-cell>
          <table:table-cell office:value-type="float" office:value="6.70454581569666" calcext:value-type="float">
            <text:p>6.7045458157</text:p>
          </table:table-cell>
          <table:table-cell office:value-type="float" office:value="6.58498690834906" calcext:value-type="float">
            <text:p>6.5849869083</text:p>
          </table:table-cell>
          <table:table-cell office:value-type="float" office:value="6.46946082223768" calcext:value-type="float">
            <text:p>6.4694608222</text:p>
          </table:table-cell>
          <table:table-cell office:value-type="float" office:value="6.35791839426806" calcext:value-type="float">
            <text:p>6.3579183943</text:p>
          </table:table-cell>
          <table:table-cell office:value-type="float" office:value="6.25015706555165" calcext:value-type="float">
            <text:p>6.2501570656</text:p>
          </table:table-cell>
          <table:table-cell office:value-type="float" office:value="6.14598778112579" calcext:value-type="float">
            <text:p>6.1459877811</text:p>
          </table:table-cell>
          <table:table-cell office:value-type="float" office:value="6.04584673743497" calcext:value-type="float">
            <text:p>6.0458467374</text:p>
          </table:table-cell>
          <table:table-cell office:value-type="float" office:value="5.95029388432255" calcext:value-type="float">
            <text:p>5.9502938843</text:p>
          </table:table-cell>
          <table:table-cell office:value-type="float" office:value="5.86266045595436" calcext:value-type="float">
            <text:p>5.862660456</text:p>
          </table:table-cell>
          <table:table-cell office:value-type="float" office:value="5.78540415177413" calcext:value-type="float">
            <text:p>5.7854041518</text:p>
          </table:table-cell>
          <table:table-cell office:value-type="float" office:value="5.71528331702534" calcext:value-type="float">
            <text:p>5.715283317</text:p>
          </table:table-cell>
          <table:table-cell office:value-type="float" office:value="5.63856264620668" calcext:value-type="float">
            <text:p>5.6385626462</text:p>
          </table:table-cell>
          <table:table-cell office:value-type="float" office:value="5.56081376935475" calcext:value-type="float">
            <text:p>5.5608137694</text:p>
          </table:table-cell>
          <table:table-cell office:value-type="float" office:value="5.48535162417492" calcext:value-type="float">
            <text:p>5.4853516242</text:p>
          </table:table-cell>
          <table:table-cell office:value-type="float" office:value="5.40951176621909" calcext:value-type="float">
            <text:p>5.4095117662</text:p>
          </table:table-cell>
          <table:table-cell office:value-type="float" office:value="5.33583876134771" calcext:value-type="float">
            <text:p>5.3358387613</text:p>
          </table:table-cell>
          <table:table-cell office:value-type="float" office:value="5.26239835406767" calcext:value-type="float">
            <text:p>5.2623983541</text:p>
          </table:table-cell>
          <table:table-cell office:value-type="float" office:value="5.19099795810096" calcext:value-type="float">
            <text:p>5.1909979581</text:p>
          </table:table-cell>
          <table:table-cell office:value-type="float" office:value="5.12155373736623" calcext:value-type="float">
            <text:p>5.1215537374</text:p>
          </table:table-cell>
          <table:table-cell office:value-type="float" office:value="5.05398638746216" calcext:value-type="float">
            <text:p>5.0539863875</text:p>
          </table:table-cell>
          <table:table-cell office:value-type="float" office:value="4.98822083355553" calcext:value-type="float">
            <text:p>4.9882208336</text:p>
          </table:table-cell>
          <table:table-cell office:value-type="float" office:value="4.92418595212013" calcext:value-type="float">
            <text:p>4.9241859521</text:p>
          </table:table-cell>
          <table:table-cell office:value-type="float" office:value="4.86181431435837" calcext:value-type="float">
            <text:p>4.8618143144</text:p>
          </table:table-cell>
          <table:table-cell office:value-type="float" office:value="4.80104194935974" calcext:value-type="float">
            <text:p>4.8010419494</text:p>
          </table:table-cell>
          <table:table-cell office:value-type="float" office:value="4.74180812524715" calcext:value-type="float">
            <text:p>4.7418081252</text:p>
          </table:table-cell>
          <table:table-cell office:value-type="float" office:value="4.68405514673737" calcext:value-type="float">
            <text:p>4.6840551467</text:p>
          </table:table-cell>
          <table:table-cell office:value-type="float" office:value="4.62772816769697" calcext:value-type="float">
            <text:p>4.6277281677</text:p>
          </table:table-cell>
          <table:table-cell office:value-type="float" office:value="4.57277501741365" calcext:value-type="float">
            <text:p>4.5727750174</text:p>
          </table:table-cell>
          <table:table-cell office:value-type="float" office:value="4.51914603942632" calcext:value-type="float">
            <text:p>4.5191460394</text:p>
          </table:table-cell>
          <table:table-cell office:value-type="float" office:value="4.46679394186726" calcext:value-type="float">
            <text:p>4.4667939419</text:p>
          </table:table-cell>
          <table:table-cell office:value-type="float" office:value="4.41567365836841" calcext:value-type="float">
            <text:p>4.4156736584</text:p>
          </table:table-cell>
          <table:table-cell office:value-type="float" office:value="4.36574221867186" calcext:value-type="float">
            <text:p>4.3657422187</text:p>
          </table:table-cell>
          <table:table-cell office:value-type="float" office:value="4.31695862816374" calcext:value-type="float">
            <text:p>4.3169586282</text:p>
          </table:table-cell>
          <table:table-cell office:value-type="float" office:value="4.26832709961626" calcext:value-type="float">
            <text:p>4.2683270996</text:p>
          </table:table-cell>
          <table:table-cell office:value-type="float" office:value="4.22078841440692" calcext:value-type="float">
            <text:p>4.2207884144</text:p>
          </table:table-cell>
          <table:table-cell office:value-type="float" office:value="4.17430614442446" calcext:value-type="float">
            <text:p>4.1743061444</text:p>
          </table:table-cell>
          <table:table-cell office:value-type="float" office:value="4.12884546279327" calcext:value-type="float">
            <text:p>4.1288454628</text:p>
          </table:table-cell>
          <table:table-cell office:value-type="float" office:value="4.0843730568497" calcext:value-type="float">
            <text:p>4.0843730568</text:p>
          </table:table-cell>
          <table:table-cell office:value-type="float" office:value="4.04085704673288" calcext:value-type="float">
            <text:p>4.0408570467</text:p>
          </table:table-cell>
          <table:table-cell office:value-type="float" office:value="3.99826690917174" calcext:value-type="float">
            <text:p>3.9982669092</text:p>
          </table:table-cell>
          <table:table-cell office:value-type="float" office:value="3.95657340608557" calcext:value-type="float">
            <text:p>3.9565734061</text:p>
          </table:table-cell>
          <table:table-cell office:value-type="float" office:value="3.91662545231869" calcext:value-type="float">
            <text:p>3.9166254523</text:p>
          </table:table-cell>
          <table:table-cell office:value-type="float" office:value="3.87663327359361" calcext:value-type="float">
            <text:p>3.8766332736</text:p>
          </table:table-cell>
          <table:table-cell office:value-type="float" office:value="3.83745726178128" calcext:value-type="float">
            <text:p>3.8374572618</text:p>
          </table:table-cell>
          <table:table-cell office:value-type="float" office:value="3.79907268455102" calcext:value-type="float">
            <text:p>3.7990726846</text:p>
          </table:table-cell>
          <table:table-cell office:value-type="float" office:value="3.76145579886537" calcext:value-type="float">
            <text:p>3.7614557989</text:p>
          </table:table-cell>
          <table:table-cell office:value-type="float" office:value="3.72458380200517" calcext:value-type="float">
            <text:p>3.724583802</text:p>
          </table:table-cell>
          <table:table-cell office:value-type="float" office:value="3.68843478547557" calcext:value-type="float">
            <text:p>3.6884347855</text:p>
          </table:table-cell>
          <table:table-cell office:value-type="float" office:value="3.65298769159702" calcext:value-type="float">
            <text:p>3.6529876916</text:p>
          </table:table-cell>
          <table:table-cell office:value-type="float" office:value="3.61822227260076" calcext:value-type="float">
            <text:p>3.6182222726</text:p>
          </table:table-cell>
          <table:table-cell office:value-type="float" office:value="3.58411905206157" calcext:value-type="float">
            <text:p>3.5841190521</text:p>
          </table:table-cell>
          <table:table-cell office:value-type="float" office:value="3.55065928851368" calcext:value-type="float">
            <text:p>3.5506592885</text:p>
          </table:table-cell>
          <table:table-cell office:value-type="float" office:value="3.51782494110688" calcext:value-type="float">
            <text:p>3.5178249411</text:p>
          </table:table-cell>
          <table:table-cell office:value-type="float" office:value="3.48559863717057" calcext:value-type="float">
            <text:p>3.4855986372</text:p>
          </table:table-cell>
          <table:table-cell office:value-type="float" office:value="3.45396364156337" calcext:value-type="float">
            <text:p>3.4539636416</text:p>
          </table:table-cell>
          <table:table-cell office:value-type="float" office:value="3.42290382769448" calcext:value-type="float">
            <text:p>3.4229038277</text:p>
          </table:table-cell>
          <table:table-cell office:value-type="float" office:value="3.39240365011151" calcext:value-type="float">
            <text:p>3.3924036501</text:p>
          </table:table-cell>
          <table:table-cell office:value-type="float" office:value="3.36244811855682" calcext:value-type="float">
            <text:p>3.3624481186</text:p>
          </table:table-cell>
          <table:table-cell office:value-type="float" office:value="3.33376777984804" calcext:value-type="float">
            <text:p>3.3337677798</text:p>
          </table:table-cell>
          <table:table-cell office:value-type="float" office:value="3.30559060497626" calcext:value-type="float">
            <text:p>3.305590605</text:p>
          </table:table-cell>
          <table:table-cell office:value-type="float" office:value="3.27790346792834" calcext:value-type="float">
            <text:p>3.2779034679</text:p>
          </table:table-cell>
          <table:table-cell office:value-type="float" office:value="3.25069369531227" calcext:value-type="float">
            <text:p>3.2506936953</text:p>
          </table:table-cell>
          <table:table-cell office:value-type="float" office:value="3.22394904701444" calcext:value-type="float">
            <text:p>3.223949047</text:p>
          </table:table-cell>
          <table:table-cell office:value-type="float" office:value="3.19765769784029" calcext:value-type="float">
            <text:p>3.1976576978</text:p>
          </table:table-cell>
          <table:table-cell office:value-type="float" office:value="3.17180822008083" calcext:value-type="float">
            <text:p>3.1718082201</text:p>
          </table:table-cell>
          <table:table-cell office:value-type="float" office:value="3.1463895669507" calcext:value-type="float">
            <text:p>3.146389567</text:p>
          </table:table-cell>
          <table:table-cell office:value-type="float" office:value="3.12139105684751" calcext:value-type="float">
            <text:p>3.1213910568</text:p>
          </table:table-cell>
          <table:table-cell office:value-type="float" office:value="3.09680235838536" calcext:value-type="float">
            <text:p>3.0968023584</text:p>
          </table:table-cell>
          <table:table-cell office:value-type="float" office:value="3.07367714754664" calcext:value-type="float">
            <text:p>3.0736771475</text:p>
          </table:table-cell>
          <table:table-cell office:value-type="float" office:value="3.0509249239795" calcext:value-type="float">
            <text:p>3.050924924</text:p>
          </table:table-cell>
          <table:table-cell office:value-type="float" office:value="3.02749008334339" calcext:value-type="float">
            <text:p>3.0274900833</text:p>
          </table:table-cell>
          <table:table-cell office:value-type="float" office:value="3.00375908360245" calcext:value-type="float">
            <text:p>3.0037590836</text:p>
          </table:table-cell>
          <table:table-cell office:value-type="float" office:value="2.98040180039287" calcext:value-type="float">
            <text:p>2.9804018004</text:p>
          </table:table-cell>
          <table:table-cell office:value-type="float" office:value="2.95806717573719" calcext:value-type="float">
            <text:p>2.9580671757</text:p>
          </table:table-cell>
          <table:table-cell office:value-type="float" office:value="2.93607882433197" calcext:value-type="float">
            <text:p>2.9360788243</text:p>
          </table:table-cell>
          <table:table-cell office:value-type="float" office:value="2.91442875525607" calcext:value-type="float">
            <text:p>2.9144287553</text:p>
          </table:table-cell>
          <table:table-cell office:value-type="float" office:value="2.89410793594284" calcext:value-type="float">
            <text:p>2.8941079359</text:p>
          </table:table-cell>
          <table:table-cell office:value-type="float" office:value="2.87409500783132" calcext:value-type="float">
            <text:p>2.8740950078</text:p>
          </table:table-cell>
          <table:table-cell office:value-type="float" office:value="2.85339932991127" calcext:value-type="float">
            <text:p>2.8533993299</text:p>
          </table:table-cell>
          <table:table-cell office:value-type="float" office:value="2.83301254270645" calcext:value-type="float">
            <text:p>2.8330125427</text:p>
          </table:table-cell>
          <table:table-cell office:value-type="float" office:value="2.81230418399" calcext:value-type="float">
            <text:p>2.812304184</text:p>
          </table:table-cell>
          <table:table-cell office:value-type="float" office:value="2.79190035996055" calcext:value-type="float">
            <text:p>2.79190036</text:p>
          </table:table-cell>
          <table:table-cell office:value-type="float" office:value="2.77179440197534" calcext:value-type="float">
            <text:p>2.771794402</text:p>
          </table:table-cell>
          <table:table-cell office:value-type="float" office:value="2.75197983468555" calcext:value-type="float">
            <text:p>2.7519798347</text:p>
          </table:table-cell>
          <table:table-cell office:value-type="float" office:value="2.73399725620021" calcext:value-type="float">
            <text:p>2.7339972562</text:p>
          </table:table-cell>
          <table:table-cell office:value-type="float" office:value="2.7147357337701" calcext:value-type="float">
            <text:p>2.7147357338</text:p>
          </table:table-cell>
          <table:table-cell office:value-type="float" office:value="2.69574742442411" calcext:value-type="float">
            <text:p>2.6957474244</text:p>
          </table:table-cell>
          <table:table-cell office:value-type="float" office:value="2.67702655605483" calcext:value-type="float">
            <text:p>2.6770265561</text:p>
          </table:table-cell>
          <table:table-cell office:value-type="float" office:value="2.65856751801238" calcext:value-type="float">
            <text:p>2.658567518</text:p>
          </table:table-cell>
          <table:table-cell office:value-type="float" office:value="2.64036485549831" calcext:value-type="float">
            <text:p>2.6403648555</text:p>
          </table:table-cell>
          <table:table-cell office:value-type="float" office:value="2.62241326419133" calcext:value-type="float">
            <text:p>2.6224132642</text:p>
          </table:table-cell>
          <table:table-cell office:value-type="float" office:value="2.60470758509403" calcext:value-type="float">
            <text:p>2.6047075851</text:p>
          </table:table-cell>
          <table:table-cell office:value-type="float" office:value="2.58724279958989" calcext:value-type="float">
            <text:p>2.5872427996</text:p>
          </table:table-cell>
          <table:table-cell office:value-type="float" office:value="2.66705787205034" calcext:value-type="float">
            <text:p>2.6670578721</text:p>
          </table:table-cell>
          <table:table-cell office:value-type="float" office:value="2.64940905489554" calcext:value-type="float">
            <text:p>2.6494090549</text:p>
          </table:table-cell>
          <table:table-cell office:value-type="float" office:value="2.63199555530281" calcext:value-type="float">
            <text:p>2.6319955553</text:p>
          </table:table-cell>
          <table:table-cell office:value-type="float" office:value="2.61481269808879" calcext:value-type="float">
            <text:p>2.6148126981</text:p>
          </table:table-cell>
          <table:table-cell office:value-type="float" office:value="2.59785593110127" calcext:value-type="float">
            <text:p>2.5978559311</text:p>
          </table:table-cell>
          <table:table-cell office:value-type="float" office:value="2.58112082119855" calcext:value-type="float">
            <text:p>2.5811208212</text:p>
          </table:table-cell>
          <table:table-cell office:value-type="float" office:value="2.56460305038548" calcext:value-type="float">
            <text:p>2.5646030504</text:p>
          </table:table-cell>
          <table:table-cell office:value-type="float" office:value="2.54829841209903" calcext:value-type="float">
            <text:p>2.5482984121</text:p>
          </table:table-cell>
          <table:table-cell office:value-type="float" office:value="2.53220280763676" calcext:value-type="float">
            <text:p>2.5322028076</text:p>
          </table:table-cell>
          <table:table-cell office:value-type="float" office:value="2.51631224272179" calcext:value-type="float">
            <text:p>2.5163122427</text:p>
          </table:table-cell>
          <table:table-cell office:value-type="float" office:value="2.50062282419814" calcext:value-type="float">
            <text:p>2.5006228242</text:p>
          </table:table-cell>
          <table:table-cell office:value-type="float" office:value="2.48513075685089" calcext:value-type="float">
            <text:p>2.4851307569</text:p>
          </table:table-cell>
          <table:table-cell office:value-type="float" office:value="2.46983234034548" calcext:value-type="float">
            <text:p>2.4698323403</text:p>
          </table:table-cell>
          <table:table-cell office:value-type="float" office:value="2.45472396628114" calcext:value-type="float">
            <text:p>2.4547239663</text:p>
          </table:table-cell>
          <table:table-cell office:value-type="float" office:value="2.43980211535338" calcext:value-type="float">
            <text:p>2.4398021154</text:p>
          </table:table-cell>
          <table:table-cell office:value-type="float" office:value="2.42506335462107" calcext:value-type="float">
            <text:p>2.4250633546</text:p>
          </table:table-cell>
          <table:table-cell office:value-type="float" office:value="2.41050433487329" calcext:value-type="float">
            <text:p>2.4105043349</text:p>
          </table:table-cell>
          <table:table-cell office:value-type="float" office:value="2.39612178809215" calcext:value-type="float">
            <text:p>2.3961217881</text:p>
          </table:table-cell>
          <table:table-cell office:value-type="float" office:value="2.38191252500717" calcext:value-type="float">
            <text:p>2.381912525</text:p>
          </table:table-cell>
          <table:table-cell office:value-type="float" office:value="2.36787343273758" calcext:value-type="float">
            <text:p>2.3678734327</text:p>
          </table:table-cell>
          <table:table-cell office:value-type="float" office:value="2.35400147251882" calcext:value-type="float">
            <text:p>2.3540014725</text:p>
          </table:table-cell>
          <table:table-cell office:value-type="float" office:value="2.34029367750975" calcext:value-type="float">
            <text:p>2.3402936775</text:p>
          </table:table-cell>
          <table:table-cell office:value-type="float" office:value="2.32674715067725" calcext:value-type="float">
            <text:p>2.3267471507</text:p>
          </table:table-cell>
          <table:table-cell office:value-type="float" office:value="2.31335906275508" calcext:value-type="float">
            <text:p>2.3133590628</text:p>
          </table:table-cell>
          <table:table-cell office:value-type="float" office:value="2.30012665027386" calcext:value-type="float">
            <text:p>2.3001266503</text:p>
          </table:table-cell>
          <table:table-cell office:value-type="float" office:value="2.28683112050349" calcext:value-type="float">
            <text:p>2.2868311205</text:p>
          </table:table-cell>
          <table:table-cell office:value-type="float" office:value="2.27368841291439" calcext:value-type="float">
            <text:p>2.2736884129</text:p>
          </table:table-cell>
          <table:table-cell office:value-type="float" office:value="2.26069590769774" calcext:value-type="float">
            <text:p>2.2606959077</text:p>
          </table:table-cell>
          <table:table-cell office:value-type="float" office:value="2.24785104458582" calcext:value-type="float">
            <text:p>2.2478510446</text:p>
          </table:table-cell>
          <table:table-cell office:value-type="float" office:value="2.23515132117008" calcext:value-type="float">
            <text:p>2.2351513212</text:p>
          </table:table-cell>
          <table:table-cell office:value-type="float" office:value="2.22259429127587" calcext:value-type="float">
            <text:p>2.2225942913</text:p>
          </table:table-cell>
          <table:table-cell office:value-type="float" office:value="2.21017756339164" calcext:value-type="float">
            <text:p>2.2101775634</text:p>
          </table:table-cell>
          <table:table-cell office:value-type="float" office:value="2.19789879915058" calcext:value-type="float">
            <text:p>2.1978987992</text:p>
          </table:table-cell>
          <table:table-cell office:value-type="float" office:value="2.18596225393972" calcext:value-type="float">
            <text:p>2.1859622539</text:p>
          </table:table-cell>
          <table:table-cell office:value-type="float" office:value="2.17415687955536" calcext:value-type="float">
            <text:p>2.1741568796</text:p>
          </table:table-cell>
          <table:table-cell office:value-type="float" office:value="2.16248052565607" calcext:value-type="float">
            <text:p>2.1624805257</text:p>
          </table:table-cell>
          <table:table-cell office:value-type="float" office:value="2.15093108864699" calcext:value-type="float">
            <text:p>2.1509310886</text:p>
          </table:table-cell>
          <table:table-cell office:value-type="float" office:value="2.13950651041639" calcext:value-type="float">
            <text:p>2.1395065104</text:p>
          </table:table-cell>
          <table:table-cell office:value-type="float" office:value="2.128204777113" calcext:value-type="float">
            <text:p>2.1282047771</text:p>
          </table:table-cell>
          <table:table-cell office:value-type="float" office:value="2.11702391796258" calcext:value-type="float">
            <text:p>2.117023918</text:p>
          </table:table-cell>
          <table:table-cell office:value-type="float" office:value="2.10710571321396" calcext:value-type="float">
            <text:p>2.1071057132</text:p>
          </table:table-cell>
          <table:table-cell office:value-type="float" office:value="2.09595700573664" calcext:value-type="float">
            <text:p>2.0959570057</text:p>
          </table:table-cell>
          <table:table-cell office:value-type="float" office:value="2.08492565307487" calcext:value-type="float">
            <text:p>2.0849256531</text:p>
          </table:table-cell>
          <table:table-cell office:value-type="float" office:value="2.0740098119593" calcext:value-type="float">
            <text:p>2.074009812</text:p>
          </table:table-cell>
          <table:table-cell office:value-type="float" office:value="2.06320767752201" calcext:value-type="float">
            <text:p>2.0632076775</text:p>
          </table:table-cell>
          <table:table-cell office:value-type="float" office:value="2.05251748230169" calcext:value-type="float">
            <text:p>2.0525174823</text:p>
          </table:table-cell>
          <table:table-cell office:value-type="float" office:value="2.04193749527951" calcext:value-type="float">
            <text:p>2.0419374953</text:p>
          </table:table-cell>
          <table:table-cell office:value-type="float" office:value="2.03146602094475" calcext:value-type="float">
            <text:p>2.0314660209</text:p>
          </table:table-cell>
          <table:table-cell office:value-type="float" office:value="2.0211013983889" calcext:value-type="float">
            <text:p>2.0211013984</text:p>
          </table:table-cell>
          <table:table-cell office:value-type="float" office:value="2.01084200042754" calcext:value-type="float">
            <text:p>2.0108420004</text:p>
          </table:table-cell>
          <table:table-cell office:value-type="float" office:value="2.00068623274861" calcext:value-type="float">
            <text:p>2.0006862327</text:p>
          </table:table-cell>
          <table:table-cell office:value-type="float" office:value="1.99063253308656" calcext:value-type="float">
            <text:p>1.9906325331</text:p>
          </table:table-cell>
          <table:table-cell office:value-type="float" office:value="1.98067937042113" calcext:value-type="float">
            <text:p>1.980679370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2545636959024" calcext:value-type="float">
            <text:p>19.2545636959</text:p>
          </table:table-cell>
          <table:table-cell office:value-type="string" calcext:value-type="string">
            <text:p><text:s/>global min</text:p>
          </table:table-cell>
          <table:table-cell office:value-type="float" office:value="-29.4215704945689" calcext:value-type="float">
            <text:p>-29.4215704946</text:p>
          </table:table-cell>
          <table:table-cell office:value-type="string" calcext:value-type="string">
            <text:p><text:s/>range</text:p>
          </table:table-cell>
          <table:table-cell office:value-type="float" office:value="48.6761341904713" calcext:value-type="float">
            <text:p>48.6761341905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7.84886733972431" calcext:value-type="float">
            <text:p>7.8488673397</text:p>
          </table:table-cell>
          <table:table-cell office:value-type="float" office:value="11.3765257593194" calcext:value-type="float">
            <text:p>11.3765257593</text:p>
          </table:table-cell>
          <table:table-cell office:value-type="float" office:value="8.23036372621653" calcext:value-type="float">
            <text:p>8.2303637262</text:p>
          </table:table-cell>
          <table:table-cell office:value-type="float" office:value="6.76908437035228" calcext:value-type="float">
            <text:p>6.7690843704</text:p>
          </table:table-cell>
          <table:table-cell office:value-type="float" office:value="10.4448862764293" calcext:value-type="float">
            <text:p>10.4448862764</text:p>
          </table:table-cell>
          <table:table-cell office:value-type="float" office:value="13.089326814293" calcext:value-type="float">
            <text:p>13.0893268143</text:p>
          </table:table-cell>
          <table:table-cell office:value-type="float" office:value="14.4561342859658" calcext:value-type="float">
            <text:p>14.456134286</text:p>
          </table:table-cell>
          <table:table-cell office:value-type="float" office:value="13.6184583206806" calcext:value-type="float">
            <text:p>13.6184583207</text:p>
          </table:table-cell>
          <table:table-cell office:value-type="float" office:value="14.445774747559" calcext:value-type="float">
            <text:p>14.4457747476</text:p>
          </table:table-cell>
          <table:table-cell office:value-type="float" office:value="15.7415670546914" calcext:value-type="float">
            <text:p>15.7415670547</text:p>
          </table:table-cell>
          <table:table-cell office:value-type="float" office:value="16.1595077374519" calcext:value-type="float">
            <text:p>16.1595077375</text:p>
          </table:table-cell>
          <table:table-cell office:value-type="float" office:value="16.9710512660577" calcext:value-type="float">
            <text:p>16.9710512661</text:p>
          </table:table-cell>
          <table:table-cell office:value-type="float" office:value="18.8926317602488" calcext:value-type="float">
            <text:p>18.8926317602</text:p>
          </table:table-cell>
          <table:table-cell office:value-type="float" office:value="19.1298631579037" calcext:value-type="float">
            <text:p>19.1298631579</text:p>
          </table:table-cell>
          <table:table-cell office:value-type="float" office:value="17.8545389473768" calcext:value-type="float">
            <text:p>17.8545389474</text:p>
          </table:table-cell>
          <table:table-cell office:value-type="float" office:value="17.0851680187253" calcext:value-type="float">
            <text:p>17.0851680187</text:p>
          </table:table-cell>
          <table:table-cell office:value-type="float" office:value="16.5111214567469" calcext:value-type="float">
            <text:p>16.5111214567</text:p>
          </table:table-cell>
          <table:table-cell office:value-type="float" office:value="17.0381177201161" calcext:value-type="float">
            <text:p>17.0381177201</text:p>
          </table:table-cell>
          <table:table-cell office:value-type="float" office:value="17.218131895526" calcext:value-type="float">
            <text:p>17.2181318955</text:p>
          </table:table-cell>
          <table:table-cell office:value-type="float" office:value="16.8846136338343" calcext:value-type="float">
            <text:p>16.8846136338</text:p>
          </table:table-cell>
          <table:table-cell office:value-type="float" office:value="17.3932354460198" calcext:value-type="float">
            <text:p>17.393235446</text:p>
          </table:table-cell>
          <table:table-cell office:value-type="float" office:value="17.6893696501343" calcext:value-type="float">
            <text:p>17.6893696501</text:p>
          </table:table-cell>
          <table:table-cell office:value-type="float" office:value="17.3222988278069" calcext:value-type="float">
            <text:p>17.3222988278</text:p>
          </table:table-cell>
          <table:table-cell office:value-type="float" office:value="17.1794488823996" calcext:value-type="float">
            <text:p>17.1794488824</text:p>
          </table:table-cell>
          <table:table-cell office:value-type="float" office:value="16.8693110923132" calcext:value-type="float">
            <text:p>16.8693110923</text:p>
          </table:table-cell>
          <table:table-cell office:value-type="float" office:value="16.5719288172585" calcext:value-type="float">
            <text:p>16.5719288173</text:p>
          </table:table-cell>
          <table:table-cell office:value-type="float" office:value="15.9933419011852" calcext:value-type="float">
            <text:p>15.9933419012</text:p>
          </table:table-cell>
          <table:table-cell office:value-type="float" office:value="15.4392414830861" calcext:value-type="float">
            <text:p>15.4392414831</text:p>
          </table:table-cell>
          <table:table-cell office:value-type="float" office:value="14.9233548869248" calcext:value-type="float">
            <text:p>14.9233548869</text:p>
          </table:table-cell>
          <table:table-cell office:value-type="float" office:value="14.4418607305076" calcext:value-type="float">
            <text:p>14.4418607305</text:p>
          </table:table-cell>
          <table:table-cell office:value-type="float" office:value="13.9914307132141" calcext:value-type="float">
            <text:p>13.9914307132</text:p>
          </table:table-cell>
          <table:table-cell office:value-type="float" office:value="13.5691525720015" calcext:value-type="float">
            <text:p>13.569152572</text:p>
          </table:table-cell>
          <table:table-cell office:value-type="float" office:value="13.1724670454078" calcext:value-type="float">
            <text:p>13.1724670454</text:p>
          </table:table-cell>
          <table:table-cell office:value-type="float" office:value="12.7991159615549" calcext:value-type="float">
            <text:p>12.7991159616</text:p>
          </table:table-cell>
          <table:table-cell office:value-type="float" office:value="12.4502908535896" calcext:value-type="float">
            <text:p>12.4502908536</text:p>
          </table:table-cell>
          <table:table-cell office:value-type="float" office:value="12.108940088231" calcext:value-type="float">
            <text:p>12.1089400882</text:p>
          </table:table-cell>
          <table:table-cell office:value-type="float" office:value="11.7860407155944" calcext:value-type="float">
            <text:p>11.7860407156</text:p>
          </table:table-cell>
          <table:table-cell office:value-type="float" office:value="11.4984961991142" calcext:value-type="float">
            <text:p>11.4984961991</text:p>
          </table:table-cell>
          <table:table-cell office:value-type="float" office:value="11.2256975552739" calcext:value-type="float">
            <text:p>11.2256975553</text:p>
          </table:table-cell>
          <table:table-cell office:value-type="float" office:value="10.9665388436257" calcext:value-type="float">
            <text:p>10.9665388436</text:p>
          </table:table-cell>
          <table:table-cell office:value-type="float" office:value="11.7312938542748" calcext:value-type="float">
            <text:p>11.7312938543</text:p>
          </table:table-cell>
          <table:table-cell office:value-type="float" office:value="11.4690448585055" calcext:value-type="float">
            <text:p>11.4690448585</text:p>
          </table:table-cell>
          <table:table-cell office:value-type="float" office:value="11.2223077475948" calcext:value-type="float">
            <text:p>11.2223077476</text:p>
          </table:table-cell>
          <table:table-cell office:value-type="float" office:value="10.9709294647103" calcext:value-type="float">
            <text:p>10.9709294647</text:p>
          </table:table-cell>
          <table:table-cell office:value-type="float" office:value="10.7337059282877" calcext:value-type="float">
            <text:p>10.7337059283</text:p>
          </table:table-cell>
          <table:table-cell office:value-type="float" office:value="10.5052147297968" calcext:value-type="float">
            <text:p>10.5052147298</text:p>
          </table:table-cell>
          <table:table-cell office:value-type="float" office:value="10.2851391674752" calcext:value-type="float">
            <text:p>10.2851391675</text:p>
          </table:table-cell>
          <table:table-cell office:value-type="float" office:value="10.0755135764383" calcext:value-type="float">
            <text:p>10.0755135764</text:p>
          </table:table-cell>
          <table:table-cell office:value-type="float" office:value="9.87444413197444" calcext:value-type="float">
            <text:p>9.874444132</text:p>
          </table:table-cell>
          <table:table-cell office:value-type="float" office:value="9.68141746528909" calcext:value-type="float">
            <text:p>9.6814174653</text:p>
          </table:table-cell>
          <table:table-cell office:value-type="float" office:value="9.49475561892419" calcext:value-type="float">
            <text:p>9.4947556189</text:p>
          </table:table-cell>
          <table:table-cell office:value-type="float" office:value="9.3164547569777" calcext:value-type="float">
            <text:p>9.316454757</text:p>
          </table:table-cell>
          <table:table-cell office:value-type="float" office:value="9.14625505072704" calcext:value-type="float">
            <text:p>9.1462550507</text:p>
          </table:table-cell>
          <table:table-cell office:value-type="float" office:value="8.98101163863408" calcext:value-type="float">
            <text:p>8.9810116386</text:p>
          </table:table-cell>
          <table:table-cell office:value-type="float" office:value="8.82177707788995" calcext:value-type="float">
            <text:p>8.8217770779</text:p>
          </table:table-cell>
          <table:table-cell office:value-type="float" office:value="8.66713218901119" calcext:value-type="float">
            <text:p>8.667132189</text:p>
          </table:table-cell>
          <table:table-cell office:value-type="float" office:value="9.02754738753623" calcext:value-type="float">
            <text:p>9.0275473875</text:p>
          </table:table-cell>
          <table:table-cell office:value-type="float" office:value="8.87574675667711" calcext:value-type="float">
            <text:p>8.8757467567</text:p>
          </table:table-cell>
          <table:table-cell office:value-type="float" office:value="8.7290919099149" calcext:value-type="float">
            <text:p>8.7290919099</text:p>
          </table:table-cell>
          <table:table-cell office:value-type="float" office:value="8.59158254798981" calcext:value-type="float">
            <text:p>8.591582548</text:p>
          </table:table-cell>
          <table:table-cell office:value-type="float" office:value="8.45858168973439" calcext:value-type="float">
            <text:p>8.4585816897</text:p>
          </table:table-cell>
          <table:table-cell office:value-type="float" office:value="8.33167290736401" calcext:value-type="float">
            <text:p>8.3316729074</text:p>
          </table:table-cell>
          <table:table-cell office:value-type="float" office:value="8.20701984842822" calcext:value-type="float">
            <text:p>8.2070198484</text:p>
          </table:table-cell>
          <table:table-cell office:value-type="float" office:value="8.08800761927732" calcext:value-type="float">
            <text:p>8.0880076193</text:p>
          </table:table-cell>
          <table:table-cell office:value-type="float" office:value="7.97093873581781" calcext:value-type="float">
            <text:p>7.9709387358</text:p>
          </table:table-cell>
          <table:table-cell office:value-type="float" office:value="7.85741739428131" calcext:value-type="float">
            <text:p>7.8574173943</text:p>
          </table:table-cell>
          <table:table-cell office:value-type="float" office:value="7.98225170674672" calcext:value-type="float">
            <text:p>7.9822517067</text:p>
          </table:table-cell>
          <table:table-cell office:value-type="float" office:value="7.86814669337849" calcext:value-type="float">
            <text:p>7.8681466934</text:p>
          </table:table-cell>
          <table:table-cell office:value-type="float" office:value="7.7564585282669" calcext:value-type="float">
            <text:p>7.7564585283</text:p>
          </table:table-cell>
          <table:table-cell office:value-type="float" office:value="7.6524881234975" calcext:value-type="float">
            <text:p>7.6524881235</text:p>
          </table:table-cell>
          <table:table-cell office:value-type="float" office:value="7.55301980038868" calcext:value-type="float">
            <text:p>7.5530198004</text:p>
          </table:table-cell>
          <table:table-cell office:value-type="float" office:value="7.45631448625509" calcext:value-type="float">
            <text:p>7.4563144863</text:p>
          </table:table-cell>
          <table:table-cell office:value-type="float" office:value="7.36072840006542" calcext:value-type="float">
            <text:p>7.3607284001</text:p>
          </table:table-cell>
          <table:table-cell office:value-type="float" office:value="7.26772572161061" calcext:value-type="float">
            <text:p>7.2677257216</text:p>
          </table:table-cell>
          <table:table-cell office:value-type="float" office:value="7.17720311458126" calcext:value-type="float">
            <text:p>7.1772031146</text:p>
          </table:table-cell>
          <table:table-cell office:value-type="float" office:value="7.08489338018781" calcext:value-type="float">
            <text:p>7.0848933802</text:p>
          </table:table-cell>
          <table:table-cell office:value-type="float" office:value="6.99432127997916" calcext:value-type="float">
            <text:p>6.99432128</text:p>
          </table:table-cell>
          <table:table-cell office:value-type="float" office:value="6.90514912785029" calcext:value-type="float">
            <text:p>6.9051491279</text:p>
          </table:table-cell>
          <table:table-cell office:value-type="float" office:value="6.81823449856013" calcext:value-type="float">
            <text:p>6.8182344986</text:p>
          </table:table-cell>
          <table:table-cell office:value-type="float" office:value="6.73349273500223" calcext:value-type="float">
            <text:p>6.733492735</text:p>
          </table:table-cell>
          <table:table-cell office:value-type="float" office:value="6.65173161067037" calcext:value-type="float">
            <text:p>6.6517316107</text:p>
          </table:table-cell>
          <table:table-cell office:value-type="float" office:value="6.57258443615828" calcext:value-type="float">
            <text:p>6.5725844362</text:p>
          </table:table-cell>
          <table:table-cell office:value-type="float" office:value="6.49473211360363" calcext:value-type="float">
            <text:p>6.4947321136</text:p>
          </table:table-cell>
          <table:table-cell office:value-type="float" office:value="6.41873341777647" calcext:value-type="float">
            <text:p>6.4187334178</text:p>
          </table:table-cell>
          <table:table-cell office:value-type="float" office:value="6.34512082816356" calcext:value-type="float">
            <text:p>6.3451208282</text:p>
          </table:table-cell>
          <table:table-cell office:value-type="float" office:value="6.27322015923932" calcext:value-type="float">
            <text:p>6.2732201592</text:p>
          </table:table-cell>
          <table:table-cell office:value-type="float" office:value="6.20297237925587" calcext:value-type="float">
            <text:p>6.2029723793</text:p>
          </table:table-cell>
          <table:table-cell office:value-type="float" office:value="6.13374362112934" calcext:value-type="float">
            <text:p>6.1337436211</text:p>
          </table:table-cell>
          <table:table-cell office:value-type="float" office:value="6.06607056543263" calcext:value-type="float">
            <text:p>6.0660705654</text:p>
          </table:table-cell>
          <table:table-cell office:value-type="float" office:value="5.99990135541807" calcext:value-type="float">
            <text:p>5.9999013554</text:p>
          </table:table-cell>
          <table:table-cell office:value-type="float" office:value="5.93518641375547" calcext:value-type="float">
            <text:p>5.9351864138</text:p>
          </table:table-cell>
          <table:table-cell office:value-type="float" office:value="5.87187831865076" calcext:value-type="float">
            <text:p>5.8718783187</text:p>
          </table:table-cell>
          <table:table-cell office:value-type="float" office:value="5.8099316879569" calcext:value-type="float">
            <text:p>5.809931688</text:p>
          </table:table-cell>
          <table:table-cell office:value-type="float" office:value="5.74930307068206" calcext:value-type="float">
            <text:p>5.7493030707</text:p>
          </table:table-cell>
          <table:table-cell office:value-type="float" office:value="5.69048580994519" calcext:value-type="float">
            <text:p>5.6904858099</text:p>
          </table:table-cell>
          <table:table-cell office:value-type="float" office:value="5.632893908807" calcext:value-type="float">
            <text:p>5.6328939088</text:p>
          </table:table-cell>
          <table:table-cell office:value-type="float" office:value="5.57648946954795" calcext:value-type="float">
            <text:p>5.5764894695</text:p>
          </table:table-cell>
          <table:table-cell office:value-type="float" office:value="5.52071755316605" calcext:value-type="float">
            <text:p>5.5207175532</text:p>
          </table:table-cell>
          <table:table-cell office:value-type="float" office:value="5.46658569202982" calcext:value-type="float">
            <text:p>5.466585692</text:p>
          </table:table-cell>
          <table:table-cell office:value-type="float" office:value="5.41302825175074" calcext:value-type="float">
            <text:p>5.4130282518</text:p>
          </table:table-cell>
          <table:table-cell office:value-type="float" office:value="5.36053135484353" calcext:value-type="float">
            <text:p>5.3605313548</text:p>
          </table:table-cell>
          <table:table-cell office:value-type="float" office:value="5.30906380885606" calcext:value-type="float">
            <text:p>5.3090638089</text:p>
          </table:table-cell>
          <table:table-cell office:value-type="float" office:value="5.25859563269359" calcext:value-type="float">
            <text:p>5.2585956327</text:p>
          </table:table-cell>
          <table:table-cell office:value-type="float" office:value="5.20870597867623" calcext:value-type="float">
            <text:p>5.2087059787</text:p>
          </table:table-cell>
          <table:table-cell office:value-type="float" office:value="5.15976660378301" calcext:value-type="float">
            <text:p>5.1597666038</text:p>
          </table:table-cell>
          <table:table-cell office:value-type="float" office:value="5.11319437919738" calcext:value-type="float">
            <text:p>5.1131943792</text:p>
          </table:table-cell>
          <table:table-cell office:value-type="float" office:value="5.06749266348252" calcext:value-type="float">
            <text:p>5.0674926635</text:p>
          </table:table-cell>
          <table:table-cell office:value-type="float" office:value="5.02263727583645" calcext:value-type="float">
            <text:p>5.0226372758</text:p>
          </table:table-cell>
          <table:table-cell office:value-type="float" office:value="4.97860492282609" calcext:value-type="float">
            <text:p>4.9786049228</text:p>
          </table:table-cell>
          <table:table-cell office:value-type="float" office:value="4.93537315805228" calcext:value-type="float">
            <text:p>4.9353731581</text:p>
          </table:table-cell>
          <table:table-cell office:value-type="float" office:value="4.89292034399512" calcext:value-type="float">
            <text:p>4.892920344</text:p>
          </table:table-cell>
          <table:table-cell office:value-type="float" office:value="4.85122561590326" calcext:value-type="float">
            <text:p>4.8512256159</text:p>
          </table:table-cell>
          <table:table-cell office:value-type="float" office:value="4.81026884760064" calcext:value-type="float">
            <text:p>4.8102688476</text:p>
          </table:table-cell>
          <table:table-cell office:value-type="float" office:value="4.7700306190928" calcext:value-type="float">
            <text:p>4.7700306191</text:p>
          </table:table-cell>
          <table:table-cell office:value-type="float" office:value="4.73049218586336" calcext:value-type="float">
            <text:p>4.7304921859</text:p>
          </table:table-cell>
          <table:table-cell office:value-type="float" office:value="4.69163544975856" calcext:value-type="float">
            <text:p>4.6916354498</text:p>
          </table:table-cell>
          <table:table-cell office:value-type="float" office:value="4.65344293136496" calcext:value-type="float">
            <text:p>4.6534429314</text:p>
          </table:table-cell>
          <table:table-cell office:value-type="float" office:value="4.61589774379159" calcext:value-type="float">
            <text:p>4.6158977438</text:p>
          </table:table-cell>
          <table:table-cell office:value-type="float" office:value="4.57898356777407" calcext:value-type="float">
            <text:p>4.5789835678</text:p>
          </table:table-cell>
          <table:table-cell office:value-type="float" office:value="4.54268462802351" calcext:value-type="float">
            <text:p>4.542684628</text:p>
          </table:table-cell>
          <table:table-cell office:value-type="float" office:value="4.50698567074817" calcext:value-type="float">
            <text:p>4.5069856707</text:p>
          </table:table-cell>
          <table:table-cell office:value-type="float" office:value="4.47187194228062" calcext:value-type="float">
            <text:p>4.4718719423</text:p>
          </table:table-cell>
          <table:table-cell office:value-type="float" office:value="4.4373291687475" calcext:value-type="float">
            <text:p>4.4373291687</text:p>
          </table:table-cell>
          <table:table-cell office:value-type="float" office:value="4.40393030710996" calcext:value-type="float">
            <text:p>4.4039303071</text:p>
          </table:table-cell>
          <table:table-cell office:value-type="float" office:value="4.37106582725862" calcext:value-type="float">
            <text:p>4.3710658273</text:p>
          </table:table-cell>
          <table:table-cell office:value-type="float" office:value="4.33872300581762" calcext:value-type="float">
            <text:p>4.3387230058</text:p>
          </table:table-cell>
          <table:table-cell office:value-type="float" office:value="4.30688952014735" calcext:value-type="float">
            <text:p>4.3068895201</text:p>
          </table:table-cell>
          <table:table-cell office:value-type="float" office:value="4.27410789627215" calcext:value-type="float">
            <text:p>4.2741078963</text:p>
          </table:table-cell>
          <table:table-cell office:value-type="float" office:value="4.24151846773429" calcext:value-type="float">
            <text:p>4.2415184677</text:p>
          </table:table-cell>
          <table:table-cell office:value-type="float" office:value="4.20974403078342" calcext:value-type="float">
            <text:p>4.2097440308</text:p>
          </table:table-cell>
          <table:table-cell office:value-type="float" office:value="4.17986713227128" calcext:value-type="float">
            <text:p>4.1798671323</text:p>
          </table:table-cell>
          <table:table-cell office:value-type="float" office:value="4.149041181755" calcext:value-type="float">
            <text:p>4.1490411818</text:p>
          </table:table-cell>
          <table:table-cell office:value-type="float" office:value="4.11837223764321" calcext:value-type="float">
            <text:p>4.1183722376</text:p>
          </table:table-cell>
          <table:table-cell office:value-type="float" office:value="4.08984610397194" calcext:value-type="float">
            <text:p>4.089846104</text:p>
          </table:table-cell>
          <table:table-cell office:value-type="float" office:value="4.06174257968839" calcext:value-type="float">
            <text:p>4.0617425797</text:p>
          </table:table-cell>
          <table:table-cell office:value-type="float" office:value="4.03405234252666" calcext:value-type="float">
            <text:p>4.0340523425</text:p>
          </table:table-cell>
          <table:table-cell office:value-type="float" office:value="4.00676634240378" calcext:value-type="float">
            <text:p>4.0067663424</text:p>
          </table:table-cell>
          <table:table-cell office:value-type="float" office:value="3.97853500415536" calcext:value-type="float">
            <text:p>3.9785350042</text:p>
          </table:table-cell>
          <table:table-cell office:value-type="float" office:value="3.95041656250596" calcext:value-type="float">
            <text:p>3.9504165625</text:p>
          </table:table-cell>
          <table:table-cell office:value-type="float" office:value="3.92431266081443" calcext:value-type="float">
            <text:p>3.9243126608</text:p>
          </table:table-cell>
          <table:table-cell office:value-type="float" office:value="3.89697761793552" calcext:value-type="float">
            <text:p>3.8969776179</text:p>
          </table:table-cell>
          <table:table-cell office:value-type="float" office:value="3.86980801086504" calcext:value-type="float">
            <text:p>3.8698080109</text:p>
          </table:table-cell>
          <table:table-cell office:value-type="float" office:value="3.84286500855648" calcext:value-type="float">
            <text:p>3.8428650086</text:p>
          </table:table-cell>
          <table:table-cell office:value-type="float" office:value="3.81630753704073" calcext:value-type="float">
            <text:p>3.816307537</text:p>
          </table:table-cell>
          <table:table-cell office:value-type="float" office:value="3.79049518736558" calcext:value-type="float">
            <text:p>3.7904951874</text:p>
          </table:table-cell>
          <table:table-cell office:value-type="float" office:value="3.76567326898813" calcext:value-type="float">
            <text:p>3.765673269</text:p>
          </table:table-cell>
          <table:table-cell office:value-type="float" office:value="3.74118906378589" calcext:value-type="float">
            <text:p>3.7411890638</text:p>
          </table:table-cell>
          <table:table-cell office:value-type="float" office:value="3.71703572622152" calcext:value-type="float">
            <text:p>3.7170357262</text:p>
          </table:table-cell>
          <table:table-cell office:value-type="float" office:value="3.69361861097005" calcext:value-type="float">
            <text:p>3.693618611</text:p>
          </table:table-cell>
          <table:table-cell office:value-type="float" office:value="3.67051372392194" calcext:value-type="float">
            <text:p>3.6705137239</text:p>
          </table:table-cell>
          <table:table-cell office:value-type="float" office:value="3.64771486186783" calcext:value-type="float">
            <text:p>3.6477148619</text:p>
          </table:table-cell>
          <table:table-cell office:value-type="float" office:value="3.62447413615208" calcext:value-type="float">
            <text:p>3.6244741362</text:p>
          </table:table-cell>
          <table:table-cell office:value-type="float" office:value="3.60153721077247" calcext:value-type="float">
            <text:p>3.6015372108</text:p>
          </table:table-cell>
          <table:table-cell office:value-type="float" office:value="3.5786279875476" calcext:value-type="float">
            <text:p>3.5786279875</text:p>
          </table:table-cell>
          <table:table-cell office:value-type="float" office:value="3.55628280409938" calcext:value-type="float">
            <text:p>3.5562828041</text:p>
          </table:table-cell>
          <table:table-cell office:value-type="float" office:value="3.53375161681252" calcext:value-type="float">
            <text:p>3.5337516168</text:p>
          </table:table-cell>
          <table:table-cell office:value-type="float" office:value="3.51171190482099" calcext:value-type="float">
            <text:p>3.5117119048</text:p>
          </table:table-cell>
          <table:table-cell office:value-type="float" office:value="3.48995117652556" calcext:value-type="float">
            <text:p>3.4899511765</text:p>
          </table:table-cell>
          <table:table-cell office:value-type="float" office:value="3.46872585184976" calcext:value-type="float">
            <text:p>3.4687258518</text:p>
          </table:table-cell>
          <table:table-cell office:value-type="float" office:value="3.44750579548909" calcext:value-type="float">
            <text:p>3.4475057955</text:p>
          </table:table-cell>
          <table:table-cell office:value-type="float" office:value="3.42634996810934" calcext:value-type="float">
            <text:p>3.4263499681</text:p>
          </table:table-cell>
          <table:table-cell office:value-type="float" office:value="3.40545532378366" calcext:value-type="float">
            <text:p>3.4054553238</text:p>
          </table:table-cell>
          <table:table-cell office:value-type="float" office:value="3.38481705546197" calcext:value-type="float">
            <text:p>3.3848170555</text:p>
          </table:table-cell>
          <table:table-cell office:value-type="float" office:value="3.36443047333933" calcext:value-type="float">
            <text:p>3.3644304733</text:p>
          </table:table-cell>
          <table:table-cell office:value-type="float" office:value="3.34429100130303" calcext:value-type="float">
            <text:p>3.3442910013</text:p>
          </table:table-cell>
          <table:table-cell office:value-type="float" office:value="3.32439417350813" calcext:value-type="float">
            <text:p>3.3243941735</text:p>
          </table:table-cell>
          <table:table-cell office:value-type="float" office:value="3.30459893360861" calcext:value-type="float">
            <text:p>3.3045989336</text:p>
          </table:table-cell>
          <table:table-cell office:value-type="float" office:value="3.28503935132694" calcext:value-type="float">
            <text:p>3.2850393513</text:p>
          </table:table-cell>
          <table:table-cell office:value-type="float" office:value="3.2657112433918" calcext:value-type="float">
            <text:p>3.2657112434</text:p>
          </table:table-cell>
          <table:table-cell office:value-type="float" office:value="3.24652958015714" calcext:value-type="float">
            <text:p>3.2465295802</text:p>
          </table:table-cell>
          <table:table-cell office:value-type="float" office:value="3.22757226386088" calcext:value-type="float">
            <text:p>3.2275722639</text:p>
          </table:table-cell>
          <table:table-cell office:value-type="float" office:value="3.20883538147505" calcext:value-type="float">
            <text:p>3.2088353815</text:p>
          </table:table-cell>
          <table:table-cell office:value-type="float" office:value="3.19031511044629" calcext:value-type="float">
            <text:p>3.1903151104</text:p>
          </table:table-cell>
          <table:table-cell office:value-type="float" office:value="3.17200771609601" calcext:value-type="float">
            <text:p>3.1720077161</text:p>
          </table:table-cell>
          <table:table-cell office:value-type="float" office:value="3.15390954910973" calcext:value-type="float">
            <text:p>3.1539095491</text:p>
          </table:table-cell>
          <table:table-cell office:value-type="float" office:value="3.13601704311194" calcext:value-type="float">
            <text:p>3.1360170431</text:p>
          </table:table-cell>
          <table:table-cell office:value-type="float" office:value="3.11832671232316" calcext:value-type="float">
            <text:p>3.1183267123</text:p>
          </table:table-cell>
          <table:table-cell office:value-type="float" office:value="3.10091245613196" calcext:value-type="float">
            <text:p>3.1009124561</text:p>
          </table:table-cell>
          <table:table-cell office:value-type="float" office:value="3.08369277263563" calcext:value-type="float">
            <text:p>3.0836927726</text:p>
          </table:table-cell>
          <table:table-cell office:value-type="float" office:value="3.06666441895592" calcext:value-type="float">
            <text:p>3.066664419</text:p>
          </table:table-cell>
          <table:table-cell office:value-type="float" office:value="3.04974819837328" calcext:value-type="float">
            <text:p>3.0497481984</text:p>
          </table:table-cell>
          <table:table-cell office:value-type="float" office:value="3.03301787032452" calcext:value-type="float">
            <text:p>3.0330178703</text:p>
          </table:table-cell>
          <table:table-cell office:value-type="float" office:value="3.01647038739104" calcext:value-type="float">
            <text:p>3.0164703874</text:p>
          </table:table-cell>
          <table:table-cell office:value-type="float" office:value="3.00010276840249" calcext:value-type="float">
            <text:p>3.0001027684</text:p>
          </table:table-cell>
          <table:table-cell office:value-type="float" office:value="2.98391209664625" calcext:value-type="float">
            <text:p>2.9839120966</text:p>
          </table:table-cell>
          <table:table-cell office:value-type="float" office:value="2.9678955181347" calcext:value-type="float">
            <text:p>2.9678955181</text:p>
          </table:table-cell>
          <table:table-cell office:value-type="float" office:value="2.95205023992809" calcext:value-type="float">
            <text:p>2.9520502399</text:p>
          </table:table-cell>
          <table:table-cell office:value-type="float" office:value="2.93637352851091" calcext:value-type="float">
            <text:p>2.9363735285</text:p>
          </table:table-cell>
          <table:table-cell office:value-type="float" office:value="2.92086270821984" calcext:value-type="float">
            <text:p>2.9208627082</text:p>
          </table:table-cell>
          <table:table-cell office:value-type="float" office:value="2.9055151597213" calcext:value-type="float">
            <text:p>2.9055151597</text:p>
          </table:table-cell>
          <table:table-cell office:value-type="float" office:value="2.89040036365097" calcext:value-type="float">
            <text:p>2.8904003637</text:p>
          </table:table-cell>
          <table:table-cell office:value-type="float" office:value="2.87544301337304" calcext:value-type="float">
            <text:p>2.8754430134</text:p>
          </table:table-cell>
          <table:table-cell office:value-type="float" office:value="2.860569363011" calcext:value-type="float">
            <text:p>2.860569363</text:p>
          </table:table-cell>
          <table:table-cell office:value-type="float" office:value="2.84584904925062" calcext:value-type="float">
            <text:p>2.8458490493</text:p>
          </table:table-cell>
          <table:table-cell office:value-type="float" office:value="2.83127971306728" calcext:value-type="float">
            <text:p>2.8312797131</text:p>
          </table:table-cell>
          <table:table-cell office:value-type="float" office:value="2.81685904357968" calcext:value-type="float">
            <text:p>2.8168590436</text:p>
          </table:table-cell>
          <table:table-cell office:value-type="float" office:value="2.802584776828" calcext:value-type="float">
            <text:p>2.8025847768</text:p>
          </table:table-cell>
          <table:table-cell office:value-type="float" office:value="2.78845469458896" calcext:value-type="float">
            <text:p>2.7884546946</text:p>
          </table:table-cell>
          <table:table-cell office:value-type="float" office:value="2.77446662322669" calcext:value-type="float">
            <text:p>2.7744666232</text:p>
          </table:table-cell>
          <table:table-cell office:value-type="float" office:value="2.76061843257805" calcext:value-type="float">
            <text:p>2.760618432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2.4719683864445" calcext:value-type="float">
            <text:p>32.4719683864</text:p>
          </table:table-cell>
          <table:table-cell office:value-type="string" calcext:value-type="string">
            <text:p><text:s/>global min</text:p>
          </table:table-cell>
          <table:table-cell office:value-type="float" office:value="-35.0320316055329" calcext:value-type="float">
            <text:p>-35.0320316055</text:p>
          </table:table-cell>
          <table:table-cell office:value-type="string" calcext:value-type="string">
            <text:p><text:s/>range</text:p>
          </table:table-cell>
          <table:table-cell office:value-type="float" office:value="67.5039999919774" calcext:value-type="float">
            <text:p>67.503999992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2.713840920569" calcext:value-type="float">
            <text:p>12.7138409206</text:p>
          </table:table-cell>
          <table:table-cell office:value-type="float" office:value="25.2521264914066" calcext:value-type="float">
            <text:p>25.2521264914</text:p>
          </table:table-cell>
          <table:table-cell office:value-type="float" office:value="16.9001834588509" calcext:value-type="float">
            <text:p>16.9001834589</text:p>
          </table:table-cell>
          <table:table-cell office:value-type="float" office:value="14.0245475715065" calcext:value-type="float">
            <text:p>14.0245475715</text:p>
          </table:table-cell>
          <table:table-cell office:value-type="float" office:value="11.5918669484792" calcext:value-type="float">
            <text:p>11.5918669485</text:p>
          </table:table-cell>
          <table:table-cell office:value-type="float" office:value="9.68214409295619" calcext:value-type="float">
            <text:p>9.682144093</text:p>
          </table:table-cell>
          <table:table-cell office:value-type="float" office:value="8.31556278177776" calcext:value-type="float">
            <text:p>8.3155627818</text:p>
          </table:table-cell>
          <table:table-cell office:value-type="float" office:value="10.3951589635087" calcext:value-type="float">
            <text:p>10.3951589635</text:p>
          </table:table-cell>
          <table:table-cell office:value-type="float" office:value="9.25303851364187" calcext:value-type="float">
            <text:p>9.2530385136</text:p>
          </table:table-cell>
          <table:table-cell office:value-type="float" office:value="8.3393421537484" calcext:value-type="float">
            <text:p>8.3393421537</text:p>
          </table:table-cell>
          <table:table-cell office:value-type="float" office:value="7.59177240474465" calcext:value-type="float">
            <text:p>7.5917724047</text:p>
          </table:table-cell>
          <table:table-cell office:value-type="float" office:value="6.96384789889155" calcext:value-type="float">
            <text:p>6.9638478989</text:p>
          </table:table-cell>
          <table:table-cell office:value-type="float" office:value="6.44326709080293" calcext:value-type="float">
            <text:p>6.4432670908</text:p>
          </table:table-cell>
          <table:table-cell office:value-type="float" office:value="8.32072420348748" calcext:value-type="float">
            <text:p>8.3207242035</text:p>
          </table:table-cell>
          <table:table-cell office:value-type="float" office:value="10.1427796880809" calcext:value-type="float">
            <text:p>10.1427796881</text:p>
          </table:table-cell>
          <table:table-cell office:value-type="float" office:value="9.81190708917526" calcext:value-type="float">
            <text:p>9.8119070892</text:p>
          </table:table-cell>
          <table:table-cell office:value-type="float" office:value="9.92800817155647" calcext:value-type="float">
            <text:p>9.9280081716</text:p>
          </table:table-cell>
          <table:table-cell office:value-type="float" office:value="11.8774422626894" calcext:value-type="float">
            <text:p>11.8774422627</text:p>
          </table:table-cell>
          <table:table-cell office:value-type="float" office:value="12.1670785755464" calcext:value-type="float">
            <text:p>12.1670785755</text:p>
          </table:table-cell>
          <table:table-cell office:value-type="float" office:value="12.7599480703259" calcext:value-type="float">
            <text:p>12.7599480703</text:p>
          </table:table-cell>
          <table:table-cell office:value-type="float" office:value="13.8904794586819" calcext:value-type="float">
            <text:p>13.8904794587</text:p>
          </table:table-cell>
          <table:table-cell office:value-type="float" office:value="15.4493721443646" calcext:value-type="float">
            <text:p>15.4493721444</text:p>
          </table:table-cell>
          <table:table-cell office:value-type="float" office:value="15.6904702623628" calcext:value-type="float">
            <text:p>15.6904702624</text:p>
          </table:table-cell>
          <table:table-cell office:value-type="float" office:value="15.2154354611002" calcext:value-type="float">
            <text:p>15.2154354611</text:p>
          </table:table-cell>
          <table:table-cell office:value-type="float" office:value="14.6068180426562" calcext:value-type="float">
            <text:p>14.6068180427</text:p>
          </table:table-cell>
          <table:table-cell office:value-type="float" office:value="14.0611539779064" calcext:value-type="float">
            <text:p>14.0611539779</text:p>
          </table:table-cell>
          <table:table-cell office:value-type="float" office:value="13.561211575272" calcext:value-type="float">
            <text:p>13.5612115753</text:p>
          </table:table-cell>
          <table:table-cell office:value-type="float" office:value="13.0969793442544" calcext:value-type="float">
            <text:p>13.0969793443</text:p>
          </table:table-cell>
          <table:table-cell office:value-type="float" office:value="14.1772593424539" calcext:value-type="float">
            <text:p>14.1772593425</text:p>
          </table:table-cell>
          <table:table-cell office:value-type="float" office:value="13.7046840310387" calcext:value-type="float">
            <text:p>13.704684031</text:p>
          </table:table-cell>
          <table:table-cell office:value-type="float" office:value="13.2807493560626" calcext:value-type="float">
            <text:p>13.2807493561</text:p>
          </table:table-cell>
          <table:table-cell office:value-type="float" office:value="12.8833105982725" calcext:value-type="float">
            <text:p>12.8833105983</text:p>
          </table:table-cell>
          <table:table-cell office:value-type="float" office:value="12.5099590379242" calcext:value-type="float">
            <text:p>12.5099590379</text:p>
          </table:table-cell>
          <table:table-cell office:value-type="float" office:value="12.1454330343002" calcext:value-type="float">
            <text:p>12.1454330343</text:p>
          </table:table-cell>
          <table:table-cell office:value-type="float" office:value="11.8000400428775" calcext:value-type="float">
            <text:p>11.8000400429</text:p>
          </table:table-cell>
          <table:table-cell office:value-type="float" office:value="11.4878919613192" calcext:value-type="float">
            <text:p>11.4878919613</text:p>
          </table:table-cell>
          <table:table-cell office:value-type="float" office:value="11.1778952490056" calcext:value-type="float">
            <text:p>11.177895249</text:p>
          </table:table-cell>
          <table:table-cell office:value-type="float" office:value="10.8947809624308" calcext:value-type="float">
            <text:p>10.8947809624</text:p>
          </table:table-cell>
          <table:table-cell office:value-type="float" office:value="10.6298560430551" calcext:value-type="float">
            <text:p>10.6298560431</text:p>
          </table:table-cell>
          <table:table-cell office:value-type="float" office:value="10.3822827407745" calcext:value-type="float">
            <text:p>10.3822827408</text:p>
          </table:table-cell>
          <table:table-cell office:value-type="float" office:value="11.2894716531208" calcext:value-type="float">
            <text:p>11.2894716531</text:p>
          </table:table-cell>
          <table:table-cell office:value-type="float" office:value="11.0220241931538" calcext:value-type="float">
            <text:p>11.0220241932</text:p>
          </table:table-cell>
          <table:table-cell office:value-type="float" office:value="10.768397465748" calcext:value-type="float">
            <text:p>10.7683974657</text:p>
          </table:table-cell>
          <table:table-cell office:value-type="float" office:value="10.5304209536383" calcext:value-type="float">
            <text:p>10.5304209536</text:p>
          </table:table-cell>
          <table:table-cell office:value-type="float" office:value="10.3030211754001" calcext:value-type="float">
            <text:p>10.3030211754</text:p>
          </table:table-cell>
          <table:table-cell office:value-type="float" office:value="10.0815658219067" calcext:value-type="float">
            <text:p>10.0815658219</text:p>
          </table:table-cell>
          <table:table-cell office:value-type="float" office:value="9.87599106738024" calcext:value-type="float">
            <text:p>9.8759910674</text:p>
          </table:table-cell>
          <table:table-cell office:value-type="float" office:value="9.67142205211206" calcext:value-type="float">
            <text:p>9.6714220521</text:p>
          </table:table-cell>
          <table:table-cell office:value-type="float" office:value="9.47520279256911" calcext:value-type="float">
            <text:p>9.4752027926</text:p>
          </table:table-cell>
          <table:table-cell office:value-type="float" office:value="9.2969529188533" calcext:value-type="float">
            <text:p>9.2969529189</text:p>
          </table:table-cell>
          <table:table-cell office:value-type="float" office:value="9.11577106425828" calcext:value-type="float">
            <text:p>9.1157710643</text:p>
          </table:table-cell>
          <table:table-cell office:value-type="float" office:value="8.95444708132698" calcext:value-type="float">
            <text:p>8.9544470813</text:p>
          </table:table-cell>
          <table:table-cell office:value-type="float" office:value="8.78583512895697" calcext:value-type="float">
            <text:p>8.785835129</text:p>
          </table:table-cell>
          <table:table-cell office:value-type="float" office:value="8.62346806371178" calcext:value-type="float">
            <text:p>8.6234680637</text:p>
          </table:table-cell>
          <table:table-cell office:value-type="float" office:value="8.46667773528065" calcext:value-type="float">
            <text:p>8.4666777353</text:p>
          </table:table-cell>
          <table:table-cell office:value-type="float" office:value="8.31553298404574" calcext:value-type="float">
            <text:p>8.315532984</text:p>
          </table:table-cell>
          <table:table-cell office:value-type="float" office:value="9.31392937357894" calcext:value-type="float">
            <text:p>9.3139293736</text:p>
          </table:table-cell>
          <table:table-cell office:value-type="float" office:value="9.15432159704322" calcext:value-type="float">
            <text:p>9.154321597</text:p>
          </table:table-cell>
          <table:table-cell office:value-type="float" office:value="9.00012425361041" calcext:value-type="float">
            <text:p>9.0001242536</text:p>
          </table:table-cell>
          <table:table-cell office:value-type="float" office:value="8.85507936493221" calcext:value-type="float">
            <text:p>8.8550793649</text:p>
          </table:table-cell>
          <table:table-cell office:value-type="float" office:value="8.71181699689573" calcext:value-type="float">
            <text:p>8.7118169969</text:p>
          </table:table-cell>
          <table:table-cell office:value-type="float" office:value="9.52519118542204" calcext:value-type="float">
            <text:p>9.5251911854</text:p>
          </table:table-cell>
          <table:table-cell office:value-type="float" office:value="9.38065723579886" calcext:value-type="float">
            <text:p>9.3806572358</text:p>
          </table:table-cell>
          <table:table-cell office:value-type="float" office:value="9.24063997210141" calcext:value-type="float">
            <text:p>9.2406399721</text:p>
          </table:table-cell>
          <table:table-cell office:value-type="float" office:value="9.10305214072936" calcext:value-type="float">
            <text:p>9.1030521407</text:p>
          </table:table-cell>
          <table:table-cell office:value-type="float" office:value="8.96963363758071" calcext:value-type="float">
            <text:p>8.9696336376</text:p>
          </table:table-cell>
          <table:table-cell office:value-type="float" office:value="8.83602736844841" calcext:value-type="float">
            <text:p>8.8360273684</text:p>
          </table:table-cell>
          <table:table-cell office:value-type="float" office:value="8.71045977380826" calcext:value-type="float">
            <text:p>8.7104597738</text:p>
          </table:table-cell>
          <table:table-cell office:value-type="float" office:value="8.58853181959247" calcext:value-type="float">
            <text:p>8.5885318196</text:p>
          </table:table-cell>
          <table:table-cell office:value-type="float" office:value="8.46609584510852" calcext:value-type="float">
            <text:p>8.4660958451</text:p>
          </table:table-cell>
          <table:table-cell office:value-type="float" office:value="8.34710877131427" calcext:value-type="float">
            <text:p>8.3471087713</text:p>
          </table:table-cell>
          <table:table-cell office:value-type="float" office:value="8.23121242263109" calcext:value-type="float">
            <text:p>8.2312124226</text:p>
          </table:table-cell>
          <table:table-cell office:value-type="float" office:value="8.1184560880745" calcext:value-type="float">
            <text:p>8.1184560881</text:p>
          </table:table-cell>
          <table:table-cell office:value-type="float" office:value="8.00878197426438" calcext:value-type="float">
            <text:p>8.0087819743</text:p>
          </table:table-cell>
          <table:table-cell office:value-type="float" office:value="7.90292262797138" calcext:value-type="float">
            <text:p>7.902922628</text:p>
          </table:table-cell>
          <table:table-cell office:value-type="float" office:value="8.12542796702705" calcext:value-type="float">
            <text:p>8.125427967</text:p>
          </table:table-cell>
          <table:table-cell office:value-type="float" office:value="8.02273856618262" calcext:value-type="float">
            <text:p>8.0227385662</text:p>
          </table:table-cell>
          <table:table-cell office:value-type="float" office:value="7.92159486424875" calcext:value-type="float">
            <text:p>7.9215948642</text:p>
          </table:table-cell>
          <table:table-cell office:value-type="float" office:value="7.82408536092922" calcext:value-type="float">
            <text:p>7.8240853609</text:p>
          </table:table-cell>
          <table:table-cell office:value-type="float" office:value="7.73033265374478" calcext:value-type="float">
            <text:p>7.7303326537</text:p>
          </table:table-cell>
          <table:table-cell office:value-type="float" office:value="7.63889482821921" calcext:value-type="float">
            <text:p>7.6388948282</text:p>
          </table:table-cell>
          <table:table-cell office:value-type="float" office:value="7.54968719356012" calcext:value-type="float">
            <text:p>7.5496871936</text:p>
          </table:table-cell>
          <table:table-cell office:value-type="float" office:value="7.46262914045908" calcext:value-type="float">
            <text:p>7.4626291405</text:p>
          </table:table-cell>
          <table:table-cell office:value-type="float" office:value="7.37638765190606" calcext:value-type="float">
            <text:p>7.3763876519</text:p>
          </table:table-cell>
          <table:table-cell office:value-type="float" office:value="7.2921753748484" calcext:value-type="float">
            <text:p>7.2921753748</text:p>
          </table:table-cell>
          <table:table-cell office:value-type="float" office:value="7.2099215228386" calcext:value-type="float">
            <text:p>7.2099215228</text:p>
          </table:table-cell>
          <table:table-cell office:value-type="float" office:value="7.12858368712024" calcext:value-type="float">
            <text:p>7.1285836871</text:p>
          </table:table-cell>
          <table:table-cell office:value-type="float" office:value="7.04909443857729" calcext:value-type="float">
            <text:p>7.0490944386</text:p>
          </table:table-cell>
          <table:table-cell office:value-type="float" office:value="6.97234443479559" calcext:value-type="float">
            <text:p>6.9723444348</text:p>
          </table:table-cell>
          <table:table-cell office:value-type="float" office:value="6.89729998665347" calcext:value-type="float">
            <text:p>6.8972999867</text:p>
          </table:table-cell>
          <table:table-cell office:value-type="float" office:value="6.82297284191378" calcext:value-type="float">
            <text:p>6.8229728419</text:p>
          </table:table-cell>
          <table:table-cell office:value-type="float" office:value="6.75026150466843" calcext:value-type="float">
            <text:p>6.7502615047</text:p>
          </table:table-cell>
          <table:table-cell office:value-type="float" office:value="6.68002583367205" calcext:value-type="float">
            <text:p>6.6800258337</text:p>
          </table:table-cell>
          <table:table-cell office:value-type="float" office:value="6.61038225900896" calcext:value-type="float">
            <text:p>6.610382259</text:p>
          </table:table-cell>
          <table:table-cell office:value-type="float" office:value="6.54152908788559" calcext:value-type="float">
            <text:p>6.5415290879</text:p>
          </table:table-cell>
          <table:table-cell office:value-type="float" office:value="6.47365572462963" calcext:value-type="float">
            <text:p>6.4736557246</text:p>
          </table:table-cell>
          <table:table-cell office:value-type="float" office:value="6.40763175841994" calcext:value-type="float">
            <text:p>6.4076317584</text:p>
          </table:table-cell>
          <table:table-cell office:value-type="float" office:value="6.34295522009208" calcext:value-type="float">
            <text:p>6.3429552201</text:p>
          </table:table-cell>
          <table:table-cell office:value-type="float" office:value="6.27958527849812" calcext:value-type="float">
            <text:p>6.2795852785</text:p>
          </table:table-cell>
          <table:table-cell office:value-type="float" office:value="6.21748273573603" calcext:value-type="float">
            <text:p>6.2174827357</text:p>
          </table:table-cell>
          <table:table-cell office:value-type="float" office:value="6.15660994629597" calcext:value-type="float">
            <text:p>6.1566099463</text:p>
          </table:table-cell>
          <table:table-cell office:value-type="float" office:value="6.09693074096257" calcext:value-type="float">
            <text:p>6.096930741</text:p>
          </table:table-cell>
          <table:table-cell office:value-type="float" office:value="6.03841035515021" calcext:value-type="float">
            <text:p>6.0384103552</text:p>
          </table:table-cell>
          <table:table-cell office:value-type="float" office:value="5.98101536137271" calcext:value-type="float">
            <text:p>5.9810153614</text:p>
          </table:table-cell>
          <table:table-cell office:value-type="float" office:value="5.92471360557192" calcext:value-type="float">
            <text:p>5.9247136056</text:p>
          </table:table-cell>
          <table:table-cell office:value-type="float" office:value="5.86947414705038" calcext:value-type="float">
            <text:p>5.8694741471</text:p>
          </table:table-cell>
          <table:table-cell office:value-type="float" office:value="5.81526720177225" calcext:value-type="float">
            <text:p>5.8152672018</text:p>
          </table:table-cell>
          <table:table-cell office:value-type="float" office:value="5.76206408881407" calcext:value-type="float">
            <text:p>5.7620640888</text:p>
          </table:table-cell>
          <table:table-cell office:value-type="float" office:value="5.70983717976339" calcext:value-type="float">
            <text:p>5.7098371798</text:p>
          </table:table-cell>
          <table:table-cell office:value-type="float" office:value="5.65816308008657" calcext:value-type="float">
            <text:p>5.6581630801</text:p>
          </table:table-cell>
          <table:table-cell office:value-type="float" office:value="5.60742004526879" calcext:value-type="float">
            <text:p>5.6074200453</text:p>
          </table:table-cell>
          <table:table-cell office:value-type="float" office:value="5.55758313607276" calcext:value-type="float">
            <text:p>5.5575831361</text:p>
          </table:table-cell>
          <table:table-cell office:value-type="float" office:value="5.50862829606604" calcext:value-type="float">
            <text:p>5.5086282961</text:p>
          </table:table-cell>
          <table:table-cell office:value-type="float" office:value="5.46053231290154" calcext:value-type="float">
            <text:p>5.4605323129</text:p>
          </table:table-cell>
          <table:table-cell office:value-type="float" office:value="5.41327278161817" calcext:value-type="float">
            <text:p>5.4132727816</text:p>
          </table:table-cell>
          <table:table-cell office:value-type="float" office:value="5.36720431800327" calcext:value-type="float">
            <text:p>5.367204318</text:p>
          </table:table-cell>
          <table:table-cell office:value-type="float" office:value="5.32192334949289" calcext:value-type="float">
            <text:p>5.3219233495</text:p>
          </table:table-cell>
          <table:table-cell office:value-type="float" office:value="5.27740985502507" calcext:value-type="float">
            <text:p>5.277409855</text:p>
          </table:table-cell>
          <table:table-cell office:value-type="float" office:value="5.23364448651469" calcext:value-type="float">
            <text:p>5.2336444865</text:p>
          </table:table-cell>
          <table:table-cell office:value-type="float" office:value="5.19060854081281" calcext:value-type="float">
            <text:p>5.1906085408</text:p>
          </table:table-cell>
          <table:table-cell office:value-type="float" office:value="5.14828393305642" calcext:value-type="float">
            <text:p>5.1482839331</text:p>
          </table:table-cell>
          <table:table-cell office:value-type="float" office:value="5.10629542717328" calcext:value-type="float">
            <text:p>5.1062954272</text:p>
          </table:table-cell>
          <table:table-cell office:value-type="float" office:value="5.0649896612232" calcext:value-type="float">
            <text:p>5.0649896612</text:p>
          </table:table-cell>
          <table:table-cell office:value-type="float" office:value="5.02435011730457" calcext:value-type="float">
            <text:p>5.0243501173</text:p>
          </table:table-cell>
          <table:table-cell office:value-type="float" office:value="4.98436080608864" calcext:value-type="float">
            <text:p>4.9843608061</text:p>
          </table:table-cell>
          <table:table-cell office:value-type="float" office:value="4.94500624584439" calcext:value-type="float">
            <text:p>4.9450062458</text:p>
          </table:table-cell>
          <table:table-cell office:value-type="float" office:value="4.90627144245438" calcext:value-type="float">
            <text:p>4.9062714425</text:p>
          </table:table-cell>
          <table:table-cell office:value-type="float" office:value="4.86814187036734" calcext:value-type="float">
            <text:p>4.8681418704</text:p>
          </table:table-cell>
          <table:table-cell office:value-type="float" office:value="4.83060345443669" calcext:value-type="float">
            <text:p>4.8306034544</text:p>
          </table:table-cell>
          <table:table-cell office:value-type="float" office:value="4.79364255259728" calcext:value-type="float">
            <text:p>4.7936425526</text:p>
          </table:table-cell>
          <table:table-cell office:value-type="float" office:value="4.75724593933557" calcext:value-type="float">
            <text:p>4.7572459393</text:p>
          </table:table-cell>
          <table:table-cell office:value-type="float" office:value="4.72140078991116" calcext:value-type="float">
            <text:p>4.7214007899</text:p>
          </table:table-cell>
          <table:table-cell office:value-type="float" office:value="4.68609466529012" calcext:value-type="float">
            <text:p>4.6860946653</text:p>
          </table:table-cell>
          <table:table-cell office:value-type="float" office:value="4.65164120511848" calcext:value-type="float">
            <text:p>4.6516412051</text:p>
          </table:table-cell>
          <table:table-cell office:value-type="float" office:value="4.61737487186066" calcext:value-type="float">
            <text:p>4.6173748719</text:p>
          </table:table-cell>
          <table:table-cell office:value-type="float" office:value="4.5836124552684" calcext:value-type="float">
            <text:p>4.5836124553</text:p>
          </table:table-cell>
          <table:table-cell office:value-type="float" office:value="4.55034292067019" calcext:value-type="float">
            <text:p>4.5503429207</text:p>
          </table:table-cell>
          <table:table-cell office:value-type="float" office:value="4.51755555324006" calcext:value-type="float">
            <text:p>4.5175555532</text:p>
          </table:table-cell>
          <table:table-cell office:value-type="float" office:value="4.48523994649239" calcext:value-type="float">
            <text:p>4.4852399465</text:p>
          </table:table-cell>
          <table:table-cell office:value-type="float" office:value="4.45338599126968" calcext:value-type="float">
            <text:p>4.4533859913</text:p>
          </table:table-cell>
          <table:table-cell office:value-type="float" office:value="4.42198386519907" calcext:value-type="float">
            <text:p>4.4219838652</text:p>
          </table:table-cell>
          <table:table-cell office:value-type="float" office:value="4.39102402259424" calcext:value-type="float">
            <text:p>4.3910240226</text:p>
          </table:table-cell>
          <table:table-cell office:value-type="float" office:value="4.36049718478108" calcext:value-type="float">
            <text:p>4.3604971848</text:p>
          </table:table-cell>
          <table:table-cell office:value-type="float" office:value="4.33039433082645" calcext:value-type="float">
            <text:p>4.3303943308</text:p>
          </table:table-cell>
          <table:table-cell office:value-type="float" office:value="4.30070668865049" calcext:value-type="float">
            <text:p>4.3007066887</text:p>
          </table:table-cell>
          <table:table-cell office:value-type="float" office:value="4.27142572650435" calcext:value-type="float">
            <text:p>4.2714257265</text:p>
          </table:table-cell>
          <table:table-cell office:value-type="float" office:value="4.24238590296436" calcext:value-type="float">
            <text:p>4.242385903</text:p>
          </table:table-cell>
          <table:table-cell office:value-type="float" office:value="4.2138946888586" calcext:value-type="float">
            <text:p>4.2138946889</text:p>
          </table:table-cell>
          <table:table-cell office:value-type="float" office:value="4.18578590715696" calcext:value-type="float">
            <text:p>4.1857859072</text:p>
          </table:table-cell>
          <table:table-cell office:value-type="float" office:value="4.15805190921133" calcext:value-type="float">
            <text:p>4.1580519092</text:p>
          </table:table-cell>
          <table:table-cell office:value-type="float" office:value="4.13068524898684" calcext:value-type="float">
            <text:p>4.130685249</text:p>
          </table:table-cell>
          <table:table-cell office:value-type="float" office:value="4.10367867639689" calcext:value-type="float">
            <text:p>4.1036786764</text:p>
          </table:table-cell>
          <table:table-cell office:value-type="float" office:value="4.07702513089961" calcext:value-type="float">
            <text:p>4.0770251309</text:p>
          </table:table-cell>
          <table:table-cell office:value-type="float" office:value="4.05071773534385" calcext:value-type="float">
            <text:p>4.0507177353</text:p>
          </table:table-cell>
          <table:table-cell office:value-type="float" office:value="4.02474979005333" calcext:value-type="float">
            <text:p>4.0247497901</text:p>
          </table:table-cell>
          <table:table-cell office:value-type="float" office:value="3.99911476713833" calcext:value-type="float">
            <text:p>3.9991147671</text:p>
          </table:table-cell>
          <table:table-cell office:value-type="float" office:value="3.9738063050248" calcext:value-type="float">
            <text:p>3.973806305</text:p>
          </table:table-cell>
          <table:table-cell office:value-type="float" office:value="3.94881820319118" calcext:value-type="float">
            <text:p>3.9488182032</text:p>
          </table:table-cell>
          <table:table-cell office:value-type="float" office:value="3.9241444171039" calcext:value-type="float">
            <text:p>3.9241444171</text:p>
          </table:table-cell>
          <table:table-cell office:value-type="float" office:value="3.89977905334271" calcext:value-type="float">
            <text:p>3.8997790533</text:p>
          </table:table-cell>
          <table:table-cell office:value-type="float" office:value="3.87571636490774" calcext:value-type="float">
            <text:p>3.8757163649</text:p>
          </table:table-cell>
          <table:table-cell office:value-type="float" office:value="3.85195074670037" calcext:value-type="float">
            <text:p>3.8519507467</text:p>
          </table:table-cell>
          <table:table-cell office:value-type="float" office:value="3.82847673117038" calcext:value-type="float">
            <text:p>3.8284767312</text:p>
          </table:table-cell>
          <table:table-cell office:value-type="float" office:value="3.80528898412248" calcext:value-type="float">
            <text:p>3.8052889841</text:p>
          </table:table-cell>
          <table:table-cell office:value-type="float" office:value="3.78238230067515" calcext:value-type="float">
            <text:p>3.7823823007</text:p>
          </table:table-cell>
          <table:table-cell office:value-type="float" office:value="3.75975160136574" calcext:value-type="float">
            <text:p>3.7597516014</text:p>
          </table:table-cell>
          <table:table-cell office:value-type="float" office:value="3.73739192839536" calcext:value-type="float">
            <text:p>3.7373919284</text:p>
          </table:table-cell>
          <table:table-cell office:value-type="float" office:value="3.71529844200797" calcext:value-type="float">
            <text:p>3.715298442</text:p>
          </table:table-cell>
          <table:table-cell office:value-type="float" office:value="3.69346641699794" calcext:value-type="float">
            <text:p>3.693466417</text:p>
          </table:table-cell>
          <table:table-cell office:value-type="float" office:value="3.67189123934097" calcext:value-type="float">
            <text:p>3.6718912393</text:p>
          </table:table-cell>
          <table:table-cell office:value-type="float" office:value="3.65056840294315" calcext:value-type="float">
            <text:p>3.6505684029</text:p>
          </table:table-cell>
          <table:table-cell office:value-type="float" office:value="3.62949350650344" calcext:value-type="float">
            <text:p>3.6294935065</text:p>
          </table:table-cell>
          <table:table-cell office:value-type="float" office:value="3.608662250485" calcext:value-type="float">
            <text:p>3.6086622505</text:p>
          </table:table-cell>
          <table:table-cell office:value-type="float" office:value="3.58807043419091" calcext:value-type="float">
            <text:p>3.5880704342</text:p>
          </table:table-cell>
          <table:table-cell office:value-type="float" office:value="3.56771395294018" calcext:value-type="float">
            <text:p>3.5677139529</text:p>
          </table:table-cell>
          <table:table-cell office:value-type="float" office:value="3.54758879534003" calcext:value-type="float">
            <text:p>3.5475887953</text:p>
          </table:table-cell>
          <table:table-cell office:value-type="float" office:value="3.52769104065061" calcext:value-type="float">
            <text:p>3.5276910407</text:p>
          </table:table-cell>
          <table:table-cell office:value-type="float" office:value="3.5080168562386" calcext:value-type="float">
            <text:p>3.5080168562</text:p>
          </table:table-cell>
          <table:table-cell office:value-type="float" office:value="3.48880632074168" calcext:value-type="float">
            <text:p>3.4888063207</text:p>
          </table:table-cell>
          <table:table-cell office:value-type="float" office:value="3.46956676460041" calcext:value-type="float">
            <text:p>3.4695667646</text:p>
          </table:table-cell>
          <table:table-cell office:value-type="float" office:value="3.45053980023971" calcext:value-type="float">
            <text:p>3.4505398002</text:p>
          </table:table-cell>
          <table:table-cell office:value-type="float" office:value="3.43172192339946" calcext:value-type="float">
            <text:p>3.4317219234</text:p>
          </table:table-cell>
          <table:table-cell office:value-type="float" office:value="3.41310970641538" calcext:value-type="float">
            <text:p>3.4131097064</text:p>
          </table:table-cell>
          <table:table-cell office:value-type="float" office:value="3.39469979613765" calcext:value-type="float">
            <text:p>3.3946997961</text:p>
          </table:table-cell>
          <table:table-cell office:value-type="float" office:value="3.37648891191698" calcext:value-type="float">
            <text:p>3.3764889119</text:p>
          </table:table-cell>
          <table:table-cell office:value-type="float" office:value="3.35870849304801" calcext:value-type="float">
            <text:p>3.358708493</text:p>
          </table:table-cell>
          <table:table-cell office:value-type="float" office:value="3.34076123728907" calcext:value-type="float">
            <text:p>3.3407612373</text:p>
          </table:table-cell>
          <table:table-cell office:value-type="float" office:value="3.32300490978288" calcext:value-type="float">
            <text:p>3.3230049098</text:p>
          </table:table-cell>
          <table:table-cell office:value-type="float" office:value="3.30543647992226" calcext:value-type="float">
            <text:p>3.3054364799</text:p>
          </table:table-cell>
          <table:table-cell office:value-type="float" office:value="3.28805298090228" calcext:value-type="float">
            <text:p>3.2880529809</text:p>
          </table:table-cell>
          <table:table-cell office:value-type="float" office:value="3.27085150805004" calcext:value-type="float">
            <text:p>3.2708515081</text:p>
          </table:table-cell>
          <table:table-cell office:value-type="float" office:value="3.25382921720669" calcext:value-type="float">
            <text:p>3.2538292172</text:p>
          </table:table-cell>
          <table:table-cell office:value-type="float" office:value="3.23698332315963" calcext:value-type="float">
            <text:p>3.2369833232</text:p>
          </table:table-cell>
          <table:table-cell office:value-type="float" office:value="3.22031109812338" calcext:value-type="float">
            <text:p>3.2203110981</text:p>
          </table:table-cell>
          <table:table-cell office:value-type="float" office:value="3.20380987026698" calcext:value-type="float">
            <text:p>3.2038098703</text:p>
          </table:table-cell>
          <table:table-cell office:value-type="float" office:value="3.18747702228666" calcext:value-type="float">
            <text:p>3.1874770223</text:p>
          </table:table-cell>
          <table:table-cell office:value-type="float" office:value="3.17130999002189" calcext:value-type="float">
            <text:p>3.17130999</text:p>
          </table:table-cell>
          <table:table-cell office:value-type="float" office:value="3.15530626111332" calcext:value-type="float">
            <text:p>3.1553062611</text:p>
          </table:table-cell>
          <table:table-cell office:value-type="float" office:value="3.13946337370132" calcext:value-type="float">
            <text:p>3.1394633737</text:p>
          </table:table-cell>
          <table:table-cell office:value-type="float" office:value="3.12377891516344" calcext:value-type="float">
            <text:p>3.1237789152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5.1605295047183" calcext:value-type="float">
            <text:p>15.1605295047</text:p>
          </table:table-cell>
          <table:table-cell office:value-type="string" calcext:value-type="string">
            <text:p><text:s/>global min</text:p>
          </table:table-cell>
          <table:table-cell office:value-type="float" office:value="-11.8533409508509" calcext:value-type="float">
            <text:p>-11.8533409509</text:p>
          </table:table-cell>
          <table:table-cell office:value-type="string" calcext:value-type="string">
            <text:p><text:s/>range</text:p>
          </table:table-cell>
          <table:table-cell office:value-type="float" office:value="27.0138704555691" calcext:value-type="float">
            <text:p>27.0138704556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20.6975156655591" calcext:value-type="float">
            <text:p>20.6975156656</text:p>
          </table:table-cell>
          <table:table-cell office:value-type="float" office:value="14.8816888060922" calcext:value-type="float">
            <text:p>14.8816888061</text:p>
          </table:table-cell>
          <table:table-cell office:value-type="float" office:value="14.8697605964887" calcext:value-type="float">
            <text:p>14.8697605965</text:p>
          </table:table-cell>
          <table:table-cell office:value-type="float" office:value="11.4817643448991" calcext:value-type="float">
            <text:p>11.4817643449</text:p>
          </table:table-cell>
          <table:table-cell office:value-type="float" office:value="10.8048236325098" calcext:value-type="float">
            <text:p>10.8048236325</text:p>
          </table:table-cell>
          <table:table-cell office:value-type="float" office:value="12.8181087146654" calcext:value-type="float">
            <text:p>12.8181087147</text:p>
          </table:table-cell>
          <table:table-cell office:value-type="float" office:value="13.2425031658479" calcext:value-type="float">
            <text:p>13.2425031658</text:p>
          </table:table-cell>
          <table:table-cell office:value-type="float" office:value="13.0068742905802" calcext:value-type="float">
            <text:p>13.0068742906</text:p>
          </table:table-cell>
          <table:table-cell office:value-type="float" office:value="12.2248672872385" calcext:value-type="float">
            <text:p>12.2248672872</text:p>
          </table:table-cell>
          <table:table-cell office:value-type="float" office:value="13.0403344834492" calcext:value-type="float">
            <text:p>13.0403344834</text:p>
          </table:table-cell>
          <table:table-cell office:value-type="float" office:value="13.5868724810473" calcext:value-type="float">
            <text:p>13.586872481</text:p>
          </table:table-cell>
          <table:table-cell office:value-type="float" office:value="12.8981265307969" calcext:value-type="float">
            <text:p>12.8981265308</text:p>
          </table:table-cell>
          <table:table-cell office:value-type="float" office:value="12.8001189536787" calcext:value-type="float">
            <text:p>12.8001189537</text:p>
          </table:table-cell>
          <table:table-cell office:value-type="float" office:value="12.5769546057072" calcext:value-type="float">
            <text:p>12.5769546057</text:p>
          </table:table-cell>
          <table:table-cell office:value-type="float" office:value="12.8970750816483" calcext:value-type="float">
            <text:p>12.8970750816</text:p>
          </table:table-cell>
          <table:table-cell office:value-type="float" office:value="12.8535482231405" calcext:value-type="float">
            <text:p>12.8535482231</text:p>
          </table:table-cell>
          <table:table-cell office:value-type="float" office:value="12.766519619611" calcext:value-type="float">
            <text:p>12.7665196196</text:p>
          </table:table-cell>
          <table:table-cell office:value-type="float" office:value="13.0339045620629" calcext:value-type="float">
            <text:p>13.0339045621</text:p>
          </table:table-cell>
          <table:table-cell office:value-type="float" office:value="13.7682385963262" calcext:value-type="float">
            <text:p>13.7682385963</text:p>
          </table:table-cell>
          <table:table-cell office:value-type="float" office:value="13.3293967893508" calcext:value-type="float">
            <text:p>13.3293967894</text:p>
          </table:table-cell>
          <table:table-cell office:value-type="float" office:value="13.4929905945039" calcext:value-type="float">
            <text:p>13.4929905945</text:p>
          </table:table-cell>
          <table:table-cell office:value-type="float" office:value="13.9628005174471" calcext:value-type="float">
            <text:p>13.9628005174</text:p>
          </table:table-cell>
          <table:table-cell office:value-type="float" office:value="13.9400515424073" calcext:value-type="float">
            <text:p>13.9400515424</text:p>
          </table:table-cell>
          <table:table-cell office:value-type="float" office:value="13.817114111618" calcext:value-type="float">
            <text:p>13.8171141116</text:p>
          </table:table-cell>
          <table:table-cell office:value-type="float" office:value="13.3286086375546" calcext:value-type="float">
            <text:p>13.3286086376</text:p>
          </table:table-cell>
          <table:table-cell office:value-type="float" office:value="13.1009193499261" calcext:value-type="float">
            <text:p>13.1009193499</text:p>
          </table:table-cell>
          <table:table-cell office:value-type="float" office:value="12.6419914707682" calcext:value-type="float">
            <text:p>12.6419914708</text:p>
          </table:table-cell>
          <table:table-cell office:value-type="float" office:value="12.5695103020199" calcext:value-type="float">
            <text:p>12.569510302</text:p>
          </table:table-cell>
          <table:table-cell office:value-type="float" office:value="12.1364952733647" calcext:value-type="float">
            <text:p>12.1364952734</text:p>
          </table:table-cell>
          <table:table-cell office:value-type="float" office:value="11.9130126159272" calcext:value-type="float">
            <text:p>11.9130126159</text:p>
          </table:table-cell>
          <table:table-cell office:value-type="float" office:value="11.8382943133673" calcext:value-type="float">
            <text:p>11.8382943134</text:p>
          </table:table-cell>
          <table:table-cell office:value-type="float" office:value="11.4809614524383" calcext:value-type="float">
            <text:p>11.4809614524</text:p>
          </table:table-cell>
          <table:table-cell office:value-type="float" office:value="11.2162789695366" calcext:value-type="float">
            <text:p>11.2162789695</text:p>
          </table:table-cell>
          <table:table-cell office:value-type="float" office:value="10.9557454508346" calcext:value-type="float">
            <text:p>10.9557454508</text:p>
          </table:table-cell>
          <table:table-cell office:value-type="float" office:value="10.6654988627997" calcext:value-type="float">
            <text:p>10.6654988628</text:p>
          </table:table-cell>
          <table:table-cell office:value-type="float" office:value="10.3913770852111" calcext:value-type="float">
            <text:p>10.3913770852</text:p>
          </table:table-cell>
          <table:table-cell office:value-type="float" office:value="10.127904571321" calcext:value-type="float">
            <text:p>10.1279045713</text:p>
          </table:table-cell>
          <table:table-cell office:value-type="float" office:value="9.90360385260292" calcext:value-type="float">
            <text:p>9.9036038526</text:p>
          </table:table-cell>
          <table:table-cell office:value-type="float" office:value="9.66614975564585" calcext:value-type="float">
            <text:p>9.6661497556</text:p>
          </table:table-cell>
          <table:table-cell office:value-type="float" office:value="9.48344949509638" calcext:value-type="float">
            <text:p>9.4834494951</text:p>
          </table:table-cell>
          <table:table-cell office:value-type="float" office:value="9.2678261920764" calcext:value-type="float">
            <text:p>9.2678261921</text:p>
          </table:table-cell>
          <table:table-cell office:value-type="float" office:value="9.0624706653907" calcext:value-type="float">
            <text:p>9.0624706654</text:p>
          </table:table-cell>
          <table:table-cell office:value-type="float" office:value="8.8555824716538" calcext:value-type="float">
            <text:p>8.8555824717</text:p>
          </table:table-cell>
          <table:table-cell office:value-type="float" office:value="8.65585728527291" calcext:value-type="float">
            <text:p>8.6558572853</text:p>
          </table:table-cell>
          <table:table-cell office:value-type="float" office:value="8.46500877384228" calcext:value-type="float">
            <text:p>8.4650087738</text:p>
          </table:table-cell>
          <table:table-cell office:value-type="float" office:value="8.2812493324765" calcext:value-type="float">
            <text:p>8.2812493325</text:p>
          </table:table-cell>
          <table:table-cell office:value-type="float" office:value="8.10530944180714" calcext:value-type="float">
            <text:p>8.1053094418</text:p>
          </table:table-cell>
          <table:table-cell office:value-type="float" office:value="7.93670037991566" calcext:value-type="float">
            <text:p>7.9367003799</text:p>
          </table:table-cell>
          <table:table-cell office:value-type="float" office:value="7.77497332055037" calcext:value-type="float">
            <text:p>7.7749733206</text:p>
          </table:table-cell>
          <table:table-cell office:value-type="float" office:value="7.62561430997066" calcext:value-type="float">
            <text:p>7.62561431</text:p>
          </table:table-cell>
          <table:table-cell office:value-type="float" office:value="7.47935282025954" calcext:value-type="float">
            <text:p>7.4793528203</text:p>
          </table:table-cell>
          <table:table-cell office:value-type="float" office:value="7.3387167724604" calcext:value-type="float">
            <text:p>7.3387167725</text:p>
          </table:table-cell>
          <table:table-cell office:value-type="float" office:value="7.20338774533291" calcext:value-type="float">
            <text:p>7.2033877453</text:p>
          </table:table-cell>
          <table:table-cell office:value-type="float" office:value="7.07307090439534" calcext:value-type="float">
            <text:p>7.0730709044</text:p>
          </table:table-cell>
          <table:table-cell office:value-type="float" office:value="6.94749285767368" calcext:value-type="float">
            <text:p>6.9474928577</text:p>
          </table:table-cell>
          <table:table-cell office:value-type="float" office:value="6.82639974119207" calcext:value-type="float">
            <text:p>6.8263997412</text:p>
          </table:table-cell>
          <table:table-cell office:value-type="float" office:value="6.70955550599053" calcext:value-type="float">
            <text:p>6.709555506</text:p>
          </table:table-cell>
          <table:table-cell office:value-type="float" office:value="6.59674038234765" calcext:value-type="float">
            <text:p>6.5967403823</text:p>
          </table:table-cell>
          <table:table-cell office:value-type="float" office:value="6.4877495001842" calcext:value-type="float">
            <text:p>6.4877495002</text:p>
          </table:table-cell>
          <table:table-cell office:value-type="float" office:value="6.38239164742619" calcext:value-type="float">
            <text:p>6.3823916474</text:p>
          </table:table-cell>
          <table:table-cell office:value-type="float" office:value="6.28279543667436" calcext:value-type="float">
            <text:p>6.2827954367</text:p>
          </table:table-cell>
          <table:table-cell office:value-type="float" office:value="6.18165477593795" calcext:value-type="float">
            <text:p>6.1816547759</text:p>
          </table:table-cell>
          <table:table-cell office:value-type="float" office:value="6.08372492982808" calcext:value-type="float">
            <text:p>6.0837249298</text:p>
          </table:table-cell>
          <table:table-cell office:value-type="float" office:value="5.99630296062097" calcext:value-type="float">
            <text:p>5.9963029606</text:p>
          </table:table-cell>
          <table:table-cell office:value-type="float" office:value="5.90509328847133" calcext:value-type="float">
            <text:p>5.9050932885</text:p>
          </table:table-cell>
          <table:table-cell office:value-type="float" office:value="5.8202740385182" calcext:value-type="float">
            <text:p>5.8202740385</text:p>
          </table:table-cell>
          <table:table-cell office:value-type="float" office:value="5.73358449273459" calcext:value-type="float">
            <text:p>5.7335844927</text:p>
          </table:table-cell>
          <table:table-cell office:value-type="float" office:value="5.64944463947403" calcext:value-type="float">
            <text:p>5.6494446395</text:p>
          </table:table-cell>
          <table:table-cell office:value-type="float" office:value="5.56774362253986" calcext:value-type="float">
            <text:p>5.5677436225</text:p>
          </table:table-cell>
          <table:table-cell office:value-type="float" office:value="5.48837692037524" calcext:value-type="float">
            <text:p>5.4883769204</text:p>
          </table:table-cell>
          <table:table-cell office:value-type="float" office:value="5.41107583698968" calcext:value-type="float">
            <text:p>5.411075837</text:p>
          </table:table-cell>
          <table:table-cell office:value-type="float" office:value="5.33608970690671" calcext:value-type="float">
            <text:p>5.3360897069</text:p>
          </table:table-cell>
          <table:table-cell office:value-type="float" office:value="5.26315799134657" calcext:value-type="float">
            <text:p>5.2631579913</text:p>
          </table:table-cell>
          <table:table-cell office:value-type="float" office:value="5.19203423470675" calcext:value-type="float">
            <text:p>5.1920342347</text:p>
          </table:table-cell>
          <table:table-cell office:value-type="float" office:value="5.12296810452422" calcext:value-type="float">
            <text:p>5.1229681045</text:p>
          </table:table-cell>
          <table:table-cell office:value-type="float" office:value="5.05571950408333" calcext:value-type="float">
            <text:p>5.0557195041</text:p>
          </table:table-cell>
          <table:table-cell office:value-type="float" office:value="4.99404811820646" calcext:value-type="float">
            <text:p>4.9940481182</text:p>
          </table:table-cell>
          <table:table-cell office:value-type="float" office:value="4.93395804991618" calcext:value-type="float">
            <text:p>4.9339580499</text:p>
          </table:table-cell>
          <table:table-cell office:value-type="float" office:value="4.87538924917755" calcext:value-type="float">
            <text:p>4.8753892492</text:p>
          </table:table-cell>
          <table:table-cell office:value-type="float" office:value="4.82055586981999" calcext:value-type="float">
            <text:p>4.8205558698</text:p>
          </table:table-cell>
          <table:table-cell office:value-type="float" office:value="4.76187831921598" calcext:value-type="float">
            <text:p>4.7618783192</text:p>
          </table:table-cell>
          <table:table-cell office:value-type="float" office:value="4.70395388204281" calcext:value-type="float">
            <text:p>4.703953882</text:p>
          </table:table-cell>
          <table:table-cell office:value-type="float" office:value="4.64809509154705" calcext:value-type="float">
            <text:p>4.6480950915</text:p>
          </table:table-cell>
          <table:table-cell office:value-type="float" office:value="4.59356627225357" calcext:value-type="float">
            <text:p>4.5935662723</text:p>
          </table:table-cell>
          <table:table-cell office:value-type="float" office:value="4.5396663687096" calcext:value-type="float">
            <text:p>4.5396663687</text:p>
          </table:table-cell>
          <table:table-cell office:value-type="float" office:value="4.48881301947698" calcext:value-type="float">
            <text:p>4.4888130195</text:p>
          </table:table-cell>
          <table:table-cell office:value-type="float" office:value="4.43735625455214" calcext:value-type="float">
            <text:p>4.4373562546</text:p>
          </table:table-cell>
          <table:table-cell office:value-type="float" office:value="4.38706896155742" calcext:value-type="float">
            <text:p>4.3870689616</text:p>
          </table:table-cell>
          <table:table-cell office:value-type="float" office:value="4.33791172009067" calcext:value-type="float">
            <text:p>4.3379117201</text:p>
          </table:table-cell>
          <table:table-cell office:value-type="float" office:value="4.28984686176762" calcext:value-type="float">
            <text:p>4.2898468618</text:p>
          </table:table-cell>
          <table:table-cell office:value-type="float" office:value="4.24283837395717" calcext:value-type="float">
            <text:p>4.242838374</text:p>
          </table:table-cell>
          <table:table-cell office:value-type="float" office:value="4.19685180979477" calcext:value-type="float">
            <text:p>4.1968518098</text:p>
          </table:table-cell>
          <table:table-cell office:value-type="float" office:value="4.15185420400145" calcext:value-type="float">
            <text:p>4.151854204</text:p>
          </table:table-cell>
          <table:table-cell office:value-type="float" office:value="4.10781399407608" calcext:value-type="float">
            <text:p>4.1078139941</text:p>
          </table:table-cell>
          <table:table-cell office:value-type="float" office:value="4.06470094646492" calcext:value-type="float">
            <text:p>4.0647009465</text:p>
          </table:table-cell>
          <table:table-cell office:value-type="float" office:value="4.02248608734567" calcext:value-type="float">
            <text:p>4.0224860873</text:p>
          </table:table-cell>
          <table:table-cell office:value-type="float" office:value="3.98114163769279" calcext:value-type="float">
            <text:p>3.9811416377</text:p>
          </table:table-cell>
          <table:table-cell office:value-type="float" office:value="3.94221446113168" calcext:value-type="float">
            <text:p>3.9422144611</text:p>
          </table:table-cell>
          <table:table-cell office:value-type="float" office:value="3.90251607739314" calcext:value-type="float">
            <text:p>3.9025160774</text:p>
          </table:table-cell>
          <table:table-cell office:value-type="float" office:value="3.86515369996625" calcext:value-type="float">
            <text:p>3.8651537</text:p>
          </table:table-cell>
          <table:table-cell office:value-type="float" office:value="3.82853117159731" calcext:value-type="float">
            <text:p>3.8285311716</text:p>
          </table:table-cell>
          <table:table-cell office:value-type="float" office:value="3.79262673201993" calcext:value-type="float">
            <text:p>3.792626732</text:p>
          </table:table-cell>
          <table:table-cell office:value-type="float" office:value="3.75878591706405" calcext:value-type="float">
            <text:p>3.7587859171</text:p>
          </table:table-cell>
          <table:table-cell office:value-type="float" office:value="3.72424257492597" calcext:value-type="float">
            <text:p>3.7242425749</text:p>
          </table:table-cell>
          <table:table-cell office:value-type="float" office:value="3.69169762460824" calcext:value-type="float">
            <text:p>3.6916976246</text:p>
          </table:table-cell>
          <table:table-cell office:value-type="float" office:value="3.65698419863096" calcext:value-type="float">
            <text:p>3.6569841986</text:p>
          </table:table-cell>
          <table:table-cell office:value-type="float" office:value="3.62291962173737" calcext:value-type="float">
            <text:p>3.6229196217</text:p>
          </table:table-cell>
          <table:table-cell office:value-type="float" office:value="3.5894858703418" calcext:value-type="float">
            <text:p>3.5894858703</text:p>
          </table:table-cell>
          <table:table-cell office:value-type="float" office:value="3.55655480731115" calcext:value-type="float">
            <text:p>3.5565548073</text:p>
          </table:table-cell>
          <table:table-cell office:value-type="float" office:value="3.52422249088104" calcext:value-type="float">
            <text:p>3.5242224909</text:p>
          </table:table-cell>
          <table:table-cell office:value-type="float" office:value="3.49258151772911" calcext:value-type="float">
            <text:p>3.4925815177</text:p>
          </table:table-cell>
          <table:table-cell office:value-type="float" office:value="3.46288238216639" calcext:value-type="float">
            <text:p>3.4628823822</text:p>
          </table:table-cell>
          <table:table-cell office:value-type="float" office:value="3.4337088950207" calcext:value-type="float">
            <text:p>3.433708895</text:p>
          </table:table-cell>
          <table:table-cell office:value-type="float" office:value="3.40628182393775" calcext:value-type="float">
            <text:p>3.4062818239</text:p>
          </table:table-cell>
          <table:table-cell office:value-type="float" office:value="3.37810788055311" calcext:value-type="float">
            <text:p>3.3781078806</text:p>
          </table:table-cell>
          <table:table-cell office:value-type="float" office:value="3.35163300909631" calcext:value-type="float">
            <text:p>3.3516330091</text:p>
          </table:table-cell>
          <table:table-cell office:value-type="float" office:value="3.32561069954476" calcext:value-type="float">
            <text:p>3.3256106995</text:p>
          </table:table-cell>
          <table:table-cell office:value-type="float" office:value="3.29883669645289" calcext:value-type="float">
            <text:p>3.2988366965</text:p>
          </table:table-cell>
          <table:table-cell office:value-type="float" office:value="3.27251267660625" calcext:value-type="float">
            <text:p>3.2725126766</text:p>
          </table:table-cell>
          <table:table-cell office:value-type="float" office:value="3.24662739042374" calcext:value-type="float">
            <text:p>3.2466273904</text:p>
          </table:table-cell>
          <table:table-cell office:value-type="float" office:value="3.21989554811458" calcext:value-type="float">
            <text:p>3.2198955481</text:p>
          </table:table-cell>
          <table:table-cell office:value-type="float" office:value="3.19486589882433" calcext:value-type="float">
            <text:p>3.1948658988</text:p>
          </table:table-cell>
          <table:table-cell office:value-type="float" office:value="3.1702432357014" calcext:value-type="float">
            <text:p>3.1702432357</text:p>
          </table:table-cell>
          <table:table-cell office:value-type="float" office:value="3.14601771230626" calcext:value-type="float">
            <text:p>3.1460177123</text:p>
          </table:table-cell>
          <table:table-cell office:value-type="float" office:value="3.12217979728544" calcext:value-type="float">
            <text:p>3.1221797973</text:p>
          </table:table-cell>
          <table:table-cell office:value-type="float" office:value="3.09872026186813" calcext:value-type="float">
            <text:p>3.0987202619</text:p>
          </table:table-cell>
          <table:table-cell office:value-type="float" office:value="3.07563016795345" calcext:value-type="float">
            <text:p>3.075630168</text:p>
          </table:table-cell>
          <table:table-cell office:value-type="float" office:value="3.05169613907113" calcext:value-type="float">
            <text:p>3.0516961391</text:p>
          </table:table-cell>
          <table:table-cell office:value-type="float" office:value="3.02813318040404" calcext:value-type="float">
            <text:p>3.0281331804</text:p>
          </table:table-cell>
          <table:table-cell office:value-type="float" office:value="3.00493272879336" calcext:value-type="float">
            <text:p>3.0049327288</text:p>
          </table:table-cell>
          <table:table-cell office:value-type="float" office:value="2.98208648255079" calcext:value-type="float">
            <text:p>2.9820864826</text:p>
          </table:table-cell>
          <table:table-cell office:value-type="float" office:value="2.95958639155432" calcext:value-type="float">
            <text:p>2.9595863916</text:p>
          </table:table-cell>
          <table:table-cell office:value-type="float" office:value="2.93742464779088" calcext:value-type="float">
            <text:p>2.9374246478</text:p>
          </table:table-cell>
          <table:table-cell office:value-type="float" office:value="2.91559367632241" calcext:value-type="float">
            <text:p>2.9155936763</text:p>
          </table:table-cell>
          <table:table-cell office:value-type="float" office:value="2.89408612665348" calcext:value-type="float">
            <text:p>2.8940861267</text:p>
          </table:table-cell>
          <table:table-cell office:value-type="float" office:value="2.87289486447967" calcext:value-type="float">
            <text:p>2.8728948645</text:p>
          </table:table-cell>
          <table:table-cell office:value-type="float" office:value="2.85201296379746" calcext:value-type="float">
            <text:p>2.8520129638</text:p>
          </table:table-cell>
          <table:table-cell office:value-type="float" office:value="2.83143369935702" calcext:value-type="float">
            <text:p>2.8314336994</text:p>
          </table:table-cell>
          <table:table-cell office:value-type="float" office:value="2.8111505394409" calcext:value-type="float">
            <text:p>2.8111505394</text:p>
          </table:table-cell>
          <table:table-cell office:value-type="float" office:value="2.79115713895215" calcext:value-type="float">
            <text:p>2.791157139</text:p>
          </table:table-cell>
          <table:table-cell office:value-type="float" office:value="2.77136169825037" calcext:value-type="float">
            <text:p>2.7713616983</text:p>
          </table:table-cell>
          <table:table-cell office:value-type="float" office:value="2.75184506657255" calcext:value-type="float">
            <text:p>2.7518450666</text:p>
          </table:table-cell>
          <table:table-cell office:value-type="float" office:value="2.73260139477833" calcext:value-type="float">
            <text:p>2.7326013948</text:p>
          </table:table-cell>
          <table:table-cell office:value-type="float" office:value="2.71370884669665" calcext:value-type="float">
            <text:p>2.7137088467</text:p>
          </table:table-cell>
          <table:table-cell office:value-type="float" office:value="2.69507688548506" calcext:value-type="float">
            <text:p>2.6950768855</text:p>
          </table:table-cell>
          <table:table-cell office:value-type="float" office:value="2.67670015661884" calcext:value-type="float">
            <text:p>2.6767001566</text:p>
          </table:table-cell>
          <table:table-cell office:value-type="float" office:value="2.65857345127461" calcext:value-type="float">
            <text:p>2.6585734513</text:p>
          </table:table-cell>
          <table:table-cell office:value-type="float" office:value="2.64173361940589" calcext:value-type="float">
            <text:p>2.6417336194</text:p>
          </table:table-cell>
          <table:table-cell office:value-type="float" office:value="2.62408490028918" calcext:value-type="float">
            <text:p>2.6240849003</text:p>
          </table:table-cell>
          <table:table-cell office:value-type="float" office:value="2.60769952318528" calcext:value-type="float">
            <text:p>2.6076995232</text:p>
          </table:table-cell>
          <table:table-cell office:value-type="float" office:value="2.59153117094368" calcext:value-type="float">
            <text:p>2.5915311709</text:p>
          </table:table-cell>
          <table:table-cell office:value-type="float" office:value="2.57557556017894" calcext:value-type="float">
            <text:p>2.5755755602</text:p>
          </table:table-cell>
          <table:table-cell office:value-type="float" office:value="2.55982851948956" calcext:value-type="float">
            <text:p>2.5598285195</text:p>
          </table:table-cell>
          <table:table-cell office:value-type="float" office:value="2.54519991086667" calcext:value-type="float">
            <text:p>2.5451999109</text:p>
          </table:table-cell>
          <table:table-cell office:value-type="float" office:value="2.53076005848408" calcext:value-type="float">
            <text:p>2.5307600585</text:p>
          </table:table-cell>
          <table:table-cell office:value-type="float" office:value="2.51560312435728" calcext:value-type="float">
            <text:p>2.5156031244</text:p>
          </table:table-cell>
          <table:table-cell office:value-type="float" office:value="2.50063927219389" calcext:value-type="float">
            <text:p>2.5006392722</text:p>
          </table:table-cell>
          <table:table-cell office:value-type="float" office:value="2.48586483588066" calcext:value-type="float">
            <text:p>2.4858648359</text:p>
          </table:table-cell>
          <table:table-cell office:value-type="float" office:value="2.47030640591296" calcext:value-type="float">
            <text:p>2.4703064059</text:p>
          </table:table-cell>
          <table:table-cell office:value-type="float" office:value="2.4559062304679" calcext:value-type="float">
            <text:p>2.4559062305</text:p>
          </table:table-cell>
          <table:table-cell office:value-type="float" office:value="2.44168493918986" calcext:value-type="float">
            <text:p>2.4416849392</text:p>
          </table:table-cell>
          <table:table-cell office:value-type="float" office:value="2.42763921940909" calcext:value-type="float">
            <text:p>2.4276392194</text:p>
          </table:table-cell>
          <table:table-cell office:value-type="float" office:value="2.41281980377478" calcext:value-type="float">
            <text:p>2.4128198038</text:p>
          </table:table-cell>
          <table:table-cell office:value-type="float" office:value="2.39818111272137" calcext:value-type="float">
            <text:p>2.3981811127</text:p>
          </table:table-cell>
          <table:table-cell office:value-type="float" office:value="2.3837198603474" calcext:value-type="float">
            <text:p>2.3837198603</text:p>
          </table:table-cell>
          <table:table-cell office:value-type="float" office:value="2.36943283992974" calcext:value-type="float">
            <text:p>2.3694328399</text:p>
          </table:table-cell>
          <table:table-cell office:value-type="float" office:value="2.35531692155302" calcext:value-type="float">
            <text:p>2.3553169216</text:p>
          </table:table-cell>
          <table:table-cell office:value-type="float" office:value="2.38725491966888" calcext:value-type="float">
            <text:p>2.3872549197</text:p>
          </table:table-cell>
          <table:table-cell office:value-type="float" office:value="2.37411304638506" calcext:value-type="float">
            <text:p>2.3741130464</text:p>
          </table:table-cell>
          <table:table-cell office:value-type="float" office:value="2.36112578337517" calcext:value-type="float">
            <text:p>2.3611257834</text:p>
          </table:table-cell>
          <table:table-cell office:value-type="float" office:value="2.34829041817827" calcext:value-type="float">
            <text:p>2.3482904182</text:p>
          </table:table-cell>
          <table:table-cell office:value-type="float" office:value="2.33560430141388" calcext:value-type="float">
            <text:p>2.3356043014</text:p>
          </table:table-cell>
          <table:table-cell office:value-type="float" office:value="2.32217349314569" calcext:value-type="float">
            <text:p>2.3221734931</text:p>
          </table:table-cell>
          <table:table-cell office:value-type="float" office:value="2.30889706198402" calcext:value-type="float">
            <text:p>2.308897062</text:p>
          </table:table-cell>
          <table:table-cell office:value-type="float" office:value="2.29577236146421" calcext:value-type="float">
            <text:p>2.2957723615</text:p>
          </table:table-cell>
          <table:table-cell office:value-type="float" office:value="2.28279680526848" calcext:value-type="float">
            <text:p>2.2827968053</text:p>
          </table:table-cell>
          <table:table-cell office:value-type="float" office:value="2.26996786552695" calcext:value-type="float">
            <text:p>2.2699678655</text:p>
          </table:table-cell>
          <table:table-cell office:value-type="float" office:value="2.25728307117576" calcext:value-type="float">
            <text:p>2.2572830712</text:p>
          </table:table-cell>
          <table:table-cell office:value-type="float" office:value="2.2447400063704" calcext:value-type="float">
            <text:p>2.2447400064</text:p>
          </table:table-cell>
          <table:table-cell office:value-type="float" office:value="2.23233630895177" calcext:value-type="float">
            <text:p>2.232336309</text:p>
          </table:table-cell>
          <table:table-cell office:value-type="float" office:value="2.22006966896318" calcext:value-type="float">
            <text:p>2.220069669</text:p>
          </table:table-cell>
          <table:table-cell office:value-type="float" office:value="2.20793782721622" calcext:value-type="float">
            <text:p>2.2079378272</text:p>
          </table:table-cell>
          <table:table-cell office:value-type="float" office:value="2.19593857390365" calcext:value-type="float">
            <text:p>2.1959385739</text:p>
          </table:table-cell>
          <table:table-cell office:value-type="float" office:value="2.18406974725753" calcext:value-type="float">
            <text:p>2.1840697473</text:p>
          </table:table-cell>
          <table:table-cell office:value-type="float" office:value="2.17232923225082" calcext:value-type="float">
            <text:p>2.1723292323</text:p>
          </table:table-cell>
          <table:table-cell office:value-type="float" office:value="2.16065004283011" calcext:value-type="float">
            <text:p>2.1606500428</text:p>
          </table:table-cell>
          <table:table-cell office:value-type="float" office:value="2.14909576452621" calcext:value-type="float">
            <text:p>2.1490957645</text:p>
          </table:table-cell>
          <table:table-cell office:value-type="float" office:value="2.1376644040766" calcext:value-type="float">
            <text:p>2.1376644041</text:p>
          </table:table-cell>
          <table:table-cell office:value-type="float" office:value="2.12635401040424" calcext:value-type="float">
            <text:p>2.1263540104</text:p>
          </table:table-cell>
          <table:table-cell office:value-type="float" office:value="2.11522622335483" calcext:value-type="float">
            <text:p>2.1152262234</text:p>
          </table:table-cell>
          <table:table-cell office:value-type="float" office:value="2.10421495763578" calcext:value-type="float">
            <text:p>2.1042149576</text:p>
          </table:table-cell>
          <table:table-cell office:value-type="float" office:value="2.0933183926013" calcext:value-type="float">
            <text:p>2.0933183926</text:p>
          </table:table-cell>
          <table:table-cell office:value-type="float" office:value="2.08253474533921" calcext:value-type="float">
            <text:p>2.0825347453</text:p>
          </table:table-cell>
          <table:table-cell office:value-type="float" office:value="2.07186226969837" calcext:value-type="float">
            <text:p>2.0718622697</text:p>
          </table:table-cell>
          <table:table-cell office:value-type="float" office:value="2.06129925534615" calcext:value-type="float">
            <text:p>2.0612992553</text:p>
          </table:table-cell>
          <table:table-cell office:value-type="float" office:value="2.05084402685467" calcext:value-type="float">
            <text:p>2.0508440269</text:p>
          </table:table-cell>
          <table:table-cell office:value-type="float" office:value="2.04049494281488" calcext:value-type="float">
            <text:p>2.0404949428</text:p>
          </table:table-cell>
          <table:table-cell office:value-type="float" office:value="2.03025039497752" calcext:value-type="float">
            <text:p>2.030250395</text:p>
          </table:table-cell>
          <table:table-cell office:value-type="float" office:value="2.02010880741993" calcext:value-type="float">
            <text:p>2.0201088074</text:p>
          </table:table-cell>
          <table:table-cell office:value-type="float" office:value="2.01006863573791" calcext:value-type="float">
            <text:p>2.010068635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0.3888380082558" calcext:value-type="float">
            <text:p>30.3888380083</text:p>
          </table:table-cell>
          <table:table-cell office:value-type="string" calcext:value-type="string">
            <text:p><text:s/>global min</text:p>
          </table:table-cell>
          <table:table-cell office:value-type="float" office:value="-27.5909412005203" calcext:value-type="float">
            <text:p>-27.5909412005</text:p>
          </table:table-cell>
          <table:table-cell office:value-type="string" calcext:value-type="string">
            <text:p><text:s/>range</text:p>
          </table:table-cell>
          <table:table-cell office:value-type="float" office:value="57.9797792087761" calcext:value-type="float">
            <text:p>57.979779208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44.3358478856775" calcext:value-type="float">
            <text:p>44.3358478857</text:p>
          </table:table-cell>
          <table:table-cell office:value-type="float" office:value="32.5958100045958" calcext:value-type="float">
            <text:p>32.5958100046</text:p>
          </table:table-cell>
          <table:table-cell office:value-type="float" office:value="34.6855316319886" calcext:value-type="float">
            <text:p>34.685531632</text:p>
          </table:table-cell>
          <table:table-cell office:value-type="float" office:value="30.9485296446287" calcext:value-type="float">
            <text:p>30.9485296446</text:p>
          </table:table-cell>
          <table:table-cell office:value-type="float" office:value="28.7915534112204" calcext:value-type="float">
            <text:p>28.7915534112</text:p>
          </table:table-cell>
          <table:table-cell office:value-type="float" office:value="28.5747546899292" calcext:value-type="float">
            <text:p>28.5747546899</text:p>
          </table:table-cell>
          <table:table-cell office:value-type="float" office:value="25.4531467200203" calcext:value-type="float">
            <text:p>25.45314672</text:p>
          </table:table-cell>
          <table:table-cell office:value-type="float" office:value="24.9979114486489" calcext:value-type="float">
            <text:p>24.9979114486</text:p>
          </table:table-cell>
          <table:table-cell office:value-type="float" office:value="22.2241979519082" calcext:value-type="float">
            <text:p>22.2241979519</text:p>
          </table:table-cell>
          <table:table-cell office:value-type="float" office:value="21.0118230288781" calcext:value-type="float">
            <text:p>21.0118230289</text:p>
          </table:table-cell>
          <table:table-cell office:value-type="float" office:value="19.304114810484" calcext:value-type="float">
            <text:p>19.3041148105</text:p>
          </table:table-cell>
          <table:table-cell office:value-type="float" office:value="20.0758967154318" calcext:value-type="float">
            <text:p>20.0758967154</text:p>
          </table:table-cell>
          <table:table-cell office:value-type="float" office:value="21.4119120120031" calcext:value-type="float">
            <text:p>21.411912012</text:p>
          </table:table-cell>
          <table:table-cell office:value-type="float" office:value="22.6648589471663" calcext:value-type="float">
            <text:p>22.6648589472</text:p>
          </table:table-cell>
          <table:table-cell office:value-type="float" office:value="23.8668048045921" calcext:value-type="float">
            <text:p>23.8668048046</text:p>
          </table:table-cell>
          <table:table-cell office:value-type="float" office:value="25.4159239122281" calcext:value-type="float">
            <text:p>25.4159239122</text:p>
          </table:table-cell>
          <table:table-cell office:value-type="float" office:value="23.9668078508909" calcext:value-type="float">
            <text:p>23.9668078509</text:p>
          </table:table-cell>
          <table:table-cell office:value-type="float" office:value="22.7273364842665" calcext:value-type="float">
            <text:p>22.7273364843</text:p>
          </table:table-cell>
          <table:table-cell office:value-type="float" office:value="23.4455523185702" calcext:value-type="float">
            <text:p>23.4455523186</text:p>
          </table:table-cell>
          <table:table-cell office:value-type="float" office:value="22.2990296868683" calcext:value-type="float">
            <text:p>22.2990296869</text:p>
          </table:table-cell>
          <table:table-cell office:value-type="float" office:value="21.2702203484322" calcext:value-type="float">
            <text:p>21.2702203484</text:p>
          </table:table-cell>
          <table:table-cell office:value-type="float" office:value="20.3442377917123" calcext:value-type="float">
            <text:p>20.3442377917</text:p>
          </table:table-cell>
          <table:table-cell office:value-type="float" office:value="19.4754652553942" calcext:value-type="float">
            <text:p>19.4754652554</text:p>
          </table:table-cell>
          <table:table-cell office:value-type="float" office:value="18.6738447684718" calcext:value-type="float">
            <text:p>18.6738447685</text:p>
          </table:table-cell>
          <table:table-cell office:value-type="float" office:value="17.9323945667055" calcext:value-type="float">
            <text:p>17.9323945667</text:p>
          </table:table-cell>
          <table:table-cell office:value-type="float" office:value="17.2452039290788" calcext:value-type="float">
            <text:p>17.2452039291</text:p>
          </table:table-cell>
          <table:table-cell office:value-type="float" office:value="18.6789112747596" calcext:value-type="float">
            <text:p>18.6789112748</text:p>
          </table:table-cell>
          <table:table-cell office:value-type="float" office:value="18.020256356706" calcext:value-type="float">
            <text:p>18.0202563567</text:p>
          </table:table-cell>
          <table:table-cell office:value-type="float" office:value="17.4070259157595" calcext:value-type="float">
            <text:p>17.4070259158</text:p>
          </table:table-cell>
          <table:table-cell office:value-type="float" office:value="17.4737077581208" calcext:value-type="float">
            <text:p>17.4737077581</text:p>
          </table:table-cell>
          <table:table-cell office:value-type="float" office:value="16.9390269949747" calcext:value-type="float">
            <text:p>16.939026995</text:p>
          </table:table-cell>
          <table:table-cell office:value-type="float" office:value="16.4377637795253" calcext:value-type="float">
            <text:p>16.4377637795</text:p>
          </table:table-cell>
          <table:table-cell office:value-type="float" office:value="15.9468186216384" calcext:value-type="float">
            <text:p>15.9468186216</text:p>
          </table:table-cell>
          <table:table-cell office:value-type="float" office:value="15.484752590686" calcext:value-type="float">
            <text:p>15.4847525907</text:p>
          </table:table-cell>
          <table:table-cell office:value-type="float" office:value="16.2387601855753" calcext:value-type="float">
            <text:p>16.2387601856</text:p>
          </table:table-cell>
          <table:table-cell office:value-type="float" office:value="15.7942550017887" calcext:value-type="float">
            <text:p>15.7942550018</text:p>
          </table:table-cell>
          <table:table-cell office:value-type="float" office:value="15.3916698422969" calcext:value-type="float">
            <text:p>15.3916698423</text:p>
          </table:table-cell>
          <table:table-cell office:value-type="float" office:value="14.9902466812974" calcext:value-type="float">
            <text:p>14.9902466813</text:p>
          </table:table-cell>
          <table:table-cell office:value-type="float" office:value="14.634802567586" calcext:value-type="float">
            <text:p>14.6348025676</text:p>
          </table:table-cell>
          <table:table-cell office:value-type="float" office:value="14.3034554526602" calcext:value-type="float">
            <text:p>14.3034554527</text:p>
          </table:table-cell>
          <table:table-cell office:value-type="float" office:value="13.9882716116331" calcext:value-type="float">
            <text:p>13.9882716116</text:p>
          </table:table-cell>
          <table:table-cell office:value-type="float" office:value="13.6584934714589" calcext:value-type="float">
            <text:p>13.6584934715</text:p>
          </table:table-cell>
          <table:table-cell office:value-type="float" office:value="13.3440538494323" calcext:value-type="float">
            <text:p>13.3440538494</text:p>
          </table:table-cell>
          <table:table-cell office:value-type="float" office:value="13.0422671253182" calcext:value-type="float">
            <text:p>13.0422671253</text:p>
          </table:table-cell>
          <table:table-cell office:value-type="float" office:value="12.753893144498" calcext:value-type="float">
            <text:p>12.7538931445</text:p>
          </table:table-cell>
          <table:table-cell office:value-type="float" office:value="12.478057162844" calcext:value-type="float">
            <text:p>12.4780571628</text:p>
          </table:table-cell>
          <table:table-cell office:value-type="float" office:value="12.2129873288984" calcext:value-type="float">
            <text:p>12.2129873289</text:p>
          </table:table-cell>
          <table:table-cell office:value-type="float" office:value="11.9589620713673" calcext:value-type="float">
            <text:p>11.9589620714</text:p>
          </table:table-cell>
          <table:table-cell office:value-type="float" office:value="11.7153051916946" calcext:value-type="float">
            <text:p>11.7153051917</text:p>
          </table:table-cell>
          <table:table-cell office:value-type="float" office:value="11.4813945872088" calcext:value-type="float">
            <text:p>11.4813945872</text:p>
          </table:table-cell>
          <table:table-cell office:value-type="float" office:value="11.2566569476047" calcext:value-type="float">
            <text:p>11.2566569476</text:p>
          </table:table-cell>
          <table:table-cell office:value-type="float" office:value="11.0405630633701" calcext:value-type="float">
            <text:p>11.0405630634</text:p>
          </table:table-cell>
          <table:table-cell office:value-type="float" office:value="10.8334852317671" calcext:value-type="float">
            <text:p>10.8334852318</text:p>
          </table:table-cell>
          <table:table-cell office:value-type="float" office:value="10.6340769494828" calcext:value-type="float">
            <text:p>10.6340769495</text:p>
          </table:table-cell>
          <table:table-cell office:value-type="float" office:value="10.4419198774633" calcext:value-type="float">
            <text:p>10.4419198775</text:p>
          </table:table-cell>
          <table:table-cell office:value-type="float" office:value="10.2566255580159" calcext:value-type="float">
            <text:p>10.256625558</text:p>
          </table:table-cell>
          <table:table-cell office:value-type="float" office:value="10.0778327936369" calcext:value-type="float">
            <text:p>10.0778327936</text:p>
          </table:table-cell>
          <table:table-cell office:value-type="float" office:value="9.90815591045793" calcext:value-type="float">
            <text:p>9.9081559105</text:p>
          </table:table-cell>
          <table:table-cell office:value-type="float" office:value="9.74423078603081" calcext:value-type="float">
            <text:p>9.744230786</text:p>
          </table:table-cell>
          <table:table-cell office:value-type="float" office:value="9.58576983241791" calcext:value-type="float">
            <text:p>9.5857698324</text:p>
          </table:table-cell>
          <table:table-cell office:value-type="float" office:value="9.43250431990708" calcext:value-type="float">
            <text:p>9.4325043199</text:p>
          </table:table-cell>
          <table:table-cell office:value-type="float" office:value="9.28418285618693" calcext:value-type="float">
            <text:p>9.2841828562</text:p>
          </table:table-cell>
          <table:table-cell office:value-type="float" office:value="9.14057001036265" calcext:value-type="float">
            <text:p>9.1405700104</text:p>
          </table:table-cell>
          <table:table-cell office:value-type="float" office:value="9.00144506597038" calcext:value-type="float">
            <text:p>9.001445066</text:p>
          </table:table-cell>
          <table:table-cell office:value-type="float" office:value="8.86660088909787" calcext:value-type="float">
            <text:p>8.8666008891</text:p>
          </table:table-cell>
          <table:table-cell office:value-type="float" office:value="8.73584289940331" calcext:value-type="float">
            <text:p>8.7358428994</text:p>
          </table:table-cell>
          <table:table-cell office:value-type="float" office:value="8.60898813328173" calcext:value-type="float">
            <text:p>8.6089881333</text:p>
          </table:table-cell>
          <table:table-cell office:value-type="float" office:value="8.48586438969314" calcext:value-type="float">
            <text:p>8.4858643897</text:p>
          </table:table-cell>
          <table:table-cell office:value-type="float" office:value="8.36630945026653" calcext:value-type="float">
            <text:p>8.3663094503</text:p>
          </table:table-cell>
          <table:table-cell office:value-type="float" office:value="8.24875631132436" calcext:value-type="float">
            <text:p>8.2487563113</text:p>
          </table:table-cell>
          <table:table-cell office:value-type="float" office:value="8.1359086670699" calcext:value-type="float">
            <text:p>8.1359086671</text:p>
          </table:table-cell>
          <table:table-cell office:value-type="float" office:value="8.02619567960028" calcext:value-type="float">
            <text:p>8.0261956796</text:p>
          </table:table-cell>
          <table:table-cell office:value-type="float" office:value="7.9181325843224" calcext:value-type="float">
            <text:p>7.9181325843</text:p>
          </table:table-cell>
          <table:table-cell office:value-type="float" office:value="7.81432773276746" calcext:value-type="float">
            <text:p>7.8143277328</text:p>
          </table:table-cell>
          <table:table-cell office:value-type="float" office:value="7.71329101058733" calcext:value-type="float">
            <text:p>7.7132910106</text:p>
          </table:table-cell>
          <table:table-cell office:value-type="float" office:value="7.6149131495172" calcext:value-type="float">
            <text:p>7.6149131495</text:p>
          </table:table-cell>
          <table:table-cell office:value-type="float" office:value="7.51909055756577" calcext:value-type="float">
            <text:p>7.5190905576</text:p>
          </table:table-cell>
          <table:table-cell office:value-type="float" office:value="7.42572495515156" calcext:value-type="float">
            <text:p>7.4257249552</text:p>
          </table:table-cell>
          <table:table-cell office:value-type="float" office:value="7.33472303887442" calcext:value-type="float">
            <text:p>7.3347230389</text:p>
          </table:table-cell>
          <table:table-cell office:value-type="float" office:value="7.2459961705042" calcext:value-type="float">
            <text:p>7.2459961705</text:p>
          </table:table-cell>
          <table:table-cell office:value-type="float" office:value="7.15823806623026" calcext:value-type="float">
            <text:p>7.1582380662</text:p>
          </table:table-cell>
          <table:table-cell office:value-type="float" office:value="7.07262040352398" calcext:value-type="float">
            <text:p>7.0726204035</text:p>
          </table:table-cell>
          <table:table-cell office:value-type="float" office:value="6.98819651900455" calcext:value-type="float">
            <text:p>6.988196519</text:p>
          </table:table-cell>
          <table:table-cell office:value-type="float" office:value="6.90782005531708" calcext:value-type="float">
            <text:p>6.9078200553</text:p>
          </table:table-cell>
          <table:table-cell office:value-type="float" office:value="6.82933480253991" calcext:value-type="float">
            <text:p>6.8293348025</text:p>
          </table:table-cell>
          <table:table-cell office:value-type="float" office:value="6.75267478819941" calcext:value-type="float">
            <text:p>6.7526747882</text:p>
          </table:table-cell>
          <table:table-cell office:value-type="float" office:value="6.67777707303916" calcext:value-type="float">
            <text:p>6.677777073</text:p>
          </table:table-cell>
          <table:table-cell office:value-type="float" office:value="6.60601221375912" calcext:value-type="float">
            <text:p>6.6060122138</text:p>
          </table:table-cell>
          <table:table-cell office:value-type="float" office:value="6.53444548741641" calcext:value-type="float">
            <text:p>6.5344454874</text:p>
          </table:table-cell>
          <table:table-cell office:value-type="float" office:value="6.46446913277019" calcext:value-type="float">
            <text:p>6.4644691328</text:p>
          </table:table-cell>
          <table:table-cell office:value-type="float" office:value="6.39603071998434" calcext:value-type="float">
            <text:p>6.39603072</text:p>
          </table:table-cell>
          <table:table-cell office:value-type="float" office:value="6.32800418742271" calcext:value-type="float">
            <text:p>6.3280041874</text:p>
          </table:table-cell>
          <table:table-cell office:value-type="float" office:value="6.26144059104521" calcext:value-type="float">
            <text:p>6.261440591</text:p>
          </table:table-cell>
          <table:table-cell office:value-type="float" office:value="6.19868557897447" calcext:value-type="float">
            <text:p>6.198685579</text:p>
          </table:table-cell>
          <table:table-cell office:value-type="float" office:value="6.13412507802118" calcext:value-type="float">
            <text:p>6.134125078</text:p>
          </table:table-cell>
          <table:table-cell office:value-type="float" office:value="6.07043393103558" calcext:value-type="float">
            <text:p>6.070433931</text:p>
          </table:table-cell>
          <table:table-cell office:value-type="float" office:value="6.00927058869826" calcext:value-type="float">
            <text:p>6.0092705887</text:p>
          </table:table-cell>
          <table:table-cell office:value-type="float" office:value="5.95165016898089" calcext:value-type="float">
            <text:p>5.951650169</text:p>
          </table:table-cell>
          <table:table-cell office:value-type="float" office:value="5.89219348028826" calcext:value-type="float">
            <text:p>5.8921934803</text:p>
          </table:table-cell>
          <table:table-cell office:value-type="float" office:value="5.8339259253695" calcext:value-type="float">
            <text:p>5.8339259254</text:p>
          </table:table-cell>
          <table:table-cell office:value-type="float" office:value="5.77975308904303" calcext:value-type="float">
            <text:p>5.779753089</text:p>
          </table:table-cell>
          <table:table-cell office:value-type="float" office:value="5.72373039197801" calcext:value-type="float">
            <text:p>5.723730392</text:p>
          </table:table-cell>
          <table:table-cell office:value-type="float" office:value="5.67316116180863" calcext:value-type="float">
            <text:p>5.6731611618</text:p>
          </table:table-cell>
          <table:table-cell office:value-type="float" office:value="5.62356441683482" calcext:value-type="float">
            <text:p>5.6235644168</text:p>
          </table:table-cell>
          <table:table-cell office:value-type="float" office:value="5.57062987942126" calcext:value-type="float">
            <text:p>5.5706298794</text:p>
          </table:table-cell>
          <table:table-cell office:value-type="float" office:value="5.51826332364751" calcext:value-type="float">
            <text:p>5.5182633236</text:p>
          </table:table-cell>
          <table:table-cell office:value-type="float" office:value="5.46730233920605" calcext:value-type="float">
            <text:p>5.4673023392</text:p>
          </table:table-cell>
          <table:table-cell office:value-type="float" office:value="5.41728507669869" calcext:value-type="float">
            <text:p>5.4172850767</text:p>
          </table:table-cell>
          <table:table-cell office:value-type="float" office:value="5.36818556212725" calcext:value-type="float">
            <text:p>5.3681855621</text:p>
          </table:table-cell>
          <table:table-cell office:value-type="float" office:value="5.31997876600256" calcext:value-type="float">
            <text:p>5.319978766</text:p>
          </table:table-cell>
          <table:table-cell office:value-type="float" office:value="5.27264056079904" calcext:value-type="float">
            <text:p>5.2726405608</text:p>
          </table:table-cell>
          <table:table-cell office:value-type="float" office:value="5.22614768068843" calcext:value-type="float">
            <text:p>5.2261476807</text:p>
          </table:table-cell>
          <table:table-cell office:value-type="float" office:value="5.18047768341164" calcext:value-type="float">
            <text:p>5.1804776834</text:p>
          </table:table-cell>
          <table:table-cell office:value-type="float" office:value="5.1352083613414" calcext:value-type="float">
            <text:p>5.1352083613</text:p>
          </table:table-cell>
          <table:table-cell office:value-type="float" office:value="5.09112340157679" calcext:value-type="float">
            <text:p>5.0911234016</text:p>
          </table:table-cell>
          <table:table-cell office:value-type="float" office:value="5.04779852732537" calcext:value-type="float">
            <text:p>5.0477985273</text:p>
          </table:table-cell>
          <table:table-cell office:value-type="float" office:value="5.00521424921499" calcext:value-type="float">
            <text:p>5.0052142492</text:p>
          </table:table-cell>
          <table:table-cell office:value-type="float" office:value="4.96335173853021" calcext:value-type="float">
            <text:p>4.9633517385</text:p>
          </table:table-cell>
          <table:table-cell office:value-type="float" office:value="5.0566840886383" calcext:value-type="float">
            <text:p>5.0566840886</text:p>
          </table:table-cell>
          <table:table-cell office:value-type="float" office:value="5.01509037113641" calcext:value-type="float">
            <text:p>5.0150903711</text:p>
          </table:table-cell>
          <table:table-cell office:value-type="float" office:value="4.97663895861789" calcext:value-type="float">
            <text:p>4.9766389586</text:p>
          </table:table-cell>
          <table:table-cell office:value-type="float" office:value="4.93881789712427" calcext:value-type="float">
            <text:p>4.9388178971</text:p>
          </table:table-cell>
          <table:table-cell office:value-type="float" office:value="4.9016118122403" calcext:value-type="float">
            <text:p>4.9016118122</text:p>
          </table:table-cell>
          <table:table-cell office:value-type="float" office:value="4.86500582549962" calcext:value-type="float">
            <text:p>4.8650058255</text:p>
          </table:table-cell>
          <table:table-cell office:value-type="float" office:value="4.82898553454679" calcext:value-type="float">
            <text:p>4.8289855345</text:p>
          </table:table-cell>
          <table:table-cell office:value-type="float" office:value="4.79474834526096" calcext:value-type="float">
            <text:p>4.7947483453</text:p>
          </table:table-cell>
          <table:table-cell office:value-type="float" office:value="4.76105032431034" calcext:value-type="float">
            <text:p>4.7610503243</text:p>
          </table:table-cell>
          <table:table-cell office:value-type="float" office:value="4.72787883493707" calcext:value-type="float">
            <text:p>4.7278788349</text:p>
          </table:table-cell>
          <table:table-cell office:value-type="float" office:value="4.69403845215768" calcext:value-type="float">
            <text:p>4.6940384522</text:p>
          </table:table-cell>
          <table:table-cell office:value-type="float" office:value="4.66071869065183" calcext:value-type="float">
            <text:p>4.6607186907</text:p>
          </table:table-cell>
          <table:table-cell office:value-type="float" office:value="4.62564021200877" calcext:value-type="float">
            <text:p>4.625640212</text:p>
          </table:table-cell>
          <table:table-cell office:value-type="float" office:value="4.59334346386019" calcext:value-type="float">
            <text:p>4.5933434639</text:p>
          </table:table-cell>
          <table:table-cell office:value-type="float" office:value="4.5615323810973" calcext:value-type="float">
            <text:p>4.5615323811</text:p>
          </table:table-cell>
          <table:table-cell office:value-type="float" office:value="4.53019609061446" calcext:value-type="float">
            <text:p>4.5301960906</text:p>
          </table:table-cell>
          <table:table-cell office:value-type="float" office:value="4.4993240414721" calcext:value-type="float">
            <text:p>4.4993240415</text:p>
          </table:table-cell>
          <table:table-cell office:value-type="float" office:value="4.46890599305242" calcext:value-type="float">
            <text:p>4.4689059931</text:p>
          </table:table-cell>
          <table:table-cell office:value-type="float" office:value="4.44004609299023" calcext:value-type="float">
            <text:p>4.440046093</text:p>
          </table:table-cell>
          <table:table-cell office:value-type="float" office:value="4.40886887292736" calcext:value-type="float">
            <text:p>4.4088688729</text:p>
          </table:table-cell>
          <table:table-cell office:value-type="float" office:value="4.37975808575807" calcext:value-type="float">
            <text:p>4.3797580858</text:p>
          </table:table-cell>
          <table:table-cell office:value-type="float" office:value="4.34894151363417" calcext:value-type="float">
            <text:p>4.3489415136</text:p>
          </table:table-cell>
          <table:table-cell office:value-type="float" office:value="4.3206686621644" calcext:value-type="float">
            <text:p>4.3206686622</text:p>
          </table:table-cell>
          <table:table-cell office:value-type="float" office:value="4.29279401987025" calcext:value-type="float">
            <text:p>4.2927940199</text:p>
          </table:table-cell>
          <table:table-cell office:value-type="float" office:value="4.26530923271309" calcext:value-type="float">
            <text:p>4.2653092327</text:p>
          </table:table-cell>
          <table:table-cell office:value-type="float" office:value="4.23614346018322" calcext:value-type="float">
            <text:p>4.2361434602</text:p>
          </table:table-cell>
          <table:table-cell office:value-type="float" office:value="4.207379974171" calcext:value-type="float">
            <text:p>4.2073799742</text:p>
          </table:table-cell>
          <table:table-cell office:value-type="float" office:value="4.18104497062459" calcext:value-type="float">
            <text:p>4.1810449706</text:p>
          </table:table-cell>
          <table:table-cell office:value-type="float" office:value="4.15304764421498" calcext:value-type="float">
            <text:p>4.1530476442</text:p>
          </table:table-cell>
          <table:table-cell office:value-type="float" office:value="4.12512012612842" calcext:value-type="float">
            <text:p>4.1251201261</text:p>
          </table:table-cell>
          <table:table-cell office:value-type="float" office:value="4.09986743706981" calcext:value-type="float">
            <text:p>4.0998674371</text:p>
          </table:table-cell>
          <table:table-cell office:value-type="float" office:value="4.07495145053199" calcext:value-type="float">
            <text:p>4.0749514505</text:p>
          </table:table-cell>
          <table:table-cell office:value-type="float" office:value="4.05137627327371" calcext:value-type="float">
            <text:p>4.0513762733</text:p>
          </table:table-cell>
          <table:table-cell office:value-type="float" office:value="4.02710714947846" calcext:value-type="float">
            <text:p>4.0271071495</text:p>
          </table:table-cell>
          <table:table-cell office:value-type="float" office:value="4.00315526913152" calcext:value-type="float">
            <text:p>4.0031552691</text:p>
          </table:table-cell>
          <table:table-cell office:value-type="float" office:value="3.97951445216571" calcext:value-type="float">
            <text:p>3.9795144522</text:p>
          </table:table-cell>
          <table:table-cell office:value-type="float" office:value="3.95617867799945" calcext:value-type="float">
            <text:p>3.956178678</text:p>
          </table:table-cell>
          <table:table-cell office:value-type="float" office:value="3.93314208042507" calcext:value-type="float">
            <text:p>3.9331420804</text:p>
          </table:table-cell>
          <table:table-cell office:value-type="float" office:value="3.91137110975059" calcext:value-type="float">
            <text:p>3.9113711098</text:p>
          </table:table-cell>
          <table:table-cell office:value-type="float" office:value="3.88987572098339" calcext:value-type="float">
            <text:p>3.889875721</text:p>
          </table:table-cell>
          <table:table-cell office:value-type="float" office:value="3.86865071446482" calcext:value-type="float">
            <text:p>3.8686507145</text:p>
          </table:table-cell>
          <table:table-cell office:value-type="float" office:value="3.84880935737261" calcext:value-type="float">
            <text:p>3.8488093574</text:p>
          </table:table-cell>
          <table:table-cell office:value-type="float" office:value="3.82810308611273" calcext:value-type="float">
            <text:p>3.8281030861</text:p>
          </table:table-cell>
          <table:table-cell office:value-type="float" office:value="3.80875697804852" calcext:value-type="float">
            <text:p>3.808756978</text:p>
          </table:table-cell>
          <table:table-cell office:value-type="float" office:value="3.78964824554337" calcext:value-type="float">
            <text:p>3.7896482455</text:p>
          </table:table-cell>
          <table:table-cell office:value-type="float" office:value="3.77077254636146" calcext:value-type="float">
            <text:p>3.7707725464</text:p>
          </table:table-cell>
          <table:table-cell office:value-type="float" office:value="3.75212564353327" calcext:value-type="float">
            <text:p>3.7521256435</text:p>
          </table:table-cell>
          <table:table-cell office:value-type="float" office:value="3.73493575472038" calcext:value-type="float">
            <text:p>3.7349357547</text:p>
          </table:table-cell>
          <table:table-cell office:value-type="float" office:value="3.71795173283939" calcext:value-type="float">
            <text:p>3.7179517328</text:p>
          </table:table-cell>
          <table:table-cell office:value-type="float" office:value="3.70116990169507" calcext:value-type="float">
            <text:p>3.7011699017</text:p>
          </table:table-cell>
          <table:table-cell office:value-type="float" office:value="3.68337619564782" calcext:value-type="float">
            <text:p>3.6833761956</text:p>
          </table:table-cell>
          <table:table-cell office:value-type="float" office:value="3.66579182731877" calcext:value-type="float">
            <text:p>3.6657918273</text:p>
          </table:table-cell>
          <table:table-cell office:value-type="float" office:value="3.64841312411638" calcext:value-type="float">
            <text:p>3.6484131241</text:p>
          </table:table-cell>
          <table:table-cell office:value-type="float" office:value="3.63123649885821" calcext:value-type="float">
            <text:p>3.6312364989</text:p>
          </table:table-cell>
          <table:table-cell office:value-type="float" office:value="3.61425844730244" calcext:value-type="float">
            <text:p>3.6142584473</text:p>
          </table:table-cell>
          <table:table-cell office:value-type="float" office:value="3.59747554576455" calcext:value-type="float">
            <text:p>3.5974755458</text:p>
          </table:table-cell>
          <table:table-cell office:value-type="float" office:value="3.58088444881567" calcext:value-type="float">
            <text:p>3.5808844488</text:p>
          </table:table-cell>
          <table:table-cell office:value-type="float" office:value="3.56448188705939" calcext:value-type="float">
            <text:p>3.5644818871</text:p>
          </table:table-cell>
          <table:table-cell office:value-type="float" office:value="3.54725373902251" calcext:value-type="float">
            <text:p>3.547253739</text:p>
          </table:table-cell>
          <table:table-cell office:value-type="float" office:value="3.53021916568268" calcext:value-type="float">
            <text:p>3.5302191657</text:p>
          </table:table-cell>
          <table:table-cell office:value-type="float" office:value="3.51337492277122" calcext:value-type="float">
            <text:p>3.5133749228</text:p>
          </table:table-cell>
          <table:table-cell office:value-type="float" office:value="3.49586989240247" calcext:value-type="float">
            <text:p>3.4958698924</text:p>
          </table:table-cell>
          <table:table-cell office:value-type="float" office:value="3.47855828778365" calcext:value-type="float">
            <text:p>3.4785582878</text:p>
          </table:table-cell>
          <table:table-cell office:value-type="float" office:value="3.46143692057823" calcext:value-type="float">
            <text:p>3.4614369206</text:p>
          </table:table-cell>
          <table:table-cell office:value-type="float" office:value="3.44450267214007" calcext:value-type="float">
            <text:p>3.4445026721</text:p>
          </table:table-cell>
          <table:table-cell office:value-type="float" office:value="3.42775249161972" calcext:value-type="float">
            <text:p>3.4277524916</text:p>
          </table:table-cell>
          <table:table-cell office:value-type="float" office:value="3.41200842239222" calcext:value-type="float">
            <text:p>3.4120084224</text:p>
          </table:table-cell>
          <table:table-cell office:value-type="float" office:value="3.39643364423169" calcext:value-type="float">
            <text:p>3.3964336442</text:p>
          </table:table-cell>
          <table:table-cell office:value-type="float" office:value="3.3802092368101" calcext:value-type="float">
            <text:p>3.3802092368</text:p>
          </table:table-cell>
          <table:table-cell office:value-type="float" office:value="3.36415742946748" calcext:value-type="float">
            <text:p>3.3641574295</text:p>
          </table:table-cell>
          <table:table-cell office:value-type="float" office:value="3.34908304986464" calcext:value-type="float">
            <text:p>3.3490830499</text:p>
          </table:table-cell>
          <table:table-cell office:value-type="float" office:value="3.33416734794184" calcext:value-type="float">
            <text:p>3.3341673479</text:p>
          </table:table-cell>
          <table:table-cell office:value-type="float" office:value="3.31940783137949" calcext:value-type="float">
            <text:p>3.3194078314</text:p>
          </table:table-cell>
          <table:table-cell office:value-type="float" office:value="3.30480205978132" calcext:value-type="float">
            <text:p>3.3048020598</text:p>
          </table:table-cell>
          <table:table-cell office:value-type="float" office:value="3.28955681313166" calcext:value-type="float">
            <text:p>3.2895568131</text:p>
          </table:table-cell>
          <table:table-cell office:value-type="float" office:value="3.27446873397323" calcext:value-type="float">
            <text:p>3.274468734</text:p>
          </table:table-cell>
          <table:table-cell office:value-type="float" office:value="3.25953540434463" calcext:value-type="float">
            <text:p>3.2595354043</text:p>
          </table:table-cell>
          <table:table-cell office:value-type="float" office:value="3.2447544556306" calcext:value-type="float">
            <text:p>3.2447544556</text:p>
          </table:table-cell>
          <table:table-cell office:value-type="float" office:value="3.22948450189267" calcext:value-type="float">
            <text:p>3.2294845019</text:p>
          </table:table-cell>
          <table:table-cell office:value-type="float" office:value="3.21436879011168" calcext:value-type="float">
            <text:p>3.2143687901</text:p>
          </table:table-cell>
          <table:table-cell office:value-type="float" office:value="3.19940499503201" calcext:value-type="float">
            <text:p>3.199404995</text:p>
          </table:table-cell>
          <table:table-cell office:value-type="float" office:value="3.18459083790314" calcext:value-type="float">
            <text:p>3.184590837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6.7403820554732" calcext:value-type="float">
            <text:p>16.7403820555</text:p>
          </table:table-cell>
          <table:table-cell office:value-type="string" calcext:value-type="string">
            <text:p><text:s/>global min</text:p>
          </table:table-cell>
          <table:table-cell office:value-type="float" office:value="-5.12479657333417" calcext:value-type="float">
            <text:p>-5.1247965733</text:p>
          </table:table-cell>
          <table:table-cell office:value-type="string" calcext:value-type="string">
            <text:p><text:s/>range</text:p>
          </table:table-cell>
          <table:table-cell office:value-type="float" office:value="21.8651786288074" calcext:value-type="float">
            <text:p>21.865178628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6.7341981160584" calcext:value-type="float">
            <text:p>16.7341981161</text:p>
          </table:table-cell>
          <table:table-cell office:value-type="float" office:value="15.7041765430709" calcext:value-type="float">
            <text:p>15.7041765431</text:p>
          </table:table-cell>
          <table:table-cell office:value-type="float" office:value="14.2826318808701" calcext:value-type="float">
            <text:p>14.2826318809</text:p>
          </table:table-cell>
          <table:table-cell office:value-type="float" office:value="13.3504658762552" calcext:value-type="float">
            <text:p>13.3504658763</text:p>
          </table:table-cell>
          <table:table-cell office:value-type="float" office:value="14.2159068564494" calcext:value-type="float">
            <text:p>14.2159068564</text:p>
          </table:table-cell>
          <table:table-cell office:value-type="float" office:value="13.4076234532096" calcext:value-type="float">
            <text:p>13.4076234532</text:p>
          </table:table-cell>
          <table:table-cell office:value-type="float" office:value="13.2446713932278" calcext:value-type="float">
            <text:p>13.2446713932</text:p>
          </table:table-cell>
          <table:table-cell office:value-type="float" office:value="12.4557018748975" calcext:value-type="float">
            <text:p>12.4557018749</text:p>
          </table:table-cell>
          <table:table-cell office:value-type="float" office:value="12.7938401887778" calcext:value-type="float">
            <text:p>12.7938401888</text:p>
          </table:table-cell>
          <table:table-cell office:value-type="float" office:value="12.1981030022475" calcext:value-type="float">
            <text:p>12.1981030022</text:p>
          </table:table-cell>
          <table:table-cell office:value-type="float" office:value="12.503478340577" calcext:value-type="float">
            <text:p>12.5034783406</text:p>
          </table:table-cell>
          <table:table-cell office:value-type="float" office:value="13.0805971268453" calcext:value-type="float">
            <text:p>13.0805971268</text:p>
          </table:table-cell>
          <table:table-cell office:value-type="float" office:value="13.3063427233853" calcext:value-type="float">
            <text:p>13.3063427234</text:p>
          </table:table-cell>
          <table:table-cell office:value-type="float" office:value="12.9049222081301" calcext:value-type="float">
            <text:p>12.9049222081</text:p>
          </table:table-cell>
          <table:table-cell office:value-type="float" office:value="13.1133824419884" calcext:value-type="float">
            <text:p>13.113382442</text:p>
          </table:table-cell>
          <table:table-cell office:value-type="float" office:value="12.7593696765142" calcext:value-type="float">
            <text:p>12.7593696765</text:p>
          </table:table-cell>
          <table:table-cell office:value-type="float" office:value="13.2480913294343" calcext:value-type="float">
            <text:p>13.2480913294</text:p>
          </table:table-cell>
          <table:table-cell office:value-type="float" office:value="13.3726627044198" calcext:value-type="float">
            <text:p>13.3726627044</text:p>
          </table:table-cell>
          <table:table-cell office:value-type="float" office:value="13.3447750779286" calcext:value-type="float">
            <text:p>13.3447750779</text:p>
          </table:table-cell>
          <table:table-cell office:value-type="float" office:value="13.5352179613682" calcext:value-type="float">
            <text:p>13.5352179614</text:p>
          </table:table-cell>
          <table:table-cell office:value-type="float" office:value="13.0502369627999" calcext:value-type="float">
            <text:p>13.0502369628</text:p>
          </table:table-cell>
          <table:table-cell office:value-type="float" office:value="12.4712759146422" calcext:value-type="float">
            <text:p>12.4712759146</text:p>
          </table:table-cell>
          <table:table-cell office:value-type="float" office:value="12.2158469797671" calcext:value-type="float">
            <text:p>12.2158469798</text:p>
          </table:table-cell>
          <table:table-cell office:value-type="float" office:value="12.4804735648244" calcext:value-type="float">
            <text:p>12.4804735648</text:p>
          </table:table-cell>
          <table:table-cell office:value-type="float" office:value="12.7303977151201" calcext:value-type="float">
            <text:p>12.7303977151</text:p>
          </table:table-cell>
          <table:table-cell office:value-type="float" office:value="12.7290245367684" calcext:value-type="float">
            <text:p>12.7290245368</text:p>
          </table:table-cell>
          <table:table-cell office:value-type="float" office:value="12.8057606964715" calcext:value-type="float">
            <text:p>12.8057606965</text:p>
          </table:table-cell>
          <table:table-cell office:value-type="float" office:value="12.6361827138975" calcext:value-type="float">
            <text:p>12.6361827139</text:p>
          </table:table-cell>
          <table:table-cell office:value-type="float" office:value="12.7339209523554" calcext:value-type="float">
            <text:p>12.7339209524</text:p>
          </table:table-cell>
          <table:table-cell office:value-type="float" office:value="12.6364551011945" calcext:value-type="float">
            <text:p>12.6364551012</text:p>
          </table:table-cell>
          <table:table-cell office:value-type="float" office:value="12.8262227868557" calcext:value-type="float">
            <text:p>12.8262227869</text:p>
          </table:table-cell>
          <table:table-cell office:value-type="float" office:value="12.8583610332248" calcext:value-type="float">
            <text:p>12.8583610332</text:p>
          </table:table-cell>
          <table:table-cell office:value-type="float" office:value="12.8816945639493" calcext:value-type="float">
            <text:p>12.8816945639</text:p>
          </table:table-cell>
          <table:table-cell office:value-type="float" office:value="13.044589199826" calcext:value-type="float">
            <text:p>13.0445891998</text:p>
          </table:table-cell>
          <table:table-cell office:value-type="float" office:value="12.7801096610576" calcext:value-type="float">
            <text:p>12.7801096611</text:p>
          </table:table-cell>
          <table:table-cell office:value-type="float" office:value="12.58524810359" calcext:value-type="float">
            <text:p>12.5852481036</text:p>
          </table:table-cell>
          <table:table-cell office:value-type="float" office:value="12.2548469319776" calcext:value-type="float">
            <text:p>12.254846932</text:p>
          </table:table-cell>
          <table:table-cell office:value-type="float" office:value="11.9323509600835" calcext:value-type="float">
            <text:p>11.9323509601</text:p>
          </table:table-cell>
          <table:table-cell office:value-type="float" office:value="11.627270293365" calcext:value-type="float">
            <text:p>11.6272702934</text:p>
          </table:table-cell>
          <table:table-cell office:value-type="float" office:value="11.3419138823665" calcext:value-type="float">
            <text:p>11.3419138824</text:p>
          </table:table-cell>
          <table:table-cell office:value-type="float" office:value="11.0704772962948" calcext:value-type="float">
            <text:p>11.0704772963</text:p>
          </table:table-cell>
          <table:table-cell office:value-type="float" office:value="10.8069054653487" calcext:value-type="float">
            <text:p>10.8069054653</text:p>
          </table:table-cell>
          <table:table-cell office:value-type="float" office:value="10.5555927893303" calcext:value-type="float">
            <text:p>10.5555927893</text:p>
          </table:table-cell>
          <table:table-cell office:value-type="float" office:value="10.3179275462935" calcext:value-type="float">
            <text:p>10.3179275463</text:p>
          </table:table-cell>
          <table:table-cell office:value-type="float" office:value="10.0909672668773" calcext:value-type="float">
            <text:p>10.0909672669</text:p>
          </table:table-cell>
          <table:table-cell office:value-type="float" office:value="9.87160842187033" calcext:value-type="float">
            <text:p>9.8716084219</text:p>
          </table:table-cell>
          <table:table-cell office:value-type="float" office:value="9.66380217826806" calcext:value-type="float">
            <text:p>9.6638021783</text:p>
          </table:table-cell>
          <table:table-cell office:value-type="float" office:value="9.46317801119336" calcext:value-type="float">
            <text:p>9.4631780112</text:p>
          </table:table-cell>
          <table:table-cell office:value-type="float" office:value="9.27074258563192" calcext:value-type="float">
            <text:p>9.2707425856</text:p>
          </table:table-cell>
          <table:table-cell office:value-type="float" office:value="9.08533694185046" calcext:value-type="float">
            <text:p>9.0853369419</text:p>
          </table:table-cell>
          <table:table-cell office:value-type="float" office:value="8.90924631500169" calcext:value-type="float">
            <text:p>8.909246315</text:p>
          </table:table-cell>
          <table:table-cell office:value-type="float" office:value="8.73980546463072" calcext:value-type="float">
            <text:p>8.7398054646</text:p>
          </table:table-cell>
          <table:table-cell office:value-type="float" office:value="8.57675860861336" calcext:value-type="float">
            <text:p>8.5767586086</text:p>
          </table:table-cell>
          <table:table-cell office:value-type="float" office:value="8.42372778073776" calcext:value-type="float">
            <text:p>8.4237277807</text:p>
          </table:table-cell>
          <table:table-cell office:value-type="float" office:value="8.27626171023944" calcext:value-type="float">
            <text:p>8.2762617102</text:p>
          </table:table-cell>
          <table:table-cell office:value-type="float" office:value="8.12908212537919" calcext:value-type="float">
            <text:p>8.1290821254</text:p>
          </table:table-cell>
          <table:table-cell office:value-type="float" office:value="7.98706673647894" calcext:value-type="float">
            <text:p>7.9870667365</text:p>
          </table:table-cell>
          <table:table-cell office:value-type="float" office:value="7.84994842995456" calcext:value-type="float">
            <text:p>7.84994843</text:p>
          </table:table-cell>
          <table:table-cell office:value-type="float" office:value="7.716906259897" calcext:value-type="float">
            <text:p>7.7169062599</text:p>
          </table:table-cell>
          <table:table-cell office:value-type="float" office:value="7.58829882884136" calcext:value-type="float">
            <text:p>7.5882988288</text:p>
          </table:table-cell>
          <table:table-cell office:value-type="float" office:value="7.46445527687155" calcext:value-type="float">
            <text:p>7.4644552769</text:p>
          </table:table-cell>
          <table:table-cell office:value-type="float" office:value="7.34460667819108" calcext:value-type="float">
            <text:p>7.3446066782</text:p>
          </table:table-cell>
          <table:table-cell office:value-type="float" office:value="7.22958628799299" calcext:value-type="float">
            <text:p>7.229586288</text:p>
          </table:table-cell>
          <table:table-cell office:value-type="float" office:value="7.11715278597252" calcext:value-type="float">
            <text:p>7.117152786</text:p>
          </table:table-cell>
          <table:table-cell office:value-type="float" office:value="7.00917077535311" calcext:value-type="float">
            <text:p>7.0091707754</text:p>
          </table:table-cell>
          <table:table-cell office:value-type="float" office:value="6.90348397813083" calcext:value-type="float">
            <text:p>6.9034839781</text:p>
          </table:table-cell>
          <table:table-cell office:value-type="float" office:value="6.80095201067638" calcext:value-type="float">
            <text:p>6.8009520107</text:p>
          </table:table-cell>
          <table:table-cell office:value-type="float" office:value="6.70143568932354" calcext:value-type="float">
            <text:p>6.7014356893</text:p>
          </table:table-cell>
          <table:table-cell office:value-type="float" office:value="6.6048038990244" calcext:value-type="float">
            <text:p>6.604803899</text:p>
          </table:table-cell>
          <table:table-cell office:value-type="float" office:value="6.51093301701952" calcext:value-type="float">
            <text:p>6.510933017</text:p>
          </table:table-cell>
          <table:table-cell office:value-type="float" office:value="6.41970638521196" calcext:value-type="float">
            <text:p>6.4197063852</text:p>
          </table:table-cell>
          <table:table-cell office:value-type="float" office:value="6.33101382651017" calcext:value-type="float">
            <text:p>6.3310138265</text:p>
          </table:table-cell>
          <table:table-cell office:value-type="float" office:value="6.24475120092349" calcext:value-type="float">
            <text:p>6.2447512009</text:p>
          </table:table-cell>
          <table:table-cell office:value-type="float" office:value="6.16081999764997" calcext:value-type="float">
            <text:p>6.1608199976</text:p>
          </table:table-cell>
          <table:table-cell office:value-type="float" office:value="6.07868186963541" calcext:value-type="float">
            <text:p>6.0786818696</text:p>
          </table:table-cell>
          <table:table-cell office:value-type="float" office:value="5.99870527130546" calcext:value-type="float">
            <text:p>5.9987052713</text:p>
          </table:table-cell>
          <table:table-cell office:value-type="float" office:value="5.92080598721783" calcext:value-type="float">
            <text:p>5.9208059872</text:p>
          </table:table-cell>
          <table:table-cell office:value-type="float" office:value="5.84490412067092" calcext:value-type="float">
            <text:p>5.8449041207</text:p>
          </table:table-cell>
          <table:table-cell office:value-type="float" office:value="5.77134637431664" calcext:value-type="float">
            <text:p>5.7713463743</text:p>
          </table:table-cell>
          <table:table-cell office:value-type="float" office:value="5.69962757162122" calcext:value-type="float">
            <text:p>5.6996275716</text:p>
          </table:table-cell>
          <table:table-cell office:value-type="float" office:value="5.6292674830402" calcext:value-type="float">
            <text:p>5.629267483</text:p>
          </table:table-cell>
          <table:table-cell office:value-type="float" office:value="5.56061787958849" calcext:value-type="float">
            <text:p>5.5606178796</text:p>
          </table:table-cell>
          <table:table-cell office:value-type="float" office:value="5.49403022030047" calcext:value-type="float">
            <text:p>5.4940302203</text:p>
          </table:table-cell>
          <table:table-cell office:value-type="float" office:value="5.42862509863022" calcext:value-type="float">
            <text:p>5.4286250986</text:p>
          </table:table-cell>
          <table:table-cell office:value-type="float" office:value="5.36475892099928" calcext:value-type="float">
            <text:p>5.364758921</text:p>
          </table:table-cell>
          <table:table-cell office:value-type="float" office:value="5.3027715167863" calcext:value-type="float">
            <text:p>5.3027715168</text:p>
          </table:table-cell>
          <table:table-cell office:value-type="float" office:value="5.24220911037131" calcext:value-type="float">
            <text:p>5.2422091104</text:p>
          </table:table-cell>
          <table:table-cell office:value-type="float" office:value="5.18263855229891" calcext:value-type="float">
            <text:p>5.1826385523</text:p>
          </table:table-cell>
          <table:table-cell office:value-type="float" office:value="5.12440665845286" calcext:value-type="float">
            <text:p>5.1244066585</text:p>
          </table:table-cell>
          <table:table-cell office:value-type="float" office:value="5.06856127442239" calcext:value-type="float">
            <text:p>5.0685612744</text:p>
          </table:table-cell>
          <table:table-cell office:value-type="float" office:value="5.01394326146952" calcext:value-type="float">
            <text:p>5.0139432615</text:p>
          </table:table-cell>
          <table:table-cell office:value-type="float" office:value="4.96051259662432" calcext:value-type="float">
            <text:p>4.9605125966</text:p>
          </table:table-cell>
          <table:table-cell office:value-type="float" office:value="4.90923863376596" calcext:value-type="float">
            <text:p>4.9092386338</text:p>
          </table:table-cell>
          <table:table-cell office:value-type="float" office:value="4.85701269085356" calcext:value-type="float">
            <text:p>4.8570126909</text:p>
          </table:table-cell>
          <table:table-cell office:value-type="float" office:value="4.80588624147615" calcext:value-type="float">
            <text:p>4.8058862415</text:p>
          </table:table-cell>
          <table:table-cell office:value-type="float" office:value="4.75582492646078" calcext:value-type="float">
            <text:p>4.7558249265</text:p>
          </table:table-cell>
          <table:table-cell office:value-type="float" office:value="4.70680054986385" calcext:value-type="float">
            <text:p>4.7068005499</text:p>
          </table:table-cell>
          <table:table-cell office:value-type="float" office:value="4.65877667074849" calcext:value-type="float">
            <text:p>4.6587766707</text:p>
          </table:table-cell>
          <table:table-cell office:value-type="float" office:value="4.61172297100919" calcext:value-type="float">
            <text:p>4.611722971</text:p>
          </table:table-cell>
          <table:table-cell office:value-type="float" office:value="4.56561034526469" calcext:value-type="float">
            <text:p>4.5656103453</text:p>
          </table:table-cell>
          <table:table-cell office:value-type="float" office:value="4.52074135331833" calcext:value-type="float">
            <text:p>4.5207413533</text:p>
          </table:table-cell>
          <table:table-cell office:value-type="float" office:value="4.47738430177316" calcext:value-type="float">
            <text:p>4.4773843018</text:p>
          </table:table-cell>
          <table:table-cell office:value-type="float" office:value="4.43391455127051" calcext:value-type="float">
            <text:p>4.4339145513</text:p>
          </table:table-cell>
          <table:table-cell office:value-type="float" office:value="4.39128075750829" calcext:value-type="float">
            <text:p>4.3912807575</text:p>
          </table:table-cell>
          <table:table-cell office:value-type="float" office:value="4.34945903600821" calcext:value-type="float">
            <text:p>4.349459036</text:p>
          </table:table-cell>
          <table:table-cell office:value-type="float" office:value="4.30842640359304" calcext:value-type="float">
            <text:p>4.3084264036</text:p>
          </table:table-cell>
          <table:table-cell office:value-type="float" office:value="4.26816073626974" calcext:value-type="float">
            <text:p>4.2681607363</text:p>
          </table:table-cell>
          <table:table-cell office:value-type="float" office:value="4.22864072945243" calcext:value-type="float">
            <text:p>4.2286407295</text:p>
          </table:table-cell>
          <table:table-cell office:value-type="float" office:value="4.18984586037488" calcext:value-type="float">
            <text:p>4.1898458604</text:p>
          </table:table-cell>
          <table:table-cell office:value-type="float" office:value="4.1517563525533" calcext:value-type="float">
            <text:p>4.1517563526</text:p>
          </table:table-cell>
          <table:table-cell office:value-type="float" office:value="4.11435314216993" calcext:value-type="float">
            <text:p>4.1143531422</text:p>
          </table:table-cell>
          <table:table-cell office:value-type="float" office:value="4.0776178462577" calcext:value-type="float">
            <text:p>4.0776178463</text:p>
          </table:table-cell>
          <table:table-cell office:value-type="float" office:value="4.04183543131794" calcext:value-type="float">
            <text:p>4.0418354313</text:p>
          </table:table-cell>
          <table:table-cell office:value-type="float" office:value="4.006380734552" calcext:value-type="float">
            <text:p>4.0063807346</text:p>
          </table:table-cell>
          <table:table-cell office:value-type="float" office:value="3.97154264120807" calcext:value-type="float">
            <text:p>3.9715426412</text:p>
          </table:table-cell>
          <table:table-cell office:value-type="float" office:value="3.93730520464593" calcext:value-type="float">
            <text:p>3.9373052046</text:p>
          </table:table-cell>
          <table:table-cell office:value-type="float" office:value="3.90365302340964" calcext:value-type="float">
            <text:p>3.9036530234</text:p>
          </table:table-cell>
          <table:table-cell office:value-type="float" office:value="3.8705712181265" calcext:value-type="float">
            <text:p>3.8705712181</text:p>
          </table:table-cell>
          <table:table-cell office:value-type="float" office:value="3.83804540957082" calcext:value-type="float">
            <text:p>3.8380454096</text:p>
          </table:table-cell>
          <table:table-cell office:value-type="float" office:value="3.8060616978244" calcext:value-type="float">
            <text:p>3.8060616978</text:p>
          </table:table-cell>
          <table:table-cell office:value-type="float" office:value="3.77460664247047" calcext:value-type="float">
            <text:p>3.7746066425</text:p>
          </table:table-cell>
          <table:table-cell office:value-type="float" office:value="3.7436672437617" calcext:value-type="float">
            <text:p>3.7436672438</text:p>
          </table:table-cell>
          <table:table-cell office:value-type="float" office:value="3.71323092470673" calcext:value-type="float">
            <text:p>3.7132309247</text:p>
          </table:table-cell>
          <table:table-cell office:value-type="float" office:value="3.68328551402361" calcext:value-type="float">
            <text:p>3.683285514</text:p>
          </table:table-cell>
          <table:table-cell office:value-type="float" office:value="3.65381922991142" calcext:value-type="float">
            <text:p>3.6538192299</text:p>
          </table:table-cell>
          <table:table-cell office:value-type="float" office:value="3.62482066459466" calcext:value-type="float">
            <text:p>3.6248206646</text:p>
          </table:table-cell>
          <table:table-cell office:value-type="float" office:value="3.59654524328827" calcext:value-type="float">
            <text:p>3.5965452433</text:p>
          </table:table-cell>
          <table:table-cell office:value-type="float" office:value="3.56871162543979" calcext:value-type="float">
            <text:p>3.5687116254</text:p>
          </table:table-cell>
          <table:table-cell office:value-type="float" office:value="3.54104719423483" calcext:value-type="float">
            <text:p>3.5410471942</text:p>
          </table:table-cell>
          <table:table-cell office:value-type="float" office:value="3.51406869396135" calcext:value-type="float">
            <text:p>3.514068694</text:p>
          </table:table-cell>
          <table:table-cell office:value-type="float" office:value="3.48724374209905" calcext:value-type="float">
            <text:p>3.4872437421</text:p>
          </table:table-cell>
          <table:table-cell office:value-type="float" office:value="3.46082522890133" calcext:value-type="float">
            <text:p>3.4608252289</text:p>
          </table:table-cell>
          <table:table-cell office:value-type="float" office:value="3.43505843889969" calcext:value-type="float">
            <text:p>3.4350584389</text:p>
          </table:table-cell>
          <table:table-cell office:value-type="float" office:value="3.40942367443029" calcext:value-type="float">
            <text:p>3.4094236744</text:p>
          </table:table-cell>
          <table:table-cell office:value-type="float" office:value="3.38416868424933" calcext:value-type="float">
            <text:p>3.3841686842</text:p>
          </table:table-cell>
          <table:table-cell office:value-type="float" office:value="3.35928509098279" calcext:value-type="float">
            <text:p>3.359285091</text:p>
          </table:table-cell>
          <table:table-cell office:value-type="float" office:value="3.33476476185152" calcext:value-type="float">
            <text:p>3.3347647619</text:p>
          </table:table-cell>
          <table:table-cell office:value-type="float" office:value="3.31059979980912" calcext:value-type="float">
            <text:p>3.3105997998</text:p>
          </table:table-cell>
          <table:table-cell office:value-type="float" office:value="3.2870260038298" calcext:value-type="float">
            <text:p>3.2870260038</text:p>
          </table:table-cell>
          <table:table-cell office:value-type="float" office:value="3.26354724665958" calcext:value-type="float">
            <text:p>3.2635472467</text:p>
          </table:table-cell>
          <table:table-cell office:value-type="float" office:value="3.24064153681578" calcext:value-type="float">
            <text:p>3.2406415368</text:p>
          </table:table-cell>
          <table:table-cell office:value-type="float" office:value="3.21805844260357" calcext:value-type="float">
            <text:p>3.2180584426</text:p>
          </table:table-cell>
          <table:table-cell office:value-type="float" office:value="3.19624210451342" calcext:value-type="float">
            <text:p>3.1962421045</text:p>
          </table:table-cell>
          <table:table-cell office:value-type="float" office:value="3.17428099377848" calcext:value-type="float">
            <text:p>3.1742809938</text:p>
          </table:table-cell>
          <table:table-cell office:value-type="float" office:value="3.15306748413664" calcext:value-type="float">
            <text:p>3.1530674841</text:p>
          </table:table-cell>
          <table:table-cell office:value-type="float" office:value="3.13147428490665" calcext:value-type="float">
            <text:p>3.1314742849</text:p>
          </table:table-cell>
          <table:table-cell office:value-type="float" office:value="3.1101748707002" calcext:value-type="float">
            <text:p>3.1101748707</text:p>
          </table:table-cell>
          <table:table-cell office:value-type="float" office:value="3.0891601756279" calcext:value-type="float">
            <text:p>3.0891601756</text:p>
          </table:table-cell>
          <table:table-cell office:value-type="float" office:value="3.06865468558129" calcext:value-type="float">
            <text:p>3.0686546856</text:p>
          </table:table-cell>
          <table:table-cell office:value-type="float" office:value="3.04819698767741" calcext:value-type="float">
            <text:p>3.0481969877</text:p>
          </table:table-cell>
          <table:table-cell office:value-type="float" office:value="3.02801025265968" calcext:value-type="float">
            <text:p>3.0280102527</text:p>
          </table:table-cell>
          <table:table-cell office:value-type="float" office:value="3.0080891325764" calcext:value-type="float">
            <text:p>3.0080891326</text:p>
          </table:table-cell>
          <table:table-cell office:value-type="float" office:value="2.98842841929158" calcext:value-type="float">
            <text:p>2.9884284193</text:p>
          </table:table-cell>
          <table:table-cell office:value-type="float" office:value="2.96902303994553" calcext:value-type="float">
            <text:p>2.9690230399</text:p>
          </table:table-cell>
          <table:table-cell office:value-type="float" office:value="2.94986805259105" calcext:value-type="float">
            <text:p>2.9498680526</text:p>
          </table:table-cell>
          <table:table-cell office:value-type="float" office:value="2.93095864199751" calcext:value-type="float">
            <text:p>2.930958642</text:p>
          </table:table-cell>
          <table:table-cell office:value-type="float" office:value="2.91229011561536" calcext:value-type="float">
            <text:p>2.9122901156</text:p>
          </table:table-cell>
          <table:table-cell office:value-type="float" office:value="2.89385789969375" calcext:value-type="float">
            <text:p>2.8938578997</text:p>
          </table:table-cell>
          <table:table-cell office:value-type="float" office:value="2.87565753554473" calcext:value-type="float">
            <text:p>2.8756575355</text:p>
          </table:table-cell>
          <table:table-cell office:value-type="float" office:value="2.85768467594757" calcext:value-type="float">
            <text:p>2.8576846759</text:p>
          </table:table-cell>
          <table:table-cell office:value-type="float" office:value="2.8401452814304" calcext:value-type="float">
            <text:p>2.8401452814</text:p>
          </table:table-cell>
          <table:table-cell office:value-type="float" office:value="2.82282242264801" calcext:value-type="float">
            <text:p>2.8228224226</text:p>
          </table:table-cell>
          <table:table-cell office:value-type="float" office:value="2.80571211428013" calcext:value-type="float">
            <text:p>2.8057121143</text:p>
          </table:table-cell>
          <table:table-cell office:value-type="float" office:value="2.78881046820941" calcext:value-type="float">
            <text:p>2.7888104682</text:p>
          </table:table-cell>
          <table:table-cell office:value-type="float" office:value="2.77211369057592" calcext:value-type="float">
            <text:p>2.7721136906</text:p>
          </table:table-cell>
          <table:table-cell office:value-type="float" office:value="2.75561807893801" calcext:value-type="float">
            <text:p>2.7556180789</text:p>
          </table:table-cell>
          <table:table-cell office:value-type="float" office:value="2.73932001953528" calcext:value-type="float">
            <text:p>2.7393200195</text:p>
          </table:table-cell>
          <table:table-cell office:value-type="float" office:value="2.72321598464925" calcext:value-type="float">
            <text:p>2.7232159846</text:p>
          </table:table-cell>
          <table:table-cell office:value-type="float" office:value="2.70730253005774" calcext:value-type="float">
            <text:p>2.7073025301</text:p>
          </table:table-cell>
          <table:table-cell office:value-type="float" office:value="2.69157629257906" calcext:value-type="float">
            <text:p>2.6915762926</text:p>
          </table:table-cell>
          <table:table-cell office:value-type="float" office:value="2.67603398770248" calcext:value-type="float">
            <text:p>2.6760339877</text:p>
          </table:table-cell>
          <table:table-cell office:value-type="float" office:value="2.66104729065601" calcext:value-type="float">
            <text:p>2.6610472907</text:p>
          </table:table-cell>
          <table:table-cell office:value-type="float" office:value="2.6462338502228" calcext:value-type="float">
            <text:p>2.6462338502</text:p>
          </table:table-cell>
          <table:table-cell office:value-type="float" office:value="2.63159067921986" calcext:value-type="float">
            <text:p>2.6315906792</text:p>
          </table:table-cell>
          <table:table-cell office:value-type="float" office:value="2.61711485874267" calcext:value-type="float">
            <text:p>2.6171148587</text:p>
          </table:table-cell>
          <table:table-cell office:value-type="float" office:value="2.60280353622544" calcext:value-type="float">
            <text:p>2.6028035362</text:p>
          </table:table-cell>
          <table:table-cell office:value-type="float" office:value="2.58865392356717" calcext:value-type="float">
            <text:p>2.5886539236</text:p>
          </table:table-cell>
          <table:table-cell office:value-type="float" office:value="2.57466329532079" calcext:value-type="float">
            <text:p>2.5746632953</text:p>
          </table:table-cell>
          <table:table-cell office:value-type="float" office:value="2.56082898694308" calcext:value-type="float">
            <text:p>2.5608289869</text:p>
          </table:table-cell>
          <table:table-cell office:value-type="float" office:value="2.5471483931029" calcext:value-type="float">
            <text:p>2.5471483931</text:p>
          </table:table-cell>
          <table:table-cell office:value-type="float" office:value="2.53326272329948" calcext:value-type="float">
            <text:p>2.5332627233</text:p>
          </table:table-cell>
          <table:table-cell office:value-type="float" office:value="2.51952964327411" calcext:value-type="float">
            <text:p>2.5195296433</text:p>
          </table:table-cell>
          <table:table-cell office:value-type="float" office:value="2.50594665155503" calcext:value-type="float">
            <text:p>2.5059466516</text:p>
          </table:table-cell>
          <table:table-cell office:value-type="float" office:value="2.49251130105029" calcext:value-type="float">
            <text:p>2.4925113011</text:p>
          </table:table-cell>
          <table:table-cell office:value-type="float" office:value="2.47956973777819" calcext:value-type="float">
            <text:p>2.4795697378</text:p>
          </table:table-cell>
          <table:table-cell office:value-type="float" office:value="2.46676733110041" calcext:value-type="float">
            <text:p>2.4667673311</text:p>
          </table:table-cell>
          <table:table-cell office:value-type="float" office:value="2.45410184855822" calcext:value-type="float">
            <text:p>2.4541018486</text:p>
          </table:table-cell>
          <table:table-cell office:value-type="float" office:value="2.44157110519201" calcext:value-type="float">
            <text:p>2.4415711052</text:p>
          </table:table-cell>
          <table:table-cell office:value-type="float" office:value="2.4291729622847" calcext:value-type="float">
            <text:p>2.4291729623</text:p>
          </table:table-cell>
          <table:table-cell office:value-type="float" office:value="2.41690532614484" calcext:value-type="float">
            <text:p>2.4169053261</text:p>
          </table:table-cell>
          <table:table-cell office:value-type="float" office:value="2.40476614692791" calcext:value-type="float">
            <text:p>2.4047661469</text:p>
          </table:table-cell>
          <table:table-cell office:value-type="float" office:value="2.39241758448913" calcext:value-type="float">
            <text:p>2.3924175845</text:p>
          </table:table-cell>
          <table:table-cell office:value-type="float" office:value="2.38019698642796" calcext:value-type="float">
            <text:p>2.3801969864</text:p>
          </table:table-cell>
          <table:table-cell office:value-type="float" office:value="2.36810237391381" calcext:value-type="float">
            <text:p>2.3681023739</text:p>
          </table:table-cell>
          <table:table-cell office:value-type="float" office:value="2.3561318087075" calcext:value-type="float">
            <text:p>2.3561318087</text:p>
          </table:table-cell>
          <table:table-cell office:value-type="float" office:value="2.34428339212574" calcext:value-type="float">
            <text:p>2.3442833921</text:p>
          </table:table-cell>
          <table:table-cell office:value-type="float" office:value="2.33288257336221" calcext:value-type="float">
            <text:p>2.3328825734</text:p>
          </table:table-cell>
          <table:table-cell office:value-type="float" office:value="2.32127125813656" calcext:value-type="float">
            <text:p>2.3212712581</text:p>
          </table:table-cell>
          <table:table-cell office:value-type="float" office:value="2.30977663954634" calcext:value-type="float">
            <text:p>2.3097766395</text:p>
          </table:table-cell>
          <table:table-cell office:value-type="float" office:value="2.2982300583314" calcext:value-type="float">
            <text:p>2.298230058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3337666063948" calcext:value-type="float">
            <text:p>12.3337666064</text:p>
          </table:table-cell>
          <table:table-cell office:value-type="string" calcext:value-type="string">
            <text:p><text:s/>global min</text:p>
          </table:table-cell>
          <table:table-cell office:value-type="float" office:value="-12.7003897432796" calcext:value-type="float">
            <text:p>-12.7003897433</text:p>
          </table:table-cell>
          <table:table-cell office:value-type="string" calcext:value-type="string">
            <text:p><text:s/>range</text:p>
          </table:table-cell>
          <table:table-cell office:value-type="float" office:value="25.0341563496744" calcext:value-type="float">
            <text:p>25.034156349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5.4980844402809" calcext:value-type="float">
            <text:p>15.4980844403</text:p>
          </table:table-cell>
          <table:table-cell office:value-type="float" office:value="9.90108091478392" calcext:value-type="float">
            <text:p>9.9010809148</text:p>
          </table:table-cell>
          <table:table-cell office:value-type="float" office:value="6.60072060985595" calcext:value-type="float">
            <text:p>6.6007206099</text:p>
          </table:table-cell>
          <table:table-cell office:value-type="float" office:value="10.6343582877097" calcext:value-type="float">
            <text:p>10.6343582877</text:p>
          </table:table-cell>
          <table:table-cell office:value-type="float" office:value="13.5000396511966" calcext:value-type="float">
            <text:p>13.5000396512</text:p>
          </table:table-cell>
          <table:table-cell office:value-type="float" office:value="13.8151601167925" calcext:value-type="float">
            <text:p>13.8151601168</text:p>
          </table:table-cell>
          <table:table-cell office:value-type="float" office:value="13.5483853725004" calcext:value-type="float">
            <text:p>13.5483853725</text:p>
          </table:table-cell>
          <table:table-cell office:value-type="float" office:value="13.5650178691681" calcext:value-type="float">
            <text:p>13.5650178692</text:p>
          </table:table-cell>
          <table:table-cell office:value-type="float" office:value="12.8096173344749" calcext:value-type="float">
            <text:p>12.8096173345</text:p>
          </table:table-cell>
          <table:table-cell office:value-type="float" office:value="13.0846453621116" calcext:value-type="float">
            <text:p>13.0846453621</text:p>
          </table:table-cell>
          <table:table-cell office:value-type="float" office:value="12.3587882654337" calcext:value-type="float">
            <text:p>12.3587882654</text:p>
          </table:table-cell>
          <table:table-cell office:value-type="float" office:value="12.7810596486321" calcext:value-type="float">
            <text:p>12.7810596486</text:p>
          </table:table-cell>
          <table:table-cell office:value-type="float" office:value="13.0092358590106" calcext:value-type="float">
            <text:p>13.009235859</text:p>
          </table:table-cell>
          <table:table-cell office:value-type="float" office:value="13.35544067593" calcext:value-type="float">
            <text:p>13.3554406759</text:p>
          </table:table-cell>
          <table:table-cell office:value-type="float" office:value="12.8505161110907" calcext:value-type="float">
            <text:p>12.8505161111</text:p>
          </table:table-cell>
          <table:table-cell office:value-type="float" office:value="12.6950558449561" calcext:value-type="float">
            <text:p>12.695055845</text:p>
          </table:table-cell>
          <table:table-cell office:value-type="float" office:value="12.1507011035112" calcext:value-type="float">
            <text:p>12.1507011035</text:p>
          </table:table-cell>
          <table:table-cell office:value-type="float" office:value="11.6559326741113" calcext:value-type="float">
            <text:p>11.6559326741</text:p>
          </table:table-cell>
          <table:table-cell office:value-type="float" office:value="11.1982668755415" calcext:value-type="float">
            <text:p>11.1982668755</text:p>
          </table:table-cell>
          <table:table-cell office:value-type="float" office:value="11.6328344019798" calcext:value-type="float">
            <text:p>11.632834402</text:p>
          </table:table-cell>
          <table:table-cell office:value-type="float" office:value="11.9130688864163" calcext:value-type="float">
            <text:p>11.9130688864</text:p>
          </table:table-cell>
          <table:table-cell office:value-type="float" office:value="11.5253829701211" calcext:value-type="float">
            <text:p>11.5253829701</text:p>
          </table:table-cell>
          <table:table-cell office:value-type="float" office:value="11.3695758529243" calcext:value-type="float">
            <text:p>11.3695758529</text:p>
          </table:table-cell>
          <table:table-cell office:value-type="float" office:value="11.1674775794081" calcext:value-type="float">
            <text:p>11.1674775794</text:p>
          </table:table-cell>
          <table:table-cell office:value-type="float" office:value="11.0439444524805" calcext:value-type="float">
            <text:p>11.0439444525</text:p>
          </table:table-cell>
          <table:table-cell office:value-type="float" office:value="10.8008624485195" calcext:value-type="float">
            <text:p>10.8008624485</text:p>
          </table:table-cell>
          <table:table-cell office:value-type="float" office:value="10.5390713876126" calcext:value-type="float">
            <text:p>10.5390713876</text:p>
          </table:table-cell>
          <table:table-cell office:value-type="float" office:value="10.5794504530739" calcext:value-type="float">
            <text:p>10.5794504531</text:p>
          </table:table-cell>
          <table:table-cell office:value-type="float" office:value="10.5347908940278" calcext:value-type="float">
            <text:p>10.534790894</text:p>
          </table:table-cell>
          <table:table-cell office:value-type="float" office:value="10.2619428612542" calcext:value-type="float">
            <text:p>10.2619428613</text:p>
          </table:table-cell>
          <table:table-cell office:value-type="float" office:value="10.4269324623441" calcext:value-type="float">
            <text:p>10.4269324623</text:p>
          </table:table-cell>
          <table:table-cell office:value-type="float" office:value="10.3063284479864" calcext:value-type="float">
            <text:p>10.306328448</text:p>
          </table:table-cell>
          <table:table-cell office:value-type="float" office:value="10.1985204975394" calcext:value-type="float">
            <text:p>10.1985204975</text:p>
          </table:table-cell>
          <table:table-cell office:value-type="float" office:value="10.1553905677834" calcext:value-type="float">
            <text:p>10.1553905678</text:p>
          </table:table-cell>
          <table:table-cell office:value-type="float" office:value="9.87388914465402" calcext:value-type="float">
            <text:p>9.8738891447</text:p>
          </table:table-cell>
          <table:table-cell office:value-type="float" office:value="9.7069145755014" calcext:value-type="float">
            <text:p>9.7069145755</text:p>
          </table:table-cell>
          <table:table-cell office:value-type="float" office:value="9.45213914534033" calcext:value-type="float">
            <text:p>9.4521391453</text:p>
          </table:table-cell>
          <table:table-cell office:value-type="float" office:value="9.26788739503881" calcext:value-type="float">
            <text:p>9.267887395</text:p>
          </table:table-cell>
          <table:table-cell office:value-type="float" office:value="9.19447037980133" calcext:value-type="float">
            <text:p>9.1944703798</text:p>
          </table:table-cell>
          <table:table-cell office:value-type="float" office:value="8.96881312142364" calcext:value-type="float">
            <text:p>8.9688131214</text:p>
          </table:table-cell>
          <table:table-cell office:value-type="float" office:value="8.75689630528018" calcext:value-type="float">
            <text:p>8.7568963053</text:p>
          </table:table-cell>
          <table:table-cell office:value-type="float" office:value="8.5524030609805" calcext:value-type="float">
            <text:p>8.552403061</text:p>
          </table:table-cell>
          <table:table-cell office:value-type="float" office:value="8.35742113036918" calcext:value-type="float">
            <text:p>8.3574211304</text:p>
          </table:table-cell>
          <table:table-cell office:value-type="float" office:value="8.17130201478564" calcext:value-type="float">
            <text:p>8.1713020148</text:p>
          </table:table-cell>
          <table:table-cell office:value-type="float" office:value="7.99345485989471" calcext:value-type="float">
            <text:p>7.9934548599</text:p>
          </table:table-cell>
          <table:table-cell office:value-type="float" office:value="7.8257759207566" calcext:value-type="float">
            <text:p>7.8257759208</text:p>
          </table:table-cell>
          <table:table-cell office:value-type="float" office:value="7.72033734441642" calcext:value-type="float">
            <text:p>7.7203373444</text:p>
          </table:table-cell>
          <table:table-cell office:value-type="float" office:value="7.56127867679569" calcext:value-type="float">
            <text:p>7.5612786768</text:p>
          </table:table-cell>
          <table:table-cell office:value-type="float" office:value="7.4087121996901" calcext:value-type="float">
            <text:p>7.4087121997</text:p>
          </table:table-cell>
          <table:table-cell office:value-type="float" office:value="7.26224838166873" calcext:value-type="float">
            <text:p>7.2622483817</text:p>
          </table:table-cell>
          <table:table-cell office:value-type="float" office:value="7.12045745946572" calcext:value-type="float">
            <text:p>7.1204574595</text:p>
          </table:table-cell>
          <table:table-cell office:value-type="float" office:value="6.98675981687395" calcext:value-type="float">
            <text:p>6.9867598169</text:p>
          </table:table-cell>
          <table:table-cell office:value-type="float" office:value="6.85810736834224" calcext:value-type="float">
            <text:p>6.8581073683</text:p>
          </table:table-cell>
          <table:table-cell office:value-type="float" office:value="6.73421982531171" calcext:value-type="float">
            <text:p>6.7342198253</text:p>
          </table:table-cell>
          <table:table-cell office:value-type="float" office:value="6.61333439755371" calcext:value-type="float">
            <text:p>6.6133343976</text:p>
          </table:table-cell>
          <table:table-cell office:value-type="float" office:value="6.49676630650135" calcext:value-type="float">
            <text:p>6.4967663065</text:p>
          </table:table-cell>
          <table:table-cell office:value-type="float" office:value="6.38428832390697" calcext:value-type="float">
            <text:p>6.3842883239</text:p>
          </table:table-cell>
          <table:table-cell office:value-type="float" office:value="6.27474734158642" calcext:value-type="float">
            <text:p>6.2747473416</text:p>
          </table:table-cell>
          <table:table-cell office:value-type="float" office:value="6.16984520526498" calcext:value-type="float">
            <text:p>6.1698452053</text:p>
          </table:table-cell>
          <table:table-cell office:value-type="float" office:value="6.06981745258879" calcext:value-type="float">
            <text:p>6.0698174526</text:p>
          </table:table-cell>
          <table:table-cell office:value-type="float" office:value="5.97171423694999" calcext:value-type="float">
            <text:p>5.9717142369</text:p>
          </table:table-cell>
          <table:table-cell office:value-type="float" office:value="5.8767756411705" calcext:value-type="float">
            <text:p>5.8767756412</text:p>
          </table:table-cell>
          <table:table-cell office:value-type="float" office:value="5.78616301265499" calcext:value-type="float">
            <text:p>5.7861630127</text:p>
          </table:table-cell>
          <table:table-cell office:value-type="float" office:value="5.69709048587322" calcext:value-type="float">
            <text:p>5.6970904859</text:p>
          </table:table-cell>
          <table:table-cell office:value-type="float" office:value="5.60991849915694" calcext:value-type="float">
            <text:p>5.6099184992</text:p>
          </table:table-cell>
          <table:table-cell office:value-type="float" office:value="5.52496389735645" calcext:value-type="float">
            <text:p>5.5249638974</text:p>
          </table:table-cell>
          <table:table-cell office:value-type="float" office:value="5.44250174963471" calcext:value-type="float">
            <text:p>5.4425017496</text:p>
          </table:table-cell>
          <table:table-cell office:value-type="float" office:value="5.36276721248923" calcext:value-type="float">
            <text:p>5.3627672125</text:p>
          </table:table-cell>
          <table:table-cell office:value-type="float" office:value="5.28595737007382" calcext:value-type="float">
            <text:p>5.2859573701</text:p>
          </table:table-cell>
          <table:table-cell office:value-type="float" office:value="5.21073731084051" calcext:value-type="float">
            <text:p>5.2107373108</text:p>
          </table:table-cell>
          <table:table-cell office:value-type="float" office:value="5.13734664449064" calcext:value-type="float">
            <text:p>5.1373466445</text:p>
          </table:table-cell>
          <table:table-cell office:value-type="float" office:value="5.06603509082167" calcext:value-type="float">
            <text:p>5.0660350908</text:p>
          </table:table-cell>
          <table:table-cell office:value-type="float" office:value="4.99663734985151" calcext:value-type="float">
            <text:p>4.9966373499</text:p>
          </table:table-cell>
          <table:table-cell office:value-type="float" office:value="4.92939296976895" calcext:value-type="float">
            <text:p>4.9293929698</text:p>
          </table:table-cell>
          <table:table-cell office:value-type="float" office:value="4.86394177315526" calcext:value-type="float">
            <text:p>4.8639417732</text:p>
          </table:table-cell>
          <table:table-cell office:value-type="float" office:value="4.80021297645245" calcext:value-type="float">
            <text:p>4.8002129765</text:p>
          </table:table-cell>
          <table:table-cell office:value-type="float" office:value="4.7381394731705" calcext:value-type="float">
            <text:p>4.7381394732</text:p>
          </table:table-cell>
          <table:table-cell office:value-type="float" office:value="4.67765759817783" calcext:value-type="float">
            <text:p>4.6776575982</text:p>
          </table:table-cell>
          <table:table-cell office:value-type="float" office:value="4.61924279422401" calcext:value-type="float">
            <text:p>4.6192427942</text:p>
          </table:table-cell>
          <table:table-cell office:value-type="float" office:value="4.56306792170719" calcext:value-type="float">
            <text:p>4.5630679217</text:p>
          </table:table-cell>
          <table:table-cell office:value-type="float" office:value="4.50828008307968" calcext:value-type="float">
            <text:p>4.5082800831</text:p>
          </table:table-cell>
          <table:table-cell office:value-type="float" office:value="4.45482853319918" calcext:value-type="float">
            <text:p>4.4548285332</text:p>
          </table:table-cell>
          <table:table-cell office:value-type="float" office:value="4.40266497247243" calcext:value-type="float">
            <text:p>4.4026649725</text:p>
          </table:table-cell>
          <table:table-cell office:value-type="float" office:value="4.35174340128679" calcext:value-type="float">
            <text:p>4.3517434013</text:p>
          </table:table-cell>
          <table:table-cell office:value-type="float" office:value="4.30201998471728" calcext:value-type="float">
            <text:p>4.3020199847</text:p>
          </table:table-cell>
          <table:table-cell office:value-type="float" office:value="4.25223548749664" calcext:value-type="float">
            <text:p>4.2522354875</text:p>
          </table:table-cell>
          <table:table-cell office:value-type="float" office:value="4.20408206908663" calcext:value-type="float">
            <text:p>4.2040820691</text:p>
          </table:table-cell>
          <table:table-cell office:value-type="float" office:value="4.15702304654957" calcext:value-type="float">
            <text:p>4.1570230465</text:p>
          </table:table-cell>
          <table:table-cell office:value-type="float" office:value="4.11102153013695" calcext:value-type="float">
            <text:p>4.1110215301</text:p>
          </table:table-cell>
          <table:table-cell office:value-type="float" office:value="4.0660422696446" calcext:value-type="float">
            <text:p>4.0660422696</text:p>
          </table:table-cell>
          <table:table-cell office:value-type="float" office:value="4.02158634606325" calcext:value-type="float">
            <text:p>4.0215863461</text:p>
          </table:table-cell>
          <table:table-cell office:value-type="float" office:value="3.97809685560324" calcext:value-type="float">
            <text:p>3.9780968556</text:p>
          </table:table-cell>
          <table:table-cell office:value-type="float" office:value="3.93532162059676" calcext:value-type="float">
            <text:p>3.9353216206</text:p>
          </table:table-cell>
          <table:table-cell office:value-type="float" office:value="3.89345649697339" calcext:value-type="float">
            <text:p>3.893456497</text:p>
          </table:table-cell>
          <table:table-cell office:value-type="float" office:value="3.85247274437367" calcext:value-type="float">
            <text:p>3.8524727444</text:p>
          </table:table-cell>
          <table:table-cell office:value-type="float" office:value="3.81255691603375" calcext:value-type="float">
            <text:p>3.812556916</text:p>
          </table:table-cell>
          <table:table-cell office:value-type="float" office:value="3.77325220555918" calcext:value-type="float">
            <text:p>3.7732522056</text:p>
          </table:table-cell>
          <table:table-cell office:value-type="float" office:value="3.73474963203307" calcext:value-type="float">
            <text:p>3.734749632</text:p>
          </table:table-cell>
          <table:table-cell office:value-type="float" office:value="3.69702488827516" calcext:value-type="float">
            <text:p>3.6970248883</text:p>
          </table:table-cell>
          <table:table-cell office:value-type="float" office:value="3.6600546393924" calcext:value-type="float">
            <text:p>3.6600546394</text:p>
          </table:table-cell>
          <table:table-cell office:value-type="float" office:value="3.62401997191072" calcext:value-type="float">
            <text:p>3.6240199719</text:p>
          </table:table-cell>
          <table:table-cell office:value-type="float" office:value="3.58869186653652" calcext:value-type="float">
            <text:p>3.5886918665</text:p>
          </table:table-cell>
          <table:table-cell office:value-type="float" office:value="3.55404974379094" calcext:value-type="float">
            <text:p>3.5540497438</text:p>
          </table:table-cell>
          <table:table-cell office:value-type="float" office:value="3.52007381571355" calcext:value-type="float">
            <text:p>3.5200738157</text:p>
          </table:table-cell>
          <table:table-cell office:value-type="float" office:value="3.48674504817096" calcext:value-type="float">
            <text:p>3.4867450482</text:p>
          </table:table-cell>
          <table:table-cell office:value-type="float" office:value="3.45404512529899" calcext:value-type="float">
            <text:p>3.4540451253</text:p>
          </table:table-cell>
          <table:table-cell office:value-type="float" office:value="3.42195641593865" calcext:value-type="float">
            <text:p>3.4219564159</text:p>
          </table:table-cell>
          <table:table-cell office:value-type="float" office:value="3.39046194193683" calcext:value-type="float">
            <text:p>3.3904619419</text:p>
          </table:table-cell>
          <table:table-cell office:value-type="float" office:value="3.35954534819193" calcext:value-type="float">
            <text:p>3.3595453482</text:p>
          </table:table-cell>
          <table:table-cell office:value-type="float" office:value="3.32919087433329" calcext:value-type="float">
            <text:p>3.3291908743</text:p>
          </table:table-cell>
          <table:table-cell office:value-type="float" office:value="3.29938332793157" calcext:value-type="float">
            <text:p>3.2993833279</text:p>
          </table:table-cell>
          <table:table-cell office:value-type="float" office:value="3.27010805914416" calcext:value-type="float">
            <text:p>3.2701080591</text:p>
          </table:table-cell>
          <table:table-cell office:value-type="float" office:value="3.24135093670698" calcext:value-type="float">
            <text:p>3.2413509367</text:p>
          </table:table-cell>
          <table:table-cell office:value-type="float" office:value="3.21309832518974" calcext:value-type="float">
            <text:p>3.2130983252</text:p>
          </table:table-cell>
          <table:table-cell office:value-type="float" office:value="3.18533706343803" calcext:value-type="float">
            <text:p>3.1853370634</text:p>
          </table:table-cell>
          <table:table-cell office:value-type="float" office:value="3.15841939983792" calcext:value-type="float">
            <text:p>3.1584193998</text:p>
          </table:table-cell>
          <table:table-cell office:value-type="float" office:value="3.13196186723952" calcext:value-type="float">
            <text:p>3.1319618672</text:p>
          </table:table-cell>
          <table:table-cell office:value-type="float" office:value="3.10595276739703" calcext:value-type="float">
            <text:p>3.1059527674</text:p>
          </table:table-cell>
          <table:table-cell office:value-type="float" office:value="3.08038079528299" calcext:value-type="float">
            <text:p>3.0803807953</text:p>
          </table:table-cell>
          <table:table-cell office:value-type="float" office:value="3.05523502270418" calcext:value-type="float">
            <text:p>3.0552350227</text:p>
          </table:table-cell>
          <table:table-cell office:value-type="float" office:value="3.03050488272998" calcext:value-type="float">
            <text:p>3.0305048827</text:p>
          </table:table-cell>
          <table:table-cell office:value-type="float" office:value="3.00669134264923" calcext:value-type="float">
            <text:p>3.0066913426</text:p>
          </table:table-cell>
          <table:table-cell office:value-type="float" office:value="2.98326501460231" calcext:value-type="float">
            <text:p>2.9832650146</text:p>
          </table:table-cell>
          <table:table-cell office:value-type="float" office:value="2.96021653055616" calcext:value-type="float">
            <text:p>2.9602165306</text:p>
          </table:table-cell>
          <table:table-cell office:value-type="float" office:value="2.93753682225474" calcext:value-type="float">
            <text:p>2.9375368223</text:p>
          </table:table-cell>
          <table:table-cell office:value-type="float" office:value="2.91521710932318" calcext:value-type="float">
            <text:p>2.9152171093</text:p>
          </table:table-cell>
          <table:table-cell office:value-type="float" office:value="2.89275782567359" calcext:value-type="float">
            <text:p>2.8927578257</text:p>
          </table:table-cell>
          <table:table-cell office:value-type="float" office:value="2.87064946833103" calcext:value-type="float">
            <text:p>2.8706494683</text:p>
          </table:table-cell>
          <table:table-cell office:value-type="float" office:value="2.84888387621859" calcext:value-type="float">
            <text:p>2.8488838762</text:p>
          </table:table-cell>
          <table:table-cell office:value-type="float" office:value="2.82745313936941" calcext:value-type="float">
            <text:p>2.8274531394</text:p>
          </table:table-cell>
          <table:table-cell office:value-type="float" office:value="2.80634958934236" calcext:value-type="float">
            <text:p>2.8063495893</text:p>
          </table:table-cell>
          <table:table-cell office:value-type="float" office:value="2.7855657900733" calcext:value-type="float">
            <text:p>2.7855657901</text:p>
          </table:table-cell>
          <table:table-cell office:value-type="float" office:value="2.7650945291391" calcext:value-type="float">
            <text:p>2.7650945291</text:p>
          </table:table-cell>
          <table:table-cell office:value-type="float" office:value="2.74492880941288" calcext:value-type="float">
            <text:p>2.7449288094</text:p>
          </table:table-cell>
          <table:table-cell office:value-type="float" office:value="2.72506184109002" calcext:value-type="float">
            <text:p>2.7250618411</text:p>
          </table:table-cell>
          <table:table-cell office:value-type="float" office:value="2.70548703406601" calcext:value-type="float">
            <text:p>2.7054870341</text:p>
          </table:table-cell>
          <table:table-cell office:value-type="float" office:value="2.68588897705635" calcext:value-type="float">
            <text:p>2.6858889771</text:p>
          </table:table-cell>
          <table:table-cell office:value-type="float" office:value="2.66688172422135" calcext:value-type="float">
            <text:p>2.6668817242</text:p>
          </table:table-cell>
          <table:table-cell office:value-type="float" office:value="2.64784338968553" calcext:value-type="float">
            <text:p>2.6478433897</text:p>
          </table:table-cell>
          <table:table-cell office:value-type="float" office:value="2.62907703135736" calcext:value-type="float">
            <text:p>2.6290770314</text:p>
          </table:table-cell>
          <table:table-cell office:value-type="float" office:value="2.61057686250902" calcext:value-type="float">
            <text:p>2.6105768625</text:p>
          </table:table-cell>
          <table:table-cell office:value-type="float" office:value="2.59233725941912" calcext:value-type="float">
            <text:p>2.5923372594</text:p>
          </table:table-cell>
          <table:table-cell office:value-type="float" office:value="2.57435275567312" calcext:value-type="float">
            <text:p>2.5743527557</text:p>
          </table:table-cell>
          <table:table-cell office:value-type="float" office:value="2.55661803670138" calcext:value-type="float">
            <text:p>2.5566180367</text:p>
          </table:table-cell>
          <table:table-cell office:value-type="float" office:value="2.53912793454304" calcext:value-type="float">
            <text:p>2.5391279345</text:p>
          </table:table-cell>
          <table:table-cell office:value-type="float" office:value="2.52187742282523" calcext:value-type="float">
            <text:p>2.5218774228</text:p>
          </table:table-cell>
          <table:table-cell office:value-type="float" office:value="2.50486161194711" calcext:value-type="float">
            <text:p>2.5048616119</text:p>
          </table:table-cell>
          <table:table-cell office:value-type="float" office:value="2.48807574445924" calcext:value-type="float">
            <text:p>2.4880757445</text:p>
          </table:table-cell>
          <table:table-cell office:value-type="float" office:value="2.47151519062892" calcext:value-type="float">
            <text:p>2.4715151906</text:p>
          </table:table-cell>
          <table:table-cell office:value-type="float" office:value="2.45517544418301" calcext:value-type="float">
            <text:p>2.4551754442</text:p>
          </table:table-cell>
          <table:table-cell office:value-type="float" office:value="2.43905211821983" calcext:value-type="float">
            <text:p>2.4390521182</text:p>
          </table:table-cell>
          <table:table-cell office:value-type="float" office:value="2.42314094128247" calcext:value-type="float">
            <text:p>2.4231409413</text:p>
          </table:table-cell>
          <table:table-cell office:value-type="float" office:value="2.40743775358613" calcext:value-type="float">
            <text:p>2.4074377536</text:p>
          </table:table-cell>
          <table:table-cell office:value-type="float" office:value="2.39193850339234" calcext:value-type="float">
            <text:p>2.3919385034</text:p>
          </table:table-cell>
          <table:table-cell office:value-type="float" office:value="2.37663924352363" calcext:value-type="float">
            <text:p>2.3766392435</text:p>
          </table:table-cell>
          <table:table-cell office:value-type="float" office:value="2.36153612801221" calcext:value-type="float">
            <text:p>2.361536128</text:p>
          </table:table-cell>
          <table:table-cell office:value-type="float" office:value="2.34662540887673" calcext:value-type="float">
            <text:p>2.3466254089</text:p>
          </table:table-cell>
          <table:table-cell office:value-type="float" office:value="2.33190343302145" calcext:value-type="float">
            <text:p>2.331903433</text:p>
          </table:table-cell>
          <table:table-cell office:value-type="float" office:value="2.3173666392524" calcext:value-type="float">
            <text:p>2.3173666393</text:p>
          </table:table-cell>
          <table:table-cell office:value-type="float" office:value="2.30301155540546" calcext:value-type="float">
            <text:p>2.3030115554</text:p>
          </table:table-cell>
          <table:table-cell office:value-type="float" office:value="2.28883479558146" calcext:value-type="float">
            <text:p>2.2888347956</text:p>
          </table:table-cell>
          <table:table-cell office:value-type="float" office:value="2.27483305748369" calcext:value-type="float">
            <text:p>2.2748330575</text:p>
          </table:table-cell>
          <table:table-cell office:value-type="float" office:value="2.26100311985337" calcext:value-type="float">
            <text:p>2.2610031199</text:p>
          </table:table-cell>
          <table:table-cell office:value-type="float" office:value="2.24721651546402" calcext:value-type="float">
            <text:p>2.2472165155</text:p>
          </table:table-cell>
          <table:table-cell office:value-type="float" office:value="2.23372158642329" calcext:value-type="float">
            <text:p>2.2337215864</text:p>
          </table:table-cell>
          <table:table-cell office:value-type="float" office:value="2.22026543228821" calcext:value-type="float">
            <text:p>2.2202654323</text:p>
          </table:table-cell>
          <table:table-cell office:value-type="float" office:value="2.20697042969965" calcext:value-type="float">
            <text:p>2.2069704297</text:p>
          </table:table-cell>
          <table:table-cell office:value-type="float" office:value="2.19383370095144" calcext:value-type="float">
            <text:p>2.193833701</text:p>
          </table:table-cell>
          <table:table-cell office:value-type="float" office:value="2.18085243644877" calcext:value-type="float">
            <text:p>2.1808524364</text:p>
          </table:table-cell>
          <table:table-cell office:value-type="float" office:value="2.16802389270495" calcext:value-type="float">
            <text:p>2.1680238927</text:p>
          </table:table-cell>
          <table:table-cell office:value-type="float" office:value="2.15546558469932" calcext:value-type="float">
            <text:p>2.1554655847</text:p>
          </table:table-cell>
          <table:table-cell office:value-type="float" office:value="2.14305330353097" calcext:value-type="float">
            <text:p>2.1430533035</text:p>
          </table:table-cell>
          <table:table-cell office:value-type="float" office:value="2.13066571218108" calcext:value-type="float">
            <text:p>2.1306657122</text:p>
          </table:table-cell>
          <table:table-cell office:value-type="float" office:value="2.11853862891419" calcext:value-type="float">
            <text:p>2.1185386289</text:p>
          </table:table-cell>
          <table:table-cell office:value-type="float" office:value="2.10655014088463" calcext:value-type="float">
            <text:p>2.1065501409</text:p>
          </table:table-cell>
          <table:table-cell office:value-type="float" office:value="2.0946978856736" calcext:value-type="float">
            <text:p>2.0946978857</text:p>
          </table:table-cell>
          <table:table-cell office:value-type="float" office:value="2.08297955425025" calcext:value-type="float">
            <text:p>2.0829795543</text:p>
          </table:table-cell>
          <table:table-cell office:value-type="float" office:value="2.07139288947212" calcext:value-type="float">
            <text:p>2.0713928895</text:p>
          </table:table-cell>
          <table:table-cell office:value-type="float" office:value="2.05993568463564" calcext:value-type="float">
            <text:p>2.0599356846</text:p>
          </table:table-cell>
          <table:table-cell office:value-type="float" office:value="2.04849159749877" calcext:value-type="float">
            <text:p>2.0484915975</text:p>
          </table:table-cell>
          <table:table-cell office:value-type="float" office:value="2.03717396436342" calcext:value-type="float">
            <text:p>2.0371739644</text:p>
          </table:table-cell>
          <table:table-cell office:value-type="float" office:value="2.02598070082296" calcext:value-type="float">
            <text:p>2.0259807008</text:p>
          </table:table-cell>
          <table:table-cell office:value-type="float" office:value="2.01490976803158" calcext:value-type="float">
            <text:p>2.014909768</text:p>
          </table:table-cell>
          <table:table-cell office:value-type="float" office:value="2.00395917146619" calcext:value-type="float">
            <text:p>2.0039591715</text:p>
          </table:table-cell>
          <table:table-cell office:value-type="float" office:value="1.99312695972854" calcext:value-type="float">
            <text:p>1.9931269597</text:p>
          </table:table-cell>
          <table:table-cell office:value-type="float" office:value="1.98252172458883" calcext:value-type="float">
            <text:p>1.9825217246</text:p>
          </table:table-cell>
          <table:table-cell office:value-type="float" office:value="1.97202991442387" calcext:value-type="float">
            <text:p>1.9720299144</text:p>
          </table:table-cell>
          <table:table-cell office:value-type="float" office:value="1.96164971926067" calcext:value-type="float">
            <text:p>1.9616497193</text:p>
          </table:table-cell>
          <table:table-cell office:value-type="float" office:value="1.95137936743253" calcext:value-type="float">
            <text:p>1.9513793674</text:p>
          </table:table-cell>
          <table:table-cell office:value-type="float" office:value="1.9808409197299" calcext:value-type="float">
            <text:p>1.9808409197</text:p>
          </table:table-cell>
          <table:table-cell office:value-type="float" office:value="1.97057763336348" calcext:value-type="float">
            <text:p>1.9705776334</text:p>
          </table:table-cell>
          <table:table-cell office:value-type="float" office:value="1.96031420818971" calcext:value-type="float">
            <text:p>1.9603142082</text:p>
          </table:table-cell>
          <table:table-cell office:value-type="float" office:value="1.95015713975349" calcext:value-type="float">
            <text:p>1.9501571398</text:p>
          </table:table-cell>
          <table:table-cell office:value-type="float" office:value="1.94010478336301" calcext:value-type="float">
            <text:p>1.9401047834</text:p>
          </table:table-cell>
          <table:table-cell office:value-type="float" office:value="1.93015552806371" calcext:value-type="float">
            <text:p>1.9301555281</text:p>
          </table:table-cell>
          <table:table-cell office:value-type="float" office:value="1.92030779577767" calcext:value-type="float">
            <text:p>1.9203077958</text:p>
          </table:table-cell>
          <table:table-cell office:value-type="float" office:value="1.91056004046916" calcext:value-type="float">
            <text:p>1.9105600405</text:p>
          </table:table-cell>
          <table:table-cell office:value-type="float" office:value="1.90091074733548" calcext:value-type="float">
            <text:p>1.9009107473</text:p>
          </table:table-cell>
          <table:table-cell office:value-type="float" office:value="1.89135843202223" calcext:value-type="float">
            <text:p>1.891358432</text:p>
          </table:table-cell>
          <table:table-cell office:value-type="float" office:value="1.88190163986212" calcext:value-type="float">
            <text:p>1.8819016399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0578529774045" calcext:value-type="float">
            <text:p>12.0578529774</text:p>
          </table:table-cell>
          <table:table-cell office:value-type="string" calcext:value-type="string">
            <text:p><text:s/>global min</text:p>
          </table:table-cell>
          <table:table-cell office:value-type="float" office:value="-12.331818063382" calcext:value-type="float">
            <text:p>-12.3318180634</text:p>
          </table:table-cell>
          <table:table-cell office:value-type="string" calcext:value-type="string">
            <text:p><text:s/>range</text:p>
          </table:table-cell>
          <table:table-cell office:value-type="float" office:value="24.3896710407866" calcext:value-type="float">
            <text:p>24.3896710408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5.65532802759034" calcext:value-type="float">
            <text:p>5.6553280276</text:p>
          </table:table-cell>
          <table:table-cell office:value-type="float" office:value="7.30310156927892" calcext:value-type="float">
            <text:p>7.3031015693</text:p>
          </table:table-cell>
          <table:table-cell office:value-type="float" office:value="6.79232881172848" calcext:value-type="float">
            <text:p>6.7923288117</text:p>
          </table:table-cell>
          <table:table-cell office:value-type="float" office:value="7.1216711463528" calcext:value-type="float">
            <text:p>7.1216711464</text:p>
          </table:table-cell>
          <table:table-cell office:value-type="float" office:value="9.18328036205404" calcext:value-type="float">
            <text:p>9.1832803621</text:p>
          </table:table-cell>
          <table:table-cell office:value-type="float" office:value="10.2779456463327" calcext:value-type="float">
            <text:p>10.2779456463</text:p>
          </table:table-cell>
          <table:table-cell office:value-type="float" office:value="11.8268369884704" calcext:value-type="float">
            <text:p>11.8268369885</text:p>
          </table:table-cell>
          <table:table-cell office:value-type="float" office:value="10.984387005662" calcext:value-type="float">
            <text:p>10.9843870057</text:p>
          </table:table-cell>
          <table:table-cell office:value-type="float" office:value="9.76652854992519" calcext:value-type="float">
            <text:p>9.7665285499</text:p>
          </table:table-cell>
          <table:table-cell office:value-type="float" office:value="10.3401670470266" calcext:value-type="float">
            <text:p>10.340167047</text:p>
          </table:table-cell>
          <table:table-cell office:value-type="float" office:value="10.3566293078859" calcext:value-type="float">
            <text:p>10.3566293079</text:p>
          </table:table-cell>
          <table:table-cell office:value-type="float" office:value="10.2002891960886" calcext:value-type="float">
            <text:p>10.2002891961</text:p>
          </table:table-cell>
          <table:table-cell office:value-type="float" office:value="10.4380861466666" calcext:value-type="float">
            <text:p>10.4380861467</text:p>
          </table:table-cell>
          <table:table-cell office:value-type="float" office:value="10.6238602408658" calcext:value-type="float">
            <text:p>10.6238602409</text:p>
          </table:table-cell>
          <table:table-cell office:value-type="float" office:value="11.2297627637789" calcext:value-type="float">
            <text:p>11.2297627638</text:p>
          </table:table-cell>
          <table:table-cell office:value-type="float" office:value="11.3884982094529" calcext:value-type="float">
            <text:p>11.3884982095</text:p>
          </table:table-cell>
          <table:table-cell office:value-type="float" office:value="10.9703343381147" calcext:value-type="float">
            <text:p>10.9703343381</text:p>
          </table:table-cell>
          <table:table-cell office:value-type="float" office:value="10.6244217561661" calcext:value-type="float">
            <text:p>10.6244217562</text:p>
          </table:table-cell>
          <table:table-cell office:value-type="float" office:value="10.5590181858979" calcext:value-type="float">
            <text:p>10.5590181859</text:p>
          </table:table-cell>
          <table:table-cell office:value-type="float" office:value="10.8260211702454" calcext:value-type="float">
            <text:p>10.8260211702</text:p>
          </table:table-cell>
          <table:table-cell office:value-type="float" office:value="10.947725374078" calcext:value-type="float">
            <text:p>10.9477253741</text:p>
          </table:table-cell>
          <table:table-cell office:value-type="float" office:value="10.9214198855712" calcext:value-type="float">
            <text:p>10.9214198856</text:p>
          </table:table-cell>
          <table:table-cell office:value-type="float" office:value="11.4323813969537" calcext:value-type="float">
            <text:p>11.432381397</text:p>
          </table:table-cell>
          <table:table-cell office:value-type="float" office:value="11.3015150473042" calcext:value-type="float">
            <text:p>11.3015150473</text:p>
          </table:table-cell>
          <table:table-cell office:value-type="float" office:value="10.9884296346231" calcext:value-type="float">
            <text:p>10.9884296346</text:p>
          </table:table-cell>
          <table:table-cell office:value-type="float" office:value="10.9167439129522" calcext:value-type="float">
            <text:p>10.916743913</text:p>
          </table:table-cell>
          <table:table-cell office:value-type="float" office:value="11.1212091823822" calcext:value-type="float">
            <text:p>11.1212091824</text:p>
          </table:table-cell>
          <table:table-cell office:value-type="float" office:value="11.0358298325411" calcext:value-type="float">
            <text:p>11.0358298325</text:p>
          </table:table-cell>
          <table:table-cell office:value-type="float" office:value="10.7969065435723" calcext:value-type="float">
            <text:p>10.7969065436</text:p>
          </table:table-cell>
          <table:table-cell office:value-type="float" office:value="10.7113015964284" calcext:value-type="float">
            <text:p>10.7113015964</text:p>
          </table:table-cell>
          <table:table-cell office:value-type="float" office:value="10.7930468259572" calcext:value-type="float">
            <text:p>10.793046826</text:p>
          </table:table-cell>
          <table:table-cell office:value-type="float" office:value="10.6955307884384" calcext:value-type="float">
            <text:p>10.6955307884</text:p>
          </table:table-cell>
          <table:table-cell office:value-type="float" office:value="10.5409317453109" calcext:value-type="float">
            <text:p>10.5409317453</text:p>
          </table:table-cell>
          <table:table-cell office:value-type="float" office:value="10.9472239353653" calcext:value-type="float">
            <text:p>10.9472239354</text:p>
          </table:table-cell>
          <table:table-cell office:value-type="float" office:value="10.6713682522825" calcext:value-type="float">
            <text:p>10.6713682523</text:p>
          </table:table-cell>
          <table:table-cell office:value-type="float" office:value="10.7544394054673" calcext:value-type="float">
            <text:p>10.7544394055</text:p>
          </table:table-cell>
          <table:table-cell office:value-type="float" office:value="10.4662688394874" calcext:value-type="float">
            <text:p>10.4662688395</text:p>
          </table:table-cell>
          <table:table-cell office:value-type="float" office:value="10.1950254017044" calcext:value-type="float">
            <text:p>10.1950254017</text:p>
          </table:table-cell>
          <table:table-cell office:value-type="float" office:value="9.94010382936481" calcext:value-type="float">
            <text:p>9.9401038294</text:p>
          </table:table-cell>
          <table:table-cell office:value-type="float" office:value="9.70280995991624" calcext:value-type="float">
            <text:p>9.7028099599</text:p>
          </table:table-cell>
          <table:table-cell office:value-type="float" office:value="9.47709140117249" calcext:value-type="float">
            <text:p>9.4770914012</text:p>
          </table:table-cell>
          <table:table-cell office:value-type="float" office:value="9.26486984021208" calcext:value-type="float">
            <text:p>9.2648698402</text:p>
          </table:table-cell>
          <table:table-cell office:value-type="float" office:value="9.05983447303092" calcext:value-type="float">
            <text:p>9.059834473</text:p>
          </table:table-cell>
          <table:table-cell office:value-type="float" office:value="8.86176007405176" calcext:value-type="float">
            <text:p>8.8617600741</text:p>
          </table:table-cell>
          <table:table-cell office:value-type="float" office:value="8.66871189675601" calcext:value-type="float">
            <text:p>8.6687118968</text:p>
          </table:table-cell>
          <table:table-cell office:value-type="float" office:value="8.48576346596699" calcext:value-type="float">
            <text:p>8.485763466</text:p>
          </table:table-cell>
          <table:table-cell office:value-type="float" office:value="8.31721075053867" calcext:value-type="float">
            <text:p>8.3172107505</text:p>
          </table:table-cell>
          <table:table-cell office:value-type="float" office:value="8.16421258838494" calcext:value-type="float">
            <text:p>8.1642125884</text:p>
          </table:table-cell>
          <table:table-cell office:value-type="float" office:value="8.00910183843496" calcext:value-type="float">
            <text:p>8.0091018384</text:p>
          </table:table-cell>
          <table:table-cell office:value-type="float" office:value="7.8578867826947" calcext:value-type="float">
            <text:p>7.8578867827</text:p>
          </table:table-cell>
          <table:table-cell office:value-type="float" office:value="7.71260172914034" calcext:value-type="float">
            <text:p>7.7126017291</text:p>
          </table:table-cell>
          <table:table-cell office:value-type="float" office:value="7.5751245005191" calcext:value-type="float">
            <text:p>7.5751245005</text:p>
          </table:table-cell>
          <table:table-cell office:value-type="float" office:value="7.43697279448027" calcext:value-type="float">
            <text:p>7.4369727945</text:p>
          </table:table-cell>
          <table:table-cell office:value-type="float" office:value="7.30248426302217" calcext:value-type="float">
            <text:p>7.302484263</text:p>
          </table:table-cell>
          <table:table-cell office:value-type="float" office:value="7.1728862236171" calcext:value-type="float">
            <text:p>7.1728862236</text:p>
          </table:table-cell>
          <table:table-cell office:value-type="float" office:value="7.04791668561934" calcext:value-type="float">
            <text:p>7.0479166856</text:p>
          </table:table-cell>
          <table:table-cell office:value-type="float" office:value="6.93416000413191" calcext:value-type="float">
            <text:p>6.9341600041</text:p>
          </table:table-cell>
          <table:table-cell office:value-type="float" office:value="6.81649776632543" calcext:value-type="float">
            <text:p>6.8164977663</text:p>
          </table:table-cell>
          <table:table-cell office:value-type="float" office:value="6.7126622419931" calcext:value-type="float">
            <text:p>6.712662242</text:p>
          </table:table-cell>
          <table:table-cell office:value-type="float" office:value="6.60261370814915" calcext:value-type="float">
            <text:p>6.6026137081</text:p>
          </table:table-cell>
          <table:table-cell office:value-type="float" office:value="6.50793032219816" calcext:value-type="float">
            <text:p>6.5079303222</text:p>
          </table:table-cell>
          <table:table-cell office:value-type="float" office:value="6.41866207453625" calcext:value-type="float">
            <text:p>6.4186620745</text:p>
          </table:table-cell>
          <table:table-cell office:value-type="float" office:value="6.33222773949854" calcext:value-type="float">
            <text:p>6.3322277395</text:p>
          </table:table-cell>
          <table:table-cell office:value-type="float" office:value="6.23601468256486" calcext:value-type="float">
            <text:p>6.2360146826</text:p>
          </table:table-cell>
          <table:table-cell office:value-type="float" office:value="6.14396959637865" calcext:value-type="float">
            <text:p>6.1439695964</text:p>
          </table:table-cell>
          <table:table-cell office:value-type="float" office:value="6.05471375522839" calcext:value-type="float">
            <text:p>6.0547137552</text:p>
          </table:table-cell>
          <table:table-cell office:value-type="float" office:value="5.97464641307152" calcext:value-type="float">
            <text:p>5.9746464131</text:p>
          </table:table-cell>
          <table:table-cell office:value-type="float" office:value="5.89894465942545" calcext:value-type="float">
            <text:p>5.8989446594</text:p>
          </table:table-cell>
          <table:table-cell office:value-type="float" office:value="5.82345563292244" calcext:value-type="float">
            <text:p>5.8234556329</text:p>
          </table:table-cell>
          <table:table-cell office:value-type="float" office:value="5.75012343574809" calcext:value-type="float">
            <text:p>5.7501234357</text:p>
          </table:table-cell>
          <table:table-cell office:value-type="float" office:value="5.67270034623702" calcext:value-type="float">
            <text:p>5.6727003462</text:p>
          </table:table-cell>
          <table:table-cell office:value-type="float" office:value="5.59633773164682" calcext:value-type="float">
            <text:p>5.5963377316</text:p>
          </table:table-cell>
          <table:table-cell office:value-type="float" office:value="5.52206724348375" calcext:value-type="float">
            <text:p>5.5220672435</text:p>
          </table:table-cell>
          <table:table-cell office:value-type="float" office:value="5.44892782413067" calcext:value-type="float">
            <text:p>5.4489278241</text:p>
          </table:table-cell>
          <table:table-cell office:value-type="float" office:value="5.37706506359644" calcext:value-type="float">
            <text:p>5.3770650636</text:p>
          </table:table-cell>
          <table:table-cell office:value-type="float" office:value="5.30662553518109" calcext:value-type="float">
            <text:p>5.3066255352</text:p>
          </table:table-cell>
          <table:table-cell office:value-type="float" office:value="5.23801560490641" calcext:value-type="float">
            <text:p>5.2380156049</text:p>
          </table:table-cell>
          <table:table-cell office:value-type="float" office:value="5.17116490361312" calcext:value-type="float">
            <text:p>5.1711649036</text:p>
          </table:table-cell>
          <table:table-cell office:value-type="float" office:value="5.10575411470537" calcext:value-type="float">
            <text:p>5.1057541147</text:p>
          </table:table-cell>
          <table:table-cell office:value-type="float" office:value="5.04197859552031" calcext:value-type="float">
            <text:p>5.0419785955</text:p>
          </table:table-cell>
          <table:table-cell office:value-type="float" office:value="4.97977778051266" calcext:value-type="float">
            <text:p>4.9797777805</text:p>
          </table:table-cell>
          <table:table-cell office:value-type="float" office:value="4.91904878318933" calcext:value-type="float">
            <text:p>4.9190487832</text:p>
          </table:table-cell>
          <table:table-cell office:value-type="float" office:value="4.86030914853317" calcext:value-type="float">
            <text:p>4.8603091485</text:p>
          </table:table-cell>
          <table:table-cell office:value-type="float" office:value="4.8026045983227" calcext:value-type="float">
            <text:p>4.8026045983</text:p>
          </table:table-cell>
          <table:table-cell office:value-type="float" office:value="4.74625780223482" calcext:value-type="float">
            <text:p>4.7462578022</text:p>
          </table:table-cell>
          <table:table-cell office:value-type="float" office:value="4.69157642205451" calcext:value-type="float">
            <text:p>4.6915764221</text:p>
          </table:table-cell>
          <table:table-cell office:value-type="float" office:value="4.63780114054645" calcext:value-type="float">
            <text:p>4.6378011405</text:p>
          </table:table-cell>
          <table:table-cell office:value-type="float" office:value="4.58509885485842" calcext:value-type="float">
            <text:p>4.5850988549</text:p>
          </table:table-cell>
          <table:table-cell office:value-type="float" office:value="4.53358089019709" calcext:value-type="float">
            <text:p>4.5335808902</text:p>
          </table:table-cell>
          <table:table-cell office:value-type="float" office:value="4.4832077691949" calcext:value-type="float">
            <text:p>4.4832077692</text:p>
          </table:table-cell>
          <table:table-cell office:value-type="float" office:value="4.43398254733453" calcext:value-type="float">
            <text:p>4.4339825473</text:p>
          </table:table-cell>
          <table:table-cell office:value-type="float" office:value="4.3857870848635" calcext:value-type="float">
            <text:p>4.3857870849</text:p>
          </table:table-cell>
          <table:table-cell office:value-type="float" office:value="4.33862808395099" calcext:value-type="float">
            <text:p>4.338628084</text:p>
          </table:table-cell>
          <table:table-cell office:value-type="float" office:value="4.29251196156747" calcext:value-type="float">
            <text:p>4.2925119616</text:p>
          </table:table-cell>
          <table:table-cell office:value-type="float" office:value="4.24736670491835" calcext:value-type="float">
            <text:p>4.2473667049</text:p>
          </table:table-cell>
          <table:table-cell office:value-type="float" office:value="4.20316197444941" calcext:value-type="float">
            <text:p>4.2031619744</text:p>
          </table:table-cell>
          <table:table-cell office:value-type="float" office:value="4.1598686817221" calcext:value-type="float">
            <text:p>4.1598686817</text:p>
          </table:table-cell>
          <table:table-cell office:value-type="float" office:value="4.11745892558107" calcext:value-type="float">
            <text:p>4.1174589256</text:p>
          </table:table-cell>
          <table:table-cell office:value-type="float" office:value="4.07590593219035" calcext:value-type="float">
            <text:p>4.0759059322</text:p>
          </table:table-cell>
          <table:table-cell office:value-type="float" office:value="4.03538348190875" calcext:value-type="float">
            <text:p>4.0353834819</text:p>
          </table:table-cell>
          <table:table-cell office:value-type="float" office:value="3.9956634563852" calcext:value-type="float">
            <text:p>3.9956634564</text:p>
          </table:table-cell>
          <table:table-cell office:value-type="float" office:value="3.95672225489153" calcext:value-type="float">
            <text:p>3.9567222549</text:p>
          </table:table-cell>
          <table:table-cell office:value-type="float" office:value="3.91853719323268" calcext:value-type="float">
            <text:p>3.9185371932</text:p>
          </table:table-cell>
          <table:table-cell office:value-type="float" office:value="3.88108645968266" calcext:value-type="float">
            <text:p>3.8810864597</text:p>
          </table:table-cell>
          <table:table-cell office:value-type="float" office:value="3.84434907343835" calcext:value-type="float">
            <text:p>3.8443490734</text:p>
          </table:table-cell>
          <table:table-cell office:value-type="float" office:value="3.80830484542507" calcext:value-type="float">
            <text:p>3.8083048454</text:p>
          </table:table-cell>
          <table:table-cell office:value-type="float" office:value="3.77293434129988" calcext:value-type="float">
            <text:p>3.7729343413</text:p>
          </table:table-cell>
          <table:table-cell office:value-type="float" office:value="3.73821884651035" calcext:value-type="float">
            <text:p>3.7382188465</text:p>
          </table:table-cell>
          <table:table-cell office:value-type="float" office:value="3.70414033327659" calcext:value-type="float">
            <text:p>3.7041403333</text:p>
          </table:table-cell>
          <table:table-cell office:value-type="float" office:value="3.67068142937435" calcext:value-type="float">
            <text:p>3.6706814294</text:p>
          </table:table-cell>
          <table:table-cell office:value-type="float" office:value="3.63782538860548" calcext:value-type="float">
            <text:p>3.6378253886</text:p>
          </table:table-cell>
          <table:table-cell office:value-type="float" office:value="3.60555606285035" calcext:value-type="float">
            <text:p>3.6055560629</text:p>
          </table:table-cell>
          <table:table-cell office:value-type="float" office:value="3.57385787560415" calcext:value-type="float">
            <text:p>3.5738578756</text:p>
          </table:table-cell>
          <table:table-cell office:value-type="float" office:value="3.54271579690614" calcext:value-type="float">
            <text:p>3.5427157969</text:p>
          </table:table-cell>
          <table:table-cell office:value-type="float" office:value="3.5119418558887" calcext:value-type="float">
            <text:p>3.5119418559</text:p>
          </table:table-cell>
          <table:table-cell office:value-type="float" office:value="3.48187046837268" calcext:value-type="float">
            <text:p>3.4818704684</text:p>
          </table:table-cell>
          <table:table-cell office:value-type="float" office:value="3.45231312166889" calcext:value-type="float">
            <text:p>3.4523131217</text:p>
          </table:table-cell>
          <table:table-cell office:value-type="float" office:value="3.42325674694314" calcext:value-type="float">
            <text:p>3.4232567469</text:p>
          </table:table-cell>
          <table:table-cell office:value-type="float" office:value="3.39468871464976" calcext:value-type="float">
            <text:p>3.3946887146</text:p>
          </table:table-cell>
          <table:table-cell office:value-type="float" office:value="3.36659681622793" calcext:value-type="float">
            <text:p>3.3665968162</text:p>
          </table:table-cell>
          <table:table-cell office:value-type="float" office:value="3.33896924670564" calcext:value-type="float">
            <text:p>3.3389692467</text:p>
          </table:table-cell>
          <table:table-cell office:value-type="float" office:value="3.31179458815912" calcext:value-type="float">
            <text:p>3.3117945882</text:p>
          </table:table-cell>
          <table:table-cell office:value-type="float" office:value="3.28506179397921" calcext:value-type="float">
            <text:p>3.285061794</text:p>
          </table:table-cell>
          <table:table-cell office:value-type="float" office:value="3.25876017389897" calcext:value-type="float">
            <text:p>3.2587601739</text:p>
          </table:table-cell>
          <table:table-cell office:value-type="float" office:value="3.23287937974002" calcext:value-type="float">
            <text:p>3.2328793797</text:p>
          </table:table-cell>
          <table:table-cell office:value-type="float" office:value="3.20740939183757" calcext:value-type="float">
            <text:p>3.2074093918</text:p>
          </table:table-cell>
          <table:table-cell office:value-type="float" office:value="3.1823405061068" calcext:value-type="float">
            <text:p>3.1823405061</text:p>
          </table:table-cell>
          <table:table-cell office:value-type="float" office:value="3.15766332171558" calcext:value-type="float">
            <text:p>3.1576633217</text:p>
          </table:table-cell>
          <table:table-cell office:value-type="float" office:value="3.13336872933042" calcext:value-type="float">
            <text:p>3.1333687293</text:p>
          </table:table-cell>
          <table:table-cell office:value-type="float" office:value="3.10944789990504" calcext:value-type="float">
            <text:p>3.1094478999</text:p>
          </table:table-cell>
          <table:table-cell office:value-type="float" office:value="3.08589227398233" calcext:value-type="float">
            <text:p>3.085892274</text:p>
          </table:table-cell>
          <table:table-cell office:value-type="float" office:value="3.06269355148269" calcext:value-type="float">
            <text:p>3.0626935515</text:p>
          </table:table-cell>
          <table:table-cell office:value-type="float" office:value="3.03984368195297" calcext:value-type="float">
            <text:p>3.039843682</text:p>
          </table:table-cell>
          <table:table-cell office:value-type="float" office:value="3.01733485525206" calcext:value-type="float">
            <text:p>3.0173348553</text:p>
          </table:table-cell>
          <table:table-cell office:value-type="float" office:value="2.99515949265042" calcext:value-type="float">
            <text:p>2.9951594927</text:p>
          </table:table-cell>
          <table:table-cell office:value-type="float" office:value="2.97331023832233" calcext:value-type="float">
            <text:p>2.9733102383</text:p>
          </table:table-cell>
          <table:table-cell office:value-type="float" office:value="2.95177995121071" calcext:value-type="float">
            <text:p>2.9517799512</text:p>
          </table:table-cell>
          <table:table-cell office:value-type="float" office:value="2.93056169724563" calcext:value-type="float">
            <text:p>2.9305616972</text:p>
          </table:table-cell>
          <table:table-cell office:value-type="float" office:value="2.90964874189876" calcext:value-type="float">
            <text:p>2.9096487419</text:p>
          </table:table-cell>
          <table:table-cell office:value-type="float" office:value="2.88903454305684" calcext:value-type="float">
            <text:p>2.8890345431</text:p>
          </table:table-cell>
          <table:table-cell office:value-type="float" office:value="2.8687127441985" calcext:value-type="float">
            <text:p>2.8687127442</text:p>
          </table:table-cell>
          <table:table-cell office:value-type="float" office:value="2.84867716785928" calcext:value-type="float">
            <text:p>2.8486771679</text:p>
          </table:table-cell>
          <table:table-cell office:value-type="float" office:value="2.82892180937097" calcext:value-type="float">
            <text:p>2.8289218094</text:p>
          </table:table-cell>
          <table:table-cell office:value-type="float" office:value="2.80944083086166" calcext:value-type="float">
            <text:p>2.8094408309</text:p>
          </table:table-cell>
          <table:table-cell office:value-type="float" office:value="2.7902285555042" calcext:value-type="float">
            <text:p>2.7902285555</text:p>
          </table:table-cell>
          <table:table-cell office:value-type="float" office:value="2.77127946200096" calcext:value-type="float">
            <text:p>2.771279462</text:p>
          </table:table-cell>
          <table:table-cell office:value-type="float" office:value="2.75258817929367" calcext:value-type="float">
            <text:p>2.7525881793</text:p>
          </table:table-cell>
          <table:table-cell office:value-type="float" office:value="2.73414948148784" calcext:value-type="float">
            <text:p>2.7341494815</text:p>
          </table:table-cell>
          <table:table-cell office:value-type="float" office:value="2.71595828298141" calcext:value-type="float">
            <text:p>2.715958283</text:p>
          </table:table-cell>
          <table:table-cell office:value-type="float" office:value="2.69800963378841" calcext:value-type="float">
            <text:p>2.6980096338</text:p>
          </table:table-cell>
          <table:table-cell office:value-type="float" office:value="2.68016660694147" calcext:value-type="float">
            <text:p>2.6801666069</text:p>
          </table:table-cell>
          <table:table-cell office:value-type="float" office:value="2.6626895957381" calcext:value-type="float">
            <text:p>2.6626895957</text:p>
          </table:table-cell>
          <table:table-cell office:value-type="float" office:value="2.64544104219753" calcext:value-type="float">
            <text:p>2.6454410422</text:p>
          </table:table-cell>
          <table:table-cell office:value-type="float" office:value="2.62841649584579" calcext:value-type="float">
            <text:p>2.6284164958</text:p>
          </table:table-cell>
          <table:table-cell office:value-type="float" office:value="2.61161162105989" calcext:value-type="float">
            <text:p>2.6116116211</text:p>
          </table:table-cell>
          <table:table-cell office:value-type="float" office:value="2.59502219338662" calcext:value-type="float">
            <text:p>2.5950221934</text:p>
          </table:table-cell>
          <table:table-cell office:value-type="float" office:value="2.57864409600219" calcext:value-type="float">
            <text:p>2.578644096</text:p>
          </table:table-cell>
          <table:table-cell office:value-type="float" office:value="2.56247331630616" calcext:value-type="float">
            <text:p>2.5624733163</text:p>
          </table:table-cell>
          <table:table-cell office:value-type="float" office:value="2.54650594264405" calcext:value-type="float">
            <text:p>2.5465059426</text:p>
          </table:table-cell>
          <table:table-cell office:value-type="float" office:value="2.53073816115271" calcext:value-type="float">
            <text:p>2.5307381612</text:p>
          </table:table-cell>
          <table:table-cell office:value-type="float" office:value="2.51516625272338" calcext:value-type="float">
            <text:p>2.5151662527</text:p>
          </table:table-cell>
          <table:table-cell office:value-type="float" office:value="2.49978659007713" calcext:value-type="float">
            <text:p>2.4997865901</text:p>
          </table:table-cell>
          <table:table-cell office:value-type="float" office:value="2.48459563494801" calcext:value-type="float">
            <text:p>2.4845956349</text:p>
          </table:table-cell>
          <table:table-cell office:value-type="float" office:value="2.46958993536924" calcext:value-type="float">
            <text:p>2.4695899354</text:p>
          </table:table-cell>
          <table:table-cell office:value-type="float" office:value="2.45476612305809" calcext:value-type="float">
            <text:p>2.4547661231</text:p>
          </table:table-cell>
          <table:table-cell office:value-type="float" office:value="2.44012091089528" calcext:value-type="float">
            <text:p>2.4401209109</text:p>
          </table:table-cell>
          <table:table-cell office:value-type="float" office:value="2.42565109049489" calcext:value-type="float">
            <text:p>2.4256510905</text:p>
          </table:table-cell>
          <table:table-cell office:value-type="float" office:value="2.41135352986117" calcext:value-type="float">
            <text:p>2.4113535299</text:p>
          </table:table-cell>
          <table:table-cell office:value-type="float" office:value="2.39722517112844" calcext:value-type="float">
            <text:p>2.3972251711</text:p>
          </table:table-cell>
          <table:table-cell office:value-type="float" office:value="2.38326302838081" calcext:value-type="float">
            <text:p>2.3832630284</text:p>
          </table:table-cell>
          <table:table-cell office:value-type="float" office:value="2.36967213806316" calcext:value-type="float">
            <text:p>2.3696721381</text:p>
          </table:table-cell>
          <table:table-cell office:value-type="float" office:value="2.35603253786529" calcext:value-type="float">
            <text:p>2.3560325379</text:p>
          </table:table-cell>
          <table:table-cell office:value-type="float" office:value="2.34255062090671" calcext:value-type="float">
            <text:p>2.3425506209</text:p>
          </table:table-cell>
          <table:table-cell office:value-type="float" office:value="2.32922366851087" calcext:value-type="float">
            <text:p>2.3292236685</text:p>
          </table:table-cell>
          <table:table-cell office:value-type="float" office:value="2.31625222345688" calcext:value-type="float">
            <text:p>2.3162522235</text:p>
          </table:table-cell>
          <table:table-cell office:value-type="float" office:value="2.3034281811876" calcext:value-type="float">
            <text:p>2.3034281812</text:p>
          </table:table-cell>
          <table:table-cell office:value-type="float" office:value="2.29074904335073" calcext:value-type="float">
            <text:p>2.2907490434</text:p>
          </table:table-cell>
          <table:table-cell office:value-type="float" office:value="2.27821236773676" calcext:value-type="float">
            <text:p>2.2782123677</text:p>
          </table:table-cell>
          <table:table-cell office:value-type="float" office:value="2.26581576671065" calcext:value-type="float">
            <text:p>2.2658157667</text:p>
          </table:table-cell>
          <table:table-cell office:value-type="float" office:value="2.25355690569594" calcext:value-type="float">
            <text:p>2.2535569057</text:p>
          </table:table-cell>
          <table:table-cell office:value-type="float" office:value="2.24143350170902" calcext:value-type="float">
            <text:p>2.2414335017</text:p>
          </table:table-cell>
          <table:table-cell office:value-type="float" office:value="2.22944332194173" calcext:value-type="float">
            <text:p>2.2294433219</text:p>
          </table:table-cell>
          <table:table-cell office:value-type="float" office:value="2.21758418239048" calcext:value-type="float">
            <text:p>2.2175841824</text:p>
          </table:table-cell>
          <table:table-cell office:value-type="float" office:value="2.20585394653001" calcext:value-type="float">
            <text:p>2.2058539465</text:p>
          </table:table-cell>
          <table:table-cell office:value-type="float" office:value="2.19405830846244" calcext:value-type="float">
            <text:p>2.1940583085</text:p>
          </table:table-cell>
          <table:table-cell office:value-type="float" office:value="2.18258068736352" calcext:value-type="float">
            <text:p>2.1825806874</text:p>
          </table:table-cell>
          <table:table-cell office:value-type="float" office:value="2.17122582157047" calcext:value-type="float">
            <text:p>2.1712258216</text:p>
          </table:table-cell>
          <table:table-cell office:value-type="float" office:value="2.15999175222202" calcext:value-type="float">
            <text:p>2.1599917522</text:p>
          </table:table-cell>
          <table:table-cell office:value-type="float" office:value="2.1488765619143" calcext:value-type="float">
            <text:p>2.1488765619</text:p>
          </table:table-cell>
          <table:table-cell office:value-type="float" office:value="2.13787837360982" calcext:value-type="float">
            <text:p>2.1378783736</text:p>
          </table:table-cell>
          <table:table-cell office:value-type="float" office:value="2.12699534958078" calcext:value-type="float">
            <text:p>2.1269953496</text:p>
          </table:table-cell>
          <table:table-cell office:value-type="float" office:value="2.11622569038538" calcext:value-type="float">
            <text:p>2.1162256904</text:p>
          </table:table-cell>
          <table:table-cell office:value-type="float" office:value="2.10556763387593" calcext:value-type="float">
            <text:p>2.1055676339</text:p>
          </table:table-cell>
          <table:table-cell office:value-type="float" office:value="2.09501945423772" calcext:value-type="float">
            <text:p>2.0950194542</text:p>
          </table:table-cell>
          <table:table-cell office:value-type="float" office:value="2.08457946105734" calcext:value-type="float">
            <text:p>2.0845794611</text:p>
          </table:table-cell>
          <table:table-cell office:value-type="float" office:value="2.07424599841961" calcext:value-type="float">
            <text:p>2.0742459984</text:p>
          </table:table-cell>
          <table:table-cell office:value-type="float" office:value="2.06401744403202" calcext:value-type="float">
            <text:p>2.064017444</text:p>
          </table:table-cell>
          <table:table-cell office:value-type="float" office:value="2.05389220837561" calcext:value-type="float">
            <text:p>2.0538922084</text:p>
          </table:table-cell>
          <table:table-cell office:value-type="float" office:value="2.04386873388158" calcext:value-type="float">
            <text:p>2.0438687339</text:p>
          </table:table-cell>
          <table:table-cell office:value-type="float" office:value="2.03394549413248" calcext:value-type="float">
            <text:p>2.033945494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7.88006458752021" calcext:value-type="float">
            <text:p>7.8800645875</text:p>
          </table:table-cell>
          <table:table-cell office:value-type="string" calcext:value-type="string">
            <text:p><text:s/>global min</text:p>
          </table:table-cell>
          <table:table-cell office:value-type="float" office:value="-8.9621505912097" calcext:value-type="float">
            <text:p>-8.9621505912</text:p>
          </table:table-cell>
          <table:table-cell office:value-type="string" calcext:value-type="string">
            <text:p><text:s/>range</text:p>
          </table:table-cell>
          <table:table-cell office:value-type="float" office:value="16.8422151787299" calcext:value-type="float">
            <text:p>16.842215178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7.28683224528525" calcext:value-type="float">
            <text:p>7.2868322453</text:p>
          </table:table-cell>
          <table:table-cell office:value-type="float" office:value="11.6596534493485" calcext:value-type="float">
            <text:p>11.6596534493</text:p>
          </table:table-cell>
          <table:table-cell office:value-type="float" office:value="9.24110534782212" calcext:value-type="float">
            <text:p>9.2411053478</text:p>
          </table:table-cell>
          <table:table-cell office:value-type="float" office:value="9.70370582395408" calcext:value-type="float">
            <text:p>9.703705824</text:p>
          </table:table-cell>
          <table:table-cell office:value-type="float" office:value="8.2793225900584" calcext:value-type="float">
            <text:p>8.2793225901</text:p>
          </table:table-cell>
          <table:table-cell office:value-type="float" office:value="8.83169339941324" calcext:value-type="float">
            <text:p>8.8316933994</text:p>
          </table:table-cell>
          <table:table-cell office:value-type="float" office:value="8.92716350142712" calcext:value-type="float">
            <text:p>8.9271635014</text:p>
          </table:table-cell>
          <table:table-cell office:value-type="float" office:value="7.81172344476687" calcext:value-type="float">
            <text:p>7.8117234448</text:p>
          </table:table-cell>
          <table:table-cell office:value-type="float" office:value="7.54978648667176" calcext:value-type="float">
            <text:p>7.5497864867</text:p>
          </table:table-cell>
          <table:table-cell office:value-type="float" office:value="7.34802134980894" calcext:value-type="float">
            <text:p>7.3480213498</text:p>
          </table:table-cell>
          <table:table-cell office:value-type="float" office:value="7.43649543578901" calcext:value-type="float">
            <text:p>7.4364954358</text:p>
          </table:table-cell>
          <table:table-cell office:value-type="float" office:value="7.05251265585682" calcext:value-type="float">
            <text:p>7.0525126559</text:p>
          </table:table-cell>
          <table:table-cell office:value-type="float" office:value="6.67635396184816" calcext:value-type="float">
            <text:p>6.6763539618</text:p>
          </table:table-cell>
          <table:table-cell office:value-type="float" office:value="6.71372879334037" calcext:value-type="float">
            <text:p>6.7137287933</text:p>
          </table:table-cell>
          <table:table-cell office:value-type="float" office:value="6.81339342757279" calcext:value-type="float">
            <text:p>6.8133934276</text:p>
          </table:table-cell>
          <table:table-cell office:value-type="float" office:value="7.43181731224551" calcext:value-type="float">
            <text:p>7.4318173122</text:p>
          </table:table-cell>
          <table:table-cell office:value-type="float" office:value="7.52149847414093" calcext:value-type="float">
            <text:p>7.5214984741</text:p>
          </table:table-cell>
          <table:table-cell office:value-type="float" office:value="7.69115353853189" calcext:value-type="float">
            <text:p>7.6911535385</text:p>
          </table:table-cell>
          <table:table-cell office:value-type="float" office:value="7.83036984640184" calcext:value-type="float">
            <text:p>7.8303698464</text:p>
          </table:table-cell>
          <table:table-cell office:value-type="float" office:value="7.83581816808976" calcext:value-type="float">
            <text:p>7.8358181681</text:p>
          </table:table-cell>
          <table:table-cell office:value-type="float" office:value="7.87560969135276" calcext:value-type="float">
            <text:p>7.8756096914</text:p>
          </table:table-cell>
          <table:table-cell office:value-type="float" office:value="7.70370864570138" calcext:value-type="float">
            <text:p>7.7037086457</text:p>
          </table:table-cell>
          <table:table-cell office:value-type="float" office:value="7.7344840122144" calcext:value-type="float">
            <text:p>7.7344840122</text:p>
          </table:table-cell>
          <table:table-cell office:value-type="float" office:value="7.53540746593997" calcext:value-type="float">
            <text:p>7.5354074659</text:p>
          </table:table-cell>
          <table:table-cell office:value-type="float" office:value="7.3423646755904" calcext:value-type="float">
            <text:p>7.3423646756</text:p>
          </table:table-cell>
          <table:table-cell office:value-type="float" office:value="7.50264218270597" calcext:value-type="float">
            <text:p>7.5026421827</text:p>
          </table:table-cell>
          <table:table-cell office:value-type="float" office:value="7.52012365203014" calcext:value-type="float">
            <text:p>7.520123652</text:p>
          </table:table-cell>
          <table:table-cell office:value-type="float" office:value="7.38471779920775" calcext:value-type="float">
            <text:p>7.3847177992</text:p>
          </table:table-cell>
          <table:table-cell office:value-type="float" office:value="7.30282146853975" calcext:value-type="float">
            <text:p>7.3028214685</text:p>
          </table:table-cell>
          <table:table-cell office:value-type="float" office:value="7.37593946684182" calcext:value-type="float">
            <text:p>7.3759394668</text:p>
          </table:table-cell>
          <table:table-cell office:value-type="float" office:value="7.60012736654996" calcext:value-type="float">
            <text:p>7.6001273665</text:p>
          </table:table-cell>
          <table:table-cell office:value-type="float" office:value="7.42211844825904" calcext:value-type="float">
            <text:p>7.4221184483</text:p>
          </table:table-cell>
          <table:table-cell office:value-type="float" office:value="7.30439974152768" calcext:value-type="float">
            <text:p>7.3043997415</text:p>
          </table:table-cell>
          <table:table-cell office:value-type="float" office:value="7.1063457808295" calcext:value-type="float">
            <text:p>7.1063457808</text:p>
          </table:table-cell>
          <table:table-cell office:value-type="float" office:value="7.10817753451317" calcext:value-type="float">
            <text:p>7.1081775345</text:p>
          </table:table-cell>
          <table:table-cell office:value-type="float" office:value="7.00251731074585" calcext:value-type="float">
            <text:p>7.0025173107</text:p>
          </table:table-cell>
          <table:table-cell office:value-type="float" office:value="6.94215694316692" calcext:value-type="float">
            <text:p>6.9421569432</text:p>
          </table:table-cell>
          <table:table-cell office:value-type="float" office:value="6.91427766707469" calcext:value-type="float">
            <text:p>6.9142776671</text:p>
          </table:table-cell>
          <table:table-cell office:value-type="float" office:value="6.7594234940465" calcext:value-type="float">
            <text:p>6.759423494</text:p>
          </table:table-cell>
          <table:table-cell office:value-type="float" office:value="6.85530522786023" calcext:value-type="float">
            <text:p>6.8553052279</text:p>
          </table:table-cell>
          <table:table-cell office:value-type="float" office:value="6.95380138504939" calcext:value-type="float">
            <text:p>6.953801385</text:p>
          </table:table-cell>
          <table:table-cell office:value-type="float" office:value="7.00191824683374" calcext:value-type="float">
            <text:p>7.0019182468</text:p>
          </table:table-cell>
          <table:table-cell office:value-type="float" office:value="7.0654406211093" calcext:value-type="float">
            <text:p>7.0654406211</text:p>
          </table:table-cell>
          <table:table-cell office:value-type="float" office:value="6.97538224207682" calcext:value-type="float">
            <text:p>6.9753822421</text:p>
          </table:table-cell>
          <table:table-cell office:value-type="float" office:value="6.83088604174099" calcext:value-type="float">
            <text:p>6.8308860417</text:p>
          </table:table-cell>
          <table:table-cell office:value-type="float" office:value="6.98582368862989" calcext:value-type="float">
            <text:p>6.9858236886</text:p>
          </table:table-cell>
          <table:table-cell office:value-type="float" office:value="6.83749947154959" calcext:value-type="float">
            <text:p>6.8374994715</text:p>
          </table:table-cell>
          <table:table-cell office:value-type="float" office:value="6.69512746272866" calcext:value-type="float">
            <text:p>6.6951274627</text:p>
          </table:table-cell>
          <table:table-cell office:value-type="float" office:value="6.55849220838726" calcext:value-type="float">
            <text:p>6.5584922084</text:p>
          </table:table-cell>
          <table:table-cell office:value-type="float" office:value="6.42732236421952" calcext:value-type="float">
            <text:p>6.4273223642</text:p>
          </table:table-cell>
          <table:table-cell office:value-type="float" office:value="6.3013678678259" calcext:value-type="float">
            <text:p>6.3013678678</text:p>
          </table:table-cell>
          <table:table-cell office:value-type="float" office:value="6.18018771652156" calcext:value-type="float">
            <text:p>6.1801877165</text:p>
          </table:table-cell>
          <table:table-cell office:value-type="float" office:value="6.06364447311252" calcext:value-type="float">
            <text:p>6.0636444731</text:p>
          </table:table-cell>
          <table:table-cell office:value-type="float" office:value="5.95309184485436" calcext:value-type="float">
            <text:p>5.9530918449</text:p>
          </table:table-cell>
          <table:table-cell office:value-type="float" office:value="5.84702464441226" calcext:value-type="float">
            <text:p>5.8470246444</text:p>
          </table:table-cell>
          <table:table-cell office:value-type="float" office:value="5.74285619178951" calcext:value-type="float">
            <text:p>5.7428561918</text:p>
          </table:table-cell>
          <table:table-cell office:value-type="float" office:value="5.64356609550105" calcext:value-type="float">
            <text:p>5.6435660955</text:p>
          </table:table-cell>
          <table:table-cell office:value-type="float" office:value="5.54905601216292" calcext:value-type="float">
            <text:p>5.5490560122</text:p>
          </table:table-cell>
          <table:table-cell office:value-type="float" office:value="5.45858493817729" calcext:value-type="float">
            <text:p>5.4585849382</text:p>
          </table:table-cell>
          <table:table-cell office:value-type="float" office:value="5.36959845288331" calcext:value-type="float">
            <text:p>5.3695984529</text:p>
          </table:table-cell>
          <table:table-cell office:value-type="float" office:value="5.28293816190731" calcext:value-type="float">
            <text:p>5.2829381619</text:p>
          </table:table-cell>
          <table:table-cell office:value-type="float" office:value="5.19772948187655" calcext:value-type="float">
            <text:p>5.1977294819</text:p>
          </table:table-cell>
          <table:table-cell office:value-type="float" office:value="5.11522583930708" calcext:value-type="float">
            <text:p>5.1152258393</text:p>
          </table:table-cell>
          <table:table-cell office:value-type="float" office:value="5.03530043556791" calcext:value-type="float">
            <text:p>5.0353004356</text:p>
          </table:table-cell>
          <table:table-cell office:value-type="float" office:value="4.95783427502071" calcext:value-type="float">
            <text:p>4.957834275</text:p>
          </table:table-cell>
          <table:table-cell office:value-type="float" office:value="4.88271557388403" calcext:value-type="float">
            <text:p>4.8827155739</text:p>
          </table:table-cell>
          <table:table-cell office:value-type="float" office:value="4.80983922203502" calcext:value-type="float">
            <text:p>4.809839222</text:p>
          </table:table-cell>
          <table:table-cell office:value-type="float" office:value="4.73915986653664" calcext:value-type="float">
            <text:p>4.7391598665</text:p>
          </table:table-cell>
          <table:table-cell office:value-type="float" office:value="4.67052918800922" calcext:value-type="float">
            <text:p>4.670529188</text:p>
          </table:table-cell>
          <table:table-cell office:value-type="float" office:value="4.60385938601116" calcext:value-type="float">
            <text:p>4.603859386</text:p>
          </table:table-cell>
          <table:table-cell office:value-type="float" office:value="4.5390676066046" calcext:value-type="float">
            <text:p>4.5390676066</text:p>
          </table:table-cell>
          <table:table-cell office:value-type="float" office:value="4.47602500095731" calcext:value-type="float">
            <text:p>4.476025001</text:p>
          </table:table-cell>
          <table:table-cell office:value-type="float" office:value="4.41475610801054" calcext:value-type="float">
            <text:p>4.414756108</text:p>
          </table:table-cell>
          <table:table-cell office:value-type="float" office:value="4.35509724168607" calcext:value-type="float">
            <text:p>4.3550972417</text:p>
          </table:table-cell>
          <table:table-cell office:value-type="float" office:value="4.29702927846359" calcext:value-type="float">
            <text:p>4.2970292785</text:p>
          </table:table-cell>
          <table:table-cell office:value-type="float" office:value="4.24053735438045" calcext:value-type="float">
            <text:p>4.2405373544</text:p>
          </table:table-cell>
          <table:table-cell office:value-type="float" office:value="4.18551275300077" calcext:value-type="float">
            <text:p>4.185512753</text:p>
          </table:table-cell>
          <table:table-cell office:value-type="float" office:value="4.13189903883595" calcext:value-type="float">
            <text:p>4.1318990388</text:p>
          </table:table-cell>
          <table:table-cell office:value-type="float" office:value="4.07959651935702" calcext:value-type="float">
            <text:p>4.0795965194</text:p>
          </table:table-cell>
          <table:table-cell office:value-type="float" office:value="4.02860156286505" calcext:value-type="float">
            <text:p>4.0286015629</text:p>
          </table:table-cell>
          <table:table-cell office:value-type="float" office:value="3.97886574110129" calcext:value-type="float">
            <text:p>3.9788657411</text:p>
          </table:table-cell>
          <table:table-cell office:value-type="float" office:value="3.93038741557743" calcext:value-type="float">
            <text:p>3.9303874156</text:p>
          </table:table-cell>
          <table:table-cell office:value-type="float" office:value="3.88303335032951" calcext:value-type="float">
            <text:p>3.8830333503</text:p>
          </table:table-cell>
          <table:table-cell office:value-type="float" office:value="3.83680676282559" calcext:value-type="float">
            <text:p>3.8368067628</text:p>
          </table:table-cell>
          <table:table-cell office:value-type="float" office:value="3.79171071912346" calcext:value-type="float">
            <text:p>3.7917107191</text:p>
          </table:table-cell>
          <table:table-cell office:value-type="float" office:value="3.74762105959877" calcext:value-type="float">
            <text:p>3.7476210596</text:p>
          </table:table-cell>
          <table:table-cell office:value-type="float" office:value="3.70454495546545" calcext:value-type="float">
            <text:p>3.7045449555</text:p>
          </table:table-cell>
          <table:table-cell office:value-type="float" office:value="3.6624478536988" calcext:value-type="float">
            <text:p>3.6624478537</text:p>
          </table:table-cell>
          <table:table-cell office:value-type="float" office:value="3.62129675421904" calcext:value-type="float">
            <text:p>3.6212967542</text:p>
          </table:table-cell>
          <table:table-cell office:value-type="float" office:value="3.58106012361661" calcext:value-type="float">
            <text:p>3.5810601236</text:p>
          </table:table-cell>
          <table:table-cell office:value-type="float" office:value="3.54174513122348" calcext:value-type="float">
            <text:p>3.5417451312</text:p>
          </table:table-cell>
          <table:table-cell office:value-type="float" office:value="3.50328749988568" calcext:value-type="float">
            <text:p>3.5032874999</text:p>
          </table:table-cell>
          <table:table-cell office:value-type="float" office:value="3.46576388480667" calcext:value-type="float">
            <text:p>3.4657638848</text:p>
          </table:table-cell>
          <table:table-cell office:value-type="float" office:value="3.42904922098804" calcext:value-type="float">
            <text:p>3.429049221</text:p>
          </table:table-cell>
          <table:table-cell office:value-type="float" office:value="3.39310749746033" calcext:value-type="float">
            <text:p>3.3931074975</text:p>
          </table:table-cell>
          <table:table-cell office:value-type="float" office:value="3.35791455983945" calcext:value-type="float">
            <text:p>3.3579145598</text:p>
          </table:table-cell>
          <table:table-cell office:value-type="float" office:value="3.32344724979838" calcext:value-type="float">
            <text:p>3.3234472498</text:p>
          </table:table-cell>
          <table:table-cell office:value-type="float" office:value="3.28957169672028" calcext:value-type="float">
            <text:p>3.2895716967</text:p>
          </table:table-cell>
          <table:table-cell office:value-type="float" office:value="3.25649102792367" calcext:value-type="float">
            <text:p>3.2564910279</text:p>
          </table:table-cell>
          <table:table-cell office:value-type="float" office:value="3.22423001486638" calcext:value-type="float">
            <text:p>3.2242300149</text:p>
          </table:table-cell>
          <table:table-cell office:value-type="float" office:value="3.19260783375082" calcext:value-type="float">
            <text:p>3.1926078338</text:p>
          </table:table-cell>
          <table:table-cell office:value-type="float" office:value="3.16183379478389" calcext:value-type="float">
            <text:p>3.1618337948</text:p>
          </table:table-cell>
          <table:table-cell office:value-type="float" office:value="3.13126833364559" calcext:value-type="float">
            <text:p>3.1312683336</text:p>
          </table:table-cell>
          <table:table-cell office:value-type="float" office:value="3.10145219315087" calcext:value-type="float">
            <text:p>3.1014521932</text:p>
          </table:table-cell>
          <table:table-cell office:value-type="float" office:value="3.07220397914176" calcext:value-type="float">
            <text:p>3.0722039791</text:p>
          </table:table-cell>
          <table:table-cell office:value-type="float" office:value="3.04325529111349" calcext:value-type="float">
            <text:p>3.0432552911</text:p>
          </table:table-cell>
          <table:table-cell office:value-type="float" office:value="3.01484770005771" calcext:value-type="float">
            <text:p>3.0148477001</text:p>
          </table:table-cell>
          <table:table-cell office:value-type="float" office:value="2.98696617550297" calcext:value-type="float">
            <text:p>2.9869661755</text:p>
          </table:table-cell>
          <table:table-cell office:value-type="float" office:value="2.95959397036847" calcext:value-type="float">
            <text:p>2.9595939704</text:p>
          </table:table-cell>
          <table:table-cell office:value-type="float" office:value="2.93281212788819" calcext:value-type="float">
            <text:p>2.9328121279</text:p>
          </table:table-cell>
          <table:table-cell office:value-type="float" office:value="2.90651284112828" calcext:value-type="float">
            <text:p>2.9065128411</text:p>
          </table:table-cell>
          <table:table-cell office:value-type="float" office:value="2.88059436083379" calcext:value-type="float">
            <text:p>2.8805943608</text:p>
          </table:table-cell>
          <table:table-cell office:value-type="float" office:value="2.8551346147038" calcext:value-type="float">
            <text:p>2.8551346147</text:p>
          </table:table-cell>
          <table:table-cell office:value-type="float" office:value="2.83012153078662" calcext:value-type="float">
            <text:p>2.8301215308</text:p>
          </table:table-cell>
          <table:table-cell office:value-type="float" office:value="2.80554345702452" calcext:value-type="float">
            <text:p>2.805543457</text:p>
          </table:table-cell>
          <table:table-cell office:value-type="float" office:value="2.78138914315487" calcext:value-type="float">
            <text:p>2.7813891432</text:p>
          </table:table-cell>
          <table:table-cell office:value-type="float" office:value="2.7576477235394" calcext:value-type="float">
            <text:p>2.7576477235</text:p>
          </table:table-cell>
          <table:table-cell office:value-type="float" office:value="2.73430870086657" calcext:value-type="float">
            <text:p>2.7343087009</text:p>
          </table:table-cell>
          <table:table-cell office:value-type="float" office:value="2.71144552941003" calcext:value-type="float">
            <text:p>2.7114455294</text:p>
          </table:table-cell>
          <table:table-cell office:value-type="float" office:value="2.6889634108111" calcext:value-type="float">
            <text:p>2.6889634108</text:p>
          </table:table-cell>
          <table:table-cell office:value-type="float" office:value="2.66686111391064" calcext:value-type="float">
            <text:p>2.6668611139</text:p>
          </table:table-cell>
          <table:table-cell office:value-type="float" office:value="2.64512114974625" calcext:value-type="float">
            <text:p>2.6451211497</text:p>
          </table:table-cell>
          <table:table-cell office:value-type="float" office:value="2.62386317066047" calcext:value-type="float">
            <text:p>2.6238631707</text:p>
          </table:table-cell>
          <table:table-cell office:value-type="float" office:value="2.60282060868624" calcext:value-type="float">
            <text:p>2.6028206087</text:p>
          </table:table-cell>
          <table:table-cell office:value-type="float" office:value="2.58211472770359" calcext:value-type="float">
            <text:p>2.5821147277</text:p>
          </table:table-cell>
          <table:table-cell office:value-type="float" office:value="2.56165066675471" calcext:value-type="float">
            <text:p>2.5616506668</text:p>
          </table:table-cell>
          <table:table-cell office:value-type="float" office:value="2.54158720715458" calcext:value-type="float">
            <text:p>2.5415872072</text:p>
          </table:table-cell>
          <table:table-cell office:value-type="float" office:value="2.52184500620694" calcext:value-type="float">
            <text:p>2.5218450062</text:p>
          </table:table-cell>
          <table:table-cell office:value-type="float" office:value="2.50240888589413" calcext:value-type="float">
            <text:p>2.5024088859</text:p>
          </table:table-cell>
          <table:table-cell office:value-type="float" office:value="2.48341416512658" calcext:value-type="float">
            <text:p>2.4834141651</text:p>
          </table:table-cell>
          <table:table-cell office:value-type="float" office:value="2.46456814467413" calcext:value-type="float">
            <text:p>2.4645681447</text:p>
          </table:table-cell>
          <table:table-cell office:value-type="float" office:value="2.44600766998611" calcext:value-type="float">
            <text:p>2.44600767</text:p>
          </table:table-cell>
          <table:table-cell office:value-type="float" office:value="2.42784512902527" calcext:value-type="float">
            <text:p>2.427845129</text:p>
          </table:table-cell>
          <table:table-cell office:value-type="float" office:value="2.40982830938731" calcext:value-type="float">
            <text:p>2.4098283094</text:p>
          </table:table-cell>
          <table:table-cell office:value-type="float" office:value="2.39208576995374" calcext:value-type="float">
            <text:p>2.39208577</text:p>
          </table:table-cell>
          <table:table-cell office:value-type="float" office:value="2.37459684000951" calcext:value-type="float">
            <text:p>2.37459684</text:p>
          </table:table-cell>
          <table:table-cell office:value-type="float" office:value="2.35736322291118" calcext:value-type="float">
            <text:p>2.3573632229</text:p>
          </table:table-cell>
          <table:table-cell office:value-type="float" office:value="2.34037936837949" calcext:value-type="float">
            <text:p>2.3403793684</text:p>
          </table:table-cell>
          <table:table-cell office:value-type="float" office:value="2.3237607378314" calcext:value-type="float">
            <text:p>2.3237607378</text:p>
          </table:table-cell>
          <table:table-cell office:value-type="float" office:value="2.30725952754359" calcext:value-type="float">
            <text:p>2.3072595275</text:p>
          </table:table-cell>
          <table:table-cell office:value-type="float" office:value="2.29099237697618" calcext:value-type="float">
            <text:p>2.290992377</text:p>
          </table:table-cell>
          <table:table-cell office:value-type="float" office:value="2.27495434120549" calcext:value-type="float">
            <text:p>2.2749543412</text:p>
          </table:table-cell>
          <table:table-cell office:value-type="float" office:value="2.25914756599325" calcext:value-type="float">
            <text:p>2.259147566</text:p>
          </table:table-cell>
          <table:table-cell office:value-type="float" office:value="2.24368886891074" calcext:value-type="float">
            <text:p>2.2436888689</text:p>
          </table:table-cell>
          <table:table-cell office:value-type="float" office:value="2.22844339523627" calcext:value-type="float">
            <text:p>2.2284433952</text:p>
          </table:table-cell>
          <table:table-cell office:value-type="float" office:value="2.21340676366693" calcext:value-type="float">
            <text:p>2.2134067637</text:p>
          </table:table-cell>
          <table:table-cell office:value-type="float" office:value="2.19857471211893" calcext:value-type="float">
            <text:p>2.1985747121</text:p>
          </table:table-cell>
          <table:table-cell office:value-type="float" office:value="2.22324201047221" calcext:value-type="float">
            <text:p>2.2232420105</text:p>
          </table:table-cell>
          <table:table-cell office:value-type="float" office:value="2.20854303849664" calcext:value-type="float">
            <text:p>2.2085430385</text:p>
          </table:table-cell>
          <table:table-cell office:value-type="float" office:value="2.19404005281408" calcext:value-type="float">
            <text:p>2.1940400528</text:p>
          </table:table-cell>
          <table:table-cell office:value-type="float" office:value="2.17972915965711" calcext:value-type="float">
            <text:p>2.1797291597</text:p>
          </table:table-cell>
          <table:table-cell office:value-type="float" office:value="2.1654847933821" calcext:value-type="float">
            <text:p>2.1654847934</text:p>
          </table:table-cell>
          <table:table-cell office:value-type="float" office:value="2.15142662797343" calcext:value-type="float">
            <text:p>2.151426628</text:p>
          </table:table-cell>
          <table:table-cell office:value-type="float" office:value="2.1375510361415" calcext:value-type="float">
            <text:p>2.1375510361</text:p>
          </table:table-cell>
          <table:table-cell office:value-type="float" office:value="2.12385448420417" calcext:value-type="float">
            <text:p>2.1238544842</text:p>
          </table:table-cell>
          <table:table-cell office:value-type="float" office:value="2.11032715608452" calcext:value-type="float">
            <text:p>2.1103271561</text:p>
          </table:table-cell>
          <table:table-cell office:value-type="float" office:value="2.09697215061607" calcext:value-type="float">
            <text:p>2.0969721506</text:p>
          </table:table-cell>
          <table:table-cell office:value-type="float" office:value="2.08378619584975" calcext:value-type="float">
            <text:p>2.0837861958</text:p>
          </table:table-cell>
          <table:table-cell office:value-type="float" office:value="2.07076610214968" calcext:value-type="float">
            <text:p>2.0707661021</text:p>
          </table:table-cell>
          <table:table-cell office:value-type="float" office:value="2.05790875962086" calcext:value-type="float">
            <text:p>2.0579087596</text:p>
          </table:table-cell>
          <table:table-cell office:value-type="float" office:value="2.04531547367411" calcext:value-type="float">
            <text:p>2.0453154737</text:p>
          </table:table-cell>
          <table:table-cell office:value-type="float" office:value="2.03277396641402" calcext:value-type="float">
            <text:p>2.0327739664</text:p>
          </table:table-cell>
          <table:table-cell office:value-type="float" office:value="2.02038634267858" calcext:value-type="float">
            <text:p>2.0203863427</text:p>
          </table:table-cell>
          <table:table-cell office:value-type="float" office:value="2.00826871367513" calcext:value-type="float">
            <text:p>2.0082687137</text:p>
          </table:table-cell>
          <table:table-cell office:value-type="float" office:value="1.99629796502323" calcext:value-type="float">
            <text:p>1.996297965</text:p>
          </table:table-cell>
          <table:table-cell office:value-type="float" office:value="1.98435993804029" calcext:value-type="float">
            <text:p>1.984359938</text:p>
          </table:table-cell>
          <table:table-cell office:value-type="float" office:value="1.97256488144038" calcext:value-type="float">
            <text:p>1.9725648814</text:p>
          </table:table-cell>
          <table:table-cell office:value-type="float" office:value="1.96091024218095" calcext:value-type="float">
            <text:p>1.9609102422</text:p>
          </table:table-cell>
          <table:table-cell office:value-type="float" office:value="1.94950305250007" calcext:value-type="float">
            <text:p>1.9495030525</text:p>
          </table:table-cell>
          <table:table-cell office:value-type="float" office:value="1.93823006505073" calcext:value-type="float">
            <text:p>1.9382300651</text:p>
          </table:table-cell>
          <table:table-cell office:value-type="float" office:value="1.92708892540781" calcext:value-type="float">
            <text:p>1.9270889254</text:p>
          </table:table-cell>
          <table:table-cell office:value-type="float" office:value="1.91590610054" calcext:value-type="float">
            <text:p>1.9159061005</text:p>
          </table:table-cell>
          <table:table-cell office:value-type="float" office:value="1.90485255688454" calcext:value-type="float">
            <text:p>1.9048525569</text:p>
          </table:table-cell>
          <table:table-cell office:value-type="float" office:value="1.8939246445797" calcext:value-type="float">
            <text:p>1.8939246446</text:p>
          </table:table-cell>
          <table:table-cell office:value-type="float" office:value="1.88317988259661" calcext:value-type="float">
            <text:p>1.8831798826</text:p>
          </table:table-cell>
          <table:table-cell office:value-type="float" office:value="1.8725572201815" calcext:value-type="float">
            <text:p>1.8725572202</text:p>
          </table:table-cell>
          <table:table-cell office:value-type="float" office:value="1.86214949420418" calcext:value-type="float">
            <text:p>1.8621494942</text:p>
          </table:table-cell>
          <table:table-cell office:value-type="float" office:value="1.85176433579594" calcext:value-type="float">
            <text:p>1.8517643358</text:p>
          </table:table-cell>
          <table:table-cell office:value-type="float" office:value="1.84149521267719" calcext:value-type="float">
            <text:p>1.8414952127</text:p>
          </table:table-cell>
          <table:table-cell office:value-type="float" office:value="1.83128492287423" calcext:value-type="float">
            <text:p>1.8312849229</text:p>
          </table:table-cell>
          <table:table-cell office:value-type="float" office:value="1.82124790941004" calcext:value-type="float">
            <text:p>1.8212479094</text:p>
          </table:table-cell>
          <table:table-cell office:value-type="float" office:value="1.8113211927971" calcext:value-type="float">
            <text:p>1.8113211928</text:p>
          </table:table-cell>
          <table:table-cell office:value-type="float" office:value="1.80150296489032" calcext:value-type="float">
            <text:p>1.8015029649</text:p>
          </table:table-cell>
          <table:table-cell office:value-type="float" office:value="1.79179145685208" calcext:value-type="float">
            <text:p>1.7917914569</text:p>
          </table:table-cell>
          <table:table-cell office:value-type="float" office:value="1.78218493808994" calcext:value-type="float">
            <text:p>1.7821849381</text:p>
          </table:table-cell>
          <table:table-cell office:value-type="float" office:value="1.77268171522847" calcext:value-type="float">
            <text:p>1.7726817152</text:p>
          </table:table-cell>
          <table:table-cell office:value-type="float" office:value="1.76337911346849" calcext:value-type="float">
            <text:p>1.7633791135</text:p>
          </table:table-cell>
          <table:table-cell office:value-type="float" office:value="1.75417547555701" calcext:value-type="float">
            <text:p>1.7541754756</text:p>
          </table:table-cell>
          <table:table-cell office:value-type="float" office:value="1.74497129571732" calcext:value-type="float">
            <text:p>1.7449712957</text:p>
          </table:table-cell>
          <table:table-cell office:value-type="float" office:value="1.73586400198121" calcext:value-type="float">
            <text:p>1.735864002</text:p>
          </table:table-cell>
          <table:table-cell office:value-type="float" office:value="1.72694898200284" calcext:value-type="float">
            <text:p>1.726948982</text:p>
          </table:table-cell>
          <table:table-cell office:value-type="float" office:value="1.71803042212707" calcext:value-type="float">
            <text:p>1.7180304221</text:p>
          </table:table-cell>
          <table:table-cell office:value-type="float" office:value="1.7092042825609" calcext:value-type="float">
            <text:p>1.7092042826</text:p>
          </table:table-cell>
          <table:table-cell office:value-type="float" office:value="1.70046913412427" calcext:value-type="float">
            <text:p>1.7004691341</text:p>
          </table:table-cell>
          <table:table-cell office:value-type="float" office:value="1.69182357695366" calcext:value-type="float">
            <text:p>1.691823577</text:p>
          </table:table-cell>
          <table:table-cell office:value-type="float" office:value="1.68326623975418" calcext:value-type="float">
            <text:p>1.6832662398</text:p>
          </table:table-cell>
          <table:table-cell office:value-type="float" office:value="1.67488973694382" calcext:value-type="float">
            <text:p>1.6748897369</text:p>
          </table:table-cell>
          <table:table-cell office:value-type="float" office:value="1.66659784527295" calcext:value-type="float">
            <text:p>1.6665978453</text:p>
          </table:table-cell>
          <table:table-cell office:value-type="float" office:value="1.65838928919676" calcext:value-type="float">
            <text:p>1.6583892892</text:p>
          </table:table-cell>
          <table:table-cell office:value-type="float" office:value="1.65026281868134" calcext:value-type="float">
            <text:p>1.650262818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1026314658785" calcext:value-type="float">
            <text:p>8.3102631466</text:p>
          </table:table-cell>
          <table:table-cell office:value-type="string" calcext:value-type="string">
            <text:p><text:s/>global min</text:p>
          </table:table-cell>
          <table:table-cell office:value-type="float" office:value="-9.79920477415054" calcext:value-type="float">
            <text:p>-9.7992047742</text:p>
          </table:table-cell>
          <table:table-cell office:value-type="string" calcext:value-type="string">
            <text:p><text:s/>range</text:p>
          </table:table-cell>
          <table:table-cell office:value-type="float" office:value="18.1094679207384" calcext:value-type="float">
            <text:p>18.1094679207</text:p>
          </table:table-cell>
          <table:table-cell office:value-type="string" calcext:value-type="string">
            <text:p><text:s/>alpha 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gret</text:p>
          </table:table-cell>
          <table:table-cell office:value-type="float" office:value="10.8404383916028" calcext:value-type="float">
            <text:p>10.8404383916</text:p>
          </table:table-cell>
          <table:table-cell office:value-type="float" office:value="13.1057796199766" calcext:value-type="float">
            <text:p>13.10577962</text:p>
          </table:table-cell>
          <table:table-cell office:value-type="float" office:value="10.4793325690113" calcext:value-type="float">
            <text:p>10.479332569</text:p>
          </table:table-cell>
          <table:table-cell office:value-type="float" office:value="8.45286539294626" calcext:value-type="float">
            <text:p>8.4528653929</text:p>
          </table:table-cell>
          <table:table-cell office:value-type="float" office:value="7.95633573936968" calcext:value-type="float">
            <text:p>7.9563357394</text:p>
          </table:table-cell>
          <table:table-cell office:value-type="float" office:value="6.64924145533041" calcext:value-type="float">
            <text:p>6.6492414553</text:p>
          </table:table-cell>
          <table:table-cell office:value-type="float" office:value="7.29168589449166" calcext:value-type="float">
            <text:p>7.2916858945</text:p>
          </table:table-cell>
          <table:table-cell office:value-type="float" office:value="7.16248272740337" calcext:value-type="float">
            <text:p>7.1624827274</text:p>
          </table:table-cell>
          <table:table-cell office:value-type="float" office:value="6.75416244432973" calcext:value-type="float">
            <text:p>6.7541624443</text:p>
          </table:table-cell>
          <table:table-cell office:value-type="float" office:value="7.34105378487477" calcext:value-type="float">
            <text:p>7.3410537849</text:p>
          </table:table-cell>
          <table:table-cell office:value-type="float" office:value="7.74688327555189" calcext:value-type="float">
            <text:p>7.7468832756</text:p>
          </table:table-cell>
          <table:table-cell office:value-type="float" office:value="7.36638892625468" calcext:value-type="float">
            <text:p>7.3663889263</text:p>
          </table:table-cell>
          <table:table-cell office:value-type="float" office:value="7.6698561147721" calcext:value-type="float">
            <text:p>7.6698561148</text:p>
          </table:table-cell>
          <table:table-cell office:value-type="float" office:value="8.03356512029907" calcext:value-type="float">
            <text:p>8.0335651203</text:p>
          </table:table-cell>
          <table:table-cell office:value-type="float" office:value="8.5146075018568" calcext:value-type="float">
            <text:p>8.5146075019</text:p>
          </table:table-cell>
          <table:table-cell office:value-type="float" office:value="8.17053237438168" calcext:value-type="float">
            <text:p>8.1705323744</text:p>
          </table:table-cell>
          <table:table-cell office:value-type="float" office:value="7.87157125324068" calcext:value-type="float">
            <text:p>7.8715712532</text:p>
          </table:table-cell>
          <table:table-cell office:value-type="float" office:value="8.00922572572105" calcext:value-type="float">
            <text:p>8.0092257257</text:p>
          </table:table-cell>
          <table:table-cell office:value-type="float" office:value="7.79839713495326" calcext:value-type="float">
            <text:p>7.798397135</text:p>
          </table:table-cell>
          <table:table-cell office:value-type="float" office:value="7.56568238330282" calcext:value-type="float">
            <text:p>7.5656823833</text:p>
          </table:table-cell>
          <table:table-cell office:value-type="float" office:value="7.70279574770267" calcext:value-type="float">
            <text:p>7.7027957477</text:p>
          </table:table-cell>
          <table:table-cell office:value-type="float" office:value="7.81014671373229" calcext:value-type="float">
            <text:p>7.8101467137</text:p>
          </table:table-cell>
          <table:table-cell office:value-type="float" office:value="7.76584042838254" calcext:value-type="float">
            <text:p>7.7658404284</text:p>
          </table:table-cell>
          <table:table-cell office:value-type="float" office:value="8.03496338849339" calcext:value-type="float">
            <text:p>8.0349633885</text:p>
          </table:table-cell>
          <table:table-cell office:value-type="float" office:value="7.81899252635246" calcext:value-type="float">
            <text:p>7.8189925264</text:p>
          </table:table-cell>
          <table:table-cell office:value-type="float" office:value="7.95585205835114" calcext:value-type="float">
            <text:p>7.9558520584</text:p>
          </table:table-cell>
          <table:table-cell office:value-type="float" office:value="8.29981990475676" calcext:value-type="float">
            <text:p>8.2998199048</text:p>
          </table:table-cell>
          <table:table-cell office:value-type="float" office:value="8.1635360644523" calcext:value-type="float">
            <text:p>8.1635360645</text:p>
          </table:table-cell>
          <table:table-cell office:value-type="float" office:value="8.39287678867513" calcext:value-type="float">
            <text:p>8.3928767887</text:p>
          </table:table-cell>
          <table:table-cell office:value-type="float" office:value="8.54926669706238" calcext:value-type="float">
            <text:p>8.5492666971</text:p>
          </table:table-cell>
          <table:table-cell office:value-type="float" office:value="8.30458871915828" calcext:value-type="float">
            <text:p>8.3045887192</text:p>
          </table:table-cell>
          <table:table-cell office:value-type="float" office:value="8.08060607698635" calcext:value-type="float">
            <text:p>8.080606077</text:p>
          </table:table-cell>
          <table:table-cell office:value-type="float" office:value="7.85917160732351" calcext:value-type="float">
            <text:p>7.8591716073</text:p>
          </table:table-cell>
          <table:table-cell office:value-type="float" office:value="7.8555765063661" calcext:value-type="float">
            <text:p>7.8555765064</text:p>
          </table:table-cell>
          <table:table-cell office:value-type="float" office:value="7.73533338168639" calcext:value-type="float">
            <text:p>7.7353333817</text:p>
          </table:table-cell>
          <table:table-cell office:value-type="float" office:value="7.80242569338102" calcext:value-type="float">
            <text:p>7.8024256934</text:p>
          </table:table-cell>
          <table:table-cell office:value-type="float" office:value="7.75888926242756" calcext:value-type="float">
            <text:p>7.7588892624</text:p>
          </table:table-cell>
          <table:table-cell office:value-type="float" office:value="7.65737898246954" calcext:value-type="float">
            <text:p>7.6573789825</text:p>
          </table:table-cell>
          <table:table-cell office:value-type="float" office:value="7.47130017842053" calcext:value-type="float">
            <text:p>7.4713001784</text:p>
          </table:table-cell>
          <table:table-cell office:value-type="float" office:value="7.34357648738182" calcext:value-type="float">
            <text:p>7.3435764874</text:p>
          </table:table-cell>
          <table:table-cell office:value-type="float" office:value="7.17422841755686" calcext:value-type="float">
            <text:p>7.1742284176</text:p>
          </table:table-cell>
          <table:table-cell office:value-type="float" office:value="7.06325433408976" calcext:value-type="float">
            <text:p>7.0632543341</text:p>
          </table:table-cell>
          <table:table-cell office:value-type="float" office:value="6.9146289560033" calcext:value-type="float">
            <text:p>6.914628956</text:p>
          </table:table-cell>
          <table:table-cell office:value-type="float" office:value="6.79556341960803" calcext:value-type="float">
            <text:p>6.7955634196</text:p>
          </table:table-cell>
          <table:table-cell office:value-type="float" office:value="6.70040238610426" calcext:value-type="float">
            <text:p>6.7004023861</text:p>
          </table:table-cell>
          <table:table-cell office:value-type="float" office:value="6.57432328256974" calcext:value-type="float">
            <text:p>6.5743232826</text:p>
          </table:table-cell>
          <table:table-cell office:value-type="float" office:value="6.46610802223159" calcext:value-type="float">
            <text:p>6.4661080222</text:p>
          </table:table-cell>
          <table:table-cell office:value-type="float" office:value="6.35389452874915" calcext:value-type="float">
            <text:p>6.3538945287</text:p>
          </table:table-cell>
          <table:table-cell office:value-type="float" office:value="6.22654504928762" calcext:value-type="float">
            <text:p>6.2265450493</text:p>
          </table:table-cell>
          <table:table-cell office:value-type="float" office:value="6.13177826923539" calcext:value-type="float">
            <text:p>6.1317782692</text:p>
          </table:table-cell>
          <table:table-cell office:value-type="float" office:value="6.01212587788277" calcext:value-type="float">
            <text:p>6.0121258779</text:p>
          </table:table-cell>
          <table:table-cell office:value-type="float" office:value="5.89707550158216" calcext:value-type="float">
            <text:p>5.8970755016</text:p>
          </table:table-cell>
          <table:table-cell office:value-type="float" office:value="5.78636664891554" calcext:value-type="float">
            <text:p>5.7863666489</text:p>
          </table:table-cell>
          <table:table-cell office:value-type="float" office:value="5.67975812412546" calcext:value-type="float">
            <text:p>5.6797581241</text:p>
          </table:table-cell>
          <table:table-cell office:value-type="float" office:value="5.57702627296411" calcext:value-type="float">
            <text:p>5.577026273</text:p>
          </table:table-cell>
          <table:table-cell office:value-type="float" office:value="5.4779634164871" calcext:value-type="float">
            <text:p>5.4779634165</text:p>
          </table:table-cell>
          <table:table-cell office:value-type="float" office:value="5.38237644971104" calcext:value-type="float">
            <text:p>5.3823764497</text:p>
          </table:table-cell>
          <table:table-cell office:value-type="float" office:value="5.29008558523759" calcext:value-type="float">
            <text:p>5.2900855852</text:p>
          </table:table-cell>
          <table:table-cell office:value-type="float" office:value="5.2009232246446" calcext:value-type="float">
            <text:p>5.2009232246</text:p>
          </table:table-cell>
          <table:table-cell office:value-type="float" office:value="5.1185343247577" calcext:value-type="float">
            <text:p>5.1185343248</text:p>
          </table:table-cell>
          <table:table-cell office:value-type="float" office:value="5.03495100495795" calcext:value-type="float">
            <text:p>5.034951005</text:p>
          </table:table-cell>
          <table:table-cell office:value-type="float" office:value="4.9544962293411" calcext:value-type="float">
            <text:p>4.9544962293</text:p>
          </table:table-cell>
          <table:table-cell office:value-type="float" office:value="4.87659557358511" calcext:value-type="float">
            <text:p>4.8765955736</text:p>
          </table:table-cell>
          <table:table-cell office:value-type="float" office:value="4.80170893538081" calcext:value-type="float">
            <text:p>4.8017089354</text:p>
          </table:table-cell>
          <table:table-cell office:value-type="float" office:value="4.72814344125147" calcext:value-type="float">
            <text:p>4.7281434413</text:p>
          </table:table-cell>
          <table:table-cell office:value-type="float" office:value="4.65680720451998" calcext:value-type="float">
            <text:p>4.6568072045</text:p>
          </table:table-cell>
          <table:table-cell office:value-type="float" office:value="4.5880004539557" calcext:value-type="float">
            <text:p>4.588000454</text:p>
          </table:table-cell>
          <table:table-cell office:value-type="float" office:value="4.52082326811773" calcext:value-type="float">
            <text:p>4.5208232681</text:p>
          </table:table-cell>
          <table:table-cell office:value-type="float" office:value="4.45598169780752" calcext:value-type="float">
            <text:p>4.4559816978</text:p>
          </table:table-cell>
          <table:table-cell office:value-type="float" office:value="4.39299274379188" calcext:value-type="float">
            <text:p>4.3929927438</text:p>
          </table:table-cell>
          <table:table-cell office:value-type="float" office:value="4.33177812650909" calcext:value-type="float">
            <text:p>4.3317781265</text:p>
          </table:table-cell>
          <table:table-cell office:value-type="float" office:value="4.27226391526192" calcext:value-type="float">
            <text:p>4.2722639153</text:p>
          </table:table-cell>
          <table:table-cell office:value-type="float" office:value="4.2143802303503" calcext:value-type="float">
            <text:p>4.2143802304</text:p>
          </table:table-cell>
          <table:table-cell office:value-type="float" office:value="4.1580609693552" calcext:value-type="float">
            <text:p>4.1580609694</text:p>
          </table:table-cell>
          <table:table-cell office:value-type="float" office:value="4.10324355531998" calcext:value-type="float">
            <text:p>4.1032435553</text:p>
          </table:table-cell>
          <table:table-cell office:value-type="float" office:value="4.049516032447" calcext:value-type="float">
            <text:p>4.0495160324</text:p>
          </table:table-cell>
          <table:table-cell office:value-type="float" office:value="3.99718402964864" calcext:value-type="float">
            <text:p>3.9971840296</text:p>
          </table:table-cell>
          <table:table-cell office:value-type="float" office:value="3.94619387307588" calcext:value-type="float">
            <text:p>3.9461938731</text:p>
          </table:table-cell>
          <table:table-cell office:value-type="float" office:value="3.89649460654293" calcext:value-type="float">
            <text:p>3.8964946065</text:p>
          </table:table-cell>
          <table:table-cell office:value-type="float" office:value="3.84803782167332" calcext:value-type="float">
            <text:p>3.8480378217</text:p>
          </table:table-cell>
          <table:table-cell office:value-type="float" office:value="3.80058223554334" calcext:value-type="float">
            <text:p>3.8005822355</text:p>
          </table:table-cell>
          <table:table-cell office:value-type="float" office:value="3.75428410273361" calcext:value-type="float">
            <text:p>3.7542841027</text:p>
          </table:table-cell>
          <table:table-cell office:value-type="float" office:value="3.70910158758194" calcext:value-type="float">
            <text:p>3.7091015876</text:p>
          </table:table-cell>
          <table:table-cell office:value-type="float" office:value="3.66499484660055" calcext:value-type="float">
            <text:p>3.6649948466</text:p>
          </table:table-cell>
          <table:table-cell office:value-type="float" office:value="3.62192591128931" calcext:value-type="float">
            <text:p>3.6219259113</text:p>
          </table:table-cell>
          <table:table-cell office:value-type="float" office:value="3.57985857912484" calcext:value-type="float">
            <text:p>3.5798585791</text:p>
          </table:table-cell>
          <table:table-cell office:value-type="float" office:value="3.5387583120676" calcext:value-type="float">
            <text:p>3.5387583121</text:p>
          </table:table-cell>
          <table:table-cell office:value-type="float" office:value="3.49859214198894" calcext:value-type="float">
            <text:p>3.498592142</text:p>
          </table:table-cell>
          <table:table-cell office:value-type="float" office:value="3.45932858247384" calcext:value-type="float">
            <text:p>3.4593285825</text:p>
          </table:table-cell>
          <table:table-cell office:value-type="float" office:value="3.42093754650352" calcext:value-type="float">
            <text:p>3.4209375465</text:p>
          </table:table-cell>
          <table:table-cell office:value-type="float" office:value="3.38339026956552" calcext:value-type="float">
            <text:p>3.3833902696</text:p>
          </table:table-cell>
          <table:table-cell office:value-type="float" office:value="3.34665923777834" calcext:value-type="float">
            <text:p>3.3466592378</text:p>
          </table:table-cell>
          <table:table-cell office:value-type="float" office:value="3.31071812065325" calcext:value-type="float">
            <text:p>3.3107181207</text:p>
          </table:table-cell>
          <table:table-cell office:value-type="float" office:value="3.27554170814785" calcext:value-type="float">
            <text:p>3.2755417081</text:p>
          </table:table-cell>
          <table:table-cell office:value-type="float" office:value="3.24110585169519" calcext:value-type="float">
            <text:p>3.2411058517</text:p>
          </table:table-cell>
          <table:table-cell office:value-type="float" office:value="3.20738740891863" calcext:value-type="float">
            <text:p>3.2073874089</text:p>
          </table:table-cell>
          <table:table-cell office:value-type="float" office:value="3.17436419176632" calcext:value-type="float">
            <text:p>3.1743641918</text:p>
          </table:table-cell>
          <table:table-cell office:value-type="float" office:value="3.14201491782121" calcext:value-type="float">
            <text:p>3.1420149178</text:p>
          </table:table-cell>
          <table:table-cell office:value-type="float" office:value="3.11074966528477" calcext:value-type="float">
            <text:p>3.1107496653</text:p>
          </table:table-cell>
          <table:table-cell office:value-type="float" office:value="3.07968352208337" calcext:value-type="float">
            <text:p>3.0796835221</text:p>
          </table:table-cell>
          <table:table-cell office:value-type="float" office:value="3.0496545259906" calcext:value-type="float">
            <text:p>3.049654526</text:p>
          </table:table-cell>
          <table:table-cell office:value-type="float" office:value="3.0210359452879" calcext:value-type="float">
            <text:p>3.0210359453</text:p>
          </table:table-cell>
          <table:table-cell office:value-type="float" office:value="2.99178541120884" calcext:value-type="float">
            <text:p>2.9917854112</text:p>
          </table:table-cell>
          <table:table-cell office:value-type="float" office:value="2.96330195831501" calcext:value-type="float">
            <text:p>2.9633019583</text:p>
          </table:table-cell>
          <table:table-cell office:value-type="float" office:value="2.93536104738107" calcext:value-type="float">
            <text:p>2.9353610474</text:p>
          </table:table-cell>
          <table:table-cell office:value-type="float" office:value="2.90794732344589" calcext:value-type="float">
            <text:p>2.9079473234</text:p>
          </table:table-cell>
          <table:table-cell office:value-type="float" office:value="2.88104600556556" calcext:value-type="float">
            <text:p>2.8810460056</text:p>
          </table:table-cell>
          <table:table-cell office:value-type="float" office:value="2.85464286023858" calcext:value-type="float">
            <text:p>2.8546428602</text:p>
          </table:table-cell>
          <table:table-cell office:value-type="float" office:value="2.82872417629374" calcext:value-type="float">
            <text:p>2.8287241763</text:p>
          </table:table-cell>
          <table:table-cell office:value-type="float" office:value="2.8032767411479" calcext:value-type="float">
            <text:p>2.8032767411</text:p>
          </table:table-cell>
          <table:table-cell office:value-type="float" office:value="2.77809614830102" calcext:value-type="float">
            <text:p>2.7780961483</text:p>
          </table:table-cell>
          <table:table-cell office:value-type="float" office:value="2.75336520889784" calcext:value-type="float">
            <text:p>2.7533652089</text:p>
          </table:table-cell>
          <table:table-cell office:value-type="float" office:value="2.72899914510228" calcext:value-type="float">
            <text:p>2.7289991451</text:p>
          </table:table-cell>
          <table:table-cell office:value-type="float" office:value="2.70506055611016" calcext:value-type="float">
            <text:p>2.7050605561</text:p>
          </table:table-cell>
          <table:table-cell office:value-type="float" office:value="2.68153829040485" calcext:value-type="float">
            <text:p>2.6815382904</text:p>
          </table:table-cell>
          <table:table-cell office:value-type="float" office:value="2.65842158100481" calcext:value-type="float">
            <text:p>2.658421581</text:p>
          </table:table-cell>
          <table:table-cell office:value-type="float" office:value="2.63570002903041" calcext:value-type="float">
            <text:p>2.635700029</text:p>
          </table:table-cell>
          <table:table-cell office:value-type="float" office:value="2.61343334179409" calcext:value-type="float">
            <text:p>2.6134333418</text:p>
          </table:table-cell>
          <table:table-cell office:value-type="float" office:value="2.59147171707313" calcext:value-type="float">
            <text:p>2.5914717171</text:p>
          </table:table-cell>
          <table:table-cell office:value-type="float" office:value="2.56994471055705" calcext:value-type="float">
            <text:p>2.5699447106</text:p>
          </table:table-cell>
          <table:table-cell office:value-type="float" office:value="2.5487735223305" calcext:value-type="float">
            <text:p>2.5487735223</text:p>
          </table:table-cell>
          <table:table-cell office:value-type="float" office:value="2.5279494027634" calcext:value-type="float">
            <text:p>2.5279494028</text:p>
          </table:table-cell>
          <table:table-cell office:value-type="float" office:value="2.50743058928683" calcext:value-type="float">
            <text:p>2.5074305893</text:p>
          </table:table-cell>
          <table:table-cell office:value-type="float" office:value="2.48724272441472" calcext:value-type="float">
            <text:p>2.4872427244</text:p>
          </table:table-cell>
          <table:table-cell office:value-type="float" office:value="2.4673447826194" calcext:value-type="float">
            <text:p>2.4673447826</text:p>
          </table:table-cell>
          <table:table-cell office:value-type="float" office:value="2.44776268117004" calcext:value-type="float">
            <text:p>2.4477626812</text:p>
          </table:table-cell>
          <table:table-cell office:value-type="float" office:value="2.42848895927107" calcext:value-type="float">
            <text:p>2.4284889593</text:p>
          </table:table-cell>
          <table:table-cell office:value-type="float" office:value="2.40951638927676" calcext:value-type="float">
            <text:p>2.4095163893</text:p>
          </table:table-cell>
          <table:table-cell office:value-type="float" office:value="2.39083796765446" calcext:value-type="float">
            <text:p>2.3908379677</text:p>
          </table:table-cell>
          <table:table-cell office:value-type="float" office:value="2.37260038187999" calcext:value-type="float">
            <text:p>2.3726003819</text:p>
          </table:table-cell>
          <table:table-cell office:value-type="float" office:value="2.35455176014918" calcext:value-type="float">
            <text:p>2.3545517601</text:p>
          </table:table-cell>
          <table:table-cell office:value-type="float" office:value="2.33693777946814" calcext:value-type="float">
            <text:p>2.3369377795</text:p>
          </table:table-cell>
          <table:table-cell office:value-type="float" office:value="2.31958867067704" calcext:value-type="float">
            <text:p>2.3195886707</text:p>
          </table:table-cell>
          <table:table-cell office:value-type="float" office:value="2.30249850380819" calcext:value-type="float">
            <text:p>2.3024985038</text:p>
          </table:table-cell>
          <table:table-cell office:value-type="float" office:value="2.28592058103489" calcext:value-type="float">
            <text:p>2.285920581</text:p>
          </table:table-cell>
          <table:table-cell office:value-type="float" office:value="2.26958645124356" calcext:value-type="float">
            <text:p>2.2695864512</text:p>
          </table:table-cell>
          <table:table-cell office:value-type="float" office:value="2.25349077590174" calcext:value-type="float">
            <text:p>2.2534907759</text:p>
          </table:table-cell>
          <table:table-cell office:value-type="float" office:value="2.2373749464405" calcext:value-type="float">
            <text:p>2.2373749464</text:p>
          </table:table-cell>
          <table:table-cell office:value-type="float" office:value="2.22174260099427" calcext:value-type="float">
            <text:p>2.221742601</text:p>
          </table:table-cell>
          <table:table-cell office:value-type="float" office:value="2.20633357476869" calcext:value-type="float">
            <text:p>2.2063335748</text:p>
          </table:table-cell>
          <table:table-cell office:value-type="float" office:value="2.19114311629099" calcext:value-type="float">
            <text:p>2.1911431163</text:p>
          </table:table-cell>
          <table:table-cell office:value-type="float" office:value="2.1761666079327" calcext:value-type="float">
            <text:p>2.1761666079</text:p>
          </table:table-cell>
          <table:table-cell office:value-type="float" office:value="2.16139956122977" calcext:value-type="float">
            <text:p>2.1613995612</text:p>
          </table:table-cell>
          <table:table-cell office:value-type="float" office:value="2.14659474698687" calcext:value-type="float">
            <text:p>2.146594747</text:p>
          </table:table-cell>
          <table:table-cell office:value-type="float" office:value="2.13223532755533" calcext:value-type="float">
            <text:p>2.1322353276</text:p>
          </table:table-cell>
          <table:table-cell office:value-type="float" office:value="2.11783307401215" calcext:value-type="float">
            <text:p>2.117833074</text:p>
          </table:table-cell>
          <table:table-cell office:value-type="float" office:value="2.10362676949677" calcext:value-type="float">
            <text:p>2.1036267695</text:p>
          </table:table-cell>
          <table:table-cell office:value-type="float" office:value="2.08961244206943" calcext:value-type="float">
            <text:p>2.0896124421</text:p>
          </table:table-cell>
          <table:table-cell office:value-type="float" office:value="2.07602094198449" calcext:value-type="float">
            <text:p>2.076020942</text:p>
          </table:table-cell>
          <table:table-cell office:value-type="float" office:value="2.06237751110627" calcext:value-type="float">
            <text:p>2.0623775111</text:p>
          </table:table-cell>
          <table:table-cell office:value-type="float" office:value="2.0489147879218" calcext:value-type="float">
            <text:p>2.0489147879</text:p>
          </table:table-cell>
          <table:table-cell office:value-type="float" office:value="2.03548923625879" calcext:value-type="float">
            <text:p>2.0354892363</text:p>
          </table:table-cell>
          <table:table-cell office:value-type="float" office:value="2.02218538504142" calcext:value-type="float">
            <text:p>2.022185385</text:p>
          </table:table-cell>
          <table:table-cell office:value-type="float" office:value="2.00905431111258" calcext:value-type="float">
            <text:p>2.0090543111</text:p>
          </table:table-cell>
          <table:table-cell office:value-type="float" office:value="1.9961457732031" calcext:value-type="float">
            <text:p>1.9961457732</text:p>
          </table:table-cell>
          <table:table-cell office:value-type="float" office:value="1.98334996696462" calcext:value-type="float">
            <text:p>1.983349967</text:p>
          </table:table-cell>
          <table:table-cell office:value-type="float" office:value="1.97071716462727" calcext:value-type="float">
            <text:p>1.9707171646</text:p>
          </table:table-cell>
          <table:table-cell office:value-type="float" office:value="1.95824427118026" calcext:value-type="float">
            <text:p>1.9582442712</text:p>
          </table:table-cell>
          <table:table-cell office:value-type="float" office:value="1.94592826947472" calcext:value-type="float">
            <text:p>1.9459282695</text:p>
          </table:table-cell>
          <table:table-cell office:value-type="float" office:value="1.93376621779051" calcext:value-type="float">
            <text:p>1.9337662178</text:p>
          </table:table-cell>
          <table:table-cell office:value-type="float" office:value="1.92175524749367" calcext:value-type="float">
            <text:p>1.9217552475</text:p>
          </table:table-cell>
          <table:table-cell office:value-type="float" office:value="1.90989256078075" calcext:value-type="float">
            <text:p>1.9098925608</text:p>
          </table:table-cell>
          <table:table-cell office:value-type="float" office:value="1.89817542850602" calcext:value-type="float">
            <text:p>1.8981754285</text:p>
          </table:table-cell>
          <table:table-cell office:value-type="float" office:value="1.88662640360748" calcext:value-type="float">
            <text:p>1.8866264036</text:p>
          </table:table-cell>
          <table:table-cell office:value-type="float" office:value="1.87524218864709" calcext:value-type="float">
            <text:p>1.8752421886</text:p>
          </table:table-cell>
          <table:table-cell office:value-type="float" office:value="1.8639951329031" calcext:value-type="float">
            <text:p>1.8639951329</text:p>
          </table:table-cell>
          <table:table-cell office:value-type="float" office:value="1.85288277243748" calcext:value-type="float">
            <text:p>1.8528827724</text:p>
          </table:table-cell>
          <table:table-cell office:value-type="float" office:value="1.8419027019774" calcext:value-type="float">
            <text:p>1.841902702</text:p>
          </table:table-cell>
          <table:table-cell office:value-type="float" office:value="1.83105257317957" calcext:value-type="float">
            <text:p>1.8310525732</text:p>
          </table:table-cell>
          <table:table-cell office:value-type="float" office:value="1.82045524222117" calcext:value-type="float">
            <text:p>1.8204552422</text:p>
          </table:table-cell>
          <table:table-cell office:value-type="float" office:value="1.80985743925581" calcext:value-type="float">
            <text:p>1.8098574393</text:p>
          </table:table-cell>
          <table:table-cell office:value-type="float" office:value="1.79950656059881" calcext:value-type="float">
            <text:p>1.7995065606</text:p>
          </table:table-cell>
          <table:table-cell office:value-type="float" office:value="1.78927534527888" calcext:value-type="float">
            <text:p>1.7892753453</text:p>
          </table:table-cell>
          <table:table-cell office:value-type="float" office:value="1.77916173013504" calcext:value-type="float">
            <text:p>1.7791617301</text:p>
          </table:table-cell>
          <table:table-cell office:value-type="float" office:value="1.76916369916428" calcext:value-type="float">
            <text:p>1.7691636992</text:p>
          </table:table-cell>
          <table:table-cell office:value-type="float" office:value="1.75927928218182" calcext:value-type="float">
            <text:p>1.7592792822</text:p>
          </table:table-cell>
          <table:table-cell office:value-type="float" office:value="1.74970413894584" calcext:value-type="float">
            <text:p>1.7497041389</text:p>
          </table:table-cell>
          <table:table-cell office:value-type="float" office:value="1.74004010620036" calcext:value-type="float">
            <text:p>1.7400401062</text:p>
          </table:table-cell>
          <table:table-cell office:value-type="float" office:value="1.73048405147439" calcext:value-type="float">
            <text:p>1.7304840515</text:p>
          </table:table-cell>
          <table:table-cell office:value-type="float" office:value="1.72122846746294" calcext:value-type="float">
            <text:p>1.7212284675</text:p>
          </table:table-cell>
          <table:table-cell office:value-type="float" office:value="1.71207515509803" calcext:value-type="float">
            <text:p>1.7120751551</text:p>
          </table:table-cell>
          <table:table-cell office:value-type="float" office:value="1.70302242858328" calcext:value-type="float">
            <text:p>1.7030224286</text:p>
          </table:table-cell>
          <table:table-cell office:value-type="float" office:value="1.69406863897033" calcext:value-type="float">
            <text:p>1.694068639</text:p>
          </table:table-cell>
          <table:table-cell office:value-type="float" office:value="1.68548005960166" calcext:value-type="float">
            <text:p>1.6854800596</text:p>
          </table:table-cell>
          <table:table-cell office:value-type="float" office:value="1.67671789133037" calcext:value-type="float">
            <text:p>1.6767178913</text:p>
          </table:table-cell>
          <table:table-cell office:value-type="float" office:value="1.66804993992221" calcext:value-type="float">
            <text:p>1.6680499399</text:p>
          </table:table-cell>
          <table:table-cell office:value-type="float" office:value="1.65947469387671" calcext:value-type="float">
            <text:p>1.6594746939</text:p>
          </table:table-cell>
          <table:table-cell office:value-type="float" office:value="1.65080464928296" calcext:value-type="float">
            <text:p>1.6508046493</text:p>
          </table:table-cell>
          <table:table-cell office:value-type="float" office:value="1.64207023314919" calcext:value-type="float">
            <text:p>1.6420702331</text:p>
          </table:table-cell>
          <table:table-cell office:value-type="float" office:value="1.63342775823788" calcext:value-type="float">
            <text:p>1.6334277582</text:p>
          </table:table-cell>
          <table:table-cell office:value-type="float" office:value="1.62491887434733" calcext:value-type="float">
            <text:p>1.6249188743</text:p>
          </table:table-cell>
          <table:table-cell office:value-type="float" office:value="1.61649862466399" calcext:value-type="float">
            <text:p>1.6164986247</text:p>
          </table:table-cell>
          <table:table-cell office:value-type="float" office:value="1.60816563145404" calcext:value-type="float">
            <text:p>1.6081656315</text:p>
          </table:table-cell>
          <table:table-cell office:value-type="float" office:value="1.59987611788984" calcext:value-type="float">
            <text:p>1.5998761179</text:p>
          </table:table-cell>
          <table:table-cell office:value-type="float" office:value="1.59167162497759" calcext:value-type="float">
            <text:p>1.591671625</text:p>
          </table:table-cell>
          <table:table-cell office:value-type="float" office:value="1.58355085138076" calcext:value-type="float">
            <text:p>1.5835508514</text:p>
          </table:table-cell>
          <table:table-cell office:value-type="float" office:value="1.57551252218594" calcext:value-type="float">
            <text:p>1.5755125222</text:p>
          </table:table-cell>
          <table:table-cell office:value-type="float" office:value="1.56757627381704" calcext:value-type="float">
            <text:p>1.5675762738</text:p>
          </table:table-cell>
          <table:table-cell office:value-type="float" office:value="1.55984727902526" calcext:value-type="float">
            <text:p>1.559847279</text:p>
          </table:table-cell>
          <table:table-cell office:value-type="float" office:value="1.5523704372772" calcext:value-type="float">
            <text:p>1.552370437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3259698371948" calcext:value-type="float">
            <text:p>19.3259698372</text:p>
          </table:table-cell>
          <table:table-cell office:value-type="string" calcext:value-type="string">
            <text:p><text:s/>global min</text:p>
          </table:table-cell>
          <table:table-cell office:value-type="float" office:value="-14.527402152851" calcext:value-type="float">
            <text:p>-14.5274021529</text:p>
          </table:table-cell>
          <table:table-cell office:value-type="string" calcext:value-type="string">
            <text:p><text:s/>range</text:p>
          </table:table-cell>
          <table:table-cell office:value-type="float" office:value="33.8533719900458" calcext:value-type="float">
            <text:p>33.85337199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5.3848251790814" calcext:value-type="float">
            <text:p>15.3848251791</text:p>
          </table:table-cell>
          <table:table-cell office:value-type="float" office:value="17.2915993049431" calcext:value-type="float">
            <text:p>17.2915993049</text:p>
          </table:table-cell>
          <table:table-cell office:value-type="float" office:value="17.4935224829142" calcext:value-type="float">
            <text:p>17.4935224829</text:p>
          </table:table-cell>
          <table:table-cell office:value-type="float" office:value="19.1556177177995" calcext:value-type="float">
            <text:p>19.1556177178</text:p>
          </table:table-cell>
          <table:table-cell office:value-type="float" office:value="16.8506740650159" calcext:value-type="float">
            <text:p>16.850674065</text:p>
          </table:table-cell>
          <table:table-cell office:value-type="float" office:value="15.0052285104058" calcext:value-type="float">
            <text:p>15.0052285104</text:p>
          </table:table-cell>
          <table:table-cell office:value-type="float" office:value="15.2115235656274" calcext:value-type="float">
            <text:p>15.2115235656</text:p>
          </table:table-cell>
          <table:table-cell office:value-type="float" office:value="15.9936123373753" calcext:value-type="float">
            <text:p>15.9936123374</text:p>
          </table:table-cell>
          <table:table-cell office:value-type="float" office:value="15.003165330009" calcext:value-type="float">
            <text:p>15.00316533</text:p>
          </table:table-cell>
          <table:table-cell office:value-type="float" office:value="15.0828107092972" calcext:value-type="float">
            <text:p>15.0828107093</text:p>
          </table:table-cell>
          <table:table-cell office:value-type="float" office:value="15.4185527085375" calcext:value-type="float">
            <text:p>15.4185527085</text:p>
          </table:table-cell>
          <table:table-cell office:value-type="float" office:value="14.6752127533022" calcext:value-type="float">
            <text:p>14.6752127533</text:p>
          </table:table-cell>
          <table:table-cell office:value-type="float" office:value="15.1074894448087" calcext:value-type="float">
            <text:p>15.1074894448</text:p>
          </table:table-cell>
          <table:table-cell office:value-type="float" office:value="14.4246388182373" calcext:value-type="float">
            <text:p>14.4246388182</text:p>
          </table:table-cell>
          <table:table-cell office:value-type="float" office:value="15.005772661967" calcext:value-type="float">
            <text:p>15.005772662</text:p>
          </table:table-cell>
          <table:table-cell office:value-type="float" office:value="14.9176166488916" calcext:value-type="float">
            <text:p>14.9176166489</text:p>
          </table:table-cell>
          <table:table-cell office:value-type="float" office:value="15.2693838900572" calcext:value-type="float">
            <text:p>15.2693838901</text:p>
          </table:table-cell>
          <table:table-cell office:value-type="float" office:value="16.2266701376258" calcext:value-type="float">
            <text:p>16.2266701376</text:p>
          </table:table-cell>
          <table:table-cell office:value-type="float" office:value="16.5277051161466" calcext:value-type="float">
            <text:p>16.5277051161</text:p>
          </table:table-cell>
          <table:table-cell office:value-type="float" office:value="15.7052688680399" calcext:value-type="float">
            <text:p>15.705268868</text:p>
          </table:table-cell>
          <table:table-cell office:value-type="float" office:value="15.1431228610534" calcext:value-type="float">
            <text:p>15.1431228611</text:p>
          </table:table-cell>
          <table:table-cell office:value-type="float" office:value="15.9440882136101" calcext:value-type="float">
            <text:p>15.9440882136</text:p>
          </table:table-cell>
          <table:table-cell office:value-type="float" office:value="16.3235769528578" calcext:value-type="float">
            <text:p>16.3235769529</text:p>
          </table:table-cell>
          <table:table-cell office:value-type="float" office:value="16.4021867250311" calcext:value-type="float">
            <text:p>16.402186725</text:p>
          </table:table-cell>
          <table:table-cell office:value-type="float" office:value="16.0648424573041" calcext:value-type="float">
            <text:p>16.0648424573</text:p>
          </table:table-cell>
          <table:table-cell office:value-type="float" office:value="16.1377929277801" calcext:value-type="float">
            <text:p>16.1377929278</text:p>
          </table:table-cell>
          <table:table-cell office:value-type="float" office:value="15.5410950714254" calcext:value-type="float">
            <text:p>15.5410950714</text:p>
          </table:table-cell>
          <table:table-cell office:value-type="float" office:value="15.5090639684929" calcext:value-type="float">
            <text:p>15.5090639685</text:p>
          </table:table-cell>
          <table:table-cell office:value-type="float" office:value="14.9769559978711" calcext:value-type="float">
            <text:p>14.9769559979</text:p>
          </table:table-cell>
          <table:table-cell office:value-type="float" office:value="14.9648652709197" calcext:value-type="float">
            <text:p>14.9648652709</text:p>
          </table:table-cell>
          <table:table-cell office:value-type="float" office:value="14.5175116548711" calcext:value-type="float">
            <text:p>14.5175116549</text:p>
          </table:table-cell>
          <table:table-cell office:value-type="float" office:value="14.076097360363" calcext:value-type="float">
            <text:p>14.0760973604</text:p>
          </table:table-cell>
          <table:table-cell office:value-type="float" office:value="13.7677159815118" calcext:value-type="float">
            <text:p>13.7677159815</text:p>
          </table:table-cell>
          <table:table-cell office:value-type="float" office:value="13.3743200476618" calcext:value-type="float">
            <text:p>13.3743200477</text:p>
          </table:table-cell>
          <table:table-cell office:value-type="float" office:value="13.5942983844252" calcext:value-type="float">
            <text:p>13.5942983844</text:p>
          </table:table-cell>
          <table:table-cell office:value-type="float" office:value="13.2413513229149" calcext:value-type="float">
            <text:p>13.2413513229</text:p>
          </table:table-cell>
          <table:table-cell office:value-type="float" office:value="13.2655068631888" calcext:value-type="float">
            <text:p>13.2655068632</text:p>
          </table:table-cell>
          <table:table-cell office:value-type="float" office:value="12.9308585481941" calcext:value-type="float">
            <text:p>12.9308585482</text:p>
          </table:table-cell>
          <table:table-cell office:value-type="float" office:value="12.9634546359026" calcext:value-type="float">
            <text:p>12.9634546359</text:p>
          </table:table-cell>
          <table:table-cell office:value-type="float" office:value="12.6568370553887" calcext:value-type="float">
            <text:p>12.6568370554</text:p>
          </table:table-cell>
          <table:table-cell office:value-type="float" office:value="12.5286557952797" calcext:value-type="float">
            <text:p>12.5286557953</text:p>
          </table:table-cell>
          <table:table-cell office:value-type="float" office:value="12.2365770705449" calcext:value-type="float">
            <text:p>12.2365770705</text:p>
          </table:table-cell>
          <table:table-cell office:value-type="float" office:value="11.9643249172641" calcext:value-type="float">
            <text:p>11.9643249173</text:p>
          </table:table-cell>
          <table:table-cell office:value-type="float" office:value="11.7048827803578" calcext:value-type="float">
            <text:p>11.7048827804</text:p>
          </table:table-cell>
          <table:table-cell office:value-type="float" office:value="11.4532691476635" calcext:value-type="float">
            <text:p>11.4532691477</text:p>
          </table:table-cell>
          <table:table-cell office:value-type="float" office:value="11.2128123016406" calcext:value-type="float">
            <text:p>11.2128123016</text:p>
          </table:table-cell>
          <table:table-cell office:value-type="float" office:value="10.9855127735094" calcext:value-type="float">
            <text:p>10.9855127735</text:p>
          </table:table-cell>
          <table:table-cell office:value-type="float" office:value="10.7712052452143" calcext:value-type="float">
            <text:p>10.7712052452</text:p>
          </table:table-cell>
          <table:table-cell office:value-type="float" office:value="10.5621956377502" calcext:value-type="float">
            <text:p>10.5621956378</text:p>
          </table:table-cell>
          <table:table-cell office:value-type="float" office:value="10.3509517249952" calcext:value-type="float">
            <text:p>10.350951725</text:p>
          </table:table-cell>
          <table:table-cell office:value-type="float" office:value="10.1694997926113" calcext:value-type="float">
            <text:p>10.1694997926</text:p>
          </table:table-cell>
          <table:table-cell office:value-type="float" office:value="9.97394184882448" calcext:value-type="float">
            <text:p>9.9739418488</text:p>
          </table:table-cell>
          <table:table-cell office:value-type="float" office:value="9.80645055306202" calcext:value-type="float">
            <text:p>9.8064505531</text:p>
          </table:table-cell>
          <table:table-cell office:value-type="float" office:value="9.62532681118517" calcext:value-type="float">
            <text:p>9.6253268112</text:p>
          </table:table-cell>
          <table:table-cell office:value-type="float" office:value="9.4702645632257" calcext:value-type="float">
            <text:p>9.4702645632</text:p>
          </table:table-cell>
          <table:table-cell office:value-type="float" office:value="9.32478863461102" calcext:value-type="float">
            <text:p>9.3247886346</text:p>
          </table:table-cell>
          <table:table-cell office:value-type="float" office:value="9.16119585154767" calcext:value-type="float">
            <text:p>9.1611958515</text:p>
          </table:table-cell>
          <table:table-cell office:value-type="float" office:value="9.07508876057983" calcext:value-type="float">
            <text:p>9.0750887606</text:p>
          </table:table-cell>
          <table:table-cell office:value-type="float" office:value="8.92127369684119" calcext:value-type="float">
            <text:p>8.9212736968</text:p>
          </table:table-cell>
          <table:table-cell office:value-type="float" office:value="8.77259391382215" calcext:value-type="float">
            <text:p>8.7725939138</text:p>
          </table:table-cell>
          <table:table-cell office:value-type="float" office:value="8.62878887778735" calcext:value-type="float">
            <text:p>8.6287888778</text:p>
          </table:table-cell>
          <table:table-cell office:value-type="float" office:value="8.50088504774799" calcext:value-type="float">
            <text:p>8.5008850477</text:p>
          </table:table-cell>
          <table:table-cell office:value-type="float" office:value="8.36718739334659" calcext:value-type="float">
            <text:p>8.3671873933</text:p>
          </table:table-cell>
          <table:table-cell office:value-type="float" office:value="8.3065191891558" calcext:value-type="float">
            <text:p>8.3065191892</text:p>
          </table:table-cell>
          <table:table-cell office:value-type="float" office:value="8.17872658624571" calcext:value-type="float">
            <text:p>8.1787265862</text:p>
          </table:table-cell>
          <table:table-cell office:value-type="float" office:value="8.07142623150584" calcext:value-type="float">
            <text:p>8.0714262315</text:p>
          </table:table-cell>
          <table:table-cell office:value-type="float" office:value="7.97434623369169" calcext:value-type="float">
            <text:p>7.9743462337</text:p>
          </table:table-cell>
          <table:table-cell office:value-type="float" office:value="7.85823790899053" calcext:value-type="float">
            <text:p>7.858237909</text:p>
          </table:table-cell>
          <table:table-cell office:value-type="float" office:value="7.95700178359286" calcext:value-type="float">
            <text:p>7.9570017836</text:p>
          </table:table-cell>
          <table:table-cell office:value-type="float" office:value="7.84555921116605" calcext:value-type="float">
            <text:p>7.8455592112</text:p>
          </table:table-cell>
          <table:table-cell office:value-type="float" office:value="7.83467612618529" calcext:value-type="float">
            <text:p>7.8346761262</text:p>
          </table:table-cell>
          <table:table-cell office:value-type="float" office:value="7.74762599079324" calcext:value-type="float">
            <text:p>7.7476259908</text:p>
          </table:table-cell>
          <table:table-cell office:value-type="float" office:value="7.65962580682077" calcext:value-type="float">
            <text:p>7.6596258068</text:p>
          </table:table-cell>
          <table:table-cell office:value-type="float" office:value="7.55612392721102" calcext:value-type="float">
            <text:p>7.5561239272</text:p>
          </table:table-cell>
          <table:table-cell office:value-type="float" office:value="7.45537560818154" calcext:value-type="float">
            <text:p>7.4553756082</text:p>
          </table:table-cell>
          <table:table-cell office:value-type="float" office:value="7.35727856070547" calcext:value-type="float">
            <text:p>7.3572785607</text:p>
          </table:table-cell>
          <table:table-cell office:value-type="float" office:value="7.26173580947162" calcext:value-type="float">
            <text:p>7.2617358095</text:p>
          </table:table-cell>
          <table:table-cell office:value-type="float" office:value="7.1696491985042" calcext:value-type="float">
            <text:p>7.1696491985</text:p>
          </table:table-cell>
          <table:table-cell office:value-type="float" office:value="7.07923529480417" calcext:value-type="float">
            <text:p>7.0792352948</text:p>
          </table:table-cell>
          <table:table-cell office:value-type="float" office:value="6.99171901387486" calcext:value-type="float">
            <text:p>6.9917190139</text:p>
          </table:table-cell>
          <table:table-cell office:value-type="float" office:value="6.91636697876594" calcext:value-type="float">
            <text:p>6.9163669788</text:p>
          </table:table-cell>
          <table:table-cell office:value-type="float" office:value="6.84285279817186" calcext:value-type="float">
            <text:p>6.8428527982</text:p>
          </table:table-cell>
          <table:table-cell office:value-type="float" office:value="6.76501444288201" calcext:value-type="float">
            <text:p>6.7650144429</text:p>
          </table:table-cell>
          <table:table-cell office:value-type="float" office:value="6.69078491950808" calcext:value-type="float">
            <text:p>6.6907849195</text:p>
          </table:table-cell>
          <table:table-cell office:value-type="float" office:value="6.61238687111624" calcext:value-type="float">
            <text:p>6.6123868711</text:p>
          </table:table-cell>
          <table:table-cell office:value-type="float" office:value="6.55372035375393" calcext:value-type="float">
            <text:p>6.5537203538</text:p>
          </table:table-cell>
          <table:table-cell office:value-type="float" office:value="6.48018358777649" calcext:value-type="float">
            <text:p>6.4801835878</text:p>
          </table:table-cell>
          <table:table-cell office:value-type="float" office:value="6.4083181119349" calcext:value-type="float">
            <text:p>6.4083181119</text:p>
          </table:table-cell>
          <table:table-cell office:value-type="float" office:value="6.35392202503628" calcext:value-type="float">
            <text:p>6.353922025</text:p>
          </table:table-cell>
          <table:table-cell office:value-type="float" office:value="6.28332829937698" calcext:value-type="float">
            <text:p>6.2833282994</text:p>
          </table:table-cell>
          <table:table-cell office:value-type="float" office:value="6.21428073564756" calcext:value-type="float">
            <text:p>6.2142807356</text:p>
          </table:table-cell>
          <table:table-cell office:value-type="float" office:value="6.14702714945793" calcext:value-type="float">
            <text:p>6.1470271495</text:p>
          </table:table-cell>
          <table:table-cell office:value-type="float" office:value="6.0812198769498" calcext:value-type="float">
            <text:p>6.0812198769</text:p>
          </table:table-cell>
          <table:table-cell office:value-type="float" office:value="6.01926422529265" calcext:value-type="float">
            <text:p>6.0192642253</text:p>
          </table:table-cell>
          <table:table-cell office:value-type="float" office:value="5.95865459509393" calcext:value-type="float">
            <text:p>5.9586545951</text:p>
          </table:table-cell>
          <table:table-cell office:value-type="float" office:value="5.90386393697157" calcext:value-type="float">
            <text:p>5.903863937</text:p>
          </table:table-cell>
          <table:table-cell office:value-type="float" office:value="5.84381358869364" calcext:value-type="float">
            <text:p>5.8438135887</text:p>
          </table:table-cell>
          <table:table-cell office:value-type="float" office:value="5.78577975078255" calcext:value-type="float">
            <text:p>5.7857797508</text:p>
          </table:table-cell>
          <table:table-cell office:value-type="float" office:value="5.72993741614007" calcext:value-type="float">
            <text:p>5.7299374161</text:p>
          </table:table-cell>
          <table:table-cell office:value-type="float" office:value="5.67525153554282" calcext:value-type="float">
            <text:p>5.6752515355</text:p>
          </table:table-cell>
          <table:table-cell office:value-type="float" office:value="5.62284577092471" calcext:value-type="float">
            <text:p>5.6228457709</text:p>
          </table:table-cell>
          <table:table-cell office:value-type="float" office:value="5.57028208058638" calcext:value-type="float">
            <text:p>5.5702820806</text:p>
          </table:table-cell>
          <table:table-cell office:value-type="float" office:value="5.51870059068921" calcext:value-type="float">
            <text:p>5.5187005907</text:p>
          </table:table-cell>
          <table:table-cell office:value-type="float" office:value="5.48319381310354" calcext:value-type="float">
            <text:p>5.4831938131</text:p>
          </table:table-cell>
          <table:table-cell office:value-type="float" office:value="5.43470867422266" calcext:value-type="float">
            <text:p>5.4347086742</text:p>
          </table:table-cell>
          <table:table-cell office:value-type="float" office:value="5.38490974063298" calcext:value-type="float">
            <text:p>5.3849097406</text:p>
          </table:table-cell>
          <table:table-cell office:value-type="float" office:value="5.33532161365521" calcext:value-type="float">
            <text:p>5.3353216137</text:p>
          </table:table-cell>
          <table:table-cell office:value-type="float" office:value="5.28736513310022" calcext:value-type="float">
            <text:p>5.2873651331</text:p>
          </table:table-cell>
          <table:table-cell office:value-type="float" office:value="5.24028858796826" calcext:value-type="float">
            <text:p>5.240288588</text:p>
          </table:table-cell>
          <table:table-cell office:value-type="float" office:value="5.19336760220503" calcext:value-type="float">
            <text:p>5.1933676022</text:p>
          </table:table-cell>
          <table:table-cell office:value-type="float" office:value="5.14798610771414" calcext:value-type="float">
            <text:p>5.1479861077</text:p>
          </table:table-cell>
          <table:table-cell office:value-type="float" office:value="5.10272712598466" calcext:value-type="float">
            <text:p>5.102727126</text:p>
          </table:table-cell>
          <table:table-cell office:value-type="float" office:value="5.06104152514064" calcext:value-type="float">
            <text:p>5.0610415251</text:p>
          </table:table-cell>
          <table:table-cell office:value-type="float" office:value="5.03039262034079" calcext:value-type="float">
            <text:p>5.0303926203</text:p>
          </table:table-cell>
          <table:table-cell office:value-type="float" office:value="4.98733685976402" calcext:value-type="float">
            <text:p>4.9873368598</text:p>
          </table:table-cell>
          <table:table-cell office:value-type="float" office:value="4.98103170553873" calcext:value-type="float">
            <text:p>4.9810317055</text:p>
          </table:table-cell>
          <table:table-cell office:value-type="float" office:value="4.93913382902996" calcext:value-type="float">
            <text:p>4.939133829</text:p>
          </table:table-cell>
          <table:table-cell office:value-type="float" office:value="4.89794608602133" calcext:value-type="float">
            <text:p>4.897946086</text:p>
          </table:table-cell>
          <table:table-cell office:value-type="float" office:value="4.85745057398765" calcext:value-type="float">
            <text:p>4.857450574</text:p>
          </table:table-cell>
          <table:table-cell office:value-type="float" office:value="4.88015078694485" calcext:value-type="float">
            <text:p>4.8801507869</text:p>
          </table:table-cell>
          <table:table-cell office:value-type="float" office:value="4.84047169080491" calcext:value-type="float">
            <text:p>4.8404716908</text:p>
          </table:table-cell>
          <table:table-cell office:value-type="float" office:value="4.80144307165088" calcext:value-type="float">
            <text:p>4.8014430717</text:p>
          </table:table-cell>
          <table:table-cell office:value-type="float" office:value="4.7630490641904" calcext:value-type="float">
            <text:p>4.7630490642</text:p>
          </table:table-cell>
          <table:table-cell office:value-type="float" office:value="4.72780071875831" calcext:value-type="float">
            <text:p>4.7278007188</text:p>
          </table:table-cell>
          <table:table-cell office:value-type="float" office:value="4.69061015424034" calcext:value-type="float">
            <text:p>4.6906101542</text:p>
          </table:table-cell>
          <table:table-cell office:value-type="float" office:value="4.65400991614329" calcext:value-type="float">
            <text:p>4.6540099161</text:p>
          </table:table-cell>
          <table:table-cell office:value-type="float" office:value="4.61798605974856" calcext:value-type="float">
            <text:p>4.6179860597</text:p>
          </table:table-cell>
          <table:table-cell office:value-type="float" office:value="4.58312696329519" calcext:value-type="float">
            <text:p>4.5831269633</text:p>
          </table:table-cell>
          <table:table-cell office:value-type="float" office:value="4.5779883439187" calcext:value-type="float">
            <text:p>4.5779883439</text:p>
          </table:table-cell>
          <table:table-cell office:value-type="float" office:value="4.54579038920095" calcext:value-type="float">
            <text:p>4.5457903892</text:p>
          </table:table-cell>
          <table:table-cell office:value-type="float" office:value="4.51228070465526" calcext:value-type="float">
            <text:p>4.5122807047</text:p>
          </table:table-cell>
          <table:table-cell office:value-type="float" office:value="4.4792787426027" calcext:value-type="float">
            <text:p>4.4792787426</text:p>
          </table:table-cell>
          <table:table-cell office:value-type="float" office:value="4.44753520785514" calcext:value-type="float">
            <text:p>4.4475352079</text:p>
          </table:table-cell>
          <table:table-cell office:value-type="float" office:value="4.41626545720829" calcext:value-type="float">
            <text:p>4.4162654572</text:p>
          </table:table-cell>
          <table:table-cell office:value-type="float" office:value="4.38545896212658" calcext:value-type="float">
            <text:p>4.3854589621</text:p>
          </table:table-cell>
          <table:table-cell office:value-type="float" office:value="4.35974385336133" calcext:value-type="float">
            <text:p>4.3597438534</text:p>
          </table:table-cell>
          <table:table-cell office:value-type="float" office:value="4.32982856506245" calcext:value-type="float">
            <text:p>4.3298285651</text:p>
          </table:table-cell>
          <table:table-cell office:value-type="float" office:value="4.30034683166645" calcext:value-type="float">
            <text:p>4.3003468317</text:p>
          </table:table-cell>
          <table:table-cell office:value-type="float" office:value="4.26940908467605" calcext:value-type="float">
            <text:p>4.2694090847</text:p>
          </table:table-cell>
          <table:table-cell office:value-type="float" office:value="4.2389167820405" calcext:value-type="float">
            <text:p>4.238916782</text:p>
          </table:table-cell>
          <table:table-cell office:value-type="float" office:value="4.20885699433595" calcext:value-type="float">
            <text:p>4.2088569943</text:p>
          </table:table-cell>
          <table:table-cell office:value-type="float" office:value="4.17940695075754" calcext:value-type="float">
            <text:p>4.1794069508</text:p>
          </table:table-cell>
          <table:table-cell office:value-type="float" office:value="4.1503687959005" calcext:value-type="float">
            <text:p>4.1503687959</text:p>
          </table:table-cell>
          <table:table-cell office:value-type="float" office:value="4.12336171645963" calcext:value-type="float">
            <text:p>4.1233617165</text:p>
          </table:table-cell>
          <table:table-cell office:value-type="float" office:value="4.09511060673372" calcext:value-type="float">
            <text:p>4.0951106067</text:p>
          </table:table-cell>
          <table:table-cell office:value-type="float" office:value="4.20196011425035" calcext:value-type="float">
            <text:p>4.2019601143</text:p>
          </table:table-cell>
          <table:table-cell office:value-type="float" office:value="4.17391263152765" calcext:value-type="float">
            <text:p>4.1739126315</text:p>
          </table:table-cell>
          <table:table-cell office:value-type="float" office:value="4.14941910626995" calcext:value-type="float">
            <text:p>4.1494191063</text:p>
          </table:table-cell>
          <table:table-cell office:value-type="float" office:value="4.12525435316336" calcext:value-type="float">
            <text:p>4.1252543532</text:p>
          </table:table-cell>
          <table:table-cell office:value-type="float" office:value="4.09793232951695" calcext:value-type="float">
            <text:p>4.0979323295</text:p>
          </table:table-cell>
          <table:table-cell office:value-type="float" office:value="4.07097218697844" calcext:value-type="float">
            <text:p>4.070972187</text:p>
          </table:table-cell>
          <table:table-cell office:value-type="float" office:value="4.04436678315754" calcext:value-type="float">
            <text:p>4.0443667832</text:p>
          </table:table-cell>
          <table:table-cell office:value-type="float" office:value="4.01810916239312" calcext:value-type="float">
            <text:p>4.0181091624</text:p>
          </table:table-cell>
          <table:table-cell office:value-type="float" office:value="3.99219254969058" calcext:value-type="float">
            <text:p>3.9921925497</text:p>
          </table:table-cell>
          <table:table-cell office:value-type="float" office:value="3.96661034489388" calcext:value-type="float">
            <text:p>3.9666103449</text:p>
          </table:table-cell>
          <table:table-cell office:value-type="float" office:value="3.94369780569975" calcext:value-type="float">
            <text:p>3.9436978057</text:p>
          </table:table-cell>
          <table:table-cell office:value-type="float" office:value="3.92207470434745" calcext:value-type="float">
            <text:p>3.9220747043</text:p>
          </table:table-cell>
          <table:table-cell office:value-type="float" office:value="3.90187657106142" calcext:value-type="float">
            <text:p>3.9018765711</text:p>
          </table:table-cell>
          <table:table-cell office:value-type="float" office:value="3.87733952794593" calcext:value-type="float">
            <text:p>3.8773395279</text:p>
          </table:table-cell>
          <table:table-cell office:value-type="float" office:value="3.85310919786939" calcext:value-type="float">
            <text:p>3.8531091979</text:p>
          </table:table-cell>
          <table:table-cell office:value-type="float" office:value="3.829179865682" calcext:value-type="float">
            <text:p>3.8291798657</text:p>
          </table:table-cell>
          <table:table-cell office:value-type="float" office:value="3.80554595734877" calcext:value-type="float">
            <text:p>3.8055459573</text:p>
          </table:table-cell>
          <table:table-cell office:value-type="float" office:value="3.78220203562086" calcext:value-type="float">
            <text:p>3.7822020356</text:p>
          </table:table-cell>
          <table:table-cell office:value-type="float" office:value="3.76153162217567" calcext:value-type="float">
            <text:p>3.7615316222</text:p>
          </table:table-cell>
          <table:table-cell office:value-type="float" office:value="3.74206095109211" calcext:value-type="float">
            <text:p>3.7420609511</text:p>
          </table:table-cell>
          <table:table-cell office:value-type="float" office:value="3.71951841524216" calcext:value-type="float">
            <text:p>3.7195184152</text:p>
          </table:table-cell>
          <table:table-cell office:value-type="float" office:value="3.69959467760963" calcext:value-type="float">
            <text:p>3.6995946776</text:p>
          </table:table-cell>
          <table:table-cell office:value-type="float" office:value="3.67773370218459" calcext:value-type="float">
            <text:p>3.6777337022</text:p>
          </table:table-cell>
          <table:table-cell office:value-type="float" office:value="3.65613143652788" calcext:value-type="float">
            <text:p>3.6561314365</text:p>
          </table:table-cell>
          <table:table-cell office:value-type="float" office:value="3.63478331517302" calcext:value-type="float">
            <text:p>3.6347833152</text:p>
          </table:table-cell>
          <table:table-cell office:value-type="float" office:value="3.61368487944805" calcext:value-type="float">
            <text:p>3.6136848794</text:p>
          </table:table-cell>
          <table:table-cell office:value-type="float" office:value="3.62262467041178" calcext:value-type="float">
            <text:p>3.6226246704</text:p>
          </table:table-cell>
          <table:table-cell office:value-type="float" office:value="3.60184042842213" calcext:value-type="float">
            <text:p>3.6018404284</text:p>
          </table:table-cell>
          <table:table-cell office:value-type="float" office:value="3.58429462649664" calcext:value-type="float">
            <text:p>3.5842946265</text:p>
          </table:table-cell>
          <table:table-cell office:value-type="float" office:value="3.56426425808245" calcext:value-type="float">
            <text:p>3.5642642581</text:p>
          </table:table-cell>
          <table:table-cell office:value-type="float" office:value="3.54446150749114" calcext:value-type="float">
            <text:p>3.5444615075</text:p>
          </table:table-cell>
          <table:table-cell office:value-type="float" office:value="3.52488251679352" calcext:value-type="float">
            <text:p>3.5248825168</text:p>
          </table:table-cell>
          <table:table-cell office:value-type="float" office:value="3.50552351475543" calcext:value-type="float">
            <text:p>3.5055235148</text:p>
          </table:table-cell>
          <table:table-cell office:value-type="float" office:value="3.48638081441608" calcext:value-type="float">
            <text:p>3.4863808144</text:p>
          </table:table-cell>
          <table:table-cell office:value-type="float" office:value="3.46745081074717" calcext:value-type="float">
            <text:p>3.4674508107</text:p>
          </table:table-cell>
          <table:table-cell office:value-type="float" office:value="3.44872997838952" calcext:value-type="float">
            <text:p>3.4487299784</text:p>
          </table:table-cell>
          <table:table-cell office:value-type="float" office:value="3.43021486946437" calcext:value-type="float">
            <text:p>3.4302148695</text:p>
          </table:table-cell>
          <table:table-cell office:value-type="float" office:value="3.41190211145644" calcext:value-type="float">
            <text:p>3.4119021115</text:p>
          </table:table-cell>
          <table:table-cell office:value-type="float" office:value="3.39378840516598" calcext:value-type="float">
            <text:p>3.3937884052</text:p>
          </table:table-cell>
          <table:table-cell office:value-type="float" office:value="3.37558928300942" calcext:value-type="float">
            <text:p>3.375589283</text:p>
          </table:table-cell>
          <table:table-cell office:value-type="float" office:value="3.35758585033841" calcext:value-type="float">
            <text:p>3.3575858503</text:p>
          </table:table-cell>
          <table:table-cell office:value-type="float" office:value="3.33977496774945" calcext:value-type="float">
            <text:p>3.3397749677</text:p>
          </table:table-cell>
          <table:table-cell office:value-type="float" office:value="3.32243031448489" calcext:value-type="float">
            <text:p>3.3224303145</text:p>
          </table:table-cell>
          <table:table-cell office:value-type="float" office:value="3.30499391497016" calcext:value-type="float">
            <text:p>3.304993915</text:p>
          </table:table-cell>
          <table:table-cell office:value-type="float" office:value="3.28966370610511" calcext:value-type="float">
            <text:p>3.2896637061</text:p>
          </table:table-cell>
          <table:table-cell office:value-type="float" office:value="3.27449402298734" calcext:value-type="float">
            <text:p>3.274494023</text:p>
          </table:table-cell>
          <table:table-cell office:value-type="float" office:value="3.25757973539991" calcext:value-type="float">
            <text:p>3.2575797354</text:p>
          </table:table-cell>
          <table:table-cell office:value-type="float" office:value="3.24354497456048" calcext:value-type="float">
            <text:p>3.2435449746</text:p>
          </table:table-cell>
          <table:table-cell office:value-type="float" office:value="3.22723278476384" calcext:value-type="float">
            <text:p>3.2272327848</text:p>
          </table:table-cell>
          <table:table-cell office:value-type="float" office:value="3.22004695367161" calcext:value-type="float">
            <text:p>3.2200469537</text:p>
          </table:table-cell>
          <table:table-cell office:value-type="float" office:value="3.20641850438445" calcext:value-type="float">
            <text:p>3.2064185044</text:p>
          </table:table-cell>
          <table:table-cell office:value-type="float" office:value="3.19054318280896" calcext:value-type="float">
            <text:p>3.1905431828</text:p>
          </table:table-cell>
          <table:table-cell office:value-type="float" office:value="3.17482821801706" calcext:value-type="float">
            <text:p>3.174828218</text:p>
          </table:table-cell>
          <table:table-cell office:value-type="float" office:value="3.1592711925698" calcext:value-type="float">
            <text:p>3.1592711926</text:p>
          </table:table-cell>
          <table:table-cell office:value-type="float" office:value="3.14386973737701" calcext:value-type="float">
            <text:p>3.143869737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4.0889041179579" calcext:value-type="float">
            <text:p>14.088904118</text:p>
          </table:table-cell>
          <table:table-cell office:value-type="string" calcext:value-type="string">
            <text:p><text:s/>global min</text:p>
          </table:table-cell>
          <table:table-cell office:value-type="float" office:value="-15.3370833045723" calcext:value-type="float">
            <text:p>-15.3370833046</text:p>
          </table:table-cell>
          <table:table-cell office:value-type="string" calcext:value-type="string">
            <text:p><text:s/>range</text:p>
          </table:table-cell>
          <table:table-cell office:value-type="float" office:value="29.4259874225302" calcext:value-type="float">
            <text:p>29.4259874225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3.8601441594159" calcext:value-type="float">
            <text:p>13.8601441594</text:p>
          </table:table-cell>
          <table:table-cell office:value-type="float" office:value="17.1246176151394" calcext:value-type="float">
            <text:p>17.1246176151</text:p>
          </table:table-cell>
          <table:table-cell office:value-type="float" office:value="15.5336365920851" calcext:value-type="float">
            <text:p>15.5336365921</text:p>
          </table:table-cell>
          <table:table-cell office:value-type="float" office:value="15.0138904807566" calcext:value-type="float">
            <text:p>15.0138904808</text:p>
          </table:table-cell>
          <table:table-cell office:value-type="float" office:value="14.4027325162827" calcext:value-type="float">
            <text:p>14.4027325163</text:p>
          </table:table-cell>
          <table:table-cell office:value-type="float" office:value="13.5327459236282" calcext:value-type="float">
            <text:p>13.5327459236</text:p>
          </table:table-cell>
          <table:table-cell office:value-type="float" office:value="13.5453423856981" calcext:value-type="float">
            <text:p>13.5453423857</text:p>
          </table:table-cell>
          <table:table-cell office:value-type="float" office:value="14.1248585832891" calcext:value-type="float">
            <text:p>14.1248585833</text:p>
          </table:table-cell>
          <table:table-cell office:value-type="float" office:value="12.6338120085742" calcext:value-type="float">
            <text:p>12.6338120086</text:p>
          </table:table-cell>
          <table:table-cell office:value-type="float" office:value="12.8967250085118" calcext:value-type="float">
            <text:p>12.8967250085</text:p>
          </table:table-cell>
          <table:table-cell office:value-type="float" office:value="12.5084110621605" calcext:value-type="float">
            <text:p>12.5084110622</text:p>
          </table:table-cell>
          <table:table-cell office:value-type="float" office:value="11.9776894040469" calcext:value-type="float">
            <text:p>11.977689404</text:p>
          </table:table-cell>
          <table:table-cell office:value-type="float" office:value="12.014305676575" calcext:value-type="float">
            <text:p>12.0143056766</text:p>
          </table:table-cell>
          <table:table-cell office:value-type="float" office:value="12.0579943378741" calcext:value-type="float">
            <text:p>12.0579943379</text:p>
          </table:table-cell>
          <table:table-cell office:value-type="float" office:value="12.7450335008077" calcext:value-type="float">
            <text:p>12.7450335008</text:p>
          </table:table-cell>
          <table:table-cell office:value-type="float" office:value="12.5282164891991" calcext:value-type="float">
            <text:p>12.5282164892</text:p>
          </table:table-cell>
          <table:table-cell office:value-type="float" office:value="12.6648269157111" calcext:value-type="float">
            <text:p>12.6648269157</text:p>
          </table:table-cell>
          <table:table-cell office:value-type="float" office:value="13.5617104958975" calcext:value-type="float">
            <text:p>13.5617104959</text:p>
          </table:table-cell>
          <table:table-cell office:value-type="float" office:value="13.5824717586829" calcext:value-type="float">
            <text:p>13.5824717587</text:p>
          </table:table-cell>
          <table:table-cell office:value-type="float" office:value="13.8004748459869" calcext:value-type="float">
            <text:p>13.800474846</text:p>
          </table:table-cell>
          <table:table-cell office:value-type="float" office:value="13.936618098263" calcext:value-type="float">
            <text:p>13.9366180983</text:p>
          </table:table-cell>
          <table:table-cell office:value-type="float" office:value="13.7510978328175" calcext:value-type="float">
            <text:p>13.7510978328</text:p>
          </table:table-cell>
          <table:table-cell office:value-type="float" office:value="13.5172253464657" calcext:value-type="float">
            <text:p>13.5172253465</text:p>
          </table:table-cell>
          <table:table-cell office:value-type="float" office:value="13.3129401921556" calcext:value-type="float">
            <text:p>13.3129401922</text:p>
          </table:table-cell>
          <table:table-cell office:value-type="float" office:value="13.4890048478896" calcext:value-type="float">
            <text:p>13.4890048479</text:p>
          </table:table-cell>
          <table:table-cell office:value-type="float" office:value="13.2516338917891" calcext:value-type="float">
            <text:p>13.2516338918</text:p>
          </table:table-cell>
          <table:table-cell office:value-type="float" office:value="13.2286067588037" calcext:value-type="float">
            <text:p>13.2286067588</text:p>
          </table:table-cell>
          <table:table-cell office:value-type="float" office:value="13.2172343138133" calcext:value-type="float">
            <text:p>13.2172343138</text:p>
          </table:table-cell>
          <table:table-cell office:value-type="float" office:value="12.785793110263" calcext:value-type="float">
            <text:p>12.7857931103</text:p>
          </table:table-cell>
          <table:table-cell office:value-type="float" office:value="12.9711728837913" calcext:value-type="float">
            <text:p>12.9711728838</text:p>
          </table:table-cell>
          <table:table-cell office:value-type="float" office:value="12.5530462425152" calcext:value-type="float">
            <text:p>12.5530462425</text:p>
          </table:table-cell>
          <table:table-cell office:value-type="float" office:value="12.1607635474366" calcext:value-type="float">
            <text:p>12.1607635474</text:p>
          </table:table-cell>
          <table:table-cell office:value-type="float" office:value="11.8136325129947" calcext:value-type="float">
            <text:p>11.813632513</text:p>
          </table:table-cell>
          <table:table-cell office:value-type="float" office:value="11.4869209511671" calcext:value-type="float">
            <text:p>11.4869209512</text:p>
          </table:table-cell>
          <table:table-cell office:value-type="float" office:value="11.4694028117773" calcext:value-type="float">
            <text:p>11.4694028118</text:p>
          </table:table-cell>
          <table:table-cell office:value-type="float" office:value="11.1510651504566" calcext:value-type="float">
            <text:p>11.1510651505</text:p>
          </table:table-cell>
          <table:table-cell office:value-type="float" office:value="10.8687509412781" calcext:value-type="float">
            <text:p>10.8687509413</text:p>
          </table:table-cell>
          <table:table-cell office:value-type="float" office:value="10.5827311796656" calcext:value-type="float">
            <text:p>10.5827311797</text:p>
          </table:table-cell>
          <table:table-cell office:value-type="float" office:value="10.3193383794551" calcext:value-type="float">
            <text:p>10.3193383795</text:p>
          </table:table-cell>
          <table:table-cell office:value-type="float" office:value="10.0720896173969" calcext:value-type="float">
            <text:p>10.0720896174</text:p>
          </table:table-cell>
          <table:table-cell office:value-type="float" office:value="9.84417419897926" calcext:value-type="float">
            <text:p>9.844174199</text:p>
          </table:table-cell>
          <table:table-cell office:value-type="float" office:value="9.62658527545249" calcext:value-type="float">
            <text:p>9.6265852755</text:p>
          </table:table-cell>
          <table:table-cell office:value-type="float" office:value="9.41786745609298" calcext:value-type="float">
            <text:p>9.4178674561</text:p>
          </table:table-cell>
          <table:table-cell office:value-type="float" office:value="9.22036041077889" calcext:value-type="float">
            <text:p>9.2203604108</text:p>
          </table:table-cell>
          <table:table-cell office:value-type="float" office:value="9.03163145636765" calcext:value-type="float">
            <text:p>9.0316314564</text:p>
          </table:table-cell>
          <table:table-cell office:value-type="float" office:value="8.85694849995495" calcext:value-type="float">
            <text:p>8.8569485</text:p>
          </table:table-cell>
          <table:table-cell office:value-type="float" office:value="8.67108937962538" calcext:value-type="float">
            <text:p>8.6710893796</text:p>
          </table:table-cell>
          <table:table-cell office:value-type="float" office:value="8.51119617299534" calcext:value-type="float">
            <text:p>8.511196173</text:p>
          </table:table-cell>
          <table:table-cell office:value-type="float" office:value="8.34264934140814" calcext:value-type="float">
            <text:p>8.3426493414</text:p>
          </table:table-cell>
          <table:table-cell office:value-type="float" office:value="8.519297271996" calcext:value-type="float">
            <text:p>8.519297272</text:p>
          </table:table-cell>
          <table:table-cell office:value-type="float" office:value="8.36608437275794" calcext:value-type="float">
            <text:p>8.3660843728</text:p>
          </table:table-cell>
          <table:table-cell office:value-type="float" office:value="8.36919494041832" calcext:value-type="float">
            <text:p>8.3691949404</text:p>
          </table:table-cell>
          <table:table-cell office:value-type="float" office:value="8.22459577948316" calcext:value-type="float">
            <text:p>8.2245957795</text:p>
          </table:table-cell>
          <table:table-cell office:value-type="float" office:value="8.09073688470354" calcext:value-type="float">
            <text:p>8.0907368847</text:p>
          </table:table-cell>
          <table:table-cell office:value-type="float" office:value="7.94822169453115" calcext:value-type="float">
            <text:p>7.9482216945</text:p>
          </table:table-cell>
          <table:table-cell office:value-type="float" office:value="7.82407872608209" calcext:value-type="float">
            <text:p>7.8240787261</text:p>
          </table:table-cell>
          <table:table-cell office:value-type="float" office:value="7.80525520216663" calcext:value-type="float">
            <text:p>7.8052552022</text:p>
          </table:table-cell>
          <table:table-cell office:value-type="float" office:value="7.68284458507505" calcext:value-type="float">
            <text:p>7.6828445851</text:p>
          </table:table-cell>
          <table:table-cell office:value-type="float" office:value="7.56458348042726" calcext:value-type="float">
            <text:p>7.5645834804</text:p>
          </table:table-cell>
          <table:table-cell office:value-type="float" office:value="7.45026441260105" calcext:value-type="float">
            <text:p>7.4502644126</text:p>
          </table:table-cell>
          <table:table-cell office:value-type="float" office:value="7.33012187869718" calcext:value-type="float">
            <text:p>7.3301218787</text:p>
          </table:table-cell>
          <table:table-cell office:value-type="float" office:value="7.22796209777277" calcext:value-type="float">
            <text:p>7.2279620978</text:p>
          </table:table-cell>
          <table:table-cell office:value-type="float" office:value="7.11723891249419" calcext:value-type="float">
            <text:p>7.1172389125</text:p>
          </table:table-cell>
          <table:table-cell office:value-type="float" office:value="7.01705454528108" calcext:value-type="float">
            <text:p>7.0170545453</text:p>
          </table:table-cell>
          <table:table-cell office:value-type="float" office:value="6.91995277398221" calcext:value-type="float">
            <text:p>6.919952774</text:p>
          </table:table-cell>
          <table:table-cell office:value-type="float" office:value="6.81694697201983" calcext:value-type="float">
            <text:p>6.816946972</text:p>
          </table:table-cell>
          <table:table-cell office:value-type="float" office:value="6.72573044125618" calcext:value-type="float">
            <text:p>6.7257304413</text:p>
          </table:table-cell>
          <table:table-cell office:value-type="float" office:value="6.63752201509466" calcext:value-type="float">
            <text:p>6.6375220151</text:p>
          </table:table-cell>
          <table:table-cell office:value-type="float" office:value="6.55187035490884" calcext:value-type="float">
            <text:p>6.5518703549</text:p>
          </table:table-cell>
          <table:table-cell office:value-type="float" office:value="6.60297486274739" calcext:value-type="float">
            <text:p>6.6029748627</text:p>
          </table:table-cell>
          <table:table-cell office:value-type="float" office:value="6.5116874681237" calcext:value-type="float">
            <text:p>6.5116874681</text:p>
          </table:table-cell>
          <table:table-cell office:value-type="float" office:value="6.42293583446177" calcext:value-type="float">
            <text:p>6.4229358345</text:p>
          </table:table-cell>
          <table:table-cell office:value-type="float" office:value="6.33661575240702" calcext:value-type="float">
            <text:p>6.3366157524</text:p>
          </table:table-cell>
          <table:table-cell office:value-type="float" office:value="6.2644481809067" calcext:value-type="float">
            <text:p>6.2644481809</text:p>
          </table:table-cell>
          <table:table-cell office:value-type="float" office:value="6.19032806397268" calcext:value-type="float">
            <text:p>6.190328064</text:p>
          </table:table-cell>
          <table:table-cell office:value-type="float" office:value="6.118449503424" calcext:value-type="float">
            <text:p>6.1184495034</text:p>
          </table:table-cell>
          <table:table-cell office:value-type="float" office:value="6.04226706084995" calcext:value-type="float">
            <text:p>6.0422670608</text:p>
          </table:table-cell>
          <table:table-cell office:value-type="float" office:value="5.97384619354232" calcext:value-type="float">
            <text:p>5.9738461935</text:p>
          </table:table-cell>
          <table:table-cell office:value-type="float" office:value="5.90715750009059" calcext:value-type="float">
            <text:p>5.9071575001</text:p>
          </table:table-cell>
          <table:table-cell office:value-type="float" office:value="5.84213602397514" calcext:value-type="float">
            <text:p>5.842136024</text:p>
          </table:table-cell>
          <table:table-cell office:value-type="float" office:value="5.77312695485473" calcext:value-type="float">
            <text:p>5.7731269549</text:p>
          </table:table-cell>
          <table:table-cell office:value-type="float" office:value="5.71132588724498" calcext:value-type="float">
            <text:p>5.7113258872</text:p>
          </table:table-cell>
          <table:table-cell office:value-type="float" office:value="5.69166456238579" calcext:value-type="float">
            <text:p>5.6916645624</text:p>
          </table:table-cell>
          <table:table-cell office:value-type="float" office:value="5.62983923802138" calcext:value-type="float">
            <text:p>5.629839238</text:p>
          </table:table-cell>
          <table:table-cell office:value-type="float" office:value="5.56657526375315" calcext:value-type="float">
            <text:p>5.5665752638</text:p>
          </table:table-cell>
          <table:table-cell office:value-type="float" office:value="5.51005042825434" calcext:value-type="float">
            <text:p>5.5100504283</text:p>
          </table:table-cell>
          <table:table-cell office:value-type="float" office:value="5.45482501426124" calcext:value-type="float">
            <text:p>5.4548250143</text:p>
          </table:table-cell>
          <table:table-cell office:value-type="float" office:value="5.3957065643858" calcext:value-type="float">
            <text:p>5.3957065644</text:p>
          </table:table-cell>
          <table:table-cell office:value-type="float" office:value="5.33791661900194" calcext:value-type="float">
            <text:p>5.337916619</text:p>
          </table:table-cell>
          <table:table-cell office:value-type="float" office:value="5.28141089462661" calcext:value-type="float">
            <text:p>5.2814108946</text:p>
          </table:table-cell>
          <table:table-cell office:value-type="float" office:value="5.23112549370604" calcext:value-type="float">
            <text:p>5.2311254937</text:p>
          </table:table-cell>
          <table:table-cell office:value-type="float" office:value="5.17968214394592" calcext:value-type="float">
            <text:p>5.1796821439</text:p>
          </table:table-cell>
          <table:table-cell office:value-type="float" office:value="5.13157200703097" calcext:value-type="float">
            <text:p>5.131572007</text:p>
          </table:table-cell>
          <table:table-cell office:value-type="float" office:value="5.08448549005037" calcext:value-type="float">
            <text:p>5.0844854901</text:p>
          </table:table-cell>
          <table:table-cell office:value-type="float" office:value="5.03839026816411" calcext:value-type="float">
            <text:p>5.0383902682</text:p>
          </table:table-cell>
          <table:table-cell office:value-type="float" office:value="4.99109804991006" calcext:value-type="float">
            <text:p>4.9910980499</text:p>
          </table:table-cell>
          <table:table-cell office:value-type="float" office:value="4.94691600208475" calcext:value-type="float">
            <text:p>4.9469160021</text:p>
          </table:table-cell>
          <table:table-cell office:value-type="float" office:value="4.90152234202037" calcext:value-type="float">
            <text:p>4.901522342</text:p>
          </table:table-cell>
          <table:table-cell office:value-type="float" office:value="4.85323999356021" calcext:value-type="float">
            <text:p>4.8532399936</text:p>
          </table:table-cell>
          <table:table-cell office:value-type="float" office:value="4.81198316824734" calcext:value-type="float">
            <text:p>4.8119831682</text:p>
          </table:table-cell>
          <table:table-cell office:value-type="float" office:value="4.77132431916425" calcext:value-type="float">
            <text:p>4.7713243192</text:p>
          </table:table-cell>
          <table:table-cell office:value-type="float" office:value="4.72943228971926" calcext:value-type="float">
            <text:p>4.7294322897</text:p>
          </table:table-cell>
          <table:table-cell office:value-type="float" office:value="4.8387429453881" calcext:value-type="float">
            <text:p>4.8387429454</text:p>
          </table:table-cell>
          <table:table-cell office:value-type="float" office:value="4.79899964217144" calcext:value-type="float">
            <text:p>4.7989996422</text:p>
          </table:table-cell>
          <table:table-cell office:value-type="float" office:value="4.75445269171709" calcext:value-type="float">
            <text:p>4.7544526917</text:p>
          </table:table-cell>
          <table:table-cell office:value-type="float" office:value="4.71625445321839" calcext:value-type="float">
            <text:p>4.7162544532</text:p>
          </table:table-cell>
          <table:table-cell office:value-type="float" office:value="4.67331347556649" calcext:value-type="float">
            <text:p>4.6733134756</text:p>
          </table:table-cell>
          <table:table-cell office:value-type="float" office:value="4.63116770120444" calcext:value-type="float">
            <text:p>4.6311677012</text:p>
          </table:table-cell>
          <table:table-cell office:value-type="float" office:value="4.58979524380316" calcext:value-type="float">
            <text:p>4.5897952438</text:p>
          </table:table-cell>
          <table:table-cell office:value-type="float" office:value="4.54917501290009" calcext:value-type="float">
            <text:p>4.5491750129</text:p>
          </table:table-cell>
          <table:table-cell office:value-type="float" office:value="4.51046534093903" calcext:value-type="float">
            <text:p>4.5104653409</text:p>
          </table:table-cell>
          <table:table-cell office:value-type="float" office:value="4.47167004397655" calcext:value-type="float">
            <text:p>4.471670044</text:p>
          </table:table-cell>
          <table:table-cell office:value-type="float" office:value="4.43433138363359" calcext:value-type="float">
            <text:p>4.4343313836</text:p>
          </table:table-cell>
          <table:table-cell office:value-type="float" office:value="4.39764778750717" calcext:value-type="float">
            <text:p>4.3976477875</text:p>
          </table:table-cell>
          <table:table-cell office:value-type="float" office:value="4.36160216696556" calcext:value-type="float">
            <text:p>4.361602167</text:p>
          </table:table-cell>
          <table:table-cell office:value-type="float" office:value="4.32617802264019" calcext:value-type="float">
            <text:p>4.3261780226</text:p>
          </table:table-cell>
          <table:table-cell office:value-type="float" office:value="4.29135941924346" calcext:value-type="float">
            <text:p>4.2913594192</text:p>
          </table:table-cell>
          <table:table-cell office:value-type="float" office:value="4.25639359434429" calcext:value-type="float">
            <text:p>4.2563935943</text:p>
          </table:table-cell>
          <table:table-cell office:value-type="float" office:value="4.22423388260296" calcext:value-type="float">
            <text:p>4.2242338826</text:p>
          </table:table-cell>
          <table:table-cell office:value-type="float" office:value="4.19261016605733" calcext:value-type="float">
            <text:p>4.1926101661</text:p>
          </table:table-cell>
          <table:table-cell office:value-type="float" office:value="4.1615091555703" calcext:value-type="float">
            <text:p>4.1615091556</text:p>
          </table:table-cell>
          <table:table-cell office:value-type="float" office:value="4.13091799771421" calcext:value-type="float">
            <text:p>4.1309179977</text:p>
          </table:table-cell>
          <table:table-cell office:value-type="float" office:value="4.10082425705902" calcext:value-type="float">
            <text:p>4.1008242571</text:p>
          </table:table-cell>
          <table:table-cell office:value-type="float" office:value="4.06908690080162" calcext:value-type="float">
            <text:p>4.0690869008</text:p>
          </table:table-cell>
          <table:table-cell office:value-type="float" office:value="4.03785734224434" calcext:value-type="float">
            <text:p>4.0378573422</text:p>
          </table:table-cell>
          <table:table-cell office:value-type="float" office:value="4.00712349096574" calcext:value-type="float">
            <text:p>4.007123491</text:p>
          </table:table-cell>
          <table:table-cell office:value-type="float" office:value="3.97687363734508" calcext:value-type="float">
            <text:p>3.9768736373</text:p>
          </table:table-cell>
          <table:table-cell office:value-type="float" office:value="3.94709643768723" calcext:value-type="float">
            <text:p>3.9470964377</text:p>
          </table:table-cell>
          <table:table-cell office:value-type="float" office:value="3.91778090003959" calcext:value-type="float">
            <text:p>3.9177809</text:p>
          </table:table-cell>
          <table:table-cell office:value-type="float" office:value="3.88891637066345" calcext:value-type="float">
            <text:p>3.8889163707</text:p>
          </table:table-cell>
          <table:table-cell office:value-type="float" office:value="3.85972344556447" calcext:value-type="float">
            <text:p>3.8597234456</text:p>
          </table:table-cell>
          <table:table-cell office:value-type="float" office:value="3.83239524844066" calcext:value-type="float">
            <text:p>3.8323952484</text:p>
          </table:table-cell>
          <table:table-cell office:value-type="float" office:value="3.80547800164955" calcext:value-type="float">
            <text:p>3.8054780016</text:p>
          </table:table-cell>
          <table:table-cell office:value-type="float" office:value="3.77896250481054" calcext:value-type="float">
            <text:p>3.7789625048</text:p>
          </table:table-cell>
          <table:table-cell office:value-type="float" office:value="3.75283983014692" calcext:value-type="float">
            <text:p>3.7528398301</text:p>
          </table:table-cell>
          <table:table-cell office:value-type="float" office:value="3.7284026835806" calcext:value-type="float">
            <text:p>3.7284026836</text:p>
          </table:table-cell>
          <table:table-cell office:value-type="float" office:value="3.70432228367948" calcext:value-type="float">
            <text:p>3.7043222837</text:p>
          </table:table-cell>
          <table:table-cell office:value-type="float" office:value="3.67794779744047" calcext:value-type="float">
            <text:p>3.6779477974</text:p>
          </table:table-cell>
          <table:table-cell office:value-type="float" office:value="3.65457686290584" calcext:value-type="float">
            <text:p>3.6545768629</text:p>
          </table:table-cell>
          <table:table-cell office:value-type="float" office:value="3.63351159539119" calcext:value-type="float">
            <text:p>3.6335115954</text:p>
          </table:table-cell>
          <table:table-cell office:value-type="float" office:value="3.61274512599732" calcext:value-type="float">
            <text:p>3.612745126</text:p>
          </table:table-cell>
          <table:table-cell office:value-type="float" office:value="3.59227114208786" calcext:value-type="float">
            <text:p>3.5922711421</text:p>
          </table:table-cell>
          <table:table-cell office:value-type="float" office:value="3.56760241509912" calcext:value-type="float">
            <text:p>3.5676024151</text:p>
          </table:table-cell>
          <table:table-cell office:value-type="float" office:value="3.54580925872431" calcext:value-type="float">
            <text:p>3.5458092587</text:p>
          </table:table-cell>
          <table:table-cell office:value-type="float" office:value="3.5262205011528" calcext:value-type="float">
            <text:p>3.5262205012</text:p>
          </table:table-cell>
          <table:table-cell office:value-type="float" office:value="3.5069000827261" calcext:value-type="float">
            <text:p>3.5069000827</text:p>
          </table:table-cell>
          <table:table-cell office:value-type="float" office:value="3.53082228192366" calcext:value-type="float">
            <text:p>3.5308222819</text:p>
          </table:table-cell>
          <table:table-cell office:value-type="float" office:value="3.50808288867513" calcext:value-type="float">
            <text:p>3.5080828887</text:p>
          </table:table-cell>
          <table:table-cell office:value-type="float" office:value="3.48927320090452" calcext:value-type="float">
            <text:p>3.4892732009</text:p>
          </table:table-cell>
          <table:table-cell office:value-type="float" office:value="3.46644233411647" calcext:value-type="float">
            <text:p>3.4664423341</text:p>
          </table:table-cell>
          <table:table-cell office:value-type="float" office:value="3.44391386291502" calcext:value-type="float">
            <text:p>3.4439138629</text:p>
          </table:table-cell>
          <table:table-cell office:value-type="float" office:value="3.42408145524536" calcext:value-type="float">
            <text:p>3.4240814552</text:p>
          </table:table-cell>
          <table:table-cell office:value-type="float" office:value="3.40631255299444" calcext:value-type="float">
            <text:p>3.406312553</text:p>
          </table:table-cell>
          <table:table-cell office:value-type="float" office:value="3.41068348397455" calcext:value-type="float">
            <text:p>3.410683484</text:p>
          </table:table-cell>
          <table:table-cell office:value-type="float" office:value="3.38974612008531" calcext:value-type="float">
            <text:p>3.3897461201</text:p>
          </table:table-cell>
          <table:table-cell office:value-type="float" office:value="3.36907718393823" calcext:value-type="float">
            <text:p>3.3690771839</text:p>
          </table:table-cell>
          <table:table-cell office:value-type="float" office:value="3.3486715463408" calcext:value-type="float">
            <text:p>3.3486715463</text:p>
          </table:table-cell>
          <table:table-cell office:value-type="float" office:value="3.32852420795346" calcext:value-type="float">
            <text:p>3.328524208</text:p>
          </table:table-cell>
          <table:table-cell office:value-type="float" office:value="3.30863029520621" calcext:value-type="float">
            <text:p>3.3086302952</text:p>
          </table:table-cell>
          <table:table-cell office:value-type="float" office:value="3.2889850563683" calcext:value-type="float">
            <text:p>3.2889850564</text:p>
          </table:table-cell>
          <table:table-cell office:value-type="float" office:value="3.26958385776441" calcext:value-type="float">
            <text:p>3.2695838578</text:p>
          </table:table-cell>
          <table:table-cell office:value-type="float" office:value="3.25205178393331" calcext:value-type="float">
            <text:p>3.2520517839</text:p>
          </table:table-cell>
          <table:table-cell office:value-type="float" office:value="3.23642839514142" calcext:value-type="float">
            <text:p>3.2364283951</text:p>
          </table:table-cell>
          <table:table-cell office:value-type="float" office:value="3.21770256395849" calcext:value-type="float">
            <text:p>3.217702564</text:p>
          </table:table-cell>
          <table:table-cell office:value-type="float" office:value="3.19920371254748" calcext:value-type="float">
            <text:p>3.1992037125</text:p>
          </table:table-cell>
          <table:table-cell office:value-type="float" office:value="3.1814518915395" calcext:value-type="float">
            <text:p>3.1814518915</text:p>
          </table:table-cell>
          <table:table-cell office:value-type="float" office:value="3.16391266719029" calcext:value-type="float">
            <text:p>3.1639126672</text:p>
          </table:table-cell>
          <table:table-cell office:value-type="float" office:value="3.14658224313096" calcext:value-type="float">
            <text:p>3.1465822431</text:p>
          </table:table-cell>
          <table:table-cell office:value-type="float" office:value="3.13213761098731" calcext:value-type="float">
            <text:p>3.132137611</text:p>
          </table:table-cell>
          <table:table-cell office:value-type="float" office:value="3.1146861666941" calcext:value-type="float">
            <text:p>3.1146861667</text:p>
          </table:table-cell>
          <table:table-cell office:value-type="float" office:value="3.09743883286046" calcext:value-type="float">
            <text:p>3.0974388329</text:p>
          </table:table-cell>
          <table:table-cell office:value-type="float" office:value="3.08039204942023" calcext:value-type="float">
            <text:p>3.0803920494</text:p>
          </table:table-cell>
          <table:table-cell office:value-type="float" office:value="3.06354233862093" calcext:value-type="float">
            <text:p>3.0635423386</text:p>
          </table:table-cell>
          <table:table-cell office:value-type="float" office:value="3.0468863026584" calcext:value-type="float">
            <text:p>3.0468863027</text:p>
          </table:table-cell>
          <table:table-cell office:value-type="float" office:value="3.03042062139259" calcext:value-type="float">
            <text:p>3.0304206214</text:p>
          </table:table-cell>
          <table:table-cell office:value-type="float" office:value="3.01414205014116" calcext:value-type="float">
            <text:p>3.0141420501</text:p>
          </table:table-cell>
          <table:table-cell office:value-type="float" office:value="2.99804741754794" calcext:value-type="float">
            <text:p>2.9980474175</text:p>
          </table:table-cell>
          <table:table-cell office:value-type="float" office:value="2.98516759728562" calcext:value-type="float">
            <text:p>2.9851675973</text:p>
          </table:table-cell>
          <table:table-cell office:value-type="float" office:value="2.97243168562959" calcext:value-type="float">
            <text:p>2.9724316856</text:p>
          </table:table-cell>
          <table:table-cell office:value-type="float" office:value="2.95983728410306" calcext:value-type="float">
            <text:p>2.9598372841</text:p>
          </table:table-cell>
          <table:table-cell office:value-type="float" office:value="2.94738204723429" calcext:value-type="float">
            <text:p>2.9473820472</text:p>
          </table:table-cell>
          <table:table-cell office:value-type="float" office:value="2.93506368110034" calcext:value-type="float">
            <text:p>2.9350636811</text:p>
          </table:table-cell>
          <table:table-cell office:value-type="float" office:value="2.92287994191867" calcext:value-type="float">
            <text:p>2.9228799419</text:p>
          </table:table-cell>
          <table:table-cell office:value-type="float" office:value="2.90836647171923" calcext:value-type="float">
            <text:p>2.9083664717</text:p>
          </table:table-cell>
          <table:table-cell office:value-type="float" office:value="2.89353958312151" calcext:value-type="float">
            <text:p>2.8935395831</text:p>
          </table:table-cell>
          <table:table-cell office:value-type="float" office:value="2.88177560370072" calcext:value-type="float">
            <text:p>2.8817756037</text:p>
          </table:table-cell>
          <table:table-cell office:value-type="float" office:value="2.86724948860682" calcext:value-type="float">
            <text:p>2.8672494886</text:p>
          </table:table-cell>
          <table:table-cell office:value-type="float" office:value="2.85575049883155" calcext:value-type="float">
            <text:p>2.8557504988</text:p>
          </table:table-cell>
          <table:table-cell office:value-type="float" office:value="2.84197616510875" calcext:value-type="float">
            <text:p>2.8419761651</text:p>
          </table:table-cell>
          <table:table-cell office:value-type="float" office:value="2.8307312348232" calcext:value-type="float">
            <text:p>2.8307312348</text:p>
          </table:table-cell>
          <table:table-cell office:value-type="float" office:value="2.81677657956832" calcext:value-type="float">
            <text:p>2.8167765796</text:p>
          </table:table-cell>
          <table:table-cell office:value-type="float" office:value="2.80296728530568" calcext:value-type="float">
            <text:p>2.8029672853</text:p>
          </table:table-cell>
          <table:table-cell office:value-type="float" office:value="2.78930109253799" calcext:value-type="float">
            <text:p>2.7893010925</text:p>
          </table:table-cell>
          <table:table-cell office:value-type="float" office:value="2.77577578835553" calcext:value-type="float">
            <text:p>2.7757757884</text:p>
          </table:table-cell>
          <table:table-cell office:value-type="float" office:value="2.76283540700613" calcext:value-type="float">
            <text:p>2.762835407</text:p>
          </table:table-cell>
          <table:table-cell office:value-type="float" office:value="2.75233848865842" calcext:value-type="float">
            <text:p>2.7523384887</text:p>
          </table:table-cell>
          <table:table-cell office:value-type="float" office:value="2.74194813800967" calcext:value-type="float">
            <text:p>2.741948138</text:p>
          </table:table-cell>
          <table:table-cell office:value-type="float" office:value="2.73166274039778" calcext:value-type="float">
            <text:p>2.7316627404</text:p>
          </table:table-cell>
          <table:table-cell office:value-type="float" office:value="2.72148071361616" calcext:value-type="float">
            <text:p>2.7214807136</text:p>
          </table:table-cell>
          <table:table-cell office:value-type="float" office:value="2.71140050710235" calcext:value-type="float">
            <text:p>2.711400507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9.2545636959024" calcext:value-type="float">
            <text:p>19.2545636959</text:p>
          </table:table-cell>
          <table:table-cell office:value-type="string" calcext:value-type="string">
            <text:p><text:s/>global min</text:p>
          </table:table-cell>
          <table:table-cell office:value-type="float" office:value="-29.4215704945689" calcext:value-type="float">
            <text:p>-29.4215704946</text:p>
          </table:table-cell>
          <table:table-cell office:value-type="string" calcext:value-type="string">
            <text:p><text:s/>range</text:p>
          </table:table-cell>
          <table:table-cell office:value-type="float" office:value="48.6761341904713" calcext:value-type="float">
            <text:p>48.6761341905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7.84886733972431" calcext:value-type="float">
            <text:p>7.8488673397</text:p>
          </table:table-cell>
          <table:table-cell office:value-type="float" office:value="12.4155007345884" calcext:value-type="float">
            <text:p>12.4155007346</text:p>
          </table:table-cell>
          <table:table-cell office:value-type="float" office:value="8.86220953890287" calcext:value-type="float">
            <text:p>8.8622095389</text:p>
          </table:table-cell>
          <table:table-cell office:value-type="float" office:value="7.67929813275276" calcext:value-type="float">
            <text:p>7.6792981328</text:p>
          </table:table-cell>
          <table:table-cell office:value-type="float" office:value="11.5824547877528" calcext:value-type="float">
            <text:p>11.5824547878</text:p>
          </table:table-cell>
          <table:table-cell office:value-type="float" office:value="13.2547200339965" calcext:value-type="float">
            <text:p>13.254720034</text:p>
          </table:table-cell>
          <table:table-cell office:value-type="float" office:value="12.4690066810948" calcext:value-type="float">
            <text:p>12.4690066811</text:p>
          </table:table-cell>
          <table:table-cell office:value-type="float" office:value="13.5434191162812" calcext:value-type="float">
            <text:p>13.5434191163</text:p>
          </table:table-cell>
          <table:table-cell office:value-type="float" office:value="15.279300398201" calcext:value-type="float">
            <text:p>15.2793003982</text:p>
          </table:table-cell>
          <table:table-cell office:value-type="float" office:value="15.7852618148866" calcext:value-type="float">
            <text:p>15.7852618149</text:p>
          </table:table-cell>
          <table:table-cell office:value-type="float" office:value="16.9997203438016" calcext:value-type="float">
            <text:p>16.9997203438</text:p>
          </table:table-cell>
          <table:table-cell office:value-type="float" office:value="17.7172001115369" calcext:value-type="float">
            <text:p>17.7172001115</text:p>
          </table:table-cell>
          <table:table-cell office:value-type="float" office:value="19.3715025698807" calcext:value-type="float">
            <text:p>19.3715025699</text:p>
          </table:table-cell>
          <table:table-cell office:value-type="float" office:value="19.4547490498695" calcext:value-type="float">
            <text:p>19.4547490499</text:p>
          </table:table-cell>
          <table:table-cell office:value-type="float" office:value="18.1588963585942" calcext:value-type="float">
            <text:p>18.1588963586</text:p>
          </table:table-cell>
          <table:table-cell office:value-type="float" office:value="18.7758785261422" calcext:value-type="float">
            <text:p>18.7758785261</text:p>
          </table:table-cell>
          <table:table-cell office:value-type="float" office:value="18.0939534584235" calcext:value-type="float">
            <text:p>18.0939534584</text:p>
          </table:table-cell>
          <table:table-cell office:value-type="float" office:value="17.3858412128381" calcext:value-type="float">
            <text:p>17.3858412128</text:p>
          </table:table-cell>
          <table:table-cell office:value-type="float" office:value="17.5582588908794" calcext:value-type="float">
            <text:p>17.5582588909</text:p>
          </table:table-cell>
          <table:table-cell office:value-type="float" office:value="16.6805476911804" calcext:value-type="float">
            <text:p>16.6805476912</text:p>
          </table:table-cell>
          <table:table-cell office:value-type="float" office:value="16.4085682264913" calcext:value-type="float">
            <text:p>16.4085682265</text:p>
          </table:table-cell>
          <table:table-cell office:value-type="float" office:value="16.7580651246347" calcext:value-type="float">
            <text:p>16.7580651246</text:p>
          </table:table-cell>
          <table:table-cell office:value-type="float" office:value="16.0393616650311" calcext:value-type="float">
            <text:p>16.039361665</text:p>
          </table:table-cell>
          <table:table-cell office:value-type="float" office:value="15.3833828592253" calcext:value-type="float">
            <text:p>15.3833828592</text:p>
          </table:table-cell>
          <table:table-cell office:value-type="float" office:value="15.677843314299" calcext:value-type="float">
            <text:p>15.6778433143</text:p>
          </table:table-cell>
          <table:table-cell office:value-type="float" office:value="15.0834305251993" calcext:value-type="float">
            <text:p>15.0834305252</text:p>
          </table:table-cell>
          <table:table-cell office:value-type="float" office:value="14.8834972538572" calcext:value-type="float">
            <text:p>14.8834972539</text:p>
          </table:table-cell>
          <table:table-cell office:value-type="float" office:value="14.8603766046986" calcext:value-type="float">
            <text:p>14.8603766047</text:p>
          </table:table-cell>
          <table:table-cell office:value-type="float" office:value="14.3856814615323" calcext:value-type="float">
            <text:p>14.3856814615</text:p>
          </table:table-cell>
          <table:table-cell office:value-type="float" office:value="15.3965230724357" calcext:value-type="float">
            <text:p>15.3965230724</text:p>
          </table:table-cell>
          <table:table-cell office:value-type="float" office:value="15.2772421207994" calcext:value-type="float">
            <text:p>15.2772421208</text:p>
          </table:table-cell>
          <table:table-cell office:value-type="float" office:value="14.8090742522024" calcext:value-type="float">
            <text:p>14.8090742522</text:p>
          </table:table-cell>
          <table:table-cell office:value-type="float" office:value="14.3692801938233" calcext:value-type="float">
            <text:p>14.3692801938</text:p>
          </table:table-cell>
          <table:table-cell office:value-type="float" office:value="13.9467963202843" calcext:value-type="float">
            <text:p>13.9467963203</text:p>
          </table:table-cell>
          <table:table-cell office:value-type="float" office:value="13.6010605487662" calcext:value-type="float">
            <text:p>13.6010605488</text:p>
          </table:table-cell>
          <table:table-cell office:value-type="float" office:value="13.5092840732462" calcext:value-type="float">
            <text:p>13.5092840732</text:p>
          </table:table-cell>
          <table:table-cell office:value-type="float" office:value="13.1601206437738" calcext:value-type="float">
            <text:p>13.1601206438</text:p>
          </table:table-cell>
          <table:table-cell office:value-type="float" office:value="12.8263945793169" calcext:value-type="float">
            <text:p>12.8263945793</text:p>
          </table:table-cell>
          <table:table-cell office:value-type="float" office:value="12.6443973964015" calcext:value-type="float">
            <text:p>12.6443973964</text:p>
          </table:table-cell>
          <table:table-cell office:value-type="float" office:value="12.3282874614915" calcext:value-type="float">
            <text:p>12.3282874615</text:p>
          </table:table-cell>
          <table:table-cell office:value-type="float" office:value="12.045081329064" calcext:value-type="float">
            <text:p>12.0450813291</text:p>
          </table:table-cell>
          <table:table-cell office:value-type="float" office:value="12.4155144165376" calcext:value-type="float">
            <text:p>12.4155144165</text:p>
          </table:table-cell>
          <table:table-cell office:value-type="float" office:value="12.1268938136762" calcext:value-type="float">
            <text:p>12.1268938137</text:p>
          </table:table-cell>
          <table:table-cell office:value-type="float" office:value="11.8517050704174" calcext:value-type="float">
            <text:p>11.8517050704</text:p>
          </table:table-cell>
          <table:table-cell office:value-type="float" office:value="11.5989678509506" calcext:value-type="float">
            <text:p>11.598967851</text:p>
          </table:table-cell>
          <table:table-cell office:value-type="float" office:value="11.5462775627549" calcext:value-type="float">
            <text:p>11.5462775628</text:p>
          </table:table-cell>
          <table:table-cell office:value-type="float" office:value="11.3069850699725" calcext:value-type="float">
            <text:p>11.30698507</text:p>
          </table:table-cell>
          <table:table-cell office:value-type="float" office:value="11.0813922600649" calcext:value-type="float">
            <text:p>11.0813922601</text:p>
          </table:table-cell>
          <table:table-cell office:value-type="float" office:value="10.8552413976146" calcext:value-type="float">
            <text:p>10.8552413976</text:p>
          </table:table-cell>
          <table:table-cell office:value-type="float" office:value="10.6844593638093" calcext:value-type="float">
            <text:p>10.6844593638</text:p>
          </table:table-cell>
          <table:table-cell office:value-type="float" office:value="10.4890157690672" calcext:value-type="float">
            <text:p>10.4890157691</text:p>
          </table:table-cell>
          <table:table-cell office:value-type="float" office:value="10.2873815215255" calcext:value-type="float">
            <text:p>10.2873815215</text:p>
          </table:table-cell>
          <table:table-cell office:value-type="float" office:value="10.1068051915338" calcext:value-type="float">
            <text:p>10.1068051915</text:p>
          </table:table-cell>
          <table:table-cell office:value-type="float" office:value="9.9197315489776" calcext:value-type="float">
            <text:p>9.919731549</text:p>
          </table:table-cell>
          <table:table-cell office:value-type="float" office:value="9.75240617594098" calcext:value-type="float">
            <text:p>9.7524061759</text:p>
          </table:table-cell>
          <table:table-cell office:value-type="float" office:value="9.59105670908424" calcext:value-type="float">
            <text:p>9.5910567091</text:p>
          </table:table-cell>
          <table:table-cell office:value-type="float" office:value="9.42311868103519" calcext:value-type="float">
            <text:p>9.423118681</text:p>
          </table:table-cell>
          <table:table-cell office:value-type="float" office:value="9.26073436745697" calcext:value-type="float">
            <text:p>9.2607343675</text:p>
          </table:table-cell>
          <table:table-cell office:value-type="float" office:value="9.10408783767445" calcext:value-type="float">
            <text:p>9.1040878377</text:p>
          </table:table-cell>
          <table:table-cell office:value-type="float" office:value="8.95243351527151" calcext:value-type="float">
            <text:p>8.9524335153</text:p>
          </table:table-cell>
          <table:table-cell office:value-type="float" office:value="8.80575146573425" calcext:value-type="float">
            <text:p>8.8057514657</text:p>
          </table:table-cell>
          <table:table-cell office:value-type="float" office:value="8.66439124188933" calcext:value-type="float">
            <text:p>8.6643912419</text:p>
          </table:table-cell>
          <table:table-cell office:value-type="float" office:value="8.53438952288863" calcext:value-type="float">
            <text:p>8.5343895229</text:p>
          </table:table-cell>
          <table:table-cell office:value-type="float" office:value="8.40213455557612" calcext:value-type="float">
            <text:p>8.4021345556</text:p>
          </table:table-cell>
          <table:table-cell office:value-type="float" office:value="8.27346930724307" calcext:value-type="float">
            <text:p>8.2734693072</text:p>
          </table:table-cell>
          <table:table-cell office:value-type="float" office:value="8.14917540281344" calcext:value-type="float">
            <text:p>8.1491754028</text:p>
          </table:table-cell>
          <table:table-cell office:value-type="float" office:value="8.02859176418768" calcext:value-type="float">
            <text:p>8.0285917642</text:p>
          </table:table-cell>
          <table:table-cell office:value-type="float" office:value="7.93634228453098" calcext:value-type="float">
            <text:p>7.9363422845</text:p>
          </table:table-cell>
          <table:table-cell office:value-type="float" office:value="7.82132283113198" calcext:value-type="float">
            <text:p>7.8213228311</text:p>
          </table:table-cell>
          <table:table-cell office:value-type="float" office:value="7.71802160758396" calcext:value-type="float">
            <text:p>7.7180216076</text:p>
          </table:table-cell>
          <table:table-cell office:value-type="float" office:value="7.60957889635445" calcext:value-type="float">
            <text:p>7.6095788964</text:p>
          </table:table-cell>
          <table:table-cell office:value-type="float" office:value="7.50395736298145" calcext:value-type="float">
            <text:p>7.503957363</text:p>
          </table:table-cell>
          <table:table-cell office:value-type="float" office:value="7.40771863464484" calcext:value-type="float">
            <text:p>7.4077186346</text:p>
          </table:table-cell>
          <table:table-cell office:value-type="float" office:value="7.30786553296435" calcext:value-type="float">
            <text:p>7.307865533</text:p>
          </table:table-cell>
          <table:table-cell office:value-type="float" office:value="7.21049170577147" calcext:value-type="float">
            <text:p>7.2104917058</text:p>
          </table:table-cell>
          <table:table-cell office:value-type="float" office:value="7.12191326483249" calcext:value-type="float">
            <text:p>7.1219132648</text:p>
          </table:table-cell>
          <table:table-cell office:value-type="float" office:value="7.0356355626192" calcext:value-type="float">
            <text:p>7.0356355626</text:p>
          </table:table-cell>
          <table:table-cell office:value-type="float" office:value="6.94548683613563" calcext:value-type="float">
            <text:p>6.9454868361</text:p>
          </table:table-cell>
          <table:table-cell office:value-type="float" office:value="6.86362662548087" calcext:value-type="float">
            <text:p>6.8636266255</text:p>
          </table:table-cell>
          <table:table-cell office:value-type="float" office:value="6.77789164883108" calcext:value-type="float">
            <text:p>6.7778916488</text:p>
          </table:table-cell>
          <table:table-cell office:value-type="float" office:value="6.6944434693429" calcext:value-type="float">
            <text:p>6.6944434693</text:p>
          </table:table-cell>
          <table:table-cell office:value-type="float" office:value="6.69841530086855" calcext:value-type="float">
            <text:p>6.6984153009</text:p>
          </table:table-cell>
          <table:table-cell office:value-type="float" office:value="6.62229848720649" calcext:value-type="float">
            <text:p>6.6222984872</text:p>
          </table:table-cell>
          <table:table-cell office:value-type="float" office:value="6.54617452371299" calcext:value-type="float">
            <text:p>6.5461745237</text:p>
          </table:table-cell>
          <table:table-cell office:value-type="float" office:value="6.56039278300678" calcext:value-type="float">
            <text:p>6.560392783</text:p>
          </table:table-cell>
          <table:table-cell office:value-type="float" office:value="6.48539800255463" calcext:value-type="float">
            <text:p>6.4853980026</text:p>
          </table:table-cell>
          <table:table-cell office:value-type="float" office:value="6.41522928720248" calcext:value-type="float">
            <text:p>6.4152292872</text:p>
          </table:table-cell>
          <table:table-cell office:value-type="float" office:value="6.34238382363766" calcext:value-type="float">
            <text:p>6.3423838236</text:p>
          </table:table-cell>
          <table:table-cell office:value-type="float" office:value="6.27132995045397" calcext:value-type="float">
            <text:p>6.2713299505</text:p>
          </table:table-cell>
          <table:table-cell office:value-type="float" office:value="6.22526248099857" calcext:value-type="float">
            <text:p>6.225262481</text:p>
          </table:table-cell>
          <table:table-cell office:value-type="float" office:value="6.15811810816421" calcext:value-type="float">
            <text:p>6.1581181082</text:p>
          </table:table-cell>
          <table:table-cell office:value-type="float" office:value="6.09243339560887" calcext:value-type="float">
            <text:p>6.0924333956</text:p>
          </table:table-cell>
          <table:table-cell office:value-type="float" office:value="6.02937374139536" calcext:value-type="float">
            <text:p>6.0293737414</text:p>
          </table:table-cell>
          <table:table-cell office:value-type="float" office:value="5.97027703079377" calcext:value-type="float">
            <text:p>5.9702770308</text:p>
          </table:table-cell>
          <table:table-cell office:value-type="float" office:value="5.90748283566435" calcext:value-type="float">
            <text:p>5.9074828357</text:p>
          </table:table-cell>
          <table:table-cell office:value-type="float" office:value="5.84614019269168" calcext:value-type="float">
            <text:p>5.8461401927</text:p>
          </table:table-cell>
          <table:table-cell office:value-type="float" office:value="5.78592048445257" calcext:value-type="float">
            <text:p>5.7859204845</text:p>
          </table:table-cell>
          <table:table-cell office:value-type="float" office:value="5.726929749851" calcext:value-type="float">
            <text:p>5.7269297499</text:p>
          </table:table-cell>
          <table:table-cell office:value-type="float" office:value="5.66926974339077" calcext:value-type="float">
            <text:p>5.6692697434</text:p>
          </table:table-cell>
          <table:table-cell office:value-type="float" office:value="5.61257704595686" calcext:value-type="float">
            <text:p>5.612577046</text:p>
          </table:table-cell>
          <table:table-cell office:value-type="float" office:value="5.55700697619491" calcext:value-type="float">
            <text:p>5.5570069762</text:p>
          </table:table-cell>
          <table:table-cell office:value-type="float" office:value="5.50930508101241" calcext:value-type="float">
            <text:p>5.509305081</text:p>
          </table:table-cell>
          <table:table-cell office:value-type="float" office:value="5.45619428812809" calcext:value-type="float">
            <text:p>5.4561942881</text:p>
          </table:table-cell>
          <table:table-cell office:value-type="float" office:value="5.40376967859705" calcext:value-type="float">
            <text:p>5.4037696786</text:p>
          </table:table-cell>
          <table:table-cell office:value-type="float" office:value="5.37076272603909" calcext:value-type="float">
            <text:p>5.370762726</text:p>
          </table:table-cell>
          <table:table-cell office:value-type="float" office:value="5.32075620612256" calcext:value-type="float">
            <text:p>5.3207562061</text:p>
          </table:table-cell>
          <table:table-cell office:value-type="float" office:value="5.27139300245719" calcext:value-type="float">
            <text:p>5.2713930025</text:p>
          </table:table-cell>
          <table:table-cell office:value-type="float" office:value="5.22323261923896" calcext:value-type="float">
            <text:p>5.2232326192</text:p>
          </table:table-cell>
          <table:table-cell office:value-type="float" office:value="5.1756698742361" calcext:value-type="float">
            <text:p>5.1756698742</text:p>
          </table:table-cell>
          <table:table-cell office:value-type="float" office:value="5.12897190641511" calcext:value-type="float">
            <text:p>5.1289719064</text:p>
          </table:table-cell>
          <table:table-cell office:value-type="float" office:value="5.08477495948982" calcext:value-type="float">
            <text:p>5.0847749595</text:p>
          </table:table-cell>
          <table:table-cell office:value-type="float" office:value="5.03954115726481" calcext:value-type="float">
            <text:p>5.0395411573</text:p>
          </table:table-cell>
          <table:table-cell office:value-type="float" office:value="4.99510795330927" calcext:value-type="float">
            <text:p>4.9951079533</text:p>
          </table:table-cell>
          <table:table-cell office:value-type="float" office:value="4.95145427924768" calcext:value-type="float">
            <text:p>4.9514542792</text:p>
          </table:table-cell>
          <table:table-cell office:value-type="float" office:value="4.90855979951761" calcext:value-type="float">
            <text:p>4.9085597995</text:p>
          </table:table-cell>
          <table:table-cell office:value-type="float" office:value="4.86640487978287" calcext:value-type="float">
            <text:p>4.8664048798</text:p>
          </table:table-cell>
          <table:table-cell office:value-type="float" office:value="4.82497055696668" calcext:value-type="float">
            <text:p>4.824970557</text:p>
          </table:table-cell>
          <table:table-cell office:value-type="float" office:value="4.78423851080839" calcext:value-type="float">
            <text:p>4.7842385108</text:p>
          </table:table-cell>
          <table:table-cell office:value-type="float" office:value="4.74407540141923" calcext:value-type="float">
            <text:p>4.7440754014</text:p>
          </table:table-cell>
          <table:table-cell office:value-type="float" office:value="4.70469634899315" calcext:value-type="float">
            <text:p>4.704696349</text:p>
          </table:table-cell>
          <table:table-cell office:value-type="float" office:value="4.66596818999559" calcext:value-type="float">
            <text:p>4.66596819</text:p>
          </table:table-cell>
          <table:table-cell office:value-type="float" office:value="4.62787491885045" calcext:value-type="float">
            <text:p>4.6278749189</text:p>
          </table:table-cell>
          <table:table-cell office:value-type="float" office:value="4.59115107125103" calcext:value-type="float">
            <text:p>4.5911510713</text:p>
          </table:table-cell>
          <table:table-cell office:value-type="float" office:value="4.55501954377418" calcext:value-type="float">
            <text:p>4.5550195438</text:p>
          </table:table-cell>
          <table:table-cell office:value-type="float" office:value="4.51987269382942" calcext:value-type="float">
            <text:p>4.5198726938</text:p>
          </table:table-cell>
          <table:table-cell office:value-type="float" office:value="4.48432939933355" calcext:value-type="float">
            <text:p>4.4843293993</text:p>
          </table:table-cell>
          <table:table-cell office:value-type="float" office:value="4.44934584175886" calcext:value-type="float">
            <text:p>4.4493458418</text:p>
          </table:table-cell>
          <table:table-cell office:value-type="float" office:value="4.41490890227129" calcext:value-type="float">
            <text:p>4.4149089023</text:p>
          </table:table-cell>
          <table:table-cell office:value-type="float" office:value="4.38154403996006" calcext:value-type="float">
            <text:p>4.38154404</text:p>
          </table:table-cell>
          <table:table-cell office:value-type="float" office:value="4.34908341888866" calcext:value-type="float">
            <text:p>4.3490834189</text:p>
          </table:table-cell>
          <table:table-cell office:value-type="float" office:value="4.31620047360974" calcext:value-type="float">
            <text:p>4.3162004736</text:p>
          </table:table-cell>
          <table:table-cell office:value-type="float" office:value="4.2840589308865" calcext:value-type="float">
            <text:p>4.2840589309</text:p>
          </table:table-cell>
          <table:table-cell office:value-type="float" office:value="4.25268135745218" calcext:value-type="float">
            <text:p>4.2526813575</text:p>
          </table:table-cell>
          <table:table-cell office:value-type="float" office:value="4.22215137195388" calcext:value-type="float">
            <text:p>4.222151372</text:p>
          </table:table-cell>
          <table:table-cell office:value-type="float" office:value="4.19142074574787" calcext:value-type="float">
            <text:p>4.1914207457</text:p>
          </table:table-cell>
          <table:table-cell office:value-type="float" office:value="4.16141648779474" calcext:value-type="float">
            <text:p>4.1614164878</text:p>
          </table:table-cell>
          <table:table-cell office:value-type="float" office:value="4.13185024820588" calcext:value-type="float">
            <text:p>4.1318502482</text:p>
          </table:table-cell>
          <table:table-cell office:value-type="float" office:value="4.1024420350605" calcext:value-type="float">
            <text:p>4.1024420351</text:p>
          </table:table-cell>
          <table:table-cell office:value-type="float" office:value="4.07409110891387" calcext:value-type="float">
            <text:p>4.0740911089</text:p>
          </table:table-cell>
          <table:table-cell office:value-type="float" office:value="4.04614519599791" calcext:value-type="float">
            <text:p>4.046145196</text:p>
          </table:table-cell>
          <table:table-cell office:value-type="float" office:value="4.01797052676489" calcext:value-type="float">
            <text:p>4.0179705268</text:p>
          </table:table-cell>
          <table:table-cell office:value-type="float" office:value="3.9901926838591" calcext:value-type="float">
            <text:p>3.9901926839</text:p>
          </table:table-cell>
          <table:table-cell office:value-type="float" office:value="3.9628033422527" calcext:value-type="float">
            <text:p>3.9628033423</text:p>
          </table:table-cell>
          <table:table-cell office:value-type="float" office:value="3.9357944081686" calcext:value-type="float">
            <text:p>3.9357944082</text:p>
          </table:table-cell>
          <table:table-cell office:value-type="float" office:value="3.90915801110636" calcext:value-type="float">
            <text:p>3.9091580111</text:p>
          </table:table-cell>
          <table:table-cell office:value-type="float" office:value="3.88286289880349" calcext:value-type="float">
            <text:p>3.8828628988</text:p>
          </table:table-cell>
          <table:table-cell office:value-type="float" office:value="3.85723202570328" calcext:value-type="float">
            <text:p>3.8572320257</text:p>
          </table:table-cell>
          <table:table-cell office:value-type="float" office:value="3.83194751575307" calcext:value-type="float">
            <text:p>3.8319475158</text:p>
          </table:table-cell>
          <table:table-cell office:value-type="float" office:value="3.80700239519817" calcext:value-type="float">
            <text:p>3.8070023952</text:p>
          </table:table-cell>
          <table:table-cell office:value-type="float" office:value="3.78188166865637" calcext:value-type="float">
            <text:p>3.7818816687</text:p>
          </table:table-cell>
          <table:table-cell office:value-type="float" office:value="3.75793871127625" calcext:value-type="float">
            <text:p>3.7579387113</text:p>
          </table:table-cell>
          <table:table-cell office:value-type="float" office:value="3.73471467734517" calcext:value-type="float">
            <text:p>3.7347146773</text:p>
          </table:table-cell>
          <table:table-cell office:value-type="float" office:value="3.71076276190428" calcext:value-type="float">
            <text:p>3.7107627619</text:p>
          </table:table-cell>
          <table:table-cell office:value-type="float" office:value="3.68691945444988" calcext:value-type="float">
            <text:p>3.6869194544</text:p>
          </table:table-cell>
          <table:table-cell office:value-type="float" office:value="3.66338380257555" calcext:value-type="float">
            <text:p>3.6633838026</text:p>
          </table:table-cell>
          <table:table-cell office:value-type="float" office:value="3.64034975009037" calcext:value-type="float">
            <text:p>3.6403497501</text:p>
          </table:table-cell>
          <table:table-cell office:value-type="float" office:value="3.61763106909707" calcext:value-type="float">
            <text:p>3.6176310691</text:p>
          </table:table-cell>
          <table:table-cell office:value-type="float" office:value="3.59543619944533" calcext:value-type="float">
            <text:p>3.5954361994</text:p>
          </table:table-cell>
          <table:table-cell office:value-type="float" office:value="3.57384014347825" calcext:value-type="float">
            <text:p>3.5738401435</text:p>
          </table:table-cell>
          <table:table-cell office:value-type="float" office:value="3.5519631227949" calcext:value-type="float">
            <text:p>3.5519631228</text:p>
          </table:table-cell>
          <table:table-cell office:value-type="float" office:value="3.53033646746629" calcext:value-type="float">
            <text:p>3.5303364675</text:p>
          </table:table-cell>
          <table:table-cell office:value-type="float" office:value="3.50897680788247" calcext:value-type="float">
            <text:p>3.5089768079</text:p>
          </table:table-cell>
          <table:table-cell office:value-type="float" office:value="3.48790036632578" calcext:value-type="float">
            <text:p>3.4879003663</text:p>
          </table:table-cell>
          <table:table-cell office:value-type="float" office:value="3.46730854497088" calcext:value-type="float">
            <text:p>3.467308545</text:p>
          </table:table-cell>
          <table:table-cell office:value-type="float" office:value="3.44696632145059" calcext:value-type="float">
            <text:p>3.4469663215</text:p>
          </table:table-cell>
          <table:table-cell office:value-type="float" office:value="3.42686918496065" calcext:value-type="float">
            <text:p>3.426869185</text:p>
          </table:table-cell>
          <table:table-cell office:value-type="float" office:value="3.40703837878168" calcext:value-type="float">
            <text:p>3.4070383788</text:p>
          </table:table-cell>
          <table:table-cell office:value-type="float" office:value="3.38685933296001" calcext:value-type="float">
            <text:p>3.386859333</text:p>
          </table:table-cell>
          <table:table-cell office:value-type="float" office:value="3.36706381967237" calcext:value-type="float">
            <text:p>3.3670638197</text:p>
          </table:table-cell>
          <table:table-cell office:value-type="float" office:value="3.34790957169855" calcext:value-type="float">
            <text:p>3.3479095717</text:p>
          </table:table-cell>
          <table:table-cell office:value-type="float" office:value="3.32927655256978" calcext:value-type="float">
            <text:p>3.3292765526</text:p>
          </table:table-cell>
          <table:table-cell office:value-type="float" office:value="3.30994375224612" calcext:value-type="float">
            <text:p>3.3099437522</text:p>
          </table:table-cell>
          <table:table-cell office:value-type="float" office:value="3.29252136249726" calcext:value-type="float">
            <text:p>3.2925213625</text:p>
          </table:table-cell>
          <table:table-cell office:value-type="float" office:value="3.27426046129367" calcext:value-type="float">
            <text:p>3.2742604613</text:p>
          </table:table-cell>
          <table:table-cell office:value-type="float" office:value="3.25685260467915" calcext:value-type="float">
            <text:p>3.2568526047</text:p>
          </table:table-cell>
          <table:table-cell office:value-type="float" office:value="3.2390018771132" calcext:value-type="float">
            <text:p>3.2390018771</text:p>
          </table:table-cell>
          <table:table-cell office:value-type="float" office:value="3.22072522750748" calcext:value-type="float">
            <text:p>3.2207252275</text:p>
          </table:table-cell>
          <table:table-cell office:value-type="float" office:value="3.2026539335153" calcext:value-type="float">
            <text:p>3.2026539335</text:p>
          </table:table-cell>
          <table:table-cell office:value-type="float" office:value="3.18517272066965" calcext:value-type="float">
            <text:p>3.1851727207</text:p>
          </table:table-cell>
          <table:table-cell office:value-type="float" office:value="3.16769339118775" calcext:value-type="float">
            <text:p>3.1676933912</text:p>
          </table:table-cell>
          <table:table-cell office:value-type="float" office:value="3.15145135893673" calcext:value-type="float">
            <text:p>3.1514513589</text:p>
          </table:table-cell>
          <table:table-cell office:value-type="float" office:value="3.13452070100239" calcext:value-type="float">
            <text:p>3.134520701</text:p>
          </table:table-cell>
          <table:table-cell office:value-type="float" office:value="3.11760470489816" calcext:value-type="float">
            <text:p>3.1176047049</text:p>
          </table:table-cell>
          <table:table-cell office:value-type="float" office:value="3.1032619086455" calcext:value-type="float">
            <text:p>3.1032619086</text:p>
          </table:table-cell>
          <table:table-cell office:value-type="float" office:value="3.08651361991498" calcext:value-type="float">
            <text:p>3.0865136199</text:p>
          </table:table-cell>
          <table:table-cell office:value-type="float" office:value="3.07014213586892" calcext:value-type="float">
            <text:p>3.0701421359</text:p>
          </table:table-cell>
          <table:table-cell office:value-type="float" office:value="3.05375008430544" calcext:value-type="float">
            <text:p>3.0537500843</text:p>
          </table:table-cell>
          <table:table-cell office:value-type="float" office:value="3.03752819501073" calcext:value-type="float">
            <text:p>3.037528195</text:p>
          </table:table-cell>
          <table:table-cell office:value-type="float" office:value="3.02266236093" calcext:value-type="float">
            <text:p>3.0226623609</text:p>
          </table:table-cell>
          <table:table-cell office:value-type="float" office:value="3.00677484796143" calcext:value-type="float">
            <text:p>3.006774848</text:p>
          </table:table-cell>
          <table:table-cell office:value-type="float" office:value="2.99222568935301" calcext:value-type="float">
            <text:p>2.9922256894</text:p>
          </table:table-cell>
          <table:table-cell office:value-type="float" office:value="2.97911140422536" calcext:value-type="float">
            <text:p>2.9791114042</text:p>
          </table:table-cell>
          <table:table-cell office:value-type="float" office:value="2.96369650004233" calcext:value-type="float">
            <text:p>2.9636965</text:p>
          </table:table-cell>
          <table:table-cell office:value-type="float" office:value="2.94844051239727" calcext:value-type="float">
            <text:p>2.9484405124</text:p>
          </table:table-cell>
          <table:table-cell office:value-type="float" office:value="2.93334099642036" calcext:value-type="float">
            <text:p>2.9333409964</text:p>
          </table:table-cell>
          <table:table-cell office:value-type="float" office:value="2.91837497092842" calcext:value-type="float">
            <text:p>2.9183749709</text:p>
          </table:table-cell>
          <table:table-cell office:value-type="float" office:value="2.90358136649173" calcext:value-type="float">
            <text:p>2.9035813665</text:p>
          </table:table-cell>
          <table:table-cell office:value-type="float" office:value="2.89042959394372" calcext:value-type="float">
            <text:p>2.8904295939</text:p>
          </table:table-cell>
          <table:table-cell office:value-type="float" office:value="2.87610026640595" calcext:value-type="float">
            <text:p>2.8761002664</text:p>
          </table:table-cell>
          <table:table-cell office:value-type="float" office:value="2.86191423214356" calcext:value-type="float">
            <text:p>2.8619142321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2.4719683864445" calcext:value-type="float">
            <text:p>32.4719683864</text:p>
          </table:table-cell>
          <table:table-cell office:value-type="string" calcext:value-type="string">
            <text:p><text:s/>global min</text:p>
          </table:table-cell>
          <table:table-cell office:value-type="float" office:value="-35.0320316055329" calcext:value-type="float">
            <text:p>-35.0320316055</text:p>
          </table:table-cell>
          <table:table-cell office:value-type="string" calcext:value-type="string">
            <text:p><text:s/>range</text:p>
          </table:table-cell>
          <table:table-cell office:value-type="float" office:value="67.5039999919774" calcext:value-type="float">
            <text:p>67.503999992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2.713840920569" calcext:value-type="float">
            <text:p>12.7138409206</text:p>
          </table:table-cell>
          <table:table-cell office:value-type="float" office:value="27.7738194150539" calcext:value-type="float">
            <text:p>27.7738194151</text:p>
          </table:table-cell>
          <table:table-cell office:value-type="float" office:value="18.5218841452747" calcext:value-type="float">
            <text:p>18.5218841453</text:p>
          </table:table-cell>
          <table:table-cell office:value-type="float" office:value="15.7484434320189" calcext:value-type="float">
            <text:p>15.748443432</text:p>
          </table:table-cell>
          <table:table-cell office:value-type="float" office:value="12.7441395359813" calcext:value-type="float">
            <text:p>12.744139536</text:p>
          </table:table-cell>
          <table:table-cell office:value-type="float" office:value="10.642371249208" calcext:value-type="float">
            <text:p>10.6423712492</text:p>
          </table:table-cell>
          <table:table-cell office:value-type="float" office:value="9.2523423841768" calcext:value-type="float">
            <text:p>9.2523423842</text:p>
          </table:table-cell>
          <table:table-cell office:value-type="float" office:value="8.13628318442641" calcext:value-type="float">
            <text:p>8.1362831844</text:p>
          </table:table-cell>
          <table:table-cell office:value-type="float" office:value="10.0899967643378" calcext:value-type="float">
            <text:p>10.0899967643</text:p>
          </table:table-cell>
          <table:table-cell office:value-type="float" office:value="9.15368948308712" calcext:value-type="float">
            <text:p>9.1536894831</text:p>
          </table:table-cell>
          <table:table-cell office:value-type="float" office:value="10.3554083618705" calcext:value-type="float">
            <text:p>10.3554083619</text:p>
          </table:table-cell>
          <table:table-cell office:value-type="float" office:value="11.4339186014192" calcext:value-type="float">
            <text:p>11.4339186014</text:p>
          </table:table-cell>
          <table:table-cell office:value-type="float" office:value="11.9976990441183" calcext:value-type="float">
            <text:p>11.9976990441</text:p>
          </table:table-cell>
          <table:table-cell office:value-type="float" office:value="14.4463055388748" calcext:value-type="float">
            <text:p>14.4463055389</text:p>
          </table:table-cell>
          <table:table-cell office:value-type="float" office:value="13.8064730433225" calcext:value-type="float">
            <text:p>13.8064730433</text:p>
          </table:table-cell>
          <table:table-cell office:value-type="float" office:value="13.6801700712184" calcext:value-type="float">
            <text:p>13.6801700712</text:p>
          </table:table-cell>
          <table:table-cell office:value-type="float" office:value="15.7336202243425" calcext:value-type="float">
            <text:p>15.7336202243</text:p>
          </table:table-cell>
          <table:table-cell office:value-type="float" office:value="16.8401722381228" calcext:value-type="float">
            <text:p>16.8401722381</text:p>
          </table:table-cell>
          <table:table-cell office:value-type="float" office:value="18.4484367738175" calcext:value-type="float">
            <text:p>18.4484367738</text:p>
          </table:table-cell>
          <table:table-cell office:value-type="float" office:value="17.7164631582248" calcext:value-type="float">
            <text:p>17.7164631582</text:p>
          </table:table-cell>
          <table:table-cell office:value-type="float" office:value="18.4045232901988" calcext:value-type="float">
            <text:p>18.4045232902</text:p>
          </table:table-cell>
          <table:table-cell office:value-type="float" office:value="17.5826753581977" calcext:value-type="float">
            <text:p>17.5826753582</text:p>
          </table:table-cell>
          <table:table-cell office:value-type="float" office:value="16.8668360887548" calcext:value-type="float">
            <text:p>16.8668360888</text:p>
          </table:table-cell>
          <table:table-cell office:value-type="float" office:value="16.1696149940293" calcext:value-type="float">
            <text:p>16.169614994</text:p>
          </table:table-cell>
          <table:table-cell office:value-type="float" office:value="15.5593171620277" calcext:value-type="float">
            <text:p>15.559317162</text:p>
          </table:table-cell>
          <table:table-cell office:value-type="float" office:value="14.9660176486936" calcext:value-type="float">
            <text:p>14.9660176487</text:p>
          </table:table-cell>
          <table:table-cell office:value-type="float" office:value="14.4455047429638" calcext:value-type="float">
            <text:p>14.445504743</text:p>
          </table:table-cell>
          <table:table-cell office:value-type="float" office:value="13.9776440281698" calcext:value-type="float">
            <text:p>13.9776440282</text:p>
          </table:table-cell>
          <table:table-cell office:value-type="float" office:value="13.496542034623" calcext:value-type="float">
            <text:p>13.4965420346</text:p>
          </table:table-cell>
          <table:table-cell office:value-type="float" office:value="13.2082845703219" calcext:value-type="float">
            <text:p>13.2082845703</text:p>
          </table:table-cell>
          <table:table-cell office:value-type="float" office:value="14.3169537179558" calcext:value-type="float">
            <text:p>14.316953718</text:p>
          </table:table-cell>
          <table:table-cell office:value-type="float" office:value="13.8980542015819" calcext:value-type="float">
            <text:p>13.8980542016</text:p>
          </table:table-cell>
          <table:table-cell office:value-type="float" office:value="13.4776794141192" calcext:value-type="float">
            <text:p>13.4776794141</text:p>
          </table:table-cell>
          <table:table-cell office:value-type="float" office:value="13.1081055841154" calcext:value-type="float">
            <text:p>13.1081055841</text:p>
          </table:table-cell>
          <table:table-cell office:value-type="float" office:value="12.7343221735782" calcext:value-type="float">
            <text:p>12.7343221736</text:p>
          </table:table-cell>
          <table:table-cell office:value-type="float" office:value="12.4116568954513" calcext:value-type="float">
            <text:p>12.4116568955</text:p>
          </table:table-cell>
          <table:table-cell office:value-type="float" office:value="13.8453452501424" calcext:value-type="float">
            <text:p>13.8453452501</text:p>
          </table:table-cell>
          <table:table-cell office:value-type="float" office:value="14.0888715921929" calcext:value-type="float">
            <text:p>14.0888715922</text:p>
          </table:table-cell>
          <table:table-cell office:value-type="float" office:value="13.8252842298793" calcext:value-type="float">
            <text:p>13.8252842299</text:p>
          </table:table-cell>
          <table:table-cell office:value-type="float" office:value="13.4813853991896" calcext:value-type="float">
            <text:p>13.4813853992</text:p>
          </table:table-cell>
          <table:table-cell office:value-type="float" office:value="13.6047384774574" calcext:value-type="float">
            <text:p>13.6047384775</text:p>
          </table:table-cell>
          <table:table-cell office:value-type="float" office:value="13.3025344468986" calcext:value-type="float">
            <text:p>13.3025344469</text:p>
          </table:table-cell>
          <table:table-cell office:value-type="float" office:value="12.9932329868807" calcext:value-type="float">
            <text:p>12.9932329869</text:p>
          </table:table-cell>
          <table:table-cell office:value-type="float" office:value="12.7285096173772" calcext:value-type="float">
            <text:p>12.7285096174</text:p>
          </table:table-cell>
          <table:table-cell office:value-type="float" office:value="12.4457109962383" calcext:value-type="float">
            <text:p>12.4457109962</text:p>
          </table:table-cell>
          <table:table-cell office:value-type="float" office:value="12.1752079673228" calcext:value-type="float">
            <text:p>12.1752079673</text:p>
          </table:table-cell>
          <table:table-cell office:value-type="float" office:value="11.9167075045141" calcext:value-type="float">
            <text:p>11.9167075045</text:p>
          </table:table-cell>
          <table:table-cell office:value-type="float" office:value="11.6689778943224" calcext:value-type="float">
            <text:p>11.6689778943</text:p>
          </table:table-cell>
          <table:table-cell office:value-type="float" office:value="11.4335605865881" calcext:value-type="float">
            <text:p>11.4335605866</text:p>
          </table:table-cell>
          <table:table-cell office:value-type="float" office:value="11.2075599711632" calcext:value-type="float">
            <text:p>11.2075599712</text:p>
          </table:table-cell>
          <table:table-cell office:value-type="float" office:value="10.9936358723741" calcext:value-type="float">
            <text:p>10.9936358724</text:p>
          </table:table-cell>
          <table:table-cell office:value-type="float" office:value="10.7902881125046" calcext:value-type="float">
            <text:p>10.7902881125</text:p>
          </table:table-cell>
          <table:table-cell office:value-type="float" office:value="10.5923096751539" calcext:value-type="float">
            <text:p>10.5923096752</text:p>
          </table:table-cell>
          <table:table-cell office:value-type="float" office:value="11.1607391597261" calcext:value-type="float">
            <text:p>11.1607391597</text:p>
          </table:table-cell>
          <table:table-cell office:value-type="float" office:value="11.9673509390041" calcext:value-type="float">
            <text:p>11.967350939</text:p>
          </table:table-cell>
          <table:table-cell office:value-type="float" office:value="11.7575472454863" calcext:value-type="float">
            <text:p>11.7575472455</text:p>
          </table:table-cell>
          <table:table-cell office:value-type="float" office:value="11.5586350544981" calcext:value-type="float">
            <text:p>11.5586350545</text:p>
          </table:table-cell>
          <table:table-cell office:value-type="float" office:value="11.442948555379" calcext:value-type="float">
            <text:p>11.4429485554</text:p>
          </table:table-cell>
          <table:table-cell office:value-type="float" office:value="11.2512634919886" calcext:value-type="float">
            <text:p>11.251263492</text:p>
          </table:table-cell>
          <table:table-cell office:value-type="float" office:value="11.0686996160041" calcext:value-type="float">
            <text:p>11.068699616</text:p>
          </table:table-cell>
          <table:table-cell office:value-type="float" office:value="10.8925548483019" calcext:value-type="float">
            <text:p>10.8925548483</text:p>
          </table:table-cell>
          <table:table-cell office:value-type="float" office:value="10.7236354533158" calcext:value-type="float">
            <text:p>10.7236354533</text:p>
          </table:table-cell>
          <table:table-cell office:value-type="float" office:value="10.5600785788054" calcext:value-type="float">
            <text:p>10.5600785788</text:p>
          </table:table-cell>
          <table:table-cell office:value-type="float" office:value="10.3971637543763" calcext:value-type="float">
            <text:p>10.3971637544</text:p>
          </table:table-cell>
          <table:table-cell office:value-type="float" office:value="10.2405665289552" calcext:value-type="float">
            <text:p>10.240566529</text:p>
          </table:table-cell>
          <table:table-cell office:value-type="float" office:value="10.0887146740014" calcext:value-type="float">
            <text:p>10.088714674</text:p>
          </table:table-cell>
          <table:table-cell office:value-type="float" office:value="9.94705633497945" calcext:value-type="float">
            <text:p>9.947056335</text:p>
          </table:table-cell>
          <table:table-cell office:value-type="float" office:value="9.81204317558978" calcext:value-type="float">
            <text:p>9.8120431756</text:p>
          </table:table-cell>
          <table:table-cell office:value-type="float" office:value="9.67021191529592" calcext:value-type="float">
            <text:p>9.6702119153</text:p>
          </table:table-cell>
          <table:table-cell office:value-type="float" office:value="9.5321027688792" calcext:value-type="float">
            <text:p>9.5321027689</text:p>
          </table:table-cell>
          <table:table-cell office:value-type="float" office:value="9.40863880729615" calcext:value-type="float">
            <text:p>9.4086388073</text:p>
          </table:table-cell>
          <table:table-cell office:value-type="float" office:value="9.27796326830593" calcext:value-type="float">
            <text:p>9.2779632683</text:p>
          </table:table-cell>
          <table:table-cell office:value-type="float" office:value="9.16136324403437" calcext:value-type="float">
            <text:p>9.161363244</text:p>
          </table:table-cell>
          <table:table-cell office:value-type="float" office:value="9.05048121694118" calcext:value-type="float">
            <text:p>9.0504812169</text:p>
          </table:table-cell>
          <table:table-cell office:value-type="float" office:value="8.92984242293031" calcext:value-type="float">
            <text:p>8.9298424229</text:p>
          </table:table-cell>
          <table:table-cell office:value-type="float" office:value="8.81237833402498" calcext:value-type="float">
            <text:p>8.812378334</text:p>
          </table:table-cell>
          <table:table-cell office:value-type="float" office:value="8.71034865746802" calcext:value-type="float">
            <text:p>8.7103486575</text:p>
          </table:table-cell>
          <table:table-cell office:value-type="float" office:value="8.59867752083381" calcext:value-type="float">
            <text:p>8.5986775208</text:p>
          </table:table-cell>
          <table:table-cell office:value-type="float" office:value="8.48983350158275" calcext:value-type="float">
            <text:p>8.4898335016</text:p>
          </table:table-cell>
          <table:table-cell office:value-type="float" office:value="8.38371058281297" calcext:value-type="float">
            <text:p>8.3837105828</text:p>
          </table:table-cell>
          <table:table-cell office:value-type="float" office:value="8.28020798302515" calcext:value-type="float">
            <text:p>8.280207983</text:p>
          </table:table-cell>
          <table:table-cell office:value-type="float" office:value="8.17944951500919" calcext:value-type="float">
            <text:p>8.179449515</text:p>
          </table:table-cell>
          <table:table-cell office:value-type="float" office:value="8.08111896188518" calcext:value-type="float">
            <text:p>8.0811189619</text:p>
          </table:table-cell>
          <table:table-cell office:value-type="float" office:value="7.98512961240698" calcext:value-type="float">
            <text:p>7.9851296124</text:p>
          </table:table-cell>
          <table:table-cell office:value-type="float" office:value="7.90243506683912" calcext:value-type="float">
            <text:p>7.9024350668</text:p>
          </table:table-cell>
          <table:table-cell office:value-type="float" office:value="7.8112053373934" calcext:value-type="float">
            <text:p>7.8112053374</text:p>
          </table:table-cell>
          <table:table-cell office:value-type="float" office:value="7.72207284310735" calcext:value-type="float">
            <text:p>7.7220728431</text:p>
          </table:table-cell>
          <table:table-cell office:value-type="float" office:value="7.63496608732781" calcext:value-type="float">
            <text:p>7.6349660873</text:p>
          </table:table-cell>
          <table:table-cell office:value-type="float" office:value="7.54981678673432" calcext:value-type="float">
            <text:p>7.5498167867</text:p>
          </table:table-cell>
          <table:table-cell office:value-type="float" office:value="7.46655969282069" calcext:value-type="float">
            <text:p>7.4665596928</text:p>
          </table:table-cell>
          <table:table-cell office:value-type="float" office:value="7.38470753801734" calcext:value-type="float">
            <text:p>7.384707538</text:p>
          </table:table-cell>
          <table:table-cell office:value-type="float" office:value="7.30463477788364" calcext:value-type="float">
            <text:p>7.3046347779</text:p>
          </table:table-cell>
          <table:table-cell office:value-type="float" office:value="7.23251618843898" calcext:value-type="float">
            <text:p>7.2325161884</text:p>
          </table:table-cell>
          <table:table-cell office:value-type="float" office:value="7.16003784982965" calcext:value-type="float">
            <text:p>7.1600378498</text:p>
          </table:table-cell>
          <table:table-cell office:value-type="float" office:value="7.08908537098051" calcext:value-type="float">
            <text:p>7.089085371</text:p>
          </table:table-cell>
          <table:table-cell office:value-type="float" office:value="7.01524073169946" calcext:value-type="float">
            <text:p>7.0152407317</text:p>
          </table:table-cell>
          <table:table-cell office:value-type="float" office:value="6.9429186623005" calcext:value-type="float">
            <text:p>6.9429186623</text:p>
          </table:table-cell>
          <table:table-cell office:value-type="float" office:value="6.87225636580474" calcext:value-type="float">
            <text:p>6.8722563658</text:p>
          </table:table-cell>
          <table:table-cell office:value-type="float" office:value="6.80302159045032" calcext:value-type="float">
            <text:p>6.8030215905</text:p>
          </table:table-cell>
          <table:table-cell office:value-type="float" office:value="6.73524823669894" calcext:value-type="float">
            <text:p>6.7352482367</text:p>
          </table:table-cell>
          <table:table-cell office:value-type="float" office:value="6.67759398875133" calcext:value-type="float">
            <text:p>6.6775939888</text:p>
          </table:table-cell>
          <table:table-cell office:value-type="float" office:value="6.61268305096462" calcext:value-type="float">
            <text:p>6.612683051</text:p>
          </table:table-cell>
          <table:table-cell office:value-type="float" office:value="6.58675218508363" calcext:value-type="float">
            <text:p>6.5867521851</text:p>
          </table:table-cell>
          <table:table-cell office:value-type="float" office:value="6.53261123368031" calcext:value-type="float">
            <text:p>6.5326112337</text:p>
          </table:table-cell>
          <table:table-cell office:value-type="float" office:value="6.48151587309131" calcext:value-type="float">
            <text:p>6.4815158731</text:p>
          </table:table-cell>
          <table:table-cell office:value-type="float" office:value="6.43138457590965" calcext:value-type="float">
            <text:p>6.4313845759</text:p>
          </table:table-cell>
          <table:table-cell office:value-type="float" office:value="6.37192613129637" calcext:value-type="float">
            <text:p>6.3719261313</text:p>
          </table:table-cell>
          <table:table-cell office:value-type="float" office:value="6.31316465059283" calcext:value-type="float">
            <text:p>6.3131646506</text:p>
          </table:table-cell>
          <table:table-cell office:value-type="float" office:value="6.25548136219577" calcext:value-type="float">
            <text:p>6.2554813622</text:p>
          </table:table-cell>
          <table:table-cell office:value-type="float" office:value="6.19884686086047" calcext:value-type="float">
            <text:p>6.1988468609</text:p>
          </table:table-cell>
          <table:table-cell office:value-type="float" office:value="6.14362599726974" calcext:value-type="float">
            <text:p>6.1436259973</text:p>
          </table:table-cell>
          <table:table-cell office:value-type="float" office:value="6.09072169463345" calcext:value-type="float">
            <text:p>6.0907216946</text:p>
          </table:table-cell>
          <table:table-cell office:value-type="float" office:value="6.04211005095997" calcext:value-type="float">
            <text:p>6.042110051</text:p>
          </table:table-cell>
          <table:table-cell office:value-type="float" office:value="5.99749586840014" calcext:value-type="float">
            <text:p>5.9974958684</text:p>
          </table:table-cell>
          <table:table-cell office:value-type="float" office:value="5.94536609272818" calcext:value-type="float">
            <text:p>5.9453660927</text:p>
          </table:table-cell>
          <table:table-cell office:value-type="float" office:value="5.89411293675639" calcext:value-type="float">
            <text:p>5.8941129368</text:p>
          </table:table-cell>
          <table:table-cell office:value-type="float" office:value="5.8437359031089" calcext:value-type="float">
            <text:p>5.8437359031</text:p>
          </table:table-cell>
          <table:table-cell office:value-type="float" office:value="5.79423451127006" calcext:value-type="float">
            <text:p>5.7942345113</text:p>
          </table:table-cell>
          <table:table-cell office:value-type="float" office:value="5.74556507559657" calcext:value-type="float">
            <text:p>5.7455650756</text:p>
          </table:table-cell>
          <table:table-cell office:value-type="float" office:value="5.69768536663327" calcext:value-type="float">
            <text:p>5.6976853666</text:p>
          </table:table-cell>
          <table:table-cell office:value-type="float" office:value="5.65059705781812" calcext:value-type="float">
            <text:p>5.6505970578</text:p>
          </table:table-cell>
          <table:table-cell office:value-type="float" office:value="5.60430176772228" calcext:value-type="float">
            <text:p>5.6043017677</text:p>
          </table:table-cell>
          <table:table-cell office:value-type="float" office:value="5.55873833871641" calcext:value-type="float">
            <text:p>5.5587383387</text:p>
          </table:table-cell>
          <table:table-cell office:value-type="float" office:value="5.51390980372676" calcext:value-type="float">
            <text:p>5.5139098037</text:p>
          </table:table-cell>
          <table:table-cell office:value-type="float" office:value="5.46981909862595" calcext:value-type="float">
            <text:p>5.4698190986</text:p>
          </table:table-cell>
          <table:table-cell office:value-type="float" office:value="5.43248848273592" calcext:value-type="float">
            <text:p>5.4324884827</text:p>
          </table:table-cell>
          <table:table-cell office:value-type="float" office:value="5.3954367935162" calcext:value-type="float">
            <text:p>5.3954367935</text:p>
          </table:table-cell>
          <table:table-cell office:value-type="float" office:value="5.35342567486151" calcext:value-type="float">
            <text:p>5.3534256749</text:p>
          </table:table-cell>
          <table:table-cell office:value-type="float" office:value="5.31192625102538" calcext:value-type="float">
            <text:p>5.311926251</text:p>
          </table:table-cell>
          <table:table-cell office:value-type="float" office:value="5.27966814264066" calcext:value-type="float">
            <text:p>5.2796681426</text:p>
          </table:table-cell>
          <table:table-cell office:value-type="float" office:value="5.23938496343062" calcext:value-type="float">
            <text:p>5.2393849634</text:p>
          </table:table-cell>
          <table:table-cell office:value-type="float" office:value="5.19971213542074" calcext:value-type="float">
            <text:p>5.1997121354</text:p>
          </table:table-cell>
          <table:table-cell office:value-type="float" office:value="5.1606358912907" calcext:value-type="float">
            <text:p>5.1606358913</text:p>
          </table:table-cell>
          <table:table-cell office:value-type="float" office:value="5.12925870731941" calcext:value-type="float">
            <text:p>5.1292587073</text:p>
          </table:table-cell>
          <table:table-cell office:value-type="float" office:value="5.10353107469333" calcext:value-type="float">
            <text:p>5.1035310747</text:p>
          </table:table-cell>
          <table:table-cell office:value-type="float" office:value="5.06619398013906" calcext:value-type="float">
            <text:p>5.0661939801</text:p>
          </table:table-cell>
          <table:table-cell office:value-type="float" office:value="5.02940195265858" calcext:value-type="float">
            <text:p>5.0294019527</text:p>
          </table:table-cell>
          <table:table-cell office:value-type="float" office:value="4.99314314296767" calcext:value-type="float">
            <text:p>4.993143143</text:p>
          </table:table-cell>
          <table:table-cell office:value-type="float" office:value="4.95740604276872" calcext:value-type="float">
            <text:p>4.9574060428</text:p>
          </table:table-cell>
          <table:table-cell office:value-type="float" office:value="4.92217947257261" calcext:value-type="float">
            <text:p>4.9221794726</text:p>
          </table:table-cell>
          <table:table-cell office:value-type="float" office:value="4.88745257003886" calcext:value-type="float">
            <text:p>4.88745257</text:p>
          </table:table-cell>
          <table:table-cell office:value-type="float" office:value="4.85842939346452" calcext:value-type="float">
            <text:p>4.8584293935</text:p>
          </table:table-cell>
          <table:table-cell office:value-type="float" office:value="4.83114032944825" calcext:value-type="float">
            <text:p>4.8311403294</text:p>
          </table:table-cell>
          <table:table-cell office:value-type="float" office:value="4.79776912032231" calcext:value-type="float">
            <text:p>4.7977691203</text:p>
          </table:table-cell>
          <table:table-cell office:value-type="float" office:value="4.76485820373604" calcext:value-type="float">
            <text:p>4.7648582037</text:p>
          </table:table-cell>
          <table:table-cell office:value-type="float" office:value="4.73239812162356" calcext:value-type="float">
            <text:p>4.7323981216</text:p>
          </table:table-cell>
          <table:table-cell office:value-type="float" office:value="4.70037967328131" calcext:value-type="float">
            <text:p>4.7003796733</text:p>
          </table:table-cell>
          <table:table-cell office:value-type="float" office:value="4.66879390667342" calcext:value-type="float">
            <text:p>4.6687939067</text:p>
          </table:table-cell>
          <table:table-cell office:value-type="float" office:value="4.63763211008711" calcext:value-type="float">
            <text:p>4.6376321101</text:p>
          </table:table-cell>
          <table:table-cell office:value-type="float" office:value="4.61308851761412" calcext:value-type="float">
            <text:p>4.6130885176</text:p>
          </table:table-cell>
          <table:table-cell office:value-type="float" office:value="4.58255529343207" calcext:value-type="float">
            <text:p>4.5825552934</text:p>
          </table:table-cell>
          <table:table-cell office:value-type="float" office:value="4.5524238221998" calcext:value-type="float">
            <text:p>4.5524238222</text:p>
          </table:table-cell>
          <table:table-cell office:value-type="float" office:value="4.52891839355234" calcext:value-type="float">
            <text:p>4.5289183936</text:p>
          </table:table-cell>
          <table:table-cell office:value-type="float" office:value="4.50677198944493" calcext:value-type="float">
            <text:p>4.5067719894</text:p>
          </table:table-cell>
          <table:table-cell office:value-type="float" office:value="4.47771263252029" calcext:value-type="float">
            <text:p>4.4777126325</text:p>
          </table:table-cell>
          <table:table-cell office:value-type="float" office:value="4.44917400164076" calcext:value-type="float">
            <text:p>4.4491740016</text:p>
          </table:table-cell>
          <table:table-cell office:value-type="float" office:value="4.42085169377124" calcext:value-type="float">
            <text:p>4.4208516938</text:p>
          </table:table-cell>
          <table:table-cell office:value-type="float" office:value="4.40026148287291" calcext:value-type="float">
            <text:p>4.4002614829</text:p>
          </table:table-cell>
          <table:table-cell office:value-type="float" office:value="4.37260305635249" calcext:value-type="float">
            <text:p>4.3726030564</text:p>
          </table:table-cell>
          <table:table-cell office:value-type="float" office:value="4.34529036016357" calcext:value-type="float">
            <text:p>4.3452903602</text:p>
          </table:table-cell>
          <table:table-cell office:value-type="float" office:value="4.31831695212606" calcext:value-type="float">
            <text:p>4.3183169521</text:p>
          </table:table-cell>
          <table:table-cell office:value-type="float" office:value="4.29167654912606" calcext:value-type="float">
            <text:p>4.2916765491</text:p>
          </table:table-cell>
          <table:table-cell office:value-type="float" office:value="4.26536302223649" calcext:value-type="float">
            <text:p>4.2653630222</text:p>
          </table:table-cell>
          <table:table-cell office:value-type="float" office:value="4.2393703920163" calcext:value-type="float">
            <text:p>4.239370392</text:p>
          </table:table-cell>
          <table:table-cell office:value-type="float" office:value="4.22045525122234" calcext:value-type="float">
            <text:p>4.2204552512</text:p>
          </table:table-cell>
          <table:table-cell office:value-type="float" office:value="4.20176800369096" calcext:value-type="float">
            <text:p>4.2017680037</text:p>
          </table:table-cell>
          <table:table-cell office:value-type="float" office:value="4.18359932326068" calcext:value-type="float">
            <text:p>4.1835993233</text:p>
          </table:table-cell>
          <table:table-cell office:value-type="float" office:value="4.15871225387297" calcext:value-type="float">
            <text:p>4.1587122539</text:p>
          </table:table-cell>
          <table:table-cell office:value-type="float" office:value="4.13411970601648" calcext:value-type="float">
            <text:p>4.134119706</text:p>
          </table:table-cell>
          <table:table-cell office:value-type="float" office:value="4.10981648225241" calcext:value-type="float">
            <text:p>4.1098164823</text:p>
          </table:table-cell>
          <table:table-cell office:value-type="float" office:value="4.08579750671951" calcext:value-type="float">
            <text:p>4.0857975067</text:p>
          </table:table-cell>
          <table:table-cell office:value-type="float" office:value="4.06205782159978" calcext:value-type="float">
            <text:p>4.0620578216</text:p>
          </table:table-cell>
          <table:table-cell office:value-type="float" office:value="4.03859258370686" calcext:value-type="float">
            <text:p>4.0385925837</text:p>
          </table:table-cell>
          <table:table-cell office:value-type="float" office:value="4.01539706119203" calcext:value-type="float">
            <text:p>4.0153970612</text:p>
          </table:table-cell>
          <table:table-cell office:value-type="float" office:value="3.99246663036308" calcext:value-type="float">
            <text:p>3.9924666304</text:p>
          </table:table-cell>
          <table:table-cell office:value-type="float" office:value="3.99217877374296" calcext:value-type="float">
            <text:p>3.9921787737</text:p>
          </table:table-cell>
          <table:table-cell office:value-type="float" office:value="3.96963862059258" calcext:value-type="float">
            <text:p>3.9696386206</text:p>
          </table:table-cell>
          <table:table-cell office:value-type="float" office:value="3.94735172758996" calcext:value-type="float">
            <text:p>3.9473517276</text:p>
          </table:table-cell>
          <table:table-cell office:value-type="float" office:value="3.92531385015161" calcext:value-type="float">
            <text:p>3.9253138502</text:p>
          </table:table-cell>
          <table:table-cell office:value-type="float" office:value="3.90352083801813" calcext:value-type="float">
            <text:p>3.903520838</text:p>
          </table:table-cell>
          <table:table-cell office:value-type="float" office:value="3.88196863264856" calcext:value-type="float">
            <text:p>3.8819686326</text:p>
          </table:table-cell>
          <table:table-cell office:value-type="float" office:value="3.86065326470063" calcext:value-type="float">
            <text:p>3.8606532647</text:p>
          </table:table-cell>
          <table:table-cell office:value-type="float" office:value="3.83957085159366" calcext:value-type="float">
            <text:p>3.8395708516</text:p>
          </table:table-cell>
          <table:table-cell office:value-type="float" office:value="3.8187175951509" calcext:value-type="float">
            <text:p>3.8187175952</text:p>
          </table:table-cell>
          <table:table-cell office:value-type="float" office:value="3.79808977931833" calcext:value-type="float">
            <text:p>3.7980897793</text:p>
          </table:table-cell>
          <table:table-cell office:value-type="float" office:value="3.78009056969972" calcext:value-type="float">
            <text:p>3.7800905697</text:p>
          </table:table-cell>
          <table:table-cell office:value-type="float" office:value="3.75988993385173" calcext:value-type="float">
            <text:p>3.7598899339</text:p>
          </table:table-cell>
          <table:table-cell office:value-type="float" office:value="3.7399041983851" calcext:value-type="float">
            <text:p>3.7399041984</text:p>
          </table:table-cell>
          <table:table-cell office:value-type="float" office:value="3.7232782817774" calcext:value-type="float">
            <text:p>3.7232782818</text:p>
          </table:table-cell>
          <table:table-cell office:value-type="float" office:value="3.70368208029437" calcext:value-type="float">
            <text:p>3.7036820803</text:p>
          </table:table-cell>
          <table:table-cell office:value-type="float" office:value="3.68741990165162" calcext:value-type="float">
            <text:p>3.6874199017</text:p>
          </table:table-cell>
          <table:table-cell office:value-type="float" office:value="3.66830841052696" calcext:value-type="float">
            <text:p>3.6683084105</text:p>
          </table:table-cell>
          <table:table-cell office:value-type="float" office:value="3.64939496594245" calcext:value-type="float">
            <text:p>3.6493949659</text:p>
          </table:table-cell>
          <table:table-cell office:value-type="float" office:value="3.63067650532273" calcext:value-type="float">
            <text:p>3.6306765053</text:p>
          </table:table-cell>
          <table:table-cell office:value-type="float" office:value="3.61215002891449" calcext:value-type="float">
            <text:p>3.6121500289</text:p>
          </table:table-cell>
          <table:table-cell office:value-type="float" office:value="3.59381259818389" calcext:value-type="float">
            <text:p>3.5938125982</text:p>
          </table:table-cell>
          <table:table-cell office:value-type="float" office:value="3.57556989463981" calcext:value-type="float">
            <text:p>3.5755698946</text:p>
          </table:table-cell>
          <table:table-cell office:value-type="float" office:value="3.55978538401161" calcext:value-type="float">
            <text:p>3.559785384</text:p>
          </table:table-cell>
          <table:table-cell office:value-type="float" office:value="3.54415951168118" calcext:value-type="float">
            <text:p>3.5441595117</text:p>
          </table:table-cell>
          <table:table-cell office:value-type="float" office:value="3.52701908869632" calcext:value-type="float">
            <text:p>3.5270190887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5.1605295047183" calcext:value-type="float">
            <text:p>15.1605295047</text:p>
          </table:table-cell>
          <table:table-cell office:value-type="string" calcext:value-type="string">
            <text:p><text:s/>global min</text:p>
          </table:table-cell>
          <table:table-cell office:value-type="float" office:value="-11.8533409508509" calcext:value-type="float">
            <text:p>-11.8533409509</text:p>
          </table:table-cell>
          <table:table-cell office:value-type="string" calcext:value-type="string">
            <text:p><text:s/>range</text:p>
          </table:table-cell>
          <table:table-cell office:value-type="float" office:value="27.0138704555691" calcext:value-type="float">
            <text:p>27.0138704556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20.6975156655591" calcext:value-type="float">
            <text:p>20.6975156656</text:p>
          </table:table-cell>
          <table:table-cell office:value-type="float" office:value="14.8816888060922" calcext:value-type="float">
            <text:p>14.8816888061</text:p>
          </table:table-cell>
          <table:table-cell office:value-type="float" office:value="15.4113810285066" calcext:value-type="float">
            <text:p>15.4113810285</text:p>
          </table:table-cell>
          <table:table-cell office:value-type="float" office:value="12.7932463947696" calcext:value-type="float">
            <text:p>12.7932463948</text:p>
          </table:table-cell>
          <table:table-cell office:value-type="float" office:value="12.7091445586071" calcext:value-type="float">
            <text:p>12.7091445586</text:p>
          </table:table-cell>
          <table:table-cell office:value-type="float" office:value="14.190342227125" calcext:value-type="float">
            <text:p>14.1903422271</text:p>
          </table:table-cell>
          <table:table-cell office:value-type="float" office:value="12.2237114881132" calcext:value-type="float">
            <text:p>12.2237114881</text:p>
          </table:table-cell>
          <table:table-cell office:value-type="float" office:value="11.8478825918556" calcext:value-type="float">
            <text:p>11.8478825919</text:p>
          </table:table-cell>
          <table:table-cell office:value-type="float" office:value="13.03303848089" calcext:value-type="float">
            <text:p>13.0330384809</text:p>
          </table:table-cell>
          <table:table-cell office:value-type="float" office:value="13.6705330900614" calcext:value-type="float">
            <text:p>13.6705330901</text:p>
          </table:table-cell>
          <table:table-cell office:value-type="float" office:value="12.7799249036843" calcext:value-type="float">
            <text:p>12.7799249037</text:p>
          </table:table-cell>
          <table:table-cell office:value-type="float" office:value="12.4628180424556" calcext:value-type="float">
            <text:p>12.4628180425</text:p>
          </table:table-cell>
          <table:table-cell office:value-type="float" office:value="12.5552118872447" calcext:value-type="float">
            <text:p>12.5552118872</text:p>
          </table:table-cell>
          <table:table-cell office:value-type="float" office:value="12.8202531959439" calcext:value-type="float">
            <text:p>12.8202531959</text:p>
          </table:table-cell>
          <table:table-cell office:value-type="float" office:value="12.7605476352938" calcext:value-type="float">
            <text:p>12.7605476353</text:p>
          </table:table-cell>
          <table:table-cell office:value-type="float" office:value="13.0192285977101" calcext:value-type="float">
            <text:p>13.0192285977</text:p>
          </table:table-cell>
          <table:table-cell office:value-type="float" office:value="13.6952843183836" calcext:value-type="float">
            <text:p>13.6952843184</text:p>
          </table:table-cell>
          <table:table-cell office:value-type="float" office:value="14.4169815400657" calcext:value-type="float">
            <text:p>14.4169815401</text:p>
          </table:table-cell>
          <table:table-cell office:value-type="float" office:value="14.385478748328" calcext:value-type="float">
            <text:p>14.3854787483</text:p>
          </table:table-cell>
          <table:table-cell office:value-type="float" office:value="14.4991460345066" calcext:value-type="float">
            <text:p>14.4991460345</text:p>
          </table:table-cell>
          <table:table-cell office:value-type="float" office:value="14.0769575950228" calcext:value-type="float">
            <text:p>14.076957595</text:p>
          </table:table-cell>
          <table:table-cell office:value-type="float" office:value="13.5946768571558" calcext:value-type="float">
            <text:p>13.5946768572</text:p>
          </table:table-cell>
          <table:table-cell office:value-type="float" office:value="13.364403309846" calcext:value-type="float">
            <text:p>13.3644033098</text:p>
          </table:table-cell>
          <table:table-cell office:value-type="float" office:value="13.2700826063413" calcext:value-type="float">
            <text:p>13.2700826063</text:p>
          </table:table-cell>
          <table:table-cell office:value-type="float" office:value="13.3659193171425" calcext:value-type="float">
            <text:p>13.3659193171</text:p>
          </table:table-cell>
          <table:table-cell office:value-type="float" office:value="13.1161912289167" calcext:value-type="float">
            <text:p>13.1161912289</text:p>
          </table:table-cell>
          <table:table-cell office:value-type="float" office:value="12.7168963478053" calcext:value-type="float">
            <text:p>12.7168963478</text:p>
          </table:table-cell>
          <table:table-cell office:value-type="float" office:value="12.3097848921741" calcext:value-type="float">
            <text:p>12.3097848922</text:p>
          </table:table-cell>
          <table:table-cell office:value-type="float" office:value="11.9188332359692" calcext:value-type="float">
            <text:p>11.918833236</text:p>
          </table:table-cell>
          <table:table-cell office:value-type="float" office:value="11.5654646477745" calcext:value-type="float">
            <text:p>11.5654646478</text:p>
          </table:table-cell>
          <table:table-cell office:value-type="float" office:value="11.2348940330118" calcext:value-type="float">
            <text:p>11.234894033</text:p>
          </table:table-cell>
          <table:table-cell office:value-type="float" office:value="11.4278015784876" calcext:value-type="float">
            <text:p>11.4278015785</text:p>
          </table:table-cell>
          <table:table-cell office:value-type="float" office:value="11.4193641814434" calcext:value-type="float">
            <text:p>11.4193641814</text:p>
          </table:table-cell>
          <table:table-cell office:value-type="float" office:value="11.1206489386091" calcext:value-type="float">
            <text:p>11.1206489386</text:p>
          </table:table-cell>
          <table:table-cell office:value-type="float" office:value="10.830692879284" calcext:value-type="float">
            <text:p>10.8306928793</text:p>
          </table:table-cell>
          <table:table-cell office:value-type="float" office:value="10.7518986667104" calcext:value-type="float">
            <text:p>10.7518986667</text:p>
          </table:table-cell>
          <table:table-cell office:value-type="float" office:value="10.4786823262933" calcext:value-type="float">
            <text:p>10.4786823263</text:p>
          </table:table-cell>
          <table:table-cell office:value-type="float" office:value="10.2376058332364" calcext:value-type="float">
            <text:p>10.2376058332</text:p>
          </table:table-cell>
          <table:table-cell office:value-type="float" office:value="10.1162162931399" calcext:value-type="float">
            <text:p>10.1162162931</text:p>
          </table:table-cell>
          <table:table-cell office:value-type="float" office:value="9.97832752478479" calcext:value-type="float">
            <text:p>9.9783275248</text:p>
          </table:table-cell>
          <table:table-cell office:value-type="float" office:value="9.76709455076882" calcext:value-type="float">
            <text:p>9.7670945508</text:p>
          </table:table-cell>
          <table:table-cell office:value-type="float" office:value="9.73980330870836" calcext:value-type="float">
            <text:p>9.7398033087</text:p>
          </table:table-cell>
          <table:table-cell office:value-type="float" office:value="9.54394219897398" calcext:value-type="float">
            <text:p>9.543942199</text:p>
          </table:table-cell>
          <table:table-cell office:value-type="float" office:value="9.32857247333581" calcext:value-type="float">
            <text:p>9.3285724733</text:p>
          </table:table-cell>
          <table:table-cell office:value-type="float" office:value="9.12841817535778" calcext:value-type="float">
            <text:p>9.1284181754</text:p>
          </table:table-cell>
          <table:table-cell office:value-type="float" office:value="9.02947895535625" calcext:value-type="float">
            <text:p>9.0294789554</text:p>
          </table:table-cell>
          <table:table-cell office:value-type="float" office:value="9.30320543629997" calcext:value-type="float">
            <text:p>9.3032054363</text:p>
          </table:table-cell>
          <table:table-cell office:value-type="float" office:value="9.28552637004343" calcext:value-type="float">
            <text:p>9.28552637</text:p>
          </table:table-cell>
          <table:table-cell office:value-type="float" office:value="9.10258969033488" calcext:value-type="float">
            <text:p>9.1025896903</text:p>
          </table:table-cell>
          <table:table-cell office:value-type="float" office:value="8.94689340833079" calcext:value-type="float">
            <text:p>8.9468934083</text:p>
          </table:table-cell>
          <table:table-cell office:value-type="float" office:value="8.77668866988441" calcext:value-type="float">
            <text:p>8.7766886699</text:p>
          </table:table-cell>
          <table:table-cell office:value-type="float" office:value="8.63324803373529" calcext:value-type="float">
            <text:p>8.6332480337</text:p>
          </table:table-cell>
          <table:table-cell office:value-type="float" office:value="8.47459996255319" calcext:value-type="float">
            <text:p>8.4745999626</text:p>
          </table:table-cell>
          <table:table-cell office:value-type="float" office:value="8.32361901999339" calcext:value-type="float">
            <text:p>8.32361902</text:p>
          </table:table-cell>
          <table:table-cell office:value-type="float" office:value="8.17422175191201" calcext:value-type="float">
            <text:p>8.1742217519</text:p>
          </table:table-cell>
          <table:table-cell office:value-type="float" office:value="8.03016010054782" calcext:value-type="float">
            <text:p>8.0301601005</text:p>
          </table:table-cell>
          <table:table-cell office:value-type="float" office:value="7.89115324396834" calcext:value-type="float">
            <text:p>7.891153244</text:p>
          </table:table-cell>
          <table:table-cell office:value-type="float" office:value="7.75564413105865" calcext:value-type="float">
            <text:p>7.7556441311</text:p>
          </table:table-cell>
          <table:table-cell office:value-type="float" office:value="7.64652771511071" calcext:value-type="float">
            <text:p>7.6465277151</text:p>
          </table:table-cell>
          <table:table-cell office:value-type="float" office:value="7.52021349104045" calcext:value-type="float">
            <text:p>7.520213491</text:p>
          </table:table-cell>
          <table:table-cell office:value-type="float" office:value="7.41503463733406" calcext:value-type="float">
            <text:p>7.4150346373</text:p>
          </table:table-cell>
          <table:table-cell office:value-type="float" office:value="7.30062487002745" calcext:value-type="float">
            <text:p>7.30062487</text:p>
          </table:table-cell>
          <table:table-cell office:value-type="float" office:value="7.18738127422866" calcext:value-type="float">
            <text:p>7.1873812742</text:p>
          </table:table-cell>
          <table:table-cell office:value-type="float" office:value="7.0801038959489" calcext:value-type="float">
            <text:p>7.0801038959</text:p>
          </table:table-cell>
          <table:table-cell office:value-type="float" office:value="6.97612736007775" calcext:value-type="float">
            <text:p>6.9761273601</text:p>
          </table:table-cell>
          <table:table-cell office:value-type="float" office:value="6.88716033060613" calcext:value-type="float">
            <text:p>6.8871603306</text:p>
          </table:table-cell>
          <table:table-cell office:value-type="float" office:value="6.80084903335755" calcext:value-type="float">
            <text:p>6.8008490334</text:p>
          </table:table-cell>
          <table:table-cell office:value-type="float" office:value="6.70183175743898" calcext:value-type="float">
            <text:p>6.7018317574</text:p>
          </table:table-cell>
          <table:table-cell office:value-type="float" office:value="6.60568454748906" calcext:value-type="float">
            <text:p>6.6056845475</text:p>
          </table:table-cell>
          <table:table-cell office:value-type="float" office:value="6.53156302973227" calcext:value-type="float">
            <text:p>6.5315630297</text:p>
          </table:table-cell>
          <table:table-cell office:value-type="float" office:value="6.45812940382239" calcext:value-type="float">
            <text:p>6.4581294038</text:p>
          </table:table-cell>
          <table:table-cell office:value-type="float" office:value="6.37269736754103" calcext:value-type="float">
            <text:p>6.3726973675</text:p>
          </table:table-cell>
          <table:table-cell office:value-type="float" office:value="6.34353054135869" calcext:value-type="float">
            <text:p>6.3435305414</text:p>
          </table:table-cell>
          <table:table-cell office:value-type="float" office:value="6.26215349437173" calcext:value-type="float">
            <text:p>6.2621534944</text:p>
          </table:table-cell>
          <table:table-cell office:value-type="float" office:value="6.19622845564851" calcext:value-type="float">
            <text:p>6.1962284556</text:p>
          </table:table-cell>
          <table:table-cell office:value-type="float" office:value="6.13203828636538" calcext:value-type="float">
            <text:p>6.1320382864</text:p>
          </table:table-cell>
          <table:table-cell office:value-type="float" office:value="6.05456088439575" calcext:value-type="float">
            <text:p>6.0545608844</text:p>
          </table:table-cell>
          <table:table-cell office:value-type="float" office:value="5.98087449859022" calcext:value-type="float">
            <text:p>5.9808744986</text:p>
          </table:table-cell>
          <table:table-cell office:value-type="float" office:value="5.90727201550305" calcext:value-type="float">
            <text:p>5.9072720155</text:p>
          </table:table-cell>
          <table:table-cell office:value-type="float" office:value="5.84990331018589" calcext:value-type="float">
            <text:p>5.8499033102</text:p>
          </table:table-cell>
          <table:table-cell office:value-type="float" office:value="5.7809718094128" calcext:value-type="float">
            <text:p>5.7809718094</text:p>
          </table:table-cell>
          <table:table-cell office:value-type="float" office:value="5.71372156475613" calcext:value-type="float">
            <text:p>5.7137215648</text:p>
          </table:table-cell>
          <table:table-cell office:value-type="float" office:value="5.6480918079225" calcext:value-type="float">
            <text:p>5.6480918079</text:p>
          </table:table-cell>
          <table:table-cell office:value-type="float" office:value="5.58402466434683" calcext:value-type="float">
            <text:p>5.5840246643</text:p>
          </table:table-cell>
          <table:table-cell office:value-type="float" office:value="5.52146498297293" calcext:value-type="float">
            <text:p>5.521464983</text:p>
          </table:table-cell>
          <table:table-cell office:value-type="float" office:value="5.46100177461655" calcext:value-type="float">
            <text:p>5.4610017746</text:p>
          </table:table-cell>
          <table:table-cell office:value-type="float" office:value="5.40192852507296" calcext:value-type="float">
            <text:p>5.4019285251</text:p>
          </table:table-cell>
          <table:table-cell office:value-type="float" office:value="5.35551769626679" calcext:value-type="float">
            <text:p>5.3555176963</text:p>
          </table:table-cell>
          <table:table-cell office:value-type="float" office:value="5.29967060811778" calcext:value-type="float">
            <text:p>5.2996706081</text:p>
          </table:table-cell>
          <table:table-cell office:value-type="float" office:value="5.24374595411164" calcext:value-type="float">
            <text:p>5.2437459541</text:p>
          </table:table-cell>
          <table:table-cell office:value-type="float" office:value="5.18905041338037" calcext:value-type="float">
            <text:p>5.1890504134</text:p>
          </table:table-cell>
          <table:table-cell office:value-type="float" office:value="5.19048524451833" calcext:value-type="float">
            <text:p>5.1904852445</text:p>
          </table:table-cell>
          <table:table-cell office:value-type="float" office:value="5.13797489556184" calcext:value-type="float">
            <text:p>5.1379748956</text:p>
          </table:table-cell>
          <table:table-cell office:value-type="float" office:value="5.08851472540238" calcext:value-type="float">
            <text:p>5.0885147254</text:p>
          </table:table-cell>
          <table:table-cell office:value-type="float" office:value="5.05977393180517" calcext:value-type="float">
            <text:p>5.0597739318</text:p>
          </table:table-cell>
          <table:table-cell office:value-type="float" office:value="5.02079478241272" calcext:value-type="float">
            <text:p>5.0207947824</text:p>
          </table:table-cell>
          <table:table-cell office:value-type="float" office:value="4.98261932682218" calcext:value-type="float">
            <text:p>4.9826193268</text:p>
          </table:table-cell>
          <table:table-cell office:value-type="float" office:value="4.93407117309016" calcext:value-type="float">
            <text:p>4.9340711731</text:p>
          </table:table-cell>
          <table:table-cell office:value-type="float" office:value="4.95716189372903" calcext:value-type="float">
            <text:p>4.9571618937</text:p>
          </table:table-cell>
          <table:table-cell office:value-type="float" office:value="4.91066050270738" calcext:value-type="float">
            <text:p>4.9106605027</text:p>
          </table:table-cell>
          <table:table-cell office:value-type="float" office:value="4.86440850589353" calcext:value-type="float">
            <text:p>4.8644085059</text:p>
          </table:table-cell>
          <table:table-cell office:value-type="float" office:value="4.81906341097799" calcext:value-type="float">
            <text:p>4.819063411</text:p>
          </table:table-cell>
          <table:table-cell office:value-type="float" office:value="4.77796776600493" calcext:value-type="float">
            <text:p>4.777967766</text:p>
          </table:table-cell>
          <table:table-cell office:value-type="float" office:value="4.73997358952723" calcext:value-type="float">
            <text:p>4.7399735895</text:p>
          </table:table-cell>
          <table:table-cell office:value-type="float" office:value="4.70041395513891" calcext:value-type="float">
            <text:p>4.7004139551</text:p>
          </table:table-cell>
          <table:table-cell office:value-type="float" office:value="4.66160072894659" calcext:value-type="float">
            <text:p>4.6616007289</text:p>
          </table:table-cell>
          <table:table-cell office:value-type="float" office:value="4.73476003834675" calcext:value-type="float">
            <text:p>4.7347600383</text:p>
          </table:table-cell>
          <table:table-cell office:value-type="float" office:value="4.69376247124692" calcext:value-type="float">
            <text:p>4.6937624712</text:p>
          </table:table-cell>
          <table:table-cell office:value-type="float" office:value="4.65289500659794" calcext:value-type="float">
            <text:p>4.6528950066</text:p>
          </table:table-cell>
          <table:table-cell office:value-type="float" office:value="4.61210758230799" calcext:value-type="float">
            <text:p>4.6121075823</text:p>
          </table:table-cell>
          <table:table-cell office:value-type="float" office:value="4.58242891571179" calcext:value-type="float">
            <text:p>4.5824289157</text:p>
          </table:table-cell>
          <table:table-cell office:value-type="float" office:value="4.54365016489748" calcext:value-type="float">
            <text:p>4.5436501649</text:p>
          </table:table-cell>
          <table:table-cell office:value-type="float" office:value="4.50555776365509" calcext:value-type="float">
            <text:p>4.5055577637</text:p>
          </table:table-cell>
          <table:table-cell office:value-type="float" office:value="4.4681336501538" calcext:value-type="float">
            <text:p>4.4681336502</text:p>
          </table:table-cell>
          <table:table-cell office:value-type="float" office:value="4.43136039080036" calcext:value-type="float">
            <text:p>4.4313603908</text:p>
          </table:table-cell>
          <table:table-cell office:value-type="float" office:value="4.39374240700807" calcext:value-type="float">
            <text:p>4.393742407</text:p>
          </table:table-cell>
          <table:table-cell office:value-type="float" office:value="4.35823357296961" calcext:value-type="float">
            <text:p>4.358233573</text:p>
          </table:table-cell>
          <table:table-cell office:value-type="float" office:value="4.3324669798947" calcext:value-type="float">
            <text:p>4.3324669799</text:p>
          </table:table-cell>
          <table:table-cell office:value-type="float" office:value="4.30713343880424" calcext:value-type="float">
            <text:p>4.3071334388</text:p>
          </table:table-cell>
          <table:table-cell office:value-type="float" office:value="4.27323406701844" calcext:value-type="float">
            <text:p>4.273234067</text:p>
          </table:table-cell>
          <table:table-cell office:value-type="float" office:value="4.23989501542745" calcext:value-type="float">
            <text:p>4.2398950154</text:p>
          </table:table-cell>
          <table:table-cell office:value-type="float" office:value="4.20710250566581" calcext:value-type="float">
            <text:p>4.2071025057</text:p>
          </table:table-cell>
          <table:table-cell office:value-type="float" office:value="4.17484320744502" calcext:value-type="float">
            <text:p>4.1748432074</text:p>
          </table:table-cell>
          <table:table-cell office:value-type="float" office:value="4.14332392147825" calcext:value-type="float">
            <text:p>4.1433239215</text:p>
          </table:table-cell>
          <table:table-cell office:value-type="float" office:value="4.19563156201719" calcext:value-type="float">
            <text:p>4.195631562</text:p>
          </table:table-cell>
          <table:table-cell office:value-type="float" office:value="4.16423138156077" calcext:value-type="float">
            <text:p>4.1642313816</text:p>
          </table:table-cell>
          <table:table-cell office:value-type="float" office:value="4.13332569213516" calcext:value-type="float">
            <text:p>4.1333256921</text:p>
          </table:table-cell>
          <table:table-cell office:value-type="float" office:value="4.10749168994914" calcext:value-type="float">
            <text:p>4.1074916899</text:p>
          </table:table-cell>
          <table:table-cell office:value-type="float" office:value="4.07750500106975" calcext:value-type="float">
            <text:p>4.0775050011</text:p>
          </table:table-cell>
          <table:table-cell office:value-type="float" office:value="4.04850129176586" calcext:value-type="float">
            <text:p>4.0485012918</text:p>
          </table:table-cell>
          <table:table-cell office:value-type="float" office:value="4.02132738038271" calcext:value-type="float">
            <text:p>4.0213273804</text:p>
          </table:table-cell>
          <table:table-cell office:value-type="float" office:value="3.99456519492961" calcext:value-type="float">
            <text:p>3.9945651949</text:p>
          </table:table-cell>
          <table:table-cell office:value-type="float" office:value="3.96986821310807" calcext:value-type="float">
            <text:p>3.9698682131</text:p>
          </table:table-cell>
          <table:table-cell office:value-type="float" office:value="3.94388948689512" calcext:value-type="float">
            <text:p>3.9438894869</text:p>
          </table:table-cell>
          <table:table-cell office:value-type="float" office:value="3.91517678159141" calcext:value-type="float">
            <text:p>3.9151767816</text:p>
          </table:table-cell>
          <table:table-cell office:value-type="float" office:value="3.88761135183488" calcext:value-type="float">
            <text:p>3.8876113518</text:p>
          </table:table-cell>
          <table:table-cell office:value-type="float" office:value="3.85923462663901" calcext:value-type="float">
            <text:p>3.8592346266</text:p>
          </table:table-cell>
          <table:table-cell office:value-type="float" office:value="3.84081825680924" calcext:value-type="float">
            <text:p>3.8408182568</text:p>
          </table:table-cell>
          <table:table-cell office:value-type="float" office:value="3.81438271780128" calcext:value-type="float">
            <text:p>3.8143827178</text:p>
          </table:table-cell>
          <table:table-cell office:value-type="float" office:value="3.78713712695985" calcext:value-type="float">
            <text:p>3.787137127</text:p>
          </table:table-cell>
          <table:table-cell office:value-type="float" office:value="3.76050228701833" calcext:value-type="float">
            <text:p>3.760502287</text:p>
          </table:table-cell>
          <table:table-cell office:value-type="float" office:value="3.73746155894477" calcext:value-type="float">
            <text:p>3.7374615589</text:p>
          </table:table-cell>
          <table:table-cell office:value-type="float" office:value="3.71628956631344" calcext:value-type="float">
            <text:p>3.7162895663</text:p>
          </table:table-cell>
          <table:table-cell office:value-type="float" office:value="3.69122345318292" calcext:value-type="float">
            <text:p>3.6912234532</text:p>
          </table:table-cell>
          <table:table-cell office:value-type="float" office:value="3.66650307954384" calcext:value-type="float">
            <text:p>3.6665030795</text:p>
          </table:table-cell>
          <table:table-cell office:value-type="float" office:value="3.6421213411601" calcext:value-type="float">
            <text:p>3.6421213412</text:p>
          </table:table-cell>
          <table:table-cell office:value-type="float" office:value="3.62630946530275" calcext:value-type="float">
            <text:p>3.6263094653</text:p>
          </table:table-cell>
          <table:table-cell office:value-type="float" office:value="3.61071126344348" calcext:value-type="float">
            <text:p>3.6107112634</text:p>
          </table:table-cell>
          <table:table-cell office:value-type="float" office:value="3.58669054822041" calcext:value-type="float">
            <text:p>3.5866905482</text:p>
          </table:table-cell>
          <table:table-cell office:value-type="float" office:value="3.56437400339567" calcext:value-type="float">
            <text:p>3.5643740034</text:p>
          </table:table-cell>
          <table:table-cell office:value-type="float" office:value="3.54400542655578" calcext:value-type="float">
            <text:p>3.5440054266</text:p>
          </table:table-cell>
          <table:table-cell office:value-type="float" office:value="3.52226334364757" calcext:value-type="float">
            <text:p>3.5222633436</text:p>
          </table:table-cell>
          <table:table-cell office:value-type="float" office:value="3.51129898353215" calcext:value-type="float">
            <text:p>3.5112989835</text:p>
          </table:table-cell>
          <table:table-cell office:value-type="float" office:value="3.49006190580961" calcext:value-type="float">
            <text:p>3.4900619058</text:p>
          </table:table-cell>
          <table:table-cell office:value-type="float" office:value="3.46823421142063" calcext:value-type="float">
            <text:p>3.4682342114</text:p>
          </table:table-cell>
          <table:table-cell office:value-type="float" office:value="3.44668635926741" calcext:value-type="float">
            <text:p>3.4466863593</text:p>
          </table:table-cell>
          <table:table-cell office:value-type="float" office:value="3.43312641806271" calcext:value-type="float">
            <text:p>3.4331264181</text:p>
          </table:table-cell>
          <table:table-cell office:value-type="float" office:value="3.41589059650956" calcext:value-type="float">
            <text:p>3.4158905965</text:p>
          </table:table-cell>
          <table:table-cell office:value-type="float" office:value="3.39748071162946" calcext:value-type="float">
            <text:p>3.3974807116</text:p>
          </table:table-cell>
          <table:table-cell office:value-type="float" office:value="3.37930095031035" calcext:value-type="float">
            <text:p>3.3793009503</text:p>
          </table:table-cell>
          <table:table-cell office:value-type="float" office:value="3.36272061280945" calcext:value-type="float">
            <text:p>3.3627206128</text:p>
          </table:table-cell>
          <table:table-cell office:value-type="float" office:value="3.34343967584463" calcext:value-type="float">
            <text:p>3.3434396758</text:p>
          </table:table-cell>
          <table:table-cell office:value-type="float" office:value="3.32430753219579" calcext:value-type="float">
            <text:p>3.3243075322</text:p>
          </table:table-cell>
          <table:table-cell office:value-type="float" office:value="3.30549595470989" calcext:value-type="float">
            <text:p>3.3054959547</text:p>
          </table:table-cell>
          <table:table-cell office:value-type="float" office:value="3.28691239634503" calcext:value-type="float">
            <text:p>3.2869123963</text:p>
          </table:table-cell>
          <table:table-cell office:value-type="float" office:value="3.26855273627372" calcext:value-type="float">
            <text:p>3.2685527363</text:p>
          </table:table-cell>
          <table:table-cell office:value-type="float" office:value="3.2491699336326" calcext:value-type="float">
            <text:p>3.2491699336</text:p>
          </table:table-cell>
          <table:table-cell office:value-type="float" office:value="3.23125349845924" calcext:value-type="float">
            <text:p>3.2312534985</text:p>
          </table:table-cell>
          <table:table-cell office:value-type="float" office:value="3.2135490921045" calcext:value-type="float">
            <text:p>3.2135490921</text:p>
          </table:table-cell>
          <table:table-cell office:value-type="float" office:value="3.1948318897698" calcext:value-type="float">
            <text:p>3.1948318898</text:p>
          </table:table-cell>
          <table:table-cell office:value-type="float" office:value="3.17754754435892" calcext:value-type="float">
            <text:p>3.1775475444</text:p>
          </table:table-cell>
          <table:table-cell office:value-type="float" office:value="3.16673491671805" calcext:value-type="float">
            <text:p>3.1667349167</text:p>
          </table:table-cell>
          <table:table-cell office:value-type="float" office:value="3.15253336582757" calcext:value-type="float">
            <text:p>3.1525333658</text:p>
          </table:table-cell>
          <table:table-cell office:value-type="float" office:value="3.13849505115422" calcext:value-type="float">
            <text:p>3.1384950512</text:p>
          </table:table-cell>
          <table:table-cell office:value-type="float" office:value="3.13110202941042" calcext:value-type="float">
            <text:p>3.1311020294</text:p>
          </table:table-cell>
          <table:table-cell office:value-type="float" office:value="3.11391832058148" calcext:value-type="float">
            <text:p>3.1139183206</text:p>
          </table:table-cell>
          <table:table-cell office:value-type="float" office:value="3.096928777954" calcext:value-type="float">
            <text:p>3.096928778</text:p>
          </table:table-cell>
          <table:table-cell office:value-type="float" office:value="3.08087417147397" calcext:value-type="float">
            <text:p>3.0808741715</text:p>
          </table:table-cell>
          <table:table-cell office:value-type="float" office:value="3.06499894607192" calcext:value-type="float">
            <text:p>3.0649989461</text:p>
          </table:table-cell>
          <table:table-cell office:value-type="float" office:value="3.05068627915248" calcext:value-type="float">
            <text:p>3.0506862792</text:p>
          </table:table-cell>
          <table:table-cell office:value-type="float" office:value="3.03442154432577" calcext:value-type="float">
            <text:p>3.0344215443</text:p>
          </table:table-cell>
          <table:table-cell office:value-type="float" office:value="3.02498942369832" calcext:value-type="float">
            <text:p>3.0249894237</text:p>
          </table:table-cell>
          <table:table-cell office:value-type="float" office:value="3.00863223938962" calcext:value-type="float">
            <text:p>3.0086322394</text:p>
          </table:table-cell>
          <table:table-cell office:value-type="float" office:value="2.99613894794003" calcext:value-type="float">
            <text:p>2.9961389479</text:p>
          </table:table-cell>
          <table:table-cell office:value-type="float" office:value="2.98378071910071" calcext:value-type="float">
            <text:p>2.9837807191</text:p>
          </table:table-cell>
          <table:table-cell office:value-type="float" office:value="2.97155537444245" calcext:value-type="float">
            <text:p>2.9715553744</text:p>
          </table:table-cell>
          <table:table-cell office:value-type="float" office:value="2.9569438955658" calcext:value-type="float">
            <text:p>2.9569438956</text:p>
          </table:table-cell>
          <table:table-cell office:value-type="float" office:value="2.94248785795379" calcext:value-type="float">
            <text:p>2.942487858</text:p>
          </table:table-cell>
          <table:table-cell office:value-type="float" office:value="2.92818479428476" calcext:value-type="float">
            <text:p>2.9281847943</text:p>
          </table:table-cell>
          <table:table-cell office:value-type="float" office:value="2.91403228918067" calcext:value-type="float">
            <text:p>2.9140322892</text:p>
          </table:table-cell>
          <table:table-cell office:value-type="float" office:value="2.90002797784731" calcext:value-type="float">
            <text:p>2.9000279778</text:p>
          </table:table-cell>
          <table:table-cell office:value-type="float" office:value="2.886169544757" calcext:value-type="float">
            <text:p>2.8861695448</text:p>
          </table:table-cell>
          <table:table-cell office:value-type="float" office:value="2.87245472237229" calcext:value-type="float">
            <text:p>2.8724547224</text:p>
          </table:table-cell>
          <table:table-cell office:value-type="float" office:value="2.85888128990908" calcext:value-type="float">
            <text:p>2.8588812899</text:p>
          </table:table-cell>
          <table:table-cell office:value-type="float" office:value="2.84544707213779" calcext:value-type="float">
            <text:p>2.8454470721</text:p>
          </table:table-cell>
          <table:table-cell office:value-type="float" office:value="2.83214993822131" calcext:value-type="float">
            <text:p>2.8321499382</text:p>
          </table:table-cell>
          <table:table-cell office:value-type="float" office:value="2.81898780058825" calcext:value-type="float">
            <text:p>2.8189878006</text:p>
          </table:table-cell>
          <table:table-cell office:value-type="float" office:value="2.81064106391536" calcext:value-type="float">
            <text:p>2.8106410639</text:p>
          </table:table-cell>
          <table:table-cell office:value-type="float" office:value="2.79772723452011" calcext:value-type="float">
            <text:p>2.7977272345</text:p>
          </table:table-cell>
          <table:table-cell office:value-type="float" office:value="2.78494254341882" calcext:value-type="float">
            <text:p>2.7849425434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30.3888380082558" calcext:value-type="float">
            <text:p>30.3888380083</text:p>
          </table:table-cell>
          <table:table-cell office:value-type="string" calcext:value-type="string">
            <text:p><text:s/>global min</text:p>
          </table:table-cell>
          <table:table-cell office:value-type="float" office:value="-27.5909412005203" calcext:value-type="float">
            <text:p>-27.5909412005</text:p>
          </table:table-cell>
          <table:table-cell office:value-type="string" calcext:value-type="string">
            <text:p><text:s/>range</text:p>
          </table:table-cell>
          <table:table-cell office:value-type="float" office:value="57.9797792087761" calcext:value-type="float">
            <text:p>57.9797792088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44.3358478856775" calcext:value-type="float">
            <text:p>44.3358478857</text:p>
          </table:table-cell>
          <table:table-cell office:value-type="float" office:value="32.5958100045958" calcext:value-type="float">
            <text:p>32.5958100046</text:p>
          </table:table-cell>
          <table:table-cell office:value-type="float" office:value="35.1904254818883" calcext:value-type="float">
            <text:p>35.1904254819</text:p>
          </table:table-cell>
          <table:table-cell office:value-type="float" office:value="31.0366766775219" calcext:value-type="float">
            <text:p>31.0366766775</text:p>
          </table:table-cell>
          <table:table-cell office:value-type="float" office:value="29.5031270946747" calcext:value-type="float">
            <text:p>29.5031270947</text:p>
          </table:table-cell>
          <table:table-cell office:value-type="float" office:value="28.2830691347519" calcext:value-type="float">
            <text:p>28.2830691348</text:p>
          </table:table-cell>
          <table:table-cell office:value-type="float" office:value="29.1181546420835" calcext:value-type="float">
            <text:p>29.1181546421</text:p>
          </table:table-cell>
          <table:table-cell office:value-type="float" office:value="26.6919813376083" calcext:value-type="float">
            <text:p>26.6919813376</text:p>
          </table:table-cell>
          <table:table-cell office:value-type="float" office:value="26.9944982260992" calcext:value-type="float">
            <text:p>26.9944982261</text:p>
          </table:table-cell>
          <table:table-cell office:value-type="float" office:value="24.3312808853895" calcext:value-type="float">
            <text:p>24.3312808854</text:p>
          </table:table-cell>
          <table:table-cell office:value-type="float" office:value="22.8364134375064" calcext:value-type="float">
            <text:p>22.8364134375</text:p>
          </table:table-cell>
          <table:table-cell office:value-type="float" office:value="22.9100022662208" calcext:value-type="float">
            <text:p>22.9100022662</text:p>
          </table:table-cell>
          <table:table-cell office:value-type="float" office:value="21.3627997887704" calcext:value-type="float">
            <text:p>21.3627997888</text:p>
          </table:table-cell>
          <table:table-cell office:value-type="float" office:value="19.8736783527534" calcext:value-type="float">
            <text:p>19.8736783528</text:p>
          </table:table-cell>
          <table:table-cell office:value-type="float" office:value="21.1940833245148" calcext:value-type="float">
            <text:p>21.1940833245</text:p>
          </table:table-cell>
          <table:table-cell office:value-type="float" office:value="19.8780524745023" calcext:value-type="float">
            <text:p>19.8780524745</text:p>
          </table:table-cell>
          <table:table-cell office:value-type="float" office:value="21.0475655853963" calcext:value-type="float">
            <text:p>21.0475655854</text:p>
          </table:table-cell>
          <table:table-cell office:value-type="float" office:value="23.0932130225225" calcext:value-type="float">
            <text:p>23.0932130225</text:p>
          </table:table-cell>
          <table:table-cell office:value-type="float" office:value="21.9651147572285" calcext:value-type="float">
            <text:p>21.9651147572</text:p>
          </table:table-cell>
          <table:table-cell office:value-type="float" office:value="22.5879060323853" calcext:value-type="float">
            <text:p>22.5879060324</text:p>
          </table:table-cell>
          <table:table-cell office:value-type="float" office:value="21.545340677496" calcext:value-type="float">
            <text:p>21.5453406775</text:p>
          </table:table-cell>
          <table:table-cell office:value-type="float" office:value="20.5767603543942" calcext:value-type="float">
            <text:p>20.5767603544</text:p>
          </table:table-cell>
          <table:table-cell office:value-type="float" office:value="19.7122939728862" calcext:value-type="float">
            <text:p>19.7122939729</text:p>
          </table:table-cell>
          <table:table-cell office:value-type="float" office:value="18.8923854730986" calcext:value-type="float">
            <text:p>18.8923854731</text:p>
          </table:table-cell>
          <table:table-cell office:value-type="float" office:value="18.2029429842407" calcext:value-type="float">
            <text:p>18.2029429842</text:p>
          </table:table-cell>
          <table:table-cell office:value-type="float" office:value="17.5559420221758" calcext:value-type="float">
            <text:p>17.5559420222</text:p>
          </table:table-cell>
          <table:table-cell office:value-type="float" office:value="16.9069993538723" calcext:value-type="float">
            <text:p>16.9069993539</text:p>
          </table:table-cell>
          <table:table-cell office:value-type="float" office:value="16.3044097333048" calcext:value-type="float">
            <text:p>16.3044097333</text:p>
          </table:table-cell>
          <table:table-cell office:value-type="float" office:value="17.1861548601498" calcext:value-type="float">
            <text:p>17.1861548601</text:p>
          </table:table-cell>
          <table:table-cell office:value-type="float" office:value="16.6144326974109" calcext:value-type="float">
            <text:p>16.6144326974</text:p>
          </table:table-cell>
          <table:table-cell office:value-type="float" office:value="16.1008714355496" calcext:value-type="float">
            <text:p>16.1008714355</text:p>
          </table:table-cell>
          <table:table-cell office:value-type="float" office:value="15.6027011679279" calcext:value-type="float">
            <text:p>15.6027011679</text:p>
          </table:table-cell>
          <table:table-cell office:value-type="float" office:value="15.1325093302548" calcext:value-type="float">
            <text:p>15.1325093303</text:p>
          </table:table-cell>
          <table:table-cell office:value-type="float" office:value="14.7138650587942" calcext:value-type="float">
            <text:p>14.7138650588</text:p>
          </table:table-cell>
          <table:table-cell office:value-type="float" office:value="14.2944543421996" calcext:value-type="float">
            <text:p>14.2944543422</text:p>
          </table:table-cell>
          <table:table-cell office:value-type="float" office:value="13.9223473910439" calcext:value-type="float">
            <text:p>13.922347391</text:p>
          </table:table-cell>
          <table:table-cell office:value-type="float" office:value="13.5703543291398" calcext:value-type="float">
            <text:p>13.5703543291</text:p>
          </table:table-cell>
          <table:table-cell office:value-type="float" office:value="13.2174350802586" calcext:value-type="float">
            <text:p>13.2174350803</text:p>
          </table:table-cell>
          <table:table-cell office:value-type="float" office:value="12.9015676192416" calcext:value-type="float">
            <text:p>12.9015676192</text:p>
          </table:table-cell>
          <table:table-cell office:value-type="float" office:value="12.5811876918785" calcext:value-type="float">
            <text:p>12.5811876919</text:p>
          </table:table-cell>
          <table:table-cell office:value-type="float" office:value="12.2751706744664" calcext:value-type="float">
            <text:p>12.2751706745</text:p>
          </table:table-cell>
          <table:table-cell office:value-type="float" office:value="12.0097600928494" calcext:value-type="float">
            <text:p>12.0097600928</text:p>
          </table:table-cell>
          <table:table-cell office:value-type="float" office:value="11.7778352528339" calcext:value-type="float">
            <text:p>11.7778352528</text:p>
          </table:table-cell>
          <table:table-cell office:value-type="float" office:value="11.5109410420418" calcext:value-type="float">
            <text:p>11.510941042</text:p>
          </table:table-cell>
          <table:table-cell office:value-type="float" office:value="11.2559087961738" calcext:value-type="float">
            <text:p>11.2559087962</text:p>
          </table:table-cell>
          <table:table-cell office:value-type="float" office:value="11.0119649088219" calcext:value-type="float">
            <text:p>11.0119649088</text:p>
          </table:table-cell>
          <table:table-cell office:value-type="float" office:value="10.7777798470736" calcext:value-type="float">
            <text:p>10.7777798471</text:p>
          </table:table-cell>
          <table:table-cell office:value-type="float" office:value="10.5533524962315" calcext:value-type="float">
            <text:p>10.5533524962</text:p>
          </table:table-cell>
          <table:table-cell office:value-type="float" office:value="11.330890415222" calcext:value-type="float">
            <text:p>11.3308904152</text:p>
          </table:table-cell>
          <table:table-cell office:value-type="float" office:value="11.1222446889294" calcext:value-type="float">
            <text:p>11.1222446889</text:p>
          </table:table-cell>
          <table:table-cell office:value-type="float" office:value="10.9048377338128" calcext:value-type="float">
            <text:p>10.9048377338</text:p>
          </table:table-cell>
          <table:table-cell office:value-type="float" office:value="10.6967902874841" calcext:value-type="float">
            <text:p>10.6967902875</text:p>
          </table:table-cell>
          <table:table-cell office:value-type="float" office:value="10.5018031019918" calcext:value-type="float">
            <text:p>10.501803102</text:p>
          </table:table-cell>
          <table:table-cell office:value-type="float" office:value="10.3079639700657" calcext:value-type="float">
            <text:p>10.3079639701</text:p>
          </table:table-cell>
          <table:table-cell office:value-type="float" office:value="10.1368846997117" calcext:value-type="float">
            <text:p>10.1368846997</text:p>
          </table:table-cell>
          <table:table-cell office:value-type="float" office:value="9.960368891411" calcext:value-type="float">
            <text:p>9.9603688914</text:p>
          </table:table-cell>
          <table:table-cell office:value-type="float" office:value="9.80139056174753" calcext:value-type="float">
            <text:p>9.8013905617</text:p>
          </table:table-cell>
          <table:table-cell office:value-type="float" office:value="9.9233877775758" calcext:value-type="float">
            <text:p>9.9233877776</text:p>
          </table:table-cell>
          <table:table-cell office:value-type="float" office:value="9.76695804540859" calcext:value-type="float">
            <text:p>9.7669580454</text:p>
          </table:table-cell>
          <table:table-cell office:value-type="float" office:value="9.64762343837497" calcext:value-type="float">
            <text:p>9.6476234384</text:p>
          </table:table-cell>
          <table:table-cell office:value-type="float" office:value="9.49088158733141" calcext:value-type="float">
            <text:p>9.4908815873</text:p>
          </table:table-cell>
          <table:table-cell office:value-type="float" office:value="9.33919592503118" calcext:value-type="float">
            <text:p>9.339195925</text:p>
          </table:table-cell>
          <table:table-cell office:value-type="float" office:value="9.19150217983993" calcext:value-type="float">
            <text:p>9.1915021798</text:p>
          </table:table-cell>
          <table:table-cell office:value-type="float" office:value="9.0484238641859" calcext:value-type="float">
            <text:p>9.0484238642</text:p>
          </table:table-cell>
          <table:table-cell office:value-type="float" office:value="8.92657005468385" calcext:value-type="float">
            <text:p>8.9265700547</text:p>
          </table:table-cell>
          <table:table-cell office:value-type="float" office:value="8.7951371665049" calcext:value-type="float">
            <text:p>8.7951371665</text:p>
          </table:table-cell>
          <table:table-cell office:value-type="float" office:value="8.9620914244612" calcext:value-type="float">
            <text:p>8.9620914245</text:p>
          </table:table-cell>
          <table:table-cell office:value-type="float" office:value="8.83156611711203" calcext:value-type="float">
            <text:p>8.8315661171</text:p>
          </table:table-cell>
          <table:table-cell office:value-type="float" office:value="8.70482415200486" calcext:value-type="float">
            <text:p>8.704824152</text:p>
          </table:table-cell>
          <table:table-cell office:value-type="float" office:value="8.58170338590076" calcext:value-type="float">
            <text:p>8.5817033859</text:p>
          </table:table-cell>
          <table:table-cell office:value-type="float" office:value="8.46416634622972" calcext:value-type="float">
            <text:p>8.4641663462</text:p>
          </table:table-cell>
          <table:table-cell office:value-type="float" office:value="8.34851944870313" calcext:value-type="float">
            <text:p>8.3485194487</text:p>
          </table:table-cell>
          <table:table-cell office:value-type="float" office:value="8.26986687575365" calcext:value-type="float">
            <text:p>8.2698668758</text:p>
          </table:table-cell>
          <table:table-cell office:value-type="float" office:value="8.15818309373877" calcext:value-type="float">
            <text:p>8.1581830937</text:p>
          </table:table-cell>
          <table:table-cell office:value-type="float" office:value="8.04947754591096" calcext:value-type="float">
            <text:p>8.0494775459</text:p>
          </table:table-cell>
          <table:table-cell office:value-type="float" office:value="7.9436326703944" calcext:value-type="float">
            <text:p>7.9436326704</text:p>
          </table:table-cell>
          <table:table-cell office:value-type="float" office:value="7.84053701242372" calcext:value-type="float">
            <text:p>7.8405370124</text:p>
          </table:table-cell>
          <table:table-cell office:value-type="float" office:value="7.74008483286255" calcext:value-type="float">
            <text:p>7.7400848329</text:p>
          </table:table-cell>
          <table:table-cell office:value-type="float" office:value="7.64254565748432" calcext:value-type="float">
            <text:p>7.6425456575</text:p>
          </table:table-cell>
          <table:table-cell office:value-type="float" office:value="7.54744496149055" calcext:value-type="float">
            <text:p>7.5474449615</text:p>
          </table:table-cell>
          <table:table-cell office:value-type="float" office:value="7.45874156019308" calcext:value-type="float">
            <text:p>7.4587415602</text:p>
          </table:table-cell>
          <table:table-cell office:value-type="float" office:value="7.3740630007338" calcext:value-type="float">
            <text:p>7.3740630007</text:p>
          </table:table-cell>
          <table:table-cell office:value-type="float" office:value="7.28958597007913" calcext:value-type="float">
            <text:p>7.2895859701</text:p>
          </table:table-cell>
          <table:table-cell office:value-type="float" office:value="7.2028678871812" calcext:value-type="float">
            <text:p>7.2028678872</text:p>
          </table:table-cell>
          <table:table-cell office:value-type="float" office:value="7.12629336591683" calcext:value-type="float">
            <text:p>7.1262933659</text:p>
          </table:table-cell>
          <table:table-cell office:value-type="float" office:value="7.05387837445958" calcext:value-type="float">
            <text:p>7.0538783745</text:p>
          </table:table-cell>
          <table:table-cell office:value-type="float" office:value="6.98077671015212" calcext:value-type="float">
            <text:p>6.9807767102</text:p>
          </table:table-cell>
          <table:table-cell office:value-type="float" office:value="6.90243118531764" calcext:value-type="float">
            <text:p>6.9024311853</text:p>
          </table:table-cell>
          <table:table-cell office:value-type="float" office:value="6.82526330658353" calcext:value-type="float">
            <text:p>6.8252633066</text:p>
          </table:table-cell>
          <table:table-cell office:value-type="float" office:value="6.75038672011835" calcext:value-type="float">
            <text:p>6.7503867201</text:p>
          </table:table-cell>
          <table:table-cell office:value-type="float" office:value="6.67658565701796" calcext:value-type="float">
            <text:p>6.676585657</text:p>
          </table:table-cell>
          <table:table-cell office:value-type="float" office:value="6.60438896485453" calcext:value-type="float">
            <text:p>6.6043889649</text:p>
          </table:table-cell>
          <table:table-cell office:value-type="float" office:value="6.53374488972687" calcext:value-type="float">
            <text:p>6.5337448897</text:p>
          </table:table-cell>
          <table:table-cell office:value-type="float" office:value="6.46515580073741" calcext:value-type="float">
            <text:p>6.4651558007</text:p>
          </table:table-cell>
          <table:table-cell office:value-type="float" office:value="6.39801069256878" calcext:value-type="float">
            <text:p>6.3980106926</text:p>
          </table:table-cell>
          <table:table-cell office:value-type="float" office:value="6.33226444082032" calcext:value-type="float">
            <text:p>6.3322644408</text:p>
          </table:table-cell>
          <table:table-cell office:value-type="float" office:value="6.26840181487697" calcext:value-type="float">
            <text:p>6.2684018149</text:p>
          </table:table-cell>
          <table:table-cell office:value-type="float" office:value="6.20531986293657" calcext:value-type="float">
            <text:p>6.2053198629</text:p>
          </table:table-cell>
          <table:table-cell office:value-type="float" office:value="6.14425019635797" calcext:value-type="float">
            <text:p>6.1442501964</text:p>
          </table:table-cell>
          <table:table-cell office:value-type="float" office:value="6.08440192311094" calcext:value-type="float">
            <text:p>6.0844019231</text:p>
          </table:table-cell>
          <table:table-cell office:value-type="float" office:value="6.02501547362189" calcext:value-type="float">
            <text:p>6.0250154736</text:p>
          </table:table-cell>
          <table:table-cell office:value-type="float" office:value="5.96826604318695" calcext:value-type="float">
            <text:p>5.9682660432</text:p>
          </table:table-cell>
          <table:table-cell office:value-type="float" office:value="5.91116026145423" calcext:value-type="float">
            <text:p>5.9111602615</text:p>
          </table:table-cell>
          <table:table-cell office:value-type="float" office:value="5.85585509424463" calcext:value-type="float">
            <text:p>5.8558550942</text:p>
          </table:table-cell>
          <table:table-cell office:value-type="float" office:value="5.8016033587914" calcext:value-type="float">
            <text:p>5.8016033588</text:p>
          </table:table-cell>
          <table:table-cell office:value-type="float" office:value="5.74924860479216" calcext:value-type="float">
            <text:p>5.7492486048</text:p>
          </table:table-cell>
          <table:table-cell office:value-type="float" office:value="5.69612887940543" calcext:value-type="float">
            <text:p>5.6961288794</text:p>
          </table:table-cell>
          <table:table-cell office:value-type="float" office:value="5.64572027343753" calcext:value-type="float">
            <text:p>5.6457202734</text:p>
          </table:table-cell>
          <table:table-cell office:value-type="float" office:value="5.59452502311619" calcext:value-type="float">
            <text:p>5.5945250231</text:p>
          </table:table-cell>
          <table:table-cell office:value-type="float" office:value="5.54491652039981" calcext:value-type="float">
            <text:p>5.5449165204</text:p>
          </table:table-cell>
          <table:table-cell office:value-type="float" office:value="5.49723258269236" calcext:value-type="float">
            <text:p>5.4972325827</text:p>
          </table:table-cell>
          <table:table-cell office:value-type="float" office:value="5.45138519194513" calcext:value-type="float">
            <text:p>5.4513851919</text:p>
          </table:table-cell>
          <table:table-cell office:value-type="float" office:value="5.40372194235634" calcext:value-type="float">
            <text:p>5.4037219424</text:p>
          </table:table-cell>
          <table:table-cell office:value-type="float" office:value="5.35689489012875" calcext:value-type="float">
            <text:p>5.3568948901</text:p>
          </table:table-cell>
          <table:table-cell office:value-type="float" office:value="5.31250449486566" calcext:value-type="float">
            <text:p>5.3125044949</text:p>
          </table:table-cell>
          <table:table-cell office:value-type="float" office:value="5.26887945124503" calcext:value-type="float">
            <text:p>5.2688794512</text:p>
          </table:table-cell>
          <table:table-cell office:value-type="float" office:value="5.22694308686689" calcext:value-type="float">
            <text:p>5.2269430869</text:p>
          </table:table-cell>
          <table:table-cell office:value-type="float" office:value="5.18320151823591" calcext:value-type="float">
            <text:p>5.1832015182</text:p>
          </table:table-cell>
          <table:table-cell office:value-type="float" office:value="5.14176284526647" calcext:value-type="float">
            <text:p>5.1417628453</text:p>
          </table:table-cell>
          <table:table-cell office:value-type="float" office:value="5.1019341950476" calcext:value-type="float">
            <text:p>5.101934195</text:p>
          </table:table-cell>
          <table:table-cell office:value-type="float" office:value="5.06031025945557" calcext:value-type="float">
            <text:p>5.0603102595</text:p>
          </table:table-cell>
          <table:table-cell office:value-type="float" office:value="5.0193686834634" calcext:value-type="float">
            <text:p>5.0193686835</text:p>
          </table:table-cell>
          <table:table-cell office:value-type="float" office:value="4.97967942363293" calcext:value-type="float">
            <text:p>4.9796794236</text:p>
          </table:table-cell>
          <table:table-cell office:value-type="float" office:value="4.94063031315455" calcext:value-type="float">
            <text:p>4.9406303132</text:p>
          </table:table-cell>
          <table:table-cell office:value-type="float" office:value="4.90220598844384" calcext:value-type="float">
            <text:p>4.9022059884</text:p>
          </table:table-cell>
          <table:table-cell office:value-type="float" office:value="4.86381894082453" calcext:value-type="float">
            <text:p>4.8638189408</text:p>
          </table:table-cell>
          <table:table-cell office:value-type="float" office:value="4.82603641364017" calcext:value-type="float">
            <text:p>4.8260364136</text:p>
          </table:table-cell>
          <table:table-cell office:value-type="float" office:value="4.78957849534342" calcext:value-type="float">
            <text:p>4.7895784953</text:p>
          </table:table-cell>
          <table:table-cell office:value-type="float" office:value="4.75368581609002" calcext:value-type="float">
            <text:p>4.7536858161</text:p>
          </table:table-cell>
          <table:table-cell office:value-type="float" office:value="4.71762237126172" calcext:value-type="float">
            <text:p>4.7176223713</text:p>
          </table:table-cell>
          <table:table-cell office:value-type="float" office:value="4.68353364655646" calcext:value-type="float">
            <text:p>4.6835336466</text:p>
          </table:table-cell>
          <table:table-cell office:value-type="float" office:value="4.64996141768007" calcext:value-type="float">
            <text:p>4.6499614177</text:p>
          </table:table-cell>
          <table:table-cell office:value-type="float" office:value="4.6168940343507" calcext:value-type="float">
            <text:p>4.6168940344</text:p>
          </table:table-cell>
          <table:table-cell office:value-type="float" office:value="4.58292794445563" calcext:value-type="float">
            <text:p>4.5829279445</text:p>
          </table:table-cell>
          <table:table-cell office:value-type="float" office:value="4.54999951319532" calcext:value-type="float">
            <text:p>4.5499995132</text:p>
          </table:table-cell>
          <table:table-cell office:value-type="float" office:value="4.5175553235712" calcext:value-type="float">
            <text:p>4.5175553236</text:p>
          </table:table-cell>
          <table:table-cell office:value-type="float" office:value="4.48558477175181" calcext:value-type="float">
            <text:p>4.4855847718</text:p>
          </table:table-cell>
          <table:table-cell office:value-type="float" office:value="4.45407756126314" calcext:value-type="float">
            <text:p>4.4540775613</text:p>
          </table:table-cell>
          <table:table-cell office:value-type="float" office:value="4.42318076493502" calcext:value-type="float">
            <text:p>4.4231807649</text:p>
          </table:table-cell>
          <table:table-cell office:value-type="float" office:value="4.392054030817" calcext:value-type="float">
            <text:p>4.3920540308</text:p>
          </table:table-cell>
          <table:table-cell office:value-type="float" office:value="4.36136881065809" calcext:value-type="float">
            <text:p>4.3613688107</text:p>
          </table:table-cell>
          <table:table-cell office:value-type="float" office:value="4.33177764207356" calcext:value-type="float">
            <text:p>4.3317776421</text:p>
          </table:table-cell>
          <table:table-cell office:value-type="float" office:value="4.30313985135457" calcext:value-type="float">
            <text:p>4.3031398514</text:p>
          </table:table-cell>
          <table:table-cell office:value-type="float" office:value="4.2748998077289" calcext:value-type="float">
            <text:p>4.2748998077</text:p>
          </table:table-cell>
          <table:table-cell office:value-type="float" office:value="4.24704928194633" calcext:value-type="float">
            <text:p>4.2470492819</text:p>
          </table:table-cell>
          <table:table-cell office:value-type="float" office:value="4.21968592682939" calcext:value-type="float">
            <text:p>4.2196859268</text:p>
          </table:table-cell>
          <table:table-cell office:value-type="float" office:value="4.19269486225826" calcext:value-type="float">
            <text:p>4.1926948623</text:p>
          </table:table-cell>
          <table:table-cell office:value-type="float" office:value="4.16544302448391" calcext:value-type="float">
            <text:p>4.1654430245</text:p>
          </table:table-cell>
          <table:table-cell office:value-type="float" office:value="4.13855698318976" calcext:value-type="float">
            <text:p>4.1385569832</text:p>
          </table:table-cell>
          <table:table-cell office:value-type="float" office:value="4.1120294224462" calcext:value-type="float">
            <text:p>4.1120294224</text:p>
          </table:table-cell>
          <table:table-cell office:value-type="float" office:value="4.08523080367775" calcext:value-type="float">
            <text:p>4.0852308037</text:p>
          </table:table-cell>
          <table:table-cell office:value-type="float" office:value="4.05878479831416" calcext:value-type="float">
            <text:p>4.0587847983</text:p>
          </table:table-cell>
          <table:table-cell office:value-type="float" office:value="4.03390384822631" calcext:value-type="float">
            <text:p>4.0339038482</text:p>
          </table:table-cell>
          <table:table-cell office:value-type="float" office:value="4.00813458939634" calcext:value-type="float">
            <text:p>4.0081345894</text:p>
          </table:table-cell>
          <table:table-cell office:value-type="float" office:value="3.98269783713192" calcext:value-type="float">
            <text:p>3.9826978371</text:p>
          </table:table-cell>
          <table:table-cell office:value-type="float" office:value="3.9587831037841" calcext:value-type="float">
            <text:p>3.9587831038</text:p>
          </table:table-cell>
          <table:table-cell office:value-type="float" office:value="3.93444429244991" calcext:value-type="float">
            <text:p>3.9344442924</text:p>
          </table:table-cell>
          <table:table-cell office:value-type="float" office:value="3.91113767942727" calcext:value-type="float">
            <text:p>3.9111376794</text:p>
          </table:table-cell>
          <table:table-cell office:value-type="float" office:value="3.88740467342027" calcext:value-type="float">
            <text:p>3.8874046734</text:p>
          </table:table-cell>
          <table:table-cell office:value-type="float" office:value="3.86396832998836" calcext:value-type="float">
            <text:p>3.86396833</text:p>
          </table:table-cell>
          <table:table-cell office:value-type="float" office:value="3.91667355021536" calcext:value-type="float">
            <text:p>3.9166735502</text:p>
          </table:table-cell>
          <table:table-cell office:value-type="float" office:value="3.89348064479215" calcext:value-type="float">
            <text:p>3.8934806448</text:p>
          </table:table-cell>
          <table:table-cell office:value-type="float" office:value="3.8705723148956" calcext:value-type="float">
            <text:p>3.8705723149</text:p>
          </table:table-cell>
          <table:table-cell office:value-type="float" office:value="3.84841378595878" calcext:value-type="float">
            <text:p>3.848413786</text:p>
          </table:table-cell>
          <table:table-cell office:value-type="float" office:value="3.82605626526603" calcext:value-type="float">
            <text:p>3.8260562653</text:p>
          </table:table-cell>
          <table:table-cell office:value-type="float" office:value="3.80452580243234" calcext:value-type="float">
            <text:p>3.8045258024</text:p>
          </table:table-cell>
          <table:table-cell office:value-type="float" office:value="3.78325318945294" calcext:value-type="float">
            <text:p>3.7832531895</text:p>
          </table:table-cell>
          <table:table-cell office:value-type="float" office:value="3.76223382186616" calcext:value-type="float">
            <text:p>3.7622338219</text:p>
          </table:table-cell>
          <table:table-cell office:value-type="float" office:value="3.7413719268803" calcext:value-type="float">
            <text:p>3.7413719269</text:p>
          </table:table-cell>
          <table:table-cell office:value-type="float" office:value="3.72075546595311" calcext:value-type="float">
            <text:p>3.720755466</text:p>
          </table:table-cell>
          <table:table-cell office:value-type="float" office:value="3.70038013322389" calcext:value-type="float">
            <text:p>3.7003801332</text:p>
          </table:table-cell>
          <table:table-cell office:value-type="float" office:value="3.67966623549768" calcext:value-type="float">
            <text:p>3.6796662355</text:p>
          </table:table-cell>
          <table:table-cell office:value-type="float" office:value="3.6591918047972" calcext:value-type="float">
            <text:p>3.6591918048</text:p>
          </table:table-cell>
          <table:table-cell office:value-type="float" office:value="3.63895271238064" calcext:value-type="float">
            <text:p>3.6389527124</text:p>
          </table:table-cell>
          <table:table-cell office:value-type="float" office:value="3.6189449238774" calcext:value-type="float">
            <text:p>3.6189449239</text:p>
          </table:table-cell>
          <table:table-cell office:value-type="float" office:value="3.59916449660716" calcext:value-type="float">
            <text:p>3.5991644966</text:p>
          </table:table-cell>
          <table:table-cell office:value-type="float" office:value="3.57902509254713" calcext:value-type="float">
            <text:p>3.5790250925</text:p>
          </table:table-cell>
          <table:table-cell office:value-type="float" office:value="3.55911197392598" calcext:value-type="float">
            <text:p>3.5591119739</text:p>
          </table:table-cell>
          <table:table-cell office:value-type="float" office:value="3.54055030686079" calcext:value-type="float">
            <text:p>3.5405503069</text:p>
          </table:table-cell>
          <table:table-cell office:value-type="float" office:value="3.52107219392258" calcext:value-type="float">
            <text:p>3.5210721939</text:p>
          </table:table-cell>
          <table:table-cell office:value-type="float" office:value="3.50209594160653" calcext:value-type="float">
            <text:p>3.5020959416</text:p>
          </table:table-cell>
          <table:table-cell office:value-type="float" office:value="3.48360964370932" calcext:value-type="float">
            <text:p>3.4836096437</text:p>
          </table:table-cell>
          <table:table-cell office:value-type="float" office:value="3.46476199526273" calcext:value-type="float">
            <text:p>3.4647619953</text:p>
          </table:table-cell>
          <table:table-cell office:value-type="float" office:value="3.44721749294748" calcext:value-type="float">
            <text:p>3.4472174929</text:p>
          </table:table-cell>
          <table:table-cell office:value-type="float" office:value="3.42944563012968" calcext:value-type="float">
            <text:p>3.4294456301</text:p>
          </table:table-cell>
          <table:table-cell office:value-type="float" office:value="3.411864862611" calcext:value-type="float">
            <text:p>3.4118648626</text:p>
          </table:table-cell>
          <table:table-cell office:value-type="float" office:value="3.39408147042975" calcext:value-type="float">
            <text:p>3.3940814704</text:p>
          </table:table-cell>
          <table:table-cell office:value-type="float" office:value="3.37687583958521" calcext:value-type="float">
            <text:p>3.3768758396</text:p>
          </table:table-cell>
          <table:table-cell office:value-type="float" office:value="3.35973675961023" calcext:value-type="float">
            <text:p>3.3597367596</text:p>
          </table:table-cell>
          <table:table-cell office:value-type="float" office:value="3.34338024737477" calcext:value-type="float">
            <text:p>3.3433802474</text:p>
          </table:table-cell>
          <table:table-cell office:value-type="float" office:value="3.32659600379854" calcext:value-type="float">
            <text:p>3.3265960038</text:p>
          </table:table-cell>
          <table:table-cell office:value-type="float" office:value="3.31058248000206" calcext:value-type="float">
            <text:p>3.31058248</text:p>
          </table:table-cell>
          <table:table-cell office:value-type="float" office:value="3.29387671857571" calcext:value-type="float">
            <text:p>3.2938767186</text:p>
          </table:table-cell>
          <table:table-cell office:value-type="float" office:value="3.27771973998334" calcext:value-type="float">
            <text:p>3.27771974</text:p>
          </table:table-cell>
          <table:table-cell office:value-type="float" office:value="3.26276899679882" calcext:value-type="float">
            <text:p>3.2627689968</text:p>
          </table:table-cell>
          <table:table-cell office:value-type="float" office:value="3.2518059268933" calcext:value-type="float">
            <text:p>3.2518059269</text:p>
          </table:table-cell>
          <table:table-cell office:value-type="float" office:value="3.23547437385314" calcext:value-type="float">
            <text:p>3.2354743739</text:p>
          </table:table-cell>
          <table:table-cell office:value-type="float" office:value="3.21916019523091" calcext:value-type="float">
            <text:p>3.2191601952</text:p>
          </table:table-cell>
          <table:table-cell office:value-type="float" office:value="3.20300997820288" calcext:value-type="float">
            <text:p>3.2030099782</text:p>
          </table:table-cell>
          <table:table-cell office:value-type="float" office:value="3.18732211825392" calcext:value-type="float">
            <text:p>3.1873221183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6.7403820554732" calcext:value-type="float">
            <text:p>16.7403820555</text:p>
          </table:table-cell>
          <table:table-cell office:value-type="string" calcext:value-type="string">
            <text:p><text:s/>global min</text:p>
          </table:table-cell>
          <table:table-cell office:value-type="float" office:value="-5.12479657333417" calcext:value-type="float">
            <text:p>-5.1247965733</text:p>
          </table:table-cell>
          <table:table-cell office:value-type="string" calcext:value-type="string">
            <text:p><text:s/>range</text:p>
          </table:table-cell>
          <table:table-cell office:value-type="float" office:value="21.8651786288074" calcext:value-type="float">
            <text:p>21.8651786288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6.7341981160584" calcext:value-type="float">
            <text:p>16.7341981161</text:p>
          </table:table-cell>
          <table:table-cell office:value-type="float" office:value="18.1181660628036" calcext:value-type="float">
            <text:p>18.1181660628</text:p>
          </table:table-cell>
          <table:table-cell office:value-type="float" office:value="14.2744233041748" calcext:value-type="float">
            <text:p>14.2744233042</text:p>
          </table:table-cell>
          <table:table-cell office:value-type="float" office:value="15.3367068219016" calcext:value-type="float">
            <text:p>15.3367068219</text:p>
          </table:table-cell>
          <table:table-cell office:value-type="float" office:value="15.6251624263556" calcext:value-type="float">
            <text:p>15.6251624264</text:p>
          </table:table-cell>
          <table:table-cell office:value-type="float" office:value="14.8132689938338" calcext:value-type="float">
            <text:p>14.8132689938</text:p>
          </table:table-cell>
          <table:table-cell office:value-type="float" office:value="15.1512550728469" calcext:value-type="float">
            <text:p>15.1512550728</text:p>
          </table:table-cell>
          <table:table-cell office:value-type="float" office:value="14.5114995220212" calcext:value-type="float">
            <text:p>14.511499522</text:p>
          </table:table-cell>
          <table:table-cell office:value-type="float" office:value="14.6785873397817" calcext:value-type="float">
            <text:p>14.6785873398</text:p>
          </table:table-cell>
          <table:table-cell office:value-type="float" office:value="14.2373576412661" calcext:value-type="float">
            <text:p>14.2373576413</text:p>
          </table:table-cell>
          <table:table-cell office:value-type="float" office:value="13.8968537595956" calcext:value-type="float">
            <text:p>13.8968537596</text:p>
          </table:table-cell>
          <table:table-cell office:value-type="float" office:value="13.8129636137945" calcext:value-type="float">
            <text:p>13.8129636138</text:p>
          </table:table-cell>
          <table:table-cell office:value-type="float" office:value="14.1749859017098" calcext:value-type="float">
            <text:p>14.1749859017</text:p>
          </table:table-cell>
          <table:table-cell office:value-type="float" office:value="13.6648444033865" calcext:value-type="float">
            <text:p>13.6648444034</text:p>
          </table:table-cell>
          <table:table-cell office:value-type="float" office:value="13.8374922385426" calcext:value-type="float">
            <text:p>13.8374922385</text:p>
          </table:table-cell>
          <table:table-cell office:value-type="float" office:value="13.1896758046242" calcext:value-type="float">
            <text:p>13.1896758046</text:p>
          </table:table-cell>
          <table:table-cell office:value-type="float" office:value="12.7422480128379" calcext:value-type="float">
            <text:p>12.7422480128</text:p>
          </table:table-cell>
          <table:table-cell office:value-type="float" office:value="12.9636278750395" calcext:value-type="float">
            <text:p>12.963627875</text:p>
          </table:table-cell>
          <table:table-cell office:value-type="float" office:value="13.2314656388606" calcext:value-type="float">
            <text:p>13.2314656389</text:p>
          </table:table-cell>
          <table:table-cell office:value-type="float" office:value="13.4795890624474" calcext:value-type="float">
            <text:p>13.4795890624</text:p>
          </table:table-cell>
          <table:table-cell office:value-type="float" office:value="13.319612993176" calcext:value-type="float">
            <text:p>13.3196129932</text:p>
          </table:table-cell>
          <table:table-cell office:value-type="float" office:value="13.3869442593386" calcext:value-type="float">
            <text:p>13.3869442593</text:p>
          </table:table-cell>
          <table:table-cell office:value-type="float" office:value="12.8132525111411" calcext:value-type="float">
            <text:p>12.8132525111</text:p>
          </table:table-cell>
          <table:table-cell office:value-type="float" office:value="12.6422121068466" calcext:value-type="float">
            <text:p>12.6422121068</text:p>
          </table:table-cell>
          <table:table-cell office:value-type="float" office:value="12.3717444505577" calcext:value-type="float">
            <text:p>12.3717444506</text:p>
          </table:table-cell>
          <table:table-cell office:value-type="float" office:value="12.4804602486076" calcext:value-type="float">
            <text:p>12.4804602486</text:p>
          </table:table-cell>
          <table:table-cell office:value-type="float" office:value="12.7058833883311" calcext:value-type="float">
            <text:p>12.7058833883</text:p>
          </table:table-cell>
          <table:table-cell office:value-type="float" office:value="12.8094414986047" calcext:value-type="float">
            <text:p>12.8094414986</text:p>
          </table:table-cell>
          <table:table-cell office:value-type="float" office:value="12.6890527590823" calcext:value-type="float">
            <text:p>12.6890527591</text:p>
          </table:table-cell>
          <table:table-cell office:value-type="float" office:value="12.7006668162724" calcext:value-type="float">
            <text:p>12.7006668163</text:p>
          </table:table-cell>
          <table:table-cell office:value-type="float" office:value="12.6624820466887" calcext:value-type="float">
            <text:p>12.6624820467</text:p>
          </table:table-cell>
          <table:table-cell office:value-type="float" office:value="12.4980283120729" calcext:value-type="float">
            <text:p>12.4980283121</text:p>
          </table:table-cell>
          <table:table-cell office:value-type="float" office:value="12.3812211717656" calcext:value-type="float">
            <text:p>12.3812211718</text:p>
          </table:table-cell>
          <table:table-cell office:value-type="float" office:value="12.0199594342346" calcext:value-type="float">
            <text:p>12.0199594342</text:p>
          </table:table-cell>
          <table:table-cell office:value-type="float" office:value="11.7060766147775" calcext:value-type="float">
            <text:p>11.7060766148</text:p>
          </table:table-cell>
          <table:table-cell office:value-type="float" office:value="11.4814136025356" calcext:value-type="float">
            <text:p>11.4814136025</text:p>
          </table:table-cell>
          <table:table-cell office:value-type="float" office:value="11.1808457958166" calcext:value-type="float">
            <text:p>11.1808457958</text:p>
          </table:table-cell>
          <table:table-cell office:value-type="float" office:value="10.8922186394379" calcext:value-type="float">
            <text:p>10.8922186394</text:p>
          </table:table-cell>
          <table:table-cell office:value-type="float" office:value="10.6340045983121" calcext:value-type="float">
            <text:p>10.6340045983</text:p>
          </table:table-cell>
          <table:table-cell office:value-type="float" office:value="10.3818536935128" calcext:value-type="float">
            <text:p>10.3818536935</text:p>
          </table:table-cell>
          <table:table-cell office:value-type="float" office:value="10.1374281096206" calcext:value-type="float">
            <text:p>10.1374281096</text:p>
          </table:table-cell>
          <table:table-cell office:value-type="float" office:value="9.97583736871133" calcext:value-type="float">
            <text:p>9.9758373687</text:p>
          </table:table-cell>
          <table:table-cell office:value-type="float" office:value="10.0767125148645" calcext:value-type="float">
            <text:p>10.0767125149</text:p>
          </table:table-cell>
          <table:table-cell office:value-type="float" office:value="9.86637520851603" calcext:value-type="float">
            <text:p>9.8663752085</text:p>
          </table:table-cell>
          <table:table-cell office:value-type="float" office:value="9.6551314206364" calcext:value-type="float">
            <text:p>9.6551314206</text:p>
          </table:table-cell>
          <table:table-cell office:value-type="float" office:value="9.47273176539414" calcext:value-type="float">
            <text:p>9.4727317654</text:p>
          </table:table-cell>
          <table:table-cell office:value-type="float" office:value="9.35598382916205" calcext:value-type="float">
            <text:p>9.3559838292</text:p>
          </table:table-cell>
          <table:table-cell office:value-type="float" office:value="9.26912989950023" calcext:value-type="float">
            <text:p>9.2691298995</text:p>
          </table:table-cell>
          <table:table-cell office:value-type="float" office:value="9.10106726386222" calcext:value-type="float">
            <text:p>9.1010672639</text:p>
          </table:table-cell>
          <table:table-cell office:value-type="float" office:value="8.92114021803625" calcext:value-type="float">
            <text:p>8.921140218</text:p>
          </table:table-cell>
          <table:table-cell office:value-type="float" office:value="8.74826913479168" calcext:value-type="float">
            <text:p>8.7482691348</text:p>
          </table:table-cell>
          <table:table-cell office:value-type="float" office:value="8.59583840211361" calcext:value-type="float">
            <text:p>8.5958384021</text:p>
          </table:table-cell>
          <table:table-cell office:value-type="float" office:value="8.53042628496381" calcext:value-type="float">
            <text:p>8.530426285</text:p>
          </table:table-cell>
          <table:table-cell office:value-type="float" office:value="8.3730888529842" calcext:value-type="float">
            <text:p>8.373088853</text:p>
          </table:table-cell>
          <table:table-cell office:value-type="float" office:value="8.2227547824311" calcext:value-type="float">
            <text:p>8.2227547824</text:p>
          </table:table-cell>
          <table:table-cell office:value-type="float" office:value="8.08716668350948" calcext:value-type="float">
            <text:p>8.0871666835</text:p>
          </table:table-cell>
          <table:table-cell office:value-type="float" office:value="7.94902365140272" calcext:value-type="float">
            <text:p>7.9490236514</text:p>
          </table:table-cell>
          <table:table-cell office:value-type="float" office:value="7.81818539454979" calcext:value-type="float">
            <text:p>7.8181853945</text:p>
          </table:table-cell>
          <table:table-cell office:value-type="float" office:value="7.68928418198833" calcext:value-type="float">
            <text:p>7.689284182</text:p>
          </table:table-cell>
          <table:table-cell office:value-type="float" office:value="7.56433001313515" calcext:value-type="float">
            <text:p>7.5643300131</text:p>
          </table:table-cell>
          <table:table-cell office:value-type="float" office:value="7.44930769171226" calcext:value-type="float">
            <text:p>7.4493076917</text:p>
          </table:table-cell>
          <table:table-cell office:value-type="float" office:value="7.3365710452128" calcext:value-type="float">
            <text:p>7.3365710452</text:p>
          </table:table-cell>
          <table:table-cell office:value-type="float" office:value="7.33024835529465" calcext:value-type="float">
            <text:p>7.3302483553</text:p>
          </table:table-cell>
          <table:table-cell office:value-type="float" office:value="7.21904156620292" calcext:value-type="float">
            <text:p>7.2190415662</text:p>
          </table:table-cell>
          <table:table-cell office:value-type="float" office:value="7.44258629188784" calcext:value-type="float">
            <text:p>7.4425862919</text:p>
          </table:table-cell>
          <table:table-cell office:value-type="float" office:value="7.33678400880993" calcext:value-type="float">
            <text:p>7.3367840088</text:p>
          </table:table-cell>
          <table:table-cell office:value-type="float" office:value="7.2326589453043" calcext:value-type="float">
            <text:p>7.2326589453</text:p>
          </table:table-cell>
          <table:table-cell office:value-type="float" office:value="7.13435467267245" calcext:value-type="float">
            <text:p>7.1343546727</text:p>
          </table:table-cell>
          <table:table-cell office:value-type="float" office:value="7.04221223632936" calcext:value-type="float">
            <text:p>7.0422122363</text:p>
          </table:table-cell>
          <table:table-cell office:value-type="float" office:value="6.95270244102464" calcext:value-type="float">
            <text:p>6.952702441</text:p>
          </table:table-cell>
          <table:table-cell office:value-type="float" office:value="6.85477705453133" calcext:value-type="float">
            <text:p>6.8547770545</text:p>
          </table:table-cell>
          <table:table-cell office:value-type="float" office:value="6.76004688652486" calcext:value-type="float">
            <text:p>6.7600468865</text:p>
          </table:table-cell>
          <table:table-cell office:value-type="float" office:value="6.6679070957325" calcext:value-type="float">
            <text:p>6.6679070957</text:p>
          </table:table-cell>
          <table:table-cell office:value-type="float" office:value="6.62002047555819" calcext:value-type="float">
            <text:p>6.6200204756</text:p>
          </table:table-cell>
          <table:table-cell office:value-type="float" office:value="6.5421072234174" calcext:value-type="float">
            <text:p>6.5421072234</text:p>
          </table:table-cell>
          <table:table-cell office:value-type="float" office:value="6.61146951423227" calcext:value-type="float">
            <text:p>6.6114695142</text:p>
          </table:table-cell>
          <table:table-cell office:value-type="float" office:value="6.53272274659729" calcext:value-type="float">
            <text:p>6.5327227466</text:p>
          </table:table-cell>
          <table:table-cell office:value-type="float" office:value="6.45892535965372" calcext:value-type="float">
            <text:p>6.4589253597</text:p>
          </table:table-cell>
          <table:table-cell office:value-type="float" office:value="6.37759519255283" calcext:value-type="float">
            <text:p>6.3775951926</text:p>
          </table:table-cell>
          <table:table-cell office:value-type="float" office:value="6.2991042788423" calcext:value-type="float">
            <text:p>6.2991042788</text:p>
          </table:table-cell>
          <table:table-cell office:value-type="float" office:value="6.22175536377861" calcext:value-type="float">
            <text:p>6.2217553638</text:p>
          </table:table-cell>
          <table:table-cell office:value-type="float" office:value="6.1462930076189" calcext:value-type="float">
            <text:p>6.1462930076</text:p>
          </table:table-cell>
          <table:table-cell office:value-type="float" office:value="6.07264902148714" calcext:value-type="float">
            <text:p>6.0726490215</text:p>
          </table:table-cell>
          <table:table-cell office:value-type="float" office:value="6.05886797608786" calcext:value-type="float">
            <text:p>6.0588679761</text:p>
          </table:table-cell>
          <table:table-cell office:value-type="float" office:value="5.99403386350258" calcext:value-type="float">
            <text:p>5.9940338635</text:p>
          </table:table-cell>
          <table:table-cell office:value-type="float" office:value="5.93336517398509" calcext:value-type="float">
            <text:p>5.933365174</text:p>
          </table:table-cell>
          <table:table-cell office:value-type="float" office:value="5.8655545646138" calcext:value-type="float">
            <text:p>5.8655545646</text:p>
          </table:table-cell>
          <table:table-cell office:value-type="float" office:value="5.80001783201264" calcext:value-type="float">
            <text:p>5.800017832</text:p>
          </table:table-cell>
          <table:table-cell office:value-type="float" office:value="5.73595383497554" calcext:value-type="float">
            <text:p>5.735953835</text:p>
          </table:table-cell>
          <table:table-cell office:value-type="float" office:value="5.67259703857229" calcext:value-type="float">
            <text:p>5.6725970386</text:p>
          </table:table-cell>
          <table:table-cell office:value-type="float" office:value="5.61422129918064" calcext:value-type="float">
            <text:p>5.6142212992</text:p>
          </table:table-cell>
          <table:table-cell office:value-type="float" office:value="5.62765994964721" calcext:value-type="float">
            <text:p>5.6276599496</text:p>
          </table:table-cell>
          <table:table-cell office:value-type="float" office:value="5.56921235933699" calcext:value-type="float">
            <text:p>5.5692123593</text:p>
          </table:table-cell>
          <table:table-cell office:value-type="float" office:value="5.51329620554969" calcext:value-type="float">
            <text:p>5.5132962055</text:p>
          </table:table-cell>
          <table:table-cell office:value-type="float" office:value="5.46009977821491" calcext:value-type="float">
            <text:p>5.4600997782</text:p>
          </table:table-cell>
          <table:table-cell office:value-type="float" office:value="5.40522409355431" calcext:value-type="float">
            <text:p>5.4052240936</text:p>
          </table:table-cell>
          <table:table-cell office:value-type="float" office:value="5.35147986630939" calcext:value-type="float">
            <text:p>5.3514798663</text:p>
          </table:table-cell>
          <table:table-cell office:value-type="float" office:value="5.297876215589" calcext:value-type="float">
            <text:p>5.2978762156</text:p>
          </table:table-cell>
          <table:table-cell office:value-type="float" office:value="5.30430541448718" calcext:value-type="float">
            <text:p>5.3043054145</text:p>
          </table:table-cell>
          <table:table-cell office:value-type="float" office:value="5.25230951006794" calcext:value-type="float">
            <text:p>5.2523095101</text:p>
          </table:table-cell>
          <table:table-cell office:value-type="float" office:value="5.20241549366553" calcext:value-type="float">
            <text:p>5.2024154937</text:p>
          </table:table-cell>
          <table:table-cell office:value-type="float" office:value="5.15349979131022" calcext:value-type="float">
            <text:p>5.1534997913</text:p>
          </table:table-cell>
          <table:table-cell office:value-type="float" office:value="5.10379437740122" calcext:value-type="float">
            <text:p>5.1037943774</text:p>
          </table:table-cell>
          <table:table-cell office:value-type="float" office:value="5.05566483623112" calcext:value-type="float">
            <text:p>5.0556648362</text:p>
          </table:table-cell>
          <table:table-cell office:value-type="float" office:value="5.00934454303651" calcext:value-type="float">
            <text:p>5.009344543</text:p>
          </table:table-cell>
          <table:table-cell office:value-type="float" office:value="4.96301414259004" calcext:value-type="float">
            <text:p>4.9630141426</text:p>
          </table:table-cell>
          <table:table-cell office:value-type="float" office:value="4.91760947744961" calcext:value-type="float">
            <text:p>4.9176094774</text:p>
          </table:table-cell>
          <table:table-cell office:value-type="float" office:value="4.87404840685678" calcext:value-type="float">
            <text:p>4.8740484069</text:p>
          </table:table-cell>
          <table:table-cell office:value-type="float" office:value="4.8312866219629" calcext:value-type="float">
            <text:p>4.831286622</text:p>
          </table:table-cell>
          <table:table-cell office:value-type="float" office:value="4.78831778878654" calcext:value-type="float">
            <text:p>4.7883177888</text:p>
          </table:table-cell>
          <table:table-cell office:value-type="float" office:value="4.74606557533541" calcext:value-type="float">
            <text:p>4.7460655753</text:p>
          </table:table-cell>
          <table:table-cell office:value-type="float" office:value="4.70690788943003" calcext:value-type="float">
            <text:p>4.7069078894</text:p>
          </table:table-cell>
          <table:table-cell office:value-type="float" office:value="4.66695325368992" calcext:value-type="float">
            <text:p>4.6669532537</text:p>
          </table:table-cell>
          <table:table-cell office:value-type="float" office:value="4.62769957647156" calcext:value-type="float">
            <text:p>4.6276995765</text:p>
          </table:table-cell>
          <table:table-cell office:value-type="float" office:value="4.5893110049668" calcext:value-type="float">
            <text:p>4.589311005</text:p>
          </table:table-cell>
          <table:table-cell office:value-type="float" office:value="4.55140344501706" calcext:value-type="float">
            <text:p>4.551403445</text:p>
          </table:table-cell>
          <table:table-cell office:value-type="float" office:value="4.51432319209746" calcext:value-type="float">
            <text:p>4.5143231921</text:p>
          </table:table-cell>
          <table:table-cell office:value-type="float" office:value="4.52805010245077" calcext:value-type="float">
            <text:p>4.5280501025</text:p>
          </table:table-cell>
          <table:table-cell office:value-type="float" office:value="4.49263030245816" calcext:value-type="float">
            <text:p>4.4926303025</text:p>
          </table:table-cell>
          <table:table-cell office:value-type="float" office:value="4.45696683204955" calcext:value-type="float">
            <text:p>4.456966832</text:p>
          </table:table-cell>
          <table:table-cell office:value-type="float" office:value="4.4675625584678" calcext:value-type="float">
            <text:p>4.4675625585</text:p>
          </table:table-cell>
          <table:table-cell office:value-type="float" office:value="4.43350953670438" calcext:value-type="float">
            <text:p>4.4335095367</text:p>
          </table:table-cell>
          <table:table-cell office:value-type="float" office:value="4.39919656366958" calcext:value-type="float">
            <text:p>4.3991965637</text:p>
          </table:table-cell>
          <table:table-cell office:value-type="float" office:value="4.36742591080729" calcext:value-type="float">
            <text:p>4.3674259108</text:p>
          </table:table-cell>
          <table:table-cell office:value-type="float" office:value="4.33419061434822" calcext:value-type="float">
            <text:p>4.3341906143</text:p>
          </table:table-cell>
          <table:table-cell office:value-type="float" office:value="4.30057261023205" calcext:value-type="float">
            <text:p>4.3005726102</text:p>
          </table:table-cell>
          <table:table-cell office:value-type="float" office:value="4.26838710820994" calcext:value-type="float">
            <text:p>4.2683871082</text:p>
          </table:table-cell>
          <table:table-cell office:value-type="float" office:value="4.23670450465693" calcext:value-type="float">
            <text:p>4.2367045047</text:p>
          </table:table-cell>
          <table:table-cell office:value-type="float" office:value="4.20551310425978" calcext:value-type="float">
            <text:p>4.2055131043</text:p>
          </table:table-cell>
          <table:table-cell office:value-type="float" office:value="4.17391932727094" calcext:value-type="float">
            <text:p>4.1739193273</text:p>
          </table:table-cell>
          <table:table-cell office:value-type="float" office:value="4.14368340762325" calcext:value-type="float">
            <text:p>4.1436834076</text:p>
          </table:table-cell>
          <table:table-cell office:value-type="float" office:value="4.11390560797023" calcext:value-type="float">
            <text:p>4.113905608</text:p>
          </table:table-cell>
          <table:table-cell office:value-type="float" office:value="4.0837132507352" calcext:value-type="float">
            <text:p>4.0837132507</text:p>
          </table:table-cell>
          <table:table-cell office:value-type="float" office:value="4.05482743433735" calcext:value-type="float">
            <text:p>4.0548274343</text:p>
          </table:table-cell>
          <table:table-cell office:value-type="float" office:value="4.02551998738457" calcext:value-type="float">
            <text:p>4.0255199874</text:p>
          </table:table-cell>
          <table:table-cell office:value-type="float" office:value="3.99664353229873" calcext:value-type="float">
            <text:p>3.9966435323</text:p>
          </table:table-cell>
          <table:table-cell office:value-type="float" office:value="4.01635024220739" calcext:value-type="float">
            <text:p>4.0163502422</text:p>
          </table:table-cell>
          <table:table-cell office:value-type="float" office:value="3.98951505134596" calcext:value-type="float">
            <text:p>3.9895150513</text:p>
          </table:table-cell>
          <table:table-cell office:value-type="float" office:value="3.96475572296462" calcext:value-type="float">
            <text:p>3.964755723</text:p>
          </table:table-cell>
          <table:table-cell office:value-type="float" office:value="3.93867242425295" calcext:value-type="float">
            <text:p>3.9386724243</text:p>
          </table:table-cell>
          <table:table-cell office:value-type="float" office:value="3.91329463935706" calcext:value-type="float">
            <text:p>3.9132946394</text:p>
          </table:table-cell>
          <table:table-cell office:value-type="float" office:value="3.90782447708683" calcext:value-type="float">
            <text:p>3.9078244771</text:p>
          </table:table-cell>
          <table:table-cell office:value-type="float" office:value="3.88268650104658" calcext:value-type="float">
            <text:p>3.882686501</text:p>
          </table:table-cell>
          <table:table-cell office:value-type="float" office:value="3.85789766356244" calcext:value-type="float">
            <text:p>3.8578976636</text:p>
          </table:table-cell>
          <table:table-cell office:value-type="float" office:value="3.83261584554337" calcext:value-type="float">
            <text:p>3.8326158455</text:p>
          </table:table-cell>
          <table:table-cell office:value-type="float" office:value="3.80768035379853" calcext:value-type="float">
            <text:p>3.8076803538</text:p>
          </table:table-cell>
          <table:table-cell office:value-type="float" office:value="3.78322684019054" calcext:value-type="float">
            <text:p>3.7832268402</text:p>
          </table:table-cell>
          <table:table-cell office:value-type="float" office:value="3.75896202404599" calcext:value-type="float">
            <text:p>3.758962024</text:p>
          </table:table-cell>
          <table:table-cell office:value-type="float" office:value="3.73516371417605" calcext:value-type="float">
            <text:p>3.7351637142</text:p>
          </table:table-cell>
          <table:table-cell office:value-type="float" office:value="3.71266532110776" calcext:value-type="float">
            <text:p>3.7126653211</text:p>
          </table:table-cell>
          <table:table-cell office:value-type="float" office:value="3.69046492000064" calcext:value-type="float">
            <text:p>3.69046492</text:p>
          </table:table-cell>
          <table:table-cell office:value-type="float" office:value="3.6685566294344" calcext:value-type="float">
            <text:p>3.6685566294</text:p>
          </table:table-cell>
          <table:table-cell office:value-type="float" office:value="3.64693472175138" calcext:value-type="float">
            <text:p>3.6469347218</text:p>
          </table:table-cell>
          <table:table-cell office:value-type="float" office:value="3.62559361806424" calcext:value-type="float">
            <text:p>3.6255936181</text:p>
          </table:table-cell>
          <table:table-cell office:value-type="float" office:value="3.60452788345694" calcext:value-type="float">
            <text:p>3.6045278835</text:p>
          </table:table-cell>
          <table:table-cell office:value-type="float" office:value="3.58373222237024" calcext:value-type="float">
            <text:p>3.5837322224</text:p>
          </table:table-cell>
          <table:table-cell office:value-type="float" office:value="3.56226267861899" calcext:value-type="float">
            <text:p>3.5622626786</text:p>
          </table:table-cell>
          <table:table-cell office:value-type="float" office:value="3.53993090317636" calcext:value-type="float">
            <text:p>3.5399309032</text:p>
          </table:table-cell>
          <table:table-cell office:value-type="float" office:value="3.51788003056948" calcext:value-type="float">
            <text:p>3.5178800306</text:p>
          </table:table-cell>
          <table:table-cell office:value-type="float" office:value="3.49610479387019" calcext:value-type="float">
            <text:p>3.4961047939</text:p>
          </table:table-cell>
          <table:table-cell office:value-type="float" office:value="3.47460005700567" calcext:value-type="float">
            <text:p>3.474600057</text:p>
          </table:table-cell>
          <table:table-cell office:value-type="float" office:value="3.45336081071973" calcext:value-type="float">
            <text:p>3.4533608107</text:p>
          </table:table-cell>
          <table:table-cell office:value-type="float" office:value="3.43238216868269" calcext:value-type="float">
            <text:p>3.4323821687</text:p>
          </table:table-cell>
          <table:table-cell office:value-type="float" office:value="3.41165936374367" calcext:value-type="float">
            <text:p>3.4116593637</text:p>
          </table:table-cell>
          <table:table-cell office:value-type="float" office:value="3.3922736333781" calcext:value-type="float">
            <text:p>3.3922736334</text:p>
          </table:table-cell>
          <table:table-cell office:value-type="float" office:value="3.37243055182589" calcext:value-type="float">
            <text:p>3.3724305518</text:p>
          </table:table-cell>
          <table:table-cell office:value-type="float" office:value="3.35282511196891" calcext:value-type="float">
            <text:p>3.352825112</text:p>
          </table:table-cell>
          <table:table-cell office:value-type="float" office:value="3.33306926105649" calcext:value-type="float">
            <text:p>3.3330692611</text:p>
          </table:table-cell>
          <table:table-cell office:value-type="float" office:value="3.31392874528522" calcext:value-type="float">
            <text:p>3.3139287453</text:p>
          </table:table-cell>
          <table:table-cell office:value-type="float" office:value="3.29501341205243" calcext:value-type="float">
            <text:p>3.2950134121</text:p>
          </table:table-cell>
          <table:table-cell office:value-type="float" office:value="3.27635669603202" calcext:value-type="float">
            <text:p>3.276356696</text:p>
          </table:table-cell>
          <table:table-cell office:value-type="float" office:value="3.25787975068132" calcext:value-type="float">
            <text:p>3.2578797507</text:p>
          </table:table-cell>
          <table:table-cell office:value-type="float" office:value="3.2401580992369" calcext:value-type="float">
            <text:p>3.2401580992</text:p>
          </table:table-cell>
          <table:table-cell office:value-type="float" office:value="3.22276071851384" calcext:value-type="float">
            <text:p>3.2227607185</text:p>
          </table:table-cell>
          <table:table-cell office:value-type="float" office:value="3.20556216499904" calcext:value-type="float">
            <text:p>3.205562165</text:p>
          </table:table-cell>
          <table:table-cell office:value-type="float" office:value="3.18855904959237" calcext:value-type="float">
            <text:p>3.1885590496</text:p>
          </table:table-cell>
          <table:table-cell office:value-type="float" office:value="3.17174805978351" calcext:value-type="float">
            <text:p>3.1717480598</text:p>
          </table:table-cell>
          <table:table-cell office:value-type="float" office:value="3.15512595750059" calcext:value-type="float">
            <text:p>3.1551259575</text:p>
          </table:table-cell>
          <table:table-cell office:value-type="float" office:value="3.13868957703089" calcext:value-type="float">
            <text:p>3.138689577</text:p>
          </table:table-cell>
          <table:table-cell office:value-type="float" office:value="3.12179864657911" calcext:value-type="float">
            <text:p>3.1217986466</text:p>
          </table:table-cell>
          <table:table-cell office:value-type="float" office:value="3.10509435624282" calcext:value-type="float">
            <text:p>3.1050943562</text:p>
          </table:table-cell>
          <table:table-cell office:value-type="float" office:value="3.08821934416832" calcext:value-type="float">
            <text:p>3.0882193442</text:p>
          </table:table-cell>
          <table:table-cell office:value-type="float" office:value="3.07250783875442" calcext:value-type="float">
            <text:p>3.0725078388</text:p>
          </table:table-cell>
          <table:table-cell office:value-type="float" office:value="3.05776814807604" calcext:value-type="float">
            <text:p>3.0577681481</text:p>
          </table:table-cell>
          <table:table-cell office:value-type="float" office:value="3.04318780540499" calcext:value-type="float">
            <text:p>3.0431878054</text:p>
          </table:table-cell>
          <table:table-cell office:value-type="float" office:value="3.02876424061213" calcext:value-type="float">
            <text:p>3.0287642406</text:p>
          </table:table-cell>
          <table:table-cell office:value-type="float" office:value="3.01309342700303" calcext:value-type="float">
            <text:p>3.013093427</text:p>
          </table:table-cell>
          <table:table-cell office:value-type="float" office:value="2.99758932417701" calcext:value-type="float">
            <text:p>2.9975893242</text:p>
          </table:table-cell>
          <table:table-cell office:value-type="float" office:value="2.98224928593116" calcext:value-type="float">
            <text:p>2.9822492859</text:p>
          </table:table-cell>
          <table:table-cell office:value-type="float" office:value="2.9670707217721" calcext:value-type="float">
            <text:p>2.9670707218</text:p>
          </table:table-cell>
          <table:table-cell office:value-type="float" office:value="2.95205109545765" calcext:value-type="float">
            <text:p>2.9520510955</text:p>
          </table:table-cell>
          <table:table-cell office:value-type="float" office:value="2.93685209057861" calcext:value-type="float">
            <text:p>2.9368520906</text:p>
          </table:table-cell>
          <table:table-cell office:value-type="float" office:value="2.92181058834081" calcext:value-type="float">
            <text:p>2.9218105883</text:p>
          </table:table-cell>
          <table:table-cell office:value-type="float" office:value="2.90725652394581" calcext:value-type="float">
            <text:p>2.9072565239</text:p>
          </table:table-cell>
          <table:table-cell office:value-type="float" office:value="2.89285173200614" calcext:value-type="float">
            <text:p>2.892851732</text:p>
          </table:table-cell>
          <table:table-cell office:value-type="float" office:value="2.87859392773933" calcext:value-type="float">
            <text:p>2.8785939277</text:p>
          </table:table-cell>
          <table:table-cell office:value-type="float" office:value="2.86451332390595" calcext:value-type="float">
            <text:p>2.8645133239</text:p>
          </table:table-cell>
          <table:table-cell office:value-type="float" office:value="2.85057494839412" calcext:value-type="float">
            <text:p>2.8505749484</text:p>
          </table:table-cell>
          <table:table-cell office:value-type="float" office:value="2.83677665705829" calcext:value-type="float">
            <text:p>2.8367766571</text:p>
          </table:table-cell>
          <table:table-cell office:value-type="float" office:value="2.82311634863581" calcext:value-type="float">
            <text:p>2.8231163486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3337666063948" calcext:value-type="float">
            <text:p>12.3337666064</text:p>
          </table:table-cell>
          <table:table-cell office:value-type="string" calcext:value-type="string">
            <text:p><text:s/>global min</text:p>
          </table:table-cell>
          <table:table-cell office:value-type="float" office:value="-12.7003897432796" calcext:value-type="float">
            <text:p>-12.7003897433</text:p>
          </table:table-cell>
          <table:table-cell office:value-type="string" calcext:value-type="string">
            <text:p><text:s/>range</text:p>
          </table:table-cell>
          <table:table-cell office:value-type="float" office:value="25.0341563496744" calcext:value-type="float">
            <text:p>25.0341563497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5.4980844402809" calcext:value-type="float">
            <text:p>15.4980844403</text:p>
          </table:table-cell>
          <table:table-cell office:value-type="float" office:value="9.90108091478392" calcext:value-type="float">
            <text:p>9.9010809148</text:p>
          </table:table-cell>
          <table:table-cell office:value-type="float" office:value="6.7997816561291" calcext:value-type="float">
            <text:p>6.7997816561</text:p>
          </table:table-cell>
          <table:table-cell office:value-type="float" office:value="10.9959899115217" calcext:value-type="float">
            <text:p>10.9959899115</text:p>
          </table:table-cell>
          <table:table-cell office:value-type="float" office:value="13.797806426968" calcext:value-type="float">
            <text:p>13.797806427</text:p>
          </table:table-cell>
          <table:table-cell office:value-type="float" office:value="13.935040791973" calcext:value-type="float">
            <text:p>13.935040792</text:p>
          </table:table-cell>
          <table:table-cell office:value-type="float" office:value="13.847003875697" calcext:value-type="float">
            <text:p>13.8470038757</text:p>
          </table:table-cell>
          <table:table-cell office:value-type="float" office:value="14.2320095096194" calcext:value-type="float">
            <text:p>14.2320095096</text:p>
          </table:table-cell>
          <table:table-cell office:value-type="float" office:value="13.2173659306233" calcext:value-type="float">
            <text:p>13.2173659306</text:p>
          </table:table-cell>
          <table:table-cell office:value-type="float" office:value="13.3621080550671" calcext:value-type="float">
            <text:p>13.3621080551</text:p>
          </table:table-cell>
          <table:table-cell office:value-type="float" office:value="12.7662879340389" calcext:value-type="float">
            <text:p>12.766287934</text:p>
          </table:table-cell>
          <table:table-cell office:value-type="float" office:value="13.1546010115202" calcext:value-type="float">
            <text:p>13.1546010115</text:p>
          </table:table-cell>
          <table:table-cell office:value-type="float" office:value="13.5162550333942" calcext:value-type="float">
            <text:p>13.5162550334</text:p>
          </table:table-cell>
          <table:table-cell office:value-type="float" office:value="13.6756189869769" calcext:value-type="float">
            <text:p>13.675618987</text:p>
          </table:table-cell>
          <table:table-cell office:value-type="float" office:value="13.1627471067713" calcext:value-type="float">
            <text:p>13.1627471068</text:p>
          </table:table-cell>
          <table:table-cell office:value-type="float" office:value="12.5470687022532" calcext:value-type="float">
            <text:p>12.5470687023</text:p>
          </table:table-cell>
          <table:table-cell office:value-type="float" office:value="11.9560840655017" calcext:value-type="float">
            <text:p>11.9560840655</text:p>
          </table:table-cell>
          <table:table-cell office:value-type="float" office:value="11.7530194925598" calcext:value-type="float">
            <text:p>11.7530194926</text:p>
          </table:table-cell>
          <table:table-cell office:value-type="float" office:value="11.2915662891748" calcext:value-type="float">
            <text:p>11.2915662892</text:p>
          </table:table-cell>
          <table:table-cell office:value-type="float" office:value="11.6992211262246" calcext:value-type="float">
            <text:p>11.6992211262</text:p>
          </table:table-cell>
          <table:table-cell office:value-type="float" office:value="11.8967500702492" calcext:value-type="float">
            <text:p>11.8967500702</text:p>
          </table:table-cell>
          <table:table-cell office:value-type="float" office:value="11.5188149249592" calcext:value-type="float">
            <text:p>11.518814925</text:p>
          </table:table-cell>
          <table:table-cell office:value-type="float" office:value="11.3344699901288" calcext:value-type="float">
            <text:p>11.3344699901</text:p>
          </table:table-cell>
          <table:table-cell office:value-type="float" office:value="11.0421180164366" calcext:value-type="float">
            <text:p>11.0421180164</text:p>
          </table:table-cell>
          <table:table-cell office:value-type="float" office:value="10.9235992720279" calcext:value-type="float">
            <text:p>10.923599272</text:p>
          </table:table-cell>
          <table:table-cell office:value-type="float" office:value="10.6524958804652" calcext:value-type="float">
            <text:p>10.6524958805</text:p>
          </table:table-cell>
          <table:table-cell office:value-type="float" office:value="10.5247525171725" calcext:value-type="float">
            <text:p>10.5247525172</text:p>
          </table:table-cell>
          <table:table-cell office:value-type="float" office:value="10.4345152855067" calcext:value-type="float">
            <text:p>10.4345152855</text:p>
          </table:table-cell>
          <table:table-cell office:value-type="float" office:value="10.3365690000803" calcext:value-type="float">
            <text:p>10.3365690001</text:p>
          </table:table-cell>
          <table:table-cell office:value-type="float" office:value="9.99887833656034" calcext:value-type="float">
            <text:p>9.9988783366</text:p>
          </table:table-cell>
          <table:table-cell office:value-type="float" office:value="9.88290587154397" calcext:value-type="float">
            <text:p>9.8829058715</text:p>
          </table:table-cell>
          <table:table-cell office:value-type="float" office:value="9.78496087815928" calcext:value-type="float">
            <text:p>9.7849608782</text:p>
          </table:table-cell>
          <table:table-cell office:value-type="float" office:value="9.56298630092453" calcext:value-type="float">
            <text:p>9.5629863009</text:p>
          </table:table-cell>
          <table:table-cell office:value-type="float" office:value="9.546563027792" calcext:value-type="float">
            <text:p>9.5465630278</text:p>
          </table:table-cell>
          <table:table-cell office:value-type="float" office:value="9.37429464157096" calcext:value-type="float">
            <text:p>9.3742946416</text:p>
          </table:table-cell>
          <table:table-cell office:value-type="float" office:value="9.50326130044433" calcext:value-type="float">
            <text:p>9.5032613004</text:p>
          </table:table-cell>
          <table:table-cell office:value-type="float" office:value="9.24980161645607" calcext:value-type="float">
            <text:p>9.2498016165</text:p>
          </table:table-cell>
          <table:table-cell office:value-type="float" office:value="9.00968191583561" calcext:value-type="float">
            <text:p>9.0096819158</text:p>
          </table:table-cell>
          <table:table-cell office:value-type="float" office:value="9.07848980607948" calcext:value-type="float">
            <text:p>9.0784898061</text:p>
          </table:table-cell>
          <table:table-cell office:value-type="float" office:value="8.94108198277426" calcext:value-type="float">
            <text:p>8.9410819828</text:p>
          </table:table-cell>
          <table:table-cell office:value-type="float" office:value="8.78384059789476" calcext:value-type="float">
            <text:p>8.7838405979</text:p>
          </table:table-cell>
          <table:table-cell office:value-type="float" office:value="8.74217579648407" calcext:value-type="float">
            <text:p>8.7421757965</text:p>
          </table:table-cell>
          <table:table-cell office:value-type="float" office:value="8.53893716820129" calcext:value-type="float">
            <text:p>8.5389371682</text:p>
          </table:table-cell>
          <table:table-cell office:value-type="float" office:value="8.37041506969512" calcext:value-type="float">
            <text:p>8.3704150697</text:p>
          </table:table-cell>
          <table:table-cell office:value-type="float" office:value="8.28572773007566" calcext:value-type="float">
            <text:p>8.2857277301</text:p>
          </table:table-cell>
          <table:table-cell office:value-type="float" office:value="8.10925930213258" calcext:value-type="float">
            <text:p>8.1092593021</text:p>
          </table:table-cell>
          <table:table-cell office:value-type="float" office:value="7.95104982871592" calcext:value-type="float">
            <text:p>7.9510498287</text:p>
          </table:table-cell>
          <table:table-cell office:value-type="float" office:value="7.7860469437284" calcext:value-type="float">
            <text:p>7.7860469437</text:p>
          </table:table-cell>
          <table:table-cell office:value-type="float" office:value="7.65333947474364" calcext:value-type="float">
            <text:p>7.6533394747</text:p>
          </table:table-cell>
          <table:table-cell office:value-type="float" office:value="7.55839528832877" calcext:value-type="float">
            <text:p>7.5583952883</text:p>
          </table:table-cell>
          <table:table-cell office:value-type="float" office:value="7.50734844065872" calcext:value-type="float">
            <text:p>7.5073484407</text:p>
          </table:table-cell>
          <table:table-cell office:value-type="float" office:value="7.42666659823224" calcext:value-type="float">
            <text:p>7.4266665982</text:p>
          </table:table-cell>
          <table:table-cell office:value-type="float" office:value="7.33571219501408" calcext:value-type="float">
            <text:p>7.335712195</text:p>
          </table:table-cell>
          <table:table-cell office:value-type="float" office:value="7.2675295049225" calcext:value-type="float">
            <text:p>7.2675295049</text:p>
          </table:table-cell>
          <table:table-cell office:value-type="float" office:value="7.13845042382743" calcext:value-type="float">
            <text:p>7.1384504238</text:p>
          </table:table-cell>
          <table:table-cell office:value-type="float" office:value="7.08783661963921" calcext:value-type="float">
            <text:p>7.0878366196</text:p>
          </table:table-cell>
          <table:table-cell office:value-type="float" office:value="6.96498898242837" calcext:value-type="float">
            <text:p>6.9649889824</text:p>
          </table:table-cell>
          <table:table-cell office:value-type="float" office:value="6.90855485686578" calcext:value-type="float">
            <text:p>6.9085548569</text:p>
          </table:table-cell>
          <table:table-cell office:value-type="float" office:value="6.8028745042333" calcext:value-type="float">
            <text:p>6.8028745042</text:p>
          </table:table-cell>
          <table:table-cell office:value-type="float" office:value="6.69229626324098" calcext:value-type="float">
            <text:p>6.6922962632</text:p>
          </table:table-cell>
          <table:table-cell office:value-type="float" office:value="6.59362606304931" calcext:value-type="float">
            <text:p>6.593626063</text:p>
          </table:table-cell>
          <table:table-cell office:value-type="float" office:value="6.55669785863379" calcext:value-type="float">
            <text:p>6.5566978586</text:p>
          </table:table-cell>
          <table:table-cell office:value-type="float" office:value="6.46117104384083" calcext:value-type="float">
            <text:p>6.4611710438</text:p>
          </table:table-cell>
          <table:table-cell office:value-type="float" office:value="6.36155151657179" calcext:value-type="float">
            <text:p>6.3615515166</text:p>
          </table:table-cell>
          <table:table-cell office:value-type="float" office:value="6.26626887854289" calcext:value-type="float">
            <text:p>6.2662688785</text:p>
          </table:table-cell>
          <table:table-cell office:value-type="float" office:value="6.17948463078735" calcext:value-type="float">
            <text:p>6.1794846308</text:p>
          </table:table-cell>
          <table:table-cell office:value-type="float" office:value="6.12382922784848" calcext:value-type="float">
            <text:p>6.1238292278</text:p>
          </table:table-cell>
          <table:table-cell office:value-type="float" office:value="6.03624615162561" calcext:value-type="float">
            <text:p>6.0362461516</text:p>
          </table:table-cell>
          <table:table-cell office:value-type="float" office:value="5.99138678456776" calcext:value-type="float">
            <text:p>5.9913867846</text:p>
          </table:table-cell>
          <table:table-cell office:value-type="float" office:value="5.9101218413347" calcext:value-type="float">
            <text:p>5.9101218413</text:p>
          </table:table-cell>
          <table:table-cell office:value-type="float" office:value="5.83082750074607" calcext:value-type="float">
            <text:p>5.8308275007</text:p>
          </table:table-cell>
          <table:table-cell office:value-type="float" office:value="5.75571689429509" calcext:value-type="float">
            <text:p>5.7557168943</text:p>
          </table:table-cell>
          <table:table-cell office:value-type="float" office:value="5.68266411267839" calcext:value-type="float">
            <text:p>5.6826641127</text:p>
          </table:table-cell>
          <table:table-cell office:value-type="float" office:value="5.60865309891896" calcext:value-type="float">
            <text:p>5.6086530989</text:p>
          </table:table-cell>
          <table:table-cell office:value-type="float" office:value="5.57367650597665" calcext:value-type="float">
            <text:p>5.573676506</text:p>
          </table:table-cell>
          <table:table-cell office:value-type="float" office:value="5.50255155253871" calcext:value-type="float">
            <text:p>5.5025515525</text:p>
          </table:table-cell>
          <table:table-cell office:value-type="float" office:value="5.43502284092462" calcext:value-type="float">
            <text:p>5.4350228409</text:p>
          </table:table-cell>
          <table:table-cell office:value-type="float" office:value="5.40437671957811" calcext:value-type="float">
            <text:p>5.4043767196</text:p>
          </table:table-cell>
          <table:table-cell office:value-type="float" office:value="5.40397041263421" calcext:value-type="float">
            <text:p>5.4039704126</text:p>
          </table:table-cell>
          <table:table-cell office:value-type="float" office:value="5.33899389615729" calcext:value-type="float">
            <text:p>5.3389938962</text:p>
          </table:table-cell>
          <table:table-cell office:value-type="float" office:value="5.39577962986062" calcext:value-type="float">
            <text:p>5.3957796299</text:p>
          </table:table-cell>
          <table:table-cell office:value-type="float" office:value="5.33513431530471" calcext:value-type="float">
            <text:p>5.3351343153</text:p>
          </table:table-cell>
          <table:table-cell office:value-type="float" office:value="5.27333569818634" calcext:value-type="float">
            <text:p>5.2733356982</text:p>
          </table:table-cell>
          <table:table-cell office:value-type="float" office:value="5.31325874764579" calcext:value-type="float">
            <text:p>5.3132587476</text:p>
          </table:table-cell>
          <table:table-cell office:value-type="float" office:value="5.25572468986497" calcext:value-type="float">
            <text:p>5.2557246899</text:p>
          </table:table-cell>
          <table:table-cell office:value-type="float" office:value="5.24662402405586" calcext:value-type="float">
            <text:p>5.2466240241</text:p>
          </table:table-cell>
          <table:table-cell office:value-type="float" office:value="5.18953896239478" calcext:value-type="float">
            <text:p>5.1895389624</text:p>
          </table:table-cell>
          <table:table-cell office:value-type="float" office:value="5.13080048809191" calcext:value-type="float">
            <text:p>5.1308004881</text:p>
          </table:table-cell>
          <table:table-cell office:value-type="float" office:value="5.07986096731357" calcext:value-type="float">
            <text:p>5.0798609673</text:p>
          </table:table-cell>
          <table:table-cell office:value-type="float" office:value="5.03005343588585" calcext:value-type="float">
            <text:p>5.0300534359</text:p>
          </table:table-cell>
          <table:table-cell office:value-type="float" office:value="4.98361463660811" calcext:value-type="float">
            <text:p>4.9836146366</text:p>
          </table:table-cell>
          <table:table-cell office:value-type="float" office:value="4.9381853764451" calcext:value-type="float">
            <text:p>4.9381853764</text:p>
          </table:table-cell>
          <table:table-cell office:value-type="float" office:value="4.88530761136227" calcext:value-type="float">
            <text:p>4.8853076114</text:p>
          </table:table-cell>
          <table:table-cell office:value-type="float" office:value="4.880486630212" calcext:value-type="float">
            <text:p>4.8804866302</text:p>
          </table:table-cell>
          <table:table-cell office:value-type="float" office:value="4.87532954706453" calcext:value-type="float">
            <text:p>4.8753295471</text:p>
          </table:table-cell>
          <table:table-cell office:value-type="float" office:value="4.82475896036325" calcext:value-type="float">
            <text:p>4.8247589604</text:p>
          </table:table-cell>
          <table:table-cell office:value-type="float" office:value="4.77523106617128" calcext:value-type="float">
            <text:p>4.7752310662</text:p>
          </table:table-cell>
          <table:table-cell office:value-type="float" office:value="4.7347095522472" calcext:value-type="float">
            <text:p>4.7347095522</text:p>
          </table:table-cell>
          <table:table-cell office:value-type="float" office:value="4.68709181155523" calcext:value-type="float">
            <text:p>4.6870918116</text:p>
          </table:table-cell>
          <table:table-cell office:value-type="float" office:value="4.6404264256771" calcext:value-type="float">
            <text:p>4.6404264257</text:p>
          </table:table-cell>
          <table:table-cell office:value-type="float" office:value="4.62100379621229" calcext:value-type="float">
            <text:p>4.6210037962</text:p>
          </table:table-cell>
          <table:table-cell office:value-type="float" office:value="4.57590133961945" calcext:value-type="float">
            <text:p>4.5759013396</text:p>
          </table:table-cell>
          <table:table-cell office:value-type="float" office:value="4.71403549850141" calcext:value-type="float">
            <text:p>4.7140354985</text:p>
          </table:table-cell>
          <table:table-cell office:value-type="float" office:value="4.79509416056003" calcext:value-type="float">
            <text:p>4.7950941606</text:p>
          </table:table-cell>
          <table:table-cell office:value-type="float" office:value="4.75708490857004" calcext:value-type="float">
            <text:p>4.7570849086</text:p>
          </table:table-cell>
          <table:table-cell office:value-type="float" office:value="4.71240064739242" calcext:value-type="float">
            <text:p>4.7124006474</text:p>
          </table:table-cell>
          <table:table-cell office:value-type="float" office:value="4.66894725896656" calcext:value-type="float">
            <text:p>4.668947259</text:p>
          </table:table-cell>
          <table:table-cell office:value-type="float" office:value="4.66630978934254" calcext:value-type="float">
            <text:p>4.6663097893</text:p>
          </table:table-cell>
          <table:table-cell office:value-type="float" office:value="4.62897835218178" calcext:value-type="float">
            <text:p>4.6289783522</text:p>
          </table:table-cell>
          <table:table-cell office:value-type="float" office:value="4.58708357828687" calcext:value-type="float">
            <text:p>4.5870835783</text:p>
          </table:table-cell>
          <table:table-cell office:value-type="float" office:value="4.54632506033677" calcext:value-type="float">
            <text:p>4.5463250603</text:p>
          </table:table-cell>
          <table:table-cell office:value-type="float" office:value="4.55709498563677" calcext:value-type="float">
            <text:p>4.5570949856</text:p>
          </table:table-cell>
          <table:table-cell office:value-type="float" office:value="4.52205151796582" calcext:value-type="float">
            <text:p>4.522051518</text:p>
          </table:table-cell>
          <table:table-cell office:value-type="float" office:value="4.49505573059957" calcext:value-type="float">
            <text:p>4.4950557306</text:p>
          </table:table-cell>
          <table:table-cell office:value-type="float" office:value="4.45599363537979" calcext:value-type="float">
            <text:p>4.4559936354</text:p>
          </table:table-cell>
          <table:table-cell office:value-type="float" office:value="4.41760502456035" calcext:value-type="float">
            <text:p>4.4176050246</text:p>
          </table:table-cell>
          <table:table-cell office:value-type="float" office:value="4.40456789600304" calcext:value-type="float">
            <text:p>4.404567896</text:p>
          </table:table-cell>
          <table:table-cell office:value-type="float" office:value="4.3915096383703" calcext:value-type="float">
            <text:p>4.3915096384</text:p>
          </table:table-cell>
          <table:table-cell office:value-type="float" office:value="4.35463068998336" calcext:value-type="float">
            <text:p>4.35463069</text:p>
          </table:table-cell>
          <table:table-cell office:value-type="float" office:value="4.35420941247755" calcext:value-type="float">
            <text:p>4.3542094125</text:p>
          </table:table-cell>
          <table:table-cell office:value-type="float" office:value="4.32315960856302" calcext:value-type="float">
            <text:p>4.3231596086</text:p>
          </table:table-cell>
          <table:table-cell office:value-type="float" office:value="4.32996346549517" calcext:value-type="float">
            <text:p>4.3299634655</text:p>
          </table:table-cell>
          <table:table-cell office:value-type="float" office:value="4.29476051049114" calcext:value-type="float">
            <text:p>4.2947605105</text:p>
          </table:table-cell>
          <table:table-cell office:value-type="float" office:value="4.26012534508395" calcext:value-type="float">
            <text:p>4.2601253451</text:p>
          </table:table-cell>
          <table:table-cell office:value-type="float" office:value="4.22604434232328" calcext:value-type="float">
            <text:p>4.2260443423</text:p>
          </table:table-cell>
          <table:table-cell office:value-type="float" office:value="4.19888623406366" calcext:value-type="float">
            <text:p>4.1988862341</text:p>
          </table:table-cell>
          <table:table-cell office:value-type="float" office:value="4.16631931951061" calcext:value-type="float">
            <text:p>4.1663193195</text:p>
          </table:table-cell>
          <table:table-cell office:value-type="float" office:value="4.13426126299744" calcext:value-type="float">
            <text:p>4.134261263</text:p>
          </table:table-cell>
          <table:table-cell office:value-type="float" office:value="4.10270023061627" calcext:value-type="float">
            <text:p>4.1027002306</text:p>
          </table:table-cell>
          <table:table-cell office:value-type="float" office:value="4.07129909979416" calcext:value-type="float">
            <text:p>4.0712990998</text:p>
          </table:table-cell>
          <table:table-cell office:value-type="float" office:value="4.04070054243562" calcext:value-type="float">
            <text:p>4.0407005424</text:p>
          </table:table-cell>
          <table:table-cell office:value-type="float" office:value="4.01056559958252" calcext:value-type="float">
            <text:p>4.0105655996</text:p>
          </table:table-cell>
          <table:table-cell office:value-type="float" office:value="3.9808838137648" calcext:value-type="float">
            <text:p>3.9808838138</text:p>
          </table:table-cell>
          <table:table-cell office:value-type="float" office:value="3.9516450396757" calcext:value-type="float">
            <text:p>3.9516450397</text:p>
          </table:table-cell>
          <table:table-cell office:value-type="float" office:value="3.94059433441449" calcext:value-type="float">
            <text:p>3.9405943344</text:p>
          </table:table-cell>
          <table:table-cell office:value-type="float" office:value="3.91161937607321" calcext:value-type="float">
            <text:p>3.9116193761</text:p>
          </table:table-cell>
          <table:table-cell office:value-type="float" office:value="3.8830674098245" calcext:value-type="float">
            <text:p>3.8830674098</text:p>
          </table:table-cell>
          <table:table-cell office:value-type="float" office:value="3.88198319484974" calcext:value-type="float">
            <text:p>3.8819831948</text:p>
          </table:table-cell>
          <table:table-cell office:value-type="float" office:value="3.85607125574681" calcext:value-type="float">
            <text:p>3.8560712557</text:p>
          </table:table-cell>
          <table:table-cell office:value-type="float" office:value="3.87246128169636" calcext:value-type="float">
            <text:p>3.8724612817</text:p>
          </table:table-cell>
          <table:table-cell office:value-type="float" office:value="3.84698441912788" calcext:value-type="float">
            <text:p>3.8469844191</text:p>
          </table:table-cell>
          <table:table-cell office:value-type="float" office:value="3.82077504288669" calcext:value-type="float">
            <text:p>3.8207750429</text:p>
          </table:table-cell>
          <table:table-cell office:value-type="float" office:value="3.79701342605725" calcext:value-type="float">
            <text:p>3.7970134261</text:p>
          </table:table-cell>
          <table:table-cell office:value-type="float" office:value="3.7773673467348" calcext:value-type="float">
            <text:p>3.7773673467</text:p>
          </table:table-cell>
          <table:table-cell office:value-type="float" office:value="3.77126316491839" calcext:value-type="float">
            <text:p>3.7712631649</text:p>
          </table:table-cell>
          <table:table-cell office:value-type="float" office:value="3.74827064728205" calcext:value-type="float">
            <text:p>3.7482706473</text:p>
          </table:table-cell>
          <table:table-cell office:value-type="float" office:value="3.72833132051308" calcext:value-type="float">
            <text:p>3.7283313205</text:p>
          </table:table-cell>
          <table:table-cell office:value-type="float" office:value="3.70315958713343" calcext:value-type="float">
            <text:p>3.7031595871</text:p>
          </table:table-cell>
          <table:table-cell office:value-type="float" office:value="3.67832572936961" calcext:value-type="float">
            <text:p>3.6783257294</text:p>
          </table:table-cell>
          <table:table-cell office:value-type="float" office:value="3.6538229897093" calcext:value-type="float">
            <text:p>3.6538229897</text:p>
          </table:table-cell>
          <table:table-cell office:value-type="float" office:value="3.62964478964715" calcext:value-type="float">
            <text:p>3.6296447896</text:p>
          </table:table-cell>
          <table:table-cell office:value-type="float" office:value="3.60578472379634" calcext:value-type="float">
            <text:p>3.6057847238</text:p>
          </table:table-cell>
          <table:table-cell office:value-type="float" office:value="3.58221750337938" calcext:value-type="float">
            <text:p>3.5822175034</text:p>
          </table:table-cell>
          <table:table-cell office:value-type="float" office:value="3.55895635076003" calcext:value-type="float">
            <text:p>3.5589563508</text:p>
          </table:table-cell>
          <table:table-cell office:value-type="float" office:value="3.53599534204545" calcext:value-type="float">
            <text:p>3.535995342</text:p>
          </table:table-cell>
          <table:table-cell office:value-type="float" office:value="3.51332870523746" calcext:value-type="float">
            <text:p>3.5133287052</text:p>
          </table:table-cell>
          <table:table-cell office:value-type="float" office:value="3.49202202587094" calcext:value-type="float">
            <text:p>3.4920220259</text:p>
          </table:table-cell>
          <table:table-cell office:value-type="float" office:value="3.49716161677864" calcext:value-type="float">
            <text:p>3.4971616168</text:p>
          </table:table-cell>
          <table:table-cell office:value-type="float" office:value="3.47556241218145" calcext:value-type="float">
            <text:p>3.4755624122</text:p>
          </table:table-cell>
          <table:table-cell office:value-type="float" office:value="3.45559154497745" calcext:value-type="float">
            <text:p>3.455591545</text:p>
          </table:table-cell>
          <table:table-cell office:value-type="float" office:value="3.43783745549821" calcext:value-type="float">
            <text:p>3.4378374555</text:p>
          </table:table-cell>
          <table:table-cell office:value-type="float" office:value="3.41922650723141" calcext:value-type="float">
            <text:p>3.4192265072</text:p>
          </table:table-cell>
          <table:table-cell office:value-type="float" office:value="3.39837575089098" calcext:value-type="float">
            <text:p>3.3983757509</text:p>
          </table:table-cell>
          <table:table-cell office:value-type="float" office:value="3.38023238555796" calcext:value-type="float">
            <text:p>3.3802323856</text:p>
          </table:table-cell>
          <table:table-cell office:value-type="float" office:value="3.35974612867579" calcext:value-type="float">
            <text:p>3.3597461287</text:p>
          </table:table-cell>
          <table:table-cell office:value-type="float" office:value="3.3395066941657" calcext:value-type="float">
            <text:p>3.3395066942</text:p>
          </table:table-cell>
          <table:table-cell office:value-type="float" office:value="3.31950964809285" calcext:value-type="float">
            <text:p>3.3195096481</text:p>
          </table:table-cell>
          <table:table-cell office:value-type="float" office:value="3.32292128255548" calcext:value-type="float">
            <text:p>3.3229212826</text:p>
          </table:table-cell>
          <table:table-cell office:value-type="float" office:value="3.32216831136458" calcext:value-type="float">
            <text:p>3.3221683114</text:p>
          </table:table-cell>
          <table:table-cell office:value-type="float" office:value="3.30735627836603" calcext:value-type="float">
            <text:p>3.3073562784</text:p>
          </table:table-cell>
          <table:table-cell office:value-type="float" office:value="3.29412301828628" calcext:value-type="float">
            <text:p>3.2941230183</text:p>
          </table:table-cell>
          <table:table-cell office:value-type="float" office:value="3.27497114027298" calcext:value-type="float">
            <text:p>3.2749711403</text:p>
          </table:table-cell>
          <table:table-cell office:value-type="float" office:value="3.25604067125407" calcext:value-type="float">
            <text:p>3.2560406713</text:p>
          </table:table-cell>
          <table:table-cell office:value-type="float" office:value="3.23732779383307" calcext:value-type="float">
            <text:p>3.2373277938</text:p>
          </table:table-cell>
          <table:table-cell office:value-type="float" office:value="3.21894622486112" calcext:value-type="float">
            <text:p>3.2189462249</text:p>
          </table:table-cell>
          <table:table-cell office:value-type="float" office:value="3.20077353735476" calcext:value-type="float">
            <text:p>3.2007735374</text:p>
          </table:table-cell>
          <table:table-cell office:value-type="float" office:value="3.18280619095017" calcext:value-type="float">
            <text:p>3.182806191</text:p>
          </table:table-cell>
          <table:table-cell office:value-type="float" office:value="3.16504072484226" calcext:value-type="float">
            <text:p>3.1650407248</text:p>
          </table:table-cell>
          <table:table-cell office:value-type="float" office:value="3.14747375556237" calcext:value-type="float">
            <text:p>3.1474737556</text:p>
          </table:table-cell>
          <table:table-cell office:value-type="float" office:value="3.13033716850828" calcext:value-type="float">
            <text:p>3.1303371685</text:p>
          </table:table-cell>
          <table:table-cell office:value-type="float" office:value="3.11315604174161" calcext:value-type="float">
            <text:p>3.1131560417</text:p>
          </table:table-cell>
          <table:table-cell office:value-type="float" office:value="3.09606680404152" calcext:value-type="float">
            <text:p>3.096066804</text:p>
          </table:table-cell>
          <table:table-cell office:value-type="float" office:value="3.07949205694744" calcext:value-type="float">
            <text:p>3.0794920569</text:p>
          </table:table-cell>
          <table:table-cell office:value-type="float" office:value="3.0788645988975" calcext:value-type="float">
            <text:p>3.0788645989</text:p>
          </table:table-cell>
          <table:table-cell office:value-type="float" office:value="3.06373681003612" calcext:value-type="float">
            <text:p>3.06373681</text:p>
          </table:table-cell>
          <table:table-cell office:value-type="float" office:value="3.05088561240985" calcext:value-type="float">
            <text:p>3.0508856124</text:p>
          </table:table-cell>
          <table:table-cell office:value-type="float" office:value="3.03502804923451" calcext:value-type="float">
            <text:p>3.0350280492</text:p>
          </table:table-cell>
          <table:table-cell office:value-type="float" office:value="3.019550522339" calcext:value-type="float">
            <text:p>3.0195505223</text:p>
          </table:table-cell>
          <table:table-cell office:value-type="float" office:value="3.02252285609809" calcext:value-type="float">
            <text:p>3.0225228561</text:p>
          </table:table-cell>
          <table:table-cell office:value-type="float" office:value="3.00677753237818" calcext:value-type="float">
            <text:p>3.0067775324</text:p>
          </table:table-cell>
          <table:table-cell office:value-type="float" office:value="2.99148299712291" calcext:value-type="float">
            <text:p>2.9914829971</text:p>
          </table:table-cell>
          <table:table-cell office:value-type="float" office:value="2.9886657556477" calcext:value-type="float">
            <text:p>2.9886657556</text:p>
          </table:table-cell>
          <table:table-cell office:value-type="float" office:value="2.97382942008931" calcext:value-type="float">
            <text:p>2.9738294201</text:p>
          </table:table-cell>
          <table:table-cell office:value-type="float" office:value="2.95956148026658" calcext:value-type="float">
            <text:p>2.9595614803</text:p>
          </table:table-cell>
          <table:table-cell office:value-type="float" office:value="2.9448228126684" calcext:value-type="float">
            <text:p>2.9448228127</text:p>
          </table:table-cell>
          <table:table-cell office:value-type="float" office:value="2.93023453963755" calcext:value-type="float">
            <text:p>2.9302345396</text:p>
          </table:table-cell>
          <table:table-cell office:value-type="float" office:value="2.92187487681439" calcext:value-type="float">
            <text:p>2.9218748768</text:p>
          </table:table-cell>
          <table:table-cell office:value-type="float" office:value="2.92837501470263" calcext:value-type="float">
            <text:p>2.9283750147</text:p>
          </table:table-cell>
          <table:table-cell office:value-type="float" office:value="2.91381489578108" calcext:value-type="float">
            <text:p>2.9138148958</text:p>
          </table:table-cell>
          <table:table-cell office:value-type="float" office:value="2.91812363946346" calcext:value-type="float">
            <text:p>2.918123639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12.0578529774045" calcext:value-type="float">
            <text:p>12.0578529774</text:p>
          </table:table-cell>
          <table:table-cell office:value-type="string" calcext:value-type="string">
            <text:p><text:s/>global min</text:p>
          </table:table-cell>
          <table:table-cell office:value-type="float" office:value="-12.331818063382" calcext:value-type="float">
            <text:p>-12.3318180634</text:p>
          </table:table-cell>
          <table:table-cell office:value-type="string" calcext:value-type="string">
            <text:p><text:s/>range</text:p>
          </table:table-cell>
          <table:table-cell office:value-type="float" office:value="24.3896710407866" calcext:value-type="float">
            <text:p>24.3896710408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5.65532802759034" calcext:value-type="float">
            <text:p>5.6553280276</text:p>
          </table:table-cell>
          <table:table-cell office:value-type="float" office:value="6.52842255576765" calcext:value-type="float">
            <text:p>6.5284225558</text:p>
          </table:table-cell>
          <table:table-cell office:value-type="float" office:value="6.83842416088618" calcext:value-type="float">
            <text:p>6.8384241609</text:p>
          </table:table-cell>
          <table:table-cell office:value-type="float" office:value="11.2175346724546" calcext:value-type="float">
            <text:p>11.2175346725</text:p>
          </table:table-cell>
          <table:table-cell office:value-type="float" office:value="10.5959673680088" calcext:value-type="float">
            <text:p>10.595967368</text:p>
          </table:table-cell>
          <table:table-cell office:value-type="float" office:value="11.7349256774839" calcext:value-type="float">
            <text:p>11.7349256775</text:p>
          </table:table-cell>
          <table:table-cell office:value-type="float" office:value="12.5650214195322" calcext:value-type="float">
            <text:p>12.5650214195</text:p>
          </table:table-cell>
          <table:table-cell office:value-type="float" office:value="13.0350020222283" calcext:value-type="float">
            <text:p>13.0350020222</text:p>
          </table:table-cell>
          <table:table-cell office:value-type="float" office:value="12.8380900614436" calcext:value-type="float">
            <text:p>12.8380900614</text:p>
          </table:table-cell>
          <table:table-cell office:value-type="float" office:value="12.9479702150556" calcext:value-type="float">
            <text:p>12.9479702151</text:p>
          </table:table-cell>
          <table:table-cell office:value-type="float" office:value="12.1432035915956" calcext:value-type="float">
            <text:p>12.1432035916</text:p>
          </table:table-cell>
          <table:table-cell office:value-type="float" office:value="12.0031591011457" calcext:value-type="float">
            <text:p>12.0031591011</text:p>
          </table:table-cell>
          <table:table-cell office:value-type="float" office:value="11.3434053441011" calcext:value-type="float">
            <text:p>11.3434053441</text:p>
          </table:table-cell>
          <table:table-cell office:value-type="float" office:value="10.9453609121387" calcext:value-type="float">
            <text:p>10.9453609121</text:p>
          </table:table-cell>
          <table:table-cell office:value-type="float" office:value="11.1579071619484" calcext:value-type="float">
            <text:p>11.1579071619</text:p>
          </table:table-cell>
          <table:table-cell office:value-type="float" office:value="10.5209358878003" calcext:value-type="float">
            <text:p>10.5209358878</text:p>
          </table:table-cell>
          <table:table-cell office:value-type="float" office:value="10.7018893641752" calcext:value-type="float">
            <text:p>10.7018893642</text:p>
          </table:table-cell>
          <table:table-cell office:value-type="float" office:value="10.9392200200197" calcext:value-type="float">
            <text:p>10.93922002</text:p>
          </table:table-cell>
          <table:table-cell office:value-type="float" office:value="10.6255766165502" calcext:value-type="float">
            <text:p>10.6255766166</text:p>
          </table:table-cell>
          <table:table-cell office:value-type="float" office:value="10.7181759724478" calcext:value-type="float">
            <text:p>10.7181759724</text:p>
          </table:table-cell>
          <table:table-cell office:value-type="float" office:value="10.969273344154" calcext:value-type="float">
            <text:p>10.9692733442</text:p>
          </table:table-cell>
          <table:table-cell office:value-type="float" office:value="10.8686284666855" calcext:value-type="float">
            <text:p>10.8686284667</text:p>
          </table:table-cell>
          <table:table-cell office:value-type="float" office:value="11.3545422095742" calcext:value-type="float">
            <text:p>11.3545422096</text:p>
          </table:table-cell>
          <table:table-cell office:value-type="float" office:value="11.2862182167744" calcext:value-type="float">
            <text:p>11.2862182168</text:p>
          </table:table-cell>
          <table:table-cell office:value-type="float" office:value="11.3700418661327" calcext:value-type="float">
            <text:p>11.3700418661</text:p>
          </table:table-cell>
          <table:table-cell office:value-type="float" office:value="11.2404827479001" calcext:value-type="float">
            <text:p>11.2404827479</text:p>
          </table:table-cell>
          <table:table-cell office:value-type="float" office:value="10.8306349459684" calcext:value-type="float">
            <text:p>10.830634946</text:p>
          </table:table-cell>
          <table:table-cell office:value-type="float" office:value="10.6522208096071" calcext:value-type="float">
            <text:p>10.6522208096</text:p>
          </table:table-cell>
          <table:table-cell office:value-type="float" office:value="10.4300101560336" calcext:value-type="float">
            <text:p>10.430010156</text:p>
          </table:table-cell>
          <table:table-cell office:value-type="float" office:value="10.3244851695773" calcext:value-type="float">
            <text:p>10.3244851696</text:p>
          </table:table-cell>
          <table:table-cell office:value-type="float" office:value="10.1745931641176" calcext:value-type="float">
            <text:p>10.1745931641</text:p>
          </table:table-cell>
          <table:table-cell office:value-type="float" office:value="9.86006682184376" calcext:value-type="float">
            <text:p>9.8600668218</text:p>
          </table:table-cell>
          <table:table-cell office:value-type="float" office:value="9.56199391524335" calcext:value-type="float">
            <text:p>9.5619939152</text:p>
          </table:table-cell>
          <table:table-cell office:value-type="float" office:value="9.30105885393379" calcext:value-type="float">
            <text:p>9.3010588539</text:p>
          </table:table-cell>
          <table:table-cell office:value-type="float" office:value="9.04230736611098" calcext:value-type="float">
            <text:p>9.0423073661</text:p>
          </table:table-cell>
          <table:table-cell office:value-type="float" office:value="9.0196071358793" calcext:value-type="float">
            <text:p>9.0196071359</text:p>
          </table:table-cell>
          <table:table-cell office:value-type="float" office:value="8.78013175933477" calcext:value-type="float">
            <text:p>8.7801317593</text:p>
          </table:table-cell>
          <table:table-cell office:value-type="float" office:value="8.70093837873721" calcext:value-type="float">
            <text:p>8.7009383787</text:p>
          </table:table-cell>
          <table:table-cell office:value-type="float" office:value="8.49904065531161" calcext:value-type="float">
            <text:p>8.4990406553</text:p>
          </table:table-cell>
          <table:table-cell office:value-type="float" office:value="8.29268355843221" calcext:value-type="float">
            <text:p>8.2926835584</text:p>
          </table:table-cell>
          <table:table-cell office:value-type="float" office:value="8.0926700195488" calcext:value-type="float">
            <text:p>8.0926700195</text:p>
          </table:table-cell>
          <table:table-cell office:value-type="float" office:value="7.91341087243658" calcext:value-type="float">
            <text:p>7.9134108724</text:p>
          </table:table-cell>
          <table:table-cell office:value-type="float" office:value="7.91425909909062" calcext:value-type="float">
            <text:p>7.9142590991</text:p>
          </table:table-cell>
          <table:table-cell office:value-type="float" office:value="7.74233753330468" calcext:value-type="float">
            <text:p>7.7423375333</text:p>
          </table:table-cell>
          <table:table-cell office:value-type="float" office:value="8.04772056933463" calcext:value-type="float">
            <text:p>8.0477205693</text:p>
          </table:table-cell>
          <table:table-cell office:value-type="float" office:value="7.88026057691317" calcext:value-type="float">
            <text:p>7.8802605769</text:p>
          </table:table-cell>
          <table:table-cell office:value-type="float" office:value="7.71780304932216" calcext:value-type="float">
            <text:p>7.7178030493</text:p>
          </table:table-cell>
          <table:table-cell office:value-type="float" office:value="7.76984020537875" calcext:value-type="float">
            <text:p>7.7698402054</text:p>
          </table:table-cell>
          <table:table-cell office:value-type="float" office:value="7.61451730738595" calcext:value-type="float">
            <text:p>7.6145173074</text:p>
          </table:table-cell>
          <table:table-cell office:value-type="float" office:value="7.47350267805494" calcext:value-type="float">
            <text:p>7.4735026781</text:p>
          </table:table-cell>
          <table:table-cell office:value-type="float" office:value="7.53326246704365" calcext:value-type="float">
            <text:p>7.533262467</text:p>
          </table:table-cell>
          <table:table-cell office:value-type="float" office:value="7.39511723122568" calcext:value-type="float">
            <text:p>7.3951172312</text:p>
          </table:table-cell>
          <table:table-cell office:value-type="float" office:value="7.25732499033864" calcext:value-type="float">
            <text:p>7.2573249903</text:p>
          </table:table-cell>
          <table:table-cell office:value-type="float" office:value="7.12616327006835" calcext:value-type="float">
            <text:p>7.1261632701</text:p>
          </table:table-cell>
          <table:table-cell office:value-type="float" office:value="7.00521798850871" calcext:value-type="float">
            <text:p>7.0052179885</text:p>
          </table:table-cell>
          <table:table-cell office:value-type="float" office:value="6.88627768367726" calcext:value-type="float">
            <text:p>6.8862776837</text:p>
          </table:table-cell>
          <table:table-cell office:value-type="float" office:value="6.83700892779338" calcext:value-type="float">
            <text:p>6.8370089278</text:p>
          </table:table-cell>
          <table:table-cell office:value-type="float" office:value="6.71912946352108" calcext:value-type="float">
            <text:p>6.7191294635</text:p>
          </table:table-cell>
          <table:table-cell office:value-type="float" office:value="6.60939433329421" calcext:value-type="float">
            <text:p>6.6093943333</text:p>
          </table:table-cell>
          <table:table-cell office:value-type="float" office:value="6.51804841863951" calcext:value-type="float">
            <text:p>6.5180484186</text:p>
          </table:table-cell>
          <table:table-cell office:value-type="float" office:value="6.54393192405727" calcext:value-type="float">
            <text:p>6.5439319241</text:p>
          </table:table-cell>
          <table:table-cell office:value-type="float" office:value="6.43933980889608" calcext:value-type="float">
            <text:p>6.4393398089</text:p>
          </table:table-cell>
          <table:table-cell office:value-type="float" office:value="6.43929156270329" calcext:value-type="float">
            <text:p>6.4392915627</text:p>
          </table:table-cell>
          <table:table-cell office:value-type="float" office:value="6.38262989022085" calcext:value-type="float">
            <text:p>6.3826298902</text:p>
          </table:table-cell>
          <table:table-cell office:value-type="float" office:value="6.28534667320303" calcext:value-type="float">
            <text:p>6.2853466732</text:p>
          </table:table-cell>
          <table:table-cell office:value-type="float" office:value="6.2765884298725" calcext:value-type="float">
            <text:p>6.2765884299</text:p>
          </table:table-cell>
          <table:table-cell office:value-type="float" office:value="6.1832611533674" calcext:value-type="float">
            <text:p>6.1832611534</text:p>
          </table:table-cell>
          <table:table-cell office:value-type="float" office:value="6.10142443294074" calcext:value-type="float">
            <text:p>6.1014244329</text:p>
          </table:table-cell>
          <table:table-cell office:value-type="float" office:value="6.09663253241446" calcext:value-type="float">
            <text:p>6.0966325324</text:p>
          </table:table-cell>
          <table:table-cell office:value-type="float" office:value="6.01203195474773" calcext:value-type="float">
            <text:p>6.0120319547</text:p>
          </table:table-cell>
          <table:table-cell office:value-type="float" office:value="5.92981449194484" calcext:value-type="float">
            <text:p>5.9298144919</text:p>
          </table:table-cell>
          <table:table-cell office:value-type="float" office:value="5.85097101400757" calcext:value-type="float">
            <text:p>5.850971014</text:p>
          </table:table-cell>
          <table:table-cell office:value-type="float" office:value="5.77428763135626" calcext:value-type="float">
            <text:p>5.7742876314</text:p>
          </table:table-cell>
          <table:table-cell office:value-type="float" office:value="5.69967677256038" calcext:value-type="float">
            <text:p>5.6996767726</text:p>
          </table:table-cell>
          <table:table-cell office:value-type="float" office:value="5.62705553666573" calcext:value-type="float">
            <text:p>5.6270555367</text:p>
          </table:table-cell>
          <table:table-cell office:value-type="float" office:value="5.55379455307885" calcext:value-type="float">
            <text:p>5.5537945531</text:p>
          </table:table-cell>
          <table:table-cell office:value-type="float" office:value="5.48309267851102" calcext:value-type="float">
            <text:p>5.4830926785</text:p>
          </table:table-cell>
          <table:table-cell office:value-type="float" office:value="5.41284421570832" calcext:value-type="float">
            <text:p>5.4128442157</text:p>
          </table:table-cell>
          <table:table-cell office:value-type="float" office:value="5.35306393235401" calcext:value-type="float">
            <text:p>5.3530639324</text:p>
          </table:table-cell>
          <table:table-cell office:value-type="float" office:value="5.28669637203369" calcext:value-type="float">
            <text:p>5.286696372</text:p>
          </table:table-cell>
          <table:table-cell office:value-type="float" office:value="5.32154824583853" calcext:value-type="float">
            <text:p>5.3215482458</text:p>
          </table:table-cell>
          <table:table-cell office:value-type="float" office:value="5.30945256762604" calcext:value-type="float">
            <text:p>5.3094525676</text:p>
          </table:table-cell>
          <table:table-cell office:value-type="float" office:value="5.24600927291643" calcext:value-type="float">
            <text:p>5.2460092729</text:p>
          </table:table-cell>
          <table:table-cell office:value-type="float" office:value="5.18407653284276" calcext:value-type="float">
            <text:p>5.1840765328</text:p>
          </table:table-cell>
          <table:table-cell office:value-type="float" office:value="5.22513869954423" calcext:value-type="float">
            <text:p>5.2251386995</text:p>
          </table:table-cell>
          <table:table-cell office:value-type="float" office:value="5.1645339115362" calcext:value-type="float">
            <text:p>5.1645339115</text:p>
          </table:table-cell>
          <table:table-cell office:value-type="float" office:value="5.1071782584811" calcext:value-type="float">
            <text:p>5.1071782585</text:p>
          </table:table-cell>
          <table:table-cell office:value-type="float" office:value="5.11642463886764" calcext:value-type="float">
            <text:p>5.1164246389</text:p>
          </table:table-cell>
          <table:table-cell office:value-type="float" office:value="5.06072344296724" calcext:value-type="float">
            <text:p>5.060723443</text:p>
          </table:table-cell>
          <table:table-cell office:value-type="float" office:value="5.00721270226911" calcext:value-type="float">
            <text:p>5.0072127023</text:p>
          </table:table-cell>
          <table:table-cell office:value-type="float" office:value="4.95222918444088" calcext:value-type="float">
            <text:p>4.9522291844</text:p>
          </table:table-cell>
          <table:table-cell office:value-type="float" office:value="4.90106100613322" calcext:value-type="float">
            <text:p>4.9010610061</text:p>
          </table:table-cell>
          <table:table-cell office:value-type="float" office:value="4.85346005751122" calcext:value-type="float">
            <text:p>4.8534600575</text:p>
          </table:table-cell>
          <table:table-cell office:value-type="float" office:value="4.80299505914787" calcext:value-type="float">
            <text:p>4.8029950591</text:p>
          </table:table-cell>
          <table:table-cell office:value-type="float" office:value="4.75427502795413" calcext:value-type="float">
            <text:p>4.754275028</text:p>
          </table:table-cell>
          <table:table-cell office:value-type="float" office:value="4.70656999741027" calcext:value-type="float">
            <text:p>4.7065699974</text:p>
          </table:table-cell>
          <table:table-cell office:value-type="float" office:value="4.70038942478176" calcext:value-type="float">
            <text:p>4.7003894248</text:p>
          </table:table-cell>
          <table:table-cell office:value-type="float" office:value="4.69433498628852" calcext:value-type="float">
            <text:p>4.6943349863</text:p>
          </table:table-cell>
          <table:table-cell office:value-type="float" office:value="4.73264255978171" calcext:value-type="float">
            <text:p>4.7326425598</text:p>
          </table:table-cell>
          <table:table-cell office:value-type="float" office:value="4.6853532599829" calcext:value-type="float">
            <text:p>4.68535326</text:p>
          </table:table-cell>
          <table:table-cell office:value-type="float" office:value="4.63919789012199" calcext:value-type="float">
            <text:p>4.6391978901</text:p>
          </table:table-cell>
          <table:table-cell office:value-type="float" office:value="4.59461877810327" calcext:value-type="float">
            <text:p>4.5946187781</text:p>
          </table:table-cell>
          <table:table-cell office:value-type="float" office:value="4.55946033333683" calcext:value-type="float">
            <text:p>4.5594603333</text:p>
          </table:table-cell>
          <table:table-cell office:value-type="float" office:value="4.51574558908218" calcext:value-type="float">
            <text:p>4.5157455891</text:p>
          </table:table-cell>
          <table:table-cell office:value-type="float" office:value="4.47361590217866" calcext:value-type="float">
            <text:p>4.4736159022</text:p>
          </table:table-cell>
          <table:table-cell office:value-type="float" office:value="4.43153581754351" calcext:value-type="float">
            <text:p>4.4315358175</text:p>
          </table:table-cell>
          <table:table-cell office:value-type="float" office:value="4.39240704149297" calcext:value-type="float">
            <text:p>4.3924070415</text:p>
          </table:table-cell>
          <table:table-cell office:value-type="float" office:value="4.35195568836832" calcext:value-type="float">
            <text:p>4.3519556884</text:p>
          </table:table-cell>
          <table:table-cell office:value-type="float" office:value="4.3122465619065" calcext:value-type="float">
            <text:p>4.3122465619</text:p>
          </table:table-cell>
          <table:table-cell office:value-type="float" office:value="4.27735498210997" calcext:value-type="float">
            <text:p>4.2773549821</text:p>
          </table:table-cell>
          <table:table-cell office:value-type="float" office:value="4.23903341383898" calcext:value-type="float">
            <text:p>4.2390334138</text:p>
          </table:table-cell>
          <table:table-cell office:value-type="float" office:value="4.20171365821598" calcext:value-type="float">
            <text:p>4.2017136582</text:p>
          </table:table-cell>
          <table:table-cell office:value-type="float" office:value="4.16473974003735" calcext:value-type="float">
            <text:p>4.16473974</text:p>
          </table:table-cell>
          <table:table-cell office:value-type="float" office:value="4.12841448708992" calcext:value-type="float">
            <text:p>4.1284144871</text:p>
          </table:table-cell>
          <table:table-cell office:value-type="float" office:value="4.09272097767201" calcext:value-type="float">
            <text:p>4.0927209777</text:p>
          </table:table-cell>
          <table:table-cell office:value-type="float" office:value="4.05954887252083" calcext:value-type="float">
            <text:p>4.0595488725</text:p>
          </table:table-cell>
          <table:table-cell office:value-type="float" office:value="4.02578990960489" calcext:value-type="float">
            <text:p>4.0257899096</text:p>
          </table:table-cell>
          <table:table-cell office:value-type="float" office:value="3.99260313250109" calcext:value-type="float">
            <text:p>3.9926031325</text:p>
          </table:table-cell>
          <table:table-cell office:value-type="float" office:value="3.95997411635701" calcext:value-type="float">
            <text:p>3.9599741164</text:p>
          </table:table-cell>
          <table:table-cell office:value-type="float" office:value="3.9290139718885" calcext:value-type="float">
            <text:p>3.9290139719</text:p>
          </table:table-cell>
          <table:table-cell office:value-type="float" office:value="3.89744980857831" calcext:value-type="float">
            <text:p>3.8974498086</text:p>
          </table:table-cell>
          <table:table-cell office:value-type="float" office:value="3.86640309056829" calcext:value-type="float">
            <text:p>3.8664030906</text:p>
          </table:table-cell>
          <table:table-cell office:value-type="float" office:value="3.83571793100443" calcext:value-type="float">
            <text:p>3.835717931</text:p>
          </table:table-cell>
          <table:table-cell office:value-type="float" office:value="3.80606712675222" calcext:value-type="float">
            <text:p>3.8060671268</text:p>
          </table:table-cell>
          <table:table-cell office:value-type="float" office:value="3.77649659142905" calcext:value-type="float">
            <text:p>3.7764965914</text:p>
          </table:table-cell>
          <table:table-cell office:value-type="float" office:value="3.74739542968244" calcext:value-type="float">
            <text:p>3.7473954297</text:p>
          </table:table-cell>
          <table:table-cell office:value-type="float" office:value="3.71875255394759" calcext:value-type="float">
            <text:p>3.7187525539</text:p>
          </table:table-cell>
          <table:table-cell office:value-type="float" office:value="3.69055722314609" calcext:value-type="float">
            <text:p>3.6905572231</text:p>
          </table:table-cell>
          <table:table-cell office:value-type="float" office:value="3.66266242656521" calcext:value-type="float">
            <text:p>3.6626624266</text:p>
          </table:table-cell>
          <table:table-cell office:value-type="float" office:value="3.63533233260206" calcext:value-type="float">
            <text:p>3.6353323326</text:p>
          </table:table-cell>
          <table:table-cell office:value-type="float" office:value="3.60945007647636" calcext:value-type="float">
            <text:p>3.6094500765</text:p>
          </table:table-cell>
          <table:table-cell office:value-type="float" office:value="3.58331044107678" calcext:value-type="float">
            <text:p>3.5833104411</text:p>
          </table:table-cell>
          <table:table-cell office:value-type="float" office:value="3.5597393028087" calcext:value-type="float">
            <text:p>3.5597393028</text:p>
          </table:table-cell>
          <table:table-cell office:value-type="float" office:value="3.53361603028075" calcext:value-type="float">
            <text:p>3.5336160303</text:p>
          </table:table-cell>
          <table:table-cell office:value-type="float" office:value="3.5076163626789" calcext:value-type="float">
            <text:p>3.5076163627</text:p>
          </table:table-cell>
          <table:table-cell office:value-type="float" office:value="3.48182506589449" calcext:value-type="float">
            <text:p>3.4818250659</text:p>
          </table:table-cell>
          <table:table-cell office:value-type="float" office:value="3.46584294882568" calcext:value-type="float">
            <text:p>3.4658429488</text:p>
          </table:table-cell>
          <table:table-cell office:value-type="float" office:value="3.45395976108028" calcext:value-type="float">
            <text:p>3.4539597611</text:p>
          </table:table-cell>
          <table:table-cell office:value-type="float" office:value="3.43036718794836" calcext:value-type="float">
            <text:p>3.4303671879</text:p>
          </table:table-cell>
          <table:table-cell office:value-type="float" office:value="3.40711165157546" calcext:value-type="float">
            <text:p>3.4071116516</text:p>
          </table:table-cell>
          <table:table-cell office:value-type="float" office:value="3.38418598096672" calcext:value-type="float">
            <text:p>3.384185981</text:p>
          </table:table-cell>
          <table:table-cell office:value-type="float" office:value="3.36158320712712" calcext:value-type="float">
            <text:p>3.3615832071</text:p>
          </table:table-cell>
          <table:table-cell office:value-type="float" office:value="3.33848976360918" calcext:value-type="float">
            <text:p>3.3384897636</text:p>
          </table:table-cell>
          <table:table-cell office:value-type="float" office:value="3.31571706236234" calcext:value-type="float">
            <text:p>3.3157170624</text:p>
          </table:table-cell>
          <table:table-cell office:value-type="float" office:value="3.29526184265301" calcext:value-type="float">
            <text:p>3.2952618427</text:p>
          </table:table-cell>
          <table:table-cell office:value-type="float" office:value="3.27593931485598" calcext:value-type="float">
            <text:p>3.2759393149</text:p>
          </table:table-cell>
          <table:table-cell office:value-type="float" office:value="3.25603299437744" calcext:value-type="float">
            <text:p>3.2560329944</text:p>
          </table:table-cell>
          <table:table-cell office:value-type="float" office:value="3.23443291187531" calcext:value-type="float">
            <text:p>3.2344329119</text:p>
          </table:table-cell>
          <table:table-cell office:value-type="float" office:value="3.2131227633665" calcext:value-type="float">
            <text:p>3.2131227634</text:p>
          </table:table-cell>
          <table:table-cell office:value-type="float" office:value="3.19209675017115" calcext:value-type="float">
            <text:p>3.1920967502</text:p>
          </table:table-cell>
          <table:table-cell office:value-type="float" office:value="3.17134922721679" calcext:value-type="float">
            <text:p>3.1713492272</text:p>
          </table:table-cell>
          <table:table-cell office:value-type="float" office:value="3.15064075140635" calcext:value-type="float">
            <text:p>3.1506407514</text:p>
          </table:table-cell>
          <table:table-cell office:value-type="float" office:value="3.13020297462612" calcext:value-type="float">
            <text:p>3.1302029746</text:p>
          </table:table-cell>
          <table:table-cell office:value-type="float" office:value="3.12296597943742" calcext:value-type="float">
            <text:p>3.1229659794</text:p>
          </table:table-cell>
          <table:table-cell office:value-type="float" office:value="3.1196538291705" calcext:value-type="float">
            <text:p>3.1196538292</text:p>
          </table:table-cell>
          <table:table-cell office:value-type="float" office:value="3.10186477204727" calcext:value-type="float">
            <text:p>3.101864772</text:p>
          </table:table-cell>
          <table:table-cell office:value-type="float" office:value="3.08709120460689" calcext:value-type="float">
            <text:p>3.0870912046</text:p>
          </table:table-cell>
          <table:table-cell office:value-type="float" office:value="3.0725046443493" calcext:value-type="float">
            <text:p>3.0725046443</text:p>
          </table:table-cell>
          <table:table-cell office:value-type="float" office:value="3.05706979856317" calcext:value-type="float">
            <text:p>3.0570697986</text:p>
          </table:table-cell>
          <table:table-cell office:value-type="float" office:value="3.03833324222254" calcext:value-type="float">
            <text:p>3.0383332422</text:p>
          </table:table-cell>
          <table:table-cell office:value-type="float" office:value="3.0198294381346" calcext:value-type="float">
            <text:p>3.0198294381</text:p>
          </table:table-cell>
          <table:table-cell office:value-type="float" office:value="3.00155407607243" calcext:value-type="float">
            <text:p>3.0015540761</text:p>
          </table:table-cell>
          <table:table-cell office:value-type="float" office:value="2.98350295158157" calcext:value-type="float">
            <text:p>2.9835029516</text:p>
          </table:table-cell>
          <table:table-cell office:value-type="float" office:value="2.96545513421845" calcext:value-type="float">
            <text:p>2.9654551342</text:p>
          </table:table-cell>
          <table:table-cell office:value-type="float" office:value="2.94960213464446" calcext:value-type="float">
            <text:p>2.9496021346</text:p>
          </table:table-cell>
          <table:table-cell office:value-type="float" office:value="2.93197598265281" calcext:value-type="float">
            <text:p>2.9319759827</text:p>
          </table:table-cell>
          <table:table-cell office:value-type="float" office:value="2.91477385571514" calcext:value-type="float">
            <text:p>2.9147738557</text:p>
          </table:table-cell>
          <table:table-cell office:value-type="float" office:value="2.89744611002577" calcext:value-type="float">
            <text:p>2.89744611</text:p>
          </table:table-cell>
          <table:table-cell office:value-type="float" office:value="2.89936838975947" calcext:value-type="float">
            <text:p>2.8993683898</text:p>
          </table:table-cell>
          <table:table-cell office:value-type="float" office:value="2.88595071784532" calcext:value-type="float">
            <text:p>2.8859507178</text:p>
          </table:table-cell>
          <table:table-cell office:value-type="float" office:value="2.87472508075605" calcext:value-type="float">
            <text:p>2.8747250808</text:p>
          </table:table-cell>
          <table:table-cell office:value-type="float" office:value="2.8581491262402" calcext:value-type="float">
            <text:p>2.8581491262</text:p>
          </table:table-cell>
          <table:table-cell office:value-type="float" office:value="2.84197034969583" calcext:value-type="float">
            <text:p>2.8419703497</text:p>
          </table:table-cell>
          <table:table-cell office:value-type="float" office:value="2.82565852343264" calcext:value-type="float">
            <text:p>2.8256585234</text:p>
          </table:table-cell>
          <table:table-cell office:value-type="float" office:value="2.92627868515368" calcext:value-type="float">
            <text:p>2.9262786852</text:p>
          </table:table-cell>
          <table:table-cell office:value-type="float" office:value="2.90965210171531" calcext:value-type="float">
            <text:p>2.9096521017</text:p>
          </table:table-cell>
          <table:table-cell office:value-type="float" office:value="2.89419978529738" calcext:value-type="float">
            <text:p>2.8941997853</text:p>
          </table:table-cell>
          <table:table-cell office:value-type="float" office:value="2.87936205661853" calcext:value-type="float">
            <text:p>2.8793620566</text:p>
          </table:table-cell>
          <table:table-cell office:value-type="float" office:value="2.94543948371977" calcext:value-type="float">
            <text:p>2.9454394837</text:p>
          </table:table-cell>
          <table:table-cell office:value-type="float" office:value="2.92931848162537" calcext:value-type="float">
            <text:p>2.9293184816</text:p>
          </table:table-cell>
          <table:table-cell office:value-type="float" office:value="2.91364339865624" calcext:value-type="float">
            <text:p>2.9136433987</text:p>
          </table:table-cell>
          <table:table-cell office:value-type="float" office:value="2.89814056934611" calcext:value-type="float">
            <text:p>2.8981405693</text:p>
          </table:table-cell>
          <table:table-cell office:value-type="float" office:value="2.8823240229557" calcext:value-type="float">
            <text:p>2.882324023</text:p>
          </table:table-cell>
          <table:table-cell office:value-type="float" office:value="2.86760808856867" calcext:value-type="float">
            <text:p>2.8676080886</text:p>
          </table:table-cell>
          <table:table-cell office:value-type="float" office:value="2.85399782973592" calcext:value-type="float">
            <text:p>2.8539978297</text:p>
          </table:table-cell>
          <table:table-cell office:value-type="float" office:value="2.83914906970622" calcext:value-type="float">
            <text:p>2.8391490697</text:p>
          </table:table-cell>
          <table:table-cell office:value-type="float" office:value="2.82398630772865" calcext:value-type="float">
            <text:p>2.8239863077</text:p>
          </table:table-cell>
          <table:table-cell office:value-type="float" office:value="2.81518937210141" calcext:value-type="float">
            <text:p>2.8151893721</text:p>
          </table:table-cell>
          <table:table-cell office:value-type="float" office:value="2.81340382322544" calcext:value-type="float">
            <text:p>2.8134038232</text:p>
          </table:table-cell>
          <table:table-cell office:value-type="float" office:value="2.7988262194544" calcext:value-type="float">
            <text:p>2.7988262195</text:p>
          </table:table-cell>
          <table:table-cell office:value-type="float" office:value="2.78440126074903" calcext:value-type="float">
            <text:p>2.7844012607</text:p>
          </table:table-cell>
          <table:table-cell office:value-type="float" office:value="2.76996754028082" calcext:value-type="float">
            <text:p>2.7699675403</text:p>
          </table:table-cell>
          <table:table-cell office:value-type="float" office:value="2.75568339204545" calcext:value-type="float">
            <text:p>2.755683392</text:p>
          </table:table-cell>
          <table:table-cell office:value-type="float" office:value="2.74154650307023" calcext:value-type="float">
            <text:p>2.7415465031</text:p>
          </table:table-cell>
          <table:table-cell office:value-type="float" office:value="2.72755460782809" calcext:value-type="float">
            <text:p>2.7275546078</text:p>
          </table:table-cell>
          <table:table-cell office:value-type="float" office:value="2.71592600805051" calcext:value-type="float">
            <text:p>2.7159260081</text:p>
          </table:table-cell>
          <table:table-cell office:value-type="float" office:value="2.70236120144481" calcext:value-type="float">
            <text:p>2.7023612014</text:p>
          </table:table-cell>
          <table:table-cell office:value-type="float" office:value="2.68893341308766" calcext:value-type="float">
            <text:p>2.6889334131</text:p>
          </table:table-cell>
          <table:table-cell office:value-type="float" office:value="2.67767419518984" calcext:value-type="float">
            <text:p>2.6776741952</text:p>
          </table:table-cell>
          <table:table-cell office:value-type="float" office:value="2.68482109647612" calcext:value-type="float">
            <text:p>2.684821096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7.88006458752021" calcext:value-type="float">
            <text:p>7.8800645875</text:p>
          </table:table-cell>
          <table:table-cell office:value-type="string" calcext:value-type="string">
            <text:p><text:s/>global min</text:p>
          </table:table-cell>
          <table:table-cell office:value-type="float" office:value="-8.9621505912097" calcext:value-type="float">
            <text:p>-8.9621505912</text:p>
          </table:table-cell>
          <table:table-cell office:value-type="string" calcext:value-type="string">
            <text:p><text:s/>range</text:p>
          </table:table-cell>
          <table:table-cell office:value-type="float" office:value="16.8422151787299" calcext:value-type="float">
            <text:p>16.8422151787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7.28683224528525" calcext:value-type="float">
            <text:p>7.2868322453</text:p>
          </table:table-cell>
          <table:table-cell office:value-type="float" office:value="4.93431094988047" calcext:value-type="float">
            <text:p>4.9343109499</text:p>
          </table:table-cell>
          <table:table-cell office:value-type="float" office:value="7.22427914836385" calcext:value-type="float">
            <text:p>7.2242791484</text:p>
          </table:table-cell>
          <table:table-cell office:value-type="float" office:value="5.98112400601086" calcext:value-type="float">
            <text:p>5.981124006</text:p>
          </table:table-cell>
          <table:table-cell office:value-type="float" office:value="6.61640796593703" calcext:value-type="float">
            <text:p>6.6164079659</text:p>
          </table:table-cell>
          <table:table-cell office:value-type="float" office:value="7.1197986648701" calcext:value-type="float">
            <text:p>7.1197986649</text:p>
          </table:table-cell>
          <table:table-cell office:value-type="float" office:value="7.74691026425941" calcext:value-type="float">
            <text:p>7.7469102643</text:p>
          </table:table-cell>
          <table:table-cell office:value-type="float" office:value="8.18590886096351" calcext:value-type="float">
            <text:p>8.185908861</text:p>
          </table:table-cell>
          <table:table-cell office:value-type="float" office:value="7.28296624362593" calcext:value-type="float">
            <text:p>7.2829662436</text:p>
          </table:table-cell>
          <table:table-cell office:value-type="float" office:value="7.17490172731799" calcext:value-type="float">
            <text:p>7.1749017273</text:p>
          </table:table-cell>
          <table:table-cell office:value-type="float" office:value="7.02975476388843" calcext:value-type="float">
            <text:p>7.0297547639</text:p>
          </table:table-cell>
          <table:table-cell office:value-type="float" office:value="6.75225658468805" calcext:value-type="float">
            <text:p>6.7522565847</text:p>
          </table:table-cell>
          <table:table-cell office:value-type="float" office:value="6.5008662541312" calcext:value-type="float">
            <text:p>6.5008662541</text:p>
          </table:table-cell>
          <table:table-cell office:value-type="float" office:value="6.93087523354841" calcext:value-type="float">
            <text:p>6.9308752335</text:p>
          </table:table-cell>
          <table:table-cell office:value-type="float" office:value="7.06022737732519" calcext:value-type="float">
            <text:p>7.0602273773</text:p>
          </table:table-cell>
          <table:table-cell office:value-type="float" office:value="7.09750368985842" calcext:value-type="float">
            <text:p>7.0975036899</text:p>
          </table:table-cell>
          <table:table-cell office:value-type="float" office:value="7.20393985050698" calcext:value-type="float">
            <text:p>7.2039398505</text:p>
          </table:table-cell>
          <table:table-cell office:value-type="float" office:value="7.73918541864471" calcext:value-type="float">
            <text:p>7.7391854186</text:p>
          </table:table-cell>
          <table:table-cell office:value-type="float" office:value="7.68130078051045" calcext:value-type="float">
            <text:p>7.6813007805</text:p>
          </table:table-cell>
          <table:table-cell office:value-type="float" office:value="7.79374190515481" calcext:value-type="float">
            <text:p>7.7937419052</text:p>
          </table:table-cell>
          <table:table-cell office:value-type="float" office:value="7.61755356143422" calcext:value-type="float">
            <text:p>7.6175535614</text:p>
          </table:table-cell>
          <table:table-cell office:value-type="float" office:value="7.39855179969029" calcext:value-type="float">
            <text:p>7.3985517997</text:p>
          </table:table-cell>
          <table:table-cell office:value-type="float" office:value="7.33977621266789" calcext:value-type="float">
            <text:p>7.3397762127</text:p>
          </table:table-cell>
          <table:table-cell office:value-type="float" office:value="7.11932662776083" calcext:value-type="float">
            <text:p>7.1193266278</text:p>
          </table:table-cell>
          <table:table-cell office:value-type="float" office:value="7.19014858025117" calcext:value-type="float">
            <text:p>7.1901485803</text:p>
          </table:table-cell>
          <table:table-cell office:value-type="float" office:value="7.55951506494118" calcext:value-type="float">
            <text:p>7.5595150649</text:p>
          </table:table-cell>
          <table:table-cell office:value-type="float" office:value="7.57135527954535" calcext:value-type="float">
            <text:p>7.5713552795</text:p>
          </table:table-cell>
          <table:table-cell office:value-type="float" office:value="7.69406456381557" calcext:value-type="float">
            <text:p>7.6940645638</text:p>
          </table:table-cell>
          <table:table-cell office:value-type="float" office:value="7.64098145672851" calcext:value-type="float">
            <text:p>7.6409814567</text:p>
          </table:table-cell>
          <table:table-cell office:value-type="float" office:value="7.70192325302465" calcext:value-type="float">
            <text:p>7.701923253</text:p>
          </table:table-cell>
          <table:table-cell office:value-type="float" office:value="7.58685541735012" calcext:value-type="float">
            <text:p>7.5868554174</text:p>
          </table:table-cell>
          <table:table-cell office:value-type="float" office:value="7.52254747693535" calcext:value-type="float">
            <text:p>7.5225474769</text:p>
          </table:table-cell>
          <table:table-cell office:value-type="float" office:value="7.40899988173127" calcext:value-type="float">
            <text:p>7.4089998817</text:p>
          </table:table-cell>
          <table:table-cell office:value-type="float" office:value="7.4232789022982" calcext:value-type="float">
            <text:p>7.4232789023</text:p>
          </table:table-cell>
          <table:table-cell office:value-type="float" office:value="7.21459652853365" calcext:value-type="float">
            <text:p>7.2145965285</text:p>
          </table:table-cell>
          <table:table-cell office:value-type="float" office:value="7.02291494046663" calcext:value-type="float">
            <text:p>7.0229149405</text:p>
          </table:table-cell>
          <table:table-cell office:value-type="float" office:value="6.84205534641816" calcext:value-type="float">
            <text:p>6.8420553464</text:p>
          </table:table-cell>
          <table:table-cell office:value-type="float" office:value="6.71210236312401" calcext:value-type="float">
            <text:p>6.7121023631</text:p>
          </table:table-cell>
          <table:table-cell office:value-type="float" office:value="6.78554285973808" calcext:value-type="float">
            <text:p>6.7855428597</text:p>
          </table:table-cell>
          <table:table-cell office:value-type="float" office:value="6.67992257584085" calcext:value-type="float">
            <text:p>6.6799225758</text:p>
          </table:table-cell>
          <table:table-cell office:value-type="float" office:value="6.51990972815057" calcext:value-type="float">
            <text:p>6.5199097282</text:p>
          </table:table-cell>
          <table:table-cell office:value-type="float" office:value="6.58153394908524" calcext:value-type="float">
            <text:p>6.5815339491</text:p>
          </table:table-cell>
          <table:table-cell office:value-type="float" office:value="6.61221329316383" calcext:value-type="float">
            <text:p>6.6122132932</text:p>
          </table:table-cell>
          <table:table-cell office:value-type="float" office:value="6.54052813040984" calcext:value-type="float">
            <text:p>6.5405281304</text:p>
          </table:table-cell>
          <table:table-cell office:value-type="float" office:value="6.40771289806554" calcext:value-type="float">
            <text:p>6.4077128981</text:p>
          </table:table-cell>
          <table:table-cell office:value-type="float" office:value="6.44215281458845" calcext:value-type="float">
            <text:p>6.4421528146</text:p>
          </table:table-cell>
          <table:table-cell office:value-type="float" office:value="6.39055387622198" calcext:value-type="float">
            <text:p>6.3905538762</text:p>
          </table:table-cell>
          <table:table-cell office:value-type="float" office:value="6.25770048916607" calcext:value-type="float">
            <text:p>6.2577004892</text:p>
          </table:table-cell>
          <table:table-cell office:value-type="float" office:value="6.14149930928342" calcext:value-type="float">
            <text:p>6.1414993093</text:p>
          </table:table-cell>
          <table:table-cell office:value-type="float" office:value="6.08475751267555" calcext:value-type="float">
            <text:p>6.0847575127</text:p>
          </table:table-cell>
          <table:table-cell office:value-type="float" office:value="6.01607186839712" calcext:value-type="float">
            <text:p>6.0160718684</text:p>
          </table:table-cell>
          <table:table-cell office:value-type="float" office:value="5.90141002206494" calcext:value-type="float">
            <text:p>5.9014100221</text:p>
          </table:table-cell>
          <table:table-cell office:value-type="float" office:value="5.82770232611044" calcext:value-type="float">
            <text:p>5.8277023261</text:p>
          </table:table-cell>
          <table:table-cell office:value-type="float" office:value="5.7339571714339" calcext:value-type="float">
            <text:p>5.7339571714</text:p>
          </table:table-cell>
          <table:table-cell office:value-type="float" office:value="5.63121832655959" calcext:value-type="float">
            <text:p>5.6312183266</text:p>
          </table:table-cell>
          <table:table-cell office:value-type="float" office:value="5.56553152707927" calcext:value-type="float">
            <text:p>5.5655315271</text:p>
          </table:table-cell>
          <table:table-cell office:value-type="float" office:value="5.46812906691189" calcext:value-type="float">
            <text:p>5.4681290669</text:p>
          </table:table-cell>
          <table:table-cell office:value-type="float" office:value="5.53080930863971" calcext:value-type="float">
            <text:p>5.5308093086</text:p>
          </table:table-cell>
          <table:table-cell office:value-type="float" office:value="5.44267881121656" calcext:value-type="float">
            <text:p>5.4426788112</text:p>
          </table:table-cell>
          <table:table-cell office:value-type="float" office:value="5.35846178021957" calcext:value-type="float">
            <text:p>5.3584617802</text:p>
          </table:table-cell>
          <table:table-cell office:value-type="float" office:value="5.31097557745036" calcext:value-type="float">
            <text:p>5.3109755775</text:p>
          </table:table-cell>
          <table:table-cell office:value-type="float" office:value="5.28498849738638" calcext:value-type="float">
            <text:p>5.2849884974</text:p>
          </table:table-cell>
          <table:table-cell office:value-type="float" office:value="5.25355073518802" calcext:value-type="float">
            <text:p>5.2535507352</text:p>
          </table:table-cell>
          <table:table-cell office:value-type="float" office:value="5.17151706457325" calcext:value-type="float">
            <text:p>5.1715170646</text:p>
          </table:table-cell>
          <table:table-cell office:value-type="float" office:value="5.1316751044179" calcext:value-type="float">
            <text:p>5.1316751044</text:p>
          </table:table-cell>
          <table:table-cell office:value-type="float" office:value="5.06404988331954" calcext:value-type="float">
            <text:p>5.0640498833</text:p>
          </table:table-cell>
          <table:table-cell office:value-type="float" office:value="5.01420821910767" calcext:value-type="float">
            <text:p>5.0142082191</text:p>
          </table:table-cell>
          <table:table-cell office:value-type="float" office:value="4.94134376448734" calcext:value-type="float">
            <text:p>4.9413437645</text:p>
          </table:table-cell>
          <table:table-cell office:value-type="float" office:value="4.90162958209732" calcext:value-type="float">
            <text:p>4.9016295821</text:p>
          </table:table-cell>
          <table:table-cell office:value-type="float" office:value="4.88686100169566" calcext:value-type="float">
            <text:p>4.8868610017</text:p>
          </table:table-cell>
          <table:table-cell office:value-type="float" office:value="4.81849810288462" calcext:value-type="float">
            <text:p>4.8184981029</text:p>
          </table:table-cell>
          <table:table-cell office:value-type="float" office:value="4.8646865785815" calcext:value-type="float">
            <text:p>4.8646865786</text:p>
          </table:table-cell>
          <table:table-cell office:value-type="float" office:value="4.83463613141595" calcext:value-type="float">
            <text:p>4.8346361314</text:p>
          </table:table-cell>
          <table:table-cell office:value-type="float" office:value="4.84289307282459" calcext:value-type="float">
            <text:p>4.8428930728</text:p>
          </table:table-cell>
          <table:table-cell office:value-type="float" office:value="4.82119758712852" calcext:value-type="float">
            <text:p>4.8211975871</text:p>
          </table:table-cell>
          <table:table-cell office:value-type="float" office:value="4.9450436030927" calcext:value-type="float">
            <text:p>4.9450436031</text:p>
          </table:table-cell>
          <table:table-cell office:value-type="float" office:value="4.88950291359704" calcext:value-type="float">
            <text:p>4.8895029136</text:p>
          </table:table-cell>
          <table:table-cell office:value-type="float" office:value="4.82700397221573" calcext:value-type="float">
            <text:p>4.8270039722</text:p>
          </table:table-cell>
          <table:table-cell office:value-type="float" office:value="4.82309730296772" calcext:value-type="float">
            <text:p>4.823097303</text:p>
          </table:table-cell>
          <table:table-cell office:value-type="float" office:value="4.77251141162834" calcext:value-type="float">
            <text:p>4.7725114116</text:p>
          </table:table-cell>
          <table:table-cell office:value-type="float" office:value="4.74073654210102" calcext:value-type="float">
            <text:p>4.7407365421</text:p>
          </table:table-cell>
          <table:table-cell office:value-type="float" office:value="4.71231430885809" calcext:value-type="float">
            <text:p>4.7123143089</text:p>
          </table:table-cell>
          <table:table-cell office:value-type="float" office:value="4.65553943766703" calcext:value-type="float">
            <text:p>4.6555394377</text:p>
          </table:table-cell>
          <table:table-cell office:value-type="float" office:value="4.60690879052563" calcext:value-type="float">
            <text:p>4.6069087905</text:p>
          </table:table-cell>
          <table:table-cell office:value-type="float" office:value="4.5618419341173" calcext:value-type="float">
            <text:p>4.5618419341</text:p>
          </table:table-cell>
          <table:table-cell office:value-type="float" office:value="4.5088367466955" calcext:value-type="float">
            <text:p>4.5088367467</text:p>
          </table:table-cell>
          <table:table-cell office:value-type="float" office:value="4.45705006932937" calcext:value-type="float">
            <text:p>4.4570500693</text:p>
          </table:table-cell>
          <table:table-cell office:value-type="float" office:value="4.40644036190338" calcext:value-type="float">
            <text:p>4.4064403619</text:p>
          </table:table-cell>
          <table:table-cell office:value-type="float" office:value="4.3569297960393" calcext:value-type="float">
            <text:p>4.356929796</text:p>
          </table:table-cell>
          <table:table-cell office:value-type="float" office:value="4.32967326476376" calcext:value-type="float">
            <text:p>4.3296732648</text:p>
          </table:table-cell>
          <table:table-cell office:value-type="float" office:value="4.28651722841147" calcext:value-type="float">
            <text:p>4.2865172284</text:p>
          </table:table-cell>
          <table:table-cell office:value-type="float" office:value="4.24516498549431" calcext:value-type="float">
            <text:p>4.2451649855</text:p>
          </table:table-cell>
          <table:table-cell office:value-type="float" office:value="4.20307837232419" calcext:value-type="float">
            <text:p>4.2030783723</text:p>
          </table:table-cell>
          <table:table-cell office:value-type="float" office:value="4.15836477261862" calcext:value-type="float">
            <text:p>4.1583647726</text:p>
          </table:table-cell>
          <table:table-cell office:value-type="float" office:value="4.14536076917458" calcext:value-type="float">
            <text:p>4.1453607692</text:p>
          </table:table-cell>
          <table:table-cell office:value-type="float" office:value="4.11026561528544" calcext:value-type="float">
            <text:p>4.1102656153</text:p>
          </table:table-cell>
          <table:table-cell office:value-type="float" office:value="4.06850437497245" calcext:value-type="float">
            <text:p>4.068504375</text:p>
          </table:table-cell>
          <table:table-cell office:value-type="float" office:value="4.02759540486993" calcext:value-type="float">
            <text:p>4.0275954049</text:p>
          </table:table-cell>
          <table:table-cell office:value-type="float" office:value="4.0352978657972" calcext:value-type="float">
            <text:p>4.0352978658</text:p>
          </table:table-cell>
          <table:table-cell office:value-type="float" office:value="3.99509074199779" calcext:value-type="float">
            <text:p>3.995090742</text:p>
          </table:table-cell>
          <table:table-cell office:value-type="float" office:value="3.95646412620743" calcext:value-type="float">
            <text:p>3.9564641262</text:p>
          </table:table-cell>
          <table:table-cell office:value-type="float" office:value="3.95319178073556" calcext:value-type="float">
            <text:p>3.9531917807</text:p>
          </table:table-cell>
          <table:table-cell office:value-type="float" office:value="3.91597046073366" calcext:value-type="float">
            <text:p>3.9159704607</text:p>
          </table:table-cell>
          <table:table-cell office:value-type="float" office:value="3.87946493534717" calcext:value-type="float">
            <text:p>3.8794649353</text:p>
          </table:table-cell>
          <table:table-cell office:value-type="float" office:value="3.87593634096695" calcext:value-type="float">
            <text:p>3.875936341</text:p>
          </table:table-cell>
          <table:table-cell office:value-type="float" office:value="3.8465922620293" calcext:value-type="float">
            <text:p>3.846592262</text:p>
          </table:table-cell>
          <table:table-cell office:value-type="float" office:value="3.81988793469872" calcext:value-type="float">
            <text:p>3.8198879347</text:p>
          </table:table-cell>
          <table:table-cell office:value-type="float" office:value="3.79477229110895" calcext:value-type="float">
            <text:p>3.7947722911</text:p>
          </table:table-cell>
          <table:table-cell office:value-type="float" office:value="3.76283914493475" calcext:value-type="float">
            <text:p>3.7628391449</text:p>
          </table:table-cell>
          <table:table-cell office:value-type="float" office:value="3.73217385226623" calcext:value-type="float">
            <text:p>3.7321738523</text:p>
          </table:table-cell>
          <table:table-cell office:value-type="float" office:value="3.70206108739353" calcext:value-type="float">
            <text:p>3.7020610874</text:p>
          </table:table-cell>
          <table:table-cell office:value-type="float" office:value="3.7044938917405" calcext:value-type="float">
            <text:p>3.7044938917</text:p>
          </table:table-cell>
          <table:table-cell office:value-type="float" office:value="3.67254087099211" calcext:value-type="float">
            <text:p>3.672540871</text:p>
          </table:table-cell>
          <table:table-cell office:value-type="float" office:value="3.64114842955509" calcext:value-type="float">
            <text:p>3.6411484296</text:p>
          </table:table-cell>
          <table:table-cell office:value-type="float" office:value="3.61030194362133" calcext:value-type="float">
            <text:p>3.6103019436</text:p>
          </table:table-cell>
          <table:table-cell office:value-type="float" office:value="3.64021488239714" calcext:value-type="float">
            <text:p>3.6402148824</text:p>
          </table:table-cell>
          <table:table-cell office:value-type="float" office:value="3.62591669055445" calcext:value-type="float">
            <text:p>3.6259166906</text:p>
          </table:table-cell>
          <table:table-cell office:value-type="float" office:value="3.59546905068629" calcext:value-type="float">
            <text:p>3.5954690507</text:p>
          </table:table-cell>
          <table:table-cell office:value-type="float" office:value="3.58119346589603" calcext:value-type="float">
            <text:p>3.5811934659</text:p>
          </table:table-cell>
          <table:table-cell office:value-type="float" office:value="3.55162598023116" calcext:value-type="float">
            <text:p>3.5516259802</text:p>
          </table:table-cell>
          <table:table-cell office:value-type="float" office:value="3.52254721333761" calcext:value-type="float">
            <text:p>3.5225472133</text:p>
          </table:table-cell>
          <table:table-cell office:value-type="float" office:value="3.53791906716168" calcext:value-type="float">
            <text:p>3.5379190672</text:p>
          </table:table-cell>
          <table:table-cell office:value-type="float" office:value="3.56744087148122" calcext:value-type="float">
            <text:p>3.5674408715</text:p>
          </table:table-cell>
          <table:table-cell office:value-type="float" office:value="3.53893808369599" calcext:value-type="float">
            <text:p>3.5389380837</text:p>
          </table:table-cell>
          <table:table-cell office:value-type="float" office:value="3.51062657902642" calcext:value-type="float">
            <text:p>3.510626579</text:p>
          </table:table-cell>
          <table:table-cell office:value-type="float" office:value="3.48525699790812" calcext:value-type="float">
            <text:p>3.4852569979</text:p>
          </table:table-cell>
          <table:table-cell office:value-type="float" office:value="3.48089964335548" calcext:value-type="float">
            <text:p>3.4808996434</text:p>
          </table:table-cell>
          <table:table-cell office:value-type="float" office:value="3.45463789473973" calcext:value-type="float">
            <text:p>3.4546378947</text:p>
          </table:table-cell>
          <table:table-cell office:value-type="float" office:value="3.42878330501725" calcext:value-type="float">
            <text:p>3.428783305</text:p>
          </table:table-cell>
          <table:table-cell office:value-type="float" office:value="3.43982870226396" calcext:value-type="float">
            <text:p>3.4398287023</text:p>
          </table:table-cell>
          <table:table-cell office:value-type="float" office:value="3.43327878586863" calcext:value-type="float">
            <text:p>3.4332787859</text:p>
          </table:table-cell>
          <table:table-cell office:value-type="float" office:value="3.42633190062627" calcext:value-type="float">
            <text:p>3.4263319006</text:p>
          </table:table-cell>
          <table:table-cell office:value-type="float" office:value="3.40079850078844" calcext:value-type="float">
            <text:p>3.4007985008</text:p>
          </table:table-cell>
          <table:table-cell office:value-type="float" office:value="3.37564619647058" calcext:value-type="float">
            <text:p>3.3756461965</text:p>
          </table:table-cell>
          <table:table-cell office:value-type="float" office:value="3.36468174666189" calcext:value-type="float">
            <text:p>3.3646817467</text:p>
          </table:table-cell>
          <table:table-cell office:value-type="float" office:value="3.34225069968732" calcext:value-type="float">
            <text:p>3.3422506997</text:p>
          </table:table-cell>
          <table:table-cell office:value-type="float" office:value="3.34350143425865" calcext:value-type="float">
            <text:p>3.3435014343</text:p>
          </table:table-cell>
          <table:table-cell office:value-type="float" office:value="3.3885853360368" calcext:value-type="float">
            <text:p>3.388585336</text:p>
          </table:table-cell>
          <table:table-cell office:value-type="float" office:value="3.36901573298565" calcext:value-type="float">
            <text:p>3.369015733</text:p>
          </table:table-cell>
          <table:table-cell office:value-type="float" office:value="3.35049580629159" calcext:value-type="float">
            <text:p>3.3504958063</text:p>
          </table:table-cell>
          <table:table-cell office:value-type="float" office:value="3.33307789563827" calcext:value-type="float">
            <text:p>3.3330778956</text:p>
          </table:table-cell>
          <table:table-cell office:value-type="float" office:value="3.30998337425437" calcext:value-type="float">
            <text:p>3.3099833743</text:p>
          </table:table-cell>
          <table:table-cell office:value-type="float" office:value="3.2870491529113" calcext:value-type="float">
            <text:p>3.2870491529</text:p>
          </table:table-cell>
          <table:table-cell office:value-type="float" office:value="3.26813799681411" calcext:value-type="float">
            <text:p>3.2681379968</text:p>
          </table:table-cell>
          <table:table-cell office:value-type="float" office:value="3.24642253352945" calcext:value-type="float">
            <text:p>3.2464225335</text:p>
          </table:table-cell>
          <table:table-cell office:value-type="float" office:value="3.232165142045" calcext:value-type="float">
            <text:p>3.232165142</text:p>
          </table:table-cell>
          <table:table-cell office:value-type="float" office:value="3.21027008187828" calcext:value-type="float">
            <text:p>3.2102700819</text:p>
          </table:table-cell>
          <table:table-cell office:value-type="float" office:value="3.2091954239969" calcext:value-type="float">
            <text:p>3.209195424</text:p>
          </table:table-cell>
          <table:table-cell office:value-type="float" office:value="3.18774841643678" calcext:value-type="float">
            <text:p>3.1877484164</text:p>
          </table:table-cell>
          <table:table-cell office:value-type="float" office:value="3.19721744652712" calcext:value-type="float">
            <text:p>3.1972174465</text:p>
          </table:table-cell>
          <table:table-cell office:value-type="float" office:value="3.22773576936906" calcext:value-type="float">
            <text:p>3.2277357694</text:p>
          </table:table-cell>
          <table:table-cell office:value-type="float" office:value="3.20856684561084" calcext:value-type="float">
            <text:p>3.2085668456</text:p>
          </table:table-cell>
          <table:table-cell office:value-type="float" office:value="3.18779444611139" calcext:value-type="float">
            <text:p>3.1877944461</text:p>
          </table:table-cell>
          <table:table-cell office:value-type="float" office:value="3.19964737325522" calcext:value-type="float">
            <text:p>3.1996473733</text:p>
          </table:table-cell>
          <table:table-cell office:value-type="float" office:value="3.18205644327915" calcext:value-type="float">
            <text:p>3.1820564433</text:p>
          </table:table-cell>
          <table:table-cell office:value-type="float" office:value="3.16527302168708" calcext:value-type="float">
            <text:p>3.1652730217</text:p>
          </table:table-cell>
          <table:table-cell office:value-type="float" office:value="3.14511204702666" calcext:value-type="float">
            <text:p>3.145112047</text:p>
          </table:table-cell>
          <table:table-cell office:value-type="float" office:value="3.12520627457712" calcext:value-type="float">
            <text:p>3.1252062746</text:p>
          </table:table-cell>
          <table:table-cell office:value-type="float" office:value="3.10555088920242" calcext:value-type="float">
            <text:p>3.1055508892</text:p>
          </table:table-cell>
          <table:table-cell office:value-type="float" office:value="3.08614119614491" calcext:value-type="float">
            <text:p>3.0861411961</text:p>
          </table:table-cell>
          <table:table-cell office:value-type="float" office:value="3.06697261728686" calcext:value-type="float">
            <text:p>3.0669726173</text:p>
          </table:table-cell>
          <table:table-cell office:value-type="float" office:value="3.04804068755052" calcext:value-type="float">
            <text:p>3.0480406876</text:p>
          </table:table-cell>
          <table:table-cell office:value-type="float" office:value="3.02934105143058" calcext:value-type="float">
            <text:p>3.0293410514</text:p>
          </table:table-cell>
          <table:table-cell office:value-type="float" office:value="3.01086945965357" calcext:value-type="float">
            <text:p>3.0108694597</text:p>
          </table:table-cell>
          <table:table-cell office:value-type="float" office:value="2.99319026624459" calcext:value-type="float">
            <text:p>2.9931902662</text:p>
          </table:table-cell>
          <table:table-cell office:value-type="float" office:value="2.97598062938927" calcext:value-type="float">
            <text:p>2.9759806294</text:p>
          </table:table-cell>
          <table:table-cell office:value-type="float" office:value="2.95818072032611" calcext:value-type="float">
            <text:p>2.9581807203</text:p>
          </table:table-cell>
          <table:table-cell office:value-type="float" office:value="2.94204003903326" calcext:value-type="float">
            <text:p>2.942040039</text:p>
          </table:table-cell>
          <table:table-cell office:value-type="float" office:value="2.9260903717202" calcext:value-type="float">
            <text:p>2.9260903717</text:p>
          </table:table-cell>
          <table:table-cell office:value-type="float" office:value="2.90895802422502" calcext:value-type="float">
            <text:p>2.9089580242</text:p>
          </table:table-cell>
          <table:table-cell office:value-type="float" office:value="2.89202605506311" calcext:value-type="float">
            <text:p>2.8920260551</text:p>
          </table:table-cell>
          <table:table-cell office:value-type="float" office:value="2.87703787659251" calcext:value-type="float">
            <text:p>2.8770378766</text:p>
          </table:table-cell>
          <table:table-cell office:value-type="float" office:value="2.86058326298328" calcext:value-type="float">
            <text:p>2.860583263</text:p>
          </table:table-cell>
          <table:table-cell office:value-type="float" office:value="2.8443177828638" calcext:value-type="float">
            <text:p>2.8443177829</text:p>
          </table:table-cell>
          <table:table-cell office:value-type="float" office:value="2.8282381939457" calcext:value-type="float">
            <text:p>2.8282381939</text:p>
          </table:table-cell>
          <table:table-cell office:value-type="float" office:value="2.81234132762893" calcext:value-type="float">
            <text:p>2.8123413276</text:p>
          </table:table-cell>
          <table:table-cell office:value-type="float" office:value="2.79675553402156" calcext:value-type="float">
            <text:p>2.796755534</text:p>
          </table:table-cell>
          <table:table-cell office:value-type="float" office:value="2.78121415305624" calcext:value-type="float">
            <text:p>2.7812141531</text:p>
          </table:table-cell>
          <table:table-cell office:value-type="float" office:value="2.76643860219146" calcext:value-type="float">
            <text:p>2.7664386022</text:p>
          </table:table-cell>
          <table:table-cell office:value-type="float" office:value="2.78612900295225" calcext:value-type="float">
            <text:p>2.786129003</text:p>
          </table:table-cell>
          <table:table-cell office:value-type="float" office:value="2.77163094913422" calcext:value-type="float">
            <text:p>2.7716309491</text:p>
          </table:table-cell>
          <table:table-cell office:value-type="float" office:value="2.77576247632396" calcext:value-type="float">
            <text:p>2.7757624763</text:p>
          </table:table-cell>
          <table:table-cell office:value-type="float" office:value="2.76161786643839" calcext:value-type="float">
            <text:p>2.7616178664</text:p>
          </table:table-cell>
          <table:table-cell office:value-type="float" office:value="2.7470619035955" calcext:value-type="float">
            <text:p>2.7470619036</text:p>
          </table:table-cell>
          <table:table-cell office:value-type="float" office:value="2.73239181323073" calcext:value-type="float">
            <text:p>2.7323918132</text:p>
          </table:table-cell>
          <table:table-cell office:value-type="float" office:value="2.71948169574386" calcext:value-type="float">
            <text:p>2.7194816957</text:p>
          </table:table-cell>
          <table:table-cell office:value-type="float" office:value="2.71874537466756" calcext:value-type="float">
            <text:p>2.7187453747</text:p>
          </table:table-cell>
          <table:table-cell office:value-type="float" office:value="2.70559537939341" calcext:value-type="float">
            <text:p>2.7055953794</text:p>
          </table:table-cell>
          <table:table-cell office:value-type="float" office:value="2.69294174965122" calcext:value-type="float">
            <text:p>2.6929417497</text:p>
          </table:table-cell>
          <table:table-cell office:value-type="float" office:value="2.67878624473644" calcext:value-type="float">
            <text:p>2.6787862447</text:p>
          </table:table-cell>
          <table:table-cell office:value-type="float" office:value="2.66483234448933" calcext:value-type="float">
            <text:p>2.6648323445</text:p>
          </table:table-cell>
          <table:table-cell office:value-type="float" office:value="2.65097069590263" calcext:value-type="float">
            <text:p>2.6509706959</text:p>
          </table:table-cell>
          <table:table-cell office:value-type="float" office:value="2.63723509644199" calcext:value-type="float">
            <text:p>2.6372350964</text:p>
          </table:table-cell>
          <table:table-cell office:value-type="float" office:value="2.62391767769293" calcext:value-type="float">
            <text:p>2.6239176777</text:p>
          </table:table-cell>
          <table:table-cell office:value-type="float" office:value="2.61207225041307" calcext:value-type="float">
            <text:p>2.6120722504</text:p>
          </table:table-cell>
          <table:table-cell office:value-type="float" office:value="2.60034769484015" calcext:value-type="float">
            <text:p>2.6003476948</text:p>
          </table:table-cell>
          <table:table-cell office:value-type="float" office:value="2.61105308892315" calcext:value-type="float">
            <text:p>2.6110530889</text:p>
          </table:table-cell>
          <table:table-cell office:value-type="float" office:value="2.59793961618038" calcext:value-type="float">
            <text:p>2.5979396162</text:p>
          </table:table-cell>
          <table:table-cell office:value-type="float" office:value="2.58878527637956" calcext:value-type="float">
            <text:p>2.5887852764</text:p>
          </table:table-cell>
          <table:table-cell office:value-type="float" office:value="2.58096115750012" calcext:value-type="float">
            <text:p>2.5809611575</text:p>
          </table:table-cell>
        </table:table-row>
        <table:table-row table:style-name="ro1">
          <table:table-cell office:value-type="string" calcext:value-type="string">
            <text:p>entire gpucb</text:p>
          </table:table-cell>
          <table:table-cell office:value-type="string" calcext:value-type="string">
            <text:p><text:s/>global max</text:p>
          </table:table-cell>
          <table:table-cell office:value-type="float" office:value="8.31026314658785" calcext:value-type="float">
            <text:p>8.3102631466</text:p>
          </table:table-cell>
          <table:table-cell office:value-type="string" calcext:value-type="string">
            <text:p><text:s/>global min</text:p>
          </table:table-cell>
          <table:table-cell office:value-type="float" office:value="-9.79920477415054" calcext:value-type="float">
            <text:p>-9.7992047742</text:p>
          </table:table-cell>
          <table:table-cell office:value-type="string" calcext:value-type="string">
            <text:p><text:s/>range</text:p>
          </table:table-cell>
          <table:table-cell office:value-type="float" office:value="18.1094679207384" calcext:value-type="float">
            <text:p>18.1094679207</text:p>
          </table:table-cell>
          <table:table-cell office:value-type="string" calcext:value-type="string">
            <text:p><text:s/>alpha 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gret</text:p>
          </table:table-cell>
          <table:table-cell office:value-type="float" office:value="10.8404383916028" calcext:value-type="float">
            <text:p>10.8404383916</text:p>
          </table:table-cell>
          <table:table-cell office:value-type="float" office:value="13.1057796199766" calcext:value-type="float">
            <text:p>13.10577962</text:p>
          </table:table-cell>
          <table:table-cell office:value-type="float" office:value="10.4793325690113" calcext:value-type="float">
            <text:p>10.479332569</text:p>
          </table:table-cell>
          <table:table-cell office:value-type="float" office:value="8.67985197440109" calcext:value-type="float">
            <text:p>8.6798519744</text:p>
          </table:table-cell>
          <table:table-cell office:value-type="float" office:value="8.15467271162438" calcext:value-type="float">
            <text:p>8.1546727116</text:p>
          </table:table-cell>
          <table:table-cell office:value-type="float" office:value="6.85441263401018" calcext:value-type="float">
            <text:p>6.854412634</text:p>
          </table:table-cell>
          <table:table-cell office:value-type="float" office:value="7.4675469047886" calcext:value-type="float">
            <text:p>7.4675469048</text:p>
          </table:table-cell>
          <table:table-cell office:value-type="float" office:value="6.9700535641576" calcext:value-type="float">
            <text:p>6.9700535642</text:p>
          </table:table-cell>
          <table:table-cell office:value-type="float" office:value="7.63307713406758" calcext:value-type="float">
            <text:p>7.6330771341</text:p>
          </table:table-cell>
          <table:table-cell office:value-type="float" office:value="7.23349405243002" calcext:value-type="float">
            <text:p>7.2334940524</text:p>
          </table:table-cell>
          <table:table-cell office:value-type="float" office:value="7.67683428123175" calcext:value-type="float">
            <text:p>7.6768342812</text:p>
          </table:table-cell>
          <table:table-cell office:value-type="float" office:value="7.4012884882654" calcext:value-type="float">
            <text:p>7.4012884883</text:p>
          </table:table-cell>
          <table:table-cell office:value-type="float" office:value="7.63875742264526" calcext:value-type="float">
            <text:p>7.6387574226</text:p>
          </table:table-cell>
          <table:table-cell office:value-type="float" office:value="8.00468776332415" calcext:value-type="float">
            <text:p>8.0046877633</text:p>
          </table:table-cell>
          <table:table-cell office:value-type="float" office:value="8.23927644199801" calcext:value-type="float">
            <text:p>8.239276442</text:p>
          </table:table-cell>
          <table:table-cell office:value-type="float" office:value="7.90078337527855" calcext:value-type="float">
            <text:p>7.9007833753</text:p>
          </table:table-cell>
          <table:table-cell office:value-type="float" office:value="8.32073008276231" calcext:value-type="float">
            <text:p>8.3207300828</text:p>
          </table:table-cell>
          <table:table-cell office:value-type="float" office:value="8.06085593885081" calcext:value-type="float">
            <text:p>8.0608559389</text:p>
          </table:table-cell>
          <table:table-cell office:value-type="float" office:value="7.77341737891349" calcext:value-type="float">
            <text:p>7.7734173789</text:p>
          </table:table-cell>
          <table:table-cell office:value-type="float" office:value="8.02442255201721" calcext:value-type="float">
            <text:p>8.024422552</text:p>
          </table:table-cell>
          <table:table-cell office:value-type="float" office:value="8.13442756618831" calcext:value-type="float">
            <text:p>8.1344275662</text:p>
          </table:table-cell>
          <table:table-cell office:value-type="float" office:value="7.81618338195121" calcext:value-type="float">
            <text:p>7.816183382</text:p>
          </table:table-cell>
          <table:table-cell office:value-type="float" office:value="7.80062774524361" calcext:value-type="float">
            <text:p>7.8006277452</text:p>
          </table:table-cell>
          <table:table-cell office:value-type="float" office:value="8.01970648491381" calcext:value-type="float">
            <text:p>8.0197064849</text:p>
          </table:table-cell>
          <table:table-cell office:value-type="float" office:value="8.05264675898334" calcext:value-type="float">
            <text:p>8.052646759</text:p>
          </table:table-cell>
          <table:table-cell office:value-type="float" office:value="7.75832594612085" calcext:value-type="float">
            <text:p>7.7583259461</text:p>
          </table:table-cell>
          <table:table-cell office:value-type="float" office:value="8.11568257360454" calcext:value-type="float">
            <text:p>8.1156825736</text:p>
          </table:table-cell>
          <table:table-cell office:value-type="float" office:value="8.23392302540857" calcext:value-type="float">
            <text:p>8.2339230254</text:p>
          </table:table-cell>
          <table:table-cell office:value-type="float" office:value="8.08969853826382" calcext:value-type="float">
            <text:p>8.0896985383</text:p>
          </table:table-cell>
          <table:table-cell office:value-type="float" office:value="7.91238333548075" calcext:value-type="float">
            <text:p>7.9123833355</text:p>
          </table:table-cell>
          <table:table-cell office:value-type="float" office:value="7.68527912015052" calcext:value-type="float">
            <text:p>7.6852791202</text:p>
          </table:table-cell>
          <table:table-cell office:value-type="float" office:value="7.74642254786005" calcext:value-type="float">
            <text:p>7.7464225479</text:p>
          </table:table-cell>
          <table:table-cell office:value-type="float" office:value="7.70777043005983" calcext:value-type="float">
            <text:p>7.7077704301</text:p>
          </table:table-cell>
          <table:table-cell office:value-type="float" office:value="7.59297407624701" calcext:value-type="float">
            <text:p>7.5929740762</text:p>
          </table:table-cell>
          <table:table-cell office:value-type="float" office:value="7.54832488228559" calcext:value-type="float">
            <text:p>7.5483248823</text:p>
          </table:table-cell>
          <table:table-cell office:value-type="float" office:value="7.75958359096944" calcext:value-type="float">
            <text:p>7.759583591</text:p>
          </table:table-cell>
          <table:table-cell office:value-type="float" office:value="7.58966436199292" calcext:value-type="float">
            <text:p>7.589664362</text:p>
          </table:table-cell>
          <table:table-cell office:value-type="float" office:value="7.4667753993267" calcext:value-type="float">
            <text:p>7.4667753993</text:p>
          </table:table-cell>
          <table:table-cell office:value-type="float" office:value="7.28192447194474" calcext:value-type="float">
            <text:p>7.2819244719</text:p>
          </table:table-cell>
          <table:table-cell office:value-type="float" office:value="7.15656369034477" calcext:value-type="float">
            <text:p>7.1565636903</text:p>
          </table:table-cell>
          <table:table-cell office:value-type="float" office:value="6.9938506822811" calcext:value-type="float">
            <text:p>6.9938506823</text:p>
          </table:table-cell>
          <table:table-cell office:value-type="float" office:value="6.8467900118558" calcext:value-type="float">
            <text:p>6.8467900119</text:p>
          </table:table-cell>
          <table:table-cell office:value-type="float" office:value="6.99826180209003" calcext:value-type="float">
            <text:p>6.9982618021</text:p>
          </table:table-cell>
          <table:table-cell office:value-type="float" office:value="6.85968229803153" calcext:value-type="float">
            <text:p>6.859682298</text:p>
          </table:table-cell>
          <table:table-cell office:value-type="float" office:value="6.72726188304231" calcext:value-type="float">
            <text:p>6.727261883</text:p>
          </table:table-cell>
          <table:table-cell office:value-type="float" office:value="6.64537560759245" calcext:value-type="float">
            <text:p>6.6453756076</text:p>
          </table:table-cell>
          <table:table-cell office:value-type="float" office:value="6.5306781656701" calcext:value-type="float">
            <text:p>6.5306781657</text:p>
          </table:table-cell>
          <table:table-cell office:value-type="float" office:value="6.4487791059695" calcext:value-type="float">
            <text:p>6.448779106</text:p>
          </table:table-cell>
          <table:table-cell office:value-type="float" office:value="6.37143320984614" calcext:value-type="float">
            <text:p>6.3714332098</text:p>
          </table:table-cell>
          <table:table-cell office:value-type="float" office:value="6.24440358198869" calcext:value-type="float">
            <text:p>6.244403582</text:p>
          </table:table-cell>
          <table:table-cell office:value-type="float" office:value="6.13866709461788" calcext:value-type="float">
            <text:p>6.1386670946</text:p>
          </table:table-cell>
          <table:table-cell office:value-type="float" office:value="6.02069533020495" calcext:value-type="float">
            <text:p>6.0206953302</text:p>
          </table:table-cell>
          <table:table-cell office:value-type="float" office:value="5.92103305259826" calcext:value-type="float">
            <text:p>5.9210330526</text:p>
          </table:table-cell>
          <table:table-cell office:value-type="float" office:value="5.8685704203032" calcext:value-type="float">
            <text:p>5.8685704203</text:p>
          </table:table-cell>
          <table:table-cell office:value-type="float" office:value="5.77783994130295" calcext:value-type="float">
            <text:p>5.7778399413</text:p>
          </table:table-cell>
          <table:table-cell office:value-type="float" office:value="5.71961949191508" calcext:value-type="float">
            <text:p>5.7196194919</text:p>
          </table:table-cell>
          <table:table-cell office:value-type="float" office:value="5.66590117369849" calcext:value-type="float">
            <text:p>5.6659011737</text:p>
          </table:table-cell>
          <table:table-cell office:value-type="float" office:value="5.58325033725962" calcext:value-type="float">
            <text:p>5.5832503373</text:p>
          </table:table-cell>
          <table:table-cell office:value-type="float" office:value="5.55032667646028" calcext:value-type="float">
            <text:p>5.5503266765</text:p>
          </table:table-cell>
          <table:table-cell office:value-type="float" office:value="5.45815376213549" calcext:value-type="float">
            <text:p>5.4581537621</text:p>
          </table:table-cell>
          <table:table-cell office:value-type="float" office:value="5.40147807185254" calcext:value-type="float">
            <text:p>5.4014780719</text:p>
          </table:table-cell>
          <table:table-cell office:value-type="float" office:value="5.31467926128997" calcext:value-type="float">
            <text:p>5.3146792613</text:p>
          </table:table-cell>
          <table:table-cell office:value-type="float" office:value="5.24840434804486" calcext:value-type="float">
            <text:p>5.248404348</text:p>
          </table:table-cell>
          <table:table-cell office:value-type="float" office:value="5.18648442228866" calcext:value-type="float">
            <text:p>5.1864844223</text:p>
          </table:table-cell>
          <table:table-cell office:value-type="float" office:value="5.14668502040794" calcext:value-type="float">
            <text:p>5.1466850204</text:p>
          </table:table-cell>
          <table:table-cell office:value-type="float" office:value="5.07769515566714" calcext:value-type="float">
            <text:p>5.0776951557</text:p>
          </table:table-cell>
          <table:table-cell office:value-type="float" office:value="5.00190866080644" calcext:value-type="float">
            <text:p>5.0019086608</text:p>
          </table:table-cell>
          <table:table-cell office:value-type="float" office:value="4.94711232614816" calcext:value-type="float">
            <text:p>4.9471123261</text:p>
          </table:table-cell>
          <table:table-cell office:value-type="float" office:value="4.92595997620022" calcext:value-type="float">
            <text:p>4.9259599762</text:p>
          </table:table-cell>
          <table:table-cell office:value-type="float" office:value="4.90748229928833" calcext:value-type="float">
            <text:p>4.9074822993</text:p>
          </table:table-cell>
          <table:table-cell office:value-type="float" office:value="4.85226736290914" calcext:value-type="float">
            <text:p>4.8522673629</text:p>
          </table:table-cell>
          <table:table-cell office:value-type="float" office:value="4.84502661078173" calcext:value-type="float">
            <text:p>4.8450266108</text:p>
          </table:table-cell>
          <table:table-cell office:value-type="float" office:value="4.77980502335335" calcext:value-type="float">
            <text:p>4.7798050234</text:p>
          </table:table-cell>
          <table:table-cell office:value-type="float" office:value="4.72625769228666" calcext:value-type="float">
            <text:p>4.7262576923</text:p>
          </table:table-cell>
          <table:table-cell office:value-type="float" office:value="4.66386432194568" calcext:value-type="float">
            <text:p>4.6638643219</text:p>
          </table:table-cell>
          <table:table-cell office:value-type="float" office:value="4.62157030969839" calcext:value-type="float">
            <text:p>4.6215703097</text:p>
          </table:table-cell>
          <table:table-cell office:value-type="float" office:value="4.62757115850037" calcext:value-type="float">
            <text:p>4.6275711585</text:p>
          </table:table-cell>
          <table:table-cell office:value-type="float" office:value="4.56849911566028" calcext:value-type="float">
            <text:p>4.5684991157</text:p>
          </table:table-cell>
          <table:table-cell office:value-type="float" office:value="4.53389447004809" calcext:value-type="float">
            <text:p>4.53389447</text:p>
          </table:table-cell>
          <table:table-cell office:value-type="float" office:value="4.50532588405552" calcext:value-type="float">
            <text:p>4.5053258841</text:p>
          </table:table-cell>
          <table:table-cell office:value-type="float" office:value="4.50483723807889" calcext:value-type="float">
            <text:p>4.5048372381</text:p>
          </table:table-cell>
          <table:table-cell office:value-type="float" office:value="4.46093099628985" calcext:value-type="float">
            <text:p>4.4609309963</text:p>
          </table:table-cell>
          <table:table-cell office:value-type="float" office:value="4.40723466314353" calcext:value-type="float">
            <text:p>4.4072346631</text:p>
          </table:table-cell>
          <table:table-cell office:value-type="float" office:value="4.38954383601238" calcext:value-type="float">
            <text:p>4.389543836</text:p>
          </table:table-cell>
          <table:table-cell office:value-type="float" office:value="4.35778336728682" calcext:value-type="float">
            <text:p>4.3577833673</text:p>
          </table:table-cell>
          <table:table-cell office:value-type="float" office:value="4.316614985393" calcext:value-type="float">
            <text:p>4.3166149854</text:p>
          </table:table-cell>
          <table:table-cell office:value-type="float" office:value="4.26753613402887" calcext:value-type="float">
            <text:p>4.267536134</text:p>
          </table:table-cell>
          <table:table-cell office:value-type="float" office:value="4.23131254540439" calcext:value-type="float">
            <text:p>4.2313125454</text:p>
          </table:table-cell>
          <table:table-cell office:value-type="float" office:value="4.21619581261088" calcext:value-type="float">
            <text:p>4.2161958126</text:p>
          </table:table-cell>
          <table:table-cell office:value-type="float" office:value="4.17843033163097" calcext:value-type="float">
            <text:p>4.1784303316</text:p>
          </table:table-cell>
          <table:table-cell office:value-type="float" office:value="4.1325589581531" calcext:value-type="float">
            <text:p>4.1325589582</text:p>
          </table:table-cell>
          <table:table-cell office:value-type="float" office:value="4.0981208105866" calcext:value-type="float">
            <text:p>4.0981208106</text:p>
          </table:table-cell>
          <table:table-cell office:value-type="float" office:value="4.08324821994057" calcext:value-type="float">
            <text:p>4.0832482199</text:p>
          </table:table-cell>
          <table:table-cell office:value-type="float" office:value="4.05129728499519" calcext:value-type="float">
            <text:p>4.051297285</text:p>
          </table:table-cell>
          <table:table-cell office:value-type="float" office:value="4.02517160725453" calcext:value-type="float">
            <text:p>4.0251716073</text:p>
          </table:table-cell>
          <table:table-cell office:value-type="float" office:value="4.00167318161866" calcext:value-type="float">
            <text:p>4.0016731816</text:p>
          </table:table-cell>
          <table:table-cell office:value-type="float" office:value="3.96830771396863" calcext:value-type="float">
            <text:p>3.968307714</text:p>
          </table:table-cell>
          <table:table-cell office:value-type="float" office:value="3.92971485803674" calcext:value-type="float">
            <text:p>3.929714858</text:p>
          </table:table-cell>
          <table:table-cell office:value-type="float" office:value="3.89775029199158" calcext:value-type="float">
            <text:p>3.897750292</text:p>
          </table:table-cell>
          <table:table-cell office:value-type="float" office:value="3.87824283050561" calcext:value-type="float">
            <text:p>3.8782428305</text:p>
          </table:table-cell>
          <table:table-cell office:value-type="float" office:value="3.88909557364963" calcext:value-type="float">
            <text:p>3.8890955736</text:p>
          </table:table-cell>
          <table:table-cell office:value-type="float" office:value="3.91280661302095" calcext:value-type="float">
            <text:p>3.912806613</text:p>
          </table:table-cell>
          <table:table-cell office:value-type="float" office:value="3.88224754706508" calcext:value-type="float">
            <text:p>3.8822475471</text:p>
          </table:table-cell>
          <table:table-cell office:value-type="float" office:value="3.88461101265787" calcext:value-type="float">
            <text:p>3.8846110127</text:p>
          </table:table-cell>
          <table:table-cell office:value-type="float" office:value="3.85728010163796" calcext:value-type="float">
            <text:p>3.8572801016</text:p>
          </table:table-cell>
          <table:table-cell office:value-type="float" office:value="3.82168171132544" calcext:value-type="float">
            <text:p>3.8216817113</text:p>
          </table:table-cell>
          <table:table-cell office:value-type="float" office:value="3.80839235211458" calcext:value-type="float">
            <text:p>3.8083923521</text:p>
          </table:table-cell>
          <table:table-cell office:value-type="float" office:value="3.78021485644283" calcext:value-type="float">
            <text:p>3.7802148564</text:p>
          </table:table-cell>
          <table:table-cell office:value-type="float" office:value="3.75417366355412" calcext:value-type="float">
            <text:p>3.7541736636</text:p>
          </table:table-cell>
          <table:table-cell office:value-type="float" office:value="3.72080709141736" calcext:value-type="float">
            <text:p>3.7208070914</text:p>
          </table:table-cell>
          <table:table-cell office:value-type="float" office:value="3.69418020608537" calcext:value-type="float">
            <text:p>3.6941802061</text:p>
          </table:table-cell>
          <table:table-cell office:value-type="float" office:value="3.66534763224052" calcext:value-type="float">
            <text:p>3.6653476322</text:p>
          </table:table-cell>
          <table:table-cell office:value-type="float" office:value="3.6544492808385" calcext:value-type="float">
            <text:p>3.6544492808</text:p>
          </table:table-cell>
          <table:table-cell office:value-type="float" office:value="3.64145561109264" calcext:value-type="float">
            <text:p>3.6414556111</text:p>
          </table:table-cell>
          <table:table-cell office:value-type="float" office:value="3.61196587705628" calcext:value-type="float">
            <text:p>3.6119658771</text:p>
          </table:table-cell>
          <table:table-cell office:value-type="float" office:value="3.58894655769867" calcext:value-type="float">
            <text:p>3.5889465577</text:p>
          </table:table-cell>
          <table:table-cell office:value-type="float" office:value="3.56651324850496" calcext:value-type="float">
            <text:p>3.5665132485</text:p>
          </table:table-cell>
          <table:table-cell office:value-type="float" office:value="3.54761086271058" calcext:value-type="float">
            <text:p>3.5476108627</text:p>
          </table:table-cell>
          <table:table-cell office:value-type="float" office:value="3.5301735623419" calcext:value-type="float">
            <text:p>3.5301735623</text:p>
          </table:table-cell>
          <table:table-cell office:value-type="float" office:value="3.50879086083935" calcext:value-type="float">
            <text:p>3.5087908608</text:p>
          </table:table-cell>
          <table:table-cell office:value-type="float" office:value="3.50175684838257" calcext:value-type="float">
            <text:p>3.5017568484</text:p>
          </table:table-cell>
          <table:table-cell office:value-type="float" office:value="3.47458021710602" calcext:value-type="float">
            <text:p>3.4745802171</text:p>
          </table:table-cell>
          <table:table-cell office:value-type="float" office:value="3.45381401620503" calcext:value-type="float">
            <text:p>3.4538140162</text:p>
          </table:table-cell>
          <table:table-cell office:value-type="float" office:value="3.43466922845398" calcext:value-type="float">
            <text:p>3.4346692285</text:p>
          </table:table-cell>
          <table:table-cell office:value-type="float" office:value="3.41455457467662" calcext:value-type="float">
            <text:p>3.4145545747</text:p>
          </table:table-cell>
          <table:table-cell office:value-type="float" office:value="3.39475920111795" calcext:value-type="float">
            <text:p>3.3947592011</text:p>
          </table:table-cell>
          <table:table-cell office:value-type="float" office:value="3.36868905566435" calcext:value-type="float">
            <text:p>3.3686890557</text:p>
          </table:table-cell>
          <table:table-cell office:value-type="float" office:value="3.36198873378645" calcext:value-type="float">
            <text:p>3.3619887338</text:p>
          </table:table-cell>
          <table:table-cell office:value-type="float" office:value="3.34471018168711" calcext:value-type="float">
            <text:p>3.3447101817</text:p>
          </table:table-cell>
          <table:table-cell office:value-type="float" office:value="3.35406068217172" calcext:value-type="float">
            <text:p>3.3540606822</text:p>
          </table:table-cell>
          <table:table-cell office:value-type="float" office:value="3.33548264266113" calcext:value-type="float">
            <text:p>3.3354826427</text:p>
          </table:table-cell>
          <table:table-cell office:value-type="float" office:value="3.34184603591825" calcext:value-type="float">
            <text:p>3.3418460359</text:p>
          </table:table-cell>
          <table:table-cell office:value-type="float" office:value="3.31671937399405" calcext:value-type="float">
            <text:p>3.316719374</text:p>
          </table:table-cell>
          <table:table-cell office:value-type="float" office:value="3.31678206186839" calcext:value-type="float">
            <text:p>3.3167820619</text:p>
          </table:table-cell>
          <table:table-cell office:value-type="float" office:value="3.29580834555629" calcext:value-type="float">
            <text:p>3.2958083456</text:p>
          </table:table-cell>
          <table:table-cell office:value-type="float" office:value="3.27783801011894" calcext:value-type="float">
            <text:p>3.2778380101</text:p>
          </table:table-cell>
          <table:table-cell office:value-type="float" office:value="3.25397226504614" calcext:value-type="float">
            <text:p>3.253972265</text:p>
          </table:table-cell>
          <table:table-cell office:value-type="float" office:value="3.2304524003367" calcext:value-type="float">
            <text:p>3.2304524003</text:p>
          </table:table-cell>
          <table:table-cell office:value-type="float" office:value="3.2074240111994" calcext:value-type="float">
            <text:p>3.2074240112</text:p>
          </table:table-cell>
          <table:table-cell office:value-type="float" office:value="3.18472459904977" calcext:value-type="float">
            <text:p>3.184724599</text:p>
          </table:table-cell>
          <table:table-cell office:value-type="float" office:value="3.16441951952064" calcext:value-type="float">
            <text:p>3.1644195195</text:p>
          </table:table-cell>
          <table:table-cell office:value-type="float" office:value="3.14733624555958" calcext:value-type="float">
            <text:p>3.1473362456</text:p>
          </table:table-cell>
          <table:table-cell office:value-type="float" office:value="3.1312501074585" calcext:value-type="float">
            <text:p>3.1312501075</text:p>
          </table:table-cell>
          <table:table-cell office:value-type="float" office:value="3.11538738794215" calcext:value-type="float">
            <text:p>3.1153873879</text:p>
          </table:table-cell>
          <table:table-cell office:value-type="float" office:value="3.10940821692629" calcext:value-type="float">
            <text:p>3.1094082169</text:p>
          </table:table-cell>
          <table:table-cell office:value-type="float" office:value="3.08816727664012" calcext:value-type="float">
            <text:p>3.0881672766</text:p>
          </table:table-cell>
          <table:table-cell office:value-type="float" office:value="3.07258249590502" calcext:value-type="float">
            <text:p>3.0725824959</text:p>
          </table:table-cell>
          <table:table-cell office:value-type="float" office:value="3.05710067357529" calcext:value-type="float">
            <text:p>3.0571006736</text:p>
          </table:table-cell>
          <table:table-cell office:value-type="float" office:value="3.05793188438342" calcext:value-type="float">
            <text:p>3.0579318844</text:p>
          </table:table-cell>
          <table:table-cell office:value-type="float" office:value="3.05813267787863" calcext:value-type="float">
            <text:p>3.0581326779</text:p>
          </table:table-cell>
          <table:table-cell office:value-type="float" office:value="3.04461970866959" calcext:value-type="float">
            <text:p>3.0446197087</text:p>
          </table:table-cell>
          <table:table-cell office:value-type="float" office:value="3.0283801198469" calcext:value-type="float">
            <text:p>3.0283801198</text:p>
          </table:table-cell>
          <table:table-cell office:value-type="float" office:value="3.01476064792554" calcext:value-type="float">
            <text:p>3.0147606479</text:p>
          </table:table-cell>
          <table:table-cell office:value-type="float" office:value="3.00078657189072" calcext:value-type="float">
            <text:p>3.0007865719</text:p>
          </table:table-cell>
          <table:table-cell office:value-type="float" office:value="2.99102798785708" calcext:value-type="float">
            <text:p>2.9910279879</text:p>
          </table:table-cell>
          <table:table-cell office:value-type="float" office:value="2.98608768695378" calcext:value-type="float">
            <text:p>2.986087687</text:p>
          </table:table-cell>
          <table:table-cell office:value-type="float" office:value="2.96820154470781" calcext:value-type="float">
            <text:p>2.9682015447</text:p>
          </table:table-cell>
          <table:table-cell office:value-type="float" office:value="2.95054180932571" calcext:value-type="float">
            <text:p>2.9505418093</text:p>
          </table:table-cell>
          <table:table-cell office:value-type="float" office:value="2.93270047741256" calcext:value-type="float">
            <text:p>2.9327004774</text:p>
          </table:table-cell>
          <table:table-cell office:value-type="float" office:value="2.91548337039333" calcext:value-type="float">
            <text:p>2.9154833704</text:p>
          </table:table-cell>
          <table:table-cell office:value-type="float" office:value="2.89808142421159" calcext:value-type="float">
            <text:p>2.8980814242</text:p>
          </table:table-cell>
          <table:table-cell office:value-type="float" office:value="2.88089431687161" calcext:value-type="float">
            <text:p>2.8808943169</text:p>
          </table:table-cell>
          <table:table-cell office:value-type="float" office:value="2.87684184282297" calcext:value-type="float">
            <text:p>2.8768418428</text:p>
          </table:table-cell>
          <table:table-cell office:value-type="float" office:value="2.85932533978835" calcext:value-type="float">
            <text:p>2.8593253398</text:p>
          </table:table-cell>
          <table:table-cell office:value-type="float" office:value="2.84202115800263" calcext:value-type="float">
            <text:p>2.842021158</text:p>
          </table:table-cell>
          <table:table-cell office:value-type="float" office:value="2.8305909155802" calcext:value-type="float">
            <text:p>2.8305909156</text:p>
          </table:table-cell>
          <table:table-cell office:value-type="float" office:value="2.83033020063967" calcext:value-type="float">
            <text:p>2.8303302006</text:p>
          </table:table-cell>
          <table:table-cell office:value-type="float" office:value="2.8503596940408" calcext:value-type="float">
            <text:p>2.850359694</text:p>
          </table:table-cell>
          <table:table-cell office:value-type="float" office:value="2.85413034780234" calcext:value-type="float">
            <text:p>2.8541303478</text:p>
          </table:table-cell>
          <table:table-cell office:value-type="float" office:value="2.85785664093139" calcext:value-type="float">
            <text:p>2.8578566409</text:p>
          </table:table-cell>
          <table:table-cell office:value-type="float" office:value="2.84780695137534" calcext:value-type="float">
            <text:p>2.8478069514</text:p>
          </table:table-cell>
          <table:table-cell office:value-type="float" office:value="2.85089903369978" calcext:value-type="float">
            <text:p>2.8508990337</text:p>
          </table:table-cell>
          <table:table-cell office:value-type="float" office:value="2.83830634030482" calcext:value-type="float">
            <text:p>2.8383063403</text:p>
          </table:table-cell>
          <table:table-cell office:value-type="float" office:value="2.82643830718877" calcext:value-type="float">
            <text:p>2.8264383072</text:p>
          </table:table-cell>
          <table:table-cell office:value-type="float" office:value="2.81033426506281" calcext:value-type="float">
            <text:p>2.8103342651</text:p>
          </table:table-cell>
          <table:table-cell office:value-type="float" office:value="2.79441322341554" calcext:value-type="float">
            <text:p>2.7944132234</text:p>
          </table:table-cell>
          <table:table-cell office:value-type="float" office:value="2.78355299424508" calcext:value-type="float">
            <text:p>2.7835529942</text:p>
          </table:table-cell>
          <table:table-cell office:value-type="float" office:value="2.77412707969163" calcext:value-type="float">
            <text:p>2.7741270797</text:p>
          </table:table-cell>
          <table:table-cell office:value-type="float" office:value="2.77824677927144" calcext:value-type="float">
            <text:p>2.7782467793</text:p>
          </table:table-cell>
          <table:table-cell office:value-type="float" office:value="2.78824256668662" calcext:value-type="float">
            <text:p>2.7882425667</text:p>
          </table:table-cell>
          <table:table-cell office:value-type="float" office:value="2.77994028233834" calcext:value-type="float">
            <text:p>2.7799402823</text:p>
          </table:table-cell>
          <table:table-cell office:value-type="float" office:value="2.80173641446159" calcext:value-type="float">
            <text:p>2.8017364145</text:p>
          </table:table-cell>
          <table:table-cell office:value-type="float" office:value="2.82966107328355" calcext:value-type="float">
            <text:p>2.8296610733</text:p>
          </table:table-cell>
          <table:table-cell office:value-type="float" office:value="2.81905636133793" calcext:value-type="float">
            <text:p>2.8190563613</text:p>
          </table:table-cell>
          <table:table-cell office:value-type="float" office:value="2.81115868683723" calcext:value-type="float">
            <text:p>2.8111586868</text:p>
          </table:table-cell>
          <table:table-cell office:value-type="float" office:value="2.79620356653301" calcext:value-type="float">
            <text:p>2.7962035665</text:p>
          </table:table-cell>
          <table:table-cell office:value-type="float" office:value="2.78677663793949" calcext:value-type="float">
            <text:p>2.7867766379</text:p>
          </table:table-cell>
          <table:table-cell office:value-type="float" office:value="2.78369990873164" calcext:value-type="float">
            <text:p>2.7836999087</text:p>
          </table:table-cell>
          <table:table-cell office:value-type="float" office:value="2.76912745582963" calcext:value-type="float">
            <text:p>2.7691274558</text:p>
          </table:table-cell>
          <table:table-cell office:value-type="float" office:value="2.75999187932287" calcext:value-type="float">
            <text:p>2.7599918793</text:p>
          </table:table-cell>
          <table:table-cell office:value-type="float" office:value="2.7504872145928" calcext:value-type="float">
            <text:p>2.7504872146</text:p>
          </table:table-cell>
          <table:table-cell office:value-type="float" office:value="2.74154388493109" calcext:value-type="float">
            <text:p>2.7415438849</text:p>
          </table:table-cell>
          <table:table-cell office:value-type="float" office:value="2.73172769121179" calcext:value-type="float">
            <text:p>2.7317276912</text:p>
          </table:table-cell>
          <table:table-cell office:value-type="float" office:value="2.72350818852336" calcext:value-type="float">
            <text:p>2.7235081885</text:p>
          </table:table-cell>
          <table:table-cell office:value-type="float" office:value="2.70969279427581" calcext:value-type="float">
            <text:p>2.7096927943</text:p>
          </table:table-cell>
          <table:table-cell office:value-type="float" office:value="2.70056343056157" calcext:value-type="float">
            <text:p>2.7005634306</text:p>
          </table:table-cell>
          <table:table-cell office:value-type="float" office:value="2.68689676814828" calcext:value-type="float">
            <text:p>2.6868967681</text:p>
          </table:table-cell>
          <table:table-cell office:value-type="float" office:value="2.67723197930972" calcext:value-type="float">
            <text:p>2.6772319793</text:p>
          </table:table-cell>
          <table:table-cell office:value-type="float" office:value="2.66392682519385" calcext:value-type="float">
            <text:p>2.6639268252</text:p>
          </table:table-cell>
          <table:table-cell office:value-type="float" office:value="2.65075472261913" calcext:value-type="float">
            <text:p>2.6507547226</text:p>
          </table:table-cell>
        </table:table-row>
        <table:table-row table:style-name="ro1" table:number-rows-repeated="5">
          <table:table-cell table:number-columns-repeated="210"/>
        </table:table-row>
        <table:table-row table:style-name="ro1">
          <table:table-cell office:value-type="string" calcext:value-type="string">
            <text:p>decomposed gpucb 1</text:p>
          </table:table-cell>
          <table:table-cell office:value-type="string" calcext:value-type="string">
            <text:p>global max</text:p>
          </table:table-cell>
          <table:table-cell table:formula="of:=AVERAGE([.C1:.C11])" office:value-type="float" office:value="17.0921002658049" calcext:value-type="float">
            <text:p>17.0921002658</text:p>
          </table:table-cell>
          <table:table-cell office:value-type="string" calcext:value-type="string">
            <text:p>global min</text:p>
          </table:table-cell>
          <table:table-cell table:formula="of:=AVERAGE([.E1:.E11])" office:value-type="float" office:value="-16.6073390412957" calcext:value-type="float">
            <text:p>-16.6073390413</text:p>
          </table:table-cell>
          <table:table-cell office:value-type="string" calcext:value-type="string">
            <text:p>range</text:p>
          </table:table-cell>
          <table:table-cell table:formula="of:=AVERAGE([.G1:.G11])" office:value-type="float" office:value="33.6994393071006" calcext:value-type="float">
            <text:p>33.6994393071</text:p>
          </table:table-cell>
          <table:table-cell office:value-type="string" calcext:value-type="string">
            <text:p>alpha scalar</text:p>
          </table:table-cell>
          <table:table-cell table:formula="of:=AVERAGE([.I1:.I11])" office:value-type="float" office:value="0.03125" calcext:value-type="float">
            <text:p>0.03125</text:p>
          </table:table-cell>
          <table:table-cell office:value-type="string" calcext:value-type="string">
            <text:p>regret</text:p>
          </table:table-cell>
          <table:table-cell table:formula="of:=AVERAGE([.K1:.K11])" office:value-type="float" office:value="15.5323565791677" calcext:value-type="float">
            <text:p>15.5323565792</text:p>
          </table:table-cell>
          <table:table-cell table:formula="of:=AVERAGE([.L1:.L11])" office:value-type="float" office:value="14.0358459448138" calcext:value-type="float">
            <text:p>14.0358459448</text:p>
          </table:table-cell>
          <table:table-cell table:formula="of:=AVERAGE([.M1:.M11])" office:value-type="float" office:value="13.6992757112754" calcext:value-type="float">
            <text:p>13.6992757113</text:p>
          </table:table-cell>
          <table:table-cell table:formula="of:=AVERAGE([.N1:.N11])" office:value-type="float" office:value="12.8231020101689" calcext:value-type="float">
            <text:p>12.8231020102</text:p>
          </table:table-cell>
          <table:table-cell table:formula="of:=AVERAGE([.O1:.O11])" office:value-type="float" office:value="12.6280732864811" calcext:value-type="float">
            <text:p>12.6280732865</text:p>
          </table:table-cell>
          <table:table-cell table:formula="of:=AVERAGE([.P1:.P11])" office:value-type="float" office:value="12.8477439326986" calcext:value-type="float">
            <text:p>12.8477439327</text:p>
          </table:table-cell>
          <table:table-cell table:formula="of:=AVERAGE([.Q1:.Q11])" office:value-type="float" office:value="12.7864209207413" calcext:value-type="float">
            <text:p>12.7864209207</text:p>
          </table:table-cell>
          <table:table-cell table:formula="of:=AVERAGE([.R1:.R11])" office:value-type="float" office:value="13.2800403159873" calcext:value-type="float">
            <text:p>13.280040316</text:p>
          </table:table-cell>
          <table:table-cell table:formula="of:=AVERAGE([.S1:.S11])" office:value-type="float" office:value="13.3086777940579" calcext:value-type="float">
            <text:p>13.3086777941</text:p>
          </table:table-cell>
          <table:table-cell table:formula="of:=AVERAGE([.T1:.T11])" office:value-type="float" office:value="13.6339543954861" calcext:value-type="float">
            <text:p>13.6339543955</text:p>
          </table:table-cell>
          <table:table-cell table:formula="of:=AVERAGE([.U1:.U11])" office:value-type="float" office:value="13.2737589719315" calcext:value-type="float">
            <text:p>13.2737589719</text:p>
          </table:table-cell>
          <table:table-cell table:formula="of:=AVERAGE([.V1:.V11])" office:value-type="float" office:value="13.1558195949402" calcext:value-type="float">
            <text:p>13.1558195949</text:p>
          </table:table-cell>
          <table:table-cell table:formula="of:=AVERAGE([.W1:.W11])" office:value-type="float" office:value="13.0972107163893" calcext:value-type="float">
            <text:p>13.0972107164</text:p>
          </table:table-cell>
          <table:table-cell table:formula="of:=AVERAGE([.X1:.X11])" office:value-type="float" office:value="13.1722391379737" calcext:value-type="float">
            <text:p>13.172239138</text:p>
          </table:table-cell>
          <table:table-cell table:formula="of:=AVERAGE([.Y1:.Y11])" office:value-type="float" office:value="13.3849013068275" calcext:value-type="float">
            <text:p>13.3849013068</text:p>
          </table:table-cell>
          <table:table-cell table:formula="of:=AVERAGE([.Z1:.Z11])" office:value-type="float" office:value="13.2449192034344" calcext:value-type="float">
            <text:p>13.2449192034</text:p>
          </table:table-cell>
          <table:table-cell table:formula="of:=AVERAGE([.AA1:.AA11])" office:value-type="float" office:value="13.1011194884036" calcext:value-type="float">
            <text:p>13.1011194884</text:p>
          </table:table-cell>
          <table:table-cell table:formula="of:=AVERAGE([.AB1:.AB11])" office:value-type="float" office:value="13.2812746252207" calcext:value-type="float">
            <text:p>13.2812746252</text:p>
          </table:table-cell>
          <table:table-cell table:formula="of:=AVERAGE([.AC1:.AC11])" office:value-type="float" office:value="13.1546303018862" calcext:value-type="float">
            <text:p>13.1546303019</text:p>
          </table:table-cell>
          <table:table-cell table:formula="of:=AVERAGE([.AD1:.AD11])" office:value-type="float" office:value="13.1957084376274" calcext:value-type="float">
            <text:p>13.1957084376</text:p>
          </table:table-cell>
          <table:table-cell table:formula="of:=AVERAGE([.AE1:.AE11])" office:value-type="float" office:value="13.3473606689107" calcext:value-type="float">
            <text:p>13.3473606689</text:p>
          </table:table-cell>
          <table:table-cell table:formula="of:=AVERAGE([.AF1:.AF11])" office:value-type="float" office:value="13.1072266098228" calcext:value-type="float">
            <text:p>13.1072266098</text:p>
          </table:table-cell>
          <table:table-cell table:formula="of:=AVERAGE([.AG1:.AG11])" office:value-type="float" office:value="13.0689046267173" calcext:value-type="float">
            <text:p>13.0689046267</text:p>
          </table:table-cell>
          <table:table-cell table:formula="of:=AVERAGE([.AH1:.AH11])" office:value-type="float" office:value="12.8128633607309" calcext:value-type="float">
            <text:p>12.8128633607</text:p>
          </table:table-cell>
          <table:table-cell table:formula="of:=AVERAGE([.AI1:.AI11])" office:value-type="float" office:value="12.4183589273902" calcext:value-type="float">
            <text:p>12.4183589274</text:p>
          </table:table-cell>
          <table:table-cell table:formula="of:=AVERAGE([.AJ1:.AJ11])" office:value-type="float" office:value="12.2304087137321" calcext:value-type="float">
            <text:p>12.2304087137</text:p>
          </table:table-cell>
          <table:table-cell table:formula="of:=AVERAGE([.AK1:.AK11])" office:value-type="float" office:value="12.0136776713571" calcext:value-type="float">
            <text:p>12.0136776714</text:p>
          </table:table-cell>
          <table:table-cell table:formula="of:=AVERAGE([.AL1:.AL11])" office:value-type="float" office:value="11.8277005045454" calcext:value-type="float">
            <text:p>11.8277005045</text:p>
          </table:table-cell>
          <table:table-cell table:formula="of:=AVERAGE([.AM1:.AM11])" office:value-type="float" office:value="11.7077951289444" calcext:value-type="float">
            <text:p>11.7077951289</text:p>
          </table:table-cell>
          <table:table-cell table:formula="of:=AVERAGE([.AN1:.AN11])" office:value-type="float" office:value="11.4543153084486" calcext:value-type="float">
            <text:p>11.4543153084</text:p>
          </table:table-cell>
          <table:table-cell table:formula="of:=AVERAGE([.AO1:.AO11])" office:value-type="float" office:value="11.2307633720341" calcext:value-type="float">
            <text:p>11.230763372</text:p>
          </table:table-cell>
          <table:table-cell table:formula="of:=AVERAGE([.AP1:.AP11])" office:value-type="float" office:value="10.8879371674718" calcext:value-type="float">
            <text:p>10.8879371675</text:p>
          </table:table-cell>
          <table:table-cell table:formula="of:=AVERAGE([.AQ1:.AQ11])" office:value-type="float" office:value="10.6381598603205" calcext:value-type="float">
            <text:p>10.6381598603</text:p>
          </table:table-cell>
          <table:table-cell table:formula="of:=AVERAGE([.AR1:.AR11])" office:value-type="float" office:value="10.4096665779617" calcext:value-type="float">
            <text:p>10.409666578</text:p>
          </table:table-cell>
          <table:table-cell table:formula="of:=AVERAGE([.AS1:.AS11])" office:value-type="float" office:value="10.1765732587637" calcext:value-type="float">
            <text:p>10.1765732588</text:p>
          </table:table-cell>
          <table:table-cell table:formula="of:=AVERAGE([.AT1:.AT11])" office:value-type="float" office:value="9.90446243649652" calcext:value-type="float">
            <text:p>9.9044624365</text:p>
          </table:table-cell>
          <table:table-cell table:formula="of:=AVERAGE([.AU1:.AU11])" office:value-type="float" office:value="9.67040055841296" calcext:value-type="float">
            <text:p>9.6704005584</text:p>
          </table:table-cell>
          <table:table-cell table:formula="of:=AVERAGE([.AV1:.AV11])" office:value-type="float" office:value="9.43378298117132" calcext:value-type="float">
            <text:p>9.4337829812</text:p>
          </table:table-cell>
          <table:table-cell table:formula="of:=AVERAGE([.AW1:.AW11])" office:value-type="float" office:value="9.23659035876822" calcext:value-type="float">
            <text:p>9.2365903588</text:p>
          </table:table-cell>
          <table:table-cell table:formula="of:=AVERAGE([.AX1:.AX11])" office:value-type="float" office:value="9.1170150913862" calcext:value-type="float">
            <text:p>9.1170150914</text:p>
          </table:table-cell>
          <table:table-cell table:formula="of:=AVERAGE([.AY1:.AY11])" office:value-type="float" office:value="8.95516827156311" calcext:value-type="float">
            <text:p>8.9551682716</text:p>
          </table:table-cell>
          <table:table-cell table:formula="of:=AVERAGE([.AZ1:.AZ11])" office:value-type="float" office:value="8.74522454938531" calcext:value-type="float">
            <text:p>8.7452245494</text:p>
          </table:table-cell>
          <table:table-cell table:formula="of:=AVERAGE([.BA1:.BA11])" office:value-type="float" office:value="8.54247783249392" calcext:value-type="float">
            <text:p>8.5424778325</text:p>
          </table:table-cell>
          <table:table-cell table:formula="of:=AVERAGE([.BB1:.BB11])" office:value-type="float" office:value="8.34928206480675" calcext:value-type="float">
            <text:p>8.3492820648</text:p>
          </table:table-cell>
          <table:table-cell table:formula="of:=AVERAGE([.BC1:.BC11])" office:value-type="float" office:value="8.16520112235349" calcext:value-type="float">
            <text:p>8.1652011224</text:p>
          </table:table-cell>
          <table:table-cell table:formula="of:=AVERAGE([.BD1:.BD11])" office:value-type="float" office:value="8.00939054219069" calcext:value-type="float">
            <text:p>8.0093905422</text:p>
          </table:table-cell>
          <table:table-cell table:formula="of:=AVERAGE([.BE1:.BE11])" office:value-type="float" office:value="7.88607182395563" calcext:value-type="float">
            <text:p>7.886071824</text:p>
          </table:table-cell>
          <table:table-cell table:formula="of:=AVERAGE([.BF1:.BF11])" office:value-type="float" office:value="7.7226996642108" calcext:value-type="float">
            <text:p>7.7226996642</text:p>
          </table:table-cell>
          <table:table-cell table:formula="of:=AVERAGE([.BG1:.BG11])" office:value-type="float" office:value="7.56589660776045" calcext:value-type="float">
            <text:p>7.5658966078</text:p>
          </table:table-cell>
          <table:table-cell table:formula="of:=AVERAGE([.BH1:.BH11])" office:value-type="float" office:value="7.42199486491166" calcext:value-type="float">
            <text:p>7.4219948649</text:p>
          </table:table-cell>
          <table:table-cell table:formula="of:=AVERAGE([.BI1:.BI11])" office:value-type="float" office:value="7.27860533378273" calcext:value-type="float">
            <text:p>7.2786053338</text:p>
          </table:table-cell>
          <table:table-cell table:formula="of:=AVERAGE([.BJ1:.BJ11])" office:value-type="float" office:value="7.13933631078096" calcext:value-type="float">
            <text:p>7.1393363108</text:p>
          </table:table-cell>
          <table:table-cell table:formula="of:=AVERAGE([.BK1:.BK11])" office:value-type="float" office:value="7.00547662455196" calcext:value-type="float">
            <text:p>7.0054766246</text:p>
          </table:table-cell>
          <table:table-cell table:formula="of:=AVERAGE([.BL1:.BL11])" office:value-type="float" office:value="6.89546961096555" calcext:value-type="float">
            <text:p>6.895469611</text:p>
          </table:table-cell>
          <table:table-cell table:formula="of:=AVERAGE([.BM1:.BM11])" office:value-type="float" office:value="6.77084027929265" calcext:value-type="float">
            <text:p>6.7708402793</text:p>
          </table:table-cell>
          <table:table-cell table:formula="of:=AVERAGE([.BN1:.BN11])" office:value-type="float" office:value="6.65066805923353" calcext:value-type="float">
            <text:p>6.6506680592</text:p>
          </table:table-cell>
          <table:table-cell table:formula="of:=AVERAGE([.BO1:.BO11])" office:value-type="float" office:value="6.53499430172323" calcext:value-type="float">
            <text:p>6.5349943017</text:p>
          </table:table-cell>
          <table:table-cell table:formula="of:=AVERAGE([.BP1:.BP11])" office:value-type="float" office:value="6.423216581058" calcext:value-type="float">
            <text:p>6.4232165811</text:p>
          </table:table-cell>
          <table:table-cell table:formula="of:=AVERAGE([.BQ1:.BQ11])" office:value-type="float" office:value="6.31492600741421" calcext:value-type="float">
            <text:p>6.3149260074</text:p>
          </table:table-cell>
          <table:table-cell table:formula="of:=AVERAGE([.BR1:.BR11])" office:value-type="float" office:value="6.21037474215426" calcext:value-type="float">
            <text:p>6.2103747422</text:p>
          </table:table-cell>
          <table:table-cell table:formula="of:=AVERAGE([.BS1:.BS11])" office:value-type="float" office:value="6.10910676107415" calcext:value-type="float">
            <text:p>6.1091067611</text:p>
          </table:table-cell>
          <table:table-cell table:formula="of:=AVERAGE([.BT1:.BT11])" office:value-type="float" office:value="6.0353459963853" calcext:value-type="float">
            <text:p>6.0353459964</text:p>
          </table:table-cell>
          <table:table-cell table:formula="of:=AVERAGE([.BU1:.BU11])" office:value-type="float" office:value="5.94029341484782" calcext:value-type="float">
            <text:p>5.9402934148</text:p>
          </table:table-cell>
          <table:table-cell table:formula="of:=AVERAGE([.BV1:.BV11])" office:value-type="float" office:value="5.84841195252371" calcext:value-type="float">
            <text:p>5.8484119525</text:p>
          </table:table-cell>
          <table:table-cell table:formula="of:=AVERAGE([.BW1:.BW11])" office:value-type="float" office:value="5.7590295770111" calcext:value-type="float">
            <text:p>5.759029577</text:p>
          </table:table-cell>
          <table:table-cell table:formula="of:=AVERAGE([.BX1:.BX11])" office:value-type="float" office:value="5.67237059753111" calcext:value-type="float">
            <text:p>5.6723705975</text:p>
          </table:table-cell>
          <table:table-cell table:formula="of:=AVERAGE([.BY1:.BY11])" office:value-type="float" office:value="5.58828444088386" calcext:value-type="float">
            <text:p>5.5882844409</text:p>
          </table:table-cell>
          <table:table-cell table:formula="of:=AVERAGE([.BZ1:.BZ11])" office:value-type="float" office:value="5.5213324005253" calcext:value-type="float">
            <text:p>5.5213324005</text:p>
          </table:table-cell>
          <table:table-cell table:formula="of:=AVERAGE([.CA1:.CA11])" office:value-type="float" office:value="5.4422548702963" calcext:value-type="float">
            <text:p>5.4422548703</text:p>
          </table:table-cell>
          <table:table-cell table:formula="of:=AVERAGE([.CB1:.CB11])" office:value-type="float" office:value="5.36500876566101" calcext:value-type="float">
            <text:p>5.3650087657</text:p>
          </table:table-cell>
          <table:table-cell table:formula="of:=AVERAGE([.CC1:.CC11])" office:value-type="float" office:value="5.2899161221694" calcext:value-type="float">
            <text:p>5.2899161222</text:p>
          </table:table-cell>
          <table:table-cell table:formula="of:=AVERAGE([.CD1:.CD11])" office:value-type="float" office:value="5.21700639992527" calcext:value-type="float">
            <text:p>5.2170063999</text:p>
          </table:table-cell>
          <table:table-cell table:formula="of:=AVERAGE([.CE1:.CE11])" office:value-type="float" office:value="5.14609982309303" calcext:value-type="float">
            <text:p>5.1460998231</text:p>
          </table:table-cell>
          <table:table-cell table:formula="of:=AVERAGE([.CF1:.CF11])" office:value-type="float" office:value="5.10502852968241" calcext:value-type="float">
            <text:p>5.1050285297</text:p>
          </table:table-cell>
          <table:table-cell table:formula="of:=AVERAGE([.CG1:.CG11])" office:value-type="float" office:value="5.03744487277393" calcext:value-type="float">
            <text:p>5.0374448728</text:p>
          </table:table-cell>
          <table:table-cell table:formula="of:=AVERAGE([.CH1:.CH11])" office:value-type="float" office:value="4.97164255030555" calcext:value-type="float">
            <text:p>4.9716425503</text:p>
          </table:table-cell>
          <table:table-cell table:formula="of:=AVERAGE([.CI1:.CI11])" office:value-type="float" office:value="4.90826143352439" calcext:value-type="float">
            <text:p>4.9082614335</text:p>
          </table:table-cell>
          <table:table-cell table:formula="of:=AVERAGE([.CJ1:.CJ11])" office:value-type="float" office:value="4.88463821461763" calcext:value-type="float">
            <text:p>4.8846382146</text:p>
          </table:table-cell>
          <table:table-cell table:formula="of:=AVERAGE([.CK1:.CK11])" office:value-type="float" office:value="4.82328717570128" calcext:value-type="float">
            <text:p>4.8232871757</text:p>
          </table:table-cell>
          <table:table-cell table:formula="of:=AVERAGE([.CL1:.CL11])" office:value-type="float" office:value="4.76430101732775" calcext:value-type="float">
            <text:p>4.7643010173</text:p>
          </table:table-cell>
          <table:table-cell table:formula="of:=AVERAGE([.CM1:.CM11])" office:value-type="float" office:value="4.70582656514705" calcext:value-type="float">
            <text:p>4.7058265651</text:p>
          </table:table-cell>
          <table:table-cell table:formula="of:=AVERAGE([.CN1:.CN11])" office:value-type="float" office:value="4.64895125073189" calcext:value-type="float">
            <text:p>4.6489512507</text:p>
          </table:table-cell>
          <table:table-cell table:formula="of:=AVERAGE([.CO1:.CO11])" office:value-type="float" office:value="4.5937319520472" calcext:value-type="float">
            <text:p>4.593731952</text:p>
          </table:table-cell>
          <table:table-cell table:formula="of:=AVERAGE([.CP1:.CP11])" office:value-type="float" office:value="4.53947449674286" calcext:value-type="float">
            <text:p>4.5394744967</text:p>
          </table:table-cell>
          <table:table-cell table:formula="of:=AVERAGE([.CQ1:.CQ11])" office:value-type="float" office:value="4.48651745632333" calcext:value-type="float">
            <text:p>4.4865174563</text:p>
          </table:table-cell>
          <table:table-cell table:formula="of:=AVERAGE([.CR1:.CR11])" office:value-type="float" office:value="4.43471521500874" calcext:value-type="float">
            <text:p>4.434715215</text:p>
          </table:table-cell>
          <table:table-cell table:formula="of:=AVERAGE([.CS1:.CS11])" office:value-type="float" office:value="4.38416960548325" calcext:value-type="float">
            <text:p>4.3841696055</text:p>
          </table:table-cell>
          <table:table-cell table:formula="of:=AVERAGE([.CT1:.CT11])" office:value-type="float" office:value="4.33473634951116" calcext:value-type="float">
            <text:p>4.3347363495</text:p>
          </table:table-cell>
          <table:table-cell table:formula="of:=AVERAGE([.CU1:.CU11])" office:value-type="float" office:value="4.28647626425644" calcext:value-type="float">
            <text:p>4.2864762643</text:p>
          </table:table-cell>
          <table:table-cell table:formula="of:=AVERAGE([.CV1:.CV11])" office:value-type="float" office:value="4.23950609691604" calcext:value-type="float">
            <text:p>4.2395060969</text:p>
          </table:table-cell>
          <table:table-cell table:formula="of:=AVERAGE([.CW1:.CW11])" office:value-type="float" office:value="4.1931810402234" calcext:value-type="float">
            <text:p>4.1931810402</text:p>
          </table:table-cell>
          <table:table-cell table:formula="of:=AVERAGE([.CX1:.CX11])" office:value-type="float" office:value="4.14788166274768" calcext:value-type="float">
            <text:p>4.1478816627</text:p>
          </table:table-cell>
          <table:table-cell table:formula="of:=AVERAGE([.CY1:.CY11])" office:value-type="float" office:value="4.10378452014009" calcext:value-type="float">
            <text:p>4.1037845201</text:p>
          </table:table-cell>
          <table:table-cell table:formula="of:=AVERAGE([.CZ1:.CZ11])" office:value-type="float" office:value="4.06046090402074" calcext:value-type="float">
            <text:p>4.060460904</text:p>
          </table:table-cell>
          <table:table-cell table:formula="of:=AVERAGE([.DA1:.DA11])" office:value-type="float" office:value="4.01801795961703" calcext:value-type="float">
            <text:p>4.0180179596</text:p>
          </table:table-cell>
          <table:table-cell table:formula="of:=AVERAGE([.DB1:.DB11])" office:value-type="float" office:value="4.01614623860531" calcext:value-type="float">
            <text:p>4.0161462386</text:p>
          </table:table-cell>
          <table:table-cell table:formula="of:=AVERAGE([.DC1:.DC11])" office:value-type="float" office:value="3.97507374395365" calcext:value-type="float">
            <text:p>3.975073744</text:p>
          </table:table-cell>
          <table:table-cell table:formula="of:=AVERAGE([.DD1:.DD11])" office:value-type="float" office:value="3.93482914664549" calcext:value-type="float">
            <text:p>3.9348291466</text:p>
          </table:table-cell>
          <table:table-cell table:formula="of:=AVERAGE([.DE1:.DE11])" office:value-type="float" office:value="3.895415031582" calcext:value-type="float">
            <text:p>3.8954150316</text:p>
          </table:table-cell>
          <table:table-cell table:formula="of:=AVERAGE([.DF1:.DF11])" office:value-type="float" office:value="3.86067995907554" calcext:value-type="float">
            <text:p>3.8606799591</text:p>
          </table:table-cell>
          <table:table-cell table:formula="of:=AVERAGE([.DG1:.DG11])" office:value-type="float" office:value="3.82384939745488" calcext:value-type="float">
            <text:p>3.8238493975</text:p>
          </table:table-cell>
          <table:table-cell table:formula="of:=AVERAGE([.DH1:.DH11])" office:value-type="float" office:value="3.78685893094318" calcext:value-type="float">
            <text:p>3.7868589309</text:p>
          </table:table-cell>
          <table:table-cell table:formula="of:=AVERAGE([.DI1:.DI11])" office:value-type="float" office:value="3.75099702545131" calcext:value-type="float">
            <text:p>3.7509970255</text:p>
          </table:table-cell>
          <table:table-cell table:formula="of:=AVERAGE([.DJ1:.DJ11])" office:value-type="float" office:value="3.71536277944698" calcext:value-type="float">
            <text:p>3.7153627794</text:p>
          </table:table-cell>
          <table:table-cell table:formula="of:=AVERAGE([.DK1:.DK11])" office:value-type="float" office:value="3.68019440266659" calcext:value-type="float">
            <text:p>3.6801944027</text:p>
          </table:table-cell>
          <table:table-cell table:formula="of:=AVERAGE([.DL1:.DL11])" office:value-type="float" office:value="3.64572748557237" calcext:value-type="float">
            <text:p>3.6457274856</text:p>
          </table:table-cell>
          <table:table-cell table:formula="of:=AVERAGE([.DM1:.DM11])" office:value-type="float" office:value="3.61193320379617" calcext:value-type="float">
            <text:p>3.6119332038</text:p>
          </table:table-cell>
          <table:table-cell table:formula="of:=AVERAGE([.DN1:.DN11])" office:value-type="float" office:value="3.57878625967866" calcext:value-type="float">
            <text:p>3.5787862597</text:p>
          </table:table-cell>
          <table:table-cell table:formula="of:=AVERAGE([.DO1:.DO11])" office:value-type="float" office:value="3.54623076622891" calcext:value-type="float">
            <text:p>3.5462307662</text:p>
          </table:table-cell>
          <table:table-cell table:formula="of:=AVERAGE([.DP1:.DP11])" office:value-type="float" office:value="3.51427247404365" calcext:value-type="float">
            <text:p>3.514272474</text:p>
          </table:table-cell>
          <table:table-cell table:formula="of:=AVERAGE([.DQ1:.DQ11])" office:value-type="float" office:value="3.48290602074804" calcext:value-type="float">
            <text:p>3.4829060207</text:p>
          </table:table-cell>
          <table:table-cell table:formula="of:=AVERAGE([.DR1:.DR11])" office:value-type="float" office:value="3.45205399441051" calcext:value-type="float">
            <text:p>3.4520539944</text:p>
          </table:table-cell>
          <table:table-cell table:formula="of:=AVERAGE([.DS1:.DS11])" office:value-type="float" office:value="3.42175546710763" calcext:value-type="float">
            <text:p>3.4217554671</text:p>
          </table:table-cell>
          <table:table-cell table:formula="of:=AVERAGE([.DT1:.DT11])" office:value-type="float" office:value="3.39212817699184" calcext:value-type="float">
            <text:p>3.392128177</text:p>
          </table:table-cell>
          <table:table-cell table:formula="of:=AVERAGE([.DU1:.DU11])" office:value-type="float" office:value="3.36285820547227" calcext:value-type="float">
            <text:p>3.3628582055</text:p>
          </table:table-cell>
          <table:table-cell table:formula="of:=AVERAGE([.DV1:.DV11])" office:value-type="float" office:value="3.33443770652276" calcext:value-type="float">
            <text:p>3.3344377065</text:p>
          </table:table-cell>
          <table:table-cell table:formula="of:=AVERAGE([.DW1:.DW11])" office:value-type="float" office:value="3.30611809838126" calcext:value-type="float">
            <text:p>3.3061180984</text:p>
          </table:table-cell>
          <table:table-cell table:formula="of:=AVERAGE([.DX1:.DX11])" office:value-type="float" office:value="3.27833690663355" calcext:value-type="float">
            <text:p>3.2783369066</text:p>
          </table:table-cell>
          <table:table-cell table:formula="of:=AVERAGE([.DY1:.DY11])" office:value-type="float" office:value="3.25108219437014" calcext:value-type="float">
            <text:p>3.2510821944</text:p>
          </table:table-cell>
          <table:table-cell table:formula="of:=AVERAGE([.DZ1:.DZ11])" office:value-type="float" office:value="3.22418685995766" calcext:value-type="float">
            <text:p>3.22418686</text:p>
          </table:table-cell>
          <table:table-cell table:formula="of:=AVERAGE([.EA1:.EA11])" office:value-type="float" office:value="3.19784741202599" calcext:value-type="float">
            <text:p>3.197847412</text:p>
          </table:table-cell>
          <table:table-cell table:formula="of:=AVERAGE([.EB1:.EB11])" office:value-type="float" office:value="3.17186421047652" calcext:value-type="float">
            <text:p>3.1718642105</text:p>
          </table:table-cell>
          <table:table-cell table:formula="of:=AVERAGE([.EC1:.EC11])" office:value-type="float" office:value="3.1463333698286" calcext:value-type="float">
            <text:p>3.1463333698</text:p>
          </table:table-cell>
          <table:table-cell table:formula="of:=AVERAGE([.ED1:.ED11])" office:value-type="float" office:value="3.13722104469351" calcext:value-type="float">
            <text:p>3.1372210447</text:p>
          </table:table-cell>
          <table:table-cell table:formula="of:=AVERAGE([.EE1:.EE11])" office:value-type="float" office:value="3.11227702290178" calcext:value-type="float">
            <text:p>3.1122770229</text:p>
          </table:table-cell>
          <table:table-cell table:formula="of:=AVERAGE([.EF1:.EF11])" office:value-type="float" office:value="3.08776455459226" calcext:value-type="float">
            <text:p>3.0877645546</text:p>
          </table:table-cell>
          <table:table-cell table:formula="of:=AVERAGE([.EG1:.EG11])" office:value-type="float" office:value="3.06629594448392" calcext:value-type="float">
            <text:p>3.0662959445</text:p>
          </table:table-cell>
          <table:table-cell table:formula="of:=AVERAGE([.EH1:.EH11])" office:value-type="float" office:value="3.0425721778991" calcext:value-type="float">
            <text:p>3.0425721779</text:p>
          </table:table-cell>
          <table:table-cell table:formula="of:=AVERAGE([.EI1:.EI11])" office:value-type="float" office:value="3.0192472356774" calcext:value-type="float">
            <text:p>3.0192472357</text:p>
          </table:table-cell>
          <table:table-cell table:formula="of:=AVERAGE([.EJ1:.EJ11])" office:value-type="float" office:value="2.99629483961053" calcext:value-type="float">
            <text:p>2.9962948396</text:p>
          </table:table-cell>
          <table:table-cell table:formula="of:=AVERAGE([.EK1:.EK11])" office:value-type="float" office:value="2.97362205748299" calcext:value-type="float">
            <text:p>2.9736220575</text:p>
          </table:table-cell>
          <table:table-cell table:formula="of:=AVERAGE([.EL1:.EL11])" office:value-type="float" office:value="2.95129615896893" calcext:value-type="float">
            <text:p>2.951296159</text:p>
          </table:table-cell>
          <table:table-cell table:formula="of:=AVERAGE([.EM1:.EM11])" office:value-type="float" office:value="2.92937833311156" calcext:value-type="float">
            <text:p>2.9293783331</text:p>
          </table:table-cell>
          <table:table-cell table:formula="of:=AVERAGE([.EN1:.EN11])" office:value-type="float" office:value="2.90783340187908" calcext:value-type="float">
            <text:p>2.9078334019</text:p>
          </table:table-cell>
          <table:table-cell table:formula="of:=AVERAGE([.EO1:.EO11])" office:value-type="float" office:value="2.88657868767894" calcext:value-type="float">
            <text:p>2.8865786877</text:p>
          </table:table-cell>
          <table:table-cell table:formula="of:=AVERAGE([.EP1:.EP11])" office:value-type="float" office:value="2.86551082356492" calcext:value-type="float">
            <text:p>2.8655108236</text:p>
          </table:table-cell>
          <table:table-cell table:formula="of:=AVERAGE([.EQ1:.EQ11])" office:value-type="float" office:value="2.84475283424186" calcext:value-type="float">
            <text:p>2.8447528342</text:p>
          </table:table-cell>
          <table:table-cell table:formula="of:=AVERAGE([.ER1:.ER11])" office:value-type="float" office:value="2.82434438090224" calcext:value-type="float">
            <text:p>2.8243443809</text:p>
          </table:table-cell>
          <table:table-cell table:formula="of:=AVERAGE([.ES1:.ES11])" office:value-type="float" office:value="2.80421258124576" calcext:value-type="float">
            <text:p>2.8042125812</text:p>
          </table:table-cell>
          <table:table-cell table:formula="of:=AVERAGE([.ET1:.ET11])" office:value-type="float" office:value="2.78438574779191" calcext:value-type="float">
            <text:p>2.7843857478</text:p>
          </table:table-cell>
          <table:table-cell table:formula="of:=AVERAGE([.EU1:.EU11])" office:value-type="float" office:value="2.76484598565113" calcext:value-type="float">
            <text:p>2.7648459857</text:p>
          </table:table-cell>
          <table:table-cell table:formula="of:=AVERAGE([.EV1:.EV11])" office:value-type="float" office:value="2.74560543765132" calcext:value-type="float">
            <text:p>2.7456054377</text:p>
          </table:table-cell>
          <table:table-cell table:formula="of:=AVERAGE([.EW1:.EW11])" office:value-type="float" office:value="2.72660039207626" calcext:value-type="float">
            <text:p>2.7266003921</text:p>
          </table:table-cell>
          <table:table-cell table:formula="of:=AVERAGE([.EX1:.EX11])" office:value-type="float" office:value="2.7078385103771" calcext:value-type="float">
            <text:p>2.7078385104</text:p>
          </table:table-cell>
          <table:table-cell table:formula="of:=AVERAGE([.EY1:.EY11])" office:value-type="float" office:value="2.68938590711286" calcext:value-type="float">
            <text:p>2.6893859071</text:p>
          </table:table-cell>
          <table:table-cell table:formula="of:=AVERAGE([.EZ1:.EZ11])" office:value-type="float" office:value="2.67112140534587" calcext:value-type="float">
            <text:p>2.6711214053</text:p>
          </table:table-cell>
          <table:table-cell table:formula="of:=AVERAGE([.FA1:.FA11])" office:value-type="float" office:value="2.65307370663203" calcext:value-type="float">
            <text:p>2.6530737066</text:p>
          </table:table-cell>
          <table:table-cell table:formula="of:=AVERAGE([.FB1:.FB11])" office:value-type="float" office:value="2.63536360758108" calcext:value-type="float">
            <text:p>2.6353636076</text:p>
          </table:table-cell>
          <table:table-cell table:formula="of:=AVERAGE([.FC1:.FC11])" office:value-type="float" office:value="2.6179049864261" calcext:value-type="float">
            <text:p>2.6179049864</text:p>
          </table:table-cell>
          <table:table-cell table:formula="of:=AVERAGE([.FD1:.FD11])" office:value-type="float" office:value="2.60071623532507" calcext:value-type="float">
            <text:p>2.6007162353</text:p>
          </table:table-cell>
          <table:table-cell table:formula="of:=AVERAGE([.FE1:.FE11])" office:value-type="float" office:value="2.58365944831747" calcext:value-type="float">
            <text:p>2.5836594483</text:p>
          </table:table-cell>
          <table:table-cell table:formula="of:=AVERAGE([.FF1:.FF11])" office:value-type="float" office:value="2.56681373136555" calcext:value-type="float">
            <text:p>2.5668137314</text:p>
          </table:table-cell>
          <table:table-cell table:formula="of:=AVERAGE([.FG1:.FG11])" office:value-type="float" office:value="2.55025018623982" calcext:value-type="float">
            <text:p>2.5502501862</text:p>
          </table:table-cell>
          <table:table-cell table:formula="of:=AVERAGE([.FH1:.FH11])" office:value-type="float" office:value="2.53379430064076" calcext:value-type="float">
            <text:p>2.5337943006</text:p>
          </table:table-cell>
          <table:table-cell table:formula="of:=AVERAGE([.FI1:.FI11])" office:value-type="float" office:value="2.52822075871299" calcext:value-type="float">
            <text:p>2.5282207587</text:p>
          </table:table-cell>
          <table:table-cell table:formula="of:=AVERAGE([.FJ1:.FJ11])" office:value-type="float" office:value="2.51221506662395" calcext:value-type="float">
            <text:p>2.5122150666</text:p>
          </table:table-cell>
          <table:table-cell table:formula="of:=AVERAGE([.FK1:.FK11])" office:value-type="float" office:value="2.49650410909995" calcext:value-type="float">
            <text:p>2.4965041091</text:p>
          </table:table-cell>
          <table:table-cell table:formula="of:=AVERAGE([.FL1:.FL11])" office:value-type="float" office:value="2.48085155300326" calcext:value-type="float">
            <text:p>2.480851553</text:p>
          </table:table-cell>
          <table:table-cell table:formula="of:=AVERAGE([.FM1:.FM11])" office:value-type="float" office:value="2.46541212675129" calcext:value-type="float">
            <text:p>2.4654121268</text:p>
          </table:table-cell>
          <table:table-cell table:formula="of:=AVERAGE([.FN1:.FN11])" office:value-type="float" office:value="2.45011959413745" calcext:value-type="float">
            <text:p>2.4501195941</text:p>
          </table:table-cell>
          <table:table-cell table:formula="of:=AVERAGE([.FO1:.FO11])" office:value-type="float" office:value="2.43503963426594" calcext:value-type="float">
            <text:p>2.4350396343</text:p>
          </table:table-cell>
          <table:table-cell table:formula="of:=AVERAGE([.FP1:.FP11])" office:value-type="float" office:value="2.42022563268122" calcext:value-type="float">
            <text:p>2.4202256327</text:p>
          </table:table-cell>
          <table:table-cell table:formula="of:=AVERAGE([.FQ1:.FQ11])" office:value-type="float" office:value="2.40549259112244" calcext:value-type="float">
            <text:p>2.4054925911</text:p>
          </table:table-cell>
          <table:table-cell table:formula="of:=AVERAGE([.FR1:.FR11])" office:value-type="float" office:value="2.39102719057493" calcext:value-type="float">
            <text:p>2.3910271906</text:p>
          </table:table-cell>
          <table:table-cell table:formula="of:=AVERAGE([.FS1:.FS11])" office:value-type="float" office:value="2.37665017454281" calcext:value-type="float">
            <text:p>2.3766501745</text:p>
          </table:table-cell>
          <table:table-cell table:formula="of:=AVERAGE([.FT1:.FT11])" office:value-type="float" office:value="2.36254857295625" calcext:value-type="float">
            <text:p>2.362548573</text:p>
          </table:table-cell>
          <table:table-cell table:formula="of:=AVERAGE([.FU1:.FU11])" office:value-type="float" office:value="2.35694119420958" calcext:value-type="float">
            <text:p>2.3569411942</text:p>
          </table:table-cell>
          <table:table-cell table:formula="of:=AVERAGE([.FV1:.FV11])" office:value-type="float" office:value="2.34316269112964" calcext:value-type="float">
            <text:p>2.3431626911</text:p>
          </table:table-cell>
          <table:table-cell table:formula="of:=AVERAGE([.FW1:.FW11])" office:value-type="float" office:value="2.32943500243488" calcext:value-type="float">
            <text:p>2.3294350024</text:p>
          </table:table-cell>
          <table:table-cell table:formula="of:=AVERAGE([.FX1:.FX11])" office:value-type="float" office:value="2.32190879720321" calcext:value-type="float">
            <text:p>2.3219087972</text:p>
          </table:table-cell>
          <table:table-cell table:formula="of:=AVERAGE([.FY1:.FY11])" office:value-type="float" office:value="2.3084341728898" calcext:value-type="float">
            <text:p>2.3084341729</text:p>
          </table:table-cell>
          <table:table-cell table:formula="of:=AVERAGE([.FZ1:.FZ11])" office:value-type="float" office:value="2.29515319964316" calcext:value-type="float">
            <text:p>2.2951531996</text:p>
          </table:table-cell>
          <table:table-cell table:formula="of:=AVERAGE([.GA1:.GA11])" office:value-type="float" office:value="2.28209540261429" calcext:value-type="float">
            <text:p>2.2820954026</text:p>
          </table:table-cell>
          <table:table-cell table:formula="of:=AVERAGE([.GB1:.GB11])" office:value-type="float" office:value="2.26911617474686" calcext:value-type="float">
            <text:p>2.2691161747</text:p>
          </table:table-cell>
          <table:table-cell table:formula="of:=AVERAGE([.GC1:.GC11])" office:value-type="float" office:value="2.25630671961097" calcext:value-type="float">
            <text:p>2.2563067196</text:p>
          </table:table-cell>
          <table:table-cell table:formula="of:=AVERAGE([.GD1:.GD11])" office:value-type="float" office:value="2.24367046698423" calcext:value-type="float">
            <text:p>2.243670467</text:p>
          </table:table-cell>
          <table:table-cell table:formula="of:=AVERAGE([.GE1:.GE11])" office:value-type="float" office:value="2.23108426031685" calcext:value-type="float">
            <text:p>2.2310842603</text:p>
          </table:table-cell>
          <table:table-cell table:formula="of:=AVERAGE([.GF1:.GF11])" office:value-type="float" office:value="2.21871731538866" calcext:value-type="float">
            <text:p>2.2187173154</text:p>
          </table:table-cell>
          <table:table-cell table:formula="of:=AVERAGE([.GG1:.GG11])" office:value-type="float" office:value="2.20661771924739" calcext:value-type="float">
            <text:p>2.2066177192</text:p>
          </table:table-cell>
          <table:table-cell table:formula="of:=AVERAGE([.GH1:.GH11])" office:value-type="float" office:value="2.19447594592648" calcext:value-type="float">
            <text:p>2.1944759459</text:p>
          </table:table-cell>
          <table:table-cell table:formula="of:=AVERAGE([.GI1:.GI11])" office:value-type="float" office:value="2.18251332129138" calcext:value-type="float">
            <text:p>2.1825133213</text:p>
          </table:table-cell>
          <table:table-cell table:formula="of:=AVERAGE([.GJ1:.GJ11])" office:value-type="float" office:value="2.17066029974124" calcext:value-type="float">
            <text:p>2.1706602997</text:p>
          </table:table-cell>
          <table:table-cell table:formula="of:=AVERAGE([.GK1:.GK11])" office:value-type="float" office:value="2.15890332793046" calcext:value-type="float">
            <text:p>2.1589033279</text:p>
          </table:table-cell>
          <table:table-cell table:formula="of:=AVERAGE([.GL1:.GL11])" office:value-type="float" office:value="2.1473034272435" calcext:value-type="float">
            <text:p>2.1473034272</text:p>
          </table:table-cell>
          <table:table-cell table:formula="of:=AVERAGE([.GM1:.GM11])" office:value-type="float" office:value="2.13581424680466" calcext:value-type="float">
            <text:p>2.1358142468</text:p>
          </table:table-cell>
          <table:table-cell table:formula="of:=AVERAGE([.GN1:.GN11])" office:value-type="float" office:value="2.12448499714857" calcext:value-type="float">
            <text:p>2.1244849971</text:p>
          </table:table-cell>
          <table:table-cell table:formula="of:=AVERAGE([.GO1:.GO11])" office:value-type="float" office:value="2.11325302804332" calcext:value-type="float">
            <text:p>2.113253028</text:p>
          </table:table-cell>
          <table:table-cell table:formula="of:=AVERAGE([.GP1:.GP11])" office:value-type="float" office:value="2.10217350183785" calcext:value-type="float">
            <text:p>2.1021735018</text:p>
          </table:table-cell>
          <table:table-cell table:formula="of:=AVERAGE([.GQ1:.GQ11])" office:value-type="float" office:value="2.09112919683834" calcext:value-type="float">
            <text:p>2.0911291968</text:p>
          </table:table-cell>
          <table:table-cell table:formula="of:=AVERAGE([.GR1:.GR11])" office:value-type="float" office:value="2.08022319289045" calcext:value-type="float">
            <text:p>2.0802231929</text:p>
          </table:table-cell>
          <table:table-cell table:formula="of:=AVERAGE([.GS1:.GS11])" office:value-type="float" office:value="2.06950344169066" calcext:value-type="float">
            <text:p>2.0695034417</text:p>
          </table:table-cell>
          <table:table-cell table:formula="of:=AVERAGE([.GT1:.GT11])" office:value-type="float" office:value="2.05883577739326" calcext:value-type="float">
            <text:p>2.0588357774</text:p>
          </table:table-cell>
          <table:table-cell table:formula="of:=AVERAGE([.GU1:.GU11])" office:value-type="float" office:value="2.04827907409936" calcext:value-type="float">
            <text:p>2.0482790741</text:p>
          </table:table-cell>
          <table:table-cell table:formula="of:=AVERAGE([.GV1:.GV11])" office:value-type="float" office:value="2.03788220453965" calcext:value-type="float">
            <text:p>2.0378822045</text:p>
          </table:table-cell>
          <table:table-cell table:formula="of:=AVERAGE([.GW1:.GW11])" office:value-type="float" office:value="2.02754937384541" calcext:value-type="float">
            <text:p>2.0275493738</text:p>
          </table:table-cell>
          <table:table-cell table:formula="of:=AVERAGE([.GX1:.GX11])" office:value-type="float" office:value="2.01733681107695" calcext:value-type="float">
            <text:p>2.0173368111</text:p>
          </table:table-cell>
          <table:table-cell table:formula="of:=AVERAGE([.GY1:.GY11])" office:value-type="float" office:value="2.00722786377062" calcext:value-type="float">
            <text:p>2.0072278638</text:p>
          </table:table-cell>
          <table:table-cell table:formula="of:=AVERAGE([.GZ1:.GZ11])" office:value-type="float" office:value="1.99720023596791" calcext:value-type="float">
            <text:p>1.997200236</text:p>
          </table:table-cell>
          <table:table-cell table:formula="of:=AVERAGE([.HA1:.HA11])" office:value-type="float" office:value="1.98727189079777" calcext:value-type="float">
            <text:p>1.9872718908</text:p>
          </table:table-cell>
          <table:table-cell table:formula="of:=AVERAGE([.HB1:.HB11])" office:value-type="float" office:value="1.97747405896525" calcext:value-type="float">
            <text:p>1.977474059</text:p>
          </table:table-cell>
        </table:table-row>
        <table:table-row table:style-name="ro1">
          <table:table-cell office:value-type="string" calcext:value-type="string">
            <text:p>decomposed gpucb 2</text:p>
          </table:table-cell>
          <table:table-cell office:value-type="string" calcext:value-type="string">
            <text:p>global max</text:p>
          </table:table-cell>
          <table:table-cell table:formula="of:=AVERAGE([.C12:.C22])" office:value-type="float" office:value="17.0921002658049" calcext:value-type="float">
            <text:p>17.0921002658</text:p>
          </table:table-cell>
          <table:table-cell office:value-type="string" calcext:value-type="string">
            <text:p>global min</text:p>
          </table:table-cell>
          <table:table-cell table:formula="of:=AVERAGE([.E12:.E22])" office:value-type="float" office:value="-16.6073390412957" calcext:value-type="float">
            <text:p>-16.6073390413</text:p>
          </table:table-cell>
          <table:table-cell office:value-type="string" calcext:value-type="string">
            <text:p>range</text:p>
          </table:table-cell>
          <table:table-cell table:formula="of:=AVERAGE([.G12:.G22])" office:value-type="float" office:value="33.6994393071006" calcext:value-type="float">
            <text:p>33.6994393071</text:p>
          </table:table-cell>
          <table:table-cell office:value-type="string" calcext:value-type="string">
            <text:p>alpha scalar</text:p>
          </table:table-cell>
          <table:table-cell table:formula="of:=AVERAGE([.I12:.I22])" office:value-type="float" office:value="1" calcext:value-type="float">
            <text:p>1</text:p>
          </table:table-cell>
          <table:table-cell office:value-type="string" calcext:value-type="string">
            <text:p>regret</text:p>
          </table:table-cell>
          <table:table-cell table:formula="of:=AVERAGE([.K12:.K22])" office:value-type="float" office:value="15.5323565791677" calcext:value-type="float">
            <text:p>15.5323565792</text:p>
          </table:table-cell>
          <table:table-cell table:formula="of:=AVERAGE([.L12:.L22])" office:value-type="float" office:value="15.7315161454368" calcext:value-type="float">
            <text:p>15.7315161454</text:p>
          </table:table-cell>
          <table:table-cell table:formula="of:=AVERAGE([.M12:.M22])" office:value-type="float" office:value="13.9817338820861" calcext:value-type="float">
            <text:p>13.9817338821</text:p>
          </table:table-cell>
          <table:table-cell table:formula="of:=AVERAGE([.N12:.N22])" office:value-type="float" office:value="14.2219631605094" calcext:value-type="float">
            <text:p>14.2219631605</text:p>
          </table:table-cell>
          <table:table-cell table:formula="of:=AVERAGE([.O12:.O22])" office:value-type="float" office:value="13.5200035259955" calcext:value-type="float">
            <text:p>13.520003526</text:p>
          </table:table-cell>
          <table:table-cell table:formula="of:=AVERAGE([.P12:.P22])" office:value-type="float" office:value="13.1866892592797" calcext:value-type="float">
            <text:p>13.1866892593</text:p>
          </table:table-cell>
          <table:table-cell table:formula="of:=AVERAGE([.Q12:.Q22])" office:value-type="float" office:value="13.0480040044208" calcext:value-type="float">
            <text:p>13.0480040044</text:p>
          </table:table-cell>
          <table:table-cell table:formula="of:=AVERAGE([.R12:.R22])" office:value-type="float" office:value="12.9096667518297" calcext:value-type="float">
            <text:p>12.9096667518</text:p>
          </table:table-cell>
          <table:table-cell table:formula="of:=AVERAGE([.S12:.S22])" office:value-type="float" office:value="13.1326710371676" calcext:value-type="float">
            <text:p>13.1326710372</text:p>
          </table:table-cell>
          <table:table-cell table:formula="of:=AVERAGE([.T12:.T22])" office:value-type="float" office:value="12.9018956279789" calcext:value-type="float">
            <text:p>12.901895628</text:p>
          </table:table-cell>
          <table:table-cell table:formula="of:=AVERAGE([.U12:.U22])" office:value-type="float" office:value="12.9890640511562" calcext:value-type="float">
            <text:p>12.9890640512</text:p>
          </table:table-cell>
          <table:table-cell table:formula="of:=AVERAGE([.V12:.V22])" office:value-type="float" office:value="13.1228764391795" calcext:value-type="float">
            <text:p>13.1228764392</text:p>
          </table:table-cell>
          <table:table-cell table:formula="of:=AVERAGE([.W12:.W22])" office:value-type="float" office:value="13.2330927315977" calcext:value-type="float">
            <text:p>13.2330927316</text:p>
          </table:table-cell>
          <table:table-cell table:formula="of:=AVERAGE([.X12:.X22])" office:value-type="float" office:value="13.1735171785859" calcext:value-type="float">
            <text:p>13.1735171786</text:p>
          </table:table-cell>
          <table:table-cell table:formula="of:=AVERAGE([.Y12:.Y22])" office:value-type="float" office:value="13.3486913870275" calcext:value-type="float">
            <text:p>13.348691387</text:p>
          </table:table-cell>
          <table:table-cell table:formula="of:=AVERAGE([.Z12:.Z22])" office:value-type="float" office:value="13.4735736003137" calcext:value-type="float">
            <text:p>13.4735736003</text:p>
          </table:table-cell>
          <table:table-cell table:formula="of:=AVERAGE([.AA12:.AA22])" office:value-type="float" office:value="13.5340765848159" calcext:value-type="float">
            <text:p>13.5340765848</text:p>
          </table:table-cell>
          <table:table-cell table:formula="of:=AVERAGE([.AB12:.AB22])" office:value-type="float" office:value="13.4975510636535" calcext:value-type="float">
            <text:p>13.4975510637</text:p>
          </table:table-cell>
          <table:table-cell table:formula="of:=AVERAGE([.AC12:.AC22])" office:value-type="float" office:value="13.7266837406566" calcext:value-type="float">
            <text:p>13.7266837407</text:p>
          </table:table-cell>
          <table:table-cell table:formula="of:=AVERAGE([.AD12:.AD22])" office:value-type="float" office:value="13.4344916186245" calcext:value-type="float">
            <text:p>13.4344916186</text:p>
          </table:table-cell>
          <table:table-cell table:formula="of:=AVERAGE([.AE12:.AE22])" office:value-type="float" office:value="13.356309638429" calcext:value-type="float">
            <text:p>13.3563096384</text:p>
          </table:table-cell>
          <table:table-cell table:formula="of:=AVERAGE([.AF12:.AF22])" office:value-type="float" office:value="13.1099252802698" calcext:value-type="float">
            <text:p>13.1099252803</text:p>
          </table:table-cell>
          <table:table-cell table:formula="of:=AVERAGE([.AG12:.AG22])" office:value-type="float" office:value="12.9577457740991" calcext:value-type="float">
            <text:p>12.9577457741</text:p>
          </table:table-cell>
          <table:table-cell table:formula="of:=AVERAGE([.AH12:.AH22])" office:value-type="float" office:value="12.7879696566293" calcext:value-type="float">
            <text:p>12.7879696566</text:p>
          </table:table-cell>
          <table:table-cell table:formula="of:=AVERAGE([.AI12:.AI22])" office:value-type="float" office:value="12.5142015401605" calcext:value-type="float">
            <text:p>12.5142015402</text:p>
          </table:table-cell>
          <table:table-cell table:formula="of:=AVERAGE([.AJ12:.AJ22])" office:value-type="float" office:value="12.4733233757421" calcext:value-type="float">
            <text:p>12.4733233757</text:p>
          </table:table-cell>
          <table:table-cell table:formula="of:=AVERAGE([.AK12:.AK22])" office:value-type="float" office:value="12.3310078098392" calcext:value-type="float">
            <text:p>12.3310078098</text:p>
          </table:table-cell>
          <table:table-cell table:formula="of:=AVERAGE([.AL12:.AL22])" office:value-type="float" office:value="12.0274452270882" calcext:value-type="float">
            <text:p>12.0274452271</text:p>
          </table:table-cell>
          <table:table-cell table:formula="of:=AVERAGE([.AM12:.AM22])" office:value-type="float" office:value="11.7005838948475" calcext:value-type="float">
            <text:p>11.7005838948</text:p>
          </table:table-cell>
          <table:table-cell table:formula="of:=AVERAGE([.AN12:.AN22])" office:value-type="float" office:value="11.4879257627738" calcext:value-type="float">
            <text:p>11.4879257628</text:p>
          </table:table-cell>
          <table:table-cell table:formula="of:=AVERAGE([.AO12:.AO22])" office:value-type="float" office:value="11.2670704571275" calcext:value-type="float">
            <text:p>11.2670704571</text:p>
          </table:table-cell>
          <table:table-cell table:formula="of:=AVERAGE([.AP12:.AP22])" office:value-type="float" office:value="11.218624600785" calcext:value-type="float">
            <text:p>11.2186246008</text:p>
          </table:table-cell>
          <table:table-cell table:formula="of:=AVERAGE([.AQ12:.AQ22])" office:value-type="float" office:value="10.9811986737694" calcext:value-type="float">
            <text:p>10.9811986738</text:p>
          </table:table-cell>
          <table:table-cell table:formula="of:=AVERAGE([.AR12:.AR22])" office:value-type="float" office:value="10.7100881644015" calcext:value-type="float">
            <text:p>10.7100881644</text:p>
          </table:table-cell>
          <table:table-cell table:formula="of:=AVERAGE([.AS12:.AS22])" office:value-type="float" office:value="10.5274637387675" calcext:value-type="float">
            <text:p>10.5274637388</text:p>
          </table:table-cell>
          <table:table-cell table:formula="of:=AVERAGE([.AT12:.AT22])" office:value-type="float" office:value="10.3047736789876" calcext:value-type="float">
            <text:p>10.304773679</text:p>
          </table:table-cell>
          <table:table-cell table:formula="of:=AVERAGE([.AU12:.AU22])" office:value-type="float" office:value="10.2297329565747" calcext:value-type="float">
            <text:p>10.2297329566</text:p>
          </table:table-cell>
          <table:table-cell table:formula="of:=AVERAGE([.AV12:.AV22])" office:value-type="float" office:value="10.1340179442321" calcext:value-type="float">
            <text:p>10.1340179442</text:p>
          </table:table-cell>
          <table:table-cell table:formula="of:=AVERAGE([.AW12:.AW22])" office:value-type="float" office:value="9.94653513829739" calcext:value-type="float">
            <text:p>9.9465351383</text:p>
          </table:table-cell>
          <table:table-cell table:formula="of:=AVERAGE([.AX12:.AX22])" office:value-type="float" office:value="9.72235472682845" calcext:value-type="float">
            <text:p>9.7223547268</text:p>
          </table:table-cell>
          <table:table-cell table:formula="of:=AVERAGE([.AY12:.AY22])" office:value-type="float" office:value="9.54764278162743" calcext:value-type="float">
            <text:p>9.5476427816</text:p>
          </table:table-cell>
          <table:table-cell table:formula="of:=AVERAGE([.AZ12:.AZ22])" office:value-type="float" office:value="9.34656777149082" calcext:value-type="float">
            <text:p>9.3465677715</text:p>
          </table:table-cell>
          <table:table-cell table:formula="of:=AVERAGE([.BA12:.BA22])" office:value-type="float" office:value="9.16785091898666" calcext:value-type="float">
            <text:p>9.167850919</text:p>
          </table:table-cell>
          <table:table-cell table:formula="of:=AVERAGE([.BB12:.BB22])" office:value-type="float" office:value="8.99212853040966" calcext:value-type="float">
            <text:p>8.9921285304</text:p>
          </table:table-cell>
          <table:table-cell table:formula="of:=AVERAGE([.BC12:.BC22])" office:value-type="float" office:value="8.8596525970485" calcext:value-type="float">
            <text:p>8.859652597</text:p>
          </table:table-cell>
          <table:table-cell table:formula="of:=AVERAGE([.BD12:.BD22])" office:value-type="float" office:value="8.73185108099859" calcext:value-type="float">
            <text:p>8.731851081</text:p>
          </table:table-cell>
          <table:table-cell table:formula="of:=AVERAGE([.BE12:.BE22])" office:value-type="float" office:value="8.57972115668363" calcext:value-type="float">
            <text:p>8.5797211567</text:p>
          </table:table-cell>
          <table:table-cell table:formula="of:=AVERAGE([.BF12:.BF22])" office:value-type="float" office:value="8.46403300593387" calcext:value-type="float">
            <text:p>8.4640330059</text:p>
          </table:table-cell>
          <table:table-cell table:formula="of:=AVERAGE([.BG12:.BG22])" office:value-type="float" office:value="8.32186587323285" calcext:value-type="float">
            <text:p>8.3218658732</text:p>
          </table:table-cell>
          <table:table-cell table:formula="of:=AVERAGE([.BH12:.BH22])" office:value-type="float" office:value="8.19289890902421" calcext:value-type="float">
            <text:p>8.192898909</text:p>
          </table:table-cell>
          <table:table-cell table:formula="of:=AVERAGE([.BI12:.BI22])" office:value-type="float" office:value="8.07752285619886" calcext:value-type="float">
            <text:p>8.0775228562</text:p>
          </table:table-cell>
          <table:table-cell table:formula="of:=AVERAGE([.BJ12:.BJ22])" office:value-type="float" office:value="7.95774243299231" calcext:value-type="float">
            <text:p>7.957742433</text:p>
          </table:table-cell>
          <table:table-cell table:formula="of:=AVERAGE([.BK12:.BK22])" office:value-type="float" office:value="7.8195379978382" calcext:value-type="float">
            <text:p>7.8195379978</text:p>
          </table:table-cell>
          <table:table-cell table:formula="of:=AVERAGE([.BL12:.BL22])" office:value-type="float" office:value="7.68596301994361" calcext:value-type="float">
            <text:p>7.6859630199</text:p>
          </table:table-cell>
          <table:table-cell table:formula="of:=AVERAGE([.BM12:.BM22])" office:value-type="float" office:value="7.58221041596512" calcext:value-type="float">
            <text:p>7.582210416</text:p>
          </table:table-cell>
          <table:table-cell table:formula="of:=AVERAGE([.BN12:.BN22])" office:value-type="float" office:value="7.47261379361454" calcext:value-type="float">
            <text:p>7.4726137936</text:p>
          </table:table-cell>
          <table:table-cell table:formula="of:=AVERAGE([.BO12:.BO22])" office:value-type="float" office:value="7.37261545499798" calcext:value-type="float">
            <text:p>7.372615455</text:p>
          </table:table-cell>
          <table:table-cell table:formula="of:=AVERAGE([.BP12:.BP22])" office:value-type="float" office:value="7.25001758424847" calcext:value-type="float">
            <text:p>7.2500175842</text:p>
          </table:table-cell>
          <table:table-cell table:formula="of:=AVERAGE([.BQ12:.BQ22])" office:value-type="float" office:value="7.17481375757034" calcext:value-type="float">
            <text:p>7.1748137576</text:p>
          </table:table-cell>
          <table:table-cell table:formula="of:=AVERAGE([.BR12:.BR22])" office:value-type="float" office:value="7.06376442373806" calcext:value-type="float">
            <text:p>7.0637644237</text:p>
          </table:table-cell>
          <table:table-cell table:formula="of:=AVERAGE([.BS12:.BS22])" office:value-type="float" office:value="6.98588336916884" calcext:value-type="float">
            <text:p>6.9858833692</text:p>
          </table:table-cell>
          <table:table-cell table:formula="of:=AVERAGE([.BT12:.BT22])" office:value-type="float" office:value="6.89030614917664" calcext:value-type="float">
            <text:p>6.8903061492</text:p>
          </table:table-cell>
          <table:table-cell table:formula="of:=AVERAGE([.BU12:.BU22])" office:value-type="float" office:value="6.79884138084942" calcext:value-type="float">
            <text:p>6.7988413808</text:p>
          </table:table-cell>
          <table:table-cell table:formula="of:=AVERAGE([.BV12:.BV22])" office:value-type="float" office:value="6.70836019347126" calcext:value-type="float">
            <text:p>6.7083601935</text:p>
          </table:table-cell>
          <table:table-cell table:formula="of:=AVERAGE([.BW12:.BW22])" office:value-type="float" office:value="6.63788217551604" calcext:value-type="float">
            <text:p>6.6378821755</text:p>
          </table:table-cell>
          <table:table-cell table:formula="of:=AVERAGE([.BX12:.BX22])" office:value-type="float" office:value="6.5526964262973" calcext:value-type="float">
            <text:p>6.5526964263</text:p>
          </table:table-cell>
          <table:table-cell table:formula="of:=AVERAGE([.BY12:.BY22])" office:value-type="float" office:value="6.47869879915433" calcext:value-type="float">
            <text:p>6.4786987992</text:p>
          </table:table-cell>
          <table:table-cell table:formula="of:=AVERAGE([.BZ12:.BZ22])" office:value-type="float" office:value="6.39656647638811" calcext:value-type="float">
            <text:p>6.3965664764</text:p>
          </table:table-cell>
          <table:table-cell table:formula="of:=AVERAGE([.CA12:.CA22])" office:value-type="float" office:value="6.31645589301191" calcext:value-type="float">
            <text:p>6.316455893</text:p>
          </table:table-cell>
          <table:table-cell table:formula="of:=AVERAGE([.CB12:.CB22])" office:value-type="float" office:value="6.23183727898226" calcext:value-type="float">
            <text:p>6.231837279</text:p>
          </table:table-cell>
          <table:table-cell table:formula="of:=AVERAGE([.CC12:.CC22])" office:value-type="float" office:value="6.1973099092058" calcext:value-type="float">
            <text:p>6.1973099092</text:p>
          </table:table-cell>
          <table:table-cell table:formula="of:=AVERAGE([.CD12:.CD22])" office:value-type="float" office:value="6.15825775839748" calcext:value-type="float">
            <text:p>6.1582577584</text:p>
          </table:table-cell>
          <table:table-cell table:formula="of:=AVERAGE([.CE12:.CE22])" office:value-type="float" office:value="6.09271081277165" calcext:value-type="float">
            <text:p>6.0927108128</text:p>
          </table:table-cell>
          <table:table-cell table:formula="of:=AVERAGE([.CF12:.CF22])" office:value-type="float" office:value="6.03845397826833" calcext:value-type="float">
            <text:p>6.0384539783</text:p>
          </table:table-cell>
          <table:table-cell table:formula="of:=AVERAGE([.CG12:.CG22])" office:value-type="float" office:value="5.97627186885594" calcext:value-type="float">
            <text:p>5.9762718689</text:p>
          </table:table-cell>
          <table:table-cell table:formula="of:=AVERAGE([.CH12:.CH22])" office:value-type="float" office:value="5.90719364812889" calcext:value-type="float">
            <text:p>5.9071936481</text:p>
          </table:table-cell>
          <table:table-cell table:formula="of:=AVERAGE([.CI12:.CI22])" office:value-type="float" office:value="5.84265655411187" calcext:value-type="float">
            <text:p>5.8426565541</text:p>
          </table:table-cell>
          <table:table-cell table:formula="of:=AVERAGE([.CJ12:.CJ22])" office:value-type="float" office:value="5.78152942648372" calcext:value-type="float">
            <text:p>5.7815294265</text:p>
          </table:table-cell>
          <table:table-cell table:formula="of:=AVERAGE([.CK12:.CK22])" office:value-type="float" office:value="5.73658373803774" calcext:value-type="float">
            <text:p>5.736583738</text:p>
          </table:table-cell>
          <table:table-cell table:formula="of:=AVERAGE([.CL12:.CL22])" office:value-type="float" office:value="5.67113992268821" calcext:value-type="float">
            <text:p>5.6711399227</text:p>
          </table:table-cell>
          <table:table-cell table:formula="of:=AVERAGE([.CM12:.CM22])" office:value-type="float" office:value="5.61147294804743" calcext:value-type="float">
            <text:p>5.611472948</text:p>
          </table:table-cell>
          <table:table-cell table:formula="of:=AVERAGE([.CN12:.CN22])" office:value-type="float" office:value="5.55094691200789" calcext:value-type="float">
            <text:p>5.550946912</text:p>
          </table:table-cell>
          <table:table-cell table:formula="of:=AVERAGE([.CO12:.CO22])" office:value-type="float" office:value="5.48922885257062" calcext:value-type="float">
            <text:p>5.4892288526</text:p>
          </table:table-cell>
          <table:table-cell table:formula="of:=AVERAGE([.CP12:.CP22])" office:value-type="float" office:value="5.42894057597764" calcext:value-type="float">
            <text:p>5.428940576</text:p>
          </table:table-cell>
          <table:table-cell table:formula="of:=AVERAGE([.CQ12:.CQ22])" office:value-type="float" office:value="5.38478794401482" calcext:value-type="float">
            <text:p>5.384787944</text:p>
          </table:table-cell>
          <table:table-cell table:formula="of:=AVERAGE([.CR12:.CR22])" office:value-type="float" office:value="5.33245391064593" calcext:value-type="float">
            <text:p>5.3324539106</text:p>
          </table:table-cell>
          <table:table-cell table:formula="of:=AVERAGE([.CS12:.CS22])" office:value-type="float" office:value="5.27631321043969" calcext:value-type="float">
            <text:p>5.2763132104</text:p>
          </table:table-cell>
          <table:table-cell table:formula="of:=AVERAGE([.CT12:.CT22])" office:value-type="float" office:value="5.22307999959498" calcext:value-type="float">
            <text:p>5.2230799996</text:p>
          </table:table-cell>
          <table:table-cell table:formula="of:=AVERAGE([.CU12:.CU22])" office:value-type="float" office:value="5.16896218817526" calcext:value-type="float">
            <text:p>5.1689621882</text:p>
          </table:table-cell>
          <table:table-cell table:formula="of:=AVERAGE([.CV12:.CV22])" office:value-type="float" office:value="5.11535630604347" calcext:value-type="float">
            <text:p>5.115356306</text:p>
          </table:table-cell>
          <table:table-cell table:formula="of:=AVERAGE([.CW12:.CW22])" office:value-type="float" office:value="5.0649016806611" calcext:value-type="float">
            <text:p>5.0649016807</text:p>
          </table:table-cell>
          <table:table-cell table:formula="of:=AVERAGE([.CX12:.CX22])" office:value-type="float" office:value="5.02325873865537" calcext:value-type="float">
            <text:p>5.0232587387</text:p>
          </table:table-cell>
          <table:table-cell table:formula="of:=AVERAGE([.CY12:.CY22])" office:value-type="float" office:value="4.97961998684438" calcext:value-type="float">
            <text:p>4.9796199868</text:p>
          </table:table-cell>
          <table:table-cell table:formula="of:=AVERAGE([.CZ12:.CZ22])" office:value-type="float" office:value="4.92917311330658" calcext:value-type="float">
            <text:p>4.9291731133</text:p>
          </table:table-cell>
          <table:table-cell table:formula="of:=AVERAGE([.DA12:.DA22])" office:value-type="float" office:value="4.89205215382036" calcext:value-type="float">
            <text:p>4.8920521538</text:p>
          </table:table-cell>
          <table:table-cell table:formula="of:=AVERAGE([.DB12:.DB22])" office:value-type="float" office:value="4.86107486542386" calcext:value-type="float">
            <text:p>4.8610748654</text:p>
          </table:table-cell>
          <table:table-cell table:formula="of:=AVERAGE([.DC12:.DC22])" office:value-type="float" office:value="4.82314137324734" calcext:value-type="float">
            <text:p>4.8231413732</text:p>
          </table:table-cell>
          <table:table-cell table:formula="of:=AVERAGE([.DD12:.DD22])" office:value-type="float" office:value="4.82326230806374" calcext:value-type="float">
            <text:p>4.8232623081</text:p>
          </table:table-cell>
          <table:table-cell table:formula="of:=AVERAGE([.DE12:.DE22])" office:value-type="float" office:value="4.77796923210274" calcext:value-type="float">
            <text:p>4.7779692321</text:p>
          </table:table-cell>
          <table:table-cell table:formula="of:=AVERAGE([.DF12:.DF22])" office:value-type="float" office:value="4.73258086791047" calcext:value-type="float">
            <text:p>4.7325808679</text:p>
          </table:table-cell>
          <table:table-cell table:formula="of:=AVERAGE([.DG12:.DG22])" office:value-type="float" office:value="4.69157444276107" calcext:value-type="float">
            <text:p>4.6915744428</text:p>
          </table:table-cell>
          <table:table-cell table:formula="of:=AVERAGE([.DH12:.DH22])" office:value-type="float" office:value="4.64999937854902" calcext:value-type="float">
            <text:p>4.6499993785</text:p>
          </table:table-cell>
          <table:table-cell table:formula="of:=AVERAGE([.DI12:.DI22])" office:value-type="float" office:value="4.61447595743772" calcext:value-type="float">
            <text:p>4.6144759574</text:p>
          </table:table-cell>
          <table:table-cell table:formula="of:=AVERAGE([.DJ12:.DJ22])" office:value-type="float" office:value="4.57461726769812" calcext:value-type="float">
            <text:p>4.5746172677</text:p>
          </table:table-cell>
          <table:table-cell table:formula="of:=AVERAGE([.DK12:.DK22])" office:value-type="float" office:value="4.54097484016252" calcext:value-type="float">
            <text:p>4.5409748402</text:p>
          </table:table-cell>
          <table:table-cell table:formula="of:=AVERAGE([.DL12:.DL22])" office:value-type="float" office:value="4.51687167217261" calcext:value-type="float">
            <text:p>4.5168716722</text:p>
          </table:table-cell>
          <table:table-cell table:formula="of:=AVERAGE([.DM12:.DM22])" office:value-type="float" office:value="4.47864086400421" calcext:value-type="float">
            <text:p>4.478640864</text:p>
          </table:table-cell>
          <table:table-cell table:formula="of:=AVERAGE([.DN12:.DN22])" office:value-type="float" office:value="4.44327192868136" calcext:value-type="float">
            <text:p>4.4432719287</text:p>
          </table:table-cell>
          <table:table-cell table:formula="of:=AVERAGE([.DO12:.DO22])" office:value-type="float" office:value="4.42142294200862" calcext:value-type="float">
            <text:p>4.421422942</text:p>
          </table:table-cell>
          <table:table-cell table:formula="of:=AVERAGE([.DP12:.DP22])" office:value-type="float" office:value="4.38409123162428" calcext:value-type="float">
            <text:p>4.3840912316</text:p>
          </table:table-cell>
          <table:table-cell table:formula="of:=AVERAGE([.DQ12:.DQ22])" office:value-type="float" office:value="4.35193009461533" calcext:value-type="float">
            <text:p>4.3519300946</text:p>
          </table:table-cell>
          <table:table-cell table:formula="of:=AVERAGE([.DR12:.DR22])" office:value-type="float" office:value="4.3166115678267" calcext:value-type="float">
            <text:p>4.3166115678</text:p>
          </table:table-cell>
          <table:table-cell table:formula="of:=AVERAGE([.DS12:.DS22])" office:value-type="float" office:value="4.29725067305667" calcext:value-type="float">
            <text:p>4.2972506731</text:p>
          </table:table-cell>
          <table:table-cell table:formula="of:=AVERAGE([.DT12:.DT22])" office:value-type="float" office:value="4.26743780520505" calcext:value-type="float">
            <text:p>4.2674378052</text:p>
          </table:table-cell>
          <table:table-cell table:formula="of:=AVERAGE([.DU12:.DU22])" office:value-type="float" office:value="4.23582118402606" calcext:value-type="float">
            <text:p>4.235821184</text:p>
          </table:table-cell>
          <table:table-cell table:formula="of:=AVERAGE([.DV12:.DV22])" office:value-type="float" office:value="4.21827110378976" calcext:value-type="float">
            <text:p>4.2182711038</text:p>
          </table:table-cell>
          <table:table-cell table:formula="of:=AVERAGE([.DW12:.DW22])" office:value-type="float" office:value="4.18658781376416" calcext:value-type="float">
            <text:p>4.1865878138</text:p>
          </table:table-cell>
          <table:table-cell table:formula="of:=AVERAGE([.DX12:.DX22])" office:value-type="float" office:value="4.16865364476771" calcext:value-type="float">
            <text:p>4.1686536448</text:p>
          </table:table-cell>
          <table:table-cell table:formula="of:=AVERAGE([.DY12:.DY22])" office:value-type="float" office:value="4.14206370215547" calcext:value-type="float">
            <text:p>4.1420637022</text:p>
          </table:table-cell>
          <table:table-cell table:formula="of:=AVERAGE([.DZ12:.DZ22])" office:value-type="float" office:value="4.12286313093626" calcext:value-type="float">
            <text:p>4.1228631309</text:p>
          </table:table-cell>
          <table:table-cell table:formula="of:=AVERAGE([.EA12:.EA22])" office:value-type="float" office:value="4.09941002617299" calcext:value-type="float">
            <text:p>4.0994100262</text:p>
          </table:table-cell>
          <table:table-cell table:formula="of:=AVERAGE([.EB12:.EB22])" office:value-type="float" office:value="4.06950735186471" calcext:value-type="float">
            <text:p>4.0695073519</text:p>
          </table:table-cell>
          <table:table-cell table:formula="of:=AVERAGE([.EC12:.EC22])" office:value-type="float" office:value="4.04664752563917" calcext:value-type="float">
            <text:p>4.0466475256</text:p>
          </table:table-cell>
          <table:table-cell table:formula="of:=AVERAGE([.ED12:.ED22])" office:value-type="float" office:value="4.01714535205446" calcext:value-type="float">
            <text:p>4.0171453521</text:p>
          </table:table-cell>
          <table:table-cell table:formula="of:=AVERAGE([.EE12:.EE22])" office:value-type="float" office:value="3.98602836164349" calcext:value-type="float">
            <text:p>3.9860283616</text:p>
          </table:table-cell>
          <table:table-cell table:formula="of:=AVERAGE([.EF12:.EF22])" office:value-type="float" office:value="3.961099909817" calcext:value-type="float">
            <text:p>3.9610999098</text:p>
          </table:table-cell>
          <table:table-cell table:formula="of:=AVERAGE([.EG12:.EG22])" office:value-type="float" office:value="3.93455903222935" calcext:value-type="float">
            <text:p>3.9345590322</text:p>
          </table:table-cell>
          <table:table-cell table:formula="of:=AVERAGE([.EH12:.EH22])" office:value-type="float" office:value="3.90520823292335" calcext:value-type="float">
            <text:p>3.9052082329</text:p>
          </table:table-cell>
          <table:table-cell table:formula="of:=AVERAGE([.EI12:.EI22])" office:value-type="float" office:value="3.88059420256394" calcext:value-type="float">
            <text:p>3.8805942026</text:p>
          </table:table-cell>
          <table:table-cell table:formula="of:=AVERAGE([.EJ12:.EJ22])" office:value-type="float" office:value="3.8561639542858" calcext:value-type="float">
            <text:p>3.8561639543</text:p>
          </table:table-cell>
          <table:table-cell table:formula="of:=AVERAGE([.EK12:.EK22])" office:value-type="float" office:value="3.83128713784746" calcext:value-type="float">
            <text:p>3.8312871378</text:p>
          </table:table-cell>
          <table:table-cell table:formula="of:=AVERAGE([.EL12:.EL22])" office:value-type="float" office:value="3.80726735123034" calcext:value-type="float">
            <text:p>3.8072673512</text:p>
          </table:table-cell>
          <table:table-cell table:formula="of:=AVERAGE([.EM12:.EM22])" office:value-type="float" office:value="3.78205472150265" calcext:value-type="float">
            <text:p>3.7820547215</text:p>
          </table:table-cell>
          <table:table-cell table:formula="of:=AVERAGE([.EN12:.EN22])" office:value-type="float" office:value="3.76060147868448" calcext:value-type="float">
            <text:p>3.7606014787</text:p>
          </table:table-cell>
          <table:table-cell table:formula="of:=AVERAGE([.EO12:.EO22])" office:value-type="float" office:value="3.74160694778616" calcext:value-type="float">
            <text:p>3.7416069478</text:p>
          </table:table-cell>
          <table:table-cell table:formula="of:=AVERAGE([.EP12:.EP22])" office:value-type="float" office:value="3.71589881478778" calcext:value-type="float">
            <text:p>3.7158988148</text:p>
          </table:table-cell>
          <table:table-cell table:formula="of:=AVERAGE([.EQ12:.EQ22])" office:value-type="float" office:value="3.69133605774841" calcext:value-type="float">
            <text:p>3.6913360577</text:p>
          </table:table-cell>
          <table:table-cell table:formula="of:=AVERAGE([.ER12:.ER22])" office:value-type="float" office:value="3.68258060734839" calcext:value-type="float">
            <text:p>3.6825806073</text:p>
          </table:table-cell>
          <table:table-cell table:formula="of:=AVERAGE([.ES12:.ES22])" office:value-type="float" office:value="3.66244311388574" calcext:value-type="float">
            <text:p>3.6624431139</text:p>
          </table:table-cell>
          <table:table-cell table:formula="of:=AVERAGE([.ET12:.ET22])" office:value-type="float" office:value="3.63776791510277" calcext:value-type="float">
            <text:p>3.6377679151</text:p>
          </table:table-cell>
          <table:table-cell table:formula="of:=AVERAGE([.EU12:.EU22])" office:value-type="float" office:value="3.61798531685977" calcext:value-type="float">
            <text:p>3.6179853169</text:p>
          </table:table-cell>
          <table:table-cell table:formula="of:=AVERAGE([.EV12:.EV22])" office:value-type="float" office:value="3.59872304689183" calcext:value-type="float">
            <text:p>3.5987230469</text:p>
          </table:table-cell>
          <table:table-cell table:formula="of:=AVERAGE([.EW12:.EW22])" office:value-type="float" office:value="3.58915012156008" calcext:value-type="float">
            <text:p>3.5891501216</text:p>
          </table:table-cell>
          <table:table-cell table:formula="of:=AVERAGE([.EX12:.EX22])" office:value-type="float" office:value="3.56631932468997" calcext:value-type="float">
            <text:p>3.5663193247</text:p>
          </table:table-cell>
          <table:table-cell table:formula="of:=AVERAGE([.EY12:.EY22])" office:value-type="float" office:value="3.54960187798957" calcext:value-type="float">
            <text:p>3.549601878</text:p>
          </table:table-cell>
          <table:table-cell table:formula="of:=AVERAGE([.EZ12:.EZ22])" office:value-type="float" office:value="3.5293745561901" calcext:value-type="float">
            <text:p>3.5293745562</text:p>
          </table:table-cell>
          <table:table-cell table:formula="of:=AVERAGE([.FA12:.FA22])" office:value-type="float" office:value="3.50659220283424" calcext:value-type="float">
            <text:p>3.5065922028</text:p>
          </table:table-cell>
          <table:table-cell table:formula="of:=AVERAGE([.FB12:.FB22])" office:value-type="float" office:value="3.48489219824854" calcext:value-type="float">
            <text:p>3.4848921982</text:p>
          </table:table-cell>
          <table:table-cell table:formula="of:=AVERAGE([.FC12:.FC22])" office:value-type="float" office:value="3.47686709166793" calcext:value-type="float">
            <text:p>3.4768670917</text:p>
          </table:table-cell>
          <table:table-cell table:formula="of:=AVERAGE([.FD12:.FD22])" office:value-type="float" office:value="3.45600110786463" calcext:value-type="float">
            <text:p>3.4560011079</text:p>
          </table:table-cell>
          <table:table-cell table:formula="of:=AVERAGE([.FE12:.FE22])" office:value-type="float" office:value="3.43851607521133" calcext:value-type="float">
            <text:p>3.4385160752</text:p>
          </table:table-cell>
          <table:table-cell table:formula="of:=AVERAGE([.FF12:.FF22])" office:value-type="float" office:value="3.41862961250116" calcext:value-type="float">
            <text:p>3.4186296125</text:p>
          </table:table-cell>
          <table:table-cell table:formula="of:=AVERAGE([.FG12:.FG22])" office:value-type="float" office:value="3.40660449627645" calcext:value-type="float">
            <text:p>3.4066044963</text:p>
          </table:table-cell>
          <table:table-cell table:formula="of:=AVERAGE([.FH12:.FH22])" office:value-type="float" office:value="3.38774245640822" calcext:value-type="float">
            <text:p>3.3877424564</text:p>
          </table:table-cell>
          <table:table-cell table:formula="of:=AVERAGE([.FI12:.FI22])" office:value-type="float" office:value="3.37162856879557" calcext:value-type="float">
            <text:p>3.3716285688</text:p>
          </table:table-cell>
          <table:table-cell table:formula="of:=AVERAGE([.FJ12:.FJ22])" office:value-type="float" office:value="3.35136948114056" calcext:value-type="float">
            <text:p>3.3513694811</text:p>
          </table:table-cell>
          <table:table-cell table:formula="of:=AVERAGE([.FK12:.FK22])" office:value-type="float" office:value="3.33380173319381" calcext:value-type="float">
            <text:p>3.3338017332</text:p>
          </table:table-cell>
          <table:table-cell table:formula="of:=AVERAGE([.FL12:.FL22])" office:value-type="float" office:value="3.31388933344992" calcext:value-type="float">
            <text:p>3.3138893334</text:p>
          </table:table-cell>
          <table:table-cell table:formula="of:=AVERAGE([.FM12:.FM22])" office:value-type="float" office:value="3.29944440197075" calcext:value-type="float">
            <text:p>3.299444402</text:p>
          </table:table-cell>
          <table:table-cell table:formula="of:=AVERAGE([.FN12:.FN22])" office:value-type="float" office:value="3.28763448938245" calcext:value-type="float">
            <text:p>3.2876344894</text:p>
          </table:table-cell>
          <table:table-cell table:formula="of:=AVERAGE([.FO12:.FO22])" office:value-type="float" office:value="3.27149422728372" calcext:value-type="float">
            <text:p>3.2714942273</text:p>
          </table:table-cell>
          <table:table-cell table:formula="of:=AVERAGE([.FP12:.FP22])" office:value-type="float" office:value="3.25278198300056" calcext:value-type="float">
            <text:p>3.252781983</text:p>
          </table:table-cell>
          <table:table-cell table:formula="of:=AVERAGE([.FQ12:.FQ22])" office:value-type="float" office:value="3.23406141978711" calcext:value-type="float">
            <text:p>3.2340614198</text:p>
          </table:table-cell>
          <table:table-cell table:formula="of:=AVERAGE([.FR12:.FR22])" office:value-type="float" office:value="3.21570007823769" calcext:value-type="float">
            <text:p>3.2157000782</text:p>
          </table:table-cell>
          <table:table-cell table:formula="of:=AVERAGE([.FS12:.FS22])" office:value-type="float" office:value="3.20714451773308" calcext:value-type="float">
            <text:p>3.2071445177</text:p>
          </table:table-cell>
          <table:table-cell table:formula="of:=AVERAGE([.FT12:.FT22])" office:value-type="float" office:value="3.18923234513997" calcext:value-type="float">
            <text:p>3.1892323451</text:p>
          </table:table-cell>
          <table:table-cell table:formula="of:=AVERAGE([.FU12:.FU22])" office:value-type="float" office:value="3.17236303494531" calcext:value-type="float">
            <text:p>3.1723630349</text:p>
          </table:table-cell>
          <table:table-cell table:formula="of:=AVERAGE([.FV12:.FV22])" office:value-type="float" office:value="3.15510417002798" calcext:value-type="float">
            <text:p>3.15510417</text:p>
          </table:table-cell>
          <table:table-cell table:formula="of:=AVERAGE([.FW12:.FW22])" office:value-type="float" office:value="3.13770636885437" calcext:value-type="float">
            <text:p>3.1377063689</text:p>
          </table:table-cell>
          <table:table-cell table:formula="of:=AVERAGE([.FX12:.FX22])" office:value-type="float" office:value="3.12518883270633" calcext:value-type="float">
            <text:p>3.1251888327</text:p>
          </table:table-cell>
          <table:table-cell table:formula="of:=AVERAGE([.FY12:.FY22])" office:value-type="float" office:value="3.10781307286934" calcext:value-type="float">
            <text:p>3.1078130729</text:p>
          </table:table-cell>
          <table:table-cell table:formula="of:=AVERAGE([.FZ12:.FZ22])" office:value-type="float" office:value="3.09213039507906" calcext:value-type="float">
            <text:p>3.0921303951</text:p>
          </table:table-cell>
          <table:table-cell table:formula="of:=AVERAGE([.GA12:.GA22])" office:value-type="float" office:value="3.0764668960012" calcext:value-type="float">
            <text:p>3.076466896</text:p>
          </table:table-cell>
          <table:table-cell table:formula="of:=AVERAGE([.GB12:.GB22])" office:value-type="float" office:value="3.05920632822112" calcext:value-type="float">
            <text:p>3.0592063282</text:p>
          </table:table-cell>
          <table:table-cell table:formula="of:=AVERAGE([.GC12:.GC22])" office:value-type="float" office:value="3.0438694036924" calcext:value-type="float">
            <text:p>3.0438694037</text:p>
          </table:table-cell>
          <table:table-cell table:formula="of:=AVERAGE([.GD12:.GD22])" office:value-type="float" office:value="3.02964112161517" calcext:value-type="float">
            <text:p>3.0296411216</text:p>
          </table:table-cell>
          <table:table-cell table:formula="of:=AVERAGE([.GE12:.GE22])" office:value-type="float" office:value="3.0136064246644" calcext:value-type="float">
            <text:p>3.0136064247</text:p>
          </table:table-cell>
          <table:table-cell table:formula="of:=AVERAGE([.GF12:.GF22])" office:value-type="float" office:value="2.99760501306088" calcext:value-type="float">
            <text:p>2.9976050131</text:p>
          </table:table-cell>
          <table:table-cell table:formula="of:=AVERAGE([.GG12:.GG22])" office:value-type="float" office:value="2.98371291027308" calcext:value-type="float">
            <text:p>2.9837129103</text:p>
          </table:table-cell>
          <table:table-cell table:formula="of:=AVERAGE([.GH12:.GH22])" office:value-type="float" office:value="2.97236173353408" calcext:value-type="float">
            <text:p>2.9723617335</text:p>
          </table:table-cell>
          <table:table-cell table:formula="of:=AVERAGE([.GI12:.GI22])" office:value-type="float" office:value="2.95684527552688" calcext:value-type="float">
            <text:p>2.9568452755</text:p>
          </table:table-cell>
          <table:table-cell table:formula="of:=AVERAGE([.GJ12:.GJ22])" office:value-type="float" office:value="2.94248118770098" calcext:value-type="float">
            <text:p>2.9424811877</text:p>
          </table:table-cell>
          <table:table-cell table:formula="of:=AVERAGE([.GK12:.GK22])" office:value-type="float" office:value="2.94024683469818" calcext:value-type="float">
            <text:p>2.9402468347</text:p>
          </table:table-cell>
          <table:table-cell table:formula="of:=AVERAGE([.GL12:.GL22])" office:value-type="float" office:value="2.92523707331756" calcext:value-type="float">
            <text:p>2.9252370733</text:p>
          </table:table-cell>
          <table:table-cell table:formula="of:=AVERAGE([.GM12:.GM22])" office:value-type="float" office:value="2.9103647298703" calcext:value-type="float">
            <text:p>2.9103647299</text:p>
          </table:table-cell>
          <table:table-cell table:formula="of:=AVERAGE([.GN12:.GN22])" office:value-type="float" office:value="2.89592013654105" calcext:value-type="float">
            <text:p>2.8959201365</text:p>
          </table:table-cell>
          <table:table-cell table:formula="of:=AVERAGE([.GO12:.GO22])" office:value-type="float" office:value="2.88165502462797" calcext:value-type="float">
            <text:p>2.8816550246</text:p>
          </table:table-cell>
          <table:table-cell table:formula="of:=AVERAGE([.GP12:.GP22])" office:value-type="float" office:value="2.86763005813734" calcext:value-type="float">
            <text:p>2.8676300581</text:p>
          </table:table-cell>
          <table:table-cell table:formula="of:=AVERAGE([.GQ12:.GQ22])" office:value-type="float" office:value="2.8570762704542" calcext:value-type="float">
            <text:p>2.8570762705</text:p>
          </table:table-cell>
          <table:table-cell table:formula="of:=AVERAGE([.GR12:.GR22])" office:value-type="float" office:value="2.84411384927622" calcext:value-type="float">
            <text:p>2.8441138493</text:p>
          </table:table-cell>
          <table:table-cell table:formula="of:=AVERAGE([.GS12:.GS22])" office:value-type="float" office:value="2.83024315463176" calcext:value-type="float">
            <text:p>2.8302431546</text:p>
          </table:table-cell>
          <table:table-cell table:formula="of:=AVERAGE([.GT12:.GT22])" office:value-type="float" office:value="2.81829960621028" calcext:value-type="float">
            <text:p>2.8182996062</text:p>
          </table:table-cell>
          <table:table-cell table:formula="of:=AVERAGE([.GU12:.GU22])" office:value-type="float" office:value="2.80817392588245" calcext:value-type="float">
            <text:p>2.8081739259</text:p>
          </table:table-cell>
          <table:table-cell table:formula="of:=AVERAGE([.GV12:.GV22])" office:value-type="float" office:value="2.79552405820431" calcext:value-type="float">
            <text:p>2.7955240582</text:p>
          </table:table-cell>
          <table:table-cell table:formula="of:=AVERAGE([.GW12:.GW22])" office:value-type="float" office:value="2.78362501422883" calcext:value-type="float">
            <text:p>2.7836250142</text:p>
          </table:table-cell>
          <table:table-cell table:formula="of:=AVERAGE([.GX12:.GX22])" office:value-type="float" office:value="2.77224702529796" calcext:value-type="float">
            <text:p>2.7722470253</text:p>
          </table:table-cell>
          <table:table-cell table:formula="of:=AVERAGE([.GY12:.GY22])" office:value-type="float" office:value="2.75915407101429" calcext:value-type="float">
            <text:p>2.759154071</text:p>
          </table:table-cell>
          <table:table-cell table:formula="of:=AVERAGE([.GZ12:.GZ22])" office:value-type="float" office:value="2.74757810488776" calcext:value-type="float">
            <text:p>2.7475781049</text:p>
          </table:table-cell>
          <table:table-cell table:formula="of:=AVERAGE([.HA12:.HA22])" office:value-type="float" office:value="2.73592605972748" calcext:value-type="float">
            <text:p>2.7359260597</text:p>
          </table:table-cell>
          <table:table-cell table:formula="of:=AVERAGE([.HB12:.HB22])" office:value-type="float" office:value="2.72345405601495" calcext:value-type="float">
            <text:p>2.723454056</text:p>
          </table:table-cell>
        </table:table-row>
        <table:table-row table:style-name="ro1">
          <table:table-cell office:value-type="string" calcext:value-type="string">
            <text:p>entire gpucb 1</text:p>
          </table:table-cell>
          <table:table-cell office:value-type="string" calcext:value-type="string">
            <text:p>global max</text:p>
          </table:table-cell>
          <table:table-cell table:formula="of:=AVERAGE([.C23:.C33])" office:value-type="float" office:value="17.0921002658049" calcext:value-type="float">
            <text:p>17.0921002658</text:p>
          </table:table-cell>
          <table:table-cell office:value-type="string" calcext:value-type="string">
            <text:p>global min</text:p>
          </table:table-cell>
          <table:table-cell table:formula="of:=AVERAGE([.E23:.E33])" office:value-type="float" office:value="-16.6073390412957" calcext:value-type="float">
            <text:p>-16.6073390413</text:p>
          </table:table-cell>
          <table:table-cell office:value-type="string" calcext:value-type="string">
            <text:p>range</text:p>
          </table:table-cell>
          <table:table-cell table:formula="of:=AVERAGE([.G23:.G33])" office:value-type="float" office:value="33.6994393071006" calcext:value-type="float">
            <text:p>33.6994393071</text:p>
          </table:table-cell>
          <table:table-cell office:value-type="string" calcext:value-type="string">
            <text:p>alpha scalar</text:p>
          </table:table-cell>
          <table:table-cell table:formula="of:=AVERAGE([.I23:.I33])" office:value-type="float" office:value="1" calcext:value-type="float">
            <text:p>1</text:p>
          </table:table-cell>
          <table:table-cell office:value-type="string" calcext:value-type="string">
            <text:p>regret</text:p>
          </table:table-cell>
          <table:table-cell table:formula="of:=AVERAGE([.K23:.K33])" office:value-type="float" office:value="15.5323565791677" calcext:value-type="float">
            <text:p>15.5323565792</text:p>
          </table:table-cell>
          <table:table-cell table:formula="of:=AVERAGE([.L23:.L33])" office:value-type="float" office:value="16.029191129686" calcext:value-type="float">
            <text:p>16.0291911297</text:p>
          </table:table-cell>
          <table:table-cell table:formula="of:=AVERAGE([.M23:.M33])" office:value-type="float" office:value="14.1262799498352" calcext:value-type="float">
            <text:p>14.1262799498</text:p>
          </table:table-cell>
          <table:table-cell table:formula="of:=AVERAGE([.N23:.N33])" office:value-type="float" office:value="13.3718899674078" calcext:value-type="float">
            <text:p>13.3718899674</text:p>
          </table:table-cell>
          <table:table-cell table:formula="of:=AVERAGE([.O23:.O33])" office:value-type="float" office:value="13.3688325743" calcext:value-type="float">
            <text:p>13.3688325743</text:p>
          </table:table-cell>
          <table:table-cell table:formula="of:=AVERAGE([.P23:.P33])" office:value-type="float" office:value="13.3261912343883" calcext:value-type="float">
            <text:p>13.3261912344</text:p>
          </table:table-cell>
          <table:table-cell table:formula="of:=AVERAGE([.Q23:.Q33])" office:value-type="float" office:value="13.3221677912958" calcext:value-type="float">
            <text:p>13.3221677913</text:p>
          </table:table-cell>
          <table:table-cell table:formula="of:=AVERAGE([.R23:.R33])" office:value-type="float" office:value="13.1274233051693" calcext:value-type="float">
            <text:p>13.1274233052</text:p>
          </table:table-cell>
          <table:table-cell table:formula="of:=AVERAGE([.S23:.S33])" office:value-type="float" office:value="12.3395305960564" calcext:value-type="float">
            <text:p>12.3395305961</text:p>
          </table:table-cell>
          <table:table-cell table:formula="of:=AVERAGE([.T23:.T33])" office:value-type="float" office:value="12.3850625317715" calcext:value-type="float">
            <text:p>12.3850625318</text:p>
          </table:table-cell>
          <table:table-cell table:formula="of:=AVERAGE([.U23:.U33])" office:value-type="float" office:value="12.3043653074158" calcext:value-type="float">
            <text:p>12.3043653074</text:p>
          </table:table-cell>
          <table:table-cell table:formula="of:=AVERAGE([.V23:.V33])" office:value-type="float" office:value="12.3789390801965" calcext:value-type="float">
            <text:p>12.3789390802</text:p>
          </table:table-cell>
          <table:table-cell table:formula="of:=AVERAGE([.W23:.W33])" office:value-type="float" office:value="12.6901000686474" calcext:value-type="float">
            <text:p>12.6901000686</text:p>
          </table:table-cell>
          <table:table-cell table:formula="of:=AVERAGE([.X23:.X33])" office:value-type="float" office:value="12.9396561119673" calcext:value-type="float">
            <text:p>12.939656112</text:p>
          </table:table-cell>
          <table:table-cell table:formula="of:=AVERAGE([.Y23:.Y33])" office:value-type="float" office:value="13.3054806499864" calcext:value-type="float">
            <text:p>13.30548065</text:p>
          </table:table-cell>
          <table:table-cell table:formula="of:=AVERAGE([.Z23:.Z33])" office:value-type="float" office:value="13.390116741277" calcext:value-type="float">
            <text:p>13.3901167413</text:p>
          </table:table-cell>
          <table:table-cell table:formula="of:=AVERAGE([.AA23:.AA33])" office:value-type="float" office:value="13.1613507389912" calcext:value-type="float">
            <text:p>13.161350739</text:p>
          </table:table-cell>
          <table:table-cell table:formula="of:=AVERAGE([.AB23:.AB33])" office:value-type="float" office:value="13.2042325579436" calcext:value-type="float">
            <text:p>13.2042325579</text:p>
          </table:table-cell>
          <table:table-cell table:formula="of:=AVERAGE([.AC23:.AC33])" office:value-type="float" office:value="13.3652865278752" calcext:value-type="float">
            <text:p>13.3652865279</text:p>
          </table:table-cell>
          <table:table-cell table:formula="of:=AVERAGE([.AD23:.AD33])" office:value-type="float" office:value="13.2397612912736" calcext:value-type="float">
            <text:p>13.2397612913</text:p>
          </table:table-cell>
          <table:table-cell table:formula="of:=AVERAGE([.AE23:.AE33])" office:value-type="float" office:value="13.4034994012718" calcext:value-type="float">
            <text:p>13.4034994013</text:p>
          </table:table-cell>
          <table:table-cell table:formula="of:=AVERAGE([.AF23:.AF33])" office:value-type="float" office:value="13.412386857017" calcext:value-type="float">
            <text:p>13.412386857</text:p>
          </table:table-cell>
          <table:table-cell table:formula="of:=AVERAGE([.AG23:.AG33])" office:value-type="float" office:value="13.3312050289151" calcext:value-type="float">
            <text:p>13.3312050289</text:p>
          </table:table-cell>
          <table:table-cell table:formula="of:=AVERAGE([.AH23:.AH33])" office:value-type="float" office:value="13.1822335519847" calcext:value-type="float">
            <text:p>13.182233552</text:p>
          </table:table-cell>
          <table:table-cell table:formula="of:=AVERAGE([.AI23:.AI33])" office:value-type="float" office:value="12.8765091829573" calcext:value-type="float">
            <text:p>12.876509183</text:p>
          </table:table-cell>
          <table:table-cell table:formula="of:=AVERAGE([.AJ23:.AJ33])" office:value-type="float" office:value="12.6652927527005" calcext:value-type="float">
            <text:p>12.6652927527</text:p>
          </table:table-cell>
          <table:table-cell table:formula="of:=AVERAGE([.AK23:.AK33])" office:value-type="float" office:value="12.5991600510527" calcext:value-type="float">
            <text:p>12.5991600511</text:p>
          </table:table-cell>
          <table:table-cell table:formula="of:=AVERAGE([.AL23:.AL33])" office:value-type="float" office:value="12.3993089778752" calcext:value-type="float">
            <text:p>12.3993089779</text:p>
          </table:table-cell>
          <table:table-cell table:formula="of:=AVERAGE([.AM23:.AM33])" office:value-type="float" office:value="12.3066398081314" calcext:value-type="float">
            <text:p>12.3066398081</text:p>
          </table:table-cell>
          <table:table-cell table:formula="of:=AVERAGE([.AN23:.AN33])" office:value-type="float" office:value="12.2082185133982" calcext:value-type="float">
            <text:p>12.2082185134</text:p>
          </table:table-cell>
          <table:table-cell table:formula="of:=AVERAGE([.AO23:.AO33])" office:value-type="float" office:value="12.0321131546152" calcext:value-type="float">
            <text:p>12.0321131546</text:p>
          </table:table-cell>
          <table:table-cell table:formula="of:=AVERAGE([.AP23:.AP33])" office:value-type="float" office:value="11.7543395908537" calcext:value-type="float">
            <text:p>11.7543395909</text:p>
          </table:table-cell>
          <table:table-cell table:formula="of:=AVERAGE([.AQ23:.AQ33])" office:value-type="float" office:value="11.4937341826393" calcext:value-type="float">
            <text:p>11.4937341826</text:p>
          </table:table-cell>
          <table:table-cell table:formula="of:=AVERAGE([.AR23:.AR33])" office:value-type="float" office:value="11.3247340949078" calcext:value-type="float">
            <text:p>11.3247340949</text:p>
          </table:table-cell>
          <table:table-cell table:formula="of:=AVERAGE([.AS23:.AS33])" office:value-type="float" office:value="11.1566130864009" calcext:value-type="float">
            <text:p>11.1566130864</text:p>
          </table:table-cell>
          <table:table-cell table:formula="of:=AVERAGE([.AT23:.AT33])" office:value-type="float" office:value="10.944495287532" calcext:value-type="float">
            <text:p>10.9444952875</text:p>
          </table:table-cell>
          <table:table-cell table:formula="of:=AVERAGE([.AU23:.AU33])" office:value-type="float" office:value="10.6820200629317" calcext:value-type="float">
            <text:p>10.6820200629</text:p>
          </table:table-cell>
          <table:table-cell table:formula="of:=AVERAGE([.AV23:.AV33])" office:value-type="float" office:value="10.4395005524735" calcext:value-type="float">
            <text:p>10.4395005525</text:p>
          </table:table-cell>
          <table:table-cell table:formula="of:=AVERAGE([.AW23:.AW33])" office:value-type="float" office:value="10.2002762262001" calcext:value-type="float">
            <text:p>10.2002762262</text:p>
          </table:table-cell>
          <table:table-cell table:formula="of:=AVERAGE([.AX23:.AX33])" office:value-type="float" office:value="9.99160647289527" calcext:value-type="float">
            <text:p>9.9916064729</text:p>
          </table:table-cell>
          <table:table-cell table:formula="of:=AVERAGE([.AY23:.AY33])" office:value-type="float" office:value="9.98193612438253" calcext:value-type="float">
            <text:p>9.9819361244</text:p>
          </table:table-cell>
          <table:table-cell table:formula="of:=AVERAGE([.AZ23:.AZ33])" office:value-type="float" office:value="9.77650964226295" calcext:value-type="float">
            <text:p>9.7765096423</text:p>
          </table:table-cell>
          <table:table-cell table:formula="of:=AVERAGE([.BA23:.BA33])" office:value-type="float" office:value="9.57785604239735" calcext:value-type="float">
            <text:p>9.5778560424</text:p>
          </table:table-cell>
          <table:table-cell table:formula="of:=AVERAGE([.BB23:.BB33])" office:value-type="float" office:value="9.37303950372953" calcext:value-type="float">
            <text:p>9.3730395037</text:p>
          </table:table-cell>
          <table:table-cell table:formula="of:=AVERAGE([.BC23:.BC33])" office:value-type="float" office:value="9.20683291779209" calcext:value-type="float">
            <text:p>9.2068329178</text:p>
          </table:table-cell>
          <table:table-cell table:formula="of:=AVERAGE([.BD23:.BD33])" office:value-type="float" office:value="9.06485020407257" calcext:value-type="float">
            <text:p>9.0648502041</text:p>
          </table:table-cell>
          <table:table-cell table:formula="of:=AVERAGE([.BE23:.BE33])" office:value-type="float" office:value="8.88399684690412" calcext:value-type="float">
            <text:p>8.8839968469</text:p>
          </table:table-cell>
          <table:table-cell table:formula="of:=AVERAGE([.BF23:.BF33])" office:value-type="float" office:value="8.7039873765163" calcext:value-type="float">
            <text:p>8.7039873765</text:p>
          </table:table-cell>
          <table:table-cell table:formula="of:=AVERAGE([.BG23:.BG33])" office:value-type="float" office:value="8.52944626904687" calcext:value-type="float">
            <text:p>8.529446269</text:p>
          </table:table-cell>
          <table:table-cell table:formula="of:=AVERAGE([.BH23:.BH33])" office:value-type="float" office:value="8.36490518917428" calcext:value-type="float">
            <text:p>8.3649051892</text:p>
          </table:table-cell>
          <table:table-cell table:formula="of:=AVERAGE([.BI23:.BI33])" office:value-type="float" office:value="8.20300401517234" calcext:value-type="float">
            <text:p>8.2030040152</text:p>
          </table:table-cell>
          <table:table-cell table:formula="of:=AVERAGE([.BJ23:.BJ33])" office:value-type="float" office:value="8.04885625531035" calcext:value-type="float">
            <text:p>8.0488562553</text:p>
          </table:table-cell>
          <table:table-cell table:formula="of:=AVERAGE([.BK23:.BK33])" office:value-type="float" office:value="7.89898543708696" calcext:value-type="float">
            <text:p>7.8989854371</text:p>
          </table:table-cell>
          <table:table-cell table:formula="of:=AVERAGE([.BL23:.BL33])" office:value-type="float" office:value="7.75527124883851" calcext:value-type="float">
            <text:p>7.7552712488</text:p>
          </table:table-cell>
          <table:table-cell table:formula="of:=AVERAGE([.BM23:.BM33])" office:value-type="float" office:value="7.61665893342153" calcext:value-type="float">
            <text:p>7.6166589334</text:p>
          </table:table-cell>
          <table:table-cell table:formula="of:=AVERAGE([.BN23:.BN33])" office:value-type="float" office:value="7.48227697780976" calcext:value-type="float">
            <text:p>7.4822769778</text:p>
          </table:table-cell>
          <table:table-cell table:formula="of:=AVERAGE([.BO23:.BO33])" office:value-type="float" office:value="7.50388812390436" calcext:value-type="float">
            <text:p>7.5038881239</text:p>
          </table:table-cell>
          <table:table-cell table:formula="of:=AVERAGE([.BP23:.BP33])" office:value-type="float" office:value="7.37676975399012" calcext:value-type="float">
            <text:p>7.376769754</text:p>
          </table:table-cell>
          <table:table-cell table:formula="of:=AVERAGE([.BQ23:.BQ33])" office:value-type="float" office:value="7.25496294421517" calcext:value-type="float">
            <text:p>7.2549629442</text:p>
          </table:table-cell>
          <table:table-cell table:formula="of:=AVERAGE([.BR23:.BR33])" office:value-type="float" office:value="7.13742029357897" calcext:value-type="float">
            <text:p>7.1374202936</text:p>
          </table:table-cell>
          <table:table-cell table:formula="of:=AVERAGE([.BS23:.BS33])" office:value-type="float" office:value="7.02454756093025" calcext:value-type="float">
            <text:p>7.0245475609</text:p>
          </table:table-cell>
          <table:table-cell table:formula="of:=AVERAGE([.BT23:.BT33])" office:value-type="float" office:value="7.00161958461733" calcext:value-type="float">
            <text:p>7.0016195846</text:p>
          </table:table-cell>
          <table:table-cell table:formula="of:=AVERAGE([.BU23:.BU33])" office:value-type="float" office:value="6.89499073676867" calcext:value-type="float">
            <text:p>6.8949907368</text:p>
          </table:table-cell>
          <table:table-cell table:formula="of:=AVERAGE([.BV23:.BV33])" office:value-type="float" office:value="6.7916728106291" calcext:value-type="float">
            <text:p>6.7916728106</text:p>
          </table:table-cell>
          <table:table-cell table:formula="of:=AVERAGE([.BW23:.BW33])" office:value-type="float" office:value="6.691011825703" calcext:value-type="float">
            <text:p>6.6910118257</text:p>
          </table:table-cell>
          <table:table-cell table:formula="of:=AVERAGE([.BX23:.BX33])" office:value-type="float" office:value="6.59288217295549" calcext:value-type="float">
            <text:p>6.592882173</text:p>
          </table:table-cell>
          <table:table-cell table:formula="of:=AVERAGE([.BY23:.BY33])" office:value-type="float" office:value="6.51858691338513" calcext:value-type="float">
            <text:p>6.5185869134</text:p>
          </table:table-cell>
          <table:table-cell table:formula="of:=AVERAGE([.BZ23:.BZ33])" office:value-type="float" office:value="6.42557195018351" calcext:value-type="float">
            <text:p>6.4255719502</text:p>
          </table:table-cell>
          <table:table-cell table:formula="of:=AVERAGE([.CA23:.CA33])" office:value-type="float" office:value="6.33484988269849" calcext:value-type="float">
            <text:p>6.3348498827</text:p>
          </table:table-cell>
          <table:table-cell table:formula="of:=AVERAGE([.CB23:.CB33])" office:value-type="float" office:value="6.24658497929681" calcext:value-type="float">
            <text:p>6.2465849793</text:p>
          </table:table-cell>
          <table:table-cell table:formula="of:=AVERAGE([.CC23:.CC33])" office:value-type="float" office:value="6.16030719712736" calcext:value-type="float">
            <text:p>6.1603071971</text:p>
          </table:table-cell>
          <table:table-cell table:formula="of:=AVERAGE([.CD23:.CD33])" office:value-type="float" office:value="6.07632174259252" calcext:value-type="float">
            <text:p>6.0763217426</text:p>
          </table:table-cell>
          <table:table-cell table:formula="of:=AVERAGE([.CE23:.CE33])" office:value-type="float" office:value="5.9943722762717" calcext:value-type="float">
            <text:p>5.9943722763</text:p>
          </table:table-cell>
          <table:table-cell table:formula="of:=AVERAGE([.CF23:.CF33])" office:value-type="float" office:value="5.91465735089795" calcext:value-type="float">
            <text:p>5.9146573509</text:p>
          </table:table-cell>
          <table:table-cell table:formula="of:=AVERAGE([.CG23:.CG33])" office:value-type="float" office:value="5.83709467010866" calcext:value-type="float">
            <text:p>5.8370946701</text:p>
          </table:table-cell>
          <table:table-cell table:formula="of:=AVERAGE([.CH23:.CH33])" office:value-type="float" office:value="5.79069027335696" calcext:value-type="float">
            <text:p>5.7906902734</text:p>
          </table:table-cell>
          <table:table-cell table:formula="of:=AVERAGE([.CI23:.CI33])" office:value-type="float" office:value="5.71677289338073" calcext:value-type="float">
            <text:p>5.7167728934</text:p>
          </table:table-cell>
          <table:table-cell table:formula="of:=AVERAGE([.CJ23:.CJ33])" office:value-type="float" office:value="5.64456812392038" calcext:value-type="float">
            <text:p>5.6445681239</text:p>
          </table:table-cell>
          <table:table-cell table:formula="of:=AVERAGE([.CK23:.CK33])" office:value-type="float" office:value="5.57431845270655" calcext:value-type="float">
            <text:p>5.5743184527</text:p>
          </table:table-cell>
          <table:table-cell table:formula="of:=AVERAGE([.CL23:.CL33])" office:value-type="float" office:value="5.50622172666457" calcext:value-type="float">
            <text:p>5.5062217267</text:p>
          </table:table-cell>
          <table:table-cell table:formula="of:=AVERAGE([.CM23:.CM33])" office:value-type="float" office:value="5.4392482885177" calcext:value-type="float">
            <text:p>5.4392482885</text:p>
          </table:table-cell>
          <table:table-cell table:formula="of:=AVERAGE([.CN23:.CN33])" office:value-type="float" office:value="5.37398886408265" calcext:value-type="float">
            <text:p>5.3739888641</text:p>
          </table:table-cell>
          <table:table-cell table:formula="of:=AVERAGE([.CO23:.CO33])" office:value-type="float" office:value="5.31030905846716" calcext:value-type="float">
            <text:p>5.3103090585</text:p>
          </table:table-cell>
          <table:table-cell table:formula="of:=AVERAGE([.CP23:.CP33])" office:value-type="float" office:value="5.24814677697034" calcext:value-type="float">
            <text:p>5.248146777</text:p>
          </table:table-cell>
          <table:table-cell table:formula="of:=AVERAGE([.CQ23:.CQ33])" office:value-type="float" office:value="5.18744592336417" calcext:value-type="float">
            <text:p>5.1874459234</text:p>
          </table:table-cell>
          <table:table-cell table:formula="of:=AVERAGE([.CR23:.CR33])" office:value-type="float" office:value="5.12827324540314" calcext:value-type="float">
            <text:p>5.1282732454</text:p>
          </table:table-cell>
          <table:table-cell table:formula="of:=AVERAGE([.CS23:.CS33])" office:value-type="float" office:value="5.07022343416207" calcext:value-type="float">
            <text:p>5.0702234342</text:p>
          </table:table-cell>
          <table:table-cell table:formula="of:=AVERAGE([.CT23:.CT33])" office:value-type="float" office:value="5.01338111357298" calcext:value-type="float">
            <text:p>5.0133811136</text:p>
          </table:table-cell>
          <table:table-cell table:formula="of:=AVERAGE([.CU23:.CU33])" office:value-type="float" office:value="4.95782746896063" calcext:value-type="float">
            <text:p>4.957827469</text:p>
          </table:table-cell>
          <table:table-cell table:formula="of:=AVERAGE([.CV23:.CV33])" office:value-type="float" office:value="4.90360766503231" calcext:value-type="float">
            <text:p>4.903607665</text:p>
          </table:table-cell>
          <table:table-cell table:formula="of:=AVERAGE([.CW23:.CW33])" office:value-type="float" office:value="4.8504595843142" calcext:value-type="float">
            <text:p>4.8504595843</text:p>
          </table:table-cell>
          <table:table-cell table:formula="of:=AVERAGE([.CX23:.CX33])" office:value-type="float" office:value="4.79836566227519" calcext:value-type="float">
            <text:p>4.7983656623</text:p>
          </table:table-cell>
          <table:table-cell table:formula="of:=AVERAGE([.CY23:.CY33])" office:value-type="float" office:value="4.74755618554631" calcext:value-type="float">
            <text:p>4.7475561855</text:p>
          </table:table-cell>
          <table:table-cell table:formula="of:=AVERAGE([.CZ23:.CZ33])" office:value-type="float" office:value="4.69785803503003" calcext:value-type="float">
            <text:p>4.697858035</text:p>
          </table:table-cell>
          <table:table-cell table:formula="of:=AVERAGE([.DA23:.DA33])" office:value-type="float" office:value="4.64890911960166" calcext:value-type="float">
            <text:p>4.6489091196</text:p>
          </table:table-cell>
          <table:table-cell table:formula="of:=AVERAGE([.DB23:.DB33])" office:value-type="float" office:value="4.60099458607071" calcext:value-type="float">
            <text:p>4.6009945861</text:p>
          </table:table-cell>
          <table:table-cell table:formula="of:=AVERAGE([.DC23:.DC33])" office:value-type="float" office:value="4.55412157149561" calcext:value-type="float">
            <text:p>4.5541215715</text:p>
          </table:table-cell>
          <table:table-cell table:formula="of:=AVERAGE([.DD23:.DD33])" office:value-type="float" office:value="4.50849950853662" calcext:value-type="float">
            <text:p>4.5084995085</text:p>
          </table:table-cell>
          <table:table-cell table:formula="of:=AVERAGE([.DE23:.DE33])" office:value-type="float" office:value="4.46348059865316" calcext:value-type="float">
            <text:p>4.4634805987</text:p>
          </table:table-cell>
          <table:table-cell table:formula="of:=AVERAGE([.DF23:.DF33])" office:value-type="float" office:value="4.41944980807285" calcext:value-type="float">
            <text:p>4.4194498081</text:p>
          </table:table-cell>
          <table:table-cell table:formula="of:=AVERAGE([.DG23:.DG33])" office:value-type="float" office:value="4.37664517718488" calcext:value-type="float">
            <text:p>4.3766451772</text:p>
          </table:table-cell>
          <table:table-cell table:formula="of:=AVERAGE([.DH23:.DH33])" office:value-type="float" office:value="4.33449799389955" calcext:value-type="float">
            <text:p>4.3344979939</text:p>
          </table:table-cell>
          <table:table-cell table:formula="of:=AVERAGE([.DI23:.DI33])" office:value-type="float" office:value="4.29352953419917" calcext:value-type="float">
            <text:p>4.2935295342</text:p>
          </table:table-cell>
          <table:table-cell table:formula="of:=AVERAGE([.DJ23:.DJ33])" office:value-type="float" office:value="4.25322354426021" calcext:value-type="float">
            <text:p>4.2532235443</text:p>
          </table:table-cell>
          <table:table-cell table:formula="of:=AVERAGE([.DK23:.DK33])" office:value-type="float" office:value="4.21341782664974" calcext:value-type="float">
            <text:p>4.2134178266</text:p>
          </table:table-cell>
          <table:table-cell table:formula="of:=AVERAGE([.DL23:.DL33])" office:value-type="float" office:value="4.17417935342575" calcext:value-type="float">
            <text:p>4.1741793534</text:p>
          </table:table-cell>
          <table:table-cell table:formula="of:=AVERAGE([.DM23:.DM33])" office:value-type="float" office:value="4.13580218973018" calcext:value-type="float">
            <text:p>4.1358021897</text:p>
          </table:table-cell>
          <table:table-cell table:formula="of:=AVERAGE([.DN23:.DN33])" office:value-type="float" office:value="4.09804745509041" calcext:value-type="float">
            <text:p>4.0980474551</text:p>
          </table:table-cell>
          <table:table-cell table:formula="of:=AVERAGE([.DO23:.DO33])" office:value-type="float" office:value="4.06097519122525" calcext:value-type="float">
            <text:p>4.0609751912</text:p>
          </table:table-cell>
          <table:table-cell table:formula="of:=AVERAGE([.DP23:.DP33])" office:value-type="float" office:value="4.02454932446732" calcext:value-type="float">
            <text:p>4.0245493245</text:p>
          </table:table-cell>
          <table:table-cell table:formula="of:=AVERAGE([.DQ23:.DQ33])" office:value-type="float" office:value="3.98877224408497" calcext:value-type="float">
            <text:p>3.9887722441</text:p>
          </table:table-cell>
          <table:table-cell table:formula="of:=AVERAGE([.DR23:.DR33])" office:value-type="float" office:value="3.95375113073404" calcext:value-type="float">
            <text:p>3.9537511307</text:p>
          </table:table-cell>
          <table:table-cell table:formula="of:=AVERAGE([.DS23:.DS33])" office:value-type="float" office:value="3.91943848419335" calcext:value-type="float">
            <text:p>3.9194384842</text:p>
          </table:table-cell>
          <table:table-cell table:formula="of:=AVERAGE([.DT23:.DT33])" office:value-type="float" office:value="3.88577635974331" calcext:value-type="float">
            <text:p>3.8857763597</text:p>
          </table:table-cell>
          <table:table-cell table:formula="of:=AVERAGE([.DU23:.DU33])" office:value-type="float" office:value="3.85260873092799" calcext:value-type="float">
            <text:p>3.8526087309</text:p>
          </table:table-cell>
          <table:table-cell table:formula="of:=AVERAGE([.DV23:.DV33])" office:value-type="float" office:value="3.82010382255333" calcext:value-type="float">
            <text:p>3.8201038226</text:p>
          </table:table-cell>
          <table:table-cell table:formula="of:=AVERAGE([.DW23:.DW33])" office:value-type="float" office:value="3.78815455363808" calcext:value-type="float">
            <text:p>3.7881545536</text:p>
          </table:table-cell>
          <table:table-cell table:formula="of:=AVERAGE([.DX23:.DX33])" office:value-type="float" office:value="3.75682620248794" calcext:value-type="float">
            <text:p>3.7568262025</text:p>
          </table:table-cell>
          <table:table-cell table:formula="of:=AVERAGE([.DY23:.DY33])" office:value-type="float" office:value="3.73825217101124" calcext:value-type="float">
            <text:p>3.738252171</text:p>
          </table:table-cell>
          <table:table-cell table:formula="of:=AVERAGE([.DZ23:.DZ33])" office:value-type="float" office:value="3.70786934878806" calcext:value-type="float">
            <text:p>3.7078693488</text:p>
          </table:table-cell>
          <table:table-cell table:formula="of:=AVERAGE([.EA23:.EA33])" office:value-type="float" office:value="3.67801800064341" calcext:value-type="float">
            <text:p>3.6780180006</text:p>
          </table:table-cell>
          <table:table-cell table:formula="of:=AVERAGE([.EB23:.EB33])" office:value-type="float" office:value="3.64878487428933" calcext:value-type="float">
            <text:p>3.6487848743</text:p>
          </table:table-cell>
          <table:table-cell table:formula="of:=AVERAGE([.EC23:.EC33])" office:value-type="float" office:value="3.62013243456266" calcext:value-type="float">
            <text:p>3.6201324346</text:p>
          </table:table-cell>
          <table:table-cell table:formula="of:=AVERAGE([.ED23:.ED33])" office:value-type="float" office:value="3.59198388703953" calcext:value-type="float">
            <text:p>3.591983887</text:p>
          </table:table-cell>
          <table:table-cell table:formula="of:=AVERAGE([.EE23:.EE33])" office:value-type="float" office:value="3.56418755851248" calcext:value-type="float">
            <text:p>3.5641875585</text:p>
          </table:table-cell>
          <table:table-cell table:formula="of:=AVERAGE([.EF23:.EF33])" office:value-type="float" office:value="3.53687392932854" calcext:value-type="float">
            <text:p>3.5368739293</text:p>
          </table:table-cell>
          <table:table-cell table:formula="of:=AVERAGE([.EG23:.EG33])" office:value-type="float" office:value="3.50997714004657" calcext:value-type="float">
            <text:p>3.50997714</text:p>
          </table:table-cell>
          <table:table-cell table:formula="of:=AVERAGE([.EH23:.EH33])" office:value-type="float" office:value="3.48322733071777" calcext:value-type="float">
            <text:p>3.4832273307</text:p>
          </table:table-cell>
          <table:table-cell table:formula="of:=AVERAGE([.EI23:.EI33])" office:value-type="float" office:value="3.45671394484032" calcext:value-type="float">
            <text:p>3.4567139448</text:p>
          </table:table-cell>
          <table:table-cell table:formula="of:=AVERAGE([.EJ23:.EJ33])" office:value-type="float" office:value="3.43068787010283" calcext:value-type="float">
            <text:p>3.4306878701</text:p>
          </table:table-cell>
          <table:table-cell table:formula="of:=AVERAGE([.EK23:.EK33])" office:value-type="float" office:value="3.40502774240059" calcext:value-type="float">
            <text:p>3.4050277424</text:p>
          </table:table-cell>
          <table:table-cell table:formula="of:=AVERAGE([.EL23:.EL33])" office:value-type="float" office:value="3.37984785868959" calcext:value-type="float">
            <text:p>3.3798478587</text:p>
          </table:table-cell>
          <table:table-cell table:formula="of:=AVERAGE([.EM23:.EM33])" office:value-type="float" office:value="3.35498087361043" calcext:value-type="float">
            <text:p>3.3549808736</text:p>
          </table:table-cell>
          <table:table-cell table:formula="of:=AVERAGE([.EN23:.EN33])" office:value-type="float" office:value="3.3307221691065" calcext:value-type="float">
            <text:p>3.3307221691</text:p>
          </table:table-cell>
          <table:table-cell table:formula="of:=AVERAGE([.EO23:.EO33])" office:value-type="float" office:value="3.30676099173462" calcext:value-type="float">
            <text:p>3.3067609917</text:p>
          </table:table-cell>
          <table:table-cell table:formula="of:=AVERAGE([.EP23:.EP33])" office:value-type="float" office:value="3.28315152005383" calcext:value-type="float">
            <text:p>3.2831515201</text:p>
          </table:table-cell>
          <table:table-cell table:formula="of:=AVERAGE([.EQ23:.EQ33])" office:value-type="float" office:value="3.25995990088998" calcext:value-type="float">
            <text:p>3.2599599009</text:p>
          </table:table-cell>
          <table:table-cell table:formula="of:=AVERAGE([.ER23:.ER33])" office:value-type="float" office:value="3.23673866330897" calcext:value-type="float">
            <text:p>3.2367386633</text:p>
          </table:table-cell>
          <table:table-cell table:formula="of:=AVERAGE([.ES23:.ES33])" office:value-type="float" office:value="3.21414088717941" calcext:value-type="float">
            <text:p>3.2141408872</text:p>
          </table:table-cell>
          <table:table-cell table:formula="of:=AVERAGE([.ET23:.ET33])" office:value-type="float" office:value="3.19164717626095" calcext:value-type="float">
            <text:p>3.1916471763</text:p>
          </table:table-cell>
          <table:table-cell table:formula="of:=AVERAGE([.EU23:.EU33])" office:value-type="float" office:value="3.16953248667393" calcext:value-type="float">
            <text:p>3.1695324867</text:p>
          </table:table-cell>
          <table:table-cell table:formula="of:=AVERAGE([.EV23:.EV33])" office:value-type="float" office:value="3.14777643783784" calcext:value-type="float">
            <text:p>3.1477764378</text:p>
          </table:table-cell>
          <table:table-cell table:formula="of:=AVERAGE([.EW23:.EW33])" office:value-type="float" office:value="3.12623574560099" calcext:value-type="float">
            <text:p>3.1262357456</text:p>
          </table:table-cell>
          <table:table-cell table:formula="of:=AVERAGE([.EX23:.EX33])" office:value-type="float" office:value="3.10473132954918" calcext:value-type="float">
            <text:p>3.1047313295</text:p>
          </table:table-cell>
          <table:table-cell table:formula="of:=AVERAGE([.EY23:.EY33])" office:value-type="float" office:value="3.08376801587849" calcext:value-type="float">
            <text:p>3.0837680159</text:p>
          </table:table-cell>
          <table:table-cell table:formula="of:=AVERAGE([.EZ23:.EZ33])" office:value-type="float" office:value="3.06325200502259" calcext:value-type="float">
            <text:p>3.063252005</text:p>
          </table:table-cell>
          <table:table-cell table:formula="of:=AVERAGE([.FA23:.FA33])" office:value-type="float" office:value="3.04281713592405" calcext:value-type="float">
            <text:p>3.0428171359</text:p>
          </table:table-cell>
          <table:table-cell table:formula="of:=AVERAGE([.FB23:.FB33])" office:value-type="float" office:value="3.03513379705003" calcext:value-type="float">
            <text:p>3.0351337971</text:p>
          </table:table-cell>
          <table:table-cell table:formula="of:=AVERAGE([.FC23:.FC33])" office:value-type="float" office:value="3.01543642536199" calcext:value-type="float">
            <text:p>3.0154364254</text:p>
          </table:table-cell>
          <table:table-cell table:formula="of:=AVERAGE([.FD23:.FD33])" office:value-type="float" office:value="3.00678083342925" calcext:value-type="float">
            <text:p>3.0067808334</text:p>
          </table:table-cell>
          <table:table-cell table:formula="of:=AVERAGE([.FE23:.FE33])" office:value-type="float" office:value="2.98766341102888" calcext:value-type="float">
            <text:p>2.987663411</text:p>
          </table:table-cell>
          <table:table-cell table:formula="of:=AVERAGE([.FF23:.FF33])" office:value-type="float" office:value="2.96862694276294" calcext:value-type="float">
            <text:p>2.9686269428</text:p>
          </table:table-cell>
          <table:table-cell table:formula="of:=AVERAGE([.FG23:.FG33])" office:value-type="float" office:value="2.94983442658654" calcext:value-type="float">
            <text:p>2.9498344266</text:p>
          </table:table-cell>
          <table:table-cell table:formula="of:=AVERAGE([.FH23:.FH33])" office:value-type="float" office:value="2.93134449133919" calcext:value-type="float">
            <text:p>2.9313444913</text:p>
          </table:table-cell>
          <table:table-cell table:formula="of:=AVERAGE([.FI23:.FI33])" office:value-type="float" office:value="2.91312236678365" calcext:value-type="float">
            <text:p>2.9131223668</text:p>
          </table:table-cell>
          <table:table-cell table:formula="of:=AVERAGE([.FJ23:.FJ33])" office:value-type="float" office:value="2.89500351157202" calcext:value-type="float">
            <text:p>2.8950035116</text:p>
          </table:table-cell>
          <table:table-cell table:formula="of:=AVERAGE([.FK23:.FK33])" office:value-type="float" office:value="2.87722243533526" calcext:value-type="float">
            <text:p>2.8772224353</text:p>
          </table:table-cell>
          <table:table-cell table:formula="of:=AVERAGE([.FL23:.FL33])" office:value-type="float" office:value="2.85966643601289" calcext:value-type="float">
            <text:p>2.859666436</text:p>
          </table:table-cell>
          <table:table-cell table:formula="of:=AVERAGE([.FM23:.FM33])" office:value-type="float" office:value="2.84226688942941" calcext:value-type="float">
            <text:p>2.8422668894</text:p>
          </table:table-cell>
          <table:table-cell table:formula="of:=AVERAGE([.FN23:.FN33])" office:value-type="float" office:value="2.82525047924638" calcext:value-type="float">
            <text:p>2.8252504792</text:p>
          </table:table-cell>
          <table:table-cell table:formula="of:=AVERAGE([.FO23:.FO33])" office:value-type="float" office:value="2.80825132029397" calcext:value-type="float">
            <text:p>2.8082513203</text:p>
          </table:table-cell>
          <table:table-cell table:formula="of:=AVERAGE([.FP23:.FP33])" office:value-type="float" office:value="2.79155301261399" calcext:value-type="float">
            <text:p>2.7915530126</text:p>
          </table:table-cell>
          <table:table-cell table:formula="of:=AVERAGE([.FQ23:.FQ33])" office:value-type="float" office:value="2.77501740630502" calcext:value-type="float">
            <text:p>2.7750174063</text:p>
          </table:table-cell>
          <table:table-cell table:formula="of:=AVERAGE([.FR23:.FR33])" office:value-type="float" office:value="2.75868516438008" calcext:value-type="float">
            <text:p>2.7586851644</text:p>
          </table:table-cell>
          <table:table-cell table:formula="of:=AVERAGE([.FS23:.FS33])" office:value-type="float" office:value="2.74256446963755" calcext:value-type="float">
            <text:p>2.7425644696</text:p>
          </table:table-cell>
          <table:table-cell table:formula="of:=AVERAGE([.FT23:.FT33])" office:value-type="float" office:value="2.72672863956163" calcext:value-type="float">
            <text:p>2.7267286396</text:p>
          </table:table-cell>
          <table:table-cell table:formula="of:=AVERAGE([.FU23:.FU33])" office:value-type="float" office:value="2.71112711088343" calcext:value-type="float">
            <text:p>2.7111271109</text:p>
          </table:table-cell>
          <table:table-cell table:formula="of:=AVERAGE([.FV23:.FV33])" office:value-type="float" office:value="2.69978350603043" calcext:value-type="float">
            <text:p>2.699783506</text:p>
          </table:table-cell>
          <table:table-cell table:formula="of:=AVERAGE([.FW23:.FW33])" office:value-type="float" office:value="2.68441024879218" calcext:value-type="float">
            <text:p>2.6844102488</text:p>
          </table:table-cell>
          <table:table-cell table:formula="of:=AVERAGE([.FX23:.FX33])" office:value-type="float" office:value="2.66922187199113" calcext:value-type="float">
            <text:p>2.669221872</text:p>
          </table:table-cell>
          <table:table-cell table:formula="of:=AVERAGE([.FY23:.FY33])" office:value-type="float" office:value="2.65427142537149" calcext:value-type="float">
            <text:p>2.6542714254</text:p>
          </table:table-cell>
          <table:table-cell table:formula="of:=AVERAGE([.FZ23:.FZ33])" office:value-type="float" office:value="2.63946426018252" calcext:value-type="float">
            <text:p>2.6394642602</text:p>
          </table:table-cell>
          <table:table-cell table:formula="of:=AVERAGE([.GA23:.GA33])" office:value-type="float" office:value="2.62481318168124" calcext:value-type="float">
            <text:p>2.6248131817</text:p>
          </table:table-cell>
          <table:table-cell table:formula="of:=AVERAGE([.GB23:.GB33])" office:value-type="float" office:value="2.61034111557207" calcext:value-type="float">
            <text:p>2.6103411156</text:p>
          </table:table-cell>
          <table:table-cell table:formula="of:=AVERAGE([.GC23:.GC33])" office:value-type="float" office:value="2.59605821352322" calcext:value-type="float">
            <text:p>2.5960582135</text:p>
          </table:table-cell>
          <table:table-cell table:formula="of:=AVERAGE([.GD23:.GD33])" office:value-type="float" office:value="2.58193761717947" calcext:value-type="float">
            <text:p>2.5819376172</text:p>
          </table:table-cell>
          <table:table-cell table:formula="of:=AVERAGE([.GE23:.GE33])" office:value-type="float" office:value="2.56781705870539" calcext:value-type="float">
            <text:p>2.5678170587</text:p>
          </table:table-cell>
          <table:table-cell table:formula="of:=AVERAGE([.GF23:.GF33])" office:value-type="float" office:value="2.55383574530762" calcext:value-type="float">
            <text:p>2.5538357453</text:p>
          </table:table-cell>
          <table:table-cell table:formula="of:=AVERAGE([.GG23:.GG33])" office:value-type="float" office:value="2.54012596579389" calcext:value-type="float">
            <text:p>2.5401259658</text:p>
          </table:table-cell>
          <table:table-cell table:formula="of:=AVERAGE([.GH23:.GH33])" office:value-type="float" office:value="2.52635266628799" calcext:value-type="float">
            <text:p>2.5263526663</text:p>
          </table:table-cell>
          <table:table-cell table:formula="of:=AVERAGE([.GI23:.GI33])" office:value-type="float" office:value="2.512703590839" calcext:value-type="float">
            <text:p>2.5127035908</text:p>
          </table:table-cell>
          <table:table-cell table:formula="of:=AVERAGE([.GJ23:.GJ33])" office:value-type="float" office:value="2.49920450523011" calcext:value-type="float">
            <text:p>2.4992045052</text:p>
          </table:table-cell>
          <table:table-cell table:formula="of:=AVERAGE([.GK23:.GK33])" office:value-type="float" office:value="2.48586575165058" calcext:value-type="float">
            <text:p>2.4858657517</text:p>
          </table:table-cell>
          <table:table-cell table:formula="of:=AVERAGE([.GL23:.GL33])" office:value-type="float" office:value="2.4726963378361" calcext:value-type="float">
            <text:p>2.4726963378</text:p>
          </table:table-cell>
          <table:table-cell table:formula="of:=AVERAGE([.GM23:.GM33])" office:value-type="float" office:value="2.45973428828862" calcext:value-type="float">
            <text:p>2.4597342883</text:p>
          </table:table-cell>
          <table:table-cell table:formula="of:=AVERAGE([.GN23:.GN33])" office:value-type="float" office:value="2.44701836654733" calcext:value-type="float">
            <text:p>2.4470183665</text:p>
          </table:table-cell>
          <table:table-cell table:formula="of:=AVERAGE([.GO23:.GO33])" office:value-type="float" office:value="2.43434078725342" calcext:value-type="float">
            <text:p>2.4343407873</text:p>
          </table:table-cell>
          <table:table-cell table:formula="of:=AVERAGE([.GP23:.GP33])" office:value-type="float" office:value="2.42182192287868" calcext:value-type="float">
            <text:p>2.4218219229</text:p>
          </table:table-cell>
          <table:table-cell table:formula="of:=AVERAGE([.GQ23:.GQ33])" office:value-type="float" office:value="2.40947776205053" calcext:value-type="float">
            <text:p>2.4094777621</text:p>
          </table:table-cell>
          <table:table-cell table:formula="of:=AVERAGE([.GR23:.GR33])" office:value-type="float" office:value="2.40075876209546" calcext:value-type="float">
            <text:p>2.4007587621</text:p>
          </table:table-cell>
          <table:table-cell table:formula="of:=AVERAGE([.GS23:.GS33])" office:value-type="float" office:value="2.38856703399712" calcext:value-type="float">
            <text:p>2.388567034</text:p>
          </table:table-cell>
          <table:table-cell table:formula="of:=AVERAGE([.GT23:.GT33])" office:value-type="float" office:value="2.37645327709061" calcext:value-type="float">
            <text:p>2.3764532771</text:p>
          </table:table-cell>
          <table:table-cell table:formula="of:=AVERAGE([.GU23:.GU33])" office:value-type="float" office:value="2.36438667600465" calcext:value-type="float">
            <text:p>2.364386676</text:p>
          </table:table-cell>
          <table:table-cell table:formula="of:=AVERAGE([.GV23:.GV33])" office:value-type="float" office:value="2.3525018758889" calcext:value-type="float">
            <text:p>2.3525018759</text:p>
          </table:table-cell>
          <table:table-cell table:formula="of:=AVERAGE([.GW23:.GW33])" office:value-type="float" office:value="2.3407878531557" calcext:value-type="float">
            <text:p>2.3407878532</text:p>
          </table:table-cell>
          <table:table-cell table:formula="of:=AVERAGE([.GX23:.GX33])" office:value-type="float" office:value="2.32908409370423" calcext:value-type="float">
            <text:p>2.3290840937</text:p>
          </table:table-cell>
          <table:table-cell table:formula="of:=AVERAGE([.GY23:.GY33])" office:value-type="float" office:value="2.31747935430725" calcext:value-type="float">
            <text:p>2.3174793543</text:p>
          </table:table-cell>
          <table:table-cell table:formula="of:=AVERAGE([.GZ23:.GZ33])" office:value-type="float" office:value="2.30596412807595" calcext:value-type="float">
            <text:p>2.3059641281</text:p>
          </table:table-cell>
          <table:table-cell table:formula="of:=AVERAGE([.HA23:.HA33])" office:value-type="float" office:value="2.29457622296946" calcext:value-type="float">
            <text:p>2.294576223</text:p>
          </table:table-cell>
          <table:table-cell table:formula="of:=AVERAGE([.HB23:.HB33])" office:value-type="float" office:value="2.28330292003086" calcext:value-type="float">
            <text:p>2.28330292</text:p>
          </table:table-cell>
        </table:table-row>
        <table:table-row table:style-name="ro1">
          <table:table-cell office:value-type="string" calcext:value-type="string">
            <text:p>entire gpucb 2</text:p>
          </table:table-cell>
          <table:table-cell office:value-type="string" calcext:value-type="string">
            <text:p>global max</text:p>
          </table:table-cell>
          <table:table-cell table:formula="of:=AVERAGE([.C34:.C44])" office:value-type="float" office:value="17.0921002658049" calcext:value-type="float">
            <text:p>17.0921002658</text:p>
          </table:table-cell>
          <table:table-cell office:value-type="string" calcext:value-type="string">
            <text:p>global min</text:p>
          </table:table-cell>
          <table:table-cell table:formula="of:=AVERAGE([.E34:.E44])" office:value-type="float" office:value="-16.6073390412957" calcext:value-type="float">
            <text:p>-16.6073390413</text:p>
          </table:table-cell>
          <table:table-cell office:value-type="string" calcext:value-type="string">
            <text:p>range</text:p>
          </table:table-cell>
          <table:table-cell table:formula="of:=AVERAGE([.G34:.G44])" office:value-type="float" office:value="33.6994393071006" calcext:value-type="float">
            <text:p>33.6994393071</text:p>
          </table:table-cell>
          <table:table-cell office:value-type="string" calcext:value-type="string">
            <text:p>alpha scalar</text:p>
          </table:table-cell>
          <table:table-cell table:formula="of:=AVERAGE([.I34:.I44])" office:value-type="float" office:value="32" calcext:value-type="float">
            <text:p>32</text:p>
          </table:table-cell>
          <table:table-cell office:value-type="string" calcext:value-type="string">
            <text:p>regret</text:p>
          </table:table-cell>
          <table:table-cell table:formula="of:=AVERAGE([.K34:.K44])" office:value-type="float" office:value="15.5323565791677" calcext:value-type="float">
            <text:p>15.5323565792</text:p>
          </table:table-cell>
          <table:table-cell table:formula="of:=AVERAGE([.L34:.L44])" office:value-type="float" office:value="15.8791632712387" calcext:value-type="float">
            <text:p>15.8791632712</text:p>
          </table:table-cell>
          <table:table-cell table:formula="of:=AVERAGE([.M34:.M44])" office:value-type="float" office:value="14.2390272825579" calcext:value-type="float">
            <text:p>14.2390272826</text:p>
          </table:table-cell>
          <table:table-cell table:formula="of:=AVERAGE([.N34:.N44])" office:value-type="float" office:value="13.967125474719" calcext:value-type="float">
            <text:p>13.9671254747</text:p>
          </table:table-cell>
          <table:table-cell table:formula="of:=AVERAGE([.O34:.O44])" office:value-type="float" office:value="13.8711172233826" calcext:value-type="float">
            <text:p>13.8711172234</text:p>
          </table:table-cell>
          <table:table-cell table:formula="of:=AVERAGE([.P34:.P44])" office:value-type="float" office:value="13.5787203492078" calcext:value-type="float">
            <text:p>13.5787203492</text:p>
          </table:table-cell>
          <table:table-cell table:formula="of:=AVERAGE([.Q34:.Q44])" office:value-type="float" office:value="13.5088926076289" calcext:value-type="float">
            <text:p>13.5088926076</text:p>
          </table:table-cell>
          <table:table-cell table:formula="of:=AVERAGE([.R34:.R44])" office:value-type="float" office:value="13.3884100572569" calcext:value-type="float">
            <text:p>13.3884100573</text:p>
          </table:table-cell>
          <table:table-cell table:formula="of:=AVERAGE([.S34:.S44])" office:value-type="float" office:value="13.5167179925139" calcext:value-type="float">
            <text:p>13.5167179925</text:p>
          </table:table-cell>
          <table:table-cell table:formula="of:=AVERAGE([.T34:.T44])" office:value-type="float" office:value="13.2614666074882" calcext:value-type="float">
            <text:p>13.2614666075</text:p>
          </table:table-cell>
          <table:table-cell table:formula="of:=AVERAGE([.U34:.U44])" office:value-type="float" office:value="13.1283059225374" calcext:value-type="float">
            <text:p>13.1283059225</text:p>
          </table:table-cell>
          <table:table-cell table:formula="of:=AVERAGE([.V34:.V44])" office:value-type="float" office:value="13.1182827253087" calcext:value-type="float">
            <text:p>13.1182827253</text:p>
          </table:table-cell>
          <table:table-cell table:formula="of:=AVERAGE([.W34:.W44])" office:value-type="float" office:value="13.2348434879436" calcext:value-type="float">
            <text:p>13.2348434879</text:p>
          </table:table-cell>
          <table:table-cell table:formula="of:=AVERAGE([.X34:.X44])" office:value-type="float" office:value="13.2999096902662" calcext:value-type="float">
            <text:p>13.2999096903</text:p>
          </table:table-cell>
          <table:table-cell table:formula="of:=AVERAGE([.Y34:.Y44])" office:value-type="float" office:value="13.3753142591896" calcext:value-type="float">
            <text:p>13.3753142592</text:p>
          </table:table-cell>
          <table:table-cell table:formula="of:=AVERAGE([.Z34:.Z44])" office:value-type="float" office:value="13.0959209334071" calcext:value-type="float">
            <text:p>13.0959209334</text:p>
          </table:table-cell>
          <table:table-cell table:formula="of:=AVERAGE([.AA34:.AA44])" office:value-type="float" office:value="13.4026841607362" calcext:value-type="float">
            <text:p>13.4026841607</text:p>
          </table:table-cell>
          <table:table-cell table:formula="of:=AVERAGE([.AB34:.AB44])" office:value-type="float" office:value="13.9073179447443" calcext:value-type="float">
            <text:p>13.9073179447</text:p>
          </table:table-cell>
          <table:table-cell table:formula="of:=AVERAGE([.AC34:.AC44])" office:value-type="float" office:value="13.9155266135539" calcext:value-type="float">
            <text:p>13.9155266136</text:p>
          </table:table-cell>
          <table:table-cell table:formula="of:=AVERAGE([.AD34:.AD44])" office:value-type="float" office:value="13.8822688407832" calcext:value-type="float">
            <text:p>13.8822688408</text:p>
          </table:table-cell>
          <table:table-cell table:formula="of:=AVERAGE([.AE34:.AE44])" office:value-type="float" office:value="13.768431662157" calcext:value-type="float">
            <text:p>13.7684316622</text:p>
          </table:table-cell>
          <table:table-cell table:formula="of:=AVERAGE([.AF34:.AF44])" office:value-type="float" office:value="13.5633169612213" calcext:value-type="float">
            <text:p>13.5633169612</text:p>
          </table:table-cell>
          <table:table-cell table:formula="of:=AVERAGE([.AG34:.AG44])" office:value-type="float" office:value="13.3151241822361" calcext:value-type="float">
            <text:p>13.3151241822</text:p>
          </table:table-cell>
          <table:table-cell table:formula="of:=AVERAGE([.AH34:.AH44])" office:value-type="float" office:value="13.0491067547831" calcext:value-type="float">
            <text:p>13.0491067548</text:p>
          </table:table-cell>
          <table:table-cell table:formula="of:=AVERAGE([.AI34:.AI44])" office:value-type="float" office:value="12.9334591828051" calcext:value-type="float">
            <text:p>12.9334591828</text:p>
          </table:table-cell>
          <table:table-cell table:formula="of:=AVERAGE([.AJ34:.AJ44])" office:value-type="float" office:value="12.7092989211445" calcext:value-type="float">
            <text:p>12.7092989211</text:p>
          </table:table-cell>
          <table:table-cell table:formula="of:=AVERAGE([.AK34:.AK44])" office:value-type="float" office:value="12.4973552939409" calcext:value-type="float">
            <text:p>12.4973552939</text:p>
          </table:table-cell>
          <table:table-cell table:formula="of:=AVERAGE([.AL34:.AL44])" office:value-type="float" office:value="12.3638798839633" calcext:value-type="float">
            <text:p>12.363879884</text:p>
          </table:table-cell>
          <table:table-cell table:formula="of:=AVERAGE([.AM34:.AM44])" office:value-type="float" office:value="12.1760247827815" calcext:value-type="float">
            <text:p>12.1760247828</text:p>
          </table:table-cell>
          <table:table-cell table:formula="of:=AVERAGE([.AN34:.AN44])" office:value-type="float" office:value="12.1235527321427" calcext:value-type="float">
            <text:p>12.1235527321</text:p>
          </table:table-cell>
          <table:table-cell table:formula="of:=AVERAGE([.AO34:.AO44])" office:value-type="float" office:value="11.9993304385958" calcext:value-type="float">
            <text:p>11.9993304386</text:p>
          </table:table-cell>
          <table:table-cell table:formula="of:=AVERAGE([.AP34:.AP44])" office:value-type="float" office:value="11.7624107404428" calcext:value-type="float">
            <text:p>11.7624107404</text:p>
          </table:table-cell>
          <table:table-cell table:formula="of:=AVERAGE([.AQ34:.AQ44])" office:value-type="float" office:value="11.5093775739884" calcext:value-type="float">
            <text:p>11.509377574</text:p>
          </table:table-cell>
          <table:table-cell table:formula="of:=AVERAGE([.AR34:.AR44])" office:value-type="float" office:value="11.2394991995579" calcext:value-type="float">
            <text:p>11.2394991996</text:p>
          </table:table-cell>
          <table:table-cell table:formula="of:=AVERAGE([.AS34:.AS44])" office:value-type="float" office:value="11.0372573793917" calcext:value-type="float">
            <text:p>11.0372573794</text:p>
          </table:table-cell>
          <table:table-cell table:formula="of:=AVERAGE([.AT34:.AT44])" office:value-type="float" office:value="10.8885803700108" calcext:value-type="float">
            <text:p>10.88858037</text:p>
          </table:table-cell>
          <table:table-cell table:formula="of:=AVERAGE([.AU34:.AU44])" office:value-type="float" office:value="10.8028417485304" calcext:value-type="float">
            <text:p>10.8028417485</text:p>
          </table:table-cell>
          <table:table-cell table:formula="of:=AVERAGE([.AV34:.AV44])" office:value-type="float" office:value="10.6059648644842" calcext:value-type="float">
            <text:p>10.6059648645</text:p>
          </table:table-cell>
          <table:table-cell table:formula="of:=AVERAGE([.AW34:.AW44])" office:value-type="float" office:value="10.4590237223096" calcext:value-type="float">
            <text:p>10.4590237223</text:p>
          </table:table-cell>
          <table:table-cell table:formula="of:=AVERAGE([.AX34:.AX44])" office:value-type="float" office:value="10.2318382046395" calcext:value-type="float">
            <text:p>10.2318382046</text:p>
          </table:table-cell>
          <table:table-cell table:formula="of:=AVERAGE([.AY34:.AY44])" office:value-type="float" office:value="10.0538740148647" calcext:value-type="float">
            <text:p>10.0538740149</text:p>
          </table:table-cell>
          <table:table-cell table:formula="of:=AVERAGE([.AZ34:.AZ44])" office:value-type="float" office:value="9.94459296450585" calcext:value-type="float">
            <text:p>9.9445929645</text:p>
          </table:table-cell>
          <table:table-cell table:formula="of:=AVERAGE([.BA34:.BA44])" office:value-type="float" office:value="9.81495277301201" calcext:value-type="float">
            <text:p>9.814952773</text:p>
          </table:table-cell>
          <table:table-cell table:formula="of:=AVERAGE([.BB34:.BB44])" office:value-type="float" office:value="9.61130087584239" calcext:value-type="float">
            <text:p>9.6113008758</text:p>
          </table:table-cell>
          <table:table-cell table:formula="of:=AVERAGE([.BC34:.BC44])" office:value-type="float" office:value="9.45795099308238" calcext:value-type="float">
            <text:p>9.4579509931</text:p>
          </table:table-cell>
          <table:table-cell table:formula="of:=AVERAGE([.BD34:.BD44])" office:value-type="float" office:value="9.30749729658838" calcext:value-type="float">
            <text:p>9.3074972966</text:p>
          </table:table-cell>
          <table:table-cell table:formula="of:=AVERAGE([.BE34:.BE44])" office:value-type="float" office:value="9.1733953418261" calcext:value-type="float">
            <text:p>9.1733953418</text:p>
          </table:table-cell>
          <table:table-cell table:formula="of:=AVERAGE([.BF34:.BF44])" office:value-type="float" office:value="9.03664973478317" calcext:value-type="float">
            <text:p>9.0366497348</text:p>
          </table:table-cell>
          <table:table-cell table:formula="of:=AVERAGE([.BG34:.BG44])" office:value-type="float" office:value="8.95536214854903" calcext:value-type="float">
            <text:p>8.9553621485</text:p>
          </table:table-cell>
          <table:table-cell table:formula="of:=AVERAGE([.BH34:.BH44])" office:value-type="float" office:value="8.82850960984619" calcext:value-type="float">
            <text:p>8.8285096098</text:p>
          </table:table-cell>
          <table:table-cell table:formula="of:=AVERAGE([.BI34:.BI44])" office:value-type="float" office:value="8.69485283781971" calcext:value-type="float">
            <text:p>8.6948528378</text:p>
          </table:table-cell>
          <table:table-cell table:formula="of:=AVERAGE([.BJ34:.BJ44])" office:value-type="float" office:value="8.55368839348488" calcext:value-type="float">
            <text:p>8.5536883935</text:p>
          </table:table-cell>
          <table:table-cell table:formula="of:=AVERAGE([.BK34:.BK44])" office:value-type="float" office:value="8.41625119207301" calcext:value-type="float">
            <text:p>8.4162511921</text:p>
          </table:table-cell>
          <table:table-cell table:formula="of:=AVERAGE([.BL34:.BL44])" office:value-type="float" office:value="8.34522060130579" calcext:value-type="float">
            <text:p>8.3452206013</text:p>
          </table:table-cell>
          <table:table-cell table:formula="of:=AVERAGE([.BM34:.BM44])" office:value-type="float" office:value="8.29316648063231" calcext:value-type="float">
            <text:p>8.2931664806</text:p>
          </table:table-cell>
          <table:table-cell table:formula="of:=AVERAGE([.BN34:.BN44])" office:value-type="float" office:value="8.16676657391298" calcext:value-type="float">
            <text:p>8.1667665739</text:p>
          </table:table-cell>
          <table:table-cell table:formula="of:=AVERAGE([.BO34:.BO44])" office:value-type="float" office:value="8.04780003610894" calcext:value-type="float">
            <text:p>8.0478000361</text:p>
          </table:table-cell>
          <table:table-cell table:formula="of:=AVERAGE([.BP34:.BP44])" office:value-type="float" office:value="7.9727797761783" calcext:value-type="float">
            <text:p>7.9727797762</text:p>
          </table:table-cell>
          <table:table-cell table:formula="of:=AVERAGE([.BQ34:.BQ44])" office:value-type="float" office:value="7.84993207042213" calcext:value-type="float">
            <text:p>7.8499320704</text:p>
          </table:table-cell>
          <table:table-cell table:formula="of:=AVERAGE([.BR34:.BR44])" office:value-type="float" office:value="7.72755623858954" calcext:value-type="float">
            <text:p>7.7275562386</text:p>
          </table:table-cell>
          <table:table-cell table:formula="of:=AVERAGE([.BS34:.BS44])" office:value-type="float" office:value="7.62385932939163" calcext:value-type="float">
            <text:p>7.6238593294</text:p>
          </table:table-cell>
          <table:table-cell table:formula="of:=AVERAGE([.BT34:.BT44])" office:value-type="float" office:value="7.51717919156396" calcext:value-type="float">
            <text:p>7.5171791916</text:p>
          </table:table-cell>
          <table:table-cell table:formula="of:=AVERAGE([.BU34:.BU44])" office:value-type="float" office:value="7.42640399151592" calcext:value-type="float">
            <text:p>7.4264039915</text:p>
          </table:table-cell>
          <table:table-cell table:formula="of:=AVERAGE([.BV34:.BV44])" office:value-type="float" office:value="7.32478402403469" calcext:value-type="float">
            <text:p>7.324784024</text:p>
          </table:table-cell>
          <table:table-cell table:formula="of:=AVERAGE([.BW34:.BW44])" office:value-type="float" office:value="7.2534522345134" calcext:value-type="float">
            <text:p>7.2534522345</text:p>
          </table:table-cell>
          <table:table-cell table:formula="of:=AVERAGE([.BX34:.BX44])" office:value-type="float" office:value="7.15846935326437" calcext:value-type="float">
            <text:p>7.1584693533</text:p>
          </table:table-cell>
          <table:table-cell table:formula="of:=AVERAGE([.BY34:.BY44])" office:value-type="float" office:value="7.09041194894255" calcext:value-type="float">
            <text:p>7.0904119489</text:p>
          </table:table-cell>
          <table:table-cell table:formula="of:=AVERAGE([.BZ34:.BZ44])" office:value-type="float" office:value="6.99436587333011" calcext:value-type="float">
            <text:p>6.9943658733</text:p>
          </table:table-cell>
          <table:table-cell table:formula="of:=AVERAGE([.CA34:.CA44])" office:value-type="float" office:value="6.93352151782115" calcext:value-type="float">
            <text:p>6.9335215178</text:p>
          </table:table-cell>
          <table:table-cell table:formula="of:=AVERAGE([.CB34:.CB44])" office:value-type="float" office:value="6.86192040037279" calcext:value-type="float">
            <text:p>6.8619204004</text:p>
          </table:table-cell>
          <table:table-cell table:formula="of:=AVERAGE([.CC34:.CC44])" office:value-type="float" office:value="6.7793692328207" calcext:value-type="float">
            <text:p>6.7793692328</text:p>
          </table:table-cell>
          <table:table-cell table:formula="of:=AVERAGE([.CD34:.CD44])" office:value-type="float" office:value="6.70455884154339" calcext:value-type="float">
            <text:p>6.7045588415</text:p>
          </table:table-cell>
          <table:table-cell table:formula="of:=AVERAGE([.CE34:.CE44])" office:value-type="float" office:value="6.62891098632325" calcext:value-type="float">
            <text:p>6.6289109863</text:p>
          </table:table-cell>
          <table:table-cell table:formula="of:=AVERAGE([.CF34:.CF44])" office:value-type="float" office:value="6.5542505962075" calcext:value-type="float">
            <text:p>6.5542505962</text:p>
          </table:table-cell>
          <table:table-cell table:formula="of:=AVERAGE([.CG34:.CG44])" office:value-type="float" office:value="6.47814954341359" calcext:value-type="float">
            <text:p>6.4781495434</text:p>
          </table:table-cell>
          <table:table-cell table:formula="of:=AVERAGE([.CH34:.CH44])" office:value-type="float" office:value="6.42910183203524" calcext:value-type="float">
            <text:p>6.429101832</text:p>
          </table:table-cell>
          <table:table-cell table:formula="of:=AVERAGE([.CI34:.CI44])" office:value-type="float" office:value="6.35572702957805" calcext:value-type="float">
            <text:p>6.3557270296</text:p>
          </table:table-cell>
          <table:table-cell table:formula="of:=AVERAGE([.CJ34:.CJ44])" office:value-type="float" office:value="6.28002440575317" calcext:value-type="float">
            <text:p>6.2800244058</text:p>
          </table:table-cell>
          <table:table-cell table:formula="of:=AVERAGE([.CK34:.CK44])" office:value-type="float" office:value="6.21648108231842" calcext:value-type="float">
            <text:p>6.2164810823</text:p>
          </table:table-cell>
          <table:table-cell table:formula="of:=AVERAGE([.CL34:.CL44])" office:value-type="float" office:value="6.1450397621716" calcext:value-type="float">
            <text:p>6.1450397622</text:p>
          </table:table-cell>
          <table:table-cell table:formula="of:=AVERAGE([.CM34:.CM44])" office:value-type="float" office:value="6.09895597956839" calcext:value-type="float">
            <text:p>6.0989559796</text:p>
          </table:table-cell>
          <table:table-cell table:formula="of:=AVERAGE([.CN34:.CN44])" office:value-type="float" office:value="6.04399575113474" calcext:value-type="float">
            <text:p>6.0439957511</text:p>
          </table:table-cell>
          <table:table-cell table:formula="of:=AVERAGE([.CO34:.CO44])" office:value-type="float" office:value="5.97750384779651" calcext:value-type="float">
            <text:p>5.9775038478</text:p>
          </table:table-cell>
          <table:table-cell table:formula="of:=AVERAGE([.CP34:.CP44])" office:value-type="float" office:value="5.92649788439017" calcext:value-type="float">
            <text:p>5.9264978844</text:p>
          </table:table-cell>
          <table:table-cell table:formula="of:=AVERAGE([.CQ34:.CQ44])" office:value-type="float" office:value="5.88037008072009" calcext:value-type="float">
            <text:p>5.8803700807</text:p>
          </table:table-cell>
          <table:table-cell table:formula="of:=AVERAGE([.CR34:.CR44])" office:value-type="float" office:value="5.82229355569983" calcext:value-type="float">
            <text:p>5.8222935557</text:p>
          </table:table-cell>
          <table:table-cell table:formula="of:=AVERAGE([.CS34:.CS44])" office:value-type="float" office:value="5.75835217785641" calcext:value-type="float">
            <text:p>5.7583521779</text:p>
          </table:table-cell>
          <table:table-cell table:formula="of:=AVERAGE([.CT34:.CT44])" office:value-type="float" office:value="5.70221084865005" calcext:value-type="float">
            <text:p>5.7022108487</text:p>
          </table:table-cell>
          <table:table-cell table:formula="of:=AVERAGE([.CU34:.CU44])" office:value-type="float" office:value="5.64432574089403" calcext:value-type="float">
            <text:p>5.6443257409</text:p>
          </table:table-cell>
          <table:table-cell table:formula="of:=AVERAGE([.CV34:.CV44])" office:value-type="float" office:value="5.5880600741068" calcext:value-type="float">
            <text:p>5.5880600741</text:p>
          </table:table-cell>
          <table:table-cell table:formula="of:=AVERAGE([.CW34:.CW44])" office:value-type="float" office:value="5.5293644775207" calcext:value-type="float">
            <text:p>5.5293644775</text:p>
          </table:table-cell>
          <table:table-cell table:formula="of:=AVERAGE([.CX34:.CX44])" office:value-type="float" office:value="5.48444034587051" calcext:value-type="float">
            <text:p>5.4844403459</text:p>
          </table:table-cell>
          <table:table-cell table:formula="of:=AVERAGE([.CY34:.CY44])" office:value-type="float" office:value="5.43097347450719" calcext:value-type="float">
            <text:p>5.4309734745</text:p>
          </table:table-cell>
          <table:table-cell table:formula="of:=AVERAGE([.CZ34:.CZ44])" office:value-type="float" office:value="5.38128864314814" calcext:value-type="float">
            <text:p>5.3812886431</text:p>
          </table:table-cell>
          <table:table-cell table:formula="of:=AVERAGE([.DA34:.DA44])" office:value-type="float" office:value="5.33742131126723" calcext:value-type="float">
            <text:p>5.3374213113</text:p>
          </table:table-cell>
          <table:table-cell table:formula="of:=AVERAGE([.DB34:.DB44])" office:value-type="float" office:value="5.28708127115798" calcext:value-type="float">
            <text:p>5.2870812712</text:p>
          </table:table-cell>
          <table:table-cell table:formula="of:=AVERAGE([.DC34:.DC44])" office:value-type="float" office:value="5.2395002114031" calcext:value-type="float">
            <text:p>5.2395002114</text:p>
          </table:table-cell>
          <table:table-cell table:formula="of:=AVERAGE([.DD34:.DD44])" office:value-type="float" office:value="5.19182820559243" calcext:value-type="float">
            <text:p>5.1918282056</text:p>
          </table:table-cell>
          <table:table-cell table:formula="of:=AVERAGE([.DE34:.DE44])" office:value-type="float" office:value="5.16490625247648" calcext:value-type="float">
            <text:p>5.1649062525</text:p>
          </table:table-cell>
          <table:table-cell table:formula="of:=AVERAGE([.DF34:.DF44])" office:value-type="float" office:value="5.11650410731778" calcext:value-type="float">
            <text:p>5.1165041073</text:p>
          </table:table-cell>
          <table:table-cell table:formula="of:=AVERAGE([.DG34:.DG44])" office:value-type="float" office:value="5.07512471949159" calcext:value-type="float">
            <text:p>5.0751247195</text:p>
          </table:table-cell>
          <table:table-cell table:formula="of:=AVERAGE([.DH34:.DH44])" office:value-type="float" office:value="5.03627729629428" calcext:value-type="float">
            <text:p>5.0362772963</text:p>
          </table:table-cell>
          <table:table-cell table:formula="of:=AVERAGE([.DI34:.DI44])" office:value-type="float" office:value="5.02409329579876" calcext:value-type="float">
            <text:p>5.0240932958</text:p>
          </table:table-cell>
          <table:table-cell table:formula="of:=AVERAGE([.DJ34:.DJ44])" office:value-type="float" office:value="4.99499850774569" calcext:value-type="float">
            <text:p>4.9949985077</text:p>
          </table:table-cell>
          <table:table-cell table:formula="of:=AVERAGE([.DK34:.DK44])" office:value-type="float" office:value="4.95606537049005" calcext:value-type="float">
            <text:p>4.9560653705</text:p>
          </table:table-cell>
          <table:table-cell table:formula="of:=AVERAGE([.DL34:.DL44])" office:value-type="float" office:value="4.91267080822755" calcext:value-type="float">
            <text:p>4.9126708082</text:p>
          </table:table-cell>
          <table:table-cell table:formula="of:=AVERAGE([.DM34:.DM44])" office:value-type="float" office:value="4.88091701867726" calcext:value-type="float">
            <text:p>4.8809170187</text:p>
          </table:table-cell>
          <table:table-cell table:formula="of:=AVERAGE([.DN34:.DN44])" office:value-type="float" office:value="4.84197398917639" calcext:value-type="float">
            <text:p>4.8419739892</text:p>
          </table:table-cell>
          <table:table-cell table:formula="of:=AVERAGE([.DO34:.DO44])" office:value-type="float" office:value="4.79983449476886" calcext:value-type="float">
            <text:p>4.7998344948</text:p>
          </table:table-cell>
          <table:table-cell table:formula="of:=AVERAGE([.DP34:.DP44])" office:value-type="float" office:value="4.75755661617777" calcext:value-type="float">
            <text:p>4.7575566162</text:p>
          </table:table-cell>
          <table:table-cell table:formula="of:=AVERAGE([.DQ34:.DQ44])" office:value-type="float" office:value="4.71765265880063" calcext:value-type="float">
            <text:p>4.7176526588</text:p>
          </table:table-cell>
          <table:table-cell table:formula="of:=AVERAGE([.DR34:.DR44])" office:value-type="float" office:value="4.68502303963326" calcext:value-type="float">
            <text:p>4.6850230396</text:p>
          </table:table-cell>
          <table:table-cell table:formula="of:=AVERAGE([.DS34:.DS44])" office:value-type="float" office:value="4.64750957114351" calcext:value-type="float">
            <text:p>4.6475095711</text:p>
          </table:table-cell>
          <table:table-cell table:formula="of:=AVERAGE([.DT34:.DT44])" office:value-type="float" office:value="4.61234481187156" calcext:value-type="float">
            <text:p>4.6123448119</text:p>
          </table:table-cell>
          <table:table-cell table:formula="of:=AVERAGE([.DU34:.DU44])" office:value-type="float" office:value="4.57336574939433" calcext:value-type="float">
            <text:p>4.5733657494</text:p>
          </table:table-cell>
          <table:table-cell table:formula="of:=AVERAGE([.DV34:.DV44])" office:value-type="float" office:value="4.54436983501503" calcext:value-type="float">
            <text:p>4.544369835</text:p>
          </table:table-cell>
          <table:table-cell table:formula="of:=AVERAGE([.DW34:.DW44])" office:value-type="float" office:value="4.51104430045003" calcext:value-type="float">
            <text:p>4.5110443005</text:p>
          </table:table-cell>
          <table:table-cell table:formula="of:=AVERAGE([.DX34:.DX44])" office:value-type="float" office:value="4.48215672611761" calcext:value-type="float">
            <text:p>4.4821567261</text:p>
          </table:table-cell>
          <table:table-cell table:formula="of:=AVERAGE([.DY34:.DY44])" office:value-type="float" office:value="4.4489839413376" calcext:value-type="float">
            <text:p>4.4489839413</text:p>
          </table:table-cell>
          <table:table-cell table:formula="of:=AVERAGE([.DZ34:.DZ44])" office:value-type="float" office:value="4.42281072619825" calcext:value-type="float">
            <text:p>4.4228107262</text:p>
          </table:table-cell>
          <table:table-cell table:formula="of:=AVERAGE([.EA34:.EA44])" office:value-type="float" office:value="4.39374794603648" calcext:value-type="float">
            <text:p>4.393747946</text:p>
          </table:table-cell>
          <table:table-cell table:formula="of:=AVERAGE([.EB34:.EB44])" office:value-type="float" office:value="4.36667130200932" calcext:value-type="float">
            <text:p>4.366671302</text:p>
          </table:table-cell>
          <table:table-cell table:formula="of:=AVERAGE([.EC34:.EC44])" office:value-type="float" office:value="4.33811047774056" calcext:value-type="float">
            <text:p>4.3381104777</text:p>
          </table:table-cell>
          <table:table-cell table:formula="of:=AVERAGE([.ED34:.ED44])" office:value-type="float" office:value="4.30518153604428" calcext:value-type="float">
            <text:p>4.305181536</text:p>
          </table:table-cell>
          <table:table-cell table:formula="of:=AVERAGE([.EE34:.EE44])" office:value-type="float" office:value="4.27980995829133" calcext:value-type="float">
            <text:p>4.2798099583</text:p>
          </table:table-cell>
          <table:table-cell table:formula="of:=AVERAGE([.EF34:.EF44])" office:value-type="float" office:value="4.24844291677891" calcext:value-type="float">
            <text:p>4.2484429168</text:p>
          </table:table-cell>
          <table:table-cell table:formula="of:=AVERAGE([.EG34:.EG44])" office:value-type="float" office:value="4.21836837443927" calcext:value-type="float">
            <text:p>4.2183683744</text:p>
          </table:table-cell>
          <table:table-cell table:formula="of:=AVERAGE([.EH34:.EH44])" office:value-type="float" office:value="4.18852525297586" calcext:value-type="float">
            <text:p>4.188525253</text:p>
          </table:table-cell>
          <table:table-cell table:formula="of:=AVERAGE([.EI34:.EI44])" office:value-type="float" office:value="4.16043632729537" calcext:value-type="float">
            <text:p>4.1604363273</text:p>
          </table:table-cell>
          <table:table-cell table:formula="of:=AVERAGE([.EJ34:.EJ44])" office:value-type="float" office:value="4.13672928441129" calcext:value-type="float">
            <text:p>4.1367292844</text:p>
          </table:table-cell>
          <table:table-cell table:formula="of:=AVERAGE([.EK34:.EK44])" office:value-type="float" office:value="4.1086405517513" calcext:value-type="float">
            <text:p>4.1086405518</text:p>
          </table:table-cell>
          <table:table-cell table:formula="of:=AVERAGE([.EL34:.EL44])" office:value-type="float" office:value="4.08326647773948" calcext:value-type="float">
            <text:p>4.0832664777</text:p>
          </table:table-cell>
          <table:table-cell table:formula="of:=AVERAGE([.EM34:.EM44])" office:value-type="float" office:value="4.05408608616341" calcext:value-type="float">
            <text:p>4.0540860862</text:p>
          </table:table-cell>
          <table:table-cell table:formula="of:=AVERAGE([.EN34:.EN44])" office:value-type="float" office:value="4.02781565775233" calcext:value-type="float">
            <text:p>4.0278156578</text:p>
          </table:table-cell>
          <table:table-cell table:formula="of:=AVERAGE([.EO34:.EO44])" office:value-type="float" office:value="4.00296797129069" calcext:value-type="float">
            <text:p>4.0029679713</text:p>
          </table:table-cell>
          <table:table-cell table:formula="of:=AVERAGE([.EP34:.EP44])" office:value-type="float" office:value="3.97555457857768" calcext:value-type="float">
            <text:p>3.9755545786</text:p>
          </table:table-cell>
          <table:table-cell table:formula="of:=AVERAGE([.EQ34:.EQ44])" office:value-type="float" office:value="3.95481424983269" calcext:value-type="float">
            <text:p>3.9548142498</text:p>
          </table:table-cell>
          <table:table-cell table:formula="of:=AVERAGE([.ER34:.ER44])" office:value-type="float" office:value="3.93757012444154" calcext:value-type="float">
            <text:p>3.9375701244</text:p>
          </table:table-cell>
          <table:table-cell table:formula="of:=AVERAGE([.ES34:.ES44])" office:value-type="float" office:value="3.91097095389506" calcext:value-type="float">
            <text:p>3.9109709539</text:p>
          </table:table-cell>
          <table:table-cell table:formula="of:=AVERAGE([.ET34:.ET44])" office:value-type="float" office:value="3.88849181514956" calcext:value-type="float">
            <text:p>3.8884918151</text:p>
          </table:table-cell>
          <table:table-cell table:formula="of:=AVERAGE([.EU34:.EU44])" office:value-type="float" office:value="3.86280534267491" calcext:value-type="float">
            <text:p>3.8628053427</text:p>
          </table:table-cell>
          <table:table-cell table:formula="of:=AVERAGE([.EV34:.EV44])" office:value-type="float" office:value="3.839731065282" calcext:value-type="float">
            <text:p>3.8397310653</text:p>
          </table:table-cell>
          <table:table-cell table:formula="of:=AVERAGE([.EW34:.EW44])" office:value-type="float" office:value="3.81525756831376" calcext:value-type="float">
            <text:p>3.8152575683</text:p>
          </table:table-cell>
          <table:table-cell table:formula="of:=AVERAGE([.EX34:.EX44])" office:value-type="float" office:value="3.79121502018205" calcext:value-type="float">
            <text:p>3.7912150202</text:p>
          </table:table-cell>
          <table:table-cell table:formula="of:=AVERAGE([.EY34:.EY44])" office:value-type="float" office:value="3.76944284434451" calcext:value-type="float">
            <text:p>3.7694428443</text:p>
          </table:table-cell>
          <table:table-cell table:formula="of:=AVERAGE([.EZ34:.EZ44])" office:value-type="float" office:value="3.75801374727406" calcext:value-type="float">
            <text:p>3.7580137473</text:p>
          </table:table-cell>
          <table:table-cell table:formula="of:=AVERAGE([.FA34:.FA44])" office:value-type="float" office:value="3.73925406116921" calcext:value-type="float">
            <text:p>3.7392540612</text:p>
          </table:table-cell>
          <table:table-cell table:formula="of:=AVERAGE([.FB34:.FB44])" office:value-type="float" office:value="3.71793166599326" calcext:value-type="float">
            <text:p>3.717931666</text:p>
          </table:table-cell>
          <table:table-cell table:formula="of:=AVERAGE([.FC34:.FC44])" office:value-type="float" office:value="3.69606382713597" calcext:value-type="float">
            <text:p>3.6960638271</text:p>
          </table:table-cell>
          <table:table-cell table:formula="of:=AVERAGE([.FD34:.FD44])" office:value-type="float" office:value="3.6772439510127" calcext:value-type="float">
            <text:p>3.677243951</text:p>
          </table:table-cell>
          <table:table-cell table:formula="of:=AVERAGE([.FE34:.FE44])" office:value-type="float" office:value="3.65894824543078" calcext:value-type="float">
            <text:p>3.6589482454</text:p>
          </table:table-cell>
          <table:table-cell table:formula="of:=AVERAGE([.FF34:.FF44])" office:value-type="float" office:value="3.63623308636404" calcext:value-type="float">
            <text:p>3.6362330864</text:p>
          </table:table-cell>
          <table:table-cell table:formula="of:=AVERAGE([.FG34:.FG44])" office:value-type="float" office:value="3.61556509058149" calcext:value-type="float">
            <text:p>3.6155650906</text:p>
          </table:table-cell>
          <table:table-cell table:formula="of:=AVERAGE([.FH34:.FH44])" office:value-type="float" office:value="3.60024671510668" calcext:value-type="float">
            <text:p>3.6002467151</text:p>
          </table:table-cell>
          <table:table-cell table:formula="of:=AVERAGE([.FI34:.FI44])" office:value-type="float" office:value="3.58014967585788" calcext:value-type="float">
            <text:p>3.5801496759</text:p>
          </table:table-cell>
          <table:table-cell table:formula="of:=AVERAGE([.FJ34:.FJ44])" office:value-type="float" office:value="3.55982314661059" calcext:value-type="float">
            <text:p>3.5598231466</text:p>
          </table:table-cell>
          <table:table-cell table:formula="of:=AVERAGE([.FK34:.FK44])" office:value-type="float" office:value="3.53922629317277" calcext:value-type="float">
            <text:p>3.5392262932</text:p>
          </table:table-cell>
          <table:table-cell table:formula="of:=AVERAGE([.FL34:.FL44])" office:value-type="float" office:value="3.52167927140701" calcext:value-type="float">
            <text:p>3.5216792714</text:p>
          </table:table-cell>
          <table:table-cell table:formula="of:=AVERAGE([.FM34:.FM44])" office:value-type="float" office:value="3.50055109236015" calcext:value-type="float">
            <text:p>3.5005510924</text:p>
          </table:table-cell>
          <table:table-cell table:formula="of:=AVERAGE([.FN34:.FN44])" office:value-type="float" office:value="3.47947919682757" calcext:value-type="float">
            <text:p>3.4794791968</text:p>
          </table:table-cell>
          <table:table-cell table:formula="of:=AVERAGE([.FO34:.FO44])" office:value-type="float" office:value="3.46583020892732" calcext:value-type="float">
            <text:p>3.4658302089</text:p>
          </table:table-cell>
          <table:table-cell table:formula="of:=AVERAGE([.FP34:.FP44])" office:value-type="float" office:value="3.44529525612483" calcext:value-type="float">
            <text:p>3.4452952561</text:p>
          </table:table-cell>
          <table:table-cell table:formula="of:=AVERAGE([.FQ34:.FQ44])" office:value-type="float" office:value="3.42611067562043" calcext:value-type="float">
            <text:p>3.4261106756</text:p>
          </table:table-cell>
          <table:table-cell table:formula="of:=AVERAGE([.FR34:.FR44])" office:value-type="float" office:value="3.40612404970473" calcext:value-type="float">
            <text:p>3.4061240497</text:p>
          </table:table-cell>
          <table:table-cell table:formula="of:=AVERAGE([.FS34:.FS44])" office:value-type="float" office:value="3.38713529262447" calcext:value-type="float">
            <text:p>3.3871352926</text:p>
          </table:table-cell>
          <table:table-cell table:formula="of:=AVERAGE([.FT34:.FT44])" office:value-type="float" office:value="3.36847007343211" calcext:value-type="float">
            <text:p>3.3684700734</text:p>
          </table:table-cell>
          <table:table-cell table:formula="of:=AVERAGE([.FU34:.FU44])" office:value-type="float" office:value="3.35110797333368" calcext:value-type="float">
            <text:p>3.3511079733</text:p>
          </table:table-cell>
          <table:table-cell table:formula="of:=AVERAGE([.FV34:.FV44])" office:value-type="float" office:value="3.33720102174416" calcext:value-type="float">
            <text:p>3.3372010217</text:p>
          </table:table-cell>
          <table:table-cell table:formula="of:=AVERAGE([.FW34:.FW44])" office:value-type="float" office:value="3.32364179619279" calcext:value-type="float">
            <text:p>3.3236417962</text:p>
          </table:table-cell>
          <table:table-cell table:formula="of:=AVERAGE([.FX34:.FX44])" office:value-type="float" office:value="3.30708345136011" calcext:value-type="float">
            <text:p>3.3070834514</text:p>
          </table:table-cell>
          <table:table-cell table:formula="of:=AVERAGE([.FY34:.FY44])" office:value-type="float" office:value="3.28992393188122" calcext:value-type="float">
            <text:p>3.2899239319</text:p>
          </table:table-cell>
          <table:table-cell table:formula="of:=AVERAGE([.FZ34:.FZ44])" office:value-type="float" office:value="3.27639603394368" calcext:value-type="float">
            <text:p>3.2763960339</text:p>
          </table:table-cell>
          <table:table-cell table:formula="of:=AVERAGE([.GA34:.GA44])" office:value-type="float" office:value="3.25866187339517" calcext:value-type="float">
            <text:p>3.2586618734</text:p>
          </table:table-cell>
          <table:table-cell table:formula="of:=AVERAGE([.GB34:.GB44])" office:value-type="float" office:value="3.24134448554616" calcext:value-type="float">
            <text:p>3.2413444855</text:p>
          </table:table-cell>
          <table:table-cell table:formula="of:=AVERAGE([.GC34:.GC44])" office:value-type="float" office:value="3.23485550925704" calcext:value-type="float">
            <text:p>3.2348555093</text:p>
          </table:table-cell>
          <table:table-cell table:formula="of:=AVERAGE([.GD34:.GD44])" office:value-type="float" office:value="3.218964205944" calcext:value-type="float">
            <text:p>3.2189642059</text:p>
          </table:table-cell>
          <table:table-cell table:formula="of:=AVERAGE([.GE34:.GE44])" office:value-type="float" office:value="3.20166456520367" calcext:value-type="float">
            <text:p>3.2016645652</text:p>
          </table:table-cell>
          <table:table-cell table:formula="of:=AVERAGE([.GF34:.GF44])" office:value-type="float" office:value="3.1850502627505" calcext:value-type="float">
            <text:p>3.1850502628</text:p>
          </table:table-cell>
          <table:table-cell table:formula="of:=AVERAGE([.GG34:.GG44])" office:value-type="float" office:value="3.17737604741596" calcext:value-type="float">
            <text:p>3.1773760474</text:p>
          </table:table-cell>
          <table:table-cell table:formula="of:=AVERAGE([.GH34:.GH44])" office:value-type="float" office:value="3.16600787849844" calcext:value-type="float">
            <text:p>3.1660078785</text:p>
          </table:table-cell>
          <table:table-cell table:formula="of:=AVERAGE([.GI34:.GI44])" office:value-type="float" office:value="3.14995586647769" calcext:value-type="float">
            <text:p>3.1499558665</text:p>
          </table:table-cell>
          <table:table-cell table:formula="of:=AVERAGE([.GJ34:.GJ44])" office:value-type="float" office:value="3.13899792654699" calcext:value-type="float">
            <text:p>3.1389979265</text:p>
          </table:table-cell>
          <table:table-cell table:formula="of:=AVERAGE([.GK34:.GK44])" office:value-type="float" office:value="3.12645042753625" calcext:value-type="float">
            <text:p>3.1264504275</text:p>
          </table:table-cell>
          <table:table-cell table:formula="of:=AVERAGE([.GL34:.GL44])" office:value-type="float" office:value="3.11253181109498" calcext:value-type="float">
            <text:p>3.1125318111</text:p>
          </table:table-cell>
          <table:table-cell table:formula="of:=AVERAGE([.GM34:.GM44])" office:value-type="float" office:value="3.09740286907633" calcext:value-type="float">
            <text:p>3.0974028691</text:p>
          </table:table-cell>
          <table:table-cell table:formula="of:=AVERAGE([.GN34:.GN44])" office:value-type="float" office:value="3.08249987106057" calcext:value-type="float">
            <text:p>3.0824998711</text:p>
          </table:table-cell>
          <table:table-cell table:formula="of:=AVERAGE([.GO34:.GO44])" office:value-type="float" office:value="3.06811996700748" calcext:value-type="float">
            <text:p>3.068119967</text:p>
          </table:table-cell>
          <table:table-cell table:formula="of:=AVERAGE([.GP34:.GP44])" office:value-type="float" office:value="3.05423649190852" calcext:value-type="float">
            <text:p>3.0542364919</text:p>
          </table:table-cell>
          <table:table-cell table:formula="of:=AVERAGE([.GQ34:.GQ44])" office:value-type="float" office:value="3.04191613158335" calcext:value-type="float">
            <text:p>3.0419161316</text:p>
          </table:table-cell>
          <table:table-cell table:formula="of:=AVERAGE([.GR34:.GR44])" office:value-type="float" office:value="3.02724700030941" calcext:value-type="float">
            <text:p>3.0272470003</text:p>
          </table:table-cell>
          <table:table-cell table:formula="of:=AVERAGE([.GS34:.GS44])" office:value-type="float" office:value="3.0127995534198" calcext:value-type="float">
            <text:p>3.0127995534</text:p>
          </table:table-cell>
          <table:table-cell table:formula="of:=AVERAGE([.GT34:.GT44])" office:value-type="float" office:value="2.99933807523253" calcext:value-type="float">
            <text:p>2.9993380752</text:p>
          </table:table-cell>
          <table:table-cell table:formula="of:=AVERAGE([.GU34:.GU44])" office:value-type="float" office:value="2.9847777420146" calcext:value-type="float">
            <text:p>2.984777742</text:p>
          </table:table-cell>
          <table:table-cell table:formula="of:=AVERAGE([.GV34:.GV44])" office:value-type="float" office:value="2.97041063583915" calcext:value-type="float">
            <text:p>2.9704106358</text:p>
          </table:table-cell>
          <table:table-cell table:formula="of:=AVERAGE([.GW34:.GW44])" office:value-type="float" office:value="2.95668942292188" calcext:value-type="float">
            <text:p>2.9566894229</text:p>
          </table:table-cell>
          <table:table-cell table:formula="of:=AVERAGE([.GX34:.GX44])" office:value-type="float" office:value="2.94368782073626" calcext:value-type="float">
            <text:p>2.9436878207</text:p>
          </table:table-cell>
          <table:table-cell table:formula="of:=AVERAGE([.GY34:.GY44])" office:value-type="float" office:value="2.93207309232983" calcext:value-type="float">
            <text:p>2.9320730923</text:p>
          </table:table-cell>
          <table:table-cell table:formula="of:=AVERAGE([.GZ34:.GZ44])" office:value-type="float" office:value="2.92086928792645" calcext:value-type="float">
            <text:p>2.9208692879</text:p>
          </table:table-cell>
          <table:table-cell table:formula="of:=AVERAGE([.HA34:.HA44])" office:value-type="float" office:value="2.90752061332715" calcext:value-type="float">
            <text:p>2.9075206133</text:p>
          </table:table-cell>
          <table:table-cell table:formula="of:=AVERAGE([.HB34:.HB44])" office:value-type="float" office:value="2.89765865378969" calcext:value-type="float">
            <text:p>2.8976586538</text:p>
          </table:table-cell>
        </table:table-row>
      </table:table>
      <table:named-expressions/>
      <table:database-ranges>
        <table:database-range table:name="__Anonymous_Sheet_DB__0" table:target-range-address="result_0516_laptop.A1:result_0516_laptop.HB4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00:39:19.080648611</dc:date>
    <meta:editing-duration>PT8M1S</meta:editing-duration>
    <meta:editing-cycles>1</meta:editing-cycles>
    <meta:generator>LibreOffice/5.1.6.2$Linux_X86_64 LibreOffice_project/10m0$Build-2</meta:generator>
    <meta:document-statistic meta:table-count="1" meta:cell-count="10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2cm" svg:y="3.454cm" style:legend-expansion="high" chart:style-name="ch2"/>
        <chart:plot-area chart:style-name="ch3" table:cell-range-address="result_0516_laptop.K50:result_0516_laptop.HB53" chart:data-source-has-labels="row" svg:x="0.32cm" svg:y="0.18cm" svg:width="12.462cm" svg:height="8.64cm">
          <chartooo:coordinate-region svg:x="0.756cm" svg:y="0.379cm" svg:width="11.5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_0516_laptop.K50:result_0516_laptop.HB50" loext:label-string="decomposed1" chart:class="chart:scatter">
            <chart:data-point chart:repeated="200"/>
          </chart:series>
          <chart:series chart:style-name="ch8" chart:values-cell-range-address="result_0516_laptop.K52:result_0516_laptop.HB52" loext:label-string="entire1" chart:class="chart:scatter">
            <chart:data-point chart:repeated="200"/>
          </chart:series>
          <chart:series chart:style-name="ch9" chart:values-cell-range-address="result_0516_laptop.K53:result_0516_laptop.HB53" loext:label-string="entire2" chart:class="chart:scatter">
            <chart:data-point chart:repeated="200"/>
          </chart:series>
          <chart:series chart:style-name="ch10" chart:values-cell-range-address="result_0516_laptop.K51:result_0516_laptop.HB51" loext:label-string="decomposed2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omposed1</text:p>
              </table:table-cell>
              <table:table-cell office:value-type="string">
                <text:p>entire1</text:p>
              </table:table-cell>
              <table:table-cell office:value-type="string">
                <text:p>entire2</text:p>
              </table:table-cell>
              <table:table-cell office:value-type="string">
                <text:p>decomposed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5323565791677">
                <text:p>15.5323565791677</text:p>
                <draw:g>
                  <svg:desc>result_0516_laptop.K50:result_0516_laptop.HB50</svg:desc>
                </draw:g>
              </table:table-cell>
              <table:table-cell office:value-type="float" office:value="15.5323565791677">
                <text:p>15.5323565791677</text:p>
                <draw:g>
                  <svg:desc>result_0516_laptop.K52:result_0516_laptop.HB52</svg:desc>
                </draw:g>
              </table:table-cell>
              <table:table-cell office:value-type="float" office:value="15.5323565791677">
                <text:p>15.5323565791677</text:p>
                <draw:g>
                  <svg:desc>result_0516_laptop.K53:result_0516_laptop.HB53</svg:desc>
                </draw:g>
              </table:table-cell>
              <table:table-cell office:value-type="float" office:value="15.5323565791677">
                <text:p>15.5323565791677</text:p>
                <draw:g>
                  <svg:desc>result_0516_laptop.K51:result_0516_laptop.H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358459448138">
                <text:p>14.0358459448138</text:p>
              </table:table-cell>
              <table:table-cell office:value-type="float" office:value="16.029191129686">
                <text:p>16.029191129686</text:p>
              </table:table-cell>
              <table:table-cell office:value-type="float" office:value="15.8791632712387">
                <text:p>15.8791632712387</text:p>
              </table:table-cell>
              <table:table-cell office:value-type="float" office:value="15.7315161454368">
                <text:p>15.7315161454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992757112754">
                <text:p>13.6992757112754</text:p>
              </table:table-cell>
              <table:table-cell office:value-type="float" office:value="14.1262799498352">
                <text:p>14.1262799498352</text:p>
              </table:table-cell>
              <table:table-cell office:value-type="float" office:value="14.2390272825579">
                <text:p>14.2390272825579</text:p>
              </table:table-cell>
              <table:table-cell office:value-type="float" office:value="13.9817338820861">
                <text:p>13.9817338820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231020101689">
                <text:p>12.8231020101689</text:p>
              </table:table-cell>
              <table:table-cell office:value-type="float" office:value="13.3718899674078">
                <text:p>13.3718899674078</text:p>
              </table:table-cell>
              <table:table-cell office:value-type="float" office:value="13.967125474719">
                <text:p>13.967125474719</text:p>
              </table:table-cell>
              <table:table-cell office:value-type="float" office:value="14.2219631605094">
                <text:p>14.2219631605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280732864811">
                <text:p>12.6280732864811</text:p>
              </table:table-cell>
              <table:table-cell office:value-type="float" office:value="13.3688325743">
                <text:p>13.3688325743</text:p>
              </table:table-cell>
              <table:table-cell office:value-type="float" office:value="13.8711172233826">
                <text:p>13.8711172233826</text:p>
              </table:table-cell>
              <table:table-cell office:value-type="float" office:value="13.5200035259955">
                <text:p>13.5200035259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477439326986">
                <text:p>12.8477439326986</text:p>
              </table:table-cell>
              <table:table-cell office:value-type="float" office:value="13.3261912343883">
                <text:p>13.3261912343883</text:p>
              </table:table-cell>
              <table:table-cell office:value-type="float" office:value="13.5787203492078">
                <text:p>13.5787203492078</text:p>
              </table:table-cell>
              <table:table-cell office:value-type="float" office:value="13.1866892592797">
                <text:p>13.186689259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864209207413">
                <text:p>12.7864209207413</text:p>
              </table:table-cell>
              <table:table-cell office:value-type="float" office:value="13.3221677912958">
                <text:p>13.3221677912958</text:p>
              </table:table-cell>
              <table:table-cell office:value-type="float" office:value="13.5088926076289">
                <text:p>13.5088926076289</text:p>
              </table:table-cell>
              <table:table-cell office:value-type="float" office:value="13.0480040044208">
                <text:p>13.0480040044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800403159873">
                <text:p>13.2800403159873</text:p>
              </table:table-cell>
              <table:table-cell office:value-type="float" office:value="13.1274233051693">
                <text:p>13.1274233051693</text:p>
              </table:table-cell>
              <table:table-cell office:value-type="float" office:value="13.3884100572569">
                <text:p>13.3884100572569</text:p>
              </table:table-cell>
              <table:table-cell office:value-type="float" office:value="12.9096667518297">
                <text:p>12.9096667518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3086777940579">
                <text:p>13.3086777940579</text:p>
              </table:table-cell>
              <table:table-cell office:value-type="float" office:value="12.3395305960564">
                <text:p>12.3395305960564</text:p>
              </table:table-cell>
              <table:table-cell office:value-type="float" office:value="13.5167179925139">
                <text:p>13.5167179925139</text:p>
              </table:table-cell>
              <table:table-cell office:value-type="float" office:value="13.1326710371676">
                <text:p>13.1326710371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339543954861">
                <text:p>13.6339543954861</text:p>
              </table:table-cell>
              <table:table-cell office:value-type="float" office:value="12.3850625317715">
                <text:p>12.3850625317715</text:p>
              </table:table-cell>
              <table:table-cell office:value-type="float" office:value="13.2614666074882">
                <text:p>13.2614666074882</text:p>
              </table:table-cell>
              <table:table-cell office:value-type="float" office:value="12.9018956279789">
                <text:p>12.9018956279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737589719315">
                <text:p>13.2737589719315</text:p>
              </table:table-cell>
              <table:table-cell office:value-type="float" office:value="12.3043653074158">
                <text:p>12.3043653074158</text:p>
              </table:table-cell>
              <table:table-cell office:value-type="float" office:value="13.1283059225374">
                <text:p>13.1283059225374</text:p>
              </table:table-cell>
              <table:table-cell office:value-type="float" office:value="12.9890640511562">
                <text:p>12.9890640511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1558195949402">
                <text:p>13.1558195949402</text:p>
              </table:table-cell>
              <table:table-cell office:value-type="float" office:value="12.3789390801965">
                <text:p>12.3789390801965</text:p>
              </table:table-cell>
              <table:table-cell office:value-type="float" office:value="13.1182827253087">
                <text:p>13.1182827253087</text:p>
              </table:table-cell>
              <table:table-cell office:value-type="float" office:value="13.1228764391795">
                <text:p>13.1228764391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972107163893">
                <text:p>13.0972107163893</text:p>
              </table:table-cell>
              <table:table-cell office:value-type="float" office:value="12.6901000686474">
                <text:p>12.6901000686474</text:p>
              </table:table-cell>
              <table:table-cell office:value-type="float" office:value="13.2348434879436">
                <text:p>13.2348434879436</text:p>
              </table:table-cell>
              <table:table-cell office:value-type="float" office:value="13.2330927315977">
                <text:p>13.233092731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722391379737">
                <text:p>13.1722391379737</text:p>
              </table:table-cell>
              <table:table-cell office:value-type="float" office:value="12.9396561119673">
                <text:p>12.9396561119673</text:p>
              </table:table-cell>
              <table:table-cell office:value-type="float" office:value="13.2999096902662">
                <text:p>13.2999096902662</text:p>
              </table:table-cell>
              <table:table-cell office:value-type="float" office:value="13.1735171785859">
                <text:p>13.1735171785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49013068275">
                <text:p>13.3849013068275</text:p>
              </table:table-cell>
              <table:table-cell office:value-type="float" office:value="13.3054806499864">
                <text:p>13.3054806499864</text:p>
              </table:table-cell>
              <table:table-cell office:value-type="float" office:value="13.3753142591896">
                <text:p>13.3753142591896</text:p>
              </table:table-cell>
              <table:table-cell office:value-type="float" office:value="13.3486913870275">
                <text:p>13.348691387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449192034344">
                <text:p>13.2449192034344</text:p>
              </table:table-cell>
              <table:table-cell office:value-type="float" office:value="13.390116741277">
                <text:p>13.390116741277</text:p>
              </table:table-cell>
              <table:table-cell office:value-type="float" office:value="13.0959209334071">
                <text:p>13.0959209334071</text:p>
              </table:table-cell>
              <table:table-cell office:value-type="float" office:value="13.4735736003137">
                <text:p>13.4735736003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1011194884036">
                <text:p>13.1011194884036</text:p>
              </table:table-cell>
              <table:table-cell office:value-type="float" office:value="13.1613507389912">
                <text:p>13.1613507389912</text:p>
              </table:table-cell>
              <table:table-cell office:value-type="float" office:value="13.4026841607362">
                <text:p>13.4026841607362</text:p>
              </table:table-cell>
              <table:table-cell office:value-type="float" office:value="13.5340765848159">
                <text:p>13.5340765848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2812746252207">
                <text:p>13.2812746252207</text:p>
              </table:table-cell>
              <table:table-cell office:value-type="float" office:value="13.2042325579436">
                <text:p>13.2042325579436</text:p>
              </table:table-cell>
              <table:table-cell office:value-type="float" office:value="13.9073179447443">
                <text:p>13.9073179447443</text:p>
              </table:table-cell>
              <table:table-cell office:value-type="float" office:value="13.4975510636535">
                <text:p>13.4975510636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1546303018862">
                <text:p>13.1546303018862</text:p>
              </table:table-cell>
              <table:table-cell office:value-type="float" office:value="13.3652865278752">
                <text:p>13.3652865278752</text:p>
              </table:table-cell>
              <table:table-cell office:value-type="float" office:value="13.9155266135539">
                <text:p>13.9155266135539</text:p>
              </table:table-cell>
              <table:table-cell office:value-type="float" office:value="13.7266837406566">
                <text:p>13.7266837406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1957084376274">
                <text:p>13.1957084376274</text:p>
              </table:table-cell>
              <table:table-cell office:value-type="float" office:value="13.2397612912736">
                <text:p>13.2397612912736</text:p>
              </table:table-cell>
              <table:table-cell office:value-type="float" office:value="13.8822688407832">
                <text:p>13.8822688407832</text:p>
              </table:table-cell>
              <table:table-cell office:value-type="float" office:value="13.4344916186245">
                <text:p>13.434491618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3473606689107">
                <text:p>13.3473606689107</text:p>
              </table:table-cell>
              <table:table-cell office:value-type="float" office:value="13.4034994012718">
                <text:p>13.4034994012718</text:p>
              </table:table-cell>
              <table:table-cell office:value-type="float" office:value="13.768431662157">
                <text:p>13.768431662157</text:p>
              </table:table-cell>
              <table:table-cell office:value-type="float" office:value="13.356309638429">
                <text:p>13.356309638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072266098228">
                <text:p>13.1072266098228</text:p>
              </table:table-cell>
              <table:table-cell office:value-type="float" office:value="13.412386857017">
                <text:p>13.412386857017</text:p>
              </table:table-cell>
              <table:table-cell office:value-type="float" office:value="13.5633169612213">
                <text:p>13.5633169612213</text:p>
              </table:table-cell>
              <table:table-cell office:value-type="float" office:value="13.1099252802698">
                <text:p>13.1099252802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0689046267173">
                <text:p>13.0689046267173</text:p>
              </table:table-cell>
              <table:table-cell office:value-type="float" office:value="13.3312050289151">
                <text:p>13.3312050289151</text:p>
              </table:table-cell>
              <table:table-cell office:value-type="float" office:value="13.3151241822361">
                <text:p>13.3151241822361</text:p>
              </table:table-cell>
              <table:table-cell office:value-type="float" office:value="12.9577457740991">
                <text:p>12.9577457740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8128633607309">
                <text:p>12.8128633607309</text:p>
              </table:table-cell>
              <table:table-cell office:value-type="float" office:value="13.1822335519847">
                <text:p>13.1822335519847</text:p>
              </table:table-cell>
              <table:table-cell office:value-type="float" office:value="13.0491067547831">
                <text:p>13.0491067547831</text:p>
              </table:table-cell>
              <table:table-cell office:value-type="float" office:value="12.7879696566293">
                <text:p>12.7879696566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183589273902">
                <text:p>12.4183589273902</text:p>
              </table:table-cell>
              <table:table-cell office:value-type="float" office:value="12.8765091829573">
                <text:p>12.8765091829573</text:p>
              </table:table-cell>
              <table:table-cell office:value-type="float" office:value="12.9334591828051">
                <text:p>12.9334591828051</text:p>
              </table:table-cell>
              <table:table-cell office:value-type="float" office:value="12.5142015401605">
                <text:p>12.514201540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304087137321">
                <text:p>12.2304087137321</text:p>
              </table:table-cell>
              <table:table-cell office:value-type="float" office:value="12.6652927527005">
                <text:p>12.6652927527005</text:p>
              </table:table-cell>
              <table:table-cell office:value-type="float" office:value="12.7092989211445">
                <text:p>12.7092989211445</text:p>
              </table:table-cell>
              <table:table-cell office:value-type="float" office:value="12.4733233757421">
                <text:p>12.4733233757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136776713571">
                <text:p>12.0136776713571</text:p>
              </table:table-cell>
              <table:table-cell office:value-type="float" office:value="12.5991600510527">
                <text:p>12.5991600510527</text:p>
              </table:table-cell>
              <table:table-cell office:value-type="float" office:value="12.4973552939409">
                <text:p>12.4973552939409</text:p>
              </table:table-cell>
              <table:table-cell office:value-type="float" office:value="12.3310078098392">
                <text:p>12.3310078098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277005045454">
                <text:p>11.8277005045454</text:p>
              </table:table-cell>
              <table:table-cell office:value-type="float" office:value="12.3993089778752">
                <text:p>12.3993089778752</text:p>
              </table:table-cell>
              <table:table-cell office:value-type="float" office:value="12.3638798839633">
                <text:p>12.3638798839633</text:p>
              </table:table-cell>
              <table:table-cell office:value-type="float" office:value="12.0274452270882">
                <text:p>12.0274452270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077951289444">
                <text:p>11.7077951289444</text:p>
              </table:table-cell>
              <table:table-cell office:value-type="float" office:value="12.3066398081314">
                <text:p>12.3066398081314</text:p>
              </table:table-cell>
              <table:table-cell office:value-type="float" office:value="12.1760247827815">
                <text:p>12.1760247827815</text:p>
              </table:table-cell>
              <table:table-cell office:value-type="float" office:value="11.7005838948475">
                <text:p>11.7005838948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543153084486">
                <text:p>11.4543153084486</text:p>
              </table:table-cell>
              <table:table-cell office:value-type="float" office:value="12.2082185133982">
                <text:p>12.2082185133982</text:p>
              </table:table-cell>
              <table:table-cell office:value-type="float" office:value="12.1235527321427">
                <text:p>12.1235527321427</text:p>
              </table:table-cell>
              <table:table-cell office:value-type="float" office:value="11.4879257627738">
                <text:p>11.4879257627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2307633720341">
                <text:p>11.2307633720341</text:p>
              </table:table-cell>
              <table:table-cell office:value-type="float" office:value="12.0321131546152">
                <text:p>12.0321131546152</text:p>
              </table:table-cell>
              <table:table-cell office:value-type="float" office:value="11.9993304385958">
                <text:p>11.9993304385958</text:p>
              </table:table-cell>
              <table:table-cell office:value-type="float" office:value="11.2670704571275">
                <text:p>11.2670704571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879371674718">
                <text:p>10.8879371674718</text:p>
              </table:table-cell>
              <table:table-cell office:value-type="float" office:value="11.7543395908537">
                <text:p>11.7543395908537</text:p>
              </table:table-cell>
              <table:table-cell office:value-type="float" office:value="11.7624107404428">
                <text:p>11.7624107404428</text:p>
              </table:table-cell>
              <table:table-cell office:value-type="float" office:value="11.218624600785">
                <text:p>11.21862460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381598603205">
                <text:p>10.6381598603205</text:p>
              </table:table-cell>
              <table:table-cell office:value-type="float" office:value="11.4937341826393">
                <text:p>11.4937341826393</text:p>
              </table:table-cell>
              <table:table-cell office:value-type="float" office:value="11.5093775739884">
                <text:p>11.5093775739884</text:p>
              </table:table-cell>
              <table:table-cell office:value-type="float" office:value="10.9811986737694">
                <text:p>10.9811986737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096665779617">
                <text:p>10.4096665779617</text:p>
              </table:table-cell>
              <table:table-cell office:value-type="float" office:value="11.3247340949078">
                <text:p>11.3247340949078</text:p>
              </table:table-cell>
              <table:table-cell office:value-type="float" office:value="11.2394991995579">
                <text:p>11.2394991995579</text:p>
              </table:table-cell>
              <table:table-cell office:value-type="float" office:value="10.7100881644015">
                <text:p>10.7100881644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765732587637">
                <text:p>10.1765732587637</text:p>
              </table:table-cell>
              <table:table-cell office:value-type="float" office:value="11.1566130864009">
                <text:p>11.1566130864009</text:p>
              </table:table-cell>
              <table:table-cell office:value-type="float" office:value="11.0372573793917">
                <text:p>11.0372573793917</text:p>
              </table:table-cell>
              <table:table-cell office:value-type="float" office:value="10.5274637387675">
                <text:p>10.5274637387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0446243649652">
                <text:p>9.90446243649652</text:p>
              </table:table-cell>
              <table:table-cell office:value-type="float" office:value="10.944495287532">
                <text:p>10.944495287532</text:p>
              </table:table-cell>
              <table:table-cell office:value-type="float" office:value="10.8885803700108">
                <text:p>10.8885803700108</text:p>
              </table:table-cell>
              <table:table-cell office:value-type="float" office:value="10.3047736789876">
                <text:p>10.3047736789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67040055841296">
                <text:p>9.67040055841296</text:p>
              </table:table-cell>
              <table:table-cell office:value-type="float" office:value="10.6820200629317">
                <text:p>10.6820200629317</text:p>
              </table:table-cell>
              <table:table-cell office:value-type="float" office:value="10.8028417485304">
                <text:p>10.8028417485304</text:p>
              </table:table-cell>
              <table:table-cell office:value-type="float" office:value="10.2297329565747">
                <text:p>10.2297329565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43378298117132">
                <text:p>9.43378298117132</text:p>
              </table:table-cell>
              <table:table-cell office:value-type="float" office:value="10.4395005524735">
                <text:p>10.4395005524735</text:p>
              </table:table-cell>
              <table:table-cell office:value-type="float" office:value="10.6059648644842">
                <text:p>10.6059648644842</text:p>
              </table:table-cell>
              <table:table-cell office:value-type="float" office:value="10.1340179442321">
                <text:p>10.1340179442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23659035876822">
                <text:p>9.23659035876822</text:p>
              </table:table-cell>
              <table:table-cell office:value-type="float" office:value="10.2002762262001">
                <text:p>10.2002762262001</text:p>
              </table:table-cell>
              <table:table-cell office:value-type="float" office:value="10.4590237223096">
                <text:p>10.4590237223096</text:p>
              </table:table-cell>
              <table:table-cell office:value-type="float" office:value="9.94653513829739">
                <text:p>9.94653513829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1170150913862">
                <text:p>9.1170150913862</text:p>
              </table:table-cell>
              <table:table-cell office:value-type="float" office:value="9.99160647289527">
                <text:p>9.99160647289527</text:p>
              </table:table-cell>
              <table:table-cell office:value-type="float" office:value="10.2318382046395">
                <text:p>10.2318382046395</text:p>
              </table:table-cell>
              <table:table-cell office:value-type="float" office:value="9.72235472682845">
                <text:p>9.72235472682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5516827156311">
                <text:p>8.95516827156311</text:p>
              </table:table-cell>
              <table:table-cell office:value-type="float" office:value="9.98193612438253">
                <text:p>9.98193612438253</text:p>
              </table:table-cell>
              <table:table-cell office:value-type="float" office:value="10.0538740148647">
                <text:p>10.0538740148647</text:p>
              </table:table-cell>
              <table:table-cell office:value-type="float" office:value="9.54764278162743">
                <text:p>9.54764278162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74522454938531">
                <text:p>8.74522454938531</text:p>
              </table:table-cell>
              <table:table-cell office:value-type="float" office:value="9.77650964226295">
                <text:p>9.77650964226295</text:p>
              </table:table-cell>
              <table:table-cell office:value-type="float" office:value="9.94459296450585">
                <text:p>9.94459296450585</text:p>
              </table:table-cell>
              <table:table-cell office:value-type="float" office:value="9.34656777149082">
                <text:p>9.34656777149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54247783249392">
                <text:p>8.54247783249392</text:p>
              </table:table-cell>
              <table:table-cell office:value-type="float" office:value="9.57785604239735">
                <text:p>9.57785604239735</text:p>
              </table:table-cell>
              <table:table-cell office:value-type="float" office:value="9.81495277301201">
                <text:p>9.81495277301201</text:p>
              </table:table-cell>
              <table:table-cell office:value-type="float" office:value="9.16785091898666">
                <text:p>9.16785091898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34928206480675">
                <text:p>8.34928206480675</text:p>
              </table:table-cell>
              <table:table-cell office:value-type="float" office:value="9.37303950372953">
                <text:p>9.37303950372953</text:p>
              </table:table-cell>
              <table:table-cell office:value-type="float" office:value="9.61130087584239">
                <text:p>9.61130087584239</text:p>
              </table:table-cell>
              <table:table-cell office:value-type="float" office:value="8.99212853040966">
                <text:p>8.99212853040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6520112235349">
                <text:p>8.16520112235349</text:p>
              </table:table-cell>
              <table:table-cell office:value-type="float" office:value="9.20683291779209">
                <text:p>9.20683291779209</text:p>
              </table:table-cell>
              <table:table-cell office:value-type="float" office:value="9.45795099308238">
                <text:p>9.45795099308238</text:p>
              </table:table-cell>
              <table:table-cell office:value-type="float" office:value="8.8596525970485">
                <text:p>8.8596525970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0939054219069">
                <text:p>8.00939054219069</text:p>
              </table:table-cell>
              <table:table-cell office:value-type="float" office:value="9.06485020407257">
                <text:p>9.06485020407257</text:p>
              </table:table-cell>
              <table:table-cell office:value-type="float" office:value="9.30749729658838">
                <text:p>9.30749729658838</text:p>
              </table:table-cell>
              <table:table-cell office:value-type="float" office:value="8.73185108099859">
                <text:p>8.73185108099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8607182395563">
                <text:p>7.88607182395563</text:p>
              </table:table-cell>
              <table:table-cell office:value-type="float" office:value="8.88399684690412">
                <text:p>8.88399684690412</text:p>
              </table:table-cell>
              <table:table-cell office:value-type="float" office:value="9.1733953418261">
                <text:p>9.1733953418261</text:p>
              </table:table-cell>
              <table:table-cell office:value-type="float" office:value="8.57972115668363">
                <text:p>8.57972115668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226996642108">
                <text:p>7.7226996642108</text:p>
              </table:table-cell>
              <table:table-cell office:value-type="float" office:value="8.7039873765163">
                <text:p>8.7039873765163</text:p>
              </table:table-cell>
              <table:table-cell office:value-type="float" office:value="9.03664973478317">
                <text:p>9.03664973478317</text:p>
              </table:table-cell>
              <table:table-cell office:value-type="float" office:value="8.46403300593387">
                <text:p>8.46403300593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6589660776045">
                <text:p>7.56589660776045</text:p>
              </table:table-cell>
              <table:table-cell office:value-type="float" office:value="8.52944626904687">
                <text:p>8.52944626904687</text:p>
              </table:table-cell>
              <table:table-cell office:value-type="float" office:value="8.95536214854903">
                <text:p>8.95536214854903</text:p>
              </table:table-cell>
              <table:table-cell office:value-type="float" office:value="8.32186587323285">
                <text:p>8.32186587323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2199486491166">
                <text:p>7.42199486491166</text:p>
              </table:table-cell>
              <table:table-cell office:value-type="float" office:value="8.36490518917428">
                <text:p>8.36490518917428</text:p>
              </table:table-cell>
              <table:table-cell office:value-type="float" office:value="8.82850960984619">
                <text:p>8.82850960984619</text:p>
              </table:table-cell>
              <table:table-cell office:value-type="float" office:value="8.19289890902421">
                <text:p>8.19289890902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27860533378273">
                <text:p>7.27860533378273</text:p>
              </table:table-cell>
              <table:table-cell office:value-type="float" office:value="8.20300401517234">
                <text:p>8.20300401517234</text:p>
              </table:table-cell>
              <table:table-cell office:value-type="float" office:value="8.69485283781971">
                <text:p>8.69485283781971</text:p>
              </table:table-cell>
              <table:table-cell office:value-type="float" office:value="8.07752285619886">
                <text:p>8.077522856198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3933631078096">
                <text:p>7.13933631078096</text:p>
              </table:table-cell>
              <table:table-cell office:value-type="float" office:value="8.04885625531035">
                <text:p>8.04885625531035</text:p>
              </table:table-cell>
              <table:table-cell office:value-type="float" office:value="8.55368839348488">
                <text:p>8.55368839348488</text:p>
              </table:table-cell>
              <table:table-cell office:value-type="float" office:value="7.95774243299231">
                <text:p>7.9577424329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00547662455196">
                <text:p>7.00547662455196</text:p>
              </table:table-cell>
              <table:table-cell office:value-type="float" office:value="7.89898543708696">
                <text:p>7.89898543708696</text:p>
              </table:table-cell>
              <table:table-cell office:value-type="float" office:value="8.41625119207301">
                <text:p>8.41625119207301</text:p>
              </table:table-cell>
              <table:table-cell office:value-type="float" office:value="7.8195379978382">
                <text:p>7.8195379978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89546961096555">
                <text:p>6.89546961096555</text:p>
              </table:table-cell>
              <table:table-cell office:value-type="float" office:value="7.75527124883851">
                <text:p>7.75527124883851</text:p>
              </table:table-cell>
              <table:table-cell office:value-type="float" office:value="8.34522060130579">
                <text:p>8.34522060130579</text:p>
              </table:table-cell>
              <table:table-cell office:value-type="float" office:value="7.68596301994361">
                <text:p>7.68596301994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7084027929265">
                <text:p>6.77084027929265</text:p>
              </table:table-cell>
              <table:table-cell office:value-type="float" office:value="7.61665893342153">
                <text:p>7.61665893342153</text:p>
              </table:table-cell>
              <table:table-cell office:value-type="float" office:value="8.29316648063231">
                <text:p>8.29316648063231</text:p>
              </table:table-cell>
              <table:table-cell office:value-type="float" office:value="7.58221041596512">
                <text:p>7.58221041596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5066805923353">
                <text:p>6.65066805923353</text:p>
              </table:table-cell>
              <table:table-cell office:value-type="float" office:value="7.48227697780976">
                <text:p>7.48227697780976</text:p>
              </table:table-cell>
              <table:table-cell office:value-type="float" office:value="8.16676657391298">
                <text:p>8.16676657391298</text:p>
              </table:table-cell>
              <table:table-cell office:value-type="float" office:value="7.47261379361454">
                <text:p>7.47261379361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3499430172323">
                <text:p>6.53499430172323</text:p>
              </table:table-cell>
              <table:table-cell office:value-type="float" office:value="7.50388812390436">
                <text:p>7.50388812390436</text:p>
              </table:table-cell>
              <table:table-cell office:value-type="float" office:value="8.04780003610894">
                <text:p>8.04780003610894</text:p>
              </table:table-cell>
              <table:table-cell office:value-type="float" office:value="7.37261545499798">
                <text:p>7.37261545499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23216581058">
                <text:p>6.423216581058</text:p>
              </table:table-cell>
              <table:table-cell office:value-type="float" office:value="7.37676975399012">
                <text:p>7.37676975399012</text:p>
              </table:table-cell>
              <table:table-cell office:value-type="float" office:value="7.9727797761783">
                <text:p>7.9727797761783</text:p>
              </table:table-cell>
              <table:table-cell office:value-type="float" office:value="7.25001758424847">
                <text:p>7.25001758424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1492600741421">
                <text:p>6.31492600741421</text:p>
              </table:table-cell>
              <table:table-cell office:value-type="float" office:value="7.25496294421517">
                <text:p>7.25496294421517</text:p>
              </table:table-cell>
              <table:table-cell office:value-type="float" office:value="7.84993207042213">
                <text:p>7.84993207042213</text:p>
              </table:table-cell>
              <table:table-cell office:value-type="float" office:value="7.17481375757034">
                <text:p>7.17481375757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1037474215426">
                <text:p>6.21037474215426</text:p>
              </table:table-cell>
              <table:table-cell office:value-type="float" office:value="7.13742029357897">
                <text:p>7.13742029357897</text:p>
              </table:table-cell>
              <table:table-cell office:value-type="float" office:value="7.72755623858954">
                <text:p>7.72755623858954</text:p>
              </table:table-cell>
              <table:table-cell office:value-type="float" office:value="7.06376442373806">
                <text:p>7.06376442373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0910676107415">
                <text:p>6.10910676107415</text:p>
              </table:table-cell>
              <table:table-cell office:value-type="float" office:value="7.02454756093025">
                <text:p>7.02454756093025</text:p>
              </table:table-cell>
              <table:table-cell office:value-type="float" office:value="7.62385932939163">
                <text:p>7.62385932939163</text:p>
              </table:table-cell>
              <table:table-cell office:value-type="float" office:value="6.98588336916884">
                <text:p>6.98588336916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353459963853">
                <text:p>6.0353459963853</text:p>
              </table:table-cell>
              <table:table-cell office:value-type="float" office:value="7.00161958461733">
                <text:p>7.00161958461733</text:p>
              </table:table-cell>
              <table:table-cell office:value-type="float" office:value="7.51717919156396">
                <text:p>7.51717919156396</text:p>
              </table:table-cell>
              <table:table-cell office:value-type="float" office:value="6.89030614917664">
                <text:p>6.89030614917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4029341484782">
                <text:p>5.94029341484782</text:p>
              </table:table-cell>
              <table:table-cell office:value-type="float" office:value="6.89499073676867">
                <text:p>6.89499073676867</text:p>
              </table:table-cell>
              <table:table-cell office:value-type="float" office:value="7.42640399151592">
                <text:p>7.42640399151592</text:p>
              </table:table-cell>
              <table:table-cell office:value-type="float" office:value="6.79884138084942">
                <text:p>6.79884138084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4841195252371">
                <text:p>5.84841195252371</text:p>
              </table:table-cell>
              <table:table-cell office:value-type="float" office:value="6.7916728106291">
                <text:p>6.7916728106291</text:p>
              </table:table-cell>
              <table:table-cell office:value-type="float" office:value="7.32478402403469">
                <text:p>7.32478402403469</text:p>
              </table:table-cell>
              <table:table-cell office:value-type="float" office:value="6.70836019347126">
                <text:p>6.70836019347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590295770111">
                <text:p>5.7590295770111</text:p>
              </table:table-cell>
              <table:table-cell office:value-type="float" office:value="6.691011825703">
                <text:p>6.691011825703</text:p>
              </table:table-cell>
              <table:table-cell office:value-type="float" office:value="7.2534522345134">
                <text:p>7.2534522345134</text:p>
              </table:table-cell>
              <table:table-cell office:value-type="float" office:value="6.63788217551604">
                <text:p>6.637882175516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7059753111">
                <text:p>5.67237059753111</text:p>
              </table:table-cell>
              <table:table-cell office:value-type="float" office:value="6.59288217295549">
                <text:p>6.59288217295549</text:p>
              </table:table-cell>
              <table:table-cell office:value-type="float" office:value="7.15846935326437">
                <text:p>7.15846935326437</text:p>
              </table:table-cell>
              <table:table-cell office:value-type="float" office:value="6.5526964262973">
                <text:p>6.5526964262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8828444088386">
                <text:p>5.58828444088386</text:p>
              </table:table-cell>
              <table:table-cell office:value-type="float" office:value="6.51858691338513">
                <text:p>6.51858691338513</text:p>
              </table:table-cell>
              <table:table-cell office:value-type="float" office:value="7.09041194894255">
                <text:p>7.09041194894255</text:p>
              </table:table-cell>
              <table:table-cell office:value-type="float" office:value="6.47869879915433">
                <text:p>6.47869879915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213324005253">
                <text:p>5.5213324005253</text:p>
              </table:table-cell>
              <table:table-cell office:value-type="float" office:value="6.42557195018351">
                <text:p>6.42557195018351</text:p>
              </table:table-cell>
              <table:table-cell office:value-type="float" office:value="6.99436587333011">
                <text:p>6.99436587333011</text:p>
              </table:table-cell>
              <table:table-cell office:value-type="float" office:value="6.39656647638811">
                <text:p>6.39656647638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22548702963">
                <text:p>5.4422548702963</text:p>
              </table:table-cell>
              <table:table-cell office:value-type="float" office:value="6.33484988269849">
                <text:p>6.33484988269849</text:p>
              </table:table-cell>
              <table:table-cell office:value-type="float" office:value="6.93352151782115">
                <text:p>6.93352151782115</text:p>
              </table:table-cell>
              <table:table-cell office:value-type="float" office:value="6.31645589301191">
                <text:p>6.31645589301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36500876566101">
                <text:p>5.36500876566101</text:p>
              </table:table-cell>
              <table:table-cell office:value-type="float" office:value="6.24658497929681">
                <text:p>6.24658497929681</text:p>
              </table:table-cell>
              <table:table-cell office:value-type="float" office:value="6.86192040037279">
                <text:p>6.86192040037279</text:p>
              </table:table-cell>
              <table:table-cell office:value-type="float" office:value="6.23183727898226">
                <text:p>6.23183727898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2899161221694">
                <text:p>5.2899161221694</text:p>
              </table:table-cell>
              <table:table-cell office:value-type="float" office:value="6.16030719712736">
                <text:p>6.16030719712736</text:p>
              </table:table-cell>
              <table:table-cell office:value-type="float" office:value="6.7793692328207">
                <text:p>6.7793692328207</text:p>
              </table:table-cell>
              <table:table-cell office:value-type="float" office:value="6.1973099092058">
                <text:p>6.1973099092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1700639992527">
                <text:p>5.21700639992527</text:p>
              </table:table-cell>
              <table:table-cell office:value-type="float" office:value="6.07632174259252">
                <text:p>6.07632174259252</text:p>
              </table:table-cell>
              <table:table-cell office:value-type="float" office:value="6.70455884154339">
                <text:p>6.70455884154339</text:p>
              </table:table-cell>
              <table:table-cell office:value-type="float" office:value="6.15825775839748">
                <text:p>6.15825775839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14609982309303">
                <text:p>5.14609982309303</text:p>
              </table:table-cell>
              <table:table-cell office:value-type="float" office:value="5.9943722762717">
                <text:p>5.9943722762717</text:p>
              </table:table-cell>
              <table:table-cell office:value-type="float" office:value="6.62891098632325">
                <text:p>6.62891098632325</text:p>
              </table:table-cell>
              <table:table-cell office:value-type="float" office:value="6.09271081277165">
                <text:p>6.09271081277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0502852968241">
                <text:p>5.10502852968241</text:p>
              </table:table-cell>
              <table:table-cell office:value-type="float" office:value="5.91465735089795">
                <text:p>5.91465735089795</text:p>
              </table:table-cell>
              <table:table-cell office:value-type="float" office:value="6.5542505962075">
                <text:p>6.5542505962075</text:p>
              </table:table-cell>
              <table:table-cell office:value-type="float" office:value="6.03845397826833">
                <text:p>6.038453978268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3744487277393">
                <text:p>5.03744487277393</text:p>
              </table:table-cell>
              <table:table-cell office:value-type="float" office:value="5.83709467010866">
                <text:p>5.83709467010866</text:p>
              </table:table-cell>
              <table:table-cell office:value-type="float" office:value="6.47814954341359">
                <text:p>6.47814954341359</text:p>
              </table:table-cell>
              <table:table-cell office:value-type="float" office:value="5.97627186885594">
                <text:p>5.97627186885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7164255030555">
                <text:p>4.97164255030555</text:p>
              </table:table-cell>
              <table:table-cell office:value-type="float" office:value="5.79069027335696">
                <text:p>5.79069027335696</text:p>
              </table:table-cell>
              <table:table-cell office:value-type="float" office:value="6.42910183203524">
                <text:p>6.42910183203524</text:p>
              </table:table-cell>
              <table:table-cell office:value-type="float" office:value="5.90719364812889">
                <text:p>5.90719364812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0826143352439">
                <text:p>4.90826143352439</text:p>
              </table:table-cell>
              <table:table-cell office:value-type="float" office:value="5.71677289338073">
                <text:p>5.71677289338073</text:p>
              </table:table-cell>
              <table:table-cell office:value-type="float" office:value="6.35572702957805">
                <text:p>6.35572702957805</text:p>
              </table:table-cell>
              <table:table-cell office:value-type="float" office:value="5.84265655411187">
                <text:p>5.84265655411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8463821461763">
                <text:p>4.88463821461763</text:p>
              </table:table-cell>
              <table:table-cell office:value-type="float" office:value="5.64456812392038">
                <text:p>5.64456812392038</text:p>
              </table:table-cell>
              <table:table-cell office:value-type="float" office:value="6.28002440575317">
                <text:p>6.28002440575317</text:p>
              </table:table-cell>
              <table:table-cell office:value-type="float" office:value="5.78152942648372">
                <text:p>5.78152942648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2328717570128">
                <text:p>4.82328717570128</text:p>
              </table:table-cell>
              <table:table-cell office:value-type="float" office:value="5.57431845270655">
                <text:p>5.57431845270655</text:p>
              </table:table-cell>
              <table:table-cell office:value-type="float" office:value="6.21648108231842">
                <text:p>6.21648108231842</text:p>
              </table:table-cell>
              <table:table-cell office:value-type="float" office:value="5.73658373803774">
                <text:p>5.73658373803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6430101732775">
                <text:p>4.76430101732775</text:p>
              </table:table-cell>
              <table:table-cell office:value-type="float" office:value="5.50622172666457">
                <text:p>5.50622172666457</text:p>
              </table:table-cell>
              <table:table-cell office:value-type="float" office:value="6.1450397621716">
                <text:p>6.1450397621716</text:p>
              </table:table-cell>
              <table:table-cell office:value-type="float" office:value="5.67113992268821">
                <text:p>5.67113992268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0582656514705">
                <text:p>4.70582656514705</text:p>
              </table:table-cell>
              <table:table-cell office:value-type="float" office:value="5.4392482885177">
                <text:p>5.4392482885177</text:p>
              </table:table-cell>
              <table:table-cell office:value-type="float" office:value="6.09895597956839">
                <text:p>6.09895597956839</text:p>
              </table:table-cell>
              <table:table-cell office:value-type="float" office:value="5.61147294804743">
                <text:p>5.611472948047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4895125073189">
                <text:p>4.64895125073189</text:p>
              </table:table-cell>
              <table:table-cell office:value-type="float" office:value="5.37398886408265">
                <text:p>5.37398886408265</text:p>
              </table:table-cell>
              <table:table-cell office:value-type="float" office:value="6.04399575113474">
                <text:p>6.04399575113474</text:p>
              </table:table-cell>
              <table:table-cell office:value-type="float" office:value="5.55094691200789">
                <text:p>5.55094691200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937319520472">
                <text:p>4.5937319520472</text:p>
              </table:table-cell>
              <table:table-cell office:value-type="float" office:value="5.31030905846716">
                <text:p>5.31030905846716</text:p>
              </table:table-cell>
              <table:table-cell office:value-type="float" office:value="5.97750384779651">
                <text:p>5.97750384779651</text:p>
              </table:table-cell>
              <table:table-cell office:value-type="float" office:value="5.48922885257062">
                <text:p>5.48922885257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3947449674286">
                <text:p>4.53947449674286</text:p>
              </table:table-cell>
              <table:table-cell office:value-type="float" office:value="5.24814677697034">
                <text:p>5.24814677697034</text:p>
              </table:table-cell>
              <table:table-cell office:value-type="float" office:value="5.92649788439017">
                <text:p>5.92649788439017</text:p>
              </table:table-cell>
              <table:table-cell office:value-type="float" office:value="5.42894057597764">
                <text:p>5.42894057597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8651745632333">
                <text:p>4.48651745632333</text:p>
              </table:table-cell>
              <table:table-cell office:value-type="float" office:value="5.18744592336417">
                <text:p>5.18744592336417</text:p>
              </table:table-cell>
              <table:table-cell office:value-type="float" office:value="5.88037008072009">
                <text:p>5.88037008072009</text:p>
              </table:table-cell>
              <table:table-cell office:value-type="float" office:value="5.38478794401482">
                <text:p>5.38478794401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3471521500874">
                <text:p>4.43471521500874</text:p>
              </table:table-cell>
              <table:table-cell office:value-type="float" office:value="5.12827324540314">
                <text:p>5.12827324540314</text:p>
              </table:table-cell>
              <table:table-cell office:value-type="float" office:value="5.82229355569983">
                <text:p>5.82229355569983</text:p>
              </table:table-cell>
              <table:table-cell office:value-type="float" office:value="5.33245391064593">
                <text:p>5.33245391064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8416960548325">
                <text:p>4.38416960548325</text:p>
              </table:table-cell>
              <table:table-cell office:value-type="float" office:value="5.07022343416207">
                <text:p>5.07022343416207</text:p>
              </table:table-cell>
              <table:table-cell office:value-type="float" office:value="5.75835217785641">
                <text:p>5.75835217785641</text:p>
              </table:table-cell>
              <table:table-cell office:value-type="float" office:value="5.27631321043969">
                <text:p>5.27631321043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3473634951116">
                <text:p>4.33473634951116</text:p>
              </table:table-cell>
              <table:table-cell office:value-type="float" office:value="5.01338111357298">
                <text:p>5.01338111357298</text:p>
              </table:table-cell>
              <table:table-cell office:value-type="float" office:value="5.70221084865005">
                <text:p>5.70221084865005</text:p>
              </table:table-cell>
              <table:table-cell office:value-type="float" office:value="5.22307999959498">
                <text:p>5.22307999959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8647626425644">
                <text:p>4.28647626425644</text:p>
              </table:table-cell>
              <table:table-cell office:value-type="float" office:value="4.95782746896063">
                <text:p>4.95782746896063</text:p>
              </table:table-cell>
              <table:table-cell office:value-type="float" office:value="5.64432574089403">
                <text:p>5.64432574089403</text:p>
              </table:table-cell>
              <table:table-cell office:value-type="float" office:value="5.16896218817526">
                <text:p>5.16896218817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3950609691604">
                <text:p>4.23950609691604</text:p>
              </table:table-cell>
              <table:table-cell office:value-type="float" office:value="4.90360766503231">
                <text:p>4.90360766503231</text:p>
              </table:table-cell>
              <table:table-cell office:value-type="float" office:value="5.5880600741068">
                <text:p>5.5880600741068</text:p>
              </table:table-cell>
              <table:table-cell office:value-type="float" office:value="5.11535630604347">
                <text:p>5.11535630604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931810402234">
                <text:p>4.1931810402234</text:p>
              </table:table-cell>
              <table:table-cell office:value-type="float" office:value="4.8504595843142">
                <text:p>4.8504595843142</text:p>
              </table:table-cell>
              <table:table-cell office:value-type="float" office:value="5.5293644775207">
                <text:p>5.5293644775207</text:p>
              </table:table-cell>
              <table:table-cell office:value-type="float" office:value="5.0649016806611">
                <text:p>5.0649016806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4788166274768">
                <text:p>4.14788166274768</text:p>
              </table:table-cell>
              <table:table-cell office:value-type="float" office:value="4.79836566227519">
                <text:p>4.79836566227519</text:p>
              </table:table-cell>
              <table:table-cell office:value-type="float" office:value="5.48444034587051">
                <text:p>5.48444034587051</text:p>
              </table:table-cell>
              <table:table-cell office:value-type="float" office:value="5.02325873865537">
                <text:p>5.02325873865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0378452014009">
                <text:p>4.10378452014009</text:p>
              </table:table-cell>
              <table:table-cell office:value-type="float" office:value="4.74755618554631">
                <text:p>4.74755618554631</text:p>
              </table:table-cell>
              <table:table-cell office:value-type="float" office:value="5.43097347450719">
                <text:p>5.43097347450719</text:p>
              </table:table-cell>
              <table:table-cell office:value-type="float" office:value="4.97961998684438">
                <text:p>4.97961998684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6046090402074">
                <text:p>4.06046090402074</text:p>
              </table:table-cell>
              <table:table-cell office:value-type="float" office:value="4.69785803503003">
                <text:p>4.69785803503003</text:p>
              </table:table-cell>
              <table:table-cell office:value-type="float" office:value="5.38128864314814">
                <text:p>5.38128864314814</text:p>
              </table:table-cell>
              <table:table-cell office:value-type="float" office:value="4.92917311330658">
                <text:p>4.92917311330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1801795961703">
                <text:p>4.01801795961703</text:p>
              </table:table-cell>
              <table:table-cell office:value-type="float" office:value="4.64890911960166">
                <text:p>4.64890911960166</text:p>
              </table:table-cell>
              <table:table-cell office:value-type="float" office:value="5.33742131126723">
                <text:p>5.33742131126723</text:p>
              </table:table-cell>
              <table:table-cell office:value-type="float" office:value="4.89205215382036">
                <text:p>4.89205215382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1614623860531">
                <text:p>4.01614623860531</text:p>
              </table:table-cell>
              <table:table-cell office:value-type="float" office:value="4.60099458607071">
                <text:p>4.60099458607071</text:p>
              </table:table-cell>
              <table:table-cell office:value-type="float" office:value="5.28708127115798">
                <text:p>5.28708127115798</text:p>
              </table:table-cell>
              <table:table-cell office:value-type="float" office:value="4.86107486542386">
                <text:p>4.86107486542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7507374395365">
                <text:p>3.97507374395365</text:p>
              </table:table-cell>
              <table:table-cell office:value-type="float" office:value="4.55412157149561">
                <text:p>4.55412157149561</text:p>
              </table:table-cell>
              <table:table-cell office:value-type="float" office:value="5.2395002114031">
                <text:p>5.2395002114031</text:p>
              </table:table-cell>
              <table:table-cell office:value-type="float" office:value="4.82314137324734">
                <text:p>4.82314137324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3482914664549">
                <text:p>3.93482914664549</text:p>
              </table:table-cell>
              <table:table-cell office:value-type="float" office:value="4.50849950853662">
                <text:p>4.50849950853662</text:p>
              </table:table-cell>
              <table:table-cell office:value-type="float" office:value="5.19182820559243">
                <text:p>5.19182820559243</text:p>
              </table:table-cell>
              <table:table-cell office:value-type="float" office:value="4.82326230806374">
                <text:p>4.82326230806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95415031582">
                <text:p>3.895415031582</text:p>
              </table:table-cell>
              <table:table-cell office:value-type="float" office:value="4.46348059865316">
                <text:p>4.46348059865316</text:p>
              </table:table-cell>
              <table:table-cell office:value-type="float" office:value="5.16490625247648">
                <text:p>5.16490625247648</text:p>
              </table:table-cell>
              <table:table-cell office:value-type="float" office:value="4.77796923210274">
                <text:p>4.77796923210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6067995907554">
                <text:p>3.86067995907554</text:p>
              </table:table-cell>
              <table:table-cell office:value-type="float" office:value="4.41944980807285">
                <text:p>4.41944980807285</text:p>
              </table:table-cell>
              <table:table-cell office:value-type="float" office:value="5.11650410731778">
                <text:p>5.11650410731778</text:p>
              </table:table-cell>
              <table:table-cell office:value-type="float" office:value="4.73258086791047">
                <text:p>4.732580867910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2384939745488">
                <text:p>3.82384939745488</text:p>
              </table:table-cell>
              <table:table-cell office:value-type="float" office:value="4.37664517718488">
                <text:p>4.37664517718488</text:p>
              </table:table-cell>
              <table:table-cell office:value-type="float" office:value="5.07512471949159">
                <text:p>5.07512471949159</text:p>
              </table:table-cell>
              <table:table-cell office:value-type="float" office:value="4.69157444276107">
                <text:p>4.69157444276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8685893094318">
                <text:p>3.78685893094318</text:p>
              </table:table-cell>
              <table:table-cell office:value-type="float" office:value="4.33449799389955">
                <text:p>4.33449799389955</text:p>
              </table:table-cell>
              <table:table-cell office:value-type="float" office:value="5.03627729629428">
                <text:p>5.03627729629428</text:p>
              </table:table-cell>
              <table:table-cell office:value-type="float" office:value="4.64999937854902">
                <text:p>4.64999937854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5099702545131">
                <text:p>3.75099702545131</text:p>
              </table:table-cell>
              <table:table-cell office:value-type="float" office:value="4.29352953419917">
                <text:p>4.29352953419917</text:p>
              </table:table-cell>
              <table:table-cell office:value-type="float" office:value="5.02409329579876">
                <text:p>5.02409329579876</text:p>
              </table:table-cell>
              <table:table-cell office:value-type="float" office:value="4.61447595743772">
                <text:p>4.61447595743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1536277944698">
                <text:p>3.71536277944698</text:p>
              </table:table-cell>
              <table:table-cell office:value-type="float" office:value="4.25322354426021">
                <text:p>4.25322354426021</text:p>
              </table:table-cell>
              <table:table-cell office:value-type="float" office:value="4.99499850774569">
                <text:p>4.99499850774569</text:p>
              </table:table-cell>
              <table:table-cell office:value-type="float" office:value="4.57461726769812">
                <text:p>4.57461726769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68019440266659">
                <text:p>3.68019440266659</text:p>
              </table:table-cell>
              <table:table-cell office:value-type="float" office:value="4.21341782664974">
                <text:p>4.21341782664974</text:p>
              </table:table-cell>
              <table:table-cell office:value-type="float" office:value="4.95606537049005">
                <text:p>4.95606537049005</text:p>
              </table:table-cell>
              <table:table-cell office:value-type="float" office:value="4.54097484016252">
                <text:p>4.540974840162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4572748557237">
                <text:p>3.64572748557237</text:p>
              </table:table-cell>
              <table:table-cell office:value-type="float" office:value="4.17417935342575">
                <text:p>4.17417935342575</text:p>
              </table:table-cell>
              <table:table-cell office:value-type="float" office:value="4.91267080822755">
                <text:p>4.91267080822755</text:p>
              </table:table-cell>
              <table:table-cell office:value-type="float" office:value="4.51687167217261">
                <text:p>4.51687167217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1193320379617">
                <text:p>3.61193320379617</text:p>
              </table:table-cell>
              <table:table-cell office:value-type="float" office:value="4.13580218973018">
                <text:p>4.13580218973018</text:p>
              </table:table-cell>
              <table:table-cell office:value-type="float" office:value="4.88091701867726">
                <text:p>4.88091701867726</text:p>
              </table:table-cell>
              <table:table-cell office:value-type="float" office:value="4.47864086400421">
                <text:p>4.47864086400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7878625967866">
                <text:p>3.57878625967866</text:p>
              </table:table-cell>
              <table:table-cell office:value-type="float" office:value="4.09804745509041">
                <text:p>4.09804745509041</text:p>
              </table:table-cell>
              <table:table-cell office:value-type="float" office:value="4.84197398917639">
                <text:p>4.84197398917639</text:p>
              </table:table-cell>
              <table:table-cell office:value-type="float" office:value="4.44327192868136">
                <text:p>4.44327192868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4623076622891">
                <text:p>3.54623076622891</text:p>
              </table:table-cell>
              <table:table-cell office:value-type="float" office:value="4.06097519122525">
                <text:p>4.06097519122525</text:p>
              </table:table-cell>
              <table:table-cell office:value-type="float" office:value="4.79983449476886">
                <text:p>4.79983449476886</text:p>
              </table:table-cell>
              <table:table-cell office:value-type="float" office:value="4.42142294200862">
                <text:p>4.42142294200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1427247404365">
                <text:p>3.51427247404365</text:p>
              </table:table-cell>
              <table:table-cell office:value-type="float" office:value="4.02454932446732">
                <text:p>4.02454932446732</text:p>
              </table:table-cell>
              <table:table-cell office:value-type="float" office:value="4.75755661617777">
                <text:p>4.75755661617777</text:p>
              </table:table-cell>
              <table:table-cell office:value-type="float" office:value="4.38409123162428">
                <text:p>4.38409123162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8290602074804">
                <text:p>3.48290602074804</text:p>
              </table:table-cell>
              <table:table-cell office:value-type="float" office:value="3.98877224408497">
                <text:p>3.98877224408497</text:p>
              </table:table-cell>
              <table:table-cell office:value-type="float" office:value="4.71765265880063">
                <text:p>4.71765265880063</text:p>
              </table:table-cell>
              <table:table-cell office:value-type="float" office:value="4.35193009461533">
                <text:p>4.351930094615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5205399441051">
                <text:p>3.45205399441051</text:p>
              </table:table-cell>
              <table:table-cell office:value-type="float" office:value="3.95375113073404">
                <text:p>3.95375113073404</text:p>
              </table:table-cell>
              <table:table-cell office:value-type="float" office:value="4.68502303963326">
                <text:p>4.68502303963326</text:p>
              </table:table-cell>
              <table:table-cell office:value-type="float" office:value="4.3166115678267">
                <text:p>4.316611567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2175546710763">
                <text:p>3.42175546710763</text:p>
              </table:table-cell>
              <table:table-cell office:value-type="float" office:value="3.91943848419335">
                <text:p>3.91943848419335</text:p>
              </table:table-cell>
              <table:table-cell office:value-type="float" office:value="4.64750957114351">
                <text:p>4.64750957114351</text:p>
              </table:table-cell>
              <table:table-cell office:value-type="float" office:value="4.29725067305667">
                <text:p>4.29725067305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9212817699184">
                <text:p>3.39212817699184</text:p>
              </table:table-cell>
              <table:table-cell office:value-type="float" office:value="3.88577635974331">
                <text:p>3.88577635974331</text:p>
              </table:table-cell>
              <table:table-cell office:value-type="float" office:value="4.61234481187156">
                <text:p>4.61234481187156</text:p>
              </table:table-cell>
              <table:table-cell office:value-type="float" office:value="4.26743780520505">
                <text:p>4.26743780520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6285820547227">
                <text:p>3.36285820547227</text:p>
              </table:table-cell>
              <table:table-cell office:value-type="float" office:value="3.85260873092799">
                <text:p>3.85260873092799</text:p>
              </table:table-cell>
              <table:table-cell office:value-type="float" office:value="4.57336574939433">
                <text:p>4.57336574939433</text:p>
              </table:table-cell>
              <table:table-cell office:value-type="float" office:value="4.23582118402606">
                <text:p>4.235821184026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3443770652276">
                <text:p>3.33443770652276</text:p>
              </table:table-cell>
              <table:table-cell office:value-type="float" office:value="3.82010382255333">
                <text:p>3.82010382255333</text:p>
              </table:table-cell>
              <table:table-cell office:value-type="float" office:value="4.54436983501503">
                <text:p>4.54436983501503</text:p>
              </table:table-cell>
              <table:table-cell office:value-type="float" office:value="4.21827110378976">
                <text:p>4.21827110378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0611809838126">
                <text:p>3.30611809838126</text:p>
              </table:table-cell>
              <table:table-cell office:value-type="float" office:value="3.78815455363808">
                <text:p>3.78815455363808</text:p>
              </table:table-cell>
              <table:table-cell office:value-type="float" office:value="4.51104430045003">
                <text:p>4.51104430045003</text:p>
              </table:table-cell>
              <table:table-cell office:value-type="float" office:value="4.18658781376416">
                <text:p>4.186587813764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7833690663355">
                <text:p>3.27833690663355</text:p>
              </table:table-cell>
              <table:table-cell office:value-type="float" office:value="3.75682620248794">
                <text:p>3.75682620248794</text:p>
              </table:table-cell>
              <table:table-cell office:value-type="float" office:value="4.48215672611761">
                <text:p>4.48215672611761</text:p>
              </table:table-cell>
              <table:table-cell office:value-type="float" office:value="4.16865364476771">
                <text:p>4.16865364476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25108219437014">
                <text:p>3.25108219437014</text:p>
              </table:table-cell>
              <table:table-cell office:value-type="float" office:value="3.73825217101124">
                <text:p>3.73825217101124</text:p>
              </table:table-cell>
              <table:table-cell office:value-type="float" office:value="4.4489839413376">
                <text:p>4.4489839413376</text:p>
              </table:table-cell>
              <table:table-cell office:value-type="float" office:value="4.14206370215547">
                <text:p>4.14206370215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22418685995766">
                <text:p>3.22418685995766</text:p>
              </table:table-cell>
              <table:table-cell office:value-type="float" office:value="3.70786934878806">
                <text:p>3.70786934878806</text:p>
              </table:table-cell>
              <table:table-cell office:value-type="float" office:value="4.42281072619825">
                <text:p>4.42281072619825</text:p>
              </table:table-cell>
              <table:table-cell office:value-type="float" office:value="4.12286313093626">
                <text:p>4.12286313093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9784741202599">
                <text:p>3.19784741202599</text:p>
              </table:table-cell>
              <table:table-cell office:value-type="float" office:value="3.67801800064341">
                <text:p>3.67801800064341</text:p>
              </table:table-cell>
              <table:table-cell office:value-type="float" office:value="4.39374794603648">
                <text:p>4.39374794603648</text:p>
              </table:table-cell>
              <table:table-cell office:value-type="float" office:value="4.09941002617299">
                <text:p>4.099410026172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7186421047652">
                <text:p>3.17186421047652</text:p>
              </table:table-cell>
              <table:table-cell office:value-type="float" office:value="3.64878487428933">
                <text:p>3.64878487428933</text:p>
              </table:table-cell>
              <table:table-cell office:value-type="float" office:value="4.36667130200932">
                <text:p>4.36667130200932</text:p>
              </table:table-cell>
              <table:table-cell office:value-type="float" office:value="4.06950735186471">
                <text:p>4.069507351864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63333698286">
                <text:p>3.1463333698286</text:p>
              </table:table-cell>
              <table:table-cell office:value-type="float" office:value="3.62013243456266">
                <text:p>3.62013243456266</text:p>
              </table:table-cell>
              <table:table-cell office:value-type="float" office:value="4.33811047774056">
                <text:p>4.33811047774056</text:p>
              </table:table-cell>
              <table:table-cell office:value-type="float" office:value="4.04664752563917">
                <text:p>4.04664752563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3722104469351">
                <text:p>3.13722104469351</text:p>
              </table:table-cell>
              <table:table-cell office:value-type="float" office:value="3.59198388703953">
                <text:p>3.59198388703953</text:p>
              </table:table-cell>
              <table:table-cell office:value-type="float" office:value="4.30518153604428">
                <text:p>4.30518153604428</text:p>
              </table:table-cell>
              <table:table-cell office:value-type="float" office:value="4.01714535205446">
                <text:p>4.01714535205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1227702290178">
                <text:p>3.11227702290178</text:p>
              </table:table-cell>
              <table:table-cell office:value-type="float" office:value="3.56418755851248">
                <text:p>3.56418755851248</text:p>
              </table:table-cell>
              <table:table-cell office:value-type="float" office:value="4.27980995829133">
                <text:p>4.27980995829133</text:p>
              </table:table-cell>
              <table:table-cell office:value-type="float" office:value="3.98602836164349">
                <text:p>3.98602836164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8776455459226">
                <text:p>3.08776455459226</text:p>
              </table:table-cell>
              <table:table-cell office:value-type="float" office:value="3.53687392932854">
                <text:p>3.53687392932854</text:p>
              </table:table-cell>
              <table:table-cell office:value-type="float" office:value="4.24844291677891">
                <text:p>4.24844291677891</text:p>
              </table:table-cell>
              <table:table-cell office:value-type="float" office:value="3.961099909817">
                <text:p>3.961099909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6629594448392">
                <text:p>3.06629594448392</text:p>
              </table:table-cell>
              <table:table-cell office:value-type="float" office:value="3.50997714004657">
                <text:p>3.50997714004657</text:p>
              </table:table-cell>
              <table:table-cell office:value-type="float" office:value="4.21836837443927">
                <text:p>4.21836837443927</text:p>
              </table:table-cell>
              <table:table-cell office:value-type="float" office:value="3.93455903222935">
                <text:p>3.93455903222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425721778991">
                <text:p>3.0425721778991</text:p>
              </table:table-cell>
              <table:table-cell office:value-type="float" office:value="3.48322733071777">
                <text:p>3.48322733071777</text:p>
              </table:table-cell>
              <table:table-cell office:value-type="float" office:value="4.18852525297586">
                <text:p>4.18852525297586</text:p>
              </table:table-cell>
              <table:table-cell office:value-type="float" office:value="3.90520823292335">
                <text:p>3.90520823292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192472356774">
                <text:p>3.0192472356774</text:p>
              </table:table-cell>
              <table:table-cell office:value-type="float" office:value="3.45671394484032">
                <text:p>3.45671394484032</text:p>
              </table:table-cell>
              <table:table-cell office:value-type="float" office:value="4.16043632729537">
                <text:p>4.16043632729537</text:p>
              </table:table-cell>
              <table:table-cell office:value-type="float" office:value="3.88059420256394">
                <text:p>3.88059420256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9629483961053">
                <text:p>2.99629483961053</text:p>
              </table:table-cell>
              <table:table-cell office:value-type="float" office:value="3.43068787010283">
                <text:p>3.43068787010283</text:p>
              </table:table-cell>
              <table:table-cell office:value-type="float" office:value="4.13672928441129">
                <text:p>4.13672928441129</text:p>
              </table:table-cell>
              <table:table-cell office:value-type="float" office:value="3.8561639542858">
                <text:p>3.8561639542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7362205748299">
                <text:p>2.97362205748299</text:p>
              </table:table-cell>
              <table:table-cell office:value-type="float" office:value="3.40502774240059">
                <text:p>3.40502774240059</text:p>
              </table:table-cell>
              <table:table-cell office:value-type="float" office:value="4.1086405517513">
                <text:p>4.1086405517513</text:p>
              </table:table-cell>
              <table:table-cell office:value-type="float" office:value="3.83128713784746">
                <text:p>3.83128713784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5129615896893">
                <text:p>2.95129615896893</text:p>
              </table:table-cell>
              <table:table-cell office:value-type="float" office:value="3.37984785868959">
                <text:p>3.37984785868959</text:p>
              </table:table-cell>
              <table:table-cell office:value-type="float" office:value="4.08326647773948">
                <text:p>4.08326647773948</text:p>
              </table:table-cell>
              <table:table-cell office:value-type="float" office:value="3.80726735123034">
                <text:p>3.80726735123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2937833311156">
                <text:p>2.92937833311156</text:p>
              </table:table-cell>
              <table:table-cell office:value-type="float" office:value="3.35498087361043">
                <text:p>3.35498087361043</text:p>
              </table:table-cell>
              <table:table-cell office:value-type="float" office:value="4.05408608616341">
                <text:p>4.05408608616341</text:p>
              </table:table-cell>
              <table:table-cell office:value-type="float" office:value="3.78205472150265">
                <text:p>3.78205472150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0783340187908">
                <text:p>2.90783340187908</text:p>
              </table:table-cell>
              <table:table-cell office:value-type="float" office:value="3.3307221691065">
                <text:p>3.3307221691065</text:p>
              </table:table-cell>
              <table:table-cell office:value-type="float" office:value="4.02781565775233">
                <text:p>4.02781565775233</text:p>
              </table:table-cell>
              <table:table-cell office:value-type="float" office:value="3.76060147868448">
                <text:p>3.76060147868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8657868767894">
                <text:p>2.88657868767894</text:p>
              </table:table-cell>
              <table:table-cell office:value-type="float" office:value="3.30676099173462">
                <text:p>3.30676099173462</text:p>
              </table:table-cell>
              <table:table-cell office:value-type="float" office:value="4.00296797129069">
                <text:p>4.00296797129069</text:p>
              </table:table-cell>
              <table:table-cell office:value-type="float" office:value="3.74160694778616">
                <text:p>3.741606947786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6551082356492">
                <text:p>2.86551082356492</text:p>
              </table:table-cell>
              <table:table-cell office:value-type="float" office:value="3.28315152005383">
                <text:p>3.28315152005383</text:p>
              </table:table-cell>
              <table:table-cell office:value-type="float" office:value="3.97555457857768">
                <text:p>3.97555457857768</text:p>
              </table:table-cell>
              <table:table-cell office:value-type="float" office:value="3.71589881478778">
                <text:p>3.715898814787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4475283424186">
                <text:p>2.84475283424186</text:p>
              </table:table-cell>
              <table:table-cell office:value-type="float" office:value="3.25995990088998">
                <text:p>3.25995990088998</text:p>
              </table:table-cell>
              <table:table-cell office:value-type="float" office:value="3.95481424983269">
                <text:p>3.95481424983269</text:p>
              </table:table-cell>
              <table:table-cell office:value-type="float" office:value="3.69133605774841">
                <text:p>3.691336057748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2434438090224">
                <text:p>2.82434438090224</text:p>
              </table:table-cell>
              <table:table-cell office:value-type="float" office:value="3.23673866330897">
                <text:p>3.23673866330897</text:p>
              </table:table-cell>
              <table:table-cell office:value-type="float" office:value="3.93757012444154">
                <text:p>3.93757012444154</text:p>
              </table:table-cell>
              <table:table-cell office:value-type="float" office:value="3.68258060734839">
                <text:p>3.682580607348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0421258124576">
                <text:p>2.80421258124576</text:p>
              </table:table-cell>
              <table:table-cell office:value-type="float" office:value="3.21414088717941">
                <text:p>3.21414088717941</text:p>
              </table:table-cell>
              <table:table-cell office:value-type="float" office:value="3.91097095389506">
                <text:p>3.91097095389506</text:p>
              </table:table-cell>
              <table:table-cell office:value-type="float" office:value="3.66244311388574">
                <text:p>3.66244311388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438574779191">
                <text:p>2.78438574779191</text:p>
              </table:table-cell>
              <table:table-cell office:value-type="float" office:value="3.19164717626095">
                <text:p>3.19164717626095</text:p>
              </table:table-cell>
              <table:table-cell office:value-type="float" office:value="3.88849181514956">
                <text:p>3.88849181514956</text:p>
              </table:table-cell>
              <table:table-cell office:value-type="float" office:value="3.63776791510277">
                <text:p>3.637767915102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6484598565113">
                <text:p>2.76484598565113</text:p>
              </table:table-cell>
              <table:table-cell office:value-type="float" office:value="3.16953248667393">
                <text:p>3.16953248667393</text:p>
              </table:table-cell>
              <table:table-cell office:value-type="float" office:value="3.86280534267491">
                <text:p>3.86280534267491</text:p>
              </table:table-cell>
              <table:table-cell office:value-type="float" office:value="3.61798531685977">
                <text:p>3.61798531685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4560543765132">
                <text:p>2.74560543765132</text:p>
              </table:table-cell>
              <table:table-cell office:value-type="float" office:value="3.14777643783784">
                <text:p>3.14777643783784</text:p>
              </table:table-cell>
              <table:table-cell office:value-type="float" office:value="3.839731065282">
                <text:p>3.839731065282</text:p>
              </table:table-cell>
              <table:table-cell office:value-type="float" office:value="3.59872304689183">
                <text:p>3.59872304689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2660039207626">
                <text:p>2.72660039207626</text:p>
              </table:table-cell>
              <table:table-cell office:value-type="float" office:value="3.12623574560099">
                <text:p>3.12623574560099</text:p>
              </table:table-cell>
              <table:table-cell office:value-type="float" office:value="3.81525756831376">
                <text:p>3.81525756831376</text:p>
              </table:table-cell>
              <table:table-cell office:value-type="float" office:value="3.58915012156008">
                <text:p>3.58915012156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078385103771">
                <text:p>2.7078385103771</text:p>
              </table:table-cell>
              <table:table-cell office:value-type="float" office:value="3.10473132954918">
                <text:p>3.10473132954918</text:p>
              </table:table-cell>
              <table:table-cell office:value-type="float" office:value="3.79121502018205">
                <text:p>3.79121502018205</text:p>
              </table:table-cell>
              <table:table-cell office:value-type="float" office:value="3.56631932468997">
                <text:p>3.566319324689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8938590711286">
                <text:p>2.68938590711286</text:p>
              </table:table-cell>
              <table:table-cell office:value-type="float" office:value="3.08376801587849">
                <text:p>3.08376801587849</text:p>
              </table:table-cell>
              <table:table-cell office:value-type="float" office:value="3.76944284434451">
                <text:p>3.76944284434451</text:p>
              </table:table-cell>
              <table:table-cell office:value-type="float" office:value="3.54960187798957">
                <text:p>3.54960187798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67112140534587">
                <text:p>2.67112140534587</text:p>
              </table:table-cell>
              <table:table-cell office:value-type="float" office:value="3.06325200502259">
                <text:p>3.06325200502259</text:p>
              </table:table-cell>
              <table:table-cell office:value-type="float" office:value="3.75801374727406">
                <text:p>3.75801374727406</text:p>
              </table:table-cell>
              <table:table-cell office:value-type="float" office:value="3.5293745561901">
                <text:p>3.5293745561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5307370663203">
                <text:p>2.65307370663203</text:p>
              </table:table-cell>
              <table:table-cell office:value-type="float" office:value="3.04281713592405">
                <text:p>3.04281713592405</text:p>
              </table:table-cell>
              <table:table-cell office:value-type="float" office:value="3.73925406116921">
                <text:p>3.73925406116921</text:p>
              </table:table-cell>
              <table:table-cell office:value-type="float" office:value="3.50659220283424">
                <text:p>3.506592202834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3536360758108">
                <text:p>2.63536360758108</text:p>
              </table:table-cell>
              <table:table-cell office:value-type="float" office:value="3.03513379705003">
                <text:p>3.03513379705003</text:p>
              </table:table-cell>
              <table:table-cell office:value-type="float" office:value="3.71793166599326">
                <text:p>3.71793166599326</text:p>
              </table:table-cell>
              <table:table-cell office:value-type="float" office:value="3.48489219824854">
                <text:p>3.48489219824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179049864261">
                <text:p>2.6179049864261</text:p>
              </table:table-cell>
              <table:table-cell office:value-type="float" office:value="3.01543642536199">
                <text:p>3.01543642536199</text:p>
              </table:table-cell>
              <table:table-cell office:value-type="float" office:value="3.69606382713597">
                <text:p>3.69606382713597</text:p>
              </table:table-cell>
              <table:table-cell office:value-type="float" office:value="3.47686709166793">
                <text:p>3.476867091667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60071623532507">
                <text:p>2.60071623532507</text:p>
              </table:table-cell>
              <table:table-cell office:value-type="float" office:value="3.00678083342925">
                <text:p>3.00678083342925</text:p>
              </table:table-cell>
              <table:table-cell office:value-type="float" office:value="3.6772439510127">
                <text:p>3.6772439510127</text:p>
              </table:table-cell>
              <table:table-cell office:value-type="float" office:value="3.45600110786463">
                <text:p>3.45600110786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8365944831747">
                <text:p>2.58365944831747</text:p>
              </table:table-cell>
              <table:table-cell office:value-type="float" office:value="2.98766341102888">
                <text:p>2.98766341102888</text:p>
              </table:table-cell>
              <table:table-cell office:value-type="float" office:value="3.65894824543078">
                <text:p>3.65894824543078</text:p>
              </table:table-cell>
              <table:table-cell office:value-type="float" office:value="3.43851607521133">
                <text:p>3.43851607521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6681373136555">
                <text:p>2.56681373136555</text:p>
              </table:table-cell>
              <table:table-cell office:value-type="float" office:value="2.96862694276294">
                <text:p>2.96862694276294</text:p>
              </table:table-cell>
              <table:table-cell office:value-type="float" office:value="3.63623308636404">
                <text:p>3.63623308636404</text:p>
              </table:table-cell>
              <table:table-cell office:value-type="float" office:value="3.41862961250116">
                <text:p>3.41862961250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5025018623982">
                <text:p>2.55025018623982</text:p>
              </table:table-cell>
              <table:table-cell office:value-type="float" office:value="2.94983442658654">
                <text:p>2.94983442658654</text:p>
              </table:table-cell>
              <table:table-cell office:value-type="float" office:value="3.61556509058149">
                <text:p>3.61556509058149</text:p>
              </table:table-cell>
              <table:table-cell office:value-type="float" office:value="3.40660449627645">
                <text:p>3.406604496276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3379430064076">
                <text:p>2.53379430064076</text:p>
              </table:table-cell>
              <table:table-cell office:value-type="float" office:value="2.93134449133919">
                <text:p>2.93134449133919</text:p>
              </table:table-cell>
              <table:table-cell office:value-type="float" office:value="3.60024671510668">
                <text:p>3.60024671510668</text:p>
              </table:table-cell>
              <table:table-cell office:value-type="float" office:value="3.38774245640822">
                <text:p>3.387742456408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2822075871299">
                <text:p>2.52822075871299</text:p>
              </table:table-cell>
              <table:table-cell office:value-type="float" office:value="2.91312236678365">
                <text:p>2.91312236678365</text:p>
              </table:table-cell>
              <table:table-cell office:value-type="float" office:value="3.58014967585788">
                <text:p>3.58014967585788</text:p>
              </table:table-cell>
              <table:table-cell office:value-type="float" office:value="3.37162856879557">
                <text:p>3.371628568795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1221506662395">
                <text:p>2.51221506662395</text:p>
              </table:table-cell>
              <table:table-cell office:value-type="float" office:value="2.89500351157202">
                <text:p>2.89500351157202</text:p>
              </table:table-cell>
              <table:table-cell office:value-type="float" office:value="3.55982314661059">
                <text:p>3.55982314661059</text:p>
              </table:table-cell>
              <table:table-cell office:value-type="float" office:value="3.35136948114056">
                <text:p>3.35136948114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9650410909995">
                <text:p>2.49650410909995</text:p>
              </table:table-cell>
              <table:table-cell office:value-type="float" office:value="2.87722243533526">
                <text:p>2.87722243533526</text:p>
              </table:table-cell>
              <table:table-cell office:value-type="float" office:value="3.53922629317277">
                <text:p>3.53922629317277</text:p>
              </table:table-cell>
              <table:table-cell office:value-type="float" office:value="3.33380173319381">
                <text:p>3.33380173319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8085155300326">
                <text:p>2.48085155300326</text:p>
              </table:table-cell>
              <table:table-cell office:value-type="float" office:value="2.85966643601289">
                <text:p>2.85966643601289</text:p>
              </table:table-cell>
              <table:table-cell office:value-type="float" office:value="3.52167927140701">
                <text:p>3.52167927140701</text:p>
              </table:table-cell>
              <table:table-cell office:value-type="float" office:value="3.31388933344992">
                <text:p>3.31388933344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541212675129">
                <text:p>2.46541212675129</text:p>
              </table:table-cell>
              <table:table-cell office:value-type="float" office:value="2.84226688942941">
                <text:p>2.84226688942941</text:p>
              </table:table-cell>
              <table:table-cell office:value-type="float" office:value="3.50055109236015">
                <text:p>3.50055109236015</text:p>
              </table:table-cell>
              <table:table-cell office:value-type="float" office:value="3.29944440197075">
                <text:p>3.29944440197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5011959413745">
                <text:p>2.45011959413745</text:p>
              </table:table-cell>
              <table:table-cell office:value-type="float" office:value="2.82525047924638">
                <text:p>2.82525047924638</text:p>
              </table:table-cell>
              <table:table-cell office:value-type="float" office:value="3.47947919682757">
                <text:p>3.47947919682757</text:p>
              </table:table-cell>
              <table:table-cell office:value-type="float" office:value="3.28763448938245">
                <text:p>3.28763448938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3503963426594">
                <text:p>2.43503963426594</text:p>
              </table:table-cell>
              <table:table-cell office:value-type="float" office:value="2.80825132029397">
                <text:p>2.80825132029397</text:p>
              </table:table-cell>
              <table:table-cell office:value-type="float" office:value="3.46583020892732">
                <text:p>3.46583020892732</text:p>
              </table:table-cell>
              <table:table-cell office:value-type="float" office:value="3.27149422728372">
                <text:p>3.271494227283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42022563268122">
                <text:p>2.42022563268122</text:p>
              </table:table-cell>
              <table:table-cell office:value-type="float" office:value="2.79155301261399">
                <text:p>2.79155301261399</text:p>
              </table:table-cell>
              <table:table-cell office:value-type="float" office:value="3.44529525612483">
                <text:p>3.44529525612483</text:p>
              </table:table-cell>
              <table:table-cell office:value-type="float" office:value="3.25278198300056">
                <text:p>3.252781983000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40549259112244">
                <text:p>2.40549259112244</text:p>
              </table:table-cell>
              <table:table-cell office:value-type="float" office:value="2.77501740630502">
                <text:p>2.77501740630502</text:p>
              </table:table-cell>
              <table:table-cell office:value-type="float" office:value="3.42611067562043">
                <text:p>3.42611067562043</text:p>
              </table:table-cell>
              <table:table-cell office:value-type="float" office:value="3.23406141978711">
                <text:p>3.23406141978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39102719057493">
                <text:p>2.39102719057493</text:p>
              </table:table-cell>
              <table:table-cell office:value-type="float" office:value="2.75868516438008">
                <text:p>2.75868516438008</text:p>
              </table:table-cell>
              <table:table-cell office:value-type="float" office:value="3.40612404970473">
                <text:p>3.40612404970473</text:p>
              </table:table-cell>
              <table:table-cell office:value-type="float" office:value="3.21570007823769">
                <text:p>3.215700078237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37665017454281">
                <text:p>2.37665017454281</text:p>
              </table:table-cell>
              <table:table-cell office:value-type="float" office:value="2.74256446963755">
                <text:p>2.74256446963755</text:p>
              </table:table-cell>
              <table:table-cell office:value-type="float" office:value="3.38713529262447">
                <text:p>3.38713529262447</text:p>
              </table:table-cell>
              <table:table-cell office:value-type="float" office:value="3.20714451773308">
                <text:p>3.20714451773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6254857295625">
                <text:p>2.36254857295625</text:p>
              </table:table-cell>
              <table:table-cell office:value-type="float" office:value="2.72672863956163">
                <text:p>2.72672863956163</text:p>
              </table:table-cell>
              <table:table-cell office:value-type="float" office:value="3.36847007343211">
                <text:p>3.36847007343211</text:p>
              </table:table-cell>
              <table:table-cell office:value-type="float" office:value="3.18923234513997">
                <text:p>3.18923234513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5694119420958">
                <text:p>2.35694119420958</text:p>
              </table:table-cell>
              <table:table-cell office:value-type="float" office:value="2.71112711088343">
                <text:p>2.71112711088343</text:p>
              </table:table-cell>
              <table:table-cell office:value-type="float" office:value="3.35110797333368">
                <text:p>3.35110797333368</text:p>
              </table:table-cell>
              <table:table-cell office:value-type="float" office:value="3.17236303494531">
                <text:p>3.172363034945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34316269112964">
                <text:p>2.34316269112964</text:p>
              </table:table-cell>
              <table:table-cell office:value-type="float" office:value="2.69978350603043">
                <text:p>2.69978350603043</text:p>
              </table:table-cell>
              <table:table-cell office:value-type="float" office:value="3.33720102174416">
                <text:p>3.33720102174416</text:p>
              </table:table-cell>
              <table:table-cell office:value-type="float" office:value="3.15510417002798">
                <text:p>3.15510417002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32943500243488">
                <text:p>2.32943500243488</text:p>
              </table:table-cell>
              <table:table-cell office:value-type="float" office:value="2.68441024879218">
                <text:p>2.68441024879218</text:p>
              </table:table-cell>
              <table:table-cell office:value-type="float" office:value="3.32364179619279">
                <text:p>3.32364179619279</text:p>
              </table:table-cell>
              <table:table-cell office:value-type="float" office:value="3.13770636885437">
                <text:p>3.13770636885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32190879720321">
                <text:p>2.32190879720321</text:p>
              </table:table-cell>
              <table:table-cell office:value-type="float" office:value="2.66922187199113">
                <text:p>2.66922187199113</text:p>
              </table:table-cell>
              <table:table-cell office:value-type="float" office:value="3.30708345136011">
                <text:p>3.30708345136011</text:p>
              </table:table-cell>
              <table:table-cell office:value-type="float" office:value="3.12518883270633">
                <text:p>3.12518883270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3084341728898">
                <text:p>2.3084341728898</text:p>
              </table:table-cell>
              <table:table-cell office:value-type="float" office:value="2.65427142537149">
                <text:p>2.65427142537149</text:p>
              </table:table-cell>
              <table:table-cell office:value-type="float" office:value="3.28992393188122">
                <text:p>3.28992393188122</text:p>
              </table:table-cell>
              <table:table-cell office:value-type="float" office:value="3.10781307286934">
                <text:p>3.107813072869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9515319964316">
                <text:p>2.29515319964316</text:p>
              </table:table-cell>
              <table:table-cell office:value-type="float" office:value="2.63946426018252">
                <text:p>2.63946426018252</text:p>
              </table:table-cell>
              <table:table-cell office:value-type="float" office:value="3.27639603394368">
                <text:p>3.27639603394368</text:p>
              </table:table-cell>
              <table:table-cell office:value-type="float" office:value="3.09213039507906">
                <text:p>3.09213039507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8209540261429">
                <text:p>2.28209540261429</text:p>
              </table:table-cell>
              <table:table-cell office:value-type="float" office:value="2.62481318168124">
                <text:p>2.62481318168124</text:p>
              </table:table-cell>
              <table:table-cell office:value-type="float" office:value="3.25866187339517">
                <text:p>3.25866187339517</text:p>
              </table:table-cell>
              <table:table-cell office:value-type="float" office:value="3.0764668960012">
                <text:p>3.0764668960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6911617474686">
                <text:p>2.26911617474686</text:p>
              </table:table-cell>
              <table:table-cell office:value-type="float" office:value="2.61034111557207">
                <text:p>2.61034111557207</text:p>
              </table:table-cell>
              <table:table-cell office:value-type="float" office:value="3.24134448554616">
                <text:p>3.24134448554616</text:p>
              </table:table-cell>
              <table:table-cell office:value-type="float" office:value="3.05920632822112">
                <text:p>3.05920632822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5630671961097">
                <text:p>2.25630671961097</text:p>
              </table:table-cell>
              <table:table-cell office:value-type="float" office:value="2.59605821352322">
                <text:p>2.59605821352322</text:p>
              </table:table-cell>
              <table:table-cell office:value-type="float" office:value="3.23485550925704">
                <text:p>3.23485550925704</text:p>
              </table:table-cell>
              <table:table-cell office:value-type="float" office:value="3.0438694036924">
                <text:p>3.0438694036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4367046698423">
                <text:p>2.24367046698423</text:p>
              </table:table-cell>
              <table:table-cell office:value-type="float" office:value="2.58193761717947">
                <text:p>2.58193761717947</text:p>
              </table:table-cell>
              <table:table-cell office:value-type="float" office:value="3.218964205944">
                <text:p>3.218964205944</text:p>
              </table:table-cell>
              <table:table-cell office:value-type="float" office:value="3.02964112161517">
                <text:p>3.02964112161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3108426031685">
                <text:p>2.23108426031685</text:p>
              </table:table-cell>
              <table:table-cell office:value-type="float" office:value="2.56781705870539">
                <text:p>2.56781705870539</text:p>
              </table:table-cell>
              <table:table-cell office:value-type="float" office:value="3.20166456520367">
                <text:p>3.20166456520367</text:p>
              </table:table-cell>
              <table:table-cell office:value-type="float" office:value="3.0136064246644">
                <text:p>3.0136064246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1871731538866">
                <text:p>2.21871731538866</text:p>
              </table:table-cell>
              <table:table-cell office:value-type="float" office:value="2.55383574530762">
                <text:p>2.55383574530762</text:p>
              </table:table-cell>
              <table:table-cell office:value-type="float" office:value="3.1850502627505">
                <text:p>3.1850502627505</text:p>
              </table:table-cell>
              <table:table-cell office:value-type="float" office:value="2.99760501306088">
                <text:p>2.99760501306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0661771924739">
                <text:p>2.20661771924739</text:p>
              </table:table-cell>
              <table:table-cell office:value-type="float" office:value="2.54012596579389">
                <text:p>2.54012596579389</text:p>
              </table:table-cell>
              <table:table-cell office:value-type="float" office:value="3.17737604741596">
                <text:p>3.17737604741596</text:p>
              </table:table-cell>
              <table:table-cell office:value-type="float" office:value="2.98371291027308">
                <text:p>2.98371291027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9447594592648">
                <text:p>2.19447594592648</text:p>
              </table:table-cell>
              <table:table-cell office:value-type="float" office:value="2.52635266628799">
                <text:p>2.52635266628799</text:p>
              </table:table-cell>
              <table:table-cell office:value-type="float" office:value="3.16600787849844">
                <text:p>3.16600787849844</text:p>
              </table:table-cell>
              <table:table-cell office:value-type="float" office:value="2.97236173353408">
                <text:p>2.97236173353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8251332129138">
                <text:p>2.18251332129138</text:p>
              </table:table-cell>
              <table:table-cell office:value-type="float" office:value="2.512703590839">
                <text:p>2.512703590839</text:p>
              </table:table-cell>
              <table:table-cell office:value-type="float" office:value="3.14995586647769">
                <text:p>3.14995586647769</text:p>
              </table:table-cell>
              <table:table-cell office:value-type="float" office:value="2.95684527552688">
                <text:p>2.956845275526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7066029974124">
                <text:p>2.17066029974124</text:p>
              </table:table-cell>
              <table:table-cell office:value-type="float" office:value="2.49920450523011">
                <text:p>2.49920450523011</text:p>
              </table:table-cell>
              <table:table-cell office:value-type="float" office:value="3.13899792654699">
                <text:p>3.13899792654699</text:p>
              </table:table-cell>
              <table:table-cell office:value-type="float" office:value="2.94248118770098">
                <text:p>2.94248118770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5890332793046">
                <text:p>2.15890332793046</text:p>
              </table:table-cell>
              <table:table-cell office:value-type="float" office:value="2.48586575165058">
                <text:p>2.48586575165058</text:p>
              </table:table-cell>
              <table:table-cell office:value-type="float" office:value="3.12645042753625">
                <text:p>3.12645042753625</text:p>
              </table:table-cell>
              <table:table-cell office:value-type="float" office:value="2.94024683469818">
                <text:p>2.94024683469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473034272435">
                <text:p>2.1473034272435</text:p>
              </table:table-cell>
              <table:table-cell office:value-type="float" office:value="2.4726963378361">
                <text:p>2.4726963378361</text:p>
              </table:table-cell>
              <table:table-cell office:value-type="float" office:value="3.11253181109498">
                <text:p>3.11253181109498</text:p>
              </table:table-cell>
              <table:table-cell office:value-type="float" office:value="2.92523707331756">
                <text:p>2.9252370733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3581424680466">
                <text:p>2.13581424680466</text:p>
              </table:table-cell>
              <table:table-cell office:value-type="float" office:value="2.45973428828862">
                <text:p>2.45973428828862</text:p>
              </table:table-cell>
              <table:table-cell office:value-type="float" office:value="3.09740286907633">
                <text:p>3.09740286907633</text:p>
              </table:table-cell>
              <table:table-cell office:value-type="float" office:value="2.9103647298703">
                <text:p>2.9103647298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2448499714857">
                <text:p>2.12448499714857</text:p>
              </table:table-cell>
              <table:table-cell office:value-type="float" office:value="2.44701836654733">
                <text:p>2.44701836654733</text:p>
              </table:table-cell>
              <table:table-cell office:value-type="float" office:value="3.08249987106057">
                <text:p>3.08249987106057</text:p>
              </table:table-cell>
              <table:table-cell office:value-type="float" office:value="2.89592013654105">
                <text:p>2.89592013654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1325302804332">
                <text:p>2.11325302804332</text:p>
              </table:table-cell>
              <table:table-cell office:value-type="float" office:value="2.43434078725342">
                <text:p>2.43434078725342</text:p>
              </table:table-cell>
              <table:table-cell office:value-type="float" office:value="3.06811996700748">
                <text:p>3.06811996700748</text:p>
              </table:table-cell>
              <table:table-cell office:value-type="float" office:value="2.88165502462797">
                <text:p>2.881655024627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0217350183785">
                <text:p>2.10217350183785</text:p>
              </table:table-cell>
              <table:table-cell office:value-type="float" office:value="2.42182192287868">
                <text:p>2.42182192287868</text:p>
              </table:table-cell>
              <table:table-cell office:value-type="float" office:value="3.05423649190852">
                <text:p>3.05423649190852</text:p>
              </table:table-cell>
              <table:table-cell office:value-type="float" office:value="2.86763005813734">
                <text:p>2.86763005813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09112919683834">
                <text:p>2.09112919683834</text:p>
              </table:table-cell>
              <table:table-cell office:value-type="float" office:value="2.40947776205053">
                <text:p>2.40947776205053</text:p>
              </table:table-cell>
              <table:table-cell office:value-type="float" office:value="3.04191613158335">
                <text:p>3.04191613158335</text:p>
              </table:table-cell>
              <table:table-cell office:value-type="float" office:value="2.8570762704542">
                <text:p>2.8570762704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08022319289045">
                <text:p>2.08022319289045</text:p>
              </table:table-cell>
              <table:table-cell office:value-type="float" office:value="2.40075876209546">
                <text:p>2.40075876209546</text:p>
              </table:table-cell>
              <table:table-cell office:value-type="float" office:value="3.02724700030941">
                <text:p>3.02724700030941</text:p>
              </table:table-cell>
              <table:table-cell office:value-type="float" office:value="2.84411384927622">
                <text:p>2.844113849276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06950344169066">
                <text:p>2.06950344169066</text:p>
              </table:table-cell>
              <table:table-cell office:value-type="float" office:value="2.38856703399712">
                <text:p>2.38856703399712</text:p>
              </table:table-cell>
              <table:table-cell office:value-type="float" office:value="3.0127995534198">
                <text:p>3.0127995534198</text:p>
              </table:table-cell>
              <table:table-cell office:value-type="float" office:value="2.83024315463176">
                <text:p>2.83024315463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5883577739326">
                <text:p>2.05883577739326</text:p>
              </table:table-cell>
              <table:table-cell office:value-type="float" office:value="2.37645327709061">
                <text:p>2.37645327709061</text:p>
              </table:table-cell>
              <table:table-cell office:value-type="float" office:value="2.99933807523253">
                <text:p>2.99933807523253</text:p>
              </table:table-cell>
              <table:table-cell office:value-type="float" office:value="2.81829960621028">
                <text:p>2.818299606210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4827907409936">
                <text:p>2.04827907409936</text:p>
              </table:table-cell>
              <table:table-cell office:value-type="float" office:value="2.36438667600465">
                <text:p>2.36438667600465</text:p>
              </table:table-cell>
              <table:table-cell office:value-type="float" office:value="2.9847777420146">
                <text:p>2.9847777420146</text:p>
              </table:table-cell>
              <table:table-cell office:value-type="float" office:value="2.80817392588245">
                <text:p>2.808173925882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788220453965">
                <text:p>2.03788220453965</text:p>
              </table:table-cell>
              <table:table-cell office:value-type="float" office:value="2.3525018758889">
                <text:p>2.3525018758889</text:p>
              </table:table-cell>
              <table:table-cell office:value-type="float" office:value="2.97041063583915">
                <text:p>2.97041063583915</text:p>
              </table:table-cell>
              <table:table-cell office:value-type="float" office:value="2.79552405820431">
                <text:p>2.795524058204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2754937384541">
                <text:p>2.02754937384541</text:p>
              </table:table-cell>
              <table:table-cell office:value-type="float" office:value="2.3407878531557">
                <text:p>2.3407878531557</text:p>
              </table:table-cell>
              <table:table-cell office:value-type="float" office:value="2.95668942292188">
                <text:p>2.95668942292188</text:p>
              </table:table-cell>
              <table:table-cell office:value-type="float" office:value="2.78362501422883">
                <text:p>2.783625014228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1733681107695">
                <text:p>2.01733681107695</text:p>
              </table:table-cell>
              <table:table-cell office:value-type="float" office:value="2.32908409370423">
                <text:p>2.32908409370423</text:p>
              </table:table-cell>
              <table:table-cell office:value-type="float" office:value="2.94368782073626">
                <text:p>2.94368782073626</text:p>
              </table:table-cell>
              <table:table-cell office:value-type="float" office:value="2.77224702529796">
                <text:p>2.7722470252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0722786377062">
                <text:p>2.00722786377062</text:p>
              </table:table-cell>
              <table:table-cell office:value-type="float" office:value="2.31747935430725">
                <text:p>2.31747935430725</text:p>
              </table:table-cell>
              <table:table-cell office:value-type="float" office:value="2.93207309232983">
                <text:p>2.93207309232983</text:p>
              </table:table-cell>
              <table:table-cell office:value-type="float" office:value="2.75915407101429">
                <text:p>2.75915407101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9720023596791">
                <text:p>1.99720023596791</text:p>
              </table:table-cell>
              <table:table-cell office:value-type="float" office:value="2.30596412807595">
                <text:p>2.30596412807595</text:p>
              </table:table-cell>
              <table:table-cell office:value-type="float" office:value="2.92086928792645">
                <text:p>2.92086928792645</text:p>
              </table:table-cell>
              <table:table-cell office:value-type="float" office:value="2.74757810488776">
                <text:p>2.74757810488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727189079777">
                <text:p>1.98727189079777</text:p>
              </table:table-cell>
              <table:table-cell office:value-type="float" office:value="2.29457622296946">
                <text:p>2.29457622296946</text:p>
              </table:table-cell>
              <table:table-cell office:value-type="float" office:value="2.90752061332715">
                <text:p>2.90752061332715</text:p>
              </table:table-cell>
              <table:table-cell office:value-type="float" office:value="2.73592605972748">
                <text:p>2.735926059727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7747405896525">
                <text:p>1.97747405896525</text:p>
              </table:table-cell>
              <table:table-cell office:value-type="float" office:value="2.28330292003086">
                <text:p>2.28330292003086</text:p>
              </table:table-cell>
              <table:table-cell office:value-type="float" office:value="2.89765865378969">
                <text:p>2.89765865378969</text:p>
              </table:table-cell>
              <table:table-cell office:value-type="float" office:value="2.72345405601495">
                <text:p>2.72345405601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